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USmonthlyretur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P_Price</text:p>
          </table:table-cell>
          <table:table-cell office:value-type="string" calcext:value-type="string">
            <text:p>SP_Divi</text:p>
          </table:table-cell>
          <table:table-cell office:value-type="string" calcext:value-type="string">
            <text:p>SP_Yield</text:p>
          </table:table-cell>
          <table:table-cell office:value-type="string" calcext:value-type="string">
            <text:p>SP_TR</text:p>
          </table:table-cell>
          <table:table-cell office:value-type="string" calcext:value-type="string">
            <text:p>SP_TR_Index</text:p>
          </table:table-cell>
          <table:table-cell office:value-type="string" calcext:value-type="string">
            <text:p>Bond_Yield</text:p>
          </table:table-cell>
          <table:table-cell office:value-type="string" calcext:value-type="string">
            <text:p>Bond_px_chg</text:p>
          </table:table-cell>
          <table:table-cell office:value-type="string" calcext:value-type="string">
            <text:p>Bond_Price_index</text:p>
          </table:table-cell>
          <table:table-cell office:value-type="string" calcext:value-type="string">
            <text:p>Bond_TR</text:p>
          </table:table-cell>
          <table:table-cell office:value-type="string" calcext:value-type="string">
            <text:p>Bond_TR_Index</text:p>
          </table:table-cell>
        </table:table-row>
        <table:table-row table:style-name="ro1">
          <table:table-cell office:value-type="string" calcext:value-type="string">
            <text:p>01/01/1871</text:p>
          </table:table-cell>
          <table:table-cell office:value-type="float" office:value="4.44" calcext:value-type="float">
            <text:p>4.44</text:p>
          </table:table-cell>
          <table:table-cell office:value-type="float" office:value="0.26" calcext:value-type="float">
            <text:p>0.26</text:p>
          </table:table-cell>
          <table:table-cell office:value-type="float" office:value="5.8558558559" calcext:value-type="float">
            <text:p>5.8558558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/02/1871</text:p>
          </table:table-cell>
          <table:table-cell office:value-type="float" office:value="4.5" calcext:value-type="float">
            <text:p>4.5</text:p>
          </table:table-cell>
          <table:table-cell office:value-type="float" office:value="0.26" calcext:value-type="float">
            <text:p>0.26</text:p>
          </table:table-cell>
          <table:table-cell office:value-type="float" office:value="5.7777777778" calcext:value-type="float">
            <text:p>5.7777777778</text:p>
          </table:table-cell>
          <table:table-cell office:value-type="float" office:value="0.0183933934" calcext:value-type="float">
            <text:p>0.0183933934</text:p>
          </table:table-cell>
          <table:table-cell office:value-type="float" office:value="1.0183933934" calcext:value-type="float">
            <text:p>1.0183933934</text:p>
          </table:table-cell>
          <table:table-cell office:value-type="float" office:value="5.32" calcext:value-type="float">
            <text:p>5.32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97166667" calcext:value-type="float">
            <text:p>0.9997166667</text:p>
          </table:table-cell>
          <table:table-cell office:value-type="float" office:value="0.0041527778" calcext:value-type="float">
            <text:p>0.0041527778</text:p>
          </table:table-cell>
          <table:table-cell office:value-type="float" office:value="1.0041527778" calcext:value-type="float">
            <text:p>1.0041527778</text:p>
          </table:table-cell>
        </table:table-row>
        <table:table-row table:style-name="ro1">
          <table:table-cell office:value-type="string" calcext:value-type="string">
            <text:p>01/03/1871</text:p>
          </table:table-cell>
          <table:table-cell office:value-type="float" office:value="4.61" calcext:value-type="float">
            <text:p>4.61</text:p>
          </table:table-cell>
          <table:table-cell office:value-type="float" office:value="0.26" calcext:value-type="float">
            <text:p>0.26</text:p>
          </table:table-cell>
          <table:table-cell office:value-type="float" office:value="5.6399132321" calcext:value-type="float">
            <text:p>5.6399132321</text:p>
          </table:table-cell>
          <table:table-cell office:value-type="float" office:value="0.0292592593" calcext:value-type="float">
            <text:p>0.0292592593</text:p>
          </table:table-cell>
          <table:table-cell office:value-type="float" office:value="1.0481908297" calcext:value-type="float">
            <text:p>1.0481908297</text:p>
          </table:table-cell>
          <table:table-cell office:value-type="float" office:value="5.33" calcext:value-type="float">
            <text:p>5.33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94334136" calcext:value-type="float">
            <text:p>0.9994334136</text:p>
          </table:table-cell>
          <table:table-cell office:value-type="float" office:value="0.0041555556" calcext:value-type="float">
            <text:p>0.0041555556</text:p>
          </table:table-cell>
          <table:table-cell office:value-type="float" office:value="1.0083255904" calcext:value-type="float">
            <text:p>1.0083255904</text:p>
          </table:table-cell>
        </table:table-row>
        <table:table-row table:style-name="ro1">
          <table:table-cell office:value-type="string" calcext:value-type="string">
            <text:p>01/04/1871</text:p>
          </table:table-cell>
          <table:table-cell office:value-type="float" office:value="4.74" calcext:value-type="float">
            <text:p>4.74</text:p>
          </table:table-cell>
          <table:table-cell office:value-type="float" office:value="0.26" calcext:value-type="float">
            <text:p>0.26</text:p>
          </table:table-cell>
          <table:table-cell office:value-type="float" office:value="5.4852320675" calcext:value-type="float">
            <text:p>5.4852320675</text:p>
          </table:table-cell>
          <table:table-cell office:value-type="float" office:value="0.0328994939" calcext:value-type="float">
            <text:p>0.0328994939</text:p>
          </table:table-cell>
          <table:table-cell office:value-type="float" office:value="1.0826757775" calcext:value-type="float">
            <text:p>1.0826757775</text:p>
          </table:table-cell>
          <table:table-cell office:value-type="float" office:value="5.33" calcext:value-type="float">
            <text:p>5.33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91502408" calcext:value-type="float">
            <text:p>0.9991502408</text:p>
          </table:table-cell>
          <table:table-cell office:value-type="float" office:value="0.0041583333" calcext:value-type="float">
            <text:p>0.0041583333</text:p>
          </table:table-cell>
          <table:table-cell office:value-type="float" office:value="1.0125185443" calcext:value-type="float">
            <text:p>1.0125185443</text:p>
          </table:table-cell>
        </table:table-row>
        <table:table-row table:style-name="ro1">
          <table:table-cell office:value-type="string" calcext:value-type="string">
            <text:p>01/05/1871</text:p>
          </table:table-cell>
          <table:table-cell office:value-type="float" office:value="4.86" calcext:value-type="float">
            <text:p>4.86</text:p>
          </table:table-cell>
          <table:table-cell office:value-type="float" office:value="0.26" calcext:value-type="float">
            <text:p>0.26</text:p>
          </table:table-cell>
          <table:table-cell office:value-type="float" office:value="5.3497942387" calcext:value-type="float">
            <text:p>5.3497942387</text:p>
          </table:table-cell>
          <table:table-cell office:value-type="float" office:value="0.0298874824" calcext:value-type="float">
            <text:p>0.0298874824</text:p>
          </table:table-cell>
          <table:table-cell office:value-type="float" office:value="1.1150342307" calcext:value-type="float">
            <text:p>1.1150342307</text:p>
          </table:table-cell>
          <table:table-cell office:value-type="float" office:value="5.33" calcext:value-type="float">
            <text:p>5.33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88671482" calcext:value-type="float">
            <text:p>0.9988671482</text:p>
          </table:table-cell>
          <table:table-cell office:value-type="float" office:value="0.0041611111" calcext:value-type="float">
            <text:p>0.0041611111</text:p>
          </table:table-cell>
          <table:table-cell office:value-type="float" office:value="1.0167317465" calcext:value-type="float">
            <text:p>1.0167317465</text:p>
          </table:table-cell>
        </table:table-row>
        <table:table-row table:style-name="ro1">
          <table:table-cell office:value-type="string" calcext:value-type="string">
            <text:p>01/06/1871</text:p>
          </table:table-cell>
          <table:table-cell office:value-type="float" office:value="4.82" calcext:value-type="float">
            <text:p>4.82</text:p>
          </table:table-cell>
          <table:table-cell office:value-type="float" office:value="0.26" calcext:value-type="float">
            <text:p>0.26</text:p>
          </table:table-cell>
          <table:table-cell office:value-type="float" office:value="5.3941908714" calcext:value-type="float">
            <text:p>5.3941908714</text:p>
          </table:table-cell>
          <table:table-cell office:value-type="float" office:value="-0.0037722908" calcext:value-type="float">
            <text:p>-0.0037722908</text:p>
          </table:table-cell>
          <table:table-cell office:value-type="float" office:value="1.1108279974" calcext:value-type="float">
            <text:p>1.1108279974</text:p>
          </table:table-cell>
          <table:table-cell office:value-type="float" office:value="5.34" calcext:value-type="float">
            <text:p>5.34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85841359" calcext:value-type="float">
            <text:p>0.9985841359</text:p>
          </table:table-cell>
          <table:table-cell office:value-type="float" office:value="0.0041638889" calcext:value-type="float">
            <text:p>0.0041638889</text:p>
          </table:table-cell>
          <table:table-cell office:value-type="float" office:value="1.0209653045" calcext:value-type="float">
            <text:p>1.0209653045</text:p>
          </table:table-cell>
        </table:table-row>
        <table:table-row table:style-name="ro1">
          <table:table-cell office:value-type="string" calcext:value-type="string">
            <text:p>01/07/1871</text:p>
          </table:table-cell>
          <table:table-cell office:value-type="float" office:value="4.73" calcext:value-type="float">
            <text:p>4.73</text:p>
          </table:table-cell>
          <table:table-cell office:value-type="float" office:value="0.26" calcext:value-type="float">
            <text:p>0.26</text:p>
          </table:table-cell>
          <table:table-cell office:value-type="float" office:value="5.4968287526" calcext:value-type="float">
            <text:p>5.4968287526</text:p>
          </table:table-cell>
          <table:table-cell office:value-type="float" office:value="-0.0141770401" calcext:value-type="float">
            <text:p>-0.0141770401</text:p>
          </table:table-cell>
          <table:table-cell office:value-type="float" office:value="1.0950797443" calcext:value-type="float">
            <text:p>1.0950797443</text:p>
          </table:table-cell>
          <table:table-cell office:value-type="float" office:value="5.34" calcext:value-type="float">
            <text:p>5.34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83012037" calcext:value-type="float">
            <text:p>0.9983012037</text:p>
          </table:table-cell>
          <table:table-cell office:value-type="float" office:value="0.0041666667" calcext:value-type="float">
            <text:p>0.0041666667</text:p>
          </table:table-cell>
          <table:table-cell office:value-type="float" office:value="1.0252193266" calcext:value-type="float">
            <text:p>1.0252193266</text:p>
          </table:table-cell>
        </table:table-row>
        <table:table-row table:style-name="ro1">
          <table:table-cell office:value-type="string" calcext:value-type="string">
            <text:p>01/08/1871</text:p>
          </table:table-cell>
          <table:table-cell office:value-type="float" office:value="4.79" calcext:value-type="float">
            <text:p>4.79</text:p>
          </table:table-cell>
          <table:table-cell office:value-type="float" office:value="0.26" calcext:value-type="float">
            <text:p>0.26</text:p>
          </table:table-cell>
          <table:table-cell office:value-type="float" office:value="5.4279749478" calcext:value-type="float">
            <text:p>5.4279749478</text:p>
          </table:table-cell>
          <table:table-cell office:value-type="float" office:value="0.0172656801" calcext:value-type="float">
            <text:p>0.0172656801</text:p>
          </table:table-cell>
          <table:table-cell office:value-type="float" office:value="1.1139870408" calcext:value-type="float">
            <text:p>1.1139870408</text:p>
          </table:table-cell>
          <table:table-cell office:value-type="float" office:value="5.34" calcext:value-type="float">
            <text:p>5.34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80183517" calcext:value-type="float">
            <text:p>0.9980183517</text:p>
          </table:table-cell>
          <table:table-cell office:value-type="float" office:value="0.0041694444" calcext:value-type="float">
            <text:p>0.0041694444</text:p>
          </table:table-cell>
          <table:table-cell office:value-type="float" office:value="1.0294939217" calcext:value-type="float">
            <text:p>1.0294939217</text:p>
          </table:table-cell>
        </table:table-row>
        <table:table-row table:style-name="ro1">
          <table:table-cell office:value-type="string" calcext:value-type="string">
            <text:p>01/09/1871</text:p>
          </table:table-cell>
          <table:table-cell office:value-type="float" office:value="4.84" calcext:value-type="float">
            <text:p>4.84</text:p>
          </table:table-cell>
          <table:table-cell office:value-type="float" office:value="0.26" calcext:value-type="float">
            <text:p>0.26</text:p>
          </table:table-cell>
          <table:table-cell office:value-type="float" office:value="5.3719008264" calcext:value-type="float">
            <text:p>5.3719008264</text:p>
          </table:table-cell>
          <table:table-cell office:value-type="float" office:value="0.0149617258" calcext:value-type="float">
            <text:p>0.0149617258</text:p>
          </table:table-cell>
          <table:table-cell office:value-type="float" office:value="1.1306542095" calcext:value-type="float">
            <text:p>1.1306542095</text:p>
          </table:table-cell>
          <table:table-cell office:value-type="float" office:value="5.35" calcext:value-type="float">
            <text:p>5.35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77355798" calcext:value-type="float">
            <text:p>0.9977355798</text:p>
          </table:table-cell>
          <table:table-cell office:value-type="float" office:value="0.0041722222" calcext:value-type="float">
            <text:p>0.0041722222</text:p>
          </table:table-cell>
          <table:table-cell office:value-type="float" office:value="1.0337891991" calcext:value-type="float">
            <text:p>1.0337891991</text:p>
          </table:table-cell>
        </table:table-row>
        <table:table-row table:style-name="ro1">
          <table:table-cell office:value-type="string" calcext:value-type="string">
            <text:p>01/10/1871</text:p>
          </table:table-cell>
          <table:table-cell office:value-type="float" office:value="4.59" calcext:value-type="float">
            <text:p>4.59</text:p>
          </table:table-cell>
          <table:table-cell office:value-type="float" office:value="0.26" calcext:value-type="float">
            <text:p>0.26</text:p>
          </table:table-cell>
          <table:table-cell office:value-type="float" office:value="5.6644880174" calcext:value-type="float">
            <text:p>5.6644880174</text:p>
          </table:table-cell>
          <table:table-cell office:value-type="float" office:value="-0.0471763085" calcext:value-type="float">
            <text:p>-0.0471763085</text:p>
          </table:table-cell>
          <table:table-cell office:value-type="float" office:value="1.0773141176" calcext:value-type="float">
            <text:p>1.0773141176</text:p>
          </table:table-cell>
          <table:table-cell office:value-type="float" office:value="5.35" calcext:value-type="float">
            <text:p>5.35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74528881" calcext:value-type="float">
            <text:p>0.9974528881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1.038105269" calcext:value-type="float">
            <text:p>1.038105269</text:p>
          </table:table-cell>
        </table:table-row>
        <table:table-row table:style-name="ro1">
          <table:table-cell office:value-type="string" calcext:value-type="string">
            <text:p>01/11/1871</text:p>
          </table:table-cell>
          <table:table-cell office:value-type="float" office:value="4.64" calcext:value-type="float">
            <text:p>4.64</text:p>
          </table:table-cell>
          <table:table-cell office:value-type="float" office:value="0.26" calcext:value-type="float">
            <text:p>0.26</text:p>
          </table:table-cell>
          <table:table-cell office:value-type="float" office:value="5.6034482759" calcext:value-type="float">
            <text:p>5.6034482759</text:p>
          </table:table-cell>
          <table:table-cell office:value-type="float" office:value="0.0156136529" calcext:value-type="float">
            <text:p>0.0156136529</text:p>
          </table:table-cell>
          <table:table-cell office:value-type="float" office:value="1.0941349263" calcext:value-type="float">
            <text:p>1.0941349263</text:p>
          </table:table-cell>
          <table:table-cell office:value-type="float" office:value="5.35" calcext:value-type="float">
            <text:p>5.35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71702764" calcext:value-type="float">
            <text:p>0.9971702764</text:p>
          </table:table-cell>
          <table:table-cell office:value-type="float" office:value="0.0041777778" calcext:value-type="float">
            <text:p>0.0041777778</text:p>
          </table:table-cell>
          <table:table-cell office:value-type="float" office:value="1.0424422421" calcext:value-type="float">
            <text:p>1.0424422421</text:p>
          </table:table-cell>
        </table:table-row>
        <table:table-row table:style-name="ro1">
          <table:table-cell office:value-type="string" calcext:value-type="string">
            <text:p>01/12/1871</text:p>
          </table:table-cell>
          <table:table-cell office:value-type="float" office:value="4.74" calcext:value-type="float">
            <text:p>4.74</text:p>
          </table:table-cell>
          <table:table-cell office:value-type="float" office:value="0.26" calcext:value-type="float">
            <text:p>0.26</text:p>
          </table:table-cell>
          <table:table-cell office:value-type="float" office:value="5.4852320675" calcext:value-type="float">
            <text:p>5.4852320675</text:p>
          </table:table-cell>
          <table:table-cell office:value-type="float" office:value="0.0262212644" calcext:value-type="float">
            <text:p>0.0262212644</text:p>
          </table:table-cell>
          <table:table-cell office:value-type="float" office:value="1.1228245274" calcext:value-type="float">
            <text:p>1.1228245274</text:p>
          </table:table-cell>
          <table:table-cell office:value-type="float" office:value="5.36" calcext:value-type="float">
            <text:p>5.36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68877449" calcext:value-type="float">
            <text:p>0.9968877449</text:p>
          </table:table-cell>
          <table:table-cell office:value-type="float" office:value="0.0041805556" calcext:value-type="float">
            <text:p>0.0041805556</text:p>
          </table:table-cell>
          <table:table-cell office:value-type="float" office:value="1.0468002298" calcext:value-type="float">
            <text:p>1.0468002298</text:p>
          </table:table-cell>
        </table:table-row>
        <table:table-row table:style-name="ro1">
          <table:table-cell office:value-type="string" calcext:value-type="string">
            <text:p>01/01/1872</text:p>
          </table:table-cell>
          <table:table-cell office:value-type="float" office:value="4.86" calcext:value-type="float">
            <text:p>4.86</text:p>
          </table:table-cell>
          <table:table-cell office:value-type="float" office:value="0.26" calcext:value-type="float">
            <text:p>0.26</text:p>
          </table:table-cell>
          <table:table-cell office:value-type="float" office:value="5.3497942387" calcext:value-type="float">
            <text:p>5.3497942387</text:p>
          </table:table-cell>
          <table:table-cell office:value-type="float" office:value="0.0299454993" calcext:value-type="float">
            <text:p>0.0299454993</text:p>
          </table:table-cell>
          <table:table-cell office:value-type="float" office:value="1.1564480685" calcext:value-type="float">
            <text:p>1.1564480685</text:p>
          </table:table-cell>
          <table:table-cell office:value-type="float" office:value="5.36" calcext:value-type="float">
            <text:p>5.36</text:p>
          </table:table-cell>
          <table:table-cell office:value-type="float" office:value="-0.0002833333" calcext:value-type="float">
            <text:p>-0.0002833333</text:p>
          </table:table-cell>
          <table:table-cell office:value-type="float" office:value="0.9966052933" calcext:value-type="float">
            <text:p>0.9966052933</text:p>
          </table:table-cell>
          <table:table-cell office:value-type="float" office:value="0.0041833333" calcext:value-type="float">
            <text:p>0.0041833333</text:p>
          </table:table-cell>
          <table:table-cell office:value-type="float" office:value="1.0511793441" calcext:value-type="float">
            <text:p>1.0511793441</text:p>
          </table:table-cell>
        </table:table-row>
        <table:table-row table:style-name="ro1">
          <table:table-cell office:value-type="string" calcext:value-type="string">
            <text:p>01/02/1872</text:p>
          </table:table-cell>
          <table:table-cell office:value-type="float" office:value="4.88" calcext:value-type="float">
            <text:p>4.88</text:p>
          </table:table-cell>
          <table:table-cell office:value-type="float" office:value="0.27" calcext:value-type="float">
            <text:p>0.27</text:p>
          </table:table-cell>
          <table:table-cell office:value-type="float" office:value="5.5327868852" calcext:value-type="float">
            <text:p>5.5327868852</text:p>
          </table:table-cell>
          <table:table-cell office:value-type="float" office:value="0.0086882716" calcext:value-type="float">
            <text:p>0.0086882716</text:p>
          </table:table-cell>
          <table:table-cell office:value-type="float" office:value="1.1664956035" calcext:value-type="float">
            <text:p>1.1664956035</text:p>
          </table:table-cell>
          <table:table-cell office:value-type="float" office:value="5.38" calcext:value-type="float">
            <text:p>5.38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950522501" calcext:value-type="float">
            <text:p>0.9950522501</text:p>
          </table:table-cell>
          <table:table-cell office:value-type="float" office:value="0.0029236111" calcext:value-type="float">
            <text:p>0.0029236111</text:p>
          </table:table-cell>
          <table:table-cell office:value-type="float" office:value="1.0542525837" calcext:value-type="float">
            <text:p>1.0542525837</text:p>
          </table:table-cell>
        </table:table-row>
        <table:table-row table:style-name="ro1">
          <table:table-cell office:value-type="string" calcext:value-type="string">
            <text:p>01/03/1872</text:p>
          </table:table-cell>
          <table:table-cell office:value-type="float" office:value="5.04" calcext:value-type="float">
            <text:p>5.04</text:p>
          </table:table-cell>
          <table:table-cell office:value-type="float" office:value="0.27" calcext:value-type="float">
            <text:p>0.27</text:p>
          </table:table-cell>
          <table:table-cell office:value-type="float" office:value="5.3571428571" calcext:value-type="float">
            <text:p>5.3571428571</text:p>
          </table:table-cell>
          <table:table-cell office:value-type="float" office:value="0.037397541" calcext:value-type="float">
            <text:p>0.037397541</text:p>
          </table:table-cell>
          <table:table-cell office:value-type="float" office:value="1.2101196706" calcext:value-type="float">
            <text:p>1.2101196706</text:p>
          </table:table-cell>
          <table:table-cell office:value-type="float" office:value="5.4" calcext:value-type="float">
            <text:p>5.4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93501627" calcext:value-type="float">
            <text:p>0.993501627</text:p>
          </table:table-cell>
          <table:table-cell office:value-type="float" office:value="0.0029388889" calcext:value-type="float">
            <text:p>0.0029388889</text:p>
          </table:table-cell>
          <table:table-cell office:value-type="float" office:value="1.0573509149" calcext:value-type="float">
            <text:p>1.0573509149</text:p>
          </table:table-cell>
        </table:table-row>
        <table:table-row table:style-name="ro1">
          <table:table-cell office:value-type="string" calcext:value-type="string">
            <text:p>01/04/1872</text:p>
          </table:table-cell>
          <table:table-cell office:value-type="float" office:value="5.18" calcext:value-type="float">
            <text:p>5.18</text:p>
          </table:table-cell>
          <table:table-cell office:value-type="float" office:value="0.27" calcext:value-type="float">
            <text:p>0.27</text:p>
          </table:table-cell>
          <table:table-cell office:value-type="float" office:value="5.2123552124" calcext:value-type="float">
            <text:p>5.2123552124</text:p>
          </table:table-cell>
          <table:table-cell office:value-type="float" office:value="0.032296627" calcext:value-type="float">
            <text:p>0.032296627</text:p>
          </table:table-cell>
          <table:table-cell office:value-type="float" office:value="1.2492024542" calcext:value-type="float">
            <text:p>1.2492024542</text:p>
          </table:table-cell>
          <table:table-cell office:value-type="float" office:value="5.42" calcext:value-type="float">
            <text:p>5.42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919534203" calcext:value-type="float">
            <text:p>0.9919534203</text:p>
          </table:table-cell>
          <table:table-cell office:value-type="float" office:value="0.0029541667" calcext:value-type="float">
            <text:p>0.0029541667</text:p>
          </table:table-cell>
          <table:table-cell office:value-type="float" office:value="1.0604745058" calcext:value-type="float">
            <text:p>1.0604745058</text:p>
          </table:table-cell>
        </table:table-row>
        <table:table-row table:style-name="ro1">
          <table:table-cell office:value-type="string" calcext:value-type="string">
            <text:p>01/05/1872</text:p>
          </table:table-cell>
          <table:table-cell office:value-type="float" office:value="5.18" calcext:value-type="float">
            <text:p>5.18</text:p>
          </table:table-cell>
          <table:table-cell office:value-type="float" office:value="0.28" calcext:value-type="float">
            <text:p>0.28</text:p>
          </table:table-cell>
          <table:table-cell office:value-type="float" office:value="5.4054054054" calcext:value-type="float">
            <text:p>5.4054054054</text:p>
          </table:table-cell>
          <table:table-cell office:value-type="float" office:value="0.0044514157" calcext:value-type="float">
            <text:p>0.0044514157</text:p>
          </table:table-cell>
          <table:table-cell office:value-type="float" office:value="1.2547631736" calcext:value-type="float">
            <text:p>1.2547631736</text:p>
          </table:table-cell>
          <table:table-cell office:value-type="float" office:value="5.43" calcext:value-type="float">
            <text:p>5.43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904076262" calcext:value-type="float">
            <text:p>0.9904076262</text:p>
          </table:table-cell>
          <table:table-cell office:value-type="float" office:value="0.0029694444" calcext:value-type="float">
            <text:p>0.0029694444</text:p>
          </table:table-cell>
          <table:table-cell office:value-type="float" office:value="1.0636235259" calcext:value-type="float">
            <text:p>1.0636235259</text:p>
          </table:table-cell>
        </table:table-row>
        <table:table-row table:style-name="ro1">
          <table:table-cell office:value-type="string" calcext:value-type="string">
            <text:p>01/06/1872</text:p>
          </table:table-cell>
          <table:table-cell office:value-type="float" office:value="5.13" calcext:value-type="float">
            <text:p>5.13</text:p>
          </table:table-cell>
          <table:table-cell office:value-type="float" office:value="0.28" calcext:value-type="float">
            <text:p>0.28</text:p>
          </table:table-cell>
          <table:table-cell office:value-type="float" office:value="5.4580896686" calcext:value-type="float">
            <text:p>5.4580896686</text:p>
          </table:table-cell>
          <table:table-cell office:value-type="float" office:value="-0.0051480051" calcext:value-type="float">
            <text:p>-0.0051480051</text:p>
          </table:table-cell>
          <table:table-cell office:value-type="float" office:value="1.2483036463" calcext:value-type="float">
            <text:p>1.2483036463</text:p>
          </table:table-cell>
          <table:table-cell office:value-type="float" office:value="5.45" calcext:value-type="float">
            <text:p>5.45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8864241" calcext:value-type="float">
            <text:p>0.988864241</text:p>
          </table:table-cell>
          <table:table-cell office:value-type="float" office:value="0.0029847222" calcext:value-type="float">
            <text:p>0.0029847222</text:p>
          </table:table-cell>
          <table:table-cell office:value-type="float" office:value="1.0667981467" calcext:value-type="float">
            <text:p>1.0667981467</text:p>
          </table:table-cell>
        </table:table-row>
        <table:table-row table:style-name="ro1">
          <table:table-cell office:value-type="string" calcext:value-type="string">
            <text:p>01/07/1872</text:p>
          </table:table-cell>
          <table:table-cell office:value-type="float" office:value="5.1" calcext:value-type="float">
            <text:p>5.1</text:p>
          </table:table-cell>
          <table:table-cell office:value-type="float" office:value="0.28" calcext:value-type="float">
            <text:p>0.28</text:p>
          </table:table-cell>
          <table:table-cell office:value-type="float" office:value="5.4901960784" calcext:value-type="float">
            <text:p>5.4901960784</text:p>
          </table:table-cell>
          <table:table-cell office:value-type="float" office:value="-0.0012459389" calcext:value-type="float">
            <text:p>-0.0012459389</text:p>
          </table:table-cell>
          <table:table-cell office:value-type="float" office:value="1.2467483362" calcext:value-type="float">
            <text:p>1.2467483362</text:p>
          </table:table-cell>
          <table:table-cell office:value-type="float" office:value="5.47" calcext:value-type="float">
            <text:p>5.47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73232609" calcext:value-type="float">
            <text:p>0.9873232609</text:p>
          </table:table-cell>
          <table:table-cell office:value-type="float" office:value="0.003" calcext:value-type="float">
            <text:p>0.003</text:p>
          </table:table-cell>
          <table:table-cell office:value-type="float" office:value="1.0699985411" calcext:value-type="float">
            <text:p>1.0699985411</text:p>
          </table:table-cell>
        </table:table-row>
        <table:table-row table:style-name="ro1">
          <table:table-cell office:value-type="string" calcext:value-type="string">
            <text:p>01/08/1872</text:p>
          </table:table-cell>
          <table:table-cell office:value-type="float" office:value="5.04" calcext:value-type="float">
            <text:p>5.04</text:p>
          </table:table-cell>
          <table:table-cell office:value-type="float" office:value="0.29" calcext:value-type="float">
            <text:p>0.29</text:p>
          </table:table-cell>
          <table:table-cell office:value-type="float" office:value="5.753968254" calcext:value-type="float">
            <text:p>5.753968254</text:p>
          </table:table-cell>
          <table:table-cell office:value-type="float" office:value="-0.0070800654" calcext:value-type="float">
            <text:p>-0.0070800654</text:p>
          </table:table-cell>
          <table:table-cell office:value-type="float" office:value="1.2379212765" calcext:value-type="float">
            <text:p>1.2379212765</text:p>
          </table:table-cell>
          <table:table-cell office:value-type="float" office:value="5.49" calcext:value-type="float">
            <text:p>5.49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57846821" calcext:value-type="float">
            <text:p>0.9857846821</text:p>
          </table:table-cell>
          <table:table-cell office:value-type="float" office:value="0.0030152778" calcext:value-type="float">
            <text:p>0.0030152778</text:p>
          </table:table-cell>
          <table:table-cell office:value-type="float" office:value="1.0732248839" calcext:value-type="float">
            <text:p>1.0732248839</text:p>
          </table:table-cell>
        </table:table-row>
        <table:table-row table:style-name="ro1">
          <table:table-cell office:value-type="string" calcext:value-type="string">
            <text:p>01/09/1872</text:p>
          </table:table-cell>
          <table:table-cell office:value-type="float" office:value="4.95" calcext:value-type="float">
            <text:p>4.95</text:p>
          </table:table-cell>
          <table:table-cell office:value-type="float" office:value="0.29" calcext:value-type="float">
            <text:p>0.29</text:p>
          </table:table-cell>
          <table:table-cell office:value-type="float" office:value="5.8585858586" calcext:value-type="float">
            <text:p>5.8585858586</text:p>
          </table:table-cell>
          <table:table-cell office:value-type="float" office:value="-0.0130621693" calcext:value-type="float">
            <text:p>-0.0130621693</text:p>
          </table:table-cell>
          <table:table-cell office:value-type="float" office:value="1.2217513392" calcext:value-type="float">
            <text:p>1.2217513392</text:p>
          </table:table-cell>
          <table:table-cell office:value-type="float" office:value="5.51" calcext:value-type="float">
            <text:p>5.51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4248501" calcext:value-type="float">
            <text:p>0.984248501</text:p>
          </table:table-cell>
          <table:table-cell office:value-type="float" office:value="0.0030305556" calcext:value-type="float">
            <text:p>0.0030305556</text:p>
          </table:table-cell>
          <table:table-cell office:value-type="float" office:value="1.0764773516" calcext:value-type="float">
            <text:p>1.0764773516</text:p>
          </table:table-cell>
        </table:table-row>
        <table:table-row table:style-name="ro1">
          <table:table-cell office:value-type="string" calcext:value-type="string">
            <text:p>01/10/1872</text:p>
          </table:table-cell>
          <table:table-cell office:value-type="float" office:value="4.97" calcext:value-type="float">
            <text:p>4.97</text:p>
          </table:table-cell>
          <table:table-cell office:value-type="float" office:value="0.29" calcext:value-type="float">
            <text:p>0.29</text:p>
          </table:table-cell>
          <table:table-cell office:value-type="float" office:value="5.8350100604" calcext:value-type="float">
            <text:p>5.8350100604</text:p>
          </table:table-cell>
          <table:table-cell office:value-type="float" office:value="0.0089781145" calcext:value-type="float">
            <text:p>0.0089781145</text:p>
          </table:table-cell>
          <table:table-cell office:value-type="float" office:value="1.2327203626" calcext:value-type="float">
            <text:p>1.2327203626</text:p>
          </table:table-cell>
          <table:table-cell office:value-type="float" office:value="5.53" calcext:value-type="float">
            <text:p>5.53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27147138" calcext:value-type="float">
            <text:p>0.9827147138</text:p>
          </table:table-cell>
          <table:table-cell office:value-type="float" office:value="0.0030458333" calcext:value-type="float">
            <text:p>0.0030458333</text:p>
          </table:table-cell>
          <table:table-cell office:value-type="float" office:value="1.0797561222" calcext:value-type="float">
            <text:p>1.0797561222</text:p>
          </table:table-cell>
        </table:table-row>
        <table:table-row table:style-name="ro1">
          <table:table-cell office:value-type="string" calcext:value-type="string">
            <text:p>01/11/1872</text:p>
          </table:table-cell>
          <table:table-cell office:value-type="float" office:value="4.95" calcext:value-type="float">
            <text:p>4.95</text:p>
          </table:table-cell>
          <table:table-cell office:value-type="float" office:value="0.3" calcext:value-type="float">
            <text:p>0.3</text:p>
          </table:table-cell>
          <table:table-cell office:value-type="float" office:value="6.0606060606" calcext:value-type="float">
            <text:p>6.0606060606</text:p>
          </table:table-cell>
          <table:table-cell office:value-type="float" office:value="0.0009507042" calcext:value-type="float">
            <text:p>0.0009507042</text:p>
          </table:table-cell>
          <table:table-cell office:value-type="float" office:value="1.2338923151" calcext:value-type="float">
            <text:p>1.2338923151</text:p>
          </table:table-cell>
          <table:table-cell office:value-type="float" office:value="5.54" calcext:value-type="float">
            <text:p>5.54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811833167" calcext:value-type="float">
            <text:p>0.9811833167</text:p>
          </table:table-cell>
          <table:table-cell office:value-type="float" office:value="0.0030611111" calcext:value-type="float">
            <text:p>0.0030611111</text:p>
          </table:table-cell>
          <table:table-cell office:value-type="float" office:value="1.0830613756" calcext:value-type="float">
            <text:p>1.0830613756</text:p>
          </table:table-cell>
        </table:table-row>
        <table:table-row table:style-name="ro1">
          <table:table-cell office:value-type="string" calcext:value-type="string">
            <text:p>01/12/1872</text:p>
          </table:table-cell>
          <table:table-cell office:value-type="float" office:value="5.07" calcext:value-type="float">
            <text:p>5.07</text:p>
          </table:table-cell>
          <table:table-cell office:value-type="float" office:value="0.3" calcext:value-type="float">
            <text:p>0.3</text:p>
          </table:table-cell>
          <table:table-cell office:value-type="float" office:value="5.9171597633" calcext:value-type="float">
            <text:p>5.9171597633</text:p>
          </table:table-cell>
          <table:table-cell office:value-type="float" office:value="0.0292929293" calcext:value-type="float">
            <text:p>0.0292929293</text:p>
          </table:table-cell>
          <table:table-cell office:value-type="float" office:value="1.2700366354" calcext:value-type="float">
            <text:p>1.2700366354</text:p>
          </table:table-cell>
          <table:table-cell office:value-type="float" office:value="5.56" calcext:value-type="float">
            <text:p>5.56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79654306" calcext:value-type="float">
            <text:p>0.979654306</text:p>
          </table:table-cell>
          <table:table-cell office:value-type="float" office:value="0.0030763889" calcext:value-type="float">
            <text:p>0.0030763889</text:p>
          </table:table-cell>
          <table:table-cell office:value-type="float" office:value="1.0863932936" calcext:value-type="float">
            <text:p>1.0863932936</text:p>
          </table:table-cell>
        </table:table-row>
        <table:table-row table:style-name="ro1">
          <table:table-cell office:value-type="string" calcext:value-type="string">
            <text:p>01/01/1873</text:p>
          </table:table-cell>
          <table:table-cell office:value-type="float" office:value="5.11" calcext:value-type="float">
            <text:p>5.11</text:p>
          </table:table-cell>
          <table:table-cell office:value-type="float" office:value="0.3" calcext:value-type="float">
            <text:p>0.3</text:p>
          </table:table-cell>
          <table:table-cell office:value-type="float" office:value="5.8708414873" calcext:value-type="float">
            <text:p>5.8708414873</text:p>
          </table:table-cell>
          <table:table-cell office:value-type="float" office:value="0.0128616042" calcext:value-type="float">
            <text:p>0.0128616042</text:p>
          </table:table-cell>
          <table:table-cell office:value-type="float" office:value="1.2863713439" calcext:value-type="float">
            <text:p>1.2863713439</text:p>
          </table:table-cell>
          <table:table-cell office:value-type="float" office:value="5.58" calcext:value-type="float">
            <text:p>5.58</text:p>
          </table:table-cell>
          <table:table-cell office:value-type="float" office:value="-0.0015583333" calcext:value-type="float">
            <text:p>-0.0015583333</text:p>
          </table:table-cell>
          <table:table-cell office:value-type="float" office:value="0.978127678" calcext:value-type="float">
            <text:p>0.978127678</text:p>
          </table:table-cell>
          <table:table-cell office:value-type="float" office:value="0.0030916667" calcext:value-type="float">
            <text:p>0.0030916667</text:p>
          </table:table-cell>
          <table:table-cell office:value-type="float" office:value="1.0897520595" calcext:value-type="float">
            <text:p>1.0897520595</text:p>
          </table:table-cell>
        </table:table-row>
        <table:table-row table:style-name="ro1">
          <table:table-cell office:value-type="string" calcext:value-type="string">
            <text:p>01/02/1873</text:p>
          </table:table-cell>
          <table:table-cell office:value-type="float" office:value="5.15" calcext:value-type="float">
            <text:p>5.15</text:p>
          </table:table-cell>
          <table:table-cell office:value-type="float" office:value="0.31" calcext:value-type="float">
            <text:p>0.31</text:p>
          </table:table-cell>
          <table:table-cell office:value-type="float" office:value="6.0194174757" calcext:value-type="float">
            <text:p>6.0194174757</text:p>
          </table:table-cell>
          <table:table-cell office:value-type="float" office:value="0.012801696" calcext:value-type="float">
            <text:p>0.012801696</text:p>
          </table:table-cell>
          <table:table-cell office:value-type="float" office:value="1.3028390789" calcext:value-type="float">
            <text:p>1.3028390789</text:p>
          </table:table-cell>
          <table:table-cell office:value-type="float" office:value="5.57" calcext:value-type="float">
            <text:p>5.5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788898025" calcext:value-type="float">
            <text:p>0.9788898025</text:p>
          </table:table-cell>
          <table:table-cell office:value-type="float" office:value="0.0054215278" calcext:value-type="float">
            <text:p>0.0054215278</text:p>
          </table:table-cell>
          <table:table-cell office:value-type="float" office:value="1.0956601806" calcext:value-type="float">
            <text:p>1.0956601806</text:p>
          </table:table-cell>
        </table:table-row>
        <table:table-row table:style-name="ro1">
          <table:table-cell office:value-type="string" calcext:value-type="string">
            <text:p>01/03/1873</text:p>
          </table:table-cell>
          <table:table-cell office:value-type="float" office:value="5.11" calcext:value-type="float">
            <text:p>5.11</text:p>
          </table:table-cell>
          <table:table-cell office:value-type="float" office:value="0.31" calcext:value-type="float">
            <text:p>0.31</text:p>
          </table:table-cell>
          <table:table-cell office:value-type="float" office:value="6.0665362035" calcext:value-type="float">
            <text:p>6.0665362035</text:p>
          </table:table-cell>
          <table:table-cell office:value-type="float" office:value="-0.0027912621" calcext:value-type="float">
            <text:p>-0.0027912621</text:p>
          </table:table-cell>
          <table:table-cell office:value-type="float" office:value="1.2992025135" calcext:value-type="float">
            <text:p>1.2992025135</text:p>
          </table:table-cell>
          <table:table-cell office:value-type="float" office:value="5.56" calcext:value-type="float">
            <text:p>5.56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796525208" calcext:value-type="float">
            <text:p>0.9796525208</text:p>
          </table:table-cell>
          <table:table-cell office:value-type="float" office:value="0.0054138889" calcext:value-type="float">
            <text:p>0.0054138889</text:p>
          </table:table-cell>
          <table:table-cell office:value-type="float" office:value="1.1015919631" calcext:value-type="float">
            <text:p>1.1015919631</text:p>
          </table:table-cell>
        </table:table-row>
        <table:table-row table:style-name="ro1">
          <table:table-cell office:value-type="string" calcext:value-type="string">
            <text:p>01/04/1873</text:p>
          </table:table-cell>
          <table:table-cell office:value-type="float" office:value="5.04" calcext:value-type="float">
            <text:p>5.04</text:p>
          </table:table-cell>
          <table:table-cell office:value-type="float" office:value="0.31" calcext:value-type="float">
            <text:p>0.31</text:p>
          </table:table-cell>
          <table:table-cell office:value-type="float" office:value="6.1507936508" calcext:value-type="float">
            <text:p>6.1507936508</text:p>
          </table:table-cell>
          <table:table-cell office:value-type="float" office:value="-0.0086431833" calcext:value-type="float">
            <text:p>-0.0086431833</text:p>
          </table:table-cell>
          <table:table-cell office:value-type="float" office:value="1.287973268" calcext:value-type="float">
            <text:p>1.287973268</text:p>
          </table:table-cell>
          <table:table-cell office:value-type="float" office:value="5.55" calcext:value-type="float">
            <text:p>5.55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04158334" calcext:value-type="float">
            <text:p>0.9804158334</text:p>
          </table:table-cell>
          <table:table-cell office:value-type="float" office:value="0.00540625" calcext:value-type="float">
            <text:p>0.00540625</text:p>
          </table:table-cell>
          <table:table-cell office:value-type="float" office:value="1.1075474446" calcext:value-type="float">
            <text:p>1.1075474446</text:p>
          </table:table-cell>
        </table:table-row>
        <table:table-row table:style-name="ro1">
          <table:table-cell office:value-type="string" calcext:value-type="string">
            <text:p>01/05/1873</text:p>
          </table:table-cell>
          <table:table-cell office:value-type="float" office:value="5.05" calcext:value-type="float">
            <text:p>5.05</text:p>
          </table:table-cell>
          <table:table-cell office:value-type="float" office:value="0.31" calcext:value-type="float">
            <text:p>0.31</text:p>
          </table:table-cell>
          <table:table-cell office:value-type="float" office:value="6.1386138614" calcext:value-type="float">
            <text:p>6.1386138614</text:p>
          </table:table-cell>
          <table:table-cell office:value-type="float" office:value="0.0071511243" calcext:value-type="float">
            <text:p>0.0071511243</text:p>
          </table:table-cell>
          <table:table-cell office:value-type="float" office:value="1.297183725" calcext:value-type="float">
            <text:p>1.297183725</text:p>
          </table:table-cell>
          <table:table-cell office:value-type="float" office:value="5.54" calcext:value-type="float">
            <text:p>5.5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11797407" calcext:value-type="float">
            <text:p>0.9811797407</text:p>
          </table:table-cell>
          <table:table-cell office:value-type="float" office:value="0.0053986111" calcext:value-type="float">
            <text:p>0.0053986111</text:p>
          </table:table-cell>
          <table:table-cell office:value-type="float" office:value="1.1135266626" calcext:value-type="float">
            <text:p>1.1135266626</text:p>
          </table:table-cell>
        </table:table-row>
        <table:table-row table:style-name="ro1">
          <table:table-cell office:value-type="string" calcext:value-type="string">
            <text:p>01/06/1873</text:p>
          </table:table-cell>
          <table:table-cell office:value-type="float" office:value="4.98" calcext:value-type="float">
            <text:p>4.98</text:p>
          </table:table-cell>
          <table:table-cell office:value-type="float" office:value="0.32" calcext:value-type="float">
            <text:p>0.32</text:p>
          </table:table-cell>
          <table:table-cell office:value-type="float" office:value="6.4257028112" calcext:value-type="float">
            <text:p>6.4257028112</text:p>
          </table:table-cell>
          <table:table-cell office:value-type="float" office:value="-0.0086633663" calcext:value-type="float">
            <text:p>-0.0086633663</text:p>
          </table:table-cell>
          <table:table-cell office:value-type="float" office:value="1.2859457472" calcext:value-type="float">
            <text:p>1.2859457472</text:p>
          </table:table-cell>
          <table:table-cell office:value-type="float" office:value="5.53" calcext:value-type="float">
            <text:p>5.5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19442433" calcext:value-type="float">
            <text:p>0.9819442433</text:p>
          </table:table-cell>
          <table:table-cell office:value-type="float" office:value="0.0053909722" calcext:value-type="float">
            <text:p>0.0053909722</text:p>
          </table:table-cell>
          <table:table-cell office:value-type="float" office:value="1.1195296539" calcext:value-type="float">
            <text:p>1.1195296539</text:p>
          </table:table-cell>
        </table:table-row>
        <table:table-row table:style-name="ro1">
          <table:table-cell office:value-type="string" calcext:value-type="string">
            <text:p>01/07/1873</text:p>
          </table:table-cell>
          <table:table-cell office:value-type="float" office:value="4.97" calcext:value-type="float">
            <text:p>4.97</text:p>
          </table:table-cell>
          <table:table-cell office:value-type="float" office:value="0.32" calcext:value-type="float">
            <text:p>0.32</text:p>
          </table:table-cell>
          <table:table-cell office:value-type="float" office:value="6.4386317907" calcext:value-type="float">
            <text:p>6.4386317907</text:p>
          </table:table-cell>
          <table:table-cell office:value-type="float" office:value="0.0033048862" calcext:value-type="float">
            <text:p>0.0033048862</text:p>
          </table:table-cell>
          <table:table-cell office:value-type="float" office:value="1.2901956515" calcext:value-type="float">
            <text:p>1.2901956515</text:p>
          </table:table-cell>
          <table:table-cell office:value-type="float" office:value="5.53" calcext:value-type="float">
            <text:p>5.5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27093415" calcext:value-type="float">
            <text:p>0.9827093415</text:p>
          </table:table-cell>
          <table:table-cell office:value-type="float" office:value="0.0053833333" calcext:value-type="float">
            <text:p>0.0053833333</text:p>
          </table:table-cell>
          <table:table-cell office:value-type="float" office:value="1.1255564552" calcext:value-type="float">
            <text:p>1.1255564552</text:p>
          </table:table-cell>
        </table:table-row>
        <table:table-row table:style-name="ro1">
          <table:table-cell office:value-type="string" calcext:value-type="string">
            <text:p>01/08/1873</text:p>
          </table:table-cell>
          <table:table-cell office:value-type="float" office:value="4.97" calcext:value-type="float">
            <text:p>4.97</text:p>
          </table:table-cell>
          <table:table-cell office:value-type="float" office:value="0.32" calcext:value-type="float">
            <text:p>0.32</text:p>
          </table:table-cell>
          <table:table-cell office:value-type="float" office:value="6.4386317907" calcext:value-type="float">
            <text:p>6.4386317907</text:p>
          </table:table-cell>
          <table:table-cell office:value-type="float" office:value="0.0053655265" calcext:value-type="float">
            <text:p>0.0053655265</text:p>
          </table:table-cell>
          <table:table-cell office:value-type="float" office:value="1.2971182305" calcext:value-type="float">
            <text:p>1.2971182305</text:p>
          </table:table-cell>
          <table:table-cell office:value-type="float" office:value="5.52" calcext:value-type="float">
            <text:p>5.52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34750359" calcext:value-type="float">
            <text:p>0.9834750359</text:p>
          </table:table-cell>
          <table:table-cell office:value-type="float" office:value="0.0053756944" calcext:value-type="float">
            <text:p>0.0053756944</text:p>
          </table:table-cell>
          <table:table-cell office:value-type="float" office:value="1.1316071028" calcext:value-type="float">
            <text:p>1.1316071028</text:p>
          </table:table-cell>
        </table:table-row>
        <table:table-row table:style-name="ro1">
          <table:table-cell office:value-type="string" calcext:value-type="string">
            <text:p>01/09/1873</text:p>
          </table:table-cell>
          <table:table-cell office:value-type="float" office:value="4.59" calcext:value-type="float">
            <text:p>4.59</text:p>
          </table:table-cell>
          <table:table-cell office:value-type="float" office:value="0.32" calcext:value-type="float">
            <text:p>0.32</text:p>
          </table:table-cell>
          <table:table-cell office:value-type="float" office:value="6.9716775599" calcext:value-type="float">
            <text:p>6.9716775599</text:p>
          </table:table-cell>
          <table:table-cell office:value-type="float" office:value="-0.0710513078" calcext:value-type="float">
            <text:p>-0.0710513078</text:p>
          </table:table-cell>
          <table:table-cell office:value-type="float" office:value="1.2049562838" calcext:value-type="float">
            <text:p>1.2049562838</text:p>
          </table:table-cell>
          <table:table-cell office:value-type="float" office:value="5.51" calcext:value-type="float">
            <text:p>5.51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42413268" calcext:value-type="float">
            <text:p>0.9842413268</text:p>
          </table:table-cell>
          <table:table-cell office:value-type="float" office:value="0.0053680556" calcext:value-type="float">
            <text:p>0.0053680556</text:p>
          </table:table-cell>
          <table:table-cell office:value-type="float" office:value="1.1376816325" calcext:value-type="float">
            <text:p>1.1376816325</text:p>
          </table:table-cell>
        </table:table-row>
        <table:table-row table:style-name="ro1">
          <table:table-cell office:value-type="string" calcext:value-type="string">
            <text:p>01/10/1873</text:p>
          </table:table-cell>
          <table:table-cell office:value-type="float" office:value="4.19" calcext:value-type="float">
            <text:p>4.19</text:p>
          </table:table-cell>
          <table:table-cell office:value-type="float" office:value="0.33" calcext:value-type="float">
            <text:p>0.33</text:p>
          </table:table-cell>
          <table:table-cell office:value-type="float" office:value="7.8758949881" calcext:value-type="float">
            <text:p>7.8758949881</text:p>
          </table:table-cell>
          <table:table-cell office:value-type="float" office:value="-0.0812454611" calcext:value-type="float">
            <text:p>-0.0812454611</text:p>
          </table:table-cell>
          <table:table-cell office:value-type="float" office:value="1.1070590548" calcext:value-type="float">
            <text:p>1.1070590548</text:p>
          </table:table-cell>
          <table:table-cell office:value-type="float" office:value="5.5" calcext:value-type="float">
            <text:p>5.5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50082149" calcext:value-type="float">
            <text:p>0.9850082149</text:p>
          </table:table-cell>
          <table:table-cell office:value-type="float" office:value="0.0053604167" calcext:value-type="float">
            <text:p>0.0053604167</text:p>
          </table:table-cell>
          <table:table-cell office:value-type="float" office:value="1.1437800801" calcext:value-type="float">
            <text:p>1.1437800801</text:p>
          </table:table-cell>
        </table:table-row>
        <table:table-row table:style-name="ro1">
          <table:table-cell office:value-type="string" calcext:value-type="string">
            <text:p>01/11/1873</text:p>
          </table:table-cell>
          <table:table-cell office:value-type="float" office:value="4.04" calcext:value-type="float">
            <text:p>4.04</text:p>
          </table:table-cell>
          <table:table-cell office:value-type="float" office:value="0.33" calcext:value-type="float">
            <text:p>0.33</text:p>
          </table:table-cell>
          <table:table-cell office:value-type="float" office:value="8.1683168317" calcext:value-type="float">
            <text:p>8.1683168317</text:p>
          </table:table-cell>
          <table:table-cell office:value-type="float" office:value="-0.0292859984" calcext:value-type="float">
            <text:p>-0.0292859984</text:p>
          </table:table-cell>
          <table:table-cell office:value-type="float" office:value="1.0746377251" calcext:value-type="float">
            <text:p>1.0746377251</text:p>
          </table:table-cell>
          <table:table-cell office:value-type="float" office:value="5.49" calcext:value-type="float">
            <text:p>5.49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57757004" calcext:value-type="float">
            <text:p>0.9857757004</text:p>
          </table:table-cell>
          <table:table-cell office:value-type="float" office:value="0.0053527778" calcext:value-type="float">
            <text:p>0.0053527778</text:p>
          </table:table-cell>
          <table:table-cell office:value-type="float" office:value="1.1499024807" calcext:value-type="float">
            <text:p>1.1499024807</text:p>
          </table:table-cell>
        </table:table-row>
        <table:table-row table:style-name="ro1">
          <table:table-cell office:value-type="string" calcext:value-type="string">
            <text:p>01/12/1873</text:p>
          </table:table-cell>
          <table:table-cell office:value-type="float" office:value="4.42" calcext:value-type="float">
            <text:p>4.42</text:p>
          </table:table-cell>
          <table:table-cell office:value-type="float" office:value="0.33" calcext:value-type="float">
            <text:p>0.33</text:p>
          </table:table-cell>
          <table:table-cell office:value-type="float" office:value="7.4660633484" calcext:value-type="float">
            <text:p>7.4660633484</text:p>
          </table:table-cell>
          <table:table-cell office:value-type="float" office:value="0.1008663366" calcext:value-type="float">
            <text:p>0.1008663366</text:p>
          </table:table-cell>
          <table:table-cell office:value-type="float" office:value="1.1830324957" calcext:value-type="float">
            <text:p>1.1830324957</text:p>
          </table:table-cell>
          <table:table-cell office:value-type="float" office:value="5.48" calcext:value-type="float">
            <text:p>5.48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6543784" calcext:value-type="float">
            <text:p>0.986543784</text:p>
          </table:table-cell>
          <table:table-cell office:value-type="float" office:value="0.0053451389" calcext:value-type="float">
            <text:p>0.0053451389</text:p>
          </table:table-cell>
          <table:table-cell office:value-type="float" office:value="1.1560488692" calcext:value-type="float">
            <text:p>1.1560488692</text:p>
          </table:table-cell>
        </table:table-row>
        <table:table-row table:style-name="ro1">
          <table:table-cell office:value-type="string" calcext:value-type="string">
            <text:p>01/01/1874</text:p>
          </table:table-cell>
          <table:table-cell office:value-type="float" office:value="4.66" calcext:value-type="float">
            <text:p>4.66</text:p>
          </table:table-cell>
          <table:table-cell office:value-type="float" office:value="0.33" calcext:value-type="float">
            <text:p>0.33</text:p>
          </table:table-cell>
          <table:table-cell office:value-type="float" office:value="7.0815450644" calcext:value-type="float">
            <text:p>7.0815450644</text:p>
          </table:table-cell>
          <table:table-cell office:value-type="float" office:value="0.060520362" calcext:value-type="float">
            <text:p>0.060520362</text:p>
          </table:table-cell>
          <table:table-cell office:value-type="float" office:value="1.2546300505" calcext:value-type="float">
            <text:p>1.2546300505</text:p>
          </table:table-cell>
          <table:table-cell office:value-type="float" office:value="5.47" calcext:value-type="float">
            <text:p>5.4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0.987312466" calcext:value-type="float">
            <text:p>0.987312466</text:p>
          </table:table-cell>
          <table:table-cell office:value-type="float" office:value="0.0053375" calcext:value-type="float">
            <text:p>0.0053375</text:p>
          </table:table-cell>
          <table:table-cell office:value-type="float" office:value="1.16221928" calcext:value-type="float">
            <text:p>1.16221928</text:p>
          </table:table-cell>
        </table:table-row>
        <table:table-row table:style-name="ro1">
          <table:table-cell office:value-type="string" calcext:value-type="string">
            <text:p>01/02/1874</text:p>
          </table:table-cell>
          <table:table-cell office:value-type="float" office:value="4.8" calcext:value-type="float">
            <text:p>4.8</text:p>
          </table:table-cell>
          <table:table-cell office:value-type="float" office:value="0.33" calcext:value-type="float">
            <text:p>0.33</text:p>
          </table:table-cell>
          <table:table-cell office:value-type="float" office:value="6.875" calcext:value-type="float">
            <text:p>6.875</text:p>
          </table:table-cell>
          <table:table-cell office:value-type="float" office:value="0.035944206" calcext:value-type="float">
            <text:p>0.035944206</text:p>
          </table:table-cell>
          <table:table-cell office:value-type="float" office:value="1.2997267315" calcext:value-type="float">
            <text:p>1.2997267315</text:p>
          </table:table-cell>
          <table:table-cell office:value-type="float" office:value="5.44" calcext:value-type="float">
            <text:p>5.44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0.9901098514" calcext:value-type="float">
            <text:p>0.9901098514</text:p>
          </table:table-cell>
          <table:table-cell office:value-type="float" office:value="0.0073638889" calcext:value-type="float">
            <text:p>0.0073638889</text:p>
          </table:table-cell>
          <table:table-cell office:value-type="float" office:value="1.1707777337" calcext:value-type="float">
            <text:p>1.1707777337</text:p>
          </table:table-cell>
        </table:table-row>
        <table:table-row table:style-name="ro1">
          <table:table-cell office:value-type="string" calcext:value-type="string">
            <text:p>01/03/1874</text:p>
          </table:table-cell>
          <table:table-cell office:value-type="float" office:value="4.73" calcext:value-type="float">
            <text:p>4.73</text:p>
          </table:table-cell>
          <table:table-cell office:value-type="float" office:value="0.33" calcext:value-type="float">
            <text:p>0.33</text:p>
          </table:table-cell>
          <table:table-cell office:value-type="float" office:value="6.976744186" calcext:value-type="float">
            <text:p>6.976744186</text:p>
          </table:table-cell>
          <table:table-cell office:value-type="float" office:value="-0.0088541667" calcext:value-type="float">
            <text:p>-0.0088541667</text:p>
          </table:table-cell>
          <table:table-cell office:value-type="float" office:value="1.2882187344" calcext:value-type="float">
            <text:p>1.2882187344</text:p>
          </table:table-cell>
          <table:table-cell office:value-type="float" office:value="5.4" calcext:value-type="float">
            <text:p>5.4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0.9929151626" calcext:value-type="float">
            <text:p>0.9929151626</text:p>
          </table:table-cell>
          <table:table-cell office:value-type="float" office:value="0.0073361111" calcext:value-type="float">
            <text:p>0.0073361111</text:p>
          </table:table-cell>
          <table:table-cell office:value-type="float" office:value="1.1793666892" calcext:value-type="float">
            <text:p>1.1793666892</text:p>
          </table:table-cell>
        </table:table-row>
        <table:table-row table:style-name="ro1">
          <table:table-cell office:value-type="string" calcext:value-type="string">
            <text:p>01/04/1874</text:p>
          </table:table-cell>
          <table:table-cell office:value-type="float" office:value="4.6" calcext:value-type="float">
            <text:p>4.6</text:p>
          </table:table-cell>
          <table:table-cell office:value-type="float" office:value="0.33" calcext:value-type="float">
            <text:p>0.33</text:p>
          </table:table-cell>
          <table:table-cell office:value-type="float" office:value="7.1739130435" calcext:value-type="float">
            <text:p>7.1739130435</text:p>
          </table:table-cell>
          <table:table-cell office:value-type="float" office:value="-0.0216701903" calcext:value-type="float">
            <text:p>-0.0216701903</text:p>
          </table:table-cell>
          <table:table-cell office:value-type="float" office:value="1.2603027894" calcext:value-type="float">
            <text:p>1.2603027894</text:p>
          </table:table-cell>
          <table:table-cell office:value-type="float" office:value="5.37" calcext:value-type="float">
            <text:p>5.37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0.9957284222" calcext:value-type="float">
            <text:p>0.9957284222</text:p>
          </table:table-cell>
          <table:table-cell office:value-type="float" office:value="0.0073083333" calcext:value-type="float">
            <text:p>0.0073083333</text:p>
          </table:table-cell>
          <table:table-cell office:value-type="float" office:value="1.1879858941" calcext:value-type="float">
            <text:p>1.1879858941</text:p>
          </table:table-cell>
        </table:table-row>
        <table:table-row table:style-name="ro1">
          <table:table-cell office:value-type="string" calcext:value-type="string">
            <text:p>01/05/1874</text:p>
          </table:table-cell>
          <table:table-cell office:value-type="float" office:value="4.48" calcext:value-type="float">
            <text:p>4.48</text:p>
          </table:table-cell>
          <table:table-cell office:value-type="float" office:value="0.33" calcext:value-type="float">
            <text:p>0.33</text:p>
          </table:table-cell>
          <table:table-cell office:value-type="float" office:value="7.3660714286" calcext:value-type="float">
            <text:p>7.3660714286</text:p>
          </table:table-cell>
          <table:table-cell office:value-type="float" office:value="-0.0201086957" calcext:value-type="float">
            <text:p>-0.0201086957</text:p>
          </table:table-cell>
          <table:table-cell office:value-type="float" office:value="1.2349597441" calcext:value-type="float">
            <text:p>1.2349597441</text:p>
          </table:table-cell>
          <table:table-cell office:value-type="float" office:value="5.34" calcext:value-type="float">
            <text:p>5.34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0.9985496528" calcext:value-type="float">
            <text:p>0.9985496528</text:p>
          </table:table-cell>
          <table:table-cell office:value-type="float" office:value="0.0072805556" calcext:value-type="float">
            <text:p>0.0072805556</text:p>
          </table:table-cell>
          <table:table-cell office:value-type="float" office:value="1.1966350914" calcext:value-type="float">
            <text:p>1.1966350914</text:p>
          </table:table-cell>
        </table:table-row>
        <table:table-row table:style-name="ro1">
          <table:table-cell office:value-type="string" calcext:value-type="string">
            <text:p>01/06/1874</text:p>
          </table:table-cell>
          <table:table-cell office:value-type="float" office:value="4.46" calcext:value-type="float">
            <text:p>4.46</text:p>
          </table:table-cell>
          <table:table-cell office:value-type="float" office:value="0.33" calcext:value-type="float">
            <text:p>0.33</text:p>
          </table:table-cell>
          <table:table-cell office:value-type="float" office:value="7.399103139" calcext:value-type="float">
            <text:p>7.399103139</text:p>
          </table:table-cell>
          <table:table-cell office:value-type="float" office:value="0.0016741071" calcext:value-type="float">
            <text:p>0.0016741071</text:p>
          </table:table-cell>
          <table:table-cell office:value-type="float" office:value="1.2370271991" calcext:value-type="float">
            <text:p>1.2370271991</text:p>
          </table:table-cell>
          <table:table-cell office:value-type="float" office:value="5.3" calcext:value-type="float">
            <text:p>5.3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013788768" calcext:value-type="float">
            <text:p>1.0013788768</text:p>
          </table:table-cell>
          <table:table-cell office:value-type="float" office:value="0.0072527778" calcext:value-type="float">
            <text:p>0.0072527778</text:p>
          </table:table-cell>
          <table:table-cell office:value-type="float" office:value="1.2053140198" calcext:value-type="float">
            <text:p>1.2053140198</text:p>
          </table:table-cell>
        </table:table-row>
        <table:table-row table:style-name="ro1">
          <table:table-cell office:value-type="string" calcext:value-type="string">
            <text:p>01/07/1874</text:p>
          </table:table-cell>
          <table:table-cell office:value-type="float" office:value="4.46" calcext:value-type="float">
            <text:p>4.46</text:p>
          </table:table-cell>
          <table:table-cell office:value-type="float" office:value="0.33" calcext:value-type="float">
            <text:p>0.33</text:p>
          </table:table-cell>
          <table:table-cell office:value-type="float" office:value="7.399103139" calcext:value-type="float">
            <text:p>7.399103139</text:p>
          </table:table-cell>
          <table:table-cell office:value-type="float" office:value="0.0061659193" calcext:value-type="float">
            <text:p>0.0061659193</text:p>
          </table:table-cell>
          <table:table-cell office:value-type="float" office:value="1.2446546089" calcext:value-type="float">
            <text:p>1.2446546089</text:p>
          </table:table-cell>
          <table:table-cell office:value-type="float" office:value="5.27" calcext:value-type="float">
            <text:p>5.27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042161169" calcext:value-type="float">
            <text:p>1.0042161169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1.2140224136" calcext:value-type="float">
            <text:p>1.2140224136</text:p>
          </table:table-cell>
        </table:table-row>
        <table:table-row table:style-name="ro1">
          <table:table-cell office:value-type="string" calcext:value-type="string">
            <text:p>01/08/1874</text:p>
          </table:table-cell>
          <table:table-cell office:value-type="float" office:value="4.47" calcext:value-type="float">
            <text:p>4.47</text:p>
          </table:table-cell>
          <table:table-cell office:value-type="float" office:value="0.33" calcext:value-type="float">
            <text:p>0.33</text:p>
          </table:table-cell>
          <table:table-cell office:value-type="float" office:value="7.3825503356" calcext:value-type="float">
            <text:p>7.3825503356</text:p>
          </table:table-cell>
          <table:table-cell office:value-type="float" office:value="0.0084080717" calcext:value-type="float">
            <text:p>0.0084080717</text:p>
          </table:table-cell>
          <table:table-cell office:value-type="float" office:value="1.2551197542" calcext:value-type="float">
            <text:p>1.2551197542</text:p>
          </table:table-cell>
          <table:table-cell office:value-type="float" office:value="5.24" calcext:value-type="float">
            <text:p>5.24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070613959" calcext:value-type="float">
            <text:p>1.0070613959</text:p>
          </table:table-cell>
          <table:table-cell office:value-type="float" office:value="0.0071972222" calcext:value-type="float">
            <text:p>0.0071972222</text:p>
          </table:table-cell>
          <table:table-cell office:value-type="float" office:value="1.2227600027" calcext:value-type="float">
            <text:p>1.2227600027</text:p>
          </table:table-cell>
        </table:table-row>
        <table:table-row table:style-name="ro1">
          <table:table-cell office:value-type="string" calcext:value-type="string">
            <text:p>01/09/1874</text:p>
          </table:table-cell>
          <table:table-cell office:value-type="float" office:value="4.54" calcext:value-type="float">
            <text:p>4.54</text:p>
          </table:table-cell>
          <table:table-cell office:value-type="float" office:value="0.33" calcext:value-type="float">
            <text:p>0.33</text:p>
          </table:table-cell>
          <table:table-cell office:value-type="float" office:value="7.268722467" calcext:value-type="float">
            <text:p>7.268722467</text:p>
          </table:table-cell>
          <table:table-cell office:value-type="float" office:value="0.0218120805" calcext:value-type="float">
            <text:p>0.0218120805</text:p>
          </table:table-cell>
          <table:table-cell office:value-type="float" office:value="1.2824965273" calcext:value-type="float">
            <text:p>1.2824965273</text:p>
          </table:table-cell>
          <table:table-cell office:value-type="float" office:value="5.2" calcext:value-type="float">
            <text:p>5.2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099147366" calcext:value-type="float">
            <text:p>1.0099147366</text:p>
          </table:table-cell>
          <table:table-cell office:value-type="float" office:value="0.0071694444" calcext:value-type="float">
            <text:p>0.0071694444</text:p>
          </table:table-cell>
          <table:table-cell office:value-type="float" office:value="1.2315265126" calcext:value-type="float">
            <text:p>1.2315265126</text:p>
          </table:table-cell>
        </table:table-row>
        <table:table-row table:style-name="ro1">
          <table:table-cell office:value-type="string" calcext:value-type="string">
            <text:p>01/10/1874</text:p>
          </table:table-cell>
          <table:table-cell office:value-type="float" office:value="4.53" calcext:value-type="float">
            <text:p>4.53</text:p>
          </table:table-cell>
          <table:table-cell office:value-type="float" office:value="0.33" calcext:value-type="float">
            <text:p>0.33</text:p>
          </table:table-cell>
          <table:table-cell office:value-type="float" office:value="7.2847682119" calcext:value-type="float">
            <text:p>7.2847682119</text:p>
          </table:table-cell>
          <table:table-cell office:value-type="float" office:value="0.0038546256" calcext:value-type="float">
            <text:p>0.0038546256</text:p>
          </table:table-cell>
          <table:table-cell office:value-type="float" office:value="1.2874400712" calcext:value-type="float">
            <text:p>1.2874400712</text:p>
          </table:table-cell>
          <table:table-cell office:value-type="float" office:value="5.17" calcext:value-type="float">
            <text:p>5.17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127761616" calcext:value-type="float">
            <text:p>1.0127761616</text:p>
          </table:table-cell>
          <table:table-cell office:value-type="float" office:value="0.0071416667" calcext:value-type="float">
            <text:p>0.0071416667</text:p>
          </table:table-cell>
          <table:table-cell office:value-type="float" office:value="1.2403216644" calcext:value-type="float">
            <text:p>1.2403216644</text:p>
          </table:table-cell>
        </table:table-row>
        <table:table-row table:style-name="ro1">
          <table:table-cell office:value-type="string" calcext:value-type="string">
            <text:p>01/11/1874</text:p>
          </table:table-cell>
          <table:table-cell office:value-type="float" office:value="4.57" calcext:value-type="float">
            <text:p>4.57</text:p>
          </table:table-cell>
          <table:table-cell office:value-type="float" office:value="0.33" calcext:value-type="float">
            <text:p>0.33</text:p>
          </table:table-cell>
          <table:table-cell office:value-type="float" office:value="7.2210065646" calcext:value-type="float">
            <text:p>7.2210065646</text:p>
          </table:table-cell>
          <table:table-cell office:value-type="float" office:value="0.0149006623" calcext:value-type="float">
            <text:p>0.0149006623</text:p>
          </table:table-cell>
          <table:table-cell office:value-type="float" office:value="1.3066237809" calcext:value-type="float">
            <text:p>1.3066237809</text:p>
          </table:table-cell>
          <table:table-cell office:value-type="float" office:value="5.14" calcext:value-type="float">
            <text:p>5.14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156456941" calcext:value-type="float">
            <text:p>1.0156456941</text:p>
          </table:table-cell>
          <table:table-cell office:value-type="float" office:value="0.0071138889" calcext:value-type="float">
            <text:p>0.0071138889</text:p>
          </table:table-cell>
          <table:table-cell office:value-type="float" office:value="1.249145175" calcext:value-type="float">
            <text:p>1.249145175</text:p>
          </table:table-cell>
        </table:table-row>
        <table:table-row table:style-name="ro1">
          <table:table-cell office:value-type="string" calcext:value-type="string">
            <text:p>01/12/1874</text:p>
          </table:table-cell>
          <table:table-cell office:value-type="float" office:value="4.54" calcext:value-type="float">
            <text:p>4.54</text:p>
          </table:table-cell>
          <table:table-cell office:value-type="float" office:value="0.33" calcext:value-type="float">
            <text:p>0.33</text:p>
          </table:table-cell>
          <table:table-cell office:value-type="float" office:value="7.268722467" calcext:value-type="float">
            <text:p>7.268722467</text:p>
          </table:table-cell>
          <table:table-cell office:value-type="float" office:value="-0.000547046" calcext:value-type="float">
            <text:p>-0.000547046</text:p>
          </table:table-cell>
          <table:table-cell office:value-type="float" office:value="1.3059089976" calcext:value-type="float">
            <text:p>1.3059089976</text:p>
          </table:table-cell>
          <table:table-cell office:value-type="float" office:value="5.1" calcext:value-type="float">
            <text:p>5.1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185233569" calcext:value-type="float">
            <text:p>1.0185233569</text:p>
          </table:table-cell>
          <table:table-cell office:value-type="float" office:value="0.0070861111" calcext:value-type="float">
            <text:p>0.0070861111</text:p>
          </table:table-cell>
          <table:table-cell office:value-type="float" office:value="1.2579967565" calcext:value-type="float">
            <text:p>1.2579967565</text:p>
          </table:table-cell>
        </table:table-row>
        <table:table-row table:style-name="ro1">
          <table:table-cell office:value-type="string" calcext:value-type="string">
            <text:p>01/01/1875</text:p>
          </table:table-cell>
          <table:table-cell office:value-type="float" office:value="4.54" calcext:value-type="float">
            <text:p>4.54</text:p>
          </table:table-cell>
          <table:table-cell office:value-type="float" office:value="0.33" calcext:value-type="float">
            <text:p>0.33</text:p>
          </table:table-cell>
          <table:table-cell office:value-type="float" office:value="7.268722467" calcext:value-type="float">
            <text:p>7.268722467</text:p>
          </table:table-cell>
          <table:table-cell office:value-type="float" office:value="0.0060113803" calcext:value-type="float">
            <text:p>0.0060113803</text:p>
          </table:table-cell>
          <table:table-cell office:value-type="float" office:value="1.3137593133" calcext:value-type="float">
            <text:p>1.3137593133</text:p>
          </table:table-cell>
          <table:table-cell office:value-type="float" office:value="5.07" calcext:value-type="float">
            <text:p>5.07</text:p>
          </table:table-cell>
          <table:table-cell office:value-type="float" office:value="0.0028333333" calcext:value-type="float">
            <text:p>0.0028333333</text:p>
          </table:table-cell>
          <table:table-cell office:value-type="float" office:value="1.0214091731" calcext:value-type="float">
            <text:p>1.0214091731</text:p>
          </table:table-cell>
          <table:table-cell office:value-type="float" office:value="0.0070583333" calcext:value-type="float">
            <text:p>0.0070583333</text:p>
          </table:table-cell>
          <table:table-cell office:value-type="float" office:value="1.2668761169" calcext:value-type="float">
            <text:p>1.2668761169</text:p>
          </table:table-cell>
        </table:table-row>
        <table:table-row table:style-name="ro1">
          <table:table-cell office:value-type="string" calcext:value-type="string">
            <text:p>01/02/1875</text:p>
          </table:table-cell>
          <table:table-cell office:value-type="float" office:value="4.53" calcext:value-type="float">
            <text:p>4.53</text:p>
          </table:table-cell>
          <table:table-cell office:value-type="float" office:value="0.33" calcext:value-type="float">
            <text:p>0.33</text:p>
          </table:table-cell>
          <table:table-cell office:value-type="float" office:value="7.2847682119" calcext:value-type="float">
            <text:p>7.2847682119</text:p>
          </table:table-cell>
          <table:table-cell office:value-type="float" office:value="0.0037628488" calcext:value-type="float">
            <text:p>0.0037628488</text:p>
          </table:table-cell>
          <table:table-cell office:value-type="float" office:value="1.3187027909" calcext:value-type="float">
            <text:p>1.3187027909</text:p>
          </table:table-cell>
          <table:table-cell office:value-type="float" office:value="5.03" calcext:value-type="float">
            <text:p>5.03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248819643" calcext:value-type="float">
            <text:p>1.0248819643</text:p>
          </table:table-cell>
          <table:table-cell office:value-type="float" office:value="0.0075916667" calcext:value-type="float">
            <text:p>0.0075916667</text:p>
          </table:table-cell>
          <table:table-cell office:value-type="float" office:value="1.2764938181" calcext:value-type="float">
            <text:p>1.2764938181</text:p>
          </table:table-cell>
        </table:table-row>
        <table:table-row table:style-name="ro1">
          <table:table-cell office:value-type="string" calcext:value-type="string">
            <text:p>01/03/1875</text:p>
          </table:table-cell>
          <table:table-cell office:value-type="float" office:value="4.59" calcext:value-type="float">
            <text:p>4.59</text:p>
          </table:table-cell>
          <table:table-cell office:value-type="float" office:value="0.32" calcext:value-type="float">
            <text:p>0.32</text:p>
          </table:table-cell>
          <table:table-cell office:value-type="float" office:value="6.9716775599" calcext:value-type="float">
            <text:p>6.9716775599</text:p>
          </table:table-cell>
          <table:table-cell office:value-type="float" office:value="0.0191777042" calcext:value-type="float">
            <text:p>0.0191777042</text:p>
          </table:table-cell>
          <table:table-cell office:value-type="float" office:value="1.3439924829" calcext:value-type="float">
            <text:p>1.3439924829</text:p>
          </table:table-cell>
          <table:table-cell office:value-type="float" office:value="4.99" calcext:value-type="float">
            <text:p>4.99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283665629" calcext:value-type="float">
            <text:p>1.0283665629</text:p>
          </table:table-cell>
          <table:table-cell office:value-type="float" office:value="0.0075583333" calcext:value-type="float">
            <text:p>0.0075583333</text:p>
          </table:table-cell>
          <table:table-cell office:value-type="float" office:value="1.2861419839" calcext:value-type="float">
            <text:p>1.2861419839</text:p>
          </table:table-cell>
        </table:table-row>
        <table:table-row table:style-name="ro1">
          <table:table-cell office:value-type="string" calcext:value-type="string">
            <text:p>01/04/1875</text:p>
          </table:table-cell>
          <table:table-cell office:value-type="float" office:value="4.65" calcext:value-type="float">
            <text:p>4.65</text:p>
          </table:table-cell>
          <table:table-cell office:value-type="float" office:value="0.32" calcext:value-type="float">
            <text:p>0.32</text:p>
          </table:table-cell>
          <table:table-cell office:value-type="float" office:value="6.8817204301" calcext:value-type="float">
            <text:p>6.8817204301</text:p>
          </table:table-cell>
          <table:table-cell office:value-type="float" office:value="0.0188816267" calcext:value-type="float">
            <text:p>0.0188816267</text:p>
          </table:table-cell>
          <table:table-cell office:value-type="float" office:value="1.3693692473" calcext:value-type="float">
            <text:p>1.3693692473</text:p>
          </table:table-cell>
          <table:table-cell office:value-type="float" office:value="4.95" calcext:value-type="float">
            <text:p>4.95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318630093" calcext:value-type="float">
            <text:p>1.0318630093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1.2958202023" calcext:value-type="float">
            <text:p>1.2958202023</text:p>
          </table:table-cell>
        </table:table-row>
        <table:table-row table:style-name="ro1">
          <table:table-cell office:value-type="string" calcext:value-type="string">
            <text:p>01/05/1875</text:p>
          </table:table-cell>
          <table:table-cell office:value-type="float" office:value="4.47" calcext:value-type="float">
            <text:p>4.47</text:p>
          </table:table-cell>
          <table:table-cell office:value-type="float" office:value="0.32" calcext:value-type="float">
            <text:p>0.32</text:p>
          </table:table-cell>
          <table:table-cell office:value-type="float" office:value="7.158836689" calcext:value-type="float">
            <text:p>7.158836689</text:p>
          </table:table-cell>
          <table:table-cell office:value-type="float" office:value="-0.0330197133" calcext:value-type="float">
            <text:p>-0.0330197133</text:p>
          </table:table-cell>
          <table:table-cell office:value-type="float" office:value="1.3241530674" calcext:value-type="float">
            <text:p>1.3241530674</text:p>
          </table:table-cell>
          <table:table-cell office:value-type="float" office:value="4.91" calcext:value-type="float">
            <text:p>4.91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353713435" calcext:value-type="float">
            <text:p>1.0353713435</text:p>
          </table:table-cell>
          <table:table-cell office:value-type="float" office:value="0.0074916667" calcext:value-type="float">
            <text:p>0.0074916667</text:p>
          </table:table-cell>
          <table:table-cell office:value-type="float" office:value="1.3055280553" calcext:value-type="float">
            <text:p>1.3055280553</text:p>
          </table:table-cell>
        </table:table-row>
        <table:table-row table:style-name="ro1">
          <table:table-cell office:value-type="string" calcext:value-type="string">
            <text:p>01/06/1875</text:p>
          </table:table-cell>
          <table:table-cell office:value-type="float" office:value="4.38" calcext:value-type="float">
            <text:p>4.38</text:p>
          </table:table-cell>
          <table:table-cell office:value-type="float" office:value="0.32" calcext:value-type="float">
            <text:p>0.32</text:p>
          </table:table-cell>
          <table:table-cell office:value-type="float" office:value="7.3059360731" calcext:value-type="float">
            <text:p>7.3059360731</text:p>
          </table:table-cell>
          <table:table-cell office:value-type="float" office:value="-0.014261745" calcext:value-type="float">
            <text:p>-0.014261745</text:p>
          </table:table-cell>
          <table:table-cell office:value-type="float" office:value="1.3052683341" calcext:value-type="float">
            <text:p>1.3052683341</text:p>
          </table:table-cell>
          <table:table-cell office:value-type="float" office:value="4.87" calcext:value-type="float">
            <text:p>4.87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388916061" calcext:value-type="float">
            <text:p>1.0388916061</text:p>
          </table:table-cell>
          <table:table-cell office:value-type="float" office:value="0.0074583333" calcext:value-type="float">
            <text:p>0.0074583333</text:p>
          </table:table-cell>
          <table:table-cell office:value-type="float" office:value="1.3152651187" calcext:value-type="float">
            <text:p>1.3152651187</text:p>
          </table:table-cell>
        </table:table-row>
        <table:table-row table:style-name="ro1">
          <table:table-cell office:value-type="string" calcext:value-type="string">
            <text:p>01/07/1875</text:p>
          </table:table-cell>
          <table:table-cell office:value-type="float" office:value="4.39" calcext:value-type="float">
            <text:p>4.39</text:p>
          </table:table-cell>
          <table:table-cell office:value-type="float" office:value="0.31" calcext:value-type="float">
            <text:p>0.31</text:p>
          </table:table-cell>
          <table:table-cell office:value-type="float" office:value="7.0615034169" calcext:value-type="float">
            <text:p>7.0615034169</text:p>
          </table:table-cell>
          <table:table-cell office:value-type="float" office:value="0.008228691" calcext:value-type="float">
            <text:p>0.008228691</text:p>
          </table:table-cell>
          <table:table-cell office:value-type="float" office:value="1.3160089839" calcext:value-type="float">
            <text:p>1.3160089839</text:p>
          </table:table-cell>
          <table:table-cell office:value-type="float" office:value="4.83" calcext:value-type="float">
            <text:p>4.83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424238375" calcext:value-type="float">
            <text:p>1.0424238375</text:p>
          </table:table-cell>
          <table:table-cell office:value-type="float" office:value="0.007425" calcext:value-type="float">
            <text:p>0.007425</text:p>
          </table:table-cell>
          <table:table-cell office:value-type="float" office:value="1.3250309622" calcext:value-type="float">
            <text:p>1.3250309622</text:p>
          </table:table-cell>
        </table:table-row>
        <table:table-row table:style-name="ro1">
          <table:table-cell office:value-type="string" calcext:value-type="string">
            <text:p>01/08/1875</text:p>
          </table:table-cell>
          <table:table-cell office:value-type="float" office:value="4.41" calcext:value-type="float">
            <text:p>4.41</text:p>
          </table:table-cell>
          <table:table-cell office:value-type="float" office:value="0.31" calcext:value-type="float">
            <text:p>0.31</text:p>
          </table:table-cell>
          <table:table-cell office:value-type="float" office:value="7.029478458" calcext:value-type="float">
            <text:p>7.029478458</text:p>
          </table:table-cell>
          <table:table-cell office:value-type="float" office:value="0.0104403948" calcext:value-type="float">
            <text:p>0.0104403948</text:p>
          </table:table-cell>
          <table:table-cell office:value-type="float" office:value="1.3297486373" calcext:value-type="float">
            <text:p>1.3297486373</text:p>
          </table:table-cell>
          <table:table-cell office:value-type="float" office:value="4.79" calcext:value-type="float">
            <text:p>4.79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459680786" calcext:value-type="float">
            <text:p>1.0459680786</text:p>
          </table:table-cell>
          <table:table-cell office:value-type="float" office:value="0.0073916667" calcext:value-type="float">
            <text:p>0.0073916667</text:p>
          </table:table-cell>
          <table:table-cell office:value-type="float" office:value="1.3348251494" calcext:value-type="float">
            <text:p>1.3348251494</text:p>
          </table:table-cell>
        </table:table-row>
        <table:table-row table:style-name="ro1">
          <table:table-cell office:value-type="string" calcext:value-type="string">
            <text:p>01/09/1875</text:p>
          </table:table-cell>
          <table:table-cell office:value-type="float" office:value="4.37" calcext:value-type="float">
            <text:p>4.37</text:p>
          </table:table-cell>
          <table:table-cell office:value-type="float" office:value="0.31" calcext:value-type="float">
            <text:p>0.31</text:p>
          </table:table-cell>
          <table:table-cell office:value-type="float" office:value="7.0938215103" calcext:value-type="float">
            <text:p>7.0938215103</text:p>
          </table:table-cell>
          <table:table-cell office:value-type="float" office:value="-0.0032596372" calcext:value-type="float">
            <text:p>-0.0032596372</text:p>
          </table:table-cell>
          <table:table-cell office:value-type="float" office:value="1.3254141392" calcext:value-type="float">
            <text:p>1.3254141392</text:p>
          </table:table-cell>
          <table:table-cell office:value-type="float" office:value="4.75" calcext:value-type="float">
            <text:p>4.75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4952437" calcext:value-type="float">
            <text:p>1.04952437</text:p>
          </table:table-cell>
          <table:table-cell office:value-type="float" office:value="0.0073583333" calcext:value-type="float">
            <text:p>0.0073583333</text:p>
          </table:table-cell>
          <table:table-cell office:value-type="float" office:value="1.3446472378" calcext:value-type="float">
            <text:p>1.3446472378</text:p>
          </table:table-cell>
        </table:table-row>
        <table:table-row table:style-name="ro1">
          <table:table-cell office:value-type="string" calcext:value-type="string">
            <text:p>01/10/1875</text:p>
          </table:table-cell>
          <table:table-cell office:value-type="float" office:value="4.3" calcext:value-type="float">
            <text:p>4.3</text:p>
          </table:table-cell>
          <table:table-cell office:value-type="float" office:value="0.31" calcext:value-type="float">
            <text:p>0.31</text:p>
          </table:table-cell>
          <table:table-cell office:value-type="float" office:value="7.2093023256" calcext:value-type="float">
            <text:p>7.2093023256</text:p>
          </table:table-cell>
          <table:table-cell office:value-type="float" office:value="-0.0102021358" calcext:value-type="float">
            <text:p>-0.0102021358</text:p>
          </table:table-cell>
          <table:table-cell office:value-type="float" office:value="1.3118920842" calcext:value-type="float">
            <text:p>1.3118920842</text:p>
          </table:table-cell>
          <table:table-cell office:value-type="float" office:value="4.71" calcext:value-type="float">
            <text:p>4.71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530927529" calcext:value-type="float">
            <text:p>1.053092752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1.3544967788" calcext:value-type="float">
            <text:p>1.3544967788</text:p>
          </table:table-cell>
        </table:table-row>
        <table:table-row table:style-name="ro1">
          <table:table-cell office:value-type="string" calcext:value-type="string">
            <text:p>01/11/1875</text:p>
          </table:table-cell>
          <table:table-cell office:value-type="float" office:value="4.37" calcext:value-type="float">
            <text:p>4.37</text:p>
          </table:table-cell>
          <table:table-cell office:value-type="float" office:value="0.3" calcext:value-type="float">
            <text:p>0.3</text:p>
          </table:table-cell>
          <table:table-cell office:value-type="float" office:value="6.8649885584" calcext:value-type="float">
            <text:p>6.8649885584</text:p>
          </table:table-cell>
          <table:table-cell office:value-type="float" office:value="0.0221414729" calcext:value-type="float">
            <text:p>0.0221414729</text:p>
          </table:table-cell>
          <table:table-cell office:value-type="float" office:value="1.3409393072" calcext:value-type="float">
            <text:p>1.3409393072</text:p>
          </table:table-cell>
          <table:table-cell office:value-type="float" office:value="4.67" calcext:value-type="float">
            <text:p>4.67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566732683" calcext:value-type="float">
            <text:p>1.0566732683</text:p>
          </table:table-cell>
          <table:table-cell office:value-type="float" office:value="0.0072916667" calcext:value-type="float">
            <text:p>0.0072916667</text:p>
          </table:table-cell>
          <table:table-cell office:value-type="float" office:value="1.3643733178" calcext:value-type="float">
            <text:p>1.3643733178</text:p>
          </table:table-cell>
        </table:table-row>
        <table:table-row table:style-name="ro1">
          <table:table-cell office:value-type="string" calcext:value-type="string">
            <text:p>01/12/1875</text:p>
          </table:table-cell>
          <table:table-cell office:value-type="float" office:value="4.37" calcext:value-type="float">
            <text:p>4.37</text:p>
          </table:table-cell>
          <table:table-cell office:value-type="float" office:value="0.3" calcext:value-type="float">
            <text:p>0.3</text:p>
          </table:table-cell>
          <table:table-cell office:value-type="float" office:value="6.8649885584" calcext:value-type="float">
            <text:p>6.8649885584</text:p>
          </table:table-cell>
          <table:table-cell office:value-type="float" office:value="0.0057208238" calcext:value-type="float">
            <text:p>0.0057208238</text:p>
          </table:table-cell>
          <table:table-cell office:value-type="float" office:value="1.3486105847" calcext:value-type="float">
            <text:p>1.3486105847</text:p>
          </table:table-cell>
          <table:table-cell office:value-type="float" office:value="4.63" calcext:value-type="float">
            <text:p>4.63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602659574" calcext:value-type="float">
            <text:p>1.0602659574</text:p>
          </table:table-cell>
          <table:table-cell office:value-type="float" office:value="0.0072583333" calcext:value-type="float">
            <text:p>0.0072583333</text:p>
          </table:table-cell>
          <table:table-cell office:value-type="float" office:value="1.3742763942" calcext:value-type="float">
            <text:p>1.3742763942</text:p>
          </table:table-cell>
        </table:table-row>
        <table:table-row table:style-name="ro1">
          <table:table-cell office:value-type="string" calcext:value-type="string">
            <text:p>01/01/1876</text:p>
          </table:table-cell>
          <table:table-cell office:value-type="float" office:value="4.46" calcext:value-type="float">
            <text:p>4.46</text:p>
          </table:table-cell>
          <table:table-cell office:value-type="float" office:value="0.3" calcext:value-type="float">
            <text:p>0.3</text:p>
          </table:table-cell>
          <table:table-cell office:value-type="float" office:value="6.7264573991" calcext:value-type="float">
            <text:p>6.7264573991</text:p>
          </table:table-cell>
          <table:table-cell office:value-type="float" office:value="0.0263157895" calcext:value-type="float">
            <text:p>0.0263157895</text:p>
          </table:table-cell>
          <table:table-cell office:value-type="float" office:value="1.3841003369" calcext:value-type="float">
            <text:p>1.3841003369</text:p>
          </table:table-cell>
          <table:table-cell office:value-type="float" office:value="4.59" calcext:value-type="float">
            <text:p>4.59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638708616" calcext:value-type="float">
            <text:p>1.0638708616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1.3842055411" calcext:value-type="float">
            <text:p>1.3842055411</text:p>
          </table:table-cell>
        </table:table-row>
        <table:table-row table:style-name="ro1">
          <table:table-cell office:value-type="string" calcext:value-type="string">
            <text:p>01/02/1876</text:p>
          </table:table-cell>
          <table:table-cell office:value-type="float" office:value="4.52" calcext:value-type="float">
            <text:p>4.52</text:p>
          </table:table-cell>
          <table:table-cell office:value-type="float" office:value="0.3" calcext:value-type="float">
            <text:p>0.3</text:p>
          </table:table-cell>
          <table:table-cell office:value-type="float" office:value="6.6371681416" calcext:value-type="float">
            <text:p>6.6371681416</text:p>
          </table:table-cell>
          <table:table-cell office:value-type="float" office:value="0.019058296" calcext:value-type="float">
            <text:p>0.019058296</text:p>
          </table:table-cell>
          <table:table-cell office:value-type="float" office:value="1.4104789308" calcext:value-type="float">
            <text:p>1.4104789308</text:p>
          </table:table-cell>
          <table:table-cell office:value-type="float" office:value="4.58" calcext:value-type="float">
            <text:p>4.58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649258669" calcext:value-type="float">
            <text:p>1.0649258669</text:p>
          </table:table-cell>
          <table:table-cell office:value-type="float" office:value="0.0048069444" calcext:value-type="float">
            <text:p>0.0048069444</text:p>
          </table:table-cell>
          <table:table-cell office:value-type="float" office:value="1.3908593403" calcext:value-type="float">
            <text:p>1.3908593403</text:p>
          </table:table-cell>
        </table:table-row>
        <table:table-row table:style-name="ro1">
          <table:table-cell office:value-type="string" calcext:value-type="string">
            <text:p>01/03/1876</text:p>
          </table:table-cell>
          <table:table-cell office:value-type="float" office:value="4.51" calcext:value-type="float">
            <text:p>4.51</text:p>
          </table:table-cell>
          <table:table-cell office:value-type="float" office:value="0.3" calcext:value-type="float">
            <text:p>0.3</text:p>
          </table:table-cell>
          <table:table-cell office:value-type="float" office:value="6.6518847007" calcext:value-type="float">
            <text:p>6.6518847007</text:p>
          </table:table-cell>
          <table:table-cell office:value-type="float" office:value="0.0033185841" calcext:value-type="float">
            <text:p>0.0033185841</text:p>
          </table:table-cell>
          <table:table-cell office:value-type="float" office:value="1.4151597237" calcext:value-type="float">
            <text:p>1.4151597237</text:p>
          </table:table-cell>
          <table:table-cell office:value-type="float" office:value="4.57" calcext:value-type="float">
            <text:p>4.57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659819184" calcext:value-type="float">
            <text:p>1.0659819184</text:p>
          </table:table-cell>
          <table:table-cell office:value-type="float" office:value="0.0047972222" calcext:value-type="float">
            <text:p>0.0047972222</text:p>
          </table:table-cell>
          <table:table-cell office:value-type="float" office:value="1.3975316016" calcext:value-type="float">
            <text:p>1.3975316016</text:p>
          </table:table-cell>
        </table:table-row>
        <table:table-row table:style-name="ro1">
          <table:table-cell office:value-type="string" calcext:value-type="string">
            <text:p>01/04/1876</text:p>
          </table:table-cell>
          <table:table-cell office:value-type="float" office:value="4.34" calcext:value-type="float">
            <text:p>4.34</text:p>
          </table:table-cell>
          <table:table-cell office:value-type="float" office:value="0.3" calcext:value-type="float">
            <text:p>0.3</text:p>
          </table:table-cell>
          <table:table-cell office:value-type="float" office:value="6.9124423963" calcext:value-type="float">
            <text:p>6.9124423963</text:p>
          </table:table-cell>
          <table:table-cell office:value-type="float" office:value="-0.0321507761" calcext:value-type="float">
            <text:p>-0.0321507761</text:p>
          </table:table-cell>
          <table:table-cell office:value-type="float" office:value="1.3696612403" calcext:value-type="float">
            <text:p>1.3696612403</text:p>
          </table:table-cell>
          <table:table-cell office:value-type="float" office:value="4.56" calcext:value-type="float">
            <text:p>4.56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670390171" calcext:value-type="float">
            <text:p>1.0670390171</text:p>
          </table:table-cell>
          <table:table-cell office:value-type="float" office:value="0.0047875" calcext:value-type="float">
            <text:p>0.0047875</text:p>
          </table:table-cell>
          <table:table-cell office:value-type="float" office:value="1.4042222841" calcext:value-type="float">
            <text:p>1.4042222841</text:p>
          </table:table-cell>
        </table:table-row>
        <table:table-row table:style-name="ro1">
          <table:table-cell office:value-type="string" calcext:value-type="string">
            <text:p>01/05/1876</text:p>
          </table:table-cell>
          <table:table-cell office:value-type="float" office:value="4.18" calcext:value-type="float">
            <text:p>4.18</text:p>
          </table:table-cell>
          <table:table-cell office:value-type="float" office:value="0.3" calcext:value-type="float">
            <text:p>0.3</text:p>
          </table:table-cell>
          <table:table-cell office:value-type="float" office:value="7.1770334928" calcext:value-type="float">
            <text:p>7.1770334928</text:p>
          </table:table-cell>
          <table:table-cell office:value-type="float" office:value="-0.0311059908" calcext:value-type="float">
            <text:p>-0.0311059908</text:p>
          </table:table-cell>
          <table:table-cell office:value-type="float" office:value="1.3270565704" calcext:value-type="float">
            <text:p>1.3270565704</text:p>
          </table:table-cell>
          <table:table-cell office:value-type="float" office:value="4.54" calcext:value-type="float">
            <text:p>4.54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680971641" calcext:value-type="float">
            <text:p>1.0680971641</text:p>
          </table:table-cell>
          <table:table-cell office:value-type="float" office:value="0.0047777778" calcext:value-type="float">
            <text:p>0.0047777778</text:p>
          </table:table-cell>
          <table:table-cell office:value-type="float" office:value="1.4109313462" calcext:value-type="float">
            <text:p>1.4109313462</text:p>
          </table:table-cell>
        </table:table-row>
        <table:table-row table:style-name="ro1">
          <table:table-cell office:value-type="string" calcext:value-type="string">
            <text:p>01/06/1876</text:p>
          </table:table-cell>
          <table:table-cell office:value-type="float" office:value="4.15" calcext:value-type="float">
            <text:p>4.15</text:p>
          </table:table-cell>
          <table:table-cell office:value-type="float" office:value="0.3" calcext:value-type="float">
            <text:p>0.3</text:p>
          </table:table-cell>
          <table:table-cell office:value-type="float" office:value="7.2289156627" calcext:value-type="float">
            <text:p>7.2289156627</text:p>
          </table:table-cell>
          <table:table-cell office:value-type="float" office:value="-0.0011961722" calcext:value-type="float">
            <text:p>-0.0011961722</text:p>
          </table:table-cell>
          <table:table-cell office:value-type="float" office:value="1.3254691822" calcext:value-type="float">
            <text:p>1.3254691822</text:p>
          </table:table-cell>
          <table:table-cell office:value-type="float" office:value="4.53" calcext:value-type="float">
            <text:p>4.53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691563605" calcext:value-type="float">
            <text:p>1.0691563605</text:p>
          </table:table-cell>
          <table:table-cell office:value-type="float" office:value="0.0047680556" calcext:value-type="float">
            <text:p>0.0047680556</text:p>
          </table:table-cell>
          <table:table-cell office:value-type="float" office:value="1.4176587452" calcext:value-type="float">
            <text:p>1.4176587452</text:p>
          </table:table-cell>
        </table:table-row>
        <table:table-row table:style-name="ro1">
          <table:table-cell office:value-type="string" calcext:value-type="string">
            <text:p>01/07/1876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  <table:table-cell office:value-type="float" office:value="7.3170731707" calcext:value-type="float">
            <text:p>7.3170731707</text:p>
          </table:table-cell>
          <table:table-cell office:value-type="float" office:value="-0.0060240964" calcext:value-type="float">
            <text:p>-0.0060240964</text:p>
          </table:table-cell>
          <table:table-cell office:value-type="float" office:value="1.317484428" calcext:value-type="float">
            <text:p>1.317484428</text:p>
          </table:table-cell>
          <table:table-cell office:value-type="float" office:value="4.52" calcext:value-type="float">
            <text:p>4.52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02166072" calcext:value-type="float">
            <text:p>1.0702166072</text:p>
          </table:table-cell>
          <table:table-cell office:value-type="float" office:value="0.0047583333" calcext:value-type="float">
            <text:p>0.0047583333</text:p>
          </table:table-cell>
          <table:table-cell office:value-type="float" office:value="1.4244044381" calcext:value-type="float">
            <text:p>1.4244044381</text:p>
          </table:table-cell>
        </table:table-row>
        <table:table-row table:style-name="ro1">
          <table:table-cell office:value-type="string" calcext:value-type="string">
            <text:p>01/08/1876</text:p>
          </table:table-cell>
          <table:table-cell office:value-type="float" office:value="3.93" calcext:value-type="float">
            <text:p>3.93</text:p>
          </table:table-cell>
          <table:table-cell office:value-type="float" office:value="0.3" calcext:value-type="float">
            <text:p>0.3</text:p>
          </table:table-cell>
          <table:table-cell office:value-type="float" office:value="7.6335877863" calcext:value-type="float">
            <text:p>7.6335877863</text:p>
          </table:table-cell>
          <table:table-cell office:value-type="float" office:value="-0.0353658537" calcext:value-type="float">
            <text:p>-0.0353658537</text:p>
          </table:table-cell>
          <table:table-cell office:value-type="float" office:value="1.2708904666" calcext:value-type="float">
            <text:p>1.2708904666</text:p>
          </table:table-cell>
          <table:table-cell office:value-type="float" office:value="4.51" calcext:value-type="float">
            <text:p>4.51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12779054" calcext:value-type="float">
            <text:p>1.0712779054</text:p>
          </table:table-cell>
          <table:table-cell office:value-type="float" office:value="0.0047486111" calcext:value-type="float">
            <text:p>0.0047486111</text:p>
          </table:table-cell>
          <table:table-cell office:value-type="float" office:value="1.4311683808" calcext:value-type="float">
            <text:p>1.4311683808</text:p>
          </table:table-cell>
        </table:table-row>
        <table:table-row table:style-name="ro1">
          <table:table-cell office:value-type="string" calcext:value-type="string">
            <text:p>01/09/1876</text:p>
          </table:table-cell>
          <table:table-cell office:value-type="float" office:value="3.69" calcext:value-type="float">
            <text:p>3.69</text:p>
          </table:table-cell>
          <table:table-cell office:value-type="float" office:value="0.3" calcext:value-type="float">
            <text:p>0.3</text:p>
          </table:table-cell>
          <table:table-cell office:value-type="float" office:value="8.1300813008" calcext:value-type="float">
            <text:p>8.1300813008</text:p>
          </table:table-cell>
          <table:table-cell office:value-type="float" office:value="-0.0547073791" calcext:value-type="float">
            <text:p>-0.0547073791</text:p>
          </table:table-cell>
          <table:table-cell office:value-type="float" office:value="1.20136338" calcext:value-type="float">
            <text:p>1.20136338</text:p>
          </table:table-cell>
          <table:table-cell office:value-type="float" office:value="4.5" calcext:value-type="float">
            <text:p>4.5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23402559" calcext:value-type="float">
            <text:p>1.0723402559</text:p>
          </table:table-cell>
          <table:table-cell office:value-type="float" office:value="0.0047388889" calcext:value-type="float">
            <text:p>0.0047388889</text:p>
          </table:table-cell>
          <table:table-cell office:value-type="float" office:value="1.4379505287" calcext:value-type="float">
            <text:p>1.4379505287</text:p>
          </table:table-cell>
        </table:table-row>
        <table:table-row table:style-name="ro1">
          <table:table-cell office:value-type="string" calcext:value-type="string">
            <text:p>01/10/1876</text:p>
          </table:table-cell>
          <table:table-cell office:value-type="float" office:value="3.67" calcext:value-type="float">
            <text:p>3.67</text:p>
          </table:table-cell>
          <table:table-cell office:value-type="float" office:value="0.3" calcext:value-type="float">
            <text:p>0.3</text:p>
          </table:table-cell>
          <table:table-cell office:value-type="float" office:value="8.174386921" calcext:value-type="float">
            <text:p>8.174386921</text:p>
          </table:table-cell>
          <table:table-cell office:value-type="float" office:value="0.0013550136" calcext:value-type="float">
            <text:p>0.0013550136</text:p>
          </table:table-cell>
          <table:table-cell office:value-type="float" office:value="1.2029912436" calcext:value-type="float">
            <text:p>1.2029912436</text:p>
          </table:table-cell>
          <table:table-cell office:value-type="float" office:value="4.49" calcext:value-type="float">
            <text:p>4.49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340366" calcext:value-type="float">
            <text:p>1.07340366</text:p>
          </table:table-cell>
          <table:table-cell office:value-type="float" office:value="0.0047291667" calcext:value-type="float">
            <text:p>0.0047291667</text:p>
          </table:table-cell>
          <table:table-cell office:value-type="float" office:value="1.4447508364" calcext:value-type="float">
            <text:p>1.4447508364</text:p>
          </table:table-cell>
        </table:table-row>
        <table:table-row table:style-name="ro1">
          <table:table-cell office:value-type="string" calcext:value-type="string">
            <text:p>01/11/1876</text:p>
          </table:table-cell>
          <table:table-cell office:value-type="float" office:value="3.6" calcext:value-type="float">
            <text:p>3.6</text:p>
          </table:table-cell>
          <table:table-cell office:value-type="float" office:value="0.3" calcext:value-type="float">
            <text:p>0.3</text:p>
          </table:table-cell>
          <table:table-cell office:value-type="float" office:value="8.3333333333" calcext:value-type="float">
            <text:p>8.3333333333</text:p>
          </table:table-cell>
          <table:table-cell office:value-type="float" office:value="-0.0122615804" calcext:value-type="float">
            <text:p>-0.0122615804</text:p>
          </table:table-cell>
          <table:table-cell office:value-type="float" office:value="1.1882406698" calcext:value-type="float">
            <text:p>1.1882406698</text:p>
          </table:table-cell>
          <table:table-cell office:value-type="float" office:value="4.47" calcext:value-type="float">
            <text:p>4.47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44681187" calcext:value-type="float">
            <text:p>1.0744681187</text:p>
          </table:table-cell>
          <table:table-cell office:value-type="float" office:value="0.0047194444" calcext:value-type="float">
            <text:p>0.0047194444</text:p>
          </table:table-cell>
          <table:table-cell office:value-type="float" office:value="1.4515692578" calcext:value-type="float">
            <text:p>1.4515692578</text:p>
          </table:table-cell>
        </table:table-row>
        <table:table-row table:style-name="ro1">
          <table:table-cell office:value-type="string" calcext:value-type="string">
            <text:p>01/12/1876</text:p>
          </table:table-cell>
          <table:table-cell office:value-type="float" office:value="3.58" calcext:value-type="float">
            <text:p>3.58</text:p>
          </table:table-cell>
          <table:table-cell office:value-type="float" office:value="0.3" calcext:value-type="float">
            <text:p>0.3</text:p>
          </table:table-cell>
          <table:table-cell office:value-type="float" office:value="8.3798882682" calcext:value-type="float">
            <text:p>8.3798882682</text:p>
          </table:table-cell>
          <table:table-cell office:value-type="float" office:value="0.0013888889" calcext:value-type="float">
            <text:p>0.0013888889</text:p>
          </table:table-cell>
          <table:table-cell office:value-type="float" office:value="1.1898910041" calcext:value-type="float">
            <text:p>1.1898910041</text:p>
          </table:table-cell>
          <table:table-cell office:value-type="float" office:value="4.46" calcext:value-type="float">
            <text:p>4.46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55336329" calcext:value-type="float">
            <text:p>1.0755336329</text:p>
          </table:table-cell>
          <table:table-cell office:value-type="float" office:value="0.0047097222" calcext:value-type="float">
            <text:p>0.0047097222</text:p>
          </table:table-cell>
          <table:table-cell office:value-type="float" office:value="1.4584057457" calcext:value-type="float">
            <text:p>1.4584057457</text:p>
          </table:table-cell>
        </table:table-row>
        <table:table-row table:style-name="ro1">
          <table:table-cell office:value-type="string" calcext:value-type="string">
            <text:p>01/01/1877</text:p>
          </table:table-cell>
          <table:table-cell office:value-type="float" office:value="3.55" calcext:value-type="float">
            <text:p>3.55</text:p>
          </table:table-cell>
          <table:table-cell office:value-type="float" office:value="0.29" calcext:value-type="float">
            <text:p>0.29</text:p>
          </table:table-cell>
          <table:table-cell office:value-type="float" office:value="8.1690140845" calcext:value-type="float">
            <text:p>8.1690140845</text:p>
          </table:table-cell>
          <table:table-cell office:value-type="float" office:value="-0.0016108007" calcext:value-type="float">
            <text:p>-0.0016108007</text:p>
          </table:table-cell>
          <table:table-cell office:value-type="float" office:value="1.1879743267" calcext:value-type="float">
            <text:p>1.1879743267</text:p>
          </table:table-cell>
          <table:table-cell office:value-type="float" office:value="4.45" calcext:value-type="float">
            <text:p>4.45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0766002037" calcext:value-type="float">
            <text:p>1.0766002037</text:p>
          </table:table-cell>
          <table:table-cell office:value-type="float" office:value="0.0047" calcext:value-type="float">
            <text:p>0.0047</text:p>
          </table:table-cell>
          <table:table-cell office:value-type="float" office:value="1.4652602528" calcext:value-type="float">
            <text:p>1.4652602528</text:p>
          </table:table-cell>
        </table:table-row>
        <table:table-row table:style-name="ro1">
          <table:table-cell office:value-type="string" calcext:value-type="string">
            <text:p>01/02/1877</text:p>
          </table:table-cell>
          <table:table-cell office:value-type="float" office:value="3.34" calcext:value-type="float">
            <text:p>3.34</text:p>
          </table:table-cell>
          <table:table-cell office:value-type="float" office:value="0.28" calcext:value-type="float">
            <text:p>0.28</text:p>
          </table:table-cell>
          <table:table-cell office:value-type="float" office:value="8.3832335329" calcext:value-type="float">
            <text:p>8.3832335329</text:p>
          </table:table-cell>
          <table:table-cell office:value-type="float" office:value="-0.0525422535" calcext:value-type="float">
            <text:p>-0.0525422535</text:p>
          </table:table-cell>
          <table:table-cell office:value-type="float" office:value="1.1255554785" calcext:value-type="float">
            <text:p>1.1255554785</text:p>
          </table:table-cell>
          <table:table-cell office:value-type="float" office:value="4.44" calcext:value-type="float">
            <text:p>4.4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774390547" calcext:value-type="float">
            <text:p>1.0774390547</text:p>
          </table:table-cell>
          <table:table-cell office:value-type="float" office:value="0.0044798611" calcext:value-type="float">
            <text:p>0.0044798611</text:p>
          </table:table-cell>
          <table:table-cell office:value-type="float" office:value="1.4718244152" calcext:value-type="float">
            <text:p>1.4718244152</text:p>
          </table:table-cell>
        </table:table-row>
        <table:table-row table:style-name="ro1">
          <table:table-cell office:value-type="string" calcext:value-type="string">
            <text:p>01/03/1877</text:p>
          </table:table-cell>
          <table:table-cell office:value-type="float" office:value="3.17" calcext:value-type="float">
            <text:p>3.17</text:p>
          </table:table-cell>
          <table:table-cell office:value-type="float" office:value="0.27" calcext:value-type="float">
            <text:p>0.27</text:p>
          </table:table-cell>
          <table:table-cell office:value-type="float" office:value="8.5173501577" calcext:value-type="float">
            <text:p>8.5173501577</text:p>
          </table:table-cell>
          <table:table-cell office:value-type="float" office:value="-0.0440993014" calcext:value-type="float">
            <text:p>-0.0440993014</text:p>
          </table:table-cell>
          <table:table-cell office:value-type="float" office:value="1.0759192682" calcext:value-type="float">
            <text:p>1.0759192682</text:p>
          </table:table-cell>
          <table:table-cell office:value-type="float" office:value="4.43" calcext:value-type="float">
            <text:p>4.4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782785593" calcext:value-type="float">
            <text:p>1.0782785593</text:p>
          </table:table-cell>
          <table:table-cell office:value-type="float" office:value="0.0044722222" calcext:value-type="float">
            <text:p>0.0044722222</text:p>
          </table:table-cell>
          <table:table-cell office:value-type="float" office:value="1.478406741" calcext:value-type="float">
            <text:p>1.478406741</text:p>
          </table:table-cell>
        </table:table-row>
        <table:table-row table:style-name="ro1">
          <table:table-cell office:value-type="string" calcext:value-type="string">
            <text:p>01/04/1877</text:p>
          </table:table-cell>
          <table:table-cell office:value-type="float" office:value="2.94" calcext:value-type="float">
            <text:p>2.94</text:p>
          </table:table-cell>
          <table:table-cell office:value-type="float" office:value="0.26" calcext:value-type="float">
            <text:p>0.26</text:p>
          </table:table-cell>
          <table:table-cell office:value-type="float" office:value="8.843537415" calcext:value-type="float">
            <text:p>8.843537415</text:p>
          </table:table-cell>
          <table:table-cell office:value-type="float" office:value="-0.0656335436" calcext:value-type="float">
            <text:p>-0.0656335436</text:p>
          </table:table-cell>
          <table:table-cell office:value-type="float" office:value="1.005302874" calcext:value-type="float">
            <text:p>1.005302874</text:p>
          </table:table-cell>
          <table:table-cell office:value-type="float" office:value="4.42" calcext:value-type="float">
            <text:p>4.42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79118718" calcext:value-type="float">
            <text:p>1.079118718</text:p>
          </table:table-cell>
          <table:table-cell office:value-type="float" office:value="0.0044645833" calcext:value-type="float">
            <text:p>0.0044645833</text:p>
          </table:table-cell>
          <table:table-cell office:value-type="float" office:value="1.4850072111" calcext:value-type="float">
            <text:p>1.4850072111</text:p>
          </table:table-cell>
        </table:table-row>
        <table:table-row table:style-name="ro1">
          <table:table-cell office:value-type="string" calcext:value-type="string">
            <text:p>01/05/1877</text:p>
          </table:table-cell>
          <table:table-cell office:value-type="float" office:value="2.94" calcext:value-type="float">
            <text:p>2.94</text:p>
          </table:table-cell>
          <table:table-cell office:value-type="float" office:value="0.25" calcext:value-type="float">
            <text:p>0.25</text:p>
          </table:table-cell>
          <table:table-cell office:value-type="float" office:value="8.5034013605" calcext:value-type="float">
            <text:p>8.5034013605</text:p>
          </table:table-cell>
          <table:table-cell office:value-type="float" office:value="0.0072052154" calcext:value-type="float">
            <text:p>0.0072052154</text:p>
          </table:table-cell>
          <table:table-cell office:value-type="float" office:value="1.0125462977" calcext:value-type="float">
            <text:p>1.0125462977</text:p>
          </table:table-cell>
          <table:table-cell office:value-type="float" office:value="4.41" calcext:value-type="float">
            <text:p>4.41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799595314" calcext:value-type="float">
            <text:p>1.0799595314</text:p>
          </table:table-cell>
          <table:table-cell office:value-type="float" office:value="0.0044569444" calcext:value-type="float">
            <text:p>0.0044569444</text:p>
          </table:table-cell>
          <table:table-cell office:value-type="float" office:value="1.4916258058" calcext:value-type="float">
            <text:p>1.4916258058</text:p>
          </table:table-cell>
        </table:table-row>
        <table:table-row table:style-name="ro1">
          <table:table-cell office:value-type="string" calcext:value-type="string">
            <text:p>01/06/1877</text:p>
          </table:table-cell>
          <table:table-cell office:value-type="float" office:value="2.73" calcext:value-type="float">
            <text:p>2.73</text:p>
          </table:table-cell>
          <table:table-cell office:value-type="float" office:value="0.25" calcext:value-type="float">
            <text:p>0.25</text:p>
          </table:table-cell>
          <table:table-cell office:value-type="float" office:value="9.1575091575" calcext:value-type="float">
            <text:p>9.1575091575</text:p>
          </table:table-cell>
          <table:table-cell office:value-type="float" office:value="-0.064484127" calcext:value-type="float">
            <text:p>-0.064484127</text:p>
          </table:table-cell>
          <table:table-cell office:value-type="float" office:value="0.9472531337" calcext:value-type="float">
            <text:p>0.9472531337</text:p>
          </table:table-cell>
          <table:table-cell office:value-type="float" office:value="4.4" calcext:value-type="float">
            <text:p>4.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08009998" calcext:value-type="float">
            <text:p>1.0808009998</text:p>
          </table:table-cell>
          <table:table-cell office:value-type="float" office:value="0.0044493056" calcext:value-type="float">
            <text:p>0.0044493056</text:p>
          </table:table-cell>
          <table:table-cell office:value-type="float" office:value="1.4982625048" calcext:value-type="float">
            <text:p>1.4982625048</text:p>
          </table:table-cell>
        </table:table-row>
        <table:table-row table:style-name="ro1">
          <table:table-cell office:value-type="string" calcext:value-type="string">
            <text:p>01/07/1877</text:p>
          </table:table-cell>
          <table:table-cell office:value-type="float" office:value="2.85" calcext:value-type="float">
            <text:p>2.85</text:p>
          </table:table-cell>
          <table:table-cell office:value-type="float" office:value="0.24" calcext:value-type="float">
            <text:p>0.24</text:p>
          </table:table-cell>
          <table:table-cell office:value-type="float" office:value="8.4210526316" calcext:value-type="float">
            <text:p>8.4210526316</text:p>
          </table:table-cell>
          <table:table-cell office:value-type="float" office:value="0.0511538462" calcext:value-type="float">
            <text:p>0.0511538462</text:p>
          </table:table-cell>
          <table:table-cell office:value-type="float" office:value="0.9957087748" calcext:value-type="float">
            <text:p>0.9957087748</text:p>
          </table:table-cell>
          <table:table-cell office:value-type="float" office:value="4.4" calcext:value-type="float">
            <text:p>4.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16431239" calcext:value-type="float">
            <text:p>1.0816431239</text:p>
          </table:table-cell>
          <table:table-cell office:value-type="float" office:value="0.0044416667" calcext:value-type="float">
            <text:p>0.0044416667</text:p>
          </table:table-cell>
          <table:table-cell office:value-type="float" office:value="1.5049172874" calcext:value-type="float">
            <text:p>1.5049172874</text:p>
          </table:table-cell>
        </table:table-row>
        <table:table-row table:style-name="ro1">
          <table:table-cell office:value-type="string" calcext:value-type="string">
            <text:p>01/08/1877</text:p>
          </table:table-cell>
          <table:table-cell office:value-type="float" office:value="3.05" calcext:value-type="float">
            <text:p>3.05</text:p>
          </table:table-cell>
          <table:table-cell office:value-type="float" office:value="0.23" calcext:value-type="float">
            <text:p>0.23</text:p>
          </table:table-cell>
          <table:table-cell office:value-type="float" office:value="7.5409836066" calcext:value-type="float">
            <text:p>7.5409836066</text:p>
          </table:table-cell>
          <table:table-cell office:value-type="float" office:value="0.0768040936" calcext:value-type="float">
            <text:p>0.0768040936</text:p>
          </table:table-cell>
          <table:table-cell office:value-type="float" office:value="1.0721832847" calcext:value-type="float">
            <text:p>1.0721832847</text:p>
          </table:table-cell>
          <table:table-cell office:value-type="float" office:value="4.39" calcext:value-type="float">
            <text:p>4.39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24859042" calcext:value-type="float">
            <text:p>1.0824859042</text:p>
          </table:table-cell>
          <table:table-cell office:value-type="float" office:value="0.0044340278" calcext:value-type="float">
            <text:p>0.0044340278</text:p>
          </table:table-cell>
          <table:table-cell office:value-type="float" office:value="1.5115901324" calcext:value-type="float">
            <text:p>1.5115901324</text:p>
          </table:table-cell>
        </table:table-row>
        <table:table-row table:style-name="ro1">
          <table:table-cell office:value-type="string" calcext:value-type="string">
            <text:p>01/09/1877</text:p>
          </table:table-cell>
          <table:table-cell office:value-type="float" office:value="3.24" calcext:value-type="float">
            <text:p>3.24</text:p>
          </table:table-cell>
          <table:table-cell office:value-type="float" office:value="0.22" calcext:value-type="float">
            <text:p>0.22</text:p>
          </table:table-cell>
          <table:table-cell office:value-type="float" office:value="6.7901234568" calcext:value-type="float">
            <text:p>6.7901234568</text:p>
          </table:table-cell>
          <table:table-cell office:value-type="float" office:value="0.0682377049" calcext:value-type="float">
            <text:p>0.0682377049</text:p>
          </table:table-cell>
          <table:table-cell office:value-type="float" office:value="1.1453466113" calcext:value-type="float">
            <text:p>1.1453466113</text:p>
          </table:table-cell>
          <table:table-cell office:value-type="float" office:value="4.38" calcext:value-type="float">
            <text:p>4.38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33293411" calcext:value-type="float">
            <text:p>1.0833293411</text:p>
          </table:table-cell>
          <table:table-cell office:value-type="float" office:value="0.0044263889" calcext:value-type="float">
            <text:p>0.0044263889</text:p>
          </table:table-cell>
          <table:table-cell office:value-type="float" office:value="1.5182810182" calcext:value-type="float">
            <text:p>1.5182810182</text:p>
          </table:table-cell>
        </table:table-row>
        <table:table-row table:style-name="ro1">
          <table:table-cell office:value-type="string" calcext:value-type="string">
            <text:p>01/10/1877</text:p>
          </table:table-cell>
          <table:table-cell office:value-type="float" office:value="3.31" calcext:value-type="float">
            <text:p>3.31</text:p>
          </table:table-cell>
          <table:table-cell office:value-type="float" office:value="0.21" calcext:value-type="float">
            <text:p>0.21</text:p>
          </table:table-cell>
          <table:table-cell office:value-type="float" office:value="6.3444108761" calcext:value-type="float">
            <text:p>6.3444108761</text:p>
          </table:table-cell>
          <table:table-cell office:value-type="float" office:value="0.0269624486" calcext:value-type="float">
            <text:p>0.0269624486</text:p>
          </table:table-cell>
          <table:table-cell office:value-type="float" office:value="1.1762279604" calcext:value-type="float">
            <text:p>1.1762279604</text:p>
          </table:table-cell>
          <table:table-cell office:value-type="float" office:value="4.37" calcext:value-type="float">
            <text:p>4.3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41734353" calcext:value-type="float">
            <text:p>1.0841734353</text:p>
          </table:table-cell>
          <table:table-cell office:value-type="float" office:value="0.00441875" calcext:value-type="float">
            <text:p>0.00441875</text:p>
          </table:table-cell>
          <table:table-cell office:value-type="float" office:value="1.5249899225" calcext:value-type="float">
            <text:p>1.5249899225</text:p>
          </table:table-cell>
        </table:table-row>
        <table:table-row table:style-name="ro1">
          <table:table-cell office:value-type="string" calcext:value-type="string">
            <text:p>01/11/1877</text:p>
          </table:table-cell>
          <table:table-cell office:value-type="float" office:value="3.26" calcext:value-type="float">
            <text:p>3.26</text:p>
          </table:table-cell>
          <table:table-cell office:value-type="float" office:value="0.2" calcext:value-type="float">
            <text:p>0.2</text:p>
          </table:table-cell>
          <table:table-cell office:value-type="float" office:value="6.1349693252" calcext:value-type="float">
            <text:p>6.1349693252</text:p>
          </table:table-cell>
          <table:table-cell office:value-type="float" office:value="-0.0100906344" calcext:value-type="float">
            <text:p>-0.0100906344</text:p>
          </table:table-cell>
          <table:table-cell office:value-type="float" office:value="1.164359074" calcext:value-type="float">
            <text:p>1.164359074</text:p>
          </table:table-cell>
          <table:table-cell office:value-type="float" office:value="4.36" calcext:value-type="float">
            <text:p>4.36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50181871" calcext:value-type="float">
            <text:p>1.0850181871</text:p>
          </table:table-cell>
          <table:table-cell office:value-type="float" office:value="0.0044111111" calcext:value-type="float">
            <text:p>0.0044111111</text:p>
          </table:table-cell>
          <table:table-cell office:value-type="float" office:value="1.5317168224" calcext:value-type="float">
            <text:p>1.5317168224</text:p>
          </table:table-cell>
        </table:table-row>
        <table:table-row table:style-name="ro1">
          <table:table-cell office:value-type="string" calcext:value-type="string">
            <text:p>01/12/1877</text:p>
          </table:table-cell>
          <table:table-cell office:value-type="float" office:value="3.25" calcext:value-type="float">
            <text:p>3.25</text:p>
          </table:table-cell>
          <table:table-cell office:value-type="float" office:value="0.19" calcext:value-type="float">
            <text:p>0.19</text:p>
          </table:table-cell>
          <table:table-cell office:value-type="float" office:value="5.8461538462" calcext:value-type="float">
            <text:p>5.8461538462</text:p>
          </table:table-cell>
          <table:table-cell office:value-type="float" office:value="0.0017893661" calcext:value-type="float">
            <text:p>0.0017893661</text:p>
          </table:table-cell>
          <table:table-cell office:value-type="float" office:value="1.1664425386" calcext:value-type="float">
            <text:p>1.1664425386</text:p>
          </table:table-cell>
          <table:table-cell office:value-type="float" office:value="4.35" calcext:value-type="float">
            <text:p>4.35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58635971" calcext:value-type="float">
            <text:p>1.0858635971</text:p>
          </table:table-cell>
          <table:table-cell office:value-type="float" office:value="0.0044034722" calcext:value-type="float">
            <text:p>0.0044034722</text:p>
          </table:table-cell>
          <table:table-cell office:value-type="float" office:value="1.5384616949" calcext:value-type="float">
            <text:p>1.5384616949</text:p>
          </table:table-cell>
        </table:table-row>
        <table:table-row table:style-name="ro1">
          <table:table-cell office:value-type="string" calcext:value-type="string">
            <text:p>01/01/1878</text:p>
          </table:table-cell>
          <table:table-cell office:value-type="float" office:value="3.25" calcext:value-type="float">
            <text:p>3.25</text:p>
          </table:table-cell>
          <table:table-cell office:value-type="float" office:value="0.19" calcext:value-type="float">
            <text:p>0.19</text:p>
          </table:table-cell>
          <table:table-cell office:value-type="float" office:value="5.8461538462" calcext:value-type="float">
            <text:p>5.8461538462</text:p>
          </table:table-cell>
          <table:table-cell office:value-type="float" office:value="0.0048512821" calcext:value-type="float">
            <text:p>0.0048512821</text:p>
          </table:table-cell>
          <table:table-cell office:value-type="float" office:value="1.1721012803" calcext:value-type="float">
            <text:p>1.1721012803</text:p>
          </table:table-cell>
          <table:table-cell office:value-type="float" office:value="4.34" calcext:value-type="float">
            <text:p>4.3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0867096658" calcext:value-type="float">
            <text:p>1.0867096658</text:p>
          </table:table-cell>
          <table:table-cell office:value-type="float" office:value="0.0043958333" calcext:value-type="float">
            <text:p>0.0043958333</text:p>
          </table:table-cell>
          <table:table-cell office:value-type="float" office:value="1.5452245161" calcext:value-type="float">
            <text:p>1.5452245161</text:p>
          </table:table-cell>
        </table:table-row>
        <table:table-row table:style-name="ro1">
          <table:table-cell office:value-type="string" calcext:value-type="string">
            <text:p>01/02/1878</text:p>
          </table:table-cell>
          <table:table-cell office:value-type="float" office:value="3.18" calcext:value-type="float">
            <text:p>3.18</text:p>
          </table:table-cell>
          <table:table-cell office:value-type="float" office:value="0.19" calcext:value-type="float">
            <text:p>0.19</text:p>
          </table:table-cell>
          <table:table-cell office:value-type="float" office:value="5.9748427673" calcext:value-type="float">
            <text:p>5.9748427673</text:p>
          </table:table-cell>
          <table:table-cell office:value-type="float" office:value="-0.0167102564" calcext:value-type="float">
            <text:p>-0.0167102564</text:p>
          </table:table-cell>
          <table:table-cell office:value-type="float" office:value="1.1525151674" calcext:value-type="float">
            <text:p>1.1525151674</text:p>
          </table:table-cell>
          <table:table-cell office:value-type="float" office:value="4.33" calcext:value-type="float">
            <text:p>4.3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87633369" calcext:value-type="float">
            <text:p>1.087633369</text:p>
          </table:table-cell>
          <table:table-cell office:value-type="float" office:value="0.0044583333" calcext:value-type="float">
            <text:p>0.0044583333</text:p>
          </table:table-cell>
          <table:table-cell office:value-type="float" office:value="1.5521136421" calcext:value-type="float">
            <text:p>1.5521136421</text:p>
          </table:table-cell>
        </table:table-row>
        <table:table-row table:style-name="ro1">
          <table:table-cell office:value-type="string" calcext:value-type="string">
            <text:p>01/03/1878</text:p>
          </table:table-cell>
          <table:table-cell office:value-type="float" office:value="3.24" calcext:value-type="float">
            <text:p>3.24</text:p>
          </table:table-cell>
          <table:table-cell office:value-type="float" office:value="0.19" calcext:value-type="float">
            <text:p>0.19</text:p>
          </table:table-cell>
          <table:table-cell office:value-type="float" office:value="5.8641975309" calcext:value-type="float">
            <text:p>5.8641975309</text:p>
          </table:table-cell>
          <table:table-cell office:value-type="float" office:value="0.0237814465" calcext:value-type="float">
            <text:p>0.0237814465</text:p>
          </table:table-cell>
          <table:table-cell office:value-type="float" office:value="1.1799236453" calcext:value-type="float">
            <text:p>1.1799236453</text:p>
          </table:table-cell>
          <table:table-cell office:value-type="float" office:value="4.32" calcext:value-type="float">
            <text:p>4.3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885578574" calcext:value-type="float">
            <text:p>1.0885578574</text:p>
          </table:table-cell>
          <table:table-cell office:value-type="float" office:value="0.00445" calcext:value-type="float">
            <text:p>0.00445</text:p>
          </table:table-cell>
          <table:table-cell office:value-type="float" office:value="1.5590205478" calcext:value-type="float">
            <text:p>1.5590205478</text:p>
          </table:table-cell>
        </table:table-row>
        <table:table-row table:style-name="ro1">
          <table:table-cell office:value-type="string" calcext:value-type="string">
            <text:p>01/04/1878</text:p>
          </table:table-cell>
          <table:table-cell office:value-type="float" office:value="3.33" calcext:value-type="float">
            <text:p>3.33</text:p>
          </table:table-cell>
          <table:table-cell office:value-type="float" office:value="0.19" calcext:value-type="float">
            <text:p>0.19</text:p>
          </table:table-cell>
          <table:table-cell office:value-type="float" office:value="5.7057057057" calcext:value-type="float">
            <text:p>5.7057057057</text:p>
          </table:table-cell>
          <table:table-cell office:value-type="float" office:value="0.0325797325" calcext:value-type="float">
            <text:p>0.0325797325</text:p>
          </table:table-cell>
          <table:table-cell office:value-type="float" office:value="1.218365242" calcext:value-type="float">
            <text:p>1.218365242</text:p>
          </table:table-cell>
          <table:table-cell office:value-type="float" office:value="4.31" calcext:value-type="float">
            <text:p>4.3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894831315" calcext:value-type="float">
            <text:p>1.0894831315</text:p>
          </table:table-cell>
          <table:table-cell office:value-type="float" office:value="0.0044416667" calcext:value-type="float">
            <text:p>0.0044416667</text:p>
          </table:table-cell>
          <table:table-cell office:value-type="float" office:value="1.5659451974" calcext:value-type="float">
            <text:p>1.5659451974</text:p>
          </table:table-cell>
        </table:table-row>
        <table:table-row table:style-name="ro1">
          <table:table-cell office:value-type="string" calcext:value-type="string">
            <text:p>01/05/1878</text:p>
          </table:table-cell>
          <table:table-cell office:value-type="float" office:value="3.34" calcext:value-type="float">
            <text:p>3.34</text:p>
          </table:table-cell>
          <table:table-cell office:value-type="float" office:value="0.19" calcext:value-type="float">
            <text:p>0.19</text:p>
          </table:table-cell>
          <table:table-cell office:value-type="float" office:value="5.6886227545" calcext:value-type="float">
            <text:p>5.6886227545</text:p>
          </table:table-cell>
          <table:table-cell office:value-type="float" office:value="0.0076526527" calcext:value-type="float">
            <text:p>0.0076526527</text:p>
          </table:table-cell>
          <table:table-cell office:value-type="float" office:value="1.227688968" calcext:value-type="float">
            <text:p>1.227688968</text:p>
          </table:table-cell>
          <table:table-cell office:value-type="float" office:value="4.3" calcext:value-type="float">
            <text:p>4.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04091922" calcext:value-type="float">
            <text:p>1.0904091922</text:p>
          </table:table-cell>
          <table:table-cell office:value-type="float" office:value="0.0044333333" calcext:value-type="float">
            <text:p>0.0044333333</text:p>
          </table:table-cell>
          <table:table-cell office:value-type="float" office:value="1.5728875544" calcext:value-type="float">
            <text:p>1.5728875544</text:p>
          </table:table-cell>
        </table:table-row>
        <table:table-row table:style-name="ro1">
          <table:table-cell office:value-type="string" calcext:value-type="string">
            <text:p>01/06/1878</text:p>
          </table:table-cell>
          <table:table-cell office:value-type="float" office:value="3.41" calcext:value-type="float">
            <text:p>3.41</text:p>
          </table:table-cell>
          <table:table-cell office:value-type="float" office:value="0.19" calcext:value-type="float">
            <text:p>0.19</text:p>
          </table:table-cell>
          <table:table-cell office:value-type="float" office:value="5.5718475073" calcext:value-type="float">
            <text:p>5.5718475073</text:p>
          </table:table-cell>
          <table:table-cell office:value-type="float" office:value="0.0255738523" calcext:value-type="float">
            <text:p>0.0255738523</text:p>
          </table:table-cell>
          <table:table-cell office:value-type="float" office:value="1.2590857043" calcext:value-type="float">
            <text:p>1.2590857043</text:p>
          </table:table-cell>
          <table:table-cell office:value-type="float" office:value="4.29" calcext:value-type="float">
            <text:p>4.2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133604" calcext:value-type="float">
            <text:p>1.09133604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1.5798475819" calcext:value-type="float">
            <text:p>1.5798475819</text:p>
          </table:table-cell>
        </table:table-row>
        <table:table-row table:style-name="ro1">
          <table:table-cell office:value-type="string" calcext:value-type="string">
            <text:p>01/07/1878</text:p>
          </table:table-cell>
          <table:table-cell office:value-type="float" office:value="3.48" calcext:value-type="float">
            <text:p>3.48</text:p>
          </table:table-cell>
          <table:table-cell office:value-type="float" office:value="0.18" calcext:value-type="float">
            <text:p>0.18</text:p>
          </table:table-cell>
          <table:table-cell office:value-type="float" office:value="5.1724137931" calcext:value-type="float">
            <text:p>5.1724137931</text:p>
          </table:table-cell>
          <table:table-cell office:value-type="float" office:value="0.0250293255" calcext:value-type="float">
            <text:p>0.0250293255</text:p>
          </table:table-cell>
          <table:table-cell office:value-type="float" office:value="1.2905997703" calcext:value-type="float">
            <text:p>1.2905997703</text:p>
          </table:table-cell>
          <table:table-cell office:value-type="float" office:value="4.28" calcext:value-type="float">
            <text:p>4.2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22636756" calcext:value-type="float">
            <text:p>1.0922636756</text:p>
          </table:table-cell>
          <table:table-cell office:value-type="float" office:value="0.0044166667" calcext:value-type="float">
            <text:p>0.0044166667</text:p>
          </table:table-cell>
          <table:table-cell office:value-type="float" office:value="1.586825242" calcext:value-type="float">
            <text:p>1.586825242</text:p>
          </table:table-cell>
        </table:table-row>
        <table:table-row table:style-name="ro1">
          <table:table-cell office:value-type="string" calcext:value-type="string">
            <text:p>01/08/1878</text:p>
          </table:table-cell>
          <table:table-cell office:value-type="float" office:value="3.45" calcext:value-type="float">
            <text:p>3.45</text:p>
          </table:table-cell>
          <table:table-cell office:value-type="float" office:value="0.18" calcext:value-type="float">
            <text:p>0.18</text:p>
          </table:table-cell>
          <table:table-cell office:value-type="float" office:value="5.2173913043" calcext:value-type="float">
            <text:p>5.2173913043</text:p>
          </table:table-cell>
          <table:table-cell office:value-type="float" office:value="-0.0042313218" calcext:value-type="float">
            <text:p>-0.0042313218</text:p>
          </table:table-cell>
          <table:table-cell office:value-type="float" office:value="1.2851388273" calcext:value-type="float">
            <text:p>1.2851388273</text:p>
          </table:table-cell>
          <table:table-cell office:value-type="float" office:value="4.27" calcext:value-type="float">
            <text:p>4.2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31920998" calcext:value-type="float">
            <text:p>1.0931920998</text:p>
          </table:table-cell>
          <table:table-cell office:value-type="float" office:value="0.0044083333" calcext:value-type="float">
            <text:p>0.0044083333</text:p>
          </table:table-cell>
          <table:table-cell office:value-type="float" office:value="1.5938204966" calcext:value-type="float">
            <text:p>1.5938204966</text:p>
          </table:table-cell>
        </table:table-row>
        <table:table-row table:style-name="ro1">
          <table:table-cell office:value-type="string" calcext:value-type="string">
            <text:p>01/09/1878</text:p>
          </table:table-cell>
          <table:table-cell office:value-type="float" office:value="3.52" calcext:value-type="float">
            <text:p>3.52</text:p>
          </table:table-cell>
          <table:table-cell office:value-type="float" office:value="0.18" calcext:value-type="float">
            <text:p>0.18</text:p>
          </table:table-cell>
          <table:table-cell office:value-type="float" office:value="5.1136363636" calcext:value-type="float">
            <text:p>5.1136363636</text:p>
          </table:table-cell>
          <table:table-cell office:value-type="float" office:value="0.0246980676" calcext:value-type="float">
            <text:p>0.0246980676</text:p>
          </table:table-cell>
          <table:table-cell office:value-type="float" office:value="1.316879273" calcext:value-type="float">
            <text:p>1.316879273</text:p>
          </table:table-cell>
          <table:table-cell office:value-type="float" office:value="4.26" calcext:value-type="float">
            <text:p>4.2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41213131" calcext:value-type="float">
            <text:p>1.0941213131</text:p>
          </table:table-cell>
          <table:table-cell office:value-type="float" office:value="0.0044" calcext:value-type="float">
            <text:p>0.0044</text:p>
          </table:table-cell>
          <table:table-cell office:value-type="float" office:value="1.6008333068" calcext:value-type="float">
            <text:p>1.6008333068</text:p>
          </table:table-cell>
        </table:table-row>
        <table:table-row table:style-name="ro1">
          <table:table-cell office:value-type="string" calcext:value-type="string">
            <text:p>01/10/1878</text:p>
          </table:table-cell>
          <table:table-cell office:value-type="float" office:value="3.48" calcext:value-type="float">
            <text:p>3.48</text:p>
          </table:table-cell>
          <table:table-cell office:value-type="float" office:value="0.18" calcext:value-type="float">
            <text:p>0.18</text:p>
          </table:table-cell>
          <table:table-cell office:value-type="float" office:value="5.1724137931" calcext:value-type="float">
            <text:p>5.1724137931</text:p>
          </table:table-cell>
          <table:table-cell office:value-type="float" office:value="-0.0070620265" calcext:value-type="float">
            <text:p>-0.0070620265</text:p>
          </table:table-cell>
          <table:table-cell office:value-type="float" office:value="1.3075794366" calcext:value-type="float">
            <text:p>1.3075794366</text:p>
          </table:table-cell>
          <table:table-cell office:value-type="float" office:value="4.25" calcext:value-type="float">
            <text:p>4.2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50513162" calcext:value-type="float">
            <text:p>1.0950513162</text:p>
          </table:table-cell>
          <table:table-cell office:value-type="float" office:value="0.0043916667" calcext:value-type="float">
            <text:p>0.0043916667</text:p>
          </table:table-cell>
          <table:table-cell office:value-type="float" office:value="1.6078636331" calcext:value-type="float">
            <text:p>1.6078636331</text:p>
          </table:table-cell>
        </table:table-row>
        <table:table-row table:style-name="ro1">
          <table:table-cell office:value-type="string" calcext:value-type="string">
            <text:p>01/11/1878</text:p>
          </table:table-cell>
          <table:table-cell office:value-type="float" office:value="3.47" calcext:value-type="float">
            <text:p>3.47</text:p>
          </table:table-cell>
          <table:table-cell office:value-type="float" office:value="0.18" calcext:value-type="float">
            <text:p>0.18</text:p>
          </table:table-cell>
          <table:table-cell office:value-type="float" office:value="5.1873198847" calcext:value-type="float">
            <text:p>5.1873198847</text:p>
          </table:table-cell>
          <table:table-cell office:value-type="float" office:value="0.0014559387" calcext:value-type="float">
            <text:p>0.0014559387</text:p>
          </table:table-cell>
          <table:table-cell office:value-type="float" office:value="1.3094831921" calcext:value-type="float">
            <text:p>1.3094831921</text:p>
          </table:table-cell>
          <table:table-cell office:value-type="float" office:value="4.24" calcext:value-type="float">
            <text:p>4.2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59821098" calcext:value-type="float">
            <text:p>1.0959821098</text:p>
          </table:table-cell>
          <table:table-cell office:value-type="float" office:value="0.0043833333" calcext:value-type="float">
            <text:p>0.0043833333</text:p>
          </table:table-cell>
          <table:table-cell office:value-type="float" office:value="1.6149114353" calcext:value-type="float">
            <text:p>1.6149114353</text:p>
          </table:table-cell>
        </table:table-row>
        <table:table-row table:style-name="ro1">
          <table:table-cell office:value-type="string" calcext:value-type="string">
            <text:p>01/12/1878</text:p>
          </table:table-cell>
          <table:table-cell office:value-type="float" office:value="3.45" calcext:value-type="float">
            <text:p>3.45</text:p>
          </table:table-cell>
          <table:table-cell office:value-type="float" office:value="0.18" calcext:value-type="float">
            <text:p>0.18</text:p>
          </table:table-cell>
          <table:table-cell office:value-type="float" office:value="5.2173913043" calcext:value-type="float">
            <text:p>5.2173913043</text:p>
          </table:table-cell>
          <table:table-cell office:value-type="float" office:value="-0.0014409222" calcext:value-type="float">
            <text:p>-0.0014409222</text:p>
          </table:table-cell>
          <table:table-cell office:value-type="float" office:value="1.3075963287" calcext:value-type="float">
            <text:p>1.3075963287</text:p>
          </table:table-cell>
          <table:table-cell office:value-type="float" office:value="4.23" calcext:value-type="float">
            <text:p>4.2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69136946" calcext:value-type="float">
            <text:p>1.0969136946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1.6219766729" calcext:value-type="float">
            <text:p>1.6219766729</text:p>
          </table:table-cell>
        </table:table-row>
        <table:table-row table:style-name="ro1">
          <table:table-cell office:value-type="string" calcext:value-type="string">
            <text:p>01/01/1879</text:p>
          </table:table-cell>
          <table:table-cell office:value-type="float" office:value="3.58" calcext:value-type="float">
            <text:p>3.58</text:p>
          </table:table-cell>
          <table:table-cell office:value-type="float" office:value="0.18" calcext:value-type="float">
            <text:p>0.18</text:p>
          </table:table-cell>
          <table:table-cell office:value-type="float" office:value="5.0279329609" calcext:value-type="float">
            <text:p>5.0279329609</text:p>
          </table:table-cell>
          <table:table-cell office:value-type="float" office:value="0.0420700483" calcext:value-type="float">
            <text:p>0.0420700483</text:p>
          </table:table-cell>
          <table:table-cell office:value-type="float" office:value="1.3626069694" calcext:value-type="float">
            <text:p>1.3626069694</text:p>
          </table:table-cell>
          <table:table-cell office:value-type="float" office:value="4.22" calcext:value-type="float">
            <text:p>4.2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78460712" calcext:value-type="float">
            <text:p>1.0978460712</text:p>
          </table:table-cell>
          <table:table-cell office:value-type="float" office:value="0.0043666667" calcext:value-type="float">
            <text:p>0.0043666667</text:p>
          </table:table-cell>
          <table:table-cell office:value-type="float" office:value="1.6290593043" calcext:value-type="float">
            <text:p>1.6290593043</text:p>
          </table:table-cell>
        </table:table-row>
        <table:table-row table:style-name="ro1">
          <table:table-cell office:value-type="string" calcext:value-type="string">
            <text:p>01/02/1879</text:p>
          </table:table-cell>
          <table:table-cell office:value-type="float" office:value="3.71" calcext:value-type="float">
            <text:p>3.71</text:p>
          </table:table-cell>
          <table:table-cell office:value-type="float" office:value="0.18" calcext:value-type="float">
            <text:p>0.18</text:p>
          </table:table-cell>
          <table:table-cell office:value-type="float" office:value="4.8517520216" calcext:value-type="float">
            <text:p>4.8517520216</text:p>
          </table:table-cell>
          <table:table-cell office:value-type="float" office:value="0.0405796089" calcext:value-type="float">
            <text:p>0.0405796089</text:p>
          </table:table-cell>
          <table:table-cell office:value-type="float" office:value="1.4179010274" calcext:value-type="float">
            <text:p>1.4179010274</text:p>
          </table:table-cell>
          <table:table-cell office:value-type="float" office:value="4.2" calcext:value-type="float">
            <text:p>4.2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0994013532" calcext:value-type="float">
            <text:p>1.0994013532</text:p>
          </table:table-cell>
          <table:table-cell office:value-type="float" office:value="0.0049194444" calcext:value-type="float">
            <text:p>0.0049194444</text:p>
          </table:table-cell>
          <table:table-cell office:value-type="float" office:value="1.6370733711" calcext:value-type="float">
            <text:p>1.6370733711</text:p>
          </table:table-cell>
        </table:table-row>
        <table:table-row table:style-name="ro1">
          <table:table-cell office:value-type="string" calcext:value-type="string">
            <text:p>01/03/1879</text:p>
          </table:table-cell>
          <table:table-cell office:value-type="float" office:value="3.65" calcext:value-type="float">
            <text:p>3.65</text:p>
          </table:table-cell>
          <table:table-cell office:value-type="float" office:value="0.19" calcext:value-type="float">
            <text:p>0.19</text:p>
          </table:table-cell>
          <table:table-cell office:value-type="float" office:value="5.2054794521" calcext:value-type="float">
            <text:p>5.2054794521</text:p>
          </table:table-cell>
          <table:table-cell office:value-type="float" office:value="-0.012017071" calcext:value-type="float">
            <text:p>-0.012017071</text:p>
          </table:table-cell>
          <table:table-cell office:value-type="float" office:value="1.4008620101" calcext:value-type="float">
            <text:p>1.4008620101</text:p>
          </table:table-cell>
          <table:table-cell office:value-type="float" office:value="4.19" calcext:value-type="float">
            <text:p>4.1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09588384" calcext:value-type="float">
            <text:p>1.1009588384</text:p>
          </table:table-cell>
          <table:table-cell office:value-type="float" office:value="0.0049055556" calcext:value-type="float">
            <text:p>0.0049055556</text:p>
          </table:table-cell>
          <table:table-cell office:value-type="float" office:value="1.6451041255" calcext:value-type="float">
            <text:p>1.6451041255</text:p>
          </table:table-cell>
        </table:table-row>
        <table:table-row table:style-name="ro1">
          <table:table-cell office:value-type="string" calcext:value-type="string">
            <text:p>01/04/1879</text:p>
          </table:table-cell>
          <table:table-cell office:value-type="float" office:value="3.77" calcext:value-type="float">
            <text:p>3.77</text:p>
          </table:table-cell>
          <table:table-cell office:value-type="float" office:value="0.19" calcext:value-type="float">
            <text:p>0.19</text:p>
          </table:table-cell>
          <table:table-cell office:value-type="float" office:value="5.0397877984" calcext:value-type="float">
            <text:p>5.0397877984</text:p>
          </table:table-cell>
          <table:table-cell office:value-type="float" office:value="0.0371392694" calcext:value-type="float">
            <text:p>0.0371392694</text:p>
          </table:table-cell>
          <table:table-cell office:value-type="float" office:value="1.4528890017" calcext:value-type="float">
            <text:p>1.4528890017</text:p>
          </table:table-cell>
          <table:table-cell office:value-type="float" office:value="4.17" calcext:value-type="float">
            <text:p>4.17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25185301" calcext:value-type="float">
            <text:p>1.1025185301</text:p>
          </table:table-cell>
          <table:table-cell office:value-type="float" office:value="0.0048916667" calcext:value-type="float">
            <text:p>0.0048916667</text:p>
          </table:table-cell>
          <table:table-cell office:value-type="float" office:value="1.6531514265" calcext:value-type="float">
            <text:p>1.6531514265</text:p>
          </table:table-cell>
        </table:table-row>
        <table:table-row table:style-name="ro1">
          <table:table-cell office:value-type="string" calcext:value-type="string">
            <text:p>01/05/1879</text:p>
          </table:table-cell>
          <table:table-cell office:value-type="float" office:value="3.94" calcext:value-type="float">
            <text:p>3.94</text:p>
          </table:table-cell>
          <table:table-cell office:value-type="float" office:value="0.19" calcext:value-type="float">
            <text:p>0.19</text:p>
          </table:table-cell>
          <table:table-cell office:value-type="float" office:value="4.8223350254" calcext:value-type="float">
            <text:p>4.8223350254</text:p>
          </table:table-cell>
          <table:table-cell office:value-type="float" office:value="0.049255084" calcext:value-type="float">
            <text:p>0.049255084</text:p>
          </table:table-cell>
          <table:table-cell office:value-type="float" office:value="1.5244511715" calcext:value-type="float">
            <text:p>1.5244511715</text:p>
          </table:table-cell>
          <table:table-cell office:value-type="float" office:value="4.15" calcext:value-type="float">
            <text:p>4.15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40804313" calcext:value-type="float">
            <text:p>1.1040804313</text:p>
          </table:table-cell>
          <table:table-cell office:value-type="float" office:value="0.0048777778" calcext:value-type="float">
            <text:p>0.0048777778</text:p>
          </table:table-cell>
          <table:table-cell office:value-type="float" office:value="1.6612151318" calcext:value-type="float">
            <text:p>1.6612151318</text:p>
          </table:table-cell>
        </table:table-row>
        <table:table-row table:style-name="ro1">
          <table:table-cell office:value-type="string" calcext:value-type="string">
            <text:p>01/06/1879</text:p>
          </table:table-cell>
          <table:table-cell office:value-type="float" office:value="3.96" calcext:value-type="float">
            <text:p>3.96</text:p>
          </table:table-cell>
          <table:table-cell office:value-type="float" office:value="0.19" calcext:value-type="float">
            <text:p>0.19</text:p>
          </table:table-cell>
          <table:table-cell office:value-type="float" office:value="4.797979798" calcext:value-type="float">
            <text:p>4.797979798</text:p>
          </table:table-cell>
          <table:table-cell office:value-type="float" office:value="0.0090947547" calcext:value-type="float">
            <text:p>0.0090947547</text:p>
          </table:table-cell>
          <table:table-cell office:value-type="float" office:value="1.5383156809" calcext:value-type="float">
            <text:p>1.5383156809</text:p>
          </table:table-cell>
          <table:table-cell office:value-type="float" office:value="4.14" calcext:value-type="float">
            <text:p>4.1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56445453" calcext:value-type="float">
            <text:p>1.1056445453</text:p>
          </table:table-cell>
          <table:table-cell office:value-type="float" office:value="0.0048638889" calcext:value-type="float">
            <text:p>0.0048638889</text:p>
          </table:table-cell>
          <table:table-cell office:value-type="float" office:value="1.6692950976" calcext:value-type="float">
            <text:p>1.6692950976</text:p>
          </table:table-cell>
        </table:table-row>
        <table:table-row table:style-name="ro1">
          <table:table-cell office:value-type="string" calcext:value-type="string">
            <text:p>01/07/1879</text:p>
          </table:table-cell>
          <table:table-cell office:value-type="float" office:value="4.04" calcext:value-type="float">
            <text:p>4.04</text:p>
          </table:table-cell>
          <table:table-cell office:value-type="float" office:value="0.19" calcext:value-type="float">
            <text:p>0.19</text:p>
          </table:table-cell>
          <table:table-cell office:value-type="float" office:value="4.702970297" calcext:value-type="float">
            <text:p>4.702970297</text:p>
          </table:table-cell>
          <table:table-cell office:value-type="float" office:value="0.0242361111" calcext:value-type="float">
            <text:p>0.0242361111</text:p>
          </table:table-cell>
          <table:table-cell office:value-type="float" office:value="1.5755984707" calcext:value-type="float">
            <text:p>1.5755984707</text:p>
          </table:table-cell>
          <table:table-cell office:value-type="float" office:value="4.12" calcext:value-type="float">
            <text:p>4.12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72108751" calcext:value-type="float">
            <text:p>1.1072108751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1.6773911788" calcext:value-type="float">
            <text:p>1.6773911788</text:p>
          </table:table-cell>
        </table:table-row>
        <table:table-row table:style-name="ro1">
          <table:table-cell office:value-type="string" calcext:value-type="string">
            <text:p>01/08/1879</text:p>
          </table:table-cell>
          <table:table-cell office:value-type="float" office:value="4.07" calcext:value-type="float">
            <text:p>4.07</text:p>
          </table:table-cell>
          <table:table-cell office:value-type="float" office:value="0.19" calcext:value-type="float">
            <text:p>0.19</text:p>
          </table:table-cell>
          <table:table-cell office:value-type="float" office:value="4.6683046683" calcext:value-type="float">
            <text:p>4.6683046683</text:p>
          </table:table-cell>
          <table:table-cell office:value-type="float" office:value="0.0114129538" calcext:value-type="float">
            <text:p>0.0114129538</text:p>
          </table:table-cell>
          <table:table-cell office:value-type="float" office:value="1.5935807032" calcext:value-type="float">
            <text:p>1.5935807032</text:p>
          </table:table-cell>
          <table:table-cell office:value-type="float" office:value="4.1" calcext:value-type="float">
            <text:p>4.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087794238" calcext:value-type="float">
            <text:p>1.1087794238</text:p>
          </table:table-cell>
          <table:table-cell office:value-type="float" office:value="0.0048361111" calcext:value-type="float">
            <text:p>0.0048361111</text:p>
          </table:table-cell>
          <table:table-cell office:value-type="float" office:value="1.6855032289" calcext:value-type="float">
            <text:p>1.6855032289</text:p>
          </table:table-cell>
        </table:table-row>
        <table:table-row table:style-name="ro1">
          <table:table-cell office:value-type="string" calcext:value-type="string">
            <text:p>01/09/1879</text:p>
          </table:table-cell>
          <table:table-cell office:value-type="float" office:value="4.22" calcext:value-type="float">
            <text:p>4.22</text:p>
          </table:table-cell>
          <table:table-cell office:value-type="float" office:value="0.2" calcext:value-type="float">
            <text:p>0.2</text:p>
          </table:table-cell>
          <table:table-cell office:value-type="float" office:value="4.7393364929" calcext:value-type="float">
            <text:p>4.7393364929</text:p>
          </table:table-cell>
          <table:table-cell office:value-type="float" office:value="0.0408476658" calcext:value-type="float">
            <text:p>0.0408476658</text:p>
          </table:table-cell>
          <table:table-cell office:value-type="float" office:value="1.6586747553" calcext:value-type="float">
            <text:p>1.6586747553</text:p>
          </table:table-cell>
          <table:table-cell office:value-type="float" office:value="4.09" calcext:value-type="float">
            <text:p>4.0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03501947" calcext:value-type="float">
            <text:p>1.1103501947</text:p>
          </table:table-cell>
          <table:table-cell office:value-type="float" office:value="0.0048222222" calcext:value-type="float">
            <text:p>0.0048222222</text:p>
          </table:table-cell>
          <table:table-cell office:value-type="float" office:value="1.6936311001" calcext:value-type="float">
            <text:p>1.6936311001</text:p>
          </table:table-cell>
        </table:table-row>
        <table:table-row table:style-name="ro1">
          <table:table-cell office:value-type="string" calcext:value-type="string">
            <text:p>01/10/1879</text:p>
          </table:table-cell>
          <table:table-cell office:value-type="float" office:value="4.68" calcext:value-type="float">
            <text:p>4.68</text:p>
          </table:table-cell>
          <table:table-cell office:value-type="float" office:value="0.2" calcext:value-type="float">
            <text:p>0.2</text:p>
          </table:table-cell>
          <table:table-cell office:value-type="float" office:value="4.2735042735" calcext:value-type="float">
            <text:p>4.2735042735</text:p>
          </table:table-cell>
          <table:table-cell office:value-type="float" office:value="0.1128890205" calcext:value-type="float">
            <text:p>0.1128890205</text:p>
          </table:table-cell>
          <table:table-cell office:value-type="float" office:value="1.8459209238" calcext:value-type="float">
            <text:p>1.8459209238</text:p>
          </table:table-cell>
          <table:table-cell office:value-type="float" office:value="4.07" calcext:value-type="float">
            <text:p>4.07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19231908" calcext:value-type="float">
            <text:p>1.1119231908</text:p>
          </table:table-cell>
          <table:table-cell office:value-type="float" office:value="0.0048083333" calcext:value-type="float">
            <text:p>0.0048083333</text:p>
          </table:table-cell>
          <table:table-cell office:value-type="float" office:value="1.7017746429" calcext:value-type="float">
            <text:p>1.7017746429</text:p>
          </table:table-cell>
        </table:table-row>
        <table:table-row table:style-name="ro1">
          <table:table-cell office:value-type="string" calcext:value-type="string">
            <text:p>01/11/1879</text:p>
          </table:table-cell>
          <table:table-cell office:value-type="float" office:value="4.93" calcext:value-type="float">
            <text:p>4.93</text:p>
          </table:table-cell>
          <table:table-cell office:value-type="float" office:value="0.2" calcext:value-type="float">
            <text:p>0.2</text:p>
          </table:table-cell>
          <table:table-cell office:value-type="float" office:value="4.0567951318" calcext:value-type="float">
            <text:p>4.0567951318</text:p>
          </table:table-cell>
          <table:table-cell office:value-type="float" office:value="0.0569497863" calcext:value-type="float">
            <text:p>0.0569497863</text:p>
          </table:table-cell>
          <table:table-cell office:value-type="float" office:value="1.951045726" calcext:value-type="float">
            <text:p>1.951045726</text:p>
          </table:table-cell>
          <table:table-cell office:value-type="float" office:value="4.05" calcext:value-type="float">
            <text:p>4.05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34984153" calcext:value-type="float">
            <text:p>1.1134984153</text:p>
          </table:table-cell>
          <table:table-cell office:value-type="float" office:value="0.0047944444" calcext:value-type="float">
            <text:p>0.0047944444</text:p>
          </table:table-cell>
          <table:table-cell office:value-type="float" office:value="1.7099337069" calcext:value-type="float">
            <text:p>1.7099337069</text:p>
          </table:table-cell>
        </table:table-row>
        <table:table-row table:style-name="ro1">
          <table:table-cell office:value-type="string" calcext:value-type="string">
            <text:p>01/12/1879</text:p>
          </table:table-cell>
          <table:table-cell office:value-type="float" office:value="4.92" calcext:value-type="float">
            <text:p>4.92</text:p>
          </table:table-cell>
          <table:table-cell office:value-type="float" office:value="0.2" calcext:value-type="float">
            <text:p>0.2</text:p>
          </table:table-cell>
          <table:table-cell office:value-type="float" office:value="4.0650406504" calcext:value-type="float">
            <text:p>4.0650406504</text:p>
          </table:table-cell>
          <table:table-cell office:value-type="float" office:value="0.001352265" calcext:value-type="float">
            <text:p>0.001352265</text:p>
          </table:table-cell>
          <table:table-cell office:value-type="float" office:value="1.9536840569" calcext:value-type="float">
            <text:p>1.9536840569</text:p>
          </table:table-cell>
          <table:table-cell office:value-type="float" office:value="4.04" calcext:value-type="float">
            <text:p>4.0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50758714" calcext:value-type="float">
            <text:p>1.1150758714</text:p>
          </table:table-cell>
          <table:table-cell office:value-type="float" office:value="0.0047805556" calcext:value-type="float">
            <text:p>0.0047805556</text:p>
          </table:table-cell>
          <table:table-cell office:value-type="float" office:value="1.71810814" calcext:value-type="float">
            <text:p>1.71810814</text:p>
          </table:table-cell>
        </table:table-row>
        <table:table-row table:style-name="ro1">
          <table:table-cell office:value-type="string" calcext:value-type="string">
            <text:p>01/01/1880</text:p>
          </table:table-cell>
          <table:table-cell office:value-type="float" office:value="5.11" calcext:value-type="float">
            <text:p>5.11</text:p>
          </table:table-cell>
          <table:table-cell office:value-type="float" office:value="0.21" calcext:value-type="float">
            <text:p>0.21</text:p>
          </table:table-cell>
          <table:table-cell office:value-type="float" office:value="4.1095890411" calcext:value-type="float">
            <text:p>4.1095890411</text:p>
          </table:table-cell>
          <table:table-cell office:value-type="float" office:value="0.0420901084" calcext:value-type="float">
            <text:p>0.0420901084</text:p>
          </table:table-cell>
          <table:table-cell office:value-type="float" office:value="2.0359148307" calcext:value-type="float">
            <text:p>2.0359148307</text:p>
          </table:table-cell>
          <table:table-cell office:value-type="float" office:value="4.02" calcext:value-type="float">
            <text:p>4.02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66555622" calcext:value-type="float">
            <text:p>1.1166555622</text:p>
          </table:table-cell>
          <table:table-cell office:value-type="float" office:value="0.0047666667" calcext:value-type="float">
            <text:p>0.0047666667</text:p>
          </table:table-cell>
          <table:table-cell office:value-type="float" office:value="1.7262977888" calcext:value-type="float">
            <text:p>1.7262977888</text:p>
          </table:table-cell>
        </table:table-row>
        <table:table-row table:style-name="ro1">
          <table:table-cell office:value-type="string" calcext:value-type="string">
            <text:p>01/02/1880</text:p>
          </table:table-cell>
          <table:table-cell office:value-type="float" office:value="5.2" calcext:value-type="float">
            <text:p>5.2</text:p>
          </table:table-cell>
          <table:table-cell office:value-type="float" office:value="0.21" calcext:value-type="float">
            <text:p>0.21</text:p>
          </table:table-cell>
          <table:table-cell office:value-type="float" office:value="4.0384615385" calcext:value-type="float">
            <text:p>4.0384615385</text:p>
          </table:table-cell>
          <table:table-cell office:value-type="float" office:value="0.021037182" calcext:value-type="float">
            <text:p>0.021037182</text:p>
          </table:table-cell>
          <table:table-cell office:value-type="float" office:value="2.0787447415" calcext:value-type="float">
            <text:p>2.0787447415</text:p>
          </table:table-cell>
          <table:table-cell office:value-type="float" office:value="3.99" calcext:value-type="float">
            <text:p>3.99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191866481" calcext:value-type="float">
            <text:p>1.1191866481</text:p>
          </table:table-cell>
          <table:table-cell office:value-type="float" office:value="0.0055944444" calcext:value-type="float">
            <text:p>0.0055944444</text:p>
          </table:table-cell>
          <table:table-cell office:value-type="float" office:value="1.7359554659" calcext:value-type="float">
            <text:p>1.7359554659</text:p>
          </table:table-cell>
        </table:table-row>
        <table:table-row table:style-name="ro1">
          <table:table-cell office:value-type="string" calcext:value-type="string">
            <text:p>01/03/1880</text:p>
          </table:table-cell>
          <table:table-cell office:value-type="float" office:value="5.3" calcext:value-type="float">
            <text:p>5.3</text:p>
          </table:table-cell>
          <table:table-cell office:value-type="float" office:value="0.22" calcext:value-type="float">
            <text:p>0.22</text:p>
          </table:table-cell>
          <table:table-cell office:value-type="float" office:value="4.1509433962" calcext:value-type="float">
            <text:p>4.1509433962</text:p>
          </table:table-cell>
          <table:table-cell office:value-type="float" office:value="0.0226762821" calcext:value-type="float">
            <text:p>0.0226762821</text:p>
          </table:table-cell>
          <table:table-cell office:value-type="float" office:value="2.1258829435" calcext:value-type="float">
            <text:p>2.1258829435</text:p>
          </table:table-cell>
          <table:table-cell office:value-type="float" office:value="3.97" calcext:value-type="float">
            <text:p>3.97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217234712" calcext:value-type="float">
            <text:p>1.1217234712</text:p>
          </table:table-cell>
          <table:table-cell office:value-type="float" office:value="0.0055722222" calcext:value-type="float">
            <text:p>0.0055722222</text:p>
          </table:table-cell>
          <table:table-cell office:value-type="float" office:value="1.7456285955" calcext:value-type="float">
            <text:p>1.7456285955</text:p>
          </table:table-cell>
        </table:table-row>
        <table:table-row table:style-name="ro1">
          <table:table-cell office:value-type="string" calcext:value-type="string">
            <text:p>01/04/1880</text:p>
          </table:table-cell>
          <table:table-cell office:value-type="float" office:value="5.18" calcext:value-type="float">
            <text:p>5.18</text:p>
          </table:table-cell>
          <table:table-cell office:value-type="float" office:value="0.22" calcext:value-type="float">
            <text:p>0.22</text:p>
          </table:table-cell>
          <table:table-cell office:value-type="float" office:value="4.2471042471" calcext:value-type="float">
            <text:p>4.2471042471</text:p>
          </table:table-cell>
          <table:table-cell office:value-type="float" office:value="-0.0191823899" calcext:value-type="float">
            <text:p>-0.0191823899</text:p>
          </table:table-cell>
          <table:table-cell office:value-type="float" office:value="2.085103428" calcext:value-type="float">
            <text:p>2.085103428</text:p>
          </table:table-cell>
          <table:table-cell office:value-type="float" office:value="3.94" calcext:value-type="float">
            <text:p>3.94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242660444" calcext:value-type="float">
            <text:p>1.1242660444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1.7553168342" calcext:value-type="float">
            <text:p>1.7553168342</text:p>
          </table:table-cell>
        </table:table-row>
        <table:table-row table:style-name="ro1">
          <table:table-cell office:value-type="string" calcext:value-type="string">
            <text:p>01/05/1880</text:p>
          </table:table-cell>
          <table:table-cell office:value-type="float" office:value="4.77" calcext:value-type="float">
            <text:p>4.77</text:p>
          </table:table-cell>
          <table:table-cell office:value-type="float" office:value="0.23" calcext:value-type="float">
            <text:p>0.23</text:p>
          </table:table-cell>
          <table:table-cell office:value-type="float" office:value="4.821802935" calcext:value-type="float">
            <text:p>4.821802935</text:p>
          </table:table-cell>
          <table:table-cell office:value-type="float" office:value="-0.075530888" calcext:value-type="float">
            <text:p>-0.075530888</text:p>
          </table:table-cell>
          <table:table-cell office:value-type="float" office:value="1.9276137144" calcext:value-type="float">
            <text:p>1.9276137144</text:p>
          </table:table-cell>
          <table:table-cell office:value-type="float" office:value="3.91" calcext:value-type="float">
            <text:p>3.91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268143808" calcext:value-type="float">
            <text:p>1.1268143808</text:p>
          </table:table-cell>
          <table:table-cell office:value-type="float" office:value="0.0055277778" calcext:value-type="float">
            <text:p>0.0055277778</text:p>
          </table:table-cell>
          <table:table-cell office:value-type="float" office:value="1.7650198356" calcext:value-type="float">
            <text:p>1.7650198356</text:p>
          </table:table-cell>
        </table:table-row>
        <table:table-row table:style-name="ro1">
          <table:table-cell office:value-type="string" calcext:value-type="string">
            <text:p>01/06/1880</text:p>
          </table:table-cell>
          <table:table-cell office:value-type="float" office:value="4.79" calcext:value-type="float">
            <text:p>4.79</text:p>
          </table:table-cell>
          <table:table-cell office:value-type="float" office:value="0.23" calcext:value-type="float">
            <text:p>0.23</text:p>
          </table:table-cell>
          <table:table-cell office:value-type="float" office:value="4.8016701461" calcext:value-type="float">
            <text:p>4.8016701461</text:p>
          </table:table-cell>
          <table:table-cell office:value-type="float" office:value="0.0082110412" calcext:value-type="float">
            <text:p>0.0082110412</text:p>
          </table:table-cell>
          <table:table-cell office:value-type="float" office:value="1.9434414301" calcext:value-type="float">
            <text:p>1.9434414301</text:p>
          </table:table-cell>
          <table:table-cell office:value-type="float" office:value="3.89" calcext:value-type="float">
            <text:p>3.89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293684934" calcext:value-type="float">
            <text:p>1.1293684934</text:p>
          </table:table-cell>
          <table:table-cell office:value-type="float" office:value="0.0055055556" calcext:value-type="float">
            <text:p>0.0055055556</text:p>
          </table:table-cell>
          <table:table-cell office:value-type="float" office:value="1.7747372503" calcext:value-type="float">
            <text:p>1.7747372503</text:p>
          </table:table-cell>
        </table:table-row>
        <table:table-row table:style-name="ro1">
          <table:table-cell office:value-type="string" calcext:value-type="string">
            <text:p>01/07/1880</text:p>
          </table:table-cell>
          <table:table-cell office:value-type="float" office:value="5.01" calcext:value-type="float">
            <text:p>5.01</text:p>
          </table:table-cell>
          <table:table-cell office:value-type="float" office:value="0.24" calcext:value-type="float">
            <text:p>0.24</text:p>
          </table:table-cell>
          <table:table-cell office:value-type="float" office:value="4.7904191617" calcext:value-type="float">
            <text:p>4.7904191617</text:p>
          </table:table-cell>
          <table:table-cell office:value-type="float" office:value="0.0500173974" calcext:value-type="float">
            <text:p>0.0500173974</text:p>
          </table:table-cell>
          <table:table-cell office:value-type="float" office:value="2.0406473123" calcext:value-type="float">
            <text:p>2.0406473123</text:p>
          </table:table-cell>
          <table:table-cell office:value-type="float" office:value="3.86" calcext:value-type="float">
            <text:p>3.86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319283953" calcext:value-type="float">
            <text:p>1.1319283953</text:p>
          </table:table-cell>
          <table:table-cell office:value-type="float" office:value="0.0054833333" calcext:value-type="float">
            <text:p>0.0054833333</text:p>
          </table:table-cell>
          <table:table-cell office:value-type="float" office:value="1.7844687263" calcext:value-type="float">
            <text:p>1.7844687263</text:p>
          </table:table-cell>
        </table:table-row>
        <table:table-row table:style-name="ro1">
          <table:table-cell office:value-type="string" calcext:value-type="string">
            <text:p>01/08/1880</text:p>
          </table:table-cell>
          <table:table-cell office:value-type="float" office:value="5.19" calcext:value-type="float">
            <text:p>5.19</text:p>
          </table:table-cell>
          <table:table-cell office:value-type="float" office:value="0.24" calcext:value-type="float">
            <text:p>0.24</text:p>
          </table:table-cell>
          <table:table-cell office:value-type="float" office:value="4.6242774566" calcext:value-type="float">
            <text:p>4.6242774566</text:p>
          </table:table-cell>
          <table:table-cell office:value-type="float" office:value="0.0399201597" calcext:value-type="float">
            <text:p>0.0399201597</text:p>
          </table:table-cell>
          <table:table-cell office:value-type="float" office:value="2.1221102789" calcext:value-type="float">
            <text:p>2.1221102789</text:p>
          </table:table-cell>
          <table:table-cell office:value-type="float" office:value="3.83" calcext:value-type="float">
            <text:p>3.83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344940996" calcext:value-type="float">
            <text:p>1.1344940996</text:p>
          </table:table-cell>
          <table:table-cell office:value-type="float" office:value="0.0054611111" calcext:value-type="float">
            <text:p>0.0054611111</text:p>
          </table:table-cell>
          <table:table-cell office:value-type="float" office:value="1.7942139083" calcext:value-type="float">
            <text:p>1.7942139083</text:p>
          </table:table-cell>
        </table:table-row>
        <table:table-row table:style-name="ro1">
          <table:table-cell office:value-type="string" calcext:value-type="string">
            <text:p>01/09/1880</text:p>
          </table:table-cell>
          <table:table-cell office:value-type="float" office:value="5.18" calcext:value-type="float">
            <text:p>5.18</text:p>
          </table:table-cell>
          <table:table-cell office:value-type="float" office:value="0.25" calcext:value-type="float">
            <text:p>0.25</text:p>
          </table:table-cell>
          <table:table-cell office:value-type="float" office:value="4.8262548263" calcext:value-type="float">
            <text:p>4.8262548263</text:p>
          </table:table-cell>
          <table:table-cell office:value-type="float" office:value="0.0020070649" calcext:value-type="float">
            <text:p>0.0020070649</text:p>
          </table:table-cell>
          <table:table-cell office:value-type="float" office:value="2.1263694919" calcext:value-type="float">
            <text:p>2.1263694919</text:p>
          </table:table-cell>
          <table:table-cell office:value-type="float" office:value="3.81" calcext:value-type="float">
            <text:p>3.81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370656196" calcext:value-type="float">
            <text:p>1.1370656196</text:p>
          </table:table-cell>
          <table:table-cell office:value-type="float" office:value="0.0054388889" calcext:value-type="float">
            <text:p>0.0054388889</text:p>
          </table:table-cell>
          <table:table-cell office:value-type="float" office:value="1.8039724383" calcext:value-type="float">
            <text:p>1.8039724383</text:p>
          </table:table-cell>
        </table:table-row>
        <table:table-row table:style-name="ro1">
          <table:table-cell office:value-type="string" calcext:value-type="string">
            <text:p>01/10/1880</text:p>
          </table:table-cell>
          <table:table-cell office:value-type="float" office:value="5.33" calcext:value-type="float">
            <text:p>5.33</text:p>
          </table:table-cell>
          <table:table-cell office:value-type="float" office:value="0.25" calcext:value-type="float">
            <text:p>0.25</text:p>
          </table:table-cell>
          <table:table-cell office:value-type="float" office:value="4.6904315197" calcext:value-type="float">
            <text:p>4.6904315197</text:p>
          </table:table-cell>
          <table:table-cell office:value-type="float" office:value="0.032979408" calcext:value-type="float">
            <text:p>0.032979408</text:p>
          </table:table-cell>
          <table:table-cell office:value-type="float" office:value="2.1964958989" calcext:value-type="float">
            <text:p>2.1964958989</text:p>
          </table:table-cell>
          <table:table-cell office:value-type="float" office:value="3.78" calcext:value-type="float">
            <text:p>3.78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396429683" calcext:value-type="float">
            <text:p>1.1396429683</text:p>
          </table:table-cell>
          <table:table-cell office:value-type="float" office:value="0.0054166667" calcext:value-type="float">
            <text:p>0.0054166667</text:p>
          </table:table-cell>
          <table:table-cell office:value-type="float" office:value="1.8137439557" calcext:value-type="float">
            <text:p>1.8137439557</text:p>
          </table:table-cell>
        </table:table-row>
        <table:table-row table:style-name="ro1">
          <table:table-cell office:value-type="string" calcext:value-type="string">
            <text:p>01/11/1880</text:p>
          </table:table-cell>
          <table:table-cell office:value-type="float" office:value="5.61" calcext:value-type="float">
            <text:p>5.61</text:p>
          </table:table-cell>
          <table:table-cell office:value-type="float" office:value="0.26" calcext:value-type="float">
            <text:p>0.26</text:p>
          </table:table-cell>
          <table:table-cell office:value-type="float" office:value="4.6345811052" calcext:value-type="float">
            <text:p>4.6345811052</text:p>
          </table:table-cell>
          <table:table-cell office:value-type="float" office:value="0.0565196998" calcext:value-type="float">
            <text:p>0.0565196998</text:p>
          </table:table-cell>
          <table:table-cell office:value-type="float" office:value="2.3206411877" calcext:value-type="float">
            <text:p>2.3206411877</text:p>
          </table:table-cell>
          <table:table-cell office:value-type="float" office:value="3.75" calcext:value-type="float">
            <text:p>3.75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422261591" calcext:value-type="float">
            <text:p>1.1422261591</text:p>
          </table:table-cell>
          <table:table-cell office:value-type="float" office:value="0.0053944444" calcext:value-type="float">
            <text:p>0.0053944444</text:p>
          </table:table-cell>
          <table:table-cell office:value-type="float" office:value="1.8235280967" calcext:value-type="float">
            <text:p>1.8235280967</text:p>
          </table:table-cell>
        </table:table-row>
        <table:table-row table:style-name="ro1">
          <table:table-cell office:value-type="string" calcext:value-type="string">
            <text:p>01/12/1880</text:p>
          </table:table-cell>
          <table:table-cell office:value-type="float" office:value="5.84" calcext:value-type="float">
            <text:p>5.84</text:p>
          </table:table-cell>
          <table:table-cell office:value-type="float" office:value="0.26" calcext:value-type="float">
            <text:p>0.26</text:p>
          </table:table-cell>
          <table:table-cell office:value-type="float" office:value="4.4520547945" calcext:value-type="float">
            <text:p>4.4520547945</text:p>
          </table:table-cell>
          <table:table-cell office:value-type="float" office:value="0.0448603684" calcext:value-type="float">
            <text:p>0.0448603684</text:p>
          </table:table-cell>
          <table:table-cell office:value-type="float" office:value="2.4247460063" calcext:value-type="float">
            <text:p>2.4247460063</text:p>
          </table:table-cell>
          <table:table-cell office:value-type="float" office:value="3.73" calcext:value-type="float">
            <text:p>3.73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44815205" calcext:value-type="float">
            <text:p>1.144815205</text:p>
          </table:table-cell>
          <table:table-cell office:value-type="float" office:value="0.0053722222" calcext:value-type="float">
            <text:p>0.0053722222</text:p>
          </table:table-cell>
          <table:table-cell office:value-type="float" office:value="1.8333244949" calcext:value-type="float">
            <text:p>1.8333244949</text:p>
          </table:table-cell>
        </table:table-row>
        <table:table-row table:style-name="ro1">
          <table:table-cell office:value-type="string" calcext:value-type="string">
            <text:p>01/01/1881</text:p>
          </table:table-cell>
          <table:table-cell office:value-type="float" office:value="6.19" calcext:value-type="float">
            <text:p>6.19</text:p>
          </table:table-cell>
          <table:table-cell office:value-type="float" office:value="0.27" calcext:value-type="float">
            <text:p>0.27</text:p>
          </table:table-cell>
          <table:table-cell office:value-type="float" office:value="4.3618739903" calcext:value-type="float">
            <text:p>4.3618739903</text:p>
          </table:table-cell>
          <table:table-cell office:value-type="float" office:value="0.0637128995" calcext:value-type="float">
            <text:p>0.0637128995</text:p>
          </table:table-cell>
          <table:table-cell office:value-type="float" office:value="2.579233605" calcext:value-type="float">
            <text:p>2.579233605</text:p>
          </table:table-cell>
          <table:table-cell office:value-type="float" office:value="3.7" calcext:value-type="float">
            <text:p>3.7</text:p>
          </table:table-cell>
          <table:table-cell office:value-type="float" office:value="0.0022666667" calcext:value-type="float">
            <text:p>0.0022666667</text:p>
          </table:table-cell>
          <table:table-cell office:value-type="float" office:value="1.1474101195" calcext:value-type="float">
            <text:p>1.1474101195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1.8431327809" calcext:value-type="float">
            <text:p>1.8431327809</text:p>
          </table:table-cell>
        </table:table-row>
        <table:table-row table:style-name="ro1">
          <table:table-cell office:value-type="string" calcext:value-type="string">
            <text:p>01/02/1881</text:p>
          </table:table-cell>
          <table:table-cell office:value-type="float" office:value="6.17" calcext:value-type="float">
            <text:p>6.17</text:p>
          </table:table-cell>
          <table:table-cell office:value-type="float" office:value="0.27" calcext:value-type="float">
            <text:p>0.27</text:p>
          </table:table-cell>
          <table:table-cell office:value-type="float" office:value="4.376012966" calcext:value-type="float">
            <text:p>4.376012966</text:p>
          </table:table-cell>
          <table:table-cell office:value-type="float" office:value="0.0004038772" calcext:value-type="float">
            <text:p>0.0004038772</text:p>
          </table:table-cell>
          <table:table-cell office:value-type="float" office:value="2.5802752987" calcext:value-type="float">
            <text:p>2.5802752987</text:p>
          </table:table-cell>
          <table:table-cell office:value-type="float" office:value="3.69" calcext:value-type="float">
            <text:p>3.69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480603186" calcext:value-type="float">
            <text:p>1.1480603186</text:p>
          </table:table-cell>
          <table:table-cell office:value-type="float" office:value="0.0036444444" calcext:value-type="float">
            <text:p>0.0036444444</text:p>
          </table:table-cell>
          <table:table-cell office:value-type="float" office:value="1.849849976" calcext:value-type="float">
            <text:p>1.849849976</text:p>
          </table:table-cell>
        </table:table-row>
        <table:table-row table:style-name="ro1">
          <table:table-cell office:value-type="string" calcext:value-type="string">
            <text:p>01/03/1881</text:p>
          </table:table-cell>
          <table:table-cell office:value-type="float" office:value="6.24" calcext:value-type="float">
            <text:p>6.24</text:p>
          </table:table-cell>
          <table:table-cell office:value-type="float" office:value="0.28" calcext:value-type="float">
            <text:p>0.28</text:p>
          </table:table-cell>
          <table:table-cell office:value-type="float" office:value="4.4871794872" calcext:value-type="float">
            <text:p>4.4871794872</text:p>
          </table:table-cell>
          <table:table-cell office:value-type="float" office:value="0.0150594273" calcext:value-type="float">
            <text:p>0.0150594273</text:p>
          </table:table-cell>
          <table:table-cell office:value-type="float" office:value="2.6191327671" calcext:value-type="float">
            <text:p>2.6191327671</text:p>
          </table:table-cell>
          <table:table-cell office:value-type="float" office:value="3.69" calcext:value-type="float">
            <text:p>3.69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487108861" calcext:value-type="float">
            <text:p>1.1487108861</text:p>
          </table:table-cell>
          <table:table-cell office:value-type="float" office:value="0.0036388889" calcext:value-type="float">
            <text:p>0.0036388889</text:p>
          </table:table-cell>
          <table:table-cell office:value-type="float" office:value="1.8565813745" calcext:value-type="float">
            <text:p>1.8565813745</text:p>
          </table:table-cell>
        </table:table-row>
        <table:table-row table:style-name="ro1">
          <table:table-cell office:value-type="string" calcext:value-type="string">
            <text:p>01/04/1881</text:p>
          </table:table-cell>
          <table:table-cell office:value-type="float" office:value="6.22" calcext:value-type="float">
            <text:p>6.22</text:p>
          </table:table-cell>
          <table:table-cell office:value-type="float" office:value="0.28" calcext:value-type="float">
            <text:p>0.28</text:p>
          </table:table-cell>
          <table:table-cell office:value-type="float" office:value="4.501607717" calcext:value-type="float">
            <text:p>4.501607717</text:p>
          </table:table-cell>
          <table:table-cell office:value-type="float" office:value="0.000534188" calcext:value-type="float">
            <text:p>0.000534188</text:p>
          </table:table-cell>
          <table:table-cell office:value-type="float" office:value="2.6205318765" calcext:value-type="float">
            <text:p>2.6205318765</text:p>
          </table:table-cell>
          <table:table-cell office:value-type="float" office:value="3.68" calcext:value-type="float">
            <text:p>3.68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493618222" calcext:value-type="float">
            <text:p>1.1493618222</text:p>
          </table:table-cell>
          <table:table-cell office:value-type="float" office:value="0.0036333333" calcext:value-type="float">
            <text:p>0.0036333333</text:p>
          </table:table-cell>
          <table:table-cell office:value-type="float" office:value="1.8633269535" calcext:value-type="float">
            <text:p>1.8633269535</text:p>
          </table:table-cell>
        </table:table-row>
        <table:table-row table:style-name="ro1">
          <table:table-cell office:value-type="string" calcext:value-type="string">
            <text:p>01/05/1881</text:p>
          </table:table-cell>
          <table:table-cell office:value-type="float" office:value="6.5" calcext:value-type="float">
            <text:p>6.5</text:p>
          </table:table-cell>
          <table:table-cell office:value-type="float" office:value="0.29" calcext:value-type="float">
            <text:p>0.29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0.0488344051" calcext:value-type="float">
            <text:p>0.0488344051</text:p>
          </table:table-cell>
          <table:table-cell office:value-type="float" office:value="2.7485039918" calcext:value-type="float">
            <text:p>2.7485039918</text:p>
          </table:table-cell>
          <table:table-cell office:value-type="float" office:value="3.67" calcext:value-type="float">
            <text:p>3.67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00131273" calcext:value-type="float">
            <text:p>1.1500131273</text:p>
          </table:table-cell>
          <table:table-cell office:value-type="float" office:value="0.0036277778" calcext:value-type="float">
            <text:p>0.0036277778</text:p>
          </table:table-cell>
          <table:table-cell office:value-type="float" office:value="1.8700866896" calcext:value-type="float">
            <text:p>1.8700866896</text:p>
          </table:table-cell>
        </table:table-row>
        <table:table-row table:style-name="ro1">
          <table:table-cell office:value-type="string" calcext:value-type="string">
            <text:p>01/06/1881</text:p>
          </table:table-cell>
          <table:table-cell office:value-type="float" office:value="6.58" calcext:value-type="float">
            <text:p>6.58</text:p>
          </table:table-cell>
          <table:table-cell office:value-type="float" office:value="0.29" calcext:value-type="float">
            <text:p>0.29</text:p>
          </table:table-cell>
          <table:table-cell office:value-type="float" office:value="4.4072948328" calcext:value-type="float">
            <text:p>4.4072948328</text:p>
          </table:table-cell>
          <table:table-cell office:value-type="float" office:value="0.016025641" calcext:value-type="float">
            <text:p>0.016025641</text:p>
          </table:table-cell>
          <table:table-cell office:value-type="float" office:value="2.7925505302" calcext:value-type="float">
            <text:p>2.7925505302</text:p>
          </table:table-cell>
          <table:table-cell office:value-type="float" office:value="3.67" calcext:value-type="float">
            <text:p>3.67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06648014" calcext:value-type="float">
            <text:p>1.1506648014</text:p>
          </table:table-cell>
          <table:table-cell office:value-type="float" office:value="0.0036222222" calcext:value-type="float">
            <text:p>0.0036222222</text:p>
          </table:table-cell>
          <table:table-cell office:value-type="float" office:value="1.8768605592" calcext:value-type="float">
            <text:p>1.8768605592</text:p>
          </table:table-cell>
        </table:table-row>
        <table:table-row table:style-name="ro1">
          <table:table-cell office:value-type="string" calcext:value-type="string">
            <text:p>01/07/1881</text:p>
          </table:table-cell>
          <table:table-cell office:value-type="float" office:value="6.35" calcext:value-type="float">
            <text:p>6.35</text:p>
          </table:table-cell>
          <table:table-cell office:value-type="float" office:value="0.3" calcext:value-type="float">
            <text:p>0.3</text:p>
          </table:table-cell>
          <table:table-cell office:value-type="float" office:value="4.7244094488" calcext:value-type="float">
            <text:p>4.7244094488</text:p>
          </table:table-cell>
          <table:table-cell office:value-type="float" office:value="-0.0312183384" calcext:value-type="float">
            <text:p>-0.0312183384</text:p>
          </table:table-cell>
          <table:table-cell office:value-type="float" office:value="2.7053717427" calcext:value-type="float">
            <text:p>2.7053717427</text:p>
          </table:table-cell>
          <table:table-cell office:value-type="float" office:value="3.66" calcext:value-type="float">
            <text:p>3.66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13168448" calcext:value-type="float">
            <text:p>1.1513168448</text:p>
          </table:table-cell>
          <table:table-cell office:value-type="float" office:value="0.0036166667" calcext:value-type="float">
            <text:p>0.0036166667</text:p>
          </table:table-cell>
          <table:table-cell office:value-type="float" office:value="1.8836485382" calcext:value-type="float">
            <text:p>1.8836485382</text:p>
          </table:table-cell>
        </table:table-row>
        <table:table-row table:style-name="ro1">
          <table:table-cell office:value-type="string" calcext:value-type="string">
            <text:p>01/08/1881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office:value-type="float" office:value="4.8387096774" calcext:value-type="float">
            <text:p>4.8387096774</text:p>
          </table:table-cell>
          <table:table-cell office:value-type="float" office:value="-0.0196850394" calcext:value-type="float">
            <text:p>-0.0196850394</text:p>
          </table:table-cell>
          <table:table-cell office:value-type="float" office:value="2.6521163934" calcext:value-type="float">
            <text:p>2.6521163934</text:p>
          </table:table-cell>
          <table:table-cell office:value-type="float" office:value="3.65" calcext:value-type="float">
            <text:p>3.65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19692577" calcext:value-type="float">
            <text:p>1.1519692577</text:p>
          </table:table-cell>
          <table:table-cell office:value-type="float" office:value="0.0036111111" calcext:value-type="float">
            <text:p>0.0036111111</text:p>
          </table:table-cell>
          <table:table-cell office:value-type="float" office:value="1.8904506023" calcext:value-type="float">
            <text:p>1.8904506023</text:p>
          </table:table-cell>
        </table:table-row>
        <table:table-row table:style-name="ro1">
          <table:table-cell office:value-type="string" calcext:value-type="string">
            <text:p>01/09/1881</text:p>
          </table:table-cell>
          <table:table-cell office:value-type="float" office:value="6.25" calcext:value-type="float">
            <text:p>6.25</text:p>
          </table:table-cell>
          <table:table-cell office:value-type="float" office:value="0.31" calcext:value-type="float">
            <text:p>0.31</text:p>
          </table:table-cell>
          <table:table-cell office:value-type="float" office:value="4.96" calcext:value-type="float">
            <text:p>4.96</text:p>
          </table:table-cell>
          <table:table-cell office:value-type="float" office:value="0.0121639785" calcext:value-type="float">
            <text:p>0.0121639785</text:p>
          </table:table-cell>
          <table:table-cell office:value-type="float" office:value="2.6843766802" calcext:value-type="float">
            <text:p>2.6843766802</text:p>
          </table:table-cell>
          <table:table-cell office:value-type="float" office:value="3.65" calcext:value-type="float">
            <text:p>3.65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26220402" calcext:value-type="float">
            <text:p>1.1526220402</text:p>
          </table:table-cell>
          <table:table-cell office:value-type="float" office:value="0.0036055556" calcext:value-type="float">
            <text:p>0.0036055556</text:p>
          </table:table-cell>
          <table:table-cell office:value-type="float" office:value="1.897266727" calcext:value-type="float">
            <text:p>1.897266727</text:p>
          </table:table-cell>
        </table:table-row>
        <table:table-row table:style-name="ro1">
          <table:table-cell office:value-type="string" calcext:value-type="string">
            <text:p>01/10/1881</text:p>
          </table:table-cell>
          <table:table-cell office:value-type="float" office:value="6.15" calcext:value-type="float">
            <text:p>6.15</text:p>
          </table:table-cell>
          <table:table-cell office:value-type="float" office:value="0.31" calcext:value-type="float">
            <text:p>0.31</text:p>
          </table:table-cell>
          <table:table-cell office:value-type="float" office:value="5.0406504065" calcext:value-type="float">
            <text:p>5.0406504065</text:p>
          </table:table-cell>
          <table:table-cell office:value-type="float" office:value="-0.0118666667" calcext:value-type="float">
            <text:p>-0.0118666667</text:p>
          </table:table-cell>
          <table:table-cell office:value-type="float" office:value="2.6525220769" calcext:value-type="float">
            <text:p>2.6525220769</text:p>
          </table:table-cell>
          <table:table-cell office:value-type="float" office:value="3.64" calcext:value-type="float">
            <text:p>3.64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32751927" calcext:value-type="float">
            <text:p>1.1532751927</text:p>
          </table:table-cell>
          <table:table-cell office:value-type="float" office:value="0.0036" calcext:value-type="float">
            <text:p>0.0036</text:p>
          </table:table-cell>
          <table:table-cell office:value-type="float" office:value="1.9040968872" calcext:value-type="float">
            <text:p>1.9040968872</text:p>
          </table:table-cell>
        </table:table-row>
        <table:table-row table:style-name="ro1">
          <table:table-cell office:value-type="string" calcext:value-type="string">
            <text:p>01/11/1881</text:p>
          </table:table-cell>
          <table:table-cell office:value-type="float" office:value="6.19" calcext:value-type="float">
            <text:p>6.19</text:p>
          </table:table-cell>
          <table:table-cell office:value-type="float" office:value="0.32" calcext:value-type="float">
            <text:p>0.32</text:p>
          </table:table-cell>
          <table:table-cell office:value-type="float" office:value="5.169628433" calcext:value-type="float">
            <text:p>5.169628433</text:p>
          </table:table-cell>
          <table:table-cell office:value-type="float" office:value="0.0107723577" calcext:value-type="float">
            <text:p>0.0107723577</text:p>
          </table:table-cell>
          <table:table-cell office:value-type="float" office:value="2.6810959936" calcext:value-type="float">
            <text:p>2.681095993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39287153" calcext:value-type="float">
            <text:p>1.1539287153</text:p>
          </table:table-cell>
          <table:table-cell office:value-type="float" office:value="0.0035944444" calcext:value-type="float">
            <text:p>0.0035944444</text:p>
          </table:table-cell>
          <table:table-cell office:value-type="float" office:value="1.9109410577" calcext:value-type="float">
            <text:p>1.9109410577</text:p>
          </table:table-cell>
        </table:table-row>
        <table:table-row table:style-name="ro1">
          <table:table-cell office:value-type="string" calcext:value-type="string">
            <text:p>01/12/1881</text:p>
          </table:table-cell>
          <table:table-cell office:value-type="float" office:value="6.01" calcext:value-type="float">
            <text:p>6.01</text:p>
          </table:table-cell>
          <table:table-cell office:value-type="float" office:value="0.32" calcext:value-type="float">
            <text:p>0.32</text:p>
          </table:table-cell>
          <table:table-cell office:value-type="float" office:value="5.3244592346" calcext:value-type="float">
            <text:p>5.3244592346</text:p>
          </table:table-cell>
          <table:table-cell office:value-type="float" office:value="-0.0247711362" calcext:value-type="float">
            <text:p>-0.0247711362</text:p>
          </table:table-cell>
          <table:table-cell office:value-type="float" office:value="2.6146821995" calcext:value-type="float">
            <text:p>2.6146821995</text:p>
          </table:table-cell>
          <table:table-cell office:value-type="float" office:value="3.63" calcext:value-type="float">
            <text:p>3.63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45826083" calcext:value-type="float">
            <text:p>1.1545826083</text:p>
          </table:table-cell>
          <table:table-cell office:value-type="float" office:value="0.0035888889" calcext:value-type="float">
            <text:p>0.0035888889</text:p>
          </table:table-cell>
          <table:table-cell office:value-type="float" office:value="1.9177992128" calcext:value-type="float">
            <text:p>1.9177992128</text:p>
          </table:table-cell>
        </table:table-row>
        <table:table-row table:style-name="ro1">
          <table:table-cell office:value-type="string" calcext:value-type="string">
            <text:p>01/01/1882</text:p>
          </table:table-cell>
          <table:table-cell office:value-type="float" office:value="5.92" calcext:value-type="float">
            <text:p>5.92</text:p>
          </table:table-cell>
          <table:table-cell office:value-type="float" office:value="0.32" calcext:value-type="float">
            <text:p>0.32</text:p>
          </table:table-cell>
          <table:table-cell office:value-type="float" office:value="5.4054054054" calcext:value-type="float">
            <text:p>5.4054054054</text:p>
          </table:table-cell>
          <table:table-cell office:value-type="float" office:value="-0.0105379922" calcext:value-type="float">
            <text:p>-0.0105379922</text:p>
          </table:table-cell>
          <table:table-cell office:value-type="float" office:value="2.5871286988" calcext:value-type="float">
            <text:p>2.5871286988</text:p>
          </table:table-cell>
          <table:table-cell office:value-type="float" office:value="3.62" calcext:value-type="float">
            <text:p>3.62</text:p>
          </table:table-cell>
          <table:table-cell office:value-type="float" office:value="0.0005666667" calcext:value-type="float">
            <text:p>0.0005666667</text:p>
          </table:table-cell>
          <table:table-cell office:value-type="float" office:value="1.1552368717" calcext:value-type="float">
            <text:p>1.1552368717</text:p>
          </table:table-cell>
          <table:table-cell office:value-type="float" office:value="0.0035833333" calcext:value-type="float">
            <text:p>0.0035833333</text:p>
          </table:table-cell>
          <table:table-cell office:value-type="float" office:value="1.9246713267" calcext:value-type="float">
            <text:p>1.9246713267</text:p>
          </table:table-cell>
        </table:table-row>
        <table:table-row table:style-name="ro1">
          <table:table-cell office:value-type="string" calcext:value-type="string">
            <text:p>01/02/1882</text:p>
          </table:table-cell>
          <table:table-cell office:value-type="float" office:value="5.79" calcext:value-type="float">
            <text:p>5.79</text:p>
          </table:table-cell>
          <table:table-cell office:value-type="float" office:value="0.32" calcext:value-type="float">
            <text:p>0.32</text:p>
          </table:table-cell>
          <table:table-cell office:value-type="float" office:value="5.5267702936" calcext:value-type="float">
            <text:p>5.5267702936</text:p>
          </table:table-cell>
          <table:table-cell office:value-type="float" office:value="-0.017454955" calcext:value-type="float">
            <text:p>-0.017454955</text:p>
          </table:table-cell>
          <table:table-cell office:value-type="float" office:value="2.5419704839" calcext:value-type="float">
            <text:p>2.5419704839</text:p>
          </table:table-cell>
          <table:table-cell office:value-type="float" office:value="3.62" calcext:value-type="float">
            <text:p>3.6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51550425" calcext:value-type="float">
            <text:p>1.1551550425</text:p>
          </table:table-cell>
          <table:table-cell office:value-type="float" office:value="0.0029465278" calcext:value-type="float">
            <text:p>0.0029465278</text:p>
          </table:table-cell>
          <table:table-cell office:value-type="float" office:value="1.9303424242" calcext:value-type="float">
            <text:p>1.9303424242</text:p>
          </table:table-cell>
        </table:table-row>
        <table:table-row table:style-name="ro1">
          <table:table-cell office:value-type="string" calcext:value-type="string">
            <text:p>01/03/1882</text:p>
          </table:table-cell>
          <table:table-cell office:value-type="float" office:value="5.78" calcext:value-type="float">
            <text:p>5.78</text:p>
          </table:table-cell>
          <table:table-cell office:value-type="float" office:value="0.32" calcext:value-type="float">
            <text:p>0.32</text:p>
          </table:table-cell>
          <table:table-cell office:value-type="float" office:value="5.5363321799" calcext:value-type="float">
            <text:p>5.5363321799</text:p>
          </table:table-cell>
          <table:table-cell office:value-type="float" office:value="0.0028785262" calcext:value-type="float">
            <text:p>0.0028785262</text:p>
          </table:table-cell>
          <table:table-cell office:value-type="float" office:value="2.5492876125" calcext:value-type="float">
            <text:p>2.5492876125</text:p>
          </table:table-cell>
          <table:table-cell office:value-type="float" office:value="3.62" calcext:value-type="float">
            <text:p>3.6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5073219" calcext:value-type="float">
            <text:p>1.155073219</text:p>
          </table:table-cell>
          <table:table-cell office:value-type="float" office:value="0.0029472222" calcext:value-type="float">
            <text:p>0.0029472222</text:p>
          </table:table-cell>
          <table:table-cell office:value-type="float" office:value="1.9360315723" calcext:value-type="float">
            <text:p>1.9360315723</text:p>
          </table:table-cell>
        </table:table-row>
        <table:table-row table:style-name="ro1">
          <table:table-cell office:value-type="string" calcext:value-type="string">
            <text:p>01/04/1882</text:p>
          </table:table-cell>
          <table:table-cell office:value-type="float" office:value="5.78" calcext:value-type="float">
            <text:p>5.78</text:p>
          </table:table-cell>
          <table:table-cell office:value-type="float" office:value="0.32" calcext:value-type="float">
            <text:p>0.32</text:p>
          </table:table-cell>
          <table:table-cell office:value-type="float" office:value="5.5363321799" calcext:value-type="float">
            <text:p>5.5363321799</text:p>
          </table:table-cell>
          <table:table-cell office:value-type="float" office:value="0.0046136101" calcext:value-type="float">
            <text:p>0.0046136101</text:p>
          </table:table-cell>
          <table:table-cell office:value-type="float" office:value="2.5610490317" calcext:value-type="float">
            <text:p>2.5610490317</text:p>
          </table:table-cell>
          <table:table-cell office:value-type="float" office:value="3.62" calcext:value-type="float">
            <text:p>3.62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1549914013" calcext:value-type="float">
            <text:p>1.1549914013</text:p>
          </table:table-cell>
          <table:table-cell office:value-type="float" office:value="0.0029479167" calcext:value-type="float">
            <text:p>0.0029479167</text:p>
          </table:table-cell>
          <table:table-cell office:value-type="float" office:value="1.941738832" calcext:value-type="float">
            <text:p>1.941738832</text:p>
          </table:table-cell>
        </table:table-row>
        <table:table-row table:style-name="ro1">
          <table:table-cell office:value-type="string" calcext:value-type="string">
            <text:p>01/05/1882</text:p>
          </table:table-cell>
          <table:table-cell office:value-type="float" office:value="5.71" calcext:value-type="float">
            <text:p>5.71</text:p>
          </table:table-cell>
          <table:table-cell office:value-type="float" office:value="0.32" calcext:value-type="float">
            <text:p>0.32</text:p>
          </table:table-cell>
          <table:table-cell office:value-type="float" office:value="5.6042031524" calcext:value-type="float">
            <text:p>5.6042031524</text:p>
          </table:table-cell>
          <table:table-cell office:value-type="float" office:value="-0.0074971165" calcext:value-type="float">
            <text:p>-0.0074971165</text:p>
          </table:table-cell>
          <table:table-cell office:value-type="float" office:value="2.5418485488" calcext:value-type="float">
            <text:p>2.5418485488</text:p>
          </table:table-cell>
          <table:table-cell office:value-type="float" office:value="3.62" calcext:value-type="float">
            <text:p>3.6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9095894" calcext:value-type="float">
            <text:p>1.1549095894</text:p>
          </table:table-cell>
          <table:table-cell office:value-type="float" office:value="0.0029486111" calcext:value-type="float">
            <text:p>0.0029486111</text:p>
          </table:table-cell>
          <table:table-cell office:value-type="float" office:value="1.9474642647" calcext:value-type="float">
            <text:p>1.9474642647</text:p>
          </table:table-cell>
        </table:table-row>
        <table:table-row table:style-name="ro1">
          <table:table-cell office:value-type="string" calcext:value-type="string">
            <text:p>01/06/1882</text:p>
          </table:table-cell>
          <table:table-cell office:value-type="float" office:value="5.68" calcext:value-type="float">
            <text:p>5.68</text:p>
          </table:table-cell>
          <table:table-cell office:value-type="float" office:value="0.32" calcext:value-type="float">
            <text:p>0.32</text:p>
          </table:table-cell>
          <table:table-cell office:value-type="float" office:value="5.6338028169" calcext:value-type="float">
            <text:p>5.6338028169</text:p>
          </table:table-cell>
          <table:table-cell office:value-type="float" office:value="-0.0005837712" calcext:value-type="float">
            <text:p>-0.0005837712</text:p>
          </table:table-cell>
          <table:table-cell office:value-type="float" office:value="2.5403646909" calcext:value-type="float">
            <text:p>2.5403646909</text:p>
          </table:table-cell>
          <table:table-cell office:value-type="float" office:value="3.62" calcext:value-type="float">
            <text:p>3.62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1548277833" calcext:value-type="float">
            <text:p>1.1548277833</text:p>
          </table:table-cell>
          <table:table-cell office:value-type="float" office:value="0.0029493056" calcext:value-type="float">
            <text:p>0.0029493056</text:p>
          </table:table-cell>
          <table:table-cell office:value-type="float" office:value="1.9532079319" calcext:value-type="float">
            <text:p>1.9532079319</text:p>
          </table:table-cell>
        </table:table-row>
        <table:table-row table:style-name="ro1">
          <table:table-cell office:value-type="string" calcext:value-type="string">
            <text:p>01/07/1882</text:p>
          </table:table-cell>
          <table:table-cell office:value-type="float" office:value="6" calcext:value-type="float">
            <text:p>6</text:p>
          </table:table-cell>
          <table:table-cell office:value-type="float" office:value="0.32" calcext:value-type="float">
            <text:p>0.32</text:p>
          </table:table-cell>
          <table:table-cell office:value-type="float" office:value="5.3333333333" calcext:value-type="float">
            <text:p>5.3333333333</text:p>
          </table:table-cell>
          <table:table-cell office:value-type="float" office:value="0.0610328638" calcext:value-type="float">
            <text:p>0.0610328638</text:p>
          </table:table-cell>
          <table:table-cell office:value-type="float" office:value="2.6954104232" calcext:value-type="float">
            <text:p>2.6954104232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745983" calcext:value-type="float">
            <text:p>1.154745983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1.9589698953" calcext:value-type="float">
            <text:p>1.9589698953</text:p>
          </table:table-cell>
        </table:table-row>
        <table:table-row table:style-name="ro1">
          <table:table-cell office:value-type="string" calcext:value-type="string">
            <text:p>01/08/1882</text:p>
          </table:table-cell>
          <table:table-cell office:value-type="float" office:value="6.18" calcext:value-type="float">
            <text:p>6.18</text:p>
          </table:table-cell>
          <table:table-cell office:value-type="float" office:value="0.32" calcext:value-type="float">
            <text:p>0.32</text:p>
          </table:table-cell>
          <table:table-cell office:value-type="float" office:value="5.1779935275" calcext:value-type="float">
            <text:p>5.1779935275</text:p>
          </table:table-cell>
          <table:table-cell office:value-type="float" office:value="0.0344444444" calcext:value-type="float">
            <text:p>0.0344444444</text:p>
          </table:table-cell>
          <table:table-cell office:value-type="float" office:value="2.7882523378" calcext:value-type="float">
            <text:p>2.7882523378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6641885" calcext:value-type="float">
            <text:p>1.1546641885</text:p>
          </table:table-cell>
          <table:table-cell office:value-type="float" office:value="0.0029506944" calcext:value-type="float">
            <text:p>0.0029506944</text:p>
          </table:table-cell>
          <table:table-cell office:value-type="float" office:value="1.9647502169" calcext:value-type="float">
            <text:p>1.9647502169</text:p>
          </table:table-cell>
        </table:table-row>
        <table:table-row table:style-name="ro1">
          <table:table-cell office:value-type="string" calcext:value-type="string">
            <text:p>01/09/1882</text:p>
          </table:table-cell>
          <table:table-cell office:value-type="float" office:value="6.24" calcext:value-type="float">
            <text:p>6.24</text:p>
          </table:table-cell>
          <table:table-cell office:value-type="float" office:value="0.32" calcext:value-type="float">
            <text:p>0.32</text:p>
          </table:table-cell>
          <table:table-cell office:value-type="float" office:value="5.1282051282" calcext:value-type="float">
            <text:p>5.1282051282</text:p>
          </table:table-cell>
          <table:table-cell office:value-type="float" office:value="0.0140237325" calcext:value-type="float">
            <text:p>0.0140237325</text:p>
          </table:table-cell>
          <table:table-cell office:value-type="float" office:value="2.8273540426" calcext:value-type="float">
            <text:p>2.8273540426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5823998" calcext:value-type="float">
            <text:p>1.1545823998</text:p>
          </table:table-cell>
          <table:table-cell office:value-type="float" office:value="0.0029513889" calcext:value-type="float">
            <text:p>0.0029513889</text:p>
          </table:table-cell>
          <table:table-cell office:value-type="float" office:value="1.9705489589" calcext:value-type="float">
            <text:p>1.9705489589</text:p>
          </table:table-cell>
        </table:table-row>
        <table:table-row table:style-name="ro1">
          <table:table-cell office:value-type="string" calcext:value-type="string">
            <text:p>01/10/1882</text:p>
          </table:table-cell>
          <table:table-cell office:value-type="float" office:value="6.07" calcext:value-type="float">
            <text:p>6.07</text:p>
          </table:table-cell>
          <table:table-cell office:value-type="float" office:value="0.32" calcext:value-type="float">
            <text:p>0.32</text:p>
          </table:table-cell>
          <table:table-cell office:value-type="float" office:value="5.2718286656" calcext:value-type="float">
            <text:p>5.2718286656</text:p>
          </table:table-cell>
          <table:table-cell office:value-type="float" office:value="-0.0229700855" calcext:value-type="float">
            <text:p>-0.0229700855</text:p>
          </table:table-cell>
          <table:table-cell office:value-type="float" office:value="2.7624094786" calcext:value-type="float">
            <text:p>2.7624094786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1545006169" calcext:value-type="float">
            <text:p>1.1545006169</text:p>
          </table:table-cell>
          <table:table-cell office:value-type="float" office:value="0.0029520833" calcext:value-type="float">
            <text:p>0.0029520833</text:p>
          </table:table-cell>
          <table:table-cell office:value-type="float" office:value="1.9763661836" calcext:value-type="float">
            <text:p>1.9763661836</text:p>
          </table:table-cell>
        </table:table-row>
        <table:table-row table:style-name="ro1">
          <table:table-cell office:value-type="string" calcext:value-type="string">
            <text:p>01/11/1882</text:p>
          </table:table-cell>
          <table:table-cell office:value-type="float" office:value="5.81" calcext:value-type="float">
            <text:p>5.81</text:p>
          </table:table-cell>
          <table:table-cell office:value-type="float" office:value="0.32" calcext:value-type="float">
            <text:p>0.32</text:p>
          </table:table-cell>
          <table:table-cell office:value-type="float" office:value="5.5077452668" calcext:value-type="float">
            <text:p>5.5077452668</text:p>
          </table:table-cell>
          <table:table-cell office:value-type="float" office:value="-0.0384404174" calcext:value-type="float">
            <text:p>-0.0384404174</text:p>
          </table:table-cell>
          <table:table-cell office:value-type="float" office:value="2.6562213053" calcext:value-type="float">
            <text:p>2.6562213053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4188397" calcext:value-type="float">
            <text:p>1.1544188397</text:p>
          </table:table-cell>
          <table:table-cell office:value-type="float" office:value="0.0029527778" calcext:value-type="float">
            <text:p>0.0029527778</text:p>
          </table:table-cell>
          <table:table-cell office:value-type="float" office:value="1.9822019537" calcext:value-type="float">
            <text:p>1.9822019537</text:p>
          </table:table-cell>
        </table:table-row>
        <table:table-row table:style-name="ro1">
          <table:table-cell office:value-type="string" calcext:value-type="string">
            <text:p>01/12/1882</text:p>
          </table:table-cell>
          <table:table-cell office:value-type="float" office:value="5.84" calcext:value-type="float">
            <text:p>5.84</text:p>
          </table:table-cell>
          <table:table-cell office:value-type="float" office:value="0.32" calcext:value-type="float">
            <text:p>0.32</text:p>
          </table:table-cell>
          <table:table-cell office:value-type="float" office:value="5.4794520548" calcext:value-type="float">
            <text:p>5.4794520548</text:p>
          </table:table-cell>
          <table:table-cell office:value-type="float" office:value="0.0097532989" calcext:value-type="float">
            <text:p>0.0097532989</text:p>
          </table:table-cell>
          <table:table-cell office:value-type="float" office:value="2.6821282257" calcext:value-type="float">
            <text:p>2.6821282257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1543370684" calcext:value-type="float">
            <text:p>1.1543370684</text:p>
          </table:table-cell>
          <table:table-cell office:value-type="float" office:value="0.0029534722" calcext:value-type="float">
            <text:p>0.0029534722</text:p>
          </table:table-cell>
          <table:table-cell office:value-type="float" office:value="1.9880563322" calcext:value-type="float">
            <text:p>1.9880563322</text:p>
          </table:table-cell>
        </table:table-row>
        <table:table-row table:style-name="ro1">
          <table:table-cell office:value-type="string" calcext:value-type="string">
            <text:p>01/01/1883</text:p>
          </table:table-cell>
          <table:table-cell office:value-type="float" office:value="5.81" calcext:value-type="float">
            <text:p>5.81</text:p>
          </table:table-cell>
          <table:table-cell office:value-type="float" office:value="0.32" calcext:value-type="float">
            <text:p>0.32</text:p>
          </table:table-cell>
          <table:table-cell office:value-type="float" office:value="5.5077452668" calcext:value-type="float">
            <text:p>5.5077452668</text:p>
          </table:table-cell>
          <table:table-cell office:value-type="float" office:value="-0.0005593607" calcext:value-type="float">
            <text:p>-0.0005593607</text:p>
          </table:table-cell>
          <table:table-cell office:value-type="float" office:value="2.6806279485" calcext:value-type="float">
            <text:p>2.6806279485</text:p>
          </table:table-cell>
          <table:table-cell office:value-type="float" office:value="3.63" calcext:value-type="float">
            <text:p>3.63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1542553029" calcext:value-type="float">
            <text:p>1.1542553029</text:p>
          </table:table-cell>
          <table:table-cell office:value-type="float" office:value="0.0029541667" calcext:value-type="float">
            <text:p>0.0029541667</text:p>
          </table:table-cell>
          <table:table-cell office:value-type="float" office:value="1.9939293819" calcext:value-type="float">
            <text:p>1.9939293819</text:p>
          </table:table-cell>
        </table:table-row>
        <table:table-row table:style-name="ro1">
          <table:table-cell office:value-type="string" calcext:value-type="string">
            <text:p>01/02/1883</text:p>
          </table:table-cell>
          <table:table-cell office:value-type="float" office:value="5.68" calcext:value-type="float">
            <text:p>5.68</text:p>
          </table:table-cell>
          <table:table-cell office:value-type="float" office:value="0.32" calcext:value-type="float">
            <text:p>0.32</text:p>
          </table:table-cell>
          <table:table-cell office:value-type="float" office:value="5.6338028169" calcext:value-type="float">
            <text:p>5.6338028169</text:p>
          </table:table-cell>
          <table:table-cell office:value-type="float" office:value="-0.0177610442" calcext:value-type="float">
            <text:p>-0.0177610442</text:p>
          </table:table-cell>
          <table:table-cell office:value-type="float" office:value="2.6330171971" calcext:value-type="float">
            <text:p>2.6330171971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543370626" calcext:value-type="float">
            <text:p>1.1543370626</text:p>
          </table:table-cell>
          <table:table-cell office:value-type="float" office:value="0.0030951389" calcext:value-type="float">
            <text:p>0.0030951389</text:p>
          </table:table-cell>
          <table:table-cell office:value-type="float" office:value="2.0001008703" calcext:value-type="float">
            <text:p>2.0001008703</text:p>
          </table:table-cell>
        </table:table-row>
        <table:table-row table:style-name="ro1">
          <table:table-cell office:value-type="string" calcext:value-type="string">
            <text:p>01/03/1883</text:p>
          </table:table-cell>
          <table:table-cell office:value-type="float" office:value="5.75" calcext:value-type="float">
            <text:p>5.75</text:p>
          </table:table-cell>
          <table:table-cell office:value-type="float" office:value="0.32" calcext:value-type="float">
            <text:p>0.32</text:p>
          </table:table-cell>
          <table:table-cell office:value-type="float" office:value="5.5652173913" calcext:value-type="float">
            <text:p>5.5652173913</text:p>
          </table:table-cell>
          <table:table-cell office:value-type="float" office:value="0.0170554577" calcext:value-type="float">
            <text:p>0.0170554577</text:p>
          </table:table-cell>
          <table:table-cell office:value-type="float" office:value="2.6779245106" calcext:value-type="float">
            <text:p>2.677924510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4188282" calcext:value-type="float">
            <text:p>1.1544188282</text:p>
          </table:table-cell>
          <table:table-cell office:value-type="float" office:value="0.0030944444" calcext:value-type="float">
            <text:p>0.0030944444</text:p>
          </table:table-cell>
          <table:table-cell office:value-type="float" office:value="2.0062900713" calcext:value-type="float">
            <text:p>2.0062900713</text:p>
          </table:table-cell>
        </table:table-row>
        <table:table-row table:style-name="ro1">
          <table:table-cell office:value-type="string" calcext:value-type="string">
            <text:p>01/04/1883</text:p>
          </table:table-cell>
          <table:table-cell office:value-type="float" office:value="5.87" calcext:value-type="float">
            <text:p>5.87</text:p>
          </table:table-cell>
          <table:table-cell office:value-type="float" office:value="0.32" calcext:value-type="float">
            <text:p>0.32</text:p>
          </table:table-cell>
          <table:table-cell office:value-type="float" office:value="5.4514480409" calcext:value-type="float">
            <text:p>5.4514480409</text:p>
          </table:table-cell>
          <table:table-cell office:value-type="float" office:value="0.0255550725" calcext:value-type="float">
            <text:p>0.0255550725</text:p>
          </table:table-cell>
          <table:table-cell office:value-type="float" office:value="2.7463590656" calcext:value-type="float">
            <text:p>2.746359065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5005995" calcext:value-type="float">
            <text:p>1.1545005995</text:p>
          </table:table-cell>
          <table:table-cell office:value-type="float" office:value="0.00309375" calcext:value-type="float">
            <text:p>0.00309375</text:p>
          </table:table-cell>
          <table:table-cell office:value-type="float" office:value="2.0124970312" calcext:value-type="float">
            <text:p>2.0124970312</text:p>
          </table:table-cell>
        </table:table-row>
        <table:table-row table:style-name="ro1">
          <table:table-cell office:value-type="string" calcext:value-type="string">
            <text:p>01/05/1883</text:p>
          </table:table-cell>
          <table:table-cell office:value-type="float" office:value="5.77" calcext:value-type="float">
            <text:p>5.77</text:p>
          </table:table-cell>
          <table:table-cell office:value-type="float" office:value="0.32" calcext:value-type="float">
            <text:p>0.32</text:p>
          </table:table-cell>
          <table:table-cell office:value-type="float" office:value="5.5459272097" calcext:value-type="float">
            <text:p>5.5459272097</text:p>
          </table:table-cell>
          <table:table-cell office:value-type="float" office:value="-0.0124332765" calcext:value-type="float">
            <text:p>-0.0124332765</text:p>
          </table:table-cell>
          <table:table-cell office:value-type="float" office:value="2.7122128238" calcext:value-type="float">
            <text:p>2.7122128238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545823766" calcext:value-type="float">
            <text:p>1.1545823766</text:p>
          </table:table-cell>
          <table:table-cell office:value-type="float" office:value="0.0030930556" calcext:value-type="float">
            <text:p>0.0030930556</text:p>
          </table:table-cell>
          <table:table-cell office:value-type="float" office:value="2.0187217963" calcext:value-type="float">
            <text:p>2.0187217963</text:p>
          </table:table-cell>
        </table:table-row>
        <table:table-row table:style-name="ro1">
          <table:table-cell office:value-type="string" calcext:value-type="string">
            <text:p>01/06/1883</text:p>
          </table:table-cell>
          <table:table-cell office:value-type="float" office:value="5.82" calcext:value-type="float">
            <text:p>5.82</text:p>
          </table:table-cell>
          <table:table-cell office:value-type="float" office:value="0.33" calcext:value-type="float">
            <text:p>0.33</text:p>
          </table:table-cell>
          <table:table-cell office:value-type="float" office:value="5.6701030928" calcext:value-type="float">
            <text:p>5.6701030928</text:p>
          </table:table-cell>
          <table:table-cell office:value-type="float" office:value="0.0133593299" calcext:value-type="float">
            <text:p>0.0133593299</text:p>
          </table:table-cell>
          <table:table-cell office:value-type="float" office:value="2.7484461696" calcext:value-type="float">
            <text:p>2.748446169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6641595" calcext:value-type="float">
            <text:p>1.1546641595</text:p>
          </table:table-cell>
          <table:table-cell office:value-type="float" office:value="0.0030923611" calcext:value-type="float">
            <text:p>0.0030923611</text:p>
          </table:table-cell>
          <table:table-cell office:value-type="float" office:value="2.0249644131" calcext:value-type="float">
            <text:p>2.0249644131</text:p>
          </table:table-cell>
        </table:table-row>
        <table:table-row table:style-name="ro1">
          <table:table-cell office:value-type="string" calcext:value-type="string">
            <text:p>01/07/1883</text:p>
          </table:table-cell>
          <table:table-cell office:value-type="float" office:value="5.73" calcext:value-type="float">
            <text:p>5.73</text:p>
          </table:table-cell>
          <table:table-cell office:value-type="float" office:value="0.33" calcext:value-type="float">
            <text:p>0.33</text:p>
          </table:table-cell>
          <table:table-cell office:value-type="float" office:value="5.7591623037" calcext:value-type="float">
            <text:p>5.7591623037</text:p>
          </table:table-cell>
          <table:table-cell office:value-type="float" office:value="-0.0107989691" calcext:value-type="float">
            <text:p>-0.0107989691</text:p>
          </table:table-cell>
          <table:table-cell office:value-type="float" office:value="2.7187657844" calcext:value-type="float">
            <text:p>2.7187657844</text:p>
          </table:table-cell>
          <table:table-cell office:value-type="float" office:value="3.63" calcext:value-type="float">
            <text:p>3.6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7459482" calcext:value-type="float">
            <text:p>1.1547459482</text:p>
          </table:table-cell>
          <table:table-cell office:value-type="float" office:value="0.0030916667" calcext:value-type="float">
            <text:p>0.0030916667</text:p>
          </table:table-cell>
          <table:table-cell office:value-type="float" office:value="2.0312249281" calcext:value-type="float">
            <text:p>2.0312249281</text:p>
          </table:table-cell>
        </table:table-row>
        <table:table-row table:style-name="ro1">
          <table:table-cell office:value-type="string" calcext:value-type="string">
            <text:p>01/08/1883</text:p>
          </table:table-cell>
          <table:table-cell office:value-type="float" office:value="5.47" calcext:value-type="float">
            <text:p>5.47</text:p>
          </table:table-cell>
          <table:table-cell office:value-type="float" office:value="0.33" calcext:value-type="float">
            <text:p>0.33</text:p>
          </table:table-cell>
          <table:table-cell office:value-type="float" office:value="6.0329067642" calcext:value-type="float">
            <text:p>6.0329067642</text:p>
          </table:table-cell>
          <table:table-cell office:value-type="float" office:value="-0.0406239092" calcext:value-type="float">
            <text:p>-0.0406239092</text:p>
          </table:table-cell>
          <table:table-cell office:value-type="float" office:value="2.6083188899" calcext:value-type="float">
            <text:p>2.6083188899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8277428" calcext:value-type="float">
            <text:p>1.1548277428</text:p>
          </table:table-cell>
          <table:table-cell office:value-type="float" office:value="0.0030909722" calcext:value-type="float">
            <text:p>0.0030909722</text:p>
          </table:table-cell>
          <table:table-cell office:value-type="float" office:value="2.0375033879" calcext:value-type="float">
            <text:p>2.0375033879</text:p>
          </table:table-cell>
        </table:table-row>
        <table:table-row table:style-name="ro1">
          <table:table-cell office:value-type="string" calcext:value-type="string">
            <text:p>01/09/1883</text:p>
          </table:table-cell>
          <table:table-cell office:value-type="float" office:value="5.53" calcext:value-type="float">
            <text:p>5.53</text:p>
          </table:table-cell>
          <table:table-cell office:value-type="float" office:value="0.33" calcext:value-type="float">
            <text:p>0.33</text:p>
          </table:table-cell>
          <table:table-cell office:value-type="float" office:value="5.9674502712" calcext:value-type="float">
            <text:p>5.9674502712</text:p>
          </table:table-cell>
          <table:table-cell office:value-type="float" office:value="0.0159582572" calcext:value-type="float">
            <text:p>0.0159582572</text:p>
          </table:table-cell>
          <table:table-cell office:value-type="float" office:value="2.6499431135" calcext:value-type="float">
            <text:p>2.6499431135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549095431" calcext:value-type="float">
            <text:p>1.1549095431</text:p>
          </table:table-cell>
          <table:table-cell office:value-type="float" office:value="0.0030902778" calcext:value-type="float">
            <text:p>0.0030902778</text:p>
          </table:table-cell>
          <table:table-cell office:value-type="float" office:value="2.0437998394" calcext:value-type="float">
            <text:p>2.0437998394</text:p>
          </table:table-cell>
        </table:table-row>
        <table:table-row table:style-name="ro1">
          <table:table-cell office:value-type="string" calcext:value-type="string">
            <text:p>01/10/1883</text:p>
          </table:table-cell>
          <table:table-cell office:value-type="float" office:value="5.38" calcext:value-type="float">
            <text:p>5.38</text:p>
          </table:table-cell>
          <table:table-cell office:value-type="float" office:value="0.33" calcext:value-type="float">
            <text:p>0.33</text:p>
          </table:table-cell>
          <table:table-cell office:value-type="float" office:value="6.1338289963" calcext:value-type="float">
            <text:p>6.1338289963</text:p>
          </table:table-cell>
          <table:table-cell office:value-type="float" office:value="-0.0221775166" calcext:value-type="float">
            <text:p>-0.0221775166</text:p>
          </table:table-cell>
          <table:table-cell office:value-type="float" office:value="2.5911739562" calcext:value-type="float">
            <text:p>2.5911739562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49913491" calcext:value-type="float">
            <text:p>1.1549913491</text:p>
          </table:table-cell>
          <table:table-cell office:value-type="float" office:value="0.0030895833" calcext:value-type="float">
            <text:p>0.0030895833</text:p>
          </table:table-cell>
          <table:table-cell office:value-type="float" office:value="2.0501143293" calcext:value-type="float">
            <text:p>2.0501143293</text:p>
          </table:table-cell>
        </table:table-row>
        <table:table-row table:style-name="ro1">
          <table:table-cell office:value-type="string" calcext:value-type="string">
            <text:p>01/11/1883</text:p>
          </table:table-cell>
          <table:table-cell office:value-type="float" office:value="5.46" calcext:value-type="float">
            <text:p>5.46</text:p>
          </table:table-cell>
          <table:table-cell office:value-type="float" office:value="0.33" calcext:value-type="float">
            <text:p>0.33</text:p>
          </table:table-cell>
          <table:table-cell office:value-type="float" office:value="6.043956044" calcext:value-type="float">
            <text:p>6.043956044</text:p>
          </table:table-cell>
          <table:table-cell office:value-type="float" office:value="0.0199690211" calcext:value-type="float">
            <text:p>0.0199690211</text:p>
          </table:table-cell>
          <table:table-cell office:value-type="float" office:value="2.6429171635" calcext:value-type="float">
            <text:p>2.6429171635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55073161" calcext:value-type="float">
            <text:p>1.155073161</text:p>
          </table:table-cell>
          <table:table-cell office:value-type="float" office:value="0.0030888889" calcext:value-type="float">
            <text:p>0.0030888889</text:p>
          </table:table-cell>
          <table:table-cell office:value-type="float" office:value="2.0564469047" calcext:value-type="float">
            <text:p>2.0564469047</text:p>
          </table:table-cell>
        </table:table-row>
        <table:table-row table:style-name="ro1">
          <table:table-cell office:value-type="string" calcext:value-type="string">
            <text:p>01/12/1883</text:p>
          </table:table-cell>
          <table:table-cell office:value-type="float" office:value="5.34" calcext:value-type="float">
            <text:p>5.34</text:p>
          </table:table-cell>
          <table:table-cell office:value-type="float" office:value="0.33" calcext:value-type="float">
            <text:p>0.33</text:p>
          </table:table-cell>
          <table:table-cell office:value-type="float" office:value="6.1797752809" calcext:value-type="float">
            <text:p>6.1797752809</text:p>
          </table:table-cell>
          <table:table-cell office:value-type="float" office:value="-0.0169413919" calcext:value-type="float">
            <text:p>-0.0169413919</text:p>
          </table:table-cell>
          <table:table-cell office:value-type="float" office:value="2.598142468" calcext:value-type="float">
            <text:p>2.598142468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51549787" calcext:value-type="float">
            <text:p>1.1551549787</text:p>
          </table:table-cell>
          <table:table-cell office:value-type="float" office:value="0.0030881944" calcext:value-type="float">
            <text:p>0.0030881944</text:p>
          </table:table-cell>
          <table:table-cell office:value-type="float" office:value="2.0627976126" calcext:value-type="float">
            <text:p>2.0627976126</text:p>
          </table:table-cell>
        </table:table-row>
        <table:table-row table:style-name="ro1">
          <table:table-cell office:value-type="string" calcext:value-type="string">
            <text:p>01/01/1884</text:p>
          </table:table-cell>
          <table:table-cell office:value-type="float" office:value="5.18" calcext:value-type="float">
            <text:p>5.18</text:p>
          </table:table-cell>
          <table:table-cell office:value-type="float" office:value="0.33" calcext:value-type="float">
            <text:p>0.33</text:p>
          </table:table-cell>
          <table:table-cell office:value-type="float" office:value="6.3706563707" calcext:value-type="float">
            <text:p>6.3706563707</text:p>
          </table:table-cell>
          <table:table-cell office:value-type="float" office:value="-0.0248392634" calcext:value-type="float">
            <text:p>-0.0248392634</text:p>
          </table:table-cell>
          <table:table-cell office:value-type="float" office:value="2.5336065228" calcext:value-type="float">
            <text:p>2.5336065228</text:p>
          </table:table-cell>
          <table:table-cell office:value-type="float" office:value="3.62" calcext:value-type="float">
            <text:p>3.62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552368022" calcext:value-type="float">
            <text:p>1.1552368022</text:p>
          </table:table-cell>
          <table:table-cell office:value-type="float" office:value="0.0030875" calcext:value-type="float">
            <text:p>0.0030875</text:p>
          </table:table-cell>
          <table:table-cell office:value-type="float" office:value="2.0691665002" calcext:value-type="float">
            <text:p>2.0691665002</text:p>
          </table:table-cell>
        </table:table-row>
        <table:table-row table:style-name="ro1">
          <table:table-cell office:value-type="string" calcext:value-type="string">
            <text:p>01/02/1884</text:p>
          </table:table-cell>
          <table:table-cell office:value-type="float" office:value="5.32" calcext:value-type="float">
            <text:p>5.32</text:p>
          </table:table-cell>
          <table:table-cell office:value-type="float" office:value="0.33" calcext:value-type="float">
            <text:p>0.33</text:p>
          </table:table-cell>
          <table:table-cell office:value-type="float" office:value="6.2030075188" calcext:value-type="float">
            <text:p>6.2030075188</text:p>
          </table:table-cell>
          <table:table-cell office:value-type="float" office:value="0.0322828185" calcext:value-type="float">
            <text:p>0.0322828185</text:p>
          </table:table-cell>
          <table:table-cell office:value-type="float" office:value="2.6153984824" calcext:value-type="float">
            <text:p>2.6153984824</text:p>
          </table:table-cell>
          <table:table-cell office:value-type="float" office:value="3.61" calcext:value-type="float">
            <text:p>3.61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560550949" calcext:value-type="float">
            <text:p>1.1560550949</text:p>
          </table:table-cell>
          <table:table-cell office:value-type="float" office:value="0.0037180556" calcext:value-type="float">
            <text:p>0.0037180556</text:p>
          </table:table-cell>
          <table:table-cell office:value-type="float" office:value="2.0768597762" calcext:value-type="float">
            <text:p>2.0768597762</text:p>
          </table:table-cell>
        </table:table-row>
        <table:table-row table:style-name="ro1">
          <table:table-cell office:value-type="string" calcext:value-type="string">
            <text:p>01/03/1884</text:p>
          </table:table-cell>
          <table:table-cell office:value-type="float" office:value="5.3" calcext:value-type="float">
            <text:p>5.3</text:p>
          </table:table-cell>
          <table:table-cell office:value-type="float" office:value="0.33" calcext:value-type="float">
            <text:p>0.33</text:p>
          </table:table-cell>
          <table:table-cell office:value-type="float" office:value="6.2264150943" calcext:value-type="float">
            <text:p>6.2264150943</text:p>
          </table:table-cell>
          <table:table-cell office:value-type="float" office:value="0.0013314536" calcext:value-type="float">
            <text:p>0.0013314536</text:p>
          </table:table-cell>
          <table:table-cell office:value-type="float" office:value="2.6188807642" calcext:value-type="float">
            <text:p>2.6188807642</text:p>
          </table:table-cell>
          <table:table-cell office:value-type="float" office:value="3.6" calcext:value-type="float">
            <text:p>3.6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568739673" calcext:value-type="float">
            <text:p>1.1568739673</text:p>
          </table:table-cell>
          <table:table-cell office:value-type="float" office:value="0.0037111111" calcext:value-type="float">
            <text:p>0.0037111111</text:p>
          </table:table-cell>
          <table:table-cell office:value-type="float" office:value="2.0845672336" calcext:value-type="float">
            <text:p>2.0845672336</text:p>
          </table:table-cell>
        </table:table-row>
        <table:table-row table:style-name="ro1">
          <table:table-cell office:value-type="string" calcext:value-type="string">
            <text:p>01/04/1884</text:p>
          </table:table-cell>
          <table:table-cell office:value-type="float" office:value="5.06" calcext:value-type="float">
            <text:p>5.06</text:p>
          </table:table-cell>
          <table:table-cell office:value-type="float" office:value="0.32" calcext:value-type="float">
            <text:p>0.32</text:p>
          </table:table-cell>
          <table:table-cell office:value-type="float" office:value="6.3241106719" calcext:value-type="float">
            <text:p>6.3241106719</text:p>
          </table:table-cell>
          <table:table-cell office:value-type="float" office:value="-0.0401996855" calcext:value-type="float">
            <text:p>-0.0401996855</text:p>
          </table:table-cell>
          <table:table-cell office:value-type="float" office:value="2.513602581" calcext:value-type="float">
            <text:p>2.513602581</text:p>
          </table:table-cell>
          <table:table-cell office:value-type="float" office:value="3.6" calcext:value-type="float">
            <text:p>3.6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576934197" calcext:value-type="float">
            <text:p>1.1576934197</text:p>
          </table:table-cell>
          <table:table-cell office:value-type="float" office:value="0.0037041667" calcext:value-type="float">
            <text:p>0.0037041667</text:p>
          </table:table-cell>
          <table:table-cell office:value-type="float" office:value="2.092288818" calcext:value-type="float">
            <text:p>2.092288818</text:p>
          </table:table-cell>
        </table:table-row>
        <table:table-row table:style-name="ro1">
          <table:table-cell office:value-type="string" calcext:value-type="string">
            <text:p>01/05/1884</text:p>
          </table:table-cell>
          <table:table-cell office:value-type="float" office:value="4.65" calcext:value-type="float">
            <text:p>4.65</text:p>
          </table:table-cell>
          <table:table-cell office:value-type="float" office:value="0.32" calcext:value-type="float">
            <text:p>0.32</text:p>
          </table:table-cell>
          <table:table-cell office:value-type="float" office:value="6.8817204301" calcext:value-type="float">
            <text:p>6.8817204301</text:p>
          </table:table-cell>
          <table:table-cell office:value-type="float" office:value="-0.0757295784" calcext:value-type="float">
            <text:p>-0.0757295784</text:p>
          </table:table-cell>
          <table:table-cell office:value-type="float" office:value="2.3232485173" calcext:value-type="float">
            <text:p>2.3232485173</text:p>
          </table:table-cell>
          <table:table-cell office:value-type="float" office:value="3.59" calcext:value-type="float">
            <text:p>3.59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585134525" calcext:value-type="float">
            <text:p>1.1585134525</text:p>
          </table:table-cell>
          <table:table-cell office:value-type="float" office:value="0.0036972222" calcext:value-type="float">
            <text:p>0.0036972222</text:p>
          </table:table-cell>
          <table:table-cell office:value-type="float" office:value="2.1000244748" calcext:value-type="float">
            <text:p>2.1000244748</text:p>
          </table:table-cell>
        </table:table-row>
        <table:table-row table:style-name="ro1">
          <table:table-cell office:value-type="string" calcext:value-type="string">
            <text:p>01/06/1884</text:p>
          </table:table-cell>
          <table:table-cell office:value-type="float" office:value="4.46" calcext:value-type="float">
            <text:p>4.46</text:p>
          </table:table-cell>
          <table:table-cell office:value-type="float" office:value="0.32" calcext:value-type="float">
            <text:p>0.32</text:p>
          </table:table-cell>
          <table:table-cell office:value-type="float" office:value="7.1748878924" calcext:value-type="float">
            <text:p>7.1748878924</text:p>
          </table:table-cell>
          <table:table-cell office:value-type="float" office:value="-0.035125448" calcext:value-type="float">
            <text:p>-0.035125448</text:p>
          </table:table-cell>
          <table:table-cell office:value-type="float" office:value="2.2416433723" calcext:value-type="float">
            <text:p>2.2416433723</text:p>
          </table:table-cell>
          <table:table-cell office:value-type="float" office:value="3.58" calcext:value-type="float">
            <text:p>3.58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593340662" calcext:value-type="float">
            <text:p>1.1593340662</text:p>
          </table:table-cell>
          <table:table-cell office:value-type="float" office:value="0.0036902778" calcext:value-type="float">
            <text:p>0.0036902778</text:p>
          </table:table-cell>
          <table:table-cell office:value-type="float" office:value="2.1077741484" calcext:value-type="float">
            <text:p>2.1077741484</text:p>
          </table:table-cell>
        </table:table-row>
        <table:table-row table:style-name="ro1">
          <table:table-cell office:value-type="string" calcext:value-type="string">
            <text:p>01/07/1884</text:p>
          </table:table-cell>
          <table:table-cell office:value-type="float" office:value="4.46" calcext:value-type="float">
            <text:p>4.46</text:p>
          </table:table-cell>
          <table:table-cell office:value-type="float" office:value="0.32" calcext:value-type="float">
            <text:p>0.32</text:p>
          </table:table-cell>
          <table:table-cell office:value-type="float" office:value="7.1748878924" calcext:value-type="float">
            <text:p>7.1748878924</text:p>
          </table:table-cell>
          <table:table-cell office:value-type="float" office:value="0.0059473094" calcext:value-type="float">
            <text:p>0.0059473094</text:p>
          </table:table-cell>
          <table:table-cell office:value-type="float" office:value="2.254975119" calcext:value-type="float">
            <text:p>2.254975119</text:p>
          </table:table-cell>
          <table:table-cell office:value-type="float" office:value="3.57" calcext:value-type="float">
            <text:p>3.57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01552612" calcext:value-type="float">
            <text:p>1.1601552612</text:p>
          </table:table-cell>
          <table:table-cell office:value-type="float" office:value="0.0036833333" calcext:value-type="float">
            <text:p>0.0036833333</text:p>
          </table:table-cell>
          <table:table-cell office:value-type="float" office:value="2.1155377832" calcext:value-type="float">
            <text:p>2.1155377832</text:p>
          </table:table-cell>
        </table:table-row>
        <table:table-row table:style-name="ro1">
          <table:table-cell office:value-type="string" calcext:value-type="string">
            <text:p>01/08/1884</text:p>
          </table:table-cell>
          <table:table-cell office:value-type="float" office:value="4.74" calcext:value-type="float">
            <text:p>4.74</text:p>
          </table:table-cell>
          <table:table-cell office:value-type="float" office:value="0.32" calcext:value-type="float">
            <text:p>0.32</text:p>
          </table:table-cell>
          <table:table-cell office:value-type="float" office:value="6.7510548523" calcext:value-type="float">
            <text:p>6.7510548523</text:p>
          </table:table-cell>
          <table:table-cell office:value-type="float" office:value="0.0686976831" calcext:value-type="float">
            <text:p>0.0686976831</text:p>
          </table:table-cell>
          <table:table-cell office:value-type="float" office:value="2.4098866852" calcext:value-type="float">
            <text:p>2.4098866852</text:p>
          </table:table-cell>
          <table:table-cell office:value-type="float" office:value="3.56" calcext:value-type="float">
            <text:p>3.56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09770378" calcext:value-type="float">
            <text:p>1.1609770378</text:p>
          </table:table-cell>
          <table:table-cell office:value-type="float" office:value="0.0036763889" calcext:value-type="float">
            <text:p>0.0036763889</text:p>
          </table:table-cell>
          <table:table-cell office:value-type="float" office:value="2.1233153228" calcext:value-type="float">
            <text:p>2.1233153228</text:p>
          </table:table-cell>
        </table:table-row>
        <table:table-row table:style-name="ro1">
          <table:table-cell office:value-type="string" calcext:value-type="string">
            <text:p>01/09/1884</text:p>
          </table:table-cell>
          <table:table-cell office:value-type="float" office:value="4.59" calcext:value-type="float">
            <text:p>4.59</text:p>
          </table:table-cell>
          <table:table-cell office:value-type="float" office:value="0.32" calcext:value-type="float">
            <text:p>0.32</text:p>
          </table:table-cell>
          <table:table-cell office:value-type="float" office:value="6.9716775599" calcext:value-type="float">
            <text:p>6.9716775599</text:p>
          </table:table-cell>
          <table:table-cell office:value-type="float" office:value="-0.0261075949" calcext:value-type="float">
            <text:p>-0.0261075949</text:p>
          </table:table-cell>
          <table:table-cell office:value-type="float" office:value="2.3469703397" calcext:value-type="float">
            <text:p>2.3469703397</text:p>
          </table:table-cell>
          <table:table-cell office:value-type="float" office:value="3.55" calcext:value-type="float">
            <text:p>3.55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17993966" calcext:value-type="float">
            <text:p>1.1617993966</text:p>
          </table:table-cell>
          <table:table-cell office:value-type="float" office:value="0.0036694444" calcext:value-type="float">
            <text:p>0.0036694444</text:p>
          </table:table-cell>
          <table:table-cell office:value-type="float" office:value="2.1311067104" calcext:value-type="float">
            <text:p>2.1311067104</text:p>
          </table:table-cell>
        </table:table-row>
        <table:table-row table:style-name="ro1">
          <table:table-cell office:value-type="string" calcext:value-type="string">
            <text:p>01/10/1884</text:p>
          </table:table-cell>
          <table:table-cell office:value-type="float" office:value="4.44" calcext:value-type="float">
            <text:p>4.44</text:p>
          </table:table-cell>
          <table:table-cell office:value-type="float" office:value="0.31" calcext:value-type="float">
            <text:p>0.31</text:p>
          </table:table-cell>
          <table:table-cell office:value-type="float" office:value="6.981981982" calcext:value-type="float">
            <text:p>6.981981982</text:p>
          </table:table-cell>
          <table:table-cell office:value-type="float" office:value="-0.0269916485" calcext:value-type="float">
            <text:p>-0.0269916485</text:p>
          </table:table-cell>
          <table:table-cell office:value-type="float" office:value="2.2836217413" calcext:value-type="float">
            <text:p>2.2836217413</text:p>
          </table:table-cell>
          <table:table-cell office:value-type="float" office:value="3.55" calcext:value-type="float">
            <text:p>3.55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26223378" calcext:value-type="float">
            <text:p>1.1626223378</text:p>
          </table:table-cell>
          <table:table-cell office:value-type="float" office:value="0.0036625" calcext:value-type="float">
            <text:p>0.0036625</text:p>
          </table:table-cell>
          <table:table-cell office:value-type="float" office:value="2.1389118887" calcext:value-type="float">
            <text:p>2.1389118887</text:p>
          </table:table-cell>
        </table:table-row>
        <table:table-row table:style-name="ro1">
          <table:table-cell office:value-type="string" calcext:value-type="string">
            <text:p>01/11/1884</text:p>
          </table:table-cell>
          <table:table-cell office:value-type="float" office:value="4.35" calcext:value-type="float">
            <text:p>4.35</text:p>
          </table:table-cell>
          <table:table-cell office:value-type="float" office:value="0.31" calcext:value-type="float">
            <text:p>0.31</text:p>
          </table:table-cell>
          <table:table-cell office:value-type="float" office:value="7.1264367816" calcext:value-type="float">
            <text:p>7.1264367816</text:p>
          </table:table-cell>
          <table:table-cell office:value-type="float" office:value="-0.014420045" calcext:value-type="float">
            <text:p>-0.014420045</text:p>
          </table:table-cell>
          <table:table-cell office:value-type="float" office:value="2.2506918129" calcext:value-type="float">
            <text:p>2.2506918129</text:p>
          </table:table-cell>
          <table:table-cell office:value-type="float" office:value="3.54" calcext:value-type="float">
            <text:p>3.54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3445862" calcext:value-type="float">
            <text:p>1.163445862</text:p>
          </table:table-cell>
          <table:table-cell office:value-type="float" office:value="0.0036555556" calcext:value-type="float">
            <text:p>0.0036555556</text:p>
          </table:table-cell>
          <table:table-cell office:value-type="float" office:value="2.1467308" calcext:value-type="float">
            <text:p>2.1467308</text:p>
          </table:table-cell>
        </table:table-row>
        <table:table-row table:style-name="ro1">
          <table:table-cell office:value-type="string" calcext:value-type="string">
            <text:p>01/12/1884</text:p>
          </table:table-cell>
          <table:table-cell office:value-type="float" office:value="4.34" calcext:value-type="float">
            <text:p>4.34</text:p>
          </table:table-cell>
          <table:table-cell office:value-type="float" office:value="0.31" calcext:value-type="float">
            <text:p>0.31</text:p>
          </table:table-cell>
          <table:table-cell office:value-type="float" office:value="7.1428571429" calcext:value-type="float">
            <text:p>7.1428571429</text:p>
          </table:table-cell>
          <table:table-cell office:value-type="float" office:value="0.0036398467" calcext:value-type="float">
            <text:p>0.0036398467</text:p>
          </table:table-cell>
          <table:table-cell office:value-type="float" office:value="2.2588839862" calcext:value-type="float">
            <text:p>2.2588839862</text:p>
          </table:table-cell>
          <table:table-cell office:value-type="float" office:value="3.53" calcext:value-type="float">
            <text:p>3.53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42699694" calcext:value-type="float">
            <text:p>1.1642699694</text:p>
          </table:table-cell>
          <table:table-cell office:value-type="float" office:value="0.0036486111" calcext:value-type="float">
            <text:p>0.0036486111</text:p>
          </table:table-cell>
          <table:table-cell office:value-type="float" office:value="2.1545633858" calcext:value-type="float">
            <text:p>2.1545633858</text:p>
          </table:table-cell>
        </table:table-row>
        <table:table-row table:style-name="ro1">
          <table:table-cell office:value-type="string" calcext:value-type="string">
            <text:p>01/01/1885</text:p>
          </table:table-cell>
          <table:table-cell office:value-type="float" office:value="4.24" calcext:value-type="float">
            <text:p>4.24</text:p>
          </table:table-cell>
          <table:table-cell office:value-type="float" office:value="0.3" calcext:value-type="float">
            <text:p>0.3</text:p>
          </table:table-cell>
          <table:table-cell office:value-type="float" office:value="7.0754716981" calcext:value-type="float">
            <text:p>7.0754716981</text:p>
          </table:table-cell>
          <table:table-cell office:value-type="float" office:value="-0.0172004608" calcext:value-type="float">
            <text:p>-0.0172004608</text:p>
          </table:table-cell>
          <table:table-cell office:value-type="float" office:value="2.2200301406" calcext:value-type="float">
            <text:p>2.2200301406</text:p>
          </table:table-cell>
          <table:table-cell office:value-type="float" office:value="3.52" calcext:value-type="float">
            <text:p>3.52</text:p>
          </table:table-cell>
          <table:table-cell office:value-type="float" office:value="0.0007083333" calcext:value-type="float">
            <text:p>0.0007083333</text:p>
          </table:table-cell>
          <table:table-cell office:value-type="float" office:value="1.1650946607" calcext:value-type="float">
            <text:p>1.1650946607</text:p>
          </table:table-cell>
          <table:table-cell office:value-type="float" office:value="0.0036416667" calcext:value-type="float">
            <text:p>0.0036416667</text:p>
          </table:table-cell>
          <table:table-cell office:value-type="float" office:value="2.1624095875" calcext:value-type="float">
            <text:p>2.1624095875</text:p>
          </table:table-cell>
        </table:table-row>
        <table:table-row table:style-name="ro1">
          <table:table-cell office:value-type="string" calcext:value-type="string">
            <text:p>01/02/1885</text:p>
          </table:table-cell>
          <table:table-cell office:value-type="float" office:value="4.37" calcext:value-type="float">
            <text:p>4.37</text:p>
          </table:table-cell>
          <table:table-cell office:value-type="float" office:value="0.3" calcext:value-type="float">
            <text:p>0.3</text:p>
          </table:table-cell>
          <table:table-cell office:value-type="float" office:value="6.8649885584" calcext:value-type="float">
            <text:p>6.8649885584</text:p>
          </table:table-cell>
          <table:table-cell office:value-type="float" office:value="0.0365231918" calcext:value-type="float">
            <text:p>0.0365231918</text:p>
          </table:table-cell>
          <table:table-cell office:value-type="float" office:value="2.3011127273" calcext:value-type="float">
            <text:p>2.3011127273</text:p>
          </table:table-cell>
          <table:table-cell office:value-type="float" office:value="3.51" calcext:value-type="float">
            <text:p>3.51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663325737" calcext:value-type="float">
            <text:p>1.1663325737</text:p>
          </table:table-cell>
          <table:table-cell office:value-type="float" office:value="0.0039854167" calcext:value-type="float">
            <text:p>0.0039854167</text:p>
          </table:table-cell>
          <table:table-cell office:value-type="float" office:value="2.1710276907" calcext:value-type="float">
            <text:p>2.1710276907</text:p>
          </table:table-cell>
        </table:table-row>
        <table:table-row table:style-name="ro1">
          <table:table-cell office:value-type="string" calcext:value-type="string">
            <text:p>01/03/1885</text:p>
          </table:table-cell>
          <table:table-cell office:value-type="float" office:value="4.38" calcext:value-type="float">
            <text:p>4.38</text:p>
          </table:table-cell>
          <table:table-cell office:value-type="float" office:value="0.29" calcext:value-type="float">
            <text:p>0.29</text:p>
          </table:table-cell>
          <table:table-cell office:value-type="float" office:value="6.6210045662" calcext:value-type="float">
            <text:p>6.6210045662</text:p>
          </table:table-cell>
          <table:table-cell office:value-type="float" office:value="0.0078661327" calcext:value-type="float">
            <text:p>0.0078661327</text:p>
          </table:table-cell>
          <table:table-cell office:value-type="float" office:value="2.3192135854" calcext:value-type="float">
            <text:p>2.3192135854</text:p>
          </table:table-cell>
          <table:table-cell office:value-type="float" office:value="3.5" calcext:value-type="float">
            <text:p>3.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675718021" calcext:value-type="float">
            <text:p>1.1675718021</text:p>
          </table:table-cell>
          <table:table-cell office:value-type="float" office:value="0.003975" calcext:value-type="float">
            <text:p>0.003975</text:p>
          </table:table-cell>
          <table:table-cell office:value-type="float" office:value="2.1796575258" calcext:value-type="float">
            <text:p>2.1796575258</text:p>
          </table:table-cell>
        </table:table-row>
        <table:table-row table:style-name="ro1">
          <table:table-cell office:value-type="string" calcext:value-type="string">
            <text:p>01/04/1885</text:p>
          </table:table-cell>
          <table:table-cell office:value-type="float" office:value="4.37" calcext:value-type="float">
            <text:p>4.37</text:p>
          </table:table-cell>
          <table:table-cell office:value-type="float" office:value="0.29" calcext:value-type="float">
            <text:p>0.29</text:p>
          </table:table-cell>
          <table:table-cell office:value-type="float" office:value="6.6361556064" calcext:value-type="float">
            <text:p>6.6361556064</text:p>
          </table:table-cell>
          <table:table-cell office:value-type="float" office:value="0.0031716134" calcext:value-type="float">
            <text:p>0.0031716134</text:p>
          </table:table-cell>
          <table:table-cell office:value-type="float" office:value="2.3265692343" calcext:value-type="float">
            <text:p>2.3265692343</text:p>
          </table:table-cell>
          <table:table-cell office:value-type="float" office:value="3.48" calcext:value-type="float">
            <text:p>3.48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688123471" calcext:value-type="float">
            <text:p>1.1688123471</text:p>
          </table:table-cell>
          <table:table-cell office:value-type="float" office:value="0.0039645833" calcext:value-type="float">
            <text:p>0.0039645833</text:p>
          </table:table-cell>
          <table:table-cell office:value-type="float" office:value="2.1882989597" calcext:value-type="float">
            <text:p>2.1882989597</text:p>
          </table:table-cell>
        </table:table-row>
        <table:table-row table:style-name="ro1">
          <table:table-cell office:value-type="string" calcext:value-type="string">
            <text:p>01/05/1885</text:p>
          </table:table-cell>
          <table:table-cell office:value-type="float" office:value="4.32" calcext:value-type="float">
            <text:p>4.32</text:p>
          </table:table-cell>
          <table:table-cell office:value-type="float" office:value="0.28" calcext:value-type="float">
            <text:p>0.28</text:p>
          </table:table-cell>
          <table:table-cell office:value-type="float" office:value="6.4814814815" calcext:value-type="float">
            <text:p>6.4814814815</text:p>
          </table:table-cell>
          <table:table-cell office:value-type="float" office:value="-0.0060869565" calcext:value-type="float">
            <text:p>-0.0060869565</text:p>
          </table:table-cell>
          <table:table-cell office:value-type="float" office:value="2.3124075085" calcext:value-type="float">
            <text:p>2.3124075085</text:p>
          </table:table-cell>
          <table:table-cell office:value-type="float" office:value="3.47" calcext:value-type="float">
            <text:p>3.47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00542103" calcext:value-type="float">
            <text:p>1.1700542103</text:p>
          </table:table-cell>
          <table:table-cell office:value-type="float" office:value="0.0039541667" calcext:value-type="float">
            <text:p>0.0039541667</text:p>
          </table:table-cell>
          <table:table-cell office:value-type="float" office:value="2.1969518585" calcext:value-type="float">
            <text:p>2.1969518585</text:p>
          </table:table-cell>
        </table:table-row>
        <table:table-row table:style-name="ro1">
          <table:table-cell office:value-type="string" calcext:value-type="string">
            <text:p>01/06/1885</text:p>
          </table:table-cell>
          <table:table-cell office:value-type="float" office:value="4.3" calcext:value-type="float">
            <text:p>4.3</text:p>
          </table:table-cell>
          <table:table-cell office:value-type="float" office:value="0.28" calcext:value-type="float">
            <text:p>0.28</text:p>
          </table:table-cell>
          <table:table-cell office:value-type="float" office:value="6.511627907" calcext:value-type="float">
            <text:p>6.511627907</text:p>
          </table:table-cell>
          <table:table-cell office:value-type="float" office:value="0.0006751543" calcext:value-type="float">
            <text:p>0.0006751543</text:p>
          </table:table-cell>
          <table:table-cell office:value-type="float" office:value="2.3139687405" calcext:value-type="float">
            <text:p>2.3139687405</text:p>
          </table:table-cell>
          <table:table-cell office:value-type="float" office:value="3.46" calcext:value-type="float">
            <text:p>3.46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12973929" calcext:value-type="float">
            <text:p>1.1712973929</text:p>
          </table:table-cell>
          <table:table-cell office:value-type="float" office:value="0.00394375" calcext:value-type="float">
            <text:p>0.00394375</text:p>
          </table:table-cell>
          <table:table-cell office:value-type="float" office:value="2.2056160874" calcext:value-type="float">
            <text:p>2.2056160874</text:p>
          </table:table-cell>
        </table:table-row>
        <table:table-row table:style-name="ro1">
          <table:table-cell office:value-type="string" calcext:value-type="string">
            <text:p>01/07/1885</text:p>
          </table:table-cell>
          <table:table-cell office:value-type="float" office:value="4.46" calcext:value-type="float">
            <text:p>4.46</text:p>
          </table:table-cell>
          <table:table-cell office:value-type="float" office:value="0.27" calcext:value-type="float">
            <text:p>0.27</text:p>
          </table:table-cell>
          <table:table-cell office:value-type="float" office:value="6.0538116592" calcext:value-type="float">
            <text:p>6.0538116592</text:p>
          </table:table-cell>
          <table:table-cell office:value-type="float" office:value="0.0424263566" calcext:value-type="float">
            <text:p>0.0424263566</text:p>
          </table:table-cell>
          <table:table-cell office:value-type="float" office:value="2.4121420034" calcext:value-type="float">
            <text:p>2.4121420034</text:p>
          </table:table-cell>
          <table:table-cell office:value-type="float" office:value="3.45" calcext:value-type="float">
            <text:p>3.4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25418963" calcext:value-type="float">
            <text:p>1.1725418963</text:p>
          </table:table-cell>
          <table:table-cell office:value-type="float" office:value="0.0039333333" calcext:value-type="float">
            <text:p>0.0039333333</text:p>
          </table:table-cell>
          <table:table-cell office:value-type="float" office:value="2.2142915106" calcext:value-type="float">
            <text:p>2.2142915106</text:p>
          </table:table-cell>
        </table:table-row>
        <table:table-row table:style-name="ro1">
          <table:table-cell office:value-type="string" calcext:value-type="string">
            <text:p>01/08/1885</text:p>
          </table:table-cell>
          <table:table-cell office:value-type="float" office:value="4.71" calcext:value-type="float">
            <text:p>4.71</text:p>
          </table:table-cell>
          <table:table-cell office:value-type="float" office:value="0.26" calcext:value-type="float">
            <text:p>0.26</text:p>
          </table:table-cell>
          <table:table-cell office:value-type="float" office:value="5.5201698514" calcext:value-type="float">
            <text:p>5.5201698514</text:p>
          </table:table-cell>
          <table:table-cell office:value-type="float" office:value="0.0609734679" calcext:value-type="float">
            <text:p>0.0609734679</text:p>
          </table:table-cell>
          <table:table-cell office:value-type="float" office:value="2.5592186663" calcext:value-type="float">
            <text:p>2.5592186663</text:p>
          </table:table-cell>
          <table:table-cell office:value-type="float" office:value="3.43" calcext:value-type="float">
            <text:p>3.43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37877221" calcext:value-type="float">
            <text:p>1.1737877221</text:p>
          </table:table-cell>
          <table:table-cell office:value-type="float" office:value="0.0039229167" calcext:value-type="float">
            <text:p>0.0039229167</text:p>
          </table:table-cell>
          <table:table-cell office:value-type="float" office:value="2.2229779917" calcext:value-type="float">
            <text:p>2.2229779917</text:p>
          </table:table-cell>
        </table:table-row>
        <table:table-row table:style-name="ro1">
          <table:table-cell office:value-type="string" calcext:value-type="string">
            <text:p>01/09/1885</text:p>
          </table:table-cell>
          <table:table-cell office:value-type="float" office:value="4.65" calcext:value-type="float">
            <text:p>4.65</text:p>
          </table:table-cell>
          <table:table-cell office:value-type="float" office:value="0.26" calcext:value-type="float">
            <text:p>0.26</text:p>
          </table:table-cell>
          <table:table-cell office:value-type="float" office:value="5.5913978495" calcext:value-type="float">
            <text:p>5.5913978495</text:p>
          </table:table-cell>
          <table:table-cell office:value-type="float" office:value="-0.0081829441" calcext:value-type="float">
            <text:p>-0.0081829441</text:p>
          </table:table-cell>
          <table:table-cell office:value-type="float" office:value="2.538276723" calcext:value-type="float">
            <text:p>2.538276723</text:p>
          </table:table-cell>
          <table:table-cell office:value-type="float" office:value="3.42" calcext:value-type="float">
            <text:p>3.42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50348716" calcext:value-type="float">
            <text:p>1.1750348716</text:p>
          </table:table-cell>
          <table:table-cell office:value-type="float" office:value="0.0039125" calcext:value-type="float">
            <text:p>0.0039125</text:p>
          </table:table-cell>
          <table:table-cell office:value-type="float" office:value="2.2316753931" calcext:value-type="float">
            <text:p>2.2316753931</text:p>
          </table:table-cell>
        </table:table-row>
        <table:table-row table:style-name="ro1">
          <table:table-cell office:value-type="string" calcext:value-type="string">
            <text:p>01/10/1885</text:p>
          </table:table-cell>
          <table:table-cell office:value-type="float" office:value="4.92" calcext:value-type="float">
            <text:p>4.92</text:p>
          </table:table-cell>
          <table:table-cell office:value-type="float" office:value="0.25" calcext:value-type="float">
            <text:p>0.25</text:p>
          </table:table-cell>
          <table:table-cell office:value-type="float" office:value="5.081300813" calcext:value-type="float">
            <text:p>5.081300813</text:p>
          </table:table-cell>
          <table:table-cell office:value-type="float" office:value="0.0625752688" calcext:value-type="float">
            <text:p>0.0625752688</text:p>
          </table:table-cell>
          <table:table-cell office:value-type="float" office:value="2.6971100713" calcext:value-type="float">
            <text:p>2.6971100713</text:p>
          </table:table-cell>
          <table:table-cell office:value-type="float" office:value="3.41" calcext:value-type="float">
            <text:p>3.41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62833461" calcext:value-type="float">
            <text:p>1.1762833461</text:p>
          </table:table-cell>
          <table:table-cell office:value-type="float" office:value="0.0039020833" calcext:value-type="float">
            <text:p>0.0039020833</text:p>
          </table:table-cell>
          <table:table-cell office:value-type="float" office:value="2.2403835765" calcext:value-type="float">
            <text:p>2.2403835765</text:p>
          </table:table-cell>
        </table:table-row>
        <table:table-row table:style-name="ro1">
          <table:table-cell office:value-type="string" calcext:value-type="string">
            <text:p>01/11/1885</text:p>
          </table:table-cell>
          <table:table-cell office:value-type="float" office:value="5.24" calcext:value-type="float">
            <text:p>5.24</text:p>
          </table:table-cell>
          <table:table-cell office:value-type="float" office:value="0.25" calcext:value-type="float">
            <text:p>0.25</text:p>
          </table:table-cell>
          <table:table-cell office:value-type="float" office:value="4.7709923664" calcext:value-type="float">
            <text:p>4.7709923664</text:p>
          </table:table-cell>
          <table:table-cell office:value-type="float" office:value="0.0692039295" calcext:value-type="float">
            <text:p>0.0692039295</text:p>
          </table:table-cell>
          <table:table-cell office:value-type="float" office:value="2.8837606867" calcext:value-type="float">
            <text:p>2.8837606867</text:p>
          </table:table-cell>
          <table:table-cell office:value-type="float" office:value="3.4" calcext:value-type="float">
            <text:p>3.4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75331472" calcext:value-type="float">
            <text:p>1.1775331472</text:p>
          </table:table-cell>
          <table:table-cell office:value-type="float" office:value="0.0038916667" calcext:value-type="float">
            <text:p>0.0038916667</text:p>
          </table:table-cell>
          <table:table-cell office:value-type="float" office:value="2.2491024025" calcext:value-type="float">
            <text:p>2.2491024025</text:p>
          </table:table-cell>
        </table:table-row>
        <table:table-row table:style-name="ro1">
          <table:table-cell office:value-type="string" calcext:value-type="string">
            <text:p>01/12/1885</text:p>
          </table:table-cell>
          <table:table-cell office:value-type="float" office:value="5.2" calcext:value-type="float">
            <text:p>5.2</text:p>
          </table:table-cell>
          <table:table-cell office:value-type="float" office:value="0.24" calcext:value-type="float">
            <text:p>0.24</text:p>
          </table:table-cell>
          <table:table-cell office:value-type="float" office:value="4.6153846154" calcext:value-type="float">
            <text:p>4.6153846154</text:p>
          </table:table-cell>
          <table:table-cell office:value-type="float" office:value="-0.0038167939" calcext:value-type="float">
            <text:p>-0.0038167939</text:p>
          </table:table-cell>
          <table:table-cell office:value-type="float" office:value="2.8727539665" calcext:value-type="float">
            <text:p>2.8727539665</text:p>
          </table:table-cell>
          <table:table-cell office:value-type="float" office:value="3.38" calcext:value-type="float">
            <text:p>3.38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787842761" calcext:value-type="float">
            <text:p>1.1787842761</text:p>
          </table:table-cell>
          <table:table-cell office:value-type="float" office:value="0.00388125" calcext:value-type="float">
            <text:p>0.00388125</text:p>
          </table:table-cell>
          <table:table-cell office:value-type="float" office:value="2.2578317312" calcext:value-type="float">
            <text:p>2.2578317312</text:p>
          </table:table-cell>
        </table:table-row>
        <table:table-row table:style-name="ro1">
          <table:table-cell office:value-type="string" calcext:value-type="string">
            <text:p>01/01/1886</text:p>
          </table:table-cell>
          <table:table-cell office:value-type="float" office:value="5.2" calcext:value-type="float">
            <text:p>5.2</text:p>
          </table:table-cell>
          <table:table-cell office:value-type="float" office:value="0.24" calcext:value-type="float">
            <text:p>0.24</text:p>
          </table:table-cell>
          <table:table-cell office:value-type="float" office:value="4.6153846154" calcext:value-type="float">
            <text:p>4.6153846154</text:p>
          </table:table-cell>
          <table:table-cell office:value-type="float" office:value="0.0038189103" calcext:value-type="float">
            <text:p>0.0038189103</text:p>
          </table:table-cell>
          <table:table-cell office:value-type="float" office:value="2.8837247561" calcext:value-type="float">
            <text:p>2.8837247561</text:p>
          </table:table-cell>
          <table:table-cell office:value-type="float" office:value="3.37" calcext:value-type="float">
            <text:p>3.37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1800367344" calcext:value-type="float">
            <text:p>1.1800367344</text:p>
          </table:table-cell>
          <table:table-cell office:value-type="float" office:value="0.0038708333" calcext:value-type="float">
            <text:p>0.0038708333</text:p>
          </table:table-cell>
          <table:table-cell office:value-type="float" office:value="2.2665714216" calcext:value-type="float">
            <text:p>2.2665714216</text:p>
          </table:table-cell>
        </table:table-row>
        <table:table-row table:style-name="ro1">
          <table:table-cell office:value-type="string" calcext:value-type="string">
            <text:p>01/02/1886</text:p>
          </table:table-cell>
          <table:table-cell office:value-type="float" office:value="5.3" calcext:value-type="float">
            <text:p>5.3</text:p>
          </table:table-cell>
          <table:table-cell office:value-type="float" office:value="0.24" calcext:value-type="float">
            <text:p>0.24</text:p>
          </table:table-cell>
          <table:table-cell office:value-type="float" office:value="4.5283018868" calcext:value-type="float">
            <text:p>4.5283018868</text:p>
          </table:table-cell>
          <table:table-cell office:value-type="float" office:value="0.0230240385" calcext:value-type="float">
            <text:p>0.0230240385</text:p>
          </table:table-cell>
          <table:table-cell office:value-type="float" office:value="2.9501197458" calcext:value-type="float">
            <text:p>2.9501197458</text:p>
          </table:table-cell>
          <table:table-cell office:value-type="float" office:value="3.38" calcext:value-type="float">
            <text:p>3.3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87829454" calcext:value-type="float">
            <text:p>1.1787829454</text:p>
          </table:table-cell>
          <table:table-cell office:value-type="float" office:value="0.00175625" calcext:value-type="float">
            <text:p>0.00175625</text:p>
          </table:table-cell>
          <table:table-cell office:value-type="float" office:value="2.2705520876" calcext:value-type="float">
            <text:p>2.2705520876</text:p>
          </table:table-cell>
        </table:table-row>
        <table:table-row table:style-name="ro1">
          <table:table-cell office:value-type="string" calcext:value-type="string">
            <text:p>01/03/1886</text:p>
          </table:table-cell>
          <table:table-cell office:value-type="float" office:value="5.19" calcext:value-type="float">
            <text:p>5.19</text:p>
          </table:table-cell>
          <table:table-cell office:value-type="float" office:value="0.24" calcext:value-type="float">
            <text:p>0.24</text:p>
          </table:table-cell>
          <table:table-cell office:value-type="float" office:value="4.6242774566" calcext:value-type="float">
            <text:p>4.6242774566</text:p>
          </table:table-cell>
          <table:table-cell office:value-type="float" office:value="-0.0170597484" calcext:value-type="float">
            <text:p>-0.0170597484</text:p>
          </table:table-cell>
          <table:table-cell office:value-type="float" office:value="2.8997914451" calcext:value-type="float">
            <text:p>2.8997914451</text:p>
          </table:table-cell>
          <table:table-cell office:value-type="float" office:value="3.4" calcext:value-type="float">
            <text:p>3.4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75304885" calcext:value-type="float">
            <text:p>1.1775304885</text:p>
          </table:table-cell>
          <table:table-cell office:value-type="float" office:value="0.0017666667" calcext:value-type="float">
            <text:p>0.0017666667</text:p>
          </table:table-cell>
          <table:table-cell office:value-type="float" office:value="2.2745633963" calcext:value-type="float">
            <text:p>2.2745633963</text:p>
          </table:table-cell>
        </table:table-row>
        <table:table-row table:style-name="ro1">
          <table:table-cell office:value-type="string" calcext:value-type="string">
            <text:p>01/04/1886</text:p>
          </table:table-cell>
          <table:table-cell office:value-type="float" office:value="5.12" calcext:value-type="float">
            <text:p>5.12</text:p>
          </table:table-cell>
          <table:table-cell office:value-type="float" office:value="0.23" calcext:value-type="float">
            <text:p>0.23</text:p>
          </table:table-cell>
          <table:table-cell office:value-type="float" office:value="4.4921875" calcext:value-type="float">
            <text:p>4.4921875</text:p>
          </table:table-cell>
          <table:table-cell office:value-type="float" office:value="-0.00974149" calcext:value-type="float">
            <text:p>-0.00974149</text:p>
          </table:table-cell>
          <table:table-cell office:value-type="float" office:value="2.8715431556" calcext:value-type="float">
            <text:p>2.8715431556</text:p>
          </table:table-cell>
          <table:table-cell office:value-type="float" office:value="3.41" calcext:value-type="float">
            <text:p>3.4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62793624" calcext:value-type="float">
            <text:p>1.1762793624</text:p>
          </table:table-cell>
          <table:table-cell office:value-type="float" office:value="0.0017770833" calcext:value-type="float">
            <text:p>0.0017770833</text:p>
          </table:table-cell>
          <table:table-cell office:value-type="float" office:value="2.278605485" calcext:value-type="float">
            <text:p>2.278605485</text:p>
          </table:table-cell>
        </table:table-row>
        <table:table-row table:style-name="ro1">
          <table:table-cell office:value-type="string" calcext:value-type="string">
            <text:p>01/05/1886</text:p>
          </table:table-cell>
          <table:table-cell office:value-type="float" office:value="5.02" calcext:value-type="float">
            <text:p>5.02</text:p>
          </table:table-cell>
          <table:table-cell office:value-type="float" office:value="0.23" calcext:value-type="float">
            <text:p>0.23</text:p>
          </table:table-cell>
          <table:table-cell office:value-type="float" office:value="4.5816733068" calcext:value-type="float">
            <text:p>4.5816733068</text:p>
          </table:table-cell>
          <table:table-cell office:value-type="float" office:value="-0.0157600911" calcext:value-type="float">
            <text:p>-0.0157600911</text:p>
          </table:table-cell>
          <table:table-cell office:value-type="float" office:value="2.8262873737" calcext:value-type="float">
            <text:p>2.8262873737</text:p>
          </table:table-cell>
          <table:table-cell office:value-type="float" office:value="3.42" calcext:value-type="float">
            <text:p>3.4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50295656" calcext:value-type="float">
            <text:p>1.1750295656</text:p>
          </table:table-cell>
          <table:table-cell office:value-type="float" office:value="0.0017875" calcext:value-type="float">
            <text:p>0.0017875</text:p>
          </table:table-cell>
          <table:table-cell office:value-type="float" office:value="2.2826784923" calcext:value-type="float">
            <text:p>2.2826784923</text:p>
          </table:table-cell>
        </table:table-row>
        <table:table-row table:style-name="ro1">
          <table:table-cell office:value-type="string" calcext:value-type="string">
            <text:p>01/06/1886</text:p>
          </table:table-cell>
          <table:table-cell office:value-type="float" office:value="5.25" calcext:value-type="float">
            <text:p>5.25</text:p>
          </table:table-cell>
          <table:table-cell office:value-type="float" office:value="0.23" calcext:value-type="float">
            <text:p>0.23</text:p>
          </table:table-cell>
          <table:table-cell office:value-type="float" office:value="4.380952381" calcext:value-type="float">
            <text:p>4.380952381</text:p>
          </table:table-cell>
          <table:table-cell office:value-type="float" office:value="0.0496347942" calcext:value-type="float">
            <text:p>0.0496347942</text:p>
          </table:table-cell>
          <table:table-cell office:value-type="float" office:value="2.9665695657" calcext:value-type="float">
            <text:p>2.9665695657</text:p>
          </table:table-cell>
          <table:table-cell office:value-type="float" office:value="3.43" calcext:value-type="float">
            <text:p>3.4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37810966" calcext:value-type="float">
            <text:p>1.1737810966</text:p>
          </table:table-cell>
          <table:table-cell office:value-type="float" office:value="0.0017979167" calcext:value-type="float">
            <text:p>0.0017979167</text:p>
          </table:table-cell>
          <table:table-cell office:value-type="float" office:value="2.286782558" calcext:value-type="float">
            <text:p>2.286782558</text:p>
          </table:table-cell>
        </table:table-row>
        <table:table-row table:style-name="ro1">
          <table:table-cell office:value-type="string" calcext:value-type="string">
            <text:p>01/07/1886</text:p>
          </table:table-cell>
          <table:table-cell office:value-type="float" office:value="5.33" calcext:value-type="float">
            <text:p>5.33</text:p>
          </table:table-cell>
          <table:table-cell office:value-type="float" office:value="0.23" calcext:value-type="float">
            <text:p>0.23</text:p>
          </table:table-cell>
          <table:table-cell office:value-type="float" office:value="4.3151969981" calcext:value-type="float">
            <text:p>4.3151969981</text:p>
          </table:table-cell>
          <table:table-cell office:value-type="float" office:value="0.0188619048" calcext:value-type="float">
            <text:p>0.0188619048</text:p>
          </table:table-cell>
          <table:table-cell office:value-type="float" office:value="3.0225247183" calcext:value-type="float">
            <text:p>3.0225247183</text:p>
          </table:table-cell>
          <table:table-cell office:value-type="float" office:value="3.45" calcext:value-type="float">
            <text:p>3.4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25339542" calcext:value-type="float">
            <text:p>1.1725339542</text:p>
          </table:table-cell>
          <table:table-cell office:value-type="float" office:value="0.0018083333" calcext:value-type="float">
            <text:p>0.0018083333</text:p>
          </table:table-cell>
          <table:table-cell office:value-type="float" office:value="2.2909178231" calcext:value-type="float">
            <text:p>2.2909178231</text:p>
          </table:table-cell>
        </table:table-row>
        <table:table-row table:style-name="ro1">
          <table:table-cell office:value-type="string" calcext:value-type="string">
            <text:p>01/08/1886</text:p>
          </table:table-cell>
          <table:table-cell office:value-type="float" office:value="5.37" calcext:value-type="float">
            <text:p>5.37</text:p>
          </table:table-cell>
          <table:table-cell office:value-type="float" office:value="0.23" calcext:value-type="float">
            <text:p>0.23</text:p>
          </table:table-cell>
          <table:table-cell office:value-type="float" office:value="4.2830540037" calcext:value-type="float">
            <text:p>4.2830540037</text:p>
          </table:table-cell>
          <table:table-cell office:value-type="float" office:value="0.0110490932" calcext:value-type="float">
            <text:p>0.0110490932</text:p>
          </table:table-cell>
          <table:table-cell office:value-type="float" office:value="3.0559208756" calcext:value-type="float">
            <text:p>3.0559208756</text:p>
          </table:table-cell>
          <table:table-cell office:value-type="float" office:value="3.46" calcext:value-type="float">
            <text:p>3.4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12881369" calcext:value-type="float">
            <text:p>1.1712881369</text:p>
          </table:table-cell>
          <table:table-cell office:value-type="float" office:value="0.00181875" calcext:value-type="float">
            <text:p>0.00181875</text:p>
          </table:table-cell>
          <table:table-cell office:value-type="float" office:value="2.2950844299" calcext:value-type="float">
            <text:p>2.2950844299</text:p>
          </table:table-cell>
        </table:table-row>
        <table:table-row table:style-name="ro1">
          <table:table-cell office:value-type="string" calcext:value-type="string">
            <text:p>01/09/1886</text:p>
          </table:table-cell>
          <table:table-cell office:value-type="float" office:value="5.51" calcext:value-type="float">
            <text:p>5.51</text:p>
          </table:table-cell>
          <table:table-cell office:value-type="float" office:value="0.23" calcext:value-type="float">
            <text:p>0.23</text:p>
          </table:table-cell>
          <table:table-cell office:value-type="float" office:value="4.1742286751" calcext:value-type="float">
            <text:p>4.1742286751</text:p>
          </table:table-cell>
          <table:table-cell office:value-type="float" office:value="0.0295623836" calcext:value-type="float">
            <text:p>0.0295623836</text:p>
          </table:table-cell>
          <table:table-cell office:value-type="float" office:value="3.1462611808" calcext:value-type="float">
            <text:p>3.1462611808</text:p>
          </table:table-cell>
          <table:table-cell office:value-type="float" office:value="3.47" calcext:value-type="float">
            <text:p>3.4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700436432" calcext:value-type="float">
            <text:p>1.1700436432</text:p>
          </table:table-cell>
          <table:table-cell office:value-type="float" office:value="0.0018291667" calcext:value-type="float">
            <text:p>0.0018291667</text:p>
          </table:table-cell>
          <table:table-cell office:value-type="float" office:value="2.2992825219" calcext:value-type="float">
            <text:p>2.2992825219</text:p>
          </table:table-cell>
        </table:table-row>
        <table:table-row table:style-name="ro1">
          <table:table-cell office:value-type="string" calcext:value-type="string">
            <text:p>01/10/1886</text:p>
          </table:table-cell>
          <table:table-cell office:value-type="float" office:value="5.65" calcext:value-type="float">
            <text:p>5.65</text:p>
          </table:table-cell>
          <table:table-cell office:value-type="float" office:value="0.22" calcext:value-type="float">
            <text:p>0.22</text:p>
          </table:table-cell>
          <table:table-cell office:value-type="float" office:value="3.8938053097" calcext:value-type="float">
            <text:p>3.8938053097</text:p>
          </table:table-cell>
          <table:table-cell office:value-type="float" office:value="0.0287855414" calcext:value-type="float">
            <text:p>0.0287855414</text:p>
          </table:table-cell>
          <table:table-cell office:value-type="float" office:value="3.2368280124" calcext:value-type="float">
            <text:p>3.2368280124</text:p>
          </table:table-cell>
          <table:table-cell office:value-type="float" office:value="3.48" calcext:value-type="float">
            <text:p>3.4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88004719" calcext:value-type="float">
            <text:p>1.1688004719</text:p>
          </table:table-cell>
          <table:table-cell office:value-type="float" office:value="0.0018395833" calcext:value-type="float">
            <text:p>0.0018395833</text:p>
          </table:table-cell>
          <table:table-cell office:value-type="float" office:value="2.3035122437" calcext:value-type="float">
            <text:p>2.3035122437</text:p>
          </table:table-cell>
        </table:table-row>
        <table:table-row table:style-name="ro1">
          <table:table-cell office:value-type="string" calcext:value-type="string">
            <text:p>01/11/1886</text:p>
          </table:table-cell>
          <table:table-cell office:value-type="float" office:value="5.79" calcext:value-type="float">
            <text:p>5.79</text:p>
          </table:table-cell>
          <table:table-cell office:value-type="float" office:value="0.22" calcext:value-type="float">
            <text:p>0.22</text:p>
          </table:table-cell>
          <table:table-cell office:value-type="float" office:value="3.7996545769" calcext:value-type="float">
            <text:p>3.7996545769</text:p>
          </table:table-cell>
          <table:table-cell office:value-type="float" office:value="0.0280486726" calcext:value-type="float">
            <text:p>0.0280486726</text:p>
          </table:table-cell>
          <table:table-cell office:value-type="float" office:value="3.3276167415" calcext:value-type="float">
            <text:p>3.3276167415</text:p>
          </table:table-cell>
          <table:table-cell office:value-type="float" office:value="3.5" calcext:value-type="float">
            <text:p>3.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75586214" calcext:value-type="float">
            <text:p>1.1675586214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2.3077737413" calcext:value-type="float">
            <text:p>2.3077737413</text:p>
          </table:table-cell>
        </table:table-row>
        <table:table-row table:style-name="ro1">
          <table:table-cell office:value-type="string" calcext:value-type="string">
            <text:p>01/12/1886</text:p>
          </table:table-cell>
          <table:table-cell office:value-type="float" office:value="5.64" calcext:value-type="float">
            <text:p>5.64</text:p>
          </table:table-cell>
          <table:table-cell office:value-type="float" office:value="0.22" calcext:value-type="float">
            <text:p>0.22</text:p>
          </table:table-cell>
          <table:table-cell office:value-type="float" office:value="3.9007092199" calcext:value-type="float">
            <text:p>3.9007092199</text:p>
          </table:table-cell>
          <table:table-cell office:value-type="float" office:value="-0.0227403569" calcext:value-type="float">
            <text:p>-0.0227403569</text:p>
          </table:table-cell>
          <table:table-cell office:value-type="float" office:value="3.251945549" calcext:value-type="float">
            <text:p>3.251945549</text:p>
          </table:table-cell>
          <table:table-cell office:value-type="float" office:value="3.51" calcext:value-type="float">
            <text:p>3.5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63180903" calcext:value-type="float">
            <text:p>1.1663180903</text:p>
          </table:table-cell>
          <table:table-cell office:value-type="float" office:value="0.0018604167" calcext:value-type="float">
            <text:p>0.0018604167</text:p>
          </table:table-cell>
          <table:table-cell office:value-type="float" office:value="2.3120671621" calcext:value-type="float">
            <text:p>2.3120671621</text:p>
          </table:table-cell>
        </table:table-row>
        <table:table-row table:style-name="ro1">
          <table:table-cell office:value-type="string" calcext:value-type="string">
            <text:p>01/01/1887</text:p>
          </table:table-cell>
          <table:table-cell office:value-type="float" office:value="5.58" calcext:value-type="float">
            <text:p>5.58</text:p>
          </table:table-cell>
          <table:table-cell office:value-type="float" office:value="0.22" calcext:value-type="float">
            <text:p>0.22</text:p>
          </table:table-cell>
          <table:table-cell office:value-type="float" office:value="3.9426523297" calcext:value-type="float">
            <text:p>3.9426523297</text:p>
          </table:table-cell>
          <table:table-cell office:value-type="float" office:value="-0.0073507683" calcext:value-type="float">
            <text:p>-0.0073507683</text:p>
          </table:table-cell>
          <table:table-cell office:value-type="float" office:value="3.2280412507" calcext:value-type="float">
            <text:p>3.2280412507</text:p>
          </table:table-cell>
          <table:table-cell office:value-type="float" office:value="3.52" calcext:value-type="float">
            <text:p>3.5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50788774" calcext:value-type="float">
            <text:p>1.1650788774</text:p>
          </table:table-cell>
          <table:table-cell office:value-type="float" office:value="0.0018708333" calcext:value-type="float">
            <text:p>0.0018708333</text:p>
          </table:table-cell>
          <table:table-cell office:value-type="float" office:value="2.3163926544" calcext:value-type="float">
            <text:p>2.3163926544</text:p>
          </table:table-cell>
        </table:table-row>
        <table:table-row table:style-name="ro1">
          <table:table-cell office:value-type="string" calcext:value-type="string">
            <text:p>01/02/1887</text:p>
          </table:table-cell>
          <table:table-cell office:value-type="float" office:value="5.54" calcext:value-type="float">
            <text:p>5.54</text:p>
          </table:table-cell>
          <table:table-cell office:value-type="float" office:value="0.23" calcext:value-type="float">
            <text:p>0.23</text:p>
          </table:table-cell>
          <table:table-cell office:value-type="float" office:value="4.1516245487" calcext:value-type="float">
            <text:p>4.1516245487</text:p>
          </table:table-cell>
          <table:table-cell office:value-type="float" office:value="-0.0038082437" calcext:value-type="float">
            <text:p>-0.0038082437</text:p>
          </table:table-cell>
          <table:table-cell office:value-type="float" office:value="3.2157480829" calcext:value-type="float">
            <text:p>3.2157480829</text:p>
          </table:table-cell>
          <table:table-cell office:value-type="float" office:value="3.53" calcext:value-type="float">
            <text:p>3.5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38409811" calcext:value-type="float">
            <text:p>1.1638409811</text:p>
          </table:table-cell>
          <table:table-cell office:value-type="float" office:value="0.00188125" calcext:value-type="float">
            <text:p>0.00188125</text:p>
          </table:table-cell>
          <table:table-cell office:value-type="float" office:value="2.3207503681" calcext:value-type="float">
            <text:p>2.3207503681</text:p>
          </table:table-cell>
        </table:table-row>
        <table:table-row table:style-name="ro1">
          <table:table-cell office:value-type="string" calcext:value-type="string">
            <text:p>01/03/1887</text:p>
          </table:table-cell>
          <table:table-cell office:value-type="float" office:value="5.67" calcext:value-type="float">
            <text:p>5.67</text:p>
          </table:table-cell>
          <table:table-cell office:value-type="float" office:value="0.23" calcext:value-type="float">
            <text:p>0.23</text:p>
          </table:table-cell>
          <table:table-cell office:value-type="float" office:value="4.0564373898" calcext:value-type="float">
            <text:p>4.0564373898</text:p>
          </table:table-cell>
          <table:table-cell office:value-type="float" office:value="0.0268877858" calcext:value-type="float">
            <text:p>0.0268877858</text:p>
          </table:table-cell>
          <table:table-cell office:value-type="float" office:value="3.3022124285" calcext:value-type="float">
            <text:p>3.3022124285</text:p>
          </table:table-cell>
          <table:table-cell office:value-type="float" office:value="3.55" calcext:value-type="float">
            <text:p>3.5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26044" calcext:value-type="float">
            <text:p>1.1626044</text:p>
          </table:table-cell>
          <table:table-cell office:value-type="float" office:value="0.0018916667" calcext:value-type="float">
            <text:p>0.0018916667</text:p>
          </table:table-cell>
          <table:table-cell office:value-type="float" office:value="2.3251404542" calcext:value-type="float">
            <text:p>2.3251404542</text:p>
          </table:table-cell>
        </table:table-row>
        <table:table-row table:style-name="ro1">
          <table:table-cell office:value-type="string" calcext:value-type="string">
            <text:p>01/04/1887</text:p>
          </table:table-cell>
          <table:table-cell office:value-type="float" office:value="5.8" calcext:value-type="float">
            <text:p>5.8</text:p>
          </table:table-cell>
          <table:table-cell office:value-type="float" office:value="0.23" calcext:value-type="float">
            <text:p>0.23</text:p>
          </table:table-cell>
          <table:table-cell office:value-type="float" office:value="3.9655172414" calcext:value-type="float">
            <text:p>3.9655172414</text:p>
          </table:table-cell>
          <table:table-cell office:value-type="float" office:value="0.0263080541" calcext:value-type="float">
            <text:p>0.0263080541</text:p>
          </table:table-cell>
          <table:table-cell office:value-type="float" office:value="3.3890872117" calcext:value-type="float">
            <text:p>3.3890872117</text:p>
          </table:table-cell>
          <table:table-cell office:value-type="float" office:value="3.56" calcext:value-type="float">
            <text:p>3.5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13691328" calcext:value-type="float">
            <text:p>1.1613691328</text:p>
          </table:table-cell>
          <table:table-cell office:value-type="float" office:value="0.0019020833" calcext:value-type="float">
            <text:p>0.0019020833</text:p>
          </table:table-cell>
          <table:table-cell office:value-type="float" office:value="2.3295630651" calcext:value-type="float">
            <text:p>2.3295630651</text:p>
          </table:table-cell>
        </table:table-row>
        <table:table-row table:style-name="ro1">
          <table:table-cell office:value-type="string" calcext:value-type="string">
            <text:p>01/05/1887</text:p>
          </table:table-cell>
          <table:table-cell office:value-type="float" office:value="5.9" calcext:value-type="float">
            <text:p>5.9</text:p>
          </table:table-cell>
          <table:table-cell office:value-type="float" office:value="0.23" calcext:value-type="float">
            <text:p>0.23</text:p>
          </table:table-cell>
          <table:table-cell office:value-type="float" office:value="3.8983050847" calcext:value-type="float">
            <text:p>3.8983050847</text:p>
          </table:table-cell>
          <table:table-cell office:value-type="float" office:value="0.0205818966" calcext:value-type="float">
            <text:p>0.0205818966</text:p>
          </table:table-cell>
          <table:table-cell office:value-type="float" office:value="3.4588410541" calcext:value-type="float">
            <text:p>3.4588410541</text:p>
          </table:table-cell>
          <table:table-cell office:value-type="float" office:value="3.57" calcext:value-type="float">
            <text:p>3.5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601351781" calcext:value-type="float">
            <text:p>1.1601351781</text:p>
          </table:table-cell>
          <table:table-cell office:value-type="float" office:value="0.0019125" calcext:value-type="float">
            <text:p>0.0019125</text:p>
          </table:table-cell>
          <table:table-cell office:value-type="float" office:value="2.3340183544" calcext:value-type="float">
            <text:p>2.3340183544</text:p>
          </table:table-cell>
        </table:table-row>
        <table:table-row table:style-name="ro1">
          <table:table-cell office:value-type="string" calcext:value-type="string">
            <text:p>01/06/1887</text:p>
          </table:table-cell>
          <table:table-cell office:value-type="float" office:value="5.73" calcext:value-type="float">
            <text:p>5.73</text:p>
          </table:table-cell>
          <table:table-cell office:value-type="float" office:value="0.24" calcext:value-type="float">
            <text:p>0.24</text:p>
          </table:table-cell>
          <table:table-cell office:value-type="float" office:value="4.1884816754" calcext:value-type="float">
            <text:p>4.1884816754</text:p>
          </table:table-cell>
          <table:table-cell office:value-type="float" office:value="-0.0254943503" calcext:value-type="float">
            <text:p>-0.0254943503</text:p>
          </table:table-cell>
          <table:table-cell office:value-type="float" office:value="3.3706601487" calcext:value-type="float">
            <text:p>3.3706601487</text:p>
          </table:table-cell>
          <table:table-cell office:value-type="float" office:value="3.58" calcext:value-type="float">
            <text:p>3.5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89025345" calcext:value-type="float">
            <text:p>1.1589025345</text:p>
          </table:table-cell>
          <table:table-cell office:value-type="float" office:value="0.0019229167" calcext:value-type="float">
            <text:p>0.0019229167</text:p>
          </table:table-cell>
          <table:table-cell office:value-type="float" office:value="2.3385064772" calcext:value-type="float">
            <text:p>2.3385064772</text:p>
          </table:table-cell>
        </table:table-row>
        <table:table-row table:style-name="ro1">
          <table:table-cell office:value-type="string" calcext:value-type="string">
            <text:p>01/07/1887</text:p>
          </table:table-cell>
          <table:table-cell office:value-type="float" office:value="5.59" calcext:value-type="float">
            <text:p>5.59</text:p>
          </table:table-cell>
          <table:table-cell office:value-type="float" office:value="0.24" calcext:value-type="float">
            <text:p>0.24</text:p>
          </table:table-cell>
          <table:table-cell office:value-type="float" office:value="4.2933810376" calcext:value-type="float">
            <text:p>4.2933810376</text:p>
          </table:table-cell>
          <table:table-cell office:value-type="float" office:value="-0.0209787667" calcext:value-type="float">
            <text:p>-0.0209787667</text:p>
          </table:table-cell>
          <table:table-cell office:value-type="float" office:value="3.2999478557" calcext:value-type="float">
            <text:p>3.2999478557</text:p>
          </table:table-cell>
          <table:table-cell office:value-type="float" office:value="3.6" calcext:value-type="float">
            <text:p>3.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76712006" calcext:value-type="float">
            <text:p>1.1576712006</text:p>
          </table:table-cell>
          <table:table-cell office:value-type="float" office:value="0.0019333333" calcext:value-type="float">
            <text:p>0.0019333333</text:p>
          </table:table-cell>
          <table:table-cell office:value-type="float" office:value="2.3430275898" calcext:value-type="float">
            <text:p>2.3430275898</text:p>
          </table:table-cell>
        </table:table-row>
        <table:table-row table:style-name="ro1">
          <table:table-cell office:value-type="string" calcext:value-type="string">
            <text:p>01/08/1887</text:p>
          </table:table-cell>
          <table:table-cell office:value-type="float" office:value="5.45" calcext:value-type="float">
            <text:p>5.45</text:p>
          </table:table-cell>
          <table:table-cell office:value-type="float" office:value="0.24" calcext:value-type="float">
            <text:p>0.24</text:p>
          </table:table-cell>
          <table:table-cell office:value-type="float" office:value="4.4036697248" calcext:value-type="float">
            <text:p>4.4036697248</text:p>
          </table:table-cell>
          <table:table-cell office:value-type="float" office:value="-0.0214669052" calcext:value-type="float">
            <text:p>-0.0214669052</text:p>
          </table:table-cell>
          <table:table-cell office:value-type="float" office:value="3.229108188" calcext:value-type="float">
            <text:p>3.229108188</text:p>
          </table:table-cell>
          <table:table-cell office:value-type="float" office:value="3.61" calcext:value-type="float">
            <text:p>3.6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64411749" calcext:value-type="float">
            <text:p>1.1564411749</text:p>
          </table:table-cell>
          <table:table-cell office:value-type="float" office:value="0.00194375" calcext:value-type="float">
            <text:p>0.00194375</text:p>
          </table:table-cell>
          <table:table-cell office:value-type="float" office:value="2.3475818496" calcext:value-type="float">
            <text:p>2.3475818496</text:p>
          </table:table-cell>
        </table:table-row>
        <table:table-row table:style-name="ro1">
          <table:table-cell office:value-type="string" calcext:value-type="string">
            <text:p>01/09/1887</text:p>
          </table:table-cell>
          <table:table-cell office:value-type="float" office:value="5.38" calcext:value-type="float">
            <text:p>5.38</text:p>
          </table:table-cell>
          <table:table-cell office:value-type="float" office:value="0.24" calcext:value-type="float">
            <text:p>0.24</text:p>
          </table:table-cell>
          <table:table-cell office:value-type="float" office:value="4.4609665428" calcext:value-type="float">
            <text:p>4.4609665428</text:p>
          </table:table-cell>
          <table:table-cell office:value-type="float" office:value="-0.0091360856" calcext:value-type="float">
            <text:p>-0.0091360856</text:p>
          </table:table-cell>
          <table:table-cell office:value-type="float" office:value="3.1996067791" calcext:value-type="float">
            <text:p>3.1996067791</text:p>
          </table:table-cell>
          <table:table-cell office:value-type="float" office:value="3.62" calcext:value-type="float">
            <text:p>3.6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52124562" calcext:value-type="float">
            <text:p>1.1552124562</text:p>
          </table:table-cell>
          <table:table-cell office:value-type="float" office:value="0.0019541667" calcext:value-type="float">
            <text:p>0.0019541667</text:p>
          </table:table-cell>
          <table:table-cell office:value-type="float" office:value="2.3521694158" calcext:value-type="float">
            <text:p>2.3521694158</text:p>
          </table:table-cell>
        </table:table-row>
        <table:table-row table:style-name="ro1">
          <table:table-cell office:value-type="string" calcext:value-type="string">
            <text:p>01/10/1887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4.8076923077" calcext:value-type="float">
            <text:p>4.8076923077</text:p>
          </table:table-cell>
          <table:table-cell office:value-type="float" office:value="-0.0296623296" calcext:value-type="float">
            <text:p>-0.0296623296</text:p>
          </table:table-cell>
          <table:table-cell office:value-type="float" office:value="3.1046989881" calcext:value-type="float">
            <text:p>3.1046989881</text:p>
          </table:table-cell>
          <table:table-cell office:value-type="float" office:value="3.63" calcext:value-type="float">
            <text:p>3.6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39850429" calcext:value-type="float">
            <text:p>1.1539850429</text:p>
          </table:table-cell>
          <table:table-cell office:value-type="float" office:value="0.0019645833" calcext:value-type="float">
            <text:p>0.0019645833</text:p>
          </table:table-cell>
          <table:table-cell office:value-type="float" office:value="2.3567904487" calcext:value-type="float">
            <text:p>2.3567904487</text:p>
          </table:table-cell>
        </table:table-row>
        <table:table-row table:style-name="ro1">
          <table:table-cell office:value-type="string" calcext:value-type="string">
            <text:p>01/11/1887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4.7169811321" calcext:value-type="float">
            <text:p>4.7169811321</text:p>
          </table:table-cell>
          <table:table-cell office:value-type="float" office:value="0.0231971154" calcext:value-type="float">
            <text:p>0.0231971154</text:p>
          </table:table-cell>
          <table:table-cell office:value-type="float" office:value="3.1767190488" calcext:value-type="float">
            <text:p>3.1767190488</text:p>
          </table:table-cell>
          <table:table-cell office:value-type="float" office:value="3.65" calcext:value-type="float">
            <text:p>3.6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27589338" calcext:value-type="float">
            <text:p>1.1527589338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2.3614451098" calcext:value-type="float">
            <text:p>2.3614451098</text:p>
          </table:table-cell>
        </table:table-row>
        <table:table-row table:style-name="ro1">
          <table:table-cell office:value-type="string" calcext:value-type="string">
            <text:p>01/12/1887</text:p>
          </table:table-cell>
          <table:table-cell office:value-type="float" office:value="5.27" calcext:value-type="float">
            <text:p>5.27</text:p>
          </table:table-cell>
          <table:table-cell office:value-type="float" office:value="0.25" calcext:value-type="float">
            <text:p>0.25</text:p>
          </table:table-cell>
          <table:table-cell office:value-type="float" office:value="4.7438330171" calcext:value-type="float">
            <text:p>4.7438330171</text:p>
          </table:table-cell>
          <table:table-cell office:value-type="float" office:value="-0.0017295597" calcext:value-type="float">
            <text:p>-0.0017295597</text:p>
          </table:table-cell>
          <table:table-cell office:value-type="float" office:value="3.1712247234" calcext:value-type="float">
            <text:p>3.1712247234</text:p>
          </table:table-cell>
          <table:table-cell office:value-type="float" office:value="3.66" calcext:value-type="float">
            <text:p>3.6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15341275" calcext:value-type="float">
            <text:p>1.1515341275</text:p>
          </table:table-cell>
          <table:table-cell office:value-type="float" office:value="0.0019854167" calcext:value-type="float">
            <text:p>0.0019854167</text:p>
          </table:table-cell>
          <table:table-cell office:value-type="float" office:value="2.3661335623" calcext:value-type="float">
            <text:p>2.3661335623</text:p>
          </table:table-cell>
        </table:table-row>
        <table:table-row table:style-name="ro1">
          <table:table-cell office:value-type="string" calcext:value-type="string">
            <text:p>01/01/1888</text:p>
          </table:table-cell>
          <table:table-cell office:value-type="float" office:value="5.31" calcext:value-type="float">
            <text:p>5.31</text:p>
          </table:table-cell>
          <table:table-cell office:value-type="float" office:value="0.25" calcext:value-type="float">
            <text:p>0.25</text:p>
          </table:table-cell>
          <table:table-cell office:value-type="float" office:value="4.7080979284" calcext:value-type="float">
            <text:p>4.7080979284</text:p>
          </table:table-cell>
          <table:table-cell office:value-type="float" office:value="0.0115164453" calcext:value-type="float">
            <text:p>0.0115164453</text:p>
          </table:table-cell>
          <table:table-cell office:value-type="float" office:value="3.2077459594" calcext:value-type="float">
            <text:p>3.2077459594</text:p>
          </table:table-cell>
          <table:table-cell office:value-type="float" office:value="3.67" calcext:value-type="float">
            <text:p>3.6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03106225" calcext:value-type="float">
            <text:p>1.1503106225</text:p>
          </table:table-cell>
          <table:table-cell office:value-type="float" office:value="0.0019958333" calcext:value-type="float">
            <text:p>0.0019958333</text:p>
          </table:table-cell>
          <table:table-cell office:value-type="float" office:value="2.3708559705" calcext:value-type="float">
            <text:p>2.3708559705</text:p>
          </table:table-cell>
        </table:table-row>
        <table:table-row table:style-name="ro1">
          <table:table-cell office:value-type="string" calcext:value-type="string">
            <text:p>01/02/1888</text:p>
          </table:table-cell>
          <table:table-cell office:value-type="float" office:value="5.28" calcext:value-type="float">
            <text:p>5.28</text:p>
          </table:table-cell>
          <table:table-cell office:value-type="float" office:value="0.25" calcext:value-type="float">
            <text:p>0.25</text:p>
          </table:table-cell>
          <table:table-cell office:value-type="float" office:value="4.7348484848" calcext:value-type="float">
            <text:p>4.7348484848</text:p>
          </table:table-cell>
          <table:table-cell office:value-type="float" office:value="-0.0017780917" calcext:value-type="float">
            <text:p>-0.0017780917</text:p>
          </table:table-cell>
          <table:table-cell office:value-type="float" office:value="3.2020422931" calcext:value-type="float">
            <text:p>3.2020422931</text:p>
          </table:table-cell>
          <table:table-cell office:value-type="float" office:value="3.65" calcext:value-type="float">
            <text:p>3.65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521031898" calcext:value-type="float">
            <text:p>1.1521031898</text:p>
          </table:table-cell>
          <table:table-cell office:value-type="float" office:value="0.0046013889" calcext:value-type="float">
            <text:p>0.0046013889</text:p>
          </table:table-cell>
          <table:table-cell office:value-type="float" office:value="2.3817652008" calcext:value-type="float">
            <text:p>2.3817652008</text:p>
          </table:table-cell>
        </table:table-row>
        <table:table-row table:style-name="ro1">
          <table:table-cell office:value-type="string" calcext:value-type="string">
            <text:p>01/03/1888</text:p>
          </table:table-cell>
          <table:table-cell office:value-type="float" office:value="5.08" calcext:value-type="float">
            <text:p>5.08</text:p>
          </table:table-cell>
          <table:table-cell office:value-type="float" office:value="0.25" calcext:value-type="float">
            <text:p>0.25</text:p>
          </table:table-cell>
          <table:table-cell office:value-type="float" office:value="4.9212598425" calcext:value-type="float">
            <text:p>4.9212598425</text:p>
          </table:table-cell>
          <table:table-cell office:value-type="float" office:value="-0.0340119949" calcext:value-type="float">
            <text:p>-0.0340119949</text:p>
          </table:table-cell>
          <table:table-cell office:value-type="float" office:value="3.0931344468" calcext:value-type="float">
            <text:p>3.0931344468</text:p>
          </table:table-cell>
          <table:table-cell office:value-type="float" office:value="3.63" calcext:value-type="float">
            <text:p>3.63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538985506" calcext:value-type="float">
            <text:p>1.1538985506</text:p>
          </table:table-cell>
          <table:table-cell office:value-type="float" office:value="0.0045861111" calcext:value-type="float">
            <text:p>0.0045861111</text:p>
          </table:table-cell>
          <table:table-cell office:value-type="float" office:value="2.3926882407" calcext:value-type="float">
            <text:p>2.3926882407</text:p>
          </table:table-cell>
        </table:table-row>
        <table:table-row table:style-name="ro1">
          <table:table-cell office:value-type="string" calcext:value-type="string">
            <text:p>01/04/1888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4.7058823529" calcext:value-type="float">
            <text:p>4.7058823529</text:p>
          </table:table-cell>
          <table:table-cell office:value-type="float" office:value="0.0079281496" calcext:value-type="float">
            <text:p>0.0079281496</text:p>
          </table:table-cell>
          <table:table-cell office:value-type="float" office:value="3.1176572795" calcext:value-type="float">
            <text:p>3.1176572795</text:p>
          </table:table-cell>
          <table:table-cell office:value-type="float" office:value="3.62" calcext:value-type="float">
            <text:p>3.62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556967092" calcext:value-type="float">
            <text:p>1.1556967092</text:p>
          </table:table-cell>
          <table:table-cell office:value-type="float" office:value="0.0045708333" calcext:value-type="float">
            <text:p>0.0045708333</text:p>
          </table:table-cell>
          <table:table-cell office:value-type="float" office:value="2.4036248199" calcext:value-type="float">
            <text:p>2.4036248199</text:p>
          </table:table-cell>
        </table:table-row>
        <table:table-row table:style-name="ro1">
          <table:table-cell office:value-type="string" calcext:value-type="string">
            <text:p>01/05/1888</text:p>
          </table:table-cell>
          <table:table-cell office:value-type="float" office:value="5.17" calcext:value-type="float">
            <text:p>5.17</text:p>
          </table:table-cell>
          <table:table-cell office:value-type="float" office:value="0.24" calcext:value-type="float">
            <text:p>0.24</text:p>
          </table:table-cell>
          <table:table-cell office:value-type="float" office:value="4.6421663443" calcext:value-type="float">
            <text:p>4.6421663443</text:p>
          </table:table-cell>
          <table:table-cell office:value-type="float" office:value="0.0176748366" calcext:value-type="float">
            <text:p>0.0176748366</text:p>
          </table:table-cell>
          <table:table-cell office:value-type="float" office:value="3.1727613625" calcext:value-type="float">
            <text:p>3.1727613625</text:p>
          </table:table-cell>
          <table:table-cell office:value-type="float" office:value="3.6" calcext:value-type="float">
            <text:p>3.6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574976699" calcext:value-type="float">
            <text:p>1.1574976699</text:p>
          </table:table-cell>
          <table:table-cell office:value-type="float" office:value="0.0045555556" calcext:value-type="float">
            <text:p>0.0045555556</text:p>
          </table:table-cell>
          <table:table-cell office:value-type="float" office:value="2.4145746663" calcext:value-type="float">
            <text:p>2.4145746663</text:p>
          </table:table-cell>
        </table:table-row>
        <table:table-row table:style-name="ro1">
          <table:table-cell office:value-type="string" calcext:value-type="string">
            <text:p>01/06/1888</text:p>
          </table:table-cell>
          <table:table-cell office:value-type="float" office:value="5.01" calcext:value-type="float">
            <text:p>5.01</text:p>
          </table:table-cell>
          <table:table-cell office:value-type="float" office:value="0.24" calcext:value-type="float">
            <text:p>0.24</text:p>
          </table:table-cell>
          <table:table-cell office:value-type="float" office:value="4.7904191617" calcext:value-type="float">
            <text:p>4.7904191617</text:p>
          </table:table-cell>
          <table:table-cell office:value-type="float" office:value="-0.0270793037" calcext:value-type="float">
            <text:p>-0.0270793037</text:p>
          </table:table-cell>
          <table:table-cell office:value-type="float" office:value="3.086845194" calcext:value-type="float">
            <text:p>3.086845194</text:p>
          </table:table-cell>
          <table:table-cell office:value-type="float" office:value="3.58" calcext:value-type="float">
            <text:p>3.58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593014371" calcext:value-type="float">
            <text:p>1.1593014371</text:p>
          </table:table-cell>
          <table:table-cell office:value-type="float" office:value="0.0045402778" calcext:value-type="float">
            <text:p>0.0045402778</text:p>
          </table:table-cell>
          <table:table-cell office:value-type="float" office:value="2.425537506" calcext:value-type="float">
            <text:p>2.425537506</text:p>
          </table:table-cell>
        </table:table-row>
        <table:table-row table:style-name="ro1">
          <table:table-cell office:value-type="string" calcext:value-type="string">
            <text:p>01/07/1888</text:p>
          </table:table-cell>
          <table:table-cell office:value-type="float" office:value="5.14" calcext:value-type="float">
            <text:p>5.14</text:p>
          </table:table-cell>
          <table:table-cell office:value-type="float" office:value="0.24" calcext:value-type="float">
            <text:p>0.24</text:p>
          </table:table-cell>
          <table:table-cell office:value-type="float" office:value="4.6692607004" calcext:value-type="float">
            <text:p>4.6692607004</text:p>
          </table:table-cell>
          <table:table-cell office:value-type="float" office:value="0.029911843" calcext:value-type="float">
            <text:p>0.029911843</text:p>
          </table:table-cell>
          <table:table-cell office:value-type="float" office:value="3.1791784228" calcext:value-type="float">
            <text:p>3.1791784228</text:p>
          </table:table-cell>
          <table:table-cell office:value-type="float" office:value="3.56" calcext:value-type="float">
            <text:p>3.56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611080152" calcext:value-type="float">
            <text:p>1.1611080152</text:p>
          </table:table-cell>
          <table:table-cell office:value-type="float" office:value="0.004525" calcext:value-type="float">
            <text:p>0.004525</text:p>
          </table:table-cell>
          <table:table-cell office:value-type="float" office:value="2.4365130632" calcext:value-type="float">
            <text:p>2.4365130632</text:p>
          </table:table-cell>
        </table:table-row>
        <table:table-row table:style-name="ro1">
          <table:table-cell office:value-type="string" calcext:value-type="string">
            <text:p>01/08/1888</text:p>
          </table:table-cell>
          <table:table-cell office:value-type="float" office:value="5.25" calcext:value-type="float">
            <text:p>5.25</text:p>
          </table:table-cell>
          <table:table-cell office:value-type="float" office:value="0.24" calcext:value-type="float">
            <text:p>0.24</text:p>
          </table:table-cell>
          <table:table-cell office:value-type="float" office:value="4.5714285714" calcext:value-type="float">
            <text:p>4.5714285714</text:p>
          </table:table-cell>
          <table:table-cell office:value-type="float" office:value="0.0252383268" calcext:value-type="float">
            <text:p>0.0252383268</text:p>
          </table:table-cell>
          <table:table-cell office:value-type="float" office:value="3.2594155669" calcext:value-type="float">
            <text:p>3.2594155669</text:p>
          </table:table-cell>
          <table:table-cell office:value-type="float" office:value="3.54" calcext:value-type="float">
            <text:p>3.54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629174085" calcext:value-type="float">
            <text:p>1.1629174085</text:p>
          </table:table-cell>
          <table:table-cell office:value-type="float" office:value="0.0045097222" calcext:value-type="float">
            <text:p>0.0045097222</text:p>
          </table:table-cell>
          <table:table-cell office:value-type="float" office:value="2.4475010603" calcext:value-type="float">
            <text:p>2.4475010603</text:p>
          </table:table-cell>
        </table:table-row>
        <table:table-row table:style-name="ro1">
          <table:table-cell office:value-type="string" calcext:value-type="string">
            <text:p>01/09/1888</text:p>
          </table:table-cell>
          <table:table-cell office:value-type="float" office:value="5.38" calcext:value-type="float">
            <text:p>5.38</text:p>
          </table:table-cell>
          <table:table-cell office:value-type="float" office:value="0.24" calcext:value-type="float">
            <text:p>0.24</text:p>
          </table:table-cell>
          <table:table-cell office:value-type="float" office:value="4.4609665428" calcext:value-type="float">
            <text:p>4.4609665428</text:p>
          </table:table-cell>
          <table:table-cell office:value-type="float" office:value="0.0284920635" calcext:value-type="float">
            <text:p>0.0284920635</text:p>
          </table:table-cell>
          <table:table-cell office:value-type="float" office:value="3.3522830422" calcext:value-type="float">
            <text:p>3.3522830422</text:p>
          </table:table-cell>
          <table:table-cell office:value-type="float" office:value="3.52" calcext:value-type="float">
            <text:p>3.52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647296215" calcext:value-type="float">
            <text:p>1.1647296215</text:p>
          </table:table-cell>
          <table:table-cell office:value-type="float" office:value="0.0044944444" calcext:value-type="float">
            <text:p>0.0044944444</text:p>
          </table:table-cell>
          <table:table-cell office:value-type="float" office:value="2.4585012178" calcext:value-type="float">
            <text:p>2.4585012178</text:p>
          </table:table-cell>
        </table:table-row>
        <table:table-row table:style-name="ro1">
          <table:table-cell office:value-type="string" calcext:value-type="string">
            <text:p>01/10/1888</text:p>
          </table:table-cell>
          <table:table-cell office:value-type="float" office:value="5.35" calcext:value-type="float">
            <text:p>5.35</text:p>
          </table:table-cell>
          <table:table-cell office:value-type="float" office:value="0.23" calcext:value-type="float">
            <text:p>0.23</text:p>
          </table:table-cell>
          <table:table-cell office:value-type="float" office:value="4.2990654206" calcext:value-type="float">
            <text:p>4.2990654206</text:p>
          </table:table-cell>
          <table:table-cell office:value-type="float" office:value="-0.0019625155" calcext:value-type="float">
            <text:p>-0.0019625155</text:p>
          </table:table-cell>
          <table:table-cell office:value-type="float" office:value="3.3457041348" calcext:value-type="float">
            <text:p>3.3457041348</text:p>
          </table:table-cell>
          <table:table-cell office:value-type="float" office:value="3.51" calcext:value-type="float">
            <text:p>3.51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665446585" calcext:value-type="float">
            <text:p>1.1665446585</text:p>
          </table:table-cell>
          <table:table-cell office:value-type="float" office:value="0.0044791667" calcext:value-type="float">
            <text:p>0.0044791667</text:p>
          </table:table-cell>
          <table:table-cell office:value-type="float" office:value="2.4695132545" calcext:value-type="float">
            <text:p>2.4695132545</text:p>
          </table:table-cell>
        </table:table-row>
        <table:table-row table:style-name="ro1">
          <table:table-cell office:value-type="string" calcext:value-type="string">
            <text:p>01/11/1888</text:p>
          </table:table-cell>
          <table:table-cell office:value-type="float" office:value="5.24" calcext:value-type="float">
            <text:p>5.24</text:p>
          </table:table-cell>
          <table:table-cell office:value-type="float" office:value="0.23" calcext:value-type="float">
            <text:p>0.23</text:p>
          </table:table-cell>
          <table:table-cell office:value-type="float" office:value="4.3893129771" calcext:value-type="float">
            <text:p>4.3893129771</text:p>
          </table:table-cell>
          <table:table-cell office:value-type="float" office:value="-0.0169517134" calcext:value-type="float">
            <text:p>-0.0169517134</text:p>
          </table:table-cell>
          <table:table-cell office:value-type="float" office:value="3.2889887172" calcext:value-type="float">
            <text:p>3.2889887172</text:p>
          </table:table-cell>
          <table:table-cell office:value-type="float" office:value="3.49" calcext:value-type="float">
            <text:p>3.49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683625239" calcext:value-type="float">
            <text:p>1.1683625239</text:p>
          </table:table-cell>
          <table:table-cell office:value-type="float" office:value="0.0044638889" calcext:value-type="float">
            <text:p>0.0044638889</text:p>
          </table:table-cell>
          <table:table-cell office:value-type="float" office:value="2.4805368873" calcext:value-type="float">
            <text:p>2.4805368873</text:p>
          </table:table-cell>
        </table:table-row>
        <table:table-row table:style-name="ro1">
          <table:table-cell office:value-type="string" calcext:value-type="string">
            <text:p>01/12/1888</text:p>
          </table:table-cell>
          <table:table-cell office:value-type="float" office:value="5.14" calcext:value-type="float">
            <text:p>5.14</text:p>
          </table:table-cell>
          <table:table-cell office:value-type="float" office:value="0.23" calcext:value-type="float">
            <text:p>0.23</text:p>
          </table:table-cell>
          <table:table-cell office:value-type="float" office:value="4.4747081712" calcext:value-type="float">
            <text:p>4.4747081712</text:p>
          </table:table-cell>
          <table:table-cell office:value-type="float" office:value="-0.0154262087" calcext:value-type="float">
            <text:p>-0.0154262087</text:p>
          </table:table-cell>
          <table:table-cell office:value-type="float" office:value="3.238252091" calcext:value-type="float">
            <text:p>3.238252091</text:p>
          </table:table-cell>
          <table:table-cell office:value-type="float" office:value="3.47" calcext:value-type="float">
            <text:p>3.47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701832222" calcext:value-type="float">
            <text:p>1.1701832222</text:p>
          </table:table-cell>
          <table:table-cell office:value-type="float" office:value="0.0044486111" calcext:value-type="float">
            <text:p>0.0044486111</text:p>
          </table:table-cell>
          <table:table-cell office:value-type="float" office:value="2.4915718313" calcext:value-type="float">
            <text:p>2.4915718313</text:p>
          </table:table-cell>
        </table:table-row>
        <table:table-row table:style-name="ro1">
          <table:table-cell office:value-type="string" calcext:value-type="string">
            <text:p>01/01/1889</text:p>
          </table:table-cell>
          <table:table-cell office:value-type="float" office:value="5.24" calcext:value-type="float">
            <text:p>5.24</text:p>
          </table:table-cell>
          <table:table-cell office:value-type="float" office:value="0.23" calcext:value-type="float">
            <text:p>0.23</text:p>
          </table:table-cell>
          <table:table-cell office:value-type="float" office:value="4.3893129771" calcext:value-type="float">
            <text:p>4.3893129771</text:p>
          </table:table-cell>
          <table:table-cell office:value-type="float" office:value="0.0231712062" calcext:value-type="float">
            <text:p>0.0231712062</text:p>
          </table:table-cell>
          <table:table-cell office:value-type="float" office:value="3.313286298" calcext:value-type="float">
            <text:p>3.313286298</text:p>
          </table:table-cell>
          <table:table-cell office:value-type="float" office:value="3.45" calcext:value-type="float">
            <text:p>3.45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1.1720067577" calcext:value-type="float">
            <text:p>1.1720067577</text:p>
          </table:table-cell>
          <table:table-cell office:value-type="float" office:value="0.0044333333" calcext:value-type="float">
            <text:p>0.0044333333</text:p>
          </table:table-cell>
          <table:table-cell office:value-type="float" office:value="2.5026177997" calcext:value-type="float">
            <text:p>2.5026177997</text:p>
          </table:table-cell>
        </table:table-row>
        <table:table-row table:style-name="ro1">
          <table:table-cell office:value-type="string" calcext:value-type="string">
            <text:p>01/02/1889</text:p>
          </table:table-cell>
          <table:table-cell office:value-type="float" office:value="5.3" calcext:value-type="float">
            <text:p>5.3</text:p>
          </table:table-cell>
          <table:table-cell office:value-type="float" office:value="0.23" calcext:value-type="float">
            <text:p>0.23</text:p>
          </table:table-cell>
          <table:table-cell office:value-type="float" office:value="4.3396226415" calcext:value-type="float">
            <text:p>4.3396226415</text:p>
          </table:table-cell>
          <table:table-cell office:value-type="float" office:value="0.0150811069" calcext:value-type="float">
            <text:p>0.0150811069</text:p>
          </table:table-cell>
          <table:table-cell office:value-type="float" office:value="3.3632543228" calcext:value-type="float">
            <text:p>3.3632543228</text:p>
          </table:table-cell>
          <table:table-cell office:value-type="float" office:value="3.45" calcext:value-type="float">
            <text:p>3.45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22558091" calcext:value-type="float">
            <text:p>1.1722558091</text:p>
          </table:table-cell>
          <table:table-cell office:value-type="float" office:value="0.0030854167" calcext:value-type="float">
            <text:p>0.0030854167</text:p>
          </table:table-cell>
          <table:table-cell office:value-type="float" office:value="2.5103394184" calcext:value-type="float">
            <text:p>2.5103394184</text:p>
          </table:table-cell>
        </table:table-row>
        <table:table-row table:style-name="ro1">
          <table:table-cell office:value-type="string" calcext:value-type="string">
            <text:p>01/03/1889</text:p>
          </table:table-cell>
          <table:table-cell office:value-type="float" office:value="5.19" calcext:value-type="float">
            <text:p>5.19</text:p>
          </table:table-cell>
          <table:table-cell office:value-type="float" office:value="0.23" calcext:value-type="float">
            <text:p>0.23</text:p>
          </table:table-cell>
          <table:table-cell office:value-type="float" office:value="4.4315992293" calcext:value-type="float">
            <text:p>4.4315992293</text:p>
          </table:table-cell>
          <table:table-cell office:value-type="float" office:value="-0.017177673" calcext:value-type="float">
            <text:p>-0.017177673</text:p>
          </table:table-cell>
          <table:table-cell office:value-type="float" office:value="3.3054814399" calcext:value-type="float">
            <text:p>3.3054814399</text:p>
          </table:table-cell>
          <table:table-cell office:value-type="float" office:value="3.45" calcext:value-type="float">
            <text:p>3.45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25049135" calcext:value-type="float">
            <text:p>1.1725049135</text:p>
          </table:table-cell>
          <table:table-cell office:value-type="float" office:value="0.0030833333" calcext:value-type="float">
            <text:p>0.0030833333</text:p>
          </table:table-cell>
          <table:table-cell office:value-type="float" office:value="2.5180796316" calcext:value-type="float">
            <text:p>2.5180796316</text:p>
          </table:table-cell>
        </table:table-row>
        <table:table-row table:style-name="ro1">
          <table:table-cell office:value-type="string" calcext:value-type="string">
            <text:p>01/04/1889</text:p>
          </table:table-cell>
          <table:table-cell office:value-type="float" office:value="5.18" calcext:value-type="float">
            <text:p>5.18</text:p>
          </table:table-cell>
          <table:table-cell office:value-type="float" office:value="0.23" calcext:value-type="float">
            <text:p>0.23</text:p>
          </table:table-cell>
          <table:table-cell office:value-type="float" office:value="4.4401544402" calcext:value-type="float">
            <text:p>4.4401544402</text:p>
          </table:table-cell>
          <table:table-cell office:value-type="float" office:value="0.0017132306" calcext:value-type="float">
            <text:p>0.0017132306</text:p>
          </table:table-cell>
          <table:table-cell office:value-type="float" office:value="3.3111444918" calcext:value-type="float">
            <text:p>3.3111444918</text:p>
          </table:table-cell>
          <table:table-cell office:value-type="float" office:value="3.44" calcext:value-type="float">
            <text:p>3.44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27540708" calcext:value-type="float">
            <text:p>1.1727540708</text:p>
          </table:table-cell>
          <table:table-cell office:value-type="float" office:value="0.00308125" calcext:value-type="float">
            <text:p>0.00308125</text:p>
          </table:table-cell>
          <table:table-cell office:value-type="float" office:value="2.5258384645" calcext:value-type="float">
            <text:p>2.5258384645</text:p>
          </table:table-cell>
        </table:table-row>
        <table:table-row table:style-name="ro1">
          <table:table-cell office:value-type="string" calcext:value-type="string">
            <text:p>01/05/1889</text:p>
          </table:table-cell>
          <table:table-cell office:value-type="float" office:value="5.32" calcext:value-type="float">
            <text:p>5.32</text:p>
          </table:table-cell>
          <table:table-cell office:value-type="float" office:value="0.23" calcext:value-type="float">
            <text:p>0.23</text:p>
          </table:table-cell>
          <table:table-cell office:value-type="float" office:value="4.3233082707" calcext:value-type="float">
            <text:p>4.3233082707</text:p>
          </table:table-cell>
          <table:table-cell office:value-type="float" office:value="0.0306595882" calcext:value-type="float">
            <text:p>0.0306595882</text:p>
          </table:table-cell>
          <table:table-cell office:value-type="float" office:value="3.4126628183" calcext:value-type="float">
            <text:p>3.4126628183</text:p>
          </table:table-cell>
          <table:table-cell office:value-type="float" office:value="3.44" calcext:value-type="float">
            <text:p>3.44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3003281" calcext:value-type="float">
            <text:p>1.173003281</text:p>
          </table:table-cell>
          <table:table-cell office:value-type="float" office:value="0.0030791667" calcext:value-type="float">
            <text:p>0.0030791667</text:p>
          </table:table-cell>
          <table:table-cell office:value-type="float" office:value="2.5336159421" calcext:value-type="float">
            <text:p>2.5336159421</text:p>
          </table:table-cell>
        </table:table-row>
        <table:table-row table:style-name="ro1">
          <table:table-cell office:value-type="string" calcext:value-type="string">
            <text:p>01/06/1889</text:p>
          </table:table-cell>
          <table:table-cell office:value-type="float" office:value="5.41" calcext:value-type="float">
            <text:p>5.41</text:p>
          </table:table-cell>
          <table:table-cell office:value-type="float" office:value="0.23" calcext:value-type="float">
            <text:p>0.23</text:p>
          </table:table-cell>
          <table:table-cell office:value-type="float" office:value="4.2513863216" calcext:value-type="float">
            <text:p>4.2513863216</text:p>
          </table:table-cell>
          <table:table-cell office:value-type="float" office:value="0.0204417293" calcext:value-type="float">
            <text:p>0.0204417293</text:p>
          </table:table-cell>
          <table:table-cell office:value-type="float" office:value="3.4824235479" calcext:value-type="float">
            <text:p>3.4824235479</text:p>
          </table:table-cell>
          <table:table-cell office:value-type="float" office:value="3.44" calcext:value-type="float">
            <text:p>3.44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32525442" calcext:value-type="float">
            <text:p>1.1732525442</text:p>
          </table:table-cell>
          <table:table-cell office:value-type="float" office:value="0.0030770833" calcext:value-type="float">
            <text:p>0.0030770833</text:p>
          </table:table-cell>
          <table:table-cell office:value-type="float" office:value="2.5414120894" calcext:value-type="float">
            <text:p>2.5414120894</text:p>
          </table:table-cell>
        </table:table-row>
        <table:table-row table:style-name="ro1">
          <table:table-cell office:value-type="string" calcext:value-type="string">
            <text:p>01/07/1889</text:p>
          </table:table-cell>
          <table:table-cell office:value-type="float" office:value="5.3" calcext:value-type="float">
            <text:p>5.3</text:p>
          </table:table-cell>
          <table:table-cell office:value-type="float" office:value="0.22" calcext:value-type="float">
            <text:p>0.22</text:p>
          </table:table-cell>
          <table:table-cell office:value-type="float" office:value="4.1509433962" calcext:value-type="float">
            <text:p>4.1509433962</text:p>
          </table:table-cell>
          <table:table-cell office:value-type="float" office:value="-0.016879236" calcext:value-type="float">
            <text:p>-0.016879236</text:p>
          </table:table-cell>
          <table:table-cell office:value-type="float" office:value="3.423642899" calcext:value-type="float">
            <text:p>3.423642899</text:p>
          </table:table-cell>
          <table:table-cell office:value-type="float" office:value="3.44" calcext:value-type="float">
            <text:p>3.44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35018604" calcext:value-type="float">
            <text:p>1.1735018604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2.5492269316" calcext:value-type="float">
            <text:p>2.5492269316</text:p>
          </table:table-cell>
        </table:table-row>
        <table:table-row table:style-name="ro1">
          <table:table-cell office:value-type="string" calcext:value-type="string">
            <text:p>01/08/1889</text:p>
          </table:table-cell>
          <table:table-cell office:value-type="float" office:value="5.37" calcext:value-type="float">
            <text:p>5.37</text:p>
          </table:table-cell>
          <table:table-cell office:value-type="float" office:value="0.22" calcext:value-type="float">
            <text:p>0.22</text:p>
          </table:table-cell>
          <table:table-cell office:value-type="float" office:value="4.0968342644" calcext:value-type="float">
            <text:p>4.0968342644</text:p>
          </table:table-cell>
          <table:table-cell office:value-type="float" office:value="0.0167185535" calcext:value-type="float">
            <text:p>0.0167185535</text:p>
          </table:table-cell>
          <table:table-cell office:value-type="float" office:value="3.4808812558" calcext:value-type="float">
            <text:p>3.4808812558</text:p>
          </table:table-cell>
          <table:table-cell office:value-type="float" office:value="3.43" calcext:value-type="float">
            <text:p>3.43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37512295" calcext:value-type="float">
            <text:p>1.1737512295</text:p>
          </table:table-cell>
          <table:table-cell office:value-type="float" office:value="0.0030729167" calcext:value-type="float">
            <text:p>0.0030729167</text:p>
          </table:table-cell>
          <table:table-cell office:value-type="float" office:value="2.5570604935" calcext:value-type="float">
            <text:p>2.5570604935</text:p>
          </table:table-cell>
        </table:table-row>
        <table:table-row table:style-name="ro1">
          <table:table-cell office:value-type="string" calcext:value-type="string">
            <text:p>01/09/1889</text:p>
          </table:table-cell>
          <table:table-cell office:value-type="float" office:value="5.5" calcext:value-type="float">
            <text:p>5.5</text:p>
          </table:table-cell>
          <table:table-cell office:value-type="float" office:value="0.22" calcext:value-type="float">
            <text:p>0.22</text:p>
          </table:table-cell>
          <table:table-cell office:value-type="float" office:value="4" calcext:value-type="float">
            <text:p>4</text:p>
          </table:table-cell>
          <table:table-cell office:value-type="float" office:value="0.0276613904" calcext:value-type="float">
            <text:p>0.0276613904</text:p>
          </table:table-cell>
          <table:table-cell office:value-type="float" office:value="3.5771672713" calcext:value-type="float">
            <text:p>3.5771672713</text:p>
          </table:table-cell>
          <table:table-cell office:value-type="float" office:value="3.43" calcext:value-type="float">
            <text:p>3.43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40006517" calcext:value-type="float">
            <text:p>1.1740006517</text:p>
          </table:table-cell>
          <table:table-cell office:value-type="float" office:value="0.0030708333" calcext:value-type="float">
            <text:p>0.0030708333</text:p>
          </table:table-cell>
          <table:table-cell office:value-type="float" office:value="2.5649128001" calcext:value-type="float">
            <text:p>2.5649128001</text:p>
          </table:table-cell>
        </table:table-row>
        <table:table-row table:style-name="ro1">
          <table:table-cell office:value-type="string" calcext:value-type="string">
            <text:p>01/10/1889</text:p>
          </table:table-cell>
          <table:table-cell office:value-type="float" office:value="5.4" calcext:value-type="float">
            <text:p>5.4</text:p>
          </table:table-cell>
          <table:table-cell office:value-type="float" office:value="0.22" calcext:value-type="float">
            <text:p>0.22</text:p>
          </table:table-cell>
          <table:table-cell office:value-type="float" office:value="4.0740740741" calcext:value-type="float">
            <text:p>4.0740740741</text:p>
          </table:table-cell>
          <table:table-cell office:value-type="float" office:value="-0.0148227273" calcext:value-type="float">
            <text:p>-0.0148227273</text:p>
          </table:table-cell>
          <table:table-cell office:value-type="float" office:value="3.5241438965" calcext:value-type="float">
            <text:p>3.5241438965</text:p>
          </table:table-cell>
          <table:table-cell office:value-type="float" office:value="3.43" calcext:value-type="float">
            <text:p>3.43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42501268" calcext:value-type="float">
            <text:p>1.1742501268</text:p>
          </table:table-cell>
          <table:table-cell office:value-type="float" office:value="0.00306875" calcext:value-type="float">
            <text:p>0.00306875</text:p>
          </table:table-cell>
          <table:table-cell office:value-type="float" office:value="2.5727838763" calcext:value-type="float">
            <text:p>2.5727838763</text:p>
          </table:table-cell>
        </table:table-row>
        <table:table-row table:style-name="ro1">
          <table:table-cell office:value-type="string" calcext:value-type="string">
            <text:p>01/11/1889</text:p>
          </table:table-cell>
          <table:table-cell office:value-type="float" office:value="5.35" calcext:value-type="float">
            <text:p>5.35</text:p>
          </table:table-cell>
          <table:table-cell office:value-type="float" office:value="0.22" calcext:value-type="float">
            <text:p>0.22</text:p>
          </table:table-cell>
          <table:table-cell office:value-type="float" office:value="4.1121495327" calcext:value-type="float">
            <text:p>4.1121495327</text:p>
          </table:table-cell>
          <table:table-cell office:value-type="float" office:value="-0.0058518519" calcext:value-type="float">
            <text:p>-0.0058518519</text:p>
          </table:table-cell>
          <table:table-cell office:value-type="float" office:value="3.5035211285" calcext:value-type="float">
            <text:p>3.5035211285</text:p>
          </table:table-cell>
          <table:table-cell office:value-type="float" office:value="3.43" calcext:value-type="float">
            <text:p>3.43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4499655" calcext:value-type="float">
            <text:p>1.174499655</text:p>
          </table:table-cell>
          <table:table-cell office:value-type="float" office:value="0.0030666667" calcext:value-type="float">
            <text:p>0.0030666667</text:p>
          </table:table-cell>
          <table:table-cell office:value-type="float" office:value="2.5806737469" calcext:value-type="float">
            <text:p>2.5806737469</text:p>
          </table:table-cell>
        </table:table-row>
        <table:table-row table:style-name="ro1">
          <table:table-cell office:value-type="string" calcext:value-type="string">
            <text:p>01/12/1889</text:p>
          </table:table-cell>
          <table:table-cell office:value-type="float" office:value="5.32" calcext:value-type="float">
            <text:p>5.32</text:p>
          </table:table-cell>
          <table:table-cell office:value-type="float" office:value="0.22" calcext:value-type="float">
            <text:p>0.22</text:p>
          </table:table-cell>
          <table:table-cell office:value-type="float" office:value="4.1353383459" calcext:value-type="float">
            <text:p>4.1353383459</text:p>
          </table:table-cell>
          <table:table-cell office:value-type="float" office:value="-0.0021806854" calcext:value-type="float">
            <text:p>-0.0021806854</text:p>
          </table:table-cell>
          <table:table-cell office:value-type="float" office:value="3.4958810512" calcext:value-type="float">
            <text:p>3.4958810512</text:p>
          </table:table-cell>
          <table:table-cell office:value-type="float" office:value="3.42" calcext:value-type="float">
            <text:p>3.42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47492361" calcext:value-type="float">
            <text:p>1.1747492361</text:p>
          </table:table-cell>
          <table:table-cell office:value-type="float" office:value="0.0030645833" calcext:value-type="float">
            <text:p>0.0030645833</text:p>
          </table:table-cell>
          <table:table-cell office:value-type="float" office:value="2.5885824366" calcext:value-type="float">
            <text:p>2.5885824366</text:p>
          </table:table-cell>
        </table:table-row>
        <table:table-row table:style-name="ro1">
          <table:table-cell office:value-type="string" calcext:value-type="string">
            <text:p>01/01/1890</text:p>
          </table:table-cell>
          <table:table-cell office:value-type="float" office:value="5.38" calcext:value-type="float">
            <text:p>5.38</text:p>
          </table:table-cell>
          <table:table-cell office:value-type="float" office:value="0.22" calcext:value-type="float">
            <text:p>0.22</text:p>
          </table:table-cell>
          <table:table-cell office:value-type="float" office:value="4.0892193309" calcext:value-type="float">
            <text:p>4.0892193309</text:p>
          </table:table-cell>
          <table:table-cell office:value-type="float" office:value="0.0147243108" calcext:value-type="float">
            <text:p>0.0147243108</text:p>
          </table:table-cell>
          <table:table-cell office:value-type="float" office:value="3.5473554903" calcext:value-type="float">
            <text:p>3.5473554903</text:p>
          </table:table-cell>
          <table:table-cell office:value-type="float" office:value="3.42" calcext:value-type="float">
            <text:p>3.42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1.1749988703" calcext:value-type="float">
            <text:p>1.1749988703</text:p>
          </table:table-cell>
          <table:table-cell office:value-type="float" office:value="0.0030625" calcext:value-type="float">
            <text:p>0.0030625</text:p>
          </table:table-cell>
          <table:table-cell office:value-type="float" office:value="2.5965099703" calcext:value-type="float">
            <text:p>2.5965099703</text:p>
          </table:table-cell>
        </table:table-row>
        <table:table-row table:style-name="ro1">
          <table:table-cell office:value-type="string" calcext:value-type="string">
            <text:p>01/02/1890</text:p>
          </table:table-cell>
          <table:table-cell office:value-type="float" office:value="5.32" calcext:value-type="float">
            <text:p>5.32</text:p>
          </table:table-cell>
          <table:table-cell office:value-type="float" office:value="0.22" calcext:value-type="float">
            <text:p>0.22</text:p>
          </table:table-cell>
          <table:table-cell office:value-type="float" office:value="4.1353383459" calcext:value-type="float">
            <text:p>4.1353383459</text:p>
          </table:table-cell>
          <table:table-cell office:value-type="float" office:value="-0.0077447336" calcext:value-type="float">
            <text:p>-0.0077447336</text:p>
          </table:table-cell>
          <table:table-cell office:value-type="float" office:value="3.5198821671" calcext:value-type="float">
            <text:p>3.5198821671</text:p>
          </table:table-cell>
          <table:table-cell office:value-type="float" office:value="3.44" calcext:value-type="float">
            <text:p>3.44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733342886" calcext:value-type="float">
            <text:p>1.1733342886</text:p>
          </table:table-cell>
          <table:table-cell office:value-type="float" office:value="0.0014472222" calcext:value-type="float">
            <text:p>0.0014472222</text:p>
          </table:table-cell>
          <table:table-cell office:value-type="float" office:value="2.6002676972" calcext:value-type="float">
            <text:p>2.6002676972</text:p>
          </table:table-cell>
        </table:table-row>
        <table:table-row table:style-name="ro1">
          <table:table-cell office:value-type="string" calcext:value-type="string">
            <text:p>01/03/1890</text:p>
          </table:table-cell>
          <table:table-cell office:value-type="float" office:value="5.28" calcext:value-type="float">
            <text:p>5.28</text:p>
          </table:table-cell>
          <table:table-cell office:value-type="float" office:value="0.22" calcext:value-type="float">
            <text:p>0.22</text:p>
          </table:table-cell>
          <table:table-cell office:value-type="float" office:value="4.1666666667" calcext:value-type="float">
            <text:p>4.1666666667</text:p>
          </table:table-cell>
          <table:table-cell office:value-type="float" office:value="-0.0040726817" calcext:value-type="float">
            <text:p>-0.0040726817</text:p>
          </table:table-cell>
          <table:table-cell office:value-type="float" office:value="3.5055468074" calcext:value-type="float">
            <text:p>3.5055468074</text:p>
          </table:table-cell>
          <table:table-cell office:value-type="float" office:value="3.45" calcext:value-type="float">
            <text:p>3.45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71672065" calcext:value-type="float">
            <text:p>1.171672065</text:p>
          </table:table-cell>
          <table:table-cell office:value-type="float" office:value="0.0014611111" calcext:value-type="float">
            <text:p>0.0014611111</text:p>
          </table:table-cell>
          <table:table-cell office:value-type="float" office:value="2.6040669773" calcext:value-type="float">
            <text:p>2.6040669773</text:p>
          </table:table-cell>
        </table:table-row>
        <table:table-row table:style-name="ro1">
          <table:table-cell office:value-type="string" calcext:value-type="string">
            <text:p>01/04/1890</text:p>
          </table:table-cell>
          <table:table-cell office:value-type="float" office:value="5.39" calcext:value-type="float">
            <text:p>5.39</text:p>
          </table:table-cell>
          <table:table-cell office:value-type="float" office:value="0.22" calcext:value-type="float">
            <text:p>0.22</text:p>
          </table:table-cell>
          <table:table-cell office:value-type="float" office:value="4.0816326531" calcext:value-type="float">
            <text:p>4.0816326531</text:p>
          </table:table-cell>
          <table:table-cell office:value-type="float" office:value="0.0243055556" calcext:value-type="float">
            <text:p>0.0243055556</text:p>
          </table:table-cell>
          <table:table-cell office:value-type="float" office:value="3.5907510701" calcext:value-type="float">
            <text:p>3.5907510701</text:p>
          </table:table-cell>
          <table:table-cell office:value-type="float" office:value="3.47" calcext:value-type="float">
            <text:p>3.47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700121963" calcext:value-type="float">
            <text:p>1.1700121963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2.6079079761" calcext:value-type="float">
            <text:p>2.6079079761</text:p>
          </table:table-cell>
        </table:table-row>
        <table:table-row table:style-name="ro1">
          <table:table-cell office:value-type="string" calcext:value-type="string">
            <text:p>01/05/1890</text:p>
          </table:table-cell>
          <table:table-cell office:value-type="float" office:value="5.62" calcext:value-type="float">
            <text:p>5.62</text:p>
          </table:table-cell>
          <table:table-cell office:value-type="float" office:value="0.22" calcext:value-type="float">
            <text:p>0.22</text:p>
          </table:table-cell>
          <table:table-cell office:value-type="float" office:value="3.9145907473" calcext:value-type="float">
            <text:p>3.9145907473</text:p>
          </table:table-cell>
          <table:table-cell office:value-type="float" office:value="0.0460729746" calcext:value-type="float">
            <text:p>0.0460729746</text:p>
          </table:table-cell>
          <table:table-cell office:value-type="float" office:value="3.7561876531" calcext:value-type="float">
            <text:p>3.7561876531</text:p>
          </table:table-cell>
          <table:table-cell office:value-type="float" office:value="3.49" calcext:value-type="float">
            <text:p>3.49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8354679" calcext:value-type="float">
            <text:p>1.168354679</text:p>
          </table:table-cell>
          <table:table-cell office:value-type="float" office:value="0.0014888889" calcext:value-type="float">
            <text:p>0.0014888889</text:p>
          </table:table-cell>
          <table:table-cell office:value-type="float" office:value="2.6117908613" calcext:value-type="float">
            <text:p>2.6117908613</text:p>
          </table:table-cell>
        </table:table-row>
        <table:table-row table:style-name="ro1">
          <table:table-cell office:value-type="string" calcext:value-type="string">
            <text:p>01/06/1890</text:p>
          </table:table-cell>
          <table:table-cell office:value-type="float" office:value="5.58" calcext:value-type="float">
            <text:p>5.58</text:p>
          </table:table-cell>
          <table:table-cell office:value-type="float" office:value="0.22" calcext:value-type="float">
            <text:p>0.22</text:p>
          </table:table-cell>
          <table:table-cell office:value-type="float" office:value="3.9426523297" calcext:value-type="float">
            <text:p>3.9426523297</text:p>
          </table:table-cell>
          <table:table-cell office:value-type="float" office:value="-0.0038552788" calcext:value-type="float">
            <text:p>-0.0038552788</text:p>
          </table:table-cell>
          <table:table-cell office:value-type="float" office:value="3.7417065026" calcext:value-type="float">
            <text:p>3.7417065026</text:p>
          </table:table-cell>
          <table:table-cell office:value-type="float" office:value="3.5" calcext:value-type="float">
            <text:p>3.5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66995099" calcext:value-type="float">
            <text:p>1.1666995099</text:p>
          </table:table-cell>
          <table:table-cell office:value-type="float" office:value="0.0015027778" calcext:value-type="float">
            <text:p>0.0015027778</text:p>
          </table:table-cell>
          <table:table-cell office:value-type="float" office:value="2.6157158025" calcext:value-type="float">
            <text:p>2.6157158025</text:p>
          </table:table-cell>
        </table:table-row>
        <table:table-row table:style-name="ro1">
          <table:table-cell office:value-type="string" calcext:value-type="string">
            <text:p>01/07/1890</text:p>
          </table:table-cell>
          <table:table-cell office:value-type="float" office:value="5.54" calcext:value-type="float">
            <text:p>5.54</text:p>
          </table:table-cell>
          <table:table-cell office:value-type="float" office:value="0.22" calcext:value-type="float">
            <text:p>0.22</text:p>
          </table:table-cell>
          <table:table-cell office:value-type="float" office:value="3.9711191336" calcext:value-type="float">
            <text:p>3.9711191336</text:p>
          </table:table-cell>
          <table:table-cell office:value-type="float" office:value="-0.0038829152" calcext:value-type="float">
            <text:p>-0.0038829152</text:p>
          </table:table-cell>
          <table:table-cell office:value-type="float" office:value="3.7271777736" calcext:value-type="float">
            <text:p>3.7271777736</text:p>
          </table:table-cell>
          <table:table-cell office:value-type="float" office:value="3.52" calcext:value-type="float">
            <text:p>3.52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50466856" calcext:value-type="float">
            <text:p>1.1650466856</text:p>
          </table:table-cell>
          <table:table-cell office:value-type="float" office:value="0.0015166667" calcext:value-type="float">
            <text:p>0.0015166667</text:p>
          </table:table-cell>
          <table:table-cell office:value-type="float" office:value="2.6196829715" calcext:value-type="float">
            <text:p>2.6196829715</text:p>
          </table:table-cell>
        </table:table-row>
        <table:table-row table:style-name="ro1">
          <table:table-cell office:value-type="string" calcext:value-type="string">
            <text:p>01/08/1890</text:p>
          </table:table-cell>
          <table:table-cell office:value-type="float" office:value="5.41" calcext:value-type="float">
            <text:p>5.41</text:p>
          </table:table-cell>
          <table:table-cell office:value-type="float" office:value="0.22" calcext:value-type="float">
            <text:p>0.22</text:p>
          </table:table-cell>
          <table:table-cell office:value-type="float" office:value="4.0665434381" calcext:value-type="float">
            <text:p>4.0665434381</text:p>
          </table:table-cell>
          <table:table-cell office:value-type="float" office:value="-0.020156438" calcext:value-type="float">
            <text:p>-0.020156438</text:p>
          </table:table-cell>
          <table:table-cell office:value-type="float" office:value="3.6520511458" calcext:value-type="float">
            <text:p>3.6520511458</text:p>
          </table:table-cell>
          <table:table-cell office:value-type="float" office:value="3.54" calcext:value-type="float">
            <text:p>3.54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33962028" calcext:value-type="float">
            <text:p>1.1633962028</text:p>
          </table:table-cell>
          <table:table-cell office:value-type="float" office:value="0.0015305556" calcext:value-type="float">
            <text:p>0.0015305556</text:p>
          </table:table-cell>
          <table:table-cell office:value-type="float" office:value="2.6236925418" calcext:value-type="float">
            <text:p>2.6236925418</text:p>
          </table:table-cell>
        </table:table-row>
        <table:table-row table:style-name="ro1">
          <table:table-cell office:value-type="string" calcext:value-type="string">
            <text:p>01/09/1890</text:p>
          </table:table-cell>
          <table:table-cell office:value-type="float" office:value="5.32" calcext:value-type="float">
            <text:p>5.32</text:p>
          </table:table-cell>
          <table:table-cell office:value-type="float" office:value="0.22" calcext:value-type="float">
            <text:p>0.22</text:p>
          </table:table-cell>
          <table:table-cell office:value-type="float" office:value="4.1353383459" calcext:value-type="float">
            <text:p>4.1353383459</text:p>
          </table:table-cell>
          <table:table-cell office:value-type="float" office:value="-0.0132470733" calcext:value-type="float">
            <text:p>-0.0132470733</text:p>
          </table:table-cell>
          <table:table-cell office:value-type="float" office:value="3.6036721565" calcext:value-type="float">
            <text:p>3.6036721565</text:p>
          </table:table-cell>
          <table:table-cell office:value-type="float" office:value="3.55" calcext:value-type="float">
            <text:p>3.55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17480581" calcext:value-type="float">
            <text:p>1.1617480581</text:p>
          </table:table-cell>
          <table:table-cell office:value-type="float" office:value="0.0015444444" calcext:value-type="float">
            <text:p>0.0015444444</text:p>
          </table:table-cell>
          <table:table-cell office:value-type="float" office:value="2.6277446892" calcext:value-type="float">
            <text:p>2.6277446892</text:p>
          </table:table-cell>
        </table:table-row>
        <table:table-row table:style-name="ro1">
          <table:table-cell office:value-type="string" calcext:value-type="string">
            <text:p>01/10/1890</text:p>
          </table:table-cell>
          <table:table-cell office:value-type="float" office:value="5.08" calcext:value-type="float">
            <text:p>5.08</text:p>
          </table:table-cell>
          <table:table-cell office:value-type="float" office:value="0.22" calcext:value-type="float">
            <text:p>0.22</text:p>
          </table:table-cell>
          <table:table-cell office:value-type="float" office:value="4.3307086614" calcext:value-type="float">
            <text:p>4.3307086614</text:p>
          </table:table-cell>
          <table:table-cell office:value-type="float" office:value="-0.0416666667" calcext:value-type="float">
            <text:p>-0.0416666667</text:p>
          </table:table-cell>
          <table:table-cell office:value-type="float" office:value="3.45351915" calcext:value-type="float">
            <text:p>3.45351915</text:p>
          </table:table-cell>
          <table:table-cell office:value-type="float" office:value="3.57" calcext:value-type="float">
            <text:p>3.57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601022484" calcext:value-type="float">
            <text:p>1.1601022484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2.6318395913" calcext:value-type="float">
            <text:p>2.6318395913</text:p>
          </table:table-cell>
        </table:table-row>
        <table:table-row table:style-name="ro1">
          <table:table-cell office:value-type="string" calcext:value-type="string">
            <text:p>01/11/1890</text:p>
          </table:table-cell>
          <table:table-cell office:value-type="float" office:value="4.71" calcext:value-type="float">
            <text:p>4.71</text:p>
          </table:table-cell>
          <table:table-cell office:value-type="float" office:value="0.22" calcext:value-type="float">
            <text:p>0.22</text:p>
          </table:table-cell>
          <table:table-cell office:value-type="float" office:value="4.6709129512" calcext:value-type="float">
            <text:p>4.6709129512</text:p>
          </table:table-cell>
          <table:table-cell office:value-type="float" office:value="-0.0692257218" calcext:value-type="float">
            <text:p>-0.0692257218</text:p>
          </table:table-cell>
          <table:table-cell office:value-type="float" office:value="3.2144467941" calcext:value-type="float">
            <text:p>3.2144467941</text:p>
          </table:table-cell>
          <table:table-cell office:value-type="float" office:value="3.59" calcext:value-type="float">
            <text:p>3.59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584587702" calcext:value-type="float">
            <text:p>1.1584587702</text:p>
          </table:table-cell>
          <table:table-cell office:value-type="float" office:value="0.0015722222" calcext:value-type="float">
            <text:p>0.0015722222</text:p>
          </table:table-cell>
          <table:table-cell office:value-type="float" office:value="2.635977428" calcext:value-type="float">
            <text:p>2.635977428</text:p>
          </table:table-cell>
        </table:table-row>
        <table:table-row table:style-name="ro1">
          <table:table-cell office:value-type="string" calcext:value-type="string">
            <text:p>01/12/1890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4.7826086957" calcext:value-type="float">
            <text:p>4.7826086957</text:p>
          </table:table-cell>
          <table:table-cell office:value-type="float" office:value="-0.0194621373" calcext:value-type="float">
            <text:p>-0.0194621373</text:p>
          </table:table-cell>
          <table:table-cell office:value-type="float" office:value="3.1518867893" calcext:value-type="float">
            <text:p>3.1518867893</text:p>
          </table:table-cell>
          <table:table-cell office:value-type="float" office:value="3.6" calcext:value-type="float">
            <text:p>3.6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568176203" calcext:value-type="float">
            <text:p>1.1568176203</text:p>
          </table:table-cell>
          <table:table-cell office:value-type="float" office:value="0.0015861111" calcext:value-type="float">
            <text:p>0.0015861111</text:p>
          </table:table-cell>
          <table:table-cell office:value-type="float" office:value="2.6401583811" calcext:value-type="float">
            <text:p>2.6401583811</text:p>
          </table:table-cell>
        </table:table-row>
        <table:table-row table:style-name="ro1">
          <table:table-cell office:value-type="string" calcext:value-type="string">
            <text:p>01/01/1891</text:p>
          </table:table-cell>
          <table:table-cell office:value-type="float" office:value="4.84" calcext:value-type="float">
            <text:p>4.84</text:p>
          </table:table-cell>
          <table:table-cell office:value-type="float" office:value="0.22" calcext:value-type="float">
            <text:p>0.22</text:p>
          </table:table-cell>
          <table:table-cell office:value-type="float" office:value="4.5454545455" calcext:value-type="float">
            <text:p>4.5454545455</text:p>
          </table:table-cell>
          <table:table-cell office:value-type="float" office:value="0.0561594203" calcext:value-type="float">
            <text:p>0.0561594203</text:p>
          </table:table-cell>
          <table:table-cell office:value-type="float" office:value="3.3288949242" calcext:value-type="float">
            <text:p>3.3288949242</text:p>
          </table:table-cell>
          <table:table-cell office:value-type="float" office:value="3.62" calcext:value-type="float">
            <text:p>3.62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551787953" calcext:value-type="float">
            <text:p>1.155178795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443826345" calcext:value-type="float">
            <text:p>2.6443826345</text:p>
          </table:table-cell>
        </table:table-row>
        <table:table-row table:style-name="ro1">
          <table:table-cell office:value-type="string" calcext:value-type="string">
            <text:p>01/02/1891</text:p>
          </table:table-cell>
          <table:table-cell office:value-type="float" office:value="4.9" calcext:value-type="float">
            <text:p>4.9</text:p>
          </table:table-cell>
          <table:table-cell office:value-type="float" office:value="0.22" calcext:value-type="float">
            <text:p>0.22</text:p>
          </table:table-cell>
          <table:table-cell office:value-type="float" office:value="4.4897959184" calcext:value-type="float">
            <text:p>4.4897959184</text:p>
          </table:table-cell>
          <table:table-cell office:value-type="float" office:value="0.016184573" calcext:value-type="float">
            <text:p>0.016184573</text:p>
          </table:table-cell>
          <table:table-cell office:value-type="float" office:value="3.3827716671" calcext:value-type="float">
            <text:p>3.3827716671</text:p>
          </table:table-cell>
          <table:table-cell office:value-type="float" office:value="3.62" calcext:value-type="float">
            <text:p>3.62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53424456" calcext:value-type="float">
            <text:p>1.1553424456</text:p>
          </table:table-cell>
          <table:table-cell office:value-type="float" office:value="0.0031569444" calcext:value-type="float">
            <text:p>0.0031569444</text:p>
          </table:table-cell>
          <table:table-cell office:value-type="float" office:value="2.6527308036" calcext:value-type="float">
            <text:p>2.6527308036</text:p>
          </table:table-cell>
        </table:table-row>
        <table:table-row table:style-name="ro1">
          <table:table-cell office:value-type="string" calcext:value-type="string">
            <text:p>01/03/1891</text:p>
          </table:table-cell>
          <table:table-cell office:value-type="float" office:value="4.81" calcext:value-type="float">
            <text:p>4.81</text:p>
          </table:table-cell>
          <table:table-cell office:value-type="float" office:value="0.22" calcext:value-type="float">
            <text:p>0.22</text:p>
          </table:table-cell>
          <table:table-cell office:value-type="float" office:value="4.5738045738" calcext:value-type="float">
            <text:p>4.5738045738</text:p>
          </table:table-cell>
          <table:table-cell office:value-type="float" office:value="-0.0146258503" calcext:value-type="float">
            <text:p>-0.0146258503</text:p>
          </table:table-cell>
          <table:table-cell office:value-type="float" office:value="3.333295755" calcext:value-type="float">
            <text:p>3.333295755</text:p>
          </table:table-cell>
          <table:table-cell office:value-type="float" office:value="3.62" calcext:value-type="float">
            <text:p>3.62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55061192" calcext:value-type="float">
            <text:p>1.1555061192</text:p>
          </table:table-cell>
          <table:table-cell office:value-type="float" office:value="0.0031555556" calcext:value-type="float">
            <text:p>0.0031555556</text:p>
          </table:table-cell>
          <table:table-cell office:value-type="float" office:value="2.661101643" calcext:value-type="float">
            <text:p>2.661101643</text:p>
          </table:table-cell>
        </table:table-row>
        <table:table-row table:style-name="ro1">
          <table:table-cell office:value-type="string" calcext:value-type="string">
            <text:p>01/04/1891</text:p>
          </table:table-cell>
          <table:table-cell office:value-type="float" office:value="4.97" calcext:value-type="float">
            <text:p>4.97</text:p>
          </table:table-cell>
          <table:table-cell office:value-type="float" office:value="0.22" calcext:value-type="float">
            <text:p>0.22</text:p>
          </table:table-cell>
          <table:table-cell office:value-type="float" office:value="4.4265593561" calcext:value-type="float">
            <text:p>4.4265593561</text:p>
          </table:table-cell>
          <table:table-cell office:value-type="float" office:value="0.0370755371" calcext:value-type="float">
            <text:p>0.0370755371</text:p>
          </table:table-cell>
          <table:table-cell office:value-type="float" office:value="3.4568794853" calcext:value-type="float">
            <text:p>3.4568794853</text:p>
          </table:table-cell>
          <table:table-cell office:value-type="float" office:value="3.62" calcext:value-type="float">
            <text:p>3.62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56698159" calcext:value-type="float">
            <text:p>1.1556698159</text:p>
          </table:table-cell>
          <table:table-cell office:value-type="float" office:value="0.0031541667" calcext:value-type="float">
            <text:p>0.0031541667</text:p>
          </table:table-cell>
          <table:table-cell office:value-type="float" office:value="2.6694952011" calcext:value-type="float">
            <text:p>2.6694952011</text:p>
          </table:table-cell>
        </table:table-row>
        <table:table-row table:style-name="ro1">
          <table:table-cell office:value-type="string" calcext:value-type="string">
            <text:p>01/05/1891</text:p>
          </table:table-cell>
          <table:table-cell office:value-type="float" office:value="4.95" calcext:value-type="float">
            <text:p>4.95</text:p>
          </table:table-cell>
          <table:table-cell office:value-type="float" office:value="0.22" calcext:value-type="float">
            <text:p>0.22</text:p>
          </table:table-cell>
          <table:table-cell office:value-type="float" office:value="4.4444444444" calcext:value-type="float">
            <text:p>4.4444444444</text:p>
          </table:table-cell>
          <table:table-cell office:value-type="float" office:value="-0.0003353454" calcext:value-type="float">
            <text:p>-0.0003353454</text:p>
          </table:table-cell>
          <table:table-cell office:value-type="float" office:value="3.4557202367" calcext:value-type="float">
            <text:p>3.4557202367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58335358" calcext:value-type="float">
            <text:p>1.1558335358</text:p>
          </table:table-cell>
          <table:table-cell office:value-type="float" office:value="0.0031527778" calcext:value-type="float">
            <text:p>0.0031527778</text:p>
          </table:table-cell>
          <table:table-cell office:value-type="float" office:value="2.6779115263" calcext:value-type="float">
            <text:p>2.6779115263</text:p>
          </table:table-cell>
        </table:table-row>
        <table:table-row table:style-name="ro1">
          <table:table-cell office:value-type="string" calcext:value-type="string">
            <text:p>01/06/1891</text:p>
          </table:table-cell>
          <table:table-cell office:value-type="float" office:value="4.85" calcext:value-type="float">
            <text:p>4.85</text:p>
          </table:table-cell>
          <table:table-cell office:value-type="float" office:value="0.22" calcext:value-type="float">
            <text:p>0.22</text:p>
          </table:table-cell>
          <table:table-cell office:value-type="float" office:value="4.5360824742" calcext:value-type="float">
            <text:p>4.5360824742</text:p>
          </table:table-cell>
          <table:table-cell office:value-type="float" office:value="-0.0164983165" calcext:value-type="float">
            <text:p>-0.0164983165</text:p>
          </table:table-cell>
          <table:table-cell office:value-type="float" office:value="3.3987066705" calcext:value-type="float">
            <text:p>3.3987066705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59972788" calcext:value-type="float">
            <text:p>1.1559972788</text:p>
          </table:table-cell>
          <table:table-cell office:value-type="float" office:value="0.0031513889" calcext:value-type="float">
            <text:p>0.0031513889</text:p>
          </table:table-cell>
          <table:table-cell office:value-type="float" office:value="2.6863506669" calcext:value-type="float">
            <text:p>2.6863506669</text:p>
          </table:table-cell>
        </table:table-row>
        <table:table-row table:style-name="ro1">
          <table:table-cell office:value-type="string" calcext:value-type="string">
            <text:p>01/07/1891</text:p>
          </table:table-cell>
          <table:table-cell office:value-type="float" office:value="4.77" calcext:value-type="float">
            <text:p>4.77</text:p>
          </table:table-cell>
          <table:table-cell office:value-type="float" office:value="0.22" calcext:value-type="float">
            <text:p>0.22</text:p>
          </table:table-cell>
          <table:table-cell office:value-type="float" office:value="4.6121593291" calcext:value-type="float">
            <text:p>4.6121593291</text:p>
          </table:table-cell>
          <table:table-cell office:value-type="float" office:value="-0.0127147766" calcext:value-type="float">
            <text:p>-0.0127147766</text:p>
          </table:table-cell>
          <table:table-cell office:value-type="float" office:value="3.3554928743" calcext:value-type="float">
            <text:p>3.3554928743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1610451" calcext:value-type="float">
            <text:p>1.1561610451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2.6948126715" calcext:value-type="float">
            <text:p>2.6948126715</text:p>
          </table:table-cell>
        </table:table-row>
        <table:table-row table:style-name="ro1">
          <table:table-cell office:value-type="string" calcext:value-type="string">
            <text:p>01/08/1891</text:p>
          </table:table-cell>
          <table:table-cell office:value-type="float" office:value="4.93" calcext:value-type="float">
            <text:p>4.93</text:p>
          </table:table-cell>
          <table:table-cell office:value-type="float" office:value="0.22" calcext:value-type="float">
            <text:p>0.22</text:p>
          </table:table-cell>
          <table:table-cell office:value-type="float" office:value="4.462474645" calcext:value-type="float">
            <text:p>4.462474645</text:p>
          </table:table-cell>
          <table:table-cell office:value-type="float" office:value="0.037386443" calcext:value-type="float">
            <text:p>0.037386443</text:p>
          </table:table-cell>
          <table:table-cell office:value-type="float" office:value="3.4809428176" calcext:value-type="float">
            <text:p>3.4809428176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3248346" calcext:value-type="float">
            <text:p>1.1563248346</text:p>
          </table:table-cell>
          <table:table-cell office:value-type="float" office:value="0.0031486111" calcext:value-type="float">
            <text:p>0.0031486111</text:p>
          </table:table-cell>
          <table:table-cell office:value-type="float" office:value="2.7032975886" calcext:value-type="float">
            <text:p>2.7032975886</text:p>
          </table:table-cell>
        </table:table-row>
        <table:table-row table:style-name="ro1">
          <table:table-cell office:value-type="string" calcext:value-type="string">
            <text:p>01/09/1891</text:p>
          </table:table-cell>
          <table:table-cell office:value-type="float" office:value="5.33" calcext:value-type="float">
            <text:p>5.33</text:p>
          </table:table-cell>
          <table:table-cell office:value-type="float" office:value="0.22" calcext:value-type="float">
            <text:p>0.22</text:p>
          </table:table-cell>
          <table:table-cell office:value-type="float" office:value="4.1275797373" calcext:value-type="float">
            <text:p>4.1275797373</text:p>
          </table:table-cell>
          <table:table-cell office:value-type="float" office:value="0.0848546315" calcext:value-type="float">
            <text:p>0.0848546315</text:p>
          </table:table-cell>
          <table:table-cell office:value-type="float" office:value="3.7763169377" calcext:value-type="float">
            <text:p>3.7763169377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4886473" calcext:value-type="float">
            <text:p>1.1564886473</text:p>
          </table:table-cell>
          <table:table-cell office:value-type="float" office:value="0.0031472222" calcext:value-type="float">
            <text:p>0.0031472222</text:p>
          </table:table-cell>
          <table:table-cell office:value-type="float" office:value="2.7118054669" calcext:value-type="float">
            <text:p>2.7118054669</text:p>
          </table:table-cell>
        </table:table-row>
        <table:table-row table:style-name="ro1">
          <table:table-cell office:value-type="string" calcext:value-type="string">
            <text:p>01/10/1891</text:p>
          </table:table-cell>
          <table:table-cell office:value-type="float" office:value="5.33" calcext:value-type="float">
            <text:p>5.33</text:p>
          </table:table-cell>
          <table:table-cell office:value-type="float" office:value="0.22" calcext:value-type="float">
            <text:p>0.22</text:p>
          </table:table-cell>
          <table:table-cell office:value-type="float" office:value="4.1275797373" calcext:value-type="float">
            <text:p>4.1275797373</text:p>
          </table:table-cell>
          <table:table-cell office:value-type="float" office:value="0.0034396498" calcext:value-type="float">
            <text:p>0.0034396498</text:p>
          </table:table-cell>
          <table:table-cell office:value-type="float" office:value="3.7893061454" calcext:value-type="float">
            <text:p>3.7893061454</text:p>
          </table:table-cell>
          <table:table-cell office:value-type="float" office:value="3.61" calcext:value-type="float">
            <text:p>3.61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6524832" calcext:value-type="float">
            <text:p>1.1566524832</text:p>
          </table:table-cell>
          <table:table-cell office:value-type="float" office:value="0.0031458333" calcext:value-type="float">
            <text:p>0.0031458333</text:p>
          </table:table-cell>
          <table:table-cell office:value-type="float" office:value="2.7203363549" calcext:value-type="float">
            <text:p>2.7203363549</text:p>
          </table:table-cell>
        </table:table-row>
        <table:table-row table:style-name="ro1">
          <table:table-cell office:value-type="string" calcext:value-type="string">
            <text:p>01/11/1891</text:p>
          </table:table-cell>
          <table:table-cell office:value-type="float" office:value="5.25" calcext:value-type="float">
            <text:p>5.25</text:p>
          </table:table-cell>
          <table:table-cell office:value-type="float" office:value="0.22" calcext:value-type="float">
            <text:p>0.22</text:p>
          </table:table-cell>
          <table:table-cell office:value-type="float" office:value="4.1904761905" calcext:value-type="float">
            <text:p>4.1904761905</text:p>
          </table:table-cell>
          <table:table-cell office:value-type="float" office:value="-0.0115697311" calcext:value-type="float">
            <text:p>-0.0115697311</text:p>
          </table:table-cell>
          <table:table-cell office:value-type="float" office:value="3.7454648923" calcext:value-type="float">
            <text:p>3.7454648923</text:p>
          </table:table-cell>
          <table:table-cell office:value-type="float" office:value="3.6" calcext:value-type="float">
            <text:p>3.6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8163423" calcext:value-type="float">
            <text:p>1.1568163423</text:p>
          </table:table-cell>
          <table:table-cell office:value-type="float" office:value="0.0031444444" calcext:value-type="float">
            <text:p>0.0031444444</text:p>
          </table:table-cell>
          <table:table-cell office:value-type="float" office:value="2.7288903014" calcext:value-type="float">
            <text:p>2.7288903014</text:p>
          </table:table-cell>
        </table:table-row>
        <table:table-row table:style-name="ro1">
          <table:table-cell office:value-type="string" calcext:value-type="string">
            <text:p>01/12/1891</text:p>
          </table:table-cell>
          <table:table-cell office:value-type="float" office:value="5.41" calcext:value-type="float">
            <text:p>5.41</text:p>
          </table:table-cell>
          <table:table-cell office:value-type="float" office:value="0.22" calcext:value-type="float">
            <text:p>0.22</text:p>
          </table:table-cell>
          <table:table-cell office:value-type="float" office:value="4.0665434381" calcext:value-type="float">
            <text:p>4.0665434381</text:p>
          </table:table-cell>
          <table:table-cell office:value-type="float" office:value="0.033968254" calcext:value-type="float">
            <text:p>0.033968254</text:p>
          </table:table-cell>
          <table:table-cell office:value-type="float" office:value="3.872691795" calcext:value-type="float">
            <text:p>3.872691795</text:p>
          </table:table-cell>
          <table:table-cell office:value-type="float" office:value="3.6" calcext:value-type="float">
            <text:p>3.6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69802246" calcext:value-type="float">
            <text:p>1.1569802246</text:p>
          </table:table-cell>
          <table:table-cell office:value-type="float" office:value="0.0031430556" calcext:value-type="float">
            <text:p>0.0031430556</text:p>
          </table:table-cell>
          <table:table-cell office:value-type="float" office:value="2.7374673553" calcext:value-type="float">
            <text:p>2.7374673553</text:p>
          </table:table-cell>
        </table:table-row>
        <table:table-row table:style-name="ro1">
          <table:table-cell office:value-type="string" calcext:value-type="string">
            <text:p>01/01/1892</text:p>
          </table:table-cell>
          <table:table-cell office:value-type="float" office:value="5.51" calcext:value-type="float">
            <text:p>5.51</text:p>
          </table:table-cell>
          <table:table-cell office:value-type="float" office:value="0.22" calcext:value-type="float">
            <text:p>0.22</text:p>
          </table:table-cell>
          <table:table-cell office:value-type="float" office:value="3.9927404719" calcext:value-type="float">
            <text:p>3.9927404719</text:p>
          </table:table-cell>
          <table:table-cell office:value-type="float" office:value="0.0218992606" calcext:value-type="float">
            <text:p>0.0218992606</text:p>
          </table:table-cell>
          <table:table-cell office:value-type="float" office:value="3.9575008819" calcext:value-type="float">
            <text:p>3.9575008819</text:p>
          </table:table-cell>
          <table:table-cell office:value-type="float" office:value="3.6" calcext:value-type="float">
            <text:p>3.6</text:p>
          </table:table-cell>
          <table:table-cell office:value-type="float" office:value="0.0001416667" calcext:value-type="float">
            <text:p>0.0001416667</text:p>
          </table:table-cell>
          <table:table-cell office:value-type="float" office:value="1.1571441301" calcext:value-type="float">
            <text:p>1.1571441301</text:p>
          </table:table-cell>
          <table:table-cell office:value-type="float" office:value="0.0031416667" calcext:value-type="float">
            <text:p>0.0031416667</text:p>
          </table:table-cell>
          <table:table-cell office:value-type="float" office:value="2.7460675652" calcext:value-type="float">
            <text:p>2.7460675652</text:p>
          </table:table-cell>
        </table:table-row>
        <table:table-row table:style-name="ro1">
          <table:table-cell office:value-type="string" calcext:value-type="string">
            <text:p>01/02/1892</text:p>
          </table:table-cell>
          <table:table-cell office:value-type="float" office:value="5.52" calcext:value-type="float">
            <text:p>5.52</text:p>
          </table:table-cell>
          <table:table-cell office:value-type="float" office:value="0.22" calcext:value-type="float">
            <text:p>0.22</text:p>
          </table:table-cell>
          <table:table-cell office:value-type="float" office:value="3.9855072464" calcext:value-type="float">
            <text:p>3.9855072464</text:p>
          </table:table-cell>
          <table:table-cell office:value-type="float" office:value="0.005192075" calcext:value-type="float">
            <text:p>0.005192075</text:p>
          </table:table-cell>
          <table:table-cell office:value-type="float" office:value="3.9780485234" calcext:value-type="float">
            <text:p>3.9780485234</text:p>
          </table:table-cell>
          <table:table-cell office:value-type="float" office:value="3.61" calcext:value-type="float">
            <text:p>3.6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59146645" calcext:value-type="float">
            <text:p>1.1559146645</text:p>
          </table:table-cell>
          <table:table-cell office:value-type="float" office:value="0.0019479167" calcext:value-type="float">
            <text:p>0.0019479167</text:p>
          </table:table-cell>
          <table:table-cell office:value-type="float" office:value="2.751416676" calcext:value-type="float">
            <text:p>2.751416676</text:p>
          </table:table-cell>
        </table:table-row>
        <table:table-row table:style-name="ro1">
          <table:table-cell office:value-type="string" calcext:value-type="string">
            <text:p>01/03/1892</text:p>
          </table:table-cell>
          <table:table-cell office:value-type="float" office:value="5.58" calcext:value-type="float">
            <text:p>5.58</text:p>
          </table:table-cell>
          <table:table-cell office:value-type="float" office:value="0.23" calcext:value-type="float">
            <text:p>0.23</text:p>
          </table:table-cell>
          <table:table-cell office:value-type="float" office:value="4.1218637993" calcext:value-type="float">
            <text:p>4.1218637993</text:p>
          </table:table-cell>
          <table:table-cell office:value-type="float" office:value="0.0142663043" calcext:value-type="float">
            <text:p>0.0142663043</text:p>
          </table:table-cell>
          <table:table-cell office:value-type="float" office:value="4.0348005743" calcext:value-type="float">
            <text:p>4.0348005743</text:p>
          </table:table-cell>
          <table:table-cell office:value-type="float" office:value="3.63" calcext:value-type="float">
            <text:p>3.6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46865052" calcext:value-type="float">
            <text:p>1.1546865052</text:p>
          </table:table-cell>
          <table:table-cell office:value-type="float" office:value="0.0019583333" calcext:value-type="float">
            <text:p>0.0019583333</text:p>
          </table:table-cell>
          <table:table-cell office:value-type="float" office:value="2.756804867" calcext:value-type="float">
            <text:p>2.756804867</text:p>
          </table:table-cell>
        </table:table-row>
        <table:table-row table:style-name="ro1">
          <table:table-cell office:value-type="string" calcext:value-type="string">
            <text:p>01/04/1892</text:p>
          </table:table-cell>
          <table:table-cell office:value-type="float" office:value="5.57" calcext:value-type="float">
            <text:p>5.57</text:p>
          </table:table-cell>
          <table:table-cell office:value-type="float" office:value="0.23" calcext:value-type="float">
            <text:p>0.23</text:p>
          </table:table-cell>
          <table:table-cell office:value-type="float" office:value="4.1292639138" calcext:value-type="float">
            <text:p>4.1292639138</text:p>
          </table:table-cell>
          <table:table-cell office:value-type="float" office:value="0.0015934886" calcext:value-type="float">
            <text:p>0.0015934886</text:p>
          </table:table-cell>
          <table:table-cell office:value-type="float" office:value="4.0412299833" calcext:value-type="float">
            <text:p>4.0412299833</text:p>
          </table:table-cell>
          <table:table-cell office:value-type="float" office:value="3.64" calcext:value-type="float">
            <text:p>3.64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34596507" calcext:value-type="float">
            <text:p>1.1534596507</text:p>
          </table:table-cell>
          <table:table-cell office:value-type="float" office:value="0.00196875" calcext:value-type="float">
            <text:p>0.00196875</text:p>
          </table:table-cell>
          <table:table-cell office:value-type="float" office:value="2.7622323265" calcext:value-type="float">
            <text:p>2.7622323265</text:p>
          </table:table-cell>
        </table:table-row>
        <table:table-row table:style-name="ro1">
          <table:table-cell office:value-type="string" calcext:value-type="string">
            <text:p>01/05/1892</text:p>
          </table:table-cell>
          <table:table-cell office:value-type="float" office:value="5.57" calcext:value-type="float">
            <text:p>5.57</text:p>
          </table:table-cell>
          <table:table-cell office:value-type="float" office:value="0.23" calcext:value-type="float">
            <text:p>0.23</text:p>
          </table:table-cell>
          <table:table-cell office:value-type="float" office:value="4.1292639138" calcext:value-type="float">
            <text:p>4.1292639138</text:p>
          </table:table-cell>
          <table:table-cell office:value-type="float" office:value="0.0034156194" calcext:value-type="float">
            <text:p>0.0034156194</text:p>
          </table:table-cell>
          <table:table-cell office:value-type="float" office:value="4.0550332867" calcext:value-type="float">
            <text:p>4.0550332867</text:p>
          </table:table-cell>
          <table:table-cell office:value-type="float" office:value="3.65" calcext:value-type="float">
            <text:p>3.6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22340999" calcext:value-type="float">
            <text:p>1.1522340999</text:p>
          </table:table-cell>
          <table:table-cell office:value-type="float" office:value="0.0019791667" calcext:value-type="float">
            <text:p>0.0019791667</text:p>
          </table:table-cell>
          <table:table-cell office:value-type="float" office:value="2.7676992447" calcext:value-type="float">
            <text:p>2.7676992447</text:p>
          </table:table-cell>
        </table:table-row>
        <table:table-row table:style-name="ro1">
          <table:table-cell office:value-type="string" calcext:value-type="string">
            <text:p>01/06/1892</text:p>
          </table:table-cell>
          <table:table-cell office:value-type="float" office:value="5.54" calcext:value-type="float">
            <text:p>5.54</text:p>
          </table:table-cell>
          <table:table-cell office:value-type="float" office:value="0.23" calcext:value-type="float">
            <text:p>0.23</text:p>
          </table:table-cell>
          <table:table-cell office:value-type="float" office:value="4.1516245487" calcext:value-type="float">
            <text:p>4.1516245487</text:p>
          </table:table-cell>
          <table:table-cell office:value-type="float" office:value="-0.0019449431" calcext:value-type="float">
            <text:p>-0.0019449431</text:p>
          </table:table-cell>
          <table:table-cell office:value-type="float" office:value="4.0471464775" calcext:value-type="float">
            <text:p>4.0471464775</text:p>
          </table:table-cell>
          <table:table-cell office:value-type="float" office:value="3.66" calcext:value-type="float">
            <text:p>3.6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510098511" calcext:value-type="float">
            <text:p>1.1510098511</text:p>
          </table:table-cell>
          <table:table-cell office:value-type="float" office:value="0.0019895833" calcext:value-type="float">
            <text:p>0.0019895833</text:p>
          </table:table-cell>
          <table:table-cell office:value-type="float" office:value="2.773205813" calcext:value-type="float">
            <text:p>2.773205813</text:p>
          </table:table-cell>
        </table:table-row>
        <table:table-row table:style-name="ro1">
          <table:table-cell office:value-type="string" calcext:value-type="string">
            <text:p>01/07/1892</text:p>
          </table:table-cell>
          <table:table-cell office:value-type="float" office:value="5.54" calcext:value-type="float">
            <text:p>5.54</text:p>
          </table:table-cell>
          <table:table-cell office:value-type="float" office:value="0.23" calcext:value-type="float">
            <text:p>0.23</text:p>
          </table:table-cell>
          <table:table-cell office:value-type="float" office:value="4.1516245487" calcext:value-type="float">
            <text:p>4.1516245487</text:p>
          </table:table-cell>
          <table:table-cell office:value-type="float" office:value="0.0034852587" calcext:value-type="float">
            <text:p>0.0034852587</text:p>
          </table:table-cell>
          <table:table-cell office:value-type="float" office:value="4.0612518301" calcext:value-type="float">
            <text:p>4.0612518301</text:p>
          </table:table-cell>
          <table:table-cell office:value-type="float" office:value="3.68" calcext:value-type="float">
            <text:p>3.6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97869032" calcext:value-type="float">
            <text:p>1.1497869032</text:p>
          </table:table-cell>
          <table:table-cell office:value-type="float" office:value="0.002" calcext:value-type="float">
            <text:p>0.002</text:p>
          </table:table-cell>
          <table:table-cell office:value-type="float" office:value="2.7787522246" calcext:value-type="float">
            <text:p>2.7787522246</text:p>
          </table:table-cell>
        </table:table-row>
        <table:table-row table:style-name="ro1">
          <table:table-cell office:value-type="string" calcext:value-type="string">
            <text:p>01/08/1892</text:p>
          </table:table-cell>
          <table:table-cell office:value-type="float" office:value="5.62" calcext:value-type="float">
            <text:p>5.62</text:p>
          </table:table-cell>
          <table:table-cell office:value-type="float" office:value="0.23" calcext:value-type="float">
            <text:p>0.23</text:p>
          </table:table-cell>
          <table:table-cell office:value-type="float" office:value="4.0925266904" calcext:value-type="float">
            <text:p>4.0925266904</text:p>
          </table:table-cell>
          <table:table-cell office:value-type="float" office:value="0.0179497593" calcext:value-type="float">
            <text:p>0.0179497593</text:p>
          </table:table-cell>
          <table:table-cell office:value-type="float" office:value="4.134150323" calcext:value-type="float">
            <text:p>4.134150323</text:p>
          </table:table-cell>
          <table:table-cell office:value-type="float" office:value="3.69" calcext:value-type="float">
            <text:p>3.6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85652546" calcext:value-type="float">
            <text:p>1.1485652546</text:p>
          </table:table-cell>
          <table:table-cell office:value-type="float" office:value="0.0020104167" calcext:value-type="float">
            <text:p>0.0020104167</text:p>
          </table:table-cell>
          <table:table-cell office:value-type="float" office:value="2.7843386744" calcext:value-type="float">
            <text:p>2.7843386744</text:p>
          </table:table-cell>
        </table:table-row>
        <table:table-row table:style-name="ro1">
          <table:table-cell office:value-type="string" calcext:value-type="string">
            <text:p>01/09/1892</text:p>
          </table:table-cell>
          <table:table-cell office:value-type="float" office:value="5.48" calcext:value-type="float">
            <text:p>5.48</text:p>
          </table:table-cell>
          <table:table-cell office:value-type="float" office:value="0.24" calcext:value-type="float">
            <text:p>0.24</text:p>
          </table:table-cell>
          <table:table-cell office:value-type="float" office:value="4.3795620438" calcext:value-type="float">
            <text:p>4.3795620438</text:p>
          </table:table-cell>
          <table:table-cell office:value-type="float" office:value="-0.0214264531" calcext:value-type="float">
            <text:p>-0.0214264531</text:p>
          </table:table-cell>
          <table:table-cell office:value-type="float" office:value="4.0455701448" calcext:value-type="float">
            <text:p>4.0455701448</text:p>
          </table:table-cell>
          <table:table-cell office:value-type="float" office:value="3.7" calcext:value-type="float">
            <text:p>3.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7344904" calcext:value-type="float">
            <text:p>1.147344904</text:p>
          </table:table-cell>
          <table:table-cell office:value-type="float" office:value="0.0020208333" calcext:value-type="float">
            <text:p>0.0020208333</text:p>
          </table:table-cell>
          <table:table-cell office:value-type="float" office:value="2.7899653588" calcext:value-type="float">
            <text:p>2.7899653588</text:p>
          </table:table-cell>
        </table:table-row>
        <table:table-row table:style-name="ro1">
          <table:table-cell office:value-type="string" calcext:value-type="string">
            <text:p>01/10/1892</text:p>
          </table:table-cell>
          <table:table-cell office:value-type="float" office:value="5.59" calcext:value-type="float">
            <text:p>5.59</text:p>
          </table:table-cell>
          <table:table-cell office:value-type="float" office:value="0.24" calcext:value-type="float">
            <text:p>0.24</text:p>
          </table:table-cell>
          <table:table-cell office:value-type="float" office:value="4.2933810376" calcext:value-type="float">
            <text:p>4.2933810376</text:p>
          </table:table-cell>
          <table:table-cell office:value-type="float" office:value="0.0236724453" calcext:value-type="float">
            <text:p>0.0236724453</text:p>
          </table:table-cell>
          <table:table-cell office:value-type="float" office:value="4.1413386826" calcext:value-type="float">
            <text:p>4.1413386826</text:p>
          </table:table-cell>
          <table:table-cell office:value-type="float" office:value="3.71" calcext:value-type="float">
            <text:p>3.7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612585" calcext:value-type="float">
            <text:p>1.14612585</text:p>
          </table:table-cell>
          <table:table-cell office:value-type="float" office:value="0.00203125" calcext:value-type="float">
            <text:p>0.00203125</text:p>
          </table:table-cell>
          <table:table-cell office:value-type="float" office:value="2.7956324759" calcext:value-type="float">
            <text:p>2.7956324759</text:p>
          </table:table-cell>
        </table:table-row>
        <table:table-row table:style-name="ro1">
          <table:table-cell office:value-type="string" calcext:value-type="string">
            <text:p>01/11/1892</text:p>
          </table:table-cell>
          <table:table-cell office:value-type="float" office:value="5.57" calcext:value-type="float">
            <text:p>5.57</text:p>
          </table:table-cell>
          <table:table-cell office:value-type="float" office:value="0.24" calcext:value-type="float">
            <text:p>0.24</text:p>
          </table:table-cell>
          <table:table-cell office:value-type="float" office:value="4.3087971275" calcext:value-type="float">
            <text:p>4.3087971275</text:p>
          </table:table-cell>
          <table:table-cell office:value-type="float" office:value="-0.0000253428741799899" calcext:value-type="float">
            <text:p>-2.53428741799899E-005</text:p>
          </table:table-cell>
          <table:table-cell office:value-type="float" office:value="4.1412337292" calcext:value-type="float">
            <text:p>4.1412337292</text:p>
          </table:table-cell>
          <table:table-cell office:value-type="float" office:value="3.73" calcext:value-type="float">
            <text:p>3.7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49080913" calcext:value-type="float">
            <text:p>1.1449080913</text:p>
          </table:table-cell>
          <table:table-cell office:value-type="float" office:value="0.0020416667" calcext:value-type="float">
            <text:p>0.0020416667</text:p>
          </table:table-cell>
          <table:table-cell office:value-type="float" office:value="2.8013402256" calcext:value-type="float">
            <text:p>2.8013402256</text:p>
          </table:table-cell>
        </table:table-row>
        <table:table-row table:style-name="ro1">
          <table:table-cell office:value-type="string" calcext:value-type="string">
            <text:p>01/12/1892</text:p>
          </table:table-cell>
          <table:table-cell office:value-type="float" office:value="5.51" calcext:value-type="float">
            <text:p>5.51</text:p>
          </table:table-cell>
          <table:table-cell office:value-type="float" office:value="0.24" calcext:value-type="float">
            <text:p>0.24</text:p>
          </table:table-cell>
          <table:table-cell office:value-type="float" office:value="4.3557168784" calcext:value-type="float">
            <text:p>4.3557168784</text:p>
          </table:table-cell>
          <table:table-cell office:value-type="float" office:value="-0.0071813285" calcext:value-type="float">
            <text:p>-0.0071813285</text:p>
          </table:table-cell>
          <table:table-cell office:value-type="float" office:value="4.1114941692" calcext:value-type="float">
            <text:p>4.1114941692</text:p>
          </table:table-cell>
          <table:table-cell office:value-type="float" office:value="3.74" calcext:value-type="float">
            <text:p>3.74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36916265" calcext:value-type="float">
            <text:p>1.1436916265</text:p>
          </table:table-cell>
          <table:table-cell office:value-type="float" office:value="0.0020520833" calcext:value-type="float">
            <text:p>0.0020520833</text:p>
          </table:table-cell>
          <table:table-cell office:value-type="float" office:value="2.8070888092" calcext:value-type="float">
            <text:p>2.8070888092</text:p>
          </table:table-cell>
        </table:table-row>
        <table:table-row table:style-name="ro1">
          <table:table-cell office:value-type="string" calcext:value-type="string">
            <text:p>01/01/1893</text:p>
          </table:table-cell>
          <table:table-cell office:value-type="float" office:value="5.61" calcext:value-type="float">
            <text:p>5.61</text:p>
          </table:table-cell>
          <table:table-cell office:value-type="float" office:value="0.24" calcext:value-type="float">
            <text:p>0.24</text:p>
          </table:table-cell>
          <table:table-cell office:value-type="float" office:value="4.2780748663" calcext:value-type="float">
            <text:p>4.2780748663</text:p>
          </table:table-cell>
          <table:table-cell office:value-type="float" office:value="0.0217906836" calcext:value-type="float">
            <text:p>0.0217906836</text:p>
          </table:table-cell>
          <table:table-cell office:value-type="float" office:value="4.2010864378" calcext:value-type="float">
            <text:p>4.2010864378</text:p>
          </table:table-cell>
          <table:table-cell office:value-type="float" office:value="3.75" calcext:value-type="float">
            <text:p>3.7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24764541" calcext:value-type="float">
            <text:p>1.1424764541</text:p>
          </table:table-cell>
          <table:table-cell office:value-type="float" office:value="0.0020625" calcext:value-type="float">
            <text:p>0.0020625</text:p>
          </table:table-cell>
          <table:table-cell office:value-type="float" office:value="2.8128784298" calcext:value-type="float">
            <text:p>2.8128784298</text:p>
          </table:table-cell>
        </table:table-row>
        <table:table-row table:style-name="ro1">
          <table:table-cell office:value-type="string" calcext:value-type="string">
            <text:p>01/02/1893</text:p>
          </table:table-cell>
          <table:table-cell office:value-type="float" office:value="5.51" calcext:value-type="float">
            <text:p>5.51</text:p>
          </table:table-cell>
          <table:table-cell office:value-type="float" office:value="0.24" calcext:value-type="float">
            <text:p>0.24</text:p>
          </table:table-cell>
          <table:table-cell office:value-type="float" office:value="4.3557168784" calcext:value-type="float">
            <text:p>4.3557168784</text:p>
          </table:table-cell>
          <table:table-cell office:value-type="float" office:value="-0.014234997" calcext:value-type="float">
            <text:p>-0.014234997</text:p>
          </table:table-cell>
          <table:table-cell office:value-type="float" office:value="4.1412839848" calcext:value-type="float">
            <text:p>4.1412839848</text:p>
          </table:table-cell>
          <table:table-cell office:value-type="float" office:value="3.75" calcext:value-type="float">
            <text:p>3.7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28810812" calcext:value-type="float">
            <text:p>1.1428810812</text:p>
          </table:table-cell>
          <table:table-cell office:value-type="float" office:value="0.0034756944" calcext:value-type="float">
            <text:p>0.0034756944</text:p>
          </table:table-cell>
          <table:table-cell office:value-type="float" office:value="2.8226551358" calcext:value-type="float">
            <text:p>2.8226551358</text:p>
          </table:table-cell>
        </table:table-row>
        <table:table-row table:style-name="ro1">
          <table:table-cell office:value-type="string" calcext:value-type="string">
            <text:p>01/03/1893</text:p>
          </table:table-cell>
          <table:table-cell office:value-type="float" office:value="5.31" calcext:value-type="float">
            <text:p>5.31</text:p>
          </table:table-cell>
          <table:table-cell office:value-type="float" office:value="0.24" calcext:value-type="float">
            <text:p>0.24</text:p>
          </table:table-cell>
          <table:table-cell office:value-type="float" office:value="4.5197740113" calcext:value-type="float">
            <text:p>4.5197740113</text:p>
          </table:table-cell>
          <table:table-cell office:value-type="float" office:value="-0.0326300665" calcext:value-type="float">
            <text:p>-0.0326300665</text:p>
          </table:table-cell>
          <table:table-cell office:value-type="float" office:value="4.0061536128" calcext:value-type="float">
            <text:p>4.0061536128</text:p>
          </table:table-cell>
          <table:table-cell office:value-type="float" office:value="3.74" calcext:value-type="float">
            <text:p>3.7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32858516" calcext:value-type="float">
            <text:p>1.1432858516</text:p>
          </table:table-cell>
          <table:table-cell office:value-type="float" office:value="0.0034722222" calcext:value-type="float">
            <text:p>0.0034722222</text:p>
          </table:table-cell>
          <table:table-cell office:value-type="float" office:value="2.8324560216" calcext:value-type="float">
            <text:p>2.8324560216</text:p>
          </table:table-cell>
        </table:table-row>
        <table:table-row table:style-name="ro1">
          <table:table-cell office:value-type="string" calcext:value-type="string">
            <text:p>01/04/1893</text:p>
          </table:table-cell>
          <table:table-cell office:value-type="float" office:value="5.31" calcext:value-type="float">
            <text:p>5.31</text:p>
          </table:table-cell>
          <table:table-cell office:value-type="float" office:value="0.24" calcext:value-type="float">
            <text:p>0.24</text:p>
          </table:table-cell>
          <table:table-cell office:value-type="float" office:value="4.5197740113" calcext:value-type="float">
            <text:p>4.5197740113</text:p>
          </table:table-cell>
          <table:table-cell office:value-type="float" office:value="0.0038182674" calcext:value-type="float">
            <text:p>0.0038182674</text:p>
          </table:table-cell>
          <table:table-cell office:value-type="float" office:value="4.0214501786" calcext:value-type="float">
            <text:p>4.0214501786</text:p>
          </table:table-cell>
          <table:table-cell office:value-type="float" office:value="3.74" calcext:value-type="float">
            <text:p>3.7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36907653" calcext:value-type="float">
            <text:p>1.1436907653</text:p>
          </table:table-cell>
          <table:table-cell office:value-type="float" office:value="0.00346875" calcext:value-type="float">
            <text:p>0.00346875</text:p>
          </table:table-cell>
          <table:table-cell office:value-type="float" office:value="2.8422811035" calcext:value-type="float">
            <text:p>2.8422811035</text:p>
          </table:table-cell>
        </table:table-row>
        <table:table-row table:style-name="ro1">
          <table:table-cell office:value-type="string" calcext:value-type="string">
            <text:p>01/05/1893</text:p>
          </table:table-cell>
          <table:table-cell office:value-type="float" office:value="4.84" calcext:value-type="float">
            <text:p>4.84</text:p>
          </table:table-cell>
          <table:table-cell office:value-type="float" office:value="0.24" calcext:value-type="float">
            <text:p>0.24</text:p>
          </table:table-cell>
          <table:table-cell office:value-type="float" office:value="4.958677686" calcext:value-type="float">
            <text:p>4.958677686</text:p>
          </table:table-cell>
          <table:table-cell office:value-type="float" office:value="-0.0846798493" calcext:value-type="float">
            <text:p>-0.0846798493</text:p>
          </table:table-cell>
          <table:table-cell office:value-type="float" office:value="3.6809143834" calcext:value-type="float">
            <text:p>3.6809143834</text:p>
          </table:table-cell>
          <table:table-cell office:value-type="float" office:value="3.73" calcext:value-type="float">
            <text:p>3.7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40958225" calcext:value-type="float">
            <text:p>1.1440958225</text:p>
          </table:table-cell>
          <table:table-cell office:value-type="float" office:value="0.0034652778" calcext:value-type="float">
            <text:p>0.0034652778</text:p>
          </table:table-cell>
          <table:table-cell office:value-type="float" office:value="2.852130397" calcext:value-type="float">
            <text:p>2.852130397</text:p>
          </table:table-cell>
        </table:table-row>
        <table:table-row table:style-name="ro1">
          <table:table-cell office:value-type="string" calcext:value-type="string">
            <text:p>01/06/1893</text:p>
          </table:table-cell>
          <table:table-cell office:value-type="float" office:value="4.61" calcext:value-type="float">
            <text:p>4.61</text:p>
          </table:table-cell>
          <table:table-cell office:value-type="float" office:value="0.25" calcext:value-type="float">
            <text:p>0.25</text:p>
          </table:table-cell>
          <table:table-cell office:value-type="float" office:value="5.4229934924" calcext:value-type="float">
            <text:p>5.4229934924</text:p>
          </table:table-cell>
          <table:table-cell office:value-type="float" office:value="-0.0433023416" calcext:value-type="float">
            <text:p>-0.0433023416</text:p>
          </table:table-cell>
          <table:table-cell office:value-type="float" office:value="3.5215221714" calcext:value-type="float">
            <text:p>3.5215221714</text:p>
          </table:table-cell>
          <table:table-cell office:value-type="float" office:value="3.73" calcext:value-type="float">
            <text:p>3.7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45010231" calcext:value-type="float">
            <text:p>1.1445010231</text:p>
          </table:table-cell>
          <table:table-cell office:value-type="float" office:value="0.0034618056" calcext:value-type="float">
            <text:p>0.0034618056</text:p>
          </table:table-cell>
          <table:table-cell office:value-type="float" office:value="2.8620039179" calcext:value-type="float">
            <text:p>2.8620039179</text:p>
          </table:table-cell>
        </table:table-row>
        <table:table-row table:style-name="ro1">
          <table:table-cell office:value-type="string" calcext:value-type="string">
            <text:p>01/07/1893</text:p>
          </table:table-cell>
          <table:table-cell office:value-type="float" office:value="4.18" calcext:value-type="float">
            <text:p>4.18</text:p>
          </table:table-cell>
          <table:table-cell office:value-type="float" office:value="0.25" calcext:value-type="float">
            <text:p>0.25</text:p>
          </table:table-cell>
          <table:table-cell office:value-type="float" office:value="5.980861244" calcext:value-type="float">
            <text:p>5.980861244</text:p>
          </table:table-cell>
          <table:table-cell office:value-type="float" office:value="-0.0888322487" calcext:value-type="float">
            <text:p>-0.0888322487</text:p>
          </table:table-cell>
          <table:table-cell office:value-type="float" office:value="3.2086974379" calcext:value-type="float">
            <text:p>3.2086974379</text:p>
          </table:table-cell>
          <table:table-cell office:value-type="float" office:value="3.73" calcext:value-type="float">
            <text:p>3.7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49063672" calcext:value-type="float">
            <text:p>1.1449063672</text:p>
          </table:table-cell>
          <table:table-cell office:value-type="float" office:value="0.0034583333" calcext:value-type="float">
            <text:p>0.0034583333</text:p>
          </table:table-cell>
          <table:table-cell office:value-type="float" office:value="2.8719016814" calcext:value-type="float">
            <text:p>2.8719016814</text:p>
          </table:table-cell>
        </table:table-row>
        <table:table-row table:style-name="ro1">
          <table:table-cell office:value-type="string" calcext:value-type="string">
            <text:p>01/08/1893</text:p>
          </table:table-cell>
          <table:table-cell office:value-type="float" office:value="4.08" calcext:value-type="float">
            <text:p>4.08</text:p>
          </table:table-cell>
          <table:table-cell office:value-type="float" office:value="0.25" calcext:value-type="float">
            <text:p>0.25</text:p>
          </table:table-cell>
          <table:table-cell office:value-type="float" office:value="6.1274509804" calcext:value-type="float">
            <text:p>6.1274509804</text:p>
          </table:table-cell>
          <table:table-cell office:value-type="float" office:value="-0.0190051834" calcext:value-type="float">
            <text:p>-0.0190051834</text:p>
          </table:table-cell>
          <table:table-cell office:value-type="float" office:value="3.1477155546" calcext:value-type="float">
            <text:p>3.1477155546</text:p>
          </table:table-cell>
          <table:table-cell office:value-type="float" office:value="3.72" calcext:value-type="float">
            <text:p>3.72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53118549" calcext:value-type="float">
            <text:p>1.1453118549</text:p>
          </table:table-cell>
          <table:table-cell office:value-type="float" office:value="0.0034548611" calcext:value-type="float">
            <text:p>0.0034548611</text:p>
          </table:table-cell>
          <table:table-cell office:value-type="float" office:value="2.8818237029" calcext:value-type="float">
            <text:p>2.8818237029</text:p>
          </table:table-cell>
        </table:table-row>
        <table:table-row table:style-name="ro1">
          <table:table-cell office:value-type="string" calcext:value-type="string">
            <text:p>01/09/1893</text:p>
          </table:table-cell>
          <table:table-cell office:value-type="float" office:value="4.37" calcext:value-type="float">
            <text:p>4.37</text:p>
          </table:table-cell>
          <table:table-cell office:value-type="float" office:value="0.25" calcext:value-type="float">
            <text:p>0.25</text:p>
          </table:table-cell>
          <table:table-cell office:value-type="float" office:value="5.7208237986" calcext:value-type="float">
            <text:p>5.7208237986</text:p>
          </table:table-cell>
          <table:table-cell office:value-type="float" office:value="0.0761335784" calcext:value-type="float">
            <text:p>0.0761335784</text:p>
          </table:table-cell>
          <table:table-cell office:value-type="float" office:value="3.3873624036" calcext:value-type="float">
            <text:p>3.3873624036</text:p>
          </table:table-cell>
          <table:table-cell office:value-type="float" office:value="3.72" calcext:value-type="float">
            <text:p>3.72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57174861" calcext:value-type="float">
            <text:p>1.1457174861</text:p>
          </table:table-cell>
          <table:table-cell office:value-type="float" office:value="0.0034513889" calcext:value-type="float">
            <text:p>0.0034513889</text:p>
          </table:table-cell>
          <table:table-cell office:value-type="float" office:value="2.8917699972" calcext:value-type="float">
            <text:p>2.8917699972</text:p>
          </table:table-cell>
        </table:table-row>
        <table:table-row table:style-name="ro1">
          <table:table-cell office:value-type="string" calcext:value-type="string">
            <text:p>01/10/1893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5.5555555556" calcext:value-type="float">
            <text:p>5.5555555556</text:p>
          </table:table-cell>
          <table:table-cell office:value-type="float" office:value="0.0344832189" calcext:value-type="float">
            <text:p>0.0344832189</text:p>
          </table:table-cell>
          <table:table-cell office:value-type="float" office:value="3.5041695629" calcext:value-type="float">
            <text:p>3.5041695629</text:p>
          </table:table-cell>
          <table:table-cell office:value-type="float" office:value="3.71" calcext:value-type="float">
            <text:p>3.7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61232611" calcext:value-type="float">
            <text:p>1.1461232611</text:p>
          </table:table-cell>
          <table:table-cell office:value-type="float" office:value="0.0034479167" calcext:value-type="float">
            <text:p>0.0034479167</text:p>
          </table:table-cell>
          <table:table-cell office:value-type="float" office:value="2.9017405791" calcext:value-type="float">
            <text:p>2.9017405791</text:p>
          </table:table-cell>
        </table:table-row>
        <table:table-row table:style-name="ro1">
          <table:table-cell office:value-type="string" calcext:value-type="string">
            <text:p>01/11/1893</text:p>
          </table:table-cell>
          <table:table-cell office:value-type="float" office:value="4.57" calcext:value-type="float">
            <text:p>4.57</text:p>
          </table:table-cell>
          <table:table-cell office:value-type="float" office:value="0.25" calcext:value-type="float">
            <text:p>0.25</text:p>
          </table:table-cell>
          <table:table-cell office:value-type="float" office:value="5.4704595186" calcext:value-type="float">
            <text:p>5.4704595186</text:p>
          </table:table-cell>
          <table:table-cell office:value-type="float" office:value="0.0201703704" calcext:value-type="float">
            <text:p>0.0201703704</text:p>
          </table:table-cell>
          <table:table-cell office:value-type="float" office:value="3.5748499609" calcext:value-type="float">
            <text:p>3.5748499609</text:p>
          </table:table-cell>
          <table:table-cell office:value-type="float" office:value="3.71" calcext:value-type="float">
            <text:p>3.7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65291797" calcext:value-type="float">
            <text:p>1.1465291797</text:p>
          </table:table-cell>
          <table:table-cell office:value-type="float" office:value="0.0034444444" calcext:value-type="float">
            <text:p>0.0034444444</text:p>
          </table:table-cell>
          <table:table-cell office:value-type="float" office:value="2.9117354633" calcext:value-type="float">
            <text:p>2.9117354633</text:p>
          </table:table-cell>
        </table:table-row>
        <table:table-row table:style-name="ro1">
          <table:table-cell office:value-type="string" calcext:value-type="string">
            <text:p>01/12/1893</text:p>
          </table:table-cell>
          <table:table-cell office:value-type="float" office:value="4.41" calcext:value-type="float">
            <text:p>4.41</text:p>
          </table:table-cell>
          <table:table-cell office:value-type="float" office:value="0.25" calcext:value-type="float">
            <text:p>0.25</text:p>
          </table:table-cell>
          <table:table-cell office:value-type="float" office:value="5.6689342404" calcext:value-type="float">
            <text:p>5.6689342404</text:p>
          </table:table-cell>
          <table:table-cell office:value-type="float" office:value="-0.0304522247" calcext:value-type="float">
            <text:p>-0.0304522247</text:p>
          </table:table-cell>
          <table:table-cell office:value-type="float" office:value="3.4659878268" calcext:value-type="float">
            <text:p>3.4659878268</text:p>
          </table:table-cell>
          <table:table-cell office:value-type="float" office:value="3.7" calcext:value-type="float">
            <text:p>3.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69352422" calcext:value-type="float">
            <text:p>1.1469352422</text:p>
          </table:table-cell>
          <table:table-cell office:value-type="float" office:value="0.0034409722" calcext:value-type="float">
            <text:p>0.0034409722</text:p>
          </table:table-cell>
          <table:table-cell office:value-type="float" office:value="2.9217546642" calcext:value-type="float">
            <text:p>2.9217546642</text:p>
          </table:table-cell>
        </table:table-row>
        <table:table-row table:style-name="ro1">
          <table:table-cell office:value-type="string" calcext:value-type="string">
            <text:p>01/01/1894</text:p>
          </table:table-cell>
          <table:table-cell office:value-type="float" office:value="4.32" calcext:value-type="float">
            <text:p>4.32</text:p>
          </table:table-cell>
          <table:table-cell office:value-type="float" office:value="0.25" calcext:value-type="float">
            <text:p>0.25</text:p>
          </table:table-cell>
          <table:table-cell office:value-type="float" office:value="5.787037037" calcext:value-type="float">
            <text:p>5.787037037</text:p>
          </table:table-cell>
          <table:table-cell office:value-type="float" office:value="-0.0157464097" calcext:value-type="float">
            <text:p>-0.0157464097</text:p>
          </table:table-cell>
          <table:table-cell office:value-type="float" office:value="3.4114109625" calcext:value-type="float">
            <text:p>3.4114109625</text:p>
          </table:table-cell>
          <table:table-cell office:value-type="float" office:value="3.7" calcext:value-type="float">
            <text:p>3.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473414484" calcext:value-type="float">
            <text:p>1.1473414484</text:p>
          </table:table-cell>
          <table:table-cell office:value-type="float" office:value="0.0034375" calcext:value-type="float">
            <text:p>0.0034375</text:p>
          </table:table-cell>
          <table:table-cell office:value-type="float" office:value="2.9317981959" calcext:value-type="float">
            <text:p>2.9317981959</text:p>
          </table:table-cell>
        </table:table-row>
        <table:table-row table:style-name="ro1">
          <table:table-cell office:value-type="string" calcext:value-type="string">
            <text:p>01/02/1894</text:p>
          </table:table-cell>
          <table:table-cell office:value-type="float" office:value="4.38" calcext:value-type="float">
            <text:p>4.38</text:p>
          </table:table-cell>
          <table:table-cell office:value-type="float" office:value="0.24" calcext:value-type="float">
            <text:p>0.24</text:p>
          </table:table-cell>
          <table:table-cell office:value-type="float" office:value="5.4794520548" calcext:value-type="float">
            <text:p>5.4794520548</text:p>
          </table:table-cell>
          <table:table-cell office:value-type="float" office:value="0.0185821759" calcext:value-type="float">
            <text:p>0.0185821759</text:p>
          </table:table-cell>
          <table:table-cell office:value-type="float" office:value="3.4748024012" calcext:value-type="float">
            <text:p>3.4748024012</text:p>
          </table:table-cell>
          <table:table-cell office:value-type="float" office:value="3.68" calcext:value-type="float">
            <text:p>3.68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492919288" calcext:value-type="float">
            <text:p>1.1492919288</text:p>
          </table:table-cell>
          <table:table-cell office:value-type="float" office:value="0.0047666667" calcext:value-type="float">
            <text:p>0.0047666667</text:p>
          </table:table-cell>
          <table:table-cell office:value-type="float" office:value="2.9457731006" calcext:value-type="float">
            <text:p>2.9457731006</text:p>
          </table:table-cell>
        </table:table-row>
        <table:table-row table:style-name="ro1">
          <table:table-cell office:value-type="string" calcext:value-type="string">
            <text:p>01/03/1894</text:p>
          </table:table-cell>
          <table:table-cell office:value-type="float" office:value="4.51" calcext:value-type="float">
            <text:p>4.51</text:p>
          </table:table-cell>
          <table:table-cell office:value-type="float" office:value="0.24" calcext:value-type="float">
            <text:p>0.24</text:p>
          </table:table-cell>
          <table:table-cell office:value-type="float" office:value="5.3215077605" calcext:value-type="float">
            <text:p>5.3215077605</text:p>
          </table:table-cell>
          <table:table-cell office:value-type="float" office:value="0.0342465753" calcext:value-type="float">
            <text:p>0.0342465753</text:p>
          </table:table-cell>
          <table:table-cell office:value-type="float" office:value="3.5938024834" calcext:value-type="float">
            <text:p>3.5938024834</text:p>
          </table:table-cell>
          <table:table-cell office:value-type="float" office:value="3.66" calcext:value-type="float">
            <text:p>3.6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512457251" calcext:value-type="float">
            <text:p>1.1512457251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2.9597655228" calcext:value-type="float">
            <text:p>2.9597655228</text:p>
          </table:table-cell>
        </table:table-row>
        <table:table-row table:style-name="ro1">
          <table:table-cell office:value-type="string" calcext:value-type="string">
            <text:p>01/04/1894</text:p>
          </table:table-cell>
          <table:table-cell office:value-type="float" office:value="4.57" calcext:value-type="float">
            <text:p>4.57</text:p>
          </table:table-cell>
          <table:table-cell office:value-type="float" office:value="0.24" calcext:value-type="float">
            <text:p>0.24</text:p>
          </table:table-cell>
          <table:table-cell office:value-type="float" office:value="5.2516411379" calcext:value-type="float">
            <text:p>5.2516411379</text:p>
          </table:table-cell>
          <table:table-cell office:value-type="float" office:value="0.0176773836" calcext:value-type="float">
            <text:p>0.0176773836</text:p>
          </table:table-cell>
          <table:table-cell office:value-type="float" office:value="3.6573315085" calcext:value-type="float">
            <text:p>3.6573315085</text:p>
          </table:table-cell>
          <table:table-cell office:value-type="float" office:value="3.64" calcext:value-type="float">
            <text:p>3.64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532028429" calcext:value-type="float">
            <text:p>1.1532028429</text:p>
          </table:table-cell>
          <table:table-cell office:value-type="float" office:value="0.0047333333" calcext:value-type="float">
            <text:p>0.0047333333</text:p>
          </table:table-cell>
          <table:table-cell office:value-type="float" office:value="2.9737750796" calcext:value-type="float">
            <text:p>2.9737750796</text:p>
          </table:table-cell>
        </table:table-row>
        <table:table-row table:style-name="ro1">
          <table:table-cell office:value-type="string" calcext:value-type="string">
            <text:p>01/05/1894</text:p>
          </table:table-cell>
          <table:table-cell office:value-type="float" office:value="4.4" calcext:value-type="float">
            <text:p>4.4</text:p>
          </table:table-cell>
          <table:table-cell office:value-type="float" office:value="0.23" calcext:value-type="float">
            <text:p>0.23</text:p>
          </table:table-cell>
          <table:table-cell office:value-type="float" office:value="5.2272727273" calcext:value-type="float">
            <text:p>5.2272727273</text:p>
          </table:table-cell>
          <table:table-cell office:value-type="float" office:value="-0.0329449307" calcext:value-type="float">
            <text:p>-0.0329449307</text:p>
          </table:table-cell>
          <table:table-cell office:value-type="float" office:value="3.5368409753" calcext:value-type="float">
            <text:p>3.5368409753</text:p>
          </table:table-cell>
          <table:table-cell office:value-type="float" office:value="3.62" calcext:value-type="float">
            <text:p>3.62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551632877" calcext:value-type="float">
            <text:p>1.1551632877</text:p>
          </table:table-cell>
          <table:table-cell office:value-type="float" office:value="0.0047166667" calcext:value-type="float">
            <text:p>0.0047166667</text:p>
          </table:table-cell>
          <table:table-cell office:value-type="float" office:value="2.9878013854" calcext:value-type="float">
            <text:p>2.9878013854</text:p>
          </table:table-cell>
        </table:table-row>
        <table:table-row table:style-name="ro1">
          <table:table-cell office:value-type="string" calcext:value-type="string">
            <text:p>01/06/1894</text:p>
          </table:table-cell>
          <table:table-cell office:value-type="float" office:value="4.34" calcext:value-type="float">
            <text:p>4.34</text:p>
          </table:table-cell>
          <table:table-cell office:value-type="float" office:value="0.23" calcext:value-type="float">
            <text:p>0.23</text:p>
          </table:table-cell>
          <table:table-cell office:value-type="float" office:value="5.2995391705" calcext:value-type="float">
            <text:p>5.2995391705</text:p>
          </table:table-cell>
          <table:table-cell office:value-type="float" office:value="-0.009280303" calcext:value-type="float">
            <text:p>-0.009280303</text:p>
          </table:table-cell>
          <table:table-cell office:value-type="float" office:value="3.5040180193" calcext:value-type="float">
            <text:p>3.5040180193</text:p>
          </table:table-cell>
          <table:table-cell office:value-type="float" office:value="3.6" calcext:value-type="float">
            <text:p>3.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571270653" calcext:value-type="float">
            <text:p>1.1571270653</text:p>
          </table:table-cell>
          <table:table-cell office:value-type="float" office:value="0.0047" calcext:value-type="float">
            <text:p>0.0047</text:p>
          </table:table-cell>
          <table:table-cell office:value-type="float" office:value="3.0018440519" calcext:value-type="float">
            <text:p>3.0018440519</text:p>
          </table:table-cell>
        </table:table-row>
        <table:table-row table:style-name="ro1">
          <table:table-cell office:value-type="string" calcext:value-type="string">
            <text:p>01/07/1894</text:p>
          </table:table-cell>
          <table:table-cell office:value-type="float" office:value="4.25" calcext:value-type="float">
            <text:p>4.25</text:p>
          </table:table-cell>
          <table:table-cell office:value-type="float" office:value="0.23" calcext:value-type="float">
            <text:p>0.23</text:p>
          </table:table-cell>
          <table:table-cell office:value-type="float" office:value="5.4117647059" calcext:value-type="float">
            <text:p>5.4117647059</text:p>
          </table:table-cell>
          <table:table-cell office:value-type="float" office:value="-0.0163844086" calcext:value-type="float">
            <text:p>-0.0163844086</text:p>
          </table:table-cell>
          <table:table-cell office:value-type="float" office:value="3.4466067563" calcext:value-type="float">
            <text:p>3.4466067563</text:p>
          </table:table-cell>
          <table:table-cell office:value-type="float" office:value="3.58" calcext:value-type="float">
            <text:p>3.58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590941813" calcext:value-type="float">
            <text:p>1.1590941813</text:p>
          </table:table-cell>
          <table:table-cell office:value-type="float" office:value="0.0046833333" calcext:value-type="float">
            <text:p>0.0046833333</text:p>
          </table:table-cell>
          <table:table-cell office:value-type="float" office:value="3.0159026882" calcext:value-type="float">
            <text:p>3.0159026882</text:p>
          </table:table-cell>
        </table:table-row>
        <table:table-row table:style-name="ro1">
          <table:table-cell office:value-type="string" calcext:value-type="string">
            <text:p>01/08/1894</text:p>
          </table:table-cell>
          <table:table-cell office:value-type="float" office:value="4.41" calcext:value-type="float">
            <text:p>4.41</text:p>
          </table:table-cell>
          <table:table-cell office:value-type="float" office:value="0.22" calcext:value-type="float">
            <text:p>0.22</text:p>
          </table:table-cell>
          <table:table-cell office:value-type="float" office:value="4.9886621315" calcext:value-type="float">
            <text:p>4.9886621315</text:p>
          </table:table-cell>
          <table:table-cell office:value-type="float" office:value="0.0420254902" calcext:value-type="float">
            <text:p>0.0420254902</text:p>
          </table:table-cell>
          <table:table-cell office:value-type="float" office:value="3.5914520948" calcext:value-type="float">
            <text:p>3.5914520948</text:p>
          </table:table-cell>
          <table:table-cell office:value-type="float" office:value="3.56" calcext:value-type="float">
            <text:p>3.5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610646414" calcext:value-type="float">
            <text:p>1.1610646414</text:p>
          </table:table-cell>
          <table:table-cell office:value-type="float" office:value="0.0046666667" calcext:value-type="float">
            <text:p>0.0046666667</text:p>
          </table:table-cell>
          <table:table-cell office:value-type="float" office:value="3.0299769008" calcext:value-type="float">
            <text:p>3.0299769008</text:p>
          </table:table-cell>
        </table:table-row>
        <table:table-row table:style-name="ro1">
          <table:table-cell office:value-type="string" calcext:value-type="string">
            <text:p>01/09/1894</text:p>
          </table:table-cell>
          <table:table-cell office:value-type="float" office:value="4.48" calcext:value-type="float">
            <text:p>4.48</text:p>
          </table:table-cell>
          <table:table-cell office:value-type="float" office:value="0.22" calcext:value-type="float">
            <text:p>0.22</text:p>
          </table:table-cell>
          <table:table-cell office:value-type="float" office:value="4.9107142857" calcext:value-type="float">
            <text:p>4.9107142857</text:p>
          </table:table-cell>
          <table:table-cell office:value-type="float" office:value="0.0200302343" calcext:value-type="float">
            <text:p>0.0200302343</text:p>
          </table:table-cell>
          <table:table-cell office:value-type="float" office:value="3.6633897218" calcext:value-type="float">
            <text:p>3.6633897218</text:p>
          </table:table-cell>
          <table:table-cell office:value-type="float" office:value="3.54" calcext:value-type="float">
            <text:p>3.54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630384513" calcext:value-type="float">
            <text:p>1.1630384513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3.0440662934" calcext:value-type="float">
            <text:p>3.0440662934</text:p>
          </table:table-cell>
        </table:table-row>
        <table:table-row table:style-name="ro1">
          <table:table-cell office:value-type="string" calcext:value-type="string">
            <text:p>01/10/1894</text:p>
          </table:table-cell>
          <table:table-cell office:value-type="float" office:value="4.34" calcext:value-type="float">
            <text:p>4.34</text:p>
          </table:table-cell>
          <table:table-cell office:value-type="float" office:value="0.22" calcext:value-type="float">
            <text:p>0.22</text:p>
          </table:table-cell>
          <table:table-cell office:value-type="float" office:value="5.069124424" calcext:value-type="float">
            <text:p>5.069124424</text:p>
          </table:table-cell>
          <table:table-cell office:value-type="float" office:value="-0.027219122" calcext:value-type="float">
            <text:p>-0.027219122</text:p>
          </table:table-cell>
          <table:table-cell office:value-type="float" office:value="3.5636754699" calcext:value-type="float">
            <text:p>3.5636754699</text:p>
          </table:table-cell>
          <table:table-cell office:value-type="float" office:value="3.52" calcext:value-type="float">
            <text:p>3.52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650156167" calcext:value-type="float">
            <text:p>1.1650156167</text:p>
          </table:table-cell>
          <table:table-cell office:value-type="float" office:value="0.0046333333" calcext:value-type="float">
            <text:p>0.0046333333</text:p>
          </table:table-cell>
          <table:table-cell office:value-type="float" office:value="3.0581704672" calcext:value-type="float">
            <text:p>3.0581704672</text:p>
          </table:table-cell>
        </table:table-row>
        <table:table-row table:style-name="ro1">
          <table:table-cell office:value-type="string" calcext:value-type="string">
            <text:p>01/11/1894</text:p>
          </table:table-cell>
          <table:table-cell office:value-type="float" office:value="4.34" calcext:value-type="float">
            <text:p>4.34</text:p>
          </table:table-cell>
          <table:table-cell office:value-type="float" office:value="0.21" calcext:value-type="float">
            <text:p>0.21</text:p>
          </table:table-cell>
          <table:table-cell office:value-type="float" office:value="4.8387096774" calcext:value-type="float">
            <text:p>4.8387096774</text:p>
          </table:table-cell>
          <table:table-cell office:value-type="float" office:value="0.0040956221" calcext:value-type="float">
            <text:p>0.0040956221</text:p>
          </table:table-cell>
          <table:table-cell office:value-type="float" office:value="3.578270938" calcext:value-type="float">
            <text:p>3.578270938</text:p>
          </table:table-cell>
          <table:table-cell office:value-type="float" office:value="3.5" calcext:value-type="float">
            <text:p>3.5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669961432" calcext:value-type="float">
            <text:p>1.1669961432</text:p>
          </table:table-cell>
          <table:table-cell office:value-type="float" office:value="0.0046166667" calcext:value-type="float">
            <text:p>0.0046166667</text:p>
          </table:table-cell>
          <table:table-cell office:value-type="float" office:value="3.0722890209" calcext:value-type="float">
            <text:p>3.0722890209</text:p>
          </table:table-cell>
        </table:table-row>
        <table:table-row table:style-name="ro1">
          <table:table-cell office:value-type="string" calcext:value-type="string">
            <text:p>01/12/1894</text:p>
          </table:table-cell>
          <table:table-cell office:value-type="float" office:value="4.3" calcext:value-type="float">
            <text:p>4.3</text:p>
          </table:table-cell>
          <table:table-cell office:value-type="float" office:value="0.21" calcext:value-type="float">
            <text:p>0.21</text:p>
          </table:table-cell>
          <table:table-cell office:value-type="float" office:value="4.8837209302" calcext:value-type="float">
            <text:p>4.8837209302</text:p>
          </table:table-cell>
          <table:table-cell office:value-type="float" office:value="-0.0051843318" calcext:value-type="float">
            <text:p>-0.0051843318</text:p>
          </table:table-cell>
          <table:table-cell office:value-type="float" office:value="3.5597199942" calcext:value-type="float">
            <text:p>3.5597199942</text:p>
          </table:table-cell>
          <table:table-cell office:value-type="float" office:value="3.48" calcext:value-type="float">
            <text:p>3.48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689800367" calcext:value-type="float">
            <text:p>1.1689800367</text:p>
          </table:table-cell>
          <table:table-cell office:value-type="float" office:value="0.0046" calcext:value-type="float">
            <text:p>0.0046</text:p>
          </table:table-cell>
          <table:table-cell office:value-type="float" office:value="3.0864215504" calcext:value-type="float">
            <text:p>3.0864215504</text:p>
          </table:table-cell>
        </table:table-row>
        <table:table-row table:style-name="ro1">
          <table:table-cell office:value-type="string" calcext:value-type="string">
            <text:p>01/01/1895</text:p>
          </table:table-cell>
          <table:table-cell office:value-type="float" office:value="4.25" calcext:value-type="float">
            <text:p>4.25</text:p>
          </table:table-cell>
          <table:table-cell office:value-type="float" office:value="0.21" calcext:value-type="float">
            <text:p>0.21</text:p>
          </table:table-cell>
          <table:table-cell office:value-type="float" office:value="4.9411764706" calcext:value-type="float">
            <text:p>4.9411764706</text:p>
          </table:table-cell>
          <table:table-cell office:value-type="float" office:value="-0.0075910853" calcext:value-type="float">
            <text:p>-0.0075910853</text:p>
          </table:table-cell>
          <table:table-cell office:value-type="float" office:value="3.5326978562" calcext:value-type="float">
            <text:p>3.5326978562</text:p>
          </table:table-cell>
          <table:table-cell office:value-type="float" office:value="3.46" calcext:value-type="float">
            <text:p>3.4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709673027" calcext:value-type="float">
            <text:p>1.1709673027</text:p>
          </table:table-cell>
          <table:table-cell office:value-type="float" office:value="0.0045833333" calcext:value-type="float">
            <text:p>0.0045833333</text:p>
          </table:table-cell>
          <table:table-cell office:value-type="float" office:value="3.1005676491" calcext:value-type="float">
            <text:p>3.1005676491</text:p>
          </table:table-cell>
        </table:table-row>
        <table:table-row table:style-name="ro1">
          <table:table-cell office:value-type="string" calcext:value-type="string">
            <text:p>01/02/1895</text:p>
          </table:table-cell>
          <table:table-cell office:value-type="float" office:value="4.19" calcext:value-type="float">
            <text:p>4.19</text:p>
          </table:table-cell>
          <table:table-cell office:value-type="float" office:value="0.21" calcext:value-type="float">
            <text:p>0.21</text:p>
          </table:table-cell>
          <table:table-cell office:value-type="float" office:value="5.0119331742" calcext:value-type="float">
            <text:p>5.0119331742</text:p>
          </table:table-cell>
          <table:table-cell office:value-type="float" office:value="-0.0100647059" calcext:value-type="float">
            <text:p>-0.0100647059</text:p>
          </table:table-cell>
          <table:table-cell office:value-type="float" office:value="3.4971422913" calcext:value-type="float">
            <text:p>3.4971422913</text:p>
          </table:table-cell>
          <table:table-cell office:value-type="float" office:value="3.47" calcext:value-type="float">
            <text:p>3.47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98060935" calcext:value-type="float">
            <text:p>1.1698060935</text:p>
          </table:table-cell>
          <table:table-cell office:value-type="float" office:value="0.0019013889" calcext:value-type="float">
            <text:p>0.0019013889</text:p>
          </table:table-cell>
          <table:table-cell office:value-type="float" office:value="3.106463034" calcext:value-type="float">
            <text:p>3.106463034</text:p>
          </table:table-cell>
        </table:table-row>
        <table:table-row table:style-name="ro1">
          <table:table-cell office:value-type="string" calcext:value-type="string">
            <text:p>01/03/1895</text:p>
          </table:table-cell>
          <table:table-cell office:value-type="float" office:value="4.19" calcext:value-type="float">
            <text:p>4.19</text:p>
          </table:table-cell>
          <table:table-cell office:value-type="float" office:value="0.21" calcext:value-type="float">
            <text:p>0.21</text:p>
          </table:table-cell>
          <table:table-cell office:value-type="float" office:value="5.0119331742" calcext:value-type="float">
            <text:p>5.0119331742</text:p>
          </table:table-cell>
          <table:table-cell office:value-type="float" office:value="0.0040771679" calcext:value-type="float">
            <text:p>0.0040771679</text:p>
          </table:table-cell>
          <table:table-cell office:value-type="float" office:value="3.5114007274" calcext:value-type="float">
            <text:p>3.5114007274</text:p>
          </table:table-cell>
          <table:table-cell office:value-type="float" office:value="3.48" calcext:value-type="float">
            <text:p>3.48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86460358" calcext:value-type="float">
            <text:p>1.1686460358</text:p>
          </table:table-cell>
          <table:table-cell office:value-type="float" office:value="0.0019111111" calcext:value-type="float">
            <text:p>0.0019111111</text:p>
          </table:table-cell>
          <table:table-cell office:value-type="float" office:value="3.11239983" calcext:value-type="float">
            <text:p>3.11239983</text:p>
          </table:table-cell>
        </table:table-row>
        <table:table-row table:style-name="ro1">
          <table:table-cell office:value-type="string" calcext:value-type="string">
            <text:p>01/04/1895</text:p>
          </table:table-cell>
          <table:table-cell office:value-type="float" office:value="4.37" calcext:value-type="float">
            <text:p>4.37</text:p>
          </table:table-cell>
          <table:table-cell office:value-type="float" office:value="0.2" calcext:value-type="float">
            <text:p>0.2</text:p>
          </table:table-cell>
          <table:table-cell office:value-type="float" office:value="4.5766590389" calcext:value-type="float">
            <text:p>4.5766590389</text:p>
          </table:table-cell>
          <table:table-cell office:value-type="float" office:value="0.0470027844" calcext:value-type="float">
            <text:p>0.0470027844</text:p>
          </table:table-cell>
          <table:table-cell office:value-type="float" office:value="3.6764463388" calcext:value-type="float">
            <text:p>3.6764463388</text:p>
          </table:table-cell>
          <table:table-cell office:value-type="float" office:value="3.5" calcext:value-type="float">
            <text:p>3.5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74871284" calcext:value-type="float">
            <text:p>1.1674871284</text:p>
          </table:table-cell>
          <table:table-cell office:value-type="float" office:value="0.0019208333" calcext:value-type="float">
            <text:p>0.0019208333</text:p>
          </table:table-cell>
          <table:table-cell office:value-type="float" office:value="3.1183782314" calcext:value-type="float">
            <text:p>3.1183782314</text:p>
          </table:table-cell>
        </table:table-row>
        <table:table-row table:style-name="ro1">
          <table:table-cell office:value-type="string" calcext:value-type="string">
            <text:p>01/05/1895</text:p>
          </table:table-cell>
          <table:table-cell office:value-type="float" office:value="4.61" calcext:value-type="float">
            <text:p>4.61</text:p>
          </table:table-cell>
          <table:table-cell office:value-type="float" office:value="0.2" calcext:value-type="float">
            <text:p>0.2</text:p>
          </table:table-cell>
          <table:table-cell office:value-type="float" office:value="4.3383947939" calcext:value-type="float">
            <text:p>4.3383947939</text:p>
          </table:table-cell>
          <table:table-cell office:value-type="float" office:value="0.058766209" calcext:value-type="float">
            <text:p>0.058766209</text:p>
          </table:table-cell>
          <table:table-cell office:value-type="float" office:value="3.8924971527" calcext:value-type="float">
            <text:p>3.8924971527</text:p>
          </table:table-cell>
          <table:table-cell office:value-type="float" office:value="3.51" calcext:value-type="float">
            <text:p>3.51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63293704" calcext:value-type="float">
            <text:p>1.1663293704</text:p>
          </table:table-cell>
          <table:table-cell office:value-type="float" office:value="0.0019305556" calcext:value-type="float">
            <text:p>0.0019305556</text:p>
          </table:table-cell>
          <table:table-cell office:value-type="float" office:value="3.1243984338" calcext:value-type="float">
            <text:p>3.1243984338</text:p>
          </table:table-cell>
        </table:table-row>
        <table:table-row table:style-name="ro1">
          <table:table-cell office:value-type="string" calcext:value-type="string">
            <text:p>01/06/1895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4.2553191489" calcext:value-type="float">
            <text:p>4.2553191489</text:p>
          </table:table-cell>
          <table:table-cell office:value-type="float" office:value="0.0231381056" calcext:value-type="float">
            <text:p>0.0231381056</text:p>
          </table:table-cell>
          <table:table-cell office:value-type="float" office:value="3.9825621628" calcext:value-type="float">
            <text:p>3.9825621628</text:p>
          </table:table-cell>
          <table:table-cell office:value-type="float" office:value="3.52" calcext:value-type="float">
            <text:p>3.52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51727604" calcext:value-type="float">
            <text:p>1.1651727604</text:p>
          </table:table-cell>
          <table:table-cell office:value-type="float" office:value="0.0019402778" calcext:value-type="float">
            <text:p>0.0019402778</text:p>
          </table:table-cell>
          <table:table-cell office:value-type="float" office:value="3.1304606346" calcext:value-type="float">
            <text:p>3.1304606346</text:p>
          </table:table-cell>
        </table:table-row>
        <table:table-row table:style-name="ro1">
          <table:table-cell office:value-type="string" calcext:value-type="string">
            <text:p>01/07/1895</text:p>
          </table:table-cell>
          <table:table-cell office:value-type="float" office:value="4.72" calcext:value-type="float">
            <text:p>4.72</text:p>
          </table:table-cell>
          <table:table-cell office:value-type="float" office:value="0.2" calcext:value-type="float">
            <text:p>0.2</text:p>
          </table:table-cell>
          <table:table-cell office:value-type="float" office:value="4.2372881356" calcext:value-type="float">
            <text:p>4.2372881356</text:p>
          </table:table-cell>
          <table:table-cell office:value-type="float" office:value="0.0077712766" calcext:value-type="float">
            <text:p>0.0077712766</text:p>
          </table:table-cell>
          <table:table-cell office:value-type="float" office:value="4.0135117549" calcext:value-type="float">
            <text:p>4.0135117549</text:p>
          </table:table-cell>
          <table:table-cell office:value-type="float" office:value="3.53" calcext:value-type="float">
            <text:p>3.53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40172974" calcext:value-type="float">
            <text:p>1.1640172974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3.1365650329" calcext:value-type="float">
            <text:p>3.1365650329</text:p>
          </table:table-cell>
        </table:table-row>
        <table:table-row table:style-name="ro1">
          <table:table-cell office:value-type="string" calcext:value-type="string">
            <text:p>01/08/1895</text:p>
          </table:table-cell>
          <table:table-cell office:value-type="float" office:value="4.79" calcext:value-type="float">
            <text:p>4.79</text:p>
          </table:table-cell>
          <table:table-cell office:value-type="float" office:value="0.2" calcext:value-type="float">
            <text:p>0.2</text:p>
          </table:table-cell>
          <table:table-cell office:value-type="float" office:value="4.1753653445" calcext:value-type="float">
            <text:p>4.1753653445</text:p>
          </table:table-cell>
          <table:table-cell office:value-type="float" office:value="0.0183033192" calcext:value-type="float">
            <text:p>0.0183033192</text:p>
          </table:table-cell>
          <table:table-cell office:value-type="float" office:value="4.0869723417" calcext:value-type="float">
            <text:p>4.0869723417</text:p>
          </table:table-cell>
          <table:table-cell office:value-type="float" office:value="3.54" calcext:value-type="float">
            <text:p>3.54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28629803" calcext:value-type="float">
            <text:p>1.1628629803</text:p>
          </table:table-cell>
          <table:table-cell office:value-type="float" office:value="0.0019597222" calcext:value-type="float">
            <text:p>0.0019597222</text:p>
          </table:table-cell>
          <table:table-cell office:value-type="float" office:value="3.1427118291" calcext:value-type="float">
            <text:p>3.1427118291</text:p>
          </table:table-cell>
        </table:table-row>
        <table:table-row table:style-name="ro1">
          <table:table-cell office:value-type="string" calcext:value-type="string">
            <text:p>01/09/1895</text:p>
          </table:table-cell>
          <table:table-cell office:value-type="float" office:value="4.82" calcext:value-type="float">
            <text:p>4.82</text:p>
          </table:table-cell>
          <table:table-cell office:value-type="float" office:value="0.2" calcext:value-type="float">
            <text:p>0.2</text:p>
          </table:table-cell>
          <table:table-cell office:value-type="float" office:value="4.1493775934" calcext:value-type="float">
            <text:p>4.1493775934</text:p>
          </table:table-cell>
          <table:table-cell office:value-type="float" office:value="0.0096555324" calcext:value-type="float">
            <text:p>0.0096555324</text:p>
          </table:table-cell>
          <table:table-cell office:value-type="float" office:value="4.1264342354" calcext:value-type="float">
            <text:p>4.1264342354</text:p>
          </table:table-cell>
          <table:table-cell office:value-type="float" office:value="3.55" calcext:value-type="float">
            <text:p>3.55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17098078" calcext:value-type="float">
            <text:p>1.1617098078</text:p>
          </table:table-cell>
          <table:table-cell office:value-type="float" office:value="0.0019694444" calcext:value-type="float">
            <text:p>0.0019694444</text:p>
          </table:table-cell>
          <table:table-cell office:value-type="float" office:value="3.1489012254" calcext:value-type="float">
            <text:p>3.1489012254</text:p>
          </table:table-cell>
        </table:table-row>
        <table:table-row table:style-name="ro1">
          <table:table-cell office:value-type="string" calcext:value-type="string">
            <text:p>01/10/1895</text:p>
          </table:table-cell>
          <table:table-cell office:value-type="float" office:value="4.75" calcext:value-type="float">
            <text:p>4.75</text:p>
          </table:table-cell>
          <table:table-cell office:value-type="float" office:value="0.19" calcext:value-type="float">
            <text:p>0.19</text:p>
          </table:table-cell>
          <table:table-cell office:value-type="float" office:value="4" calcext:value-type="float">
            <text:p>4</text:p>
          </table:table-cell>
          <table:table-cell office:value-type="float" office:value="-0.0111808437" calcext:value-type="float">
            <text:p>-0.0111808437</text:p>
          </table:table-cell>
          <table:table-cell office:value-type="float" office:value="4.0802972191" calcext:value-type="float">
            <text:p>4.0802972191</text:p>
          </table:table-cell>
          <table:table-cell office:value-type="float" office:value="3.57" calcext:value-type="float">
            <text:p>3.57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605577789" calcext:value-type="float">
            <text:p>1.1605577789</text:p>
          </table:table-cell>
          <table:table-cell office:value-type="float" office:value="0.0019791667" calcext:value-type="float">
            <text:p>0.0019791667</text:p>
          </table:table-cell>
          <table:table-cell office:value-type="float" office:value="3.1551334258" calcext:value-type="float">
            <text:p>3.1551334258</text:p>
          </table:table-cell>
        </table:table-row>
        <table:table-row table:style-name="ro1">
          <table:table-cell office:value-type="string" calcext:value-type="string">
            <text:p>01/11/1895</text:p>
          </table:table-cell>
          <table:table-cell office:value-type="float" office:value="4.59" calcext:value-type="float">
            <text:p>4.59</text:p>
          </table:table-cell>
          <table:table-cell office:value-type="float" office:value="0.19" calcext:value-type="float">
            <text:p>0.19</text:p>
          </table:table-cell>
          <table:table-cell office:value-type="float" office:value="4.1394335512" calcext:value-type="float">
            <text:p>4.1394335512</text:p>
          </table:table-cell>
          <table:table-cell office:value-type="float" office:value="-0.0303210526" calcext:value-type="float">
            <text:p>-0.0303210526</text:p>
          </table:table-cell>
          <table:table-cell office:value-type="float" office:value="3.9565783124" calcext:value-type="float">
            <text:p>3.9565783124</text:p>
          </table:table-cell>
          <table:table-cell office:value-type="float" office:value="3.58" calcext:value-type="float">
            <text:p>3.58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594068925" calcext:value-type="float">
            <text:p>1.1594068925</text:p>
          </table:table-cell>
          <table:table-cell office:value-type="float" office:value="0.0019888889" calcext:value-type="float">
            <text:p>0.0019888889</text:p>
          </table:table-cell>
          <table:table-cell office:value-type="float" office:value="3.1614086356" calcext:value-type="float">
            <text:p>3.1614086356</text:p>
          </table:table-cell>
        </table:table-row>
        <table:table-row table:style-name="ro1">
          <table:table-cell office:value-type="string" calcext:value-type="string">
            <text:p>01/12/1895</text:p>
          </table:table-cell>
          <table:table-cell office:value-type="float" office:value="4.32" calcext:value-type="float">
            <text:p>4.32</text:p>
          </table:table-cell>
          <table:table-cell office:value-type="float" office:value="0.19" calcext:value-type="float">
            <text:p>0.19</text:p>
          </table:table-cell>
          <table:table-cell office:value-type="float" office:value="4.3981481481" calcext:value-type="float">
            <text:p>4.3981481481</text:p>
          </table:table-cell>
          <table:table-cell office:value-type="float" office:value="-0.0553740015" calcext:value-type="float">
            <text:p>-0.0553740015</text:p>
          </table:table-cell>
          <table:table-cell office:value-type="float" office:value="3.7374867392" calcext:value-type="float">
            <text:p>3.7374867392</text:p>
          </table:table-cell>
          <table:table-cell office:value-type="float" office:value="3.59" calcext:value-type="float">
            <text:p>3.59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582571473" calcext:value-type="float">
            <text:p>1.1582571473</text:p>
          </table:table-cell>
          <table:table-cell office:value-type="float" office:value="0.0019986111" calcext:value-type="float">
            <text:p>0.0019986111</text:p>
          </table:table-cell>
          <table:table-cell office:value-type="float" office:value="3.167727062" calcext:value-type="float">
            <text:p>3.167727062</text:p>
          </table:table-cell>
        </table:table-row>
        <table:table-row table:style-name="ro1">
          <table:table-cell office:value-type="string" calcext:value-type="string">
            <text:p>01/01/1896</text:p>
          </table:table-cell>
          <table:table-cell office:value-type="float" office:value="4.27" calcext:value-type="float">
            <text:p>4.27</text:p>
          </table:table-cell>
          <table:table-cell office:value-type="float" office:value="0.19" calcext:value-type="float">
            <text:p>0.19</text:p>
          </table:table-cell>
          <table:table-cell office:value-type="float" office:value="4.4496487119" calcext:value-type="float">
            <text:p>4.4496487119</text:p>
          </table:table-cell>
          <table:table-cell office:value-type="float" office:value="-0.0079243827" calcext:value-type="float">
            <text:p>-0.0079243827</text:p>
          </table:table-cell>
          <table:table-cell office:value-type="float" office:value="3.7078694639" calcext:value-type="float">
            <text:p>3.7078694639</text:p>
          </table:table-cell>
          <table:table-cell office:value-type="float" office:value="3.6" calcext:value-type="float">
            <text:p>3.6</text:p>
          </table:table-cell>
          <table:table-cell office:value-type="float" office:value="-0.0009916667" calcext:value-type="float">
            <text:p>-0.0009916667</text:p>
          </table:table-cell>
          <table:table-cell office:value-type="float" office:value="1.1571085423" calcext:value-type="float">
            <text:p>1.1571085423</text:p>
          </table:table-cell>
          <table:table-cell office:value-type="float" office:value="0.0020083333" calcext:value-type="float">
            <text:p>0.0020083333</text:p>
          </table:table-cell>
          <table:table-cell office:value-type="float" office:value="3.1740889138" calcext:value-type="float">
            <text:p>3.1740889138</text:p>
          </table:table-cell>
        </table:table-row>
        <table:table-row table:style-name="ro1">
          <table:table-cell office:value-type="string" calcext:value-type="string">
            <text:p>01/02/1896</text:p>
          </table:table-cell>
          <table:table-cell office:value-type="float" office:value="4.45" calcext:value-type="float">
            <text:p>4.45</text:p>
          </table:table-cell>
          <table:table-cell office:value-type="float" office:value="0.19" calcext:value-type="float">
            <text:p>0.19</text:p>
          </table:table-cell>
          <table:table-cell office:value-type="float" office:value="4.2696629213" calcext:value-type="float">
            <text:p>4.2696629213</text:p>
          </table:table-cell>
          <table:table-cell office:value-type="float" office:value="0.0458294301" calcext:value-type="float">
            <text:p>0.0458294301</text:p>
          </table:table-cell>
          <table:table-cell office:value-type="float" office:value="3.8777990084" calcext:value-type="float">
            <text:p>3.8777990084</text:p>
          </table:table-cell>
          <table:table-cell office:value-type="float" office:value="3.58" calcext:value-type="float">
            <text:p>3.5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587477794" calcext:value-type="float">
            <text:p>1.1587477794</text:p>
          </table:table-cell>
          <table:table-cell office:value-type="float" office:value="0.0044027778" calcext:value-type="float">
            <text:p>0.0044027778</text:p>
          </table:table-cell>
          <table:table-cell office:value-type="float" office:value="3.188063722" calcext:value-type="float">
            <text:p>3.188063722</text:p>
          </table:table-cell>
        </table:table-row>
        <table:table-row table:style-name="ro1">
          <table:table-cell office:value-type="string" calcext:value-type="string">
            <text:p>01/03/1896</text:p>
          </table:table-cell>
          <table:table-cell office:value-type="float" office:value="4.38" calcext:value-type="float">
            <text:p>4.38</text:p>
          </table:table-cell>
          <table:table-cell office:value-type="float" office:value="0.19" calcext:value-type="float">
            <text:p>0.19</text:p>
          </table:table-cell>
          <table:table-cell office:value-type="float" office:value="4.3378995434" calcext:value-type="float">
            <text:p>4.3378995434</text:p>
          </table:table-cell>
          <table:table-cell office:value-type="float" office:value="-0.0122191011" calcext:value-type="float">
            <text:p>-0.0122191011</text:p>
          </table:table-cell>
          <table:table-cell office:value-type="float" office:value="3.8304157902" calcext:value-type="float">
            <text:p>3.8304157902</text:p>
          </table:table-cell>
          <table:table-cell office:value-type="float" office:value="3.57" calcext:value-type="float">
            <text:p>3.57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03893387" calcext:value-type="float">
            <text:p>1.1603893387</text:p>
          </table:table-cell>
          <table:table-cell office:value-type="float" office:value="0.0043888889" calcext:value-type="float">
            <text:p>0.0043888889</text:p>
          </table:table-cell>
          <table:table-cell office:value-type="float" office:value="3.2020557794" calcext:value-type="float">
            <text:p>3.2020557794</text:p>
          </table:table-cell>
        </table:table-row>
        <table:table-row table:style-name="ro1">
          <table:table-cell office:value-type="string" calcext:value-type="string">
            <text:p>01/04/1896</text:p>
          </table:table-cell>
          <table:table-cell office:value-type="float" office:value="4.42" calcext:value-type="float">
            <text:p>4.42</text:p>
          </table:table-cell>
          <table:table-cell office:value-type="float" office:value="0.19" calcext:value-type="float">
            <text:p>0.19</text:p>
          </table:table-cell>
          <table:table-cell office:value-type="float" office:value="4.2986425339" calcext:value-type="float">
            <text:p>4.2986425339</text:p>
          </table:table-cell>
          <table:table-cell office:value-type="float" office:value="0.012684551" calcext:value-type="float">
            <text:p>0.012684551</text:p>
          </table:table-cell>
          <table:table-cell office:value-type="float" office:value="3.8790028946" calcext:value-type="float">
            <text:p>3.8790028946</text:p>
          </table:table-cell>
          <table:table-cell office:value-type="float" office:value="3.55" calcext:value-type="float">
            <text:p>3.55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20332236" calcext:value-type="float">
            <text:p>1.1620332236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3.2160647735" calcext:value-type="float">
            <text:p>3.2160647735</text:p>
          </table:table-cell>
        </table:table-row>
        <table:table-row table:style-name="ro1">
          <table:table-cell office:value-type="string" calcext:value-type="string">
            <text:p>01/05/1896</text:p>
          </table:table-cell>
          <table:table-cell office:value-type="float" office:value="4.4" calcext:value-type="float">
            <text:p>4.4</text:p>
          </table:table-cell>
          <table:table-cell office:value-type="float" office:value="0.19" calcext:value-type="float">
            <text:p>0.19</text:p>
          </table:table-cell>
          <table:table-cell office:value-type="float" office:value="4.3181818182" calcext:value-type="float">
            <text:p>4.3181818182</text:p>
          </table:table-cell>
          <table:table-cell office:value-type="float" office:value="-0.0010218703" calcext:value-type="float">
            <text:p>-0.0010218703</text:p>
          </table:table-cell>
          <table:table-cell office:value-type="float" office:value="3.8750390568" calcext:value-type="float">
            <text:p>3.8750390568</text:p>
          </table:table-cell>
          <table:table-cell office:value-type="float" office:value="3.53" calcext:value-type="float">
            <text:p>3.5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36794374" calcext:value-type="float">
            <text:p>1.1636794374</text:p>
          </table:table-cell>
          <table:table-cell office:value-type="float" office:value="0.0043611111" calcext:value-type="float">
            <text:p>0.0043611111</text:p>
          </table:table-cell>
          <table:table-cell office:value-type="float" office:value="3.2300903893" calcext:value-type="float">
            <text:p>3.2300903893</text:p>
          </table:table-cell>
        </table:table-row>
        <table:table-row table:style-name="ro1">
          <table:table-cell office:value-type="string" calcext:value-type="string">
            <text:p>01/06/1896</text:p>
          </table:table-cell>
          <table:table-cell office:value-type="float" office:value="4.32" calcext:value-type="float">
            <text:p>4.32</text:p>
          </table:table-cell>
          <table:table-cell office:value-type="float" office:value="0.19" calcext:value-type="float">
            <text:p>0.19</text:p>
          </table:table-cell>
          <table:table-cell office:value-type="float" office:value="4.3981481481" calcext:value-type="float">
            <text:p>4.3981481481</text:p>
          </table:table-cell>
          <table:table-cell office:value-type="float" office:value="-0.0146780303" calcext:value-type="float">
            <text:p>-0.0146780303</text:p>
          </table:table-cell>
          <table:table-cell office:value-type="float" office:value="3.8181611161" calcext:value-type="float">
            <text:p>3.8181611161</text:p>
          </table:table-cell>
          <table:table-cell office:value-type="float" office:value="3.52" calcext:value-type="float">
            <text:p>3.52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53279832" calcext:value-type="float">
            <text:p>1.1653279832</text:p>
          </table:table-cell>
          <table:table-cell office:value-type="float" office:value="0.0043472222" calcext:value-type="float">
            <text:p>0.0043472222</text:p>
          </table:table-cell>
          <table:table-cell office:value-type="float" office:value="3.24413231" calcext:value-type="float">
            <text:p>3.24413231</text:p>
          </table:table-cell>
        </table:table-row>
        <table:table-row table:style-name="ro1">
          <table:table-cell office:value-type="string" calcext:value-type="string">
            <text:p>01/07/1896</text:p>
          </table:table-cell>
          <table:table-cell office:value-type="float" office:value="4.04" calcext:value-type="float">
            <text:p>4.04</text:p>
          </table:table-cell>
          <table:table-cell office:value-type="float" office:value="0.18" calcext:value-type="float">
            <text:p>0.18</text:p>
          </table:table-cell>
          <table:table-cell office:value-type="float" office:value="4.4554455446" calcext:value-type="float">
            <text:p>4.4554455446</text:p>
          </table:table-cell>
          <table:table-cell office:value-type="float" office:value="-0.0612615741" calcext:value-type="float">
            <text:p>-0.0612615741</text:p>
          </table:table-cell>
          <table:table-cell office:value-type="float" office:value="3.584254556" calcext:value-type="float">
            <text:p>3.584254556</text:p>
          </table:table-cell>
          <table:table-cell office:value-type="float" office:value="3.5" calcext:value-type="float">
            <text:p>3.5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69788646" calcext:value-type="float">
            <text:p>1.1669788646</text:p>
          </table:table-cell>
          <table:table-cell office:value-type="float" office:value="0.0043333333" calcext:value-type="float">
            <text:p>0.0043333333</text:p>
          </table:table-cell>
          <table:table-cell office:value-type="float" office:value="3.2581902167" calcext:value-type="float">
            <text:p>3.2581902167</text:p>
          </table:table-cell>
        </table:table-row>
        <table:table-row table:style-name="ro1">
          <table:table-cell office:value-type="string" calcext:value-type="string">
            <text:p>01/08/1896</text:p>
          </table:table-cell>
          <table:table-cell office:value-type="float" office:value="3.81" calcext:value-type="float">
            <text:p>3.81</text:p>
          </table:table-cell>
          <table:table-cell office:value-type="float" office:value="0.18" calcext:value-type="float">
            <text:p>0.18</text:p>
          </table:table-cell>
          <table:table-cell office:value-type="float" office:value="4.7244094488" calcext:value-type="float">
            <text:p>4.7244094488</text:p>
          </table:table-cell>
          <table:table-cell office:value-type="float" office:value="-0.0531497525" calcext:value-type="float">
            <text:p>-0.0531497525</text:p>
          </table:table-cell>
          <table:table-cell office:value-type="float" office:value="3.3937523136" calcext:value-type="float">
            <text:p>3.3937523136</text:p>
          </table:table-cell>
          <table:table-cell office:value-type="float" office:value="3.48" calcext:value-type="float">
            <text:p>3.4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686320846" calcext:value-type="float">
            <text:p>1.1686320846</text:p>
          </table:table-cell>
          <table:table-cell office:value-type="float" office:value="0.0043194444" calcext:value-type="float">
            <text:p>0.0043194444</text:p>
          </table:table-cell>
          <table:table-cell office:value-type="float" office:value="3.2722637883" calcext:value-type="float">
            <text:p>3.2722637883</text:p>
          </table:table-cell>
        </table:table-row>
        <table:table-row table:style-name="ro1">
          <table:table-cell office:value-type="string" calcext:value-type="string">
            <text:p>01/09/1896</text:p>
          </table:table-cell>
          <table:table-cell office:value-type="float" office:value="4.01" calcext:value-type="float">
            <text:p>4.01</text:p>
          </table:table-cell>
          <table:table-cell office:value-type="float" office:value="0.18" calcext:value-type="float">
            <text:p>0.18</text:p>
          </table:table-cell>
          <table:table-cell office:value-type="float" office:value="4.4887780549" calcext:value-type="float">
            <text:p>4.4887780549</text:p>
          </table:table-cell>
          <table:table-cell office:value-type="float" office:value="0.0564851269" calcext:value-type="float">
            <text:p>0.0564851269</text:p>
          </table:table-cell>
          <table:table-cell office:value-type="float" office:value="3.5854488435" calcext:value-type="float">
            <text:p>3.5854488435</text:p>
          </table:table-cell>
          <table:table-cell office:value-type="float" office:value="3.47" calcext:value-type="float">
            <text:p>3.47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702876467" calcext:value-type="float">
            <text:p>1.1702876467</text:p>
          </table:table-cell>
          <table:table-cell office:value-type="float" office:value="0.0043055556" calcext:value-type="float">
            <text:p>0.0043055556</text:p>
          </table:table-cell>
          <table:table-cell office:value-type="float" office:value="3.2863527018" calcext:value-type="float">
            <text:p>3.2863527018</text:p>
          </table:table-cell>
        </table:table-row>
        <table:table-row table:style-name="ro1">
          <table:table-cell office:value-type="string" calcext:value-type="string">
            <text:p>01/10/1896</text:p>
          </table:table-cell>
          <table:table-cell office:value-type="float" office:value="4.1" calcext:value-type="float">
            <text:p>4.1</text:p>
          </table:table-cell>
          <table:table-cell office:value-type="float" office:value="0.18" calcext:value-type="float">
            <text:p>0.18</text:p>
          </table:table-cell>
          <table:table-cell office:value-type="float" office:value="4.3902439024" calcext:value-type="float">
            <text:p>4.3902439024</text:p>
          </table:table-cell>
          <table:table-cell office:value-type="float" office:value="0.026219867" calcext:value-type="float">
            <text:p>0.026219867</text:p>
          </table:table-cell>
          <table:table-cell office:value-type="float" office:value="3.6794588354" calcext:value-type="float">
            <text:p>3.6794588354</text:p>
          </table:table-cell>
          <table:table-cell office:value-type="float" office:value="3.45" calcext:value-type="float">
            <text:p>3.45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719455542" calcext:value-type="float">
            <text:p>1.1719455542</text:p>
          </table:table-cell>
          <table:table-cell office:value-type="float" office:value="0.0042916667" calcext:value-type="float">
            <text:p>0.0042916667</text:p>
          </table:table-cell>
          <table:table-cell office:value-type="float" office:value="3.3004566322" calcext:value-type="float">
            <text:p>3.3004566322</text:p>
          </table:table-cell>
        </table:table-row>
        <table:table-row table:style-name="ro1">
          <table:table-cell office:value-type="string" calcext:value-type="string">
            <text:p>01/11/1896</text:p>
          </table:table-cell>
          <table:table-cell office:value-type="float" office:value="4.38" calcext:value-type="float">
            <text:p>4.38</text:p>
          </table:table-cell>
          <table:table-cell office:value-type="float" office:value="0.18" calcext:value-type="float">
            <text:p>0.18</text:p>
          </table:table-cell>
          <table:table-cell office:value-type="float" office:value="4.1095890411" calcext:value-type="float">
            <text:p>4.1095890411</text:p>
          </table:table-cell>
          <table:table-cell office:value-type="float" office:value="0.0719674797" calcext:value-type="float">
            <text:p>0.0719674797</text:p>
          </table:table-cell>
          <table:table-cell office:value-type="float" office:value="3.9442602143" calcext:value-type="float">
            <text:p>3.9442602143</text:p>
          </table:table-cell>
          <table:table-cell office:value-type="float" office:value="3.43" calcext:value-type="float">
            <text:p>3.4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736058104" calcext:value-type="float">
            <text:p>1.1736058104</text:p>
          </table:table-cell>
          <table:table-cell office:value-type="float" office:value="0.0042777778" calcext:value-type="float">
            <text:p>0.0042777778</text:p>
          </table:table-cell>
          <table:table-cell office:value-type="float" office:value="3.3145752522" calcext:value-type="float">
            <text:p>3.3145752522</text:p>
          </table:table-cell>
        </table:table-row>
        <table:table-row table:style-name="ro1">
          <table:table-cell office:value-type="string" calcext:value-type="string">
            <text:p>01/12/1896</text:p>
          </table:table-cell>
          <table:table-cell office:value-type="float" office:value="4.22" calcext:value-type="float">
            <text:p>4.22</text:p>
          </table:table-cell>
          <table:table-cell office:value-type="float" office:value="0.18" calcext:value-type="float">
            <text:p>0.18</text:p>
          </table:table-cell>
          <table:table-cell office:value-type="float" office:value="4.2654028436" calcext:value-type="float">
            <text:p>4.2654028436</text:p>
          </table:table-cell>
          <table:table-cell office:value-type="float" office:value="-0.0331050228" calcext:value-type="float">
            <text:p>-0.0331050228</text:p>
          </table:table-cell>
          <table:table-cell office:value-type="float" office:value="3.8136853899" calcext:value-type="float">
            <text:p>3.8136853899</text:p>
          </table:table-cell>
          <table:table-cell office:value-type="float" office:value="3.42" calcext:value-type="float">
            <text:p>3.42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752684187" calcext:value-type="float">
            <text:p>1.1752684187</text:p>
          </table:table-cell>
          <table:table-cell office:value-type="float" office:value="0.0042638889" calcext:value-type="float">
            <text:p>0.0042638889</text:p>
          </table:table-cell>
          <table:table-cell office:value-type="float" office:value="3.3287082328" calcext:value-type="float">
            <text:p>3.3287082328</text:p>
          </table:table-cell>
        </table:table-row>
        <table:table-row table:style-name="ro1">
          <table:table-cell office:value-type="string" calcext:value-type="string">
            <text:p>01/01/1897</text:p>
          </table:table-cell>
          <table:table-cell office:value-type="float" office:value="4.22" calcext:value-type="float">
            <text:p>4.22</text:p>
          </table:table-cell>
          <table:table-cell office:value-type="float" office:value="0.18" calcext:value-type="float">
            <text:p>0.18</text:p>
          </table:table-cell>
          <table:table-cell office:value-type="float" office:value="4.2654028436" calcext:value-type="float">
            <text:p>4.2654028436</text:p>
          </table:table-cell>
          <table:table-cell office:value-type="float" office:value="0.0035545024" calcext:value-type="float">
            <text:p>0.0035545024</text:p>
          </table:table-cell>
          <table:table-cell office:value-type="float" office:value="3.8272411436" calcext:value-type="float">
            <text:p>3.8272411436</text:p>
          </table:table-cell>
          <table:table-cell office:value-type="float" office:value="3.4" calcext:value-type="float">
            <text:p>3.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769333823" calcext:value-type="float">
            <text:p>1.1769333823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3.3428552428" calcext:value-type="float">
            <text:p>3.3428552428</text:p>
          </table:table-cell>
        </table:table-row>
        <table:table-row table:style-name="ro1">
          <table:table-cell office:value-type="string" calcext:value-type="string">
            <text:p>01/02/1897</text:p>
          </table:table-cell>
          <table:table-cell office:value-type="float" office:value="4.18" calcext:value-type="float">
            <text:p>4.18</text:p>
          </table:table-cell>
          <table:table-cell office:value-type="float" office:value="0.18" calcext:value-type="float">
            <text:p>0.18</text:p>
          </table:table-cell>
          <table:table-cell office:value-type="float" office:value="4.3062200957" calcext:value-type="float">
            <text:p>4.3062200957</text:p>
          </table:table-cell>
          <table:table-cell office:value-type="float" office:value="-0.0059241706" calcext:value-type="float">
            <text:p>-0.0059241706</text:p>
          </table:table-cell>
          <table:table-cell office:value-type="float" office:value="3.8045679141" calcext:value-type="float">
            <text:p>3.8045679141</text:p>
          </table:table-cell>
          <table:table-cell office:value-type="float" office:value="3.4" calcext:value-type="float">
            <text:p>3.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73502128" calcext:value-type="float">
            <text:p>1.1773502128</text:p>
          </table:table-cell>
          <table:table-cell office:value-type="float" office:value="0.0031840278" calcext:value-type="float">
            <text:p>0.0031840278</text:p>
          </table:table-cell>
          <table:table-cell office:value-type="float" office:value="3.3534989868" calcext:value-type="float">
            <text:p>3.3534989868</text:p>
          </table:table-cell>
        </table:table-row>
        <table:table-row table:style-name="ro1">
          <table:table-cell office:value-type="string" calcext:value-type="string">
            <text:p>01/03/1897</text:p>
          </table:table-cell>
          <table:table-cell office:value-type="float" office:value="4.19" calcext:value-type="float">
            <text:p>4.19</text:p>
          </table:table-cell>
          <table:table-cell office:value-type="float" office:value="0.18" calcext:value-type="float">
            <text:p>0.18</text:p>
          </table:table-cell>
          <table:table-cell office:value-type="float" office:value="4.2959427208" calcext:value-type="float">
            <text:p>4.2959427208</text:p>
          </table:table-cell>
          <table:table-cell office:value-type="float" office:value="0.0059808612" calcext:value-type="float">
            <text:p>0.0059808612</text:p>
          </table:table-cell>
          <table:table-cell office:value-type="float" office:value="3.8273225069" calcext:value-type="float">
            <text:p>3.8273225069</text:p>
          </table:table-cell>
          <table:table-cell office:value-type="float" office:value="3.39" calcext:value-type="float">
            <text:p>3.39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7767191" calcext:value-type="float">
            <text:p>1.177767191</text:p>
          </table:table-cell>
          <table:table-cell office:value-type="float" office:value="0.0031805556" calcext:value-type="float">
            <text:p>0.0031805556</text:p>
          </table:table-cell>
          <table:table-cell office:value-type="float" office:value="3.3641649766" calcext:value-type="float">
            <text:p>3.3641649766</text:p>
          </table:table-cell>
        </table:table-row>
        <table:table-row table:style-name="ro1">
          <table:table-cell office:value-type="string" calcext:value-type="string">
            <text:p>01/04/1897</text:p>
          </table:table-cell>
          <table:table-cell office:value-type="float" office:value="4.06" calcext:value-type="float">
            <text:p>4.06</text:p>
          </table:table-cell>
          <table:table-cell office:value-type="float" office:value="0.18" calcext:value-type="float">
            <text:p>0.18</text:p>
          </table:table-cell>
          <table:table-cell office:value-type="float" office:value="4.4334975369" calcext:value-type="float">
            <text:p>4.4334975369</text:p>
          </table:table-cell>
          <table:table-cell office:value-type="float" office:value="-0.0274463007" calcext:value-type="float">
            <text:p>-0.0274463007</text:p>
          </table:table-cell>
          <table:table-cell office:value-type="float" office:value="3.7222766624" calcext:value-type="float">
            <text:p>3.7222766624</text:p>
          </table:table-cell>
          <table:table-cell office:value-type="float" office:value="3.39" calcext:value-type="float">
            <text:p>3.39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81843169" calcext:value-type="float">
            <text:p>1.1781843169</text:p>
          </table:table-cell>
          <table:table-cell office:value-type="float" office:value="0.0031770833" calcext:value-type="float">
            <text:p>0.0031770833</text:p>
          </table:table-cell>
          <table:table-cell office:value-type="float" office:value="3.3748532091" calcext:value-type="float">
            <text:p>3.3748532091</text:p>
          </table:table-cell>
        </table:table-row>
        <table:table-row table:style-name="ro1">
          <table:table-cell office:value-type="string" calcext:value-type="string">
            <text:p>01/05/1897</text:p>
          </table:table-cell>
          <table:table-cell office:value-type="float" office:value="4.08" calcext:value-type="float">
            <text:p>4.08</text:p>
          </table:table-cell>
          <table:table-cell office:value-type="float" office:value="0.18" calcext:value-type="float">
            <text:p>0.18</text:p>
          </table:table-cell>
          <table:table-cell office:value-type="float" office:value="4.4117647059" calcext:value-type="float">
            <text:p>4.4117647059</text:p>
          </table:table-cell>
          <table:table-cell office:value-type="float" office:value="0.0086206897" calcext:value-type="float">
            <text:p>0.0086206897</text:p>
          </table:table-cell>
          <table:table-cell office:value-type="float" office:value="3.7543652543" calcext:value-type="float">
            <text:p>3.7543652543</text:p>
          </table:table-cell>
          <table:table-cell office:value-type="float" office:value="3.38" calcext:value-type="float">
            <text:p>3.38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86015905" calcext:value-type="float">
            <text:p>1.1786015905</text:p>
          </table:table-cell>
          <table:table-cell office:value-type="float" office:value="0.0031736111" calcext:value-type="float">
            <text:p>0.0031736111</text:p>
          </table:table-cell>
          <table:table-cell office:value-type="float" office:value="3.3855636807" calcext:value-type="float">
            <text:p>3.3855636807</text:p>
          </table:table-cell>
        </table:table-row>
        <table:table-row table:style-name="ro1">
          <table:table-cell office:value-type="string" calcext:value-type="string">
            <text:p>01/06/1897</text:p>
          </table:table-cell>
          <table:table-cell office:value-type="float" office:value="4.27" calcext:value-type="float">
            <text:p>4.27</text:p>
          </table:table-cell>
          <table:table-cell office:value-type="float" office:value="0.18" calcext:value-type="float">
            <text:p>0.18</text:p>
          </table:table-cell>
          <table:table-cell office:value-type="float" office:value="4.2154566745" calcext:value-type="float">
            <text:p>4.2154566745</text:p>
          </table:table-cell>
          <table:table-cell office:value-type="float" office:value="0.050245098" calcext:value-type="float">
            <text:p>0.050245098</text:p>
          </table:table-cell>
          <table:table-cell office:value-type="float" office:value="3.9430037046" calcext:value-type="float">
            <text:p>3.9430037046</text:p>
          </table:table-cell>
          <table:table-cell office:value-type="float" office:value="3.38" calcext:value-type="float">
            <text:p>3.38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90190119" calcext:value-type="float">
            <text:p>1.1790190119</text:p>
          </table:table-cell>
          <table:table-cell office:value-type="float" office:value="0.0031701389" calcext:value-type="float">
            <text:p>0.0031701389</text:p>
          </table:table-cell>
          <table:table-cell office:value-type="float" office:value="3.3962963878" calcext:value-type="float">
            <text:p>3.3962963878</text:p>
          </table:table-cell>
        </table:table-row>
        <table:table-row table:style-name="ro1">
          <table:table-cell office:value-type="string" calcext:value-type="string">
            <text:p>01/07/1897</text:p>
          </table:table-cell>
          <table:table-cell office:value-type="float" office:value="4.46" calcext:value-type="float">
            <text:p>4.46</text:p>
          </table:table-cell>
          <table:table-cell office:value-type="float" office:value="0.18" calcext:value-type="float">
            <text:p>0.18</text:p>
          </table:table-cell>
          <table:table-cell office:value-type="float" office:value="4.0358744395" calcext:value-type="float">
            <text:p>4.0358744395</text:p>
          </table:table-cell>
          <table:table-cell office:value-type="float" office:value="0.0480093677" calcext:value-type="float">
            <text:p>0.0480093677</text:p>
          </table:table-cell>
          <table:table-cell office:value-type="float" office:value="4.1323048192" calcext:value-type="float">
            <text:p>4.1323048192</text:p>
          </table:table-cell>
          <table:table-cell office:value-type="float" office:value="3.38" calcext:value-type="float">
            <text:p>3.38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94365812" calcext:value-type="float">
            <text:p>1.1794365812</text:p>
          </table:table-cell>
          <table:table-cell office:value-type="float" office:value="0.0031666667" calcext:value-type="float">
            <text:p>0.0031666667</text:p>
          </table:table-cell>
          <table:table-cell office:value-type="float" office:value="3.4070513264" calcext:value-type="float">
            <text:p>3.4070513264</text:p>
          </table:table-cell>
        </table:table-row>
        <table:table-row table:style-name="ro1">
          <table:table-cell office:value-type="string" calcext:value-type="string">
            <text:p>01/08/1897</text:p>
          </table:table-cell>
          <table:table-cell office:value-type="float" office:value="4.75" calcext:value-type="float">
            <text:p>4.75</text:p>
          </table:table-cell>
          <table:table-cell office:value-type="float" office:value="0.18" calcext:value-type="float">
            <text:p>0.18</text:p>
          </table:table-cell>
          <table:table-cell office:value-type="float" office:value="3.7894736842" calcext:value-type="float">
            <text:p>3.7894736842</text:p>
          </table:table-cell>
          <table:table-cell office:value-type="float" office:value="0.0683856502" calcext:value-type="float">
            <text:p>0.0683856502</text:p>
          </table:table-cell>
          <table:table-cell office:value-type="float" office:value="4.4148951712" calcext:value-type="float">
            <text:p>4.4148951712</text:p>
          </table:table-cell>
          <table:table-cell office:value-type="float" office:value="3.37" calcext:value-type="float">
            <text:p>3.3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98542983" calcext:value-type="float">
            <text:p>1.1798542983</text:p>
          </table:table-cell>
          <table:table-cell office:value-type="float" office:value="0.0031631944" calcext:value-type="float">
            <text:p>0.0031631944</text:p>
          </table:table-cell>
          <table:table-cell office:value-type="float" office:value="3.4178284922" calcext:value-type="float">
            <text:p>3.4178284922</text:p>
          </table:table-cell>
        </table:table-row>
        <table:table-row table:style-name="ro1">
          <table:table-cell office:value-type="string" calcext:value-type="string">
            <text:p>01/09/1897</text:p>
          </table:table-cell>
          <table:table-cell office:value-type="float" office:value="4.98" calcext:value-type="float">
            <text:p>4.98</text:p>
          </table:table-cell>
          <table:table-cell office:value-type="float" office:value="0.18" calcext:value-type="float">
            <text:p>0.18</text:p>
          </table:table-cell>
          <table:table-cell office:value-type="float" office:value="3.6144578313" calcext:value-type="float">
            <text:p>3.6144578313</text:p>
          </table:table-cell>
          <table:table-cell office:value-type="float" office:value="0.0515789474" calcext:value-type="float">
            <text:p>0.0515789474</text:p>
          </table:table-cell>
          <table:table-cell office:value-type="float" office:value="4.6426108169" calcext:value-type="float">
            <text:p>4.6426108169</text:p>
          </table:table-cell>
          <table:table-cell office:value-type="float" office:value="3.37" calcext:value-type="float">
            <text:p>3.3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802721633" calcext:value-type="float">
            <text:p>1.1802721633</text:p>
          </table:table-cell>
          <table:table-cell office:value-type="float" office:value="0.0031597222" calcext:value-type="float">
            <text:p>0.0031597222</text:p>
          </table:table-cell>
          <table:table-cell office:value-type="float" office:value="3.4286278808" calcext:value-type="float">
            <text:p>3.4286278808</text:p>
          </table:table-cell>
        </table:table-row>
        <table:table-row table:style-name="ro1">
          <table:table-cell office:value-type="string" calcext:value-type="string">
            <text:p>01/10/1897</text:p>
          </table:table-cell>
          <table:table-cell office:value-type="float" office:value="4.82" calcext:value-type="float">
            <text:p>4.82</text:p>
          </table:table-cell>
          <table:table-cell office:value-type="float" office:value="0.18" calcext:value-type="float">
            <text:p>0.18</text:p>
          </table:table-cell>
          <table:table-cell office:value-type="float" office:value="3.734439834" calcext:value-type="float">
            <text:p>3.734439834</text:p>
          </table:table-cell>
          <table:table-cell office:value-type="float" office:value="-0.0291164659" calcext:value-type="float">
            <text:p>-0.0291164659</text:p>
          </table:table-cell>
          <table:table-cell office:value-type="float" office:value="4.5074343975" calcext:value-type="float">
            <text:p>4.5074343975</text:p>
          </table:table-cell>
          <table:table-cell office:value-type="float" office:value="3.36" calcext:value-type="float">
            <text:p>3.36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806901764" calcext:value-type="float">
            <text:p>1.1806901764</text:p>
          </table:table-cell>
          <table:table-cell office:value-type="float" office:value="0.00315625" calcext:value-type="float">
            <text:p>0.00315625</text:p>
          </table:table-cell>
          <table:table-cell office:value-type="float" office:value="3.4394494876" calcext:value-type="float">
            <text:p>3.4394494876</text:p>
          </table:table-cell>
        </table:table-row>
        <table:table-row table:style-name="ro1">
          <table:table-cell office:value-type="string" calcext:value-type="string">
            <text:p>01/11/1897</text:p>
          </table:table-cell>
          <table:table-cell office:value-type="float" office:value="4.65" calcext:value-type="float">
            <text:p>4.65</text:p>
          </table:table-cell>
          <table:table-cell office:value-type="float" office:value="0.18" calcext:value-type="float">
            <text:p>0.18</text:p>
          </table:table-cell>
          <table:table-cell office:value-type="float" office:value="3.8709677419" calcext:value-type="float">
            <text:p>3.8709677419</text:p>
          </table:table-cell>
          <table:table-cell office:value-type="float" office:value="-0.0321576763" calcext:value-type="float">
            <text:p>-0.0321576763</text:p>
          </table:table-cell>
          <table:table-cell office:value-type="float" office:value="4.362485781" calcext:value-type="float">
            <text:p>4.362485781</text:p>
          </table:table-cell>
          <table:table-cell office:value-type="float" office:value="3.36" calcext:value-type="float">
            <text:p>3.36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811083375" calcext:value-type="float">
            <text:p>1.1811083375</text:p>
          </table:table-cell>
          <table:table-cell office:value-type="float" office:value="0.0031527778" calcext:value-type="float">
            <text:p>0.0031527778</text:p>
          </table:table-cell>
          <table:table-cell office:value-type="float" office:value="3.4502933075" calcext:value-type="float">
            <text:p>3.4502933075</text:p>
          </table:table-cell>
        </table:table-row>
        <table:table-row table:style-name="ro1">
          <table:table-cell office:value-type="string" calcext:value-type="string">
            <text:p>01/12/1897</text:p>
          </table:table-cell>
          <table:table-cell office:value-type="float" office:value="4.75" calcext:value-type="float">
            <text:p>4.75</text:p>
          </table:table-cell>
          <table:table-cell office:value-type="float" office:value="0.18" calcext:value-type="float">
            <text:p>0.18</text:p>
          </table:table-cell>
          <table:table-cell office:value-type="float" office:value="3.7894736842" calcext:value-type="float">
            <text:p>3.7894736842</text:p>
          </table:table-cell>
          <table:table-cell office:value-type="float" office:value="0.0247311828" calcext:value-type="float">
            <text:p>0.0247311828</text:p>
          </table:table-cell>
          <table:table-cell office:value-type="float" office:value="4.4703752143" calcext:value-type="float">
            <text:p>4.4703752143</text:p>
          </table:table-cell>
          <table:table-cell office:value-type="float" office:value="3.35" calcext:value-type="float">
            <text:p>3.3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815266467" calcext:value-type="float">
            <text:p>1.1815266467</text:p>
          </table:table-cell>
          <table:table-cell office:value-type="float" office:value="0.0031493056" calcext:value-type="float">
            <text:p>0.0031493056</text:p>
          </table:table-cell>
          <table:table-cell office:value-type="float" office:value="3.4611593354" calcext:value-type="float">
            <text:p>3.4611593354</text:p>
          </table:table-cell>
        </table:table-row>
        <table:table-row table:style-name="ro1">
          <table:table-cell office:value-type="string" calcext:value-type="string">
            <text:p>01/01/1898</text:p>
          </table:table-cell>
          <table:table-cell office:value-type="float" office:value="4.88" calcext:value-type="float">
            <text:p>4.88</text:p>
          </table:table-cell>
          <table:table-cell office:value-type="float" office:value="0.18" calcext:value-type="float">
            <text:p>0.18</text:p>
          </table:table-cell>
          <table:table-cell office:value-type="float" office:value="3.6885245902" calcext:value-type="float">
            <text:p>3.6885245902</text:p>
          </table:table-cell>
          <table:table-cell office:value-type="float" office:value="0.0305561404" calcext:value-type="float">
            <text:p>0.0305561404</text:p>
          </table:table-cell>
          <table:table-cell office:value-type="float" office:value="4.6069726268" calcext:value-type="float">
            <text:p>4.6069726268</text:p>
          </table:table-cell>
          <table:table-cell office:value-type="float" office:value="3.35" calcext:value-type="float">
            <text:p>3.3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819451041" calcext:value-type="float">
            <text:p>1.1819451041</text:p>
          </table:table-cell>
          <table:table-cell office:value-type="float" office:value="0.0031458333" calcext:value-type="float">
            <text:p>0.0031458333</text:p>
          </table:table-cell>
          <table:table-cell office:value-type="float" office:value="3.4720475658" calcext:value-type="float">
            <text:p>3.4720475658</text:p>
          </table:table-cell>
        </table:table-row>
        <table:table-row table:style-name="ro1">
          <table:table-cell office:value-type="string" calcext:value-type="string">
            <text:p>01/02/1898</text:p>
          </table:table-cell>
          <table:table-cell office:value-type="float" office:value="4.87" calcext:value-type="float">
            <text:p>4.87</text:p>
          </table:table-cell>
          <table:table-cell office:value-type="float" office:value="0.18" calcext:value-type="float">
            <text:p>0.18</text:p>
          </table:table-cell>
          <table:table-cell office:value-type="float" office:value="3.6960985626" calcext:value-type="float">
            <text:p>3.6960985626</text:p>
          </table:table-cell>
          <table:table-cell office:value-type="float" office:value="0.0010809426" calcext:value-type="float">
            <text:p>0.0010809426</text:p>
          </table:table-cell>
          <table:table-cell office:value-type="float" office:value="4.6119524999" calcext:value-type="float">
            <text:p>4.6119524999</text:p>
          </table:table-cell>
          <table:table-cell office:value-type="float" office:value="3.33" calcext:value-type="float">
            <text:p>3.33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840381318" calcext:value-type="float">
            <text:p>1.1840381318</text:p>
          </table:table-cell>
          <table:table-cell office:value-type="float" office:value="0.0045451389" calcext:value-type="float">
            <text:p>0.0045451389</text:p>
          </table:table-cell>
          <table:table-cell office:value-type="float" office:value="3.4878285042" calcext:value-type="float">
            <text:p>3.4878285042</text:p>
          </table:table-cell>
        </table:table-row>
        <table:table-row table:style-name="ro1">
          <table:table-cell office:value-type="string" calcext:value-type="string">
            <text:p>01/03/1898</text:p>
          </table:table-cell>
          <table:table-cell office:value-type="float" office:value="4.65" calcext:value-type="float">
            <text:p>4.65</text:p>
          </table:table-cell>
          <table:table-cell office:value-type="float" office:value="0.19" calcext:value-type="float">
            <text:p>0.19</text:p>
          </table:table-cell>
          <table:table-cell office:value-type="float" office:value="4.0860215054" calcext:value-type="float">
            <text:p>4.0860215054</text:p>
          </table:table-cell>
          <table:table-cell office:value-type="float" office:value="-0.042008898" calcext:value-type="float">
            <text:p>-0.042008898</text:p>
          </table:table-cell>
          <table:table-cell office:value-type="float" office:value="4.4182094576" calcext:value-type="float">
            <text:p>4.4182094576</text:p>
          </table:table-cell>
          <table:table-cell office:value-type="float" office:value="3.31" calcext:value-type="float">
            <text:p>3.31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86134866" calcext:value-type="float">
            <text:p>1.186134866</text:p>
          </table:table-cell>
          <table:table-cell office:value-type="float" office:value="0.0045277778" calcext:value-type="float">
            <text:p>0.0045277778</text:p>
          </table:table-cell>
          <table:table-cell office:value-type="float" office:value="3.5036206166" calcext:value-type="float">
            <text:p>3.5036206166</text:p>
          </table:table-cell>
        </table:table-row>
        <table:table-row table:style-name="ro1">
          <table:table-cell office:value-type="string" calcext:value-type="string">
            <text:p>01/04/1898</text:p>
          </table:table-cell>
          <table:table-cell office:value-type="float" office:value="4.57" calcext:value-type="float">
            <text:p>4.57</text:p>
          </table:table-cell>
          <table:table-cell office:value-type="float" office:value="0.19" calcext:value-type="float">
            <text:p>0.19</text:p>
          </table:table-cell>
          <table:table-cell office:value-type="float" office:value="4.1575492341" calcext:value-type="float">
            <text:p>4.1575492341</text:p>
          </table:table-cell>
          <table:table-cell office:value-type="float" office:value="-0.0138584229" calcext:value-type="float">
            <text:p>-0.0138584229</text:p>
          </table:table-cell>
          <table:table-cell office:value-type="float" office:value="4.3569800423" calcext:value-type="float">
            <text:p>4.3569800423</text:p>
          </table:table-cell>
          <table:table-cell office:value-type="float" office:value="3.29" calcext:value-type="float">
            <text:p>3.29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882353132" calcext:value-type="float">
            <text:p>1.1882353132</text:p>
          </table:table-cell>
          <table:table-cell office:value-type="float" office:value="0.0045104167" calcext:value-type="float">
            <text:p>0.0045104167</text:p>
          </table:table-cell>
          <table:table-cell office:value-type="float" office:value="3.5194234054" calcext:value-type="float">
            <text:p>3.5194234054</text:p>
          </table:table-cell>
        </table:table-row>
        <table:table-row table:style-name="ro1">
          <table:table-cell office:value-type="string" calcext:value-type="string">
            <text:p>01/05/1898</text:p>
          </table:table-cell>
          <table:table-cell office:value-type="float" office:value="4.87" calcext:value-type="float">
            <text:p>4.87</text:p>
          </table:table-cell>
          <table:table-cell office:value-type="float" office:value="0.19" calcext:value-type="float">
            <text:p>0.19</text:p>
          </table:table-cell>
          <table:table-cell office:value-type="float" office:value="3.9014373717" calcext:value-type="float">
            <text:p>3.9014373717</text:p>
          </table:table-cell>
          <table:table-cell office:value-type="float" office:value="0.0690791393" calcext:value-type="float">
            <text:p>0.0690791393</text:p>
          </table:table-cell>
          <table:table-cell office:value-type="float" office:value="4.6579564737" calcext:value-type="float">
            <text:p>4.6579564737</text:p>
          </table:table-cell>
          <table:table-cell office:value-type="float" office:value="3.27" calcext:value-type="float">
            <text:p>3.27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903394799" calcext:value-type="float">
            <text:p>1.1903394799</text:p>
          </table:table-cell>
          <table:table-cell office:value-type="float" office:value="0.0044930556" calcext:value-type="float">
            <text:p>0.0044930556</text:p>
          </table:table-cell>
          <table:table-cell office:value-type="float" office:value="3.5352363703" calcext:value-type="float">
            <text:p>3.5352363703</text:p>
          </table:table-cell>
        </table:table-row>
        <table:table-row table:style-name="ro1">
          <table:table-cell office:value-type="string" calcext:value-type="string">
            <text:p>01/06/1898</text:p>
          </table:table-cell>
          <table:table-cell office:value-type="float" office:value="5.06" calcext:value-type="float">
            <text:p>5.06</text:p>
          </table:table-cell>
          <table:table-cell office:value-type="float" office:value="0.19" calcext:value-type="float">
            <text:p>0.19</text:p>
          </table:table-cell>
          <table:table-cell office:value-type="float" office:value="3.7549407115" calcext:value-type="float">
            <text:p>3.7549407115</text:p>
          </table:table-cell>
          <table:table-cell office:value-type="float" office:value="0.0422655715" calcext:value-type="float">
            <text:p>0.0422655715</text:p>
          </table:table-cell>
          <table:table-cell office:value-type="float" office:value="4.8548276662" calcext:value-type="float">
            <text:p>4.8548276662</text:p>
          </table:table-cell>
          <table:table-cell office:value-type="float" office:value="3.25" calcext:value-type="float">
            <text:p>3.25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924473727" calcext:value-type="float">
            <text:p>1.1924473727</text:p>
          </table:table-cell>
          <table:table-cell office:value-type="float" office:value="0.0044756944" calcext:value-type="float">
            <text:p>0.0044756944</text:p>
          </table:table-cell>
          <table:table-cell office:value-type="float" office:value="3.5510590081" calcext:value-type="float">
            <text:p>3.5510590081</text:p>
          </table:table-cell>
        </table:table-row>
        <table:table-row table:style-name="ro1">
          <table:table-cell office:value-type="string" calcext:value-type="string">
            <text:p>01/07/1898</text:p>
          </table:table-cell>
          <table:table-cell office:value-type="float" office:value="5.08" calcext:value-type="float">
            <text:p>5.08</text:p>
          </table:table-cell>
          <table:table-cell office:value-type="float" office:value="0.19" calcext:value-type="float">
            <text:p>0.19</text:p>
          </table:table-cell>
          <table:table-cell office:value-type="float" office:value="3.7401574803" calcext:value-type="float">
            <text:p>3.7401574803</text:p>
          </table:table-cell>
          <table:table-cell office:value-type="float" office:value="0.0071096838" calcext:value-type="float">
            <text:p>0.0071096838</text:p>
          </table:table-cell>
          <table:table-cell office:value-type="float" office:value="4.8893439558" calcext:value-type="float">
            <text:p>4.8893439558</text:p>
          </table:table-cell>
          <table:table-cell office:value-type="float" office:value="3.23" calcext:value-type="float">
            <text:p>3.23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945589983" calcext:value-type="float">
            <text:p>1.1945589983</text:p>
          </table:table-cell>
          <table:table-cell office:value-type="float" office:value="0.0044583333" calcext:value-type="float">
            <text:p>0.0044583333</text:p>
          </table:table-cell>
          <table:table-cell office:value-type="float" office:value="3.5668908128" calcext:value-type="float">
            <text:p>3.5668908128</text:p>
          </table:table-cell>
        </table:table-row>
        <table:table-row table:style-name="ro1">
          <table:table-cell office:value-type="string" calcext:value-type="string">
            <text:p>01/08/1898</text:p>
          </table:table-cell>
          <table:table-cell office:value-type="float" office:value="5.27" calcext:value-type="float">
            <text:p>5.27</text:p>
          </table:table-cell>
          <table:table-cell office:value-type="float" office:value="0.19" calcext:value-type="float">
            <text:p>0.19</text:p>
          </table:table-cell>
          <table:table-cell office:value-type="float" office:value="3.605313093" calcext:value-type="float">
            <text:p>3.605313093</text:p>
          </table:table-cell>
          <table:table-cell office:value-type="float" office:value="0.0405725066" calcext:value-type="float">
            <text:p>0.0405725066</text:p>
          </table:table-cell>
          <table:table-cell office:value-type="float" office:value="5.0877168955" calcext:value-type="float">
            <text:p>5.0877168955</text:p>
          </table:table-cell>
          <table:table-cell office:value-type="float" office:value="3.2" calcext:value-type="float">
            <text:p>3.2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966743632" calcext:value-type="float">
            <text:p>1.1966743632</text:p>
          </table:table-cell>
          <table:table-cell office:value-type="float" office:value="0.0044409722" calcext:value-type="float">
            <text:p>0.0044409722</text:p>
          </table:table-cell>
          <table:table-cell office:value-type="float" office:value="3.5827312758" calcext:value-type="float">
            <text:p>3.5827312758</text:p>
          </table:table-cell>
        </table:table-row>
        <table:table-row table:style-name="ro1">
          <table:table-cell office:value-type="string" calcext:value-type="string">
            <text:p>01/09/1898</text:p>
          </table:table-cell>
          <table:table-cell office:value-type="float" office:value="5.26" calcext:value-type="float">
            <text:p>5.26</text:p>
          </table:table-cell>
          <table:table-cell office:value-type="float" office:value="0.2" calcext:value-type="float">
            <text:p>0.2</text:p>
          </table:table-cell>
          <table:table-cell office:value-type="float" office:value="3.8022813688" calcext:value-type="float">
            <text:p>3.8022813688</text:p>
          </table:table-cell>
          <table:table-cell office:value-type="float" office:value="0.0011859583" calcext:value-type="float">
            <text:p>0.0011859583</text:p>
          </table:table-cell>
          <table:table-cell office:value-type="float" office:value="5.0937507153" calcext:value-type="float">
            <text:p>5.0937507153</text:p>
          </table:table-cell>
          <table:table-cell office:value-type="float" office:value="3.18" calcext:value-type="float">
            <text:p>3.18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198793474" calcext:value-type="float">
            <text:p>1.198793474</text:p>
          </table:table-cell>
          <table:table-cell office:value-type="float" office:value="0.0044236111" calcext:value-type="float">
            <text:p>0.0044236111</text:p>
          </table:table-cell>
          <table:table-cell office:value-type="float" office:value="3.5985798857" calcext:value-type="float">
            <text:p>3.5985798857</text:p>
          </table:table-cell>
        </table:table-row>
        <table:table-row table:style-name="ro1">
          <table:table-cell office:value-type="string" calcext:value-type="string">
            <text:p>01/10/1898</text:p>
          </table:table-cell>
          <table:table-cell office:value-type="float" office:value="5.15" calcext:value-type="float">
            <text:p>5.15</text:p>
          </table:table-cell>
          <table:table-cell office:value-type="float" office:value="0.2" calcext:value-type="float">
            <text:p>0.2</text:p>
          </table:table-cell>
          <table:table-cell office:value-type="float" office:value="3.8834951456" calcext:value-type="float">
            <text:p>3.8834951456</text:p>
          </table:table-cell>
          <table:table-cell office:value-type="float" office:value="-0.0177962611" calcext:value-type="float">
            <text:p>-0.0177962611</text:p>
          </table:table-cell>
          <table:table-cell office:value-type="float" office:value="5.0031009977" calcext:value-type="float">
            <text:p>5.0031009977</text:p>
          </table:table-cell>
          <table:table-cell office:value-type="float" office:value="3.16" calcext:value-type="float">
            <text:p>3.16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2009163375" calcext:value-type="float">
            <text:p>1.2009163375</text:p>
          </table:table-cell>
          <table:table-cell office:value-type="float" office:value="0.00440625" calcext:value-type="float">
            <text:p>0.00440625</text:p>
          </table:table-cell>
          <table:table-cell office:value-type="float" office:value="3.6144361283" calcext:value-type="float">
            <text:p>3.6144361283</text:p>
          </table:table-cell>
        </table:table-row>
        <table:table-row table:style-name="ro1">
          <table:table-cell office:value-type="string" calcext:value-type="string">
            <text:p>01/11/1898</text:p>
          </table:table-cell>
          <table:table-cell office:value-type="float" office:value="5.32" calcext:value-type="float">
            <text:p>5.32</text:p>
          </table:table-cell>
          <table:table-cell office:value-type="float" office:value="0.2" calcext:value-type="float">
            <text:p>0.2</text:p>
          </table:table-cell>
          <table:table-cell office:value-type="float" office:value="3.7593984962" calcext:value-type="float">
            <text:p>3.7593984962</text:p>
          </table:table-cell>
          <table:table-cell office:value-type="float" office:value="0.0362184466" calcext:value-type="float">
            <text:p>0.0362184466</text:p>
          </table:table-cell>
          <table:table-cell office:value-type="float" office:value="5.184305544" calcext:value-type="float">
            <text:p>5.184305544</text:p>
          </table:table-cell>
          <table:table-cell office:value-type="float" office:value="3.14" calcext:value-type="float">
            <text:p>3.14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2030429602" calcext:value-type="float">
            <text:p>1.2030429602</text:p>
          </table:table-cell>
          <table:table-cell office:value-type="float" office:value="0.0043888889" calcext:value-type="float">
            <text:p>0.0043888889</text:p>
          </table:table-cell>
          <table:table-cell office:value-type="float" office:value="3.6302994869" calcext:value-type="float">
            <text:p>3.6302994869</text:p>
          </table:table-cell>
        </table:table-row>
        <table:table-row table:style-name="ro1">
          <table:table-cell office:value-type="string" calcext:value-type="string">
            <text:p>01/12/1898</text:p>
          </table:table-cell>
          <table:table-cell office:value-type="float" office:value="5.65" calcext:value-type="float">
            <text:p>5.65</text:p>
          </table:table-cell>
          <table:table-cell office:value-type="float" office:value="0.2" calcext:value-type="float">
            <text:p>0.2</text:p>
          </table:table-cell>
          <table:table-cell office:value-type="float" office:value="3.5398230088" calcext:value-type="float">
            <text:p>3.5398230088</text:p>
          </table:table-cell>
          <table:table-cell office:value-type="float" office:value="0.0651629073" calcext:value-type="float">
            <text:p>0.0651629073</text:p>
          </table:table-cell>
          <table:table-cell office:value-type="float" office:value="5.5221299654" calcext:value-type="float">
            <text:p>5.5221299654</text:p>
          </table:table-cell>
          <table:table-cell office:value-type="float" office:value="3.12" calcext:value-type="float">
            <text:p>3.12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2051733487" calcext:value-type="float">
            <text:p>1.2051733487</text:p>
          </table:table-cell>
          <table:table-cell office:value-type="float" office:value="0.0043715278" calcext:value-type="float">
            <text:p>0.0043715278</text:p>
          </table:table-cell>
          <table:table-cell office:value-type="float" office:value="3.6461694419" calcext:value-type="float">
            <text:p>3.6461694419</text:p>
          </table:table-cell>
        </table:table-row>
        <table:table-row table:style-name="ro1">
          <table:table-cell office:value-type="string" calcext:value-type="string">
            <text:p>01/01/1899</text:p>
          </table:table-cell>
          <table:table-cell office:value-type="float" office:value="6.08" calcext:value-type="float">
            <text:p>6.08</text:p>
          </table:table-cell>
          <table:table-cell office:value-type="float" office:value="0.2" calcext:value-type="float">
            <text:p>0.2</text:p>
          </table:table-cell>
          <table:table-cell office:value-type="float" office:value="3.2894736842" calcext:value-type="float">
            <text:p>3.2894736842</text:p>
          </table:table-cell>
          <table:table-cell office:value-type="float" office:value="0.0790678466" calcext:value-type="float">
            <text:p>0.0790678466</text:p>
          </table:table-cell>
          <table:table-cell office:value-type="float" office:value="5.9587528905" calcext:value-type="float">
            <text:p>5.9587528905</text:p>
          </table:table-cell>
          <table:table-cell office:value-type="float" office:value="3.1" calcext:value-type="float">
            <text:p>3.1</text:p>
          </table:table-cell>
          <table:table-cell office:value-type="float" office:value="0.0017708333" calcext:value-type="float">
            <text:p>0.0017708333</text:p>
          </table:table-cell>
          <table:table-cell office:value-type="float" office:value="1.2073075099" calcext:value-type="float">
            <text:p>1.2073075099</text:p>
          </table:table-cell>
          <table:table-cell office:value-type="float" office:value="0.0043541667" calcext:value-type="float">
            <text:p>0.0043541667</text:p>
          </table:table-cell>
          <table:table-cell office:value-type="float" office:value="3.6620454714" calcext:value-type="float">
            <text:p>3.6620454714</text:p>
          </table:table-cell>
        </table:table-row>
        <table:table-row table:style-name="ro1">
          <table:table-cell office:value-type="string" calcext:value-type="string">
            <text:p>01/02/1899</text:p>
          </table:table-cell>
          <table:table-cell office:value-type="float" office:value="6.31" calcext:value-type="float">
            <text:p>6.31</text:p>
          </table:table-cell>
          <table:table-cell office:value-type="float" office:value="0.2" calcext:value-type="float">
            <text:p>0.2</text:p>
          </table:table-cell>
          <table:table-cell office:value-type="float" office:value="3.1695721078" calcext:value-type="float">
            <text:p>3.1695721078</text:p>
          </table:table-cell>
          <table:table-cell office:value-type="float" office:value="0.0405934759" calcext:value-type="float">
            <text:p>0.0405934759</text:p>
          </table:table-cell>
          <table:table-cell office:value-type="float" office:value="6.2006393822" calcext:value-type="float">
            <text:p>6.2006393822</text:p>
          </table:table-cell>
          <table:table-cell office:value-type="float" office:value="3.1" calcext:value-type="float">
            <text:p>3.1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68799218" calcext:value-type="float">
            <text:p>1.2068799218</text:p>
          </table:table-cell>
          <table:table-cell office:value-type="float" office:value="0.0022326389" calcext:value-type="float">
            <text:p>0.0022326389</text:p>
          </table:table-cell>
          <table:table-cell office:value-type="float" office:value="3.6702214965" calcext:value-type="float">
            <text:p>3.6702214965</text:p>
          </table:table-cell>
        </table:table-row>
        <table:table-row table:style-name="ro1">
          <table:table-cell office:value-type="string" calcext:value-type="string">
            <text:p>01/03/1899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office:value-type="float" office:value="3.125" calcext:value-type="float">
            <text:p>3.125</text:p>
          </table:table-cell>
          <table:table-cell office:value-type="float" office:value="0.016937401" calcext:value-type="float">
            <text:p>0.016937401</text:p>
          </table:table-cell>
          <table:table-cell office:value-type="float" office:value="6.3056620976" calcext:value-type="float">
            <text:p>6.3056620976</text:p>
          </table:table-cell>
          <table:table-cell office:value-type="float" office:value="3.11" calcext:value-type="float">
            <text:p>3.11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64524852" calcext:value-type="float">
            <text:p>1.2064524852</text:p>
          </table:table-cell>
          <table:table-cell office:value-type="float" office:value="0.0022361111" calcext:value-type="float">
            <text:p>0.0022361111</text:p>
          </table:table-cell>
          <table:table-cell office:value-type="float" office:value="3.6784285196" calcext:value-type="float">
            <text:p>3.6784285196</text:p>
          </table:table-cell>
        </table:table-row>
        <table:table-row table:style-name="ro1">
          <table:table-cell office:value-type="string" calcext:value-type="string">
            <text:p>01/04/1899</text:p>
          </table:table-cell>
          <table:table-cell office:value-type="float" office:value="6.48" calcext:value-type="float">
            <text:p>6.48</text:p>
          </table:table-cell>
          <table:table-cell office:value-type="float" office:value="0.2" calcext:value-type="float">
            <text:p>0.2</text:p>
          </table:table-cell>
          <table:table-cell office:value-type="float" office:value="3.0864197531" calcext:value-type="float">
            <text:p>3.0864197531</text:p>
          </table:table-cell>
          <table:table-cell office:value-type="float" office:value="0.0151471354" calcext:value-type="float">
            <text:p>0.0151471354</text:p>
          </table:table-cell>
          <table:table-cell office:value-type="float" office:value="6.4011748152" calcext:value-type="float">
            <text:p>6.4011748152</text:p>
          </table:table-cell>
          <table:table-cell office:value-type="float" office:value="3.11" calcext:value-type="float">
            <text:p>3.11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60251999" calcext:value-type="float">
            <text:p>1.2060251999</text:p>
          </table:table-cell>
          <table:table-cell office:value-type="float" office:value="0.0022395833" calcext:value-type="float">
            <text:p>0.0022395833</text:p>
          </table:table-cell>
          <table:table-cell office:value-type="float" office:value="3.6866666668" calcext:value-type="float">
            <text:p>3.6866666668</text:p>
          </table:table-cell>
        </table:table-row>
        <table:table-row table:style-name="ro1">
          <table:table-cell office:value-type="string" calcext:value-type="string">
            <text:p>01/05/1899</text:p>
          </table:table-cell>
          <table:table-cell office:value-type="float" office:value="6.21" calcext:value-type="float">
            <text:p>6.21</text:p>
          </table:table-cell>
          <table:table-cell office:value-type="float" office:value="0.2" calcext:value-type="float">
            <text:p>0.2</text:p>
          </table:table-cell>
          <table:table-cell office:value-type="float" office:value="3.2206119163" calcext:value-type="float">
            <text:p>3.2206119163</text:p>
          </table:table-cell>
          <table:table-cell office:value-type="float" office:value="-0.0390406379" calcext:value-type="float">
            <text:p>-0.0390406379</text:p>
          </table:table-cell>
          <table:table-cell office:value-type="float" office:value="6.1512688674" calcext:value-type="float">
            <text:p>6.1512688674</text:p>
          </table:table-cell>
          <table:table-cell office:value-type="float" office:value="3.12" calcext:value-type="float">
            <text:p>3.12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5598066" calcext:value-type="float">
            <text:p>1.205598066</text:p>
          </table:table-cell>
          <table:table-cell office:value-type="float" office:value="0.0022430556" calcext:value-type="float">
            <text:p>0.0022430556</text:p>
          </table:table-cell>
          <table:table-cell office:value-type="float" office:value="3.6949360649" calcext:value-type="float">
            <text:p>3.6949360649</text:p>
          </table:table-cell>
        </table:table-row>
        <table:table-row table:style-name="ro1">
          <table:table-cell office:value-type="string" calcext:value-type="string">
            <text:p>01/06/1899</text:p>
          </table:table-cell>
          <table:table-cell office:value-type="float" office:value="6.07" calcext:value-type="float">
            <text:p>6.07</text:p>
          </table:table-cell>
          <table:table-cell office:value-type="float" office:value="0.21" calcext:value-type="float">
            <text:p>0.21</text:p>
          </table:table-cell>
          <table:table-cell office:value-type="float" office:value="3.4596375618" calcext:value-type="float">
            <text:p>3.4596375618</text:p>
          </table:table-cell>
          <table:table-cell office:value-type="float" office:value="-0.0197933441" calcext:value-type="float">
            <text:p>-0.0197933441</text:p>
          </table:table-cell>
          <table:table-cell office:value-type="float" office:value="6.0295146863" calcext:value-type="float">
            <text:p>6.0295146863</text:p>
          </table:table-cell>
          <table:table-cell office:value-type="float" office:value="3.12" calcext:value-type="float">
            <text:p>3.12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51710833" calcext:value-type="float">
            <text:p>1.2051710833</text:p>
          </table:table-cell>
          <table:table-cell office:value-type="float" office:value="0.0022465278" calcext:value-type="float">
            <text:p>0.0022465278</text:p>
          </table:table-cell>
          <table:table-cell office:value-type="float" office:value="3.7032368415" calcext:value-type="float">
            <text:p>3.7032368415</text:p>
          </table:table-cell>
        </table:table-row>
        <table:table-row table:style-name="ro1">
          <table:table-cell office:value-type="string" calcext:value-type="string">
            <text:p>01/07/1899</text:p>
          </table:table-cell>
          <table:table-cell office:value-type="float" office:value="6.28" calcext:value-type="float">
            <text:p>6.28</text:p>
          </table:table-cell>
          <table:table-cell office:value-type="float" office:value="0.21" calcext:value-type="float">
            <text:p>0.21</text:p>
          </table:table-cell>
          <table:table-cell office:value-type="float" office:value="3.3439490446" calcext:value-type="float">
            <text:p>3.3439490446</text:p>
          </table:table-cell>
          <table:table-cell office:value-type="float" office:value="0.0374217463" calcext:value-type="float">
            <text:p>0.0374217463</text:p>
          </table:table-cell>
          <table:table-cell office:value-type="float" office:value="6.2551496551" calcext:value-type="float">
            <text:p>6.2551496551</text:p>
          </table:table-cell>
          <table:table-cell office:value-type="float" office:value="3.13" calcext:value-type="float">
            <text:p>3.1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47442519" calcext:value-type="float">
            <text:p>1.204744251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3.7115691243" calcext:value-type="float">
            <text:p>3.7115691243</text:p>
          </table:table-cell>
        </table:table-row>
        <table:table-row table:style-name="ro1">
          <table:table-cell office:value-type="string" calcext:value-type="string">
            <text:p>01/08/1899</text:p>
          </table:table-cell>
          <table:table-cell office:value-type="float" office:value="6.44" calcext:value-type="float">
            <text:p>6.44</text:p>
          </table:table-cell>
          <table:table-cell office:value-type="float" office:value="0.21" calcext:value-type="float">
            <text:p>0.21</text:p>
          </table:table-cell>
          <table:table-cell office:value-type="float" office:value="3.2608695652" calcext:value-type="float">
            <text:p>3.2608695652</text:p>
          </table:table-cell>
          <table:table-cell office:value-type="float" office:value="0.0282205414" calcext:value-type="float">
            <text:p>0.0282205414</text:p>
          </table:table-cell>
          <table:table-cell office:value-type="float" office:value="6.4316733649" calcext:value-type="float">
            <text:p>6.4316733649</text:p>
          </table:table-cell>
          <table:table-cell office:value-type="float" office:value="3.13" calcext:value-type="float">
            <text:p>3.1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43175716" calcext:value-type="float">
            <text:p>1.2043175716</text:p>
          </table:table-cell>
          <table:table-cell office:value-type="float" office:value="0.0022534722" calcext:value-type="float">
            <text:p>0.0022534722</text:p>
          </table:table-cell>
          <table:table-cell office:value-type="float" office:value="3.7199330423" calcext:value-type="float">
            <text:p>3.7199330423</text:p>
          </table:table-cell>
        </table:table-row>
        <table:table-row table:style-name="ro1">
          <table:table-cell office:value-type="string" calcext:value-type="string">
            <text:p>01/09/1899</text:p>
          </table:table-cell>
          <table:table-cell office:value-type="float" office:value="6.37" calcext:value-type="float">
            <text:p>6.37</text:p>
          </table:table-cell>
          <table:table-cell office:value-type="float" office:value="0.21" calcext:value-type="float">
            <text:p>0.21</text:p>
          </table:table-cell>
          <table:table-cell office:value-type="float" office:value="3.2967032967" calcext:value-type="float">
            <text:p>3.2967032967</text:p>
          </table:table-cell>
          <table:table-cell office:value-type="float" office:value="-0.0081845238" calcext:value-type="float">
            <text:p>-0.0081845238</text:p>
          </table:table-cell>
          <table:table-cell office:value-type="float" office:value="6.3790331811" calcext:value-type="float">
            <text:p>6.3790331811</text:p>
          </table:table-cell>
          <table:table-cell office:value-type="float" office:value="3.13" calcext:value-type="float">
            <text:p>3.1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38910425" calcext:value-type="float">
            <text:p>1.2038910425</text:p>
          </table:table-cell>
          <table:table-cell office:value-type="float" office:value="0.0022569444" calcext:value-type="float">
            <text:p>0.0022569444</text:p>
          </table:table-cell>
          <table:table-cell office:value-type="float" office:value="3.7283287245" calcext:value-type="float">
            <text:p>3.7283287245</text:p>
          </table:table-cell>
        </table:table-row>
        <table:table-row table:style-name="ro1">
          <table:table-cell office:value-type="string" calcext:value-type="string">
            <text:p>01/10/1899</text:p>
          </table:table-cell>
          <table:table-cell office:value-type="float" office:value="6.34" calcext:value-type="float">
            <text:p>6.34</text:p>
          </table:table-cell>
          <table:table-cell office:value-type="float" office:value="0.21" calcext:value-type="float">
            <text:p>0.21</text:p>
          </table:table-cell>
          <table:table-cell office:value-type="float" office:value="3.3123028391" calcext:value-type="float">
            <text:p>3.3123028391</text:p>
          </table:table-cell>
          <table:table-cell office:value-type="float" office:value="-0.0019845631" calcext:value-type="float">
            <text:p>-0.0019845631</text:p>
          </table:table-cell>
          <table:table-cell office:value-type="float" office:value="6.3663735876" calcext:value-type="float">
            <text:p>6.3663735876</text:p>
          </table:table-cell>
          <table:table-cell office:value-type="float" office:value="3.14" calcext:value-type="float">
            <text:p>3.14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34646644" calcext:value-type="float">
            <text:p>1.2034646644</text:p>
          </table:table-cell>
          <table:table-cell office:value-type="float" office:value="0.0022604167" calcext:value-type="float">
            <text:p>0.0022604167</text:p>
          </table:table-cell>
          <table:table-cell office:value-type="float" office:value="3.7367563009" calcext:value-type="float">
            <text:p>3.7367563009</text:p>
          </table:table-cell>
        </table:table-row>
        <table:table-row table:style-name="ro1">
          <table:table-cell office:value-type="string" calcext:value-type="string">
            <text:p>01/11/1899</text:p>
          </table:table-cell>
          <table:table-cell office:value-type="float" office:value="6.46" calcext:value-type="float">
            <text:p>6.46</text:p>
          </table:table-cell>
          <table:table-cell office:value-type="float" office:value="0.21" calcext:value-type="float">
            <text:p>0.21</text:p>
          </table:table-cell>
          <table:table-cell office:value-type="float" office:value="3.2507739938" calcext:value-type="float">
            <text:p>3.2507739938</text:p>
          </table:table-cell>
          <table:table-cell office:value-type="float" office:value="0.0216771819" calcext:value-type="float">
            <text:p>0.0216771819</text:p>
          </table:table-cell>
          <table:table-cell office:value-type="float" office:value="6.5043786259" calcext:value-type="float">
            <text:p>6.5043786259</text:p>
          </table:table-cell>
          <table:table-cell office:value-type="float" office:value="3.14" calcext:value-type="float">
            <text:p>3.14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30384374" calcext:value-type="float">
            <text:p>1.2030384374</text:p>
          </table:table-cell>
          <table:table-cell office:value-type="float" office:value="0.0022638889" calcext:value-type="float">
            <text:p>0.0022638889</text:p>
          </table:table-cell>
          <table:table-cell office:value-type="float" office:value="3.7452159019" calcext:value-type="float">
            <text:p>3.7452159019</text:p>
          </table:table-cell>
        </table:table-row>
        <table:table-row table:style-name="ro1">
          <table:table-cell office:value-type="string" calcext:value-type="string">
            <text:p>01/12/1899</text:p>
          </table:table-cell>
          <table:table-cell office:value-type="float" office:value="6.02" calcext:value-type="float">
            <text:p>6.02</text:p>
          </table:table-cell>
          <table:table-cell office:value-type="float" office:value="0.21" calcext:value-type="float">
            <text:p>0.21</text:p>
          </table:table-cell>
          <table:table-cell office:value-type="float" office:value="3.488372093" calcext:value-type="float">
            <text:p>3.488372093</text:p>
          </table:table-cell>
          <table:table-cell office:value-type="float" office:value="-0.0654024768" calcext:value-type="float">
            <text:p>-0.0654024768</text:p>
          </table:table-cell>
          <table:table-cell office:value-type="float" office:value="6.0789761539" calcext:value-type="float">
            <text:p>6.0789761539</text:p>
          </table:table-cell>
          <table:table-cell office:value-type="float" office:value="3.15" calcext:value-type="float">
            <text:p>3.15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26123612" calcext:value-type="float">
            <text:p>1.2026123612</text:p>
          </table:table-cell>
          <table:table-cell office:value-type="float" office:value="0.0022673611" calcext:value-type="float">
            <text:p>0.0022673611</text:p>
          </table:table-cell>
          <table:table-cell office:value-type="float" office:value="3.7537076588" calcext:value-type="float">
            <text:p>3.7537076588</text:p>
          </table:table-cell>
        </table:table-row>
        <table:table-row table:style-name="ro1">
          <table:table-cell office:value-type="string" calcext:value-type="string">
            <text:p>01/01/1900</text:p>
          </table:table-cell>
          <table:table-cell office:value-type="float" office:value="6.1" calcext:value-type="float">
            <text:p>6.1</text:p>
          </table:table-cell>
          <table:table-cell office:value-type="float" office:value="0.22" calcext:value-type="float">
            <text:p>0.22</text:p>
          </table:table-cell>
          <table:table-cell office:value-type="float" office:value="3.606557377" calcext:value-type="float">
            <text:p>3.606557377</text:p>
          </table:table-cell>
          <table:table-cell office:value-type="float" office:value="0.0162998339" calcext:value-type="float">
            <text:p>0.0162998339</text:p>
          </table:table-cell>
          <table:table-cell office:value-type="float" office:value="6.1780624554" calcext:value-type="float">
            <text:p>6.1780624554</text:p>
          </table:table-cell>
          <table:table-cell office:value-type="float" office:value="3.15" calcext:value-type="float">
            <text:p>3.15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202186436" calcext:value-type="float">
            <text:p>1.202186436</text:p>
          </table:table-cell>
          <table:table-cell office:value-type="float" office:value="0.0022708333" calcext:value-type="float">
            <text:p>0.0022708333</text:p>
          </table:table-cell>
          <table:table-cell office:value-type="float" office:value="3.7622317033" calcext:value-type="float">
            <text:p>3.7622317033</text:p>
          </table:table-cell>
        </table:table-row>
        <table:table-row table:style-name="ro1">
          <table:table-cell office:value-type="string" calcext:value-type="string">
            <text:p>01/02/1900</text:p>
          </table:table-cell>
          <table:table-cell office:value-type="float" office:value="6.21" calcext:value-type="float">
            <text:p>6.21</text:p>
          </table:table-cell>
          <table:table-cell office:value-type="float" office:value="0.23" calcext:value-type="float">
            <text:p>0.23</text:p>
          </table:table-cell>
          <table:table-cell office:value-type="float" office:value="3.7037037037" calcext:value-type="float">
            <text:p>3.7037037037</text:p>
          </table:table-cell>
          <table:table-cell office:value-type="float" office:value="0.0211065574" calcext:value-type="float">
            <text:p>0.0211065574</text:p>
          </table:table-cell>
          <table:table-cell office:value-type="float" office:value="6.3084600851" calcext:value-type="float">
            <text:p>6.3084600851</text:p>
          </table:table-cell>
          <table:table-cell office:value-type="float" office:value="3.15" calcext:value-type="float">
            <text:p>3.1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26122104" calcext:value-type="float">
            <text:p>1.2026122104</text:p>
          </table:table-cell>
          <table:table-cell office:value-type="float" office:value="0.0029756944" calcext:value-type="float">
            <text:p>0.0029756944</text:p>
          </table:table-cell>
          <table:table-cell office:value-type="float" office:value="3.7734269553" calcext:value-type="float">
            <text:p>3.7734269553</text:p>
          </table:table-cell>
        </table:table-row>
        <table:table-row table:style-name="ro1">
          <table:table-cell office:value-type="string" calcext:value-type="string">
            <text:p>01/03/1900</text:p>
          </table:table-cell>
          <table:table-cell office:value-type="float" office:value="6.26" calcext:value-type="float">
            <text:p>6.26</text:p>
          </table:table-cell>
          <table:table-cell office:value-type="float" office:value="0.23" calcext:value-type="float">
            <text:p>0.23</text:p>
          </table:table-cell>
          <table:table-cell office:value-type="float" office:value="3.6741214058" calcext:value-type="float">
            <text:p>3.6741214058</text:p>
          </table:table-cell>
          <table:table-cell office:value-type="float" office:value="0.0111714976" calcext:value-type="float">
            <text:p>0.0111714976</text:p>
          </table:table-cell>
          <table:table-cell office:value-type="float" office:value="6.3789350317" calcext:value-type="float">
            <text:p>6.3789350317</text:p>
          </table:table-cell>
          <table:table-cell office:value-type="float" office:value="3.14" calcext:value-type="float">
            <text:p>3.1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30381356" calcext:value-type="float">
            <text:p>1.2030381356</text:p>
          </table:table-cell>
          <table:table-cell office:value-type="float" office:value="0.0029722222" calcext:value-type="float">
            <text:p>0.0029722222</text:p>
          </table:table-cell>
          <table:table-cell office:value-type="float" office:value="3.7846424187" calcext:value-type="float">
            <text:p>3.7846424187</text:p>
          </table:table-cell>
        </table:table-row>
        <table:table-row table:style-name="ro1">
          <table:table-cell office:value-type="string" calcext:value-type="string">
            <text:p>01/04/1900</text:p>
          </table:table-cell>
          <table:table-cell office:value-type="float" office:value="6.34" calcext:value-type="float">
            <text:p>6.34</text:p>
          </table:table-cell>
          <table:table-cell office:value-type="float" office:value="0.24" calcext:value-type="float">
            <text:p>0.24</text:p>
          </table:table-cell>
          <table:table-cell office:value-type="float" office:value="3.785488959" calcext:value-type="float">
            <text:p>3.785488959</text:p>
          </table:table-cell>
          <table:table-cell office:value-type="float" office:value="0.0159744409" calcext:value-type="float">
            <text:p>0.0159744409</text:p>
          </table:table-cell>
          <table:table-cell office:value-type="float" office:value="6.4808349523" calcext:value-type="float">
            <text:p>6.4808349523</text:p>
          </table:table-cell>
          <table:table-cell office:value-type="float" office:value="3.14" calcext:value-type="float">
            <text:p>3.1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34642116" calcext:value-type="float">
            <text:p>1.2034642116</text:p>
          </table:table-cell>
          <table:table-cell office:value-type="float" office:value="0.00296875" calcext:value-type="float">
            <text:p>0.00296875</text:p>
          </table:table-cell>
          <table:table-cell office:value-type="float" office:value="3.7958780759" calcext:value-type="float">
            <text:p>3.7958780759</text:p>
          </table:table-cell>
        </table:table-row>
        <table:table-row table:style-name="ro1">
          <table:table-cell office:value-type="string" calcext:value-type="string">
            <text:p>01/05/1900</text:p>
          </table:table-cell>
          <table:table-cell office:value-type="float" office:value="6.04" calcext:value-type="float">
            <text:p>6.04</text:p>
          </table:table-cell>
          <table:table-cell office:value-type="float" office:value="0.25" calcext:value-type="float">
            <text:p>0.25</text:p>
          </table:table-cell>
          <table:table-cell office:value-type="float" office:value="4.1390728477" calcext:value-type="float">
            <text:p>4.1390728477</text:p>
          </table:table-cell>
          <table:table-cell office:value-type="float" office:value="-0.0440654574" calcext:value-type="float">
            <text:p>-0.0440654574</text:p>
          </table:table-cell>
          <table:table-cell office:value-type="float" office:value="6.1952539957" calcext:value-type="float">
            <text:p>6.1952539957</text:p>
          </table:table-cell>
          <table:table-cell office:value-type="float" office:value="3.13" calcext:value-type="float">
            <text:p>3.1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38904385" calcext:value-type="float">
            <text:p>1.2038904385</text:p>
          </table:table-cell>
          <table:table-cell office:value-type="float" office:value="0.0029652778" calcext:value-type="float">
            <text:p>0.0029652778</text:p>
          </table:table-cell>
          <table:table-cell office:value-type="float" office:value="3.8071339088" calcext:value-type="float">
            <text:p>3.8071339088</text:p>
          </table:table-cell>
        </table:table-row>
        <table:table-row table:style-name="ro1">
          <table:table-cell office:value-type="string" calcext:value-type="string">
            <text:p>01/06/1900</text:p>
          </table:table-cell>
          <table:table-cell office:value-type="float" office:value="5.86" calcext:value-type="float">
            <text:p>5.86</text:p>
          </table:table-cell>
          <table:table-cell office:value-type="float" office:value="0.26" calcext:value-type="float">
            <text:p>0.26</text:p>
          </table:table-cell>
          <table:table-cell office:value-type="float" office:value="4.4368600683" calcext:value-type="float">
            <text:p>4.4368600683</text:p>
          </table:table-cell>
          <table:table-cell office:value-type="float" office:value="-0.0262831126" calcext:value-type="float">
            <text:p>-0.0262831126</text:p>
          </table:table-cell>
          <table:table-cell office:value-type="float" office:value="6.0324234375" calcext:value-type="float">
            <text:p>6.0324234375</text:p>
          </table:table-cell>
          <table:table-cell office:value-type="float" office:value="3.13" calcext:value-type="float">
            <text:p>3.1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43168163" calcext:value-type="float">
            <text:p>1.2043168163</text:p>
          </table:table-cell>
          <table:table-cell office:value-type="float" office:value="0.0029618056" calcext:value-type="float">
            <text:p>0.0029618056</text:p>
          </table:table-cell>
          <table:table-cell office:value-type="float" office:value="3.8184098992" calcext:value-type="float">
            <text:p>3.8184098992</text:p>
          </table:table-cell>
        </table:table-row>
        <table:table-row table:style-name="ro1">
          <table:table-cell office:value-type="string" calcext:value-type="string">
            <text:p>01/07/1900</text:p>
          </table:table-cell>
          <table:table-cell office:value-type="float" office:value="5.86" calcext:value-type="float">
            <text:p>5.86</text:p>
          </table:table-cell>
          <table:table-cell office:value-type="float" office:value="0.26" calcext:value-type="float">
            <text:p>0.26</text:p>
          </table:table-cell>
          <table:table-cell office:value-type="float" office:value="4.4368600683" calcext:value-type="float">
            <text:p>4.4368600683</text:p>
          </table:table-cell>
          <table:table-cell office:value-type="float" office:value="0.0037329352" calcext:value-type="float">
            <text:p>0.0037329352</text:p>
          </table:table-cell>
          <table:table-cell office:value-type="float" office:value="6.054942083" calcext:value-type="float">
            <text:p>6.054942083</text:p>
          </table:table-cell>
          <table:table-cell office:value-type="float" office:value="3.13" calcext:value-type="float">
            <text:p>3.1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47433452" calcext:value-type="float">
            <text:p>1.2047433452</text:p>
          </table:table-cell>
          <table:table-cell office:value-type="float" office:value="0.0029583333" calcext:value-type="float">
            <text:p>0.0029583333</text:p>
          </table:table-cell>
          <table:table-cell office:value-type="float" office:value="3.8297060285" calcext:value-type="float">
            <text:p>3.8297060285</text:p>
          </table:table-cell>
        </table:table-row>
        <table:table-row table:style-name="ro1">
          <table:table-cell office:value-type="string" calcext:value-type="string">
            <text:p>01/08/1900</text:p>
          </table:table-cell>
          <table:table-cell office:value-type="float" office:value="5.94" calcext:value-type="float">
            <text:p>5.94</text:p>
          </table:table-cell>
          <table:table-cell office:value-type="float" office:value="0.27" calcext:value-type="float">
            <text:p>0.27</text:p>
          </table:table-cell>
          <table:table-cell office:value-type="float" office:value="4.5454545455" calcext:value-type="float">
            <text:p>4.5454545455</text:p>
          </table:table-cell>
          <table:table-cell office:value-type="float" office:value="0.0174914676" calcext:value-type="float">
            <text:p>0.0174914676</text:p>
          </table:table-cell>
          <table:table-cell office:value-type="float" office:value="6.1608519061" calcext:value-type="float">
            <text:p>6.1608519061</text:p>
          </table:table-cell>
          <table:table-cell office:value-type="float" office:value="3.12" calcext:value-type="float">
            <text:p>3.12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51700251" calcext:value-type="float">
            <text:p>1.2051700251</text:p>
          </table:table-cell>
          <table:table-cell office:value-type="float" office:value="0.0029548611" calcext:value-type="float">
            <text:p>0.0029548611</text:p>
          </table:table-cell>
          <table:table-cell office:value-type="float" office:value="3.8410222779" calcext:value-type="float">
            <text:p>3.8410222779</text:p>
          </table:table-cell>
        </table:table-row>
        <table:table-row table:style-name="ro1">
          <table:table-cell office:value-type="string" calcext:value-type="string">
            <text:p>01/09/1900</text:p>
          </table:table-cell>
          <table:table-cell office:value-type="float" office:value="5.8" calcext:value-type="float">
            <text:p>5.8</text:p>
          </table:table-cell>
          <table:table-cell office:value-type="float" office:value="0.28" calcext:value-type="float">
            <text:p>0.28</text:p>
          </table:table-cell>
          <table:table-cell office:value-type="float" office:value="4.8275862069" calcext:value-type="float">
            <text:p>4.8275862069</text:p>
          </table:table-cell>
          <table:table-cell office:value-type="float" office:value="-0.0196759259" calcext:value-type="float">
            <text:p>-0.0196759259</text:p>
          </table:table-cell>
          <table:table-cell office:value-type="float" office:value="6.0396314404" calcext:value-type="float">
            <text:p>6.0396314404</text:p>
          </table:table-cell>
          <table:table-cell office:value-type="float" office:value="3.12" calcext:value-type="float">
            <text:p>3.12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55968562" calcext:value-type="float">
            <text:p>1.2055968562</text:p>
          </table:table-cell>
          <table:table-cell office:value-type="float" office:value="0.0029513889" calcext:value-type="float">
            <text:p>0.0029513889</text:p>
          </table:table-cell>
          <table:table-cell office:value-type="float" office:value="3.8523586283" calcext:value-type="float">
            <text:p>3.8523586283</text:p>
          </table:table-cell>
        </table:table-row>
        <table:table-row table:style-name="ro1">
          <table:table-cell office:value-type="string" calcext:value-type="string">
            <text:p>01/10/1900</text:p>
          </table:table-cell>
          <table:table-cell office:value-type="float" office:value="6.01" calcext:value-type="float">
            <text:p>6.01</text:p>
          </table:table-cell>
          <table:table-cell office:value-type="float" office:value="0.29" calcext:value-type="float">
            <text:p>0.29</text:p>
          </table:table-cell>
          <table:table-cell office:value-type="float" office:value="4.8252911814" calcext:value-type="float">
            <text:p>4.8252911814</text:p>
          </table:table-cell>
          <table:table-cell office:value-type="float" office:value="0.0403017241" calcext:value-type="float">
            <text:p>0.0403017241</text:p>
          </table:table-cell>
          <table:table-cell office:value-type="float" office:value="6.2830390006" calcext:value-type="float">
            <text:p>6.2830390006</text:p>
          </table:table-cell>
          <table:table-cell office:value-type="float" office:value="3.11" calcext:value-type="float">
            <text:p>3.1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60238384" calcext:value-type="float">
            <text:p>1.2060238384</text:p>
          </table:table-cell>
          <table:table-cell office:value-type="float" office:value="0.0029479167" calcext:value-type="float">
            <text:p>0.0029479167</text:p>
          </table:table-cell>
          <table:table-cell office:value-type="float" office:value="3.8637150606" calcext:value-type="float">
            <text:p>3.8637150606</text:p>
          </table:table-cell>
        </table:table-row>
        <table:table-row table:style-name="ro1">
          <table:table-cell office:value-type="string" calcext:value-type="string">
            <text:p>01/11/1900</text:p>
          </table:table-cell>
          <table:table-cell office:value-type="float" office:value="6.48" calcext:value-type="float">
            <text:p>6.48</text:p>
          </table:table-cell>
          <table:table-cell office:value-type="float" office:value="0.29" calcext:value-type="float">
            <text:p>0.29</text:p>
          </table:table-cell>
          <table:table-cell office:value-type="float" office:value="4.475308642" calcext:value-type="float">
            <text:p>4.475308642</text:p>
          </table:table-cell>
          <table:table-cell office:value-type="float" office:value="0.0822587354" calcext:value-type="float">
            <text:p>0.0822587354</text:p>
          </table:table-cell>
          <table:table-cell office:value-type="float" office:value="6.7998738435" calcext:value-type="float">
            <text:p>6.7998738435</text:p>
          </table:table-cell>
          <table:table-cell office:value-type="float" office:value="3.11" calcext:value-type="float">
            <text:p>3.1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64509719" calcext:value-type="float">
            <text:p>1.2064509719</text:p>
          </table:table-cell>
          <table:table-cell office:value-type="float" office:value="0.0029444444" calcext:value-type="float">
            <text:p>0.0029444444</text:p>
          </table:table-cell>
          <table:table-cell office:value-type="float" office:value="3.8750915549" calcext:value-type="float">
            <text:p>3.8750915549</text:p>
          </table:table-cell>
        </table:table-row>
        <table:table-row table:style-name="ro1">
          <table:table-cell office:value-type="string" calcext:value-type="string">
            <text:p>01/12/1900</text:p>
          </table:table-cell>
          <table:table-cell office:value-type="float" office:value="6.87" calcext:value-type="float">
            <text:p>6.87</text:p>
          </table:table-cell>
          <table:table-cell office:value-type="float" office:value="0.3" calcext:value-type="float">
            <text:p>0.3</text:p>
          </table:table-cell>
          <table:table-cell office:value-type="float" office:value="4.3668122271" calcext:value-type="float">
            <text:p>4.3668122271</text:p>
          </table:table-cell>
          <table:table-cell office:value-type="float" office:value="0.0640432099" calcext:value-type="float">
            <text:p>0.0640432099</text:p>
          </table:table-cell>
          <table:table-cell office:value-type="float" office:value="7.2353595912" calcext:value-type="float">
            <text:p>7.2353595912</text:p>
          </table:table-cell>
          <table:table-cell office:value-type="float" office:value="3.1" calcext:value-type="float">
            <text:p>3.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68782566" calcext:value-type="float">
            <text:p>1.2068782566</text:p>
          </table:table-cell>
          <table:table-cell office:value-type="float" office:value="0.0029409722" calcext:value-type="float">
            <text:p>0.0029409722</text:p>
          </table:table-cell>
          <table:table-cell office:value-type="float" office:value="3.8864880915" calcext:value-type="float">
            <text:p>3.8864880915</text:p>
          </table:table-cell>
        </table:table-row>
        <table:table-row table:style-name="ro1">
          <table:table-cell office:value-type="string" calcext:value-type="string">
            <text:p>01/01/1901</text:p>
          </table:table-cell>
          <table:table-cell office:value-type="float" office:value="7.07" calcext:value-type="float">
            <text:p>7.07</text:p>
          </table:table-cell>
          <table:table-cell office:value-type="float" office:value="0.3" calcext:value-type="float">
            <text:p>0.3</text:p>
          </table:table-cell>
          <table:table-cell office:value-type="float" office:value="4.243281471" calcext:value-type="float">
            <text:p>4.243281471</text:p>
          </table:table-cell>
          <table:table-cell office:value-type="float" office:value="0.0327717128" calcext:value-type="float">
            <text:p>0.0327717128</text:p>
          </table:table-cell>
          <table:table-cell office:value-type="float" office:value="7.4724747174" calcext:value-type="float">
            <text:p>7.4724747174</text:p>
          </table:table-cell>
          <table:table-cell office:value-type="float" office:value="3.1" calcext:value-type="float">
            <text:p>3.1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2073056926" calcext:value-type="float">
            <text:p>1.2073056926</text:p>
          </table:table-cell>
          <table:table-cell office:value-type="float" office:value="0.0029375" calcext:value-type="float">
            <text:p>0.0029375</text:p>
          </table:table-cell>
          <table:table-cell office:value-type="float" office:value="3.8979046503" calcext:value-type="float">
            <text:p>3.8979046503</text:p>
          </table:table-cell>
        </table:table-row>
        <table:table-row table:style-name="ro1">
          <table:table-cell office:value-type="string" calcext:value-type="string">
            <text:p>01/02/1901</text:p>
          </table:table-cell>
          <table:table-cell office:value-type="float" office:value="7.25" calcext:value-type="float">
            <text:p>7.25</text:p>
          </table:table-cell>
          <table:table-cell office:value-type="float" office:value="0.3" calcext:value-type="float">
            <text:p>0.3</text:p>
          </table:table-cell>
          <table:table-cell office:value-type="float" office:value="4.1379310345" calcext:value-type="float">
            <text:p>4.1379310345</text:p>
          </table:table-cell>
          <table:table-cell office:value-type="float" office:value="0.0290346535" calcext:value-type="float">
            <text:p>0.0290346535</text:p>
          </table:table-cell>
          <table:table-cell office:value-type="float" office:value="7.6894354314" calcext:value-type="float">
            <text:p>7.6894354314</text:p>
          </table:table-cell>
          <table:table-cell office:value-type="float" office:value="3.11" calcext:value-type="float">
            <text:p>3.1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66215527" calcext:value-type="float">
            <text:p>1.2066215527</text:p>
          </table:table-cell>
          <table:table-cell office:value-type="float" office:value="0.0020222222" calcext:value-type="float">
            <text:p>0.0020222222</text:p>
          </table:table-cell>
          <table:table-cell office:value-type="float" office:value="3.9057870797" calcext:value-type="float">
            <text:p>3.9057870797</text:p>
          </table:table-cell>
        </table:table-row>
        <table:table-row table:style-name="ro1">
          <table:table-cell office:value-type="string" calcext:value-type="string">
            <text:p>01/03/1901</text:p>
          </table:table-cell>
          <table:table-cell office:value-type="float" office:value="7.51" calcext:value-type="float">
            <text:p>7.51</text:p>
          </table:table-cell>
          <table:table-cell office:value-type="float" office:value="0.31" calcext:value-type="float">
            <text:p>0.31</text:p>
          </table:table-cell>
          <table:table-cell office:value-type="float" office:value="4.1278295606" calcext:value-type="float">
            <text:p>4.1278295606</text:p>
          </table:table-cell>
          <table:table-cell office:value-type="float" office:value="0.0393678161" calcext:value-type="float">
            <text:p>0.0393678161</text:p>
          </table:table-cell>
          <table:table-cell office:value-type="float" office:value="7.9921517113" calcext:value-type="float">
            <text:p>7.9921517113</text:p>
          </table:table-cell>
          <table:table-cell office:value-type="float" office:value="3.11" calcext:value-type="float">
            <text:p>3.1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59378005" calcext:value-type="float">
            <text:p>1.2059378005</text:p>
          </table:table-cell>
          <table:table-cell office:value-type="float" office:value="0.0020277778" calcext:value-type="float">
            <text:p>0.0020277778</text:p>
          </table:table-cell>
          <table:table-cell office:value-type="float" office:value="3.9137071479" calcext:value-type="float">
            <text:p>3.9137071479</text:p>
          </table:table-cell>
        </table:table-row>
        <table:table-row table:style-name="ro1">
          <table:table-cell office:value-type="string" calcext:value-type="string">
            <text:p>01/04/1901</text:p>
          </table:table-cell>
          <table:table-cell office:value-type="float" office:value="8.14" calcext:value-type="float">
            <text:p>8.14</text:p>
          </table:table-cell>
          <table:table-cell office:value-type="float" office:value="0.31" calcext:value-type="float">
            <text:p>0.31</text:p>
          </table:table-cell>
          <table:table-cell office:value-type="float" office:value="3.8083538084" calcext:value-type="float">
            <text:p>3.8083538084</text:p>
          </table:table-cell>
          <table:table-cell office:value-type="float" office:value="0.0872913893" calcext:value-type="float">
            <text:p>0.0872913893</text:p>
          </table:table-cell>
          <table:table-cell office:value-type="float" office:value="8.6897977373" calcext:value-type="float">
            <text:p>8.6897977373</text:p>
          </table:table-cell>
          <table:table-cell office:value-type="float" office:value="3.12" calcext:value-type="float">
            <text:p>3.12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52544358" calcext:value-type="float">
            <text:p>1.2052544358</text:p>
          </table:table-cell>
          <table:table-cell office:value-type="float" office:value="0.0020333333" calcext:value-type="float">
            <text:p>0.0020333333</text:p>
          </table:table-cell>
          <table:table-cell office:value-type="float" office:value="3.9216650191" calcext:value-type="float">
            <text:p>3.9216650191</text:p>
          </table:table-cell>
        </table:table-row>
        <table:table-row table:style-name="ro1">
          <table:table-cell office:value-type="string" calcext:value-type="string">
            <text:p>01/05/1901</text:p>
          </table:table-cell>
          <table:table-cell office:value-type="float" office:value="7.73" calcext:value-type="float">
            <text:p>7.73</text:p>
          </table:table-cell>
          <table:table-cell office:value-type="float" office:value="0.31" calcext:value-type="float">
            <text:p>0.31</text:p>
          </table:table-cell>
          <table:table-cell office:value-type="float" office:value="4.0103492885" calcext:value-type="float">
            <text:p>4.0103492885</text:p>
          </table:table-cell>
          <table:table-cell office:value-type="float" office:value="-0.047212326" calcext:value-type="float">
            <text:p>-0.047212326</text:p>
          </table:table-cell>
          <table:table-cell office:value-type="float" office:value="8.279532174" calcext:value-type="float">
            <text:p>8.279532174</text:p>
          </table:table-cell>
          <table:table-cell office:value-type="float" office:value="3.13" calcext:value-type="float">
            <text:p>3.1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45714582" calcext:value-type="float">
            <text:p>1.2045714582</text:p>
          </table:table-cell>
          <table:table-cell office:value-type="float" office:value="0.0020388889" calcext:value-type="float">
            <text:p>0.0020388889</text:p>
          </table:table-cell>
          <table:table-cell office:value-type="float" office:value="3.9296608584" calcext:value-type="float">
            <text:p>3.9296608584</text:p>
          </table:table-cell>
        </table:table-row>
        <table:table-row table:style-name="ro1">
          <table:table-cell office:value-type="string" calcext:value-type="string">
            <text:p>01/06/1901</text:p>
          </table:table-cell>
          <table:table-cell office:value-type="float" office:value="8.5" calcext:value-type="float">
            <text:p>8.5</text:p>
          </table:table-cell>
          <table:table-cell office:value-type="float" office:value="0.31" calcext:value-type="float">
            <text:p>0.31</text:p>
          </table:table-cell>
          <table:table-cell office:value-type="float" office:value="3.6470588235" calcext:value-type="float">
            <text:p>3.6470588235</text:p>
          </table:table-cell>
          <table:table-cell office:value-type="float" office:value="0.1029538594" calcext:value-type="float">
            <text:p>0.1029538594</text:p>
          </table:table-cell>
          <table:table-cell office:value-type="float" office:value="9.1319419655" calcext:value-type="float">
            <text:p>9.1319419655</text:p>
          </table:table-cell>
          <table:table-cell office:value-type="float" office:value="3.13" calcext:value-type="float">
            <text:p>3.1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38888678" calcext:value-type="float">
            <text:p>1.2038888678</text:p>
          </table:table-cell>
          <table:table-cell office:value-type="float" office:value="0.0020444444" calcext:value-type="float">
            <text:p>0.0020444444</text:p>
          </table:table-cell>
          <table:table-cell office:value-type="float" office:value="3.9376948317" calcext:value-type="float">
            <text:p>3.9376948317</text:p>
          </table:table-cell>
        </table:table-row>
        <table:table-row table:style-name="ro1">
          <table:table-cell office:value-type="string" calcext:value-type="string">
            <text:p>01/07/1901</text:p>
          </table:table-cell>
          <table:table-cell office:value-type="float" office:value="7.93" calcext:value-type="float">
            <text:p>7.93</text:p>
          </table:table-cell>
          <table:table-cell office:value-type="float" office:value="0.31" calcext:value-type="float">
            <text:p>0.31</text:p>
          </table:table-cell>
          <table:table-cell office:value-type="float" office:value="3.9092055485" calcext:value-type="float">
            <text:p>3.9092055485</text:p>
          </table:table-cell>
          <table:table-cell office:value-type="float" office:value="-0.0640029412" calcext:value-type="float">
            <text:p>-0.0640029412</text:p>
          </table:table-cell>
          <table:table-cell office:value-type="float" office:value="8.5474708211" calcext:value-type="float">
            <text:p>8.5474708211</text:p>
          </table:table-cell>
          <table:table-cell office:value-type="float" office:value="3.14" calcext:value-type="float">
            <text:p>3.14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32066641" calcext:value-type="float">
            <text:p>1.2032066641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3.9457671061" calcext:value-type="float">
            <text:p>3.9457671061</text:p>
          </table:table-cell>
        </table:table-row>
        <table:table-row table:style-name="ro1">
          <table:table-cell office:value-type="string" calcext:value-type="string">
            <text:p>01/08/1901</text:p>
          </table:table-cell>
          <table:table-cell office:value-type="float" office:value="8.04" calcext:value-type="float">
            <text:p>8.04</text:p>
          </table:table-cell>
          <table:table-cell office:value-type="float" office:value="0.31" calcext:value-type="float">
            <text:p>0.31</text:p>
          </table:table-cell>
          <table:table-cell office:value-type="float" office:value="3.855721393" calcext:value-type="float">
            <text:p>3.855721393</text:p>
          </table:table-cell>
          <table:table-cell office:value-type="float" office:value="0.0171637243" calcext:value-type="float">
            <text:p>0.0171637243</text:p>
          </table:table-cell>
          <table:table-cell office:value-type="float" office:value="8.6941772533" calcext:value-type="float">
            <text:p>8.6941772533</text:p>
          </table:table-cell>
          <table:table-cell office:value-type="float" office:value="3.15" calcext:value-type="float">
            <text:p>3.15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2524847" calcext:value-type="float">
            <text:p>1.202524847</text:p>
          </table:table-cell>
          <table:table-cell office:value-type="float" office:value="0.0020555556" calcext:value-type="float">
            <text:p>0.0020555556</text:p>
          </table:table-cell>
          <table:table-cell office:value-type="float" office:value="3.9538778496" calcext:value-type="float">
            <text:p>3.9538778496</text:p>
          </table:table-cell>
        </table:table-row>
        <table:table-row table:style-name="ro1">
          <table:table-cell office:value-type="string" calcext:value-type="string">
            <text:p>01/09/1901</text:p>
          </table:table-cell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-0.001710199" calcext:value-type="float">
            <text:p>-0.001710199</text:p>
          </table:table-cell>
          <table:table-cell office:value-type="float" office:value="8.67930848" calcext:value-type="float">
            <text:p>8.67930848</text:p>
          </table:table-cell>
          <table:table-cell office:value-type="float" office:value="3.15" calcext:value-type="float">
            <text:p>3.15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18434162" calcext:value-type="float">
            <text:p>1.2018434162</text:p>
          </table:table-cell>
          <table:table-cell office:value-type="float" office:value="0.0020611111" calcext:value-type="float">
            <text:p>0.0020611111</text:p>
          </table:table-cell>
          <table:table-cell office:value-type="float" office:value="3.9620272312" calcext:value-type="float">
            <text:p>3.9620272312</text:p>
          </table:table-cell>
        </table:table-row>
        <table:table-row table:style-name="ro1">
          <table:table-cell office:value-type="string" calcext:value-type="string">
            <text:p>01/10/1901</text:p>
          </table:table-cell>
          <table:table-cell office:value-type="float" office:value="7.91" calcext:value-type="float">
            <text:p>7.91</text:p>
          </table:table-cell>
          <table:table-cell office:value-type="float" office:value="0.32" calcext:value-type="float">
            <text:p>0.32</text:p>
          </table:table-cell>
          <table:table-cell office:value-type="float" office:value="4.0455120101" calcext:value-type="float">
            <text:p>4.0455120101</text:p>
          </table:table-cell>
          <table:table-cell office:value-type="float" office:value="-0.0079510417" calcext:value-type="float">
            <text:p>-0.0079510417</text:p>
          </table:table-cell>
          <table:table-cell office:value-type="float" office:value="8.6102989367" calcext:value-type="float">
            <text:p>8.6102989367</text:p>
          </table:table-cell>
          <table:table-cell office:value-type="float" office:value="3.16" calcext:value-type="float">
            <text:p>3.16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11623716" calcext:value-type="float">
            <text:p>1.2011623716</text:p>
          </table:table-cell>
          <table:table-cell office:value-type="float" office:value="0.0020666667" calcext:value-type="float">
            <text:p>0.0020666667</text:p>
          </table:table-cell>
          <table:table-cell office:value-type="float" office:value="3.9702154208" calcext:value-type="float">
            <text:p>3.9702154208</text:p>
          </table:table-cell>
        </table:table-row>
        <table:table-row table:style-name="ro1">
          <table:table-cell office:value-type="string" calcext:value-type="string">
            <text:p>01/11/1901</text:p>
          </table:table-cell>
          <table:table-cell office:value-type="float" office:value="8.08" calcext:value-type="float">
            <text:p>8.08</text:p>
          </table:table-cell>
          <table:table-cell office:value-type="float" office:value="0.32" calcext:value-type="float">
            <text:p>0.32</text:p>
          </table:table-cell>
          <table:table-cell office:value-type="float" office:value="3.9603960396" calcext:value-type="float">
            <text:p>3.9603960396</text:p>
          </table:table-cell>
          <table:table-cell office:value-type="float" office:value="0.0248451327" calcext:value-type="float">
            <text:p>0.0248451327</text:p>
          </table:table-cell>
          <table:table-cell office:value-type="float" office:value="8.8242229567" calcext:value-type="float">
            <text:p>8.8242229567</text:p>
          </table:table-cell>
          <table:table-cell office:value-type="float" office:value="3.17" calcext:value-type="float">
            <text:p>3.1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2004817129" calcext:value-type="float">
            <text:p>1.2004817129</text:p>
          </table:table-cell>
          <table:table-cell office:value-type="float" office:value="0.0020722222" calcext:value-type="float">
            <text:p>0.0020722222</text:p>
          </table:table-cell>
          <table:table-cell office:value-type="float" office:value="3.9784425894" calcext:value-type="float">
            <text:p>3.9784425894</text:p>
          </table:table-cell>
        </table:table-row>
        <table:table-row table:style-name="ro1">
          <table:table-cell office:value-type="string" calcext:value-type="string">
            <text:p>01/12/1901</text:p>
          </table:table-cell>
          <table:table-cell office:value-type="float" office:value="7.95" calcext:value-type="float">
            <text:p>7.95</text:p>
          </table:table-cell>
          <table:table-cell office:value-type="float" office:value="0.32" calcext:value-type="float">
            <text:p>0.32</text:p>
          </table:table-cell>
          <table:table-cell office:value-type="float" office:value="4.0251572327" calcext:value-type="float">
            <text:p>4.0251572327</text:p>
          </table:table-cell>
          <table:table-cell office:value-type="float" office:value="-0.0127887789" calcext:value-type="float">
            <text:p>-0.0127887789</text:p>
          </table:table-cell>
          <table:table-cell office:value-type="float" office:value="8.7113719206" calcext:value-type="float">
            <text:p>8.7113719206</text:p>
          </table:table-cell>
          <table:table-cell office:value-type="float" office:value="3.17" calcext:value-type="float">
            <text:p>3.1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9980144" calcext:value-type="float">
            <text:p>1.19980144</text:p>
          </table:table-cell>
          <table:table-cell office:value-type="float" office:value="0.0020777778" calcext:value-type="float">
            <text:p>0.0020777778</text:p>
          </table:table-cell>
          <table:table-cell office:value-type="float" office:value="3.986708909" calcext:value-type="float">
            <text:p>3.986708909</text:p>
          </table:table-cell>
        </table:table-row>
        <table:table-row table:style-name="ro1">
          <table:table-cell office:value-type="string" calcext:value-type="string">
            <text:p>01/01/1902</text:p>
          </table:table-cell>
          <table:table-cell office:value-type="float" office:value="8.12" calcext:value-type="float">
            <text:p>8.12</text:p>
          </table:table-cell>
          <table:table-cell office:value-type="float" office:value="0.32" calcext:value-type="float">
            <text:p>0.32</text:p>
          </table:table-cell>
          <table:table-cell office:value-type="float" office:value="3.9408866995" calcext:value-type="float">
            <text:p>3.9408866995</text:p>
          </table:table-cell>
          <table:table-cell office:value-type="float" office:value="0.0247463312" calcext:value-type="float">
            <text:p>0.0247463312</text:p>
          </table:table-cell>
          <table:table-cell office:value-type="float" office:value="8.9269464156" calcext:value-type="float">
            <text:p>8.9269464156</text:p>
          </table:table-cell>
          <table:table-cell office:value-type="float" office:value="3.18" calcext:value-type="float">
            <text:p>3.18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991215525" calcext:value-type="float">
            <text:p>1.1991215525</text:p>
          </table:table-cell>
          <table:table-cell office:value-type="float" office:value="0.0020833333" calcext:value-type="float">
            <text:p>0.0020833333</text:p>
          </table:table-cell>
          <table:table-cell office:value-type="float" office:value="3.9950145525" calcext:value-type="float">
            <text:p>3.9950145525</text:p>
          </table:table-cell>
        </table:table-row>
        <table:table-row table:style-name="ro1">
          <table:table-cell office:value-type="string" calcext:value-type="string">
            <text:p>01/02/1902</text:p>
          </table:table-cell>
          <table:table-cell office:value-type="float" office:value="8.19" calcext:value-type="float">
            <text:p>8.19</text:p>
          </table:table-cell>
          <table:table-cell office:value-type="float" office:value="0.32" calcext:value-type="float">
            <text:p>0.32</text:p>
          </table:table-cell>
          <table:table-cell office:value-type="float" office:value="3.9072039072" calcext:value-type="float">
            <text:p>3.9072039072</text:p>
          </table:table-cell>
          <table:table-cell office:value-type="float" office:value="0.0119222085" calcext:value-type="float">
            <text:p>0.0119222085</text:p>
          </table:table-cell>
          <table:table-cell office:value-type="float" office:value="9.0333753324" calcext:value-type="float">
            <text:p>9.0333753324</text:p>
          </table:table-cell>
          <table:table-cell office:value-type="float" office:value="3.19" calcext:value-type="float">
            <text:p>3.1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81022992" calcext:value-type="float">
            <text:p>1.1981022992</text:p>
          </table:table-cell>
          <table:table-cell office:value-type="float" office:value="0.0018083333" calcext:value-type="float">
            <text:p>0.0018083333</text:p>
          </table:table-cell>
          <table:table-cell office:value-type="float" office:value="4.0022388705" calcext:value-type="float">
            <text:p>4.0022388705</text:p>
          </table:table-cell>
        </table:table-row>
        <table:table-row table:style-name="ro1">
          <table:table-cell office:value-type="string" calcext:value-type="string">
            <text:p>01/03/1902</text:p>
          </table:table-cell>
          <table:table-cell office:value-type="float" office:value="8.2" calcext:value-type="float">
            <text:p>8.2</text:p>
          </table:table-cell>
          <table:table-cell office:value-type="float" office:value="0.32" calcext:value-type="float">
            <text:p>0.32</text:p>
          </table:table-cell>
          <table:table-cell office:value-type="float" office:value="3.9024390244" calcext:value-type="float">
            <text:p>3.9024390244</text:p>
          </table:table-cell>
          <table:table-cell office:value-type="float" office:value="0.004502442" calcext:value-type="float">
            <text:p>0.004502442</text:p>
          </table:table-cell>
          <table:table-cell office:value-type="float" office:value="9.0740475809" calcext:value-type="float">
            <text:p>9.0740475809</text:p>
          </table:table-cell>
          <table:table-cell office:value-type="float" office:value="3.2" calcext:value-type="float">
            <text:p>3.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70839122" calcext:value-type="float">
            <text:p>1.1970839122</text:p>
          </table:table-cell>
          <table:table-cell office:value-type="float" office:value="0.0018166667" calcext:value-type="float">
            <text:p>0.0018166667</text:p>
          </table:table-cell>
          <table:table-cell office:value-type="float" office:value="4.0095096045" calcext:value-type="float">
            <text:p>4.0095096045</text:p>
          </table:table-cell>
        </table:table-row>
        <table:table-row table:style-name="ro1">
          <table:table-cell office:value-type="string" calcext:value-type="string">
            <text:p>01/04/1902</text:p>
          </table:table-cell>
          <table:table-cell office:value-type="float" office:value="8.48" calcext:value-type="float">
            <text:p>8.48</text:p>
          </table:table-cell>
          <table:table-cell office:value-type="float" office:value="0.32" calcext:value-type="float">
            <text:p>0.32</text:p>
          </table:table-cell>
          <table:table-cell office:value-type="float" office:value="3.7735849057" calcext:value-type="float">
            <text:p>3.7735849057</text:p>
          </table:table-cell>
          <table:table-cell office:value-type="float" office:value="0.0374319106" calcext:value-type="float">
            <text:p>0.0374319106</text:p>
          </table:table-cell>
          <table:table-cell office:value-type="float" office:value="9.4137065185" calcext:value-type="float">
            <text:p>9.4137065185</text:p>
          </table:table-cell>
          <table:table-cell office:value-type="float" office:value="3.21" calcext:value-type="float">
            <text:p>3.21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60663909" calcext:value-type="float">
            <text:p>1.1960663909</text:p>
          </table:table-cell>
          <table:table-cell office:value-type="float" office:value="0.001825" calcext:value-type="float">
            <text:p>0.001825</text:p>
          </table:table-cell>
          <table:table-cell office:value-type="float" office:value="4.0168269595" calcext:value-type="float">
            <text:p>4.0168269595</text:p>
          </table:table-cell>
        </table:table-row>
        <table:table-row table:style-name="ro1">
          <table:table-cell office:value-type="string" calcext:value-type="string">
            <text:p>01/05/1902</text:p>
          </table:table-cell>
          <table:table-cell office:value-type="float" office:value="8.46" calcext:value-type="float">
            <text:p>8.46</text:p>
          </table:table-cell>
          <table:table-cell office:value-type="float" office:value="0.32" calcext:value-type="float">
            <text:p>0.32</text:p>
          </table:table-cell>
          <table:table-cell office:value-type="float" office:value="3.7825059102" calcext:value-type="float">
            <text:p>3.7825059102</text:p>
          </table:table-cell>
          <table:table-cell office:value-type="float" office:value="0.0008274371" calcext:value-type="float">
            <text:p>0.0008274371</text:p>
          </table:table-cell>
          <table:table-cell office:value-type="float" office:value="9.4214957686" calcext:value-type="float">
            <text:p>9.4214957686</text:p>
          </table:table-cell>
          <table:table-cell office:value-type="float" office:value="3.22" calcext:value-type="float">
            <text:p>3.2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50497344" calcext:value-type="float">
            <text:p>1.1950497344</text:p>
          </table:table-cell>
          <table:table-cell office:value-type="float" office:value="0.0018333333" calcext:value-type="float">
            <text:p>0.0018333333</text:p>
          </table:table-cell>
          <table:table-cell office:value-type="float" office:value="4.0241911423" calcext:value-type="float">
            <text:p>4.0241911423</text:p>
          </table:table-cell>
        </table:table-row>
        <table:table-row table:style-name="ro1">
          <table:table-cell office:value-type="string" calcext:value-type="string">
            <text:p>01/06/1902</text:p>
          </table:table-cell>
          <table:table-cell office:value-type="float" office:value="8.41" calcext:value-type="float">
            <text:p>8.41</text:p>
          </table:table-cell>
          <table:table-cell office:value-type="float" office:value="0.33" calcext:value-type="float">
            <text:p>0.33</text:p>
          </table:table-cell>
          <table:table-cell office:value-type="float" office:value="3.9239001189" calcext:value-type="float">
            <text:p>3.9239001189</text:p>
          </table:table-cell>
          <table:table-cell office:value-type="float" office:value="-0.0027088258" calcext:value-type="float">
            <text:p>-0.0027088258</text:p>
          </table:table-cell>
          <table:table-cell office:value-type="float" office:value="9.3959745773" calcext:value-type="float">
            <text:p>9.3959745773</text:p>
          </table:table-cell>
          <table:table-cell office:value-type="float" office:value="3.23" calcext:value-type="float">
            <text:p>3.2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40339422" calcext:value-type="float">
            <text:p>1.1940339422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4.031602361" calcext:value-type="float">
            <text:p>4.031602361</text:p>
          </table:table-cell>
        </table:table-row>
        <table:table-row table:style-name="ro1">
          <table:table-cell office:value-type="string" calcext:value-type="string">
            <text:p>01/07/1902</text:p>
          </table:table-cell>
          <table:table-cell office:value-type="float" office:value="8.6" calcext:value-type="float">
            <text:p>8.6</text:p>
          </table:table-cell>
          <table:table-cell office:value-type="float" office:value="0.33" calcext:value-type="float">
            <text:p>0.33</text:p>
          </table:table-cell>
          <table:table-cell office:value-type="float" office:value="3.8372093023" calcext:value-type="float">
            <text:p>3.8372093023</text:p>
          </table:table-cell>
          <table:table-cell office:value-type="float" office:value="0.0258204518" calcext:value-type="float">
            <text:p>0.0258204518</text:p>
          </table:table-cell>
          <table:table-cell office:value-type="float" office:value="9.6385828864" calcext:value-type="float">
            <text:p>9.6385828864</text:p>
          </table:table-cell>
          <table:table-cell office:value-type="float" office:value="3.24" calcext:value-type="float">
            <text:p>3.2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30190133" calcext:value-type="float">
            <text:p>1.1930190133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4.0390608253" calcext:value-type="float">
            <text:p>4.0390608253</text:p>
          </table:table-cell>
        </table:table-row>
        <table:table-row table:style-name="ro1">
          <table:table-cell office:value-type="string" calcext:value-type="string">
            <text:p>01/08/1902</text:p>
          </table:table-cell>
          <table:table-cell office:value-type="float" office:value="8.83" calcext:value-type="float">
            <text:p>8.83</text:p>
          </table:table-cell>
          <table:table-cell office:value-type="float" office:value="0.33" calcext:value-type="float">
            <text:p>0.33</text:p>
          </table:table-cell>
          <table:table-cell office:value-type="float" office:value="3.7372593431" calcext:value-type="float">
            <text:p>3.7372593431</text:p>
          </table:table-cell>
          <table:table-cell office:value-type="float" office:value="0.0299098837" calcext:value-type="float">
            <text:p>0.0299098837</text:p>
          </table:table-cell>
          <table:table-cell office:value-type="float" office:value="9.9268717798" calcext:value-type="float">
            <text:p>9.9268717798</text:p>
          </table:table-cell>
          <table:table-cell office:value-type="float" office:value="3.25" calcext:value-type="float">
            <text:p>3.25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20049472" calcext:value-type="float">
            <text:p>1.1920049472</text:p>
          </table:table-cell>
          <table:table-cell office:value-type="float" office:value="0.0018583333" calcext:value-type="float">
            <text:p>0.0018583333</text:p>
          </table:table-cell>
          <table:table-cell office:value-type="float" office:value="4.0465667467" calcext:value-type="float">
            <text:p>4.0465667467</text:p>
          </table:table-cell>
        </table:table-row>
        <table:table-row table:style-name="ro1">
          <table:table-cell office:value-type="string" calcext:value-type="string">
            <text:p>01/09/1902</text:p>
          </table:table-cell>
          <table:table-cell office:value-type="float" office:value="8.85" calcext:value-type="float">
            <text:p>8.85</text:p>
          </table:table-cell>
          <table:table-cell office:value-type="float" office:value="0.33" calcext:value-type="float">
            <text:p>0.33</text:p>
          </table:table-cell>
          <table:table-cell office:value-type="float" office:value="3.7288135593" calcext:value-type="float">
            <text:p>3.7288135593</text:p>
          </table:table-cell>
          <table:table-cell office:value-type="float" office:value="0.0053557946" calcext:value-type="float">
            <text:p>0.0053557946</text:p>
          </table:table-cell>
          <table:table-cell office:value-type="float" office:value="9.9800380664" calcext:value-type="float">
            <text:p>9.9800380664</text:p>
          </table:table-cell>
          <table:table-cell office:value-type="float" office:value="3.26" calcext:value-type="float">
            <text:p>3.26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909917429" calcext:value-type="float">
            <text:p>1.1909917429</text:p>
          </table:table-cell>
          <table:table-cell office:value-type="float" office:value="0.0018666667" calcext:value-type="float">
            <text:p>0.0018666667</text:p>
          </table:table-cell>
          <table:table-cell office:value-type="float" office:value="4.0541203379" calcext:value-type="float">
            <text:p>4.0541203379</text:p>
          </table:table-cell>
        </table:table-row>
        <table:table-row table:style-name="ro1">
          <table:table-cell office:value-type="string" calcext:value-type="string">
            <text:p>01/10/1902</text:p>
          </table:table-cell>
          <table:table-cell office:value-type="float" office:value="8.57" calcext:value-type="float">
            <text:p>8.57</text:p>
          </table:table-cell>
          <table:table-cell office:value-type="float" office:value="0.33" calcext:value-type="float">
            <text:p>0.33</text:p>
          </table:table-cell>
          <table:table-cell office:value-type="float" office:value="3.8506417736" calcext:value-type="float">
            <text:p>3.8506417736</text:p>
          </table:table-cell>
          <table:table-cell office:value-type="float" office:value="-0.028547081" calcext:value-type="float">
            <text:p>-0.028547081</text:p>
          </table:table-cell>
          <table:table-cell office:value-type="float" office:value="9.6951371116" calcext:value-type="float">
            <text:p>9.6951371116</text:p>
          </table:table-cell>
          <table:table-cell office:value-type="float" office:value="3.27" calcext:value-type="float">
            <text:p>3.27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899794" calcext:value-type="float">
            <text:p>1.1899794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4.0617218136" calcext:value-type="float">
            <text:p>4.0617218136</text:p>
          </table:table-cell>
        </table:table-row>
        <table:table-row table:style-name="ro1">
          <table:table-cell office:value-type="string" calcext:value-type="string">
            <text:p>01/11/1902</text:p>
          </table:table-cell>
          <table:table-cell office:value-type="float" office:value="8.24" calcext:value-type="float">
            <text:p>8.24</text:p>
          </table:table-cell>
          <table:table-cell office:value-type="float" office:value="0.33" calcext:value-type="float">
            <text:p>0.33</text:p>
          </table:table-cell>
          <table:table-cell office:value-type="float" office:value="4.0048543689" calcext:value-type="float">
            <text:p>4.0048543689</text:p>
          </table:table-cell>
          <table:table-cell office:value-type="float" office:value="-0.0353053287" calcext:value-type="float">
            <text:p>-0.0353053287</text:p>
          </table:table-cell>
          <table:table-cell office:value-type="float" office:value="9.3528471094" calcext:value-type="float">
            <text:p>9.3528471094</text:p>
          </table:table-cell>
          <table:table-cell office:value-type="float" office:value="3.28" calcext:value-type="float">
            <text:p>3.28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889679175" calcext:value-type="float">
            <text:p>1.1889679175</text:p>
          </table:table-cell>
          <table:table-cell office:value-type="float" office:value="0.0018833333" calcext:value-type="float">
            <text:p>0.0018833333</text:p>
          </table:table-cell>
          <table:table-cell office:value-type="float" office:value="4.0693713897" calcext:value-type="float">
            <text:p>4.0693713897</text:p>
          </table:table-cell>
        </table:table-row>
        <table:table-row table:style-name="ro1">
          <table:table-cell office:value-type="string" calcext:value-type="string">
            <text:p>01/12/1902</text:p>
          </table:table-cell>
          <table:table-cell office:value-type="float" office:value="8.05" calcext:value-type="float">
            <text:p>8.05</text:p>
          </table:table-cell>
          <table:table-cell office:value-type="float" office:value="0.33" calcext:value-type="float">
            <text:p>0.33</text:p>
          </table:table-cell>
          <table:table-cell office:value-type="float" office:value="4.099378882" calcext:value-type="float">
            <text:p>4.099378882</text:p>
          </table:table-cell>
          <table:table-cell office:value-type="float" office:value="-0.0197208738" calcext:value-type="float">
            <text:p>-0.0197208738</text:p>
          </table:table-cell>
          <table:table-cell office:value-type="float" office:value="9.168400792" calcext:value-type="float">
            <text:p>9.168400792</text:p>
          </table:table-cell>
          <table:table-cell office:value-type="float" office:value="3.29" calcext:value-type="float">
            <text:p>3.2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879572947" calcext:value-type="float">
            <text:p>1.1879572947</text:p>
          </table:table-cell>
          <table:table-cell office:value-type="float" office:value="0.0018916667" calcext:value-type="float">
            <text:p>0.0018916667</text:p>
          </table:table-cell>
          <table:table-cell office:value-type="float" office:value="4.0770692839" calcext:value-type="float">
            <text:p>4.0770692839</text:p>
          </table:table-cell>
        </table:table-row>
        <table:table-row table:style-name="ro1">
          <table:table-cell office:value-type="string" calcext:value-type="string">
            <text:p>01/01/1903</text:p>
          </table:table-cell>
          <table:table-cell office:value-type="float" office:value="8.46" calcext:value-type="float">
            <text:p>8.46</text:p>
          </table:table-cell>
          <table:table-cell office:value-type="float" office:value="0.33" calcext:value-type="float">
            <text:p>0.33</text:p>
          </table:table-cell>
          <table:table-cell office:value-type="float" office:value="3.9007092199" calcext:value-type="float">
            <text:p>3.9007092199</text:p>
          </table:table-cell>
          <table:table-cell office:value-type="float" office:value="0.0543654244" calcext:value-type="float">
            <text:p>0.0543654244</text:p>
          </table:table-cell>
          <table:table-cell office:value-type="float" office:value="9.6668447924" calcext:value-type="float">
            <text:p>9.6668447924</text:p>
          </table:table-cell>
          <table:table-cell office:value-type="float" office:value="3.3" calcext:value-type="float">
            <text:p>3.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86947531" calcext:value-type="float">
            <text:p>1.186947531</text:p>
          </table:table-cell>
          <table:table-cell office:value-type="float" office:value="0.0019" calcext:value-type="float">
            <text:p>0.0019</text:p>
          </table:table-cell>
          <table:table-cell office:value-type="float" office:value="4.0848157155" calcext:value-type="float">
            <text:p>4.0848157155</text:p>
          </table:table-cell>
        </table:table-row>
        <table:table-row table:style-name="ro1">
          <table:table-cell office:value-type="string" calcext:value-type="string">
            <text:p>01/02/1903</text:p>
          </table:table-cell>
          <table:table-cell office:value-type="float" office:value="8.41" calcext:value-type="float">
            <text:p>8.41</text:p>
          </table:table-cell>
          <table:table-cell office:value-type="float" office:value="0.33" calcext:value-type="float">
            <text:p>0.33</text:p>
          </table:table-cell>
          <table:table-cell office:value-type="float" office:value="3.9239001189" calcext:value-type="float">
            <text:p>3.9239001189</text:p>
          </table:table-cell>
          <table:table-cell office:value-type="float" office:value="-0.0026270686" calcext:value-type="float">
            <text:p>-0.0026270686</text:p>
          </table:table-cell>
          <table:table-cell office:value-type="float" office:value="9.6414493284" calcext:value-type="float">
            <text:p>9.6414493284</text:p>
          </table:table-cell>
          <table:table-cell office:value-type="float" office:value="3.31" calcext:value-type="float">
            <text:p>3.31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61067765" calcext:value-type="float">
            <text:p>1.1861067765</text:p>
          </table:table-cell>
          <table:table-cell office:value-type="float" office:value="0.0020486111" calcext:value-type="float">
            <text:p>0.0020486111</text:p>
          </table:table-cell>
          <table:table-cell office:value-type="float" office:value="4.0931839144" calcext:value-type="float">
            <text:p>4.0931839144</text:p>
          </table:table-cell>
        </table:table-row>
        <table:table-row table:style-name="ro1">
          <table:table-cell office:value-type="string" calcext:value-type="string">
            <text:p>01/03/1903</text:p>
          </table:table-cell>
          <table:table-cell office:value-type="float" office:value="8.08" calcext:value-type="float">
            <text:p>8.08</text:p>
          </table:table-cell>
          <table:table-cell office:value-type="float" office:value="0.34" calcext:value-type="float">
            <text:p>0.34</text:p>
          </table:table-cell>
          <table:table-cell office:value-type="float" office:value="4.2079207921" calcext:value-type="float">
            <text:p>4.2079207921</text:p>
          </table:table-cell>
          <table:table-cell office:value-type="float" office:value="-0.0359195402" calcext:value-type="float">
            <text:p>-0.0359195402</text:p>
          </table:table-cell>
          <table:table-cell office:value-type="float" office:value="9.2951329014" calcext:value-type="float">
            <text:p>9.2951329014</text:p>
          </table:table-cell>
          <table:table-cell office:value-type="float" office:value="3.32" calcext:value-type="float">
            <text:p>3.32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52666176" calcext:value-type="float">
            <text:p>1.1852666176</text:p>
          </table:table-cell>
          <table:table-cell office:value-type="float" office:value="0.0020555556" calcext:value-type="float">
            <text:p>0.0020555556</text:p>
          </table:table-cell>
          <table:table-cell office:value-type="float" office:value="4.1015976813" calcext:value-type="float">
            <text:p>4.1015976813</text:p>
          </table:table-cell>
        </table:table-row>
        <table:table-row table:style-name="ro1">
          <table:table-cell office:value-type="string" calcext:value-type="string">
            <text:p>01/04/1903</text:p>
          </table:table-cell>
          <table:table-cell office:value-type="float" office:value="7.75" calcext:value-type="float">
            <text:p>7.75</text:p>
          </table:table-cell>
          <table:table-cell office:value-type="float" office:value="0.34" calcext:value-type="float">
            <text:p>0.34</text:p>
          </table:table-cell>
          <table:table-cell office:value-type="float" office:value="4.3870967742" calcext:value-type="float">
            <text:p>4.3870967742</text:p>
          </table:table-cell>
          <table:table-cell office:value-type="float" office:value="-0.0373690182" calcext:value-type="float">
            <text:p>-0.0373690182</text:p>
          </table:table-cell>
          <table:table-cell office:value-type="float" office:value="8.9477829113" calcext:value-type="float">
            <text:p>8.9477829113</text:p>
          </table:table-cell>
          <table:table-cell office:value-type="float" office:value="3.33" calcext:value-type="float">
            <text:p>3.33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44270537" calcext:value-type="float">
            <text:p>1.1844270537</text:p>
          </table:table-cell>
          <table:table-cell office:value-type="float" office:value="0.0020625" calcext:value-type="float">
            <text:p>0.0020625</text:p>
          </table:table-cell>
          <table:table-cell office:value-type="float" office:value="4.1100572265" calcext:value-type="float">
            <text:p>4.1100572265</text:p>
          </table:table-cell>
        </table:table-row>
        <table:table-row table:style-name="ro1">
          <table:table-cell office:value-type="string" calcext:value-type="string">
            <text:p>01/05/1903</text:p>
          </table:table-cell>
          <table:table-cell office:value-type="float" office:value="7.6" calcext:value-type="float">
            <text:p>7.6</text:p>
          </table:table-cell>
          <table:table-cell office:value-type="float" office:value="0.34" calcext:value-type="float">
            <text:p>0.34</text:p>
          </table:table-cell>
          <table:table-cell office:value-type="float" office:value="4.4736842105" calcext:value-type="float">
            <text:p>4.4736842105</text:p>
          </table:table-cell>
          <table:table-cell office:value-type="float" office:value="-0.0157172043" calcext:value-type="float">
            <text:p>-0.0157172043</text:p>
          </table:table-cell>
          <table:table-cell office:value-type="float" office:value="8.8071487792" calcext:value-type="float">
            <text:p>8.8071487792</text:p>
          </table:table-cell>
          <table:table-cell office:value-type="float" office:value="3.33" calcext:value-type="float">
            <text:p>3.33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35880846" calcext:value-type="float">
            <text:p>1.1835880846</text:p>
          </table:table-cell>
          <table:table-cell office:value-type="float" office:value="0.0020694444" calcext:value-type="float">
            <text:p>0.0020694444</text:p>
          </table:table-cell>
          <table:table-cell office:value-type="float" office:value="4.1185627616" calcext:value-type="float">
            <text:p>4.1185627616</text:p>
          </table:table-cell>
        </table:table-row>
        <table:table-row table:style-name="ro1">
          <table:table-cell office:value-type="string" calcext:value-type="string">
            <text:p>01/06/1903</text:p>
          </table:table-cell>
          <table:table-cell office:value-type="float" office:value="7.18" calcext:value-type="float">
            <text:p>7.18</text:p>
          </table:table-cell>
          <table:table-cell office:value-type="float" office:value="0.34" calcext:value-type="float">
            <text:p>0.34</text:p>
          </table:table-cell>
          <table:table-cell office:value-type="float" office:value="4.7353760446" calcext:value-type="float">
            <text:p>4.7353760446</text:p>
          </table:table-cell>
          <table:table-cell office:value-type="float" office:value="-0.0515350877" calcext:value-type="float">
            <text:p>-0.0515350877</text:p>
          </table:table-cell>
          <table:table-cell office:value-type="float" office:value="8.3532715943" calcext:value-type="float">
            <text:p>8.3532715943</text:p>
          </table:table-cell>
          <table:table-cell office:value-type="float" office:value="3.34" calcext:value-type="float">
            <text:p>3.34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27497097" calcext:value-type="float">
            <text:p>1.1827497097</text:p>
          </table:table-cell>
          <table:table-cell office:value-type="float" office:value="0.0020763889" calcext:value-type="float">
            <text:p>0.0020763889</text:p>
          </table:table-cell>
          <table:table-cell office:value-type="float" office:value="4.1271144996" calcext:value-type="float">
            <text:p>4.1271144996</text:p>
          </table:table-cell>
        </table:table-row>
        <table:table-row table:style-name="ro1">
          <table:table-cell office:value-type="string" calcext:value-type="string">
            <text:p>01/07/1903</text:p>
          </table:table-cell>
          <table:table-cell office:value-type="float" office:value="6.85" calcext:value-type="float">
            <text:p>6.85</text:p>
          </table:table-cell>
          <table:table-cell office:value-type="float" office:value="0.34" calcext:value-type="float">
            <text:p>0.34</text:p>
          </table:table-cell>
          <table:table-cell office:value-type="float" office:value="4.9635036496" calcext:value-type="float">
            <text:p>4.9635036496</text:p>
          </table:table-cell>
          <table:table-cell office:value-type="float" office:value="-0.0419951253" calcext:value-type="float">
            <text:p>-0.0419951253</text:p>
          </table:table-cell>
          <table:table-cell office:value-type="float" office:value="8.0024749066" calcext:value-type="float">
            <text:p>8.0024749066</text:p>
          </table:table-cell>
          <table:table-cell office:value-type="float" office:value="3.35" calcext:value-type="float">
            <text:p>3.35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19119286" calcext:value-type="float">
            <text:p>1.1819119286</text:p>
          </table:table-cell>
          <table:table-cell office:value-type="float" office:value="0.0020833333" calcext:value-type="float">
            <text:p>0.0020833333</text:p>
          </table:table-cell>
          <table:table-cell office:value-type="float" office:value="4.1357126548" calcext:value-type="float">
            <text:p>4.1357126548</text:p>
          </table:table-cell>
        </table:table-row>
        <table:table-row table:style-name="ro1">
          <table:table-cell office:value-type="string" calcext:value-type="string">
            <text:p>01/08/1903</text:p>
          </table:table-cell>
          <table:table-cell office:value-type="float" office:value="6.63" calcext:value-type="float">
            <text:p>6.63</text:p>
          </table:table-cell>
          <table:table-cell office:value-type="float" office:value="0.34" calcext:value-type="float">
            <text:p>0.34</text:p>
          </table:table-cell>
          <table:table-cell office:value-type="float" office:value="5.1282051282" calcext:value-type="float">
            <text:p>5.1282051282</text:p>
          </table:table-cell>
          <table:table-cell office:value-type="float" office:value="-0.0279403893" calcext:value-type="float">
            <text:p>-0.0279403893</text:p>
          </table:table-cell>
          <table:table-cell office:value-type="float" office:value="7.7788826424" calcext:value-type="float">
            <text:p>7.7788826424</text:p>
          </table:table-cell>
          <table:table-cell office:value-type="float" office:value="3.36" calcext:value-type="float">
            <text:p>3.36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1074741" calcext:value-type="float">
            <text:p>1.181074741</text:p>
          </table:table-cell>
          <table:table-cell office:value-type="float" office:value="0.0020902778" calcext:value-type="float">
            <text:p>0.0020902778</text:p>
          </table:table-cell>
          <table:table-cell office:value-type="float" office:value="4.144357443" calcext:value-type="float">
            <text:p>4.144357443</text:p>
          </table:table-cell>
        </table:table-row>
        <table:table-row table:style-name="ro1">
          <table:table-cell office:value-type="string" calcext:value-type="string">
            <text:p>01/09/1903</text:p>
          </table:table-cell>
          <table:table-cell office:value-type="float" office:value="6.47" calcext:value-type="float">
            <text:p>6.47</text:p>
          </table:table-cell>
          <table:table-cell office:value-type="float" office:value="0.35" calcext:value-type="float">
            <text:p>0.35</text:p>
          </table:table-cell>
          <table:table-cell office:value-type="float" office:value="5.4095826893" calcext:value-type="float">
            <text:p>5.4095826893</text:p>
          </table:table-cell>
          <table:table-cell office:value-type="float" office:value="-0.0197963801" calcext:value-type="float">
            <text:p>-0.0197963801</text:p>
          </table:table-cell>
          <table:table-cell office:value-type="float" office:value="7.624888925" calcext:value-type="float">
            <text:p>7.624888925</text:p>
          </table:table-cell>
          <table:table-cell office:value-type="float" office:value="3.37" calcext:value-type="float">
            <text:p>3.37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802381464" calcext:value-type="float">
            <text:p>1.1802381464</text:p>
          </table:table-cell>
          <table:table-cell office:value-type="float" office:value="0.0020972222" calcext:value-type="float">
            <text:p>0.0020972222</text:p>
          </table:table-cell>
          <table:table-cell office:value-type="float" office:value="4.1530490816" calcext:value-type="float">
            <text:p>4.1530490816</text:p>
          </table:table-cell>
        </table:table-row>
        <table:table-row table:style-name="ro1">
          <table:table-cell office:value-type="string" calcext:value-type="string">
            <text:p>01/10/1903</text:p>
          </table:table-cell>
          <table:table-cell office:value-type="float" office:value="6.26" calcext:value-type="float">
            <text:p>6.26</text:p>
          </table:table-cell>
          <table:table-cell office:value-type="float" office:value="0.35" calcext:value-type="float">
            <text:p>0.35</text:p>
          </table:table-cell>
          <table:table-cell office:value-type="float" office:value="5.5910543131" calcext:value-type="float">
            <text:p>5.5910543131</text:p>
          </table:table-cell>
          <table:table-cell office:value-type="float" office:value="-0.0279920144" calcext:value-type="float">
            <text:p>-0.0279920144</text:p>
          </table:table-cell>
          <table:table-cell office:value-type="float" office:value="7.4114529242" calcext:value-type="float">
            <text:p>7.4114529242</text:p>
          </table:table-cell>
          <table:table-cell office:value-type="float" office:value="3.38" calcext:value-type="float">
            <text:p>3.38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794021444" calcext:value-type="float">
            <text:p>1.1794021444</text:p>
          </table:table-cell>
          <table:table-cell office:value-type="float" office:value="0.0021041667" calcext:value-type="float">
            <text:p>0.0021041667</text:p>
          </table:table-cell>
          <table:table-cell office:value-type="float" office:value="4.161787789" calcext:value-type="float">
            <text:p>4.161787789</text:p>
          </table:table-cell>
        </table:table-row>
        <table:table-row table:style-name="ro1">
          <table:table-cell office:value-type="string" calcext:value-type="string">
            <text:p>01/11/1903</text:p>
          </table:table-cell>
          <table:table-cell office:value-type="float" office:value="6.28" calcext:value-type="float">
            <text:p>6.28</text:p>
          </table:table-cell>
          <table:table-cell office:value-type="float" office:value="0.35" calcext:value-type="float">
            <text:p>0.35</text:p>
          </table:table-cell>
          <table:table-cell office:value-type="float" office:value="5.5732484076" calcext:value-type="float">
            <text:p>5.5732484076</text:p>
          </table:table-cell>
          <table:table-cell office:value-type="float" office:value="0.0078314696" calcext:value-type="float">
            <text:p>0.0078314696</text:p>
          </table:table-cell>
          <table:table-cell office:value-type="float" office:value="7.4694954928" calcext:value-type="float">
            <text:p>7.4694954928</text:p>
          </table:table-cell>
          <table:table-cell office:value-type="float" office:value="3.38" calcext:value-type="float">
            <text:p>3.38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785667345" calcext:value-type="float">
            <text:p>1.1785667345</text:p>
          </table:table-cell>
          <table:table-cell office:value-type="float" office:value="0.0021111111" calcext:value-type="float">
            <text:p>0.0021111111</text:p>
          </table:table-cell>
          <table:table-cell office:value-type="float" office:value="4.1705737855" calcext:value-type="float">
            <text:p>4.1705737855</text:p>
          </table:table-cell>
        </table:table-row>
        <table:table-row table:style-name="ro1">
          <table:table-cell office:value-type="string" calcext:value-type="string">
            <text:p>01/12/1903</text:p>
          </table:table-cell>
          <table:table-cell office:value-type="float" office:value="6.57" calcext:value-type="float">
            <text:p>6.57</text:p>
          </table:table-cell>
          <table:table-cell office:value-type="float" office:value="0.35" calcext:value-type="float">
            <text:p>0.35</text:p>
          </table:table-cell>
          <table:table-cell office:value-type="float" office:value="5.3272450533" calcext:value-type="float">
            <text:p>5.3272450533</text:p>
          </table:table-cell>
          <table:table-cell office:value-type="float" office:value="0.0508227176" calcext:value-type="float">
            <text:p>0.0508227176</text:p>
          </table:table-cell>
          <table:table-cell office:value-type="float" office:value="7.849115553" calcext:value-type="float">
            <text:p>7.849115553</text:p>
          </table:table-cell>
          <table:table-cell office:value-type="float" office:value="3.39" calcext:value-type="float">
            <text:p>3.39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777319164" calcext:value-type="float">
            <text:p>1.1777319164</text:p>
          </table:table-cell>
          <table:table-cell office:value-type="float" office:value="0.0021180556" calcext:value-type="float">
            <text:p>0.0021180556</text:p>
          </table:table-cell>
          <table:table-cell office:value-type="float" office:value="4.1794072924" calcext:value-type="float">
            <text:p>4.1794072924</text:p>
          </table:table-cell>
        </table:table-row>
        <table:table-row table:style-name="ro1">
          <table:table-cell office:value-type="string" calcext:value-type="string">
            <text:p>01/01/1904</text:p>
          </table:table-cell>
          <table:table-cell office:value-type="float" office:value="6.68" calcext:value-type="float">
            <text:p>6.68</text:p>
          </table:table-cell>
          <table:table-cell office:value-type="float" office:value="0.35" calcext:value-type="float">
            <text:p>0.35</text:p>
          </table:table-cell>
          <table:table-cell office:value-type="float" office:value="5.2395209581" calcext:value-type="float">
            <text:p>5.2395209581</text:p>
          </table:table-cell>
          <table:table-cell office:value-type="float" office:value="0.0211402841" calcext:value-type="float">
            <text:p>0.0211402841</text:p>
          </table:table-cell>
          <table:table-cell office:value-type="float" office:value="8.0150480859" calcext:value-type="float">
            <text:p>8.0150480859</text:p>
          </table:table-cell>
          <table:table-cell office:value-type="float" office:value="3.4" calcext:value-type="float">
            <text:p>3.4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1.1768976896" calcext:value-type="float">
            <text:p>1.1768976896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4.1882885329" calcext:value-type="float">
            <text:p>4.1882885329</text:p>
          </table:table-cell>
        </table:table-row>
        <table:table-row table:style-name="ro1">
          <table:table-cell office:value-type="string" calcext:value-type="string">
            <text:p>01/02/1904</text:p>
          </table:table-cell>
          <table:table-cell office:value-type="float" office:value="6.5" calcext:value-type="float">
            <text:p>6.5</text:p>
          </table:table-cell>
          <table:table-cell office:value-type="float" office:value="0.34" calcext:value-type="float">
            <text:p>0.34</text:p>
          </table:table-cell>
          <table:table-cell office:value-type="float" office:value="5.2307692308" calcext:value-type="float">
            <text:p>5.2307692308</text:p>
          </table:table-cell>
          <table:table-cell office:value-type="float" office:value="-0.0226634232" calcext:value-type="float">
            <text:p>-0.0226634232</text:p>
          </table:table-cell>
          <table:table-cell office:value-type="float" office:value="7.8333996595" calcext:value-type="float">
            <text:p>7.8333996595</text:p>
          </table:table-cell>
          <table:table-cell office:value-type="float" office:value="3.41" calcext:value-type="float">
            <text:p>3.4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6230781" calcext:value-type="float">
            <text:p>1.176230781</text:p>
          </table:table-cell>
          <table:table-cell office:value-type="float" office:value="0.0022722222" calcext:value-type="float">
            <text:p>0.0022722222</text:p>
          </table:table-cell>
          <table:table-cell office:value-type="float" office:value="4.1978052552" calcext:value-type="float">
            <text:p>4.1978052552</text:p>
          </table:table-cell>
        </table:table-row>
        <table:table-row table:style-name="ro1">
          <table:table-cell office:value-type="string" calcext:value-type="string">
            <text:p>01/03/1904</text:p>
          </table:table-cell>
          <table:table-cell office:value-type="float" office:value="6.48" calcext:value-type="float">
            <text:p>6.48</text:p>
          </table:table-cell>
          <table:table-cell office:value-type="float" office:value="0.34" calcext:value-type="float">
            <text:p>0.34</text:p>
          </table:table-cell>
          <table:table-cell office:value-type="float" office:value="5.2469135802" calcext:value-type="float">
            <text:p>5.2469135802</text:p>
          </table:table-cell>
          <table:table-cell office:value-type="float" office:value="0.0012820513" calcext:value-type="float">
            <text:p>0.0012820513</text:p>
          </table:table-cell>
          <table:table-cell office:value-type="float" office:value="7.8434424796" calcext:value-type="float">
            <text:p>7.8434424796</text:p>
          </table:table-cell>
          <table:table-cell office:value-type="float" office:value="3.41" calcext:value-type="float">
            <text:p>3.4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55642502" calcext:value-type="float">
            <text:p>1.1755642502</text:p>
          </table:table-cell>
          <table:table-cell office:value-type="float" office:value="0.0022777778" calcext:value-type="float">
            <text:p>0.0022777778</text:p>
          </table:table-cell>
          <table:table-cell office:value-type="float" office:value="4.2073669227" calcext:value-type="float">
            <text:p>4.2073669227</text:p>
          </table:table-cell>
        </table:table-row>
        <table:table-row table:style-name="ro1">
          <table:table-cell office:value-type="string" calcext:value-type="string">
            <text:p>01/04/1904</text:p>
          </table:table-cell>
          <table:table-cell office:value-type="float" office:value="6.64" calcext:value-type="float">
            <text:p>6.64</text:p>
          </table:table-cell>
          <table:table-cell office:value-type="float" office:value="0.34" calcext:value-type="float">
            <text:p>0.34</text:p>
          </table:table-cell>
          <table:table-cell office:value-type="float" office:value="5.1204819277" calcext:value-type="float">
            <text:p>5.1204819277</text:p>
          </table:table-cell>
          <table:table-cell office:value-type="float" office:value="0.0290213477" calcext:value-type="float">
            <text:p>0.0290213477</text:p>
          </table:table-cell>
          <table:table-cell office:value-type="float" office:value="8.0710697513" calcext:value-type="float">
            <text:p>8.0710697513</text:p>
          </table:table-cell>
          <table:table-cell office:value-type="float" office:value="3.42" calcext:value-type="float">
            <text:p>3.42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48980971" calcext:value-type="float">
            <text:p>1.1748980971</text:p>
          </table:table-cell>
          <table:table-cell office:value-type="float" office:value="0.0022833333" calcext:value-type="float">
            <text:p>0.0022833333</text:p>
          </table:table-cell>
          <table:table-cell office:value-type="float" office:value="4.2169737439" calcext:value-type="float">
            <text:p>4.2169737439</text:p>
          </table:table-cell>
        </table:table-row>
        <table:table-row table:style-name="ro1">
          <table:table-cell office:value-type="string" calcext:value-type="string">
            <text:p>01/05/1904</text:p>
          </table:table-cell>
          <table:table-cell office:value-type="float" office:value="6.5" calcext:value-type="float">
            <text:p>6.5</text:p>
          </table:table-cell>
          <table:table-cell office:value-type="float" office:value="0.33" calcext:value-type="float">
            <text:p>0.33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-0.0169013554" calcext:value-type="float">
            <text:p>-0.0169013554</text:p>
          </table:table-cell>
          <table:table-cell office:value-type="float" office:value="7.9346577328" calcext:value-type="float">
            <text:p>7.9346577328</text:p>
          </table:table-cell>
          <table:table-cell office:value-type="float" office:value="3.43" calcext:value-type="float">
            <text:p>3.4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42323215" calcext:value-type="float">
            <text:p>1.1742323215</text:p>
          </table:table-cell>
          <table:table-cell office:value-type="float" office:value="0.0022888889" calcext:value-type="float">
            <text:p>0.0022888889</text:p>
          </table:table-cell>
          <table:table-cell office:value-type="float" office:value="4.2266259282" calcext:value-type="float">
            <text:p>4.2266259282</text:p>
          </table:table-cell>
        </table:table-row>
        <table:table-row table:style-name="ro1">
          <table:table-cell office:value-type="string" calcext:value-type="string">
            <text:p>01/06/1904</text:p>
          </table:table-cell>
          <table:table-cell office:value-type="float" office:value="6.51" calcext:value-type="float">
            <text:p>6.51</text:p>
          </table:table-cell>
          <table:table-cell office:value-type="float" office:value="0.33" calcext:value-type="float">
            <text:p>0.33</text:p>
          </table:table-cell>
          <table:table-cell office:value-type="float" office:value="5.069124424" calcext:value-type="float">
            <text:p>5.069124424</text:p>
          </table:table-cell>
          <table:table-cell office:value-type="float" office:value="0.0057692308" calcext:value-type="float">
            <text:p>0.0057692308</text:p>
          </table:table-cell>
          <table:table-cell office:value-type="float" office:value="7.9804346043" calcext:value-type="float">
            <text:p>7.9804346043</text:p>
          </table:table-cell>
          <table:table-cell office:value-type="float" office:value="3.43" calcext:value-type="float">
            <text:p>3.4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35669232" calcext:value-type="float">
            <text:p>1.1735669232</text:p>
          </table:table-cell>
          <table:table-cell office:value-type="float" office:value="0.0022944444" calcext:value-type="float">
            <text:p>0.0022944444</text:p>
          </table:table-cell>
          <table:table-cell office:value-type="float" office:value="4.2363236866" calcext:value-type="float">
            <text:p>4.2363236866</text:p>
          </table:table-cell>
        </table:table-row>
        <table:table-row table:style-name="ro1">
          <table:table-cell office:value-type="string" calcext:value-type="string">
            <text:p>01/07/1904</text:p>
          </table:table-cell>
          <table:table-cell office:value-type="float" office:value="6.78" calcext:value-type="float">
            <text:p>6.78</text:p>
          </table:table-cell>
          <table:table-cell office:value-type="float" office:value="0.33" calcext:value-type="float">
            <text:p>0.33</text:p>
          </table:table-cell>
          <table:table-cell office:value-type="float" office:value="4.8672566372" calcext:value-type="float">
            <text:p>4.8672566372</text:p>
          </table:table-cell>
          <table:table-cell office:value-type="float" office:value="0.045656682" calcext:value-type="float">
            <text:p>0.045656682</text:p>
          </table:table-cell>
          <table:table-cell office:value-type="float" office:value="8.3447947695" calcext:value-type="float">
            <text:p>8.3447947695</text:p>
          </table:table-cell>
          <table:table-cell office:value-type="float" office:value="3.44" calcext:value-type="float">
            <text:p>3.44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29019019" calcext:value-type="float">
            <text:p>1.1729019019</text:p>
          </table:table-cell>
          <table:table-cell office:value-type="float" office:value="0.0023" calcext:value-type="float">
            <text:p>0.0023</text:p>
          </table:table-cell>
          <table:table-cell office:value-type="float" office:value="4.2460672311" calcext:value-type="float">
            <text:p>4.2460672311</text:p>
          </table:table-cell>
        </table:table-row>
        <table:table-row table:style-name="ro1">
          <table:table-cell office:value-type="string" calcext:value-type="string">
            <text:p>01/08/1904</text:p>
          </table:table-cell>
          <table:table-cell office:value-type="float" office:value="7.01" calcext:value-type="float">
            <text:p>7.01</text:p>
          </table:table-cell>
          <table:table-cell office:value-type="float" office:value="0.32" calcext:value-type="float">
            <text:p>0.32</text:p>
          </table:table-cell>
          <table:table-cell office:value-type="float" office:value="4.5649072753" calcext:value-type="float">
            <text:p>4.5649072753</text:p>
          </table:table-cell>
          <table:table-cell office:value-type="float" office:value="0.037897001" calcext:value-type="float">
            <text:p>0.037897001</text:p>
          </table:table-cell>
          <table:table-cell office:value-type="float" office:value="8.6610374651" calcext:value-type="float">
            <text:p>8.6610374651</text:p>
          </table:table-cell>
          <table:table-cell office:value-type="float" office:value="3.45" calcext:value-type="float">
            <text:p>3.45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22372575" calcext:value-type="float">
            <text:p>1.1722372575</text:p>
          </table:table-cell>
          <table:table-cell office:value-type="float" office:value="0.0023055556" calcext:value-type="float">
            <text:p>0.0023055556</text:p>
          </table:table-cell>
          <table:table-cell office:value-type="float" office:value="4.255856775" calcext:value-type="float">
            <text:p>4.255856775</text:p>
          </table:table-cell>
        </table:table-row>
        <table:table-row table:style-name="ro1">
          <table:table-cell office:value-type="string" calcext:value-type="string">
            <text:p>01/09/1904</text:p>
          </table:table-cell>
          <table:table-cell office:value-type="float" office:value="7.32" calcext:value-type="float">
            <text:p>7.32</text:p>
          </table:table-cell>
          <table:table-cell office:value-type="float" office:value="0.32" calcext:value-type="float">
            <text:p>0.32</text:p>
          </table:table-cell>
          <table:table-cell office:value-type="float" office:value="4.3715846995" calcext:value-type="float">
            <text:p>4.3715846995</text:p>
          </table:table-cell>
          <table:table-cell office:value-type="float" office:value="0.0480266286" calcext:value-type="float">
            <text:p>0.0480266286</text:p>
          </table:table-cell>
          <table:table-cell office:value-type="float" office:value="9.0769978949" calcext:value-type="float">
            <text:p>9.0769978949</text:p>
          </table:table-cell>
          <table:table-cell office:value-type="float" office:value="3.45" calcext:value-type="float">
            <text:p>3.45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15729898" calcext:value-type="float">
            <text:p>1.1715729898</text:p>
          </table:table-cell>
          <table:table-cell office:value-type="float" office:value="0.0023111111" calcext:value-type="float">
            <text:p>0.0023111111</text:p>
          </table:table-cell>
          <table:table-cell office:value-type="float" office:value="4.2656925329" calcext:value-type="float">
            <text:p>4.2656925329</text:p>
          </table:table-cell>
        </table:table-row>
        <table:table-row table:style-name="ro1">
          <table:table-cell office:value-type="string" calcext:value-type="string">
            <text:p>01/10/1904</text:p>
          </table:table-cell>
          <table:table-cell office:value-type="float" office:value="7.75" calcext:value-type="float">
            <text:p>7.75</text:p>
          </table:table-cell>
          <table:table-cell office:value-type="float" office:value="0.32" calcext:value-type="float">
            <text:p>0.32</text:p>
          </table:table-cell>
          <table:table-cell office:value-type="float" office:value="4.1290322581" calcext:value-type="float">
            <text:p>4.1290322581</text:p>
          </table:table-cell>
          <table:table-cell office:value-type="float" office:value="0.0623485883" calcext:value-type="float">
            <text:p>0.0623485883</text:p>
          </table:table-cell>
          <table:table-cell office:value-type="float" office:value="9.6429359" calcext:value-type="float">
            <text:p>9.6429359</text:p>
          </table:table-cell>
          <table:table-cell office:value-type="float" office:value="3.46" calcext:value-type="float">
            <text:p>3.46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09090984" calcext:value-type="float">
            <text:p>1.1709090984</text:p>
          </table:table-cell>
          <table:table-cell office:value-type="float" office:value="0.0023166667" calcext:value-type="float">
            <text:p>0.0023166667</text:p>
          </table:table-cell>
          <table:table-cell office:value-type="float" office:value="4.2755747206" calcext:value-type="float">
            <text:p>4.2755747206</text:p>
          </table:table-cell>
        </table:table-row>
        <table:table-row table:style-name="ro1">
          <table:table-cell office:value-type="string" calcext:value-type="string">
            <text:p>01/11/1904</text:p>
          </table:table-cell>
          <table:table-cell office:value-type="float" office:value="8.17" calcext:value-type="float">
            <text:p>8.17</text:p>
          </table:table-cell>
          <table:table-cell office:value-type="float" office:value="0.31" calcext:value-type="float">
            <text:p>0.31</text:p>
          </table:table-cell>
          <table:table-cell office:value-type="float" office:value="3.794369645" calcext:value-type="float">
            <text:p>3.794369645</text:p>
          </table:table-cell>
          <table:table-cell office:value-type="float" office:value="0.0575623656" calcext:value-type="float">
            <text:p>0.0575623656</text:p>
          </table:table-cell>
          <table:table-cell office:value-type="float" office:value="10.1980061017" calcext:value-type="float">
            <text:p>10.1980061017</text:p>
          </table:table-cell>
          <table:table-cell office:value-type="float" office:value="3.47" calcext:value-type="float">
            <text:p>3.4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702455832" calcext:value-type="float">
            <text:p>1.1702455832</text:p>
          </table:table-cell>
          <table:table-cell office:value-type="float" office:value="0.0023222222" calcext:value-type="float">
            <text:p>0.0023222222</text:p>
          </table:table-cell>
          <table:table-cell office:value-type="float" office:value="4.2855035552" calcext:value-type="float">
            <text:p>4.2855035552</text:p>
          </table:table-cell>
        </table:table-row>
        <table:table-row table:style-name="ro1">
          <table:table-cell office:value-type="string" calcext:value-type="string">
            <text:p>01/12/1904</text:p>
          </table:table-cell>
          <table:table-cell office:value-type="float" office:value="8.25" calcext:value-type="float">
            <text:p>8.25</text:p>
          </table:table-cell>
          <table:table-cell office:value-type="float" office:value="0.31" calcext:value-type="float">
            <text:p>0.31</text:p>
          </table:table-cell>
          <table:table-cell office:value-type="float" office:value="3.7575757576" calcext:value-type="float">
            <text:p>3.7575757576</text:p>
          </table:table-cell>
          <table:table-cell office:value-type="float" office:value="0.0129538964" calcext:value-type="float">
            <text:p>0.0129538964</text:p>
          </table:table-cell>
          <table:table-cell office:value-type="float" office:value="10.3301100159" calcext:value-type="float">
            <text:p>10.3301100159</text:p>
          </table:table-cell>
          <table:table-cell office:value-type="float" office:value="3.47" calcext:value-type="float">
            <text:p>3.4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695824441" calcext:value-type="float">
            <text:p>1.1695824441</text:p>
          </table:table-cell>
          <table:table-cell office:value-type="float" office:value="0.0023277778" calcext:value-type="float">
            <text:p>0.0023277778</text:p>
          </table:table-cell>
          <table:table-cell office:value-type="float" office:value="4.2954792551" calcext:value-type="float">
            <text:p>4.2954792551</text:p>
          </table:table-cell>
        </table:table-row>
        <table:table-row table:style-name="ro1">
          <table:table-cell office:value-type="string" calcext:value-type="string">
            <text:p>01/01/1905</text:p>
          </table:table-cell>
          <table:table-cell office:value-type="float" office:value="8.43" calcext:value-type="float">
            <text:p>8.43</text:p>
          </table:table-cell>
          <table:table-cell office:value-type="float" office:value="0.31" calcext:value-type="float">
            <text:p>0.31</text:p>
          </table:table-cell>
          <table:table-cell office:value-type="float" office:value="3.6773428233" calcext:value-type="float">
            <text:p>3.6773428233</text:p>
          </table:table-cell>
          <table:table-cell office:value-type="float" office:value="0.0249666667" calcext:value-type="float">
            <text:p>0.0249666667</text:p>
          </table:table-cell>
          <table:table-cell office:value-type="float" office:value="10.5880184293" calcext:value-type="float">
            <text:p>10.5880184293</text:p>
          </table:table-cell>
          <table:table-cell office:value-type="float" office:value="3.48" calcext:value-type="float">
            <text:p>3.48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689196807" calcext:value-type="float">
            <text:p>1.1689196807</text:p>
          </table:table-cell>
          <table:table-cell office:value-type="float" office:value="0.0023333333" calcext:value-type="float">
            <text:p>0.0023333333</text:p>
          </table:table-cell>
          <table:table-cell office:value-type="float" office:value="4.3055020401" calcext:value-type="float">
            <text:p>4.3055020401</text:p>
          </table:table-cell>
        </table:table-row>
        <table:table-row table:style-name="ro1">
          <table:table-cell office:value-type="string" calcext:value-type="string">
            <text:p>01/02/1905</text:p>
          </table:table-cell>
          <table:table-cell office:value-type="float" office:value="8.8" calcext:value-type="float">
            <text:p>8.8</text:p>
          </table:table-cell>
          <table:table-cell office:value-type="float" office:value="0.31" calcext:value-type="float">
            <text:p>0.31</text:p>
          </table:table-cell>
          <table:table-cell office:value-type="float" office:value="3.5227272727" calcext:value-type="float">
            <text:p>3.5227272727</text:p>
          </table:table-cell>
          <table:table-cell office:value-type="float" office:value="0.0469879399" calcext:value-type="float">
            <text:p>0.0469879399</text:p>
          </table:table-cell>
          <table:table-cell office:value-type="float" office:value="11.0855276029" calcext:value-type="float">
            <text:p>11.0855276029</text:p>
          </table:table-cell>
          <table:table-cell office:value-type="float" office:value="3.48" calcext:value-type="float">
            <text:p>3.48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693336731" calcext:value-type="float">
            <text:p>1.1693336731</text:p>
          </table:table-cell>
          <table:table-cell office:value-type="float" office:value="0.0032506944" calcext:value-type="float">
            <text:p>0.0032506944</text:p>
          </table:table-cell>
          <table:table-cell office:value-type="float" office:value="4.3194979116" calcext:value-type="float">
            <text:p>4.3194979116</text:p>
          </table:table-cell>
        </table:table-row>
        <table:table-row table:style-name="ro1">
          <table:table-cell office:value-type="string" calcext:value-type="string">
            <text:p>01/03/1905</text:p>
          </table:table-cell>
          <table:table-cell office:value-type="float" office:value="9.05" calcext:value-type="float">
            <text:p>9.05</text:p>
          </table:table-cell>
          <table:table-cell office:value-type="float" office:value="0.32" calcext:value-type="float">
            <text:p>0.32</text:p>
          </table:table-cell>
          <table:table-cell office:value-type="float" office:value="3.5359116022" calcext:value-type="float">
            <text:p>3.5359116022</text:p>
          </table:table-cell>
          <table:table-cell office:value-type="float" office:value="0.0313920455" calcext:value-type="float">
            <text:p>0.0313920455</text:p>
          </table:table-cell>
          <table:table-cell office:value-type="float" office:value="11.4335249893" calcext:value-type="float">
            <text:p>11.4335249893</text:p>
          </table:table-cell>
          <table:table-cell office:value-type="float" office:value="3.47" calcext:value-type="float">
            <text:p>3.4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697478121" calcext:value-type="float">
            <text:p>1.1697478121</text:p>
          </table:table-cell>
          <table:table-cell office:value-type="float" office:value="0.0032472222" calcext:value-type="float">
            <text:p>0.0032472222</text:p>
          </table:table-cell>
          <table:table-cell office:value-type="float" office:value="4.3335242812" calcext:value-type="float">
            <text:p>4.3335242812</text:p>
          </table:table-cell>
        </table:table-row>
        <table:table-row table:style-name="ro1">
          <table:table-cell office:value-type="string" calcext:value-type="string">
            <text:p>01/04/1905</text:p>
          </table:table-cell>
          <table:table-cell office:value-type="float" office:value="8.94" calcext:value-type="float">
            <text:p>8.94</text:p>
          </table:table-cell>
          <table:table-cell office:value-type="float" office:value="0.32" calcext:value-type="float">
            <text:p>0.32</text:p>
          </table:table-cell>
          <table:table-cell office:value-type="float" office:value="3.5794183445" calcext:value-type="float">
            <text:p>3.5794183445</text:p>
          </table:table-cell>
          <table:table-cell office:value-type="float" office:value="-0.0092384899" calcext:value-type="float">
            <text:p>-0.0092384899</text:p>
          </table:table-cell>
          <table:table-cell office:value-type="float" office:value="11.3278964845" calcext:value-type="float">
            <text:p>11.3278964845</text:p>
          </table:table-cell>
          <table:table-cell office:value-type="float" office:value="3.47" calcext:value-type="float">
            <text:p>3.47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01620978" calcext:value-type="float">
            <text:p>1.1701620978</text:p>
          </table:table-cell>
          <table:table-cell office:value-type="float" office:value="0.00324375" calcext:value-type="float">
            <text:p>0.00324375</text:p>
          </table:table-cell>
          <table:table-cell office:value-type="float" office:value="4.3475811506" calcext:value-type="float">
            <text:p>4.3475811506</text:p>
          </table:table-cell>
        </table:table-row>
        <table:table-row table:style-name="ro1">
          <table:table-cell office:value-type="string" calcext:value-type="string">
            <text:p>01/05/1905</text:p>
          </table:table-cell>
          <table:table-cell office:value-type="float" office:value="8.5" calcext:value-type="float">
            <text:p>8.5</text:p>
          </table:table-cell>
          <table:table-cell office:value-type="float" office:value="0.32" calcext:value-type="float">
            <text:p>0.32</text:p>
          </table:table-cell>
          <table:table-cell office:value-type="float" office:value="3.7647058824" calcext:value-type="float">
            <text:p>3.7647058824</text:p>
          </table:table-cell>
          <table:table-cell office:value-type="float" office:value="-0.04625" calcext:value-type="float">
            <text:p>-0.04625</text:p>
          </table:table-cell>
          <table:table-cell office:value-type="float" office:value="10.8039812721" calcext:value-type="float">
            <text:p>10.8039812721</text:p>
          </table:table-cell>
          <table:table-cell office:value-type="float" office:value="3.46" calcext:value-type="float">
            <text:p>3.46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05765302" calcext:value-type="float">
            <text:p>1.1705765302</text:p>
          </table:table-cell>
          <table:table-cell office:value-type="float" office:value="0.0032402778" calcext:value-type="float">
            <text:p>0.0032402778</text:p>
          </table:table-cell>
          <table:table-cell office:value-type="float" office:value="4.3616685212" calcext:value-type="float">
            <text:p>4.3616685212</text:p>
          </table:table-cell>
        </table:table-row>
        <table:table-row table:style-name="ro1">
          <table:table-cell office:value-type="string" calcext:value-type="string">
            <text:p>01/06/1905</text:p>
          </table:table-cell>
          <table:table-cell office:value-type="float" office:value="8.6" calcext:value-type="float">
            <text:p>8.6</text:p>
          </table:table-cell>
          <table:table-cell office:value-type="float" office:value="0.32" calcext:value-type="float">
            <text:p>0.32</text:p>
          </table:table-cell>
          <table:table-cell office:value-type="float" office:value="3.7209302326" calcext:value-type="float">
            <text:p>3.7209302326</text:p>
          </table:table-cell>
          <table:table-cell office:value-type="float" office:value="0.0149019608" calcext:value-type="float">
            <text:p>0.0149019608</text:p>
          </table:table-cell>
          <table:table-cell office:value-type="float" office:value="10.9649817773" calcext:value-type="float">
            <text:p>10.9649817773</text:p>
          </table:table-cell>
          <table:table-cell office:value-type="float" office:value="3.46" calcext:value-type="float">
            <text:p>3.46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09911094" calcext:value-type="float">
            <text:p>1.1709911094</text:p>
          </table:table-cell>
          <table:table-cell office:value-type="float" office:value="0.0032368056" calcext:value-type="float">
            <text:p>0.0032368056</text:p>
          </table:table-cell>
          <table:table-cell office:value-type="float" office:value="4.3757863941" calcext:value-type="float">
            <text:p>4.3757863941</text:p>
          </table:table-cell>
        </table:table-row>
        <table:table-row table:style-name="ro1">
          <table:table-cell office:value-type="string" calcext:value-type="string">
            <text:p>01/07/1905</text:p>
          </table:table-cell>
          <table:table-cell office:value-type="float" office:value="8.87" calcext:value-type="float">
            <text:p>8.87</text:p>
          </table:table-cell>
          <table:table-cell office:value-type="float" office:value="0.32" calcext:value-type="float">
            <text:p>0.32</text:p>
          </table:table-cell>
          <table:table-cell office:value-type="float" office:value="3.6076662909" calcext:value-type="float">
            <text:p>3.6076662909</text:p>
          </table:table-cell>
          <table:table-cell office:value-type="float" office:value="0.0345125969" calcext:value-type="float">
            <text:p>0.0345125969</text:p>
          </table:table-cell>
          <table:table-cell office:value-type="float" office:value="11.3434117734" calcext:value-type="float">
            <text:p>11.3434117734</text:p>
          </table:table-cell>
          <table:table-cell office:value-type="float" office:value="3.46" calcext:value-type="float">
            <text:p>3.46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14058354" calcext:value-type="float">
            <text:p>1.1714058354</text:p>
          </table:table-cell>
          <table:table-cell office:value-type="float" office:value="0.0032333333" calcext:value-type="float">
            <text:p>0.0032333333</text:p>
          </table:table-cell>
          <table:table-cell office:value-type="float" office:value="4.3899347701" calcext:value-type="float">
            <text:p>4.3899347701</text:p>
          </table:table-cell>
        </table:table-row>
        <table:table-row table:style-name="ro1">
          <table:table-cell office:value-type="string" calcext:value-type="string">
            <text:p>01/08/1905</text:p>
          </table:table-cell>
          <table:table-cell office:value-type="float" office:value="9.2" calcext:value-type="float">
            <text:p>9.2</text:p>
          </table:table-cell>
          <table:table-cell office:value-type="float" office:value="0.32" calcext:value-type="float">
            <text:p>0.32</text:p>
          </table:table-cell>
          <table:table-cell office:value-type="float" office:value="3.4782608696" calcext:value-type="float">
            <text:p>3.4782608696</text:p>
          </table:table-cell>
          <table:table-cell office:value-type="float" office:value="0.0402414506" calcext:value-type="float">
            <text:p>0.0402414506</text:p>
          </table:table-cell>
          <table:table-cell office:value-type="float" office:value="11.7998871177" calcext:value-type="float">
            <text:p>11.7998871177</text:p>
          </table:table-cell>
          <table:table-cell office:value-type="float" office:value="3.45" calcext:value-type="float">
            <text:p>3.4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18207083" calcext:value-type="float">
            <text:p>1.1718207083</text:p>
          </table:table-cell>
          <table:table-cell office:value-type="float" office:value="0.0032298611" calcext:value-type="float">
            <text:p>0.0032298611</text:p>
          </table:table-cell>
          <table:table-cell office:value-type="float" office:value="4.4041136497" calcext:value-type="float">
            <text:p>4.4041136497</text:p>
          </table:table-cell>
        </table:table-row>
        <table:table-row table:style-name="ro1">
          <table:table-cell office:value-type="string" calcext:value-type="string">
            <text:p>01/09/1905</text:p>
          </table:table-cell>
          <table:table-cell office:value-type="float" office:value="9.23" calcext:value-type="float">
            <text:p>9.23</text:p>
          </table:table-cell>
          <table:table-cell office:value-type="float" office:value="0.33" calcext:value-type="float">
            <text:p>0.33</text:p>
          </table:table-cell>
          <table:table-cell office:value-type="float" office:value="3.5752979415" calcext:value-type="float">
            <text:p>3.5752979415</text:p>
          </table:table-cell>
          <table:table-cell office:value-type="float" office:value="0.0062047101" calcext:value-type="float">
            <text:p>0.0062047101</text:p>
          </table:table-cell>
          <table:table-cell office:value-type="float" office:value="11.873101997" calcext:value-type="float">
            <text:p>11.873101997</text:p>
          </table:table-cell>
          <table:table-cell office:value-type="float" office:value="3.45" calcext:value-type="float">
            <text:p>3.45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22357281" calcext:value-type="float">
            <text:p>1.1722357281</text:p>
          </table:table-cell>
          <table:table-cell office:value-type="float" office:value="0.0032263889" calcext:value-type="float">
            <text:p>0.0032263889</text:p>
          </table:table-cell>
          <table:table-cell office:value-type="float" office:value="4.418323033" calcext:value-type="float">
            <text:p>4.418323033</text:p>
          </table:table-cell>
        </table:table-row>
        <table:table-row table:style-name="ro1">
          <table:table-cell office:value-type="string" calcext:value-type="string">
            <text:p>01/10/1905</text:p>
          </table:table-cell>
          <table:table-cell office:value-type="float" office:value="9.36" calcext:value-type="float">
            <text:p>9.36</text:p>
          </table:table-cell>
          <table:table-cell office:value-type="float" office:value="0.33" calcext:value-type="float">
            <text:p>0.33</text:p>
          </table:table-cell>
          <table:table-cell office:value-type="float" office:value="3.5256410256" calcext:value-type="float">
            <text:p>3.5256410256</text:p>
          </table:table-cell>
          <table:table-cell office:value-type="float" office:value="0.0170341278" calcext:value-type="float">
            <text:p>0.0170341278</text:p>
          </table:table-cell>
          <table:table-cell office:value-type="float" office:value="12.0753499343" calcext:value-type="float">
            <text:p>12.0753499343</text:p>
          </table:table-cell>
          <table:table-cell office:value-type="float" office:value="3.44" calcext:value-type="float">
            <text:p>3.4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26508949" calcext:value-type="float">
            <text:p>1.1726508949</text:p>
          </table:table-cell>
          <table:table-cell office:value-type="float" office:value="0.0032229167" calcext:value-type="float">
            <text:p>0.0032229167</text:p>
          </table:table-cell>
          <table:table-cell office:value-type="float" office:value="4.43256292" calcext:value-type="float">
            <text:p>4.43256292</text:p>
          </table:table-cell>
        </table:table-row>
        <table:table-row table:style-name="ro1">
          <table:table-cell office:value-type="string" calcext:value-type="string">
            <text:p>01/11/1905</text:p>
          </table:table-cell>
          <table:table-cell office:value-type="float" office:value="9.31" calcext:value-type="float">
            <text:p>9.31</text:p>
          </table:table-cell>
          <table:table-cell office:value-type="float" office:value="0.33" calcext:value-type="float">
            <text:p>0.33</text:p>
          </table:table-cell>
          <table:table-cell office:value-type="float" office:value="3.544575725" calcext:value-type="float">
            <text:p>3.544575725</text:p>
          </table:table-cell>
          <table:table-cell office:value-type="float" office:value="-0.0024189815" calcext:value-type="float">
            <text:p>-0.0024189815</text:p>
          </table:table-cell>
          <table:table-cell office:value-type="float" office:value="12.0461398865" calcext:value-type="float">
            <text:p>12.0461398865</text:p>
          </table:table-cell>
          <table:table-cell office:value-type="float" office:value="3.44" calcext:value-type="float">
            <text:p>3.44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30662088" calcext:value-type="float">
            <text:p>1.1730662088</text:p>
          </table:table-cell>
          <table:table-cell office:value-type="float" office:value="0.0032194444" calcext:value-type="float">
            <text:p>0.0032194444</text:p>
          </table:table-cell>
          <table:table-cell office:value-type="float" office:value="4.4468333101" calcext:value-type="float">
            <text:p>4.4468333101</text:p>
          </table:table-cell>
        </table:table-row>
        <table:table-row table:style-name="ro1">
          <table:table-cell office:value-type="string" calcext:value-type="string">
            <text:p>01/12/1905</text:p>
          </table:table-cell>
          <table:table-cell office:value-type="float" office:value="9.54" calcext:value-type="float">
            <text:p>9.54</text:p>
          </table:table-cell>
          <table:table-cell office:value-type="float" office:value="0.33" calcext:value-type="float">
            <text:p>0.33</text:p>
          </table:table-cell>
          <table:table-cell office:value-type="float" office:value="3.4591194969" calcext:value-type="float">
            <text:p>3.4591194969</text:p>
          </table:table-cell>
          <table:table-cell office:value-type="float" office:value="0.0276584318" calcext:value-type="float">
            <text:p>0.0276584318</text:p>
          </table:table-cell>
          <table:table-cell office:value-type="float" office:value="12.3793172249" calcext:value-type="float">
            <text:p>12.3793172249</text:p>
          </table:table-cell>
          <table:table-cell office:value-type="float" office:value="3.43" calcext:value-type="float">
            <text:p>3.4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34816697" calcext:value-type="float">
            <text:p>1.1734816697</text:p>
          </table:table-cell>
          <table:table-cell office:value-type="float" office:value="0.0032159722" calcext:value-type="float">
            <text:p>0.0032159722</text:p>
          </table:table-cell>
          <table:table-cell office:value-type="float" office:value="4.4611342025" calcext:value-type="float">
            <text:p>4.4611342025</text:p>
          </table:table-cell>
        </table:table-row>
        <table:table-row table:style-name="ro1">
          <table:table-cell office:value-type="string" calcext:value-type="string">
            <text:p>01/01/1906</text:p>
          </table:table-cell>
          <table:table-cell office:value-type="float" office:value="9.87" calcext:value-type="float">
            <text:p>9.87</text:p>
          </table:table-cell>
          <table:table-cell office:value-type="float" office:value="0.34" calcext:value-type="float">
            <text:p>0.34</text:p>
          </table:table-cell>
          <table:table-cell office:value-type="float" office:value="3.4447821682" calcext:value-type="float">
            <text:p>3.4447821682</text:p>
          </table:table-cell>
          <table:table-cell office:value-type="float" office:value="0.0375244584" calcext:value-type="float">
            <text:p>0.0375244584</text:p>
          </table:table-cell>
          <table:table-cell office:value-type="float" office:value="12.8438443994" calcext:value-type="float">
            <text:p>12.8438443994</text:p>
          </table:table-cell>
          <table:table-cell office:value-type="float" office:value="3.43" calcext:value-type="float">
            <text:p>3.43</text:p>
          </table:table-cell>
          <table:table-cell office:value-type="float" office:value="0.0003541667" calcext:value-type="float">
            <text:p>0.0003541667</text:p>
          </table:table-cell>
          <table:table-cell office:value-type="float" office:value="1.1738972778" calcext:value-type="float">
            <text:p>1.1738972778</text:p>
          </table:table-cell>
          <table:table-cell office:value-type="float" office:value="0.0032125" calcext:value-type="float">
            <text:p>0.0032125</text:p>
          </table:table-cell>
          <table:table-cell office:value-type="float" office:value="4.4754655961" calcext:value-type="float">
            <text:p>4.4754655961</text:p>
          </table:table-cell>
        </table:table-row>
        <table:table-row table:style-name="ro1">
          <table:table-cell office:value-type="string" calcext:value-type="string">
            <text:p>01/02/1906</text:p>
          </table:table-cell>
          <table:table-cell office:value-type="float" office:value="9.8" calcext:value-type="float">
            <text:p>9.8</text:p>
          </table:table-cell>
          <table:table-cell office:value-type="float" office:value="0.34" calcext:value-type="float">
            <text:p>0.34</text:p>
          </table:table-cell>
          <table:table-cell office:value-type="float" office:value="3.4693877551" calcext:value-type="float">
            <text:p>3.4693877551</text:p>
          </table:table-cell>
          <table:table-cell office:value-type="float" office:value="-0.0042071935" calcext:value-type="float">
            <text:p>-0.0042071935</text:p>
          </table:table-cell>
          <table:table-cell office:value-type="float" office:value="12.7898078605" calcext:value-type="float">
            <text:p>12.7898078605</text:p>
          </table:table-cell>
          <table:table-cell office:value-type="float" office:value="3.45" calcext:value-type="float">
            <text:p>3.4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719016525" calcext:value-type="float">
            <text:p>1.1719016525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4.4807242682" calcext:value-type="float">
            <text:p>4.4807242682</text:p>
          </table:table-cell>
        </table:table-row>
        <table:table-row table:style-name="ro1">
          <table:table-cell office:value-type="string" calcext:value-type="string">
            <text:p>01/03/1906</text:p>
          </table:table-cell>
          <table:table-cell office:value-type="float" office:value="9.56" calcext:value-type="float">
            <text:p>9.56</text:p>
          </table:table-cell>
          <table:table-cell office:value-type="float" office:value="0.35" calcext:value-type="float">
            <text:p>0.35</text:p>
          </table:table-cell>
          <table:table-cell office:value-type="float" office:value="3.6610878661" calcext:value-type="float">
            <text:p>3.6610878661</text:p>
          </table:table-cell>
          <table:table-cell office:value-type="float" office:value="-0.0215348639" calcext:value-type="float">
            <text:p>-0.0215348639</text:p>
          </table:table-cell>
          <table:table-cell office:value-type="float" office:value="12.5143810883" calcext:value-type="float">
            <text:p>12.5143810883</text:p>
          </table:table-cell>
          <table:table-cell office:value-type="float" office:value="3.47" calcext:value-type="float">
            <text:p>3.4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699094197" calcext:value-type="float">
            <text:p>1.1699094197</text:p>
          </table:table-cell>
          <table:table-cell office:value-type="float" office:value="0.0011916667" calcext:value-type="float">
            <text:p>0.0011916667</text:p>
          </table:table-cell>
          <table:table-cell office:value-type="float" office:value="4.4860637979" calcext:value-type="float">
            <text:p>4.4860637979</text:p>
          </table:table-cell>
        </table:table-row>
        <table:table-row table:style-name="ro1">
          <table:table-cell office:value-type="string" calcext:value-type="string">
            <text:p>01/04/1906</text:p>
          </table:table-cell>
          <table:table-cell office:value-type="float" office:value="9.43" calcext:value-type="float">
            <text:p>9.43</text:p>
          </table:table-cell>
          <table:table-cell office:value-type="float" office:value="0.35" calcext:value-type="float">
            <text:p>0.35</text:p>
          </table:table-cell>
          <table:table-cell office:value-type="float" office:value="3.7115588547" calcext:value-type="float">
            <text:p>3.7115588547</text:p>
          </table:table-cell>
          <table:table-cell office:value-type="float" office:value="-0.0105186541" calcext:value-type="float">
            <text:p>-0.0105186541</text:p>
          </table:table-cell>
          <table:table-cell office:value-type="float" office:value="12.3827466422" calcext:value-type="float">
            <text:p>12.3827466422</text:p>
          </table:table-cell>
          <table:table-cell office:value-type="float" office:value="3.49" calcext:value-type="float">
            <text:p>3.4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679205736" calcext:value-type="float">
            <text:p>1.1679205736</text:p>
          </table:table-cell>
          <table:table-cell office:value-type="float" office:value="0.0012083333" calcext:value-type="float">
            <text:p>0.0012083333</text:p>
          </table:table-cell>
          <table:table-cell office:value-type="float" office:value="4.4914844583" calcext:value-type="float">
            <text:p>4.4914844583</text:p>
          </table:table-cell>
        </table:table-row>
        <table:table-row table:style-name="ro1">
          <table:table-cell office:value-type="string" calcext:value-type="string">
            <text:p>01/05/1906</text:p>
          </table:table-cell>
          <table:table-cell office:value-type="float" office:value="9.18" calcext:value-type="float">
            <text:p>9.18</text:p>
          </table:table-cell>
          <table:table-cell office:value-type="float" office:value="0.36" calcext:value-type="float">
            <text:p>0.36</text:p>
          </table:table-cell>
          <table:table-cell office:value-type="float" office:value="3.9215686275" calcext:value-type="float">
            <text:p>3.9215686275</text:p>
          </table:table-cell>
          <table:table-cell office:value-type="float" office:value="-0.0233368682" calcext:value-type="float">
            <text:p>-0.0233368682</text:p>
          </table:table-cell>
          <table:table-cell office:value-type="float" office:value="12.0937721165" calcext:value-type="float">
            <text:p>12.0937721165</text:p>
          </table:table-cell>
          <table:table-cell office:value-type="float" office:value="3.51" calcext:value-type="float">
            <text:p>3.5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659351087" calcext:value-type="float">
            <text:p>1.1659351087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4.4969865268" calcext:value-type="float">
            <text:p>4.4969865268</text:p>
          </table:table-cell>
        </table:table-row>
        <table:table-row table:style-name="ro1">
          <table:table-cell office:value-type="string" calcext:value-type="string">
            <text:p>01/06/1906</text:p>
          </table:table-cell>
          <table:table-cell office:value-type="float" office:value="9.3" calcext:value-type="float">
            <text:p>9.3</text:p>
          </table:table-cell>
          <table:table-cell office:value-type="float" office:value="0.37" calcext:value-type="float">
            <text:p>0.37</text:p>
          </table:table-cell>
          <table:table-cell office:value-type="float" office:value="3.9784946237" calcext:value-type="float">
            <text:p>3.9784946237</text:p>
          </table:table-cell>
          <table:table-cell office:value-type="float" office:value="0.0163852578" calcext:value-type="float">
            <text:p>0.0163852578</text:p>
          </table:table-cell>
          <table:table-cell office:value-type="float" office:value="12.2919316905" calcext:value-type="float">
            <text:p>12.2919316905</text:p>
          </table:table-cell>
          <table:table-cell office:value-type="float" office:value="3.53" calcext:value-type="float">
            <text:p>3.5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63953019" calcext:value-type="float">
            <text:p>1.163953019</text:p>
          </table:table-cell>
          <table:table-cell office:value-type="float" office:value="0.0012416667" calcext:value-type="float">
            <text:p>0.0012416667</text:p>
          </table:table-cell>
          <table:table-cell office:value-type="float" office:value="4.5025702851" calcext:value-type="float">
            <text:p>4.5025702851</text:p>
          </table:table-cell>
        </table:table-row>
        <table:table-row table:style-name="ro1">
          <table:table-cell office:value-type="string" calcext:value-type="string">
            <text:p>01/07/1906</text:p>
          </table:table-cell>
          <table:table-cell office:value-type="float" office:value="9.06" calcext:value-type="float">
            <text:p>9.06</text:p>
          </table:table-cell>
          <table:table-cell office:value-type="float" office:value="0.37" calcext:value-type="float">
            <text:p>0.37</text:p>
          </table:table-cell>
          <table:table-cell office:value-type="float" office:value="4.0838852097" calcext:value-type="float">
            <text:p>4.0838852097</text:p>
          </table:table-cell>
          <table:table-cell office:value-type="float" office:value="-0.022483871" calcext:value-type="float">
            <text:p>-0.022483871</text:p>
          </table:table-cell>
          <table:table-cell office:value-type="float" office:value="12.0155614844" calcext:value-type="float">
            <text:p>12.0155614844</text:p>
          </table:table-cell>
          <table:table-cell office:value-type="float" office:value="3.55" calcext:value-type="float">
            <text:p>3.5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619742989" calcext:value-type="float">
            <text:p>1.1619742989</text:p>
          </table:table-cell>
          <table:table-cell office:value-type="float" office:value="0.0012583333" calcext:value-type="float">
            <text:p>0.0012583333</text:p>
          </table:table-cell>
          <table:table-cell office:value-type="float" office:value="4.5082360193" calcext:value-type="float">
            <text:p>4.5082360193</text:p>
          </table:table-cell>
        </table:table-row>
        <table:table-row table:style-name="ro1">
          <table:table-cell office:value-type="string" calcext:value-type="string">
            <text:p>01/08/1906</text:p>
          </table:table-cell>
          <table:table-cell office:value-type="float" office:value="9.73" calcext:value-type="float">
            <text:p>9.73</text:p>
          </table:table-cell>
          <table:table-cell office:value-type="float" office:value="0.38" calcext:value-type="float">
            <text:p>0.38</text:p>
          </table:table-cell>
          <table:table-cell office:value-type="float" office:value="3.9054470709" calcext:value-type="float">
            <text:p>3.9054470709</text:p>
          </table:table-cell>
          <table:table-cell office:value-type="float" office:value="0.0774162987" calcext:value-type="float">
            <text:p>0.0774162987</text:p>
          </table:table-cell>
          <table:table-cell office:value-type="float" office:value="12.9457617819" calcext:value-type="float">
            <text:p>12.9457617819</text:p>
          </table:table-cell>
          <table:table-cell office:value-type="float" office:value="3.57" calcext:value-type="float">
            <text:p>3.5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99989425" calcext:value-type="float">
            <text:p>1.1599989425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4.5139840203" calcext:value-type="float">
            <text:p>4.5139840203</text:p>
          </table:table-cell>
        </table:table-row>
        <table:table-row table:style-name="ro1">
          <table:table-cell office:value-type="string" calcext:value-type="string">
            <text:p>01/09/1906</text:p>
          </table:table-cell>
          <table:table-cell office:value-type="float" office:value="10.03" calcext:value-type="float">
            <text:p>10.03</text:p>
          </table:table-cell>
          <table:table-cell office:value-type="float" office:value="0.38" calcext:value-type="float">
            <text:p>0.38</text:p>
          </table:table-cell>
          <table:table-cell office:value-type="float" office:value="3.7886340977" calcext:value-type="float">
            <text:p>3.7886340977</text:p>
          </table:table-cell>
          <table:table-cell office:value-type="float" office:value="0.0341084275" calcext:value-type="float">
            <text:p>0.0341084275</text:p>
          </table:table-cell>
          <table:table-cell office:value-type="float" office:value="13.3873213596" calcext:value-type="float">
            <text:p>13.3873213596</text:p>
          </table:table-cell>
          <table:table-cell office:value-type="float" office:value="3.59" calcext:value-type="float">
            <text:p>3.5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80269443" calcext:value-type="float">
            <text:p>1.1580269443</text:p>
          </table:table-cell>
          <table:table-cell office:value-type="float" office:value="0.0012916667" calcext:value-type="float">
            <text:p>0.0012916667</text:p>
          </table:table-cell>
          <table:table-cell office:value-type="float" office:value="4.519814583" calcext:value-type="float">
            <text:p>4.519814583</text:p>
          </table:table-cell>
        </table:table-row>
        <table:table-row table:style-name="ro1">
          <table:table-cell office:value-type="string" calcext:value-type="string">
            <text:p>01/10/1906</text:p>
          </table:table-cell>
          <table:table-cell office:value-type="float" office:value="9.73" calcext:value-type="float">
            <text:p>9.73</text:p>
          </table:table-cell>
          <table:table-cell office:value-type="float" office:value="0.39" calcext:value-type="float">
            <text:p>0.39</text:p>
          </table:table-cell>
          <table:table-cell office:value-type="float" office:value="4.0082219938" calcext:value-type="float">
            <text:p>4.0082219938</text:p>
          </table:table-cell>
          <table:table-cell office:value-type="float" office:value="-0.0266841143" calcext:value-type="float">
            <text:p>-0.0266841143</text:p>
          </table:table-cell>
          <table:table-cell office:value-type="float" office:value="13.030092546" calcext:value-type="float">
            <text:p>13.030092546</text:p>
          </table:table-cell>
          <table:table-cell office:value-type="float" office:value="3.61" calcext:value-type="float">
            <text:p>3.6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60582985" calcext:value-type="float">
            <text:p>1.1560582985</text:p>
          </table:table-cell>
          <table:table-cell office:value-type="float" office:value="0.0013083333" calcext:value-type="float">
            <text:p>0.0013083333</text:p>
          </table:table-cell>
          <table:table-cell office:value-type="float" office:value="4.525728007" calcext:value-type="float">
            <text:p>4.525728007</text:p>
          </table:table-cell>
        </table:table-row>
        <table:table-row table:style-name="ro1">
          <table:table-cell office:value-type="string" calcext:value-type="string">
            <text:p>01/11/1906</text:p>
          </table:table-cell>
          <table:table-cell office:value-type="float" office:value="9.93" calcext:value-type="float">
            <text:p>9.93</text:p>
          </table:table-cell>
          <table:table-cell office:value-type="float" office:value="0.39" calcext:value-type="float">
            <text:p>0.39</text:p>
          </table:table-cell>
          <table:table-cell office:value-type="float" office:value="3.9274924471" calcext:value-type="float">
            <text:p>3.9274924471</text:p>
          </table:table-cell>
          <table:table-cell office:value-type="float" office:value="0.0239311408" calcext:value-type="float">
            <text:p>0.0239311408</text:p>
          </table:table-cell>
          <table:table-cell office:value-type="float" office:value="13.3419175254" calcext:value-type="float">
            <text:p>13.3419175254</text:p>
          </table:table-cell>
          <table:table-cell office:value-type="float" office:value="3.63" calcext:value-type="float">
            <text:p>3.6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40929994" calcext:value-type="float">
            <text:p>1.1540929994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4.5317245967" calcext:value-type="float">
            <text:p>4.5317245967</text:p>
          </table:table-cell>
        </table:table-row>
        <table:table-row table:style-name="ro1">
          <table:table-cell office:value-type="string" calcext:value-type="string">
            <text:p>01/12/1906</text:p>
          </table:table-cell>
          <table:table-cell office:value-type="float" office:value="9.84" calcext:value-type="float">
            <text:p>9.84</text:p>
          </table:table-cell>
          <table:table-cell office:value-type="float" office:value="0.4" calcext:value-type="float">
            <text:p>0.4</text:p>
          </table:table-cell>
          <table:table-cell office:value-type="float" office:value="4.0650406504" calcext:value-type="float">
            <text:p>4.0650406504</text:p>
          </table:table-cell>
          <table:table-cell office:value-type="float" office:value="-0.005706613" calcext:value-type="float">
            <text:p>-0.005706613</text:p>
          </table:table-cell>
          <table:table-cell office:value-type="float" office:value="13.2657803659" calcext:value-type="float">
            <text:p>13.2657803659</text:p>
          </table:table-cell>
          <table:table-cell office:value-type="float" office:value="3.65" calcext:value-type="float">
            <text:p>3.6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21310413" calcext:value-type="float">
            <text:p>1.1521310413</text:p>
          </table:table-cell>
          <table:table-cell office:value-type="float" office:value="0.0013416667" calcext:value-type="float">
            <text:p>0.0013416667</text:p>
          </table:table-cell>
          <table:table-cell office:value-type="float" office:value="4.5378046605" calcext:value-type="float">
            <text:p>4.5378046605</text:p>
          </table:table-cell>
        </table:table-row>
        <table:table-row table:style-name="ro1">
          <table:table-cell office:value-type="string" calcext:value-type="string">
            <text:p>01/01/1907</text:p>
          </table:table-cell>
          <table:table-cell office:value-type="float" office:value="9.56" calcext:value-type="float">
            <text:p>9.56</text:p>
          </table:table-cell>
          <table:table-cell office:value-type="float" office:value="0.4" calcext:value-type="float">
            <text:p>0.4</text:p>
          </table:table-cell>
          <table:table-cell office:value-type="float" office:value="4.1841004184" calcext:value-type="float">
            <text:p>4.1841004184</text:p>
          </table:table-cell>
          <table:table-cell office:value-type="float" office:value="-0.0250398035" calcext:value-type="float">
            <text:p>-0.0250398035</text:p>
          </table:table-cell>
          <table:table-cell office:value-type="float" office:value="12.933607832" calcext:value-type="float">
            <text:p>12.933607832</text:p>
          </table:table-cell>
          <table:table-cell office:value-type="float" office:value="3.67" calcext:value-type="float">
            <text:p>3.67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501724186" calcext:value-type="float">
            <text:p>1.1501724186</text:p>
          </table:table-cell>
          <table:table-cell office:value-type="float" office:value="0.0013583333" calcext:value-type="float">
            <text:p>0.0013583333</text:p>
          </table:table-cell>
          <table:table-cell office:value-type="float" office:value="4.5439685118" calcext:value-type="float">
            <text:p>4.5439685118</text:p>
          </table:table-cell>
        </table:table-row>
        <table:table-row table:style-name="ro1">
          <table:table-cell office:value-type="string" calcext:value-type="string">
            <text:p>01/02/1907</text:p>
          </table:table-cell>
          <table:table-cell office:value-type="float" office:value="9.26" calcext:value-type="float">
            <text:p>9.26</text:p>
          </table:table-cell>
          <table:table-cell office:value-type="float" office:value="0.41" calcext:value-type="float">
            <text:p>0.41</text:p>
          </table:table-cell>
          <table:table-cell office:value-type="float" office:value="4.4276457883" calcext:value-type="float">
            <text:p>4.4276457883</text:p>
          </table:table-cell>
          <table:table-cell office:value-type="float" office:value="-0.0278355997" calcext:value-type="float">
            <text:p>-0.0278355997</text:p>
          </table:table-cell>
          <table:table-cell office:value-type="float" office:value="12.5735931014" calcext:value-type="float">
            <text:p>12.5735931014</text:p>
          </table:table-cell>
          <table:table-cell office:value-type="float" office:value="3.69" calcext:value-type="float">
            <text:p>3.69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85430076" calcext:value-type="float">
            <text:p>1.1485430076</text:p>
          </table:table-cell>
          <table:table-cell office:value-type="float" office:value="0.0016555556" calcext:value-type="float">
            <text:p>0.0016555556</text:p>
          </table:table-cell>
          <table:table-cell office:value-type="float" office:value="4.5514913041" calcext:value-type="float">
            <text:p>4.5514913041</text:p>
          </table:table-cell>
        </table:table-row>
        <table:table-row table:style-name="ro1">
          <table:table-cell office:value-type="string" calcext:value-type="string">
            <text:p>01/03/1907</text:p>
          </table:table-cell>
          <table:table-cell office:value-type="float" office:value="8.35" calcext:value-type="float">
            <text:p>8.35</text:p>
          </table:table-cell>
          <table:table-cell office:value-type="float" office:value="0.41" calcext:value-type="float">
            <text:p>0.41</text:p>
          </table:table-cell>
          <table:table-cell office:value-type="float" office:value="4.9101796407" calcext:value-type="float">
            <text:p>4.9101796407</text:p>
          </table:table-cell>
          <table:table-cell office:value-type="float" office:value="-0.0945824334" calcext:value-type="float">
            <text:p>-0.0945824334</text:p>
          </table:table-cell>
          <table:table-cell office:value-type="float" office:value="11.3843520692" calcext:value-type="float">
            <text:p>11.3843520692</text:p>
          </table:table-cell>
          <table:table-cell office:value-type="float" office:value="3.7" calcext:value-type="float">
            <text:p>3.7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6915905" calcext:value-type="float">
            <text:p>1.146915905</text:p>
          </table:table-cell>
          <table:table-cell office:value-type="float" office:value="0.0016694444" calcext:value-type="float">
            <text:p>0.0016694444</text:p>
          </table:table-cell>
          <table:table-cell office:value-type="float" office:value="4.559089766" calcext:value-type="float">
            <text:p>4.559089766</text:p>
          </table:table-cell>
        </table:table-row>
        <table:table-row table:style-name="ro1">
          <table:table-cell office:value-type="string" calcext:value-type="string">
            <text:p>01/04/1907</text:p>
          </table:table-cell>
          <table:table-cell office:value-type="float" office:value="8.39" calcext:value-type="float">
            <text:p>8.39</text:p>
          </table:table-cell>
          <table:table-cell office:value-type="float" office:value="0.41" calcext:value-type="float">
            <text:p>0.41</text:p>
          </table:table-cell>
          <table:table-cell office:value-type="float" office:value="4.8867699642" calcext:value-type="float">
            <text:p>4.8867699642</text:p>
          </table:table-cell>
          <table:table-cell office:value-type="float" office:value="0.0089151697" calcext:value-type="float">
            <text:p>0.0089151697</text:p>
          </table:table-cell>
          <table:table-cell office:value-type="float" office:value="11.4858454994" calcext:value-type="float">
            <text:p>11.4858454994</text:p>
          </table:table-cell>
          <table:table-cell office:value-type="float" office:value="3.72" calcext:value-type="float">
            <text:p>3.72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52911075" calcext:value-type="float">
            <text:p>1.1452911075</text:p>
          </table:table-cell>
          <table:table-cell office:value-type="float" office:value="0.0016833333" calcext:value-type="float">
            <text:p>0.0016833333</text:p>
          </table:table-cell>
          <table:table-cell office:value-type="float" office:value="4.5667642338" calcext:value-type="float">
            <text:p>4.5667642338</text:p>
          </table:table-cell>
        </table:table-row>
        <table:table-row table:style-name="ro1">
          <table:table-cell office:value-type="string" calcext:value-type="string">
            <text:p>01/05/1907</text:p>
          </table:table-cell>
          <table:table-cell office:value-type="float" office:value="8.1" calcext:value-type="float">
            <text:p>8.1</text:p>
          </table:table-cell>
          <table:table-cell office:value-type="float" office:value="0.42" calcext:value-type="float">
            <text:p>0.42</text:p>
          </table:table-cell>
          <table:table-cell office:value-type="float" office:value="5.1851851852" calcext:value-type="float">
            <text:p>5.1851851852</text:p>
          </table:table-cell>
          <table:table-cell office:value-type="float" office:value="-0.0304261025" calcext:value-type="float">
            <text:p>-0.0304261025</text:p>
          </table:table-cell>
          <table:table-cell office:value-type="float" office:value="11.1363759869" calcext:value-type="float">
            <text:p>11.1363759869</text:p>
          </table:table-cell>
          <table:table-cell office:value-type="float" office:value="3.74" calcext:value-type="float">
            <text:p>3.74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36686118" calcext:value-type="float">
            <text:p>1.1436686118</text:p>
          </table:table-cell>
          <table:table-cell office:value-type="float" office:value="0.0016972222" calcext:value-type="float">
            <text:p>0.0016972222</text:p>
          </table:table-cell>
          <table:table-cell office:value-type="float" office:value="4.5745150475" calcext:value-type="float">
            <text:p>4.5745150475</text:p>
          </table:table-cell>
        </table:table-row>
        <table:table-row table:style-name="ro1">
          <table:table-cell office:value-type="string" calcext:value-type="string">
            <text:p>01/06/1907</text:p>
          </table:table-cell>
          <table:table-cell office:value-type="float" office:value="7.84" calcext:value-type="float">
            <text:p>7.84</text:p>
          </table:table-cell>
          <table:table-cell office:value-type="float" office:value="0.42" calcext:value-type="float">
            <text:p>0.42</text:p>
          </table:table-cell>
          <table:table-cell office:value-type="float" office:value="5.3571428571" calcext:value-type="float">
            <text:p>5.3571428571</text:p>
          </table:table-cell>
          <table:table-cell office:value-type="float" office:value="-0.0277777778" calcext:value-type="float">
            <text:p>-0.0277777778</text:p>
          </table:table-cell>
          <table:table-cell office:value-type="float" office:value="10.8270322095" calcext:value-type="float">
            <text:p>10.8270322095</text:p>
          </table:table-cell>
          <table:table-cell office:value-type="float" office:value="3.75" calcext:value-type="float">
            <text:p>3.75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20484146" calcext:value-type="float">
            <text:p>1.1420484146</text:p>
          </table:table-cell>
          <table:table-cell office:value-type="float" office:value="0.0017111111" calcext:value-type="float">
            <text:p>0.0017111111</text:p>
          </table:table-cell>
          <table:table-cell office:value-type="float" office:value="4.582342551" calcext:value-type="float">
            <text:p>4.582342551</text:p>
          </table:table-cell>
        </table:table-row>
        <table:table-row table:style-name="ro1">
          <table:table-cell office:value-type="string" calcext:value-type="string">
            <text:p>01/07/1907</text:p>
          </table:table-cell>
          <table:table-cell office:value-type="float" office:value="8.14" calcext:value-type="float">
            <text:p>8.14</text:p>
          </table:table-cell>
          <table:table-cell office:value-type="float" office:value="0.42" calcext:value-type="float">
            <text:p>0.42</text:p>
          </table:table-cell>
          <table:table-cell office:value-type="float" office:value="5.1597051597" calcext:value-type="float">
            <text:p>5.1597051597</text:p>
          </table:table-cell>
          <table:table-cell office:value-type="float" office:value="0.0427646684" calcext:value-type="float">
            <text:p>0.0427646684</text:p>
          </table:table-cell>
          <table:table-cell office:value-type="float" office:value="11.2900466513" calcext:value-type="float">
            <text:p>11.2900466513</text:p>
          </table:table-cell>
          <table:table-cell office:value-type="float" office:value="3.77" calcext:value-type="float">
            <text:p>3.77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404305127" calcext:value-type="float">
            <text:p>1.1404305127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4.5902470919" calcext:value-type="float">
            <text:p>4.5902470919</text:p>
          </table:table-cell>
        </table:table-row>
        <table:table-row table:style-name="ro1">
          <table:table-cell office:value-type="string" calcext:value-type="string">
            <text:p>01/08/1907</text:p>
          </table:table-cell>
          <table:table-cell office:value-type="float" office:value="7.53" calcext:value-type="float">
            <text:p>7.53</text:p>
          </table:table-cell>
          <table:table-cell office:value-type="float" office:value="0.43" calcext:value-type="float">
            <text:p>0.43</text:p>
          </table:table-cell>
          <table:table-cell office:value-type="float" office:value="5.7104913679" calcext:value-type="float">
            <text:p>5.7104913679</text:p>
          </table:table-cell>
          <table:table-cell office:value-type="float" office:value="-0.0705702293" calcext:value-type="float">
            <text:p>-0.0705702293</text:p>
          </table:table-cell>
          <table:table-cell office:value-type="float" office:value="10.4933054701" calcext:value-type="float">
            <text:p>10.4933054701</text:p>
          </table:table-cell>
          <table:table-cell office:value-type="float" office:value="3.79" calcext:value-type="float">
            <text:p>3.79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88149028" calcext:value-type="float">
            <text:p>1.1388149028</text:p>
          </table:table-cell>
          <table:table-cell office:value-type="float" office:value="0.0017388889" calcext:value-type="float">
            <text:p>0.0017388889</text:p>
          </table:table-cell>
          <table:table-cell office:value-type="float" office:value="4.5982290216" calcext:value-type="float">
            <text:p>4.5982290216</text:p>
          </table:table-cell>
        </table:table-row>
        <table:table-row table:style-name="ro1">
          <table:table-cell office:value-type="string" calcext:value-type="string">
            <text:p>01/09/1907</text:p>
          </table:table-cell>
          <table:table-cell office:value-type="float" office:value="7.45" calcext:value-type="float">
            <text:p>7.45</text:p>
          </table:table-cell>
          <table:table-cell office:value-type="float" office:value="0.43" calcext:value-type="float">
            <text:p>0.43</text:p>
          </table:table-cell>
          <table:table-cell office:value-type="float" office:value="5.7718120805" calcext:value-type="float">
            <text:p>5.7718120805</text:p>
          </table:table-cell>
          <table:table-cell office:value-type="float" office:value="-0.0058654272" calcext:value-type="float">
            <text:p>-0.0058654272</text:p>
          </table:table-cell>
          <table:table-cell office:value-type="float" office:value="10.431757751" calcext:value-type="float">
            <text:p>10.431757751</text:p>
          </table:table-cell>
          <table:table-cell office:value-type="float" office:value="3.8" calcext:value-type="float">
            <text:p>3.8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72015816" calcext:value-type="float">
            <text:p>1.1372015816</text:p>
          </table:table-cell>
          <table:table-cell office:value-type="float" office:value="0.0017527778" calcext:value-type="float">
            <text:p>0.0017527778</text:p>
          </table:table-cell>
          <table:table-cell office:value-type="float" office:value="4.6062886953" calcext:value-type="float">
            <text:p>4.6062886953</text:p>
          </table:table-cell>
        </table:table-row>
        <table:table-row table:style-name="ro1">
          <table:table-cell office:value-type="string" calcext:value-type="string">
            <text:p>01/10/1907</text:p>
          </table:table-cell>
          <table:table-cell office:value-type="float" office:value="6.64" calcext:value-type="float">
            <text:p>6.64</text:p>
          </table:table-cell>
          <table:table-cell office:value-type="float" office:value="0.43" calcext:value-type="float">
            <text:p>0.43</text:p>
          </table:table-cell>
          <table:table-cell office:value-type="float" office:value="6.4759036145" calcext:value-type="float">
            <text:p>6.4759036145</text:p>
          </table:table-cell>
          <table:table-cell office:value-type="float" office:value="-0.1038780761" calcext:value-type="float">
            <text:p>-0.1038780761</text:p>
          </table:table-cell>
          <table:table-cell office:value-type="float" office:value="9.3481268259" calcext:value-type="float">
            <text:p>9.3481268259</text:p>
          </table:table-cell>
          <table:table-cell office:value-type="float" office:value="3.82" calcext:value-type="float">
            <text:p>3.82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55905461" calcext:value-type="float">
            <text:p>1.1355905461</text:p>
          </table:table-cell>
          <table:table-cell office:value-type="float" office:value="0.0017666667" calcext:value-type="float">
            <text:p>0.0017666667</text:p>
          </table:table-cell>
          <table:table-cell office:value-type="float" office:value="4.6144264719" calcext:value-type="float">
            <text:p>4.6144264719</text:p>
          </table:table-cell>
        </table:table-row>
        <table:table-row table:style-name="ro1">
          <table:table-cell office:value-type="string" calcext:value-type="string">
            <text:p>01/11/1907</text:p>
          </table:table-cell>
          <table:table-cell office:value-type="float" office:value="6.25" calcext:value-type="float">
            <text:p>6.25</text:p>
          </table:table-cell>
          <table:table-cell office:value-type="float" office:value="0.44" calcext:value-type="float">
            <text:p>0.44</text:p>
          </table:table-cell>
          <table:table-cell office:value-type="float" office:value="7.04" calcext:value-type="float">
            <text:p>7.04</text:p>
          </table:table-cell>
          <table:table-cell office:value-type="float" office:value="-0.0532542671" calcext:value-type="float">
            <text:p>-0.0532542671</text:p>
          </table:table-cell>
          <table:table-cell office:value-type="float" office:value="8.8502991833" calcext:value-type="float">
            <text:p>8.8502991833</text:p>
          </table:table-cell>
          <table:table-cell office:value-type="float" office:value="3.84" calcext:value-type="float">
            <text:p>3.84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39817928" calcext:value-type="float">
            <text:p>1.1339817928</text:p>
          </table:table-cell>
          <table:table-cell office:value-type="float" office:value="0.0017805556" calcext:value-type="float">
            <text:p>0.0017805556</text:p>
          </table:table-cell>
          <table:table-cell office:value-type="float" office:value="4.6226427146" calcext:value-type="float">
            <text:p>4.6226427146</text:p>
          </table:table-cell>
        </table:table-row>
        <table:table-row table:style-name="ro1">
          <table:table-cell office:value-type="string" calcext:value-type="string">
            <text:p>01/12/1907</text:p>
          </table:table-cell>
          <table:table-cell office:value-type="float" office:value="6.57" calcext:value-type="float">
            <text:p>6.57</text:p>
          </table:table-cell>
          <table:table-cell office:value-type="float" office:value="0.44" calcext:value-type="float">
            <text:p>0.44</text:p>
          </table:table-cell>
          <table:table-cell office:value-type="float" office:value="6.697108067" calcext:value-type="float">
            <text:p>6.697108067</text:p>
          </table:table-cell>
          <table:table-cell office:value-type="float" office:value="0.0570666667" calcext:value-type="float">
            <text:p>0.0570666667</text:p>
          </table:table-cell>
          <table:table-cell office:value-type="float" office:value="9.3553562567" calcext:value-type="float">
            <text:p>9.3553562567</text:p>
          </table:table-cell>
          <table:table-cell office:value-type="float" office:value="3.85" calcext:value-type="float">
            <text:p>3.85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23753186" calcext:value-type="float">
            <text:p>1.1323753186</text:p>
          </table:table-cell>
          <table:table-cell office:value-type="float" office:value="0.0017944444" calcext:value-type="float">
            <text:p>0.0017944444</text:p>
          </table:table-cell>
          <table:table-cell office:value-type="float" office:value="4.6309377902" calcext:value-type="float">
            <text:p>4.6309377902</text:p>
          </table:table-cell>
        </table:table-row>
        <table:table-row table:style-name="ro1">
          <table:table-cell office:value-type="string" calcext:value-type="string">
            <text:p>01/01/1908</text:p>
          </table:table-cell>
          <table:table-cell office:value-type="float" office:value="6.85" calcext:value-type="float">
            <text:p>6.85</text:p>
          </table:table-cell>
          <table:table-cell office:value-type="float" office:value="0.44" calcext:value-type="float">
            <text:p>0.44</text:p>
          </table:table-cell>
          <table:table-cell office:value-type="float" office:value="6.4233576642" calcext:value-type="float">
            <text:p>6.4233576642</text:p>
          </table:table-cell>
          <table:table-cell office:value-type="float" office:value="0.0481570269" calcext:value-type="float">
            <text:p>0.0481570269</text:p>
          </table:table-cell>
          <table:table-cell office:value-type="float" office:value="9.8058823995" calcext:value-type="float">
            <text:p>9.8058823995</text:p>
          </table:table-cell>
          <table:table-cell office:value-type="float" office:value="3.87" calcext:value-type="float">
            <text:p>3.87</text:p>
          </table:table-cell>
          <table:table-cell office:value-type="float" office:value="-0.0014166667" calcext:value-type="float">
            <text:p>-0.0014166667</text:p>
          </table:table-cell>
          <table:table-cell office:value-type="float" office:value="1.1307711202" calcext:value-type="float">
            <text:p>1.1307711202</text:p>
          </table:table-cell>
          <table:table-cell office:value-type="float" office:value="0.0018083333" calcext:value-type="float">
            <text:p>0.0018083333</text:p>
          </table:table-cell>
          <table:table-cell office:value-type="float" office:value="4.6393120693" calcext:value-type="float">
            <text:p>4.6393120693</text:p>
          </table:table-cell>
        </table:table-row>
        <table:table-row table:style-name="ro1">
          <table:table-cell office:value-type="string" calcext:value-type="string">
            <text:p>01/02/1908</text:p>
          </table:table-cell>
          <table:table-cell office:value-type="float" office:value="6.6" calcext:value-type="float">
            <text:p>6.6</text:p>
          </table:table-cell>
          <table:table-cell office:value-type="float" office:value="0.43" calcext:value-type="float">
            <text:p>0.43</text:p>
          </table:table-cell>
          <table:table-cell office:value-type="float" office:value="6.5151515152" calcext:value-type="float">
            <text:p>6.5151515152</text:p>
          </table:table-cell>
          <table:table-cell office:value-type="float" office:value="-0.0312250608" calcext:value-type="float">
            <text:p>-0.0312250608</text:p>
          </table:table-cell>
          <table:table-cell office:value-type="float" office:value="9.4996931251" calcext:value-type="float">
            <text:p>9.4996931251</text:p>
          </table:table-cell>
          <table:table-cell office:value-type="float" office:value="3.86" calcext:value-type="float">
            <text:p>3.86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16521794" calcext:value-type="float">
            <text:p>1.1316521794</text:p>
          </table:table-cell>
          <table:table-cell office:value-type="float" office:value="0.0039965278" calcext:value-type="float">
            <text:p>0.0039965278</text:p>
          </table:table-cell>
          <table:table-cell office:value-type="float" office:value="4.6578532089" calcext:value-type="float">
            <text:p>4.6578532089</text:p>
          </table:table-cell>
        </table:table-row>
        <table:table-row table:style-name="ro1">
          <table:table-cell office:value-type="string" calcext:value-type="string">
            <text:p>01/03/1908</text:p>
          </table:table-cell>
          <table:table-cell office:value-type="float" office:value="6.87" calcext:value-type="float">
            <text:p>6.87</text:p>
          </table:table-cell>
          <table:table-cell office:value-type="float" office:value="0.43" calcext:value-type="float">
            <text:p>0.43</text:p>
          </table:table-cell>
          <table:table-cell office:value-type="float" office:value="6.2590975255" calcext:value-type="float">
            <text:p>6.2590975255</text:p>
          </table:table-cell>
          <table:table-cell office:value-type="float" office:value="0.0463383838" calcext:value-type="float">
            <text:p>0.0463383838</text:p>
          </table:table-cell>
          <table:table-cell office:value-type="float" office:value="9.9398935515" calcext:value-type="float">
            <text:p>9.9398935515</text:p>
          </table:table-cell>
          <table:table-cell office:value-type="float" office:value="3.85" calcext:value-type="float">
            <text:p>3.85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2533925" calcext:value-type="float">
            <text:p>1.132533925</text:p>
          </table:table-cell>
          <table:table-cell office:value-type="float" office:value="0.0039888889" calcext:value-type="float">
            <text:p>0.0039888889</text:p>
          </table:table-cell>
          <table:table-cell office:value-type="float" office:value="4.6764328678" calcext:value-type="float">
            <text:p>4.6764328678</text:p>
          </table:table-cell>
        </table:table-row>
        <table:table-row table:style-name="ro1">
          <table:table-cell office:value-type="string" calcext:value-type="string">
            <text:p>01/04/1908</text:p>
          </table:table-cell>
          <table:table-cell office:value-type="float" office:value="7.24" calcext:value-type="float">
            <text:p>7.24</text:p>
          </table:table-cell>
          <table:table-cell office:value-type="float" office:value="0.43" calcext:value-type="float">
            <text:p>0.43</text:p>
          </table:table-cell>
          <table:table-cell office:value-type="float" office:value="5.9392265193" calcext:value-type="float">
            <text:p>5.9392265193</text:p>
          </table:table-cell>
          <table:table-cell office:value-type="float" office:value="0.0590332363" calcext:value-type="float">
            <text:p>0.0590332363</text:p>
          </table:table-cell>
          <table:table-cell office:value-type="float" office:value="10.5266776363" calcext:value-type="float">
            <text:p>10.5266776363</text:p>
          </table:table-cell>
          <table:table-cell office:value-type="float" office:value="3.84" calcext:value-type="float">
            <text:p>3.8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34163577" calcext:value-type="float">
            <text:p>1.1334163577</text:p>
          </table:table-cell>
          <table:table-cell office:value-type="float" office:value="0.00398125" calcext:value-type="float">
            <text:p>0.00398125</text:p>
          </table:table-cell>
          <table:table-cell office:value-type="float" office:value="4.6950509162" calcext:value-type="float">
            <text:p>4.6950509162</text:p>
          </table:table-cell>
        </table:table-row>
        <table:table-row table:style-name="ro1">
          <table:table-cell office:value-type="string" calcext:value-type="string">
            <text:p>01/05/1908</text:p>
          </table:table-cell>
          <table:table-cell office:value-type="float" office:value="7.63" calcext:value-type="float">
            <text:p>7.63</text:p>
          </table:table-cell>
          <table:table-cell office:value-type="float" office:value="0.42" calcext:value-type="float">
            <text:p>0.42</text:p>
          </table:table-cell>
          <table:table-cell office:value-type="float" office:value="5.504587156" calcext:value-type="float">
            <text:p>5.504587156</text:p>
          </table:table-cell>
          <table:table-cell office:value-type="float" office:value="0.0587396409" calcext:value-type="float">
            <text:p>0.0587396409</text:p>
          </table:table-cell>
          <table:table-cell office:value-type="float" office:value="11.1450109003" calcext:value-type="float">
            <text:p>11.1450109003</text:p>
          </table:table-cell>
          <table:table-cell office:value-type="float" office:value="3.83" calcext:value-type="float">
            <text:p>3.8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4299478" calcext:value-type="float">
            <text:p>1.134299478</text:p>
          </table:table-cell>
          <table:table-cell office:value-type="float" office:value="0.0039736111" calcext:value-type="float">
            <text:p>0.0039736111</text:p>
          </table:table-cell>
          <table:table-cell office:value-type="float" office:value="4.7137072227" calcext:value-type="float">
            <text:p>4.7137072227</text:p>
          </table:table-cell>
        </table:table-row>
        <table:table-row table:style-name="ro1">
          <table:table-cell office:value-type="string" calcext:value-type="string">
            <text:p>01/06/1908</text:p>
          </table:table-cell>
          <table:table-cell office:value-type="float" office:value="7.64" calcext:value-type="float">
            <text:p>7.64</text:p>
          </table:table-cell>
          <table:table-cell office:value-type="float" office:value="0.42" calcext:value-type="float">
            <text:p>0.42</text:p>
          </table:table-cell>
          <table:table-cell office:value-type="float" office:value="5.497382199" calcext:value-type="float">
            <text:p>5.497382199</text:p>
          </table:table-cell>
          <table:table-cell office:value-type="float" office:value="0.005897772" calcext:value-type="float">
            <text:p>0.005897772</text:p>
          </table:table-cell>
          <table:table-cell office:value-type="float" office:value="11.210741633" calcext:value-type="float">
            <text:p>11.210741633</text:p>
          </table:table-cell>
          <table:table-cell office:value-type="float" office:value="3.82" calcext:value-type="float">
            <text:p>3.82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51832863" calcext:value-type="float">
            <text:p>1.1351832863</text:p>
          </table:table-cell>
          <table:table-cell office:value-type="float" office:value="0.0039659722" calcext:value-type="float">
            <text:p>0.0039659722</text:p>
          </table:table-cell>
          <table:table-cell office:value-type="float" office:value="4.7324016546" calcext:value-type="float">
            <text:p>4.7324016546</text:p>
          </table:table-cell>
        </table:table-row>
        <table:table-row table:style-name="ro1">
          <table:table-cell office:value-type="string" calcext:value-type="string">
            <text:p>01/07/1908</text:p>
          </table:table-cell>
          <table:table-cell office:value-type="float" office:value="7.92" calcext:value-type="float">
            <text:p>7.92</text:p>
          </table:table-cell>
          <table:table-cell office:value-type="float" office:value="0.42" calcext:value-type="float">
            <text:p>0.42</text:p>
          </table:table-cell>
          <table:table-cell office:value-type="float" office:value="5.303030303" calcext:value-type="float">
            <text:p>5.303030303</text:p>
          </table:table-cell>
          <table:table-cell office:value-type="float" office:value="0.0411943717" calcext:value-type="float">
            <text:p>0.0411943717</text:p>
          </table:table-cell>
          <table:table-cell office:value-type="float" office:value="11.6725610912" calcext:value-type="float">
            <text:p>11.6725610912</text:p>
          </table:table-cell>
          <table:table-cell office:value-type="float" office:value="3.82" calcext:value-type="float">
            <text:p>3.82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60677833" calcext:value-type="float">
            <text:p>1.1360677833</text:p>
          </table:table-cell>
          <table:table-cell office:value-type="float" office:value="0.0039583333" calcext:value-type="float">
            <text:p>0.0039583333</text:p>
          </table:table-cell>
          <table:table-cell office:value-type="float" office:value="4.7511340778" calcext:value-type="float">
            <text:p>4.7511340778</text:p>
          </table:table-cell>
        </table:table-row>
        <table:table-row table:style-name="ro1">
          <table:table-cell office:value-type="string" calcext:value-type="string">
            <text:p>01/08/1908</text:p>
          </table:table-cell>
          <table:table-cell office:value-type="float" office:value="8.26" calcext:value-type="float">
            <text:p>8.26</text:p>
          </table:table-cell>
          <table:table-cell office:value-type="float" office:value="0.41" calcext:value-type="float">
            <text:p>0.41</text:p>
          </table:table-cell>
          <table:table-cell office:value-type="float" office:value="4.9636803874" calcext:value-type="float">
            <text:p>4.9636803874</text:p>
          </table:table-cell>
          <table:table-cell office:value-type="float" office:value="0.0472779882" calcext:value-type="float">
            <text:p>0.0472779882</text:p>
          </table:table-cell>
          <table:table-cell office:value-type="float" office:value="12.2244162969" calcext:value-type="float">
            <text:p>12.2244162969</text:p>
          </table:table-cell>
          <table:table-cell office:value-type="float" office:value="3.81" calcext:value-type="float">
            <text:p>3.81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69529694" calcext:value-type="float">
            <text:p>1.1369529694</text:p>
          </table:table-cell>
          <table:table-cell office:value-type="float" office:value="0.0039506944" calcext:value-type="float">
            <text:p>0.0039506944</text:p>
          </table:table-cell>
          <table:table-cell office:value-type="float" office:value="4.7699043568" calcext:value-type="float">
            <text:p>4.7699043568</text:p>
          </table:table-cell>
        </table:table-row>
        <table:table-row table:style-name="ro1">
          <table:table-cell office:value-type="string" calcext:value-type="string">
            <text:p>01/09/1908</text:p>
          </table:table-cell>
          <table:table-cell office:value-type="float" office:value="8.17" calcext:value-type="float">
            <text:p>8.17</text:p>
          </table:table-cell>
          <table:table-cell office:value-type="float" office:value="0.41" calcext:value-type="float">
            <text:p>0.41</text:p>
          </table:table-cell>
          <table:table-cell office:value-type="float" office:value="5.0183598531" calcext:value-type="float">
            <text:p>5.0183598531</text:p>
          </table:table-cell>
          <table:table-cell office:value-type="float" office:value="-0.0067594835" calcext:value-type="float">
            <text:p>-0.0067594835</text:p>
          </table:table-cell>
          <table:table-cell office:value-type="float" office:value="12.1417855572" calcext:value-type="float">
            <text:p>12.1417855572</text:p>
          </table:table-cell>
          <table:table-cell office:value-type="float" office:value="3.8" calcext:value-type="float">
            <text:p>3.8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78388453" calcext:value-type="float">
            <text:p>1.1378388453</text:p>
          </table:table-cell>
          <table:table-cell office:value-type="float" office:value="0.0039430556" calcext:value-type="float">
            <text:p>0.0039430556</text:p>
          </table:table-cell>
          <table:table-cell office:value-type="float" office:value="4.7887123547" calcext:value-type="float">
            <text:p>4.7887123547</text:p>
          </table:table-cell>
        </table:table-row>
        <table:table-row table:style-name="ro1">
          <table:table-cell office:value-type="string" calcext:value-type="string">
            <text:p>01/10/1908</text:p>
          </table:table-cell>
          <table:table-cell office:value-type="float" office:value="8.27" calcext:value-type="float">
            <text:p>8.27</text:p>
          </table:table-cell>
          <table:table-cell office:value-type="float" office:value="0.41" calcext:value-type="float">
            <text:p>0.41</text:p>
          </table:table-cell>
          <table:table-cell office:value-type="float" office:value="4.9576783555" calcext:value-type="float">
            <text:p>4.9576783555</text:p>
          </table:table-cell>
          <table:table-cell office:value-type="float" office:value="0.0163882089" calcext:value-type="float">
            <text:p>0.0163882089</text:p>
          </table:table-cell>
          <table:table-cell office:value-type="float" office:value="12.3407676753" calcext:value-type="float">
            <text:p>12.3407676753</text:p>
          </table:table-cell>
          <table:table-cell office:value-type="float" office:value="3.79" calcext:value-type="float">
            <text:p>3.79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87254114" calcext:value-type="float">
            <text:p>1.1387254114</text:p>
          </table:table-cell>
          <table:table-cell office:value-type="float" office:value="0.0039354167" calcext:value-type="float">
            <text:p>0.0039354167</text:p>
          </table:table-cell>
          <table:table-cell office:value-type="float" office:value="4.8075579331" calcext:value-type="float">
            <text:p>4.8075579331</text:p>
          </table:table-cell>
        </table:table-row>
        <table:table-row table:style-name="ro1">
          <table:table-cell office:value-type="string" calcext:value-type="string">
            <text:p>01/11/1908</text:p>
          </table:table-cell>
          <table:table-cell office:value-type="float" office:value="8.83" calcext:value-type="float">
            <text:p>8.83</text:p>
          </table:table-cell>
          <table:table-cell office:value-type="float" office:value="0.4" calcext:value-type="float">
            <text:p>0.4</text:p>
          </table:table-cell>
          <table:table-cell office:value-type="float" office:value="4.530011325" calcext:value-type="float">
            <text:p>4.530011325</text:p>
          </table:table-cell>
          <table:table-cell office:value-type="float" office:value="0.0717785167" calcext:value-type="float">
            <text:p>0.0717785167</text:p>
          </table:table-cell>
          <table:table-cell office:value-type="float" office:value="13.2265696743" calcext:value-type="float">
            <text:p>13.2265696743</text:p>
          </table:table-cell>
          <table:table-cell office:value-type="float" office:value="3.78" calcext:value-type="float">
            <text:p>3.78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396126683" calcext:value-type="float">
            <text:p>1.1396126683</text:p>
          </table:table-cell>
          <table:table-cell office:value-type="float" office:value="0.0039277778" calcext:value-type="float">
            <text:p>0.0039277778</text:p>
          </table:table-cell>
          <table:table-cell office:value-type="float" office:value="4.8264409523" calcext:value-type="float">
            <text:p>4.8264409523</text:p>
          </table:table-cell>
        </table:table-row>
        <table:table-row table:style-name="ro1">
          <table:table-cell office:value-type="string" calcext:value-type="string">
            <text:p>01/12/1908</text:p>
          </table:table-cell>
          <table:table-cell office:value-type="float" office:value="9.03" calcext:value-type="float">
            <text:p>9.03</text:p>
          </table:table-cell>
          <table:table-cell office:value-type="float" office:value="0.4" calcext:value-type="float">
            <text:p>0.4</text:p>
          </table:table-cell>
          <table:table-cell office:value-type="float" office:value="4.4296788483" calcext:value-type="float">
            <text:p>4.4296788483</text:p>
          </table:table-cell>
          <table:table-cell office:value-type="float" office:value="0.0264250661" calcext:value-type="float">
            <text:p>0.0264250661</text:p>
          </table:table-cell>
          <table:table-cell office:value-type="float" office:value="13.5760826517" calcext:value-type="float">
            <text:p>13.5760826517</text:p>
          </table:table-cell>
          <table:table-cell office:value-type="float" office:value="3.77" calcext:value-type="float">
            <text:p>3.7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405006165" calcext:value-type="float">
            <text:p>1.1405006165</text:p>
          </table:table-cell>
          <table:table-cell office:value-type="float" office:value="0.0039201389" calcext:value-type="float">
            <text:p>0.0039201389</text:p>
          </table:table-cell>
          <table:table-cell office:value-type="float" office:value="4.8453612712" calcext:value-type="float">
            <text:p>4.8453612712</text:p>
          </table:table-cell>
        </table:table-row>
        <table:table-row table:style-name="ro1">
          <table:table-cell office:value-type="string" calcext:value-type="string">
            <text:p>01/01/1909</text:p>
          </table:table-cell>
          <table:table-cell office:value-type="float" office:value="9.06" calcext:value-type="float">
            <text:p>9.06</text:p>
          </table:table-cell>
          <table:table-cell office:value-type="float" office:value="0.4" calcext:value-type="float">
            <text:p>0.4</text:p>
          </table:table-cell>
          <table:table-cell office:value-type="float" office:value="4.4150110375" calcext:value-type="float">
            <text:p>4.4150110375</text:p>
          </table:table-cell>
          <table:table-cell office:value-type="float" office:value="0.0070441122" calcext:value-type="float">
            <text:p>0.0070441122</text:p>
          </table:table-cell>
          <table:table-cell office:value-type="float" office:value="13.6717141014" calcext:value-type="float">
            <text:p>13.6717141014</text:p>
          </table:table-cell>
          <table:table-cell office:value-type="float" office:value="3.76" calcext:value-type="float">
            <text:p>3.76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1413892565" calcext:value-type="float">
            <text:p>1.1413892565</text:p>
          </table:table-cell>
          <table:table-cell office:value-type="float" office:value="0.0039125" calcext:value-type="float">
            <text:p>0.0039125</text:p>
          </table:table-cell>
          <table:table-cell office:value-type="float" office:value="4.8643187471" calcext:value-type="float">
            <text:p>4.8643187471</text:p>
          </table:table-cell>
        </table:table-row>
        <table:table-row table:style-name="ro1">
          <table:table-cell office:value-type="string" calcext:value-type="string">
            <text:p>01/02/1909</text:p>
          </table:table-cell>
          <table:table-cell office:value-type="float" office:value="8.8" calcext:value-type="float">
            <text:p>8.8</text:p>
          </table:table-cell>
          <table:table-cell office:value-type="float" office:value="0.41" calcext:value-type="float">
            <text:p>0.41</text:p>
          </table:table-cell>
          <table:table-cell office:value-type="float" office:value="4.6590909091" calcext:value-type="float">
            <text:p>4.6590909091</text:p>
          </table:table-cell>
          <table:table-cell office:value-type="float" office:value="-0.0249567697" calcext:value-type="float">
            <text:p>-0.0249567697</text:p>
          </table:table-cell>
          <table:table-cell office:value-type="float" office:value="13.3305122814" calcext:value-type="float">
            <text:p>13.3305122814</text:p>
          </table:table-cell>
          <table:table-cell office:value-type="float" office:value="3.77" calcext:value-type="float">
            <text:p>3.7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401765305" calcext:value-type="float">
            <text:p>1.1401765305</text:p>
          </table:table-cell>
          <table:table-cell office:value-type="float" office:value="0.00208125" calcext:value-type="float">
            <text:p>0.00208125</text:p>
          </table:table-cell>
          <table:table-cell office:value-type="float" office:value="4.8744426105" calcext:value-type="float">
            <text:p>4.8744426105</text:p>
          </table:table-cell>
        </table:table-row>
        <table:table-row table:style-name="ro1">
          <table:table-cell office:value-type="string" calcext:value-type="string">
            <text:p>01/03/1909</text:p>
          </table:table-cell>
          <table:table-cell office:value-type="float" office:value="8.92" calcext:value-type="float">
            <text:p>8.92</text:p>
          </table:table-cell>
          <table:table-cell office:value-type="float" office:value="0.41" calcext:value-type="float">
            <text:p>0.41</text:p>
          </table:table-cell>
          <table:table-cell office:value-type="float" office:value="4.5964125561" calcext:value-type="float">
            <text:p>4.5964125561</text:p>
          </table:table-cell>
          <table:table-cell office:value-type="float" office:value="0.0175189394" calcext:value-type="float">
            <text:p>0.0175189394</text:p>
          </table:table-cell>
          <table:table-cell office:value-type="float" office:value="13.5640487181" calcext:value-type="float">
            <text:p>13.5640487181</text:p>
          </table:table-cell>
          <table:table-cell office:value-type="float" office:value="3.79" calcext:value-type="float">
            <text:p>3.7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89650929" calcext:value-type="float">
            <text:p>1.1389650929</text:p>
          </table:table-cell>
          <table:table-cell office:value-type="float" office:value="0.0020916667" calcext:value-type="float">
            <text:p>0.0020916667</text:p>
          </table:table-cell>
          <table:table-cell office:value-type="float" office:value="4.8846383197" calcext:value-type="float">
            <text:p>4.8846383197</text:p>
          </table:table-cell>
        </table:table-row>
        <table:table-row table:style-name="ro1">
          <table:table-cell office:value-type="string" calcext:value-type="string">
            <text:p>01/04/1909</text:p>
          </table:table-cell>
          <table:table-cell office:value-type="float" office:value="9.32" calcext:value-type="float">
            <text:p>9.32</text:p>
          </table:table-cell>
          <table:table-cell office:value-type="float" office:value="0.41" calcext:value-type="float">
            <text:p>0.41</text:p>
          </table:table-cell>
          <table:table-cell office:value-type="float" office:value="4.3991416309" calcext:value-type="float">
            <text:p>4.3991416309</text:p>
          </table:table-cell>
          <table:table-cell office:value-type="float" office:value="0.0487042227" calcext:value-type="float">
            <text:p>0.0487042227</text:p>
          </table:table-cell>
          <table:table-cell office:value-type="float" office:value="14.2246751679" calcext:value-type="float">
            <text:p>14.2246751679</text:p>
          </table:table-cell>
          <table:table-cell office:value-type="float" office:value="3.8" calcext:value-type="float">
            <text:p>3.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77549425" calcext:value-type="float">
            <text:p>1.1377549425</text:p>
          </table:table-cell>
          <table:table-cell office:value-type="float" office:value="0.0021020833" calcext:value-type="float">
            <text:p>0.0021020833</text:p>
          </table:table-cell>
          <table:table-cell office:value-type="float" office:value="4.8949062365" calcext:value-type="float">
            <text:p>4.8949062365</text:p>
          </table:table-cell>
        </table:table-row>
        <table:table-row table:style-name="ro1">
          <table:table-cell office:value-type="string" calcext:value-type="string">
            <text:p>01/05/1909</text:p>
          </table:table-cell>
          <table:table-cell office:value-type="float" office:value="9.63" calcext:value-type="float">
            <text:p>9.63</text:p>
          </table:table-cell>
          <table:table-cell office:value-type="float" office:value="0.42" calcext:value-type="float">
            <text:p>0.42</text:p>
          </table:table-cell>
          <table:table-cell office:value-type="float" office:value="4.3613707165" calcext:value-type="float">
            <text:p>4.3613707165</text:p>
          </table:table-cell>
          <table:table-cell office:value-type="float" office:value="0.0369876609" calcext:value-type="float">
            <text:p>0.0369876609</text:p>
          </table:table-cell>
          <table:table-cell office:value-type="float" office:value="14.75081263" calcext:value-type="float">
            <text:p>14.75081263</text:p>
          </table:table-cell>
          <table:table-cell office:value-type="float" office:value="3.81" calcext:value-type="float">
            <text:p>3.8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65460779" calcext:value-type="float">
            <text:p>1.1365460779</text:p>
          </table:table-cell>
          <table:table-cell office:value-type="float" office:value="0.0021125" calcext:value-type="float">
            <text:p>0.0021125</text:p>
          </table:table-cell>
          <table:table-cell office:value-type="float" office:value="4.9052467259" calcext:value-type="float">
            <text:p>4.9052467259</text:p>
          </table:table-cell>
        </table:table-row>
        <table:table-row table:style-name="ro1">
          <table:table-cell office:value-type="string" calcext:value-type="string">
            <text:p>01/06/1909</text:p>
          </table:table-cell>
          <table:table-cell office:value-type="float" office:value="9.8" calcext:value-type="float">
            <text:p>9.8</text:p>
          </table:table-cell>
          <table:table-cell office:value-type="float" office:value="0.42" calcext:value-type="float">
            <text:p>0.42</text:p>
          </table:table-cell>
          <table:table-cell office:value-type="float" office:value="4.2857142857" calcext:value-type="float">
            <text:p>4.2857142857</text:p>
          </table:table-cell>
          <table:table-cell office:value-type="float" office:value="0.0212876428" calcext:value-type="float">
            <text:p>0.0212876428</text:p>
          </table:table-cell>
          <table:table-cell office:value-type="float" office:value="15.0648226601" calcext:value-type="float">
            <text:p>15.0648226601</text:p>
          </table:table-cell>
          <table:table-cell office:value-type="float" office:value="3.82" calcext:value-type="float">
            <text:p>3.8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53384977" calcext:value-type="float">
            <text:p>1.1353384977</text:p>
          </table:table-cell>
          <table:table-cell office:value-type="float" office:value="0.0021229167" calcext:value-type="float">
            <text:p>0.0021229167</text:p>
          </table:table-cell>
          <table:table-cell office:value-type="float" office:value="4.9156601559" calcext:value-type="float">
            <text:p>4.9156601559</text:p>
          </table:table-cell>
        </table:table-row>
        <table:table-row table:style-name="ro1">
          <table:table-cell office:value-type="string" calcext:value-type="string">
            <text:p>01/07/1909</text:p>
          </table:table-cell>
          <table:table-cell office:value-type="float" office:value="9.94" calcext:value-type="float">
            <text:p>9.94</text:p>
          </table:table-cell>
          <table:table-cell office:value-type="float" office:value="0.42" calcext:value-type="float">
            <text:p>0.42</text:p>
          </table:table-cell>
          <table:table-cell office:value-type="float" office:value="4.2253521127" calcext:value-type="float">
            <text:p>4.2253521127</text:p>
          </table:table-cell>
          <table:table-cell office:value-type="float" office:value="0.0178852041" calcext:value-type="float">
            <text:p>0.0178852041</text:p>
          </table:table-cell>
          <table:table-cell office:value-type="float" office:value="15.3342600878" calcext:value-type="float">
            <text:p>15.3342600878</text:p>
          </table:table-cell>
          <table:table-cell office:value-type="float" office:value="3.84" calcext:value-type="float">
            <text:p>3.84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41322005" calcext:value-type="float">
            <text:p>1.1341322005</text:p>
          </table:table-cell>
          <table:table-cell office:value-type="float" office:value="0.0021333333" calcext:value-type="float">
            <text:p>0.0021333333</text:p>
          </table:table-cell>
          <table:table-cell office:value-type="float" office:value="4.9261468976" calcext:value-type="float">
            <text:p>4.9261468976</text:p>
          </table:table-cell>
        </table:table-row>
        <table:table-row table:style-name="ro1">
          <table:table-cell office:value-type="string" calcext:value-type="string">
            <text:p>01/08/1909</text:p>
          </table:table-cell>
          <table:table-cell office:value-type="float" office:value="10.18" calcext:value-type="float">
            <text:p>10.18</text:p>
          </table:table-cell>
          <table:table-cell office:value-type="float" office:value="0.43" calcext:value-type="float">
            <text:p>0.43</text:p>
          </table:table-cell>
          <table:table-cell office:value-type="float" office:value="4.2239685658" calcext:value-type="float">
            <text:p>4.2239685658</text:p>
          </table:table-cell>
          <table:table-cell office:value-type="float" office:value="0.0277221663" calcext:value-type="float">
            <text:p>0.0277221663</text:p>
          </table:table-cell>
          <table:table-cell office:value-type="float" office:value="15.7593589965" calcext:value-type="float">
            <text:p>15.7593589965</text:p>
          </table:table-cell>
          <table:table-cell office:value-type="float" office:value="3.85" calcext:value-type="float">
            <text:p>3.85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2927185" calcext:value-type="float">
            <text:p>1.132927185</text:p>
          </table:table-cell>
          <table:table-cell office:value-type="float" office:value="0.00214375" calcext:value-type="float">
            <text:p>0.00214375</text:p>
          </table:table-cell>
          <table:table-cell office:value-type="float" office:value="4.936707325" calcext:value-type="float">
            <text:p>4.936707325</text:p>
          </table:table-cell>
        </table:table-row>
        <table:table-row table:style-name="ro1">
          <table:table-cell office:value-type="string" calcext:value-type="string">
            <text:p>01/09/1909</text:p>
          </table:table-cell>
          <table:table-cell office:value-type="float" office:value="10.19" calcext:value-type="float">
            <text:p>10.19</text:p>
          </table:table-cell>
          <table:table-cell office:value-type="float" office:value="0.43" calcext:value-type="float">
            <text:p>0.43</text:p>
          </table:table-cell>
          <table:table-cell office:value-type="float" office:value="4.2198233562" calcext:value-type="float">
            <text:p>4.2198233562</text:p>
          </table:table-cell>
          <table:table-cell office:value-type="float" office:value="0.0045022921" calcext:value-type="float">
            <text:p>0.0045022921</text:p>
          </table:table-cell>
          <table:table-cell office:value-type="float" office:value="15.8303122337" calcext:value-type="float">
            <text:p>15.8303122337</text:p>
          </table:table-cell>
          <table:table-cell office:value-type="float" office:value="3.86" calcext:value-type="float">
            <text:p>3.8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17234499" calcext:value-type="float">
            <text:p>1.1317234499</text:p>
          </table:table-cell>
          <table:table-cell office:value-type="float" office:value="0.0021541667" calcext:value-type="float">
            <text:p>0.0021541667</text:p>
          </table:table-cell>
          <table:table-cell office:value-type="float" office:value="4.9473418153" calcext:value-type="float">
            <text:p>4.9473418153</text:p>
          </table:table-cell>
        </table:table-row>
        <table:table-row table:style-name="ro1">
          <table:table-cell office:value-type="string" calcext:value-type="string">
            <text:p>01/10/1909</text:p>
          </table:table-cell>
          <table:table-cell office:value-type="float" office:value="10.23" calcext:value-type="float">
            <text:p>10.23</text:p>
          </table:table-cell>
          <table:table-cell office:value-type="float" office:value="0.43" calcext:value-type="float">
            <text:p>0.43</text:p>
          </table:table-cell>
          <table:table-cell office:value-type="float" office:value="4.2033235582" calcext:value-type="float">
            <text:p>4.2033235582</text:p>
          </table:table-cell>
          <table:table-cell office:value-type="float" office:value="0.0074689238" calcext:value-type="float">
            <text:p>0.0074689238</text:p>
          </table:table-cell>
          <table:table-cell office:value-type="float" office:value="15.9485476292" calcext:value-type="float">
            <text:p>15.9485476292</text:p>
          </table:table-cell>
          <table:table-cell office:value-type="float" office:value="3.87" calcext:value-type="float">
            <text:p>3.8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305209937" calcext:value-type="float">
            <text:p>1.1305209937</text:p>
          </table:table-cell>
          <table:table-cell office:value-type="float" office:value="0.0021645833" calcext:value-type="float">
            <text:p>0.0021645833</text:p>
          </table:table-cell>
          <table:table-cell office:value-type="float" office:value="4.958050749" calcext:value-type="float">
            <text:p>4.958050749</text:p>
          </table:table-cell>
        </table:table-row>
        <table:table-row table:style-name="ro1">
          <table:table-cell office:value-type="string" calcext:value-type="string">
            <text:p>01/11/1909</text:p>
          </table:table-cell>
          <table:table-cell office:value-type="float" office:value="10.18" calcext:value-type="float">
            <text:p>10.18</text:p>
          </table:table-cell>
          <table:table-cell office:value-type="float" office:value="0.44" calcext:value-type="float">
            <text:p>0.44</text:p>
          </table:table-cell>
          <table:table-cell office:value-type="float" office:value="4.3222003929" calcext:value-type="float">
            <text:p>4.3222003929</text:p>
          </table:table-cell>
          <table:table-cell office:value-type="float" office:value="-0.0013302379" calcext:value-type="float">
            <text:p>-0.0013302379</text:p>
          </table:table-cell>
          <table:table-cell office:value-type="float" office:value="15.9273322673" calcext:value-type="float">
            <text:p>15.9273322673</text:p>
          </table:table-cell>
          <table:table-cell office:value-type="float" office:value="3.89" calcext:value-type="float">
            <text:p>3.8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293198152" calcext:value-type="float">
            <text:p>1.1293198152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4.9688345094" calcext:value-type="float">
            <text:p>4.9688345094</text:p>
          </table:table-cell>
        </table:table-row>
        <table:table-row table:style-name="ro1">
          <table:table-cell office:value-type="string" calcext:value-type="string">
            <text:p>01/12/1909</text:p>
          </table:table-cell>
          <table:table-cell office:value-type="float" office:value="10.3" calcext:value-type="float">
            <text:p>10.3</text:p>
          </table:table-cell>
          <table:table-cell office:value-type="float" office:value="0.44" calcext:value-type="float">
            <text:p>0.44</text:p>
          </table:table-cell>
          <table:table-cell office:value-type="float" office:value="4.2718446602" calcext:value-type="float">
            <text:p>4.2718446602</text:p>
          </table:table-cell>
          <table:table-cell office:value-type="float" office:value="0.0153896529" calcext:value-type="float">
            <text:p>0.0153896529</text:p>
          </table:table-cell>
          <table:table-cell office:value-type="float" office:value="16.1724483827" calcext:value-type="float">
            <text:p>16.1724483827</text:p>
          </table:table-cell>
          <table:table-cell office:value-type="float" office:value="3.9" calcext:value-type="float">
            <text:p>3.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281199129" calcext:value-type="float">
            <text:p>1.1281199129</text:p>
          </table:table-cell>
          <table:table-cell office:value-type="float" office:value="0.0021854167" calcext:value-type="float">
            <text:p>0.0021854167</text:p>
          </table:table-cell>
          <table:table-cell office:value-type="float" office:value="4.9796934831" calcext:value-type="float">
            <text:p>4.9796934831</text:p>
          </table:table-cell>
        </table:table-row>
        <table:table-row table:style-name="ro1">
          <table:table-cell office:value-type="string" calcext:value-type="string">
            <text:p>01/01/1910</text:p>
          </table:table-cell>
          <table:table-cell office:value-type="float" office:value="10.08" calcext:value-type="float">
            <text:p>10.08</text:p>
          </table:table-cell>
          <table:table-cell office:value-type="float" office:value="0.44" calcext:value-type="float">
            <text:p>0.44</text:p>
          </table:table-cell>
          <table:table-cell office:value-type="float" office:value="4.3650793651" calcext:value-type="float">
            <text:p>4.3650793651</text:p>
          </table:table-cell>
          <table:table-cell office:value-type="float" office:value="-0.0177791262" calcext:value-type="float">
            <text:p>-0.0177791262</text:p>
          </table:table-cell>
          <table:table-cell office:value-type="float" office:value="15.8849163817" calcext:value-type="float">
            <text:p>15.8849163817</text:p>
          </table:table-cell>
          <table:table-cell office:value-type="float" office:value="3.91" calcext:value-type="float">
            <text:p>3.9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1269212855" calcext:value-type="float">
            <text:p>1.1269212855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4.9906280601" calcext:value-type="float">
            <text:p>4.9906280601</text:p>
          </table:table-cell>
        </table:table-row>
        <table:table-row table:style-name="ro1">
          <table:table-cell office:value-type="string" calcext:value-type="string">
            <text:p>01/02/1910</text:p>
          </table:table-cell>
          <table:table-cell office:value-type="float" office:value="9.72" calcext:value-type="float">
            <text:p>9.72</text:p>
          </table:table-cell>
          <table:table-cell office:value-type="float" office:value="0.45" calcext:value-type="float">
            <text:p>0.45</text:p>
          </table:table-cell>
          <table:table-cell office:value-type="float" office:value="4.6296296296" calcext:value-type="float">
            <text:p>4.6296296296</text:p>
          </table:table-cell>
          <table:table-cell office:value-type="float" office:value="-0.0320353836" calcext:value-type="float">
            <text:p>-0.0320353836</text:p>
          </table:table-cell>
          <table:table-cell office:value-type="float" office:value="15.376036992" calcext:value-type="float">
            <text:p>15.376036992</text:p>
          </table:table-cell>
          <table:table-cell office:value-type="float" office:value="3.92" calcext:value-type="float">
            <text:p>3.92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63625203" calcext:value-type="float">
            <text:p>1.1263625203</text:p>
          </table:table-cell>
          <table:table-cell office:value-type="float" office:value="0.0027673611" calcext:value-type="float">
            <text:p>0.0027673611</text:p>
          </table:table-cell>
          <table:table-cell office:value-type="float" office:value="5.0044389301" calcext:value-type="float">
            <text:p>5.0044389301</text:p>
          </table:table-cell>
        </table:table-row>
        <table:table-row table:style-name="ro1">
          <table:table-cell office:value-type="string" calcext:value-type="string">
            <text:p>01/03/1910</text:p>
          </table:table-cell>
          <table:table-cell office:value-type="float" office:value="9.96" calcext:value-type="float">
            <text:p>9.96</text:p>
          </table:table-cell>
          <table:table-cell office:value-type="float" office:value="0.45" calcext:value-type="float">
            <text:p>0.45</text:p>
          </table:table-cell>
          <table:table-cell office:value-type="float" office:value="4.5180722892" calcext:value-type="float">
            <text:p>4.5180722892</text:p>
          </table:table-cell>
          <table:table-cell office:value-type="float" office:value="0.0285279492" calcext:value-type="float">
            <text:p>0.0285279492</text:p>
          </table:table-cell>
          <table:table-cell office:value-type="float" office:value="15.8146837949" calcext:value-type="float">
            <text:p>15.8146837949</text:p>
          </table:table-cell>
          <table:table-cell office:value-type="float" office:value="3.92" calcext:value-type="float">
            <text:p>3.92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58040323" calcext:value-type="float">
            <text:p>1.1258040323</text:p>
          </table:table-cell>
          <table:table-cell office:value-type="float" office:value="0.0027722222" calcext:value-type="float">
            <text:p>0.0027722222</text:p>
          </table:table-cell>
          <table:table-cell office:value-type="float" office:value="5.0183123469" calcext:value-type="float">
            <text:p>5.0183123469</text:p>
          </table:table-cell>
        </table:table-row>
        <table:table-row table:style-name="ro1">
          <table:table-cell office:value-type="string" calcext:value-type="string">
            <text:p>01/04/1910</text:p>
          </table:table-cell>
          <table:table-cell office:value-type="float" office:value="9.72" calcext:value-type="float">
            <text:p>9.72</text:p>
          </table:table-cell>
          <table:table-cell office:value-type="float" office:value="0.45" calcext:value-type="float">
            <text:p>0.45</text:p>
          </table:table-cell>
          <table:table-cell office:value-type="float" office:value="4.6296296296" calcext:value-type="float">
            <text:p>4.6296296296</text:p>
          </table:table-cell>
          <table:table-cell office:value-type="float" office:value="-0.0203313253" calcext:value-type="float">
            <text:p>-0.0203313253</text:p>
          </table:table-cell>
          <table:table-cell office:value-type="float" office:value="15.4931503141" calcext:value-type="float">
            <text:p>15.4931503141</text:p>
          </table:table-cell>
          <table:table-cell office:value-type="float" office:value="3.93" calcext:value-type="float">
            <text:p>3.93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52458211" calcext:value-type="float">
            <text:p>1.1252458211</text:p>
          </table:table-cell>
          <table:table-cell office:value-type="float" office:value="0.0027770833" calcext:value-type="float">
            <text:p>0.0027770833</text:p>
          </table:table-cell>
          <table:table-cell office:value-type="float" office:value="5.0322486185" calcext:value-type="float">
            <text:p>5.0322486185</text:p>
          </table:table-cell>
        </table:table-row>
        <table:table-row table:style-name="ro1">
          <table:table-cell office:value-type="string" calcext:value-type="string">
            <text:p>01/05/1910</text:p>
          </table:table-cell>
          <table:table-cell office:value-type="float" office:value="9.56" calcext:value-type="float">
            <text:p>9.56</text:p>
          </table:table-cell>
          <table:table-cell office:value-type="float" office:value="0.45" calcext:value-type="float">
            <text:p>0.45</text:p>
          </table:table-cell>
          <table:table-cell office:value-type="float" office:value="4.7071129707" calcext:value-type="float">
            <text:p>4.7071129707</text:p>
          </table:table-cell>
          <table:table-cell office:value-type="float" office:value="-0.0125814472" calcext:value-type="float">
            <text:p>-0.0125814472</text:p>
          </table:table-cell>
          <table:table-cell office:value-type="float" office:value="15.2982240617" calcext:value-type="float">
            <text:p>15.2982240617</text:p>
          </table:table-cell>
          <table:table-cell office:value-type="float" office:value="3.93" calcext:value-type="float">
            <text:p>3.93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46878867" calcext:value-type="float">
            <text:p>1.1246878867</text:p>
          </table:table-cell>
          <table:table-cell office:value-type="float" office:value="0.0027819444" calcext:value-type="float">
            <text:p>0.0027819444</text:p>
          </table:table-cell>
          <table:table-cell office:value-type="float" office:value="5.0462480545" calcext:value-type="float">
            <text:p>5.0462480545</text:p>
          </table:table-cell>
        </table:table-row>
        <table:table-row table:style-name="ro1">
          <table:table-cell office:value-type="string" calcext:value-type="string">
            <text:p>01/06/1910</text:p>
          </table:table-cell>
          <table:table-cell office:value-type="float" office:value="9.1" calcext:value-type="float">
            <text:p>9.1</text:p>
          </table:table-cell>
          <table:table-cell office:value-type="float" office:value="0.46" calcext:value-type="float">
            <text:p>0.46</text:p>
          </table:table-cell>
          <table:table-cell office:value-type="float" office:value="5.0549450549" calcext:value-type="float">
            <text:p>5.0549450549</text:p>
          </table:table-cell>
          <table:table-cell office:value-type="float" office:value="-0.0441509763" calcext:value-type="float">
            <text:p>-0.0441509763</text:p>
          </table:table-cell>
          <table:table-cell office:value-type="float" office:value="14.6227925339" calcext:value-type="float">
            <text:p>14.6227925339</text:p>
          </table:table-cell>
          <table:table-cell office:value-type="float" office:value="3.94" calcext:value-type="float">
            <text:p>3.94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4130229" calcext:value-type="float">
            <text:p>1.124130229</text:p>
          </table:table-cell>
          <table:table-cell office:value-type="float" office:value="0.0027868056" calcext:value-type="float">
            <text:p>0.0027868056</text:p>
          </table:table-cell>
          <table:table-cell office:value-type="float" office:value="5.0603109667" calcext:value-type="float">
            <text:p>5.0603109667</text:p>
          </table:table-cell>
        </table:table-row>
        <table:table-row table:style-name="ro1">
          <table:table-cell office:value-type="string" calcext:value-type="string">
            <text:p>01/07/1910</text:p>
          </table:table-cell>
          <table:table-cell office:value-type="float" office:value="8.64" calcext:value-type="float">
            <text:p>8.64</text:p>
          </table:table-cell>
          <table:table-cell office:value-type="float" office:value="0.46" calcext:value-type="float">
            <text:p>0.46</text:p>
          </table:table-cell>
          <table:table-cell office:value-type="float" office:value="5.3240740741" calcext:value-type="float">
            <text:p>5.3240740741</text:p>
          </table:table-cell>
          <table:table-cell office:value-type="float" office:value="-0.0463598901" calcext:value-type="float">
            <text:p>-0.0463598901</text:p>
          </table:table-cell>
          <table:table-cell office:value-type="float" office:value="13.9448814789" calcext:value-type="float">
            <text:p>13.9448814789</text:p>
          </table:table-cell>
          <table:table-cell office:value-type="float" office:value="3.95" calcext:value-type="float">
            <text:p>3.95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35728477" calcext:value-type="float">
            <text:p>1.1235728477</text:p>
          </table:table-cell>
          <table:table-cell office:value-type="float" office:value="0.0027916667" calcext:value-type="float">
            <text:p>0.0027916667</text:p>
          </table:table-cell>
          <table:table-cell office:value-type="float" office:value="5.0744376681" calcext:value-type="float">
            <text:p>5.0744376681</text:p>
          </table:table-cell>
        </table:table-row>
        <table:table-row table:style-name="ro1">
          <table:table-cell office:value-type="string" calcext:value-type="string">
            <text:p>01/08/1910</text:p>
          </table:table-cell>
          <table:table-cell office:value-type="float" office:value="8.85" calcext:value-type="float">
            <text:p>8.85</text:p>
          </table:table-cell>
          <table:table-cell office:value-type="float" office:value="0.46" calcext:value-type="float">
            <text:p>0.46</text:p>
          </table:table-cell>
          <table:table-cell office:value-type="float" office:value="5.197740113" calcext:value-type="float">
            <text:p>5.197740113</text:p>
          </table:table-cell>
          <table:table-cell office:value-type="float" office:value="0.028742284" calcext:value-type="float">
            <text:p>0.028742284</text:p>
          </table:table-cell>
          <table:table-cell office:value-type="float" office:value="14.345689222" calcext:value-type="float">
            <text:p>14.345689222</text:p>
          </table:table-cell>
          <table:table-cell office:value-type="float" office:value="3.95" calcext:value-type="float">
            <text:p>3.95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30157428" calcext:value-type="float">
            <text:p>1.1230157428</text:p>
          </table:table-cell>
          <table:table-cell office:value-type="float" office:value="0.0027965278" calcext:value-type="float">
            <text:p>0.0027965278</text:p>
          </table:table-cell>
          <table:table-cell office:value-type="float" office:value="5.088628474" calcext:value-type="float">
            <text:p>5.088628474</text:p>
          </table:table-cell>
        </table:table-row>
        <table:table-row table:style-name="ro1">
          <table:table-cell office:value-type="string" calcext:value-type="string">
            <text:p>01/09/1910</text:p>
          </table:table-cell>
          <table:table-cell office:value-type="float" office:value="8.91" calcext:value-type="float">
            <text:p>8.91</text:p>
          </table:table-cell>
          <table:table-cell office:value-type="float" office:value="0.46" calcext:value-type="float">
            <text:p>0.46</text:p>
          </table:table-cell>
          <table:table-cell office:value-type="float" office:value="5.1627384961" calcext:value-type="float">
            <text:p>5.1627384961</text:p>
          </table:table-cell>
          <table:table-cell office:value-type="float" office:value="0.0111346516" calcext:value-type="float">
            <text:p>0.0111346516</text:p>
          </table:table-cell>
          <table:table-cell office:value-type="float" office:value="14.5054234735" calcext:value-type="float">
            <text:p>14.5054234735</text:p>
          </table:table-cell>
          <table:table-cell office:value-type="float" office:value="3.96" calcext:value-type="float">
            <text:p>3.96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24589142" calcext:value-type="float">
            <text:p>1.1224589142</text:p>
          </table:table-cell>
          <table:table-cell office:value-type="float" office:value="0.0028013889" calcext:value-type="float">
            <text:p>0.0028013889</text:p>
          </table:table-cell>
          <table:table-cell office:value-type="float" office:value="5.1028837013" calcext:value-type="float">
            <text:p>5.1028837013</text:p>
          </table:table-cell>
        </table:table-row>
        <table:table-row table:style-name="ro1">
          <table:table-cell office:value-type="string" calcext:value-type="string">
            <text:p>01/10/1910</text:p>
          </table:table-cell>
          <table:table-cell office:value-type="float" office:value="9.32" calcext:value-type="float">
            <text:p>9.32</text:p>
          </table:table-cell>
          <table:table-cell office:value-type="float" office:value="0.47" calcext:value-type="float">
            <text:p>0.47</text:p>
          </table:table-cell>
          <table:table-cell office:value-type="float" office:value="5.0429184549" calcext:value-type="float">
            <text:p>5.0429184549</text:p>
          </table:table-cell>
          <table:table-cell office:value-type="float" office:value="0.0503647587" calcext:value-type="float">
            <text:p>0.0503647587</text:p>
          </table:table-cell>
          <table:table-cell office:value-type="float" office:value="15.2359856265" calcext:value-type="float">
            <text:p>15.2359856265</text:p>
          </table:table-cell>
          <table:table-cell office:value-type="float" office:value="3.96" calcext:value-type="float">
            <text:p>3.96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19023617" calcext:value-type="float">
            <text:p>1.1219023617</text:p>
          </table:table-cell>
          <table:table-cell office:value-type="float" office:value="0.00280625" calcext:value-type="float">
            <text:p>0.00280625</text:p>
          </table:table-cell>
          <table:table-cell office:value-type="float" office:value="5.1172036687" calcext:value-type="float">
            <text:p>5.1172036687</text:p>
          </table:table-cell>
        </table:table-row>
        <table:table-row table:style-name="ro1">
          <table:table-cell office:value-type="string" calcext:value-type="string">
            <text:p>01/11/1910</text:p>
          </table:table-cell>
          <table:table-cell office:value-type="float" office:value="9.31" calcext:value-type="float">
            <text:p>9.31</text:p>
          </table:table-cell>
          <table:table-cell office:value-type="float" office:value="0.47" calcext:value-type="float">
            <text:p>0.47</text:p>
          </table:table-cell>
          <table:table-cell office:value-type="float" office:value="5.0483351235" calcext:value-type="float">
            <text:p>5.0483351235</text:p>
          </table:table-cell>
          <table:table-cell office:value-type="float" office:value="0.0031071173" calcext:value-type="float">
            <text:p>0.0031071173</text:p>
          </table:table-cell>
          <table:table-cell office:value-type="float" office:value="15.2833256212" calcext:value-type="float">
            <text:p>15.2833256212</text:p>
          </table:table-cell>
          <table:table-cell office:value-type="float" office:value="3.97" calcext:value-type="float">
            <text:p>3.97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13460851" calcext:value-type="float">
            <text:p>1.1213460851</text:p>
          </table:table-cell>
          <table:table-cell office:value-type="float" office:value="0.0028111111" calcext:value-type="float">
            <text:p>0.0028111111</text:p>
          </table:table-cell>
          <table:table-cell office:value-type="float" office:value="5.1315886967" calcext:value-type="float">
            <text:p>5.1315886967</text:p>
          </table:table-cell>
        </table:table-row>
        <table:table-row table:style-name="ro1">
          <table:table-cell office:value-type="string" calcext:value-type="string">
            <text:p>01/12/1910</text:p>
          </table:table-cell>
          <table:table-cell office:value-type="float" office:value="9.05" calcext:value-type="float">
            <text:p>9.05</text:p>
          </table:table-cell>
          <table:table-cell office:value-type="float" office:value="0.47" calcext:value-type="float">
            <text:p>0.47</text:p>
          </table:table-cell>
          <table:table-cell office:value-type="float" office:value="5.1933701657" calcext:value-type="float">
            <text:p>5.1933701657</text:p>
          </table:table-cell>
          <table:table-cell office:value-type="float" office:value="-0.0237200143" calcext:value-type="float">
            <text:p>-0.0237200143</text:p>
          </table:table-cell>
          <table:table-cell office:value-type="float" office:value="14.9208049186" calcext:value-type="float">
            <text:p>14.9208049186</text:p>
          </table:table-cell>
          <table:table-cell office:value-type="float" office:value="3.97" calcext:value-type="float">
            <text:p>3.97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07900843" calcext:value-type="float">
            <text:p>1.1207900843</text:p>
          </table:table-cell>
          <table:table-cell office:value-type="float" office:value="0.0028159722" calcext:value-type="float">
            <text:p>0.0028159722</text:p>
          </table:table-cell>
          <table:table-cell office:value-type="float" office:value="5.146039108" calcext:value-type="float">
            <text:p>5.146039108</text:p>
          </table:table-cell>
        </table:table-row>
        <table:table-row table:style-name="ro1">
          <table:table-cell office:value-type="string" calcext:value-type="string">
            <text:p>01/01/1911</text:p>
          </table:table-cell>
          <table:table-cell office:value-type="float" office:value="9.27" calcext:value-type="float">
            <text:p>9.27</text:p>
          </table:table-cell>
          <table:table-cell office:value-type="float" office:value="0.47" calcext:value-type="float">
            <text:p>0.47</text:p>
          </table:table-cell>
          <table:table-cell office:value-type="float" office:value="5.0701186624" calcext:value-type="float">
            <text:p>5.0701186624</text:p>
          </table:table-cell>
          <table:table-cell office:value-type="float" office:value="0.0286372007" calcext:value-type="float">
            <text:p>0.0286372007</text:p>
          </table:table-cell>
          <table:table-cell office:value-type="float" office:value="15.3480950042" calcext:value-type="float">
            <text:p>15.3480950042</text:p>
          </table:table-cell>
          <table:table-cell office:value-type="float" office:value="3.98" calcext:value-type="float">
            <text:p>3.98</text:p>
          </table:table-cell>
          <table:table-cell office:value-type="float" office:value="-0.0004958333" calcext:value-type="float">
            <text:p>-0.0004958333</text:p>
          </table:table-cell>
          <table:table-cell office:value-type="float" office:value="1.1202343592" calcext:value-type="float">
            <text:p>1.1202343592</text:p>
          </table:table-cell>
          <table:table-cell office:value-type="float" office:value="0.0028208333" calcext:value-type="float">
            <text:p>0.0028208333</text:p>
          </table:table-cell>
          <table:table-cell office:value-type="float" office:value="5.1605552266" calcext:value-type="float">
            <text:p>5.1605552266</text:p>
          </table:table-cell>
        </table:table-row>
        <table:table-row table:style-name="ro1">
          <table:table-cell office:value-type="string" calcext:value-type="string">
            <text:p>01/02/1911</text:p>
          </table:table-cell>
          <table:table-cell office:value-type="float" office:value="9.43" calcext:value-type="float">
            <text:p>9.43</text:p>
          </table:table-cell>
          <table:table-cell office:value-type="float" office:value="0.47" calcext:value-type="float">
            <text:p>0.47</text:p>
          </table:table-cell>
          <table:table-cell office:value-type="float" office:value="4.9840933192" calcext:value-type="float">
            <text:p>4.9840933192</text:p>
          </table:table-cell>
          <table:table-cell office:value-type="float" office:value="0.0214850773" calcext:value-type="float">
            <text:p>0.0214850773</text:p>
          </table:table-cell>
          <table:table-cell office:value-type="float" office:value="15.6778500119" calcext:value-type="float">
            <text:p>15.6778500119</text:p>
          </table:table-cell>
          <table:table-cell office:value-type="float" office:value="3.98" calcext:value-type="float">
            <text:p>3.98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99963094" calcext:value-type="float">
            <text:p>1.1199963094</text:p>
          </table:table-cell>
          <table:table-cell office:value-type="float" office:value="0.00310625" calcext:value-type="float">
            <text:p>0.00310625</text:p>
          </table:table-cell>
          <table:table-cell office:value-type="float" office:value="5.1765852013" calcext:value-type="float">
            <text:p>5.1765852013</text:p>
          </table:table-cell>
        </table:table-row>
        <table:table-row table:style-name="ro1">
          <table:table-cell office:value-type="string" calcext:value-type="string">
            <text:p>01/03/1911</text:p>
          </table:table-cell>
          <table:table-cell office:value-type="float" office:value="9.32" calcext:value-type="float">
            <text:p>9.32</text:p>
          </table:table-cell>
          <table:table-cell office:value-type="float" office:value="0.47" calcext:value-type="float">
            <text:p>0.47</text:p>
          </table:table-cell>
          <table:table-cell office:value-type="float" office:value="5.0429184549" calcext:value-type="float">
            <text:p>5.0429184549</text:p>
          </table:table-cell>
          <table:table-cell office:value-type="float" office:value="-0.0075114882" calcext:value-type="float">
            <text:p>-0.0075114882</text:p>
          </table:table-cell>
          <table:table-cell office:value-type="float" office:value="15.5600860272" calcext:value-type="float">
            <text:p>15.5600860272</text:p>
          </table:table-cell>
          <table:table-cell office:value-type="float" office:value="3.99" calcext:value-type="float">
            <text:p>3.99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97583102" calcext:value-type="float">
            <text:p>1.1197583102</text:p>
          </table:table-cell>
          <table:table-cell office:value-type="float" office:value="0.0031083333" calcext:value-type="float">
            <text:p>0.0031083333</text:p>
          </table:table-cell>
          <table:table-cell office:value-type="float" office:value="5.1926757536" calcext:value-type="float">
            <text:p>5.1926757536</text:p>
          </table:table-cell>
        </table:table-row>
        <table:table-row table:style-name="ro1">
          <table:table-cell office:value-type="string" calcext:value-type="string">
            <text:p>01/04/1911</text:p>
          </table:table-cell>
          <table:table-cell office:value-type="float" office:value="9.28" calcext:value-type="float">
            <text:p>9.28</text:p>
          </table:table-cell>
          <table:table-cell office:value-type="float" office:value="0.47" calcext:value-type="float">
            <text:p>0.47</text:p>
          </table:table-cell>
          <table:table-cell office:value-type="float" office:value="5.0646551724" calcext:value-type="float">
            <text:p>5.0646551724</text:p>
          </table:table-cell>
          <table:table-cell office:value-type="float" office:value="-0.0000894134477826825" calcext:value-type="float">
            <text:p>-8.94134477826825E-005</text:p>
          </table:table-cell>
          <table:table-cell office:value-type="float" office:value="15.5586947463" calcext:value-type="float">
            <text:p>15.5586947463</text:p>
          </table:table-cell>
          <table:table-cell office:value-type="float" office:value="3.99" calcext:value-type="float">
            <text:p>3.99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95203616" calcext:value-type="float">
            <text:p>1.1195203616</text:p>
          </table:table-cell>
          <table:table-cell office:value-type="float" office:value="0.0031104167" calcext:value-type="float">
            <text:p>0.0031104167</text:p>
          </table:table-cell>
          <table:table-cell office:value-type="float" office:value="5.2088271388" calcext:value-type="float">
            <text:p>5.2088271388</text:p>
          </table:table-cell>
        </table:table-row>
        <table:table-row table:style-name="ro1">
          <table:table-cell office:value-type="string" calcext:value-type="string">
            <text:p>01/05/1911</text:p>
          </table:table-cell>
          <table:table-cell office:value-type="float" office:value="9.48" calcext:value-type="float">
            <text:p>9.48</text:p>
          </table:table-cell>
          <table:table-cell office:value-type="float" office:value="0.47" calcext:value-type="float">
            <text:p>0.47</text:p>
          </table:table-cell>
          <table:table-cell office:value-type="float" office:value="4.9578059072" calcext:value-type="float">
            <text:p>4.9578059072</text:p>
          </table:table-cell>
          <table:table-cell office:value-type="float" office:value="0.0257722701" calcext:value-type="float">
            <text:p>0.0257722701</text:p>
          </table:table-cell>
          <table:table-cell office:value-type="float" office:value="15.9596776299" calcext:value-type="float">
            <text:p>15.9596776299</text:p>
          </table:table-cell>
          <table:table-cell office:value-type="float" office:value="3.99" calcext:value-type="float">
            <text:p>3.99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92824635" calcext:value-type="float">
            <text:p>1.1192824635</text:p>
          </table:table-cell>
          <table:table-cell office:value-type="float" office:value="0.0031125" calcext:value-type="float">
            <text:p>0.0031125</text:p>
          </table:table-cell>
          <table:table-cell office:value-type="float" office:value="5.2250396133" calcext:value-type="float">
            <text:p>5.2250396133</text:p>
          </table:table-cell>
        </table:table-row>
        <table:table-row table:style-name="ro1">
          <table:table-cell office:value-type="string" calcext:value-type="string">
            <text:p>01/06/1911</text:p>
          </table:table-cell>
          <table:table-cell office:value-type="float" office:value="9.67" calcext:value-type="float">
            <text:p>9.67</text:p>
          </table:table-cell>
          <table:table-cell office:value-type="float" office:value="0.47" calcext:value-type="float">
            <text:p>0.47</text:p>
          </table:table-cell>
          <table:table-cell office:value-type="float" office:value="4.8603929679" calcext:value-type="float">
            <text:p>4.8603929679</text:p>
          </table:table-cell>
          <table:table-cell office:value-type="float" office:value="0.024173699" calcext:value-type="float">
            <text:p>0.024173699</text:p>
          </table:table-cell>
          <table:table-cell office:value-type="float" office:value="16.3454820733" calcext:value-type="float">
            <text:p>16.3454820733</text:p>
          </table:table-cell>
          <table:table-cell office:value-type="float" office:value="3.99" calcext:value-type="float">
            <text:p>3.99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9044616" calcext:value-type="float">
            <text:p>1.119044616</text:p>
          </table:table-cell>
          <table:table-cell office:value-type="float" office:value="0.0031145833" calcext:value-type="float">
            <text:p>0.0031145833</text:p>
          </table:table-cell>
          <table:table-cell office:value-type="float" office:value="5.2413134346" calcext:value-type="float">
            <text:p>5.2413134346</text:p>
          </table:table-cell>
        </table:table-row>
        <table:table-row table:style-name="ro1">
          <table:table-cell office:value-type="string" calcext:value-type="string">
            <text:p>01/07/1911</text:p>
          </table:table-cell>
          <table:table-cell office:value-type="float" office:value="9.63" calcext:value-type="float">
            <text:p>9.63</text:p>
          </table:table-cell>
          <table:table-cell office:value-type="float" office:value="0.47" calcext:value-type="float">
            <text:p>0.47</text:p>
          </table:table-cell>
          <table:table-cell office:value-type="float" office:value="4.8805815161" calcext:value-type="float">
            <text:p>4.8805815161</text:p>
          </table:table-cell>
          <table:table-cell office:value-type="float" office:value="-0.0000861771802825873" calcext:value-type="float">
            <text:p>-8.61771802825873E-005</text:p>
          </table:table-cell>
          <table:table-cell office:value-type="float" office:value="16.3440734658" calcext:value-type="float">
            <text:p>16.3440734658</text:p>
          </table:table-cell>
          <table:table-cell office:value-type="float" office:value="4" calcext:value-type="float">
            <text:p>4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8806819" calcext:value-type="float">
            <text:p>1.118806819</text:p>
          </table:table-cell>
          <table:table-cell office:value-type="float" office:value="0.0031166667" calcext:value-type="float">
            <text:p>0.0031166667</text:p>
          </table:table-cell>
          <table:table-cell office:value-type="float" office:value="5.2576488615" calcext:value-type="float">
            <text:p>5.2576488615</text:p>
          </table:table-cell>
        </table:table-row>
        <table:table-row table:style-name="ro1">
          <table:table-cell office:value-type="string" calcext:value-type="string">
            <text:p>01/08/1911</text:p>
          </table:table-cell>
          <table:table-cell office:value-type="float" office:value="9.17" calcext:value-type="float">
            <text:p>9.17</text:p>
          </table:table-cell>
          <table:table-cell office:value-type="float" office:value="0.47" calcext:value-type="float">
            <text:p>0.47</text:p>
          </table:table-cell>
          <table:table-cell office:value-type="float" office:value="5.1254089422" calcext:value-type="float">
            <text:p>5.1254089422</text:p>
          </table:table-cell>
          <table:table-cell office:value-type="float" office:value="-0.0437002423" calcext:value-type="float">
            <text:p>-0.0437002423</text:p>
          </table:table-cell>
          <table:table-cell office:value-type="float" office:value="15.6298334952" calcext:value-type="float">
            <text:p>15.6298334952</text:p>
          </table:table-cell>
          <table:table-cell office:value-type="float" office:value="4" calcext:value-type="float">
            <text:p>4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85690725" calcext:value-type="float">
            <text:p>1.1185690725</text:p>
          </table:table-cell>
          <table:table-cell office:value-type="float" office:value="0.00311875" calcext:value-type="float">
            <text:p>0.00311875</text:p>
          </table:table-cell>
          <table:table-cell office:value-type="float" office:value="5.2740461539" calcext:value-type="float">
            <text:p>5.2740461539</text:p>
          </table:table-cell>
        </table:table-row>
        <table:table-row table:style-name="ro1">
          <table:table-cell office:value-type="string" calcext:value-type="string">
            <text:p>01/09/1911</text:p>
          </table:table-cell>
          <table:table-cell office:value-type="float" office:value="8.67" calcext:value-type="float">
            <text:p>8.67</text:p>
          </table:table-cell>
          <table:table-cell office:value-type="float" office:value="0.47" calcext:value-type="float">
            <text:p>0.47</text:p>
          </table:table-cell>
          <table:table-cell office:value-type="float" office:value="5.4209919262" calcext:value-type="float">
            <text:p>5.4209919262</text:p>
          </table:table-cell>
          <table:table-cell office:value-type="float" office:value="-0.0502544529" calcext:value-type="float">
            <text:p>-0.0502544529</text:p>
          </table:table-cell>
          <table:table-cell office:value-type="float" office:value="14.8443647636" calcext:value-type="float">
            <text:p>14.8443647636</text:p>
          </table:table-cell>
          <table:table-cell office:value-type="float" office:value="4" calcext:value-type="float">
            <text:p>4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83313766" calcext:value-type="float">
            <text:p>1.1183313766</text:p>
          </table:table-cell>
          <table:table-cell office:value-type="float" office:value="0.0031208333" calcext:value-type="float">
            <text:p>0.0031208333</text:p>
          </table:table-cell>
          <table:table-cell office:value-type="float" office:value="5.2905055729" calcext:value-type="float">
            <text:p>5.2905055729</text:p>
          </table:table-cell>
        </table:table-row>
        <table:table-row table:style-name="ro1">
          <table:table-cell office:value-type="string" calcext:value-type="string">
            <text:p>01/10/1911</text:p>
          </table:table-cell>
          <table:table-cell office:value-type="float" office:value="8.72" calcext:value-type="float">
            <text:p>8.72</text:p>
          </table:table-cell>
          <table:table-cell office:value-type="float" office:value="0.47" calcext:value-type="float">
            <text:p>0.47</text:p>
          </table:table-cell>
          <table:table-cell office:value-type="float" office:value="5.3899082569" calcext:value-type="float">
            <text:p>5.3899082569</text:p>
          </table:table-cell>
          <table:table-cell office:value-type="float" office:value="0.010284506" calcext:value-type="float">
            <text:p>0.010284506</text:p>
          </table:table-cell>
          <table:table-cell office:value-type="float" office:value="14.9970317214" calcext:value-type="float">
            <text:p>14.9970317214</text:p>
          </table:table-cell>
          <table:table-cell office:value-type="float" office:value="4" calcext:value-type="float">
            <text:p>4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80937312" calcext:value-type="float">
            <text:p>1.1180937312</text:p>
          </table:table-cell>
          <table:table-cell office:value-type="float" office:value="0.0031229167" calcext:value-type="float">
            <text:p>0.0031229167</text:p>
          </table:table-cell>
          <table:table-cell office:value-type="float" office:value="5.3070273809" calcext:value-type="float">
            <text:p>5.3070273809</text:p>
          </table:table-cell>
        </table:table-row>
        <table:table-row table:style-name="ro1">
          <table:table-cell office:value-type="string" calcext:value-type="string">
            <text:p>01/11/1911</text:p>
          </table:table-cell>
          <table:table-cell office:value-type="float" office:value="9.07" calcext:value-type="float">
            <text:p>9.07</text:p>
          </table:table-cell>
          <table:table-cell office:value-type="float" office:value="0.47" calcext:value-type="float">
            <text:p>0.47</text:p>
          </table:table-cell>
          <table:table-cell office:value-type="float" office:value="5.1819184123" calcext:value-type="float">
            <text:p>5.1819184123</text:p>
          </table:table-cell>
          <table:table-cell office:value-type="float" office:value="0.0446292049" calcext:value-type="float">
            <text:p>0.0446292049</text:p>
          </table:table-cell>
          <table:table-cell office:value-type="float" office:value="15.6663373229" calcext:value-type="float">
            <text:p>15.6663373229</text:p>
          </table:table-cell>
          <table:table-cell office:value-type="float" office:value="4.01" calcext:value-type="float">
            <text:p>4.01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78561363" calcext:value-type="float">
            <text:p>1.1178561363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5.3236118415" calcext:value-type="float">
            <text:p>5.3236118415</text:p>
          </table:table-cell>
        </table:table-row>
        <table:table-row table:style-name="ro1">
          <table:table-cell office:value-type="string" calcext:value-type="string">
            <text:p>01/12/1911</text:p>
          </table:table-cell>
          <table:table-cell office:value-type="float" office:value="9.11" calcext:value-type="float">
            <text:p>9.11</text:p>
          </table:table-cell>
          <table:table-cell office:value-type="float" office:value="0.47" calcext:value-type="float">
            <text:p>0.47</text:p>
          </table:table-cell>
          <table:table-cell office:value-type="float" office:value="5.1591657519" calcext:value-type="float">
            <text:p>5.1591657519</text:p>
          </table:table-cell>
          <table:table-cell office:value-type="float" office:value="0.0087284087" calcext:value-type="float">
            <text:p>0.0087284087</text:p>
          </table:table-cell>
          <table:table-cell office:value-type="float" office:value="15.8030795175" calcext:value-type="float">
            <text:p>15.8030795175</text:p>
          </table:table-cell>
          <table:table-cell office:value-type="float" office:value="4.01" calcext:value-type="float">
            <text:p>4.01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76185918" calcext:value-type="float">
            <text:p>1.1176185918</text:p>
          </table:table-cell>
          <table:table-cell office:value-type="float" office:value="0.0031270833" calcext:value-type="float">
            <text:p>0.0031270833</text:p>
          </table:table-cell>
          <table:table-cell office:value-type="float" office:value="5.3402592194" calcext:value-type="float">
            <text:p>5.3402592194</text:p>
          </table:table-cell>
        </table:table-row>
        <table:table-row table:style-name="ro1">
          <table:table-cell office:value-type="string" calcext:value-type="string">
            <text:p>01/01/1912</text:p>
          </table:table-cell>
          <table:table-cell office:value-type="float" office:value="9.12" calcext:value-type="float">
            <text:p>9.12</text:p>
          </table:table-cell>
          <table:table-cell office:value-type="float" office:value="0.47" calcext:value-type="float">
            <text:p>0.47</text:p>
          </table:table-cell>
          <table:table-cell office:value-type="float" office:value="5.1535087719" calcext:value-type="float">
            <text:p>5.1535087719</text:p>
          </table:table-cell>
          <table:table-cell office:value-type="float" office:value="0.0054043176" calcext:value-type="float">
            <text:p>0.0054043176</text:p>
          </table:table-cell>
          <table:table-cell office:value-type="float" office:value="15.8884843782" calcext:value-type="float">
            <text:p>15.8884843782</text:p>
          </table:table-cell>
          <table:table-cell office:value-type="float" office:value="4.01" calcext:value-type="float">
            <text:p>4.01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1173810979" calcext:value-type="float">
            <text:p>1.1173810979</text:p>
          </table:table-cell>
          <table:table-cell office:value-type="float" office:value="0.0031291667" calcext:value-type="float">
            <text:p>0.0031291667</text:p>
          </table:table-cell>
          <table:table-cell office:value-type="float" office:value="5.3569697805" calcext:value-type="float">
            <text:p>5.3569697805</text:p>
          </table:table-cell>
        </table:table-row>
        <table:table-row table:style-name="ro1">
          <table:table-cell office:value-type="string" calcext:value-type="string">
            <text:p>01/02/1912</text:p>
          </table:table-cell>
          <table:table-cell office:value-type="float" office:value="9.04" calcext:value-type="float">
            <text:p>9.04</text:p>
          </table:table-cell>
          <table:table-cell office:value-type="float" office:value="0.47" calcext:value-type="float">
            <text:p>0.47</text:p>
          </table:table-cell>
          <table:table-cell office:value-type="float" office:value="5.1991150442" calcext:value-type="float">
            <text:p>5.1991150442</text:p>
          </table:table-cell>
          <table:table-cell office:value-type="float" office:value="-0.0044618056" calcext:value-type="float">
            <text:p>-0.0044618056</text:p>
          </table:table-cell>
          <table:table-cell office:value-type="float" office:value="15.8175930504" calcext:value-type="float">
            <text:p>15.8175930504</text:p>
          </table:table-cell>
          <table:table-cell office:value-type="float" office:value="4.05" calcext:value-type="float">
            <text:p>4.05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1138985935" calcext:value-type="float">
            <text:p>1.1138985935</text:p>
          </table:table-cell>
          <table:table-cell office:value-type="float" office:value="0.0002555556" calcext:value-type="float">
            <text:p>0.0002555556</text:p>
          </table:table-cell>
          <table:table-cell office:value-type="float" office:value="5.3583387839" calcext:value-type="float">
            <text:p>5.3583387839</text:p>
          </table:table-cell>
        </table:table-row>
        <table:table-row table:style-name="ro1">
          <table:table-cell office:value-type="string" calcext:value-type="string">
            <text:p>01/03/1912</text:p>
          </table:table-cell>
          <table:table-cell office:value-type="float" office:value="9.3" calcext:value-type="float">
            <text:p>9.3</text:p>
          </table:table-cell>
          <table:table-cell office:value-type="float" office:value="0.47" calcext:value-type="float">
            <text:p>0.47</text:p>
          </table:table-cell>
          <table:table-cell office:value-type="float" office:value="5.0537634409" calcext:value-type="float">
            <text:p>5.0537634409</text:p>
          </table:table-cell>
          <table:table-cell office:value-type="float" office:value="0.0331167035" calcext:value-type="float">
            <text:p>0.0331167035</text:p>
          </table:table-cell>
          <table:table-cell office:value-type="float" office:value="16.3414195901" calcext:value-type="float">
            <text:p>16.3414195901</text:p>
          </table:table-cell>
          <table:table-cell office:value-type="float" office:value="4.08" calcext:value-type="float">
            <text:p>4.08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1104269429" calcext:value-type="float">
            <text:p>1.1104269429</text:p>
          </table:table-cell>
          <table:table-cell office:value-type="float" office:value="0.0002861111" calcext:value-type="float">
            <text:p>0.0002861111</text:p>
          </table:table-cell>
          <table:table-cell office:value-type="float" office:value="5.3598718641" calcext:value-type="float">
            <text:p>5.3598718641</text:p>
          </table:table-cell>
        </table:table-row>
        <table:table-row table:style-name="ro1">
          <table:table-cell office:value-type="string" calcext:value-type="string">
            <text:p>01/04/1912</text:p>
          </table:table-cell>
          <table:table-cell office:value-type="float" office:value="9.59" calcext:value-type="float">
            <text:p>9.59</text:p>
          </table:table-cell>
          <table:table-cell office:value-type="float" office:value="0.47" calcext:value-type="float">
            <text:p>0.47</text:p>
          </table:table-cell>
          <table:table-cell office:value-type="float" office:value="4.9009384776" calcext:value-type="float">
            <text:p>4.9009384776</text:p>
          </table:table-cell>
          <table:table-cell office:value-type="float" office:value="0.0354238351" calcext:value-type="float">
            <text:p>0.0354238351</text:p>
          </table:table-cell>
          <table:table-cell office:value-type="float" office:value="16.9202953434" calcext:value-type="float">
            <text:p>16.9202953434</text:p>
          </table:table-cell>
          <table:table-cell office:value-type="float" office:value="4.12" calcext:value-type="float">
            <text:p>4.12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1069661122" calcext:value-type="float">
            <text:p>1.1069661122</text:p>
          </table:table-cell>
          <table:table-cell office:value-type="float" office:value="0.0003166667" calcext:value-type="float">
            <text:p>0.0003166667</text:p>
          </table:table-cell>
          <table:table-cell office:value-type="float" office:value="5.3615691569" calcext:value-type="float">
            <text:p>5.3615691569</text:p>
          </table:table-cell>
        </table:table-row>
        <table:table-row table:style-name="ro1">
          <table:table-cell office:value-type="string" calcext:value-type="string">
            <text:p>01/05/1912</text:p>
          </table:table-cell>
          <table:table-cell office:value-type="float" office:value="9.58" calcext:value-type="float">
            <text:p>9.58</text:p>
          </table:table-cell>
          <table:table-cell office:value-type="float" office:value="0.47" calcext:value-type="float">
            <text:p>0.47</text:p>
          </table:table-cell>
          <table:table-cell office:value-type="float" office:value="4.9060542797" calcext:value-type="float">
            <text:p>4.9060542797</text:p>
          </table:table-cell>
          <table:table-cell office:value-type="float" office:value="0.0030778589" calcext:value-type="float">
            <text:p>0.0030778589</text:p>
          </table:table-cell>
          <table:table-cell office:value-type="float" office:value="16.9723736247" calcext:value-type="float">
            <text:p>16.9723736247</text:p>
          </table:table-cell>
          <table:table-cell office:value-type="float" office:value="4.16" calcext:value-type="float">
            <text:p>4.16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1035160678" calcext:value-type="float">
            <text:p>1.1035160678</text:p>
          </table:table-cell>
          <table:table-cell office:value-type="float" office:value="0.0003472222" calcext:value-type="float">
            <text:p>0.0003472222</text:p>
          </table:table-cell>
          <table:table-cell office:value-type="float" office:value="5.3634308129" calcext:value-type="float">
            <text:p>5.3634308129</text:p>
          </table:table-cell>
        </table:table-row>
        <table:table-row table:style-name="ro1">
          <table:table-cell office:value-type="string" calcext:value-type="string">
            <text:p>01/06/1912</text:p>
          </table:table-cell>
          <table:table-cell office:value-type="float" office:value="9.58" calcext:value-type="float">
            <text:p>9.58</text:p>
          </table:table-cell>
          <table:table-cell office:value-type="float" office:value="0.48" calcext:value-type="float">
            <text:p>0.48</text:p>
          </table:table-cell>
          <table:table-cell office:value-type="float" office:value="5.0104384134" calcext:value-type="float">
            <text:p>5.0104384134</text:p>
          </table:table-cell>
          <table:table-cell office:value-type="float" office:value="0.004131872" calcext:value-type="float">
            <text:p>0.004131872</text:p>
          </table:table-cell>
          <table:table-cell office:value-type="float" office:value="17.0425012993" calcext:value-type="float">
            <text:p>17.0425012993</text:p>
          </table:table-cell>
          <table:table-cell office:value-type="float" office:value="4.19" calcext:value-type="float">
            <text:p>4.19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1000767761" calcext:value-type="float">
            <text:p>1.1000767761</text:p>
          </table:table-cell>
          <table:table-cell office:value-type="float" office:value="0.0003777778" calcext:value-type="float">
            <text:p>0.0003777778</text:p>
          </table:table-cell>
          <table:table-cell office:value-type="float" office:value="5.3654569978" calcext:value-type="float">
            <text:p>5.3654569978</text:p>
          </table:table-cell>
        </table:table-row>
        <table:table-row table:style-name="ro1">
          <table:table-cell office:value-type="string" calcext:value-type="string">
            <text:p>01/07/1912</text:p>
          </table:table-cell>
          <table:table-cell office:value-type="float" office:value="9.59" calcext:value-type="float">
            <text:p>9.59</text:p>
          </table:table-cell>
          <table:table-cell office:value-type="float" office:value="0.48" calcext:value-type="float">
            <text:p>0.48</text:p>
          </table:table-cell>
          <table:table-cell office:value-type="float" office:value="5.0052137643" calcext:value-type="float">
            <text:p>5.0052137643</text:p>
          </table:table-cell>
          <table:table-cell office:value-type="float" office:value="0.0051826722" calcext:value-type="float">
            <text:p>0.0051826722</text:p>
          </table:table-cell>
          <table:table-cell office:value-type="float" office:value="17.1308269976" calcext:value-type="float">
            <text:p>17.1308269976</text:p>
          </table:table-cell>
          <table:table-cell office:value-type="float" office:value="4.23" calcext:value-type="float">
            <text:p>4.23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966482035" calcext:value-type="float">
            <text:p>1.0966482035</text:p>
          </table:table-cell>
          <table:table-cell office:value-type="float" office:value="0.0004083333" calcext:value-type="float">
            <text:p>0.0004083333</text:p>
          </table:table-cell>
          <table:table-cell office:value-type="float" office:value="5.3676478928" calcext:value-type="float">
            <text:p>5.3676478928</text:p>
          </table:table-cell>
        </table:table-row>
        <table:table-row table:style-name="ro1">
          <table:table-cell office:value-type="string" calcext:value-type="string">
            <text:p>01/08/1912</text:p>
          </table:table-cell>
          <table:table-cell office:value-type="float" office:value="9.81" calcext:value-type="float">
            <text:p>9.81</text:p>
          </table:table-cell>
          <table:table-cell office:value-type="float" office:value="0.48" calcext:value-type="float">
            <text:p>0.48</text:p>
          </table:table-cell>
          <table:table-cell office:value-type="float" office:value="4.8929663609" calcext:value-type="float">
            <text:p>4.8929663609</text:p>
          </table:table-cell>
          <table:table-cell office:value-type="float" office:value="0.0270828989" calcext:value-type="float">
            <text:p>0.0270828989</text:p>
          </table:table-cell>
          <table:table-cell office:value-type="float" office:value="17.5947794524" calcext:value-type="float">
            <text:p>17.5947794524</text:p>
          </table:table-cell>
          <table:table-cell office:value-type="float" office:value="4.27" calcext:value-type="float">
            <text:p>4.27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932303166" calcext:value-type="float">
            <text:p>1.0932303166</text:p>
          </table:table-cell>
          <table:table-cell office:value-type="float" office:value="0.0004388889" calcext:value-type="float">
            <text:p>0.0004388889</text:p>
          </table:table-cell>
          <table:table-cell office:value-type="float" office:value="5.3700036938" calcext:value-type="float">
            <text:p>5.3700036938</text:p>
          </table:table-cell>
        </table:table-row>
        <table:table-row table:style-name="ro1">
          <table:table-cell office:value-type="string" calcext:value-type="string">
            <text:p>01/09/1912</text:p>
          </table:table-cell>
          <table:table-cell office:value-type="float" office:value="9.86" calcext:value-type="float">
            <text:p>9.86</text:p>
          </table:table-cell>
          <table:table-cell office:value-type="float" office:value="0.48" calcext:value-type="float">
            <text:p>0.48</text:p>
          </table:table-cell>
          <table:table-cell office:value-type="float" office:value="4.8681541582" calcext:value-type="float">
            <text:p>4.8681541582</text:p>
          </table:table-cell>
          <table:table-cell office:value-type="float" office:value="0.0091530751" calcext:value-type="float">
            <text:p>0.0091530751</text:p>
          </table:table-cell>
          <table:table-cell office:value-type="float" office:value="17.75582579" calcext:value-type="float">
            <text:p>17.75582579</text:p>
          </table:table-cell>
          <table:table-cell office:value-type="float" office:value="4.3" calcext:value-type="float">
            <text:p>4.3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898230821" calcext:value-type="float">
            <text:p>1.0898230821</text:p>
          </table:table-cell>
          <table:table-cell office:value-type="float" office:value="0.0004694444" calcext:value-type="float">
            <text:p>0.0004694444</text:p>
          </table:table-cell>
          <table:table-cell office:value-type="float" office:value="5.3725246122" calcext:value-type="float">
            <text:p>5.3725246122</text:p>
          </table:table-cell>
        </table:table-row>
        <table:table-row table:style-name="ro1">
          <table:table-cell office:value-type="string" calcext:value-type="string">
            <text:p>01/10/1912</text:p>
          </table:table-cell>
          <table:table-cell office:value-type="float" office:value="9.84" calcext:value-type="float">
            <text:p>9.84</text:p>
          </table:table-cell>
          <table:table-cell office:value-type="float" office:value="0.48" calcext:value-type="float">
            <text:p>0.48</text:p>
          </table:table-cell>
          <table:table-cell office:value-type="float" office:value="4.8780487805" calcext:value-type="float">
            <text:p>4.8780487805</text:p>
          </table:table-cell>
          <table:table-cell office:value-type="float" office:value="0.0020140297" calcext:value-type="float">
            <text:p>0.0020140297</text:p>
          </table:table-cell>
          <table:table-cell office:value-type="float" office:value="17.7915865514" calcext:value-type="float">
            <text:p>17.7915865514</text:p>
          </table:table-cell>
          <table:table-cell office:value-type="float" office:value="4.34" calcext:value-type="float">
            <text:p>4.34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864264668" calcext:value-type="float">
            <text:p>1.08642646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5.3752108745" calcext:value-type="float">
            <text:p>5.3752108745</text:p>
          </table:table-cell>
        </table:table-row>
        <table:table-row table:style-name="ro1">
          <table:table-cell office:value-type="string" calcext:value-type="string">
            <text:p>01/11/1912</text:p>
          </table:table-cell>
          <table:table-cell office:value-type="float" office:value="9.73" calcext:value-type="float">
            <text:p>9.73</text:p>
          </table:table-cell>
          <table:table-cell office:value-type="float" office:value="0.48" calcext:value-type="float">
            <text:p>0.48</text:p>
          </table:table-cell>
          <table:table-cell office:value-type="float" office:value="4.9331963001" calcext:value-type="float">
            <text:p>4.9331963001</text:p>
          </table:table-cell>
          <table:table-cell office:value-type="float" office:value="-0.0071205962" calcext:value-type="float">
            <text:p>-0.0071205962</text:p>
          </table:table-cell>
          <table:table-cell office:value-type="float" office:value="17.6648998477" calcext:value-type="float">
            <text:p>17.6648998477</text:p>
          </table:table-cell>
          <table:table-cell office:value-type="float" office:value="4.38" calcext:value-type="float">
            <text:p>4.38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830404377" calcext:value-type="float">
            <text:p>1.0830404377</text:p>
          </table:table-cell>
          <table:table-cell office:value-type="float" office:value="0.0005305556" calcext:value-type="float">
            <text:p>0.0005305556</text:p>
          </table:table-cell>
          <table:table-cell office:value-type="float" office:value="5.3780627225" calcext:value-type="float">
            <text:p>5.3780627225</text:p>
          </table:table-cell>
        </table:table-row>
        <table:table-row table:style-name="ro1">
          <table:table-cell office:value-type="string" calcext:value-type="string">
            <text:p>01/12/1912</text:p>
          </table:table-cell>
          <table:table-cell office:value-type="float" office:value="9.38" calcext:value-type="float">
            <text:p>9.38</text:p>
          </table:table-cell>
          <table:table-cell office:value-type="float" office:value="0.48" calcext:value-type="float">
            <text:p>0.48</text:p>
          </table:table-cell>
          <table:table-cell office:value-type="float" office:value="5.1172707889" calcext:value-type="float">
            <text:p>5.1172707889</text:p>
          </table:table-cell>
          <table:table-cell office:value-type="float" office:value="-0.0318602261" calcext:value-type="float">
            <text:p>-0.0318602261</text:p>
          </table:table-cell>
          <table:table-cell office:value-type="float" office:value="17.1020921444" calcext:value-type="float">
            <text:p>17.1020921444</text:p>
          </table:table-cell>
          <table:table-cell office:value-type="float" office:value="4.41" calcext:value-type="float">
            <text:p>4.41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796649616" calcext:value-type="float">
            <text:p>1.0796649616</text:p>
          </table:table-cell>
          <table:table-cell office:value-type="float" office:value="0.0005611111" calcext:value-type="float">
            <text:p>0.0005611111</text:p>
          </table:table-cell>
          <table:table-cell office:value-type="float" office:value="5.3810804132" calcext:value-type="float">
            <text:p>5.3810804132</text:p>
          </table:table-cell>
        </table:table-row>
        <table:table-row table:style-name="ro1">
          <table:table-cell office:value-type="string" calcext:value-type="string">
            <text:p>01/01/1913</text:p>
          </table:table-cell>
          <table:table-cell office:value-type="float" office:value="9.3" calcext:value-type="float">
            <text:p>9.3</text:p>
          </table:table-cell>
          <table:table-cell office:value-type="float" office:value="0.48" calcext:value-type="float">
            <text:p>0.48</text:p>
          </table:table-cell>
          <table:table-cell office:value-type="float" office:value="5.1612903226" calcext:value-type="float">
            <text:p>5.1612903226</text:p>
          </table:table-cell>
          <table:table-cell office:value-type="float" office:value="-0.0042643923" calcext:value-type="float">
            <text:p>-0.0042643923</text:p>
          </table:table-cell>
          <table:table-cell office:value-type="float" office:value="17.0291621139" calcext:value-type="float">
            <text:p>17.0291621139</text:p>
          </table:table-cell>
          <table:table-cell office:value-type="float" office:value="4.45" calcext:value-type="float">
            <text:p>4.45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1.0763000058" calcext:value-type="float">
            <text:p>1.0763000058</text:p>
          </table:table-cell>
          <table:table-cell office:value-type="float" office:value="0.0005916667" calcext:value-type="float">
            <text:p>0.0005916667</text:p>
          </table:table-cell>
          <table:table-cell office:value-type="float" office:value="5.3842642192" calcext:value-type="float">
            <text:p>5.3842642192</text:p>
          </table:table-cell>
        </table:table-row>
        <table:table-row table:style-name="ro1">
          <table:table-cell office:value-type="string" calcext:value-type="string">
            <text:p>01/02/1913</text:p>
          </table:table-cell>
          <table:table-cell office:value-type="float" office:value="8.97" calcext:value-type="float">
            <text:p>8.97</text:p>
          </table:table-cell>
          <table:table-cell office:value-type="float" office:value="0.48" calcext:value-type="float">
            <text:p>0.48</text:p>
          </table:table-cell>
          <table:table-cell office:value-type="float" office:value="5.3511705686" calcext:value-type="float">
            <text:p>5.3511705686</text:p>
          </table:table-cell>
          <table:table-cell office:value-type="float" office:value="-0.0311827957" calcext:value-type="float">
            <text:p>-0.0311827957</text:p>
          </table:table-cell>
          <table:table-cell office:value-type="float" office:value="16.4981452308" calcext:value-type="float">
            <text:p>16.4981452308</text:p>
          </table:table-cell>
          <table:table-cell office:value-type="float" office:value="4.43" calcext:value-type="float">
            <text:p>4.43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785109054" calcext:value-type="float">
            <text:p>1.0785109054</text:p>
          </table:table-cell>
          <table:table-cell office:value-type="float" office:value="0.0057423611" calcext:value-type="float">
            <text:p>0.0057423611</text:p>
          </table:table-cell>
          <table:table-cell office:value-type="float" office:value="5.4151826086" calcext:value-type="float">
            <text:p>5.4151826086</text:p>
          </table:table-cell>
        </table:table-row>
        <table:table-row table:style-name="ro1">
          <table:table-cell office:value-type="string" calcext:value-type="string">
            <text:p>01/03/1913</text:p>
          </table:table-cell>
          <table:table-cell office:value-type="float" office:value="8.8" calcext:value-type="float">
            <text:p>8.8</text:p>
          </table:table-cell>
          <table:table-cell office:value-type="float" office:value="0.48" calcext:value-type="float">
            <text:p>0.48</text:p>
          </table:table-cell>
          <table:table-cell office:value-type="float" office:value="5.4545454545" calcext:value-type="float">
            <text:p>5.4545454545</text:p>
          </table:table-cell>
          <table:table-cell office:value-type="float" office:value="-0.0144927536" calcext:value-type="float">
            <text:p>-0.0144927536</text:p>
          </table:table-cell>
          <table:table-cell office:value-type="float" office:value="16.2590416768" calcext:value-type="float">
            <text:p>16.2590416768</text:p>
          </table:table-cell>
          <table:table-cell office:value-type="float" office:value="4.4" calcext:value-type="float">
            <text:p>4.4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807263466" calcext:value-type="float">
            <text:p>1.0807263466</text:p>
          </table:table-cell>
          <table:table-cell office:value-type="float" office:value="0.0057222222" calcext:value-type="float">
            <text:p>0.0057222222</text:p>
          </table:table-cell>
          <table:table-cell office:value-type="float" office:value="5.4461694869" calcext:value-type="float">
            <text:p>5.4461694869</text:p>
          </table:table-cell>
        </table:table-row>
        <table:table-row table:style-name="ro1">
          <table:table-cell office:value-type="string" calcext:value-type="string">
            <text:p>01/04/1913</text:p>
          </table:table-cell>
          <table:table-cell office:value-type="float" office:value="8.79" calcext:value-type="float">
            <text:p>8.79</text:p>
          </table:table-cell>
          <table:table-cell office:value-type="float" office:value="0.48" calcext:value-type="float">
            <text:p>0.48</text:p>
          </table:table-cell>
          <table:table-cell office:value-type="float" office:value="5.4607508532" calcext:value-type="float">
            <text:p>5.4607508532</text:p>
          </table:table-cell>
          <table:table-cell office:value-type="float" office:value="0.0034090909" calcext:value-type="float">
            <text:p>0.0034090909</text:p>
          </table:table-cell>
          <table:table-cell office:value-type="float" office:value="16.3144702279" calcext:value-type="float">
            <text:p>16.3144702279</text:p>
          </table:table-cell>
          <table:table-cell office:value-type="float" office:value="4.38" calcext:value-type="float">
            <text:p>4.38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829463386" calcext:value-type="float">
            <text:p>1.0829463386</text:p>
          </table:table-cell>
          <table:table-cell office:value-type="float" office:value="0.0057020833" calcext:value-type="float">
            <text:p>0.0057020833</text:p>
          </table:table-cell>
          <table:table-cell office:value-type="float" office:value="5.4772239991" calcext:value-type="float">
            <text:p>5.4772239991</text:p>
          </table:table-cell>
        </table:table-row>
        <table:table-row table:style-name="ro1">
          <table:table-cell office:value-type="string" calcext:value-type="string">
            <text:p>01/05/1913</text:p>
          </table:table-cell>
          <table:table-cell office:value-type="float" office:value="8.55" calcext:value-type="float">
            <text:p>8.55</text:p>
          </table:table-cell>
          <table:table-cell office:value-type="float" office:value="0.48" calcext:value-type="float">
            <text:p>0.48</text:p>
          </table:table-cell>
          <table:table-cell office:value-type="float" office:value="5.6140350877" calcext:value-type="float">
            <text:p>5.6140350877</text:p>
          </table:table-cell>
          <table:table-cell office:value-type="float" office:value="-0.0227531286" calcext:value-type="float">
            <text:p>-0.0227531286</text:p>
          </table:table-cell>
          <table:table-cell office:value-type="float" office:value="15.9432649895" calcext:value-type="float">
            <text:p>15.9432649895</text:p>
          </table:table-cell>
          <table:table-cell office:value-type="float" office:value="4.35" calcext:value-type="float">
            <text:p>4.35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851708909" calcext:value-type="float">
            <text:p>1.0851708909</text:p>
          </table:table-cell>
          <table:table-cell office:value-type="float" office:value="0.0056819444" calcext:value-type="float">
            <text:p>0.0056819444</text:p>
          </table:table-cell>
          <table:table-cell office:value-type="float" office:value="5.5083452816" calcext:value-type="float">
            <text:p>5.5083452816</text:p>
          </table:table-cell>
        </table:table-row>
        <table:table-row table:style-name="ro1">
          <table:table-cell office:value-type="string" calcext:value-type="string">
            <text:p>01/06/1913</text:p>
          </table:table-cell>
          <table:table-cell office:value-type="float" office:value="8.12" calcext:value-type="float">
            <text:p>8.12</text:p>
          </table:table-cell>
          <table:table-cell office:value-type="float" office:value="0.48" calcext:value-type="float">
            <text:p>0.48</text:p>
          </table:table-cell>
          <table:table-cell office:value-type="float" office:value="5.9113300493" calcext:value-type="float">
            <text:p>5.9113300493</text:p>
          </table:table-cell>
          <table:table-cell office:value-type="float" office:value="-0.0456140351" calcext:value-type="float">
            <text:p>-0.0456140351</text:p>
          </table:table-cell>
          <table:table-cell office:value-type="float" office:value="15.2160283409" calcext:value-type="float">
            <text:p>15.2160283409</text:p>
          </table:table-cell>
          <table:table-cell office:value-type="float" office:value="4.33" calcext:value-type="float">
            <text:p>4.33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874000128" calcext:value-type="float">
            <text:p>1.0874000128</text:p>
          </table:table-cell>
          <table:table-cell office:value-type="float" office:value="0.0056618056" calcext:value-type="float">
            <text:p>0.0056618056</text:p>
          </table:table-cell>
          <table:table-cell office:value-type="float" office:value="5.5395324615" calcext:value-type="float">
            <text:p>5.5395324615</text:p>
          </table:table-cell>
        </table:table-row>
        <table:table-row table:style-name="ro1">
          <table:table-cell office:value-type="string" calcext:value-type="string">
            <text:p>01/07/1913</text:p>
          </table:table-cell>
          <table:table-cell office:value-type="float" office:value="8.23" calcext:value-type="float">
            <text:p>8.23</text:p>
          </table:table-cell>
          <table:table-cell office:value-type="float" office:value="0.48" calcext:value-type="float">
            <text:p>0.48</text:p>
          </table:table-cell>
          <table:table-cell office:value-type="float" office:value="5.8323207776" calcext:value-type="float">
            <text:p>5.8323207776</text:p>
          </table:table-cell>
          <table:table-cell office:value-type="float" office:value="0.0184729064" calcext:value-type="float">
            <text:p>0.0184729064</text:p>
          </table:table-cell>
          <table:table-cell office:value-type="float" office:value="15.4971126083" calcext:value-type="float">
            <text:p>15.4971126083</text:p>
          </table:table-cell>
          <table:table-cell office:value-type="float" office:value="4.31" calcext:value-type="float">
            <text:p>4.31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896337136" calcext:value-type="float">
            <text:p>1.0896337136</text:p>
          </table:table-cell>
          <table:table-cell office:value-type="float" office:value="0.0056416667" calcext:value-type="float">
            <text:p>0.0056416667</text:p>
          </table:table-cell>
          <table:table-cell office:value-type="float" office:value="5.5707846572" calcext:value-type="float">
            <text:p>5.5707846572</text:p>
          </table:table-cell>
        </table:table-row>
        <table:table-row table:style-name="ro1">
          <table:table-cell office:value-type="string" calcext:value-type="string">
            <text:p>01/08/1913</text:p>
          </table:table-cell>
          <table:table-cell office:value-type="float" office:value="8.45" calcext:value-type="float">
            <text:p>8.45</text:p>
          </table:table-cell>
          <table:table-cell office:value-type="float" office:value="0.48" calcext:value-type="float">
            <text:p>0.48</text:p>
          </table:table-cell>
          <table:table-cell office:value-type="float" office:value="5.6804733728" calcext:value-type="float">
            <text:p>5.6804733728</text:p>
          </table:table-cell>
          <table:table-cell office:value-type="float" office:value="0.0315917375" calcext:value-type="float">
            <text:p>0.0315917375</text:p>
          </table:table-cell>
          <table:table-cell office:value-type="float" office:value="15.9866933225" calcext:value-type="float">
            <text:p>15.9866933225</text:p>
          </table:table-cell>
          <table:table-cell office:value-type="float" office:value="4.28" calcext:value-type="float">
            <text:p>4.28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918720029" calcext:value-type="float">
            <text:p>1.0918720029</text:p>
          </table:table-cell>
          <table:table-cell office:value-type="float" office:value="0.0056215278" calcext:value-type="float">
            <text:p>0.0056215278</text:p>
          </table:table-cell>
          <table:table-cell office:value-type="float" office:value="5.6021009779" calcext:value-type="float">
            <text:p>5.6021009779</text:p>
          </table:table-cell>
        </table:table-row>
        <table:table-row table:style-name="ro1">
          <table:table-cell office:value-type="string" calcext:value-type="string">
            <text:p>01/09/1913</text:p>
          </table:table-cell>
          <table:table-cell office:value-type="float" office:value="8.53" calcext:value-type="float">
            <text:p>8.53</text:p>
          </table:table-cell>
          <table:table-cell office:value-type="float" office:value="0.48" calcext:value-type="float">
            <text:p>0.48</text:p>
          </table:table-cell>
          <table:table-cell office:value-type="float" office:value="5.6271981243" calcext:value-type="float">
            <text:p>5.6271981243</text:p>
          </table:table-cell>
          <table:table-cell office:value-type="float" office:value="0.0142011834" calcext:value-type="float">
            <text:p>0.0142011834</text:p>
          </table:table-cell>
          <table:table-cell office:value-type="float" office:value="16.2137232868" calcext:value-type="float">
            <text:p>16.2137232868</text:p>
          </table:table-cell>
          <table:table-cell office:value-type="float" office:value="4.26" calcext:value-type="float">
            <text:p>4.26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941148899" calcext:value-type="float">
            <text:p>1.0941148899</text:p>
          </table:table-cell>
          <table:table-cell office:value-type="float" office:value="0.0056013889" calcext:value-type="float">
            <text:p>0.0056013889</text:p>
          </table:table-cell>
          <table:table-cell office:value-type="float" office:value="5.633480524" calcext:value-type="float">
            <text:p>5.633480524</text:p>
          </table:table-cell>
        </table:table-row>
        <table:table-row table:style-name="ro1">
          <table:table-cell office:value-type="string" calcext:value-type="string">
            <text:p>01/10/1913</text:p>
          </table:table-cell>
          <table:table-cell office:value-type="float" office:value="8.26" calcext:value-type="float">
            <text:p>8.26</text:p>
          </table:table-cell>
          <table:table-cell office:value-type="float" office:value="0.48" calcext:value-type="float">
            <text:p>0.48</text:p>
          </table:table-cell>
          <table:table-cell office:value-type="float" office:value="5.8111380145" calcext:value-type="float">
            <text:p>5.8111380145</text:p>
          </table:table-cell>
          <table:table-cell office:value-type="float" office:value="-0.0269636577" calcext:value-type="float">
            <text:p>-0.0269636577</text:p>
          </table:table-cell>
          <table:table-cell office:value-type="float" office:value="15.7765420024" calcext:value-type="float">
            <text:p>15.7765420024</text:p>
          </table:table-cell>
          <table:table-cell office:value-type="float" office:value="4.23" calcext:value-type="float">
            <text:p>4.23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963623843" calcext:value-type="float">
            <text:p>1.0963623843</text:p>
          </table:table-cell>
          <table:table-cell office:value-type="float" office:value="0.00558125" calcext:value-type="float">
            <text:p>0.00558125</text:p>
          </table:table-cell>
          <table:table-cell office:value-type="float" office:value="5.6649223872" calcext:value-type="float">
            <text:p>5.6649223872</text:p>
          </table:table-cell>
        </table:table-row>
        <table:table-row table:style-name="ro1">
          <table:table-cell office:value-type="string" calcext:value-type="string">
            <text:p>01/11/1913</text:p>
          </table:table-cell>
          <table:table-cell office:value-type="float" office:value="8.05" calcext:value-type="float">
            <text:p>8.05</text:p>
          </table:table-cell>
          <table:table-cell office:value-type="float" office:value="0.48" calcext:value-type="float">
            <text:p>0.48</text:p>
          </table:table-cell>
          <table:table-cell office:value-type="float" office:value="5.9627329193" calcext:value-type="float">
            <text:p>5.9627329193</text:p>
          </table:table-cell>
          <table:table-cell office:value-type="float" office:value="-0.0205811138" calcext:value-type="float">
            <text:p>-0.0205811138</text:p>
          </table:table-cell>
          <table:table-cell office:value-type="float" office:value="15.4518431961" calcext:value-type="float">
            <text:p>15.4518431961</text:p>
          </table:table-cell>
          <table:table-cell office:value-type="float" office:value="4.21" calcext:value-type="float">
            <text:p>4.21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0986144953" calcext:value-type="float">
            <text:p>1.0986144953</text:p>
          </table:table-cell>
          <table:table-cell office:value-type="float" office:value="0.0055611111" calcext:value-type="float">
            <text:p>0.0055611111</text:p>
          </table:table-cell>
          <table:table-cell office:value-type="float" office:value="5.69642565" calcext:value-type="float">
            <text:p>5.69642565</text:p>
          </table:table-cell>
        </table:table-row>
        <table:table-row table:style-name="ro1">
          <table:table-cell office:value-type="string" calcext:value-type="string">
            <text:p>01/12/1913</text:p>
          </table:table-cell>
          <table:table-cell office:value-type="float" office:value="8.04" calcext:value-type="float">
            <text:p>8.04</text:p>
          </table:table-cell>
          <table:table-cell office:value-type="float" office:value="0.48" calcext:value-type="float">
            <text:p>0.48</text:p>
          </table:table-cell>
          <table:table-cell office:value-type="float" office:value="5.9701492537" calcext:value-type="float">
            <text:p>5.9701492537</text:p>
          </table:table-cell>
          <table:table-cell office:value-type="float" office:value="0.0037267081" calcext:value-type="float">
            <text:p>0.0037267081</text:p>
          </table:table-cell>
          <table:table-cell office:value-type="float" office:value="15.5094277049" calcext:value-type="float">
            <text:p>15.5094277049</text:p>
          </table:table-cell>
          <table:table-cell office:value-type="float" office:value="4.18" calcext:value-type="float">
            <text:p>4.18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1008712326" calcext:value-type="float">
            <text:p>1.1008712326</text:p>
          </table:table-cell>
          <table:table-cell office:value-type="float" office:value="0.0055409722" calcext:value-type="float">
            <text:p>0.0055409722</text:p>
          </table:table-cell>
          <table:table-cell office:value-type="float" office:value="5.7279893863" calcext:value-type="float">
            <text:p>5.7279893863</text:p>
          </table:table-cell>
        </table:table-row>
        <table:table-row table:style-name="ro1">
          <table:table-cell office:value-type="string" calcext:value-type="string">
            <text:p>01/01/1914</text:p>
          </table:table-cell>
          <table:table-cell office:value-type="float" office:value="8.37" calcext:value-type="float">
            <text:p>8.37</text:p>
          </table:table-cell>
          <table:table-cell office:value-type="float" office:value="0.48" calcext:value-type="float">
            <text:p>0.48</text:p>
          </table:table-cell>
          <table:table-cell office:value-type="float" office:value="5.7347670251" calcext:value-type="float">
            <text:p>5.7347670251</text:p>
          </table:table-cell>
          <table:table-cell office:value-type="float" office:value="0.0459680763" calcext:value-type="float">
            <text:p>0.0459680763</text:p>
          </table:table-cell>
          <table:table-cell office:value-type="float" office:value="16.2223662608" calcext:value-type="float">
            <text:p>16.2223662608</text:p>
          </table:table-cell>
          <table:table-cell office:value-type="float" office:value="4.16" calcext:value-type="float">
            <text:p>4.16</text:p>
          </table:table-cell>
          <table:table-cell office:value-type="float" office:value="0.0020541667" calcext:value-type="float">
            <text:p>0.0020541667</text:p>
          </table:table-cell>
          <table:table-cell office:value-type="float" office:value="1.1031326056" calcext:value-type="float">
            <text:p>1.1031326056</text:p>
          </table:table-cell>
          <table:table-cell office:value-type="float" office:value="0.0055208333" calcext:value-type="float">
            <text:p>0.0055208333</text:p>
          </table:table-cell>
          <table:table-cell office:value-type="float" office:value="5.7596126611" calcext:value-type="float">
            <text:p>5.7596126611</text:p>
          </table:table-cell>
        </table:table-row>
        <table:table-row table:style-name="ro1">
          <table:table-cell office:value-type="string" calcext:value-type="string">
            <text:p>01/02/1914</text:p>
          </table:table-cell>
          <table:table-cell office:value-type="float" office:value="8.48" calcext:value-type="float">
            <text:p>8.48</text:p>
          </table:table-cell>
          <table:table-cell office:value-type="float" office:value="0.47" calcext:value-type="float">
            <text:p>0.47</text:p>
          </table:table-cell>
          <table:table-cell office:value-type="float" office:value="5.5424528302" calcext:value-type="float">
            <text:p>5.5424528302</text:p>
          </table:table-cell>
          <table:table-cell office:value-type="float" office:value="0.017821585" calcext:value-type="float">
            <text:p>0.017821585</text:p>
          </table:table-cell>
          <table:table-cell office:value-type="float" office:value="16.5114745404" calcext:value-type="float">
            <text:p>16.5114745404</text:p>
          </table:table-cell>
          <table:table-cell office:value-type="float" office:value="4.17" calcext:value-type="float">
            <text:p>4.1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025074971" calcext:value-type="float">
            <text:p>1.1025074971</text:p>
          </table:table-cell>
          <table:table-cell office:value-type="float" office:value="0.0029055556" calcext:value-type="float">
            <text:p>0.0029055556</text:p>
          </table:table-cell>
          <table:table-cell office:value-type="float" office:value="5.7763475356" calcext:value-type="float">
            <text:p>5.7763475356</text:p>
          </table:table-cell>
        </table:table-row>
        <table:table-row table:style-name="ro1">
          <table:table-cell office:value-type="string" calcext:value-type="string">
            <text:p>01/03/1914</text:p>
          </table:table-cell>
          <table:table-cell office:value-type="float" office:value="8.32" calcext:value-type="float">
            <text:p>8.32</text:p>
          </table:table-cell>
          <table:table-cell office:value-type="float" office:value="0.47" calcext:value-type="float">
            <text:p>0.47</text:p>
          </table:table-cell>
          <table:table-cell office:value-type="float" office:value="5.6490384615" calcext:value-type="float">
            <text:p>5.6490384615</text:p>
          </table:table-cell>
          <table:table-cell office:value-type="float" office:value="-0.0142983491" calcext:value-type="float">
            <text:p>-0.0142983491</text:p>
          </table:table-cell>
          <table:table-cell office:value-type="float" office:value="16.275387714" calcext:value-type="float">
            <text:p>16.275387714</text:p>
          </table:table-cell>
          <table:table-cell office:value-type="float" office:value="4.17" calcext:value-type="float">
            <text:p>4.17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018827429" calcext:value-type="float">
            <text:p>1.1018827429</text:p>
          </table:table-cell>
          <table:table-cell office:value-type="float" office:value="0.0029111111" calcext:value-type="float">
            <text:p>0.0029111111</text:p>
          </table:table-cell>
          <table:table-cell office:value-type="float" office:value="5.7931631251" calcext:value-type="float">
            <text:p>5.7931631251</text:p>
          </table:table-cell>
        </table:table-row>
        <table:table-row table:style-name="ro1">
          <table:table-cell office:value-type="string" calcext:value-type="string">
            <text:p>01/04/1914</text:p>
          </table:table-cell>
          <table:table-cell office:value-type="float" office:value="8.12" calcext:value-type="float">
            <text:p>8.12</text:p>
          </table:table-cell>
          <table:table-cell office:value-type="float" office:value="0.46" calcext:value-type="float">
            <text:p>0.46</text:p>
          </table:table-cell>
          <table:table-cell office:value-type="float" office:value="5.6650246305" calcext:value-type="float">
            <text:p>5.6650246305</text:p>
          </table:table-cell>
          <table:table-cell office:value-type="float" office:value="-0.0194310897" calcext:value-type="float">
            <text:p>-0.0194310897</text:p>
          </table:table-cell>
          <table:table-cell office:value-type="float" office:value="15.9591391947" calcext:value-type="float">
            <text:p>15.9591391947</text:p>
          </table:table-cell>
          <table:table-cell office:value-type="float" office:value="4.18" calcext:value-type="float">
            <text:p>4.18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012583427" calcext:value-type="float">
            <text:p>1.1012583427</text:p>
          </table:table-cell>
          <table:table-cell office:value-type="float" office:value="0.0029166667" calcext:value-type="float">
            <text:p>0.0029166667</text:p>
          </table:table-cell>
          <table:table-cell office:value-type="float" office:value="5.8100598509" calcext:value-type="float">
            <text:p>5.8100598509</text:p>
          </table:table-cell>
        </table:table-row>
        <table:table-row table:style-name="ro1">
          <table:table-cell office:value-type="string" calcext:value-type="string">
            <text:p>01/05/1914</text:p>
          </table:table-cell>
          <table:table-cell office:value-type="float" office:value="8.17" calcext:value-type="float">
            <text:p>8.17</text:p>
          </table:table-cell>
          <table:table-cell office:value-type="float" office:value="0.46" calcext:value-type="float">
            <text:p>0.46</text:p>
          </table:table-cell>
          <table:table-cell office:value-type="float" office:value="5.6303549572" calcext:value-type="float">
            <text:p>5.6303549572</text:p>
          </table:table-cell>
          <table:table-cell office:value-type="float" office:value="0.0108271757" calcext:value-type="float">
            <text:p>0.0108271757</text:p>
          </table:table-cell>
          <table:table-cell office:value-type="float" office:value="16.1319315988" calcext:value-type="float">
            <text:p>16.1319315988</text:p>
          </table:table-cell>
          <table:table-cell office:value-type="float" office:value="4.19" calcext:value-type="float">
            <text:p>4.19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006342963" calcext:value-type="float">
            <text:p>1.1006342963</text:p>
          </table:table-cell>
          <table:table-cell office:value-type="float" office:value="0.0029222222" calcext:value-type="float">
            <text:p>0.0029222222</text:p>
          </table:table-cell>
          <table:table-cell office:value-type="float" office:value="5.8270381369" calcext:value-type="float">
            <text:p>5.8270381369</text:p>
          </table:table-cell>
        </table:table-row>
        <table:table-row table:style-name="ro1">
          <table:table-cell office:value-type="string" calcext:value-type="string">
            <text:p>01/06/1914</text:p>
          </table:table-cell>
          <table:table-cell office:value-type="float" office:value="8.13" calcext:value-type="float">
            <text:p>8.13</text:p>
          </table:table-cell>
          <table:table-cell office:value-type="float" office:value="0.45" calcext:value-type="float">
            <text:p>0.45</text:p>
          </table:table-cell>
          <table:table-cell office:value-type="float" office:value="5.5350553506" calcext:value-type="float">
            <text:p>5.5350553506</text:p>
          </table:table-cell>
          <table:table-cell office:value-type="float" office:value="-0.0003059976" calcext:value-type="float">
            <text:p>-0.0003059976</text:p>
          </table:table-cell>
          <table:table-cell office:value-type="float" office:value="16.1269952672" calcext:value-type="float">
            <text:p>16.1269952672</text:p>
          </table:table-cell>
          <table:table-cell office:value-type="float" office:value="4.19" calcext:value-type="float">
            <text:p>4.19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1000106035" calcext:value-type="float">
            <text:p>1.1000106035</text:p>
          </table:table-cell>
          <table:table-cell office:value-type="float" office:value="0.0029277778" calcext:value-type="float">
            <text:p>0.0029277778</text:p>
          </table:table-cell>
          <table:table-cell office:value-type="float" office:value="5.8440984097" calcext:value-type="float">
            <text:p>5.8440984097</text:p>
          </table:table-cell>
        </table:table-row>
        <table:table-row table:style-name="ro1">
          <table:table-cell office:value-type="string" calcext:value-type="string">
            <text:p>01/07/1914</text:p>
          </table:table-cell>
          <table:table-cell office:value-type="float" office:value="7.68" calcext:value-type="float">
            <text:p>7.68</text:p>
          </table:table-cell>
          <table:table-cell office:value-type="float" office:value="0.45" calcext:value-type="float">
            <text:p>0.45</text:p>
          </table:table-cell>
          <table:table-cell office:value-type="float" office:value="5.859375" calcext:value-type="float">
            <text:p>5.859375</text:p>
          </table:table-cell>
          <table:table-cell office:value-type="float" office:value="-0.0507892579" calcext:value-type="float">
            <text:p>-0.0507892579</text:p>
          </table:table-cell>
          <table:table-cell office:value-type="float" office:value="15.3079171455" calcext:value-type="float">
            <text:p>15.3079171455</text:p>
          </table:table-cell>
          <table:table-cell office:value-type="float" office:value="4.2" calcext:value-type="float">
            <text:p>4.2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93872642" calcext:value-type="float">
            <text:p>1.0993872642</text:p>
          </table:table-cell>
          <table:table-cell office:value-type="float" office:value="0.0029333333" calcext:value-type="float">
            <text:p>0.0029333333</text:p>
          </table:table-cell>
          <table:table-cell office:value-type="float" office:value="5.8612410984" calcext:value-type="float">
            <text:p>5.8612410984</text:p>
          </table:table-cell>
        </table:table-row>
        <table:table-row table:style-name="ro1">
          <table:table-cell office:value-type="string" calcext:value-type="string">
            <text:p>01/08/1914</text:p>
          </table:table-cell>
          <table:table-cell office:value-type="float" office:value="7.68" calcext:value-type="float">
            <text:p>7.68</text:p>
          </table:table-cell>
          <table:table-cell office:value-type="float" office:value="0.44" calcext:value-type="float">
            <text:p>0.44</text:p>
          </table:table-cell>
          <table:table-cell office:value-type="float" office:value="5.7291666667" calcext:value-type="float">
            <text:p>5.7291666667</text:p>
          </table:table-cell>
          <table:table-cell office:value-type="float" office:value="0.0047743056" calcext:value-type="float">
            <text:p>0.0047743056</text:p>
          </table:table-cell>
          <table:table-cell office:value-type="float" office:value="15.3810018194" calcext:value-type="float">
            <text:p>15.3810018194</text:p>
          </table:table-cell>
          <table:table-cell office:value-type="float" office:value="4.21" calcext:value-type="float">
            <text:p>4.2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8764278" calcext:value-type="float">
            <text:p>1.098764278</text:p>
          </table:table-cell>
          <table:table-cell office:value-type="float" office:value="0.0029388889" calcext:value-type="float">
            <text:p>0.0029388889</text:p>
          </table:table-cell>
          <table:table-cell office:value-type="float" office:value="5.8784666347" calcext:value-type="float">
            <text:p>5.8784666347</text:p>
          </table:table-cell>
        </table:table-row>
        <table:table-row table:style-name="ro1">
          <table:table-cell office:value-type="string" calcext:value-type="string">
            <text:p>01/09/1914</text:p>
          </table:table-cell>
          <table:table-cell office:value-type="float" office:value="7.68" calcext:value-type="float">
            <text:p>7.68</text:p>
          </table:table-cell>
          <table:table-cell office:value-type="float" office:value="0.44" calcext:value-type="float">
            <text:p>0.44</text:p>
          </table:table-cell>
          <table:table-cell office:value-type="float" office:value="5.7291666667" calcext:value-type="float">
            <text:p>5.7291666667</text:p>
          </table:table-cell>
          <table:table-cell office:value-type="float" office:value="0.0047200521" calcext:value-type="float">
            <text:p>0.0047200521</text:p>
          </table:table-cell>
          <table:table-cell office:value-type="float" office:value="15.4536009491" calcext:value-type="float">
            <text:p>15.4536009491</text:p>
          </table:table-cell>
          <table:table-cell office:value-type="float" office:value="4.21" calcext:value-type="float">
            <text:p>4.21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81416449" calcext:value-type="float">
            <text:p>1.0981416449</text:p>
          </table:table-cell>
          <table:table-cell office:value-type="float" office:value="0.0029444444" calcext:value-type="float">
            <text:p>0.0029444444</text:p>
          </table:table-cell>
          <table:table-cell office:value-type="float" office:value="5.8957754531" calcext:value-type="float">
            <text:p>5.8957754531</text:p>
          </table:table-cell>
        </table:table-row>
        <table:table-row table:style-name="ro1">
          <table:table-cell office:value-type="string" calcext:value-type="string">
            <text:p>01/10/1914</text:p>
          </table:table-cell>
          <table:table-cell office:value-type="float" office:value="7.68" calcext:value-type="float">
            <text:p>7.68</text:p>
          </table:table-cell>
          <table:table-cell office:value-type="float" office:value="0.43" calcext:value-type="float">
            <text:p>0.43</text:p>
          </table:table-cell>
          <table:table-cell office:value-type="float" office:value="5.5989583333" calcext:value-type="float">
            <text:p>5.5989583333</text:p>
          </table:table-cell>
          <table:table-cell office:value-type="float" office:value="0.0046657986" calcext:value-type="float">
            <text:p>0.0046657986</text:p>
          </table:table-cell>
          <table:table-cell office:value-type="float" office:value="15.5257043389" calcext:value-type="float">
            <text:p>15.5257043389</text:p>
          </table:table-cell>
          <table:table-cell office:value-type="float" office:value="4.22" calcext:value-type="float">
            <text:p>4.22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75193647" calcext:value-type="float">
            <text:p>1.0975193647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5.9131679907" calcext:value-type="float">
            <text:p>5.9131679907</text:p>
          </table:table-cell>
        </table:table-row>
        <table:table-row table:style-name="ro1">
          <table:table-cell office:value-type="string" calcext:value-type="string">
            <text:p>01/11/1914</text:p>
          </table:table-cell>
          <table:table-cell office:value-type="float" office:value="7.68" calcext:value-type="float">
            <text:p>7.68</text:p>
          </table:table-cell>
          <table:table-cell office:value-type="float" office:value="0.43" calcext:value-type="float">
            <text:p>0.43</text:p>
          </table:table-cell>
          <table:table-cell office:value-type="float" office:value="5.5989583333" calcext:value-type="float">
            <text:p>5.5989583333</text:p>
          </table:table-cell>
          <table:table-cell office:value-type="float" office:value="0.0046115451" calcext:value-type="float">
            <text:p>0.0046115451</text:p>
          </table:table-cell>
          <table:table-cell office:value-type="float" office:value="15.5973018253" calcext:value-type="float">
            <text:p>15.5973018253</text:p>
          </table:table-cell>
          <table:table-cell office:value-type="float" office:value="4.23" calcext:value-type="float">
            <text:p>4.2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6897437" calcext:value-type="float">
            <text:p>1.096897437</text:p>
          </table:table-cell>
          <table:table-cell office:value-type="float" office:value="0.0029555556" calcext:value-type="float">
            <text:p>0.0029555556</text:p>
          </table:table-cell>
          <table:table-cell office:value-type="float" office:value="5.9306446872" calcext:value-type="float">
            <text:p>5.9306446872</text:p>
          </table:table-cell>
        </table:table-row>
        <table:table-row table:style-name="ro1">
          <table:table-cell office:value-type="string" calcext:value-type="string">
            <text:p>01/12/1914</text:p>
          </table:table-cell>
          <table:table-cell office:value-type="float" office:value="7.35" calcext:value-type="float">
            <text:p>7.35</text:p>
          </table:table-cell>
          <table:table-cell office:value-type="float" office:value="0.42" calcext:value-type="float">
            <text:p>0.42</text:p>
          </table:table-cell>
          <table:table-cell office:value-type="float" office:value="5.7142857143" calcext:value-type="float">
            <text:p>5.7142857143</text:p>
          </table:table-cell>
          <table:table-cell office:value-type="float" office:value="-0.0384114583" calcext:value-type="float">
            <text:p>-0.0384114583</text:p>
          </table:table-cell>
          <table:table-cell office:value-type="float" office:value="14.9981867161" calcext:value-type="float">
            <text:p>14.9981867161</text:p>
          </table:table-cell>
          <table:table-cell office:value-type="float" office:value="4.23" calcext:value-type="float">
            <text:p>4.2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62758618" calcext:value-type="float">
            <text:p>1.0962758618</text:p>
          </table:table-cell>
          <table:table-cell office:value-type="float" office:value="0.0029611111" calcext:value-type="float">
            <text:p>0.0029611111</text:p>
          </table:table-cell>
          <table:table-cell office:value-type="float" office:value="5.9482059851" calcext:value-type="float">
            <text:p>5.9482059851</text:p>
          </table:table-cell>
        </table:table-row>
        <table:table-row table:style-name="ro1">
          <table:table-cell office:value-type="string" calcext:value-type="string">
            <text:p>01/01/1915</text:p>
          </table:table-cell>
          <table:table-cell office:value-type="float" office:value="7.48" calcext:value-type="float">
            <text:p>7.48</text:p>
          </table:table-cell>
          <table:table-cell office:value-type="float" office:value="0.42" calcext:value-type="float">
            <text:p>0.42</text:p>
          </table:table-cell>
          <table:table-cell office:value-type="float" office:value="5.614973262" calcext:value-type="float">
            <text:p>5.614973262</text:p>
          </table:table-cell>
          <table:table-cell office:value-type="float" office:value="0.0224580499" calcext:value-type="float">
            <text:p>0.0224580499</text:p>
          </table:table-cell>
          <table:table-cell office:value-type="float" office:value="15.3350167416" calcext:value-type="float">
            <text:p>15.3350167416</text:p>
          </table:table-cell>
          <table:table-cell office:value-type="float" office:value="4.24" calcext:value-type="float">
            <text:p>4.24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.0956546388" calcext:value-type="float">
            <text:p>1.0956546388</text:p>
          </table:table-cell>
          <table:table-cell office:value-type="float" office:value="0.0029666667" calcext:value-type="float">
            <text:p>0.0029666667</text:p>
          </table:table-cell>
          <table:table-cell office:value-type="float" office:value="5.9658523295" calcext:value-type="float">
            <text:p>5.9658523295</text:p>
          </table:table-cell>
        </table:table-row>
        <table:table-row table:style-name="ro1">
          <table:table-cell office:value-type="string" calcext:value-type="string">
            <text:p>01/02/1915</text:p>
          </table:table-cell>
          <table:table-cell office:value-type="float" office:value="7.38" calcext:value-type="float">
            <text:p>7.38</text:p>
          </table:table-cell>
          <table:table-cell office:value-type="float" office:value="0.42" calcext:value-type="float">
            <text:p>0.42</text:p>
          </table:table-cell>
          <table:table-cell office:value-type="float" office:value="5.6910569106" calcext:value-type="float">
            <text:p>5.6910569106</text:p>
          </table:table-cell>
          <table:table-cell office:value-type="float" office:value="-0.0086709002" calcext:value-type="float">
            <text:p>-0.0086709002</text:p>
          </table:table-cell>
          <table:table-cell office:value-type="float" office:value="15.2020483422" calcext:value-type="float">
            <text:p>15.2020483422</text:p>
          </table:table-cell>
          <table:table-cell office:value-type="float" office:value="4.22" calcext:value-type="float">
            <text:p>4.22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0971292074" calcext:value-type="float">
            <text:p>1.0971292074</text:p>
          </table:table-cell>
          <table:table-cell office:value-type="float" office:value="0.0048659722" calcext:value-type="float">
            <text:p>0.0048659722</text:p>
          </table:table-cell>
          <table:table-cell office:value-type="float" office:value="5.9948820012" calcext:value-type="float">
            <text:p>5.9948820012</text:p>
          </table:table-cell>
        </table:table-row>
        <table:table-row table:style-name="ro1">
          <table:table-cell office:value-type="string" calcext:value-type="string">
            <text:p>01/03/1915</text:p>
          </table:table-cell>
          <table:table-cell office:value-type="float" office:value="7.57" calcext:value-type="float">
            <text:p>7.57</text:p>
          </table:table-cell>
          <table:table-cell office:value-type="float" office:value="0.42" calcext:value-type="float">
            <text:p>0.42</text:p>
          </table:table-cell>
          <table:table-cell office:value-type="float" office:value="5.5482166446" calcext:value-type="float">
            <text:p>5.5482166446</text:p>
          </table:table-cell>
          <table:table-cell office:value-type="float" office:value="0.0305160343" calcext:value-type="float">
            <text:p>0.0305160343</text:p>
          </table:table-cell>
          <table:table-cell office:value-type="float" office:value="15.6659545712" calcext:value-type="float">
            <text:p>15.6659545712</text:p>
          </table:table-cell>
          <table:table-cell office:value-type="float" office:value="4.21" calcext:value-type="float">
            <text:p>4.21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0986057604" calcext:value-type="float">
            <text:p>1.0986057604</text:p>
          </table:table-cell>
          <table:table-cell office:value-type="float" office:value="0.0048527778" calcext:value-type="float">
            <text:p>0.0048527778</text:p>
          </table:table-cell>
          <table:table-cell office:value-type="float" office:value="6.0239738314" calcext:value-type="float">
            <text:p>6.0239738314</text:p>
          </table:table-cell>
        </table:table-row>
        <table:table-row table:style-name="ro1">
          <table:table-cell office:value-type="string" calcext:value-type="string">
            <text:p>01/04/1915</text:p>
          </table:table-cell>
          <table:table-cell office:value-type="float" office:value="8.14" calcext:value-type="float">
            <text:p>8.14</text:p>
          </table:table-cell>
          <table:table-cell office:value-type="float" office:value="0.42" calcext:value-type="float">
            <text:p>0.42</text:p>
          </table:table-cell>
          <table:table-cell office:value-type="float" office:value="5.1597051597" calcext:value-type="float">
            <text:p>5.1597051597</text:p>
          </table:table-cell>
          <table:table-cell office:value-type="float" office:value="0.0799570674" calcext:value-type="float">
            <text:p>0.0799570674</text:p>
          </table:table-cell>
          <table:table-cell office:value-type="float" office:value="16.9185583563" calcext:value-type="float">
            <text:p>16.9185583563</text:p>
          </table:table-cell>
          <table:table-cell office:value-type="float" office:value="4.19" calcext:value-type="float">
            <text:p>4.19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00843007" calcext:value-type="float">
            <text:p>1.1000843007</text:p>
          </table:table-cell>
          <table:table-cell office:value-type="float" office:value="0.0048395833" calcext:value-type="float">
            <text:p>0.0048395833</text:p>
          </table:table-cell>
          <table:table-cell office:value-type="float" office:value="6.0531273547" calcext:value-type="float">
            <text:p>6.0531273547</text:p>
          </table:table-cell>
        </table:table-row>
        <table:table-row table:style-name="ro1">
          <table:table-cell office:value-type="string" calcext:value-type="string">
            <text:p>01/05/1915</text:p>
          </table:table-cell>
          <table:table-cell office:value-type="float" office:value="7.95" calcext:value-type="float">
            <text:p>7.95</text:p>
          </table:table-cell>
          <table:table-cell office:value-type="float" office:value="0.42" calcext:value-type="float">
            <text:p>0.42</text:p>
          </table:table-cell>
          <table:table-cell office:value-type="float" office:value="5.2830188679" calcext:value-type="float">
            <text:p>5.2830188679</text:p>
          </table:table-cell>
          <table:table-cell office:value-type="float" office:value="-0.0189987715" calcext:value-type="float">
            <text:p>-0.0189987715</text:p>
          </table:table-cell>
          <table:table-cell office:value-type="float" office:value="16.597126532" calcext:value-type="float">
            <text:p>16.597126532</text:p>
          </table:table-cell>
          <table:table-cell office:value-type="float" office:value="4.18" calcext:value-type="float">
            <text:p>4.18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15648308" calcext:value-type="float">
            <text:p>1.1015648308</text:p>
          </table:table-cell>
          <table:table-cell office:value-type="float" office:value="0.0048263889" calcext:value-type="float">
            <text:p>0.0048263889</text:p>
          </table:table-cell>
          <table:table-cell office:value-type="float" office:value="6.0823421013" calcext:value-type="float">
            <text:p>6.0823421013</text:p>
          </table:table-cell>
        </table:table-row>
        <table:table-row table:style-name="ro1">
          <table:table-cell office:value-type="string" calcext:value-type="string">
            <text:p>01/06/1915</text:p>
          </table:table-cell>
          <table:table-cell office:value-type="float" office:value="8.04" calcext:value-type="float">
            <text:p>8.04</text:p>
          </table:table-cell>
          <table:table-cell office:value-type="float" office:value="0.43" calcext:value-type="float">
            <text:p>0.43</text:p>
          </table:table-cell>
          <table:table-cell office:value-type="float" office:value="5.3482587065" calcext:value-type="float">
            <text:p>5.3482587065</text:p>
          </table:table-cell>
          <table:table-cell office:value-type="float" office:value="0.0157756813" calcext:value-type="float">
            <text:p>0.0157756813</text:p>
          </table:table-cell>
          <table:table-cell office:value-type="float" office:value="16.8589575114" calcext:value-type="float">
            <text:p>16.8589575114</text:p>
          </table:table-cell>
          <table:table-cell office:value-type="float" office:value="4.16" calcext:value-type="float">
            <text:p>4.16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30473535" calcext:value-type="float">
            <text:p>1.1030473535</text:p>
          </table:table-cell>
          <table:table-cell office:value-type="float" office:value="0.0048131944" calcext:value-type="float">
            <text:p>0.0048131944</text:p>
          </table:table-cell>
          <table:table-cell office:value-type="float" office:value="6.1116175966" calcext:value-type="float">
            <text:p>6.1116175966</text:p>
          </table:table-cell>
        </table:table-row>
        <table:table-row table:style-name="ro1">
          <table:table-cell office:value-type="string" calcext:value-type="string">
            <text:p>01/07/1915</text:p>
          </table:table-cell>
          <table:table-cell office:value-type="float" office:value="8.01" calcext:value-type="float">
            <text:p>8.01</text:p>
          </table:table-cell>
          <table:table-cell office:value-type="float" office:value="0.43" calcext:value-type="float">
            <text:p>0.43</text:p>
          </table:table-cell>
          <table:table-cell office:value-type="float" office:value="5.368289638" calcext:value-type="float">
            <text:p>5.368289638</text:p>
          </table:table-cell>
          <table:table-cell office:value-type="float" office:value="0.0006820066" calcext:value-type="float">
            <text:p>0.0006820066</text:p>
          </table:table-cell>
          <table:table-cell office:value-type="float" office:value="16.8704554322" calcext:value-type="float">
            <text:p>16.8704554322</text:p>
          </table:table-cell>
          <table:table-cell office:value-type="float" office:value="4.15" calcext:value-type="float">
            <text:p>4.15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45318714" calcext:value-type="float">
            <text:p>1.10453187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6.140953361" calcext:value-type="float">
            <text:p>6.140953361</text:p>
          </table:table-cell>
        </table:table-row>
        <table:table-row table:style-name="ro1">
          <table:table-cell office:value-type="string" calcext:value-type="string">
            <text:p>01/08/1915</text:p>
          </table:table-cell>
          <table:table-cell office:value-type="float" office:value="8.35" calcext:value-type="float">
            <text:p>8.35</text:p>
          </table:table-cell>
          <table:table-cell office:value-type="float" office:value="0.43" calcext:value-type="float">
            <text:p>0.43</text:p>
          </table:table-cell>
          <table:table-cell office:value-type="float" office:value="5.1497005988" calcext:value-type="float">
            <text:p>5.1497005988</text:p>
          </table:table-cell>
          <table:table-cell office:value-type="float" office:value="0.0468861839" calcext:value-type="float">
            <text:p>0.0468861839</text:p>
          </table:table-cell>
          <table:table-cell office:value-type="float" office:value="17.6614467087" calcext:value-type="float">
            <text:p>17.6614467087</text:p>
          </table:table-cell>
          <table:table-cell office:value-type="float" office:value="4.13" calcext:value-type="float">
            <text:p>4.13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60183872" calcext:value-type="float">
            <text:p>1.1060183872</text:p>
          </table:table-cell>
          <table:table-cell office:value-type="float" office:value="0.0047868056" calcext:value-type="float">
            <text:p>0.0047868056</text:p>
          </table:table-cell>
          <table:table-cell office:value-type="float" office:value="6.1703489107" calcext:value-type="float">
            <text:p>6.1703489107</text:p>
          </table:table-cell>
        </table:table-row>
        <table:table-row table:style-name="ro1">
          <table:table-cell office:value-type="string" calcext:value-type="string">
            <text:p>01/09/1915</text:p>
          </table:table-cell>
          <table:table-cell office:value-type="float" office:value="8.66" calcext:value-type="float">
            <text:p>8.66</text:p>
          </table:table-cell>
          <table:table-cell office:value-type="float" office:value="0.43" calcext:value-type="float">
            <text:p>0.43</text:p>
          </table:table-cell>
          <table:table-cell office:value-type="float" office:value="4.9653579677" calcext:value-type="float">
            <text:p>4.9653579677</text:p>
          </table:table-cell>
          <table:table-cell office:value-type="float" office:value="0.0413922156" calcext:value-type="float">
            <text:p>0.0413922156</text:p>
          </table:table-cell>
          <table:table-cell office:value-type="float" office:value="18.3924931182" calcext:value-type="float">
            <text:p>18.3924931182</text:p>
          </table:table-cell>
          <table:table-cell office:value-type="float" office:value="4.11" calcext:value-type="float">
            <text:p>4.11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75069036" calcext:value-type="float">
            <text:p>1.1075069036</text:p>
          </table:table-cell>
          <table:table-cell office:value-type="float" office:value="0.0047736111" calcext:value-type="float">
            <text:p>0.0047736111</text:p>
          </table:table-cell>
          <table:table-cell office:value-type="float" office:value="6.1998037568" calcext:value-type="float">
            <text:p>6.1998037568</text:p>
          </table:table-cell>
        </table:table-row>
        <table:table-row table:style-name="ro1">
          <table:table-cell office:value-type="string" calcext:value-type="string">
            <text:p>01/10/1915</text:p>
          </table:table-cell>
          <table:table-cell office:value-type="float" office:value="9.14" calcext:value-type="float">
            <text:p>9.14</text:p>
          </table:table-cell>
          <table:table-cell office:value-type="float" office:value="0.43" calcext:value-type="float">
            <text:p>0.43</text:p>
          </table:table-cell>
          <table:table-cell office:value-type="float" office:value="4.704595186" calcext:value-type="float">
            <text:p>4.704595186</text:p>
          </table:table-cell>
          <table:table-cell office:value-type="float" office:value="0.0595486913" calcext:value-type="float">
            <text:p>0.0595486913</text:p>
          </table:table-cell>
          <table:table-cell office:value-type="float" office:value="19.4877420131" calcext:value-type="float">
            <text:p>19.4877420131</text:p>
          </table:table-cell>
          <table:table-cell office:value-type="float" office:value="4.1" calcext:value-type="float">
            <text:p>4.1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089974233" calcext:value-type="float">
            <text:p>1.1089974233</text:p>
          </table:table-cell>
          <table:table-cell office:value-type="float" office:value="0.0047604167" calcext:value-type="float">
            <text:p>0.0047604167</text:p>
          </table:table-cell>
          <table:table-cell office:value-type="float" office:value="6.2293174059" calcext:value-type="float">
            <text:p>6.2293174059</text:p>
          </table:table-cell>
        </table:table-row>
        <table:table-row table:style-name="ro1">
          <table:table-cell office:value-type="string" calcext:value-type="string">
            <text:p>01/11/1915</text:p>
          </table:table-cell>
          <table:table-cell office:value-type="float" office:value="9.46" calcext:value-type="float">
            <text:p>9.46</text:p>
          </table:table-cell>
          <table:table-cell office:value-type="float" office:value="0.43" calcext:value-type="float">
            <text:p>0.43</text:p>
          </table:table-cell>
          <table:table-cell office:value-type="float" office:value="4.5454545455" calcext:value-type="float">
            <text:p>4.5454545455</text:p>
          </table:table-cell>
          <table:table-cell office:value-type="float" office:value="0.038924143" calcext:value-type="float">
            <text:p>0.038924143</text:p>
          </table:table-cell>
          <table:table-cell office:value-type="float" office:value="20.2462856692" calcext:value-type="float">
            <text:p>20.2462856692</text:p>
          </table:table-cell>
          <table:table-cell office:value-type="float" office:value="4.08" calcext:value-type="float">
            <text:p>4.08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10489949" calcext:value-type="float">
            <text:p>1.110489949</text:p>
          </table:table-cell>
          <table:table-cell office:value-type="float" office:value="0.0047472222" calcext:value-type="float">
            <text:p>0.0047472222</text:p>
          </table:table-cell>
          <table:table-cell office:value-type="float" office:value="6.25888936" calcext:value-type="float">
            <text:p>6.25888936</text:p>
          </table:table-cell>
        </table:table-row>
        <table:table-row table:style-name="ro1">
          <table:table-cell office:value-type="string" calcext:value-type="string">
            <text:p>01/12/1915</text:p>
          </table:table-cell>
          <table:table-cell office:value-type="float" office:value="9.48" calcext:value-type="float">
            <text:p>9.48</text:p>
          </table:table-cell>
          <table:table-cell office:value-type="float" office:value="0.43" calcext:value-type="float">
            <text:p>0.43</text:p>
          </table:table-cell>
          <table:table-cell office:value-type="float" office:value="4.5358649789" calcext:value-type="float">
            <text:p>4.5358649789</text:p>
          </table:table-cell>
          <table:table-cell office:value-type="float" office:value="0.0059020437" calcext:value-type="float">
            <text:p>0.0059020437</text:p>
          </table:table-cell>
          <table:table-cell office:value-type="float" office:value="20.3657801319" calcext:value-type="float">
            <text:p>20.3657801319</text:p>
          </table:table-cell>
          <table:table-cell office:value-type="float" office:value="4.07" calcext:value-type="float">
            <text:p>4.07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119844834" calcext:value-type="float">
            <text:p>1.1119844834</text:p>
          </table:table-cell>
          <table:table-cell office:value-type="float" office:value="0.0047340278" calcext:value-type="float">
            <text:p>0.0047340278</text:p>
          </table:table-cell>
          <table:table-cell office:value-type="float" office:value="6.288519116" calcext:value-type="float">
            <text:p>6.288519116</text:p>
          </table:table-cell>
        </table:table-row>
        <table:table-row table:style-name="ro1">
          <table:table-cell office:value-type="string" calcext:value-type="string">
            <text:p>01/01/1916</text:p>
          </table:table-cell>
          <table:table-cell office:value-type="float" office:value="9.33" calcext:value-type="float">
            <text:p>9.33</text:p>
          </table:table-cell>
          <table:table-cell office:value-type="float" office:value="0.44" calcext:value-type="float">
            <text:p>0.44</text:p>
          </table:table-cell>
          <table:table-cell office:value-type="float" office:value="4.7159699893" calcext:value-type="float">
            <text:p>4.7159699893</text:p>
          </table:table-cell>
          <table:table-cell office:value-type="float" office:value="-0.0119479606" calcext:value-type="float">
            <text:p>-0.0119479606</text:p>
          </table:table-cell>
          <table:table-cell office:value-type="float" office:value="20.1224505929" calcext:value-type="float">
            <text:p>20.1224505929</text:p>
          </table:table-cell>
          <table:table-cell office:value-type="float" office:value="4.05" calcext:value-type="float">
            <text:p>4.05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134810292" calcext:value-type="float">
            <text:p>1.1134810292</text:p>
          </table:table-cell>
          <table:table-cell office:value-type="float" office:value="0.0047208333" calcext:value-type="float">
            <text:p>0.0047208333</text:p>
          </table:table-cell>
          <table:table-cell office:value-type="float" office:value="6.3182061667" calcext:value-type="float">
            <text:p>6.3182061667</text:p>
          </table:table-cell>
        </table:table-row>
        <table:table-row table:style-name="ro1">
          <table:table-cell office:value-type="string" calcext:value-type="string">
            <text:p>01/02/1916</text:p>
          </table:table-cell>
          <table:table-cell office:value-type="float" office:value="9.2" calcext:value-type="float">
            <text:p>9.2</text:p>
          </table:table-cell>
          <table:table-cell office:value-type="float" office:value="0.45" calcext:value-type="float">
            <text:p>0.45</text:p>
          </table:table-cell>
          <table:table-cell office:value-type="float" office:value="4.8913043478" calcext:value-type="float">
            <text:p>4.8913043478</text:p>
          </table:table-cell>
          <table:table-cell office:value-type="float" office:value="-0.0098990711" calcext:value-type="float">
            <text:p>-0.0098990711</text:p>
          </table:table-cell>
          <table:table-cell office:value-type="float" office:value="19.9232570238" calcext:value-type="float">
            <text:p>19.9232570238</text:p>
          </table:table-cell>
          <table:table-cell office:value-type="float" office:value="4.07" calcext:value-type="float">
            <text:p>4.07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120613409" calcext:value-type="float">
            <text:p>1.1120613409</text:p>
          </table:table-cell>
          <table:table-cell office:value-type="float" office:value="0.0021125" calcext:value-type="float">
            <text:p>0.0021125</text:p>
          </table:table-cell>
          <table:table-cell office:value-type="float" office:value="6.3315533772" calcext:value-type="float">
            <text:p>6.3315533772</text:p>
          </table:table-cell>
        </table:table-row>
        <table:table-row table:style-name="ro1">
          <table:table-cell office:value-type="string" calcext:value-type="string">
            <text:p>01/03/1916</text:p>
          </table:table-cell>
          <table:table-cell office:value-type="float" office:value="9.17" calcext:value-type="float">
            <text:p>9.17</text:p>
          </table:table-cell>
          <table:table-cell office:value-type="float" office:value="0.46" calcext:value-type="float">
            <text:p>0.46</text:p>
          </table:table-cell>
          <table:table-cell office:value-type="float" office:value="5.0163576881" calcext:value-type="float">
            <text:p>5.0163576881</text:p>
          </table:table-cell>
          <table:table-cell office:value-type="float" office:value="0.000928442" calcext:value-type="float">
            <text:p>0.000928442</text:p>
          </table:table-cell>
          <table:table-cell office:value-type="float" office:value="19.941754613" calcext:value-type="float">
            <text:p>19.941754613</text:p>
          </table:table-cell>
          <table:table-cell office:value-type="float" office:value="4.08" calcext:value-type="float">
            <text:p>4.08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106434627" calcext:value-type="float">
            <text:p>1.1106434627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6.3450079282" calcext:value-type="float">
            <text:p>6.3450079282</text:p>
          </table:table-cell>
        </table:table-row>
        <table:table-row table:style-name="ro1">
          <table:table-cell office:value-type="string" calcext:value-type="string">
            <text:p>01/04/1916</text:p>
          </table:table-cell>
          <table:table-cell office:value-type="float" office:value="9.07" calcext:value-type="float">
            <text:p>9.07</text:p>
          </table:table-cell>
          <table:table-cell office:value-type="float" office:value="0.47" calcext:value-type="float">
            <text:p>0.47</text:p>
          </table:table-cell>
          <table:table-cell office:value-type="float" office:value="5.1819184123" calcext:value-type="float">
            <text:p>5.1819184123</text:p>
          </table:table-cell>
          <table:table-cell office:value-type="float" office:value="-0.0066039622" calcext:value-type="float">
            <text:p>-0.0066039622</text:p>
          </table:table-cell>
          <table:table-cell office:value-type="float" office:value="19.8100600194" calcext:value-type="float">
            <text:p>19.8100600194</text:p>
          </table:table-cell>
          <table:table-cell office:value-type="float" office:value="4.1" calcext:value-type="float">
            <text:p>4.1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92273922" calcext:value-type="float">
            <text:p>1.1092273922</text:p>
          </table:table-cell>
          <table:table-cell office:value-type="float" office:value="0.0021375" calcext:value-type="float">
            <text:p>0.0021375</text:p>
          </table:table-cell>
          <table:table-cell office:value-type="float" office:value="6.3585703826" calcext:value-type="float">
            <text:p>6.3585703826</text:p>
          </table:table-cell>
        </table:table-row>
        <table:table-row table:style-name="ro1">
          <table:table-cell office:value-type="string" calcext:value-type="string">
            <text:p>01/05/1916</text:p>
          </table:table-cell>
          <table:table-cell office:value-type="float" office:value="9.27" calcext:value-type="float">
            <text:p>9.27</text:p>
          </table:table-cell>
          <table:table-cell office:value-type="float" office:value="0.48" calcext:value-type="float">
            <text:p>0.48</text:p>
          </table:table-cell>
          <table:table-cell office:value-type="float" office:value="5.1779935275" calcext:value-type="float">
            <text:p>5.1779935275</text:p>
          </table:table-cell>
          <table:table-cell office:value-type="float" office:value="0.0264994487" calcext:value-type="float">
            <text:p>0.0264994487</text:p>
          </table:table-cell>
          <table:table-cell office:value-type="float" office:value="20.3350156893" calcext:value-type="float">
            <text:p>20.3350156893</text:p>
          </table:table-cell>
          <table:table-cell office:value-type="float" office:value="4.11" calcext:value-type="float">
            <text:p>4.11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78131273" calcext:value-type="float">
            <text:p>1.1078131273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6.3722413089" calcext:value-type="float">
            <text:p>6.3722413089</text:p>
          </table:table-cell>
        </table:table-row>
        <table:table-row table:style-name="ro1">
          <table:table-cell office:value-type="string" calcext:value-type="string">
            <text:p>01/06/1916</text:p>
          </table:table-cell>
          <table:table-cell office:value-type="float" office:value="9.36" calcext:value-type="float">
            <text:p>9.36</text:p>
          </table:table-cell>
          <table:table-cell office:value-type="float" office:value="0.5" calcext:value-type="float">
            <text:p>0.5</text:p>
          </table:table-cell>
          <table:table-cell office:value-type="float" office:value="5.3418803419" calcext:value-type="float">
            <text:p>5.3418803419</text:p>
          </table:table-cell>
          <table:table-cell office:value-type="float" office:value="0.0141585761" calcext:value-type="float">
            <text:p>0.0141585761</text:p>
          </table:table-cell>
          <table:table-cell office:value-type="float" office:value="20.6229305554" calcext:value-type="float">
            <text:p>20.6229305554</text:p>
          </table:table-cell>
          <table:table-cell office:value-type="float" office:value="4.13" calcext:value-type="float">
            <text:p>4.13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64006656" calcext:value-type="float">
            <text:p>1.1064006656</text:p>
          </table:table-cell>
          <table:table-cell office:value-type="float" office:value="0.0021625" calcext:value-type="float">
            <text:p>0.0021625</text:p>
          </table:table-cell>
          <table:table-cell office:value-type="float" office:value="6.3860212808" calcext:value-type="float">
            <text:p>6.3860212808</text:p>
          </table:table-cell>
        </table:table-row>
        <table:table-row table:style-name="ro1">
          <table:table-cell office:value-type="string" calcext:value-type="string">
            <text:p>01/07/1916</text:p>
          </table:table-cell>
          <table:table-cell office:value-type="float" office:value="9.23" calcext:value-type="float">
            <text:p>9.23</text:p>
          </table:table-cell>
          <table:table-cell office:value-type="float" office:value="0.51" calcext:value-type="float">
            <text:p>0.51</text:p>
          </table:table-cell>
          <table:table-cell office:value-type="float" office:value="5.525460455" calcext:value-type="float">
            <text:p>5.525460455</text:p>
          </table:table-cell>
          <table:table-cell office:value-type="float" office:value="-0.0093856838" calcext:value-type="float">
            <text:p>-0.0093856838</text:p>
          </table:table-cell>
          <table:table-cell office:value-type="float" office:value="20.429370251" calcext:value-type="float">
            <text:p>20.429370251</text:p>
          </table:table-cell>
          <table:table-cell office:value-type="float" office:value="4.14" calcext:value-type="float">
            <text:p>4.14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49900047" calcext:value-type="float">
            <text:p>1.1049900047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6.399910877" calcext:value-type="float">
            <text:p>6.399910877</text:p>
          </table:table-cell>
        </table:table-row>
        <table:table-row table:style-name="ro1">
          <table:table-cell office:value-type="string" calcext:value-type="string">
            <text:p>01/08/1916</text:p>
          </table:table-cell>
          <table:table-cell office:value-type="float" office:value="9.3" calcext:value-type="float">
            <text:p>9.3</text:p>
          </table:table-cell>
          <table:table-cell office:value-type="float" office:value="0.52" calcext:value-type="float">
            <text:p>0.52</text:p>
          </table:table-cell>
          <table:table-cell office:value-type="float" office:value="5.5913978495" calcext:value-type="float">
            <text:p>5.5913978495</text:p>
          </table:table-cell>
          <table:table-cell office:value-type="float" office:value="0.0122490069" calcext:value-type="float">
            <text:p>0.0122490069</text:p>
          </table:table-cell>
          <table:table-cell office:value-type="float" office:value="20.6796097474" calcext:value-type="float">
            <text:p>20.6796097474</text:p>
          </table:table-cell>
          <table:table-cell office:value-type="float" office:value="4.16" calcext:value-type="float">
            <text:p>4.16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35811425" calcext:value-type="float">
            <text:p>1.1035811425</text:p>
          </table:table-cell>
          <table:table-cell office:value-type="float" office:value="0.0021875" calcext:value-type="float">
            <text:p>0.0021875</text:p>
          </table:table-cell>
          <table:table-cell office:value-type="float" office:value="6.4139106821" calcext:value-type="float">
            <text:p>6.4139106821</text:p>
          </table:table-cell>
        </table:table-row>
        <table:table-row table:style-name="ro1">
          <table:table-cell office:value-type="string" calcext:value-type="string">
            <text:p>01/09/1916</text:p>
          </table:table-cell>
          <table:table-cell office:value-type="float" office:value="9.68" calcext:value-type="float">
            <text:p>9.68</text:p>
          </table:table-cell>
          <table:table-cell office:value-type="float" office:value="0.53" calcext:value-type="float">
            <text:p>0.53</text:p>
          </table:table-cell>
          <table:table-cell office:value-type="float" office:value="5.4752066116" calcext:value-type="float">
            <text:p>5.4752066116</text:p>
          </table:table-cell>
          <table:table-cell office:value-type="float" office:value="0.0455869176" calcext:value-type="float">
            <text:p>0.0455869176</text:p>
          </table:table-cell>
          <table:table-cell office:value-type="float" office:value="21.6223294122" calcext:value-type="float">
            <text:p>21.6223294122</text:p>
          </table:table-cell>
          <table:table-cell office:value-type="float" office:value="4.17" calcext:value-type="float">
            <text:p>4.17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21740765" calcext:value-type="float">
            <text:p>1.1021740765</text:p>
          </table:table-cell>
          <table:table-cell office:value-type="float" office:value="0.0022" calcext:value-type="float">
            <text:p>0.0022</text:p>
          </table:table-cell>
          <table:table-cell office:value-type="float" office:value="6.4280212856" calcext:value-type="float">
            <text:p>6.4280212856</text:p>
          </table:table-cell>
        </table:table-row>
        <table:table-row table:style-name="ro1">
          <table:table-cell office:value-type="string" calcext:value-type="string">
            <text:p>01/10/1916</text:p>
          </table:table-cell>
          <table:table-cell office:value-type="float" office:value="9.98" calcext:value-type="float">
            <text:p>9.98</text:p>
          </table:table-cell>
          <table:table-cell office:value-type="float" office:value="0.54" calcext:value-type="float">
            <text:p>0.54</text:p>
          </table:table-cell>
          <table:table-cell office:value-type="float" office:value="5.4108216433" calcext:value-type="float">
            <text:p>5.4108216433</text:p>
          </table:table-cell>
          <table:table-cell office:value-type="float" office:value="0.0356258609" calcext:value-type="float">
            <text:p>0.0356258609</text:p>
          </table:table-cell>
          <table:table-cell office:value-type="float" office:value="22.3926435118" calcext:value-type="float">
            <text:p>22.3926435118</text:p>
          </table:table-cell>
          <table:table-cell office:value-type="float" office:value="4.19" calcext:value-type="float">
            <text:p>4.19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1007688046" calcext:value-type="float">
            <text:p>1.1007688046</text:p>
          </table:table-cell>
          <table:table-cell office:value-type="float" office:value="0.0022125" calcext:value-type="float">
            <text:p>0.0022125</text:p>
          </table:table-cell>
          <table:table-cell office:value-type="float" office:value="6.4422432827" calcext:value-type="float">
            <text:p>6.4422432827</text:p>
          </table:table-cell>
        </table:table-row>
        <table:table-row table:style-name="ro1">
          <table:table-cell office:value-type="string" calcext:value-type="string">
            <text:p>01/11/1916</text:p>
          </table:table-cell>
          <table:table-cell office:value-type="float" office:value="10.21" calcext:value-type="float">
            <text:p>10.21</text:p>
          </table:table-cell>
          <table:table-cell office:value-type="float" office:value="0.55" calcext:value-type="float">
            <text:p>0.55</text:p>
          </table:table-cell>
          <table:table-cell office:value-type="float" office:value="5.3868756121" calcext:value-type="float">
            <text:p>5.3868756121</text:p>
          </table:table-cell>
          <table:table-cell office:value-type="float" office:value="0.0276319305" calcext:value-type="float">
            <text:p>0.0276319305</text:p>
          </table:table-cell>
          <table:table-cell office:value-type="float" office:value="23.0113954816" calcext:value-type="float">
            <text:p>23.0113954816</text:p>
          </table:table-cell>
          <table:table-cell office:value-type="float" office:value="4.2" calcext:value-type="float">
            <text:p>4.2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0993653243" calcext:value-type="float">
            <text:p>1.0993653243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6.456577274" calcext:value-type="float">
            <text:p>6.456577274</text:p>
          </table:table-cell>
        </table:table-row>
        <table:table-row table:style-name="ro1">
          <table:table-cell office:value-type="string" calcext:value-type="string">
            <text:p>01/12/1916</text:p>
          </table:table-cell>
          <table:table-cell office:value-type="float" office:value="9.8" calcext:value-type="float">
            <text:p>9.8</text:p>
          </table:table-cell>
          <table:table-cell office:value-type="float" office:value="0.56" calcext:value-type="float">
            <text:p>0.56</text:p>
          </table:table-cell>
          <table:table-cell office:value-type="float" office:value="5.7142857143" calcext:value-type="float">
            <text:p>5.7142857143</text:p>
          </table:table-cell>
          <table:table-cell office:value-type="float" office:value="-0.0355860268" calcext:value-type="float">
            <text:p>-0.0355860268</text:p>
          </table:table-cell>
          <table:table-cell office:value-type="float" office:value="22.192511346" calcext:value-type="float">
            <text:p>22.192511346</text:p>
          </table:table-cell>
          <table:table-cell office:value-type="float" office:value="4.22" calcext:value-type="float">
            <text:p>4.22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0979636336" calcext:value-type="float">
            <text:p>1.0979636336</text:p>
          </table:table-cell>
          <table:table-cell office:value-type="float" office:value="0.0022375" calcext:value-type="float">
            <text:p>0.0022375</text:p>
          </table:table-cell>
          <table:table-cell office:value-type="float" office:value="6.4710238656" calcext:value-type="float">
            <text:p>6.4710238656</text:p>
          </table:table-cell>
        </table:table-row>
        <table:table-row table:style-name="ro1">
          <table:table-cell office:value-type="string" calcext:value-type="string">
            <text:p>01/01/1917</text:p>
          </table:table-cell>
          <table:table-cell office:value-type="float" office:value="9.57" calcext:value-type="float">
            <text:p>9.57</text:p>
          </table:table-cell>
          <table:table-cell office:value-type="float" office:value="0.57" calcext:value-type="float">
            <text:p>0.57</text:p>
          </table:table-cell>
          <table:table-cell office:value-type="float" office:value="5.9561128527" calcext:value-type="float">
            <text:p>5.9561128527</text:p>
          </table:table-cell>
          <table:table-cell office:value-type="float" office:value="-0.0186156463" calcext:value-type="float">
            <text:p>-0.0186156463</text:p>
          </table:table-cell>
          <table:table-cell office:value-type="float" office:value="21.7793834052" calcext:value-type="float">
            <text:p>21.7793834052</text:p>
          </table:table-cell>
          <table:table-cell office:value-type="float" office:value="4.23" calcext:value-type="float">
            <text:p>4.23</text:p>
          </table:table-cell>
          <table:table-cell office:value-type="float" office:value="-0.001275" calcext:value-type="float">
            <text:p>-0.001275</text:p>
          </table:table-cell>
          <table:table-cell office:value-type="float" office:value="1.0965637299" calcext:value-type="float">
            <text:p>1.0965637299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6.4855836693" calcext:value-type="float">
            <text:p>6.4855836693</text:p>
          </table:table-cell>
        </table:table-row>
        <table:table-row table:style-name="ro1">
          <table:table-cell office:value-type="string" calcext:value-type="string">
            <text:p>01/02/1917</text:p>
          </table:table-cell>
          <table:table-cell office:value-type="float" office:value="9.03" calcext:value-type="float">
            <text:p>9.03</text:p>
          </table:table-cell>
          <table:table-cell office:value-type="float" office:value="0.58" calcext:value-type="float">
            <text:p>0.58</text:p>
          </table:table-cell>
          <table:table-cell office:value-type="float" office:value="6.42303433" calcext:value-type="float">
            <text:p>6.42303433</text:p>
          </table:table-cell>
          <table:table-cell office:value-type="float" office:value="-0.051361024" calcext:value-type="float">
            <text:p>-0.051361024</text:p>
          </table:table-cell>
          <table:table-cell office:value-type="float" office:value="20.6607719706" calcext:value-type="float">
            <text:p>20.6607719706</text:p>
          </table:table-cell>
          <table:table-cell office:value-type="float" office:value="4.26" calcext:value-type="float">
            <text:p>4.26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939228389" calcext:value-type="float">
            <text:p>1.0939228389</text:p>
          </table:table-cell>
          <table:table-cell office:value-type="float" office:value="0.0011402778" calcext:value-type="float">
            <text:p>0.0011402778</text:p>
          </table:table-cell>
          <table:table-cell office:value-type="float" office:value="6.4929790363" calcext:value-type="float">
            <text:p>6.4929790363</text:p>
          </table:table-cell>
        </table:table-row>
        <table:table-row table:style-name="ro1">
          <table:table-cell office:value-type="string" calcext:value-type="string">
            <text:p>01/03/1917</text:p>
          </table:table-cell>
          <table:table-cell office:value-type="float" office:value="9.31" calcext:value-type="float">
            <text:p>9.31</text:p>
          </table:table-cell>
          <table:table-cell office:value-type="float" office:value="0.59" calcext:value-type="float">
            <text:p>0.59</text:p>
          </table:table-cell>
          <table:table-cell office:value-type="float" office:value="6.3372717508" calcext:value-type="float">
            <text:p>6.3372717508</text:p>
          </table:table-cell>
          <table:table-cell office:value-type="float" office:value="0.0364756368" calcext:value-type="float">
            <text:p>0.0364756368</text:p>
          </table:table-cell>
          <table:table-cell office:value-type="float" office:value="21.4143867844" calcext:value-type="float">
            <text:p>21.4143867844</text:p>
          </table:table-cell>
          <table:table-cell office:value-type="float" office:value="4.29" calcext:value-type="float">
            <text:p>4.29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912883081" calcext:value-type="float">
            <text:p>1.0912883081</text:p>
          </table:table-cell>
          <table:table-cell office:value-type="float" office:value="0.0011638889" calcext:value-type="float">
            <text:p>0.0011638889</text:p>
          </table:table-cell>
          <table:table-cell office:value-type="float" office:value="6.5005361424" calcext:value-type="float">
            <text:p>6.5005361424</text:p>
          </table:table-cell>
        </table:table-row>
        <table:table-row table:style-name="ro1">
          <table:table-cell office:value-type="string" calcext:value-type="string">
            <text:p>01/04/1917</text:p>
          </table:table-cell>
          <table:table-cell office:value-type="float" office:value="9.17" calcext:value-type="float">
            <text:p>9.17</text:p>
          </table:table-cell>
          <table:table-cell office:value-type="float" office:value="0.6" calcext:value-type="float">
            <text:p>0.6</text:p>
          </table:table-cell>
          <table:table-cell office:value-type="float" office:value="6.5430752454" calcext:value-type="float">
            <text:p>6.5430752454</text:p>
          </table:table-cell>
          <table:table-cell office:value-type="float" office:value="-0.0096374866" calcext:value-type="float">
            <text:p>-0.0096374866</text:p>
          </table:table-cell>
          <table:table-cell office:value-type="float" office:value="21.2080059192" calcext:value-type="float">
            <text:p>21.2080059192</text:p>
          </table:table-cell>
          <table:table-cell office:value-type="float" office:value="4.32" calcext:value-type="float">
            <text:p>4.32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886601221" calcext:value-type="float">
            <text:p>1.0886601221</text:p>
          </table:table-cell>
          <table:table-cell office:value-type="float" office:value="0.0011875" calcext:value-type="float">
            <text:p>0.0011875</text:p>
          </table:table-cell>
          <table:table-cell office:value-type="float" office:value="6.5082555291" calcext:value-type="float">
            <text:p>6.5082555291</text:p>
          </table:table-cell>
        </table:table-row>
        <table:table-row table:style-name="ro1">
          <table:table-cell office:value-type="string" calcext:value-type="string">
            <text:p>01/05/1917</text:p>
          </table:table-cell>
          <table:table-cell office:value-type="float" office:value="8.86" calcext:value-type="float">
            <text:p>8.86</text:p>
          </table:table-cell>
          <table:table-cell office:value-type="float" office:value="0.61" calcext:value-type="float">
            <text:p>0.61</text:p>
          </table:table-cell>
          <table:table-cell office:value-type="float" office:value="6.8848758465" calcext:value-type="float">
            <text:p>6.8848758465</text:p>
          </table:table-cell>
          <table:table-cell office:value-type="float" office:value="-0.0282242821" calcext:value-type="float">
            <text:p>-0.0282242821</text:p>
          </table:table-cell>
          <table:table-cell office:value-type="float" office:value="20.6094251778" calcext:value-type="float">
            <text:p>20.6094251778</text:p>
          </table:table-cell>
          <table:table-cell office:value-type="float" office:value="4.34" calcext:value-type="float">
            <text:p>4.34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860382656" calcext:value-type="float">
            <text:p>1.0860382656</text:p>
          </table:table-cell>
          <table:table-cell office:value-type="float" office:value="0.0012111111" calcext:value-type="float">
            <text:p>0.0012111111</text:p>
          </table:table-cell>
          <table:table-cell office:value-type="float" office:value="6.5161377497" calcext:value-type="float">
            <text:p>6.5161377497</text:p>
          </table:table-cell>
        </table:table-row>
        <table:table-row table:style-name="ro1">
          <table:table-cell office:value-type="string" calcext:value-type="string">
            <text:p>01/06/1917</text:p>
          </table:table-cell>
          <table:table-cell office:value-type="float" office:value="9.04" calcext:value-type="float">
            <text:p>9.04</text:p>
          </table:table-cell>
          <table:table-cell office:value-type="float" office:value="0.63" calcext:value-type="float">
            <text:p>0.63</text:p>
          </table:table-cell>
          <table:table-cell office:value-type="float" office:value="6.9690265487" calcext:value-type="float">
            <text:p>6.9690265487</text:p>
          </table:table-cell>
          <table:table-cell office:value-type="float" office:value="0.0261945071" calcext:value-type="float">
            <text:p>0.0261945071</text:p>
          </table:table-cell>
          <table:table-cell office:value-type="float" office:value="21.149278913" calcext:value-type="float">
            <text:p>21.149278913</text:p>
          </table:table-cell>
          <table:table-cell office:value-type="float" office:value="4.37" calcext:value-type="float">
            <text:p>4.37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834227235" calcext:value-type="float">
            <text:p>1.0834227235</text:p>
          </table:table-cell>
          <table:table-cell office:value-type="float" office:value="0.0012347222" calcext:value-type="float">
            <text:p>0.0012347222</text:p>
          </table:table-cell>
          <table:table-cell office:value-type="float" office:value="6.5241833698" calcext:value-type="float">
            <text:p>6.5241833698</text:p>
          </table:table-cell>
        </table:table-row>
        <table:table-row table:style-name="ro1">
          <table:table-cell office:value-type="string" calcext:value-type="string">
            <text:p>01/07/1917</text:p>
          </table:table-cell>
          <table:table-cell office:value-type="float" office:value="8.79" calcext:value-type="float">
            <text:p>8.79</text:p>
          </table:table-cell>
          <table:table-cell office:value-type="float" office:value="0.64" calcext:value-type="float">
            <text:p>0.64</text:p>
          </table:table-cell>
          <table:table-cell office:value-type="float" office:value="7.2810011377" calcext:value-type="float">
            <text:p>7.2810011377</text:p>
          </table:table-cell>
          <table:table-cell office:value-type="float" office:value="-0.0217938791" calcext:value-type="float">
            <text:p>-0.0217938791</text:p>
          </table:table-cell>
          <table:table-cell office:value-type="float" office:value="20.6883540862" calcext:value-type="float">
            <text:p>20.6883540862</text:p>
          </table:table-cell>
          <table:table-cell office:value-type="float" office:value="4.4" calcext:value-type="float">
            <text:p>4.4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808134804" calcext:value-type="float">
            <text:p>1.0808134804</text:p>
          </table:table-cell>
          <table:table-cell office:value-type="float" office:value="0.0012583333" calcext:value-type="float">
            <text:p>0.0012583333</text:p>
          </table:table-cell>
          <table:table-cell office:value-type="float" office:value="6.5323929672" calcext:value-type="float">
            <text:p>6.5323929672</text:p>
          </table:table-cell>
        </table:table-row>
        <table:table-row table:style-name="ro1">
          <table:table-cell office:value-type="string" calcext:value-type="string">
            <text:p>01/08/1917</text:p>
          </table:table-cell>
          <table:table-cell office:value-type="float" office:value="8.53" calcext:value-type="float">
            <text:p>8.53</text:p>
          </table:table-cell>
          <table:table-cell office:value-type="float" office:value="0.65" calcext:value-type="float">
            <text:p>0.65</text:p>
          </table:table-cell>
          <table:table-cell office:value-type="float" office:value="7.6201641266" calcext:value-type="float">
            <text:p>7.6201641266</text:p>
          </table:table-cell>
          <table:table-cell office:value-type="float" office:value="-0.023448047" calcext:value-type="float">
            <text:p>-0.023448047</text:p>
          </table:table-cell>
          <table:table-cell office:value-type="float" office:value="20.2032525868" calcext:value-type="float">
            <text:p>20.2032525868</text:p>
          </table:table-cell>
          <table:table-cell office:value-type="float" office:value="4.43" calcext:value-type="float">
            <text:p>4.43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782105213" calcext:value-type="float">
            <text:p>1.0782105213</text:p>
          </table:table-cell>
          <table:table-cell office:value-type="float" office:value="0.0012819444" calcext:value-type="float">
            <text:p>0.0012819444</text:p>
          </table:table-cell>
          <table:table-cell office:value-type="float" office:value="6.540767132" calcext:value-type="float">
            <text:p>6.540767132</text:p>
          </table:table-cell>
        </table:table-row>
        <table:table-row table:style-name="ro1">
          <table:table-cell office:value-type="string" calcext:value-type="string">
            <text:p>01/09/1917</text:p>
          </table:table-cell>
          <table:table-cell office:value-type="float" office:value="8.12" calcext:value-type="float">
            <text:p>8.12</text:p>
          </table:table-cell>
          <table:table-cell office:value-type="float" office:value="0.66" calcext:value-type="float">
            <text:p>0.66</text:p>
          </table:table-cell>
          <table:table-cell office:value-type="float" office:value="8.1280788177" calcext:value-type="float">
            <text:p>8.1280788177</text:p>
          </table:table-cell>
          <table:table-cell office:value-type="float" office:value="-0.0416422431" calcext:value-type="float">
            <text:p>-0.0416422431</text:p>
          </table:table-cell>
          <table:table-cell office:value-type="float" office:value="19.3619438319" calcext:value-type="float">
            <text:p>19.3619438319</text:p>
          </table:table-cell>
          <table:table-cell office:value-type="float" office:value="4.46" calcext:value-type="float">
            <text:p>4.46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756138309" calcext:value-type="float">
            <text:p>1.0756138309</text:p>
          </table:table-cell>
          <table:table-cell office:value-type="float" office:value="0.0013055556" calcext:value-type="float">
            <text:p>0.0013055556</text:p>
          </table:table-cell>
          <table:table-cell office:value-type="float" office:value="6.5493064669" calcext:value-type="float">
            <text:p>6.5493064669</text:p>
          </table:table-cell>
        </table:table-row>
        <table:table-row table:style-name="ro1">
          <table:table-cell office:value-type="string" calcext:value-type="string">
            <text:p>01/10/1917</text:p>
          </table:table-cell>
          <table:table-cell office:value-type="float" office:value="7.68" calcext:value-type="float">
            <text:p>7.68</text:p>
          </table:table-cell>
          <table:table-cell office:value-type="float" office:value="0.67" calcext:value-type="float">
            <text:p>0.67</text:p>
          </table:table-cell>
          <table:table-cell office:value-type="float" office:value="8.7239583333" calcext:value-type="float">
            <text:p>8.7239583333</text:p>
          </table:table-cell>
          <table:table-cell office:value-type="float" office:value="-0.0473286125" calcext:value-type="float">
            <text:p>-0.0473286125</text:p>
          </table:table-cell>
          <table:table-cell office:value-type="float" office:value="18.4455698954" calcext:value-type="float">
            <text:p>18.4455698954</text:p>
          </table:table-cell>
          <table:table-cell office:value-type="float" office:value="4.49" calcext:value-type="float">
            <text:p>4.49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730233943" calcext:value-type="float">
            <text:p>1.0730233943</text:p>
          </table:table-cell>
          <table:table-cell office:value-type="float" office:value="0.0013291667" calcext:value-type="float">
            <text:p>0.0013291667</text:p>
          </table:table-cell>
          <table:table-cell office:value-type="float" office:value="6.5580115868" calcext:value-type="float">
            <text:p>6.5580115868</text:p>
          </table:table-cell>
        </table:table-row>
        <table:table-row table:style-name="ro1">
          <table:table-cell office:value-type="string" calcext:value-type="string">
            <text:p>01/11/1917</text:p>
          </table:table-cell>
          <table:table-cell office:value-type="float" office:value="7.04" calcext:value-type="float">
            <text:p>7.04</text:p>
          </table:table-cell>
          <table:table-cell office:value-type="float" office:value="0.68" calcext:value-type="float">
            <text:p>0.68</text:p>
          </table:table-cell>
          <table:table-cell office:value-type="float" office:value="9.6590909091" calcext:value-type="float">
            <text:p>9.6590909091</text:p>
          </table:table-cell>
          <table:table-cell office:value-type="float" office:value="-0.0759635417" calcext:value-type="float">
            <text:p>-0.0759635417</text:p>
          </table:table-cell>
          <table:table-cell office:value-type="float" office:value="17.0443790781" calcext:value-type="float">
            <text:p>17.0443790781</text:p>
          </table:table-cell>
          <table:table-cell office:value-type="float" office:value="4.51" calcext:value-type="float">
            <text:p>4.51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704391963" calcext:value-type="float">
            <text:p>1.0704391963</text:p>
          </table:table-cell>
          <table:table-cell office:value-type="float" office:value="0.0013527778" calcext:value-type="float">
            <text:p>0.0013527778</text:p>
          </table:table-cell>
          <table:table-cell office:value-type="float" office:value="6.5668831191" calcext:value-type="float">
            <text:p>6.5668831191</text:p>
          </table:table-cell>
        </table:table-row>
        <table:table-row table:style-name="ro1">
          <table:table-cell office:value-type="string" calcext:value-type="string">
            <text:p>01/12/1917</text:p>
          </table:table-cell>
          <table:table-cell office:value-type="float" office:value="6.8" calcext:value-type="float">
            <text:p>6.8</text:p>
          </table:table-cell>
          <table:table-cell office:value-type="float" office:value="0.69" calcext:value-type="float">
            <text:p>0.69</text:p>
          </table:table-cell>
          <table:table-cell office:value-type="float" office:value="10.1470588235" calcext:value-type="float">
            <text:p>10.1470588235</text:p>
          </table:table-cell>
          <table:table-cell office:value-type="float" office:value="-0.0259232955" calcext:value-type="float">
            <text:p>-0.0259232955</text:p>
          </table:table-cell>
          <table:table-cell office:value-type="float" office:value="16.6025326034" calcext:value-type="float">
            <text:p>16.6025326034</text:p>
          </table:table-cell>
          <table:table-cell office:value-type="float" office:value="4.54" calcext:value-type="float">
            <text:p>4.54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678612219" calcext:value-type="float">
            <text:p>1.0678612219</text:p>
          </table:table-cell>
          <table:table-cell office:value-type="float" office:value="0.0013763889" calcext:value-type="float">
            <text:p>0.0013763889</text:p>
          </table:table-cell>
          <table:table-cell office:value-type="float" office:value="6.5759217041" calcext:value-type="float">
            <text:p>6.5759217041</text:p>
          </table:table-cell>
        </table:table-row>
        <table:table-row table:style-name="ro1">
          <table:table-cell office:value-type="string" calcext:value-type="string">
            <text:p>01/01/1918</text:p>
          </table:table-cell>
          <table:table-cell office:value-type="float" office:value="7.21" calcext:value-type="float">
            <text:p>7.21</text:p>
          </table:table-cell>
          <table:table-cell office:value-type="float" office:value="0.68" calcext:value-type="float">
            <text:p>0.68</text:p>
          </table:table-cell>
          <table:table-cell office:value-type="float" office:value="9.4313453537" calcext:value-type="float">
            <text:p>9.4313453537</text:p>
          </table:table-cell>
          <table:table-cell office:value-type="float" office:value="0.068627451" calcext:value-type="float">
            <text:p>0.068627451</text:p>
          </table:table-cell>
          <table:table-cell office:value-type="float" office:value="17.7419220958" calcext:value-type="float">
            <text:p>17.7419220958</text:p>
          </table:table-cell>
          <table:table-cell office:value-type="float" office:value="4.57" calcext:value-type="float">
            <text:p>4.57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0652894561" calcext:value-type="float">
            <text:p>1.06528945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5851279944" calcext:value-type="float">
            <text:p>6.5851279944</text:p>
          </table:table-cell>
        </table:table-row>
        <table:table-row table:style-name="ro1">
          <table:table-cell office:value-type="string" calcext:value-type="string">
            <text:p>01/02/1918</text:p>
          </table:table-cell>
          <table:table-cell office:value-type="float" office:value="7.43" calcext:value-type="float">
            <text:p>7.43</text:p>
          </table:table-cell>
          <table:table-cell office:value-type="float" office:value="0.67" calcext:value-type="float">
            <text:p>0.67</text:p>
          </table:table-cell>
          <table:table-cell office:value-type="float" office:value="9.0174966353" calcext:value-type="float">
            <text:p>9.0174966353</text:p>
          </table:table-cell>
          <table:table-cell office:value-type="float" office:value="0.0382570504" calcext:value-type="float">
            <text:p>0.0382570504</text:p>
          </table:table-cell>
          <table:table-cell office:value-type="float" office:value="18.4206757035" calcext:value-type="float">
            <text:p>18.4206757035</text:p>
          </table:table-cell>
          <table:table-cell office:value-type="float" office:value="4.56" calcext:value-type="float">
            <text:p>4.56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58176621" calcext:value-type="float">
            <text:p>1.0658176621</text:p>
          </table:table-cell>
          <table:table-cell office:value-type="float" office:value="0.0042993056" calcext:value-type="float">
            <text:p>0.0042993056</text:p>
          </table:table-cell>
          <table:table-cell office:value-type="float" office:value="6.6134394718" calcext:value-type="float">
            <text:p>6.6134394718</text:p>
          </table:table-cell>
        </table:table-row>
        <table:table-row table:style-name="ro1">
          <table:table-cell office:value-type="string" calcext:value-type="string">
            <text:p>01/03/1918</text:p>
          </table:table-cell>
          <table:table-cell office:value-type="float" office:value="7.28" calcext:value-type="float">
            <text:p>7.28</text:p>
          </table:table-cell>
          <table:table-cell office:value-type="float" office:value="0.66" calcext:value-type="float">
            <text:p>0.66</text:p>
          </table:table-cell>
          <table:table-cell office:value-type="float" office:value="9.0659340659" calcext:value-type="float">
            <text:p>9.0659340659</text:p>
          </table:table-cell>
          <table:table-cell office:value-type="float" office:value="-0.0127860027" calcext:value-type="float">
            <text:p>-0.0127860027</text:p>
          </table:table-cell>
          <table:table-cell office:value-type="float" office:value="18.1851488944" calcext:value-type="float">
            <text:p>18.1851488944</text:p>
          </table:table-cell>
          <table:table-cell office:value-type="float" office:value="4.56" calcext:value-type="float">
            <text:p>4.56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63461301" calcext:value-type="float">
            <text:p>1.0663461301</text:p>
          </table:table-cell>
          <table:table-cell office:value-type="float" office:value="0.0042944444" calcext:value-type="float">
            <text:p>0.0042944444</text:p>
          </table:table-cell>
          <table:table-cell office:value-type="float" office:value="6.6418405202" calcext:value-type="float">
            <text:p>6.6418405202</text:p>
          </table:table-cell>
        </table:table-row>
        <table:table-row table:style-name="ro1">
          <table:table-cell office:value-type="string" calcext:value-type="string">
            <text:p>01/04/1918</text:p>
          </table:table-cell>
          <table:table-cell office:value-type="float" office:value="7.21" calcext:value-type="float">
            <text:p>7.21</text:p>
          </table:table-cell>
          <table:table-cell office:value-type="float" office:value="0.65" calcext:value-type="float">
            <text:p>0.65</text:p>
          </table:table-cell>
          <table:table-cell office:value-type="float" office:value="9.0152565881" calcext:value-type="float">
            <text:p>9.0152565881</text:p>
          </table:table-cell>
          <table:table-cell office:value-type="float" office:value="-0.0021749084" calcext:value-type="float">
            <text:p>-0.0021749084</text:p>
          </table:table-cell>
          <table:table-cell office:value-type="float" office:value="18.1455978608" calcext:value-type="float">
            <text:p>18.1455978608</text:p>
          </table:table-cell>
          <table:table-cell office:value-type="float" office:value="4.55" calcext:value-type="float">
            <text:p>4.55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687486" calcext:value-type="float">
            <text:p>1.06687486</text:p>
          </table:table-cell>
          <table:table-cell office:value-type="float" office:value="0.0042895833" calcext:value-type="float">
            <text:p>0.0042895833</text:p>
          </table:table-cell>
          <table:table-cell office:value-type="float" office:value="6.6703312486" calcext:value-type="float">
            <text:p>6.6703312486</text:p>
          </table:table-cell>
        </table:table-row>
        <table:table-row table:style-name="ro1">
          <table:table-cell office:value-type="string" calcext:value-type="string">
            <text:p>01/05/1918</text:p>
          </table:table-cell>
          <table:table-cell office:value-type="float" office:value="7.44" calcext:value-type="float">
            <text:p>7.44</text:p>
          </table:table-cell>
          <table:table-cell office:value-type="float" office:value="0.64" calcext:value-type="float">
            <text:p>0.64</text:p>
          </table:table-cell>
          <table:table-cell office:value-type="float" office:value="8.6021505376" calcext:value-type="float">
            <text:p>8.6021505376</text:p>
          </table:table-cell>
          <table:table-cell office:value-type="float" office:value="0.0392972723" calcext:value-type="float">
            <text:p>0.0392972723</text:p>
          </table:table-cell>
          <table:table-cell office:value-type="float" office:value="18.8586703611" calcext:value-type="float">
            <text:p>18.8586703611</text:p>
          </table:table-cell>
          <table:table-cell office:value-type="float" office:value="4.55" calcext:value-type="float">
            <text:p>4.55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74038521" calcext:value-type="float">
            <text:p>1.0674038521</text:p>
          </table:table-cell>
          <table:table-cell office:value-type="float" office:value="0.0042847222" calcext:value-type="float">
            <text:p>0.0042847222</text:p>
          </table:table-cell>
          <table:table-cell office:value-type="float" office:value="6.6989117651" calcext:value-type="float">
            <text:p>6.6989117651</text:p>
          </table:table-cell>
        </table:table-row>
        <table:table-row table:style-name="ro1">
          <table:table-cell office:value-type="string" calcext:value-type="string">
            <text:p>01/06/1918</text:p>
          </table:table-cell>
          <table:table-cell office:value-type="float" office:value="7.45" calcext:value-type="float">
            <text:p>7.45</text:p>
          </table:table-cell>
          <table:table-cell office:value-type="float" office:value="0.63" calcext:value-type="float">
            <text:p>0.63</text:p>
          </table:table-cell>
          <table:table-cell office:value-type="float" office:value="8.4563758389" calcext:value-type="float">
            <text:p>8.4563758389</text:p>
          </table:table-cell>
          <table:table-cell office:value-type="float" office:value="0.0084005376" calcext:value-type="float">
            <text:p>0.0084005376</text:p>
          </table:table-cell>
          <table:table-cell office:value-type="float" office:value="19.0170933312" calcext:value-type="float">
            <text:p>19.0170933312</text:p>
          </table:table-cell>
          <table:table-cell office:value-type="float" office:value="4.54" calcext:value-type="float">
            <text:p>4.54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79331065" calcext:value-type="float">
            <text:p>1.0679331065</text:p>
          </table:table-cell>
          <table:table-cell office:value-type="float" office:value="0.0042798611" calcext:value-type="float">
            <text:p>0.0042798611</text:p>
          </table:table-cell>
          <table:table-cell office:value-type="float" office:value="6.7275821771" calcext:value-type="float">
            <text:p>6.7275821771</text:p>
          </table:table-cell>
        </table:table-row>
        <table:table-row table:style-name="ro1">
          <table:table-cell office:value-type="string" calcext:value-type="string">
            <text:p>01/07/1918</text:p>
          </table:table-cell>
          <table:table-cell office:value-type="float" office:value="7.51" calcext:value-type="float">
            <text:p>7.51</text:p>
          </table:table-cell>
          <table:table-cell office:value-type="float" office:value="0.62" calcext:value-type="float">
            <text:p>0.62</text:p>
          </table:table-cell>
          <table:table-cell office:value-type="float" office:value="8.2556591212" calcext:value-type="float">
            <text:p>8.2556591212</text:p>
          </table:table-cell>
          <table:table-cell office:value-type="float" office:value="0.0149888143" calcext:value-type="float">
            <text:p>0.0149888143</text:p>
          </table:table-cell>
          <table:table-cell office:value-type="float" office:value="19.3021370121" calcext:value-type="float">
            <text:p>19.3021370121</text:p>
          </table:table-cell>
          <table:table-cell office:value-type="float" office:value="4.54" calcext:value-type="float">
            <text:p>4.54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84626234" calcext:value-type="float">
            <text:p>1.0684626234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6.7563425909" calcext:value-type="float">
            <text:p>6.7563425909</text:p>
          </table:table-cell>
        </table:table-row>
        <table:table-row table:style-name="ro1">
          <table:table-cell office:value-type="string" calcext:value-type="string">
            <text:p>01/08/1918</text:p>
          </table:table-cell>
          <table:table-cell office:value-type="float" office:value="7.58" calcext:value-type="float">
            <text:p>7.58</text:p>
          </table:table-cell>
          <table:table-cell office:value-type="float" office:value="0.61" calcext:value-type="float">
            <text:p>0.61</text:p>
          </table:table-cell>
          <table:table-cell office:value-type="float" office:value="8.0474934037" calcext:value-type="float">
            <text:p>8.0474934037</text:p>
          </table:table-cell>
          <table:table-cell office:value-type="float" office:value="0.0160896582" calcext:value-type="float">
            <text:p>0.0160896582</text:p>
          </table:table-cell>
          <table:table-cell office:value-type="float" office:value="19.6127017998" calcext:value-type="float">
            <text:p>19.6127017998</text:p>
          </table:table-cell>
          <table:table-cell office:value-type="float" office:value="4.53" calcext:value-type="float">
            <text:p>4.53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89924028" calcext:value-type="float">
            <text:p>1.0689924028</text:p>
          </table:table-cell>
          <table:table-cell office:value-type="float" office:value="0.0042701389" calcext:value-type="float">
            <text:p>0.0042701389</text:p>
          </table:table-cell>
          <table:table-cell office:value-type="float" office:value="6.7851931121" calcext:value-type="float">
            <text:p>6.7851931121</text:p>
          </table:table-cell>
        </table:table-row>
        <table:table-row table:style-name="ro1">
          <table:table-cell office:value-type="string" calcext:value-type="string">
            <text:p>01/09/1918</text:p>
          </table:table-cell>
          <table:table-cell office:value-type="float" office:value="7.54" calcext:value-type="float">
            <text:p>7.54</text:p>
          </table:table-cell>
          <table:table-cell office:value-type="float" office:value="0.6" calcext:value-type="float">
            <text:p>0.6</text:p>
          </table:table-cell>
          <table:table-cell office:value-type="float" office:value="7.9575596817" calcext:value-type="float">
            <text:p>7.9575596817</text:p>
          </table:table-cell>
          <table:table-cell office:value-type="float" office:value="0.0013192612" calcext:value-type="float">
            <text:p>0.0013192612</text:p>
          </table:table-cell>
          <table:table-cell office:value-type="float" office:value="19.6385760765" calcext:value-type="float">
            <text:p>19.6385760765</text:p>
          </table:table-cell>
          <table:table-cell office:value-type="float" office:value="4.52" calcext:value-type="float">
            <text:p>4.52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695224448" calcext:value-type="float">
            <text:p>1.0695224448</text:p>
          </table:table-cell>
          <table:table-cell office:value-type="float" office:value="0.0042652778" calcext:value-type="float">
            <text:p>0.0042652778</text:p>
          </table:table-cell>
          <table:table-cell office:value-type="float" office:value="6.8141338455" calcext:value-type="float">
            <text:p>6.8141338455</text:p>
          </table:table-cell>
        </table:table-row>
        <table:table-row table:style-name="ro1">
          <table:table-cell office:value-type="string" calcext:value-type="string">
            <text:p>01/10/1918</text:p>
          </table:table-cell>
          <table:table-cell office:value-type="float" office:value="7.86" calcext:value-type="float">
            <text:p>7.86</text:p>
          </table:table-cell>
          <table:table-cell office:value-type="float" office:value="0.59" calcext:value-type="float">
            <text:p>0.59</text:p>
          </table:table-cell>
          <table:table-cell office:value-type="float" office:value="7.5063613232" calcext:value-type="float">
            <text:p>7.5063613232</text:p>
          </table:table-cell>
          <table:table-cell office:value-type="float" office:value="0.0489610964" calcext:value-type="float">
            <text:p>0.0489610964</text:p>
          </table:table-cell>
          <table:table-cell office:value-type="float" office:value="20.6001022925" calcext:value-type="float">
            <text:p>20.6001022925</text:p>
          </table:table-cell>
          <table:table-cell office:value-type="float" office:value="4.52" calcext:value-type="float">
            <text:p>4.52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700527497" calcext:value-type="float">
            <text:p>1.0700527497</text:p>
          </table:table-cell>
          <table:table-cell office:value-type="float" office:value="0.0042604167" calcext:value-type="float">
            <text:p>0.0042604167</text:p>
          </table:table-cell>
          <table:table-cell office:value-type="float" office:value="6.8431648949" calcext:value-type="float">
            <text:p>6.8431648949</text:p>
          </table:table-cell>
        </table:table-row>
        <table:table-row table:style-name="ro1">
          <table:table-cell office:value-type="string" calcext:value-type="string">
            <text:p>01/11/1918</text:p>
          </table:table-cell>
          <table:table-cell office:value-type="float" office:value="8.06" calcext:value-type="float">
            <text:p>8.06</text:p>
          </table:table-cell>
          <table:table-cell office:value-type="float" office:value="0.58" calcext:value-type="float">
            <text:p>0.58</text:p>
          </table:table-cell>
          <table:table-cell office:value-type="float" office:value="7.1960297767" calcext:value-type="float">
            <text:p>7.1960297767</text:p>
          </table:table-cell>
          <table:table-cell office:value-type="float" office:value="0.0315945717" calcext:value-type="float">
            <text:p>0.0315945717</text:p>
          </table:table-cell>
          <table:table-cell office:value-type="float" office:value="21.2509537008" calcext:value-type="float">
            <text:p>21.2509537008</text:p>
          </table:table-cell>
          <table:table-cell office:value-type="float" office:value="4.51" calcext:value-type="float">
            <text:p>4.51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705833175" calcext:value-type="float">
            <text:p>1.0705833175</text:p>
          </table:table-cell>
          <table:table-cell office:value-type="float" office:value="0.0042555556" calcext:value-type="float">
            <text:p>0.0042555556</text:p>
          </table:table-cell>
          <table:table-cell office:value-type="float" office:value="6.8722863633" calcext:value-type="float">
            <text:p>6.8722863633</text:p>
          </table:table-cell>
        </table:table-row>
        <table:table-row table:style-name="ro1">
          <table:table-cell office:value-type="string" calcext:value-type="string">
            <text:p>01/12/1918</text:p>
          </table:table-cell>
          <table:table-cell office:value-type="float" office:value="7.9" calcext:value-type="float">
            <text:p>7.9</text:p>
          </table:table-cell>
          <table:table-cell office:value-type="float" office:value="0.57" calcext:value-type="float">
            <text:p>0.57</text:p>
          </table:table-cell>
          <table:table-cell office:value-type="float" office:value="7.2151898734" calcext:value-type="float">
            <text:p>7.2151898734</text:p>
          </table:table-cell>
          <table:table-cell office:value-type="float" office:value="-0.0139578164" calcext:value-type="float">
            <text:p>-0.0139578164</text:p>
          </table:table-cell>
          <table:table-cell office:value-type="float" office:value="20.9543367912" calcext:value-type="float">
            <text:p>20.9543367912</text:p>
          </table:table-cell>
          <table:table-cell office:value-type="float" office:value="4.51" calcext:value-type="float">
            <text:p>4.51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711141484" calcext:value-type="float">
            <text:p>1.0711141484</text:p>
          </table:table-cell>
          <table:table-cell office:value-type="float" office:value="0.0042506944" calcext:value-type="float">
            <text:p>0.0042506944</text:p>
          </table:table-cell>
          <table:table-cell office:value-type="float" office:value="6.9014983528" calcext:value-type="float">
            <text:p>6.9014983528</text:p>
          </table:table-cell>
        </table:table-row>
        <table:table-row table:style-name="ro1">
          <table:table-cell office:value-type="string" calcext:value-type="string">
            <text:p>01/01/1919</text:p>
          </table:table-cell>
          <table:table-cell office:value-type="float" office:value="7.85" calcext:value-type="float">
            <text:p>7.85</text:p>
          </table:table-cell>
          <table:table-cell office:value-type="float" office:value="0.57" calcext:value-type="float">
            <text:p>0.57</text:p>
          </table:table-cell>
          <table:table-cell office:value-type="float" office:value="7.2611464968" calcext:value-type="float">
            <text:p>7.2611464968</text:p>
          </table:table-cell>
          <table:table-cell office:value-type="float" office:value="-0.0003512658" calcext:value-type="float">
            <text:p>-0.0003512658</text:p>
          </table:table-cell>
          <table:table-cell office:value-type="float" office:value="20.9469762488" calcext:value-type="float">
            <text:p>20.9469762488</text:p>
          </table:table-cell>
          <table:table-cell office:value-type="float" office:value="4.5" calcext:value-type="float">
            <text:p>4.5</text:p>
          </table:table-cell>
          <table:table-cell office:value-type="float" office:value="0.0004958333" calcext:value-type="float">
            <text:p>0.0004958333</text:p>
          </table:table-cell>
          <table:table-cell office:value-type="float" office:value="1.0716452425" calcext:value-type="float">
            <text:p>1.0716452425</text:p>
          </table:table-cell>
          <table:table-cell office:value-type="float" office:value="0.0042458333" calcext:value-type="float">
            <text:p>0.0042458333</text:p>
          </table:table-cell>
          <table:table-cell office:value-type="float" office:value="6.9308009646" calcext:value-type="float">
            <text:p>6.9308009646</text:p>
          </table:table-cell>
        </table:table-row>
        <table:table-row table:style-name="ro1">
          <table:table-cell office:value-type="string" calcext:value-type="string">
            <text:p>01/02/1919</text:p>
          </table:table-cell>
          <table:table-cell office:value-type="float" office:value="7.88" calcext:value-type="float">
            <text:p>7.88</text:p>
          </table:table-cell>
          <table:table-cell office:value-type="float" office:value="0.56" calcext:value-type="float">
            <text:p>0.56</text:p>
          </table:table-cell>
          <table:table-cell office:value-type="float" office:value="7.1065989848" calcext:value-type="float">
            <text:p>7.1065989848</text:p>
          </table:table-cell>
          <table:table-cell office:value-type="float" office:value="0.0098014862" calcext:value-type="float">
            <text:p>0.0098014862</text:p>
          </table:table-cell>
          <table:table-cell office:value-type="float" office:value="21.1522877475" calcext:value-type="float">
            <text:p>21.1522877475</text:p>
          </table:table-cell>
          <table:table-cell office:value-type="float" office:value="4.54" calcext:value-type="float">
            <text:p>4.54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680775569" calcext:value-type="float">
            <text:p>1.0680775569</text:p>
          </table:table-cell>
          <table:table-cell office:value-type="float" office:value="0.0004534722" calcext:value-type="float">
            <text:p>0.0004534722</text:p>
          </table:table-cell>
          <table:table-cell office:value-type="float" office:value="6.9339438903" calcext:value-type="float">
            <text:p>6.9339438903</text:p>
          </table:table-cell>
        </table:table-row>
        <table:table-row table:style-name="ro1">
          <table:table-cell office:value-type="string" calcext:value-type="string">
            <text:p>01/03/1919</text:p>
          </table:table-cell>
          <table:table-cell office:value-type="float" office:value="8.12" calcext:value-type="float">
            <text:p>8.12</text:p>
          </table:table-cell>
          <table:table-cell office:value-type="float" office:value="0.56" calcext:value-type="float">
            <text:p>0.56</text:p>
          </table:table-cell>
          <table:table-cell office:value-type="float" office:value="6.8965517241" calcext:value-type="float">
            <text:p>6.8965517241</text:p>
          </table:table-cell>
          <table:table-cell office:value-type="float" office:value="0.0363790186" calcext:value-type="float">
            <text:p>0.0363790186</text:p>
          </table:table-cell>
          <table:table-cell office:value-type="float" office:value="21.9217872171" calcext:value-type="float">
            <text:p>21.9217872171</text:p>
          </table:table-cell>
          <table:table-cell office:value-type="float" office:value="4.58" calcext:value-type="float">
            <text:p>4.58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645217487" calcext:value-type="float">
            <text:p>1.0645217487</text:p>
          </table:table-cell>
          <table:table-cell office:value-type="float" office:value="0.0004861111" calcext:value-type="float">
            <text:p>0.0004861111</text:p>
          </table:table-cell>
          <table:table-cell office:value-type="float" office:value="6.9373145574" calcext:value-type="float">
            <text:p>6.9373145574</text:p>
          </table:table-cell>
        </table:table-row>
        <table:table-row table:style-name="ro1">
          <table:table-cell office:value-type="string" calcext:value-type="string">
            <text:p>01/04/1919</text:p>
          </table:table-cell>
          <table:table-cell office:value-type="float" office:value="8.39" calcext:value-type="float">
            <text:p>8.39</text:p>
          </table:table-cell>
          <table:table-cell office:value-type="float" office:value="0.56" calcext:value-type="float">
            <text:p>0.56</text:p>
          </table:table-cell>
          <table:table-cell office:value-type="float" office:value="6.6746126341" calcext:value-type="float">
            <text:p>6.6746126341</text:p>
          </table:table-cell>
          <table:table-cell office:value-type="float" office:value="0.038964491" calcext:value-type="float">
            <text:p>0.038964491</text:p>
          </table:table-cell>
          <table:table-cell office:value-type="float" office:value="22.7759584972" calcext:value-type="float">
            <text:p>22.7759584972</text:p>
          </table:table-cell>
          <table:table-cell office:value-type="float" office:value="4.62" calcext:value-type="float">
            <text:p>4.62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609777784" calcext:value-type="float">
            <text:p>1.0609777784</text:p>
          </table:table-cell>
          <table:table-cell office:value-type="float" office:value="0.00051875" calcext:value-type="float">
            <text:p>0.00051875</text:p>
          </table:table-cell>
          <table:table-cell office:value-type="float" office:value="6.9409132894" calcext:value-type="float">
            <text:p>6.9409132894</text:p>
          </table:table-cell>
        </table:table-row>
        <table:table-row table:style-name="ro1">
          <table:table-cell office:value-type="string" calcext:value-type="string">
            <text:p>01/05/1919</text:p>
          </table:table-cell>
          <table:table-cell office:value-type="float" office:value="8.97" calcext:value-type="float">
            <text:p>8.97</text:p>
          </table:table-cell>
          <table:table-cell office:value-type="float" office:value="0.55" calcext:value-type="float">
            <text:p>0.55</text:p>
          </table:table-cell>
          <table:table-cell office:value-type="float" office:value="6.1315496098" calcext:value-type="float">
            <text:p>6.1315496098</text:p>
          </table:table-cell>
          <table:table-cell office:value-type="float" office:value="0.0746255463" calcext:value-type="float">
            <text:p>0.0746255463</text:p>
          </table:table-cell>
          <table:table-cell office:value-type="float" office:value="24.4756268422" calcext:value-type="float">
            <text:p>24.4756268422</text:p>
          </table:table-cell>
          <table:table-cell office:value-type="float" office:value="4.66" calcext:value-type="float">
            <text:p>4.66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574456065" calcext:value-type="float">
            <text:p>1.0574456065</text:p>
          </table:table-cell>
          <table:table-cell office:value-type="float" office:value="0.0005513889" calcext:value-type="float">
            <text:p>0.0005513889</text:p>
          </table:table-cell>
          <table:table-cell office:value-type="float" office:value="6.9447404318" calcext:value-type="float">
            <text:p>6.9447404318</text:p>
          </table:table-cell>
        </table:table-row>
        <table:table-row table:style-name="ro1">
          <table:table-cell office:value-type="string" calcext:value-type="string">
            <text:p>01/06/1919</text:p>
          </table:table-cell>
          <table:table-cell office:value-type="float" office:value="9.21" calcext:value-type="float">
            <text:p>9.21</text:p>
          </table:table-cell>
          <table:table-cell office:value-type="float" office:value="0.55" calcext:value-type="float">
            <text:p>0.55</text:p>
          </table:table-cell>
          <table:table-cell office:value-type="float" office:value="5.9717698154" calcext:value-type="float">
            <text:p>5.9717698154</text:p>
          </table:table-cell>
          <table:table-cell office:value-type="float" office:value="0.0318654775" calcext:value-type="float">
            <text:p>0.0318654775</text:p>
          </table:table-cell>
          <table:table-cell office:value-type="float" office:value="25.2555543791" calcext:value-type="float">
            <text:p>25.2555543791</text:p>
          </table:table-cell>
          <table:table-cell office:value-type="float" office:value="4.7" calcext:value-type="float">
            <text:p>4.7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539251939" calcext:value-type="float">
            <text:p>1.0539251939</text:p>
          </table:table-cell>
          <table:table-cell office:value-type="float" office:value="0.0005840278" calcext:value-type="float">
            <text:p>0.0005840278</text:p>
          </table:table-cell>
          <table:table-cell office:value-type="float" office:value="6.9487963532" calcext:value-type="float">
            <text:p>6.9487963532</text:p>
          </table:table-cell>
        </table:table-row>
        <table:table-row table:style-name="ro1">
          <table:table-cell office:value-type="string" calcext:value-type="string">
            <text:p>01/07/1919</text:p>
          </table:table-cell>
          <table:table-cell office:value-type="float" office:value="9.51" calcext:value-type="float">
            <text:p>9.51</text:p>
          </table:table-cell>
          <table:table-cell office:value-type="float" office:value="0.55" calcext:value-type="float">
            <text:p>0.55</text:p>
          </table:table-cell>
          <table:table-cell office:value-type="float" office:value="5.7833859096" calcext:value-type="float">
            <text:p>5.7833859096</text:p>
          </table:table-cell>
          <table:table-cell office:value-type="float" office:value="0.0375199059" calcext:value-type="float">
            <text:p>0.0375199059</text:p>
          </table:table-cell>
          <table:table-cell office:value-type="float" office:value="26.2031404028" calcext:value-type="float">
            <text:p>26.2031404028</text:p>
          </table:table-cell>
          <table:table-cell office:value-type="float" office:value="4.74" calcext:value-type="float">
            <text:p>4.74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504165012" calcext:value-type="float">
            <text:p>1.0504165012</text:p>
          </table:table-cell>
          <table:table-cell office:value-type="float" office:value="0.0006166667" calcext:value-type="float">
            <text:p>0.0006166667</text:p>
          </table:table-cell>
          <table:table-cell office:value-type="float" office:value="6.9530814442" calcext:value-type="float">
            <text:p>6.9530814442</text:p>
          </table:table-cell>
        </table:table-row>
        <table:table-row table:style-name="ro1">
          <table:table-cell office:value-type="string" calcext:value-type="string">
            <text:p>01/08/1919</text:p>
          </table:table-cell>
          <table:table-cell office:value-type="float" office:value="8.87" calcext:value-type="float">
            <text:p>8.87</text:p>
          </table:table-cell>
          <table:table-cell office:value-type="float" office:value="0.54" calcext:value-type="float">
            <text:p>0.54</text:p>
          </table:table-cell>
          <table:table-cell office:value-type="float" office:value="6.0879368658" calcext:value-type="float">
            <text:p>6.0879368658</text:p>
          </table:table-cell>
          <table:table-cell office:value-type="float" office:value="-0.0625368034" calcext:value-type="float">
            <text:p>-0.0625368034</text:p>
          </table:table-cell>
          <table:table-cell office:value-type="float" office:value="24.5644797639" calcext:value-type="float">
            <text:p>24.5644797639</text:p>
          </table:table-cell>
          <table:table-cell office:value-type="float" office:value="4.77" calcext:value-type="float">
            <text:p>4.77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469194896" calcext:value-type="float">
            <text:p>1.0469194896</text:p>
          </table:table-cell>
          <table:table-cell office:value-type="float" office:value="0.0006493056" calcext:value-type="float">
            <text:p>0.0006493056</text:p>
          </table:table-cell>
          <table:table-cell office:value-type="float" office:value="6.9575961187" calcext:value-type="float">
            <text:p>6.9575961187</text:p>
          </table:table-cell>
        </table:table-row>
        <table:table-row table:style-name="ro1">
          <table:table-cell office:value-type="string" calcext:value-type="string">
            <text:p>01/09/1919</text:p>
          </table:table-cell>
          <table:table-cell office:value-type="float" office:value="9.01" calcext:value-type="float">
            <text:p>9.01</text:p>
          </table:table-cell>
          <table:table-cell office:value-type="float" office:value="0.54" calcext:value-type="float">
            <text:p>0.54</text:p>
          </table:table-cell>
          <table:table-cell office:value-type="float" office:value="5.9933407325" calcext:value-type="float">
            <text:p>5.9933407325</text:p>
          </table:table-cell>
          <table:table-cell office:value-type="float" office:value="0.0208568207" calcext:value-type="float">
            <text:p>0.0208568207</text:p>
          </table:table-cell>
          <table:table-cell office:value-type="float" office:value="25.076816715" calcext:value-type="float">
            <text:p>25.076816715</text:p>
          </table:table-cell>
          <table:table-cell office:value-type="float" office:value="4.81" calcext:value-type="float">
            <text:p>4.81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434341202" calcext:value-type="float">
            <text:p>1.0434341202</text:p>
          </table:table-cell>
          <table:table-cell office:value-type="float" office:value="0.0006819444" calcext:value-type="float">
            <text:p>0.0006819444</text:p>
          </table:table-cell>
          <table:table-cell office:value-type="float" office:value="6.9623408127" calcext:value-type="float">
            <text:p>6.9623408127</text:p>
          </table:table-cell>
        </table:table-row>
        <table:table-row table:style-name="ro1">
          <table:table-cell office:value-type="string" calcext:value-type="string">
            <text:p>01/10/1919</text:p>
          </table:table-cell>
          <table:table-cell office:value-type="float" office:value="9.47" calcext:value-type="float">
            <text:p>9.47</text:p>
          </table:table-cell>
          <table:table-cell office:value-type="float" office:value="0.54" calcext:value-type="float">
            <text:p>0.54</text:p>
          </table:table-cell>
          <table:table-cell office:value-type="float" office:value="5.702217529" calcext:value-type="float">
            <text:p>5.702217529</text:p>
          </table:table-cell>
          <table:table-cell office:value-type="float" office:value="0.056018313" calcext:value-type="float">
            <text:p>0.056018313</text:p>
          </table:table-cell>
          <table:table-cell office:value-type="float" office:value="26.4815776824" calcext:value-type="float">
            <text:p>26.4815776824</text:p>
          </table:table-cell>
          <table:table-cell office:value-type="float" office:value="4.85" calcext:value-type="float">
            <text:p>4.85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399603541" calcext:value-type="float">
            <text:p>1.0399603541</text:p>
          </table:table-cell>
          <table:table-cell office:value-type="float" office:value="0.0007145833" calcext:value-type="float">
            <text:p>0.0007145833</text:p>
          </table:table-cell>
          <table:table-cell office:value-type="float" office:value="6.9673159854" calcext:value-type="float">
            <text:p>6.9673159854</text:p>
          </table:table-cell>
        </table:table-row>
        <table:table-row table:style-name="ro1">
          <table:table-cell office:value-type="string" calcext:value-type="string">
            <text:p>01/11/1919</text:p>
          </table:table-cell>
          <table:table-cell office:value-type="float" office:value="9.19" calcext:value-type="float">
            <text:p>9.19</text:p>
          </table:table-cell>
          <table:table-cell office:value-type="float" office:value="0.53" calcext:value-type="float">
            <text:p>0.53</text:p>
          </table:table-cell>
          <table:table-cell office:value-type="float" office:value="5.7671381937" calcext:value-type="float">
            <text:p>5.7671381937</text:p>
          </table:table-cell>
          <table:table-cell office:value-type="float" office:value="-0.024874164" calcext:value-type="float">
            <text:p>-0.024874164</text:p>
          </table:table-cell>
          <table:table-cell office:value-type="float" office:value="25.8228705755" calcext:value-type="float">
            <text:p>25.8228705755</text:p>
          </table:table-cell>
          <table:table-cell office:value-type="float" office:value="4.89" calcext:value-type="float">
            <text:p>4.89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364981527" calcext:value-type="float">
            <text:p>1.0364981527</text:p>
          </table:table-cell>
          <table:table-cell office:value-type="float" office:value="0.0007472222" calcext:value-type="float">
            <text:p>0.0007472222</text:p>
          </table:table-cell>
          <table:table-cell office:value-type="float" office:value="6.9725221187" calcext:value-type="float">
            <text:p>6.9725221187</text:p>
          </table:table-cell>
        </table:table-row>
        <table:table-row table:style-name="ro1">
          <table:table-cell office:value-type="string" calcext:value-type="string">
            <text:p>01/12/1919</text:p>
          </table:table-cell>
          <table:table-cell office:value-type="float" office:value="8.92" calcext:value-type="float">
            <text:p>8.92</text:p>
          </table:table-cell>
          <table:table-cell office:value-type="float" office:value="0.53" calcext:value-type="float">
            <text:p>0.53</text:p>
          </table:table-cell>
          <table:table-cell office:value-type="float" office:value="5.9417040359" calcext:value-type="float">
            <text:p>5.9417040359</text:p>
          </table:table-cell>
          <table:table-cell office:value-type="float" office:value="-0.0245738121" calcext:value-type="float">
            <text:p>-0.0245738121</text:p>
          </table:table-cell>
          <table:table-cell office:value-type="float" office:value="25.1883042057" calcext:value-type="float">
            <text:p>25.1883042057</text:p>
          </table:table-cell>
          <table:table-cell office:value-type="float" office:value="4.93" calcext:value-type="float">
            <text:p>4.93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330474776" calcext:value-type="float">
            <text:p>1.0330474776</text:p>
          </table:table-cell>
          <table:table-cell office:value-type="float" office:value="0.0007798611" calcext:value-type="float">
            <text:p>0.0007798611</text:p>
          </table:table-cell>
          <table:table-cell office:value-type="float" office:value="6.9779597176" calcext:value-type="float">
            <text:p>6.9779597176</text:p>
          </table:table-cell>
        </table:table-row>
        <table:table-row table:style-name="ro1">
          <table:table-cell office:value-type="string" calcext:value-type="string">
            <text:p>01/01/1920</text:p>
          </table:table-cell>
          <table:table-cell office:value-type="float" office:value="8.83" calcext:value-type="float">
            <text:p>8.83</text:p>
          </table:table-cell>
          <table:table-cell office:value-type="float" office:value="0.53" calcext:value-type="float">
            <text:p>0.53</text:p>
          </table:table-cell>
          <table:table-cell office:value-type="float" office:value="6.0022650057" calcext:value-type="float">
            <text:p>6.0022650057</text:p>
          </table:table-cell>
          <table:table-cell office:value-type="float" office:value="-0.005154148" calcext:value-type="float">
            <text:p>-0.005154148</text:p>
          </table:table-cell>
          <table:table-cell office:value-type="float" office:value="25.0584799584" calcext:value-type="float">
            <text:p>25.0584799584</text:p>
          </table:table-cell>
          <table:table-cell office:value-type="float" office:value="4.97" calcext:value-type="float">
            <text:p>4.97</text:p>
          </table:table-cell>
          <table:table-cell office:value-type="float" office:value="-0.0033291667" calcext:value-type="float">
            <text:p>-0.0033291667</text:p>
          </table:table-cell>
          <table:table-cell office:value-type="float" office:value="1.0296082904" calcext:value-type="float">
            <text:p>1.0296082904</text:p>
          </table:table-cell>
          <table:table-cell office:value-type="float" office:value="0.0008125" calcext:value-type="float">
            <text:p>0.0008125</text:p>
          </table:table-cell>
          <table:table-cell office:value-type="float" office:value="6.9836293098" calcext:value-type="float">
            <text:p>6.9836293098</text:p>
          </table:table-cell>
        </table:table-row>
        <table:table-row table:style-name="ro1">
          <table:table-cell office:value-type="string" calcext:value-type="string">
            <text:p>01/02/1920</text:p>
          </table:table-cell>
          <table:table-cell office:value-type="float" office:value="8.1" calcext:value-type="float">
            <text:p>8.1</text:p>
          </table:table-cell>
          <table:table-cell office:value-type="float" office:value="0.53" calcext:value-type="float">
            <text:p>0.53</text:p>
          </table:table-cell>
          <table:table-cell office:value-type="float" office:value="6.5432098765" calcext:value-type="float">
            <text:p>6.5432098765</text:p>
          </table:table-cell>
          <table:table-cell office:value-type="float" office:value="-0.077701963" calcext:value-type="float">
            <text:p>-0.077701963</text:p>
          </table:table-cell>
          <table:table-cell office:value-type="float" office:value="23.1113868757" calcext:value-type="float">
            <text:p>23.1113868757</text:p>
          </table:table-cell>
          <table:table-cell office:value-type="float" office:value="4.98" calcext:value-type="float">
            <text:p>4.98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87331234" calcext:value-type="float">
            <text:p>1.0287331234</text:p>
          </table:table-cell>
          <table:table-cell office:value-type="float" office:value="0.0033" calcext:value-type="float">
            <text:p>0.0033</text:p>
          </table:table-cell>
          <table:table-cell office:value-type="float" office:value="7.0066752865" calcext:value-type="float">
            <text:p>7.0066752865</text:p>
          </table:table-cell>
        </table:table-row>
        <table:table-row table:style-name="ro1">
          <table:table-cell office:value-type="string" calcext:value-type="string">
            <text:p>01/03/1920</text:p>
          </table:table-cell>
          <table:table-cell office:value-type="float" office:value="8.67" calcext:value-type="float">
            <text:p>8.67</text:p>
          </table:table-cell>
          <table:table-cell office:value-type="float" office:value="0.53" calcext:value-type="float">
            <text:p>0.53</text:p>
          </table:table-cell>
          <table:table-cell office:value-type="float" office:value="6.1130334487" calcext:value-type="float">
            <text:p>6.1130334487</text:p>
          </table:table-cell>
          <table:table-cell office:value-type="float" office:value="0.0757716049" calcext:value-type="float">
            <text:p>0.0757716049</text:p>
          </table:table-cell>
          <table:table-cell office:value-type="float" office:value="24.8625737516" calcext:value-type="float">
            <text:p>24.8625737516</text:p>
          </table:table-cell>
          <table:table-cell office:value-type="float" office:value="4.99" calcext:value-type="float">
            <text:p>4.9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78587002" calcext:value-type="float">
            <text:p>1.0278587002</text:p>
          </table:table-cell>
          <table:table-cell office:value-type="float" office:value="0.0033083333" calcext:value-type="float">
            <text:p>0.0033083333</text:p>
          </table:table-cell>
          <table:table-cell office:value-type="float" office:value="7.029855704" calcext:value-type="float">
            <text:p>7.029855704</text:p>
          </table:table-cell>
        </table:table-row>
        <table:table-row table:style-name="ro1">
          <table:table-cell office:value-type="string" calcext:value-type="string">
            <text:p>01/04/1920</text:p>
          </table:table-cell>
          <table:table-cell office:value-type="float" office:value="8.6" calcext:value-type="float">
            <text:p>8.6</text:p>
          </table:table-cell>
          <table:table-cell office:value-type="float" office:value="0.52" calcext:value-type="float">
            <text:p>0.52</text:p>
          </table:table-cell>
          <table:table-cell office:value-type="float" office:value="6.0465116279" calcext:value-type="float">
            <text:p>6.0465116279</text:p>
          </table:table-cell>
          <table:table-cell office:value-type="float" office:value="-0.0030440215" calcext:value-type="float">
            <text:p>-0.0030440215</text:p>
          </table:table-cell>
          <table:table-cell office:value-type="float" office:value="24.7868915418" calcext:value-type="float">
            <text:p>24.7868915418</text:p>
          </table:table-cell>
          <table:table-cell office:value-type="float" office:value="5" calcext:value-type="float">
            <text:p>5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69850203" calcext:value-type="float">
            <text:p>1.0269850203</text:p>
          </table:table-cell>
          <table:table-cell office:value-type="float" office:value="0.0033166667" calcext:value-type="float">
            <text:p>0.0033166667</text:p>
          </table:table-cell>
          <table:table-cell office:value-type="float" office:value="7.053171392" calcext:value-type="float">
            <text:p>7.053171392</text:p>
          </table:table-cell>
        </table:table-row>
        <table:table-row table:style-name="ro1">
          <table:table-cell office:value-type="string" calcext:value-type="string">
            <text:p>01/05/1920</text:p>
          </table:table-cell>
          <table:table-cell office:value-type="float" office:value="8.06" calcext:value-type="float">
            <text:p>8.06</text:p>
          </table:table-cell>
          <table:table-cell office:value-type="float" office:value="0.52" calcext:value-type="float">
            <text:p>0.52</text:p>
          </table:table-cell>
          <table:table-cell office:value-type="float" office:value="6.4516129032" calcext:value-type="float">
            <text:p>6.4516129032</text:p>
          </table:table-cell>
          <table:table-cell office:value-type="float" office:value="-0.0577354651" calcext:value-type="float">
            <text:p>-0.0577354651</text:p>
          </table:table-cell>
          <table:table-cell office:value-type="float" office:value="23.3558088299" calcext:value-type="float">
            <text:p>23.3558088299</text:p>
          </table:table-cell>
          <table:table-cell office:value-type="float" office:value="5.01" calcext:value-type="float">
            <text:p>5.01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6112083" calcext:value-type="float">
            <text:p>1.026112083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7.0766231869" calcext:value-type="float">
            <text:p>7.0766231869</text:p>
          </table:table-cell>
        </table:table-row>
        <table:table-row table:style-name="ro1">
          <table:table-cell office:value-type="string" calcext:value-type="string">
            <text:p>01/06/1920</text:p>
          </table:table-cell>
          <table:table-cell office:value-type="float" office:value="7.92" calcext:value-type="float">
            <text:p>7.92</text:p>
          </table:table-cell>
          <table:table-cell office:value-type="float" office:value="0.52" calcext:value-type="float">
            <text:p>0.52</text:p>
          </table:table-cell>
          <table:table-cell office:value-type="float" office:value="6.5656565657" calcext:value-type="float">
            <text:p>6.5656565657</text:p>
          </table:table-cell>
          <table:table-cell office:value-type="float" office:value="-0.011993383" calcext:value-type="float">
            <text:p>-0.011993383</text:p>
          </table:table-cell>
          <table:table-cell office:value-type="float" office:value="23.0756936702" calcext:value-type="float">
            <text:p>23.0756936702</text:p>
          </table:table-cell>
          <table:table-cell office:value-type="float" office:value="5.02" calcext:value-type="float">
            <text:p>5.0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52398878" calcext:value-type="float">
            <text:p>1.0252398878</text:p>
          </table:table-cell>
          <table:table-cell office:value-type="float" office:value="0.0033333333" calcext:value-type="float">
            <text:p>0.0033333333</text:p>
          </table:table-cell>
          <table:table-cell office:value-type="float" office:value="7.1002119309" calcext:value-type="float">
            <text:p>7.1002119309</text:p>
          </table:table-cell>
        </table:table-row>
        <table:table-row table:style-name="ro1">
          <table:table-cell office:value-type="string" calcext:value-type="string">
            <text:p>01/07/1920</text:p>
          </table:table-cell>
          <table:table-cell office:value-type="float" office:value="7.91" calcext:value-type="float">
            <text:p>7.91</text:p>
          </table:table-cell>
          <table:table-cell office:value-type="float" office:value="0.52" calcext:value-type="float">
            <text:p>0.52</text:p>
          </table:table-cell>
          <table:table-cell office:value-type="float" office:value="6.5739570164" calcext:value-type="float">
            <text:p>6.5739570164</text:p>
          </table:table-cell>
          <table:table-cell office:value-type="float" office:value="0.004190867" calcext:value-type="float">
            <text:p>0.004190867</text:p>
          </table:table-cell>
          <table:table-cell office:value-type="float" office:value="23.1724008334" calcext:value-type="float">
            <text:p>23.1724008334</text:p>
          </table:table-cell>
          <table:table-cell office:value-type="float" office:value="5.03" calcext:value-type="float">
            <text:p>5.0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43684339" calcext:value-type="float">
            <text:p>1.0243684339</text:p>
          </table:table-cell>
          <table:table-cell office:value-type="float" office:value="0.0033416667" calcext:value-type="float">
            <text:p>0.0033416667</text:p>
          </table:table-cell>
          <table:table-cell office:value-type="float" office:value="7.1239384724" calcext:value-type="float">
            <text:p>7.1239384724</text:p>
          </table:table-cell>
        </table:table-row>
        <table:table-row table:style-name="ro1">
          <table:table-cell office:value-type="string" calcext:value-type="string">
            <text:p>01/08/1920</text:p>
          </table:table-cell>
          <table:table-cell office:value-type="float" office:value="7.6" calcext:value-type="float">
            <text:p>7.6</text:p>
          </table:table-cell>
          <table:table-cell office:value-type="float" office:value="0.52" calcext:value-type="float">
            <text:p>0.52</text:p>
          </table:table-cell>
          <table:table-cell office:value-type="float" office:value="6.8421052632" calcext:value-type="float">
            <text:p>6.8421052632</text:p>
          </table:table-cell>
          <table:table-cell office:value-type="float" office:value="-0.0337473662" calcext:value-type="float">
            <text:p>-0.0337473662</text:p>
          </table:table-cell>
          <table:table-cell office:value-type="float" office:value="22.3903933367" calcext:value-type="float">
            <text:p>22.3903933367</text:p>
          </table:table-cell>
          <table:table-cell office:value-type="float" office:value="5.04" calcext:value-type="float">
            <text:p>5.0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34977207" calcext:value-type="float">
            <text:p>1.0234977207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7.1478036663" calcext:value-type="float">
            <text:p>7.1478036663</text:p>
          </table:table-cell>
        </table:table-row>
        <table:table-row table:style-name="ro1">
          <table:table-cell office:value-type="string" calcext:value-type="string">
            <text:p>01/09/1920</text:p>
          </table:table-cell>
          <table:table-cell office:value-type="float" office:value="7.87" calcext:value-type="float">
            <text:p>7.87</text:p>
          </table:table-cell>
          <table:table-cell office:value-type="float" office:value="0.52" calcext:value-type="float">
            <text:p>0.52</text:p>
          </table:table-cell>
          <table:table-cell office:value-type="float" office:value="6.6073697586" calcext:value-type="float">
            <text:p>6.6073697586</text:p>
          </table:table-cell>
          <table:table-cell office:value-type="float" office:value="0.0411732456" calcext:value-type="float">
            <text:p>0.0411732456</text:p>
          </table:table-cell>
          <table:table-cell office:value-type="float" office:value="23.3122785009" calcext:value-type="float">
            <text:p>23.3122785009</text:p>
          </table:table-cell>
          <table:table-cell office:value-type="float" office:value="5.05" calcext:value-type="float">
            <text:p>5.05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26277476" calcext:value-type="float">
            <text:p>1.0226277476</text:p>
          </table:table-cell>
          <table:table-cell office:value-type="float" office:value="0.0033583333" calcext:value-type="float">
            <text:p>0.0033583333</text:p>
          </table:table-cell>
          <table:table-cell office:value-type="float" office:value="7.1718083736" calcext:value-type="float">
            <text:p>7.1718083736</text:p>
          </table:table-cell>
        </table:table-row>
        <table:table-row table:style-name="ro1">
          <table:table-cell office:value-type="string" calcext:value-type="string">
            <text:p>01/10/1920</text:p>
          </table:table-cell>
          <table:table-cell office:value-type="float" office:value="7.88" calcext:value-type="float">
            <text:p>7.88</text:p>
          </table:table-cell>
          <table:table-cell office:value-type="float" office:value="0.51" calcext:value-type="float">
            <text:p>0.51</text:p>
          </table:table-cell>
          <table:table-cell office:value-type="float" office:value="6.4720812183" calcext:value-type="float">
            <text:p>6.4720812183</text:p>
          </table:table-cell>
          <table:table-cell office:value-type="float" office:value="0.006705845" calcext:value-type="float">
            <text:p>0.006705845</text:p>
          </table:table-cell>
          <table:table-cell office:value-type="float" office:value="23.4686070267" calcext:value-type="float">
            <text:p>23.4686070267</text:p>
          </table:table-cell>
          <table:table-cell office:value-type="float" office:value="5.06" calcext:value-type="float">
            <text:p>5.06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17585141" calcext:value-type="float">
            <text:p>1.0217585141</text:p>
          </table:table-cell>
          <table:table-cell office:value-type="float" office:value="0.0033666667" calcext:value-type="float">
            <text:p>0.0033666667</text:p>
          </table:table-cell>
          <table:table-cell office:value-type="float" office:value="7.1959534618" calcext:value-type="float">
            <text:p>7.1959534618</text:p>
          </table:table-cell>
        </table:table-row>
        <table:table-row table:style-name="ro1">
          <table:table-cell office:value-type="string" calcext:value-type="string">
            <text:p>01/11/1920</text:p>
          </table:table-cell>
          <table:table-cell office:value-type="float" office:value="7.48" calcext:value-type="float">
            <text:p>7.48</text:p>
          </table:table-cell>
          <table:table-cell office:value-type="float" office:value="0.51" calcext:value-type="float">
            <text:p>0.51</text:p>
          </table:table-cell>
          <table:table-cell office:value-type="float" office:value="6.8181818182" calcext:value-type="float">
            <text:p>6.8181818182</text:p>
          </table:table-cell>
          <table:table-cell office:value-type="float" office:value="-0.0453500423" calcext:value-type="float">
            <text:p>-0.0453500423</text:p>
          </table:table-cell>
          <table:table-cell office:value-type="float" office:value="22.4043047053" calcext:value-type="float">
            <text:p>22.4043047053</text:p>
          </table:table-cell>
          <table:table-cell office:value-type="float" office:value="5.07" calcext:value-type="float">
            <text:p>5.07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08900193" calcext:value-type="float">
            <text:p>1.0208900193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7.2202398047" calcext:value-type="float">
            <text:p>7.2202398047</text:p>
          </table:table-cell>
        </table:table-row>
        <table:table-row table:style-name="ro1">
          <table:table-cell office:value-type="string" calcext:value-type="string">
            <text:p>01/12/1920</text:p>
          </table:table-cell>
          <table:table-cell office:value-type="float" office:value="6.81" calcext:value-type="float">
            <text:p>6.81</text:p>
          </table:table-cell>
          <table:table-cell office:value-type="float" office:value="0.51" calcext:value-type="float">
            <text:p>0.51</text:p>
          </table:table-cell>
          <table:table-cell office:value-type="float" office:value="7.4889867841" calcext:value-type="float">
            <text:p>7.4889867841</text:p>
          </table:table-cell>
          <table:table-cell office:value-type="float" office:value="-0.0838903743" calcext:value-type="float">
            <text:p>-0.0838903743</text:p>
          </table:table-cell>
          <table:table-cell office:value-type="float" office:value="20.5247991969" calcext:value-type="float">
            <text:p>20.5247991969</text:p>
          </table:table-cell>
          <table:table-cell office:value-type="float" office:value="5.08" calcext:value-type="float">
            <text:p>5.08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00222628" calcext:value-type="float">
            <text:p>1.0200222628</text:p>
          </table:table-cell>
          <table:table-cell office:value-type="float" office:value="0.0033833333" calcext:value-type="float">
            <text:p>0.0033833333</text:p>
          </table:table-cell>
          <table:table-cell office:value-type="float" office:value="7.2446682827" calcext:value-type="float">
            <text:p>7.2446682827</text:p>
          </table:table-cell>
        </table:table-row>
        <table:table-row table:style-name="ro1">
          <table:table-cell office:value-type="string" calcext:value-type="string">
            <text:p>01/01/1921</text:p>
          </table:table-cell>
          <table:table-cell office:value-type="float" office:value="7.11" calcext:value-type="float">
            <text:p>7.11</text:p>
          </table:table-cell>
          <table:table-cell office:value-type="float" office:value="0.51" calcext:value-type="float">
            <text:p>0.51</text:p>
          </table:table-cell>
          <table:table-cell office:value-type="float" office:value="7.1729957806" calcext:value-type="float">
            <text:p>7.1729957806</text:p>
          </table:table-cell>
          <table:table-cell office:value-type="float" office:value="0.0502422907" calcext:value-type="float">
            <text:p>0.0502422907</text:p>
          </table:table-cell>
          <table:table-cell office:value-type="float" office:value="21.5560121257" calcext:value-type="float">
            <text:p>21.5560121257</text:p>
          </table:table-cell>
          <table:table-cell office:value-type="float" office:value="5.09" calcext:value-type="float">
            <text:p>5.0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191552439" calcext:value-type="float">
            <text:p>1.0191552439</text:p>
          </table:table-cell>
          <table:table-cell office:value-type="float" office:value="0.0033916667" calcext:value-type="float">
            <text:p>0.0033916667</text:p>
          </table:table-cell>
          <table:table-cell office:value-type="float" office:value="7.2692397827" calcext:value-type="float">
            <text:p>7.2692397827</text:p>
          </table:table-cell>
        </table:table-row>
        <table:table-row table:style-name="ro1">
          <table:table-cell office:value-type="string" calcext:value-type="string">
            <text:p>01/02/1921</text:p>
          </table:table-cell>
          <table:table-cell office:value-type="float" office:value="7.06" calcext:value-type="float">
            <text:p>7.06</text:p>
          </table:table-cell>
          <table:table-cell office:value-type="float" office:value="0.5" calcext:value-type="float">
            <text:p>0.5</text:p>
          </table:table-cell>
          <table:table-cell office:value-type="float" office:value="7.0821529745" calcext:value-type="float">
            <text:p>7.0821529745</text:p>
          </table:table-cell>
          <table:table-cell office:value-type="float" office:value="-0.0011521331" calcext:value-type="float">
            <text:p>-0.0011521331</text:p>
          </table:table-cell>
          <table:table-cell office:value-type="float" office:value="21.5311767297" calcext:value-type="float">
            <text:p>21.5311767297</text:p>
          </table:table-cell>
          <table:table-cell office:value-type="float" office:value="5.02" calcext:value-type="float">
            <text:p>5.02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248582668" calcext:value-type="float">
            <text:p>1.0248582668</text:p>
          </table:table-cell>
          <table:table-cell office:value-type="float" office:value="0.0097826389" calcext:value-type="float">
            <text:p>0.0097826389</text:p>
          </table:table-cell>
          <table:table-cell office:value-type="float" office:value="7.3403521305" calcext:value-type="float">
            <text:p>7.3403521305</text:p>
          </table:table-cell>
        </table:table-row>
        <table:table-row table:style-name="ro1">
          <table:table-cell office:value-type="string" calcext:value-type="string">
            <text:p>01/03/1921</text:p>
          </table:table-cell>
          <table:table-cell office:value-type="float" office:value="6.88" calcext:value-type="float">
            <text:p>6.88</text:p>
          </table:table-cell>
          <table:table-cell office:value-type="float" office:value="0.5" calcext:value-type="float">
            <text:p>0.5</text:p>
          </table:table-cell>
          <table:table-cell office:value-type="float" office:value="7.2674418605" calcext:value-type="float">
            <text:p>7.2674418605</text:p>
          </table:table-cell>
          <table:table-cell office:value-type="float" office:value="-0.0196234655" calcext:value-type="float">
            <text:p>-0.0196234655</text:p>
          </table:table-cell>
          <table:table-cell office:value-type="float" office:value="21.1086604252" calcext:value-type="float">
            <text:p>21.1086604252</text:p>
          </table:table-cell>
          <table:table-cell office:value-type="float" office:value="4.96" calcext:value-type="float">
            <text:p>4.96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305932028" calcext:value-type="float">
            <text:p>1.0305932028</text:p>
          </table:table-cell>
          <table:table-cell office:value-type="float" office:value="0.0097277778" calcext:value-type="float">
            <text:p>0.0097277778</text:p>
          </table:table-cell>
          <table:table-cell office:value-type="float" office:value="7.4117574448" calcext:value-type="float">
            <text:p>7.4117574448</text:p>
          </table:table-cell>
        </table:table-row>
        <table:table-row table:style-name="ro1">
          <table:table-cell office:value-type="string" calcext:value-type="string">
            <text:p>01/04/1921</text:p>
          </table:table-cell>
          <table:table-cell office:value-type="float" office:value="6.91" calcext:value-type="float">
            <text:p>6.91</text:p>
          </table:table-cell>
          <table:table-cell office:value-type="float" office:value="0.49" calcext:value-type="float">
            <text:p>0.49</text:p>
          </table:table-cell>
          <table:table-cell office:value-type="float" office:value="7.0911722142" calcext:value-type="float">
            <text:p>7.0911722142</text:p>
          </table:table-cell>
          <table:table-cell office:value-type="float" office:value="0.0103355136" calcext:value-type="float">
            <text:p>0.0103355136</text:p>
          </table:table-cell>
          <table:table-cell office:value-type="float" office:value="21.3268292714" calcext:value-type="float">
            <text:p>21.3268292714</text:p>
          </table:table-cell>
          <table:table-cell office:value-type="float" office:value="4.89" calcext:value-type="float">
            <text:p>4.89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363602306" calcext:value-type="float">
            <text:p>1.0363602306</text:p>
          </table:table-cell>
          <table:table-cell office:value-type="float" office:value="0.0096729167" calcext:value-type="float">
            <text:p>0.0096729167</text:p>
          </table:table-cell>
          <table:table-cell office:value-type="float" office:value="7.4834507569" calcext:value-type="float">
            <text:p>7.4834507569</text:p>
          </table:table-cell>
        </table:table-row>
        <table:table-row table:style-name="ro1">
          <table:table-cell office:value-type="string" calcext:value-type="string">
            <text:p>01/05/1921</text:p>
          </table:table-cell>
          <table:table-cell office:value-type="float" office:value="7.12" calcext:value-type="float">
            <text:p>7.12</text:p>
          </table:table-cell>
          <table:table-cell office:value-type="float" office:value="0.49" calcext:value-type="float">
            <text:p>0.49</text:p>
          </table:table-cell>
          <table:table-cell office:value-type="float" office:value="6.8820224719" calcext:value-type="float">
            <text:p>6.8820224719</text:p>
          </table:table-cell>
          <table:table-cell office:value-type="float" office:value="0.0362904004" calcext:value-type="float">
            <text:p>0.0362904004</text:p>
          </table:table-cell>
          <table:table-cell office:value-type="float" office:value="22.1007884446" calcext:value-type="float">
            <text:p>22.1007884446</text:p>
          </table:table-cell>
          <table:table-cell office:value-type="float" office:value="4.83" calcext:value-type="float">
            <text:p>4.83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421595297" calcext:value-type="float">
            <text:p>1.0421595297</text:p>
          </table:table-cell>
          <table:table-cell office:value-type="float" office:value="0.0096180556" calcext:value-type="float">
            <text:p>0.0096180556</text:p>
          </table:table-cell>
          <table:table-cell office:value-type="float" office:value="7.555427002" calcext:value-type="float">
            <text:p>7.555427002</text:p>
          </table:table-cell>
        </table:table-row>
        <table:table-row table:style-name="ro1">
          <table:table-cell office:value-type="string" calcext:value-type="string">
            <text:p>01/06/1921</text:p>
          </table:table-cell>
          <table:table-cell office:value-type="float" office:value="6.55" calcext:value-type="float">
            <text:p>6.55</text:p>
          </table:table-cell>
          <table:table-cell office:value-type="float" office:value="0.49" calcext:value-type="float">
            <text:p>0.49</text:p>
          </table:table-cell>
          <table:table-cell office:value-type="float" office:value="7.4809160305" calcext:value-type="float">
            <text:p>7.4809160305</text:p>
          </table:table-cell>
          <table:table-cell office:value-type="float" office:value="-0.0743796816" calcext:value-type="float">
            <text:p>-0.0743796816</text:p>
          </table:table-cell>
          <table:table-cell office:value-type="float" office:value="20.4569388359" calcext:value-type="float">
            <text:p>20.4569388359</text:p>
          </table:table-cell>
          <table:table-cell office:value-type="float" office:value="4.76" calcext:value-type="float">
            <text:p>4.76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479912808" calcext:value-type="float">
            <text:p>1.0479912808</text:p>
          </table:table-cell>
          <table:table-cell office:value-type="float" office:value="0.0095631944" calcext:value-type="float">
            <text:p>0.0095631944</text:p>
          </table:table-cell>
          <table:table-cell office:value-type="float" office:value="7.6276810196" calcext:value-type="float">
            <text:p>7.6276810196</text:p>
          </table:table-cell>
        </table:table-row>
        <table:table-row table:style-name="ro1">
          <table:table-cell office:value-type="string" calcext:value-type="string">
            <text:p>01/07/1921</text:p>
          </table:table-cell>
          <table:table-cell office:value-type="float" office:value="6.53" calcext:value-type="float">
            <text:p>6.53</text:p>
          </table:table-cell>
          <table:table-cell office:value-type="float" office:value="0.48" calcext:value-type="float">
            <text:p>0.48</text:p>
          </table:table-cell>
          <table:table-cell office:value-type="float" office:value="7.3506891271" calcext:value-type="float">
            <text:p>7.3506891271</text:p>
          </table:table-cell>
          <table:table-cell office:value-type="float" office:value="0.0030636132" calcext:value-type="float">
            <text:p>0.0030636132</text:p>
          </table:table-cell>
          <table:table-cell office:value-type="float" office:value="20.5196109844" calcext:value-type="float">
            <text:p>20.5196109844</text:p>
          </table:table-cell>
          <table:table-cell office:value-type="float" office:value="4.7" calcext:value-type="float">
            <text:p>4.7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538556653" calcext:value-type="float">
            <text:p>1.0538556653</text:p>
          </table:table-cell>
          <table:table-cell office:value-type="float" office:value="0.0095083333" calcext:value-type="float">
            <text:p>0.0095083333</text:p>
          </table:table-cell>
          <table:table-cell office:value-type="float" office:value="7.7002075533" calcext:value-type="float">
            <text:p>7.7002075533</text:p>
          </table:table-cell>
        </table:table-row>
        <table:table-row table:style-name="ro1">
          <table:table-cell office:value-type="string" calcext:value-type="string">
            <text:p>01/08/1921</text:p>
          </table:table-cell>
          <table:table-cell office:value-type="float" office:value="6.45" calcext:value-type="float">
            <text:p>6.45</text:p>
          </table:table-cell>
          <table:table-cell office:value-type="float" office:value="0.48" calcext:value-type="float">
            <text:p>0.48</text:p>
          </table:table-cell>
          <table:table-cell office:value-type="float" office:value="7.4418604651" calcext:value-type="float">
            <text:p>7.4418604651</text:p>
          </table:table-cell>
          <table:table-cell office:value-type="float" office:value="-0.0061676876" calcext:value-type="float">
            <text:p>-0.0061676876</text:p>
          </table:table-cell>
          <table:table-cell office:value-type="float" office:value="20.3930524343" calcext:value-type="float">
            <text:p>20.3930524343</text:p>
          </table:table-cell>
          <table:table-cell office:value-type="float" office:value="4.63" calcext:value-type="float">
            <text:p>4.63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59752866" calcext:value-type="float">
            <text:p>1.059752866</text:p>
          </table:table-cell>
          <table:table-cell office:value-type="float" office:value="0.0094534722" calcext:value-type="float">
            <text:p>0.0094534722</text:p>
          </table:table-cell>
          <table:table-cell office:value-type="float" office:value="7.7730012515" calcext:value-type="float">
            <text:p>7.7730012515</text:p>
          </table:table-cell>
        </table:table-row>
        <table:table-row table:style-name="ro1">
          <table:table-cell office:value-type="string" calcext:value-type="string">
            <text:p>01/09/1921</text:p>
          </table:table-cell>
          <table:table-cell office:value-type="float" office:value="6.61" calcext:value-type="float">
            <text:p>6.61</text:p>
          </table:table-cell>
          <table:table-cell office:value-type="float" office:value="0.47" calcext:value-type="float">
            <text:p>0.47</text:p>
          </table:table-cell>
          <table:table-cell office:value-type="float" office:value="7.1104387292" calcext:value-type="float">
            <text:p>7.1104387292</text:p>
          </table:table-cell>
          <table:table-cell office:value-type="float" office:value="0.0309108527" calcext:value-type="float">
            <text:p>0.0309108527</text:p>
          </table:table-cell>
          <table:table-cell office:value-type="float" office:value="21.0234190745" calcext:value-type="float">
            <text:p>21.0234190745</text:p>
          </table:table-cell>
          <table:table-cell office:value-type="float" office:value="4.56" calcext:value-type="float">
            <text:p>4.56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656830664" calcext:value-type="float">
            <text:p>1.0656830664</text:p>
          </table:table-cell>
          <table:table-cell office:value-type="float" office:value="0.0093986111" calcext:value-type="float">
            <text:p>0.0093986111</text:p>
          </table:table-cell>
          <table:table-cell office:value-type="float" office:value="7.8460566674" calcext:value-type="float">
            <text:p>7.8460566674</text:p>
          </table:table-cell>
        </table:table-row>
        <table:table-row table:style-name="ro1">
          <table:table-cell office:value-type="string" calcext:value-type="string">
            <text:p>01/10/1921</text:p>
          </table:table-cell>
          <table:table-cell office:value-type="float" office:value="6.7" calcext:value-type="float">
            <text:p>6.7</text:p>
          </table:table-cell>
          <table:table-cell office:value-type="float" office:value="0.47" calcext:value-type="float">
            <text:p>0.47</text:p>
          </table:table-cell>
          <table:table-cell office:value-type="float" office:value="7.0149253731" calcext:value-type="float">
            <text:p>7.0149253731</text:p>
          </table:table-cell>
          <table:table-cell office:value-type="float" office:value="0.0195196672" calcext:value-type="float">
            <text:p>0.0195196672</text:p>
          </table:table-cell>
          <table:table-cell office:value-type="float" office:value="21.4337892176" calcext:value-type="float">
            <text:p>21.4337892176</text:p>
          </table:table-cell>
          <table:table-cell office:value-type="float" office:value="4.5" calcext:value-type="float">
            <text:p>4.5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716464512" calcext:value-type="float">
            <text:p>1.0716464512</text:p>
          </table:table-cell>
          <table:table-cell office:value-type="float" office:value="0.00934375" calcext:value-type="float">
            <text:p>0.00934375</text:p>
          </table:table-cell>
          <table:table-cell office:value-type="float" office:value="7.9193682594" calcext:value-type="float">
            <text:p>7.9193682594</text:p>
          </table:table-cell>
        </table:table-row>
        <table:table-row table:style-name="ro1">
          <table:table-cell office:value-type="string" calcext:value-type="string">
            <text:p>01/11/1921</text:p>
          </table:table-cell>
          <table:table-cell office:value-type="float" office:value="7.06" calcext:value-type="float">
            <text:p>7.06</text:p>
          </table:table-cell>
          <table:table-cell office:value-type="float" office:value="0.46" calcext:value-type="float">
            <text:p>0.46</text:p>
          </table:table-cell>
          <table:table-cell office:value-type="float" office:value="6.5155807365" calcext:value-type="float">
            <text:p>6.5155807365</text:p>
          </table:table-cell>
          <table:table-cell office:value-type="float" office:value="0.0595049751" calcext:value-type="float">
            <text:p>0.0595049751</text:p>
          </table:table-cell>
          <table:table-cell office:value-type="float" office:value="22.7092063118" calcext:value-type="float">
            <text:p>22.7092063118</text:p>
          </table:table-cell>
          <table:table-cell office:value-type="float" office:value="4.43" calcext:value-type="float">
            <text:p>4.43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776432061" calcext:value-type="float">
            <text:p>1.0776432061</text:p>
          </table:table-cell>
          <table:table-cell office:value-type="float" office:value="0.0092888889" calcext:value-type="float">
            <text:p>0.0092888889</text:p>
          </table:table-cell>
          <table:table-cell office:value-type="float" office:value="7.9929303912" calcext:value-type="float">
            <text:p>7.9929303912</text:p>
          </table:table-cell>
        </table:table-row>
        <table:table-row table:style-name="ro1">
          <table:table-cell office:value-type="string" calcext:value-type="string">
            <text:p>01/12/1921</text:p>
          </table:table-cell>
          <table:table-cell office:value-type="float" office:value="7.31" calcext:value-type="float">
            <text:p>7.31</text:p>
          </table:table-cell>
          <table:table-cell office:value-type="float" office:value="0.46" calcext:value-type="float">
            <text:p>0.46</text:p>
          </table:table-cell>
          <table:table-cell office:value-type="float" office:value="6.292749658" calcext:value-type="float">
            <text:p>6.292749658</text:p>
          </table:table-cell>
          <table:table-cell office:value-type="float" office:value="0.0408404155" calcext:value-type="float">
            <text:p>0.0408404155</text:p>
          </table:table-cell>
          <table:table-cell office:value-type="float" office:value="23.6366597329" calcext:value-type="float">
            <text:p>23.6366597329</text:p>
          </table:table-cell>
          <table:table-cell office:value-type="float" office:value="4.37" calcext:value-type="float">
            <text:p>4.37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836735179" calcext:value-type="float">
            <text:p>1.0836735179</text:p>
          </table:table-cell>
          <table:table-cell office:value-type="float" office:value="0.0092340278" calcext:value-type="float">
            <text:p>0.0092340278</text:p>
          </table:table-cell>
          <table:table-cell office:value-type="float" office:value="8.0667373325" calcext:value-type="float">
            <text:p>8.0667373325</text:p>
          </table:table-cell>
        </table:table-row>
        <table:table-row table:style-name="ro1">
          <table:table-cell office:value-type="string" calcext:value-type="string">
            <text:p>01/01/1922</text:p>
          </table:table-cell>
          <table:table-cell office:value-type="float" office:value="7.3" calcext:value-type="float">
            <text:p>7.3</text:p>
          </table:table-cell>
          <table:table-cell office:value-type="float" office:value="0.46" calcext:value-type="float">
            <text:p>0.46</text:p>
          </table:table-cell>
          <table:table-cell office:value-type="float" office:value="6.301369863" calcext:value-type="float">
            <text:p>6.301369863</text:p>
          </table:table-cell>
          <table:table-cell office:value-type="float" office:value="0.0039238486" calcext:value-type="float">
            <text:p>0.0039238486</text:p>
          </table:table-cell>
          <table:table-cell office:value-type="float" office:value="23.7294064074" calcext:value-type="float">
            <text:p>23.7294064074</text:p>
          </table:table-cell>
          <table:table-cell office:value-type="float" office:value="4.3" calcext:value-type="float">
            <text:p>4.3</text:p>
          </table:table-cell>
          <table:table-cell office:value-type="float" office:value="0.0055958333" calcext:value-type="float">
            <text:p>0.0055958333</text:p>
          </table:table-cell>
          <table:table-cell office:value-type="float" office:value="1.0897375743" calcext:value-type="float">
            <text:p>1.0897375743</text:p>
          </table:table-cell>
          <table:table-cell office:value-type="float" office:value="0.0091791667" calcext:value-type="float">
            <text:p>0.0091791667</text:p>
          </table:table-cell>
          <table:table-cell office:value-type="float" office:value="8.1407832589" calcext:value-type="float">
            <text:p>8.1407832589</text:p>
          </table:table-cell>
        </table:table-row>
        <table:table-row table:style-name="ro1">
          <table:table-cell office:value-type="string" calcext:value-type="string">
            <text:p>01/02/1922</text:p>
          </table:table-cell>
          <table:table-cell office:value-type="float" office:value="7.46" calcext:value-type="float">
            <text:p>7.46</text:p>
          </table:table-cell>
          <table:table-cell office:value-type="float" office:value="0.47" calcext:value-type="float">
            <text:p>0.47</text:p>
          </table:table-cell>
          <table:table-cell office:value-type="float" office:value="6.3002680965" calcext:value-type="float">
            <text:p>6.3002680965</text:p>
          </table:table-cell>
          <table:table-cell office:value-type="float" office:value="0.0272636986" calcext:value-type="float">
            <text:p>0.0272636986</text:p>
          </table:table-cell>
          <table:table-cell office:value-type="float" office:value="24.3763577923" calcext:value-type="float">
            <text:p>24.3763577923</text:p>
          </table:table-cell>
          <table:table-cell office:value-type="float" office:value="4.31" calcext:value-type="float">
            <text:p>4.31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92744358" calcext:value-type="float">
            <text:p>1.0892744358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8.166528486" calcext:value-type="float">
            <text:p>8.166528486</text:p>
          </table:table-cell>
        </table:table-row>
        <table:table-row table:style-name="ro1">
          <table:table-cell office:value-type="string" calcext:value-type="string">
            <text:p>01/03/1922</text:p>
          </table:table-cell>
          <table:table-cell office:value-type="float" office:value="7.74" calcext:value-type="float">
            <text:p>7.74</text:p>
          </table:table-cell>
          <table:table-cell office:value-type="float" office:value="0.47" calcext:value-type="float">
            <text:p>0.47</text:p>
          </table:table-cell>
          <table:table-cell office:value-type="float" office:value="6.0723514212" calcext:value-type="float">
            <text:p>6.0723514212</text:p>
          </table:table-cell>
          <table:table-cell office:value-type="float" office:value="0.0428116622" calcext:value-type="float">
            <text:p>0.0428116622</text:p>
          </table:table-cell>
          <table:table-cell office:value-type="float" office:value="25.4199501878" calcext:value-type="float">
            <text:p>25.4199501878</text:p>
          </table:table-cell>
          <table:table-cell office:value-type="float" office:value="4.31" calcext:value-type="float">
            <text:p>4.31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88114942" calcext:value-type="float">
            <text:p>1.0888114942</text:p>
          </table:table-cell>
          <table:table-cell office:value-type="float" office:value="0.0031666667" calcext:value-type="float">
            <text:p>0.0031666667</text:p>
          </table:table-cell>
          <table:table-cell office:value-type="float" office:value="8.1923891595" calcext:value-type="float">
            <text:p>8.1923891595</text:p>
          </table:table-cell>
        </table:table-row>
        <table:table-row table:style-name="ro1">
          <table:table-cell office:value-type="string" calcext:value-type="string">
            <text:p>01/04/1922</text:p>
          </table:table-cell>
          <table:table-cell office:value-type="float" office:value="8.21" calcext:value-type="float">
            <text:p>8.21</text:p>
          </table:table-cell>
          <table:table-cell office:value-type="float" office:value="0.48" calcext:value-type="float">
            <text:p>0.48</text:p>
          </table:table-cell>
          <table:table-cell office:value-type="float" office:value="5.8465286236" calcext:value-type="float">
            <text:p>5.8465286236</text:p>
          </table:table-cell>
          <table:table-cell office:value-type="float" office:value="0.0658559432" calcext:value-type="float">
            <text:p>0.0658559432</text:p>
          </table:table-cell>
          <table:table-cell office:value-type="float" office:value="27.0940049823" calcext:value-type="float">
            <text:p>27.0940049823</text:p>
          </table:table-cell>
          <table:table-cell office:value-type="float" office:value="4.32" calcext:value-type="float">
            <text:p>4.3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83487493" calcext:value-type="float">
            <text:p>1.0883487493</text:p>
          </table:table-cell>
          <table:table-cell office:value-type="float" office:value="0.0031708333" calcext:value-type="float">
            <text:p>0.0031708333</text:p>
          </table:table-cell>
          <table:table-cell office:value-type="float" office:value="8.2183658601" calcext:value-type="float">
            <text:p>8.2183658601</text:p>
          </table:table-cell>
        </table:table-row>
        <table:table-row table:style-name="ro1">
          <table:table-cell office:value-type="string" calcext:value-type="string">
            <text:p>01/05/1922</text:p>
          </table:table-cell>
          <table:table-cell office:value-type="float" office:value="8.53" calcext:value-type="float">
            <text:p>8.53</text:p>
          </table:table-cell>
          <table:table-cell office:value-type="float" office:value="0.48" calcext:value-type="float">
            <text:p>0.48</text:p>
          </table:table-cell>
          <table:table-cell office:value-type="float" office:value="5.6271981243" calcext:value-type="float">
            <text:p>5.6271981243</text:p>
          </table:table-cell>
          <table:table-cell office:value-type="float" office:value="0.0438570849" calcext:value-type="float">
            <text:p>0.0438570849</text:p>
          </table:table-cell>
          <table:table-cell office:value-type="float" office:value="28.2822690579" calcext:value-type="float">
            <text:p>28.2822690579</text:p>
          </table:table-cell>
          <table:table-cell office:value-type="float" office:value="4.32" calcext:value-type="float">
            <text:p>4.3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78862011" calcext:value-type="float">
            <text:p>1.0878862011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8.2444591717" calcext:value-type="float">
            <text:p>8.2444591717</text:p>
          </table:table-cell>
        </table:table-row>
        <table:table-row table:style-name="ro1">
          <table:table-cell office:value-type="string" calcext:value-type="string">
            <text:p>01/06/1922</text:p>
          </table:table-cell>
          <table:table-cell office:value-type="float" office:value="8.45" calcext:value-type="float">
            <text:p>8.45</text:p>
          </table:table-cell>
          <table:table-cell office:value-type="float" office:value="0.49" calcext:value-type="float">
            <text:p>0.49</text:p>
          </table:table-cell>
          <table:table-cell office:value-type="float" office:value="5.798816568" calcext:value-type="float">
            <text:p>5.798816568</text:p>
          </table:table-cell>
          <table:table-cell office:value-type="float" office:value="-0.0046404846" calcext:value-type="float">
            <text:p>-0.0046404846</text:p>
          </table:table-cell>
          <table:table-cell office:value-type="float" office:value="28.1510256248" calcext:value-type="float">
            <text:p>28.1510256248</text:p>
          </table:table-cell>
          <table:table-cell office:value-type="float" office:value="4.33" calcext:value-type="float">
            <text:p>4.33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74238495" calcext:value-type="float">
            <text:p>1.0874238495</text:p>
          </table:table-cell>
          <table:table-cell office:value-type="float" office:value="0.0031791667" calcext:value-type="float">
            <text:p>0.0031791667</text:p>
          </table:table-cell>
          <table:table-cell office:value-type="float" office:value="8.2706696815" calcext:value-type="float">
            <text:p>8.2706696815</text:p>
          </table:table-cell>
        </table:table-row>
        <table:table-row table:style-name="ro1">
          <table:table-cell office:value-type="string" calcext:value-type="string">
            <text:p>01/07/1922</text:p>
          </table:table-cell>
          <table:table-cell office:value-type="float" office:value="8.51" calcext:value-type="float">
            <text:p>8.51</text:p>
          </table:table-cell>
          <table:table-cell office:value-type="float" office:value="0.49" calcext:value-type="float">
            <text:p>0.49</text:p>
          </table:table-cell>
          <table:table-cell office:value-type="float" office:value="5.7579318449" calcext:value-type="float">
            <text:p>5.7579318449</text:p>
          </table:table-cell>
          <table:table-cell office:value-type="float" office:value="0.0119250493" calcext:value-type="float">
            <text:p>0.0119250493</text:p>
          </table:table-cell>
          <table:table-cell office:value-type="float" office:value="28.4867279935" calcext:value-type="float">
            <text:p>28.4867279935</text:p>
          </table:table-cell>
          <table:table-cell office:value-type="float" office:value="4.33" calcext:value-type="float">
            <text:p>4.33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69616943" calcext:value-type="float">
            <text:p>1.0869616943</text:p>
          </table:table-cell>
          <table:table-cell office:value-type="float" office:value="0.0031833333" calcext:value-type="float">
            <text:p>0.0031833333</text:p>
          </table:table-cell>
          <table:table-cell office:value-type="float" office:value="8.29699798" calcext:value-type="float">
            <text:p>8.29699798</text:p>
          </table:table-cell>
        </table:table-row>
        <table:table-row table:style-name="ro1">
          <table:table-cell office:value-type="string" calcext:value-type="string">
            <text:p>01/08/1922</text:p>
          </table:table-cell>
          <table:table-cell office:value-type="float" office:value="8.83" calcext:value-type="float">
            <text:p>8.83</text:p>
          </table:table-cell>
          <table:table-cell office:value-type="float" office:value="0.49" calcext:value-type="float">
            <text:p>0.49</text:p>
          </table:table-cell>
          <table:table-cell office:value-type="float" office:value="5.5492638732" calcext:value-type="float">
            <text:p>5.5492638732</text:p>
          </table:table-cell>
          <table:table-cell office:value-type="float" office:value="0.0424334117" calcext:value-type="float">
            <text:p>0.0424334117</text:p>
          </table:table-cell>
          <table:table-cell office:value-type="float" office:value="29.6955170497" calcext:value-type="float">
            <text:p>29.6955170497</text:p>
          </table:table-cell>
          <table:table-cell office:value-type="float" office:value="4.34" calcext:value-type="float">
            <text:p>4.34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64997356" calcext:value-type="float">
            <text:p>1.0864997356</text:p>
          </table:table-cell>
          <table:table-cell office:value-type="float" office:value="0.0031875" calcext:value-type="float">
            <text:p>0.0031875</text:p>
          </table:table-cell>
          <table:table-cell office:value-type="float" office:value="8.3234446611" calcext:value-type="float">
            <text:p>8.3234446611</text:p>
          </table:table-cell>
        </table:table-row>
        <table:table-row table:style-name="ro1">
          <table:table-cell office:value-type="string" calcext:value-type="string">
            <text:p>01/09/1922</text:p>
          </table:table-cell>
          <table:table-cell office:value-type="float" office:value="9.06" calcext:value-type="float">
            <text:p>9.06</text:p>
          </table:table-cell>
          <table:table-cell office:value-type="float" office:value="0.5" calcext:value-type="float">
            <text:p>0.5</text:p>
          </table:table-cell>
          <table:table-cell office:value-type="float" office:value="5.5187637969" calcext:value-type="float">
            <text:p>5.5187637969</text:p>
          </table:table-cell>
          <table:table-cell office:value-type="float" office:value="0.0307427331" calcext:value-type="float">
            <text:p>0.0307427331</text:p>
          </table:table-cell>
          <table:table-cell office:value-type="float" office:value="30.6084384048" calcext:value-type="float">
            <text:p>30.6084384048</text:p>
          </table:table-cell>
          <table:table-cell office:value-type="float" office:value="4.34" calcext:value-type="float">
            <text:p>4.34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60379732" calcext:value-type="float">
            <text:p>1.0860379732</text:p>
          </table:table-cell>
          <table:table-cell office:value-type="float" office:value="0.0031916667" calcext:value-type="float">
            <text:p>0.0031916667</text:p>
          </table:table-cell>
          <table:table-cell office:value-type="float" office:value="8.3500103219" calcext:value-type="float">
            <text:p>8.3500103219</text:p>
          </table:table-cell>
        </table:table-row>
        <table:table-row table:style-name="ro1">
          <table:table-cell office:value-type="string" calcext:value-type="string">
            <text:p>01/10/1922</text:p>
          </table:table-cell>
          <table:table-cell office:value-type="float" office:value="9.26" calcext:value-type="float">
            <text:p>9.26</text:p>
          </table:table-cell>
          <table:table-cell office:value-type="float" office:value="0.5" calcext:value-type="float">
            <text:p>0.5</text:p>
          </table:table-cell>
          <table:table-cell office:value-type="float" office:value="5.3995680346" calcext:value-type="float">
            <text:p>5.3995680346</text:p>
          </table:table-cell>
          <table:table-cell office:value-type="float" office:value="0.0266896615" calcext:value-type="float">
            <text:p>0.0266896615</text:p>
          </table:table-cell>
          <table:table-cell office:value-type="float" office:value="31.4253672654" calcext:value-type="float">
            <text:p>31.4253672654</text:p>
          </table:table-cell>
          <table:table-cell office:value-type="float" office:value="4.35" calcext:value-type="float">
            <text:p>4.35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55764071" calcext:value-type="float">
            <text:p>1.0855764071</text:p>
          </table:table-cell>
          <table:table-cell office:value-type="float" office:value="0.0031958333" calcext:value-type="float">
            <text:p>0.0031958333</text:p>
          </table:table-cell>
          <table:table-cell office:value-type="float" office:value="8.3766955633" calcext:value-type="float">
            <text:p>8.3766955633</text:p>
          </table:table-cell>
        </table:table-row>
        <table:table-row table:style-name="ro1">
          <table:table-cell office:value-type="string" calcext:value-type="string">
            <text:p>01/11/1922</text:p>
          </table:table-cell>
          <table:table-cell office:value-type="float" office:value="8.8" calcext:value-type="float">
            <text:p>8.8</text:p>
          </table:table-cell>
          <table:table-cell office:value-type="float" office:value="0.51" calcext:value-type="float">
            <text:p>0.51</text:p>
          </table:table-cell>
          <table:table-cell office:value-type="float" office:value="5.7954545455" calcext:value-type="float">
            <text:p>5.7954545455</text:p>
          </table:table-cell>
          <table:table-cell office:value-type="float" office:value="-0.0451241901" calcext:value-type="float">
            <text:p>-0.0451241901</text:p>
          </table:table-cell>
          <table:table-cell office:value-type="float" office:value="30.00732302" calcext:value-type="float">
            <text:p>30.00732302</text:p>
          </table:table-cell>
          <table:table-cell office:value-type="float" office:value="4.35" calcext:value-type="float">
            <text:p>4.35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51150371" calcext:value-type="float">
            <text:p>1.0851150371</text:p>
          </table:table-cell>
          <table:table-cell office:value-type="float" office:value="0.0032" calcext:value-type="float">
            <text:p>0.0032</text:p>
          </table:table-cell>
          <table:table-cell office:value-type="float" office:value="8.4035009891" calcext:value-type="float">
            <text:p>8.4035009891</text:p>
          </table:table-cell>
        </table:table-row>
        <table:table-row table:style-name="ro1">
          <table:table-cell office:value-type="string" calcext:value-type="string">
            <text:p>01/12/1922</text:p>
          </table:table-cell>
          <table:table-cell office:value-type="float" office:value="8.78" calcext:value-type="float">
            <text:p>8.78</text:p>
          </table:table-cell>
          <table:table-cell office:value-type="float" office:value="0.51" calcext:value-type="float">
            <text:p>0.51</text:p>
          </table:table-cell>
          <table:table-cell office:value-type="float" office:value="5.8086560364" calcext:value-type="float">
            <text:p>5.8086560364</text:p>
          </table:table-cell>
          <table:table-cell office:value-type="float" office:value="0.0025568182" calcext:value-type="float">
            <text:p>0.0025568182</text:p>
          </table:table-cell>
          <table:table-cell office:value-type="float" office:value="30.0840462891" calcext:value-type="float">
            <text:p>30.0840462891</text:p>
          </table:table-cell>
          <table:table-cell office:value-type="float" office:value="4.36" calcext:value-type="float">
            <text:p>4.36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46538632" calcext:value-type="float">
            <text:p>1.0846538632</text:p>
          </table:table-cell>
          <table:table-cell office:value-type="float" office:value="0.0032041667" calcext:value-type="float">
            <text:p>0.0032041667</text:p>
          </table:table-cell>
          <table:table-cell office:value-type="float" office:value="8.4304272068" calcext:value-type="float">
            <text:p>8.4304272068</text:p>
          </table:table-cell>
        </table:table-row>
        <table:table-row table:style-name="ro1">
          <table:table-cell office:value-type="string" calcext:value-type="string">
            <text:p>01/01/1923</text:p>
          </table:table-cell>
          <table:table-cell office:value-type="float" office:value="8.9" calcext:value-type="float">
            <text:p>8.9</text:p>
          </table:table-cell>
          <table:table-cell office:value-type="float" office:value="0.51" calcext:value-type="float">
            <text:p>0.51</text:p>
          </table:table-cell>
          <table:table-cell office:value-type="float" office:value="5.7303370787" calcext:value-type="float">
            <text:p>5.7303370787</text:p>
          </table:table-cell>
          <table:table-cell office:value-type="float" office:value="0.0185241078" calcext:value-type="float">
            <text:p>0.0185241078</text:p>
          </table:table-cell>
          <table:table-cell office:value-type="float" office:value="30.6413264063" calcext:value-type="float">
            <text:p>30.6413264063</text:p>
          </table:table-cell>
          <table:table-cell office:value-type="float" office:value="4.36" calcext:value-type="float">
            <text:p>4.36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0841928853" calcext:value-type="float">
            <text:p>1.0841928853</text:p>
          </table:table-cell>
          <table:table-cell office:value-type="float" office:value="0.0032083333" calcext:value-type="float">
            <text:p>0.0032083333</text:p>
          </table:table-cell>
          <table:table-cell office:value-type="float" office:value="8.4574748274" calcext:value-type="float">
            <text:p>8.4574748274</text:p>
          </table:table-cell>
        </table:table-row>
        <table:table-row table:style-name="ro1">
          <table:table-cell office:value-type="string" calcext:value-type="string">
            <text:p>01/02/1923</text:p>
          </table:table-cell>
          <table:table-cell office:value-type="float" office:value="9.28" calcext:value-type="float">
            <text:p>9.28</text:p>
          </table:table-cell>
          <table:table-cell office:value-type="float" office:value="0.51" calcext:value-type="float">
            <text:p>0.51</text:p>
          </table:table-cell>
          <table:table-cell office:value-type="float" office:value="5.4956896552" calcext:value-type="float">
            <text:p>5.4956896552</text:p>
          </table:table-cell>
          <table:table-cell office:value-type="float" office:value="0.047502809" calcext:value-type="float">
            <text:p>0.047502809</text:p>
          </table:table-cell>
          <table:table-cell office:value-type="float" office:value="32.0968754817" calcext:value-type="float">
            <text:p>32.0968754817</text:p>
          </table:table-cell>
          <table:table-cell office:value-type="float" office:value="4.34" calcext:value-type="float">
            <text:p>4.34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864967952" calcext:value-type="float">
            <text:p>1.0864967952</text:p>
          </table:table-cell>
          <table:table-cell office:value-type="float" office:value="0.0057375" calcext:value-type="float">
            <text:p>0.0057375</text:p>
          </table:table-cell>
          <table:table-cell office:value-type="float" office:value="8.5059995893" calcext:value-type="float">
            <text:p>8.5059995893</text:p>
          </table:table-cell>
        </table:table-row>
        <table:table-row table:style-name="ro1">
          <table:table-cell office:value-type="string" calcext:value-type="string">
            <text:p>01/03/1923</text:p>
          </table:table-cell>
          <table:table-cell office:value-type="float" office:value="9.43" calcext:value-type="float">
            <text:p>9.43</text:p>
          </table:table-cell>
          <table:table-cell office:value-type="float" office:value="0.52" calcext:value-type="float">
            <text:p>0.52</text:p>
          </table:table-cell>
          <table:table-cell office:value-type="float" office:value="5.5143160127" calcext:value-type="float">
            <text:p>5.5143160127</text:p>
          </table:table-cell>
          <table:table-cell office:value-type="float" office:value="0.0207884339" calcext:value-type="float">
            <text:p>0.0207884339</text:p>
          </table:table-cell>
          <table:table-cell office:value-type="float" office:value="32.7641192563" calcext:value-type="float">
            <text:p>32.7641192563</text:p>
          </table:table-cell>
          <table:table-cell office:value-type="float" office:value="4.31" calcext:value-type="float">
            <text:p>4.31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888056009" calcext:value-type="float">
            <text:p>1.0888056009</text:p>
          </table:table-cell>
          <table:table-cell office:value-type="float" office:value="0.0057166667" calcext:value-type="float">
            <text:p>0.0057166667</text:p>
          </table:table-cell>
          <table:table-cell office:value-type="float" office:value="8.5546255536" calcext:value-type="float">
            <text:p>8.5546255536</text:p>
          </table:table-cell>
        </table:table-row>
        <table:table-row table:style-name="ro1">
          <table:table-cell office:value-type="string" calcext:value-type="string">
            <text:p>01/04/1923</text:p>
          </table:table-cell>
          <table:table-cell office:value-type="float" office:value="9.1" calcext:value-type="float">
            <text:p>9.1</text:p>
          </table:table-cell>
          <table:table-cell office:value-type="float" office:value="0.52" calcext:value-type="float">
            <text:p>0.52</text:p>
          </table:table-cell>
          <table:table-cell office:value-type="float" office:value="5.7142857143" calcext:value-type="float">
            <text:p>5.7142857143</text:p>
          </table:table-cell>
          <table:table-cell office:value-type="float" office:value="-0.0304285967" calcext:value-type="float">
            <text:p>-0.0304285967</text:p>
          </table:table-cell>
          <table:table-cell office:value-type="float" office:value="31.767153086" calcext:value-type="float">
            <text:p>31.767153086</text:p>
          </table:table-cell>
          <table:table-cell office:value-type="float" office:value="4.29" calcext:value-type="float">
            <text:p>4.29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911193128" calcext:value-type="float">
            <text:p>1.0911193128</text:p>
          </table:table-cell>
          <table:table-cell office:value-type="float" office:value="0.0056958333" calcext:value-type="float">
            <text:p>0.0056958333</text:p>
          </table:table-cell>
          <table:table-cell office:value-type="float" office:value="8.603351275" calcext:value-type="float">
            <text:p>8.603351275</text:p>
          </table:table-cell>
        </table:table-row>
        <table:table-row table:style-name="ro1">
          <table:table-cell office:value-type="string" calcext:value-type="string">
            <text:p>01/05/1923</text:p>
          </table:table-cell>
          <table:table-cell office:value-type="float" office:value="8.67" calcext:value-type="float">
            <text:p>8.67</text:p>
          </table:table-cell>
          <table:table-cell office:value-type="float" office:value="0.52" calcext:value-type="float">
            <text:p>0.52</text:p>
          </table:table-cell>
          <table:table-cell office:value-type="float" office:value="5.9976931949" calcext:value-type="float">
            <text:p>5.9976931949</text:p>
          </table:table-cell>
          <table:table-cell office:value-type="float" office:value="-0.0425064103" calcext:value-type="float">
            <text:p>-0.0425064103</text:p>
          </table:table-cell>
          <table:table-cell office:value-type="float" office:value="30.4168454442" calcext:value-type="float">
            <text:p>30.4168454442</text:p>
          </table:table-cell>
          <table:table-cell office:value-type="float" office:value="4.26" calcext:value-type="float">
            <text:p>4.26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934379413" calcext:value-type="float">
            <text:p>1.0934379413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8.6521752934" calcext:value-type="float">
            <text:p>8.6521752934</text:p>
          </table:table-cell>
        </table:table-row>
        <table:table-row table:style-name="ro1">
          <table:table-cell office:value-type="string" calcext:value-type="string">
            <text:p>01/06/1923</text:p>
          </table:table-cell>
          <table:table-cell office:value-type="float" office:value="8.34" calcext:value-type="float">
            <text:p>8.34</text:p>
          </table:table-cell>
          <table:table-cell office:value-type="float" office:value="0.52" calcext:value-type="float">
            <text:p>0.52</text:p>
          </table:table-cell>
          <table:table-cell office:value-type="float" office:value="6.2350119904" calcext:value-type="float">
            <text:p>6.2350119904</text:p>
          </table:table-cell>
          <table:table-cell office:value-type="float" office:value="-0.0330642061" calcext:value-type="float">
            <text:p>-0.0330642061</text:p>
          </table:table-cell>
          <table:table-cell office:value-type="float" office:value="29.4111365983" calcext:value-type="float">
            <text:p>29.4111365983</text:p>
          </table:table-cell>
          <table:table-cell office:value-type="float" office:value="4.24" calcext:value-type="float">
            <text:p>4.24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95761497" calcext:value-type="float">
            <text:p>1.095761497</text:p>
          </table:table-cell>
          <table:table-cell office:value-type="float" office:value="0.0056541667" calcext:value-type="float">
            <text:p>0.0056541667</text:p>
          </table:table-cell>
          <table:table-cell office:value-type="float" office:value="8.7010961346" calcext:value-type="float">
            <text:p>8.7010961346</text:p>
          </table:table-cell>
        </table:table-row>
        <table:table-row table:style-name="ro1">
          <table:table-cell office:value-type="string" calcext:value-type="string">
            <text:p>01/07/1923</text:p>
          </table:table-cell>
          <table:table-cell office:value-type="float" office:value="8.06" calcext:value-type="float">
            <text:p>8.06</text:p>
          </table:table-cell>
          <table:table-cell office:value-type="float" office:value="0.52" calcext:value-type="float">
            <text:p>0.52</text:p>
          </table:table-cell>
          <table:table-cell office:value-type="float" office:value="6.4516129032" calcext:value-type="float">
            <text:p>6.4516129032</text:p>
          </table:table-cell>
          <table:table-cell office:value-type="float" office:value="-0.0283603118" calcext:value-type="float">
            <text:p>-0.0283603118</text:p>
          </table:table-cell>
          <table:table-cell office:value-type="float" office:value="28.5770275955" calcext:value-type="float">
            <text:p>28.5770275955</text:p>
          </table:table-cell>
          <table:table-cell office:value-type="float" office:value="4.21" calcext:value-type="float">
            <text:p>4.21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0980899901" calcext:value-type="float">
            <text:p>1.0980899901</text:p>
          </table:table-cell>
          <table:table-cell office:value-type="float" office:value="0.0056333333" calcext:value-type="float">
            <text:p>0.0056333333</text:p>
          </table:table-cell>
          <table:table-cell office:value-type="float" office:value="8.7501123095" calcext:value-type="float">
            <text:p>8.7501123095</text:p>
          </table:table-cell>
        </table:table-row>
        <table:table-row table:style-name="ro1">
          <table:table-cell office:value-type="string" calcext:value-type="string">
            <text:p>01/08/1923</text:p>
          </table:table-cell>
          <table:table-cell office:value-type="float" office:value="8.1" calcext:value-type="float">
            <text:p>8.1</text:p>
          </table:table-cell>
          <table:table-cell office:value-type="float" office:value="0.52" calcext:value-type="float">
            <text:p>0.52</text:p>
          </table:table-cell>
          <table:table-cell office:value-type="float" office:value="6.4197530864" calcext:value-type="float">
            <text:p>6.4197530864</text:p>
          </table:table-cell>
          <table:table-cell office:value-type="float" office:value="0.0103732423" calcext:value-type="float">
            <text:p>0.0103732423</text:p>
          </table:table-cell>
          <table:table-cell office:value-type="float" office:value="28.8734640283" calcext:value-type="float">
            <text:p>28.8734640283</text:p>
          </table:table-cell>
          <table:table-cell office:value-type="float" office:value="4.19" calcext:value-type="float">
            <text:p>4.19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004234314" calcext:value-type="float">
            <text:p>1.1004234314</text:p>
          </table:table-cell>
          <table:table-cell office:value-type="float" office:value="0.0056125" calcext:value-type="float">
            <text:p>0.0056125</text:p>
          </table:table-cell>
          <table:table-cell office:value-type="float" office:value="8.7992223148" calcext:value-type="float">
            <text:p>8.7992223148</text:p>
          </table:table-cell>
        </table:table-row>
        <table:table-row table:style-name="ro1">
          <table:table-cell office:value-type="string" calcext:value-type="string">
            <text:p>01/09/1923</text:p>
          </table:table-cell>
          <table:table-cell office:value-type="float" office:value="8.15" calcext:value-type="float">
            <text:p>8.15</text:p>
          </table:table-cell>
          <table:table-cell office:value-type="float" office:value="0.53" calcext:value-type="float">
            <text:p>0.53</text:p>
          </table:table-cell>
          <table:table-cell office:value-type="float" office:value="6.5030674847" calcext:value-type="float">
            <text:p>6.5030674847</text:p>
          </table:table-cell>
          <table:table-cell office:value-type="float" office:value="0.0115740741" calcext:value-type="float">
            <text:p>0.0115740741</text:p>
          </table:table-cell>
          <table:table-cell office:value-type="float" office:value="29.2076476398" calcext:value-type="float">
            <text:p>29.2076476398</text:p>
          </table:table-cell>
          <table:table-cell office:value-type="float" office:value="4.16" calcext:value-type="float">
            <text:p>4.16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027618312" calcext:value-type="float">
            <text:p>1.1027618312</text:p>
          </table:table-cell>
          <table:table-cell office:value-type="float" office:value="0.0055916667" calcext:value-type="float">
            <text:p>0.0055916667</text:p>
          </table:table-cell>
          <table:table-cell office:value-type="float" office:value="8.8484246329" calcext:value-type="float">
            <text:p>8.8484246329</text:p>
          </table:table-cell>
        </table:table-row>
        <table:table-row table:style-name="ro1">
          <table:table-cell office:value-type="string" calcext:value-type="string">
            <text:p>01/10/1923</text:p>
          </table:table-cell>
          <table:table-cell office:value-type="float" office:value="8.03" calcext:value-type="float">
            <text:p>8.03</text:p>
          </table:table-cell>
          <table:table-cell office:value-type="float" office:value="0.53" calcext:value-type="float">
            <text:p>0.53</text:p>
          </table:table-cell>
          <table:table-cell office:value-type="float" office:value="6.600249066" calcext:value-type="float">
            <text:p>6.600249066</text:p>
          </table:table-cell>
          <table:table-cell office:value-type="float" office:value="-0.0093384458" calcext:value-type="float">
            <text:p>-0.0093384458</text:p>
          </table:table-cell>
          <table:table-cell office:value-type="float" office:value="28.9348936051" calcext:value-type="float">
            <text:p>28.9348936051</text:p>
          </table:table-cell>
          <table:table-cell office:value-type="float" office:value="4.14" calcext:value-type="float">
            <text:p>4.14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051052001" calcext:value-type="float">
            <text:p>1.1051052001</text:p>
          </table:table-cell>
          <table:table-cell office:value-type="float" office:value="0.0055708333" calcext:value-type="float">
            <text:p>0.0055708333</text:p>
          </table:table-cell>
          <table:table-cell office:value-type="float" office:value="8.8977177318" calcext:value-type="float">
            <text:p>8.8977177318</text:p>
          </table:table-cell>
        </table:table-row>
        <table:table-row table:style-name="ro1">
          <table:table-cell office:value-type="string" calcext:value-type="string">
            <text:p>01/11/1923</text:p>
          </table:table-cell>
          <table:table-cell office:value-type="float" office:value="8.27" calcext:value-type="float">
            <text:p>8.27</text:p>
          </table:table-cell>
          <table:table-cell office:value-type="float" office:value="0.53" calcext:value-type="float">
            <text:p>0.53</text:p>
          </table:table-cell>
          <table:table-cell office:value-type="float" office:value="6.4087061669" calcext:value-type="float">
            <text:p>6.4087061669</text:p>
          </table:table-cell>
          <table:table-cell office:value-type="float" office:value="0.0353704857" calcext:value-type="float">
            <text:p>0.0353704857</text:p>
          </table:table-cell>
          <table:table-cell office:value-type="float" office:value="29.958334845" calcext:value-type="float">
            <text:p>29.958334845</text:p>
          </table:table-cell>
          <table:table-cell office:value-type="float" office:value="4.11" calcext:value-type="float">
            <text:p>4.11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074535486" calcext:value-type="float">
            <text:p>1.1074535486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8.9471000652" calcext:value-type="float">
            <text:p>8.9471000652</text:p>
          </table:table-cell>
        </table:table-row>
        <table:table-row table:style-name="ro1">
          <table:table-cell office:value-type="string" calcext:value-type="string">
            <text:p>01/12/1923</text:p>
          </table:table-cell>
          <table:table-cell office:value-type="float" office:value="8.55" calcext:value-type="float">
            <text:p>8.55</text:p>
          </table:table-cell>
          <table:table-cell office:value-type="float" office:value="0.53" calcext:value-type="float">
            <text:p>0.53</text:p>
          </table:table-cell>
          <table:table-cell office:value-type="float" office:value="6.1988304094" calcext:value-type="float">
            <text:p>6.1988304094</text:p>
          </table:table-cell>
          <table:table-cell office:value-type="float" office:value="0.0391979041" calcext:value-type="float">
            <text:p>0.0391979041</text:p>
          </table:table-cell>
          <table:table-cell office:value-type="float" office:value="31.1326387804" calcext:value-type="float">
            <text:p>31.1326387804</text:p>
          </table:table-cell>
          <table:table-cell office:value-type="float" office:value="4.09" calcext:value-type="float">
            <text:p>4.09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098068874" calcext:value-type="float">
            <text:p>1.1098068874</text:p>
          </table:table-cell>
          <table:table-cell office:value-type="float" office:value="0.0055291667" calcext:value-type="float">
            <text:p>0.0055291667</text:p>
          </table:table-cell>
          <table:table-cell office:value-type="float" office:value="8.9965700727" calcext:value-type="float">
            <text:p>8.9965700727</text:p>
          </table:table-cell>
        </table:table-row>
        <table:table-row table:style-name="ro1">
          <table:table-cell office:value-type="string" calcext:value-type="string">
            <text:p>01/01/1924</text:p>
          </table:table-cell>
          <table:table-cell office:value-type="float" office:value="8.83" calcext:value-type="float">
            <text:p>8.83</text:p>
          </table:table-cell>
          <table:table-cell office:value-type="float" office:value="0.53" calcext:value-type="float">
            <text:p>0.53</text:p>
          </table:table-cell>
          <table:table-cell office:value-type="float" office:value="6.0022650057" calcext:value-type="float">
            <text:p>6.0022650057</text:p>
          </table:table-cell>
          <table:table-cell office:value-type="float" office:value="0.0379307992" calcext:value-type="float">
            <text:p>0.0379307992</text:p>
          </table:table-cell>
          <table:table-cell office:value-type="float" office:value="32.3135246511" calcext:value-type="float">
            <text:p>32.3135246511</text:p>
          </table:table-cell>
          <table:table-cell office:value-type="float" office:value="4.06" calcext:value-type="float">
            <text:p>4.06</text:p>
          </table:table-cell>
          <table:table-cell office:value-type="float" office:value="0.002125" calcext:value-type="float">
            <text:p>0.002125</text:p>
          </table:table-cell>
          <table:table-cell office:value-type="float" office:value="1.112165227" calcext:value-type="float">
            <text:p>1.112165227</text:p>
          </table:table-cell>
          <table:table-cell office:value-type="float" office:value="0.0055083333" calcext:value-type="float">
            <text:p>0.0055083333</text:p>
          </table:table-cell>
          <table:table-cell office:value-type="float" office:value="9.0461261795" calcext:value-type="float">
            <text:p>9.0461261795</text:p>
          </table:table-cell>
        </table:table-row>
        <table:table-row table:style-name="ro1">
          <table:table-cell office:value-type="string" calcext:value-type="string">
            <text:p>01/02/1924</text:p>
          </table:table-cell>
          <table:table-cell office:value-type="float" office:value="8.87" calcext:value-type="float">
            <text:p>8.87</text:p>
          </table:table-cell>
          <table:table-cell office:value-type="float" office:value="0.53" calcext:value-type="float">
            <text:p>0.53</text:p>
          </table:table-cell>
          <table:table-cell office:value-type="float" office:value="5.9751972943" calcext:value-type="float">
            <text:p>5.9751972943</text:p>
          </table:table-cell>
          <table:table-cell office:value-type="float" office:value="0.0095630427" calcext:value-type="float">
            <text:p>0.0095630427</text:p>
          </table:table-cell>
          <table:table-cell office:value-type="float" office:value="32.6225402658" calcext:value-type="float">
            <text:p>32.6225402658</text:p>
          </table:table-cell>
          <table:table-cell office:value-type="float" office:value="4.04" calcext:value-type="float">
            <text:p>4.0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37407944" calcext:value-type="float">
            <text:p>1.1137407944</text:p>
          </table:table-cell>
          <table:table-cell office:value-type="float" office:value="0.0047861111" calcext:value-type="float">
            <text:p>0.0047861111</text:p>
          </table:table-cell>
          <table:table-cell office:value-type="float" office:value="9.0894219445" calcext:value-type="float">
            <text:p>9.0894219445</text:p>
          </table:table-cell>
        </table:table-row>
        <table:table-row table:style-name="ro1">
          <table:table-cell office:value-type="string" calcext:value-type="string">
            <text:p>01/03/1924</text:p>
          </table:table-cell>
          <table:table-cell office:value-type="float" office:value="8.7" calcext:value-type="float">
            <text:p>8.7</text:p>
          </table:table-cell>
          <table:table-cell office:value-type="float" office:value="0.54" calcext:value-type="float">
            <text:p>0.54</text:p>
          </table:table-cell>
          <table:table-cell office:value-type="float" office:value="6.2068965517" calcext:value-type="float">
            <text:p>6.2068965517</text:p>
          </table:table-cell>
          <table:table-cell office:value-type="float" office:value="-0.0141394213" calcext:value-type="float">
            <text:p>-0.0141394213</text:p>
          </table:table-cell>
          <table:table-cell office:value-type="float" office:value="32.1612764261" calcext:value-type="float">
            <text:p>32.1612764261</text:p>
          </table:table-cell>
          <table:table-cell office:value-type="float" office:value="4.03" calcext:value-type="float">
            <text:p>4.0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53185939" calcext:value-type="float">
            <text:p>1.1153185939</text:p>
          </table:table-cell>
          <table:table-cell office:value-type="float" office:value="0.0047722222" calcext:value-type="float">
            <text:p>0.0047722222</text:p>
          </table:table-cell>
          <table:table-cell office:value-type="float" office:value="9.1327986859" calcext:value-type="float">
            <text:p>9.1327986859</text:p>
          </table:table-cell>
        </table:table-row>
        <table:table-row table:style-name="ro1">
          <table:table-cell office:value-type="string" calcext:value-type="string">
            <text:p>01/04/1924</text:p>
          </table:table-cell>
          <table:table-cell office:value-type="float" office:value="8.5" calcext:value-type="float">
            <text:p>8.5</text:p>
          </table:table-cell>
          <table:table-cell office:value-type="float" office:value="0.54" calcext:value-type="float">
            <text:p>0.54</text:p>
          </table:table-cell>
          <table:table-cell office:value-type="float" office:value="6.3529411765" calcext:value-type="float">
            <text:p>6.3529411765</text:p>
          </table:table-cell>
          <table:table-cell office:value-type="float" office:value="-0.0178477011" calcext:value-type="float">
            <text:p>-0.0178477011</text:p>
          </table:table-cell>
          <table:table-cell office:value-type="float" office:value="31.5872715758" calcext:value-type="float">
            <text:p>31.5872715758</text:p>
          </table:table-cell>
          <table:table-cell office:value-type="float" office:value="4.01" calcext:value-type="float">
            <text:p>4.0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68986286" calcext:value-type="float">
            <text:p>1.1168986286</text:p>
          </table:table-cell>
          <table:table-cell office:value-type="float" office:value="0.0047583333" calcext:value-type="float">
            <text:p>0.0047583333</text:p>
          </table:table-cell>
          <table:table-cell office:value-type="float" office:value="9.1762555863" calcext:value-type="float">
            <text:p>9.1762555863</text:p>
          </table:table-cell>
        </table:table-row>
        <table:table-row table:style-name="ro1">
          <table:table-cell office:value-type="string" calcext:value-type="string">
            <text:p>01/05/1924</text:p>
          </table:table-cell>
          <table:table-cell office:value-type="float" office:value="8.47" calcext:value-type="float">
            <text:p>8.47</text:p>
          </table:table-cell>
          <table:table-cell office:value-type="float" office:value="0.54" calcext:value-type="float">
            <text:p>0.54</text:p>
          </table:table-cell>
          <table:table-cell office:value-type="float" office:value="6.3754427391" calcext:value-type="float">
            <text:p>6.3754427391</text:p>
          </table:table-cell>
          <table:table-cell office:value-type="float" office:value="0.0017480392" calcext:value-type="float">
            <text:p>0.0017480392</text:p>
          </table:table-cell>
          <table:table-cell office:value-type="float" office:value="31.6424873653" calcext:value-type="float">
            <text:p>31.6424873653</text:p>
          </table:table-cell>
          <table:table-cell office:value-type="float" office:value="3.99" calcext:value-type="float">
            <text:p>3.9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184809016" calcext:value-type="float">
            <text:p>1.1184809016</text:p>
          </table:table-cell>
          <table:table-cell office:value-type="float" office:value="0.0047444444" calcext:value-type="float">
            <text:p>0.0047444444</text:p>
          </table:table-cell>
          <table:table-cell office:value-type="float" office:value="9.2197918211" calcext:value-type="float">
            <text:p>9.2197918211</text:p>
          </table:table-cell>
        </table:table-row>
        <table:table-row table:style-name="ro1">
          <table:table-cell office:value-type="string" calcext:value-type="string">
            <text:p>01/06/1924</text:p>
          </table:table-cell>
          <table:table-cell office:value-type="float" office:value="8.63" calcext:value-type="float">
            <text:p>8.63</text:p>
          </table:table-cell>
          <table:table-cell office:value-type="float" office:value="0.54" calcext:value-type="float">
            <text:p>0.54</text:p>
          </table:table-cell>
          <table:table-cell office:value-type="float" office:value="6.2572421784" calcext:value-type="float">
            <text:p>6.2572421784</text:p>
          </table:table-cell>
          <table:table-cell office:value-type="float" office:value="0.0242030697" calcext:value-type="float">
            <text:p>0.0242030697</text:p>
          </table:table-cell>
          <table:table-cell office:value-type="float" office:value="32.4083326911" calcext:value-type="float">
            <text:p>32.4083326911</text:p>
          </table:table-cell>
          <table:table-cell office:value-type="float" office:value="3.98" calcext:value-type="float">
            <text:p>3.9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00654162" calcext:value-type="float">
            <text:p>1.1200654162</text:p>
          </table:table-cell>
          <table:table-cell office:value-type="float" office:value="0.0047305556" calcext:value-type="float">
            <text:p>0.0047305556</text:p>
          </table:table-cell>
          <table:table-cell office:value-type="float" office:value="9.2634065586" calcext:value-type="float">
            <text:p>9.2634065586</text:p>
          </table:table-cell>
        </table:table-row>
        <table:table-row table:style-name="ro1">
          <table:table-cell office:value-type="string" calcext:value-type="string">
            <text:p>01/07/1924</text:p>
          </table:table-cell>
          <table:table-cell office:value-type="float" office:value="9.03" calcext:value-type="float">
            <text:p>9.03</text:p>
          </table:table-cell>
          <table:table-cell office:value-type="float" office:value="0.54" calcext:value-type="float">
            <text:p>0.54</text:p>
          </table:table-cell>
          <table:table-cell office:value-type="float" office:value="5.9800664452" calcext:value-type="float">
            <text:p>5.9800664452</text:p>
          </table:table-cell>
          <table:table-cell office:value-type="float" office:value="0.0515807261" calcext:value-type="float">
            <text:p>0.0515807261</text:p>
          </table:table-cell>
          <table:table-cell office:value-type="float" office:value="34.0799780246" calcext:value-type="float">
            <text:p>34.0799780246</text:p>
          </table:table-cell>
          <table:table-cell office:value-type="float" office:value="3.96" calcext:value-type="float">
            <text:p>3.96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16521756" calcext:value-type="float">
            <text:p>1.1216521756</text:p>
          </table:table-cell>
          <table:table-cell office:value-type="float" office:value="0.0047166667" calcext:value-type="float">
            <text:p>0.0047166667</text:p>
          </table:table-cell>
          <table:table-cell office:value-type="float" office:value="9.3070989595" calcext:value-type="float">
            <text:p>9.3070989595</text:p>
          </table:table-cell>
        </table:table-row>
        <table:table-row table:style-name="ro1">
          <table:table-cell office:value-type="string" calcext:value-type="string">
            <text:p>01/08/1924</text:p>
          </table:table-cell>
          <table:table-cell office:value-type="float" office:value="9.34" calcext:value-type="float">
            <text:p>9.34</text:p>
          </table:table-cell>
          <table:table-cell office:value-type="float" office:value="0.54" calcext:value-type="float">
            <text:p>0.54</text:p>
          </table:table-cell>
          <table:table-cell office:value-type="float" office:value="5.7815845824" calcext:value-type="float">
            <text:p>5.7815845824</text:p>
          </table:table-cell>
          <table:table-cell office:value-type="float" office:value="0.0393438538" calcext:value-type="float">
            <text:p>0.0393438538</text:p>
          </table:table-cell>
          <table:table-cell office:value-type="float" office:value="35.4208156982" calcext:value-type="float">
            <text:p>35.4208156982</text:p>
          </table:table-cell>
          <table:table-cell office:value-type="float" office:value="3.94" calcext:value-type="float">
            <text:p>3.9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32411828" calcext:value-type="float">
            <text:p>1.1232411828</text:p>
          </table:table-cell>
          <table:table-cell office:value-type="float" office:value="0.0047027778" calcext:value-type="float">
            <text:p>0.0047027778</text:p>
          </table:table-cell>
          <table:table-cell office:value-type="float" office:value="9.3508681777" calcext:value-type="float">
            <text:p>9.3508681777</text:p>
          </table:table-cell>
        </table:table-row>
        <table:table-row table:style-name="ro1">
          <table:table-cell office:value-type="string" calcext:value-type="string">
            <text:p>01/09/1924</text:p>
          </table:table-cell>
          <table:table-cell office:value-type="float" office:value="9.25" calcext:value-type="float">
            <text:p>9.25</text:p>
          </table:table-cell>
          <table:table-cell office:value-type="float" office:value="0.55" calcext:value-type="float">
            <text:p>0.55</text:p>
          </table:table-cell>
          <table:table-cell office:value-type="float" office:value="5.9459459459" calcext:value-type="float">
            <text:p>5.9459459459</text:p>
          </table:table-cell>
          <table:table-cell office:value-type="float" office:value="-0.0047733762" calcext:value-type="float">
            <text:p>-0.0047733762</text:p>
          </table:table-cell>
          <table:table-cell office:value-type="float" office:value="35.251738821" calcext:value-type="float">
            <text:p>35.251738821</text:p>
          </table:table-cell>
          <table:table-cell office:value-type="float" office:value="3.93" calcext:value-type="float">
            <text:p>3.9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48324412" calcext:value-type="float">
            <text:p>1.1248324412</text:p>
          </table:table-cell>
          <table:table-cell office:value-type="float" office:value="0.0046888889" calcext:value-type="float">
            <text:p>0.0046888889</text:p>
          </table:table-cell>
          <table:table-cell office:value-type="float" office:value="9.3947133596" calcext:value-type="float">
            <text:p>9.3947133596</text:p>
          </table:table-cell>
        </table:table-row>
        <table:table-row table:style-name="ro1">
          <table:table-cell office:value-type="string" calcext:value-type="string">
            <text:p>01/10/1924</text:p>
          </table:table-cell>
          <table:table-cell office:value-type="float" office:value="9.13" calcext:value-type="float">
            <text:p>9.13</text:p>
          </table:table-cell>
          <table:table-cell office:value-type="float" office:value="0.55" calcext:value-type="float">
            <text:p>0.55</text:p>
          </table:table-cell>
          <table:table-cell office:value-type="float" office:value="6.0240963855" calcext:value-type="float">
            <text:p>6.0240963855</text:p>
          </table:table-cell>
          <table:table-cell office:value-type="float" office:value="-0.0080477477" calcext:value-type="float">
            <text:p>-0.0080477477</text:p>
          </table:table-cell>
          <table:table-cell office:value-type="float" office:value="34.9680417193" calcext:value-type="float">
            <text:p>34.9680417193</text:p>
          </table:table-cell>
          <table:table-cell office:value-type="float" office:value="3.91" calcext:value-type="float">
            <text:p>3.9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64259538" calcext:value-type="float">
            <text:p>1.1264259538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9.4386336445" calcext:value-type="float">
            <text:p>9.4386336445</text:p>
          </table:table-cell>
        </table:table-row>
        <table:table-row table:style-name="ro1">
          <table:table-cell office:value-type="string" calcext:value-type="string">
            <text:p>01/11/1924</text:p>
          </table:table-cell>
          <table:table-cell office:value-type="float" office:value="9.64" calcext:value-type="float">
            <text:p>9.64</text:p>
          </table:table-cell>
          <table:table-cell office:value-type="float" office:value="0.55" calcext:value-type="float">
            <text:p>0.55</text:p>
          </table:table-cell>
          <table:table-cell office:value-type="float" office:value="5.7053941909" calcext:value-type="float">
            <text:p>5.7053941909</text:p>
          </table:table-cell>
          <table:table-cell office:value-type="float" office:value="0.0608643666" calcext:value-type="float">
            <text:p>0.0608643666</text:p>
          </table:table-cell>
          <table:table-cell office:value-type="float" office:value="37.0963494283" calcext:value-type="float">
            <text:p>37.0963494283</text:p>
          </table:table-cell>
          <table:table-cell office:value-type="float" office:value="3.89" calcext:value-type="float">
            <text:p>3.8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80217239" calcext:value-type="float">
            <text:p>1.1280217239</text:p>
          </table:table-cell>
          <table:table-cell office:value-type="float" office:value="0.0046611111" calcext:value-type="float">
            <text:p>0.0046611111</text:p>
          </table:table-cell>
          <table:table-cell office:value-type="float" office:value="9.4826281647" calcext:value-type="float">
            <text:p>9.4826281647</text:p>
          </table:table-cell>
        </table:table-row>
        <table:table-row table:style-name="ro1">
          <table:table-cell office:value-type="string" calcext:value-type="string">
            <text:p>01/12/1924</text:p>
          </table:table-cell>
          <table:table-cell office:value-type="float" office:value="10.16" calcext:value-type="float">
            <text:p>10.16</text:p>
          </table:table-cell>
          <table:table-cell office:value-type="float" office:value="0.55" calcext:value-type="float">
            <text:p>0.55</text:p>
          </table:table-cell>
          <table:table-cell office:value-type="float" office:value="5.4133858268" calcext:value-type="float">
            <text:p>5.4133858268</text:p>
          </table:table-cell>
          <table:table-cell office:value-type="float" office:value="0.0586964039" calcext:value-type="float">
            <text:p>0.0586964039</text:p>
          </table:table-cell>
          <table:table-cell office:value-type="float" office:value="39.2737717365" calcext:value-type="float">
            <text:p>39.2737717365</text:p>
          </table:table-cell>
          <table:table-cell office:value-type="float" office:value="3.88" calcext:value-type="float">
            <text:p>3.8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296197547" calcext:value-type="float">
            <text:p>1.1296197547</text:p>
          </table:table-cell>
          <table:table-cell office:value-type="float" office:value="0.0046472222" calcext:value-type="float">
            <text:p>0.0046472222</text:p>
          </table:table-cell>
          <table:table-cell office:value-type="float" office:value="9.526696045" calcext:value-type="float">
            <text:p>9.526696045</text:p>
          </table:table-cell>
        </table:table-row>
        <table:table-row table:style-name="ro1">
          <table:table-cell office:value-type="string" calcext:value-type="string">
            <text:p>01/01/1925</text:p>
          </table:table-cell>
          <table:table-cell office:value-type="float" office:value="10.58" calcext:value-type="float">
            <text:p>10.58</text:p>
          </table:table-cell>
          <table:table-cell office:value-type="float" office:value="0.55" calcext:value-type="float">
            <text:p>0.55</text:p>
          </table:table-cell>
          <table:table-cell office:value-type="float" office:value="5.1984877127" calcext:value-type="float">
            <text:p>5.1984877127</text:p>
          </table:table-cell>
          <table:table-cell office:value-type="float" office:value="0.0458841864" calcext:value-type="float">
            <text:p>0.0458841864</text:p>
          </table:table-cell>
          <table:table-cell office:value-type="float" office:value="41.0758167976" calcext:value-type="float">
            <text:p>41.0758167976</text:p>
          </table:table-cell>
          <table:table-cell office:value-type="float" office:value="3.86" calcext:value-type="float">
            <text:p>3.86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1312200493" calcext:value-type="float">
            <text:p>1.1312200493</text:p>
          </table:table-cell>
          <table:table-cell office:value-type="float" office:value="0.0046333333" calcext:value-type="float">
            <text:p>0.0046333333</text:p>
          </table:table-cell>
          <table:table-cell office:value-type="float" office:value="9.5708364033" calcext:value-type="float">
            <text:p>9.5708364033</text:p>
          </table:table-cell>
        </table:table-row>
        <table:table-row table:style-name="ro1">
          <table:table-cell office:value-type="string" calcext:value-type="string">
            <text:p>01/02/1925</text:p>
          </table:table-cell>
          <table:table-cell office:value-type="float" office:value="10.67" calcext:value-type="float">
            <text:p>10.67</text:p>
          </table:table-cell>
          <table:table-cell office:value-type="float" office:value="0.56" calcext:value-type="float">
            <text:p>0.56</text:p>
          </table:table-cell>
          <table:table-cell office:value-type="float" office:value="5.2483598875" calcext:value-type="float">
            <text:p>5.2483598875</text:p>
          </table:table-cell>
          <table:table-cell office:value-type="float" office:value="0.0129040643" calcext:value-type="float">
            <text:p>0.0129040643</text:p>
          </table:table-cell>
          <table:table-cell office:value-type="float" office:value="41.6058617776" calcext:value-type="float">
            <text:p>41.6058617776</text:p>
          </table:table-cell>
          <table:table-cell office:value-type="float" office:value="3.85" calcext:value-type="float">
            <text:p>3.85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26623549" calcext:value-type="float">
            <text:p>1.1326623549</text:p>
          </table:table-cell>
          <table:table-cell office:value-type="float" office:value="0.0044791667" calcext:value-type="float">
            <text:p>0.0044791667</text:p>
          </table:table-cell>
          <table:table-cell office:value-type="float" office:value="9.6137057747" calcext:value-type="float">
            <text:p>9.6137057747</text:p>
          </table:table-cell>
        </table:table-row>
        <table:table-row table:style-name="ro1">
          <table:table-cell office:value-type="string" calcext:value-type="string">
            <text:p>01/03/1925</text:p>
          </table:table-cell>
          <table:table-cell office:value-type="float" office:value="10.39" calcext:value-type="float">
            <text:p>10.39</text:p>
          </table:table-cell>
          <table:table-cell office:value-type="float" office:value="0.56" calcext:value-type="float">
            <text:p>0.56</text:p>
          </table:table-cell>
          <table:table-cell office:value-type="float" office:value="5.3897978826" calcext:value-type="float">
            <text:p>5.3897978826</text:p>
          </table:table-cell>
          <table:table-cell office:value-type="float" office:value="-0.021848641" calcext:value-type="float">
            <text:p>-0.021848641</text:p>
          </table:table-cell>
          <table:table-cell office:value-type="float" office:value="40.696830238" calcext:value-type="float">
            <text:p>40.696830238</text:p>
          </table:table-cell>
          <table:table-cell office:value-type="float" office:value="3.83" calcext:value-type="float">
            <text:p>3.83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41064994" calcext:value-type="float">
            <text:p>1.1341064994</text:p>
          </table:table-cell>
          <table:table-cell office:value-type="float" office:value="0.0044666667" calcext:value-type="float">
            <text:p>0.0044666667</text:p>
          </table:table-cell>
          <table:table-cell office:value-type="float" office:value="9.6566469939" calcext:value-type="float">
            <text:p>9.6566469939</text:p>
          </table:table-cell>
        </table:table-row>
        <table:table-row table:style-name="ro1">
          <table:table-cell office:value-type="string" calcext:value-type="string">
            <text:p>01/04/1925</text:p>
          </table:table-cell>
          <table:table-cell office:value-type="float" office:value="10.28" calcext:value-type="float">
            <text:p>10.28</text:p>
          </table:table-cell>
          <table:table-cell office:value-type="float" office:value="0.57" calcext:value-type="float">
            <text:p>0.57</text:p>
          </table:table-cell>
          <table:table-cell office:value-type="float" office:value="5.5447470817" calcext:value-type="float">
            <text:p>5.5447470817</text:p>
          </table:table-cell>
          <table:table-cell office:value-type="float" office:value="-0.0060418672" calcext:value-type="float">
            <text:p>-0.0060418672</text:p>
          </table:table-cell>
          <table:table-cell office:value-type="float" office:value="40.4509453951" calcext:value-type="float">
            <text:p>40.4509453951</text:p>
          </table:table-cell>
          <table:table-cell office:value-type="float" office:value="3.82" calcext:value-type="float">
            <text:p>3.82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55524852" calcext:value-type="float">
            <text:p>1.1355524852</text:p>
          </table:table-cell>
          <table:table-cell office:value-type="float" office:value="0.0044541667" calcext:value-type="float">
            <text:p>0.0044541667</text:p>
          </table:table-cell>
          <table:table-cell office:value-type="float" office:value="9.699659309" calcext:value-type="float">
            <text:p>9.699659309</text:p>
          </table:table-cell>
        </table:table-row>
        <table:table-row table:style-name="ro1">
          <table:table-cell office:value-type="string" calcext:value-type="string">
            <text:p>01/05/1925</text:p>
          </table:table-cell>
          <table:table-cell office:value-type="float" office:value="10.61" calcext:value-type="float">
            <text:p>10.61</text:p>
          </table:table-cell>
          <table:table-cell office:value-type="float" office:value="0.57" calcext:value-type="float">
            <text:p>0.57</text:p>
          </table:table-cell>
          <table:table-cell office:value-type="float" office:value="5.3722902922" calcext:value-type="float">
            <text:p>5.3722902922</text:p>
          </table:table-cell>
          <table:table-cell office:value-type="float" office:value="0.036728275" calcext:value-type="float">
            <text:p>0.036728275</text:p>
          </table:table-cell>
          <table:table-cell office:value-type="float" office:value="41.9366388403" calcext:value-type="float">
            <text:p>41.9366388403</text:p>
          </table:table-cell>
          <table:table-cell office:value-type="float" office:value="3.8" calcext:value-type="float">
            <text:p>3.8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70003146" calcext:value-type="float">
            <text:p>1.1370003146</text:p>
          </table:table-cell>
          <table:table-cell office:value-type="float" office:value="0.0044416667" calcext:value-type="float">
            <text:p>0.0044416667</text:p>
          </table:table-cell>
          <table:table-cell office:value-type="float" office:value="9.7427419624" calcext:value-type="float">
            <text:p>9.7427419624</text:p>
          </table:table-cell>
        </table:table-row>
        <table:table-row table:style-name="ro1">
          <table:table-cell office:value-type="string" calcext:value-type="string">
            <text:p>01/06/1925</text:p>
          </table:table-cell>
          <table:table-cell office:value-type="float" office:value="10.8" calcext:value-type="float">
            <text:p>10.8</text:p>
          </table:table-cell>
          <table:table-cell office:value-type="float" office:value="0.58" calcext:value-type="float">
            <text:p>0.58</text:p>
          </table:table-cell>
          <table:table-cell office:value-type="float" office:value="5.3703703704" calcext:value-type="float">
            <text:p>5.3703703704</text:p>
          </table:table-cell>
          <table:table-cell office:value-type="float" office:value="0.022423814" calcext:value-type="float">
            <text:p>0.022423814</text:p>
          </table:table-cell>
          <table:table-cell office:value-type="float" office:value="42.8770182299" calcext:value-type="float">
            <text:p>42.8770182299</text:p>
          </table:table-cell>
          <table:table-cell office:value-type="float" office:value="3.79" calcext:value-type="float">
            <text:p>3.7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844999" calcext:value-type="float">
            <text:p>1.13844999</text:p>
          </table:table-cell>
          <table:table-cell office:value-type="float" office:value="0.0044291667" calcext:value-type="float">
            <text:p>0.0044291667</text:p>
          </table:table-cell>
          <table:table-cell office:value-type="float" office:value="9.7858941904" calcext:value-type="float">
            <text:p>9.7858941904</text:p>
          </table:table-cell>
        </table:table-row>
        <table:table-row table:style-name="ro1">
          <table:table-cell office:value-type="string" calcext:value-type="string">
            <text:p>01/07/1925</text:p>
          </table:table-cell>
          <table:table-cell office:value-type="float" office:value="11.1" calcext:value-type="float">
            <text:p>11.1</text:p>
          </table:table-cell>
          <table:table-cell office:value-type="float" office:value="0.58" calcext:value-type="float">
            <text:p>0.58</text:p>
          </table:table-cell>
          <table:table-cell office:value-type="float" office:value="5.2252252252" calcext:value-type="float">
            <text:p>5.2252252252</text:p>
          </table:table-cell>
          <table:table-cell office:value-type="float" office:value="0.0322469136" calcext:value-type="float">
            <text:p>0.0322469136</text:p>
          </table:table-cell>
          <table:table-cell office:value-type="float" office:value="44.2596697314" calcext:value-type="float">
            <text:p>44.2596697314</text:p>
          </table:table-cell>
          <table:table-cell office:value-type="float" office:value="3.77" calcext:value-type="float">
            <text:p>3.77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399015137" calcext:value-type="float">
            <text:p>1.1399015137</text:p>
          </table:table-cell>
          <table:table-cell office:value-type="float" office:value="0.0044166667" calcext:value-type="float">
            <text:p>0.0044166667</text:p>
          </table:table-cell>
          <table:table-cell office:value-type="float" office:value="9.8291152231" calcext:value-type="float">
            <text:p>9.8291152231</text:p>
          </table:table-cell>
        </table:table-row>
        <table:table-row table:style-name="ro1">
          <table:table-cell office:value-type="string" calcext:value-type="string">
            <text:p>01/08/1925</text:p>
          </table:table-cell>
          <table:table-cell office:value-type="float" office:value="11.25" calcext:value-type="float">
            <text:p>11.25</text:p>
          </table:table-cell>
          <table:table-cell office:value-type="float" office:value="0.58" calcext:value-type="float">
            <text:p>0.58</text:p>
          </table:table-cell>
          <table:table-cell office:value-type="float" office:value="5.1555555556" calcext:value-type="float">
            <text:p>5.1555555556</text:p>
          </table:table-cell>
          <table:table-cell office:value-type="float" office:value="0.0178926426" calcext:value-type="float">
            <text:p>0.0178926426</text:p>
          </table:table-cell>
          <table:table-cell office:value-type="float" office:value="45.0515921853" calcext:value-type="float">
            <text:p>45.0515921853</text:p>
          </table:table-cell>
          <table:table-cell office:value-type="float" office:value="3.76" calcext:value-type="float">
            <text:p>3.76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13548882" calcext:value-type="float">
            <text:p>1.1413548882</text:p>
          </table:table-cell>
          <table:table-cell office:value-type="float" office:value="0.0044041667" calcext:value-type="float">
            <text:p>0.0044041667</text:p>
          </table:table-cell>
          <table:table-cell office:value-type="float" office:value="9.8724042847" calcext:value-type="float">
            <text:p>9.8724042847</text:p>
          </table:table-cell>
        </table:table-row>
        <table:table-row table:style-name="ro1">
          <table:table-cell office:value-type="string" calcext:value-type="string">
            <text:p>01/09/1925</text:p>
          </table:table-cell>
          <table:table-cell office:value-type="float" office:value="11.51" calcext:value-type="float">
            <text:p>11.51</text:p>
          </table:table-cell>
          <table:table-cell office:value-type="float" office:value="0.59" calcext:value-type="float">
            <text:p>0.59</text:p>
          </table:table-cell>
          <table:table-cell office:value-type="float" office:value="5.1259774109" calcext:value-type="float">
            <text:p>5.1259774109</text:p>
          </table:table-cell>
          <table:table-cell office:value-type="float" office:value="0.027462963" calcext:value-type="float">
            <text:p>0.027462963</text:p>
          </table:table-cell>
          <table:table-cell office:value-type="float" office:value="46.2888423929" calcext:value-type="float">
            <text:p>46.2888423929</text:p>
          </table:table-cell>
          <table:table-cell office:value-type="float" office:value="3.74" calcext:value-type="float">
            <text:p>3.7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28101156" calcext:value-type="float">
            <text:p>1.1428101156</text:p>
          </table:table-cell>
          <table:table-cell office:value-type="float" office:value="0.0043916667" calcext:value-type="float">
            <text:p>0.0043916667</text:p>
          </table:table-cell>
          <table:table-cell office:value-type="float" office:value="9.9157605935" calcext:value-type="float">
            <text:p>9.9157605935</text:p>
          </table:table-cell>
        </table:table-row>
        <table:table-row table:style-name="ro1">
          <table:table-cell office:value-type="string" calcext:value-type="string">
            <text:p>01/10/1925</text:p>
          </table:table-cell>
          <table:table-cell office:value-type="float" office:value="11.89" calcext:value-type="float">
            <text:p>11.89</text:p>
          </table:table-cell>
          <table:table-cell office:value-type="float" office:value="0.59" calcext:value-type="float">
            <text:p>0.59</text:p>
          </table:table-cell>
          <table:table-cell office:value-type="float" office:value="4.9621530698" calcext:value-type="float">
            <text:p>4.9621530698</text:p>
          </table:table-cell>
          <table:table-cell office:value-type="float" office:value="0.0372987257" calcext:value-type="float">
            <text:p>0.0372987257</text:p>
          </table:table-cell>
          <table:table-cell office:value-type="float" office:value="48.0153572304" calcext:value-type="float">
            <text:p>48.0153572304</text:p>
          </table:table-cell>
          <table:table-cell office:value-type="float" office:value="3.73" calcext:value-type="float">
            <text:p>3.73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42671985" calcext:value-type="float">
            <text:p>1.1442671985</text:p>
          </table:table-cell>
          <table:table-cell office:value-type="float" office:value="0.0043791667" calcext:value-type="float">
            <text:p>0.0043791667</text:p>
          </table:table-cell>
          <table:table-cell office:value-type="float" office:value="9.9591833618" calcext:value-type="float">
            <text:p>9.9591833618</text:p>
          </table:table-cell>
        </table:table-row>
        <table:table-row table:style-name="ro1">
          <table:table-cell office:value-type="string" calcext:value-type="string">
            <text:p>01/11/1925</text:p>
          </table:table-cell>
          <table:table-cell office:value-type="float" office:value="12.26" calcext:value-type="float">
            <text:p>12.26</text:p>
          </table:table-cell>
          <table:table-cell office:value-type="float" office:value="0.6" calcext:value-type="float">
            <text:p>0.6</text:p>
          </table:table-cell>
          <table:table-cell office:value-type="float" office:value="4.8939641109" calcext:value-type="float">
            <text:p>4.8939641109</text:p>
          </table:table-cell>
          <table:table-cell office:value-type="float" office:value="0.035294365" calcext:value-type="float">
            <text:p>0.035294365</text:p>
          </table:table-cell>
          <table:table-cell office:value-type="float" office:value="49.7100287747" calcext:value-type="float">
            <text:p>49.7100287747</text:p>
          </table:table-cell>
          <table:table-cell office:value-type="float" office:value="3.71" calcext:value-type="float">
            <text:p>3.71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57261392" calcext:value-type="float">
            <text:p>1.1457261392</text:p>
          </table:table-cell>
          <table:table-cell office:value-type="float" office:value="0.0043666667" calcext:value-type="float">
            <text:p>0.0043666667</text:p>
          </table:table-cell>
          <table:table-cell office:value-type="float" office:value="10.0026717958" calcext:value-type="float">
            <text:p>10.0026717958</text:p>
          </table:table-cell>
        </table:table-row>
        <table:table-row table:style-name="ro1">
          <table:table-cell office:value-type="string" calcext:value-type="string">
            <text:p>01/12/1925</text:p>
          </table:table-cell>
          <table:table-cell office:value-type="float" office:value="12.46" calcext:value-type="float">
            <text:p>12.46</text:p>
          </table:table-cell>
          <table:table-cell office:value-type="float" office:value="0.6" calcext:value-type="float">
            <text:p>0.6</text:p>
          </table:table-cell>
          <table:table-cell office:value-type="float" office:value="4.8154093098" calcext:value-type="float">
            <text:p>4.8154093098</text:p>
          </table:table-cell>
          <table:table-cell office:value-type="float" office:value="0.0203915171" calcext:value-type="float">
            <text:p>0.0203915171</text:p>
          </table:table-cell>
          <table:table-cell office:value-type="float" office:value="50.723691678" calcext:value-type="float">
            <text:p>50.723691678</text:p>
          </table:table-cell>
          <table:table-cell office:value-type="float" office:value="3.7" calcext:value-type="float">
            <text:p>3.7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71869401" calcext:value-type="float">
            <text:p>1.1471869401</text:p>
          </table:table-cell>
          <table:table-cell office:value-type="float" office:value="0.0043541667" calcext:value-type="float">
            <text:p>0.0043541667</text:p>
          </table:table-cell>
          <table:table-cell office:value-type="float" office:value="10.0462250959" calcext:value-type="float">
            <text:p>10.0462250959</text:p>
          </table:table-cell>
        </table:table-row>
        <table:table-row table:style-name="ro1">
          <table:table-cell office:value-type="string" calcext:value-type="string">
            <text:p>01/01/1926</text:p>
          </table:table-cell>
          <table:table-cell office:value-type="float" office:value="12.65" calcext:value-type="float">
            <text:p>12.65</text:p>
          </table:table-cell>
          <table:table-cell office:value-type="float" office:value="0.61" calcext:value-type="float">
            <text:p>0.61</text:p>
          </table:table-cell>
          <table:table-cell office:value-type="float" office:value="4.8221343874" calcext:value-type="float">
            <text:p>4.8221343874</text:p>
          </table:table-cell>
          <table:table-cell office:value-type="float" office:value="0.0193117978" calcext:value-type="float">
            <text:p>0.0193117978</text:p>
          </table:table-cell>
          <table:table-cell office:value-type="float" office:value="51.7032573529" calcext:value-type="float">
            <text:p>51.7032573529</text:p>
          </table:table-cell>
          <table:table-cell office:value-type="float" office:value="3.68" calcext:value-type="float">
            <text:p>3.68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1486496034" calcext:value-type="float">
            <text:p>1.1486496034</text:p>
          </table:table-cell>
          <table:table-cell office:value-type="float" office:value="0.0043416667" calcext:value-type="float">
            <text:p>0.0043416667</text:p>
          </table:table-cell>
          <table:table-cell office:value-type="float" office:value="10.0898424565" calcext:value-type="float">
            <text:p>10.0898424565</text:p>
          </table:table-cell>
        </table:table-row>
        <table:table-row table:style-name="ro1">
          <table:table-cell office:value-type="string" calcext:value-type="string">
            <text:p>01/02/1926</text:p>
          </table:table-cell>
          <table:table-cell office:value-type="float" office:value="12.67" calcext:value-type="float">
            <text:p>12.67</text:p>
          </table:table-cell>
          <table:table-cell office:value-type="float" office:value="0.62" calcext:value-type="float">
            <text:p>0.62</text:p>
          </table:table-cell>
          <table:table-cell office:value-type="float" office:value="4.8934490923" calcext:value-type="float">
            <text:p>4.8934490923</text:p>
          </table:table-cell>
          <table:table-cell office:value-type="float" office:value="0.0056324111" calcext:value-type="float">
            <text:p>0.0056324111</text:p>
          </table:table-cell>
          <table:table-cell office:value-type="float" office:value="51.9944713519" calcext:value-type="float">
            <text:p>51.9944713519</text:p>
          </table:table-cell>
          <table:table-cell office:value-type="float" office:value="3.65" calcext:value-type="float">
            <text:p>3.65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514159345" calcext:value-type="float">
            <text:p>1.1514159345</text:p>
          </table:table-cell>
          <table:table-cell office:value-type="float" office:value="0.0054513889" calcext:value-type="float">
            <text:p>0.0054513889</text:p>
          </table:table-cell>
          <table:table-cell office:value-type="float" office:value="10.1448461116" calcext:value-type="float">
            <text:p>10.1448461116</text:p>
          </table:table-cell>
        </table:table-row>
        <table:table-row table:style-name="ro1">
          <table:table-cell office:value-type="string" calcext:value-type="string">
            <text:p>01/03/1926</text:p>
          </table:table-cell>
          <table:table-cell office:value-type="float" office:value="11.81" calcext:value-type="float">
            <text:p>11.81</text:p>
          </table:table-cell>
          <table:table-cell office:value-type="float" office:value="0.62" calcext:value-type="float">
            <text:p>0.62</text:p>
          </table:table-cell>
          <table:table-cell office:value-type="float" office:value="5.249788315" calcext:value-type="float">
            <text:p>5.249788315</text:p>
          </table:table-cell>
          <table:table-cell office:value-type="float" office:value="-0.0637825572" calcext:value-type="float">
            <text:p>-0.0637825572</text:p>
          </table:table-cell>
          <table:table-cell office:value-type="float" office:value="48.6781310077" calcext:value-type="float">
            <text:p>48.6781310077</text:p>
          </table:table-cell>
          <table:table-cell office:value-type="float" office:value="3.62" calcext:value-type="float">
            <text:p>3.62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541889279" calcext:value-type="float">
            <text:p>1.1541889279</text:p>
          </table:table-cell>
          <table:table-cell office:value-type="float" office:value="0.0054277778" calcext:value-type="float">
            <text:p>0.0054277778</text:p>
          </table:table-cell>
          <table:table-cell office:value-type="float" office:value="10.1999100819" calcext:value-type="float">
            <text:p>10.1999100819</text:p>
          </table:table-cell>
        </table:table-row>
        <table:table-row table:style-name="ro1">
          <table:table-cell office:value-type="string" calcext:value-type="string">
            <text:p>01/04/1926</text:p>
          </table:table-cell>
          <table:table-cell office:value-type="float" office:value="11.48" calcext:value-type="float">
            <text:p>11.48</text:p>
          </table:table-cell>
          <table:table-cell office:value-type="float" office:value="0.63" calcext:value-type="float">
            <text:p>0.63</text:p>
          </table:table-cell>
          <table:table-cell office:value-type="float" office:value="5.487804878" calcext:value-type="float">
            <text:p>5.487804878</text:p>
          </table:table-cell>
          <table:table-cell office:value-type="float" office:value="-0.0234970364" calcext:value-type="float">
            <text:p>-0.0234970364</text:p>
          </table:table-cell>
          <table:table-cell office:value-type="float" office:value="47.534339191" calcext:value-type="float">
            <text:p>47.534339191</text:p>
          </table:table-cell>
          <table:table-cell office:value-type="float" office:value="3.6" calcext:value-type="float">
            <text:p>3.6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569685996" calcext:value-type="float">
            <text:p>1.1569685996</text:p>
          </table:table-cell>
          <table:table-cell office:value-type="float" office:value="0.0054041667" calcext:value-type="float">
            <text:p>0.0054041667</text:p>
          </table:table-cell>
          <table:table-cell office:value-type="float" office:value="10.2550320959" calcext:value-type="float">
            <text:p>10.2550320959</text:p>
          </table:table-cell>
        </table:table-row>
        <table:table-row table:style-name="ro1">
          <table:table-cell office:value-type="string" calcext:value-type="string">
            <text:p>01/05/1926</text:p>
          </table:table-cell>
          <table:table-cell office:value-type="float" office:value="11.56" calcext:value-type="float">
            <text:p>11.56</text:p>
          </table:table-cell>
          <table:table-cell office:value-type="float" office:value="0.64" calcext:value-type="float">
            <text:p>0.64</text:p>
          </table:table-cell>
          <table:table-cell office:value-type="float" office:value="5.5363321799" calcext:value-type="float">
            <text:p>5.5363321799</text:p>
          </table:table-cell>
          <table:table-cell office:value-type="float" office:value="0.0115962544" calcext:value-type="float">
            <text:p>0.0115962544</text:p>
          </table:table-cell>
          <table:table-cell office:value-type="float" office:value="48.0855594789" calcext:value-type="float">
            <text:p>48.0855594789</text:p>
          </table:table-cell>
          <table:table-cell office:value-type="float" office:value="3.57" calcext:value-type="float">
            <text:p>3.57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597549656" calcext:value-type="float">
            <text:p>1.1597549656</text:p>
          </table:table-cell>
          <table:table-cell office:value-type="float" office:value="0.0053805556" calcext:value-type="float">
            <text:p>0.0053805556</text:p>
          </table:table-cell>
          <table:table-cell office:value-type="float" office:value="10.3102098659" calcext:value-type="float">
            <text:p>10.3102098659</text:p>
          </table:table-cell>
        </table:table-row>
        <table:table-row table:style-name="ro1">
          <table:table-cell office:value-type="string" calcext:value-type="string">
            <text:p>01/06/1926</text:p>
          </table:table-cell>
          <table:table-cell office:value-type="float" office:value="12.11" calcext:value-type="float">
            <text:p>12.11</text:p>
          </table:table-cell>
          <table:table-cell office:value-type="float" office:value="0.65" calcext:value-type="float">
            <text:p>0.65</text:p>
          </table:table-cell>
          <table:table-cell office:value-type="float" office:value="5.367464905" calcext:value-type="float">
            <text:p>5.367464905</text:p>
          </table:table-cell>
          <table:table-cell office:value-type="float" office:value="0.0522275087" calcext:value-type="float">
            <text:p>0.0522275087</text:p>
          </table:table-cell>
          <table:table-cell office:value-type="float" office:value="50.5969484525" calcext:value-type="float">
            <text:p>50.5969484525</text:p>
          </table:table-cell>
          <table:table-cell office:value-type="float" office:value="3.54" calcext:value-type="float">
            <text:p>3.54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625480422" calcext:value-type="float">
            <text:p>1.1625480422</text:p>
          </table:table-cell>
          <table:table-cell office:value-type="float" office:value="0.0053569444" calcext:value-type="float">
            <text:p>0.0053569444</text:p>
          </table:table-cell>
          <table:table-cell office:value-type="float" office:value="10.3654410873" calcext:value-type="float">
            <text:p>10.3654410873</text:p>
          </table:table-cell>
        </table:table-row>
        <table:table-row table:style-name="ro1">
          <table:table-cell office:value-type="string" calcext:value-type="string">
            <text:p>01/07/1926</text:p>
          </table:table-cell>
          <table:table-cell office:value-type="float" office:value="12.62" calcext:value-type="float">
            <text:p>12.62</text:p>
          </table:table-cell>
          <table:table-cell office:value-type="float" office:value="0.65" calcext:value-type="float">
            <text:p>0.65</text:p>
          </table:table-cell>
          <table:table-cell office:value-type="float" office:value="5.1505546751" calcext:value-type="float">
            <text:p>5.1505546751</text:p>
          </table:table-cell>
          <table:table-cell office:value-type="float" office:value="0.0466040462" calcext:value-type="float">
            <text:p>0.0466040462</text:p>
          </table:table-cell>
          <table:table-cell office:value-type="float" office:value="52.954970978" calcext:value-type="float">
            <text:p>52.954970978</text:p>
          </table:table-cell>
          <table:table-cell office:value-type="float" office:value="3.51" calcext:value-type="float">
            <text:p>3.51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653478454" calcext:value-type="float">
            <text:p>1.1653478454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10.4207234398" calcext:value-type="float">
            <text:p>10.4207234398</text:p>
          </table:table-cell>
        </table:table-row>
        <table:table-row table:style-name="ro1">
          <table:table-cell office:value-type="string" calcext:value-type="string">
            <text:p>01/08/1926</text:p>
          </table:table-cell>
          <table:table-cell office:value-type="float" office:value="13.12" calcext:value-type="float">
            <text:p>13.12</text:p>
          </table:table-cell>
          <table:table-cell office:value-type="float" office:value="0.66" calcext:value-type="float">
            <text:p>0.66</text:p>
          </table:table-cell>
          <table:table-cell office:value-type="float" office:value="5.0304878049" calcext:value-type="float">
            <text:p>5.0304878049</text:p>
          </table:table-cell>
          <table:table-cell office:value-type="float" office:value="0.043977813" calcext:value-type="float">
            <text:p>0.043977813</text:p>
          </table:table-cell>
          <table:table-cell office:value-type="float" office:value="55.2838147888" calcext:value-type="float">
            <text:p>55.2838147888</text:p>
          </table:table-cell>
          <table:table-cell office:value-type="float" office:value="3.48" calcext:value-type="float">
            <text:p>3.48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681543914" calcext:value-type="float">
            <text:p>1.1681543914</text:p>
          </table:table-cell>
          <table:table-cell office:value-type="float" office:value="0.0053097222" calcext:value-type="float">
            <text:p>0.0053097222</text:p>
          </table:table-cell>
          <table:table-cell office:value-type="float" office:value="10.4760545866" calcext:value-type="float">
            <text:p>10.4760545866</text:p>
          </table:table-cell>
        </table:table-row>
        <table:table-row table:style-name="ro1">
          <table:table-cell office:value-type="string" calcext:value-type="string">
            <text:p>01/09/1926</text:p>
          </table:table-cell>
          <table:table-cell office:value-type="float" office:value="13.32" calcext:value-type="float">
            <text:p>13.32</text:p>
          </table:table-cell>
          <table:table-cell office:value-type="float" office:value="0.67" calcext:value-type="float">
            <text:p>0.67</text:p>
          </table:table-cell>
          <table:table-cell office:value-type="float" office:value="5.03003003" calcext:value-type="float">
            <text:p>5.03003003</text:p>
          </table:table-cell>
          <table:table-cell office:value-type="float" office:value="0.0194836128" calcext:value-type="float">
            <text:p>0.0194836128</text:p>
          </table:table-cell>
          <table:table-cell office:value-type="float" office:value="56.3609432305" calcext:value-type="float">
            <text:p>56.3609432305</text:p>
          </table:table-cell>
          <table:table-cell office:value-type="float" office:value="3.45" calcext:value-type="float">
            <text:p>3.45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709676966" calcext:value-type="float">
            <text:p>1.1709676966</text:p>
          </table:table-cell>
          <table:table-cell office:value-type="float" office:value="0.0052861111" calcext:value-type="float">
            <text:p>0.0052861111</text:p>
          </table:table-cell>
          <table:table-cell office:value-type="float" office:value="10.5314321751" calcext:value-type="float">
            <text:p>10.5314321751</text:p>
          </table:table-cell>
        </table:table-row>
        <table:table-row table:style-name="ro1">
          <table:table-cell office:value-type="string" calcext:value-type="string">
            <text:p>01/10/1926</text:p>
          </table:table-cell>
          <table:table-cell office:value-type="float" office:value="13.02" calcext:value-type="float">
            <text:p>13.02</text:p>
          </table:table-cell>
          <table:table-cell office:value-type="float" office:value="0.68" calcext:value-type="float">
            <text:p>0.68</text:p>
          </table:table-cell>
          <table:table-cell office:value-type="float" office:value="5.222734255" calcext:value-type="float">
            <text:p>5.222734255</text:p>
          </table:table-cell>
          <table:table-cell office:value-type="float" office:value="-0.0182995495" calcext:value-type="float">
            <text:p>-0.0182995495</text:p>
          </table:table-cell>
          <table:table-cell office:value-type="float" office:value="55.3295633572" calcext:value-type="float">
            <text:p>55.3295633572</text:p>
          </table:table-cell>
          <table:table-cell office:value-type="float" office:value="3.43" calcext:value-type="float">
            <text:p>3.43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737877771" calcext:value-type="float">
            <text:p>1.1737877771</text:p>
          </table:table-cell>
          <table:table-cell office:value-type="float" office:value="0.0052625" calcext:value-type="float">
            <text:p>0.0052625</text:p>
          </table:table-cell>
          <table:table-cell office:value-type="float" office:value="10.586853837" calcext:value-type="float">
            <text:p>10.586853837</text:p>
          </table:table-cell>
        </table:table-row>
        <table:table-row table:style-name="ro1">
          <table:table-cell office:value-type="string" calcext:value-type="string">
            <text:p>01/11/1926</text:p>
          </table:table-cell>
          <table:table-cell office:value-type="float" office:value="13.19" calcext:value-type="float">
            <text:p>13.19</text:p>
          </table:table-cell>
          <table:table-cell office:value-type="float" office:value="0.68" calcext:value-type="float">
            <text:p>0.68</text:p>
          </table:table-cell>
          <table:table-cell office:value-type="float" office:value="5.1554207733" calcext:value-type="float">
            <text:p>5.1554207733</text:p>
          </table:table-cell>
          <table:table-cell office:value-type="float" office:value="0.0174251152" calcext:value-type="float">
            <text:p>0.0174251152</text:p>
          </table:table-cell>
          <table:table-cell office:value-type="float" office:value="56.2936873731" calcext:value-type="float">
            <text:p>56.2936873731</text:p>
          </table:table-cell>
          <table:table-cell office:value-type="float" office:value="3.4" calcext:value-type="float">
            <text:p>3.4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766146493" calcext:value-type="float">
            <text:p>1.1766146493</text:p>
          </table:table-cell>
          <table:table-cell office:value-type="float" office:value="0.0052388889" calcext:value-type="float">
            <text:p>0.0052388889</text:p>
          </table:table-cell>
          <table:table-cell office:value-type="float" office:value="10.6423171879" calcext:value-type="float">
            <text:p>10.6423171879</text:p>
          </table:table-cell>
        </table:table-row>
        <table:table-row table:style-name="ro1">
          <table:table-cell office:value-type="string" calcext:value-type="string">
            <text:p>01/12/1926</text:p>
          </table:table-cell>
          <table:table-cell office:value-type="float" office:value="13.49" calcext:value-type="float">
            <text:p>13.49</text:p>
          </table:table-cell>
          <table:table-cell office:value-type="float" office:value="0.69" calcext:value-type="float">
            <text:p>0.69</text:p>
          </table:table-cell>
          <table:table-cell office:value-type="float" office:value="5.1148999259" calcext:value-type="float">
            <text:p>5.1148999259</text:p>
          </table:table-cell>
          <table:table-cell office:value-type="float" office:value="0.0271038666" calcext:value-type="float">
            <text:p>0.0271038666</text:p>
          </table:table-cell>
          <table:table-cell office:value-type="float" office:value="57.8194639641" calcext:value-type="float">
            <text:p>57.8194639641</text:p>
          </table:table-cell>
          <table:table-cell office:value-type="float" office:value="3.37" calcext:value-type="float">
            <text:p>3.37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794483296" calcext:value-type="float">
            <text:p>1.1794483296</text:p>
          </table:table-cell>
          <table:table-cell office:value-type="float" office:value="0.0052152778" calcext:value-type="float">
            <text:p>0.0052152778</text:p>
          </table:table-cell>
          <table:table-cell office:value-type="float" office:value="10.6978198282" calcext:value-type="float">
            <text:p>10.6978198282</text:p>
          </table:table-cell>
        </table:table-row>
        <table:table-row table:style-name="ro1">
          <table:table-cell office:value-type="string" calcext:value-type="string">
            <text:p>01/01/1927</text:p>
          </table:table-cell>
          <table:table-cell office:value-type="float" office:value="13.4" calcext:value-type="float">
            <text:p>13.4</text:p>
          </table:table-cell>
          <table:table-cell office:value-type="float" office:value="0.7" calcext:value-type="float">
            <text:p>0.7</text:p>
          </table:table-cell>
          <table:table-cell office:value-type="float" office:value="5.223880597" calcext:value-type="float">
            <text:p>5.223880597</text:p>
          </table:table-cell>
          <table:table-cell office:value-type="float" office:value="-0.0023678033" calcext:value-type="float">
            <text:p>-0.0023678033</text:p>
          </table:table-cell>
          <table:table-cell office:value-type="float" office:value="57.6825588459" calcext:value-type="float">
            <text:p>57.6825588459</text:p>
          </table:table-cell>
          <table:table-cell office:value-type="float" office:value="3.34" calcext:value-type="float">
            <text:p>3.34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.1822888344" calcext:value-type="float">
            <text:p>1.1822888344</text:p>
          </table:table-cell>
          <table:table-cell office:value-type="float" office:value="0.0051916667" calcext:value-type="float">
            <text:p>0.0051916667</text:p>
          </table:table-cell>
          <table:table-cell office:value-type="float" office:value="10.7533593428" calcext:value-type="float">
            <text:p>10.7533593428</text:p>
          </table:table-cell>
        </table:table-row>
        <table:table-row table:style-name="ro1">
          <table:table-cell office:value-type="string" calcext:value-type="string">
            <text:p>01/02/1927</text:p>
          </table:table-cell>
          <table:table-cell office:value-type="float" office:value="13.66" calcext:value-type="float">
            <text:p>13.66</text:p>
          </table:table-cell>
          <table:table-cell office:value-type="float" office:value="0.7" calcext:value-type="float">
            <text:p>0.7</text:p>
          </table:table-cell>
          <table:table-cell office:value-type="float" office:value="5.1244509517" calcext:value-type="float">
            <text:p>5.1244509517</text:p>
          </table:table-cell>
          <table:table-cell office:value-type="float" office:value="0.0237767413" calcext:value-type="float">
            <text:p>0.0237767413</text:p>
          </table:table-cell>
          <table:table-cell office:value-type="float" office:value="59.0540621247" calcext:value-type="float">
            <text:p>59.0540621247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3821" calcext:value-type="float">
            <text:p>7.08333333333821E-005</text:p>
          </table:table-cell>
          <table:table-cell office:value-type="float" office:value="1.1823725798" calcext:value-type="float">
            <text:p>1.1823725798</text:p>
          </table:table-cell>
          <table:table-cell office:value-type="float" office:value="0.0028534722" calcext:value-type="float">
            <text:p>0.0028534722</text:p>
          </table:table-cell>
          <table:table-cell office:value-type="float" office:value="10.784043755" calcext:value-type="float">
            <text:p>10.784043755</text:p>
          </table:table-cell>
        </table:table-row>
        <table:table-row table:style-name="ro1">
          <table:table-cell office:value-type="string" calcext:value-type="string">
            <text:p>01/03/1927</text:p>
          </table:table-cell>
          <table:table-cell office:value-type="float" office:value="13.87" calcext:value-type="float">
            <text:p>13.87</text:p>
          </table:table-cell>
          <table:table-cell office:value-type="float" office:value="0.71" calcext:value-type="float">
            <text:p>0.71</text:p>
          </table:table-cell>
          <table:table-cell office:value-type="float" office:value="5.118961788" calcext:value-type="float">
            <text:p>5.118961788</text:p>
          </table:table-cell>
          <table:table-cell office:value-type="float" office:value="0.019704734" calcext:value-type="float">
            <text:p>0.019704734</text:p>
          </table:table-cell>
          <table:table-cell office:value-type="float" office:value="60.2177067115" calcext:value-type="float">
            <text:p>60.2177067115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2689" calcext:value-type="float">
            <text:p>7.08333333332689E-005</text:p>
          </table:table-cell>
          <table:table-cell office:value-type="float" office:value="1.1824563312" calcext:value-type="float">
            <text:p>1.1824563312</text:p>
          </table:table-cell>
          <table:table-cell office:value-type="float" office:value="0.0028527778" calcext:value-type="float">
            <text:p>0.0028527778</text:p>
          </table:table-cell>
          <table:table-cell office:value-type="float" office:value="10.8148082354" calcext:value-type="float">
            <text:p>10.8148082354</text:p>
          </table:table-cell>
        </table:table-row>
        <table:table-row table:style-name="ro1">
          <table:table-cell office:value-type="string" calcext:value-type="string">
            <text:p>01/04/1927</text:p>
          </table:table-cell>
          <table:table-cell office:value-type="float" office:value="14.21" calcext:value-type="float">
            <text:p>14.21</text:p>
          </table:table-cell>
          <table:table-cell office:value-type="float" office:value="0.72" calcext:value-type="float">
            <text:p>0.72</text:p>
          </table:table-cell>
          <table:table-cell office:value-type="float" office:value="5.0668543279" calcext:value-type="float">
            <text:p>5.0668543279</text:p>
          </table:table-cell>
          <table:table-cell office:value-type="float" office:value="0.0288193944" calcext:value-type="float">
            <text:p>0.0288193944</text:p>
          </table:table-cell>
          <table:table-cell office:value-type="float" office:value="61.9531445497" calcext:value-type="float">
            <text:p>61.9531445497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25400885" calcext:value-type="float">
            <text:p>1.1825400885</text:p>
          </table:table-cell>
          <table:table-cell office:value-type="float" office:value="0.0028520833" calcext:value-type="float">
            <text:p>0.0028520833</text:p>
          </table:table-cell>
          <table:table-cell office:value-type="float" office:value="10.8456529697" calcext:value-type="float">
            <text:p>10.8456529697</text:p>
          </table:table-cell>
        </table:table-row>
        <table:table-row table:style-name="ro1">
          <table:table-cell office:value-type="string" calcext:value-type="string">
            <text:p>01/05/1927</text:p>
          </table:table-cell>
          <table:table-cell office:value-type="float" office:value="14.7" calcext:value-type="float">
            <text:p>14.7</text:p>
          </table:table-cell>
          <table:table-cell office:value-type="float" office:value="0.72" calcext:value-type="float">
            <text:p>0.72</text:p>
          </table:table-cell>
          <table:table-cell office:value-type="float" office:value="4.8979591837" calcext:value-type="float">
            <text:p>4.8979591837</text:p>
          </table:table-cell>
          <table:table-cell office:value-type="float" office:value="0.0387244898" calcext:value-type="float">
            <text:p>0.0387244898</text:p>
          </table:table-cell>
          <table:table-cell office:value-type="float" office:value="64.3522484636" calcext:value-type="float">
            <text:p>64.3522484636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826238518" calcext:value-type="float">
            <text:p>1.1826238518</text:p>
          </table:table-cell>
          <table:table-cell office:value-type="float" office:value="0.0028513889" calcext:value-type="float">
            <text:p>0.0028513889</text:p>
          </table:table-cell>
          <table:table-cell office:value-type="float" office:value="10.8765781441" calcext:value-type="float">
            <text:p>10.8765781441</text:p>
          </table:table-cell>
        </table:table-row>
        <table:table-row table:style-name="ro1">
          <table:table-cell office:value-type="string" calcext:value-type="string">
            <text:p>01/06/1927</text:p>
          </table:table-cell>
          <table:table-cell office:value-type="float" office:value="14.89" calcext:value-type="float">
            <text:p>14.89</text:p>
          </table:table-cell>
          <table:table-cell office:value-type="float" office:value="0.73" calcext:value-type="float">
            <text:p>0.73</text:p>
          </table:table-cell>
          <table:table-cell office:value-type="float" office:value="4.9026192075" calcext:value-type="float">
            <text:p>4.9026192075</text:p>
          </table:table-cell>
          <table:table-cell office:value-type="float" office:value="0.0170634921" calcext:value-type="float">
            <text:p>0.0170634921</text:p>
          </table:table-cell>
          <table:table-cell office:value-type="float" office:value="65.4503225445" calcext:value-type="float">
            <text:p>65.4503225445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2707621" calcext:value-type="float">
            <text:p>1.182707621</text:p>
          </table:table-cell>
          <table:table-cell office:value-type="float" office:value="0.0028506944" calcext:value-type="float">
            <text:p>0.0028506944</text:p>
          </table:table-cell>
          <table:table-cell office:value-type="float" office:value="10.907583945" calcext:value-type="float">
            <text:p>10.907583945</text:p>
          </table:table-cell>
        </table:table-row>
        <table:table-row table:style-name="ro1">
          <table:table-cell office:value-type="string" calcext:value-type="string">
            <text:p>01/07/1927</text:p>
          </table:table-cell>
          <table:table-cell office:value-type="float" office:value="15.22" calcext:value-type="float">
            <text:p>15.22</text:p>
          </table:table-cell>
          <table:table-cell office:value-type="float" office:value="0.74" calcext:value-type="float">
            <text:p>0.74</text:p>
          </table:table-cell>
          <table:table-cell office:value-type="float" office:value="4.8620236531" calcext:value-type="float">
            <text:p>4.8620236531</text:p>
          </table:table-cell>
          <table:table-cell office:value-type="float" office:value="0.0262855384" calcext:value-type="float">
            <text:p>0.0262855384</text:p>
          </table:table-cell>
          <table:table-cell office:value-type="float" office:value="67.1707195106" calcext:value-type="float">
            <text:p>67.1707195106</text:p>
          </table:table-cell>
          <table:table-cell office:value-type="float" office:value="3.34" calcext:value-type="float">
            <text:p>3.34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27913961" calcext:value-type="float">
            <text:p>1.1827913961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10.9386705592" calcext:value-type="float">
            <text:p>10.9386705592</text:p>
          </table:table-cell>
        </table:table-row>
        <table:table-row table:style-name="ro1">
          <table:table-cell office:value-type="string" calcext:value-type="string">
            <text:p>01/08/1927</text:p>
          </table:table-cell>
          <table:table-cell office:value-type="float" office:value="16.03" calcext:value-type="float">
            <text:p>16.03</text:p>
          </table:table-cell>
          <table:table-cell office:value-type="float" office:value="0.74" calcext:value-type="float">
            <text:p>0.74</text:p>
          </table:table-cell>
          <table:table-cell office:value-type="float" office:value="4.6163443543" calcext:value-type="float">
            <text:p>4.6163443543</text:p>
          </table:table-cell>
          <table:table-cell office:value-type="float" office:value="0.0572892028" calcext:value-type="float">
            <text:p>0.0572892028</text:p>
          </table:table-cell>
          <table:table-cell office:value-type="float" office:value="71.0188764831" calcext:value-type="float">
            <text:p>71.0188764831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28751772" calcext:value-type="float">
            <text:p>1.1828751772</text:p>
          </table:table-cell>
          <table:table-cell office:value-type="float" office:value="0.0028493056" calcext:value-type="float">
            <text:p>0.0028493056</text:p>
          </table:table-cell>
          <table:table-cell office:value-type="float" office:value="10.969838174" calcext:value-type="float">
            <text:p>10.969838174</text:p>
          </table:table-cell>
        </table:table-row>
        <table:table-row table:style-name="ro1">
          <table:table-cell office:value-type="string" calcext:value-type="string">
            <text:p>01/09/1927</text:p>
          </table:table-cell>
          <table:table-cell office:value-type="float" office:value="16.94" calcext:value-type="float">
            <text:p>16.94</text:p>
          </table:table-cell>
          <table:table-cell office:value-type="float" office:value="0.75" calcext:value-type="float">
            <text:p>0.75</text:p>
          </table:table-cell>
          <table:table-cell office:value-type="float" office:value="4.427390791" calcext:value-type="float">
            <text:p>4.427390791</text:p>
          </table:table-cell>
          <table:table-cell office:value-type="float" office:value="0.0606674984" calcext:value-type="float">
            <text:p>0.0606674984</text:p>
          </table:table-cell>
          <table:table-cell office:value-type="float" office:value="75.3274140613" calcext:value-type="float">
            <text:p>75.3274140613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829589641" calcext:value-type="float">
            <text:p>1.1829589641</text:p>
          </table:table-cell>
          <table:table-cell office:value-type="float" office:value="0.0028486111" calcext:value-type="float">
            <text:p>0.0028486111</text:p>
          </table:table-cell>
          <table:table-cell office:value-type="float" office:value="11.0010869769" calcext:value-type="float">
            <text:p>11.0010869769</text:p>
          </table:table-cell>
        </table:table-row>
        <table:table-row table:style-name="ro1">
          <table:table-cell office:value-type="string" calcext:value-type="string">
            <text:p>01/10/1927</text:p>
          </table:table-cell>
          <table:table-cell office:value-type="float" office:value="16.68" calcext:value-type="float">
            <text:p>16.68</text:p>
          </table:table-cell>
          <table:table-cell office:value-type="float" office:value="0.76" calcext:value-type="float">
            <text:p>0.76</text:p>
          </table:table-cell>
          <table:table-cell office:value-type="float" office:value="4.5563549161" calcext:value-type="float">
            <text:p>4.5563549161</text:p>
          </table:table-cell>
          <table:table-cell office:value-type="float" office:value="-0.0116258363" calcext:value-type="float">
            <text:p>-0.0116258363</text:p>
          </table:table-cell>
          <table:table-cell office:value-type="float" office:value="74.4516698777" calcext:value-type="float">
            <text:p>74.4516698777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30427571" calcext:value-type="float">
            <text:p>1.1830427571</text:p>
          </table:table-cell>
          <table:table-cell office:value-type="float" office:value="0.0028479167" calcext:value-type="float">
            <text:p>0.0028479167</text:p>
          </table:table-cell>
          <table:table-cell office:value-type="float" office:value="11.0324171559" calcext:value-type="float">
            <text:p>11.0324171559</text:p>
          </table:table-cell>
        </table:table-row>
        <table:table-row table:style-name="ro1">
          <table:table-cell office:value-type="string" calcext:value-type="string">
            <text:p>01/11/1927</text:p>
          </table:table-cell>
          <table:table-cell office:value-type="float" office:value="17.06" calcext:value-type="float">
            <text:p>17.06</text:p>
          </table:table-cell>
          <table:table-cell office:value-type="float" office:value="0.76" calcext:value-type="float">
            <text:p>0.76</text:p>
          </table:table-cell>
          <table:table-cell office:value-type="float" office:value="4.4548651817" calcext:value-type="float">
            <text:p>4.4548651817</text:p>
          </table:table-cell>
          <table:table-cell office:value-type="float" office:value="0.0265952238" calcext:value-type="float">
            <text:p>0.0265952238</text:p>
          </table:table-cell>
          <table:table-cell office:value-type="float" office:value="76.4317287019" calcext:value-type="float">
            <text:p>76.4317287019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31265559" calcext:value-type="float">
            <text:p>1.1831265559</text:p>
          </table:table-cell>
          <table:table-cell office:value-type="float" office:value="0.0028472222" calcext:value-type="float">
            <text:p>0.0028472222</text:p>
          </table:table-cell>
          <table:table-cell office:value-type="float" office:value="11.0638288992" calcext:value-type="float">
            <text:p>11.0638288992</text:p>
          </table:table-cell>
        </table:table-row>
        <table:table-row table:style-name="ro1">
          <table:table-cell office:value-type="string" calcext:value-type="string">
            <text:p>01/12/1927</text:p>
          </table:table-cell>
          <table:table-cell office:value-type="float" office:value="17.46" calcext:value-type="float">
            <text:p>17.46</text:p>
          </table:table-cell>
          <table:table-cell office:value-type="float" office:value="0.77" calcext:value-type="float">
            <text:p>0.77</text:p>
          </table:table-cell>
          <table:table-cell office:value-type="float" office:value="4.4100801833" calcext:value-type="float">
            <text:p>4.4100801833</text:p>
          </table:table-cell>
          <table:table-cell office:value-type="float" office:value="0.0272078937" calcext:value-type="float">
            <text:p>0.0272078937</text:p>
          </table:table-cell>
          <table:table-cell office:value-type="float" office:value="78.5112750524" calcext:value-type="float">
            <text:p>78.5112750524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067" calcext:value-type="float">
            <text:p>7.08333333333067E-005</text:p>
          </table:table-cell>
          <table:table-cell office:value-type="float" office:value="1.1832103607" calcext:value-type="float">
            <text:p>1.1832103607</text:p>
          </table:table-cell>
          <table:table-cell office:value-type="float" office:value="0.0028465278" calcext:value-type="float">
            <text:p>0.0028465278</text:p>
          </table:table-cell>
          <table:table-cell office:value-type="float" office:value="11.0953223955" calcext:value-type="float">
            <text:p>11.0953223955</text:p>
          </table:table-cell>
        </table:table-row>
        <table:table-row table:style-name="ro1">
          <table:table-cell office:value-type="string" calcext:value-type="string">
            <text:p>01/01/1928</text:p>
          </table:table-cell>
          <table:table-cell office:value-type="float" office:value="17.53" calcext:value-type="float">
            <text:p>17.53</text:p>
          </table:table-cell>
          <table:table-cell office:value-type="float" office:value="0.78" calcext:value-type="float">
            <text:p>0.78</text:p>
          </table:table-cell>
          <table:table-cell office:value-type="float" office:value="4.4495151169" calcext:value-type="float">
            <text:p>4.4495151169</text:p>
          </table:table-cell>
          <table:table-cell office:value-type="float" office:value="0.0077162085" calcext:value-type="float">
            <text:p>0.0077162085</text:p>
          </table:table-cell>
          <table:table-cell office:value-type="float" office:value="79.1170844185" calcext:value-type="float">
            <text:p>79.1170844185</text:p>
          </table:table-cell>
          <table:table-cell office:value-type="float" office:value="3.33" calcext:value-type="float">
            <text:p>3.33</text:p>
          </table:table-cell>
          <table:table-cell office:value-type="float" office:value="0.0000708333333333444" calcext:value-type="float">
            <text:p>7.08333333333444E-005</text:p>
          </table:table-cell>
          <table:table-cell office:value-type="float" office:value="1.1832941715" calcext:value-type="float">
            <text:p>1.1832941715</text:p>
          </table:table-cell>
          <table:table-cell office:value-type="float" office:value="0.0028458333" calcext:value-type="float">
            <text:p>0.0028458333</text:p>
          </table:table-cell>
          <table:table-cell office:value-type="float" office:value="11.1268978338" calcext:value-type="float">
            <text:p>11.1268978338</text:p>
          </table:table-cell>
        </table:table-row>
        <table:table-row table:style-name="ro1">
          <table:table-cell office:value-type="string" calcext:value-type="string">
            <text:p>01/02/1928</text:p>
          </table:table-cell>
          <table:table-cell office:value-type="float" office:value="17.32" calcext:value-type="float">
            <text:p>17.32</text:p>
          </table:table-cell>
          <table:table-cell office:value-type="float" office:value="0.78" calcext:value-type="float">
            <text:p>0.78</text:p>
          </table:table-cell>
          <table:table-cell office:value-type="float" office:value="4.5034642032" calcext:value-type="float">
            <text:p>4.5034642032</text:p>
          </table:table-cell>
          <table:table-cell office:value-type="float" office:value="-0.0082558471" calcext:value-type="float">
            <text:p>-0.0082558471</text:p>
          </table:table-cell>
          <table:table-cell office:value-type="float" office:value="78.463905865" calcext:value-type="float">
            <text:p>78.463905865</text:p>
          </table:table-cell>
          <table:table-cell office:value-type="float" office:value="3.35" calcext:value-type="float">
            <text:p>3.35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810311214" calcext:value-type="float">
            <text:p>1.1810311214</text:p>
          </table:table-cell>
          <table:table-cell office:value-type="float" office:value="0.00088125" calcext:value-type="float">
            <text:p>0.00088125</text:p>
          </table:table-cell>
          <table:table-cell office:value-type="float" office:value="11.1367034125" calcext:value-type="float">
            <text:p>11.1367034125</text:p>
          </table:table-cell>
        </table:table-row>
        <table:table-row table:style-name="ro1">
          <table:table-cell office:value-type="string" calcext:value-type="string">
            <text:p>01/03/1928</text:p>
          </table:table-cell>
          <table:table-cell office:value-type="float" office:value="18.25" calcext:value-type="float">
            <text:p>18.25</text:p>
          </table:table-cell>
          <table:table-cell office:value-type="float" office:value="0.79" calcext:value-type="float">
            <text:p>0.79</text:p>
          </table:table-cell>
          <table:table-cell office:value-type="float" office:value="4.3287671233" calcext:value-type="float">
            <text:p>4.3287671233</text:p>
          </table:table-cell>
          <table:table-cell office:value-type="float" office:value="0.0574961509" calcext:value-type="float">
            <text:p>0.0574961509</text:p>
          </table:table-cell>
          <table:table-cell office:value-type="float" office:value="82.9752784357" calcext:value-type="float">
            <text:p>82.9752784357</text:p>
          </table:table-cell>
          <table:table-cell office:value-type="float" office:value="3.38" calcext:value-type="float">
            <text:p>3.38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787723993" calcext:value-type="float">
            <text:p>1.1787723993</text:p>
          </table:table-cell>
          <table:table-cell office:value-type="float" office:value="0.0009" calcext:value-type="float">
            <text:p>0.0009</text:p>
          </table:table-cell>
          <table:table-cell office:value-type="float" office:value="11.1467264456" calcext:value-type="float">
            <text:p>11.1467264456</text:p>
          </table:table-cell>
        </table:table-row>
        <table:table-row table:style-name="ro1">
          <table:table-cell office:value-type="string" calcext:value-type="string">
            <text:p>01/04/1928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4.1237113402" calcext:value-type="float">
            <text:p>4.1237113402</text:p>
          </table:table-cell>
          <table:table-cell office:value-type="float" office:value="0.0666515982" calcext:value-type="float">
            <text:p>0.0666515982</text:p>
          </table:table-cell>
          <table:table-cell office:value-type="float" office:value="88.5057133523" calcext:value-type="float">
            <text:p>88.5057133523</text:p>
          </table:table-cell>
          <table:table-cell office:value-type="float" office:value="3.4" calcext:value-type="float">
            <text:p>3.4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765179971" calcext:value-type="float">
            <text:p>1.1765179971</text:p>
          </table:table-cell>
          <table:table-cell office:value-type="float" office:value="0.00091875" calcext:value-type="float">
            <text:p>0.00091875</text:p>
          </table:table-cell>
          <table:table-cell office:value-type="float" office:value="11.1569675005" calcext:value-type="float">
            <text:p>11.1569675005</text:p>
          </table:table-cell>
        </table:table-row>
        <table:table-row table:style-name="ro1">
          <table:table-cell office:value-type="string" calcext:value-type="string">
            <text:p>01/05/1928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343784364" calcext:value-type="float">
            <text:p>0.0343784364</text:p>
          </table:table-cell>
          <table:table-cell office:value-type="float" office:value="91.5484013921" calcext:value-type="float">
            <text:p>91.5484013921</text:p>
          </table:table-cell>
          <table:table-cell office:value-type="float" office:value="3.42" calcext:value-type="float">
            <text:p>3.42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742679065" calcext:value-type="float">
            <text:p>1.1742679065</text:p>
          </table:table-cell>
          <table:table-cell office:value-type="float" office:value="0.0009375" calcext:value-type="float">
            <text:p>0.0009375</text:p>
          </table:table-cell>
          <table:table-cell office:value-type="float" office:value="11.1674271575" calcext:value-type="float">
            <text:p>11.1674271575</text:p>
          </table:table-cell>
        </table:table-row>
        <table:table-row table:style-name="ro1">
          <table:table-cell office:value-type="string" calcext:value-type="string">
            <text:p>01/06/1928</text:p>
          </table:table-cell>
          <table:table-cell office:value-type="float" office:value="19.02" calcext:value-type="float">
            <text:p>19.02</text:p>
          </table:table-cell>
          <table:table-cell office:value-type="float" office:value="0.81" calcext:value-type="float">
            <text:p>0.81</text:p>
          </table:table-cell>
          <table:table-cell office:value-type="float" office:value="4.2586750789" calcext:value-type="float">
            <text:p>4.2586750789</text:p>
          </table:table-cell>
          <table:table-cell office:value-type="float" office:value="-0.045625" calcext:value-type="float">
            <text:p>-0.045625</text:p>
          </table:table-cell>
          <table:table-cell office:value-type="float" office:value="87.3715055786" calcext:value-type="float">
            <text:p>87.3715055786</text:p>
          </table:table-cell>
          <table:table-cell office:value-type="float" office:value="3.44" calcext:value-type="float">
            <text:p>3.44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720221191" calcext:value-type="float">
            <text:p>1.1720221191</text:p>
          </table:table-cell>
          <table:table-cell office:value-type="float" office:value="0.00095625" calcext:value-type="float">
            <text:p>0.00095625</text:p>
          </table:table-cell>
          <table:table-cell office:value-type="float" office:value="11.1781060097" calcext:value-type="float">
            <text:p>11.1781060097</text:p>
          </table:table-cell>
        </table:table-row>
        <table:table-row table:style-name="ro1">
          <table:table-cell office:value-type="string" calcext:value-type="string">
            <text:p>01/07/1928</text:p>
          </table:table-cell>
          <table:table-cell office:value-type="float" office:value="19.16" calcext:value-type="float">
            <text:p>19.16</text:p>
          </table:table-cell>
          <table:table-cell office:value-type="float" office:value="0.82" calcext:value-type="float">
            <text:p>0.82</text:p>
          </table:table-cell>
          <table:table-cell office:value-type="float" office:value="4.2797494781" calcext:value-type="float">
            <text:p>4.2797494781</text:p>
          </table:table-cell>
          <table:table-cell office:value-type="float" office:value="0.0109389239" calcext:value-type="float">
            <text:p>0.0109389239</text:p>
          </table:table-cell>
          <table:table-cell office:value-type="float" office:value="88.3272558326" calcext:value-type="float">
            <text:p>88.3272558326</text:p>
          </table:table-cell>
          <table:table-cell office:value-type="float" office:value="3.47" calcext:value-type="float">
            <text:p>3.47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697806268" calcext:value-type="float">
            <text:p>1.1697806268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11.1890046631" calcext:value-type="float">
            <text:p>11.1890046631</text:p>
          </table:table-cell>
        </table:table-row>
        <table:table-row table:style-name="ro1">
          <table:table-cell office:value-type="string" calcext:value-type="string">
            <text:p>01/08/1928</text:p>
          </table:table-cell>
          <table:table-cell office:value-type="float" office:value="19.78" calcext:value-type="float">
            <text:p>19.78</text:p>
          </table:table-cell>
          <table:table-cell office:value-type="float" office:value="0.82" calcext:value-type="float">
            <text:p>0.82</text:p>
          </table:table-cell>
          <table:table-cell office:value-type="float" office:value="4.1456016178" calcext:value-type="float">
            <text:p>4.1456016178</text:p>
          </table:table-cell>
          <table:table-cell office:value-type="float" office:value="0.0359398921" calcext:value-type="float">
            <text:p>0.0359398921</text:p>
          </table:table-cell>
          <table:table-cell office:value-type="float" office:value="91.50172788" calcext:value-type="float">
            <text:p>91.50172788</text:p>
          </table:table-cell>
          <table:table-cell office:value-type="float" office:value="3.49" calcext:value-type="float">
            <text:p>3.49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675434213" calcext:value-type="float">
            <text:p>1.1675434213</text:p>
          </table:table-cell>
          <table:table-cell office:value-type="float" office:value="0.00099375" calcext:value-type="float">
            <text:p>0.00099375</text:p>
          </table:table-cell>
          <table:table-cell office:value-type="float" office:value="11.2001237365" calcext:value-type="float">
            <text:p>11.2001237365</text:p>
          </table:table-cell>
        </table:table-row>
        <table:table-row table:style-name="ro1">
          <table:table-cell office:value-type="string" calcext:value-type="string">
            <text:p>01/09/1928</text:p>
          </table:table-cell>
          <table:table-cell office:value-type="float" office:value="21.17" calcext:value-type="float">
            <text:p>21.17</text:p>
          </table:table-cell>
          <table:table-cell office:value-type="float" office:value="0.83" calcext:value-type="float">
            <text:p>0.83</text:p>
          </table:table-cell>
          <table:table-cell office:value-type="float" office:value="3.9206424185" calcext:value-type="float">
            <text:p>3.9206424185</text:p>
          </table:table-cell>
          <table:table-cell office:value-type="float" office:value="0.0737698011" calcext:value-type="float">
            <text:p>0.0737698011</text:p>
          </table:table-cell>
          <table:table-cell office:value-type="float" office:value="98.2517921502" calcext:value-type="float">
            <text:p>98.2517921502</text:p>
          </table:table-cell>
          <table:table-cell office:value-type="float" office:value="3.51" calcext:value-type="float">
            <text:p>3.51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653104945" calcext:value-type="float">
            <text:p>1.1653104945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11.2114638618" calcext:value-type="float">
            <text:p>11.2114638618</text:p>
          </table:table-cell>
        </table:table-row>
        <table:table-row table:style-name="ro1">
          <table:table-cell office:value-type="string" calcext:value-type="string">
            <text:p>01/10/1928</text:p>
          </table:table-cell>
          <table:table-cell office:value-type="float" office:value="21.6" calcext:value-type="float">
            <text:p>21.6</text:p>
          </table:table-cell>
          <table:table-cell office:value-type="float" office:value="0.84" calcext:value-type="float">
            <text:p>0.84</text:p>
          </table:table-cell>
          <table:table-cell office:value-type="float" office:value="3.8888888889" calcext:value-type="float">
            <text:p>3.8888888889</text:p>
          </table:table-cell>
          <table:table-cell office:value-type="float" office:value="0.0236053377" calcext:value-type="float">
            <text:p>0.0236053377</text:p>
          </table:table-cell>
          <table:table-cell office:value-type="float" office:value="100.5710588876" calcext:value-type="float">
            <text:p>100.5710588876</text:p>
          </table:table-cell>
          <table:table-cell office:value-type="float" office:value="3.53" calcext:value-type="float">
            <text:p>3.53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630818382" calcext:value-type="float">
            <text:p>1.1630818382</text:p>
          </table:table-cell>
          <table:table-cell office:value-type="float" office:value="0.00103125" calcext:value-type="float">
            <text:p>0.00103125</text:p>
          </table:table-cell>
          <table:table-cell office:value-type="float" office:value="11.2230256839" calcext:value-type="float">
            <text:p>11.2230256839</text:p>
          </table:table-cell>
        </table:table-row>
        <table:table-row table:style-name="ro1">
          <table:table-cell office:value-type="string" calcext:value-type="string">
            <text:p>01/11/1928</text:p>
          </table:table-cell>
          <table:table-cell office:value-type="float" office:value="23.06" calcext:value-type="float">
            <text:p>23.06</text:p>
          </table:table-cell>
          <table:table-cell office:value-type="float" office:value="0.84" calcext:value-type="float">
            <text:p>0.84</text:p>
          </table:table-cell>
          <table:table-cell office:value-type="float" office:value="3.6426712923" calcext:value-type="float">
            <text:p>3.6426712923</text:p>
          </table:table-cell>
          <table:table-cell office:value-type="float" office:value="0.0708460648" calcext:value-type="float">
            <text:p>0.0708460648</text:p>
          </table:table-cell>
          <table:table-cell office:value-type="float" office:value="107.6961226441" calcext:value-type="float">
            <text:p>107.6961226441</text:p>
          </table:table-cell>
          <table:table-cell office:value-type="float" office:value="3.56" calcext:value-type="float">
            <text:p>3.56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608574442" calcext:value-type="float">
            <text:p>1.1608574442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1.2348098609" calcext:value-type="float">
            <text:p>11.2348098609</text:p>
          </table:table-cell>
        </table:table-row>
        <table:table-row table:style-name="ro1">
          <table:table-cell office:value-type="string" calcext:value-type="string">
            <text:p>01/12/1928</text:p>
          </table:table-cell>
          <table:table-cell office:value-type="float" office:value="23.15" calcext:value-type="float">
            <text:p>23.15</text:p>
          </table:table-cell>
          <table:table-cell office:value-type="float" office:value="0.85" calcext:value-type="float">
            <text:p>0.85</text:p>
          </table:table-cell>
          <table:table-cell office:value-type="float" office:value="3.6717062635" calcext:value-type="float">
            <text:p>3.6717062635</text:p>
          </table:table-cell>
          <table:table-cell office:value-type="float" office:value="0.0069745591" calcext:value-type="float">
            <text:p>0.0069745591</text:p>
          </table:table-cell>
          <table:table-cell office:value-type="float" office:value="108.4472556186" calcext:value-type="float">
            <text:p>108.4472556186</text:p>
          </table:table-cell>
          <table:table-cell office:value-type="float" office:value="3.58" calcext:value-type="float">
            <text:p>3.58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586373043" calcext:value-type="float">
            <text:p>1.1586373043</text:p>
          </table:table-cell>
          <table:table-cell office:value-type="float" office:value="0.00106875" calcext:value-type="float">
            <text:p>0.00106875</text:p>
          </table:table-cell>
          <table:table-cell office:value-type="float" office:value="11.2468170639" calcext:value-type="float">
            <text:p>11.2468170639</text:p>
          </table:table-cell>
        </table:table-row>
        <table:table-row table:style-name="ro1">
          <table:table-cell office:value-type="string" calcext:value-type="string">
            <text:p>01/01/1929</text:p>
          </table:table-cell>
          <table:table-cell office:value-type="float" office:value="24.86" calcext:value-type="float">
            <text:p>24.86</text:p>
          </table:table-cell>
          <table:table-cell office:value-type="float" office:value="0.86" calcext:value-type="float">
            <text:p>0.86</text:p>
          </table:table-cell>
          <table:table-cell office:value-type="float" office:value="3.4593724859" calcext:value-type="float">
            <text:p>3.4593724859</text:p>
          </table:table-cell>
          <table:table-cell office:value-type="float" office:value="0.0769618431" calcext:value-type="float">
            <text:p>0.0769618431</text:p>
          </table:table-cell>
          <table:table-cell office:value-type="float" office:value="116.793556285" calcext:value-type="float">
            <text:p>116.793556285</text:p>
          </table:table-cell>
          <table:table-cell office:value-type="float" office:value="3.6" calcext:value-type="float">
            <text:p>3.6</text:p>
          </table:table-cell>
          <table:table-cell office:value-type="float" office:value="-0.0019125" calcext:value-type="float">
            <text:p>-0.0019125</text:p>
          </table:table-cell>
          <table:table-cell office:value-type="float" office:value="1.1564214105" calcext:value-type="float">
            <text:p>1.1564214105</text:p>
          </table:table-cell>
          <table:table-cell office:value-type="float" office:value="0.0010875" calcext:value-type="float">
            <text:p>0.0010875</text:p>
          </table:table-cell>
          <table:table-cell office:value-type="float" office:value="11.2590479774" calcext:value-type="float">
            <text:p>11.2590479774</text:p>
          </table:table-cell>
        </table:table-row>
        <table:table-row table:style-name="ro1">
          <table:table-cell office:value-type="string" calcext:value-type="string">
            <text:p>01/02/1929</text:p>
          </table:table-cell>
          <table:table-cell office:value-type="float" office:value="24.99" calcext:value-type="float">
            <text:p>24.99</text:p>
          </table:table-cell>
          <table:table-cell office:value-type="float" office:value="0.87" calcext:value-type="float">
            <text:p>0.87</text:p>
          </table:table-cell>
          <table:table-cell office:value-type="float" office:value="3.481392557" calcext:value-type="float">
            <text:p>3.481392557</text:p>
          </table:table-cell>
          <table:table-cell office:value-type="float" office:value="0.0081456154" calcext:value-type="float">
            <text:p>0.0081456154</text:p>
          </table:table-cell>
          <table:table-cell office:value-type="float" office:value="117.7449116811" calcext:value-type="float">
            <text:p>117.7449116811</text:p>
          </table:table-cell>
          <table:table-cell office:value-type="float" office:value="3.57" calcext:value-type="float">
            <text:p>3.57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589607192" calcext:value-type="float">
            <text:p>1.1589607192</text:p>
          </table:table-cell>
          <table:table-cell office:value-type="float" office:value="0.0051743056" calcext:value-type="float">
            <text:p>0.0051743056</text:p>
          </table:table-cell>
          <table:table-cell office:value-type="float" office:value="11.3173057319" calcext:value-type="float">
            <text:p>11.3173057319</text:p>
          </table:table-cell>
        </table:table-row>
        <table:table-row table:style-name="ro1">
          <table:table-cell office:value-type="string" calcext:value-type="string">
            <text:p>01/03/1929</text:p>
          </table:table-cell>
          <table:table-cell office:value-type="float" office:value="25.43" calcext:value-type="float">
            <text:p>25.43</text:p>
          </table:table-cell>
          <table:table-cell office:value-type="float" office:value="0.88" calcext:value-type="float">
            <text:p>0.88</text:p>
          </table:table-cell>
          <table:table-cell office:value-type="float" office:value="3.4604797483" calcext:value-type="float">
            <text:p>3.4604797483</text:p>
          </table:table-cell>
          <table:table-cell office:value-type="float" office:value="0.02054155" calcext:value-type="float">
            <text:p>0.02054155</text:p>
          </table:table-cell>
          <table:table-cell office:value-type="float" office:value="120.1635746662" calcext:value-type="float">
            <text:p>120.1635746662</text:p>
          </table:table-cell>
          <table:table-cell office:value-type="float" office:value="3.55" calcext:value-type="float">
            <text:p>3.55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615056038" calcext:value-type="float">
            <text:p>1.1615056038</text:p>
          </table:table-cell>
          <table:table-cell office:value-type="float" office:value="0.0051527778" calcext:value-type="float">
            <text:p>0.0051527778</text:p>
          </table:table-cell>
          <table:table-cell office:value-type="float" office:value="11.3756212934" calcext:value-type="float">
            <text:p>11.3756212934</text:p>
          </table:table-cell>
        </table:table-row>
        <table:table-row table:style-name="ro1">
          <table:table-cell office:value-type="string" calcext:value-type="string">
            <text:p>01/04/1929</text:p>
          </table:table-cell>
          <table:table-cell office:value-type="float" office:value="25.28" calcext:value-type="float">
            <text:p>25.28</text:p>
          </table:table-cell>
          <table:table-cell office:value-type="float" office:value="0.89" calcext:value-type="float">
            <text:p>0.89</text:p>
          </table:table-cell>
          <table:table-cell office:value-type="float" office:value="3.5205696203" calcext:value-type="float">
            <text:p>3.5205696203</text:p>
          </table:table-cell>
          <table:table-cell office:value-type="float" office:value="-0.0029820422" calcext:value-type="float">
            <text:p>-0.0029820422</text:p>
          </table:table-cell>
          <table:table-cell office:value-type="float" office:value="119.8052418147" calcext:value-type="float">
            <text:p>119.8052418147</text:p>
          </table:table-cell>
          <table:table-cell office:value-type="float" office:value="3.52" calcext:value-type="float">
            <text:p>3.52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640560765" calcext:value-type="float">
            <text:p>1.1640560765</text:p>
          </table:table-cell>
          <table:table-cell office:value-type="float" office:value="0.00513125" calcext:value-type="float">
            <text:p>0.00513125</text:p>
          </table:table-cell>
          <table:table-cell office:value-type="float" office:value="11.4339924502" calcext:value-type="float">
            <text:p>11.4339924502</text:p>
          </table:table-cell>
        </table:table-row>
        <table:table-row table:style-name="ro1">
          <table:table-cell office:value-type="string" calcext:value-type="string">
            <text:p>01/05/1929</text:p>
          </table:table-cell>
          <table:table-cell office:value-type="float" office:value="25.66" calcext:value-type="float">
            <text:p>25.66</text:p>
          </table:table-cell>
          <table:table-cell office:value-type="float" office:value="0.9" calcext:value-type="float">
            <text:p>0.9</text:p>
          </table:table-cell>
          <table:table-cell office:value-type="float" office:value="3.5074045207" calcext:value-type="float">
            <text:p>3.5074045207</text:p>
          </table:table-cell>
          <table:table-cell office:value-type="float" office:value="0.0179984177" calcext:value-type="float">
            <text:p>0.0179984177</text:p>
          </table:table-cell>
          <table:table-cell office:value-type="float" office:value="121.9615466021" calcext:value-type="float">
            <text:p>121.9615466021</text:p>
          </table:table-cell>
          <table:table-cell office:value-type="float" office:value="3.5" calcext:value-type="float">
            <text:p>3.5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666121496" calcext:value-type="float">
            <text:p>1.1666121496</text:p>
          </table:table-cell>
          <table:table-cell office:value-type="float" office:value="0.0051097222" calcext:value-type="float">
            <text:p>0.0051097222</text:p>
          </table:table-cell>
          <table:table-cell office:value-type="float" office:value="11.4924169755" calcext:value-type="float">
            <text:p>11.4924169755</text:p>
          </table:table-cell>
        </table:table-row>
        <table:table-row table:style-name="ro1">
          <table:table-cell office:value-type="string" calcext:value-type="string">
            <text:p>01/06/1929</text:p>
          </table:table-cell>
          <table:table-cell office:value-type="float" office:value="26.15" calcext:value-type="float">
            <text:p>26.15</text:p>
          </table:table-cell>
          <table:table-cell office:value-type="float" office:value="0.91" calcext:value-type="float">
            <text:p>0.91</text:p>
          </table:table-cell>
          <table:table-cell office:value-type="float" office:value="3.4799235182" calcext:value-type="float">
            <text:p>3.4799235182</text:p>
          </table:table-cell>
          <table:table-cell office:value-type="float" office:value="0.0220511821" calcext:value-type="float">
            <text:p>0.0220511821</text:p>
          </table:table-cell>
          <table:table-cell office:value-type="float" office:value="124.6509428785" calcext:value-type="float">
            <text:p>124.6509428785</text:p>
          </table:table-cell>
          <table:table-cell office:value-type="float" office:value="3.47" calcext:value-type="float">
            <text:p>3.47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691738355" calcext:value-type="float">
            <text:p>1.1691738355</text:p>
          </table:table-cell>
          <table:table-cell office:value-type="float" office:value="0.0050881944" calcext:value-type="float">
            <text:p>0.0050881944</text:p>
          </table:table-cell>
          <table:table-cell office:value-type="float" office:value="11.5508926277" calcext:value-type="float">
            <text:p>11.5508926277</text:p>
          </table:table-cell>
        </table:table-row>
        <table:table-row table:style-name="ro1">
          <table:table-cell office:value-type="string" calcext:value-type="string">
            <text:p>01/07/1929</text:p>
          </table:table-cell>
          <table:table-cell office:value-type="float" office:value="28.48" calcext:value-type="float">
            <text:p>28.48</text:p>
          </table:table-cell>
          <table:table-cell office:value-type="float" office:value="0.92" calcext:value-type="float">
            <text:p>0.92</text:p>
          </table:table-cell>
          <table:table-cell office:value-type="float" office:value="3.2303370787" calcext:value-type="float">
            <text:p>3.2303370787</text:p>
          </table:table-cell>
          <table:table-cell office:value-type="float" office:value="0.0920331421" calcext:value-type="float">
            <text:p>0.0920331421</text:p>
          </table:table-cell>
          <table:table-cell office:value-type="float" office:value="136.1229608209" calcext:value-type="float">
            <text:p>136.1229608209</text:p>
          </table:table-cell>
          <table:table-cell office:value-type="float" office:value="3.45" calcext:value-type="float">
            <text:p>3.45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717411463" calcext:value-type="float">
            <text:p>1.1717411463</text:p>
          </table:table-cell>
          <table:table-cell office:value-type="float" office:value="0.0050666667" calcext:value-type="float">
            <text:p>0.0050666667</text:p>
          </table:table-cell>
          <table:table-cell office:value-type="float" office:value="11.6094171504" calcext:value-type="float">
            <text:p>11.6094171504</text:p>
          </table:table-cell>
        </table:table-row>
        <table:table-row table:style-name="ro1">
          <table:table-cell office:value-type="string" calcext:value-type="string">
            <text:p>01/08/1929</text:p>
          </table:table-cell>
          <table:table-cell office:value-type="float" office:value="30.1" calcext:value-type="float">
            <text:p>30.1</text:p>
          </table:table-cell>
          <table:table-cell office:value-type="float" office:value="0.93" calcext:value-type="float">
            <text:p>0.93</text:p>
          </table:table-cell>
          <table:table-cell office:value-type="float" office:value="3.0897009967" calcext:value-type="float">
            <text:p>3.0897009967</text:p>
          </table:table-cell>
          <table:table-cell office:value-type="float" office:value="0.0596032303" calcext:value-type="float">
            <text:p>0.0596032303</text:p>
          </table:table-cell>
          <table:table-cell office:value-type="float" office:value="144.2363290089" calcext:value-type="float">
            <text:p>144.2363290089</text:p>
          </table:table-cell>
          <table:table-cell office:value-type="float" office:value="3.42" calcext:value-type="float">
            <text:p>3.42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743140946" calcext:value-type="float">
            <text:p>1.1743140946</text:p>
          </table:table-cell>
          <table:table-cell office:value-type="float" office:value="0.0050451389" calcext:value-type="float">
            <text:p>0.0050451389</text:p>
          </table:table-cell>
          <table:table-cell office:value-type="float" office:value="11.6679882723" calcext:value-type="float">
            <text:p>11.6679882723</text:p>
          </table:table-cell>
        </table:table-row>
        <table:table-row table:style-name="ro1">
          <table:table-cell office:value-type="string" calcext:value-type="string">
            <text:p>01/09/1929</text:p>
          </table:table-cell>
          <table:table-cell office:value-type="float" office:value="31.3" calcext:value-type="float">
            <text:p>31.3</text:p>
          </table:table-cell>
          <table:table-cell office:value-type="float" office:value="0.94" calcext:value-type="float">
            <text:p>0.94</text:p>
          </table:table-cell>
          <table:table-cell office:value-type="float" office:value="3.0031948882" calcext:value-type="float">
            <text:p>3.0031948882</text:p>
          </table:table-cell>
          <table:table-cell office:value-type="float" office:value="0.042469546" calcext:value-type="float">
            <text:p>0.042469546</text:p>
          </table:table-cell>
          <table:table-cell office:value-type="float" office:value="150.3619804126" calcext:value-type="float">
            <text:p>150.3619804126</text:p>
          </table:table-cell>
          <table:table-cell office:value-type="float" office:value="3.39" calcext:value-type="float">
            <text:p>3.39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768926926" calcext:value-type="float">
            <text:p>1.1768926926</text:p>
          </table:table-cell>
          <table:table-cell office:value-type="float" office:value="0.0050236111" calcext:value-type="float">
            <text:p>0.0050236111</text:p>
          </table:table-cell>
          <table:table-cell office:value-type="float" office:value="11.7266037078" calcext:value-type="float">
            <text:p>11.7266037078</text:p>
          </table:table-cell>
        </table:table-row>
        <table:table-row table:style-name="ro1">
          <table:table-cell office:value-type="string" calcext:value-type="string">
            <text:p>01/10/1929</text:p>
          </table:table-cell>
          <table:table-cell office:value-type="float" office:value="27.99" calcext:value-type="float">
            <text:p>27.99</text:p>
          </table:table-cell>
          <table:table-cell office:value-type="float" office:value="0.95" calcext:value-type="float">
            <text:p>0.95</text:p>
          </table:table-cell>
          <table:table-cell office:value-type="float" office:value="3.3940693105" calcext:value-type="float">
            <text:p>3.3940693105</text:p>
          </table:table-cell>
          <table:table-cell office:value-type="float" office:value="-0.1032215122" calcext:value-type="float">
            <text:p>-0.1032215122</text:p>
          </table:table-cell>
          <table:table-cell office:value-type="float" office:value="134.8413894099" calcext:value-type="float">
            <text:p>134.8413894099</text:p>
          </table:table-cell>
          <table:table-cell office:value-type="float" office:value="3.37" calcext:value-type="float">
            <text:p>3.37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794769528" calcext:value-type="float">
            <text:p>1.1794769528</text:p>
          </table:table-cell>
          <table:table-cell office:value-type="float" office:value="0.0050020833" calcext:value-type="float">
            <text:p>0.0050020833</text:p>
          </table:table-cell>
          <table:table-cell office:value-type="float" office:value="11.7852611568" calcext:value-type="float">
            <text:p>11.7852611568</text:p>
          </table:table-cell>
        </table:table-row>
        <table:table-row table:style-name="ro1">
          <table:table-cell office:value-type="string" calcext:value-type="string">
            <text:p>01/11/1929</text:p>
          </table:table-cell>
          <table:table-cell office:value-type="float" office:value="20.58" calcext:value-type="float">
            <text:p>20.58</text:p>
          </table:table-cell>
          <table:table-cell office:value-type="float" office:value="0.96" calcext:value-type="float">
            <text:p>0.96</text:p>
          </table:table-cell>
          <table:table-cell office:value-type="float" office:value="4.6647230321" calcext:value-type="float">
            <text:p>4.6647230321</text:p>
          </table:table-cell>
          <table:table-cell office:value-type="float" office:value="-0.2618792426" calcext:value-type="float">
            <text:p>-0.2618792426</text:p>
          </table:table-cell>
          <table:table-cell office:value-type="float" office:value="99.5292284819" calcext:value-type="float">
            <text:p>99.5292284819</text:p>
          </table:table-cell>
          <table:table-cell office:value-type="float" office:value="3.34" calcext:value-type="float">
            <text:p>3.34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820668877" calcext:value-type="float">
            <text:p>1.1820668877</text:p>
          </table:table-cell>
          <table:table-cell office:value-type="float" office:value="0.0049805556" calcext:value-type="float">
            <text:p>0.0049805556</text:p>
          </table:table-cell>
          <table:table-cell office:value-type="float" office:value="11.8439583047" calcext:value-type="float">
            <text:p>11.8439583047</text:p>
          </table:table-cell>
        </table:table-row>
        <table:table-row table:style-name="ro1">
          <table:table-cell office:value-type="string" calcext:value-type="string">
            <text:p>01/12/1929</text:p>
          </table:table-cell>
          <table:table-cell office:value-type="float" office:value="21.4" calcext:value-type="float">
            <text:p>21.4</text:p>
          </table:table-cell>
          <table:table-cell office:value-type="float" office:value="0.97" calcext:value-type="float">
            <text:p>0.97</text:p>
          </table:table-cell>
          <table:table-cell office:value-type="float" office:value="4.5327102804" calcext:value-type="float">
            <text:p>4.5327102804</text:p>
          </table:table-cell>
          <table:table-cell office:value-type="float" office:value="0.0437722708" calcext:value-type="float">
            <text:p>0.0437722708</text:p>
          </table:table-cell>
          <table:table-cell office:value-type="float" office:value="103.8858488248" calcext:value-type="float">
            <text:p>103.8858488248</text:p>
          </table:table-cell>
          <table:table-cell office:value-type="float" office:value="3.32" calcext:value-type="float">
            <text:p>3.32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846625095" calcext:value-type="float">
            <text:p>1.1846625095</text:p>
          </table:table-cell>
          <table:table-cell office:value-type="float" office:value="0.0049590278" calcext:value-type="float">
            <text:p>0.0049590278</text:p>
          </table:table-cell>
          <table:table-cell office:value-type="float" office:value="11.902692823" calcext:value-type="float">
            <text:p>11.902692823</text:p>
          </table:table-cell>
        </table:table-row>
        <table:table-row table:style-name="ro1">
          <table:table-cell office:value-type="string" calcext:value-type="string">
            <text:p>01/01/1930</text:p>
          </table:table-cell>
          <table:table-cell office:value-type="float" office:value="21.71" calcext:value-type="float">
            <text:p>21.71</text:p>
          </table:table-cell>
          <table:table-cell office:value-type="float" office:value="0.97" calcext:value-type="float">
            <text:p>0.97</text:p>
          </table:table-cell>
          <table:table-cell office:value-type="float" office:value="4.4679871027" calcext:value-type="float">
            <text:p>4.4679871027</text:p>
          </table:table-cell>
          <table:table-cell office:value-type="float" office:value="0.0182663551" calcext:value-type="float">
            <text:p>0.0182663551</text:p>
          </table:table-cell>
          <table:table-cell office:value-type="float" office:value="105.7834646335" calcext:value-type="float">
            <text:p>105.7834646335</text:p>
          </table:table-cell>
          <table:table-cell office:value-type="float" office:value="3.29" calcext:value-type="float">
            <text:p>3.29</text:p>
          </table:table-cell>
          <table:table-cell office:value-type="float" office:value="0.0021958333" calcext:value-type="float">
            <text:p>0.0021958333</text:p>
          </table:table-cell>
          <table:table-cell office:value-type="float" office:value="1.187263831" calcext:value-type="float">
            <text:p>1.187263831</text:p>
          </table:table-cell>
          <table:table-cell office:value-type="float" office:value="0.0049375" calcext:value-type="float">
            <text:p>0.0049375</text:p>
          </table:table-cell>
          <table:table-cell office:value-type="float" office:value="11.9614623688" calcext:value-type="float">
            <text:p>11.9614623688</text:p>
          </table:table-cell>
        </table:table-row>
        <table:table-row table:style-name="ro1">
          <table:table-cell office:value-type="string" calcext:value-type="string">
            <text:p>01/02/1930</text:p>
          </table:table-cell>
          <table:table-cell office:value-type="float" office:value="23.07" calcext:value-type="float">
            <text:p>23.07</text:p>
          </table:table-cell>
          <table:table-cell office:value-type="float" office:value="0.97" calcext:value-type="float">
            <text:p>0.97</text:p>
          </table:table-cell>
          <table:table-cell office:value-type="float" office:value="4.2045947117" calcext:value-type="float">
            <text:p>4.2045947117</text:p>
          </table:table-cell>
          <table:table-cell office:value-type="float" office:value="0.0663737909" calcext:value-type="float">
            <text:p>0.0663737909</text:p>
          </table:table-cell>
          <table:table-cell office:value-type="float" office:value="112.8047141936" calcext:value-type="float">
            <text:p>112.8047141936</text:p>
          </table:table-cell>
          <table:table-cell office:value-type="float" office:value="3.29" calcext:value-type="float">
            <text:p>3.29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68433417" calcext:value-type="float">
            <text:p>1.1868433417</text:p>
          </table:table-cell>
          <table:table-cell office:value-type="float" office:value="0.0023909722" calcext:value-type="float">
            <text:p>0.0023909722</text:p>
          </table:table-cell>
          <table:table-cell office:value-type="float" office:value="11.990061893" calcext:value-type="float">
            <text:p>11.990061893</text:p>
          </table:table-cell>
        </table:table-row>
        <table:table-row table:style-name="ro1">
          <table:table-cell office:value-type="string" calcext:value-type="string">
            <text:p>01/03/1930</text:p>
          </table:table-cell>
          <table:table-cell office:value-type="float" office:value="23.94" calcext:value-type="float">
            <text:p>23.94</text:p>
          </table:table-cell>
          <table:table-cell office:value-type="float" office:value="0.97" calcext:value-type="float">
            <text:p>0.97</text:p>
          </table:table-cell>
          <table:table-cell office:value-type="float" office:value="4.0517961571" calcext:value-type="float">
            <text:p>4.0517961571</text:p>
          </table:table-cell>
          <table:table-cell office:value-type="float" office:value="0.0412241728" calcext:value-type="float">
            <text:p>0.0412241728</text:p>
          </table:table-cell>
          <table:table-cell office:value-type="float" office:value="117.4549952251" calcext:value-type="float">
            <text:p>117.4549952251</text:p>
          </table:table-cell>
          <table:table-cell office:value-type="float" office:value="3.3" calcext:value-type="float">
            <text:p>3.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64230013" calcext:value-type="float">
            <text:p>1.1864230013</text:p>
          </table:table-cell>
          <table:table-cell office:value-type="float" office:value="0.0023944444" calcext:value-type="float">
            <text:p>0.0023944444</text:p>
          </table:table-cell>
          <table:table-cell office:value-type="float" office:value="12.0187714301" calcext:value-type="float">
            <text:p>12.0187714301</text:p>
          </table:table-cell>
        </table:table-row>
        <table:table-row table:style-name="ro1">
          <table:table-cell office:value-type="string" calcext:value-type="string">
            <text:p>01/04/1930</text:p>
          </table:table-cell>
          <table:table-cell office:value-type="float" office:value="25.46" calcext:value-type="float">
            <text:p>25.46</text:p>
          </table:table-cell>
          <table:table-cell office:value-type="float" office:value="0.97" calcext:value-type="float">
            <text:p>0.97</text:p>
          </table:table-cell>
          <table:table-cell office:value-type="float" office:value="3.809897879" calcext:value-type="float">
            <text:p>3.809897879</text:p>
          </table:table-cell>
          <table:table-cell office:value-type="float" office:value="0.0668800473" calcext:value-type="float">
            <text:p>0.0668800473</text:p>
          </table:table-cell>
          <table:table-cell office:value-type="float" office:value="125.3103908661" calcext:value-type="float">
            <text:p>125.3103908661</text:p>
          </table:table-cell>
          <table:table-cell office:value-type="float" office:value="3.3" calcext:value-type="float">
            <text:p>3.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60028099" calcext:value-type="float">
            <text:p>1.1860028099</text:p>
          </table:table-cell>
          <table:table-cell office:value-type="float" office:value="0.0023979167" calcext:value-type="float">
            <text:p>0.0023979167</text:p>
          </table:table-cell>
          <table:table-cell office:value-type="float" office:value="12.0475914424" calcext:value-type="float">
            <text:p>12.0475914424</text:p>
          </table:table-cell>
        </table:table-row>
        <table:table-row table:style-name="ro1">
          <table:table-cell office:value-type="string" calcext:value-type="string">
            <text:p>01/05/1930</text:p>
          </table:table-cell>
          <table:table-cell office:value-type="float" office:value="23.94" calcext:value-type="float">
            <text:p>23.94</text:p>
          </table:table-cell>
          <table:table-cell office:value-type="float" office:value="0.97" calcext:value-type="float">
            <text:p>0.97</text:p>
          </table:table-cell>
          <table:table-cell office:value-type="float" office:value="4.0517961571" calcext:value-type="float">
            <text:p>4.0517961571</text:p>
          </table:table-cell>
          <table:table-cell office:value-type="float" office:value="-0.0565128306" calcext:value-type="float">
            <text:p>-0.0565128306</text:p>
          </table:table-cell>
          <table:table-cell office:value-type="float" office:value="118.2287459767" calcext:value-type="float">
            <text:p>118.2287459767</text:p>
          </table:table-cell>
          <table:table-cell office:value-type="float" office:value="3.31" calcext:value-type="float">
            <text:p>3.31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55827672" calcext:value-type="float">
            <text:p>1.1855827672</text:p>
          </table:table-cell>
          <table:table-cell office:value-type="float" office:value="0.0024013889" calcext:value-type="float">
            <text:p>0.0024013889</text:p>
          </table:table-cell>
          <table:table-cell office:value-type="float" office:value="12.0765223947" calcext:value-type="float">
            <text:p>12.0765223947</text:p>
          </table:table-cell>
        </table:table-row>
        <table:table-row table:style-name="ro1">
          <table:table-cell office:value-type="string" calcext:value-type="string">
            <text:p>01/06/1930</text:p>
          </table:table-cell>
          <table:table-cell office:value-type="float" office:value="21.52" calcext:value-type="float">
            <text:p>21.52</text:p>
          </table:table-cell>
          <table:table-cell office:value-type="float" office:value="0.98" calcext:value-type="float">
            <text:p>0.98</text:p>
          </table:table-cell>
          <table:table-cell office:value-type="float" office:value="4.5539033457" calcext:value-type="float">
            <text:p>4.5539033457</text:p>
          </table:table-cell>
          <table:table-cell office:value-type="float" office:value="-0.097692147" calcext:value-type="float">
            <text:p>-0.097692147</text:p>
          </table:table-cell>
          <table:table-cell office:value-type="float" office:value="106.678725941" calcext:value-type="float">
            <text:p>106.678725941</text:p>
          </table:table-cell>
          <table:table-cell office:value-type="float" office:value="3.31" calcext:value-type="float">
            <text:p>3.31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51628733" calcext:value-type="float">
            <text:p>1.1851628733</text:p>
          </table:table-cell>
          <table:table-cell office:value-type="float" office:value="0.0024048611" calcext:value-type="float">
            <text:p>0.0024048611</text:p>
          </table:table-cell>
          <table:table-cell office:value-type="float" office:value="12.1055647537" calcext:value-type="float">
            <text:p>12.1055647537</text:p>
          </table:table-cell>
        </table:table-row>
        <table:table-row table:style-name="ro1">
          <table:table-cell office:value-type="string" calcext:value-type="string">
            <text:p>01/07/1930</text:p>
          </table:table-cell>
          <table:table-cell office:value-type="float" office:value="21.06" calcext:value-type="float">
            <text:p>21.06</text:p>
          </table:table-cell>
          <table:table-cell office:value-type="float" office:value="0.98" calcext:value-type="float">
            <text:p>0.98</text:p>
          </table:table-cell>
          <table:table-cell office:value-type="float" office:value="4.65337132" calcext:value-type="float">
            <text:p>4.65337132</text:p>
          </table:table-cell>
          <table:table-cell office:value-type="float" office:value="-0.0175968092" calcext:value-type="float">
            <text:p>-0.0175968092</text:p>
          </table:table-cell>
          <table:table-cell office:value-type="float" office:value="104.8015207582" calcext:value-type="float">
            <text:p>104.8015207582</text:p>
          </table:table-cell>
          <table:table-cell office:value-type="float" office:value="3.32" calcext:value-type="float">
            <text:p>3.32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47431281" calcext:value-type="float">
            <text:p>1.1847431281</text:p>
          </table:table-cell>
          <table:table-cell office:value-type="float" office:value="0.0024083333" calcext:value-type="float">
            <text:p>0.0024083333</text:p>
          </table:table-cell>
          <table:table-cell office:value-type="float" office:value="12.1347189888" calcext:value-type="float">
            <text:p>12.1347189888</text:p>
          </table:table-cell>
        </table:table-row>
        <table:table-row table:style-name="ro1">
          <table:table-cell office:value-type="string" calcext:value-type="string">
            <text:p>01/08/1930</text:p>
          </table:table-cell>
          <table:table-cell office:value-type="float" office:value="20.79" calcext:value-type="float">
            <text:p>20.79</text:p>
          </table:table-cell>
          <table:table-cell office:value-type="float" office:value="0.98" calcext:value-type="float">
            <text:p>0.98</text:p>
          </table:table-cell>
          <table:table-cell office:value-type="float" office:value="4.7138047138" calcext:value-type="float">
            <text:p>4.7138047138</text:p>
          </table:table-cell>
          <table:table-cell office:value-type="float" office:value="-0.0089557613" calcext:value-type="float">
            <text:p>-0.0089557613</text:p>
          </table:table-cell>
          <table:table-cell office:value-type="float" office:value="103.8629433526" calcext:value-type="float">
            <text:p>103.8629433526</text:p>
          </table:table-cell>
          <table:table-cell office:value-type="float" office:value="3.32" calcext:value-type="float">
            <text:p>3.32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43235316" calcext:value-type="float">
            <text:p>1.1843235316</text:p>
          </table:table-cell>
          <table:table-cell office:value-type="float" office:value="0.0024118056" calcext:value-type="float">
            <text:p>0.0024118056</text:p>
          </table:table-cell>
          <table:table-cell office:value-type="float" office:value="12.1639855715" calcext:value-type="float">
            <text:p>12.1639855715</text:p>
          </table:table-cell>
        </table:table-row>
        <table:table-row table:style-name="ro1">
          <table:table-cell office:value-type="string" calcext:value-type="string">
            <text:p>01/09/1930</text:p>
          </table:table-cell>
          <table:table-cell office:value-type="float" office:value="20.78" calcext:value-type="float">
            <text:p>20.78</text:p>
          </table:table-cell>
          <table:table-cell office:value-type="float" office:value="0.98" calcext:value-type="float">
            <text:p>0.98</text:p>
          </table:table-cell>
          <table:table-cell office:value-type="float" office:value="4.7160731473" calcext:value-type="float">
            <text:p>4.7160731473</text:p>
          </table:table-cell>
          <table:table-cell office:value-type="float" office:value="0.0034371493" calcext:value-type="float">
            <text:p>0.0034371493</text:p>
          </table:table-cell>
          <table:table-cell office:value-type="float" office:value="104.2199357926" calcext:value-type="float">
            <text:p>104.2199357926</text:p>
          </table:table-cell>
          <table:table-cell office:value-type="float" office:value="3.32" calcext:value-type="float">
            <text:p>3.32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39040837" calcext:value-type="float">
            <text:p>1.1839040837</text:p>
          </table:table-cell>
          <table:table-cell office:value-type="float" office:value="0.0024152778" calcext:value-type="float">
            <text:p>0.0024152778</text:p>
          </table:table-cell>
          <table:table-cell office:value-type="float" office:value="12.1933649756" calcext:value-type="float">
            <text:p>12.1933649756</text:p>
          </table:table-cell>
        </table:table-row>
        <table:table-row table:style-name="ro1">
          <table:table-cell office:value-type="string" calcext:value-type="string">
            <text:p>01/10/1930</text:p>
          </table:table-cell>
          <table:table-cell office:value-type="float" office:value="17.92" calcext:value-type="float">
            <text:p>17.92</text:p>
          </table:table-cell>
          <table:table-cell office:value-type="float" office:value="0.98" calcext:value-type="float">
            <text:p>0.98</text:p>
          </table:table-cell>
          <table:table-cell office:value-type="float" office:value="5.46875" calcext:value-type="float">
            <text:p>5.46875</text:p>
          </table:table-cell>
          <table:table-cell office:value-type="float" office:value="-0.1337090953" calcext:value-type="float">
            <text:p>-0.1337090953</text:p>
          </table:table-cell>
          <table:table-cell office:value-type="float" office:value="90.2847824672" calcext:value-type="float">
            <text:p>90.2847824672</text:p>
          </table:table-cell>
          <table:table-cell office:value-type="float" office:value="3.33" calcext:value-type="float">
            <text:p>3.3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34847843" calcext:value-type="float">
            <text:p>1.1834847843</text:p>
          </table:table-cell>
          <table:table-cell office:value-type="float" office:value="0.00241875" calcext:value-type="float">
            <text:p>0.00241875</text:p>
          </table:table-cell>
          <table:table-cell office:value-type="float" office:value="12.2228576771" calcext:value-type="float">
            <text:p>12.2228576771</text:p>
          </table:table-cell>
        </table:table-row>
        <table:table-row table:style-name="ro1">
          <table:table-cell office:value-type="string" calcext:value-type="string">
            <text:p>01/11/1930</text:p>
          </table:table-cell>
          <table:table-cell office:value-type="float" office:value="16.62" calcext:value-type="float">
            <text:p>16.62</text:p>
          </table:table-cell>
          <table:table-cell office:value-type="float" office:value="0.98" calcext:value-type="float">
            <text:p>0.98</text:p>
          </table:table-cell>
          <table:table-cell office:value-type="float" office:value="5.8965102286" calcext:value-type="float">
            <text:p>5.8965102286</text:p>
          </table:table-cell>
          <table:table-cell office:value-type="float" office:value="-0.0679910714" calcext:value-type="float">
            <text:p>-0.0679910714</text:p>
          </table:table-cell>
          <table:table-cell office:value-type="float" office:value="84.1462233736" calcext:value-type="float">
            <text:p>84.1462233736</text:p>
          </table:table-cell>
          <table:table-cell office:value-type="float" office:value="3.33" calcext:value-type="float">
            <text:p>3.33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30656334" calcext:value-type="float">
            <text:p>1.1830656334</text:p>
          </table:table-cell>
          <table:table-cell office:value-type="float" office:value="0.0024222222" calcext:value-type="float">
            <text:p>0.0024222222</text:p>
          </table:table-cell>
          <table:table-cell office:value-type="float" office:value="12.2524641546" calcext:value-type="float">
            <text:p>12.2524641546</text:p>
          </table:table-cell>
        </table:table-row>
        <table:table-row table:style-name="ro1">
          <table:table-cell office:value-type="string" calcext:value-type="string">
            <text:p>01/12/1930</text:p>
          </table:table-cell>
          <table:table-cell office:value-type="float" office:value="15.51" calcext:value-type="float">
            <text:p>15.51</text:p>
          </table:table-cell>
          <table:table-cell office:value-type="float" office:value="0.98" calcext:value-type="float">
            <text:p>0.98</text:p>
          </table:table-cell>
          <table:table-cell office:value-type="float" office:value="6.3185041908" calcext:value-type="float">
            <text:p>6.3185041908</text:p>
          </table:table-cell>
          <table:table-cell office:value-type="float" office:value="-0.0618732451" calcext:value-type="float">
            <text:p>-0.0618732451</text:p>
          </table:table-cell>
          <table:table-cell office:value-type="float" office:value="78.9398234717" calcext:value-type="float">
            <text:p>78.9398234717</text:p>
          </table:table-cell>
          <table:table-cell office:value-type="float" office:value="3.34" calcext:value-type="float">
            <text:p>3.34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2646631" calcext:value-type="float">
            <text:p>1.182646631</text:p>
          </table:table-cell>
          <table:table-cell office:value-type="float" office:value="0.0024256944" calcext:value-type="float">
            <text:p>0.0024256944</text:p>
          </table:table-cell>
          <table:table-cell office:value-type="float" office:value="12.2821848888" calcext:value-type="float">
            <text:p>12.2821848888</text:p>
          </table:table-cell>
        </table:table-row>
        <table:table-row table:style-name="ro1">
          <table:table-cell office:value-type="string" calcext:value-type="string">
            <text:p>01/01/1931</text:p>
          </table:table-cell>
          <table:table-cell office:value-type="float" office:value="15.98" calcext:value-type="float">
            <text:p>15.98</text:p>
          </table:table-cell>
          <table:table-cell office:value-type="float" office:value="0.97" calcext:value-type="float">
            <text:p>0.97</text:p>
          </table:table-cell>
          <table:table-cell office:value-type="float" office:value="6.0700876095" calcext:value-type="float">
            <text:p>6.0700876095</text:p>
          </table:table-cell>
          <table:table-cell office:value-type="float" office:value="0.0354969912" calcext:value-type="float">
            <text:p>0.0354969912</text:p>
          </table:table-cell>
          <table:table-cell office:value-type="float" office:value="81.7419496899" calcext:value-type="float">
            <text:p>81.7419496899</text:p>
          </table:table-cell>
          <table:table-cell office:value-type="float" office:value="3.34" calcext:value-type="float">
            <text:p>3.34</text:p>
          </table:table-cell>
          <table:table-cell office:value-type="float" office:value="-0.0003541667" calcext:value-type="float">
            <text:p>-0.0003541667</text:p>
          </table:table-cell>
          <table:table-cell office:value-type="float" office:value="1.182227777" calcext:value-type="float">
            <text:p>1.182227777</text:p>
          </table:table-cell>
          <table:table-cell office:value-type="float" office:value="0.0024291667" calcext:value-type="float">
            <text:p>0.0024291667</text:p>
          </table:table-cell>
          <table:table-cell office:value-type="float" office:value="12.3120203629" calcext:value-type="float">
            <text:p>12.3120203629</text:p>
          </table:table-cell>
        </table:table-row>
        <table:table-row table:style-name="ro1">
          <table:table-cell office:value-type="string" calcext:value-type="string">
            <text:p>01/02/1931</text:p>
          </table:table-cell>
          <table:table-cell office:value-type="float" office:value="17.2" calcext:value-type="float">
            <text:p>17.2</text:p>
          </table:table-cell>
          <table:table-cell office:value-type="float" office:value="0.95" calcext:value-type="float">
            <text:p>0.95</text:p>
          </table:table-cell>
          <table:table-cell office:value-type="float" office:value="5.523255814" calcext:value-type="float">
            <text:p>5.523255814</text:p>
          </table:table-cell>
          <table:table-cell office:value-type="float" office:value="0.0813167501" calcext:value-type="float">
            <text:p>0.0813167501</text:p>
          </table:table-cell>
          <table:table-cell office:value-type="float" office:value="88.3889393859" calcext:value-type="float">
            <text:p>88.3889393859</text:p>
          </table:table-cell>
          <table:table-cell office:value-type="float" office:value="3.37" calcext:value-type="float">
            <text:p>3.37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793805785" calcext:value-type="float">
            <text:p>1.1793805785</text:p>
          </table:table-cell>
          <table:table-cell office:value-type="float" office:value="0.0003986111" calcext:value-type="float">
            <text:p>0.0003986111</text:p>
          </table:table-cell>
          <table:table-cell office:value-type="float" office:value="12.316928071" calcext:value-type="float">
            <text:p>12.316928071</text:p>
          </table:table-cell>
        </table:table-row>
        <table:table-row table:style-name="ro1">
          <table:table-cell office:value-type="string" calcext:value-type="string">
            <text:p>01/03/1931</text:p>
          </table:table-cell>
          <table:table-cell office:value-type="float" office:value="17.53" calcext:value-type="float">
            <text:p>17.53</text:p>
          </table:table-cell>
          <table:table-cell office:value-type="float" office:value="0.94" calcext:value-type="float">
            <text:p>0.94</text:p>
          </table:table-cell>
          <table:table-cell office:value-type="float" office:value="5.3622361666" calcext:value-type="float">
            <text:p>5.3622361666</text:p>
          </table:table-cell>
          <table:table-cell office:value-type="float" office:value="0.0237403101" calcext:value-type="float">
            <text:p>0.0237403101</text:p>
          </table:table-cell>
          <table:table-cell office:value-type="float" office:value="90.4873202143" calcext:value-type="float">
            <text:p>90.4873202143</text:p>
          </table:table-cell>
          <table:table-cell office:value-type="float" office:value="3.4" calcext:value-type="float">
            <text:p>3.4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765402369" calcext:value-type="float">
            <text:p>1.1765402369</text:p>
          </table:table-cell>
          <table:table-cell office:value-type="float" office:value="0.0004222222" calcext:value-type="float">
            <text:p>0.0004222222</text:p>
          </table:table-cell>
          <table:table-cell office:value-type="float" office:value="12.3221285518" calcext:value-type="float">
            <text:p>12.3221285518</text:p>
          </table:table-cell>
        </table:table-row>
        <table:table-row table:style-name="ro1">
          <table:table-cell office:value-type="string" calcext:value-type="string">
            <text:p>01/04/1931</text:p>
          </table:table-cell>
          <table:table-cell office:value-type="float" office:value="15.86" calcext:value-type="float">
            <text:p>15.86</text:p>
          </table:table-cell>
          <table:table-cell office:value-type="float" office:value="0.93" calcext:value-type="float">
            <text:p>0.93</text:p>
          </table:table-cell>
          <table:table-cell office:value-type="float" office:value="5.8638083228" calcext:value-type="float">
            <text:p>5.8638083228</text:p>
          </table:table-cell>
          <table:table-cell office:value-type="float" office:value="-0.0908599544" calcext:value-type="float">
            <text:p>-0.0908599544</text:p>
          </table:table-cell>
          <table:table-cell office:value-type="float" office:value="82.2656464291" calcext:value-type="float">
            <text:p>82.2656464291</text:p>
          </table:table-cell>
          <table:table-cell office:value-type="float" office:value="3.43" calcext:value-type="float">
            <text:p>3.43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737067358" calcext:value-type="float">
            <text:p>1.1737067358</text:p>
          </table:table-cell>
          <table:table-cell office:value-type="float" office:value="0.0004458333" calcext:value-type="float">
            <text:p>0.0004458333</text:p>
          </table:table-cell>
          <table:table-cell office:value-type="float" office:value="12.3276221674" calcext:value-type="float">
            <text:p>12.3276221674</text:p>
          </table:table-cell>
        </table:table-row>
        <table:table-row table:style-name="ro1">
          <table:table-cell office:value-type="string" calcext:value-type="string">
            <text:p>01/05/1931</text:p>
          </table:table-cell>
          <table:table-cell office:value-type="float" office:value="14.33" calcext:value-type="float">
            <text:p>14.33</text:p>
          </table:table-cell>
          <table:table-cell office:value-type="float" office:value="0.91" calcext:value-type="float">
            <text:p>0.91</text:p>
          </table:table-cell>
          <table:table-cell office:value-type="float" office:value="6.3503140265" calcext:value-type="float">
            <text:p>6.3503140265</text:p>
          </table:table-cell>
          <table:table-cell office:value-type="float" office:value="-0.0916703447" calcext:value-type="float">
            <text:p>-0.0916703447</text:p>
          </table:table-cell>
          <table:table-cell office:value-type="float" office:value="74.7243262654" calcext:value-type="float">
            <text:p>74.7243262654</text:p>
          </table:table-cell>
          <table:table-cell office:value-type="float" office:value="3.45" calcext:value-type="float">
            <text:p>3.45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708800588" calcext:value-type="float">
            <text:p>1.1708800588</text:p>
          </table:table-cell>
          <table:table-cell office:value-type="float" office:value="0.0004694444" calcext:value-type="float">
            <text:p>0.0004694444</text:p>
          </table:table-cell>
          <table:table-cell office:value-type="float" office:value="12.3334093012" calcext:value-type="float">
            <text:p>12.3334093012</text:p>
          </table:table-cell>
        </table:table-row>
        <table:table-row table:style-name="ro1">
          <table:table-cell office:value-type="string" calcext:value-type="string">
            <text:p>01/06/1931</text:p>
          </table:table-cell>
          <table:table-cell office:value-type="float" office:value="13.87" calcext:value-type="float">
            <text:p>13.87</text:p>
          </table:table-cell>
          <table:table-cell office:value-type="float" office:value="0.9" calcext:value-type="float">
            <text:p>0.9</text:p>
          </table:table-cell>
          <table:table-cell office:value-type="float" office:value="6.4888248017" calcext:value-type="float">
            <text:p>6.4888248017</text:p>
          </table:table-cell>
          <table:table-cell office:value-type="float" office:value="-0.0268667132" calcext:value-type="float">
            <text:p>-0.0268667132</text:p>
          </table:table-cell>
          <table:table-cell office:value-type="float" office:value="72.7167292234" calcext:value-type="float">
            <text:p>72.7167292234</text:p>
          </table:table-cell>
          <table:table-cell office:value-type="float" office:value="3.48" calcext:value-type="float">
            <text:p>3.48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680601893" calcext:value-type="float">
            <text:p>1.1680601893</text:p>
          </table:table-cell>
          <table:table-cell office:value-type="float" office:value="0.0004930556" calcext:value-type="float">
            <text:p>0.0004930556</text:p>
          </table:table-cell>
          <table:table-cell office:value-type="float" office:value="12.3394903572" calcext:value-type="float">
            <text:p>12.3394903572</text:p>
          </table:table-cell>
        </table:table-row>
        <table:table-row table:style-name="ro1">
          <table:table-cell office:value-type="string" calcext:value-type="string">
            <text:p>01/07/1931</text:p>
          </table:table-cell>
          <table:table-cell office:value-type="float" office:value="14.33" calcext:value-type="float">
            <text:p>14.33</text:p>
          </table:table-cell>
          <table:table-cell office:value-type="float" office:value="0.89" calcext:value-type="float">
            <text:p>0.89</text:p>
          </table:table-cell>
          <table:table-cell office:value-type="float" office:value="6.2107466853" calcext:value-type="float">
            <text:p>6.2107466853</text:p>
          </table:table-cell>
          <table:table-cell office:value-type="float" office:value="0.0384925499" calcext:value-type="float">
            <text:p>0.0384925499</text:p>
          </table:table-cell>
          <table:table-cell office:value-type="float" office:value="75.5157815493" calcext:value-type="float">
            <text:p>75.5157815493</text:p>
          </table:table-cell>
          <table:table-cell office:value-type="float" office:value="3.51" calcext:value-type="float">
            <text:p>3.51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65247111" calcext:value-type="float">
            <text:p>1.165247111</text:p>
          </table:table-cell>
          <table:table-cell office:value-type="float" office:value="0.0005166667" calcext:value-type="float">
            <text:p>0.0005166667</text:p>
          </table:table-cell>
          <table:table-cell office:value-type="float" office:value="12.3458657605" calcext:value-type="float">
            <text:p>12.3458657605</text:p>
          </table:table-cell>
        </table:table-row>
        <table:table-row table:style-name="ro1">
          <table:table-cell office:value-type="string" calcext:value-type="string">
            <text:p>01/08/1931</text:p>
          </table:table-cell>
          <table:table-cell office:value-type="float" office:value="13.9" calcext:value-type="float">
            <text:p>13.9</text:p>
          </table:table-cell>
          <table:table-cell office:value-type="float" office:value="0.87" calcext:value-type="float">
            <text:p>0.87</text:p>
          </table:table-cell>
          <table:table-cell office:value-type="float" office:value="6.2589928058" calcext:value-type="float">
            <text:p>6.2589928058</text:p>
          </table:table-cell>
          <table:table-cell office:value-type="float" office:value="-0.0249284717" calcext:value-type="float">
            <text:p>-0.0249284717</text:p>
          </table:table-cell>
          <table:table-cell office:value-type="float" office:value="73.6332885232" calcext:value-type="float">
            <text:p>73.6332885232</text:p>
          </table:table-cell>
          <table:table-cell office:value-type="float" office:value="3.54" calcext:value-type="float">
            <text:p>3.54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624408075" calcext:value-type="float">
            <text:p>1.1624408075</text:p>
          </table:table-cell>
          <table:table-cell office:value-type="float" office:value="0.0005402778" calcext:value-type="float">
            <text:p>0.0005402778</text:p>
          </table:table-cell>
          <table:table-cell office:value-type="float" office:value="12.3525359574" calcext:value-type="float">
            <text:p>12.3525359574</text:p>
          </table:table-cell>
        </table:table-row>
        <table:table-row table:style-name="ro1">
          <table:table-cell office:value-type="string" calcext:value-type="string">
            <text:p>01/09/1931</text:p>
          </table:table-cell>
          <table:table-cell office:value-type="float" office:value="11.83" calcext:value-type="float">
            <text:p>11.83</text:p>
          </table:table-cell>
          <table:table-cell office:value-type="float" office:value="0.86" calcext:value-type="float">
            <text:p>0.86</text:p>
          </table:table-cell>
          <table:table-cell office:value-type="float" office:value="7.2696534235" calcext:value-type="float">
            <text:p>7.2696534235</text:p>
          </table:table-cell>
          <table:table-cell office:value-type="float" office:value="-0.143764988" calcext:value-type="float">
            <text:p>-0.143764988</text:p>
          </table:table-cell>
          <table:table-cell office:value-type="float" office:value="63.0473996815" calcext:value-type="float">
            <text:p>63.0473996815</text:p>
          </table:table-cell>
          <table:table-cell office:value-type="float" office:value="3.57" calcext:value-type="float">
            <text:p>3.57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596412626" calcext:value-type="float">
            <text:p>1.1596412626</text:p>
          </table:table-cell>
          <table:table-cell office:value-type="float" office:value="0.0005638889" calcext:value-type="float">
            <text:p>0.0005638889</text:p>
          </table:table-cell>
          <table:table-cell office:value-type="float" office:value="12.3595014152" calcext:value-type="float">
            <text:p>12.3595014152</text:p>
          </table:table-cell>
        </table:table-row>
        <table:table-row table:style-name="ro1">
          <table:table-cell office:value-type="string" calcext:value-type="string">
            <text:p>01/10/1931</text:p>
          </table:table-cell>
          <table:table-cell office:value-type="float" office:value="10.25" calcext:value-type="float">
            <text:p>10.25</text:p>
          </table:table-cell>
          <table:table-cell office:value-type="float" office:value="0.85" calcext:value-type="float">
            <text:p>0.85</text:p>
          </table:table-cell>
          <table:table-cell office:value-type="float" office:value="8.2926829268" calcext:value-type="float">
            <text:p>8.2926829268</text:p>
          </table:table-cell>
          <table:table-cell office:value-type="float" office:value="-0.1275943928" calcext:value-type="float">
            <text:p>-0.1275943928</text:p>
          </table:table-cell>
          <table:table-cell office:value-type="float" office:value="55.0029050024" calcext:value-type="float">
            <text:p>55.0029050024</text:p>
          </table:table-cell>
          <table:table-cell office:value-type="float" office:value="3.6" calcext:value-type="float">
            <text:p>3.6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568484599" calcext:value-type="float">
            <text:p>1.1568484599</text:p>
          </table:table-cell>
          <table:table-cell office:value-type="float" office:value="0.0005875" calcext:value-type="float">
            <text:p>0.0005875</text:p>
          </table:table-cell>
          <table:table-cell office:value-type="float" office:value="12.3667626223" calcext:value-type="float">
            <text:p>12.3667626223</text:p>
          </table:table-cell>
        </table:table-row>
        <table:table-row table:style-name="ro1">
          <table:table-cell office:value-type="string" calcext:value-type="string">
            <text:p>01/11/1931</text:p>
          </table:table-cell>
          <table:table-cell office:value-type="float" office:value="10.39" calcext:value-type="float">
            <text:p>10.39</text:p>
          </table:table-cell>
          <table:table-cell office:value-type="float" office:value="0.83" calcext:value-type="float">
            <text:p>0.83</text:p>
          </table:table-cell>
          <table:table-cell office:value-type="float" office:value="7.9884504331" calcext:value-type="float">
            <text:p>7.9884504331</text:p>
          </table:table-cell>
          <table:table-cell office:value-type="float" office:value="0.0204333333" calcext:value-type="float">
            <text:p>0.0204333333</text:p>
          </table:table-cell>
          <table:table-cell office:value-type="float" office:value="56.1267976946" calcext:value-type="float">
            <text:p>56.1267976946</text:p>
          </table:table-cell>
          <table:table-cell office:value-type="float" office:value="3.62" calcext:value-type="float">
            <text:p>3.62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540623832" calcext:value-type="float">
            <text:p>1.1540623832</text:p>
          </table:table-cell>
          <table:table-cell office:value-type="float" office:value="0.0006111111" calcext:value-type="float">
            <text:p>0.0006111111</text:p>
          </table:table-cell>
          <table:table-cell office:value-type="float" office:value="12.3743200883" calcext:value-type="float">
            <text:p>12.3743200883</text:p>
          </table:table-cell>
        </table:table-row>
        <table:table-row table:style-name="ro1">
          <table:table-cell office:value-type="string" calcext:value-type="string">
            <text:p>01/12/1931</text:p>
          </table:table-cell>
          <table:table-cell office:value-type="float" office:value="8.44" calcext:value-type="float">
            <text:p>8.44</text:p>
          </table:table-cell>
          <table:table-cell office:value-type="float" office:value="0.82" calcext:value-type="float">
            <text:p>0.82</text:p>
          </table:table-cell>
          <table:table-cell office:value-type="float" office:value="9.7156398104" calcext:value-type="float">
            <text:p>9.7156398104</text:p>
          </table:table-cell>
          <table:table-cell office:value-type="float" office:value="-0.1811036253" calcext:value-type="float">
            <text:p>-0.1811036253</text:p>
          </table:table-cell>
          <table:table-cell office:value-type="float" office:value="45.9620311567" calcext:value-type="float">
            <text:p>45.9620311567</text:p>
          </table:table-cell>
          <table:table-cell office:value-type="float" office:value="3.65" calcext:value-type="float">
            <text:p>3.65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512830163" calcext:value-type="float">
            <text:p>1.1512830163</text:p>
          </table:table-cell>
          <table:table-cell office:value-type="float" office:value="0.0006347222" calcext:value-type="float">
            <text:p>0.0006347222</text:p>
          </table:table-cell>
          <table:table-cell office:value-type="float" office:value="12.3821743443" calcext:value-type="float">
            <text:p>12.3821743443</text:p>
          </table:table-cell>
        </table:table-row>
        <table:table-row table:style-name="ro1">
          <table:table-cell office:value-type="string" calcext:value-type="string">
            <text:p>01/01/1932</text:p>
          </table:table-cell>
          <table:table-cell office:value-type="float" office:value="8.3" calcext:value-type="float">
            <text:p>8.3</text:p>
          </table:table-cell>
          <table:table-cell office:value-type="float" office:value="0.79" calcext:value-type="float">
            <text:p>0.79</text:p>
          </table:table-cell>
          <table:table-cell office:value-type="float" office:value="9.5180722892" calcext:value-type="float">
            <text:p>9.5180722892</text:p>
          </table:table-cell>
          <table:table-cell office:value-type="float" office:value="-0.0087549368" calcext:value-type="float">
            <text:p>-0.0087549368</text:p>
          </table:table-cell>
          <table:table-cell office:value-type="float" office:value="45.5596364783" calcext:value-type="float">
            <text:p>45.5596364783</text:p>
          </table:table-cell>
          <table:table-cell office:value-type="float" office:value="3.68" calcext:value-type="float">
            <text:p>3.68</text:p>
          </table:table-cell>
          <table:table-cell office:value-type="float" office:value="-0.0024083333" calcext:value-type="float">
            <text:p>-0.0024083333</text:p>
          </table:table-cell>
          <table:table-cell office:value-type="float" office:value="1.148510343" calcext:value-type="float">
            <text:p>1.148510343</text:p>
          </table:table-cell>
          <table:table-cell office:value-type="float" office:value="0.0006583333" calcext:value-type="float">
            <text:p>0.0006583333</text:p>
          </table:table-cell>
          <table:table-cell office:value-type="float" office:value="12.3903259424" calcext:value-type="float">
            <text:p>12.3903259424</text:p>
          </table:table-cell>
        </table:table-row>
        <table:table-row table:style-name="ro1">
          <table:table-cell office:value-type="string" calcext:value-type="string">
            <text:p>01/02/1932</text:p>
          </table:table-cell>
          <table:table-cell office:value-type="float" office:value="8.23" calcext:value-type="float">
            <text:p>8.23</text:p>
          </table:table-cell>
          <table:table-cell office:value-type="float" office:value="0.77" calcext:value-type="float">
            <text:p>0.77</text:p>
          </table:table-cell>
          <table:table-cell office:value-type="float" office:value="9.3560145808" calcext:value-type="float">
            <text:p>9.3560145808</text:p>
          </table:table-cell>
          <table:table-cell office:value-type="float" office:value="-0.0007359438" calcext:value-type="float">
            <text:p>-0.0007359438</text:p>
          </table:table-cell>
          <table:table-cell office:value-type="float" office:value="45.5261071475" calcext:value-type="float">
            <text:p>45.5261071475</text:p>
          </table:table-cell>
          <table:table-cell office:value-type="float" office:value="3.65" calcext:value-type="float">
            <text:p>3.65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515203972" calcext:value-type="float">
            <text:p>1.1515203972</text:p>
          </table:table-cell>
          <table:table-cell office:value-type="float" office:value="0.0056618056" calcext:value-type="float">
            <text:p>0.0056618056</text:p>
          </table:table-cell>
          <table:table-cell office:value-type="float" office:value="12.4604775586" calcext:value-type="float">
            <text:p>12.4604775586</text:p>
          </table:table-cell>
        </table:table-row>
        <table:table-row table:style-name="ro1">
          <table:table-cell office:value-type="string" calcext:value-type="string">
            <text:p>01/03/1932</text:p>
          </table:table-cell>
          <table:table-cell office:value-type="float" office:value="8.26" calcext:value-type="float">
            <text:p>8.26</text:p>
          </table:table-cell>
          <table:table-cell office:value-type="float" office:value="0.74" calcext:value-type="float">
            <text:p>0.74</text:p>
          </table:table-cell>
          <table:table-cell office:value-type="float" office:value="8.9588377724" calcext:value-type="float">
            <text:p>8.9588377724</text:p>
          </table:table-cell>
          <table:table-cell office:value-type="float" office:value="0.0111381126" calcext:value-type="float">
            <text:p>0.0111381126</text:p>
          </table:table-cell>
          <table:table-cell office:value-type="float" office:value="46.0331820549" calcext:value-type="float">
            <text:p>46.0331820549</text:p>
          </table:table-cell>
          <table:table-cell office:value-type="float" office:value="3.62" calcext:value-type="float">
            <text:p>3.62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545383402" calcext:value-type="float">
            <text:p>1.1545383402</text:p>
          </table:table-cell>
          <table:table-cell office:value-type="float" office:value="0.0056361111" calcext:value-type="float">
            <text:p>0.0056361111</text:p>
          </table:table-cell>
          <table:table-cell office:value-type="float" office:value="12.5307061947" calcext:value-type="float">
            <text:p>12.5307061947</text:p>
          </table:table-cell>
        </table:table-row>
        <table:table-row table:style-name="ro1">
          <table:table-cell office:value-type="string" calcext:value-type="string">
            <text:p>01/04/1932</text:p>
          </table:table-cell>
          <table:table-cell office:value-type="float" office:value="6.28" calcext:value-type="float">
            <text:p>6.28</text:p>
          </table:table-cell>
          <table:table-cell office:value-type="float" office:value="0.71" calcext:value-type="float">
            <text:p>0.71</text:p>
          </table:table-cell>
          <table:table-cell office:value-type="float" office:value="11.3057324841" calcext:value-type="float">
            <text:p>11.3057324841</text:p>
          </table:table-cell>
          <table:table-cell office:value-type="float" office:value="-0.2325131154" calcext:value-type="float">
            <text:p>-0.2325131154</text:p>
          </table:table-cell>
          <table:table-cell office:value-type="float" office:value="35.3298634829" calcext:value-type="float">
            <text:p>35.3298634829</text:p>
          </table:table-cell>
          <table:table-cell office:value-type="float" office:value="3.59" calcext:value-type="float">
            <text:p>3.59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575641928" calcext:value-type="float">
            <text:p>1.1575641928</text:p>
          </table:table-cell>
          <table:table-cell office:value-type="float" office:value="0.0056104167" calcext:value-type="float">
            <text:p>0.0056104167</text:p>
          </table:table-cell>
          <table:table-cell office:value-type="float" office:value="12.6010086775" calcext:value-type="float">
            <text:p>12.6010086775</text:p>
          </table:table-cell>
        </table:table-row>
        <table:table-row table:style-name="ro1">
          <table:table-cell office:value-type="string" calcext:value-type="string">
            <text:p>01/05/1932</text:p>
          </table:table-cell>
          <table:table-cell office:value-type="float" office:value="5.51" calcext:value-type="float">
            <text:p>5.51</text:p>
          </table:table-cell>
          <table:table-cell office:value-type="float" office:value="0.69" calcext:value-type="float">
            <text:p>0.69</text:p>
          </table:table-cell>
          <table:table-cell office:value-type="float" office:value="12.5226860254" calcext:value-type="float">
            <text:p>12.5226860254</text:p>
          </table:table-cell>
          <table:table-cell office:value-type="float" office:value="-0.1134992038" calcext:value-type="float">
            <text:p>-0.1134992038</text:p>
          </table:table-cell>
          <table:table-cell office:value-type="float" office:value="31.3199521064" calcext:value-type="float">
            <text:p>31.3199521064</text:p>
          </table:table-cell>
          <table:table-cell office:value-type="float" office:value="3.56" calcext:value-type="float">
            <text:p>3.56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605979756" calcext:value-type="float">
            <text:p>1.1605979756</text:p>
          </table:table-cell>
          <table:table-cell office:value-type="float" office:value="0.0055847222" calcext:value-type="float">
            <text:p>0.0055847222</text:p>
          </table:table-cell>
          <table:table-cell office:value-type="float" office:value="12.6713818107" calcext:value-type="float">
            <text:p>12.6713818107</text:p>
          </table:table-cell>
        </table:table-row>
        <table:table-row table:style-name="ro1">
          <table:table-cell office:value-type="string" calcext:value-type="string">
            <text:p>01/06/1932</text:p>
          </table:table-cell>
          <table:table-cell office:value-type="float" office:value="4.77" calcext:value-type="float">
            <text:p>4.77</text:p>
          </table:table-cell>
          <table:table-cell office:value-type="float" office:value="0.66" calcext:value-type="float">
            <text:p>0.66</text:p>
          </table:table-cell>
          <table:table-cell office:value-type="float" office:value="13.8364779874" calcext:value-type="float">
            <text:p>13.8364779874</text:p>
          </table:table-cell>
          <table:table-cell office:value-type="float" office:value="-0.1243194192" calcext:value-type="float">
            <text:p>-0.1243194192</text:p>
          </table:table-cell>
          <table:table-cell office:value-type="float" office:value="27.42627385" calcext:value-type="float">
            <text:p>27.42627385</text:p>
          </table:table-cell>
          <table:table-cell office:value-type="float" office:value="3.53" calcext:value-type="float">
            <text:p>3.53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636397095" calcext:value-type="float">
            <text:p>1.1636397095</text:p>
          </table:table-cell>
          <table:table-cell office:value-type="float" office:value="0.0055590278" calcext:value-type="float">
            <text:p>0.0055590278</text:p>
          </table:table-cell>
          <table:table-cell office:value-type="float" office:value="12.7418223742" calcext:value-type="float">
            <text:p>12.7418223742</text:p>
          </table:table-cell>
        </table:table-row>
        <table:table-row table:style-name="ro1">
          <table:table-cell office:value-type="string" calcext:value-type="string">
            <text:p>01/07/1932</text:p>
          </table:table-cell>
          <table:table-cell office:value-type="float" office:value="5.01" calcext:value-type="float">
            <text:p>5.01</text:p>
          </table:table-cell>
          <table:table-cell office:value-type="float" office:value="0.63" calcext:value-type="float">
            <text:p>0.63</text:p>
          </table:table-cell>
          <table:table-cell office:value-type="float" office:value="12.5748502994" calcext:value-type="float">
            <text:p>12.5748502994</text:p>
          </table:table-cell>
          <table:table-cell office:value-type="float" office:value="0.0613784067" calcext:value-type="float">
            <text:p>0.0613784067</text:p>
          </table:table-cell>
          <table:table-cell office:value-type="float" office:value="29.1096548409" calcext:value-type="float">
            <text:p>29.1096548409</text:p>
          </table:table-cell>
          <table:table-cell office:value-type="float" office:value="3.5" calcext:value-type="float">
            <text:p>3.5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666894152" calcext:value-type="float">
            <text:p>1.1666894152</text:p>
          </table:table-cell>
          <table:table-cell office:value-type="float" office:value="0.0055333333" calcext:value-type="float">
            <text:p>0.0055333333</text:p>
          </table:table-cell>
          <table:table-cell office:value-type="float" office:value="12.8123271247" calcext:value-type="float">
            <text:p>12.8123271247</text:p>
          </table:table-cell>
        </table:table-row>
        <table:table-row table:style-name="ro1">
          <table:table-cell office:value-type="string" calcext:value-type="string">
            <text:p>01/08/1932</text:p>
          </table:table-cell>
          <table:table-cell office:value-type="float" office:value="7.53" calcext:value-type="float">
            <text:p>7.53</text:p>
          </table:table-cell>
          <table:table-cell office:value-type="float" office:value="0.61" calcext:value-type="float">
            <text:p>0.61</text:p>
          </table:table-cell>
          <table:table-cell office:value-type="float" office:value="8.1009296149" calcext:value-type="float">
            <text:p>8.1009296149</text:p>
          </table:table-cell>
          <table:table-cell office:value-type="float" office:value="0.5130854957" calcext:value-type="float">
            <text:p>0.5130854957</text:p>
          </table:table-cell>
          <table:table-cell office:value-type="float" office:value="44.0453965238" calcext:value-type="float">
            <text:p>44.0453965238</text:p>
          </table:table-cell>
          <table:table-cell office:value-type="float" office:value="3.46" calcext:value-type="float">
            <text:p>3.46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697471137" calcext:value-type="float">
            <text:p>1.1697471137</text:p>
          </table:table-cell>
          <table:table-cell office:value-type="float" office:value="0.0055076389" calcext:value-type="float">
            <text:p>0.0055076389</text:p>
          </table:table-cell>
          <table:table-cell office:value-type="float" office:value="12.8828927958" calcext:value-type="float">
            <text:p>12.8828927958</text:p>
          </table:table-cell>
        </table:table-row>
        <table:table-row table:style-name="ro1">
          <table:table-cell office:value-type="string" calcext:value-type="string">
            <text:p>01/09/1932</text:p>
          </table:table-cell>
          <table:table-cell office:value-type="float" office:value="8.26" calcext:value-type="float">
            <text:p>8.26</text:p>
          </table:table-cell>
          <table:table-cell office:value-type="float" office:value="0.58" calcext:value-type="float">
            <text:p>0.58</text:p>
          </table:table-cell>
          <table:table-cell office:value-type="float" office:value="7.0217917676" calcext:value-type="float">
            <text:p>7.0217917676</text:p>
          </table:table-cell>
          <table:table-cell office:value-type="float" office:value="0.1033643205" calcext:value-type="float">
            <text:p>0.1033643205</text:p>
          </table:table-cell>
          <table:table-cell office:value-type="float" office:value="48.5981190065" calcext:value-type="float">
            <text:p>48.5981190065</text:p>
          </table:table-cell>
          <table:table-cell office:value-type="float" office:value="3.43" calcext:value-type="float">
            <text:p>3.43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72812826" calcext:value-type="float">
            <text:p>1.172812826</text:p>
          </table:table-cell>
          <table:table-cell office:value-type="float" office:value="0.0054819444" calcext:value-type="float">
            <text:p>0.0054819444</text:p>
          </table:table-cell>
          <table:table-cell office:value-type="float" office:value="12.9535160984" calcext:value-type="float">
            <text:p>12.9535160984</text:p>
          </table:table-cell>
        </table:table-row>
        <table:table-row table:style-name="ro1">
          <table:table-cell office:value-type="string" calcext:value-type="string">
            <text:p>01/10/1932</text:p>
          </table:table-cell>
          <table:table-cell office:value-type="float" office:value="7.12" calcext:value-type="float">
            <text:p>7.12</text:p>
          </table:table-cell>
          <table:table-cell office:value-type="float" office:value="0.55" calcext:value-type="float">
            <text:p>0.55</text:p>
          </table:table-cell>
          <table:table-cell office:value-type="float" office:value="7.7247191011" calcext:value-type="float">
            <text:p>7.7247191011</text:p>
          </table:table-cell>
          <table:table-cell office:value-type="float" office:value="-0.1324324052" calcext:value-type="float">
            <text:p>-0.1324324052</text:p>
          </table:table-cell>
          <table:table-cell office:value-type="float" office:value="42.1621532199" calcext:value-type="float">
            <text:p>42.1621532199</text:p>
          </table:table-cell>
          <table:table-cell office:value-type="float" office:value="3.4" calcext:value-type="float">
            <text:p>3.4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758865729" calcext:value-type="float">
            <text:p>1.1758865729</text:p>
          </table:table-cell>
          <table:table-cell office:value-type="float" office:value="0.00545625" calcext:value-type="float">
            <text:p>0.00545625</text:p>
          </table:table-cell>
          <table:table-cell office:value-type="float" office:value="13.0241937206" calcext:value-type="float">
            <text:p>13.0241937206</text:p>
          </table:table-cell>
        </table:table-row>
        <table:table-row table:style-name="ro1">
          <table:table-cell office:value-type="string" calcext:value-type="string">
            <text:p>01/11/1932</text:p>
          </table:table-cell>
          <table:table-cell office:value-type="float" office:value="7.05" calcext:value-type="float">
            <text:p>7.05</text:p>
          </table:table-cell>
          <table:table-cell office:value-type="float" office:value="0.53" calcext:value-type="float">
            <text:p>0.53</text:p>
          </table:table-cell>
          <table:table-cell office:value-type="float" office:value="7.5177304965" calcext:value-type="float">
            <text:p>7.5177304965</text:p>
          </table:table-cell>
          <table:table-cell office:value-type="float" office:value="-0.0036669007" calcext:value-type="float">
            <text:p>-0.0036669007</text:p>
          </table:table-cell>
          <table:table-cell office:value-type="float" office:value="42.0075487887" calcext:value-type="float">
            <text:p>42.0075487887</text:p>
          </table:table-cell>
          <table:table-cell office:value-type="float" office:value="3.37" calcext:value-type="float">
            <text:p>3.37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789683756" calcext:value-type="float">
            <text:p>1.1789683756</text:p>
          </table:table-cell>
          <table:table-cell office:value-type="float" office:value="0.0054305556" calcext:value-type="float">
            <text:p>0.0054305556</text:p>
          </table:table-cell>
          <table:table-cell office:value-type="float" office:value="13.0949223282" calcext:value-type="float">
            <text:p>13.0949223282</text:p>
          </table:table-cell>
        </table:table-row>
        <table:table-row table:style-name="ro1">
          <table:table-cell office:value-type="string" calcext:value-type="string">
            <text:p>01/12/1932</text:p>
          </table:table-cell>
          <table:table-cell office:value-type="float" office:value="6.82" calcext:value-type="float">
            <text:p>6.82</text:p>
          </table:table-cell>
          <table:table-cell office:value-type="float" office:value="0.5" calcext:value-type="float">
            <text:p>0.5</text:p>
          </table:table-cell>
          <table:table-cell office:value-type="float" office:value="7.3313782991" calcext:value-type="float">
            <text:p>7.3313782991</text:p>
          </table:table-cell>
          <table:table-cell office:value-type="float" office:value="-0.026713948" calcext:value-type="float">
            <text:p>-0.026713948</text:p>
          </table:table-cell>
          <table:table-cell office:value-type="float" office:value="40.8853613152" calcext:value-type="float">
            <text:p>40.8853613152</text:p>
          </table:table-cell>
          <table:table-cell office:value-type="float" office:value="3.34" calcext:value-type="float">
            <text:p>3.34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820582553" calcext:value-type="float">
            <text:p>1.1820582553</text:p>
          </table:table-cell>
          <table:table-cell office:value-type="float" office:value="0.0054048611" calcext:value-type="float">
            <text:p>0.0054048611</text:p>
          </table:table-cell>
          <table:table-cell office:value-type="float" office:value="13.1656985646" calcext:value-type="float">
            <text:p>13.1656985646</text:p>
          </table:table-cell>
        </table:table-row>
        <table:table-row table:style-name="ro1">
          <table:table-cell office:value-type="string" calcext:value-type="string">
            <text:p>01/01/1933</text:p>
          </table:table-cell>
          <table:table-cell office:value-type="float" office:value="7.09" calcext:value-type="float">
            <text:p>7.09</text:p>
          </table:table-cell>
          <table:table-cell office:value-type="float" office:value="0.5" calcext:value-type="float">
            <text:p>0.5</text:p>
          </table:table-cell>
          <table:table-cell office:value-type="float" office:value="7.0521861777" calcext:value-type="float">
            <text:p>7.0521861777</text:p>
          </table:table-cell>
          <table:table-cell office:value-type="float" office:value="0.0456378299" calcext:value-type="float">
            <text:p>0.0456378299</text:p>
          </table:table-cell>
          <table:table-cell office:value-type="float" office:value="42.7512804807" calcext:value-type="float">
            <text:p>42.7512804807</text:p>
          </table:table-cell>
          <table:table-cell office:value-type="float" office:value="3.31" calcext:value-type="float">
            <text:p>3.31</text:p>
          </table:table-cell>
          <table:table-cell office:value-type="float" office:value="0.0026208333" calcext:value-type="float">
            <text:p>0.0026208333</text:p>
          </table:table-cell>
          <table:table-cell office:value-type="float" office:value="1.1851562329" calcext:value-type="float">
            <text:p>1.1851562329</text:p>
          </table:table-cell>
          <table:table-cell office:value-type="float" office:value="0.0053791667" calcext:value-type="float">
            <text:p>0.0053791667</text:p>
          </table:table-cell>
          <table:table-cell office:value-type="float" office:value="13.2365190515" calcext:value-type="float">
            <text:p>13.2365190515</text:p>
          </table:table-cell>
        </table:table-row>
        <table:table-row table:style-name="ro1">
          <table:table-cell office:value-type="string" calcext:value-type="string">
            <text:p>01/02/1933</text:p>
          </table:table-cell>
          <table:table-cell office:value-type="float" office:value="6.25" calcext:value-type="float">
            <text:p>6.25</text:p>
          </table:table-cell>
          <table:table-cell office:value-type="float" office:value="0.49" calcext:value-type="float">
            <text:p>0.49</text:p>
          </table:table-cell>
          <table:table-cell office:value-type="float" office:value="7.84" calcext:value-type="float">
            <text:p>7.84</text:p>
          </table:table-cell>
          <table:table-cell office:value-type="float" office:value="-0.1127174424" calcext:value-type="float">
            <text:p>-0.1127174424</text:p>
          </table:table-cell>
          <table:table-cell office:value-type="float" office:value="37.9324654853" calcext:value-type="float">
            <text:p>37.9324654853</text:p>
          </table:table-cell>
          <table:table-cell office:value-type="float" office:value="3.29" calcext:value-type="float">
            <text:p>3.29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867512557" calcext:value-type="float">
            <text:p>1.1867512557</text:p>
          </table:table-cell>
          <table:table-cell office:value-type="float" office:value="0.0040909722" calcext:value-type="float">
            <text:p>0.0040909722</text:p>
          </table:table-cell>
          <table:table-cell office:value-type="float" office:value="13.2906692832" calcext:value-type="float">
            <text:p>13.2906692832</text:p>
          </table:table-cell>
        </table:table-row>
        <table:table-row table:style-name="ro1">
          <table:table-cell office:value-type="string" calcext:value-type="string">
            <text:p>01/03/1933</text:p>
          </table:table-cell>
          <table:table-cell office:value-type="float" office:value="6.23" calcext:value-type="float">
            <text:p>6.23</text:p>
          </table:table-cell>
          <table:table-cell office:value-type="float" office:value="0.49" calcext:value-type="float">
            <text:p>0.49</text:p>
          </table:table-cell>
          <table:table-cell office:value-type="float" office:value="7.8651685393" calcext:value-type="float">
            <text:p>7.8651685393</text:p>
          </table:table-cell>
          <table:table-cell office:value-type="float" office:value="0.0032666667" calcext:value-type="float">
            <text:p>0.0032666667</text:p>
          </table:table-cell>
          <table:table-cell office:value-type="float" office:value="38.0563782059" calcext:value-type="float">
            <text:p>38.0563782059</text:p>
          </table:table-cell>
          <table:table-cell office:value-type="float" office:value="3.28" calcext:value-type="float">
            <text:p>3.28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883484251" calcext:value-type="float">
            <text:p>1.1883484251</text:p>
          </table:table-cell>
          <table:table-cell office:value-type="float" office:value="0.0040777778" calcext:value-type="float">
            <text:p>0.0040777778</text:p>
          </table:table-cell>
          <table:table-cell office:value-type="float" office:value="13.3448656791" calcext:value-type="float">
            <text:p>13.3448656791</text:p>
          </table:table-cell>
        </table:table-row>
        <table:table-row table:style-name="ro1">
          <table:table-cell office:value-type="string" calcext:value-type="string">
            <text:p>01/04/1933</text:p>
          </table:table-cell>
          <table:table-cell office:value-type="float" office:value="6.89" calcext:value-type="float">
            <text:p>6.89</text:p>
          </table:table-cell>
          <table:table-cell office:value-type="float" office:value="0.48" calcext:value-type="float">
            <text:p>0.48</text:p>
          </table:table-cell>
          <table:table-cell office:value-type="float" office:value="6.9666182874" calcext:value-type="float">
            <text:p>6.9666182874</text:p>
          </table:table-cell>
          <table:table-cell office:value-type="float" office:value="0.1123595506" calcext:value-type="float">
            <text:p>0.1123595506</text:p>
          </table:table-cell>
          <table:table-cell office:value-type="float" office:value="42.3323757571" calcext:value-type="float">
            <text:p>42.3323757571</text:p>
          </table:table-cell>
          <table:table-cell office:value-type="float" office:value="3.26" calcext:value-type="float">
            <text:p>3.26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89947744" calcext:value-type="float">
            <text:p>1.189947744</text:p>
          </table:table-cell>
          <table:table-cell office:value-type="float" office:value="0.0040645833" calcext:value-type="float">
            <text:p>0.0040645833</text:p>
          </table:table-cell>
          <table:table-cell office:value-type="float" office:value="13.3991069977" calcext:value-type="float">
            <text:p>13.3991069977</text:p>
          </table:table-cell>
        </table:table-row>
        <table:table-row table:style-name="ro1">
          <table:table-cell office:value-type="string" calcext:value-type="string">
            <text:p>01/05/1933</text:p>
          </table:table-cell>
          <table:table-cell office:value-type="float" office:value="8.87" calcext:value-type="float">
            <text:p>8.87</text:p>
          </table:table-cell>
          <table:table-cell office:value-type="float" office:value="0.48" calcext:value-type="float">
            <text:p>0.48</text:p>
          </table:table-cell>
          <table:table-cell office:value-type="float" office:value="5.4114994363" calcext:value-type="float">
            <text:p>5.4114994363</text:p>
          </table:table-cell>
          <table:table-cell office:value-type="float" office:value="0.2931180455" calcext:value-type="float">
            <text:p>0.2931180455</text:p>
          </table:table-cell>
          <table:table-cell office:value-type="float" office:value="54.7407589994" calcext:value-type="float">
            <text:p>54.7407589994</text:p>
          </table:table-cell>
          <table:table-cell office:value-type="float" office:value="3.25" calcext:value-type="float">
            <text:p>3.25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15492154" calcext:value-type="float">
            <text:p>1.1915492154</text:p>
          </table:table-cell>
          <table:table-cell office:value-type="float" office:value="0.0040513889" calcext:value-type="float">
            <text:p>0.0040513889</text:p>
          </table:table-cell>
          <table:table-cell office:value-type="float" office:value="13.4533919909" calcext:value-type="float">
            <text:p>13.4533919909</text:p>
          </table:table-cell>
        </table:table-row>
        <table:table-row table:style-name="ro1">
          <table:table-cell office:value-type="string" calcext:value-type="string">
            <text:p>01/06/1933</text:p>
          </table:table-cell>
          <table:table-cell office:value-type="float" office:value="10.39" calcext:value-type="float">
            <text:p>10.39</text:p>
          </table:table-cell>
          <table:table-cell office:value-type="float" office:value="0.47" calcext:value-type="float">
            <text:p>0.47</text:p>
          </table:table-cell>
          <table:table-cell office:value-type="float" office:value="4.5235803657" calcext:value-type="float">
            <text:p>4.5235803657</text:p>
          </table:table-cell>
          <table:table-cell office:value-type="float" office:value="0.175779782" calcext:value-type="float">
            <text:p>0.175779782</text:p>
          </table:table-cell>
          <table:table-cell office:value-type="float" office:value="64.3630776849" calcext:value-type="float">
            <text:p>64.3630776849</text:p>
          </table:table-cell>
          <table:table-cell office:value-type="float" office:value="3.23" calcext:value-type="float">
            <text:p>3.23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3152842" calcext:value-type="float">
            <text:p>1.193152842</text:p>
          </table:table-cell>
          <table:table-cell office:value-type="float" office:value="0.0040381944" calcext:value-type="float">
            <text:p>0.0040381944</text:p>
          </table:table-cell>
          <table:table-cell office:value-type="float" office:value="13.5077194037" calcext:value-type="float">
            <text:p>13.5077194037</text:p>
          </table:table-cell>
        </table:table-row>
        <table:table-row table:style-name="ro1">
          <table:table-cell office:value-type="string" calcext:value-type="string">
            <text:p>01/07/1933</text:p>
          </table:table-cell>
          <table:table-cell office:value-type="float" office:value="11.23" calcext:value-type="float">
            <text:p>11.23</text:p>
          </table:table-cell>
          <table:table-cell office:value-type="float" office:value="0.47" calcext:value-type="float">
            <text:p>0.47</text:p>
          </table:table-cell>
          <table:table-cell office:value-type="float" office:value="4.1852181656" calcext:value-type="float">
            <text:p>4.1852181656</text:p>
          </table:table-cell>
          <table:table-cell office:value-type="float" office:value="0.0845765159" calcext:value-type="float">
            <text:p>0.0845765159</text:p>
          </table:table-cell>
          <table:table-cell office:value-type="float" office:value="69.8066825468" calcext:value-type="float">
            <text:p>69.8066825468</text:p>
          </table:table-cell>
          <table:table-cell office:value-type="float" office:value="3.22" calcext:value-type="float">
            <text:p>3.22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47586269" calcext:value-type="float">
            <text:p>1.1947586269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13.5620879743" calcext:value-type="float">
            <text:p>13.5620879743</text:p>
          </table:table-cell>
        </table:table-row>
        <table:table-row table:style-name="ro1">
          <table:table-cell office:value-type="string" calcext:value-type="string">
            <text:p>01/08/1933</text:p>
          </table:table-cell>
          <table:table-cell office:value-type="float" office:value="10.67" calcext:value-type="float">
            <text:p>10.67</text:p>
          </table:table-cell>
          <table:table-cell office:value-type="float" office:value="0.46" calcext:value-type="float">
            <text:p>0.46</text:p>
          </table:table-cell>
          <table:table-cell office:value-type="float" office:value="4.3111527648" calcext:value-type="float">
            <text:p>4.3111527648</text:p>
          </table:table-cell>
          <table:table-cell office:value-type="float" office:value="-0.0464529534" calcext:value-type="float">
            <text:p>-0.0464529534</text:p>
          </table:table-cell>
          <table:table-cell office:value-type="float" office:value="66.5639559756" calcext:value-type="float">
            <text:p>66.5639559756</text:p>
          </table:table-cell>
          <table:table-cell office:value-type="float" office:value="3.2" calcext:value-type="float">
            <text:p>3.2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63665729" calcext:value-type="float">
            <text:p>1.1963665729</text:p>
          </table:table-cell>
          <table:table-cell office:value-type="float" office:value="0.0040118056" calcext:value-type="float">
            <text:p>0.0040118056</text:p>
          </table:table-cell>
          <table:table-cell office:value-type="float" office:value="13.6164964342" calcext:value-type="float">
            <text:p>13.6164964342</text:p>
          </table:table-cell>
        </table:table-row>
        <table:table-row table:style-name="ro1">
          <table:table-cell office:value-type="string" calcext:value-type="string">
            <text:p>01/09/1933</text:p>
          </table:table-cell>
          <table:table-cell office:value-type="float" office:value="10.58" calcext:value-type="float">
            <text:p>10.58</text:p>
          </table:table-cell>
          <table:table-cell office:value-type="float" office:value="0.46" calcext:value-type="float">
            <text:p>0.46</text:p>
          </table:table-cell>
          <table:table-cell office:value-type="float" office:value="4.347826087" calcext:value-type="float">
            <text:p>4.347826087</text:p>
          </table:table-cell>
          <table:table-cell office:value-type="float" office:value="-0.0048812871" calcext:value-type="float">
            <text:p>-0.0048812871</text:p>
          </table:table-cell>
          <table:table-cell office:value-type="float" office:value="66.2390381961" calcext:value-type="float">
            <text:p>66.2390381961</text:p>
          </table:table-cell>
          <table:table-cell office:value-type="float" office:value="3.18" calcext:value-type="float">
            <text:p>3.18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79766829" calcext:value-type="float">
            <text:p>1.1979766829</text:p>
          </table:table-cell>
          <table:table-cell office:value-type="float" office:value="0.0039986111" calcext:value-type="float">
            <text:p>0.0039986111</text:p>
          </table:table-cell>
          <table:table-cell office:value-type="float" office:value="13.6709435081" calcext:value-type="float">
            <text:p>13.6709435081</text:p>
          </table:table-cell>
        </table:table-row>
        <table:table-row table:style-name="ro1">
          <table:table-cell office:value-type="string" calcext:value-type="string">
            <text:p>01/10/1933</text:p>
          </table:table-cell>
          <table:table-cell office:value-type="float" office:value="9.55" calcext:value-type="float">
            <text:p>9.55</text:p>
          </table:table-cell>
          <table:table-cell office:value-type="float" office:value="0.45" calcext:value-type="float">
            <text:p>0.45</text:p>
          </table:table-cell>
          <table:table-cell office:value-type="float" office:value="4.7120418848" calcext:value-type="float">
            <text:p>4.7120418848</text:p>
          </table:table-cell>
          <table:table-cell office:value-type="float" office:value="-0.0938090737" calcext:value-type="float">
            <text:p>-0.0938090737</text:p>
          </table:table-cell>
          <table:table-cell office:value-type="float" office:value="60.0252153786" calcext:value-type="float">
            <text:p>60.0252153786</text:p>
          </table:table-cell>
          <table:table-cell office:value-type="float" office:value="3.17" calcext:value-type="float">
            <text:p>3.17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1995889598" calcext:value-type="float">
            <text:p>1.1995889598</text:p>
          </table:table-cell>
          <table:table-cell office:value-type="float" office:value="0.0039854167" calcext:value-type="float">
            <text:p>0.0039854167</text:p>
          </table:table-cell>
          <table:table-cell office:value-type="float" office:value="13.7254279142" calcext:value-type="float">
            <text:p>13.7254279142</text:p>
          </table:table-cell>
        </table:table-row>
        <table:table-row table:style-name="ro1">
          <table:table-cell office:value-type="string" calcext:value-type="string">
            <text:p>01/11/1933</text:p>
          </table:table-cell>
          <table:table-cell office:value-type="float" office:value="9.78" calcext:value-type="float">
            <text:p>9.78</text:p>
          </table:table-cell>
          <table:table-cell office:value-type="float" office:value="0.45" calcext:value-type="float">
            <text:p>0.45</text:p>
          </table:table-cell>
          <table:table-cell office:value-type="float" office:value="4.6012269939" calcext:value-type="float">
            <text:p>4.6012269939</text:p>
          </table:table-cell>
          <table:table-cell office:value-type="float" office:value="0.0279668412" calcext:value-type="float">
            <text:p>0.0279668412</text:p>
          </table:table-cell>
          <table:table-cell office:value-type="float" office:value="61.7039310443" calcext:value-type="float">
            <text:p>61.7039310443</text:p>
          </table:table-cell>
          <table:table-cell office:value-type="float" office:value="3.15" calcext:value-type="float">
            <text:p>3.15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2012034066" calcext:value-type="float">
            <text:p>1.2012034066</text:p>
          </table:table-cell>
          <table:table-cell office:value-type="float" office:value="0.0039722222" calcext:value-type="float">
            <text:p>0.0039722222</text:p>
          </table:table-cell>
          <table:table-cell office:value-type="float" office:value="13.779948364" calcext:value-type="float">
            <text:p>13.779948364</text:p>
          </table:table-cell>
        </table:table-row>
        <table:table-row table:style-name="ro1">
          <table:table-cell office:value-type="string" calcext:value-type="string">
            <text:p>01/12/1933</text:p>
          </table:table-cell>
          <table:table-cell office:value-type="float" office:value="9.97" calcext:value-type="float">
            <text:p>9.97</text:p>
          </table:table-cell>
          <table:table-cell office:value-type="float" office:value="0.44" calcext:value-type="float">
            <text:p>0.44</text:p>
          </table:table-cell>
          <table:table-cell office:value-type="float" office:value="4.4132397192" calcext:value-type="float">
            <text:p>4.4132397192</text:p>
          </table:table-cell>
          <table:table-cell office:value-type="float" office:value="0.0231765508" calcext:value-type="float">
            <text:p>0.0231765508</text:p>
          </table:table-cell>
          <table:table-cell office:value-type="float" office:value="63.1340153357" calcext:value-type="float">
            <text:p>63.1340153357</text:p>
          </table:table-cell>
          <table:table-cell office:value-type="float" office:value="3.14" calcext:value-type="float">
            <text:p>3.14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2028200262" calcext:value-type="float">
            <text:p>1.2028200262</text:p>
          </table:table-cell>
          <table:table-cell office:value-type="float" office:value="0.0039590278" calcext:value-type="float">
            <text:p>0.0039590278</text:p>
          </table:table-cell>
          <table:table-cell office:value-type="float" office:value="13.8345035623" calcext:value-type="float">
            <text:p>13.8345035623</text:p>
          </table:table-cell>
        </table:table-row>
        <table:table-row table:style-name="ro1">
          <table:table-cell office:value-type="string" calcext:value-type="string">
            <text:p>01/01/1934</text:p>
          </table:table-cell>
          <table:table-cell office:value-type="float" office:value="10.54" calcext:value-type="float">
            <text:p>10.54</text:p>
          </table:table-cell>
          <table:table-cell office:value-type="float" office:value="0.44" calcext:value-type="float">
            <text:p>0.44</text:p>
          </table:table-cell>
          <table:table-cell office:value-type="float" office:value="4.174573055" calcext:value-type="float">
            <text:p>4.174573055</text:p>
          </table:table-cell>
          <table:table-cell office:value-type="float" office:value="0.060855901" calcext:value-type="float">
            <text:p>0.060855901</text:p>
          </table:table-cell>
          <table:table-cell office:value-type="float" office:value="66.976092725" calcext:value-type="float">
            <text:p>66.976092725</text:p>
          </table:table-cell>
          <table:table-cell office:value-type="float" office:value="3.12" calcext:value-type="float">
            <text:p>3.12</text:p>
          </table:table-cell>
          <table:table-cell office:value-type="float" office:value="0.0013458333" calcext:value-type="float">
            <text:p>0.0013458333</text:p>
          </table:table-cell>
          <table:table-cell office:value-type="float" office:value="1.2044388215" calcext:value-type="float">
            <text:p>1.2044388215</text:p>
          </table:table-cell>
          <table:table-cell office:value-type="float" office:value="0.0039458333" calcext:value-type="float">
            <text:p>0.0039458333</text:p>
          </table:table-cell>
          <table:table-cell office:value-type="float" office:value="13.8890922077" calcext:value-type="float">
            <text:p>13.8890922077</text:p>
          </table:table-cell>
        </table:table-row>
        <table:table-row table:style-name="ro1">
          <table:table-cell office:value-type="string" calcext:value-type="string">
            <text:p>01/02/1934</text:p>
          </table:table-cell>
          <table:table-cell office:value-type="float" office:value="11.32" calcext:value-type="float">
            <text:p>11.32</text:p>
          </table:table-cell>
          <table:table-cell office:value-type="float" office:value="0.44" calcext:value-type="float">
            <text:p>0.44</text:p>
          </table:table-cell>
          <table:table-cell office:value-type="float" office:value="3.8869257951" calcext:value-type="float">
            <text:p>3.8869257951</text:p>
          </table:table-cell>
          <table:table-cell office:value-type="float" office:value="0.0774960468" calcext:value-type="float">
            <text:p>0.0774960468</text:p>
          </table:table-cell>
          <table:table-cell office:value-type="float" office:value="72.1664751416" calcext:value-type="float">
            <text:p>72.1664751416</text:p>
          </table:table-cell>
          <table:table-cell office:value-type="float" office:value="3.09" calcext:value-type="float">
            <text:p>3.09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072541973" calcext:value-type="float">
            <text:p>1.2072541973</text:p>
          </table:table-cell>
          <table:table-cell office:value-type="float" office:value="0.0049145833" calcext:value-type="float">
            <text:p>0.0049145833</text:p>
          </table:table-cell>
          <table:table-cell office:value-type="float" office:value="13.9573513087" calcext:value-type="float">
            <text:p>13.9573513087</text:p>
          </table:table-cell>
        </table:table-row>
        <table:table-row table:style-name="ro1">
          <table:table-cell office:value-type="string" calcext:value-type="string">
            <text:p>01/03/1934</text:p>
          </table:table-cell>
          <table:table-cell office:value-type="float" office:value="10.74" calcext:value-type="float">
            <text:p>10.74</text:p>
          </table:table-cell>
          <table:table-cell office:value-type="float" office:value="0.44" calcext:value-type="float">
            <text:p>0.44</text:p>
          </table:table-cell>
          <table:table-cell office:value-type="float" office:value="4.0968342644" calcext:value-type="float">
            <text:p>4.0968342644</text:p>
          </table:table-cell>
          <table:table-cell office:value-type="float" office:value="-0.0479792403" calcext:value-type="float">
            <text:p>-0.0479792403</text:p>
          </table:table-cell>
          <table:table-cell office:value-type="float" office:value="68.7039824905" calcext:value-type="float">
            <text:p>68.7039824905</text:p>
          </table:table-cell>
          <table:table-cell office:value-type="float" office:value="3.07" calcext:value-type="float">
            <text:p>3.07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100761539" calcext:value-type="float">
            <text:p>1.2100761539</text:p>
          </table:table-cell>
          <table:table-cell office:value-type="float" office:value="0.0048916667" calcext:value-type="float">
            <text:p>0.0048916667</text:p>
          </table:table-cell>
          <table:table-cell office:value-type="float" office:value="14.0256260189" calcext:value-type="float">
            <text:p>14.0256260189</text:p>
          </table:table-cell>
        </table:table-row>
        <table:table-row table:style-name="ro1">
          <table:table-cell office:value-type="string" calcext:value-type="string">
            <text:p>01/04/1934</text:p>
          </table:table-cell>
          <table:table-cell office:value-type="float" office:value="10.92" calcext:value-type="float">
            <text:p>10.92</text:p>
          </table:table-cell>
          <table:table-cell office:value-type="float" office:value="0.44" calcext:value-type="float">
            <text:p>0.44</text:p>
          </table:table-cell>
          <table:table-cell office:value-type="float" office:value="4.0293040293" calcext:value-type="float">
            <text:p>4.0293040293</text:p>
          </table:table-cell>
          <table:table-cell office:value-type="float" office:value="0.0201994103" calcext:value-type="float">
            <text:p>0.0201994103</text:p>
          </table:table-cell>
          <table:table-cell office:value-type="float" office:value="70.0917624223" calcext:value-type="float">
            <text:p>70.0917624223</text:p>
          </table:table-cell>
          <table:table-cell office:value-type="float" office:value="3.04" calcext:value-type="float">
            <text:p>3.04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12904707" calcext:value-type="float">
            <text:p>1.212904707</text:p>
          </table:table-cell>
          <table:table-cell office:value-type="float" office:value="0.00486875" calcext:value-type="float">
            <text:p>0.00486875</text:p>
          </table:table-cell>
          <table:table-cell office:value-type="float" office:value="14.0939132856" calcext:value-type="float">
            <text:p>14.0939132856</text:p>
          </table:table-cell>
        </table:table-row>
        <table:table-row table:style-name="ro1">
          <table:table-cell office:value-type="string" calcext:value-type="string">
            <text:p>01/05/1934</text:p>
          </table:table-cell>
          <table:table-cell office:value-type="float" office:value="9.81" calcext:value-type="float">
            <text:p>9.81</text:p>
          </table:table-cell>
          <table:table-cell office:value-type="float" office:value="0.44" calcext:value-type="float">
            <text:p>0.44</text:p>
          </table:table-cell>
          <table:table-cell office:value-type="float" office:value="4.4852191641" calcext:value-type="float">
            <text:p>4.4852191641</text:p>
          </table:table-cell>
          <table:table-cell office:value-type="float" office:value="-0.098258547" calcext:value-type="float">
            <text:p>-0.098258547</text:p>
          </table:table-cell>
          <table:table-cell office:value-type="float" office:value="63.2046476894" calcext:value-type="float">
            <text:p>63.2046476894</text:p>
          </table:table-cell>
          <table:table-cell office:value-type="float" office:value="3.01" calcext:value-type="float">
            <text:p>3.01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157398717" calcext:value-type="float">
            <text:p>1.2157398717</text:p>
          </table:table-cell>
          <table:table-cell office:value-type="float" office:value="0.0048458333" calcext:value-type="float">
            <text:p>0.0048458333</text:p>
          </table:table-cell>
          <table:table-cell office:value-type="float" office:value="14.1622100404" calcext:value-type="float">
            <text:p>14.1622100404</text:p>
          </table:table-cell>
        </table:table-row>
        <table:table-row table:style-name="ro1">
          <table:table-cell office:value-type="string" calcext:value-type="string">
            <text:p>01/06/1934</text:p>
          </table:table-cell>
          <table:table-cell office:value-type="float" office:value="9.94" calcext:value-type="float">
            <text:p>9.94</text:p>
          </table:table-cell>
          <table:table-cell office:value-type="float" office:value="0.45" calcext:value-type="float">
            <text:p>0.45</text:p>
          </table:table-cell>
          <table:table-cell office:value-type="float" office:value="4.5271629779" calcext:value-type="float">
            <text:p>4.5271629779</text:p>
          </table:table-cell>
          <table:table-cell office:value-type="float" office:value="0.0170319402" calcext:value-type="float">
            <text:p>0.0170319402</text:p>
          </table:table-cell>
          <table:table-cell office:value-type="float" office:value="64.2811454691" calcext:value-type="float">
            <text:p>64.2811454691</text:p>
          </table:table-cell>
          <table:table-cell office:value-type="float" office:value="2.98" calcext:value-type="float">
            <text:p>2.98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185816637" calcext:value-type="float">
            <text:p>1.2185816637</text:p>
          </table:table-cell>
          <table:table-cell office:value-type="float" office:value="0.0048229167" calcext:value-type="float">
            <text:p>0.0048229167</text:p>
          </table:table-cell>
          <table:table-cell office:value-type="float" office:value="14.2305131992" calcext:value-type="float">
            <text:p>14.2305131992</text:p>
          </table:table-cell>
        </table:table-row>
        <table:table-row table:style-name="ro1">
          <table:table-cell office:value-type="string" calcext:value-type="string">
            <text:p>01/07/1934</text:p>
          </table:table-cell>
          <table:table-cell office:value-type="float" office:value="9.47" calcext:value-type="float">
            <text:p>9.47</text:p>
          </table:table-cell>
          <table:table-cell office:value-type="float" office:value="0.45" calcext:value-type="float">
            <text:p>0.45</text:p>
          </table:table-cell>
          <table:table-cell office:value-type="float" office:value="4.7518479409" calcext:value-type="float">
            <text:p>4.7518479409</text:p>
          </table:table-cell>
          <table:table-cell office:value-type="float" office:value="-0.0435462777" calcext:value-type="float">
            <text:p>-0.0435462777</text:p>
          </table:table-cell>
          <table:table-cell office:value-type="float" office:value="61.4819408598" calcext:value-type="float">
            <text:p>61.4819408598</text:p>
          </table:table-cell>
          <table:table-cell office:value-type="float" office:value="2.96" calcext:value-type="float">
            <text:p>2.96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214300983" calcext:value-type="float">
            <text:p>1.2214300983</text:p>
          </table:table-cell>
          <table:table-cell office:value-type="float" office:value="0.0048" calcext:value-type="float">
            <text:p>0.0048</text:p>
          </table:table-cell>
          <table:table-cell office:value-type="float" office:value="14.2988196626" calcext:value-type="float">
            <text:p>14.2988196626</text:p>
          </table:table-cell>
        </table:table-row>
        <table:table-row table:style-name="ro1">
          <table:table-cell office:value-type="string" calcext:value-type="string">
            <text:p>01/08/1934</text:p>
          </table:table-cell>
          <table:table-cell office:value-type="float" office:value="9.1" calcext:value-type="float">
            <text:p>9.1</text:p>
          </table:table-cell>
          <table:table-cell office:value-type="float" office:value="0.45" calcext:value-type="float">
            <text:p>0.45</text:p>
          </table:table-cell>
          <table:table-cell office:value-type="float" office:value="4.9450549451" calcext:value-type="float">
            <text:p>4.9450549451</text:p>
          </table:table-cell>
          <table:table-cell office:value-type="float" office:value="-0.0351399155" calcext:value-type="float">
            <text:p>-0.0351399155</text:p>
          </table:table-cell>
          <table:table-cell office:value-type="float" office:value="59.3214706518" calcext:value-type="float">
            <text:p>59.3214706518</text:p>
          </table:table-cell>
          <table:table-cell office:value-type="float" office:value="2.93" calcext:value-type="float">
            <text:p>2.93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242851911" calcext:value-type="float">
            <text:p>1.2242851911</text:p>
          </table:table-cell>
          <table:table-cell office:value-type="float" office:value="0.0047770833" calcext:value-type="float">
            <text:p>0.0047770833</text:p>
          </table:table-cell>
          <table:table-cell office:value-type="float" office:value="14.3671263157" calcext:value-type="float">
            <text:p>14.3671263157</text:p>
          </table:table-cell>
        </table:table-row>
        <table:table-row table:style-name="ro1">
          <table:table-cell office:value-type="string" calcext:value-type="string">
            <text:p>01/09/1934</text:p>
          </table:table-cell>
          <table:table-cell office:value-type="float" office:value="8.88" calcext:value-type="float">
            <text:p>8.88</text:p>
          </table:table-cell>
          <table:table-cell office:value-type="float" office:value="0.45" calcext:value-type="float">
            <text:p>0.45</text:p>
          </table:table-cell>
          <table:table-cell office:value-type="float" office:value="5.0675675676" calcext:value-type="float">
            <text:p>5.0675675676</text:p>
          </table:table-cell>
          <table:table-cell office:value-type="float" office:value="-0.0200778388" calcext:value-type="float">
            <text:p>-0.0200778388</text:p>
          </table:table-cell>
          <table:table-cell office:value-type="float" office:value="58.130423725" calcext:value-type="float">
            <text:p>58.130423725</text:p>
          </table:table-cell>
          <table:table-cell office:value-type="float" office:value="2.9" calcext:value-type="float">
            <text:p>2.9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271469578" calcext:value-type="float">
            <text:p>1.2271469578</text:p>
          </table:table-cell>
          <table:table-cell office:value-type="float" office:value="0.0047541667" calcext:value-type="float">
            <text:p>0.0047541667</text:p>
          </table:table-cell>
          <table:table-cell office:value-type="float" office:value="14.4354300287" calcext:value-type="float">
            <text:p>14.4354300287</text:p>
          </table:table-cell>
        </table:table-row>
        <table:table-row table:style-name="ro1">
          <table:table-cell office:value-type="string" calcext:value-type="string">
            <text:p>01/10/1934</text:p>
          </table:table-cell>
          <table:table-cell office:value-type="float" office:value="8.95" calcext:value-type="float">
            <text:p>8.95</text:p>
          </table:table-cell>
          <table:table-cell office:value-type="float" office:value="0.45" calcext:value-type="float">
            <text:p>0.45</text:p>
          </table:table-cell>
          <table:table-cell office:value-type="float" office:value="5.0279329609" calcext:value-type="float">
            <text:p>5.0279329609</text:p>
          </table:table-cell>
          <table:table-cell office:value-type="float" office:value="0.0120899024" calcext:value-type="float">
            <text:p>0.0120899024</text:p>
          </table:table-cell>
          <table:table-cell office:value-type="float" office:value="58.8332148745" calcext:value-type="float">
            <text:p>58.8332148745</text:p>
          </table:table-cell>
          <table:table-cell office:value-type="float" office:value="2.87" calcext:value-type="float">
            <text:p>2.87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300154138" calcext:value-type="float">
            <text:p>1.2300154138</text:p>
          </table:table-cell>
          <table:table-cell office:value-type="float" office:value="0.00473125" calcext:value-type="float">
            <text:p>0.00473125</text:p>
          </table:table-cell>
          <table:table-cell office:value-type="float" office:value="14.503727657" calcext:value-type="float">
            <text:p>14.503727657</text:p>
          </table:table-cell>
        </table:table-row>
        <table:table-row table:style-name="ro1">
          <table:table-cell office:value-type="string" calcext:value-type="string">
            <text:p>01/11/1934</text:p>
          </table:table-cell>
          <table:table-cell office:value-type="float" office:value="9.2" calcext:value-type="float">
            <text:p>9.2</text:p>
          </table:table-cell>
          <table:table-cell office:value-type="float" office:value="0.45" calcext:value-type="float">
            <text:p>0.45</text:p>
          </table:table-cell>
          <table:table-cell office:value-type="float" office:value="4.8913043478" calcext:value-type="float">
            <text:p>4.8913043478</text:p>
          </table:table-cell>
          <table:table-cell office:value-type="float" office:value="0.0321154562" calcext:value-type="float">
            <text:p>0.0321154562</text:p>
          </table:table-cell>
          <table:table-cell office:value-type="float" office:value="60.7226704121" calcext:value-type="float">
            <text:p>60.7226704121</text:p>
          </table:table-cell>
          <table:table-cell office:value-type="float" office:value="2.85" calcext:value-type="float">
            <text:p>2.85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328905748" calcext:value-type="float">
            <text:p>1.2328905748</text:p>
          </table:table-cell>
          <table:table-cell office:value-type="float" office:value="0.0047083333" calcext:value-type="float">
            <text:p>0.0047083333</text:p>
          </table:table-cell>
          <table:table-cell office:value-type="float" office:value="14.5720160414" calcext:value-type="float">
            <text:p>14.5720160414</text:p>
          </table:table-cell>
        </table:table-row>
        <table:table-row table:style-name="ro1">
          <table:table-cell office:value-type="string" calcext:value-type="string">
            <text:p>01/12/1934</text:p>
          </table:table-cell>
          <table:table-cell office:value-type="float" office:value="9.26" calcext:value-type="float">
            <text:p>9.26</text:p>
          </table:table-cell>
          <table:table-cell office:value-type="float" office:value="0.45" calcext:value-type="float">
            <text:p>0.45</text:p>
          </table:table-cell>
          <table:table-cell office:value-type="float" office:value="4.8596112311" calcext:value-type="float">
            <text:p>4.8596112311</text:p>
          </table:table-cell>
          <table:table-cell office:value-type="float" office:value="0.0105978261" calcext:value-type="float">
            <text:p>0.0105978261</text:p>
          </table:table-cell>
          <table:table-cell office:value-type="float" office:value="61.3661987127" calcext:value-type="float">
            <text:p>61.3661987127</text:p>
          </table:table-cell>
          <table:table-cell office:value-type="float" office:value="2.82" calcext:value-type="float">
            <text:p>2.82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357724565" calcext:value-type="float">
            <text:p>1.2357724565</text:p>
          </table:table-cell>
          <table:table-cell office:value-type="float" office:value="0.0046854167" calcext:value-type="float">
            <text:p>0.0046854167</text:p>
          </table:table-cell>
          <table:table-cell office:value-type="float" office:value="14.6402920082" calcext:value-type="float">
            <text:p>14.6402920082</text:p>
          </table:table-cell>
        </table:table-row>
        <table:table-row table:style-name="ro1">
          <table:table-cell office:value-type="string" calcext:value-type="string">
            <text:p>01/01/1935</text:p>
          </table:table-cell>
          <table:table-cell office:value-type="float" office:value="9.26" calcext:value-type="float">
            <text:p>9.26</text:p>
          </table:table-cell>
          <table:table-cell office:value-type="float" office:value="0.45" calcext:value-type="float">
            <text:p>0.45</text:p>
          </table:table-cell>
          <table:table-cell office:value-type="float" office:value="4.8596112311" calcext:value-type="float">
            <text:p>4.8596112311</text:p>
          </table:table-cell>
          <table:table-cell office:value-type="float" office:value="0.004049676" calcext:value-type="float">
            <text:p>0.004049676</text:p>
          </table:table-cell>
          <table:table-cell office:value-type="float" office:value="61.6147119364" calcext:value-type="float">
            <text:p>61.6147119364</text:p>
          </table:table-cell>
          <table:table-cell office:value-type="float" office:value="2.79" calcext:value-type="float">
            <text:p>2.79</text:p>
          </table:table-cell>
          <table:table-cell office:value-type="float" office:value="0.0023375" calcext:value-type="float">
            <text:p>0.0023375</text:p>
          </table:table-cell>
          <table:table-cell office:value-type="float" office:value="1.2386610747" calcext:value-type="float">
            <text:p>1.2386610747</text:p>
          </table:table-cell>
          <table:table-cell office:value-type="float" office:value="0.0046625" calcext:value-type="float">
            <text:p>0.0046625</text:p>
          </table:table-cell>
          <table:table-cell office:value-type="float" office:value="14.7085523697" calcext:value-type="float">
            <text:p>14.7085523697</text:p>
          </table:table-cell>
        </table:table-row>
        <table:table-row table:style-name="ro1">
          <table:table-cell office:value-type="string" calcext:value-type="string">
            <text:p>01/02/1935</text:p>
          </table:table-cell>
          <table:table-cell office:value-type="float" office:value="8.98" calcext:value-type="float">
            <text:p>8.98</text:p>
          </table:table-cell>
          <table:table-cell office:value-type="float" office:value="0.45" calcext:value-type="float">
            <text:p>0.45</text:p>
          </table:table-cell>
          <table:table-cell office:value-type="float" office:value="5.0111358575" calcext:value-type="float">
            <text:p>5.0111358575</text:p>
          </table:table-cell>
          <table:table-cell office:value-type="float" office:value="-0.026187905" calcext:value-type="float">
            <text:p>-0.026187905</text:p>
          </table:table-cell>
          <table:table-cell office:value-type="float" office:value="60.0011517156" calcext:value-type="float">
            <text:p>60.0011517156</text:p>
          </table:table-cell>
          <table:table-cell office:value-type="float" office:value="2.78" calcext:value-type="float">
            <text:p>2.78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398894136" calcext:value-type="float">
            <text:p>1.2398894136</text:p>
          </table:table-cell>
          <table:table-cell office:value-type="float" office:value="0.0033069444" calcext:value-type="float">
            <text:p>0.0033069444</text:p>
          </table:table-cell>
          <table:table-cell office:value-type="float" office:value="14.7571927352" calcext:value-type="float">
            <text:p>14.7571927352</text:p>
          </table:table-cell>
        </table:table-row>
        <table:table-row table:style-name="ro1">
          <table:table-cell office:value-type="string" calcext:value-type="string">
            <text:p>01/03/1935</text:p>
          </table:table-cell>
          <table:table-cell office:value-type="float" office:value="8.41" calcext:value-type="float">
            <text:p>8.41</text:p>
          </table:table-cell>
          <table:table-cell office:value-type="float" office:value="0.45" calcext:value-type="float">
            <text:p>0.45</text:p>
          </table:table-cell>
          <table:table-cell office:value-type="float" office:value="5.3507728894" calcext:value-type="float">
            <text:p>5.3507728894</text:p>
          </table:table-cell>
          <table:table-cell office:value-type="float" office:value="-0.059298441" calcext:value-type="float">
            <text:p>-0.059298441</text:p>
          </table:table-cell>
          <table:table-cell office:value-type="float" office:value="56.4431769619" calcext:value-type="float">
            <text:p>56.4431769619</text:p>
          </table:table-cell>
          <table:table-cell office:value-type="float" office:value="2.77" calcext:value-type="float">
            <text:p>2.77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11189706" calcext:value-type="float">
            <text:p>1.2411189706</text:p>
          </table:table-cell>
          <table:table-cell office:value-type="float" office:value="0.0032972222" calcext:value-type="float">
            <text:p>0.0032972222</text:p>
          </table:table-cell>
          <table:table-cell office:value-type="float" office:value="14.8058504791" calcext:value-type="float">
            <text:p>14.8058504791</text:p>
          </table:table-cell>
        </table:table-row>
        <table:table-row table:style-name="ro1">
          <table:table-cell office:value-type="string" calcext:value-type="string">
            <text:p>01/04/1935</text:p>
          </table:table-cell>
          <table:table-cell office:value-type="float" office:value="9.04" calcext:value-type="float">
            <text:p>9.04</text:p>
          </table:table-cell>
          <table:table-cell office:value-type="float" office:value="0.45" calcext:value-type="float">
            <text:p>0.45</text:p>
          </table:table-cell>
          <table:table-cell office:value-type="float" office:value="4.9778761062" calcext:value-type="float">
            <text:p>4.9778761062</text:p>
          </table:table-cell>
          <table:table-cell office:value-type="float" office:value="0.0793367717" calcext:value-type="float">
            <text:p>0.0793367717</text:p>
          </table:table-cell>
          <table:table-cell office:value-type="float" office:value="60.9211964066" calcext:value-type="float">
            <text:p>60.9211964066</text:p>
          </table:table-cell>
          <table:table-cell office:value-type="float" office:value="2.76" calcext:value-type="float">
            <text:p>2.76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23497469" calcext:value-type="float">
            <text:p>1.2423497469</text:p>
          </table:table-cell>
          <table:table-cell office:value-type="float" office:value="0.0032875" calcext:value-type="float">
            <text:p>0.0032875</text:p>
          </table:table-cell>
          <table:table-cell office:value-type="float" office:value="14.8545247125" calcext:value-type="float">
            <text:p>14.8545247125</text:p>
          </table:table-cell>
        </table:table-row>
        <table:table-row table:style-name="ro1">
          <table:table-cell office:value-type="string" calcext:value-type="string">
            <text:p>01/05/1935</text:p>
          </table:table-cell>
          <table:table-cell office:value-type="float" office:value="9.75" calcext:value-type="float">
            <text:p>9.75</text:p>
          </table:table-cell>
          <table:table-cell office:value-type="float" office:value="0.44" calcext:value-type="float">
            <text:p>0.44</text:p>
          </table:table-cell>
          <table:table-cell office:value-type="float" office:value="4.5128205128" calcext:value-type="float">
            <text:p>4.5128205128</text:p>
          </table:table-cell>
          <table:table-cell office:value-type="float" office:value="0.0826265948" calcext:value-type="float">
            <text:p>0.0826265948</text:p>
          </table:table-cell>
          <table:table-cell office:value-type="float" office:value="65.9549074146" calcext:value-type="float">
            <text:p>65.9549074146</text:p>
          </table:table-cell>
          <table:table-cell office:value-type="float" office:value="2.74" calcext:value-type="float">
            <text:p>2.74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35817437" calcext:value-type="float">
            <text:p>1.2435817437</text:p>
          </table:table-cell>
          <table:table-cell office:value-type="float" office:value="0.0032777778" calcext:value-type="float">
            <text:p>0.0032777778</text:p>
          </table:table-cell>
          <table:table-cell office:value-type="float" office:value="14.9032145435" calcext:value-type="float">
            <text:p>14.9032145435</text:p>
          </table:table-cell>
        </table:table-row>
        <table:table-row table:style-name="ro1">
          <table:table-cell office:value-type="string" calcext:value-type="string">
            <text:p>01/06/1935</text:p>
          </table:table-cell>
          <table:table-cell office:value-type="float" office:value="10.12" calcext:value-type="float">
            <text:p>10.12</text:p>
          </table:table-cell>
          <table:table-cell office:value-type="float" office:value="0.44" calcext:value-type="float">
            <text:p>0.44</text:p>
          </table:table-cell>
          <table:table-cell office:value-type="float" office:value="4.347826087" calcext:value-type="float">
            <text:p>4.347826087</text:p>
          </table:table-cell>
          <table:table-cell office:value-type="float" office:value="0.0417094017" calcext:value-type="float">
            <text:p>0.0417094017</text:p>
          </table:table-cell>
          <table:table-cell office:value-type="float" office:value="68.7058471426" calcext:value-type="float">
            <text:p>68.7058471426</text:p>
          </table:table-cell>
          <table:table-cell office:value-type="float" office:value="2.73" calcext:value-type="float">
            <text:p>2.73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48149623" calcext:value-type="float">
            <text:p>1.2448149623</text:p>
          </table:table-cell>
          <table:table-cell office:value-type="float" office:value="0.0032680556" calcext:value-type="float">
            <text:p>0.0032680556</text:p>
          </table:table-cell>
          <table:table-cell office:value-type="float" office:value="14.9519190766" calcext:value-type="float">
            <text:p>14.9519190766</text:p>
          </table:table-cell>
        </table:table-row>
        <table:table-row table:style-name="ro1">
          <table:table-cell office:value-type="string" calcext:value-type="string">
            <text:p>01/07/1935</text:p>
          </table:table-cell>
          <table:table-cell office:value-type="float" office:value="10.65" calcext:value-type="float">
            <text:p>10.65</text:p>
          </table:table-cell>
          <table:table-cell office:value-type="float" office:value="0.44" calcext:value-type="float">
            <text:p>0.44</text:p>
          </table:table-cell>
          <table:table-cell office:value-type="float" office:value="4.1314553991" calcext:value-type="float">
            <text:p>4.1314553991</text:p>
          </table:table-cell>
          <table:table-cell office:value-type="float" office:value="0.0559947299" calcext:value-type="float">
            <text:p>0.0559947299</text:p>
          </table:table-cell>
          <table:table-cell office:value-type="float" office:value="72.5530124965" calcext:value-type="float">
            <text:p>72.5530124965</text:p>
          </table:table-cell>
          <table:table-cell office:value-type="float" office:value="2.72" calcext:value-type="float">
            <text:p>2.72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60494038" calcext:value-type="float">
            <text:p>1.2460494038</text:p>
          </table:table-cell>
          <table:table-cell office:value-type="float" office:value="0.0032583333" calcext:value-type="float">
            <text:p>0.0032583333</text:p>
          </table:table-cell>
          <table:table-cell office:value-type="float" office:value="15.0006374129" calcext:value-type="float">
            <text:p>15.0006374129</text:p>
          </table:table-cell>
        </table:table-row>
        <table:table-row table:style-name="ro1">
          <table:table-cell office:value-type="string" calcext:value-type="string">
            <text:p>01/08/1935</text:p>
          </table:table-cell>
          <table:table-cell office:value-type="float" office:value="11.37" calcext:value-type="float">
            <text:p>11.37</text:p>
          </table:table-cell>
          <table:table-cell office:value-type="float" office:value="0.44" calcext:value-type="float">
            <text:p>0.44</text:p>
          </table:table-cell>
          <table:table-cell office:value-type="float" office:value="3.8698328936" calcext:value-type="float">
            <text:p>3.8698328936</text:p>
          </table:table-cell>
          <table:table-cell office:value-type="float" office:value="0.0710485133" calcext:value-type="float">
            <text:p>0.0710485133</text:p>
          </table:table-cell>
          <table:table-cell office:value-type="float" office:value="77.7077961699" calcext:value-type="float">
            <text:p>77.7077961699</text:p>
          </table:table-cell>
          <table:table-cell office:value-type="float" office:value="2.71" calcext:value-type="float">
            <text:p>2.71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72850694" calcext:value-type="float">
            <text:p>1.2472850694</text:p>
          </table:table-cell>
          <table:table-cell office:value-type="float" office:value="0.0032486111" calcext:value-type="float">
            <text:p>0.0032486111</text:p>
          </table:table-cell>
          <table:table-cell office:value-type="float" office:value="15.0493686503" calcext:value-type="float">
            <text:p>15.0493686503</text:p>
          </table:table-cell>
        </table:table-row>
        <table:table-row table:style-name="ro1">
          <table:table-cell office:value-type="string" calcext:value-type="string">
            <text:p>01/09/1935</text:p>
          </table:table-cell>
          <table:table-cell office:value-type="float" office:value="11.61" calcext:value-type="float">
            <text:p>11.61</text:p>
          </table:table-cell>
          <table:table-cell office:value-type="float" office:value="0.44" calcext:value-type="float">
            <text:p>0.44</text:p>
          </table:table-cell>
          <table:table-cell office:value-type="float" office:value="3.789836348" calcext:value-type="float">
            <text:p>3.789836348</text:p>
          </table:table-cell>
          <table:table-cell office:value-type="float" office:value="0.0243330402" calcext:value-type="float">
            <text:p>0.0243330402</text:p>
          </table:table-cell>
          <table:table-cell office:value-type="float" office:value="79.5986630952" calcext:value-type="float">
            <text:p>79.5986630952</text:p>
          </table:table-cell>
          <table:table-cell office:value-type="float" office:value="2.7" calcext:value-type="float">
            <text:p>2.7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85219605" calcext:value-type="float">
            <text:p>1.2485219605</text:p>
          </table:table-cell>
          <table:table-cell office:value-type="float" office:value="0.0032388889" calcext:value-type="float">
            <text:p>0.0032388889</text:p>
          </table:table-cell>
          <table:table-cell office:value-type="float" office:value="15.0981118832" calcext:value-type="float">
            <text:p>15.0981118832</text:p>
          </table:table-cell>
        </table:table-row>
        <table:table-row table:style-name="ro1">
          <table:table-cell office:value-type="string" calcext:value-type="string">
            <text:p>01/10/1935</text:p>
          </table:table-cell>
          <table:table-cell office:value-type="float" office:value="11.92" calcext:value-type="float">
            <text:p>11.92</text:p>
          </table:table-cell>
          <table:table-cell office:value-type="float" office:value="0.45" calcext:value-type="float">
            <text:p>0.45</text:p>
          </table:table-cell>
          <table:table-cell office:value-type="float" office:value="3.7751677852" calcext:value-type="float">
            <text:p>3.7751677852</text:p>
          </table:table-cell>
          <table:table-cell office:value-type="float" office:value="0.0299310939" calcext:value-type="float">
            <text:p>0.0299310939</text:p>
          </table:table-cell>
          <table:table-cell office:value-type="float" office:value="81.9811381534" calcext:value-type="float">
            <text:p>81.9811381534</text:p>
          </table:table-cell>
          <table:table-cell office:value-type="float" office:value="2.69" calcext:value-type="float">
            <text:p>2.69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497600781" calcext:value-type="float">
            <text:p>1.2497600781</text:p>
          </table:table-cell>
          <table:table-cell office:value-type="float" office:value="0.0032291667" calcext:value-type="float">
            <text:p>0.0032291667</text:p>
          </table:table-cell>
          <table:table-cell office:value-type="float" office:value="15.1468662028" calcext:value-type="float">
            <text:p>15.1468662028</text:p>
          </table:table-cell>
        </table:table-row>
        <table:table-row table:style-name="ro1">
          <table:table-cell office:value-type="string" calcext:value-type="string">
            <text:p>01/11/1935</text:p>
          </table:table-cell>
          <table:table-cell office:value-type="float" office:value="13.04" calcext:value-type="float">
            <text:p>13.04</text:p>
          </table:table-cell>
          <table:table-cell office:value-type="float" office:value="0.46" calcext:value-type="float">
            <text:p>0.46</text:p>
          </table:table-cell>
          <table:table-cell office:value-type="float" office:value="3.527607362" calcext:value-type="float">
            <text:p>3.527607362</text:p>
          </table:table-cell>
          <table:table-cell office:value-type="float" office:value="0.0971756152" calcext:value-type="float">
            <text:p>0.0971756152</text:p>
          </table:table-cell>
          <table:table-cell office:value-type="float" office:value="89.9477056893" calcext:value-type="float">
            <text:p>89.9477056893</text:p>
          </table:table-cell>
          <table:table-cell office:value-type="float" office:value="2.67" calcext:value-type="float">
            <text:p>2.67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509994235" calcext:value-type="float">
            <text:p>1.2509994235</text:p>
          </table:table-cell>
          <table:table-cell office:value-type="float" office:value="0.0032194444" calcext:value-type="float">
            <text:p>0.0032194444</text:p>
          </table:table-cell>
          <table:table-cell office:value-type="float" office:value="15.1956306971" calcext:value-type="float">
            <text:p>15.1956306971</text:p>
          </table:table-cell>
        </table:table-row>
        <table:table-row table:style-name="ro1">
          <table:table-cell office:value-type="string" calcext:value-type="string">
            <text:p>01/12/1935</text:p>
          </table:table-cell>
          <table:table-cell office:value-type="float" office:value="13.04" calcext:value-type="float">
            <text:p>13.04</text:p>
          </table:table-cell>
          <table:table-cell office:value-type="float" office:value="0.47" calcext:value-type="float">
            <text:p>0.47</text:p>
          </table:table-cell>
          <table:table-cell office:value-type="float" office:value="3.6042944785" calcext:value-type="float">
            <text:p>3.6042944785</text:p>
          </table:table-cell>
          <table:table-cell office:value-type="float" office:value="0.0030035787" calcext:value-type="float">
            <text:p>0.0030035787</text:p>
          </table:table-cell>
          <table:table-cell office:value-type="float" office:value="90.2178707051" calcext:value-type="float">
            <text:p>90.2178707051</text:p>
          </table:table-cell>
          <table:table-cell office:value-type="float" office:value="2.66" calcext:value-type="float">
            <text:p>2.66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522399979" calcext:value-type="float">
            <text:p>1.2522399979</text:p>
          </table:table-cell>
          <table:table-cell office:value-type="float" office:value="0.0032097222" calcext:value-type="float">
            <text:p>0.0032097222</text:p>
          </table:table-cell>
          <table:table-cell office:value-type="float" office:value="15.2444044506" calcext:value-type="float">
            <text:p>15.2444044506</text:p>
          </table:table-cell>
        </table:table-row>
        <table:table-row table:style-name="ro1">
          <table:table-cell office:value-type="string" calcext:value-type="string">
            <text:p>01/01/1936</text:p>
          </table:table-cell>
          <table:table-cell office:value-type="float" office:value="13.76" calcext:value-type="float">
            <text:p>13.76</text:p>
          </table:table-cell>
          <table:table-cell office:value-type="float" office:value="0.48" calcext:value-type="float">
            <text:p>0.48</text:p>
          </table:table-cell>
          <table:table-cell office:value-type="float" office:value="3.488372093" calcext:value-type="float">
            <text:p>3.488372093</text:p>
          </table:table-cell>
          <table:table-cell office:value-type="float" office:value="0.0582822086" calcext:value-type="float">
            <text:p>0.0582822086</text:p>
          </table:table-cell>
          <table:table-cell office:value-type="float" office:value="95.475967464" calcext:value-type="float">
            <text:p>95.475967464</text:p>
          </table:table-cell>
          <table:table-cell office:value-type="float" office:value="2.65" calcext:value-type="float">
            <text:p>2.65</text:p>
          </table:table-cell>
          <table:table-cell office:value-type="float" office:value="0.0009916667" calcext:value-type="float">
            <text:p>0.0009916667</text:p>
          </table:table-cell>
          <table:table-cell office:value-type="float" office:value="1.2534818026" calcext:value-type="float">
            <text:p>1.2534818026</text:p>
          </table:table-cell>
          <table:table-cell office:value-type="float" office:value="0.0032" calcext:value-type="float">
            <text:p>0.0032</text:p>
          </table:table-cell>
          <table:table-cell office:value-type="float" office:value="15.2931865449" calcext:value-type="float">
            <text:p>15.2931865449</text:p>
          </table:table-cell>
        </table:table-row>
        <table:table-row table:style-name="ro1">
          <table:table-cell office:value-type="string" calcext:value-type="string">
            <text:p>01/02/1936</text:p>
          </table:table-cell>
          <table:table-cell office:value-type="float" office:value="14.55" calcext:value-type="float">
            <text:p>14.55</text:p>
          </table:table-cell>
          <table:table-cell office:value-type="float" office:value="0.49" calcext:value-type="float">
            <text:p>0.49</text:p>
          </table:table-cell>
          <table:table-cell office:value-type="float" office:value="3.3676975945" calcext:value-type="float">
            <text:p>3.3676975945</text:p>
          </table:table-cell>
          <table:table-cell office:value-type="float" office:value="0.0603803295" calcext:value-type="float">
            <text:p>0.0603803295</text:p>
          </table:table-cell>
          <table:table-cell office:value-type="float" office:value="101.2408378347" calcext:value-type="float">
            <text:p>101.2408378347</text:p>
          </table:table-cell>
          <table:table-cell office:value-type="float" office:value="2.65" calcext:value-type="float">
            <text:p>2.65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32154377" calcext:value-type="float">
            <text:p>1.2532154377</text:p>
          </table:table-cell>
          <table:table-cell office:value-type="float" office:value="0.0019979167" calcext:value-type="float">
            <text:p>0.0019979167</text:p>
          </table:table-cell>
          <table:table-cell office:value-type="float" office:value="15.3237410571" calcext:value-type="float">
            <text:p>15.3237410571</text:p>
          </table:table-cell>
        </table:table-row>
        <table:table-row table:style-name="ro1">
          <table:table-cell office:value-type="string" calcext:value-type="string">
            <text:p>01/03/1936</text:p>
          </table:table-cell>
          <table:table-cell office:value-type="float" office:value="14.86" calcext:value-type="float">
            <text:p>14.86</text:p>
          </table:table-cell>
          <table:table-cell office:value-type="float" office:value="0.5" calcext:value-type="float">
            <text:p>0.5</text:p>
          </table:table-cell>
          <table:table-cell office:value-type="float" office:value="3.3647375505" calcext:value-type="float">
            <text:p>3.3647375505</text:p>
          </table:table-cell>
          <table:table-cell office:value-type="float" office:value="0.0241695304" calcext:value-type="float">
            <text:p>0.0241695304</text:p>
          </table:table-cell>
          <table:table-cell office:value-type="float" office:value="103.6877813379" calcext:value-type="float">
            <text:p>103.6877813379</text:p>
          </table:table-cell>
          <table:table-cell office:value-type="float" office:value="2.66" calcext:value-type="float">
            <text:p>2.66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29491294" calcext:value-type="float">
            <text:p>1.2529491294</text:p>
          </table:table-cell>
          <table:table-cell office:value-type="float" office:value="0.002" calcext:value-type="float">
            <text:p>0.002</text:p>
          </table:table-cell>
          <table:table-cell office:value-type="float" office:value="15.3543885393" calcext:value-type="float">
            <text:p>15.3543885393</text:p>
          </table:table-cell>
        </table:table-row>
        <table:table-row table:style-name="ro1">
          <table:table-cell office:value-type="string" calcext:value-type="string">
            <text:p>01/04/1936</text:p>
          </table:table-cell>
          <table:table-cell office:value-type="float" office:value="14.88" calcext:value-type="float">
            <text:p>14.88</text:p>
          </table:table-cell>
          <table:table-cell office:value-type="float" office:value="0.52" calcext:value-type="float">
            <text:p>0.52</text:p>
          </table:table-cell>
          <table:table-cell office:value-type="float" office:value="3.4946236559" calcext:value-type="float">
            <text:p>3.4946236559</text:p>
          </table:table-cell>
          <table:table-cell office:value-type="float" office:value="0.0042433098" calcext:value-type="float">
            <text:p>0.0042433098</text:p>
          </table:table-cell>
          <table:table-cell office:value-type="float" office:value="104.1277607146" calcext:value-type="float">
            <text:p>104.1277607146</text:p>
          </table:table-cell>
          <table:table-cell office:value-type="float" office:value="2.66" calcext:value-type="float">
            <text:p>2.66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26828777" calcext:value-type="float">
            <text:p>1.2526828777</text:p>
          </table:table-cell>
          <table:table-cell office:value-type="float" office:value="0.0020020833" calcext:value-type="float">
            <text:p>0.0020020833</text:p>
          </table:table-cell>
          <table:table-cell office:value-type="float" office:value="15.3851293046" calcext:value-type="float">
            <text:p>15.3851293046</text:p>
          </table:table-cell>
        </table:table-row>
        <table:table-row table:style-name="ro1">
          <table:table-cell office:value-type="string" calcext:value-type="string">
            <text:p>01/05/1936</text:p>
          </table:table-cell>
          <table:table-cell office:value-type="float" office:value="14.09" calcext:value-type="float">
            <text:p>14.09</text:p>
          </table:table-cell>
          <table:table-cell office:value-type="float" office:value="0.53" calcext:value-type="float">
            <text:p>0.53</text:p>
          </table:table-cell>
          <table:table-cell office:value-type="float" office:value="3.7615330021" calcext:value-type="float">
            <text:p>3.7615330021</text:p>
          </table:table-cell>
          <table:table-cell office:value-type="float" office:value="-0.0501045419" calcext:value-type="float">
            <text:p>-0.0501045419</text:p>
          </table:table-cell>
          <table:table-cell office:value-type="float" office:value="98.9104869659" calcext:value-type="float">
            <text:p>98.9104869659</text:p>
          </table:table-cell>
          <table:table-cell office:value-type="float" office:value="2.66" calcext:value-type="float">
            <text:p>2.66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24166826" calcext:value-type="float">
            <text:p>1.2524166826</text:p>
          </table:table-cell>
          <table:table-cell office:value-type="float" office:value="0.0020041667" calcext:value-type="float">
            <text:p>0.0020041667</text:p>
          </table:table-cell>
          <table:table-cell office:value-type="float" office:value="15.415963668" calcext:value-type="float">
            <text:p>15.415963668</text:p>
          </table:table-cell>
        </table:table-row>
        <table:table-row table:style-name="ro1">
          <table:table-cell office:value-type="string" calcext:value-type="string">
            <text:p>01/06/1936</text:p>
          </table:table-cell>
          <table:table-cell office:value-type="float" office:value="14.69" calcext:value-type="float">
            <text:p>14.69</text:p>
          </table:table-cell>
          <table:table-cell office:value-type="float" office:value="0.55" calcext:value-type="float">
            <text:p>0.55</text:p>
          </table:table-cell>
          <table:table-cell office:value-type="float" office:value="3.7440435671" calcext:value-type="float">
            <text:p>3.7440435671</text:p>
          </table:table-cell>
          <table:table-cell office:value-type="float" office:value="0.0458362905" calcext:value-type="float">
            <text:p>0.0458362905</text:p>
          </table:table-cell>
          <table:table-cell office:value-type="float" office:value="103.4441767812" calcext:value-type="float">
            <text:p>103.4441767812</text:p>
          </table:table-cell>
          <table:table-cell office:value-type="float" office:value="2.66" calcext:value-type="float">
            <text:p>2.66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21505441" calcext:value-type="float">
            <text:p>1.2521505441</text:p>
          </table:table-cell>
          <table:table-cell office:value-type="float" office:value="0.00200625" calcext:value-type="float">
            <text:p>0.00200625</text:p>
          </table:table-cell>
          <table:table-cell office:value-type="float" office:value="15.4468919451" calcext:value-type="float">
            <text:p>15.4468919451</text:p>
          </table:table-cell>
        </table:table-row>
        <table:table-row table:style-name="ro1">
          <table:table-cell office:value-type="string" calcext:value-type="string">
            <text:p>01/07/1936</text:p>
          </table:table-cell>
          <table:table-cell office:value-type="float" office:value="15.56" calcext:value-type="float">
            <text:p>15.56</text:p>
          </table:table-cell>
          <table:table-cell office:value-type="float" office:value="0.57" calcext:value-type="float">
            <text:p>0.57</text:p>
          </table:table-cell>
          <table:table-cell office:value-type="float" office:value="3.6632390746" calcext:value-type="float">
            <text:p>3.6632390746</text:p>
          </table:table-cell>
          <table:table-cell office:value-type="float" office:value="0.0624574541" calcext:value-type="float">
            <text:p>0.0624574541</text:p>
          </table:table-cell>
          <table:table-cell office:value-type="float" office:value="109.9050366993" calcext:value-type="float">
            <text:p>109.9050366993</text:p>
          </table:table-cell>
          <table:table-cell office:value-type="float" office:value="2.67" calcext:value-type="float">
            <text:p>2.67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18844621" calcext:value-type="float">
            <text:p>1.2518844621</text:p>
          </table:table-cell>
          <table:table-cell office:value-type="float" office:value="0.0020083333" calcext:value-type="float">
            <text:p>0.0020083333</text:p>
          </table:table-cell>
          <table:table-cell office:value-type="float" office:value="15.4779144531" calcext:value-type="float">
            <text:p>15.4779144531</text:p>
          </table:table-cell>
        </table:table-row>
        <table:table-row table:style-name="ro1">
          <table:table-cell office:value-type="string" calcext:value-type="string">
            <text:p>01/08/1936</text:p>
          </table:table-cell>
          <table:table-cell office:value-type="float" office:value="15.87" calcext:value-type="float">
            <text:p>15.87</text:p>
          </table:table-cell>
          <table:table-cell office:value-type="float" office:value="0.59" calcext:value-type="float">
            <text:p>0.59</text:p>
          </table:table-cell>
          <table:table-cell office:value-type="float" office:value="3.7177063642" calcext:value-type="float">
            <text:p>3.7177063642</text:p>
          </table:table-cell>
          <table:table-cell office:value-type="float" office:value="0.0230826907" calcext:value-type="float">
            <text:p>0.0230826907</text:p>
          </table:table-cell>
          <table:table-cell office:value-type="float" office:value="112.4419406634" calcext:value-type="float">
            <text:p>112.4419406634</text:p>
          </table:table-cell>
          <table:table-cell office:value-type="float" office:value="2.67" calcext:value-type="float">
            <text:p>2.67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16184366" calcext:value-type="float">
            <text:p>1.2516184366</text:p>
          </table:table-cell>
          <table:table-cell office:value-type="float" office:value="0.0020104167" calcext:value-type="float">
            <text:p>0.0020104167</text:p>
          </table:table-cell>
          <table:table-cell office:value-type="float" office:value="15.5090315102" calcext:value-type="float">
            <text:p>15.5090315102</text:p>
          </table:table-cell>
        </table:table-row>
        <table:table-row table:style-name="ro1">
          <table:table-cell office:value-type="string" calcext:value-type="string">
            <text:p>01/09/1936</text:p>
          </table:table-cell>
          <table:table-cell office:value-type="float" office:value="16.05" calcext:value-type="float">
            <text:p>16.05</text:p>
          </table:table-cell>
          <table:table-cell office:value-type="float" office:value="0.61" calcext:value-type="float">
            <text:p>0.61</text:p>
          </table:table-cell>
          <table:table-cell office:value-type="float" office:value="3.800623053" calcext:value-type="float">
            <text:p>3.800623053</text:p>
          </table:table-cell>
          <table:table-cell office:value-type="float" office:value="0.0145452636" calcext:value-type="float">
            <text:p>0.0145452636</text:p>
          </table:table-cell>
          <table:table-cell office:value-type="float" office:value="114.0774383301" calcext:value-type="float">
            <text:p>114.0774383301</text:p>
          </table:table-cell>
          <table:table-cell office:value-type="float" office:value="2.67" calcext:value-type="float">
            <text:p>2.67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13524677" calcext:value-type="float">
            <text:p>1.2513524677</text:p>
          </table:table-cell>
          <table:table-cell office:value-type="float" office:value="0.0020125" calcext:value-type="float">
            <text:p>0.0020125</text:p>
          </table:table-cell>
          <table:table-cell office:value-type="float" office:value="15.5402434362" calcext:value-type="float">
            <text:p>15.5402434362</text:p>
          </table:table-cell>
        </table:table-row>
        <table:table-row table:style-name="ro1">
          <table:table-cell office:value-type="string" calcext:value-type="string">
            <text:p>01/10/1936</text:p>
          </table:table-cell>
          <table:table-cell office:value-type="float" office:value="16.89" calcext:value-type="float">
            <text:p>16.89</text:p>
          </table:table-cell>
          <table:table-cell office:value-type="float" office:value="0.65" calcext:value-type="float">
            <text:p>0.65</text:p>
          </table:table-cell>
          <table:table-cell office:value-type="float" office:value="3.8484310243" calcext:value-type="float">
            <text:p>3.8484310243</text:p>
          </table:table-cell>
          <table:table-cell office:value-type="float" office:value="0.0556940135" calcext:value-type="float">
            <text:p>0.0556940135</text:p>
          </table:table-cell>
          <table:table-cell office:value-type="float" office:value="120.4308687204" calcext:value-type="float">
            <text:p>120.4308687204</text:p>
          </table:table-cell>
          <table:table-cell office:value-type="float" office:value="2.67" calcext:value-type="float">
            <text:p>2.67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10865553" calcext:value-type="float">
            <text:p>1.2510865553</text:p>
          </table:table-cell>
          <table:table-cell office:value-type="float" office:value="0.0020145833" calcext:value-type="float">
            <text:p>0.0020145833</text:p>
          </table:table-cell>
          <table:table-cell office:value-type="float" office:value="15.5715505516" calcext:value-type="float">
            <text:p>15.5715505516</text:p>
          </table:table-cell>
        </table:table-row>
        <table:table-row table:style-name="ro1">
          <table:table-cell office:value-type="string" calcext:value-type="string">
            <text:p>01/11/1936</text:p>
          </table:table-cell>
          <table:table-cell office:value-type="float" office:value="17.36" calcext:value-type="float">
            <text:p>17.36</text:p>
          </table:table-cell>
          <table:table-cell office:value-type="float" office:value="0.68" calcext:value-type="float">
            <text:p>0.68</text:p>
          </table:table-cell>
          <table:table-cell office:value-type="float" office:value="3.9170506912" calcext:value-type="float">
            <text:p>3.9170506912</text:p>
          </table:table-cell>
          <table:table-cell office:value-type="float" office:value="0.0311986037" calcext:value-type="float">
            <text:p>0.0311986037</text:p>
          </table:table-cell>
          <table:table-cell office:value-type="float" office:value="124.1881436681" calcext:value-type="float">
            <text:p>124.1881436681</text:p>
          </table:table-cell>
          <table:table-cell office:value-type="float" office:value="2.68" calcext:value-type="float">
            <text:p>2.68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08206994" calcext:value-type="float">
            <text:p>1.2508206994</text:p>
          </table:table-cell>
          <table:table-cell office:value-type="float" office:value="0.0020166667" calcext:value-type="float">
            <text:p>0.0020166667</text:p>
          </table:table-cell>
          <table:table-cell office:value-type="float" office:value="15.6029531785" calcext:value-type="float">
            <text:p>15.6029531785</text:p>
          </table:table-cell>
        </table:table-row>
        <table:table-row table:style-name="ro1">
          <table:table-cell office:value-type="string" calcext:value-type="string">
            <text:p>01/12/1936</text:p>
          </table:table-cell>
          <table:table-cell office:value-type="float" office:value="17.06" calcext:value-type="float">
            <text:p>17.06</text:p>
          </table:table-cell>
          <table:table-cell office:value-type="float" office:value="0.72" calcext:value-type="float">
            <text:p>0.72</text:p>
          </table:table-cell>
          <table:table-cell office:value-type="float" office:value="4.2203985932" calcext:value-type="float">
            <text:p>4.2203985932</text:p>
          </table:table-cell>
          <table:table-cell office:value-type="float" office:value="-0.0138248848" calcext:value-type="float">
            <text:p>-0.0138248848</text:p>
          </table:table-cell>
          <table:table-cell office:value-type="float" office:value="122.4712568893" calcext:value-type="float">
            <text:p>122.4712568893</text:p>
          </table:table-cell>
          <table:table-cell office:value-type="float" office:value="2.68" calcext:value-type="float">
            <text:p>2.68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05549" calcext:value-type="float">
            <text:p>1.2505549</text:p>
          </table:table-cell>
          <table:table-cell office:value-type="float" office:value="0.00201875" calcext:value-type="float">
            <text:p>0.00201875</text:p>
          </table:table-cell>
          <table:table-cell office:value-type="float" office:value="15.6344516402" calcext:value-type="float">
            <text:p>15.6344516402</text:p>
          </table:table-cell>
        </table:table-row>
        <table:table-row table:style-name="ro1">
          <table:table-cell office:value-type="string" calcext:value-type="string">
            <text:p>01/01/1937</text:p>
          </table:table-cell>
          <table:table-cell office:value-type="float" office:value="17.59" calcext:value-type="float">
            <text:p>17.59</text:p>
          </table:table-cell>
          <table:table-cell office:value-type="float" office:value="0.73" calcext:value-type="float">
            <text:p>0.73</text:p>
          </table:table-cell>
          <table:table-cell office:value-type="float" office:value="4.1500852757" calcext:value-type="float">
            <text:p>4.1500852757</text:p>
          </table:table-cell>
          <table:table-cell office:value-type="float" office:value="0.034632669" calcext:value-type="float">
            <text:p>0.034632669</text:p>
          </table:table-cell>
          <table:table-cell office:value-type="float" office:value="126.7127633925" calcext:value-type="float">
            <text:p>126.7127633925</text:p>
          </table:table-cell>
          <table:table-cell office:value-type="float" office:value="2.68" calcext:value-type="float">
            <text:p>2.68</text:p>
          </table:table-cell>
          <table:table-cell office:value-type="float" office:value="-0.0002125" calcext:value-type="float">
            <text:p>-0.0002125</text:p>
          </table:table-cell>
          <table:table-cell office:value-type="float" office:value="1.2502891571" calcext:value-type="float">
            <text:p>1.2502891571</text:p>
          </table:table-cell>
          <table:table-cell office:value-type="float" office:value="0.0020208333" calcext:value-type="float">
            <text:p>0.0020208333</text:p>
          </table:table-cell>
          <table:table-cell office:value-type="float" office:value="15.6660462613" calcext:value-type="float">
            <text:p>15.6660462613</text:p>
          </table:table-cell>
        </table:table-row>
        <table:table-row table:style-name="ro1">
          <table:table-cell office:value-type="string" calcext:value-type="string">
            <text:p>01/02/1937</text:p>
          </table:table-cell>
          <table:table-cell office:value-type="float" office:value="18.11" calcext:value-type="float">
            <text:p>18.11</text:p>
          </table:table-cell>
          <table:table-cell office:value-type="float" office:value="0.74" calcext:value-type="float">
            <text:p>0.74</text:p>
          </table:table-cell>
          <table:table-cell office:value-type="float" office:value="4.086140254" calcext:value-type="float">
            <text:p>4.086140254</text:p>
          </table:table-cell>
          <table:table-cell office:value-type="float" office:value="0.0330680311" calcext:value-type="float">
            <text:p>0.0330680311</text:p>
          </table:table-cell>
          <table:table-cell office:value-type="float" office:value="130.9029049904" calcext:value-type="float">
            <text:p>130.9029049904</text:p>
          </table:table-cell>
          <table:table-cell office:value-type="float" office:value="2.67" calcext:value-type="float">
            <text:p>2.6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13519029" calcext:value-type="float">
            <text:p>1.2513519029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15.7142193535" calcext:value-type="float">
            <text:p>15.7142193535</text:p>
          </table:table-cell>
        </table:table-row>
        <table:table-row table:style-name="ro1">
          <table:table-cell office:value-type="string" calcext:value-type="string">
            <text:p>01/03/1937</text:p>
          </table:table-cell>
          <table:table-cell office:value-type="float" office:value="18.09" calcext:value-type="float">
            <text:p>18.09</text:p>
          </table:table-cell>
          <table:table-cell office:value-type="float" office:value="0.75" calcext:value-type="float">
            <text:p>0.75</text:p>
          </table:table-cell>
          <table:table-cell office:value-type="float" office:value="4.1459369818" calcext:value-type="float">
            <text:p>4.1459369818</text:p>
          </table:table-cell>
          <table:table-cell office:value-type="float" office:value="0.0023467697" calcext:value-type="float">
            <text:p>0.0023467697</text:p>
          </table:table-cell>
          <table:table-cell office:value-type="float" office:value="131.2101039668" calcext:value-type="float">
            <text:p>131.2101039668</text:p>
          </table:table-cell>
          <table:table-cell office:value-type="float" office:value="2.66" calcext:value-type="float">
            <text:p>2.6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2415552" calcext:value-type="float">
            <text:p>1.252415552</text:p>
          </table:table-cell>
          <table:table-cell office:value-type="float" office:value="0.0030666667" calcext:value-type="float">
            <text:p>0.0030666667</text:p>
          </table:table-cell>
          <table:table-cell office:value-type="float" office:value="15.7624096262" calcext:value-type="float">
            <text:p>15.7624096262</text:p>
          </table:table-cell>
        </table:table-row>
        <table:table-row table:style-name="ro1">
          <table:table-cell office:value-type="string" calcext:value-type="string">
            <text:p>01/04/1937</text:p>
          </table:table-cell>
          <table:table-cell office:value-type="float" office:value="17.01" calcext:value-type="float">
            <text:p>17.01</text:p>
          </table:table-cell>
          <table:table-cell office:value-type="float" office:value="0.78" calcext:value-type="float">
            <text:p>0.78</text:p>
          </table:table-cell>
          <table:table-cell office:value-type="float" office:value="4.5855379189" calcext:value-type="float">
            <text:p>4.5855379189</text:p>
          </table:table-cell>
          <table:table-cell office:value-type="float" office:value="-0.0561083472" calcext:value-type="float">
            <text:p>-0.0561083472</text:p>
          </table:table-cell>
          <table:table-cell office:value-type="float" office:value="123.8481219034" calcext:value-type="float">
            <text:p>123.8481219034</text:p>
          </table:table-cell>
          <table:table-cell office:value-type="float" office:value="2.65" calcext:value-type="float">
            <text:p>2.6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34801052" calcext:value-type="float">
            <text:p>1.2534801052</text:p>
          </table:table-cell>
          <table:table-cell office:value-type="float" office:value="0.0030583333" calcext:value-type="float">
            <text:p>0.0030583333</text:p>
          </table:table-cell>
          <table:table-cell office:value-type="float" office:value="15.810616329" calcext:value-type="float">
            <text:p>15.810616329</text:p>
          </table:table-cell>
        </table:table-row>
        <table:table-row table:style-name="ro1">
          <table:table-cell office:value-type="string" calcext:value-type="string">
            <text:p>01/05/1937</text:p>
          </table:table-cell>
          <table:table-cell office:value-type="float" office:value="16.25" calcext:value-type="float">
            <text:p>16.25</text:p>
          </table:table-cell>
          <table:table-cell office:value-type="float" office:value="0.81" calcext:value-type="float">
            <text:p>0.81</text:p>
          </table:table-cell>
          <table:table-cell office:value-type="float" office:value="4.9846153846" calcext:value-type="float">
            <text:p>4.9846153846</text:p>
          </table:table-cell>
          <table:table-cell office:value-type="float" office:value="-0.0407113463" calcext:value-type="float">
            <text:p>-0.0407113463</text:p>
          </table:table-cell>
          <table:table-cell office:value-type="float" office:value="118.8060981281" calcext:value-type="float">
            <text:p>118.8060981281</text:p>
          </table:table-cell>
          <table:table-cell office:value-type="float" office:value="2.64" calcext:value-type="float">
            <text:p>2.6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45455633" calcext:value-type="float">
            <text:p>1.2545455633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15.8588387088" calcext:value-type="float">
            <text:p>15.8588387088</text:p>
          </table:table-cell>
        </table:table-row>
        <table:table-row table:style-name="ro1">
          <table:table-cell office:value-type="string" calcext:value-type="string">
            <text:p>01/06/1937</text:p>
          </table:table-cell>
          <table:table-cell office:value-type="float" office:value="15.64" calcext:value-type="float">
            <text:p>15.64</text:p>
          </table:table-cell>
          <table:table-cell office:value-type="float" office:value="0.84" calcext:value-type="float">
            <text:p>0.84</text:p>
          </table:table-cell>
          <table:table-cell office:value-type="float" office:value="5.3708439898" calcext:value-type="float">
            <text:p>5.3708439898</text:p>
          </table:table-cell>
          <table:table-cell office:value-type="float" office:value="-0.0332307692" calcext:value-type="float">
            <text:p>-0.0332307692</text:p>
          </table:table-cell>
          <table:table-cell office:value-type="float" office:value="114.858080098" calcext:value-type="float">
            <text:p>114.858080098</text:p>
          </table:table-cell>
          <table:table-cell office:value-type="float" office:value="2.63" calcext:value-type="float">
            <text:p>2.6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5611927" calcext:value-type="float">
            <text:p>1.255611927</text:p>
          </table:table-cell>
          <table:table-cell office:value-type="float" office:value="0.0030416667" calcext:value-type="float">
            <text:p>0.0030416667</text:p>
          </table:table-cell>
          <table:table-cell office:value-type="float" office:value="15.9070760099" calcext:value-type="float">
            <text:p>15.9070760099</text:p>
          </table:table-cell>
        </table:table-row>
        <table:table-row table:style-name="ro1">
          <table:table-cell office:value-type="string" calcext:value-type="string">
            <text:p>01/07/1937</text:p>
          </table:table-cell>
          <table:table-cell office:value-type="float" office:value="16.57" calcext:value-type="float">
            <text:p>16.57</text:p>
          </table:table-cell>
          <table:table-cell office:value-type="float" office:value="0.82" calcext:value-type="float">
            <text:p>0.82</text:p>
          </table:table-cell>
          <table:table-cell office:value-type="float" office:value="4.9487024744" calcext:value-type="float">
            <text:p>4.9487024744</text:p>
          </table:table-cell>
          <table:table-cell office:value-type="float" office:value="0.0638142956" calcext:value-type="float">
            <text:p>0.0638142956</text:p>
          </table:table-cell>
          <table:table-cell office:value-type="float" office:value="122.1876675745" calcext:value-type="float">
            <text:p>122.1876675745</text:p>
          </table:table-cell>
          <table:table-cell office:value-type="float" office:value="2.62" calcext:value-type="float">
            <text:p>2.6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66791972" calcext:value-type="float">
            <text:p>1.2566791972</text:p>
          </table:table-cell>
          <table:table-cell office:value-type="float" office:value="0.0030333333" calcext:value-type="float">
            <text:p>0.0030333333</text:p>
          </table:table-cell>
          <table:table-cell office:value-type="float" office:value="15.9553274738" calcext:value-type="float">
            <text:p>15.9553274738</text:p>
          </table:table-cell>
        </table:table-row>
        <table:table-row table:style-name="ro1">
          <table:table-cell office:value-type="string" calcext:value-type="string">
            <text:p>01/08/1937</text:p>
          </table:table-cell>
          <table:table-cell office:value-type="float" office:value="16.74" calcext:value-type="float">
            <text:p>16.74</text:p>
          </table:table-cell>
          <table:table-cell office:value-type="float" office:value="0.79" calcext:value-type="float">
            <text:p>0.79</text:p>
          </table:table-cell>
          <table:table-cell office:value-type="float" office:value="4.7192353644" calcext:value-type="float">
            <text:p>4.7192353644</text:p>
          </table:table-cell>
          <table:table-cell office:value-type="float" office:value="0.014249311" calcext:value-type="float">
            <text:p>0.014249311</text:p>
          </table:table-cell>
          <table:table-cell office:value-type="float" office:value="123.9287576506" calcext:value-type="float">
            <text:p>123.9287576506</text:p>
          </table:table-cell>
          <table:table-cell office:value-type="float" office:value="2.61" calcext:value-type="float">
            <text:p>2.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77473745" calcext:value-type="float">
            <text:p>1.257747374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16.0035923394" calcext:value-type="float">
            <text:p>16.0035923394</text:p>
          </table:table-cell>
        </table:table-row>
        <table:table-row table:style-name="ro1">
          <table:table-cell office:value-type="string" calcext:value-type="string">
            <text:p>01/09/1937</text:p>
          </table:table-cell>
          <table:table-cell office:value-type="float" office:value="14.37" calcext:value-type="float">
            <text:p>14.37</text:p>
          </table:table-cell>
          <table:table-cell office:value-type="float" office:value="0.77" calcext:value-type="float">
            <text:p>0.77</text:p>
          </table:table-cell>
          <table:table-cell office:value-type="float" office:value="5.3583855254" calcext:value-type="float">
            <text:p>5.3583855254</text:p>
          </table:table-cell>
          <table:table-cell office:value-type="float" office:value="-0.1377439267" calcext:value-type="float">
            <text:p>-0.1377439267</text:p>
          </table:table-cell>
          <table:table-cell office:value-type="float" office:value="106.858323938" calcext:value-type="float">
            <text:p>106.858323938</text:p>
          </table:table-cell>
          <table:table-cell office:value-type="float" office:value="2.6" calcext:value-type="float">
            <text:p>2.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88164598" calcext:value-type="float">
            <text:p>1.2588164598</text:p>
          </table:table-cell>
          <table:table-cell office:value-type="float" office:value="0.0030166667" calcext:value-type="float">
            <text:p>0.0030166667</text:p>
          </table:table-cell>
          <table:table-cell office:value-type="float" office:value="16.0518698429" calcext:value-type="float">
            <text:p>16.0518698429</text:p>
          </table:table-cell>
        </table:table-row>
        <table:table-row table:style-name="ro1">
          <table:table-cell office:value-type="string" calcext:value-type="string">
            <text:p>01/10/1937</text:p>
          </table:table-cell>
          <table:table-cell office:value-type="float" office:value="12.28" calcext:value-type="float">
            <text:p>12.28</text:p>
          </table:table-cell>
          <table:table-cell office:value-type="float" office:value="0.78" calcext:value-type="float">
            <text:p>0.78</text:p>
          </table:table-cell>
          <table:table-cell office:value-type="float" office:value="6.3517915309" calcext:value-type="float">
            <text:p>6.3517915309</text:p>
          </table:table-cell>
          <table:table-cell office:value-type="float" office:value="-0.1409185804" calcext:value-type="float">
            <text:p>-0.1409185804</text:p>
          </table:table-cell>
          <table:table-cell office:value-type="float" office:value="91.8000006273" calcext:value-type="float">
            <text:p>91.8000006273</text:p>
          </table:table-cell>
          <table:table-cell office:value-type="float" office:value="2.59" calcext:value-type="float">
            <text:p>2.5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598864538" calcext:value-type="float">
            <text:p>1.2598864538</text:p>
          </table:table-cell>
          <table:table-cell office:value-type="float" office:value="0.0030083333" calcext:value-type="float">
            <text:p>0.0030083333</text:p>
          </table:table-cell>
          <table:table-cell office:value-type="float" office:value="16.100159218" calcext:value-type="float">
            <text:p>16.100159218</text:p>
          </table:table-cell>
        </table:table-row>
        <table:table-row table:style-name="ro1">
          <table:table-cell office:value-type="string" calcext:value-type="string">
            <text:p>01/11/1937</text:p>
          </table:table-cell>
          <table:table-cell office:value-type="float" office:value="11.2" calcext:value-type="float">
            <text:p>11.2</text:p>
          </table:table-cell>
          <table:table-cell office:value-type="float" office:value="0.79" calcext:value-type="float">
            <text:p>0.79</text:p>
          </table:table-cell>
          <table:table-cell office:value-type="float" office:value="7.0535714286" calcext:value-type="float">
            <text:p>7.0535714286</text:p>
          </table:table-cell>
          <table:table-cell office:value-type="float" office:value="-0.0825868621" calcext:value-type="float">
            <text:p>-0.0825868621</text:p>
          </table:table-cell>
          <table:table-cell office:value-type="float" office:value="84.2185266341" calcext:value-type="float">
            <text:p>84.2185266341</text:p>
          </table:table-cell>
          <table:table-cell office:value-type="float" office:value="2.58" calcext:value-type="float">
            <text:p>2.5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609573572" calcext:value-type="float">
            <text:p>1.2609573572</text:p>
          </table:table-cell>
          <table:table-cell office:value-type="float" office:value="0.003" calcext:value-type="float">
            <text:p>0.003</text:p>
          </table:table-cell>
          <table:table-cell office:value-type="float" office:value="16.1484596957" calcext:value-type="float">
            <text:p>16.1484596957</text:p>
          </table:table-cell>
        </table:table-row>
        <table:table-row table:style-name="ro1">
          <table:table-cell office:value-type="string" calcext:value-type="string">
            <text:p>01/12/1937</text:p>
          </table:table-cell>
          <table:table-cell office:value-type="float" office:value="11.02" calcext:value-type="float">
            <text:p>11.02</text:p>
          </table:table-cell>
          <table:table-cell office:value-type="float" office:value="0.8" calcext:value-type="float">
            <text:p>0.8</text:p>
          </table:table-cell>
          <table:table-cell office:value-type="float" office:value="7.2595281307" calcext:value-type="float">
            <text:p>7.2595281307</text:p>
          </table:table-cell>
          <table:table-cell office:value-type="float" office:value="-0.0101190476" calcext:value-type="float">
            <text:p>-0.0101190476</text:p>
          </table:table-cell>
          <table:table-cell office:value-type="float" office:value="83.3663153527" calcext:value-type="float">
            <text:p>83.3663153527</text:p>
          </table:table-cell>
          <table:table-cell office:value-type="float" office:value="2.57" calcext:value-type="float">
            <text:p>2.5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62029171" calcext:value-type="float">
            <text:p>1.262029171</text:p>
          </table:table-cell>
          <table:table-cell office:value-type="float" office:value="0.0029916667" calcext:value-type="float">
            <text:p>0.0029916667</text:p>
          </table:table-cell>
          <table:table-cell office:value-type="float" office:value="16.1967705043" calcext:value-type="float">
            <text:p>16.1967705043</text:p>
          </table:table-cell>
        </table:table-row>
        <table:table-row table:style-name="ro1">
          <table:table-cell office:value-type="string" calcext:value-type="string">
            <text:p>01/01/1938</text:p>
          </table:table-cell>
          <table:table-cell office:value-type="float" office:value="11.31" calcext:value-type="float">
            <text:p>11.31</text:p>
          </table:table-cell>
          <table:table-cell office:value-type="float" office:value="0.79" calcext:value-type="float">
            <text:p>0.79</text:p>
          </table:table-cell>
          <table:table-cell office:value-type="float" office:value="6.9849690539" calcext:value-type="float">
            <text:p>6.9849690539</text:p>
          </table:table-cell>
          <table:table-cell office:value-type="float" office:value="0.0323149803" calcext:value-type="float">
            <text:p>0.0323149803</text:p>
          </table:table-cell>
          <table:table-cell office:value-type="float" office:value="86.0602961943" calcext:value-type="float">
            <text:p>86.0602961943</text:p>
          </table:table-cell>
          <table:table-cell office:value-type="float" office:value="2.56" calcext:value-type="float">
            <text:p>2.56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631018958" calcext:value-type="float">
            <text:p>1.2631018958</text:p>
          </table:table-cell>
          <table:table-cell office:value-type="float" office:value="0.0029833333" calcext:value-type="float">
            <text:p>0.0029833333</text:p>
          </table:table-cell>
          <table:table-cell office:value-type="float" office:value="16.2450908696" calcext:value-type="float">
            <text:p>16.2450908696</text:p>
          </table:table-cell>
        </table:table-row>
        <table:table-row table:style-name="ro1">
          <table:table-cell office:value-type="string" calcext:value-type="string">
            <text:p>01/02/1938</text:p>
          </table:table-cell>
          <table:table-cell office:value-type="float" office:value="11.04" calcext:value-type="float">
            <text:p>11.04</text:p>
          </table:table-cell>
          <table:table-cell office:value-type="float" office:value="0.79" calcext:value-type="float">
            <text:p>0.79</text:p>
          </table:table-cell>
          <table:table-cell office:value-type="float" office:value="7.1557971014" calcext:value-type="float">
            <text:p>7.1557971014</text:p>
          </table:table-cell>
          <table:table-cell office:value-type="float" office:value="-0.0180764294" calcext:value-type="float">
            <text:p>-0.0180764294</text:p>
          </table:table-cell>
          <table:table-cell office:value-type="float" office:value="84.5046333248" calcext:value-type="float">
            <text:p>84.5046333248</text:p>
          </table:table-cell>
          <table:table-cell office:value-type="float" office:value="2.54" calcext:value-type="float">
            <text:p>2.5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648912901" calcext:value-type="float">
            <text:p>1.2648912901</text:p>
          </table:table-cell>
          <table:table-cell office:value-type="float" office:value="0.0035361111" calcext:value-type="float">
            <text:p>0.0035361111</text:p>
          </table:table-cell>
          <table:table-cell office:value-type="float" office:value="16.3025353159" calcext:value-type="float">
            <text:p>16.3025353159</text:p>
          </table:table-cell>
        </table:table-row>
        <table:table-row table:style-name="ro1">
          <table:table-cell office:value-type="string" calcext:value-type="string">
            <text:p>01/03/1938</text:p>
          </table:table-cell>
          <table:table-cell office:value-type="float" office:value="10.31" calcext:value-type="float">
            <text:p>10.31</text:p>
          </table:table-cell>
          <table:table-cell office:value-type="float" office:value="0.78" calcext:value-type="float">
            <text:p>0.78</text:p>
          </table:table-cell>
          <table:table-cell office:value-type="float" office:value="7.5654704171" calcext:value-type="float">
            <text:p>7.5654704171</text:p>
          </table:table-cell>
          <table:table-cell office:value-type="float" office:value="-0.0602355072" calcext:value-type="float">
            <text:p>-0.0602355072</text:p>
          </table:table-cell>
          <table:table-cell office:value-type="float" office:value="79.4144538718" calcext:value-type="float">
            <text:p>79.4144538718</text:p>
          </table:table-cell>
          <table:table-cell office:value-type="float" office:value="2.53" calcext:value-type="float">
            <text:p>2.5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666832195" calcext:value-type="float">
            <text:p>1.2666832195</text:p>
          </table:table-cell>
          <table:table-cell office:value-type="float" office:value="0.0035222222" calcext:value-type="float">
            <text:p>0.0035222222</text:p>
          </table:table-cell>
          <table:table-cell office:value-type="float" office:value="16.3599564681" calcext:value-type="float">
            <text:p>16.3599564681</text:p>
          </table:table-cell>
        </table:table-row>
        <table:table-row table:style-name="ro1">
          <table:table-cell office:value-type="string" calcext:value-type="string">
            <text:p>01/04/1938</text:p>
          </table:table-cell>
          <table:table-cell office:value-type="float" office:value="9.89" calcext:value-type="float">
            <text:p>9.89</text:p>
          </table:table-cell>
          <table:table-cell office:value-type="float" office:value="0.77" calcext:value-type="float">
            <text:p>0.77</text:p>
          </table:table-cell>
          <table:table-cell office:value-type="float" office:value="7.7856420627" calcext:value-type="float">
            <text:p>7.7856420627</text:p>
          </table:table-cell>
          <table:table-cell office:value-type="float" office:value="-0.0345403573" calcext:value-type="float">
            <text:p>-0.0345403573</text:p>
          </table:table-cell>
          <table:table-cell office:value-type="float" office:value="76.6714502636" calcext:value-type="float">
            <text:p>76.6714502636</text:p>
          </table:table-cell>
          <table:table-cell office:value-type="float" office:value="2.51" calcext:value-type="float">
            <text:p>2.5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684776874" calcext:value-type="float">
            <text:p>1.2684776874</text:p>
          </table:table-cell>
          <table:table-cell office:value-type="float" office:value="0.0035083333" calcext:value-type="float">
            <text:p>0.0035083333</text:p>
          </table:table-cell>
          <table:table-cell office:value-type="float" office:value="16.4173526487" calcext:value-type="float">
            <text:p>16.4173526487</text:p>
          </table:table-cell>
        </table:table-row>
        <table:table-row table:style-name="ro1">
          <table:table-cell office:value-type="string" calcext:value-type="string">
            <text:p>01/05/1938</text:p>
          </table:table-cell>
          <table:table-cell office:value-type="float" office:value="9.98" calcext:value-type="float">
            <text:p>9.98</text:p>
          </table:table-cell>
          <table:table-cell office:value-type="float" office:value="0.75" calcext:value-type="float">
            <text:p>0.75</text:p>
          </table:table-cell>
          <table:table-cell office:value-type="float" office:value="7.5150300601" calcext:value-type="float">
            <text:p>7.5150300601</text:p>
          </table:table-cell>
          <table:table-cell office:value-type="float" office:value="0.0154476997" calcext:value-type="float">
            <text:p>0.0154476997</text:p>
          </table:table-cell>
          <table:table-cell office:value-type="float" office:value="77.8558478026" calcext:value-type="float">
            <text:p>77.8558478026</text:p>
          </table:table-cell>
          <table:table-cell office:value-type="float" office:value="2.49" calcext:value-type="float">
            <text:p>2.4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02746974" calcext:value-type="float">
            <text:p>1.2702746974</text:p>
          </table:table-cell>
          <table:table-cell office:value-type="float" office:value="0.0034944444" calcext:value-type="float">
            <text:p>0.0034944444</text:p>
          </table:table-cell>
          <table:table-cell office:value-type="float" office:value="16.4747221755" calcext:value-type="float">
            <text:p>16.4747221755</text:p>
          </table:table-cell>
        </table:table-row>
        <table:table-row table:style-name="ro1">
          <table:table-cell office:value-type="string" calcext:value-type="string">
            <text:p>01/06/1938</text:p>
          </table:table-cell>
          <table:table-cell office:value-type="float" office:value="10.21" calcext:value-type="float">
            <text:p>10.21</text:p>
          </table:table-cell>
          <table:table-cell office:value-type="float" office:value="0.74" calcext:value-type="float">
            <text:p>0.74</text:p>
          </table:table-cell>
          <table:table-cell office:value-type="float" office:value="7.2477962782" calcext:value-type="float">
            <text:p>7.2477962782</text:p>
          </table:table-cell>
          <table:table-cell office:value-type="float" office:value="0.0292251169" calcext:value-type="float">
            <text:p>0.0292251169</text:p>
          </table:table-cell>
          <table:table-cell office:value-type="float" office:value="80.131194056" calcext:value-type="float">
            <text:p>80.131194056</text:p>
          </table:table-cell>
          <table:table-cell office:value-type="float" office:value="2.48" calcext:value-type="float">
            <text:p>2.4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20742532" calcext:value-type="float">
            <text:p>1.2720742532</text:p>
          </table:table-cell>
          <table:table-cell office:value-type="float" office:value="0.0034805556" calcext:value-type="float">
            <text:p>0.0034805556</text:p>
          </table:table-cell>
          <table:table-cell office:value-type="float" office:value="16.5320633613" calcext:value-type="float">
            <text:p>16.5320633613</text:p>
          </table:table-cell>
        </table:table-row>
        <table:table-row table:style-name="ro1">
          <table:table-cell office:value-type="string" calcext:value-type="string">
            <text:p>01/07/1938</text:p>
          </table:table-cell>
          <table:table-cell office:value-type="float" office:value="12.24" calcext:value-type="float">
            <text:p>12.24</text:p>
          </table:table-cell>
          <table:table-cell office:value-type="float" office:value="0.71" calcext:value-type="float">
            <text:p>0.71</text:p>
          </table:table-cell>
          <table:table-cell office:value-type="float" office:value="5.8006535948" calcext:value-type="float">
            <text:p>5.8006535948</text:p>
          </table:table-cell>
          <table:table-cell office:value-type="float" office:value="0.2046468577" calcext:value-type="float">
            <text:p>0.2046468577</text:p>
          </table:table-cell>
          <table:table-cell office:value-type="float" office:value="96.5297911198" calcext:value-type="float">
            <text:p>96.5297911198</text:p>
          </table:table-cell>
          <table:table-cell office:value-type="float" office:value="2.46" calcext:value-type="float">
            <text:p>2.46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38763584" calcext:value-type="float">
            <text:p>1.2738763584</text:p>
          </table:table-cell>
          <table:table-cell office:value-type="float" office:value="0.0034666667" calcext:value-type="float">
            <text:p>0.0034666667</text:p>
          </table:table-cell>
          <table:table-cell office:value-type="float" office:value="16.5893745143" calcext:value-type="float">
            <text:p>16.5893745143</text:p>
          </table:table-cell>
        </table:table-row>
        <table:table-row table:style-name="ro1">
          <table:table-cell office:value-type="string" calcext:value-type="string">
            <text:p>01/08/1938</text:p>
          </table:table-cell>
          <table:table-cell office:value-type="float" office:value="12.31" calcext:value-type="float">
            <text:p>12.31</text:p>
          </table:table-cell>
          <table:table-cell office:value-type="float" office:value="0.69" calcext:value-type="float">
            <text:p>0.69</text:p>
          </table:table-cell>
          <table:table-cell office:value-type="float" office:value="5.6051990252" calcext:value-type="float">
            <text:p>5.6051990252</text:p>
          </table:table-cell>
          <table:table-cell office:value-type="float" office:value="0.0103939747" calcext:value-type="float">
            <text:p>0.0103939747</text:p>
          </table:table-cell>
          <table:table-cell office:value-type="float" office:value="97.5331193239" calcext:value-type="float">
            <text:p>97.5331193239</text:p>
          </table:table-cell>
          <table:table-cell office:value-type="float" office:value="2.44" calcext:value-type="float">
            <text:p>2.44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56810166" calcext:value-type="float">
            <text:p>1.2756810166</text:p>
          </table:table-cell>
          <table:table-cell office:value-type="float" office:value="0.0034527778" calcext:value-type="float">
            <text:p>0.0034527778</text:p>
          </table:table-cell>
          <table:table-cell office:value-type="float" office:value="16.6466539379" calcext:value-type="float">
            <text:p>16.6466539379</text:p>
          </table:table-cell>
        </table:table-row>
        <table:table-row table:style-name="ro1">
          <table:table-cell office:value-type="string" calcext:value-type="string">
            <text:p>01/09/1938</text:p>
          </table:table-cell>
          <table:table-cell office:value-type="float" office:value="11.75" calcext:value-type="float">
            <text:p>11.75</text:p>
          </table:table-cell>
          <table:table-cell office:value-type="float" office:value="0.66" calcext:value-type="float">
            <text:p>0.66</text:p>
          </table:table-cell>
          <table:table-cell office:value-type="float" office:value="5.6170212766" calcext:value-type="float">
            <text:p>5.6170212766</text:p>
          </table:table-cell>
          <table:table-cell office:value-type="float" office:value="-0.0410235581" calcext:value-type="float">
            <text:p>-0.0410235581</text:p>
          </table:table-cell>
          <table:table-cell office:value-type="float" office:value="93.5319637383" calcext:value-type="float">
            <text:p>93.5319637383</text:p>
          </table:table-cell>
          <table:table-cell office:value-type="float" office:value="2.43" calcext:value-type="float">
            <text:p>2.43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74882314" calcext:value-type="float">
            <text:p>1.2774882314</text:p>
          </table:table-cell>
          <table:table-cell office:value-type="float" office:value="0.0034388889" calcext:value-type="float">
            <text:p>0.0034388889</text:p>
          </table:table-cell>
          <table:table-cell office:value-type="float" office:value="16.7038999312" calcext:value-type="float">
            <text:p>16.7038999312</text:p>
          </table:table-cell>
        </table:table-row>
        <table:table-row table:style-name="ro1">
          <table:table-cell office:value-type="string" calcext:value-type="string">
            <text:p>01/10/1938</text:p>
          </table:table-cell>
          <table:table-cell office:value-type="float" office:value="13.06" calcext:value-type="float">
            <text:p>13.06</text:p>
          </table:table-cell>
          <table:table-cell office:value-type="float" office:value="0.61" calcext:value-type="float">
            <text:p>0.61</text:p>
          </table:table-cell>
          <table:table-cell office:value-type="float" office:value="4.6707503828" calcext:value-type="float">
            <text:p>4.6707503828</text:p>
          </table:table-cell>
          <table:table-cell office:value-type="float" office:value="0.1158156028" calcext:value-type="float">
            <text:p>0.1158156028</text:p>
          </table:table-cell>
          <table:table-cell office:value-type="float" office:value="104.3644245032" calcext:value-type="float">
            <text:p>104.3644245032</text:p>
          </table:table-cell>
          <table:table-cell office:value-type="float" office:value="2.41" calcext:value-type="float">
            <text:p>2.4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792980064" calcext:value-type="float">
            <text:p>1.2792980064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16.7611107884" calcext:value-type="float">
            <text:p>16.7611107884</text:p>
          </table:table-cell>
        </table:table-row>
        <table:table-row table:style-name="ro1">
          <table:table-cell office:value-type="string" calcext:value-type="string">
            <text:p>01/11/1938</text:p>
          </table:table-cell>
          <table:table-cell office:value-type="float" office:value="13.07" calcext:value-type="float">
            <text:p>13.07</text:p>
          </table:table-cell>
          <table:table-cell office:value-type="float" office:value="0.56" calcext:value-type="float">
            <text:p>0.56</text:p>
          </table:table-cell>
          <table:table-cell office:value-type="float" office:value="4.2846212701" calcext:value-type="float">
            <text:p>4.2846212701</text:p>
          </table:table-cell>
          <table:table-cell office:value-type="float" office:value="0.0043389484" calcext:value-type="float">
            <text:p>0.0043389484</text:p>
          </table:table-cell>
          <table:table-cell office:value-type="float" office:value="104.8172563604" calcext:value-type="float">
            <text:p>104.8172563604</text:p>
          </table:table-cell>
          <table:table-cell office:value-type="float" office:value="2.39" calcext:value-type="float">
            <text:p>2.39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811103452" calcext:value-type="float">
            <text:p>1.2811103452</text:p>
          </table:table-cell>
          <table:table-cell office:value-type="float" office:value="0.0034111111" calcext:value-type="float">
            <text:p>0.0034111111</text:p>
          </table:table-cell>
          <table:table-cell office:value-type="float" office:value="16.8182847997" calcext:value-type="float">
            <text:p>16.8182847997</text:p>
          </table:table-cell>
        </table:table-row>
        <table:table-row table:style-name="ro1">
          <table:table-cell office:value-type="string" calcext:value-type="string">
            <text:p>01/12/1938</text:p>
          </table:table-cell>
          <table:table-cell office:value-type="float" office:value="12.69" calcext:value-type="float">
            <text:p>12.69</text:p>
          </table:table-cell>
          <table:table-cell office:value-type="float" office:value="0.51" calcext:value-type="float">
            <text:p>0.51</text:p>
          </table:table-cell>
          <table:table-cell office:value-type="float" office:value="4.0189125296" calcext:value-type="float">
            <text:p>4.0189125296</text:p>
          </table:table-cell>
          <table:table-cell office:value-type="float" office:value="-0.0258224943" calcext:value-type="float">
            <text:p>-0.0258224943</text:p>
          </table:table-cell>
          <table:table-cell office:value-type="float" office:value="102.1106133595" calcext:value-type="float">
            <text:p>102.1106133595</text:p>
          </table:table-cell>
          <table:table-cell office:value-type="float" office:value="2.38" calcext:value-type="float">
            <text:p>2.38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829252515" calcext:value-type="float">
            <text:p>1.2829252515</text:p>
          </table:table-cell>
          <table:table-cell office:value-type="float" office:value="0.0033972222" calcext:value-type="float">
            <text:p>0.0033972222</text:p>
          </table:table-cell>
          <table:table-cell office:value-type="float" office:value="16.8754202506" calcext:value-type="float">
            <text:p>16.8754202506</text:p>
          </table:table-cell>
        </table:table-row>
        <table:table-row table:style-name="ro1">
          <table:table-cell office:value-type="string" calcext:value-type="string">
            <text:p>01/01/1939</text:p>
          </table:table-cell>
          <table:table-cell office:value-type="float" office:value="12.5" calcext:value-type="float">
            <text:p>12.5</text:p>
          </table:table-cell>
          <table:table-cell office:value-type="float" office:value="0.51" calcext:value-type="float">
            <text:p>0.51</text:p>
          </table:table-cell>
          <table:table-cell office:value-type="float" office:value="4.08" calcext:value-type="float">
            <text:p>4.08</text:p>
          </table:table-cell>
          <table:table-cell office:value-type="float" office:value="-0.0116014381" calcext:value-type="float">
            <text:p>-0.0116014381</text:p>
          </table:table-cell>
          <table:table-cell office:value-type="float" office:value="100.9259833951" calcext:value-type="float">
            <text:p>100.9259833951</text:p>
          </table:table-cell>
          <table:table-cell office:value-type="float" office:value="2.36" calcext:value-type="float">
            <text:p>2.36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1.284742729" calcext:value-type="float">
            <text:p>1.284742729</text:p>
          </table:table-cell>
          <table:table-cell office:value-type="float" office:value="0.0033833333" calcext:value-type="float">
            <text:p>0.0033833333</text:p>
          </table:table-cell>
          <table:table-cell office:value-type="float" office:value="16.9325154224" calcext:value-type="float">
            <text:p>16.9325154224</text:p>
          </table:table-cell>
        </table:table-row>
        <table:table-row table:style-name="ro1">
          <table:table-cell office:value-type="string" calcext:value-type="string">
            <text:p>01/02/1939</text:p>
          </table:table-cell>
          <table:table-cell office:value-type="float" office:value="12.4" calcext:value-type="float">
            <text:p>12.4</text:p>
          </table:table-cell>
          <table:table-cell office:value-type="float" office:value="0.52" calcext:value-type="float">
            <text:p>0.52</text:p>
          </table:table-cell>
          <table:table-cell office:value-type="float" office:value="4.1935483871" calcext:value-type="float">
            <text:p>4.1935483871</text:p>
          </table:table-cell>
          <table:table-cell office:value-type="float" office:value="-0.0045555533" calcext:value-type="float">
            <text:p>-0.0045555533</text:p>
          </table:table-cell>
          <table:table-cell office:value-type="float" office:value="100.4662096951" calcext:value-type="float">
            <text:p>100.4662096951</text:p>
          </table:table-cell>
          <table:table-cell office:value-type="float" office:value="2.35" calcext:value-type="float">
            <text:p>2.3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861077681" calcext:value-type="float">
            <text:p>1.2861077681</text:p>
          </table:table-cell>
          <table:table-cell office:value-type="float" office:value="0.00301875" calcext:value-type="float">
            <text:p>0.00301875</text:p>
          </table:table-cell>
          <table:table-cell office:value-type="float" office:value="16.9836304533" calcext:value-type="float">
            <text:p>16.9836304533</text:p>
          </table:table-cell>
        </table:table-row>
        <table:table-row table:style-name="ro1">
          <table:table-cell office:value-type="string" calcext:value-type="string">
            <text:p>01/03/1939</text:p>
          </table:table-cell>
          <table:table-cell office:value-type="float" office:value="12.39" calcext:value-type="float">
            <text:p>12.39</text:p>
          </table:table-cell>
          <table:table-cell office:value-type="float" office:value="0.52" calcext:value-type="float">
            <text:p>0.52</text:p>
          </table:table-cell>
          <table:table-cell office:value-type="float" office:value="4.1969330105" calcext:value-type="float">
            <text:p>4.1969330105</text:p>
          </table:table-cell>
          <table:table-cell office:value-type="float" office:value="0.002688172" calcext:value-type="float">
            <text:p>0.002688172</text:p>
          </table:table-cell>
          <table:table-cell office:value-type="float" office:value="100.7362801512" calcext:value-type="float">
            <text:p>100.7362801512</text:p>
          </table:table-cell>
          <table:table-cell office:value-type="float" office:value="2.34" calcext:value-type="float">
            <text:p>2.34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874742576" calcext:value-type="float">
            <text:p>1.2874742576</text:p>
          </table:table-cell>
          <table:table-cell office:value-type="float" office:value="0.0030083333" calcext:value-type="float">
            <text:p>0.0030083333</text:p>
          </table:table-cell>
          <table:table-cell office:value-type="float" office:value="17.0347228749" calcext:value-type="float">
            <text:p>17.0347228749</text:p>
          </table:table-cell>
        </table:table-row>
        <table:table-row table:style-name="ro1">
          <table:table-cell office:value-type="string" calcext:value-type="string">
            <text:p>01/04/1939</text:p>
          </table:table-cell>
          <table:table-cell office:value-type="float" office:value="10.83" calcext:value-type="float">
            <text:p>10.83</text:p>
          </table:table-cell>
          <table:table-cell office:value-type="float" office:value="0.52" calcext:value-type="float">
            <text:p>0.52</text:p>
          </table:table-cell>
          <table:table-cell office:value-type="float" office:value="4.8014773777" calcext:value-type="float">
            <text:p>4.8014773777</text:p>
          </table:table-cell>
          <table:table-cell office:value-type="float" office:value="-0.1223881289" calcext:value-type="float">
            <text:p>-0.1223881289</text:p>
          </table:table-cell>
          <table:table-cell office:value-type="float" office:value="88.4073553145" calcext:value-type="float">
            <text:p>88.4073553145</text:p>
          </table:table-cell>
          <table:table-cell office:value-type="float" office:value="2.32" calcext:value-type="float">
            <text:p>2.32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88842199" calcext:value-type="float">
            <text:p>1.288842199</text:p>
          </table:table-cell>
          <table:table-cell office:value-type="float" office:value="0.0029979167" calcext:value-type="float">
            <text:p>0.0029979167</text:p>
          </table:table-cell>
          <table:table-cell office:value-type="float" office:value="17.0857915546" calcext:value-type="float">
            <text:p>17.0857915546</text:p>
          </table:table-cell>
        </table:table-row>
        <table:table-row table:style-name="ro1">
          <table:table-cell office:value-type="string" calcext:value-type="string">
            <text:p>01/05/1939</text:p>
          </table:table-cell>
          <table:table-cell office:value-type="float" office:value="11.23" calcext:value-type="float">
            <text:p>11.23</text:p>
          </table:table-cell>
          <table:table-cell office:value-type="float" office:value="0.53" calcext:value-type="float">
            <text:p>0.53</text:p>
          </table:table-cell>
          <table:table-cell office:value-type="float" office:value="4.7195013357" calcext:value-type="float">
            <text:p>4.7195013357</text:p>
          </table:table-cell>
          <table:table-cell office:value-type="float" office:value="0.0409869729" calcext:value-type="float">
            <text:p>0.0409869729</text:p>
          </table:table-cell>
          <table:table-cell office:value-type="float" office:value="92.0309051922" calcext:value-type="float">
            <text:p>92.0309051922</text:p>
          </table:table-cell>
          <table:table-cell office:value-type="float" office:value="2.31" calcext:value-type="float">
            <text:p>2.31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02115939" calcext:value-type="float">
            <text:p>1.2902115939</text:p>
          </table:table-cell>
          <table:table-cell office:value-type="float" office:value="0.0029875" calcext:value-type="float">
            <text:p>0.0029875</text:p>
          </table:table-cell>
          <table:table-cell office:value-type="float" office:value="17.1368353568" calcext:value-type="float">
            <text:p>17.1368353568</text:p>
          </table:table-cell>
        </table:table-row>
        <table:table-row table:style-name="ro1">
          <table:table-cell office:value-type="string" calcext:value-type="string">
            <text:p>01/06/1939</text:p>
          </table:table-cell>
          <table:table-cell office:value-type="float" office:value="11.43" calcext:value-type="float">
            <text:p>11.43</text:p>
          </table:table-cell>
          <table:table-cell office:value-type="float" office:value="0.53" calcext:value-type="float">
            <text:p>0.53</text:p>
          </table:table-cell>
          <table:table-cell office:value-type="float" office:value="4.636920385" calcext:value-type="float">
            <text:p>4.636920385</text:p>
          </table:table-cell>
          <table:table-cell office:value-type="float" office:value="0.0217423568" calcext:value-type="float">
            <text:p>0.0217423568</text:p>
          </table:table-cell>
          <table:table-cell office:value-type="float" office:value="94.0318739679" calcext:value-type="float">
            <text:p>94.0318739679</text:p>
          </table:table-cell>
          <table:table-cell office:value-type="float" office:value="2.3" calcext:value-type="float">
            <text:p>2.3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15824437" calcext:value-type="float">
            <text:p>1.2915824437</text:p>
          </table:table-cell>
          <table:table-cell office:value-type="float" office:value="0.0029770833" calcext:value-type="float">
            <text:p>0.0029770833</text:p>
          </table:table-cell>
          <table:table-cell office:value-type="float" office:value="17.1878531438" calcext:value-type="float">
            <text:p>17.1878531438</text:p>
          </table:table-cell>
        </table:table-row>
        <table:table-row table:style-name="ro1">
          <table:table-cell office:value-type="string" calcext:value-type="string">
            <text:p>01/07/1939</text:p>
          </table:table-cell>
          <table:table-cell office:value-type="float" office:value="11.71" calcext:value-type="float">
            <text:p>11.71</text:p>
          </table:table-cell>
          <table:table-cell office:value-type="float" office:value="0.54" calcext:value-type="float">
            <text:p>0.54</text:p>
          </table:table-cell>
          <table:table-cell office:value-type="float" office:value="4.6114432109" calcext:value-type="float">
            <text:p>4.6114432109</text:p>
          </table:table-cell>
          <table:table-cell office:value-type="float" office:value="0.0284339458" calcext:value-type="float">
            <text:p>0.0284339458</text:p>
          </table:table-cell>
          <table:table-cell office:value-type="float" office:value="96.7055711717" calcext:value-type="float">
            <text:p>96.7055711717</text:p>
          </table:table-cell>
          <table:table-cell office:value-type="float" office:value="2.29" calcext:value-type="float">
            <text:p>2.29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295475" calcext:value-type="float">
            <text:p>1.29295475</text:p>
          </table:table-cell>
          <table:table-cell office:value-type="float" office:value="0.0029666667" calcext:value-type="float">
            <text:p>0.0029666667</text:p>
          </table:table-cell>
          <table:table-cell office:value-type="float" office:value="17.2388437748" calcext:value-type="float">
            <text:p>17.2388437748</text:p>
          </table:table-cell>
        </table:table-row>
        <table:table-row table:style-name="ro1">
          <table:table-cell office:value-type="string" calcext:value-type="string">
            <text:p>01/08/1939</text:p>
          </table:table-cell>
          <table:table-cell office:value-type="float" office:value="11.54" calcext:value-type="float">
            <text:p>11.54</text:p>
          </table:table-cell>
          <table:table-cell office:value-type="float" office:value="0.55" calcext:value-type="float">
            <text:p>0.55</text:p>
          </table:table-cell>
          <table:table-cell office:value-type="float" office:value="4.7660311958" calcext:value-type="float">
            <text:p>4.7660311958</text:p>
          </table:table-cell>
          <table:table-cell office:value-type="float" office:value="-0.0106034728" calcext:value-type="float">
            <text:p>-0.0106034728</text:p>
          </table:table-cell>
          <table:table-cell office:value-type="float" office:value="95.6801562767" calcext:value-type="float">
            <text:p>95.6801562767</text:p>
          </table:table-cell>
          <table:table-cell office:value-type="float" office:value="2.27" calcext:value-type="float">
            <text:p>2.27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43285145" calcext:value-type="float">
            <text:p>1.2943285145</text:p>
          </table:table-cell>
          <table:table-cell office:value-type="float" office:value="0.00295625" calcext:value-type="float">
            <text:p>0.00295625</text:p>
          </table:table-cell>
          <table:table-cell office:value-type="float" office:value="17.2898061067" calcext:value-type="float">
            <text:p>17.2898061067</text:p>
          </table:table-cell>
        </table:table-row>
        <table:table-row table:style-name="ro1">
          <table:table-cell office:value-type="string" calcext:value-type="string">
            <text:p>01/09/1939</text:p>
          </table:table-cell>
          <table:table-cell office:value-type="float" office:value="12.77" calcext:value-type="float">
            <text:p>12.77</text:p>
          </table:table-cell>
          <table:table-cell office:value-type="float" office:value="0.56" calcext:value-type="float">
            <text:p>0.56</text:p>
          </table:table-cell>
          <table:table-cell office:value-type="float" office:value="4.3852779953" calcext:value-type="float">
            <text:p>4.3852779953</text:p>
          </table:table-cell>
          <table:table-cell office:value-type="float" office:value="0.1106296938" calcext:value-type="float">
            <text:p>0.1106296938</text:p>
          </table:table-cell>
          <table:table-cell office:value-type="float" office:value="106.2652226701" calcext:value-type="float">
            <text:p>106.2652226701</text:p>
          </table:table-cell>
          <table:table-cell office:value-type="float" office:value="2.26" calcext:value-type="float">
            <text:p>2.26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57037385" calcext:value-type="float">
            <text:p>1.2957037385</text:p>
          </table:table-cell>
          <table:table-cell office:value-type="float" office:value="0.0029458333" calcext:value-type="float">
            <text:p>0.0029458333</text:p>
          </table:table-cell>
          <table:table-cell office:value-type="float" office:value="17.3407389938" calcext:value-type="float">
            <text:p>17.3407389938</text:p>
          </table:table-cell>
        </table:table-row>
        <table:table-row table:style-name="ro1">
          <table:table-cell office:value-type="string" calcext:value-type="string">
            <text:p>01/10/1939</text:p>
          </table:table-cell>
          <table:table-cell office:value-type="float" office:value="12.9" calcext:value-type="float">
            <text:p>12.9</text:p>
          </table:table-cell>
          <table:table-cell office:value-type="float" office:value="0.58" calcext:value-type="float">
            <text:p>0.58</text:p>
          </table:table-cell>
          <table:table-cell office:value-type="float" office:value="4.496124031" calcext:value-type="float">
            <text:p>4.496124031</text:p>
          </table:table-cell>
          <table:table-cell office:value-type="float" office:value="0.0139650222" calcext:value-type="float">
            <text:p>0.0139650222</text:p>
          </table:table-cell>
          <table:table-cell office:value-type="float" office:value="107.7492188625" calcext:value-type="float">
            <text:p>107.7492188625</text:p>
          </table:table-cell>
          <table:table-cell office:value-type="float" office:value="2.25" calcext:value-type="float">
            <text:p>2.2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70804237" calcext:value-type="float">
            <text:p>1.2970804237</text:p>
          </table:table-cell>
          <table:table-cell office:value-type="float" office:value="0.0029354167" calcext:value-type="float">
            <text:p>0.0029354167</text:p>
          </table:table-cell>
          <table:table-cell office:value-type="float" office:value="17.3916412881" calcext:value-type="float">
            <text:p>17.3916412881</text:p>
          </table:table-cell>
        </table:table-row>
        <table:table-row table:style-name="ro1">
          <table:table-cell office:value-type="string" calcext:value-type="string">
            <text:p>01/11/1939</text:p>
          </table:table-cell>
          <table:table-cell office:value-type="float" office:value="12.67" calcext:value-type="float">
            <text:p>12.67</text:p>
          </table:table-cell>
          <table:table-cell office:value-type="float" office:value="0.6" calcext:value-type="float">
            <text:p>0.6</text:p>
          </table:table-cell>
          <table:table-cell office:value-type="float" office:value="4.7355958958" calcext:value-type="float">
            <text:p>4.7355958958</text:p>
          </table:table-cell>
          <table:table-cell office:value-type="float" office:value="-0.0139534884" calcext:value-type="float">
            <text:p>-0.0139534884</text:p>
          </table:table-cell>
          <table:table-cell office:value-type="float" office:value="106.24574139" calcext:value-type="float">
            <text:p>106.24574139</text:p>
          </table:table-cell>
          <table:table-cell office:value-type="float" office:value="2.24" calcext:value-type="float">
            <text:p>2.24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84585717" calcext:value-type="float">
            <text:p>1.2984585717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17.4425118388" calcext:value-type="float">
            <text:p>17.4425118388</text:p>
          </table:table-cell>
        </table:table-row>
        <table:table-row table:style-name="ro1">
          <table:table-cell office:value-type="string" calcext:value-type="string">
            <text:p>01/12/1939</text:p>
          </table:table-cell>
          <table:table-cell office:value-type="float" office:value="12.37" calcext:value-type="float">
            <text:p>12.37</text:p>
          </table:table-cell>
          <table:table-cell office:value-type="float" office:value="0.62" calcext:value-type="float">
            <text:p>0.62</text:p>
          </table:table-cell>
          <table:table-cell office:value-type="float" office:value="5.0121261116" calcext:value-type="float">
            <text:p>5.0121261116</text:p>
          </table:table-cell>
          <table:table-cell office:value-type="float" office:value="-0.0196001052" calcext:value-type="float">
            <text:p>-0.0196001052</text:p>
          </table:table-cell>
          <table:table-cell office:value-type="float" office:value="104.1633136779" calcext:value-type="float">
            <text:p>104.1633136779</text:p>
          </table:table-cell>
          <table:table-cell office:value-type="float" office:value="2.22" calcext:value-type="float">
            <text:p>2.22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2998381839" calcext:value-type="float">
            <text:p>1.2998381839</text:p>
          </table:table-cell>
          <table:table-cell office:value-type="float" office:value="0.0029145833" calcext:value-type="float">
            <text:p>0.0029145833</text:p>
          </table:table-cell>
          <table:table-cell office:value-type="float" office:value="17.4933494931" calcext:value-type="float">
            <text:p>17.4933494931</text:p>
          </table:table-cell>
        </table:table-row>
        <table:table-row table:style-name="ro1">
          <table:table-cell office:value-type="string" calcext:value-type="string">
            <text:p>01/01/1940</text:p>
          </table:table-cell>
          <table:table-cell office:value-type="float" office:value="12.3" calcext:value-type="float">
            <text:p>12.3</text:p>
          </table:table-cell>
          <table:table-cell office:value-type="float" office:value="0.62" calcext:value-type="float">
            <text:p>0.62</text:p>
          </table:table-cell>
          <table:table-cell office:value-type="float" office:value="5.0406504065" calcext:value-type="float">
            <text:p>5.0406504065</text:p>
          </table:table-cell>
          <table:table-cell office:value-type="float" office:value="-0.0014596268" calcext:value-type="float">
            <text:p>-0.0014596268</text:p>
          </table:table-cell>
          <table:table-cell office:value-type="float" office:value="104.0112741152" calcext:value-type="float">
            <text:p>104.0112741152</text:p>
          </table:table-cell>
          <table:table-cell office:value-type="float" office:value="2.21" calcext:value-type="float">
            <text:p>2.21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.301219262" calcext:value-type="float">
            <text:p>1.301219262</text:p>
          </table:table-cell>
          <table:table-cell office:value-type="float" office:value="0.0029041667" calcext:value-type="float">
            <text:p>0.0029041667</text:p>
          </table:table-cell>
          <table:table-cell office:value-type="float" office:value="17.5441530956" calcext:value-type="float">
            <text:p>17.5441530956</text:p>
          </table:table-cell>
        </table:table-row>
        <table:table-row table:style-name="ro1">
          <table:table-cell office:value-type="string" calcext:value-type="string">
            <text:p>01/02/1940</text:p>
          </table:table-cell>
          <table:table-cell office:value-type="float" office:value="12.22" calcext:value-type="float">
            <text:p>12.22</text:p>
          </table:table-cell>
          <table:table-cell office:value-type="float" office:value="0.63" calcext:value-type="float">
            <text:p>0.63</text:p>
          </table:table-cell>
          <table:table-cell office:value-type="float" office:value="5.1554828151" calcext:value-type="float">
            <text:p>5.1554828151</text:p>
          </table:table-cell>
          <table:table-cell office:value-type="float" office:value="-0.0022583537" calcext:value-type="float">
            <text:p>-0.0022583537</text:p>
          </table:table-cell>
          <table:table-cell office:value-type="float" office:value="103.7763798738" calcext:value-type="float">
            <text:p>103.7763798738</text:p>
          </table:table-cell>
          <table:table-cell office:value-type="float" office:value="2.19" calcext:value-type="float">
            <text:p>2.19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036156741" calcext:value-type="float">
            <text:p>1.3036156741</text:p>
          </table:table-cell>
          <table:table-cell office:value-type="float" office:value="0.0036652778" calcext:value-type="float">
            <text:p>0.0036652778</text:p>
          </table:table-cell>
          <table:table-cell office:value-type="float" office:value="17.6084572901" calcext:value-type="float">
            <text:p>17.6084572901</text:p>
          </table:table-cell>
        </table:table-row>
        <table:table-row table:style-name="ro1">
          <table:table-cell office:value-type="string" calcext:value-type="string">
            <text:p>01/03/1940</text:p>
          </table:table-cell>
          <table:table-cell office:value-type="float" office:value="12.15" calcext:value-type="float">
            <text:p>12.15</text:p>
          </table:table-cell>
          <table:table-cell office:value-type="float" office:value="0.63" calcext:value-type="float">
            <text:p>0.63</text:p>
          </table:table-cell>
          <table:table-cell office:value-type="float" office:value="5.1851851852" calcext:value-type="float">
            <text:p>5.1851851852</text:p>
          </table:table-cell>
          <table:table-cell office:value-type="float" office:value="-0.0014320786" calcext:value-type="float">
            <text:p>-0.0014320786</text:p>
          </table:table-cell>
          <table:table-cell office:value-type="float" office:value="103.6277639452" calcext:value-type="float">
            <text:p>103.6277639452</text:p>
          </table:table-cell>
          <table:table-cell office:value-type="float" office:value="2.17" calcext:value-type="float">
            <text:p>2.17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060164997" calcext:value-type="float">
            <text:p>1.3060164997</text:p>
          </table:table-cell>
          <table:table-cell office:value-type="float" office:value="0.0036472222" calcext:value-type="float">
            <text:p>0.0036472222</text:p>
          </table:table-cell>
          <table:table-cell office:value-type="float" office:value="17.6726792468" calcext:value-type="float">
            <text:p>17.6726792468</text:p>
          </table:table-cell>
        </table:table-row>
        <table:table-row table:style-name="ro1">
          <table:table-cell office:value-type="string" calcext:value-type="string">
            <text:p>01/04/1940</text:p>
          </table:table-cell>
          <table:table-cell office:value-type="float" office:value="12.27" calcext:value-type="float">
            <text:p>12.27</text:p>
          </table:table-cell>
          <table:table-cell office:value-type="float" office:value="0.64" calcext:value-type="float">
            <text:p>0.64</text:p>
          </table:table-cell>
          <table:table-cell office:value-type="float" office:value="5.2159739201" calcext:value-type="float">
            <text:p>5.2159739201</text:p>
          </table:table-cell>
          <table:table-cell office:value-type="float" office:value="0.0142432579" calcext:value-type="float">
            <text:p>0.0142432579</text:p>
          </table:table-cell>
          <table:table-cell office:value-type="float" office:value="105.1037609113" calcext:value-type="float">
            <text:p>105.1037609113</text:p>
          </table:table-cell>
          <table:table-cell office:value-type="float" office:value="2.15" calcext:value-type="float">
            <text:p>2.15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084217467" calcext:value-type="float">
            <text:p>1.3084217467</text:p>
          </table:table-cell>
          <table:table-cell office:value-type="float" office:value="0.0036291667" calcext:value-type="float">
            <text:p>0.0036291667</text:p>
          </table:table-cell>
          <table:table-cell office:value-type="float" office:value="17.7368163453" calcext:value-type="float">
            <text:p>17.7368163453</text:p>
          </table:table-cell>
        </table:table-row>
        <table:table-row table:style-name="ro1">
          <table:table-cell office:value-type="string" calcext:value-type="string">
            <text:p>01/05/1940</text:p>
          </table:table-cell>
          <table:table-cell office:value-type="float" office:value="10.58" calcext:value-type="float">
            <text:p>10.58</text:p>
          </table:table-cell>
          <table:table-cell office:value-type="float" office:value="0.64" calcext:value-type="float">
            <text:p>0.64</text:p>
          </table:table-cell>
          <table:table-cell office:value-type="float" office:value="6.0491493384" calcext:value-type="float">
            <text:p>6.0491493384</text:p>
          </table:table-cell>
          <table:table-cell office:value-type="float" office:value="-0.1333650299" calcext:value-type="float">
            <text:p>-0.1333650299</text:p>
          </table:table-cell>
          <table:table-cell office:value-type="float" office:value="91.0865946966" calcext:value-type="float">
            <text:p>91.0865946966</text:p>
          </table:table-cell>
          <table:table-cell office:value-type="float" office:value="2.12" calcext:value-type="float">
            <text:p>2.12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108314234" calcext:value-type="float">
            <text:p>1.3108314234</text:p>
          </table:table-cell>
          <table:table-cell office:value-type="float" office:value="0.0036111111" calcext:value-type="float">
            <text:p>0.0036111111</text:p>
          </table:table-cell>
          <table:table-cell office:value-type="float" office:value="17.8008659598" calcext:value-type="float">
            <text:p>17.8008659598</text:p>
          </table:table-cell>
        </table:table-row>
        <table:table-row table:style-name="ro1">
          <table:table-cell office:value-type="string" calcext:value-type="string">
            <text:p>01/06/1940</text:p>
          </table:table-cell>
          <table:table-cell office:value-type="float" office:value="9.67" calcext:value-type="float">
            <text:p>9.67</text:p>
          </table:table-cell>
          <table:table-cell office:value-type="float" office:value="0.65" calcext:value-type="float">
            <text:p>0.65</text:p>
          </table:table-cell>
          <table:table-cell office:value-type="float" office:value="6.721820062" calcext:value-type="float">
            <text:p>6.721820062</text:p>
          </table:table-cell>
          <table:table-cell office:value-type="float" office:value="-0.0808916194" calcext:value-type="float">
            <text:p>-0.0808916194</text:p>
          </table:table-cell>
          <table:table-cell office:value-type="float" office:value="83.7184525452" calcext:value-type="float">
            <text:p>83.7184525452</text:p>
          </table:table-cell>
          <table:table-cell office:value-type="float" office:value="2.1" calcext:value-type="float">
            <text:p>2.1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13245538" calcext:value-type="float">
            <text:p>1.313245538</text:p>
          </table:table-cell>
          <table:table-cell office:value-type="float" office:value="0.0035930556" calcext:value-type="float">
            <text:p>0.0035930556</text:p>
          </table:table-cell>
          <table:table-cell office:value-type="float" office:value="17.8648254602" calcext:value-type="float">
            <text:p>17.8648254602</text:p>
          </table:table-cell>
        </table:table-row>
        <table:table-row table:style-name="ro1">
          <table:table-cell office:value-type="string" calcext:value-type="string">
            <text:p>01/07/1940</text:p>
          </table:table-cell>
          <table:table-cell office:value-type="float" office:value="9.99" calcext:value-type="float">
            <text:p>9.99</text:p>
          </table:table-cell>
          <table:table-cell office:value-type="float" office:value="0.66" calcext:value-type="float">
            <text:p>0.66</text:p>
          </table:table-cell>
          <table:table-cell office:value-type="float" office:value="6.6066066066" calcext:value-type="float">
            <text:p>6.6066066066</text:p>
          </table:table-cell>
          <table:table-cell office:value-type="float" office:value="0.0387510083" calcext:value-type="float">
            <text:p>0.0387510083</text:p>
          </table:table-cell>
          <table:table-cell office:value-type="float" office:value="86.9626269924" calcext:value-type="float">
            <text:p>86.9626269924</text:p>
          </table:table-cell>
          <table:table-cell office:value-type="float" office:value="2.08" calcext:value-type="float">
            <text:p>2.08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156640985" calcext:value-type="float">
            <text:p>1.3156640985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7.9286922112" calcext:value-type="float">
            <text:p>17.9286922112</text:p>
          </table:table-cell>
        </table:table-row>
        <table:table-row table:style-name="ro1">
          <table:table-cell office:value-type="string" calcext:value-type="string">
            <text:p>01/08/1940</text:p>
          </table:table-cell>
          <table:table-cell office:value-type="float" office:value="10.2" calcext:value-type="float">
            <text:p>10.2</text:p>
          </table:table-cell>
          <table:table-cell office:value-type="float" office:value="0.66" calcext:value-type="float">
            <text:p>0.66</text:p>
          </table:table-cell>
          <table:table-cell office:value-type="float" office:value="6.4705882353" calcext:value-type="float">
            <text:p>6.4705882353</text:p>
          </table:table-cell>
          <table:table-cell office:value-type="float" office:value="0.0265543293" calcext:value-type="float">
            <text:p>0.0265543293</text:p>
          </table:table-cell>
          <table:table-cell office:value-type="float" office:value="89.2718612289" calcext:value-type="float">
            <text:p>89.2718612289</text:p>
          </table:table-cell>
          <table:table-cell office:value-type="float" office:value="2.06" calcext:value-type="float">
            <text:p>2.06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180871132" calcext:value-type="float">
            <text:p>1.3180871132</text:p>
          </table:table-cell>
          <table:table-cell office:value-type="float" office:value="0.0035569444" calcext:value-type="float">
            <text:p>0.0035569444</text:p>
          </table:table-cell>
          <table:table-cell office:value-type="float" office:value="17.9924635733" calcext:value-type="float">
            <text:p>17.9924635733</text:p>
          </table:table-cell>
        </table:table-row>
        <table:table-row table:style-name="ro1">
          <table:table-cell office:value-type="string" calcext:value-type="string">
            <text:p>01/09/1940</text:p>
          </table:table-cell>
          <table:table-cell office:value-type="float" office:value="10.63" calcext:value-type="float">
            <text:p>10.63</text:p>
          </table:table-cell>
          <table:table-cell office:value-type="float" office:value="0.67" calcext:value-type="float">
            <text:p>0.67</text:p>
          </table:table-cell>
          <table:table-cell office:value-type="float" office:value="6.3029162747" calcext:value-type="float">
            <text:p>6.3029162747</text:p>
          </table:table-cell>
          <table:table-cell office:value-type="float" office:value="0.047630719" calcext:value-type="float">
            <text:p>0.047630719</text:p>
          </table:table-cell>
          <table:table-cell office:value-type="float" office:value="93.5239441616" calcext:value-type="float">
            <text:p>93.5239441616</text:p>
          </table:table-cell>
          <table:table-cell office:value-type="float" office:value="2.04" calcext:value-type="float">
            <text:p>2.04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205145903" calcext:value-type="float">
            <text:p>1.3205145903</text:p>
          </table:table-cell>
          <table:table-cell office:value-type="float" office:value="0.0035388889" calcext:value-type="float">
            <text:p>0.0035388889</text:p>
          </table:table-cell>
          <table:table-cell office:value-type="float" office:value="18.0561369028" calcext:value-type="float">
            <text:p>18.0561369028</text:p>
          </table:table-cell>
        </table:table-row>
        <table:table-row table:style-name="ro1">
          <table:table-cell office:value-type="string" calcext:value-type="string">
            <text:p>01/10/1940</text:p>
          </table:table-cell>
          <table:table-cell office:value-type="float" office:value="10.73" calcext:value-type="float">
            <text:p>10.73</text:p>
          </table:table-cell>
          <table:table-cell office:value-type="float" office:value="0.67" calcext:value-type="float">
            <text:p>0.67</text:p>
          </table:table-cell>
          <table:table-cell office:value-type="float" office:value="6.2441752097" calcext:value-type="float">
            <text:p>6.2441752097</text:p>
          </table:table-cell>
          <table:table-cell office:value-type="float" office:value="0.014659768" calcext:value-type="float">
            <text:p>0.014659768</text:p>
          </table:table-cell>
          <table:table-cell office:value-type="float" office:value="94.894983481" calcext:value-type="float">
            <text:p>94.894983481</text:p>
          </table:table-cell>
          <table:table-cell office:value-type="float" office:value="2.02" calcext:value-type="float">
            <text:p>2.02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22946538" calcext:value-type="float">
            <text:p>1.322946538</text:p>
          </table:table-cell>
          <table:table-cell office:value-type="float" office:value="0.0035208333" calcext:value-type="float">
            <text:p>0.0035208333</text:p>
          </table:table-cell>
          <table:table-cell office:value-type="float" office:value="18.1197095514" calcext:value-type="float">
            <text:p>18.1197095514</text:p>
          </table:table-cell>
        </table:table-row>
        <table:table-row table:style-name="ro1">
          <table:table-cell office:value-type="string" calcext:value-type="string">
            <text:p>01/11/1940</text:p>
          </table:table-cell>
          <table:table-cell office:value-type="float" office:value="10.98" calcext:value-type="float">
            <text:p>10.98</text:p>
          </table:table-cell>
          <table:table-cell office:value-type="float" office:value="0.67" calcext:value-type="float">
            <text:p>0.67</text:p>
          </table:table-cell>
          <table:table-cell office:value-type="float" office:value="6.102003643" calcext:value-type="float">
            <text:p>6.102003643</text:p>
          </table:table-cell>
          <table:table-cell office:value-type="float" office:value="0.0285026406" calcext:value-type="float">
            <text:p>0.0285026406</text:p>
          </table:table-cell>
          <table:table-cell office:value-type="float" office:value="97.5997410872" calcext:value-type="float">
            <text:p>97.5997410872</text:p>
          </table:table-cell>
          <table:table-cell office:value-type="float" office:value="1.99" calcext:value-type="float">
            <text:p>1.99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253829646" calcext:value-type="float">
            <text:p>1.3253829646</text:p>
          </table:table-cell>
          <table:table-cell office:value-type="float" office:value="0.0035027778" calcext:value-type="float">
            <text:p>0.0035027778</text:p>
          </table:table-cell>
          <table:table-cell office:value-type="float" office:value="18.1831788674" calcext:value-type="float">
            <text:p>18.1831788674</text:p>
          </table:table-cell>
        </table:table-row>
        <table:table-row table:style-name="ro1">
          <table:table-cell office:value-type="string" calcext:value-type="string">
            <text:p>01/12/1940</text:p>
          </table:table-cell>
          <table:table-cell office:value-type="float" office:value="10.53" calcext:value-type="float">
            <text:p>10.53</text:p>
          </table:table-cell>
          <table:table-cell office:value-type="float" office:value="0.67" calcext:value-type="float">
            <text:p>0.67</text:p>
          </table:table-cell>
          <table:table-cell office:value-type="float" office:value="6.3627730294" calcext:value-type="float">
            <text:p>6.3627730294</text:p>
          </table:table-cell>
          <table:table-cell office:value-type="float" office:value="-0.0358986035" calcext:value-type="float">
            <text:p>-0.0358986035</text:p>
          </table:table-cell>
          <table:table-cell office:value-type="float" office:value="94.0960466781" calcext:value-type="float">
            <text:p>94.0960466781</text:p>
          </table:table-cell>
          <table:table-cell office:value-type="float" office:value="1.97" calcext:value-type="float">
            <text:p>1.97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278238782" calcext:value-type="float">
            <text:p>1.3278238782</text:p>
          </table:table-cell>
          <table:table-cell office:value-type="float" office:value="0.0034847222" calcext:value-type="float">
            <text:p>0.0034847222</text:p>
          </table:table-cell>
          <table:table-cell office:value-type="float" office:value="18.2465421949" calcext:value-type="float">
            <text:p>18.2465421949</text:p>
          </table:table-cell>
        </table:table-row>
        <table:table-row table:style-name="ro1">
          <table:table-cell office:value-type="string" calcext:value-type="string">
            <text:p>01/01/1941</text:p>
          </table:table-cell>
          <table:table-cell office:value-type="float" office:value="10.55" calcext:value-type="float">
            <text:p>10.55</text:p>
          </table:table-cell>
          <table:table-cell office:value-type="float" office:value="0.67" calcext:value-type="float">
            <text:p>0.67</text:p>
          </table:table-cell>
          <table:table-cell office:value-type="float" office:value="6.3507109005" calcext:value-type="float">
            <text:p>6.3507109005</text:p>
          </table:table-cell>
          <table:table-cell office:value-type="float" office:value="0.0072280231" calcext:value-type="float">
            <text:p>0.0072280231</text:p>
          </table:table-cell>
          <table:table-cell office:value-type="float" office:value="94.7761750779" calcext:value-type="float">
            <text:p>94.7761750779</text:p>
          </table:table-cell>
          <table:table-cell office:value-type="float" office:value="1.95" calcext:value-type="float">
            <text:p>1.95</text:p>
          </table:table-cell>
          <table:table-cell office:value-type="float" office:value="0.0018416667" calcext:value-type="float">
            <text:p>0.0018416667</text:p>
          </table:table-cell>
          <table:table-cell office:value-type="float" office:value="1.3302692872" calcext:value-type="float">
            <text:p>1.3302692872</text:p>
          </table:table-cell>
          <table:table-cell office:value-type="float" office:value="0.0034666667" calcext:value-type="float">
            <text:p>0.0034666667</text:p>
          </table:table-cell>
          <table:table-cell office:value-type="float" office:value="18.3097968745" calcext:value-type="float">
            <text:p>18.3097968745</text:p>
          </table:table-cell>
        </table:table-row>
        <table:table-row table:style-name="ro1">
          <table:table-cell office:value-type="string" calcext:value-type="string">
            <text:p>01/02/1941</text:p>
          </table:table-cell>
          <table:table-cell office:value-type="float" office:value="9.89" calcext:value-type="float">
            <text:p>9.89</text:p>
          </table:table-cell>
          <table:table-cell office:value-type="float" office:value="0.68" calcext:value-type="float">
            <text:p>0.68</text:p>
          </table:table-cell>
          <table:table-cell office:value-type="float" office:value="6.8756319515" calcext:value-type="float">
            <text:p>6.8756319515</text:p>
          </table:table-cell>
          <table:table-cell office:value-type="float" office:value="-0.0572143207" calcext:value-type="float">
            <text:p>-0.0572143207</text:p>
          </table:table-cell>
          <table:table-cell office:value-type="float" office:value="89.3536206028" calcext:value-type="float">
            <text:p>89.3536206028</text:p>
          </table:table-cell>
          <table:table-cell office:value-type="float" office:value="1.99" calcext:value-type="float">
            <text:p>1.99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254636894" calcext:value-type="float">
            <text:p>1.3254636894</text:p>
          </table:table-cell>
          <table:table-cell office:value-type="float" office:value="-0.0019520833" calcext:value-type="float">
            <text:p>-0.0019520833</text:p>
          </table:table-cell>
          <table:table-cell office:value-type="float" office:value="18.2740546252" calcext:value-type="float">
            <text:p>18.2740546252</text:p>
          </table:table-cell>
        </table:table-row>
        <table:table-row table:style-name="ro1">
          <table:table-cell office:value-type="string" calcext:value-type="string">
            <text:p>01/03/1941</text:p>
          </table:table-cell>
          <table:table-cell office:value-type="float" office:value="9.95" calcext:value-type="float">
            <text:p>9.95</text:p>
          </table:table-cell>
          <table:table-cell office:value-type="float" office:value="0.68" calcext:value-type="float">
            <text:p>0.68</text:p>
          </table:table-cell>
          <table:table-cell office:value-type="float" office:value="6.8341708543" calcext:value-type="float">
            <text:p>6.8341708543</text:p>
          </table:table-cell>
          <table:table-cell office:value-type="float" office:value="0.0117964274" calcext:value-type="float">
            <text:p>0.0117964274</text:p>
          </table:table-cell>
          <table:table-cell office:value-type="float" office:value="90.4076740983" calcext:value-type="float">
            <text:p>90.4076740983</text:p>
          </table:table-cell>
          <table:table-cell office:value-type="float" office:value="2.04" calcext:value-type="float">
            <text:p>2.04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206754518" calcext:value-type="float">
            <text:p>1.3206754518</text:p>
          </table:table-cell>
          <table:table-cell office:value-type="float" office:value="-0.0019166667" calcext:value-type="float">
            <text:p>-0.0019166667</text:p>
          </table:table-cell>
          <table:table-cell office:value-type="float" office:value="18.2390293538" calcext:value-type="float">
            <text:p>18.2390293538</text:p>
          </table:table-cell>
        </table:table-row>
        <table:table-row table:style-name="ro1">
          <table:table-cell office:value-type="string" calcext:value-type="string">
            <text:p>01/04/1941</text:p>
          </table:table-cell>
          <table:table-cell office:value-type="float" office:value="9.64" calcext:value-type="float">
            <text:p>9.64</text:p>
          </table:table-cell>
          <table:table-cell office:value-type="float" office:value="0.68" calcext:value-type="float">
            <text:p>0.68</text:p>
          </table:table-cell>
          <table:table-cell office:value-type="float" office:value="7.0539419087" calcext:value-type="float">
            <text:p>7.0539419087</text:p>
          </table:table-cell>
          <table:table-cell office:value-type="float" office:value="-0.0254327219" calcext:value-type="float">
            <text:p>-0.0254327219</text:p>
          </table:table-cell>
          <table:table-cell office:value-type="float" office:value="88.1083608614" calcext:value-type="float">
            <text:p>88.1083608614</text:p>
          </table:table-cell>
          <table:table-cell office:value-type="float" office:value="2.08" calcext:value-type="float">
            <text:p>2.08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159045117" calcext:value-type="float">
            <text:p>1.3159045117</text:p>
          </table:table-cell>
          <table:table-cell office:value-type="float" office:value="-0.00188125" calcext:value-type="float">
            <text:p>-0.00188125</text:p>
          </table:table-cell>
          <table:table-cell office:value-type="float" office:value="18.2047171798" calcext:value-type="float">
            <text:p>18.2047171798</text:p>
          </table:table-cell>
        </table:table-row>
        <table:table-row table:style-name="ro1">
          <table:table-cell office:value-type="string" calcext:value-type="string">
            <text:p>01/05/1941</text:p>
          </table:table-cell>
          <table:table-cell office:value-type="float" office:value="9.43" calcext:value-type="float">
            <text:p>9.43</text:p>
          </table:table-cell>
          <table:table-cell office:value-type="float" office:value="0.69" calcext:value-type="float">
            <text:p>0.69</text:p>
          </table:table-cell>
          <table:table-cell office:value-type="float" office:value="7.3170731707" calcext:value-type="float">
            <text:p>7.3170731707</text:p>
          </table:table-cell>
          <table:table-cell office:value-type="float" office:value="-0.0158483143" calcext:value-type="float">
            <text:p>-0.0158483143</text:p>
          </table:table-cell>
          <table:table-cell office:value-type="float" office:value="86.7119918647" calcext:value-type="float">
            <text:p>86.7119918647</text:p>
          </table:table-cell>
          <table:table-cell office:value-type="float" office:value="2.12" calcext:value-type="float">
            <text:p>2.12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111508067" calcext:value-type="float">
            <text:p>1.3111508067</text:p>
          </table:table-cell>
          <table:table-cell office:value-type="float" office:value="-0.0018458333" calcext:value-type="float">
            <text:p>-0.0018458333</text:p>
          </table:table-cell>
          <table:table-cell office:value-type="float" office:value="18.171114306" calcext:value-type="float">
            <text:p>18.171114306</text:p>
          </table:table-cell>
        </table:table-row>
        <table:table-row table:style-name="ro1">
          <table:table-cell office:value-type="string" calcext:value-type="string">
            <text:p>01/06/1941</text:p>
          </table:table-cell>
          <table:table-cell office:value-type="float" office:value="9.76" calcext:value-type="float">
            <text:p>9.76</text:p>
          </table:table-cell>
          <table:table-cell office:value-type="float" office:value="0.69" calcext:value-type="float">
            <text:p>0.69</text:p>
          </table:table-cell>
          <table:table-cell office:value-type="float" office:value="7.0696721311" calcext:value-type="float">
            <text:p>7.0696721311</text:p>
          </table:table-cell>
          <table:table-cell office:value-type="float" office:value="0.0410922587" calcext:value-type="float">
            <text:p>0.0410922587</text:p>
          </table:table-cell>
          <table:table-cell office:value-type="float" office:value="90.275183471" calcext:value-type="float">
            <text:p>90.275183471</text:p>
          </table:table-cell>
          <table:table-cell office:value-type="float" office:value="2.16" calcext:value-type="float">
            <text:p>2.16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064142744" calcext:value-type="float">
            <text:p>1.3064142744</text:p>
          </table:table-cell>
          <table:table-cell office:value-type="float" office:value="-0.0018104167" calcext:value-type="float">
            <text:p>-0.0018104167</text:p>
          </table:table-cell>
          <table:table-cell office:value-type="float" office:value="18.1382170178" calcext:value-type="float">
            <text:p>18.1382170178</text:p>
          </table:table-cell>
        </table:table-row>
        <table:table-row table:style-name="ro1">
          <table:table-cell office:value-type="string" calcext:value-type="string">
            <text:p>01/07/1941</text:p>
          </table:table-cell>
          <table:table-cell office:value-type="float" office:value="10.26" calcext:value-type="float">
            <text:p>10.26</text:p>
          </table:table-cell>
          <table:table-cell office:value-type="float" office:value="0.69" calcext:value-type="float">
            <text:p>0.69</text:p>
          </table:table-cell>
          <table:table-cell office:value-type="float" office:value="6.7251461988" calcext:value-type="float">
            <text:p>6.7251461988</text:p>
          </table:table-cell>
          <table:table-cell office:value-type="float" office:value="0.0571493596" calcext:value-type="float">
            <text:p>0.0571493596</text:p>
          </table:table-cell>
          <table:table-cell office:value-type="float" office:value="95.4343523969" calcext:value-type="float">
            <text:p>95.4343523969</text:p>
          </table:table-cell>
          <table:table-cell office:value-type="float" office:value="2.21" calcext:value-type="float">
            <text:p>2.21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3016948528" calcext:value-type="float">
            <text:p>1.3016948528</text:p>
          </table:table-cell>
          <table:table-cell office:value-type="float" office:value="-0.001775" calcext:value-type="float">
            <text:p>-0.001775</text:p>
          </table:table-cell>
          <table:table-cell office:value-type="float" office:value="18.1060216826" calcext:value-type="float">
            <text:p>18.1060216826</text:p>
          </table:table-cell>
        </table:table-row>
        <table:table-row table:style-name="ro1">
          <table:table-cell office:value-type="string" calcext:value-type="string">
            <text:p>01/08/1941</text:p>
          </table:table-cell>
          <table:table-cell office:value-type="float" office:value="10.21" calcext:value-type="float">
            <text:p>10.21</text:p>
          </table:table-cell>
          <table:table-cell office:value-type="float" office:value="0.7" calcext:value-type="float">
            <text:p>0.7</text:p>
          </table:table-cell>
          <table:table-cell office:value-type="float" office:value="6.8560235064" calcext:value-type="float">
            <text:p>6.8560235064</text:p>
          </table:table-cell>
          <table:table-cell office:value-type="float" office:value="0.0007851446" calcext:value-type="float">
            <text:p>0.0007851446</text:p>
          </table:table-cell>
          <table:table-cell office:value-type="float" office:value="95.5092821609" calcext:value-type="float">
            <text:p>95.5092821609</text:p>
          </table:table-cell>
          <table:table-cell office:value-type="float" office:value="2.25" calcext:value-type="float">
            <text:p>2.25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969924801" calcext:value-type="float">
            <text:p>1.2969924801</text:p>
          </table:table-cell>
          <table:table-cell office:value-type="float" office:value="-0.0017395833" calcext:value-type="float">
            <text:p>-0.0017395833</text:p>
          </table:table-cell>
          <table:table-cell office:value-type="float" office:value="18.0745247491" calcext:value-type="float">
            <text:p>18.0745247491</text:p>
          </table:table-cell>
        </table:table-row>
        <table:table-row table:style-name="ro1">
          <table:table-cell office:value-type="string" calcext:value-type="string">
            <text:p>01/09/1941</text:p>
          </table:table-cell>
          <table:table-cell office:value-type="float" office:value="10.24" calcext:value-type="float">
            <text:p>10.24</text:p>
          </table:table-cell>
          <table:table-cell office:value-type="float" office:value="0.7" calcext:value-type="float">
            <text:p>0.7</text:p>
          </table:table-cell>
          <table:table-cell office:value-type="float" office:value="6.8359375" calcext:value-type="float">
            <text:p>6.8359375</text:p>
          </table:table-cell>
          <table:table-cell office:value-type="float" office:value="0.0086516487" calcext:value-type="float">
            <text:p>0.0086516487</text:p>
          </table:table-cell>
          <table:table-cell office:value-type="float" office:value="96.3355949188" calcext:value-type="float">
            <text:p>96.3355949188</text:p>
          </table:table-cell>
          <table:table-cell office:value-type="float" office:value="2.29" calcext:value-type="float">
            <text:p>2.29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923070948" calcext:value-type="float">
            <text:p>1.2923070948</text:p>
          </table:table-cell>
          <table:table-cell office:value-type="float" office:value="-0.0017041667" calcext:value-type="float">
            <text:p>-0.0017041667</text:p>
          </table:table-cell>
          <table:table-cell office:value-type="float" office:value="18.0437227465" calcext:value-type="float">
            <text:p>18.0437227465</text:p>
          </table:table-cell>
        </table:table-row>
        <table:table-row table:style-name="ro1">
          <table:table-cell office:value-type="string" calcext:value-type="string">
            <text:p>01/10/1941</text:p>
          </table:table-cell>
          <table:table-cell office:value-type="float" office:value="9.83" calcext:value-type="float">
            <text:p>9.83</text:p>
          </table:table-cell>
          <table:table-cell office:value-type="float" office:value="0.7" calcext:value-type="float">
            <text:p>0.7</text:p>
          </table:table-cell>
          <table:table-cell office:value-type="float" office:value="7.1210579858" calcext:value-type="float">
            <text:p>7.1210579858</text:p>
          </table:table-cell>
          <table:table-cell office:value-type="float" office:value="-0.0343153239" calcext:value-type="float">
            <text:p>-0.0343153239</text:p>
          </table:table-cell>
          <table:table-cell office:value-type="float" office:value="93.0298077767" calcext:value-type="float">
            <text:p>93.0298077767</text:p>
          </table:table-cell>
          <table:table-cell office:value-type="float" office:value="2.33" calcext:value-type="float">
            <text:p>2.33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876386354" calcext:value-type="float">
            <text:p>1.2876386354</text:p>
          </table:table-cell>
          <table:table-cell office:value-type="float" office:value="-0.00166875" calcext:value-type="float">
            <text:p>-0.00166875</text:p>
          </table:table-cell>
          <table:table-cell office:value-type="float" office:value="18.0136122842" calcext:value-type="float">
            <text:p>18.0136122842</text:p>
          </table:table-cell>
        </table:table-row>
        <table:table-row table:style-name="ro1">
          <table:table-cell office:value-type="string" calcext:value-type="string">
            <text:p>01/11/1941</text:p>
          </table:table-cell>
          <table:table-cell office:value-type="float" office:value="9.37" calcext:value-type="float">
            <text:p>9.37</text:p>
          </table:table-cell>
          <table:table-cell office:value-type="float" office:value="0.71" calcext:value-type="float">
            <text:p>0.71</text:p>
          </table:table-cell>
          <table:table-cell office:value-type="float" office:value="7.5773745998" calcext:value-type="float">
            <text:p>7.5773745998</text:p>
          </table:table-cell>
          <table:table-cell office:value-type="float" office:value="-0.0408047898" calcext:value-type="float">
            <text:p>-0.0408047898</text:p>
          </table:table-cell>
          <table:table-cell office:value-type="float" office:value="89.233746029" calcext:value-type="float">
            <text:p>89.233746029</text:p>
          </table:table-cell>
          <table:table-cell office:value-type="float" office:value="2.38" calcext:value-type="float">
            <text:p>2.38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829870409" calcext:value-type="float">
            <text:p>1.2829870409</text:p>
          </table:table-cell>
          <table:table-cell office:value-type="float" office:value="-0.0016333333" calcext:value-type="float">
            <text:p>-0.0016333333</text:p>
          </table:table-cell>
          <table:table-cell office:value-type="float" office:value="17.9841900508" calcext:value-type="float">
            <text:p>17.9841900508</text:p>
          </table:table-cell>
        </table:table-row>
        <table:table-row table:style-name="ro1">
          <table:table-cell office:value-type="string" calcext:value-type="string">
            <text:p>01/12/1941</text:p>
          </table:table-cell>
          <table:table-cell office:value-type="float" office:value="8.76" calcext:value-type="float">
            <text:p>8.76</text:p>
          </table:table-cell>
          <table:table-cell office:value-type="float" office:value="0.71" calcext:value-type="float">
            <text:p>0.71</text:p>
          </table:table-cell>
          <table:table-cell office:value-type="float" office:value="8.1050228311" calcext:value-type="float">
            <text:p>8.1050228311</text:p>
          </table:table-cell>
          <table:table-cell office:value-type="float" office:value="-0.0587869086" calcext:value-type="float">
            <text:p>-0.0587869086</text:p>
          </table:table-cell>
          <table:table-cell office:value-type="float" office:value="83.9879699595" calcext:value-type="float">
            <text:p>83.9879699595</text:p>
          </table:table-cell>
          <table:table-cell office:value-type="float" office:value="2.42" calcext:value-type="float">
            <text:p>2.42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783522502" calcext:value-type="float">
            <text:p>1.2783522502</text:p>
          </table:table-cell>
          <table:table-cell office:value-type="float" office:value="-0.0015979167" calcext:value-type="float">
            <text:p>-0.0015979167</text:p>
          </table:table-cell>
          <table:table-cell office:value-type="float" office:value="17.9554528137" calcext:value-type="float">
            <text:p>17.9554528137</text:p>
          </table:table-cell>
        </table:table-row>
        <table:table-row table:style-name="ro1">
          <table:table-cell office:value-type="string" calcext:value-type="string">
            <text:p>01/01/1942</text:p>
          </table:table-cell>
          <table:table-cell office:value-type="float" office:value="8.93" calcext:value-type="float">
            <text:p>8.93</text:p>
          </table:table-cell>
          <table:table-cell office:value-type="float" office:value="0.7" calcext:value-type="float">
            <text:p>0.7</text:p>
          </table:table-cell>
          <table:table-cell office:value-type="float" office:value="7.8387458007" calcext:value-type="float">
            <text:p>7.8387458007</text:p>
          </table:table-cell>
          <table:table-cell office:value-type="float" office:value="0.0260971556" calcext:value-type="float">
            <text:p>0.0260971556</text:p>
          </table:table-cell>
          <table:table-cell office:value-type="float" office:value="86.1798170828" calcext:value-type="float">
            <text:p>86.1798170828</text:p>
          </table:table-cell>
          <table:table-cell office:value-type="float" office:value="2.46" calcext:value-type="float">
            <text:p>2.46</text:p>
          </table:table-cell>
          <table:table-cell office:value-type="float" office:value="-0.0036125" calcext:value-type="float">
            <text:p>-0.0036125</text:p>
          </table:table-cell>
          <table:table-cell office:value-type="float" office:value="1.2737342027" calcext:value-type="float">
            <text:p>1.2737342027</text:p>
          </table:table-cell>
          <table:table-cell office:value-type="float" office:value="-0.0015625" calcext:value-type="float">
            <text:p>-0.0015625</text:p>
          </table:table-cell>
          <table:table-cell office:value-type="float" office:value="17.9273974187" calcext:value-type="float">
            <text:p>17.9273974187</text:p>
          </table:table-cell>
        </table:table-row>
        <table:table-row table:style-name="ro1">
          <table:table-cell office:value-type="string" calcext:value-type="string">
            <text:p>01/02/1942</text:p>
          </table:table-cell>
          <table:table-cell office:value-type="float" office:value="8.65" calcext:value-type="float">
            <text:p>8.65</text:p>
          </table:table-cell>
          <table:table-cell office:value-type="float" office:value="0.7" calcext:value-type="float">
            <text:p>0.7</text:p>
          </table:table-cell>
          <table:table-cell office:value-type="float" office:value="8.0924855491" calcext:value-type="float">
            <text:p>8.0924855491</text:p>
          </table:table-cell>
          <table:table-cell office:value-type="float" office:value="-0.0248537981" calcext:value-type="float">
            <text:p>-0.0248537981</text:p>
          </table:table-cell>
          <table:table-cell office:value-type="float" office:value="84.0379213122" calcext:value-type="float">
            <text:p>84.0379213122</text:p>
          </table:table-cell>
          <table:table-cell office:value-type="float" office:value="2.46" calcext:value-type="float">
            <text:p>2.46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36439798" calcext:value-type="float">
            <text:p>1.2736439798</text:p>
          </table:table-cell>
          <table:table-cell office:value-type="float" office:value="0.0019798611" calcext:value-type="float">
            <text:p>0.0019798611</text:p>
          </table:table-cell>
          <table:table-cell office:value-type="float" office:value="17.9628911757" calcext:value-type="float">
            <text:p>17.9628911757</text:p>
          </table:table-cell>
        </table:table-row>
        <table:table-row table:style-name="ro1">
          <table:table-cell office:value-type="string" calcext:value-type="string">
            <text:p>01/03/1942</text:p>
          </table:table-cell>
          <table:table-cell office:value-type="float" office:value="8.18" calcext:value-type="float">
            <text:p>8.18</text:p>
          </table:table-cell>
          <table:table-cell office:value-type="float" office:value="0.69" calcext:value-type="float">
            <text:p>0.69</text:p>
          </table:table-cell>
          <table:table-cell office:value-type="float" office:value="8.435207824" calcext:value-type="float">
            <text:p>8.435207824</text:p>
          </table:table-cell>
          <table:table-cell office:value-type="float" office:value="-0.0476878613" calcext:value-type="float">
            <text:p>-0.0476878613</text:p>
          </table:table-cell>
          <table:table-cell office:value-type="float" office:value="80.0303325791" calcext:value-type="float">
            <text:p>80.0303325791</text:p>
          </table:table-cell>
          <table:table-cell office:value-type="float" office:value="2.46" calcext:value-type="float">
            <text:p>2.46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35537634" calcext:value-type="float">
            <text:p>1.2735537634</text:p>
          </table:table-cell>
          <table:table-cell office:value-type="float" office:value="0.0019805556" calcext:value-type="float">
            <text:p>0.0019805556</text:p>
          </table:table-cell>
          <table:table-cell office:value-type="float" office:value="17.9984676796" calcext:value-type="float">
            <text:p>17.9984676796</text:p>
          </table:table-cell>
        </table:table-row>
        <table:table-row table:style-name="ro1">
          <table:table-cell office:value-type="string" calcext:value-type="string">
            <text:p>01/04/1942</text:p>
          </table:table-cell>
          <table:table-cell office:value-type="float" office:value="7.84" calcext:value-type="float">
            <text:p>7.84</text:p>
          </table:table-cell>
          <table:table-cell office:value-type="float" office:value="0.68" calcext:value-type="float">
            <text:p>0.68</text:p>
          </table:table-cell>
          <table:table-cell office:value-type="float" office:value="8.6734693878" calcext:value-type="float">
            <text:p>8.6734693878</text:p>
          </table:table-cell>
          <table:table-cell office:value-type="float" office:value="-0.0346373268" calcext:value-type="float">
            <text:p>-0.0346373268</text:p>
          </table:table-cell>
          <table:table-cell office:value-type="float" office:value="77.2582957946" calcext:value-type="float">
            <text:p>77.2582957946</text:p>
          </table:table-cell>
          <table:table-cell office:value-type="float" office:value="2.46" calcext:value-type="float">
            <text:p>2.46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34635533" calcext:value-type="float">
            <text:p>1.2734635533</text:p>
          </table:table-cell>
          <table:table-cell office:value-type="float" office:value="0.00198125" calcext:value-type="float">
            <text:p>0.00198125</text:p>
          </table:table-cell>
          <table:table-cell office:value-type="float" office:value="18.0341271437" calcext:value-type="float">
            <text:p>18.0341271437</text:p>
          </table:table-cell>
        </table:table-row>
        <table:table-row table:style-name="ro1">
          <table:table-cell office:value-type="string" calcext:value-type="string">
            <text:p>01/05/1942</text:p>
          </table:table-cell>
          <table:table-cell office:value-type="float" office:value="7.93" calcext:value-type="float">
            <text:p>7.93</text:p>
          </table:table-cell>
          <table:table-cell office:value-type="float" office:value="0.67" calcext:value-type="float">
            <text:p>0.67</text:p>
          </table:table-cell>
          <table:table-cell office:value-type="float" office:value="8.4489281211" calcext:value-type="float">
            <text:p>8.4489281211</text:p>
          </table:table-cell>
          <table:table-cell office:value-type="float" office:value="0.0186011905" calcext:value-type="float">
            <text:p>0.0186011905</text:p>
          </table:table-cell>
          <table:table-cell office:value-type="float" office:value="78.6953920705" calcext:value-type="float">
            <text:p>78.6953920705</text:p>
          </table:table-cell>
          <table:table-cell office:value-type="float" office:value="2.46" calcext:value-type="float">
            <text:p>2.46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33733497" calcext:value-type="float">
            <text:p>1.2733733497</text:p>
          </table:table-cell>
          <table:table-cell office:value-type="float" office:value="0.0019819444" calcext:value-type="float">
            <text:p>0.0019819444</text:p>
          </table:table-cell>
          <table:table-cell office:value-type="float" office:value="18.0698697818" calcext:value-type="float">
            <text:p>18.0698697818</text:p>
          </table:table-cell>
        </table:table-row>
        <table:table-row table:style-name="ro1">
          <table:table-cell office:value-type="string" calcext:value-type="string">
            <text:p>01/06/1942</text:p>
          </table:table-cell>
          <table:table-cell office:value-type="float" office:value="8.33" calcext:value-type="float">
            <text:p>8.33</text:p>
          </table:table-cell>
          <table:table-cell office:value-type="float" office:value="0.66" calcext:value-type="float">
            <text:p>0.66</text:p>
          </table:table-cell>
          <table:table-cell office:value-type="float" office:value="7.9231692677" calcext:value-type="float">
            <text:p>7.9231692677</text:p>
          </table:table-cell>
          <table:table-cell office:value-type="float" office:value="0.0573770492" calcext:value-type="float">
            <text:p>0.0573770492</text:p>
          </table:table-cell>
          <table:table-cell office:value-type="float" office:value="83.2107014516" calcext:value-type="float">
            <text:p>83.2107014516</text:p>
          </table:table-cell>
          <table:table-cell office:value-type="float" office:value="2.46" calcext:value-type="float">
            <text:p>2.46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32831524" calcext:value-type="float">
            <text:p>1.2732831524</text:p>
          </table:table-cell>
          <table:table-cell office:value-type="float" office:value="0.0019826389" calcext:value-type="float">
            <text:p>0.0019826389</text:p>
          </table:table-cell>
          <table:table-cell office:value-type="float" office:value="18.1056958083" calcext:value-type="float">
            <text:p>18.1056958083</text:p>
          </table:table-cell>
        </table:table-row>
        <table:table-row table:style-name="ro1">
          <table:table-cell office:value-type="string" calcext:value-type="string">
            <text:p>01/07/1942</text:p>
          </table:table-cell>
          <table:table-cell office:value-type="float" office:value="8.64" calcext:value-type="float">
            <text:p>8.64</text:p>
          </table:table-cell>
          <table:table-cell office:value-type="float" office:value="0.65" calcext:value-type="float">
            <text:p>0.65</text:p>
          </table:table-cell>
          <table:table-cell office:value-type="float" office:value="7.5231481481" calcext:value-type="float">
            <text:p>7.5231481481</text:p>
          </table:table-cell>
          <table:table-cell office:value-type="float" office:value="0.0436841437" calcext:value-type="float">
            <text:p>0.0436841437</text:p>
          </table:table-cell>
          <table:table-cell office:value-type="float" office:value="86.8456896877" calcext:value-type="float">
            <text:p>86.8456896877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31929615" calcext:value-type="float">
            <text:p>1.2731929615</text:p>
          </table:table-cell>
          <table:table-cell office:value-type="float" office:value="0.0019833333" calcext:value-type="float">
            <text:p>0.0019833333</text:p>
          </table:table-cell>
          <table:table-cell office:value-type="float" office:value="18.1416054384" calcext:value-type="float">
            <text:p>18.1416054384</text:p>
          </table:table-cell>
        </table:table-row>
        <table:table-row table:style-name="ro1">
          <table:table-cell office:value-type="string" calcext:value-type="string">
            <text:p>01/08/1942</text:p>
          </table:table-cell>
          <table:table-cell office:value-type="float" office:value="8.59" calcext:value-type="float">
            <text:p>8.59</text:p>
          </table:table-cell>
          <table:table-cell office:value-type="float" office:value="0.63" calcext:value-type="float">
            <text:p>0.63</text:p>
          </table:table-cell>
          <table:table-cell office:value-type="float" office:value="7.3341094296" calcext:value-type="float">
            <text:p>7.3341094296</text:p>
          </table:table-cell>
          <table:table-cell office:value-type="float" office:value="0.0003214988" calcext:value-type="float">
            <text:p>0.0003214988</text:p>
          </table:table-cell>
          <table:table-cell office:value-type="float" office:value="86.8736104764" calcext:value-type="float">
            <text:p>86.8736104764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821" calcext:value-type="float">
            <text:p>-7.08333333333821E-005</text:p>
          </table:table-cell>
          <table:table-cell office:value-type="float" office:value="1.273102777" calcext:value-type="float">
            <text:p>1.273102777</text:p>
          </table:table-cell>
          <table:table-cell office:value-type="float" office:value="0.0019840278" calcext:value-type="float">
            <text:p>0.0019840278</text:p>
          </table:table-cell>
          <table:table-cell office:value-type="float" office:value="18.1775988875" calcext:value-type="float">
            <text:p>18.1775988875</text:p>
          </table:table-cell>
        </table:table-row>
        <table:table-row table:style-name="ro1">
          <table:table-cell office:value-type="string" calcext:value-type="string">
            <text:p>01/09/1942</text:p>
          </table:table-cell>
          <table:table-cell office:value-type="float" office:value="8.68" calcext:value-type="float">
            <text:p>8.68</text:p>
          </table:table-cell>
          <table:table-cell office:value-type="float" office:value="0.62" calcext:value-type="float">
            <text:p>0.62</text:p>
          </table:table-cell>
          <table:table-cell office:value-type="float" office:value="7.1428571429" calcext:value-type="float">
            <text:p>7.1428571429</text:p>
          </table:table-cell>
          <table:table-cell office:value-type="float" office:value="0.016492045" calcext:value-type="float">
            <text:p>0.016492045</text:p>
          </table:table-cell>
          <table:table-cell office:value-type="float" office:value="88.3063339709" calcext:value-type="float">
            <text:p>88.3063339709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30125989" calcext:value-type="float">
            <text:p>1.2730125989</text:p>
          </table:table-cell>
          <table:table-cell office:value-type="float" office:value="0.0019847222" calcext:value-type="float">
            <text:p>0.0019847222</text:p>
          </table:table-cell>
          <table:table-cell office:value-type="float" office:value="18.2136763719" calcext:value-type="float">
            <text:p>18.2136763719</text:p>
          </table:table-cell>
        </table:table-row>
        <table:table-row table:style-name="ro1">
          <table:table-cell office:value-type="string" calcext:value-type="string">
            <text:p>01/10/1942</text:p>
          </table:table-cell>
          <table:table-cell office:value-type="float" office:value="9.32" calcext:value-type="float">
            <text:p>9.32</text:p>
          </table:table-cell>
          <table:table-cell office:value-type="float" office:value="0.61" calcext:value-type="float">
            <text:p>0.61</text:p>
          </table:table-cell>
          <table:table-cell office:value-type="float" office:value="6.5450643777" calcext:value-type="float">
            <text:p>6.5450643777</text:p>
          </table:table-cell>
          <table:table-cell office:value-type="float" office:value="0.0795890937" calcext:value-type="float">
            <text:p>0.0795890937</text:p>
          </table:table-cell>
          <table:table-cell office:value-type="float" office:value="95.3345550598" calcext:value-type="float">
            <text:p>95.3345550598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9224271" calcext:value-type="float">
            <text:p>1.2729224271</text:p>
          </table:table-cell>
          <table:table-cell office:value-type="float" office:value="0.0019854167" calcext:value-type="float">
            <text:p>0.0019854167</text:p>
          </table:table-cell>
          <table:table-cell office:value-type="float" office:value="18.2498381086" calcext:value-type="float">
            <text:p>18.2498381086</text:p>
          </table:table-cell>
        </table:table-row>
        <table:table-row table:style-name="ro1">
          <table:table-cell office:value-type="string" calcext:value-type="string">
            <text:p>01/11/1942</text:p>
          </table:table-cell>
          <table:table-cell office:value-type="float" office:value="9.47" calcext:value-type="float">
            <text:p>9.47</text:p>
          </table:table-cell>
          <table:table-cell office:value-type="float" office:value="0.6" calcext:value-type="float">
            <text:p>0.6</text:p>
          </table:table-cell>
          <table:table-cell office:value-type="float" office:value="6.3357972545" calcext:value-type="float">
            <text:p>6.3357972545</text:p>
          </table:table-cell>
          <table:table-cell office:value-type="float" office:value="0.0214592275" calcext:value-type="float">
            <text:p>0.0214592275</text:p>
          </table:table-cell>
          <table:table-cell office:value-type="float" office:value="97.3803609623" calcext:value-type="float">
            <text:p>97.3803609623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8322618" calcext:value-type="float">
            <text:p>1.2728322618</text:p>
          </table:table-cell>
          <table:table-cell office:value-type="float" office:value="0.0019861111" calcext:value-type="float">
            <text:p>0.0019861111</text:p>
          </table:table-cell>
          <table:table-cell office:value-type="float" office:value="18.2860843148" calcext:value-type="float">
            <text:p>18.2860843148</text:p>
          </table:table-cell>
        </table:table-row>
        <table:table-row table:style-name="ro1">
          <table:table-cell office:value-type="string" calcext:value-type="string">
            <text:p>01/12/1942</text:p>
          </table:table-cell>
          <table:table-cell office:value-type="float" office:value="9.52" calcext:value-type="float">
            <text:p>9.52</text:p>
          </table:table-cell>
          <table:table-cell office:value-type="float" office:value="0.59" calcext:value-type="float">
            <text:p>0.59</text:p>
          </table:table-cell>
          <table:table-cell office:value-type="float" office:value="6.1974789916" calcext:value-type="float">
            <text:p>6.1974789916</text:p>
          </table:table-cell>
          <table:table-cell office:value-type="float" office:value="0.0104716649" calcext:value-type="float">
            <text:p>0.0104716649</text:p>
          </table:table-cell>
          <table:table-cell office:value-type="float" office:value="98.4000954708" calcext:value-type="float">
            <text:p>98.4000954708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27421029" calcext:value-type="float">
            <text:p>1.2727421029</text:p>
          </table:table-cell>
          <table:table-cell office:value-type="float" office:value="0.0019868056" calcext:value-type="float">
            <text:p>0.0019868056</text:p>
          </table:table-cell>
          <table:table-cell office:value-type="float" office:value="18.3224152087" calcext:value-type="float">
            <text:p>18.3224152087</text:p>
          </table:table-cell>
        </table:table-row>
        <table:table-row table:style-name="ro1">
          <table:table-cell office:value-type="string" calcext:value-type="string">
            <text:p>01/01/1943</text:p>
          </table:table-cell>
          <table:table-cell office:value-type="float" office:value="10.09" calcext:value-type="float">
            <text:p>10.09</text:p>
          </table:table-cell>
          <table:table-cell office:value-type="float" office:value="0.59" calcext:value-type="float">
            <text:p>0.59</text:p>
          </table:table-cell>
          <table:table-cell office:value-type="float" office:value="5.8473736373" calcext:value-type="float">
            <text:p>5.8473736373</text:p>
          </table:table-cell>
          <table:table-cell office:value-type="float" office:value="0.0650385154" calcext:value-type="float">
            <text:p>0.0650385154</text:p>
          </table:table-cell>
          <table:table-cell office:value-type="float" office:value="104.7998915961" calcext:value-type="float">
            <text:p>104.7998915961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6519503" calcext:value-type="float">
            <text:p>1.2726519503</text:p>
          </table:table-cell>
          <table:table-cell office:value-type="float" office:value="0.0019875" calcext:value-type="float">
            <text:p>0.0019875</text:p>
          </table:table-cell>
          <table:table-cell office:value-type="float" office:value="18.358831009" calcext:value-type="float">
            <text:p>18.358831009</text:p>
          </table:table-cell>
        </table:table-row>
        <table:table-row table:style-name="ro1">
          <table:table-cell office:value-type="string" calcext:value-type="string">
            <text:p>01/02/1943</text:p>
          </table:table-cell>
          <table:table-cell office:value-type="float" office:value="10.69" calcext:value-type="float">
            <text:p>10.69</text:p>
          </table:table-cell>
          <table:table-cell office:value-type="float" office:value="0.59" calcext:value-type="float">
            <text:p>0.59</text:p>
          </table:table-cell>
          <table:table-cell office:value-type="float" office:value="5.5191768007" calcext:value-type="float">
            <text:p>5.5191768007</text:p>
          </table:table-cell>
          <table:table-cell office:value-type="float" office:value="0.064337628" calcext:value-type="float">
            <text:p>0.064337628</text:p>
          </table:table-cell>
          <table:table-cell office:value-type="float" office:value="111.5424680375" calcext:value-type="float">
            <text:p>111.5424680375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25618041" calcext:value-type="float">
            <text:p>1.2725618041</text:p>
          </table:table-cell>
          <table:table-cell office:value-type="float" office:value="0.0019881944" calcext:value-type="float">
            <text:p>0.0019881944</text:p>
          </table:table-cell>
          <table:table-cell office:value-type="float" office:value="18.3953319348" calcext:value-type="float">
            <text:p>18.3953319348</text:p>
          </table:table-cell>
        </table:table-row>
        <table:table-row table:style-name="ro1">
          <table:table-cell office:value-type="string" calcext:value-type="string">
            <text:p>01/03/1943</text:p>
          </table:table-cell>
          <table:table-cell office:value-type="float" office:value="11.07" calcext:value-type="float">
            <text:p>11.07</text:p>
          </table:table-cell>
          <table:table-cell office:value-type="float" office:value="0.59" calcext:value-type="float">
            <text:p>0.59</text:p>
          </table:table-cell>
          <table:table-cell office:value-type="float" office:value="5.3297199639" calcext:value-type="float">
            <text:p>5.3297199639</text:p>
          </table:table-cell>
          <table:table-cell office:value-type="float" office:value="0.0401465544" calcext:value-type="float">
            <text:p>0.0401465544</text:p>
          </table:table-cell>
          <table:table-cell office:value-type="float" office:value="116.0205137999" calcext:value-type="float">
            <text:p>116.0205137999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4716643" calcext:value-type="float">
            <text:p>1.2724716643</text:p>
          </table:table-cell>
          <table:table-cell office:value-type="float" office:value="0.0019888889" calcext:value-type="float">
            <text:p>0.0019888889</text:p>
          </table:table-cell>
          <table:table-cell office:value-type="float" office:value="18.4319182061" calcext:value-type="float">
            <text:p>18.4319182061</text:p>
          </table:table-cell>
        </table:table-row>
        <table:table-row table:style-name="ro1">
          <table:table-cell office:value-type="string" calcext:value-type="string">
            <text:p>01/04/1943</text:p>
          </table:table-cell>
          <table:table-cell office:value-type="float" office:value="11.44" calcext:value-type="float">
            <text:p>11.44</text:p>
          </table:table-cell>
          <table:table-cell office:value-type="float" office:value="0.59" calcext:value-type="float">
            <text:p>0.59</text:p>
          </table:table-cell>
          <table:table-cell office:value-type="float" office:value="5.1573426573" calcext:value-type="float">
            <text:p>5.1573426573</text:p>
          </table:table-cell>
          <table:table-cell office:value-type="float" office:value="0.0378651009" calcext:value-type="float">
            <text:p>0.0378651009</text:p>
          </table:table-cell>
          <table:table-cell office:value-type="float" office:value="120.4136422583" calcext:value-type="float">
            <text:p>120.4136422583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3815309" calcext:value-type="float">
            <text:p>1.2723815309</text:p>
          </table:table-cell>
          <table:table-cell office:value-type="float" office:value="0.0019895833" calcext:value-type="float">
            <text:p>0.0019895833</text:p>
          </table:table-cell>
          <table:table-cell office:value-type="float" office:value="18.4685900433" calcext:value-type="float">
            <text:p>18.4685900433</text:p>
          </table:table-cell>
        </table:table-row>
        <table:table-row table:style-name="ro1">
          <table:table-cell office:value-type="string" calcext:value-type="string">
            <text:p>01/05/1943</text:p>
          </table:table-cell>
          <table:table-cell office:value-type="float" office:value="11.89" calcext:value-type="float">
            <text:p>11.89</text:p>
          </table:table-cell>
          <table:table-cell office:value-type="float" office:value="0.59" calcext:value-type="float">
            <text:p>0.59</text:p>
          </table:table-cell>
          <table:table-cell office:value-type="float" office:value="4.9621530698" calcext:value-type="float">
            <text:p>4.9621530698</text:p>
          </table:table-cell>
          <table:table-cell office:value-type="float" office:value="0.0436334499" calcext:value-type="float">
            <text:p>0.0436334499</text:p>
          </table:table-cell>
          <table:table-cell office:value-type="float" office:value="125.667704883" calcext:value-type="float">
            <text:p>125.667704883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2914039" calcext:value-type="float">
            <text:p>1.2722914039</text:p>
          </table:table-cell>
          <table:table-cell office:value-type="float" office:value="0.0019902778" calcext:value-type="float">
            <text:p>0.0019902778</text:p>
          </table:table-cell>
          <table:table-cell office:value-type="float" office:value="18.5053476677" calcext:value-type="float">
            <text:p>18.5053476677</text:p>
          </table:table-cell>
        </table:table-row>
        <table:table-row table:style-name="ro1">
          <table:table-cell office:value-type="string" calcext:value-type="string">
            <text:p>01/06/1943</text:p>
          </table:table-cell>
          <table:table-cell office:value-type="float" office:value="12.1" calcext:value-type="float">
            <text:p>12.1</text:p>
          </table:table-cell>
          <table:table-cell office:value-type="float" office:value="0.59" calcext:value-type="float">
            <text:p>0.59</text:p>
          </table:table-cell>
          <table:table-cell office:value-type="float" office:value="4.8760330579" calcext:value-type="float">
            <text:p>4.8760330579</text:p>
          </table:table-cell>
          <table:table-cell office:value-type="float" office:value="0.0217970283" calcext:value-type="float">
            <text:p>0.0217970283</text:p>
          </table:table-cell>
          <table:table-cell office:value-type="float" office:value="128.4068874047" calcext:value-type="float">
            <text:p>128.4068874047</text:p>
          </table:table-cell>
          <table:table-cell office:value-type="float" office:value="2.47" calcext:value-type="float">
            <text:p>2.47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22012832" calcext:value-type="float">
            <text:p>1.2722012832</text:p>
          </table:table-cell>
          <table:table-cell office:value-type="float" office:value="0.0019909722" calcext:value-type="float">
            <text:p>0.0019909722</text:p>
          </table:table-cell>
          <table:table-cell office:value-type="float" office:value="18.5421913009" calcext:value-type="float">
            <text:p>18.5421913009</text:p>
          </table:table-cell>
        </table:table-row>
        <table:table-row table:style-name="ro1">
          <table:table-cell office:value-type="string" calcext:value-type="string">
            <text:p>01/07/1943</text:p>
          </table:table-cell>
          <table:table-cell office:value-type="float" office:value="12.35" calcext:value-type="float">
            <text:p>12.35</text:p>
          </table:table-cell>
          <table:table-cell office:value-type="float" office:value="0.59" calcext:value-type="float">
            <text:p>0.59</text:p>
          </table:table-cell>
          <table:table-cell office:value-type="float" office:value="4.7773279352" calcext:value-type="float">
            <text:p>4.7773279352</text:p>
          </table:table-cell>
          <table:table-cell office:value-type="float" office:value="0.0247474725" calcext:value-type="float">
            <text:p>0.0247474725</text:p>
          </table:table-cell>
          <table:table-cell office:value-type="float" office:value="131.5846333133" calcext:value-type="float">
            <text:p>131.5846333133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2111169" calcext:value-type="float">
            <text:p>1.272111169</text:p>
          </table:table-cell>
          <table:table-cell office:value-type="float" office:value="0.0019916667" calcext:value-type="float">
            <text:p>0.0019916667</text:p>
          </table:table-cell>
          <table:table-cell office:value-type="float" office:value="18.5791211652" calcext:value-type="float">
            <text:p>18.5791211652</text:p>
          </table:table-cell>
        </table:table-row>
        <table:table-row table:style-name="ro1">
          <table:table-cell office:value-type="string" calcext:value-type="string">
            <text:p>01/08/1943</text:p>
          </table:table-cell>
          <table:table-cell office:value-type="float" office:value="11.74" calcext:value-type="float">
            <text:p>11.74</text:p>
          </table:table-cell>
          <table:table-cell office:value-type="float" office:value="0.6" calcext:value-type="float">
            <text:p>0.6</text:p>
          </table:table-cell>
          <table:table-cell office:value-type="float" office:value="5.1107325383" calcext:value-type="float">
            <text:p>5.1107325383</text:p>
          </table:table-cell>
          <table:table-cell office:value-type="float" office:value="-0.0453666194" calcext:value-type="float">
            <text:p>-0.0453666194</text:p>
          </table:table-cell>
          <table:table-cell office:value-type="float" office:value="125.6150833306" calcext:value-type="float">
            <text:p>125.6150833306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20210611" calcext:value-type="float">
            <text:p>1.2720210611</text:p>
          </table:table-cell>
          <table:table-cell office:value-type="float" office:value="0.0019923611" calcext:value-type="float">
            <text:p>0.0019923611</text:p>
          </table:table-cell>
          <table:table-cell office:value-type="float" office:value="18.6161374837" calcext:value-type="float">
            <text:p>18.6161374837</text:p>
          </table:table-cell>
        </table:table-row>
        <table:table-row table:style-name="ro1">
          <table:table-cell office:value-type="string" calcext:value-type="string">
            <text:p>01/09/1943</text:p>
          </table:table-cell>
          <table:table-cell office:value-type="float" office:value="11.99" calcext:value-type="float">
            <text:p>11.99</text:p>
          </table:table-cell>
          <table:table-cell office:value-type="float" office:value="0.6" calcext:value-type="float">
            <text:p>0.6</text:p>
          </table:table-cell>
          <table:table-cell office:value-type="float" office:value="5.0041701418" calcext:value-type="float">
            <text:p>5.0041701418</text:p>
          </table:table-cell>
          <table:table-cell office:value-type="float" office:value="0.0255536627" calcext:value-type="float">
            <text:p>0.0255536627</text:p>
          </table:table-cell>
          <table:table-cell office:value-type="float" office:value="128.825008799" calcext:value-type="float">
            <text:p>128.825008799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19309596" calcext:value-type="float">
            <text:p>1.2719309596</text:p>
          </table:table-cell>
          <table:table-cell office:value-type="float" office:value="0.0019930556" calcext:value-type="float">
            <text:p>0.0019930556</text:p>
          </table:table-cell>
          <table:table-cell office:value-type="float" office:value="18.6532404799" calcext:value-type="float">
            <text:p>18.6532404799</text:p>
          </table:table-cell>
        </table:table-row>
        <table:table-row table:style-name="ro1">
          <table:table-cell office:value-type="string" calcext:value-type="string">
            <text:p>01/10/1943</text:p>
          </table:table-cell>
          <table:table-cell office:value-type="float" office:value="11.88" calcext:value-type="float">
            <text:p>11.88</text:p>
          </table:table-cell>
          <table:table-cell office:value-type="float" office:value="0.6" calcext:value-type="float">
            <text:p>0.6</text:p>
          </table:table-cell>
          <table:table-cell office:value-type="float" office:value="5.0505050505" calcext:value-type="float">
            <text:p>5.0505050505</text:p>
          </table:table-cell>
          <table:table-cell office:value-type="float" office:value="-0.004981005" calcext:value-type="float">
            <text:p>-0.004981005</text:p>
          </table:table-cell>
          <table:table-cell office:value-type="float" office:value="128.1833307855" calcext:value-type="float">
            <text:p>128.1833307855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18408645" calcext:value-type="float">
            <text:p>1.2718408645</text:p>
          </table:table-cell>
          <table:table-cell office:value-type="float" office:value="0.00199375" calcext:value-type="float">
            <text:p>0.00199375</text:p>
          </table:table-cell>
          <table:table-cell office:value-type="float" office:value="18.6904303781" calcext:value-type="float">
            <text:p>18.6904303781</text:p>
          </table:table-cell>
        </table:table-row>
        <table:table-row table:style-name="ro1">
          <table:table-cell office:value-type="string" calcext:value-type="string">
            <text:p>01/11/1943</text:p>
          </table:table-cell>
          <table:table-cell office:value-type="float" office:value="11.33" calcext:value-type="float">
            <text:p>11.33</text:p>
          </table:table-cell>
          <table:table-cell office:value-type="float" office:value="0.61" calcext:value-type="float">
            <text:p>0.61</text:p>
          </table:table-cell>
          <table:table-cell office:value-type="float" office:value="5.3839364519" calcext:value-type="float">
            <text:p>5.3839364519</text:p>
          </table:table-cell>
          <table:table-cell office:value-type="float" office:value="-0.0420407758" calcext:value-type="float">
            <text:p>-0.0420407758</text:p>
          </table:table-cell>
          <table:table-cell office:value-type="float" office:value="122.7944041129" calcext:value-type="float">
            <text:p>122.7944041129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17507758" calcext:value-type="float">
            <text:p>1.2717507758</text:p>
          </table:table-cell>
          <table:table-cell office:value-type="float" office:value="0.0019944444" calcext:value-type="float">
            <text:p>0.0019944444</text:p>
          </table:table-cell>
          <table:table-cell office:value-type="float" office:value="18.7277074032" calcext:value-type="float">
            <text:p>18.7277074032</text:p>
          </table:table-cell>
        </table:table-row>
        <table:table-row table:style-name="ro1">
          <table:table-cell office:value-type="string" calcext:value-type="string">
            <text:p>01/12/1943</text:p>
          </table:table-cell>
          <table:table-cell office:value-type="float" office:value="11.48" calcext:value-type="float">
            <text:p>11.48</text:p>
          </table:table-cell>
          <table:table-cell office:value-type="float" office:value="0.61" calcext:value-type="float">
            <text:p>0.61</text:p>
          </table:table-cell>
          <table:table-cell office:value-type="float" office:value="5.3135888502" calcext:value-type="float">
            <text:p>5.3135888502</text:p>
          </table:table-cell>
          <table:table-cell office:value-type="float" office:value="0.0177258017" calcext:value-type="float">
            <text:p>0.0177258017</text:p>
          </table:table-cell>
          <table:table-cell office:value-type="float" office:value="124.9710333708" calcext:value-type="float">
            <text:p>124.9710333708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716606934" calcext:value-type="float">
            <text:p>1.2716606934</text:p>
          </table:table-cell>
          <table:table-cell office:value-type="float" office:value="0.0019951389" calcext:value-type="float">
            <text:p>0.0019951389</text:p>
          </table:table-cell>
          <table:table-cell office:value-type="float" office:value="18.7650717805" calcext:value-type="float">
            <text:p>18.7650717805</text:p>
          </table:table-cell>
        </table:table-row>
        <table:table-row table:style-name="ro1">
          <table:table-cell office:value-type="string" calcext:value-type="string">
            <text:p>01/01/1944</text:p>
          </table:table-cell>
          <table:table-cell office:value-type="float" office:value="11.85" calcext:value-type="float">
            <text:p>11.85</text:p>
          </table:table-cell>
          <table:table-cell office:value-type="float" office:value="0.61" calcext:value-type="float">
            <text:p>0.61</text:p>
          </table:table-cell>
          <table:table-cell office:value-type="float" office:value="5.1476793249" calcext:value-type="float">
            <text:p>5.1476793249</text:p>
          </table:table-cell>
          <table:table-cell office:value-type="float" office:value="0.0366821501" calcext:value-type="float">
            <text:p>0.0366821501</text:p>
          </table:table-cell>
          <table:table-cell office:value-type="float" office:value="129.5552395771" calcext:value-type="float">
            <text:p>129.5552395771</text:p>
          </table:table-cell>
          <table:table-cell office:value-type="float" office:value="2.48" calcext:value-type="float">
            <text:p>2.48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715706175" calcext:value-type="float">
            <text:p>1.2715706175</text:p>
          </table:table-cell>
          <table:table-cell office:value-type="float" office:value="0.0019958333" calcext:value-type="float">
            <text:p>0.0019958333</text:p>
          </table:table-cell>
          <table:table-cell office:value-type="float" office:value="18.8025237363" calcext:value-type="float">
            <text:p>18.8025237363</text:p>
          </table:table-cell>
        </table:table-row>
        <table:table-row table:style-name="ro1">
          <table:table-cell office:value-type="string" calcext:value-type="string">
            <text:p>01/02/1944</text:p>
          </table:table-cell>
          <table:table-cell office:value-type="float" office:value="11.77" calcext:value-type="float">
            <text:p>11.77</text:p>
          </table:table-cell>
          <table:table-cell office:value-type="float" office:value="0.62" calcext:value-type="float">
            <text:p>0.62</text:p>
          </table:table-cell>
          <table:table-cell office:value-type="float" office:value="5.2676295667" calcext:value-type="float">
            <text:p>5.2676295667</text:p>
          </table:table-cell>
          <table:table-cell office:value-type="float" office:value="-0.0024144374" calcext:value-type="float">
            <text:p>-0.0024144374</text:p>
          </table:table-cell>
          <table:table-cell office:value-type="float" office:value="129.2424365598" calcext:value-type="float">
            <text:p>129.2424365598</text:p>
          </table:table-cell>
          <table:table-cell office:value-type="float" office:value="2.47" calcext:value-type="float">
            <text:p>2.4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25613829" calcext:value-type="float">
            <text:p>1.2725613829</text:p>
          </table:table-cell>
          <table:table-cell office:value-type="float" office:value="0.0028381944" calcext:value-type="float">
            <text:p>0.0028381944</text:p>
          </table:table-cell>
          <table:table-cell office:value-type="float" office:value="18.8558889547" calcext:value-type="float">
            <text:p>18.8558889547</text:p>
          </table:table-cell>
        </table:table-row>
        <table:table-row table:style-name="ro1">
          <table:table-cell office:value-type="string" calcext:value-type="string">
            <text:p>01/03/1944</text:p>
          </table:table-cell>
          <table:table-cell office:value-type="float" office:value="12.1" calcext:value-type="float">
            <text:p>12.1</text:p>
          </table:table-cell>
          <table:table-cell office:value-type="float" office:value="0.62" calcext:value-type="float">
            <text:p>0.62</text:p>
          </table:table-cell>
          <table:table-cell office:value-type="float" office:value="5.1239669421" calcext:value-type="float">
            <text:p>5.1239669421</text:p>
          </table:table-cell>
          <table:table-cell office:value-type="float" office:value="0.0324270745" calcext:value-type="float">
            <text:p>0.0324270745</text:p>
          </table:table-cell>
          <table:table-cell office:value-type="float" office:value="133.4333906765" calcext:value-type="float">
            <text:p>133.4333906765</text:p>
          </table:table-cell>
          <table:table-cell office:value-type="float" office:value="2.46" calcext:value-type="float">
            <text:p>2.46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35529203" calcext:value-type="float">
            <text:p>1.2735529203</text:p>
          </table:table-cell>
          <table:table-cell office:value-type="float" office:value="0.0028305556" calcext:value-type="float">
            <text:p>0.0028305556</text:p>
          </table:table-cell>
          <table:table-cell office:value-type="float" office:value="18.9092615959" calcext:value-type="float">
            <text:p>18.9092615959</text:p>
          </table:table-cell>
        </table:table-row>
        <table:table-row table:style-name="ro1">
          <table:table-cell office:value-type="string" calcext:value-type="string">
            <text:p>01/04/1944</text:p>
          </table:table-cell>
          <table:table-cell office:value-type="float" office:value="11.89" calcext:value-type="float">
            <text:p>11.89</text:p>
          </table:table-cell>
          <table:table-cell office:value-type="float" office:value="0.62" calcext:value-type="float">
            <text:p>0.62</text:p>
          </table:table-cell>
          <table:table-cell office:value-type="float" office:value="5.2144659378" calcext:value-type="float">
            <text:p>5.2144659378</text:p>
          </table:table-cell>
          <table:table-cell office:value-type="float" office:value="-0.0130624449" calcext:value-type="float">
            <text:p>-0.0130624449</text:p>
          </table:table-cell>
          <table:table-cell office:value-type="float" office:value="131.6904243624" calcext:value-type="float">
            <text:p>131.6904243624</text:p>
          </table:table-cell>
          <table:table-cell office:value-type="float" office:value="2.45" calcext:value-type="float">
            <text:p>2.45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45452303" calcext:value-type="float">
            <text:p>1.2745452303</text:p>
          </table:table-cell>
          <table:table-cell office:value-type="float" office:value="0.0028229167" calcext:value-type="float">
            <text:p>0.0028229167</text:p>
          </table:table-cell>
          <table:table-cell office:value-type="float" office:value="18.9626408656" calcext:value-type="float">
            <text:p>18.9626408656</text:p>
          </table:table-cell>
        </table:table-row>
        <table:table-row table:style-name="ro1">
          <table:table-cell office:value-type="string" calcext:value-type="string">
            <text:p>01/05/1944</text:p>
          </table:table-cell>
          <table:table-cell office:value-type="float" office:value="12.1" calcext:value-type="float">
            <text:p>12.1</text:p>
          </table:table-cell>
          <table:table-cell office:value-type="float" office:value="0.63" calcext:value-type="float">
            <text:p>0.63</text:p>
          </table:table-cell>
          <table:table-cell office:value-type="float" office:value="5.2066115702" calcext:value-type="float">
            <text:p>5.2066115702</text:p>
          </table:table-cell>
          <table:table-cell office:value-type="float" office:value="0.022054016" calcext:value-type="float">
            <text:p>0.022054016</text:p>
          </table:table-cell>
          <table:table-cell office:value-type="float" office:value="134.5947270857" calcext:value-type="float">
            <text:p>134.5947270857</text:p>
          </table:table-cell>
          <table:table-cell office:value-type="float" office:value="2.44" calcext:value-type="float">
            <text:p>2.4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55383135" calcext:value-type="float">
            <text:p>1.2755383135</text:p>
          </table:table-cell>
          <table:table-cell office:value-type="float" office:value="0.0028152778" calcext:value-type="float">
            <text:p>0.0028152778</text:p>
          </table:table-cell>
          <table:table-cell office:value-type="float" office:value="19.0160259671" calcext:value-type="float">
            <text:p>19.0160259671</text:p>
          </table:table-cell>
        </table:table-row>
        <table:table-row table:style-name="ro1">
          <table:table-cell office:value-type="string" calcext:value-type="string">
            <text:p>01/06/1944</text:p>
          </table:table-cell>
          <table:table-cell office:value-type="float" office:value="12.67" calcext:value-type="float">
            <text:p>12.67</text:p>
          </table:table-cell>
          <table:table-cell office:value-type="float" office:value="0.63" calcext:value-type="float">
            <text:p>0.63</text:p>
          </table:table-cell>
          <table:table-cell office:value-type="float" office:value="4.9723756906" calcext:value-type="float">
            <text:p>4.9723756906</text:p>
          </table:table-cell>
          <table:table-cell office:value-type="float" office:value="0.051446281" calcext:value-type="float">
            <text:p>0.051446281</text:p>
          </table:table-cell>
          <table:table-cell office:value-type="float" office:value="141.5191252354" calcext:value-type="float">
            <text:p>141.5191252354</text:p>
          </table:table-cell>
          <table:table-cell office:value-type="float" office:value="2.43" calcext:value-type="float">
            <text:p>2.4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65321704" calcext:value-type="float">
            <text:p>1.2765321704</text:p>
          </table:table-cell>
          <table:table-cell office:value-type="float" office:value="0.0028076389" calcext:value-type="float">
            <text:p>0.0028076389</text:p>
          </table:table-cell>
          <table:table-cell office:value-type="float" office:value="19.0694161011" calcext:value-type="float">
            <text:p>19.0694161011</text:p>
          </table:table-cell>
        </table:table-row>
        <table:table-row table:style-name="ro1">
          <table:table-cell office:value-type="string" calcext:value-type="string">
            <text:p>01/07/1944</text:p>
          </table:table-cell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office:value-type="float" office:value="4.8461538462" calcext:value-type="float">
            <text:p>4.8461538462</text:p>
          </table:table-cell>
          <table:table-cell office:value-type="float" office:value="0.0302113457" calcext:value-type="float">
            <text:p>0.0302113457</text:p>
          </table:table-cell>
          <table:table-cell office:value-type="float" office:value="145.7946084508" calcext:value-type="float">
            <text:p>145.7946084508</text:p>
          </table:table-cell>
          <table:table-cell office:value-type="float" office:value="2.43" calcext:value-type="float">
            <text:p>2.43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75268017" calcext:value-type="float">
            <text:p>1.27752680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19.1228104662" calcext:value-type="float">
            <text:p>19.1228104662</text:p>
          </table:table-cell>
        </table:table-row>
        <table:table-row table:style-name="ro1">
          <table:table-cell office:value-type="string" calcext:value-type="string">
            <text:p>01/08/1944</text:p>
          </table:table-cell>
          <table:table-cell office:value-type="float" office:value="12.81" calcext:value-type="float">
            <text:p>12.81</text:p>
          </table:table-cell>
          <table:table-cell office:value-type="float" office:value="0.64" calcext:value-type="float">
            <text:p>0.64</text:p>
          </table:table-cell>
          <table:table-cell office:value-type="float" office:value="4.9960967994" calcext:value-type="float">
            <text:p>4.9960967994</text:p>
          </table:table-cell>
          <table:table-cell office:value-type="float" office:value="-0.0105341859" calcext:value-type="float">
            <text:p>-0.0105341859</text:p>
          </table:table-cell>
          <table:table-cell office:value-type="float" office:value="144.2587809426" calcext:value-type="float">
            <text:p>144.2587809426</text:p>
          </table:table-cell>
          <table:table-cell office:value-type="float" office:value="2.42" calcext:value-type="float">
            <text:p>2.42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8522208" calcext:value-type="float">
            <text:p>1.278522208</text:p>
          </table:table-cell>
          <table:table-cell office:value-type="float" office:value="0.0027923611" calcext:value-type="float">
            <text:p>0.0027923611</text:p>
          </table:table-cell>
          <table:table-cell office:value-type="float" office:value="19.1762082584" calcext:value-type="float">
            <text:p>19.1762082584</text:p>
          </table:table-cell>
        </table:table-row>
        <table:table-row table:style-name="ro1">
          <table:table-cell office:value-type="string" calcext:value-type="string">
            <text:p>01/09/1944</text:p>
          </table:table-cell>
          <table:table-cell office:value-type="float" office:value="12.6" calcext:value-type="float">
            <text:p>12.6</text:p>
          </table:table-cell>
          <table:table-cell office:value-type="float" office:value="0.64" calcext:value-type="float">
            <text:p>0.64</text:p>
          </table:table-cell>
          <table:table-cell office:value-type="float" office:value="5.0793650794" calcext:value-type="float">
            <text:p>5.0793650794</text:p>
          </table:table-cell>
          <table:table-cell office:value-type="float" office:value="-0.0122300286" calcext:value-type="float">
            <text:p>-0.0122300286</text:p>
          </table:table-cell>
          <table:table-cell office:value-type="float" office:value="142.4944919224" calcext:value-type="float">
            <text:p>142.4944919224</text:p>
          </table:table-cell>
          <table:table-cell office:value-type="float" office:value="2.41" calcext:value-type="float">
            <text:p>2.41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795183899" calcext:value-type="float">
            <text:p>1.2795183899</text:p>
          </table:table-cell>
          <table:table-cell office:value-type="float" office:value="0.0027847222" calcext:value-type="float">
            <text:p>0.0027847222</text:p>
          </table:table-cell>
          <table:table-cell office:value-type="float" office:value="19.2296086717" calcext:value-type="float">
            <text:p>19.2296086717</text:p>
          </table:table-cell>
        </table:table-row>
        <table:table-row table:style-name="ro1">
          <table:table-cell office:value-type="string" calcext:value-type="string">
            <text:p>01/10/1944</text:p>
          </table:table-cell>
          <table:table-cell office:value-type="float" office:value="12.91" calcext:value-type="float">
            <text:p>12.91</text:p>
          </table:table-cell>
          <table:table-cell office:value-type="float" office:value="0.64" calcext:value-type="float">
            <text:p>0.64</text:p>
          </table:table-cell>
          <table:table-cell office:value-type="float" office:value="4.9573973664" calcext:value-type="float">
            <text:p>4.9573973664</text:p>
          </table:table-cell>
          <table:table-cell office:value-type="float" office:value="0.0288359788" calcext:value-type="float">
            <text:p>0.0288359788</text:p>
          </table:table-cell>
          <table:table-cell office:value-type="float" office:value="146.6034600758" calcext:value-type="float">
            <text:p>146.6034600758</text:p>
          </table:table-cell>
          <table:table-cell office:value-type="float" office:value="2.4" calcext:value-type="float">
            <text:p>2.4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80515348" calcext:value-type="float">
            <text:p>1.280515348</text:p>
          </table:table-cell>
          <table:table-cell office:value-type="float" office:value="0.0027770833" calcext:value-type="float">
            <text:p>0.0027770833</text:p>
          </table:table-cell>
          <table:table-cell office:value-type="float" office:value="19.2830108975" calcext:value-type="float">
            <text:p>19.2830108975</text:p>
          </table:table-cell>
        </table:table-row>
        <table:table-row table:style-name="ro1">
          <table:table-cell office:value-type="string" calcext:value-type="string">
            <text:p>01/11/1944</text:p>
          </table:table-cell>
          <table:table-cell office:value-type="float" office:value="12.82" calcext:value-type="float">
            <text:p>12.82</text:p>
          </table:table-cell>
          <table:table-cell office:value-type="float" office:value="0.64" calcext:value-type="float">
            <text:p>0.64</text:p>
          </table:table-cell>
          <table:table-cell office:value-type="float" office:value="4.992199688" calcext:value-type="float">
            <text:p>4.992199688</text:p>
          </table:table-cell>
          <table:table-cell office:value-type="float" office:value="-0.0028401756" calcext:value-type="float">
            <text:p>-0.0028401756</text:p>
          </table:table-cell>
          <table:table-cell office:value-type="float" office:value="146.1870805093" calcext:value-type="float">
            <text:p>146.1870805093</text:p>
          </table:table-cell>
          <table:table-cell office:value-type="float" office:value="2.39" calcext:value-type="float">
            <text:p>2.39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815130829" calcext:value-type="float">
            <text:p>1.2815130829</text:p>
          </table:table-cell>
          <table:table-cell office:value-type="float" office:value="0.0027694444" calcext:value-type="float">
            <text:p>0.0027694444</text:p>
          </table:table-cell>
          <table:table-cell office:value-type="float" office:value="19.3364141249" calcext:value-type="float">
            <text:p>19.3364141249</text:p>
          </table:table-cell>
        </table:table-row>
        <table:table-row table:style-name="ro1">
          <table:table-cell office:value-type="string" calcext:value-type="string">
            <text:p>01/12/1944</text:p>
          </table:table-cell>
          <table:table-cell office:value-type="float" office:value="13.1" calcext:value-type="float">
            <text:p>13.1</text:p>
          </table:table-cell>
          <table:table-cell office:value-type="float" office:value="0.64" calcext:value-type="float">
            <text:p>0.64</text:p>
          </table:table-cell>
          <table:table-cell office:value-type="float" office:value="4.8854961832" calcext:value-type="float">
            <text:p>4.8854961832</text:p>
          </table:table-cell>
          <table:table-cell office:value-type="float" office:value="0.02600104" calcext:value-type="float">
            <text:p>0.02600104</text:p>
          </table:table-cell>
          <table:table-cell office:value-type="float" office:value="149.9880966432" calcext:value-type="float">
            <text:p>149.9880966432</text:p>
          </table:table-cell>
          <table:table-cell office:value-type="float" office:value="2.38" calcext:value-type="float">
            <text:p>2.38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825115951" calcext:value-type="float">
            <text:p>1.2825115951</text:p>
          </table:table-cell>
          <table:table-cell office:value-type="float" office:value="0.0027618056" calcext:value-type="float">
            <text:p>0.0027618056</text:p>
          </table:table-cell>
          <table:table-cell office:value-type="float" office:value="19.3898175408" calcext:value-type="float">
            <text:p>19.3898175408</text:p>
          </table:table-cell>
        </table:table-row>
        <table:table-row table:style-name="ro1">
          <table:table-cell office:value-type="string" calcext:value-type="string">
            <text:p>01/01/1945</text:p>
          </table:table-cell>
          <table:table-cell office:value-type="float" office:value="13.49" calcext:value-type="float">
            <text:p>13.49</text:p>
          </table:table-cell>
          <table:table-cell office:value-type="float" office:value="0.64" calcext:value-type="float">
            <text:p>0.64</text:p>
          </table:table-cell>
          <table:table-cell office:value-type="float" office:value="4.7442550037" calcext:value-type="float">
            <text:p>4.7442550037</text:p>
          </table:table-cell>
          <table:table-cell office:value-type="float" office:value="0.0338634415" calcext:value-type="float">
            <text:p>0.0338634415</text:p>
          </table:table-cell>
          <table:table-cell office:value-type="float" office:value="155.067209776" calcext:value-type="float">
            <text:p>155.067209776</text:p>
          </table:table-cell>
          <table:table-cell office:value-type="float" office:value="2.37" calcext:value-type="float">
            <text:p>2.37</text:p>
          </table:table-cell>
          <table:table-cell office:value-type="float" office:value="0.0007791667" calcext:value-type="float">
            <text:p>0.0007791667</text:p>
          </table:table-cell>
          <table:table-cell office:value-type="float" office:value="1.2835108854" calcext:value-type="float">
            <text:p>1.2835108854</text:p>
          </table:table-cell>
          <table:table-cell office:value-type="float" office:value="0.0027541667" calcext:value-type="float">
            <text:p>0.0027541667</text:p>
          </table:table-cell>
          <table:table-cell office:value-type="float" office:value="19.44322033" calcext:value-type="float">
            <text:p>19.44322033</text:p>
          </table:table-cell>
        </table:table-row>
        <table:table-row table:style-name="ro1">
          <table:table-cell office:value-type="string" calcext:value-type="string">
            <text:p>01/02/1945</text:p>
          </table:table-cell>
          <table:table-cell office:value-type="float" office:value="13.94" calcext:value-type="float">
            <text:p>13.94</text:p>
          </table:table-cell>
          <table:table-cell office:value-type="float" office:value="0.65" calcext:value-type="float">
            <text:p>0.65</text:p>
          </table:table-cell>
          <table:table-cell office:value-type="float" office:value="4.6628407461" calcext:value-type="float">
            <text:p>4.6628407461</text:p>
          </table:table-cell>
          <table:table-cell office:value-type="float" office:value="0.0373527737" calcext:value-type="float">
            <text:p>0.0373527737</text:p>
          </table:table-cell>
          <table:table-cell office:value-type="float" office:value="160.8594001647" calcext:value-type="float">
            <text:p>160.8594001647</text:p>
          </table:table-cell>
          <table:table-cell office:value-type="float" office:value="2.36" calcext:value-type="float">
            <text:p>2.36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851473618" calcext:value-type="float">
            <text:p>1.2851473618</text:p>
          </table:table-cell>
          <table:table-cell office:value-type="float" office:value="0.0032375" calcext:value-type="float">
            <text:p>0.0032375</text:p>
          </table:table-cell>
          <table:table-cell office:value-type="float" office:value="19.5061677558" calcext:value-type="float">
            <text:p>19.5061677558</text:p>
          </table:table-cell>
        </table:table-row>
        <table:table-row table:style-name="ro1">
          <table:table-cell office:value-type="string" calcext:value-type="string">
            <text:p>01/03/1945</text:p>
          </table:table-cell>
          <table:table-cell office:value-type="float" office:value="13.93" calcext:value-type="float">
            <text:p>13.93</text:p>
          </table:table-cell>
          <table:table-cell office:value-type="float" office:value="0.65" calcext:value-type="float">
            <text:p>0.65</text:p>
          </table:table-cell>
          <table:table-cell office:value-type="float" office:value="4.6661880833" calcext:value-type="float">
            <text:p>4.6661880833</text:p>
          </table:table-cell>
          <table:table-cell office:value-type="float" office:value="0.0031683405" calcext:value-type="float">
            <text:p>0.0031683405</text:p>
          </table:table-cell>
          <table:table-cell office:value-type="float" office:value="161.3690575182" calcext:value-type="float">
            <text:p>161.3690575182</text:p>
          </table:table-cell>
          <table:table-cell office:value-type="float" office:value="2.34" calcext:value-type="float">
            <text:p>2.3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867859247" calcext:value-type="float">
            <text:p>1.2867859247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19.5690751468" calcext:value-type="float">
            <text:p>19.5690751468</text:p>
          </table:table-cell>
        </table:table-row>
        <table:table-row table:style-name="ro1">
          <table:table-cell office:value-type="string" calcext:value-type="string">
            <text:p>01/04/1945</text:p>
          </table:table-cell>
          <table:table-cell office:value-type="float" office:value="14.28" calcext:value-type="float">
            <text:p>14.28</text:p>
          </table:table-cell>
          <table:table-cell office:value-type="float" office:value="0.65" calcext:value-type="float">
            <text:p>0.65</text:p>
          </table:table-cell>
          <table:table-cell office:value-type="float" office:value="4.5518207283" calcext:value-type="float">
            <text:p>4.5518207283</text:p>
          </table:table-cell>
          <table:table-cell office:value-type="float" office:value="0.0290141182" calcext:value-type="float">
            <text:p>0.0290141182</text:p>
          </table:table-cell>
          <table:table-cell office:value-type="float" office:value="166.0510384285" calcext:value-type="float">
            <text:p>166.0510384285</text:p>
          </table:table-cell>
          <table:table-cell office:value-type="float" office:value="2.33" calcext:value-type="float">
            <text:p>2.33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884265767" calcext:value-type="float">
            <text:p>1.2884265767</text:p>
          </table:table-cell>
          <table:table-cell office:value-type="float" office:value="0.0032125" calcext:value-type="float">
            <text:p>0.0032125</text:p>
          </table:table-cell>
          <table:table-cell office:value-type="float" office:value="19.6319408007" calcext:value-type="float">
            <text:p>19.6319408007</text:p>
          </table:table-cell>
        </table:table-row>
        <table:table-row table:style-name="ro1">
          <table:table-cell office:value-type="string" calcext:value-type="string">
            <text:p>01/05/1945</text:p>
          </table:table-cell>
          <table:table-cell office:value-type="float" office:value="14.82" calcext:value-type="float">
            <text:p>14.82</text:p>
          </table:table-cell>
          <table:table-cell office:value-type="float" office:value="0.65" calcext:value-type="float">
            <text:p>0.65</text:p>
          </table:table-cell>
          <table:table-cell office:value-type="float" office:value="4.3859649123" calcext:value-type="float">
            <text:p>4.3859649123</text:p>
          </table:table-cell>
          <table:table-cell office:value-type="float" office:value="0.04160831" calcext:value-type="float">
            <text:p>0.04160831</text:p>
          </table:table-cell>
          <table:table-cell office:value-type="float" office:value="172.9601415097" calcext:value-type="float">
            <text:p>172.9601415097</text:p>
          </table:table-cell>
          <table:table-cell office:value-type="float" office:value="2.31" calcext:value-type="float">
            <text:p>2.31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00693206" calcext:value-type="float">
            <text:p>1.2900693206</text:p>
          </table:table-cell>
          <table:table-cell office:value-type="float" office:value="0.0032" calcext:value-type="float">
            <text:p>0.0032</text:p>
          </table:table-cell>
          <table:table-cell office:value-type="float" office:value="19.6947630113" calcext:value-type="float">
            <text:p>19.6947630113</text:p>
          </table:table-cell>
        </table:table-row>
        <table:table-row table:style-name="ro1">
          <table:table-cell office:value-type="string" calcext:value-type="string">
            <text:p>01/06/1945</text:p>
          </table:table-cell>
          <table:table-cell office:value-type="float" office:value="15.09" calcext:value-type="float">
            <text:p>15.09</text:p>
          </table:table-cell>
          <table:table-cell office:value-type="float" office:value="0.65" calcext:value-type="float">
            <text:p>0.65</text:p>
          </table:table-cell>
          <table:table-cell office:value-type="float" office:value="4.3074884029" calcext:value-type="float">
            <text:p>4.3074884029</text:p>
          </table:table-cell>
          <table:table-cell office:value-type="float" office:value="0.0218735942" calcext:value-type="float">
            <text:p>0.0218735942</text:p>
          </table:table-cell>
          <table:table-cell office:value-type="float" office:value="176.7434014651" calcext:value-type="float">
            <text:p>176.7434014651</text:p>
          </table:table-cell>
          <table:table-cell office:value-type="float" office:value="2.3" calcext:value-type="float">
            <text:p>2.3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1714159" calcext:value-type="float">
            <text:p>1.291714159</text:p>
          </table:table-cell>
          <table:table-cell office:value-type="float" office:value="0.0031875" calcext:value-type="float">
            <text:p>0.0031875</text:p>
          </table:table-cell>
          <table:table-cell office:value-type="float" office:value="19.7575400684" calcext:value-type="float">
            <text:p>19.7575400684</text:p>
          </table:table-cell>
        </table:table-row>
        <table:table-row table:style-name="ro1">
          <table:table-cell office:value-type="string" calcext:value-type="string">
            <text:p>01/07/1945</text:p>
          </table:table-cell>
          <table:table-cell office:value-type="float" office:value="14.78" calcext:value-type="float">
            <text:p>14.78</text:p>
          </table:table-cell>
          <table:table-cell office:value-type="float" office:value="0.65" calcext:value-type="float">
            <text:p>0.65</text:p>
          </table:table-cell>
          <table:table-cell office:value-type="float" office:value="4.397834912" calcext:value-type="float">
            <text:p>4.397834912</text:p>
          </table:table-cell>
          <table:table-cell office:value-type="float" office:value="-0.0169354263" calcext:value-type="float">
            <text:p>-0.0169354263</text:p>
          </table:table-cell>
          <table:table-cell office:value-type="float" office:value="173.7501766101" calcext:value-type="float">
            <text:p>173.7501766101</text:p>
          </table:table-cell>
          <table:table-cell office:value-type="float" office:value="2.28" calcext:value-type="float">
            <text:p>2.28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33610946" calcext:value-type="float">
            <text:p>1.2933610946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19.8202702581" calcext:value-type="float">
            <text:p>19.8202702581</text:p>
          </table:table-cell>
        </table:table-row>
        <table:table-row table:style-name="ro1">
          <table:table-cell office:value-type="string" calcext:value-type="string">
            <text:p>01/08/1945</text:p>
          </table:table-cell>
          <table:table-cell office:value-type="float" office:value="14.83" calcext:value-type="float">
            <text:p>14.83</text:p>
          </table:table-cell>
          <table:table-cell office:value-type="float" office:value="0.66" calcext:value-type="float">
            <text:p>0.66</text:p>
          </table:table-cell>
          <table:table-cell office:value-type="float" office:value="4.4504383007" calcext:value-type="float">
            <text:p>4.4504383007</text:p>
          </table:table-cell>
          <table:table-cell office:value-type="float" office:value="0.0070854026" calcext:value-type="float">
            <text:p>0.0070854026</text:p>
          </table:table-cell>
          <table:table-cell office:value-type="float" office:value="174.9812665582" calcext:value-type="float">
            <text:p>174.9812665582</text:p>
          </table:table-cell>
          <table:table-cell office:value-type="float" office:value="2.27" calcext:value-type="float">
            <text:p>2.27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501013" calcext:value-type="float">
            <text:p>1.29501013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19.8829518628" calcext:value-type="float">
            <text:p>19.8829518628</text:p>
          </table:table-cell>
        </table:table-row>
        <table:table-row table:style-name="ro1">
          <table:table-cell office:value-type="string" calcext:value-type="string">
            <text:p>01/09/1945</text:p>
          </table:table-cell>
          <table:table-cell office:value-type="float" office:value="15.84" calcext:value-type="float">
            <text:p>15.84</text:p>
          </table:table-cell>
          <table:table-cell office:value-type="float" office:value="0.66" calcext:value-type="float">
            <text:p>0.66</text:p>
          </table:table-cell>
          <table:table-cell office:value-type="float" office:value="4.1666666667" calcext:value-type="float">
            <text:p>4.1666666667</text:p>
          </table:table-cell>
          <table:table-cell office:value-type="float" office:value="0.0718138908" calcext:value-type="float">
            <text:p>0.0718138908</text:p>
          </table:table-cell>
          <table:table-cell office:value-type="float" office:value="187.5473521202" calcext:value-type="float">
            <text:p>187.5473521202</text:p>
          </table:table-cell>
          <table:table-cell office:value-type="float" office:value="2.25" calcext:value-type="float">
            <text:p>2.25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66612679" calcext:value-type="float">
            <text:p>1.2966612679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19.9455831611" calcext:value-type="float">
            <text:p>19.9455831611</text:p>
          </table:table-cell>
        </table:table-row>
        <table:table-row table:style-name="ro1">
          <table:table-cell office:value-type="string" calcext:value-type="string">
            <text:p>01/10/1945</text:p>
          </table:table-cell>
          <table:table-cell office:value-type="float" office:value="16.5" calcext:value-type="float">
            <text:p>16.5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office:value-type="float" office:value="0.0451388889" calcext:value-type="float">
            <text:p>0.0451388889</text:p>
          </table:table-cell>
          <table:table-cell office:value-type="float" office:value="196.0130312089" calcext:value-type="float">
            <text:p>196.0130312089</text:p>
          </table:table-cell>
          <table:table-cell office:value-type="float" office:value="2.24" calcext:value-type="float">
            <text:p>2.2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8314511" calcext:value-type="float">
            <text:p>1.298314511</text:p>
          </table:table-cell>
          <table:table-cell office:value-type="float" office:value="0.0031375" calcext:value-type="float">
            <text:p>0.0031375</text:p>
          </table:table-cell>
          <table:table-cell office:value-type="float" office:value="20.0081624283" calcext:value-type="float">
            <text:p>20.0081624283</text:p>
          </table:table-cell>
        </table:table-row>
        <table:table-row table:style-name="ro1">
          <table:table-cell office:value-type="string" calcext:value-type="string">
            <text:p>01/11/1945</text:p>
          </table:table-cell>
          <table:table-cell office:value-type="float" office:value="17.04" calcext:value-type="float">
            <text:p>17.04</text:p>
          </table:table-cell>
          <table:table-cell office:value-type="float" office:value="0.66" calcext:value-type="float">
            <text:p>0.66</text:p>
          </table:table-cell>
          <table:table-cell office:value-type="float" office:value="3.8732394366" calcext:value-type="float">
            <text:p>3.8732394366</text:p>
          </table:table-cell>
          <table:table-cell office:value-type="float" office:value="0.0360606061" calcext:value-type="float">
            <text:p>0.0360606061</text:p>
          </table:table-cell>
          <table:table-cell office:value-type="float" office:value="203.0813799101" calcext:value-type="float">
            <text:p>203.0813799101</text:p>
          </table:table-cell>
          <table:table-cell office:value-type="float" office:value="2.22" calcext:value-type="float">
            <text:p>2.22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299969862" calcext:value-type="float">
            <text:p>1.299969862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20.0706879359" calcext:value-type="float">
            <text:p>20.0706879359</text:p>
          </table:table-cell>
        </table:table-row>
        <table:table-row table:style-name="ro1">
          <table:table-cell office:value-type="string" calcext:value-type="string">
            <text:p>01/12/1945</text:p>
          </table:table-cell>
          <table:table-cell office:value-type="float" office:value="17.33" calcext:value-type="float">
            <text:p>17.33</text:p>
          </table:table-cell>
          <table:table-cell office:value-type="float" office:value="0.66" calcext:value-type="float">
            <text:p>0.66</text:p>
          </table:table-cell>
          <table:table-cell office:value-type="float" office:value="3.8084246971" calcext:value-type="float">
            <text:p>3.8084246971</text:p>
          </table:table-cell>
          <table:table-cell office:value-type="float" office:value="0.0202464789" calcext:value-type="float">
            <text:p>0.0202464789</text:p>
          </table:table-cell>
          <table:table-cell office:value-type="float" office:value="207.193062778" calcext:value-type="float">
            <text:p>207.193062778</text:p>
          </table:table-cell>
          <table:table-cell office:value-type="float" office:value="2.21" calcext:value-type="float">
            <text:p>2.21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3016273236" calcext:value-type="float">
            <text:p>1.3016273236</text:p>
          </table:table-cell>
          <table:table-cell office:value-type="float" office:value="0.0031125" calcext:value-type="float">
            <text:p>0.0031125</text:p>
          </table:table-cell>
          <table:table-cell office:value-type="float" office:value="20.1331579521" calcext:value-type="float">
            <text:p>20.1331579521</text:p>
          </table:table-cell>
        </table:table-row>
        <table:table-row table:style-name="ro1">
          <table:table-cell office:value-type="string" calcext:value-type="string">
            <text:p>01/01/1946</text:p>
          </table:table-cell>
          <table:table-cell office:value-type="float" office:value="18.02" calcext:value-type="float">
            <text:p>18.02</text:p>
          </table:table-cell>
          <table:table-cell office:value-type="float" office:value="0.67" calcext:value-type="float">
            <text:p>0.67</text:p>
          </table:table-cell>
          <table:table-cell office:value-type="float" office:value="3.71809101" calcext:value-type="float">
            <text:p>3.71809101</text:p>
          </table:table-cell>
          <table:table-cell office:value-type="float" office:value="0.0430210954" calcext:value-type="float">
            <text:p>0.0430210954</text:p>
          </table:table-cell>
          <table:table-cell office:value-type="float" office:value="216.1067352986" calcext:value-type="float">
            <text:p>216.1067352986</text:p>
          </table:table-cell>
          <table:table-cell office:value-type="float" office:value="2.19" calcext:value-type="float">
            <text:p>2.1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1.3032868984" calcext:value-type="float">
            <text:p>1.3032868984</text:p>
          </table:table-cell>
          <table:table-cell office:value-type="float" office:value="0.0031" calcext:value-type="float">
            <text:p>0.0031</text:p>
          </table:table-cell>
          <table:table-cell office:value-type="float" office:value="20.1955707417" calcext:value-type="float">
            <text:p>20.1955707417</text:p>
          </table:table-cell>
        </table:table-row>
        <table:table-row table:style-name="ro1">
          <table:table-cell office:value-type="string" calcext:value-type="string">
            <text:p>01/02/1946</text:p>
          </table:table-cell>
          <table:table-cell office:value-type="float" office:value="18.07" calcext:value-type="float">
            <text:p>18.07</text:p>
          </table:table-cell>
          <table:table-cell office:value-type="float" office:value="0.67" calcext:value-type="float">
            <text:p>0.67</text:p>
          </table:table-cell>
          <table:table-cell office:value-type="float" office:value="3.7078029884" calcext:value-type="float">
            <text:p>3.7078029884</text:p>
          </table:table-cell>
          <table:table-cell office:value-type="float" office:value="0.0058885174" calcext:value-type="float">
            <text:p>0.0058885174</text:p>
          </table:table-cell>
          <table:table-cell office:value-type="float" office:value="217.3792835671" calcext:value-type="float">
            <text:p>217.3792835671</text:p>
          </table:table-cell>
          <table:table-cell office:value-type="float" office:value="2.2" calcext:value-type="float">
            <text:p>2.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3027330015" calcext:value-type="float">
            <text:p>1.3027330015</text:p>
          </table:table-cell>
          <table:table-cell office:value-type="float" office:value="0.0014041667" calcext:value-type="float">
            <text:p>0.0014041667</text:p>
          </table:table-cell>
          <table:table-cell office:value-type="float" office:value="20.223928689" calcext:value-type="float">
            <text:p>20.223928689</text:p>
          </table:table-cell>
        </table:table-row>
        <table:table-row table:style-name="ro1">
          <table:table-cell office:value-type="string" calcext:value-type="string">
            <text:p>01/03/1946</text:p>
          </table:table-cell>
          <table:table-cell office:value-type="float" office:value="17.53" calcext:value-type="float">
            <text:p>17.53</text:p>
          </table:table-cell>
          <table:table-cell office:value-type="float" office:value="0.68" calcext:value-type="float">
            <text:p>0.68</text:p>
          </table:table-cell>
          <table:table-cell office:value-type="float" office:value="3.8790644609" calcext:value-type="float">
            <text:p>3.8790644609</text:p>
          </table:table-cell>
          <table:table-cell office:value-type="float" office:value="-0.0267478325" calcext:value-type="float">
            <text:p>-0.0267478325</text:p>
          </table:table-cell>
          <table:table-cell office:value-type="float" office:value="211.5648589006" calcext:value-type="float">
            <text:p>211.5648589006</text:p>
          </table:table-cell>
          <table:table-cell office:value-type="float" office:value="2.2" calcext:value-type="float">
            <text:p>2.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3021793399" calcext:value-type="float">
            <text:p>1.3021793399</text:p>
          </table:table-cell>
          <table:table-cell office:value-type="float" office:value="0.0014083333" calcext:value-type="float">
            <text:p>0.0014083333</text:p>
          </table:table-cell>
          <table:table-cell office:value-type="float" office:value="20.2524107219" calcext:value-type="float">
            <text:p>20.2524107219</text:p>
          </table:table-cell>
        </table:table-row>
        <table:table-row table:style-name="ro1">
          <table:table-cell office:value-type="string" calcext:value-type="string">
            <text:p>01/04/1946</text:p>
          </table:table-cell>
          <table:table-cell office:value-type="float" office:value="18.66" calcext:value-type="float">
            <text:p>18.66</text:p>
          </table:table-cell>
          <table:table-cell office:value-type="float" office:value="0.68" calcext:value-type="float">
            <text:p>0.68</text:p>
          </table:table-cell>
          <table:table-cell office:value-type="float" office:value="3.6441586281" calcext:value-type="float">
            <text:p>3.6441586281</text:p>
          </table:table-cell>
          <table:table-cell office:value-type="float" office:value="0.0676934778" calcext:value-type="float">
            <text:p>0.0676934778</text:p>
          </table:table-cell>
          <table:table-cell office:value-type="float" office:value="225.8864199899" calcext:value-type="float">
            <text:p>225.8864199899</text:p>
          </table:table-cell>
          <table:table-cell office:value-type="float" office:value="2.21" calcext:value-type="float">
            <text:p>2.21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3016259137" calcext:value-type="float">
            <text:p>1.3016259137</text:p>
          </table:table-cell>
          <table:table-cell office:value-type="float" office:value="0.0014125" calcext:value-type="float">
            <text:p>0.0014125</text:p>
          </table:table-cell>
          <table:table-cell office:value-type="float" office:value="20.281017252" calcext:value-type="float">
            <text:p>20.281017252</text:p>
          </table:table-cell>
        </table:table-row>
        <table:table-row table:style-name="ro1">
          <table:table-cell office:value-type="string" calcext:value-type="string">
            <text:p>01/05/1946</text:p>
          </table:table-cell>
          <table:table-cell office:value-type="float" office:value="18.7" calcext:value-type="float">
            <text:p>18.7</text:p>
          </table:table-cell>
          <table:table-cell office:value-type="float" office:value="0.68" calcext:value-type="float">
            <text:p>0.68</text:p>
          </table:table-cell>
          <table:table-cell office:value-type="float" office:value="3.6363636364" calcext:value-type="float">
            <text:p>3.6363636364</text:p>
          </table:table-cell>
          <table:table-cell office:value-type="float" office:value="0.0051804216" calcext:value-type="float">
            <text:p>0.0051804216</text:p>
          </table:table-cell>
          <table:table-cell office:value-type="float" office:value="227.0566068744" calcext:value-type="float">
            <text:p>227.0566068744</text:p>
          </table:table-cell>
          <table:table-cell office:value-type="float" office:value="2.21" calcext:value-type="float">
            <text:p>2.21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3010727227" calcext:value-type="float">
            <text:p>1.3010727227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20.3097486931" calcext:value-type="float">
            <text:p>20.3097486931</text:p>
          </table:table-cell>
        </table:table-row>
        <table:table-row table:style-name="ro1">
          <table:table-cell office:value-type="string" calcext:value-type="string">
            <text:p>01/06/1946</text:p>
          </table:table-cell>
          <table:table-cell office:value-type="float" office:value="18.58" calcext:value-type="float">
            <text:p>18.58</text:p>
          </table:table-cell>
          <table:table-cell office:value-type="float" office:value="0.68" calcext:value-type="float">
            <text:p>0.68</text:p>
          </table:table-cell>
          <table:table-cell office:value-type="float" office:value="3.6598493003" calcext:value-type="float">
            <text:p>3.6598493003</text:p>
          </table:table-cell>
          <table:table-cell office:value-type="float" office:value="-0.0033868093" calcext:value-type="float">
            <text:p>-0.0033868093</text:p>
          </table:table-cell>
          <table:table-cell office:value-type="float" office:value="226.2876094536" calcext:value-type="float">
            <text:p>226.2876094536</text:p>
          </table:table-cell>
          <table:table-cell office:value-type="float" office:value="2.22" calcext:value-type="float">
            <text:p>2.2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3005197668" calcext:value-type="float">
            <text:p>1.3005197668</text:p>
          </table:table-cell>
          <table:table-cell office:value-type="float" office:value="0.0014208333" calcext:value-type="float">
            <text:p>0.0014208333</text:p>
          </table:table-cell>
          <table:table-cell office:value-type="float" office:value="20.3386054611" calcext:value-type="float">
            <text:p>20.3386054611</text:p>
          </table:table-cell>
        </table:table-row>
        <table:table-row table:style-name="ro1">
          <table:table-cell office:value-type="string" calcext:value-type="string">
            <text:p>01/07/1946</text:p>
          </table:table-cell>
          <table:table-cell office:value-type="float" office:value="18.05" calcext:value-type="float">
            <text:p>18.05</text:p>
          </table:table-cell>
          <table:table-cell office:value-type="float" office:value="0.68" calcext:value-type="float">
            <text:p>0.68</text:p>
          </table:table-cell>
          <table:table-cell office:value-type="float" office:value="3.7673130194" calcext:value-type="float">
            <text:p>3.7673130194</text:p>
          </table:table-cell>
          <table:table-cell office:value-type="float" office:value="-0.0254604727" calcext:value-type="float">
            <text:p>-0.0254604727</text:p>
          </table:table-cell>
          <table:table-cell office:value-type="float" office:value="220.5262199439" calcext:value-type="float">
            <text:p>220.5262199439</text:p>
          </table:table-cell>
          <table:table-cell office:value-type="float" office:value="2.22" calcext:value-type="float">
            <text:p>2.22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99670459" calcext:value-type="float">
            <text:p>1.2999670459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20.3675879739" calcext:value-type="float">
            <text:p>20.3675879739</text:p>
          </table:table-cell>
        </table:table-row>
        <table:table-row table:style-name="ro1">
          <table:table-cell office:value-type="string" calcext:value-type="string">
            <text:p>01/08/1946</text:p>
          </table:table-cell>
          <table:table-cell office:value-type="float" office:value="17.7" calcext:value-type="float">
            <text:p>17.7</text:p>
          </table:table-cell>
          <table:table-cell office:value-type="float" office:value="0.69" calcext:value-type="float">
            <text:p>0.69</text:p>
          </table:table-cell>
          <table:table-cell office:value-type="float" office:value="3.8983050847" calcext:value-type="float">
            <text:p>3.8983050847</text:p>
          </table:table-cell>
          <table:table-cell office:value-type="float" office:value="-0.016220374" calcext:value-type="float">
            <text:p>-0.016220374</text:p>
          </table:table-cell>
          <table:table-cell office:value-type="float" office:value="216.9492021881" calcext:value-type="float">
            <text:p>216.9492021881</text:p>
          </table:table-cell>
          <table:table-cell office:value-type="float" office:value="2.23" calcext:value-type="float">
            <text:p>2.23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94145599" calcext:value-type="float">
            <text:p>1.2994145599</text:p>
          </table:table-cell>
          <table:table-cell office:value-type="float" office:value="0.0014291667" calcext:value-type="float">
            <text:p>0.0014291667</text:p>
          </table:table-cell>
          <table:table-cell office:value-type="float" office:value="20.3966966517" calcext:value-type="float">
            <text:p>20.3966966517</text:p>
          </table:table-cell>
        </table:table-row>
        <table:table-row table:style-name="ro1">
          <table:table-cell office:value-type="string" calcext:value-type="string">
            <text:p>01/09/1946</text:p>
          </table:table-cell>
          <table:table-cell office:value-type="float" office:value="15.09" calcext:value-type="float">
            <text:p>15.09</text:p>
          </table:table-cell>
          <table:table-cell office:value-type="float" office:value="0.69" calcext:value-type="float">
            <text:p>0.69</text:p>
          </table:table-cell>
          <table:table-cell office:value-type="float" office:value="4.5725646123" calcext:value-type="float">
            <text:p>4.5725646123</text:p>
          </table:table-cell>
          <table:table-cell office:value-type="float" office:value="-0.1442090395" calcext:value-type="float">
            <text:p>-0.1442090395</text:p>
          </table:table-cell>
          <table:table-cell office:value-type="float" office:value="185.6631661099" calcext:value-type="float">
            <text:p>185.6631661099</text:p>
          </table:table-cell>
          <table:table-cell office:value-type="float" office:value="2.23" calcext:value-type="float">
            <text:p>2.23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88623087" calcext:value-type="float">
            <text:p>1.2988623087</text:p>
          </table:table-cell>
          <table:table-cell office:value-type="float" office:value="0.0014333333" calcext:value-type="float">
            <text:p>0.0014333333</text:p>
          </table:table-cell>
          <table:table-cell office:value-type="float" office:value="20.4259319169" calcext:value-type="float">
            <text:p>20.4259319169</text:p>
          </table:table-cell>
        </table:table-row>
        <table:table-row table:style-name="ro1">
          <table:table-cell office:value-type="string" calcext:value-type="string">
            <text:p>01/10/1946</text:p>
          </table:table-cell>
          <table:table-cell office:value-type="float" office:value="14.75" calcext:value-type="float">
            <text:p>14.75</text:p>
          </table:table-cell>
          <table:table-cell office:value-type="float" office:value="0.7" calcext:value-type="float">
            <text:p>0.7</text:p>
          </table:table-cell>
          <table:table-cell office:value-type="float" office:value="4.7457627119" calcext:value-type="float">
            <text:p>4.7457627119</text:p>
          </table:table-cell>
          <table:table-cell office:value-type="float" office:value="-0.0186841893" calcext:value-type="float">
            <text:p>-0.0186841893</text:p>
          </table:table-cell>
          <table:table-cell office:value-type="float" office:value="182.1942003667" calcext:value-type="float">
            <text:p>182.1942003667</text:p>
          </table:table-cell>
          <table:table-cell office:value-type="float" office:value="2.24" calcext:value-type="float">
            <text:p>2.24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83102922" calcext:value-type="float">
            <text:p>1.2983102922</text:p>
          </table:table-cell>
          <table:table-cell office:value-type="float" office:value="0.0014375" calcext:value-type="float">
            <text:p>0.0014375</text:p>
          </table:table-cell>
          <table:table-cell office:value-type="float" office:value="20.455294194" calcext:value-type="float">
            <text:p>20.455294194</text:p>
          </table:table-cell>
        </table:table-row>
        <table:table-row table:style-name="ro1">
          <table:table-cell office:value-type="string" calcext:value-type="string">
            <text:p>01/11/1946</text:p>
          </table:table-cell>
          <table:table-cell office:value-type="float" office:value="14.69" calcext:value-type="float">
            <text:p>14.69</text:p>
          </table:table-cell>
          <table:table-cell office:value-type="float" office:value="0.7" calcext:value-type="float">
            <text:p>0.7</text:p>
          </table:table-cell>
          <table:table-cell office:value-type="float" office:value="4.7651463581" calcext:value-type="float">
            <text:p>4.7651463581</text:p>
          </table:table-cell>
          <table:table-cell office:value-type="float" office:value="-0.0000941638418079371" calcext:value-type="float">
            <text:p>-9.41638418079371E-005</text:p>
          </table:table-cell>
          <table:table-cell office:value-type="float" office:value="182.1770442608" calcext:value-type="float">
            <text:p>182.1770442608</text:p>
          </table:table-cell>
          <table:table-cell office:value-type="float" office:value="2.24" calcext:value-type="float">
            <text:p>2.24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77585104" calcext:value-type="float">
            <text:p>1.2977585104</text:p>
          </table:table-cell>
          <table:table-cell office:value-type="float" office:value="0.0014416667" calcext:value-type="float">
            <text:p>0.0014416667</text:p>
          </table:table-cell>
          <table:table-cell office:value-type="float" office:value="20.4847839098" calcext:value-type="float">
            <text:p>20.4847839098</text:p>
          </table:table-cell>
        </table:table-row>
        <table:table-row table:style-name="ro1">
          <table:table-cell office:value-type="string" calcext:value-type="string">
            <text:p>01/12/1946</text:p>
          </table:table-cell>
          <table:table-cell office:value-type="float" office:value="15.13" calcext:value-type="float">
            <text:p>15.13</text:p>
          </table:table-cell>
          <table:table-cell office:value-type="float" office:value="0.71" calcext:value-type="float">
            <text:p>0.71</text:p>
          </table:table-cell>
          <table:table-cell office:value-type="float" office:value="4.6926635823" calcext:value-type="float">
            <text:p>4.6926635823</text:p>
          </table:table-cell>
          <table:table-cell office:value-type="float" office:value="0.0339800318" calcext:value-type="float">
            <text:p>0.0339800318</text:p>
          </table:table-cell>
          <table:table-cell office:value-type="float" office:value="188.3674260121" calcext:value-type="float">
            <text:p>188.3674260121</text:p>
          </table:table-cell>
          <table:table-cell office:value-type="float" office:value="2.25" calcext:value-type="float">
            <text:p>2.25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7206963" calcext:value-type="float">
            <text:p>1.297206963</text:p>
          </table:table-cell>
          <table:table-cell office:value-type="float" office:value="0.0014458333" calcext:value-type="float">
            <text:p>0.0014458333</text:p>
          </table:table-cell>
          <table:table-cell office:value-type="float" office:value="20.5144014932" calcext:value-type="float">
            <text:p>20.5144014932</text:p>
          </table:table-cell>
        </table:table-row>
        <table:table-row table:style-name="ro1">
          <table:table-cell office:value-type="string" calcext:value-type="string">
            <text:p>01/01/1947</text:p>
          </table:table-cell>
          <table:table-cell office:value-type="float" office:value="15.21" calcext:value-type="float">
            <text:p>15.21</text:p>
          </table:table-cell>
          <table:table-cell office:value-type="float" office:value="0.71" calcext:value-type="float">
            <text:p>0.71</text:p>
          </table:table-cell>
          <table:table-cell office:value-type="float" office:value="4.6679815911" calcext:value-type="float">
            <text:p>4.6679815911</text:p>
          </table:table-cell>
          <table:table-cell office:value-type="float" office:value="0.0092164188" calcext:value-type="float">
            <text:p>0.0092164188</text:p>
          </table:table-cell>
          <table:table-cell office:value-type="float" office:value="190.1034991013" calcext:value-type="float">
            <text:p>190.1034991013</text:p>
          </table:table-cell>
          <table:table-cell office:value-type="float" office:value="2.25" calcext:value-type="float">
            <text:p>2.25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1.29665565" calcext:value-type="float">
            <text:p>1.29665565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20.5441473754" calcext:value-type="float">
            <text:p>20.5441473754</text:p>
          </table:table-cell>
        </table:table-row>
        <table:table-row table:style-name="ro1">
          <table:table-cell office:value-type="string" calcext:value-type="string">
            <text:p>01/02/1947</text:p>
          </table:table-cell>
          <table:table-cell office:value-type="float" office:value="15.8" calcext:value-type="float">
            <text:p>15.8</text:p>
          </table:table-cell>
          <table:table-cell office:value-type="float" office:value="0.72" calcext:value-type="float">
            <text:p>0.72</text:p>
          </table:table-cell>
          <table:table-cell office:value-type="float" office:value="4.5569620253" calcext:value-type="float">
            <text:p>4.5569620253</text:p>
          </table:table-cell>
          <table:table-cell office:value-type="float" office:value="0.0427167817" calcext:value-type="float">
            <text:p>0.0427167817</text:p>
          </table:table-cell>
          <table:table-cell office:value-type="float" office:value="198.2241087771" calcext:value-type="float">
            <text:p>198.2241087771</text:p>
          </table:table-cell>
          <table:table-cell office:value-type="float" office:value="2.27" calcext:value-type="float">
            <text:p>2.27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949105676" calcext:value-type="float">
            <text:p>1.2949105676</text:p>
          </table:table-cell>
          <table:table-cell office:value-type="float" office:value="0.0005423611" calcext:value-type="float">
            <text:p>0.0005423611</text:p>
          </table:table-cell>
          <table:table-cell office:value-type="float" office:value="20.555289722" calcext:value-type="float">
            <text:p>20.555289722</text:p>
          </table:table-cell>
        </table:table-row>
        <table:table-row table:style-name="ro1">
          <table:table-cell office:value-type="string" calcext:value-type="string">
            <text:p>01/03/1947</text:p>
          </table:table-cell>
          <table:table-cell office:value-type="float" office:value="15.16" calcext:value-type="float">
            <text:p>15.16</text:p>
          </table:table-cell>
          <table:table-cell office:value-type="float" office:value="0.72" calcext:value-type="float">
            <text:p>0.72</text:p>
          </table:table-cell>
          <table:table-cell office:value-type="float" office:value="4.7493403694" calcext:value-type="float">
            <text:p>4.7493403694</text:p>
          </table:table-cell>
          <table:table-cell office:value-type="float" office:value="-0.0367088608" calcext:value-type="float">
            <text:p>-0.0367088608</text:p>
          </table:table-cell>
          <table:table-cell office:value-type="float" office:value="190.9475275688" calcext:value-type="float">
            <text:p>190.9475275688</text:p>
          </table:table-cell>
          <table:table-cell office:value-type="float" office:value="2.28" calcext:value-type="float">
            <text:p>2.28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931678338" calcext:value-type="float">
            <text:p>1.2931678338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20.5667093274" calcext:value-type="float">
            <text:p>20.5667093274</text:p>
          </table:table-cell>
        </table:table-row>
        <table:table-row table:style-name="ro1">
          <table:table-cell office:value-type="string" calcext:value-type="string">
            <text:p>01/04/1947</text:p>
          </table:table-cell>
          <table:table-cell office:value-type="float" office:value="14.6" calcext:value-type="float">
            <text:p>14.6</text:p>
          </table:table-cell>
          <table:table-cell office:value-type="float" office:value="0.73" calcext:value-type="float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-0.0329082399" calcext:value-type="float">
            <text:p>-0.0329082399</text:p>
          </table:table-cell>
          <table:table-cell office:value-type="float" office:value="184.663780526" calcext:value-type="float">
            <text:p>184.663780526</text:p>
          </table:table-cell>
          <table:table-cell office:value-type="float" office:value="2.3" calcext:value-type="float">
            <text:p>2.3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914274455" calcext:value-type="float">
            <text:p>1.2914274455</text:p>
          </table:table-cell>
          <table:table-cell office:value-type="float" office:value="0.00056875" calcext:value-type="float">
            <text:p>0.00056875</text:p>
          </table:table-cell>
          <table:table-cell office:value-type="float" office:value="20.5784066433" calcext:value-type="float">
            <text:p>20.5784066433</text:p>
          </table:table-cell>
        </table:table-row>
        <table:table-row table:style-name="ro1">
          <table:table-cell office:value-type="string" calcext:value-type="string">
            <text:p>01/05/1947</text:p>
          </table:table-cell>
          <table:table-cell office:value-type="float" office:value="14.34" calcext:value-type="float">
            <text:p>14.34</text:p>
          </table:table-cell>
          <table:table-cell office:value-type="float" office:value="0.75" calcext:value-type="float">
            <text:p>0.75</text:p>
          </table:table-cell>
          <table:table-cell office:value-type="float" office:value="5.230125523" calcext:value-type="float">
            <text:p>5.230125523</text:p>
          </table:table-cell>
          <table:table-cell office:value-type="float" office:value="-0.0135464212" calcext:value-type="float">
            <text:p>-0.0135464212</text:p>
          </table:table-cell>
          <table:table-cell office:value-type="float" office:value="182.1622471685" calcext:value-type="float">
            <text:p>182.1622471685</text:p>
          </table:table-cell>
          <table:table-cell office:value-type="float" office:value="2.31" calcext:value-type="float">
            <text:p>2.31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96893994" calcext:value-type="float">
            <text:p>1.2896893994</text:p>
          </table:table-cell>
          <table:table-cell office:value-type="float" office:value="0.0005819444" calcext:value-type="float">
            <text:p>0.0005819444</text:p>
          </table:table-cell>
          <table:table-cell office:value-type="float" office:value="20.5903821327" calcext:value-type="float">
            <text:p>20.5903821327</text:p>
          </table:table-cell>
        </table:table-row>
        <table:table-row table:style-name="ro1">
          <table:table-cell office:value-type="string" calcext:value-type="string">
            <text:p>01/06/1947</text:p>
          </table:table-cell>
          <table:table-cell office:value-type="float" office:value="14.84" calcext:value-type="float">
            <text:p>14.84</text:p>
          </table:table-cell>
          <table:table-cell office:value-type="float" office:value="0.76" calcext:value-type="float">
            <text:p>0.76</text:p>
          </table:table-cell>
          <table:table-cell office:value-type="float" office:value="5.1212938005" calcext:value-type="float">
            <text:p>5.1212938005</text:p>
          </table:table-cell>
          <table:table-cell office:value-type="float" office:value="0.0392840539" calcext:value-type="float">
            <text:p>0.0392840539</text:p>
          </table:table-cell>
          <table:table-cell office:value-type="float" office:value="189.31831871" calcext:value-type="float">
            <text:p>189.31831871</text:p>
          </table:table-cell>
          <table:table-cell office:value-type="float" office:value="2.33" calcext:value-type="float">
            <text:p>2.33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79536924" calcext:value-type="float">
            <text:p>1.2879536924</text:p>
          </table:table-cell>
          <table:table-cell office:value-type="float" office:value="0.0005951389" calcext:value-type="float">
            <text:p>0.0005951389</text:p>
          </table:table-cell>
          <table:table-cell office:value-type="float" office:value="20.6026362699" calcext:value-type="float">
            <text:p>20.6026362699</text:p>
          </table:table-cell>
        </table:table-row>
        <table:table-row table:style-name="ro1">
          <table:table-cell office:value-type="string" calcext:value-type="string">
            <text:p>01/07/1947</text:p>
          </table:table-cell>
          <table:table-cell office:value-type="float" office:value="15.77" calcext:value-type="float">
            <text:p>15.77</text:p>
          </table:table-cell>
          <table:table-cell office:value-type="float" office:value="0.77" calcext:value-type="float">
            <text:p>0.77</text:p>
          </table:table-cell>
          <table:table-cell office:value-type="float" office:value="4.8826886493" calcext:value-type="float">
            <text:p>4.8826886493</text:p>
          </table:table-cell>
          <table:table-cell office:value-type="float" office:value="0.066992363" calcext:value-type="float">
            <text:p>0.066992363</text:p>
          </table:table-cell>
          <table:table-cell office:value-type="float" office:value="202.0012002364" calcext:value-type="float">
            <text:p>202.0012002364</text:p>
          </table:table-cell>
          <table:table-cell office:value-type="float" office:value="2.35" calcext:value-type="float">
            <text:p>2.35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62203214" calcext:value-type="float">
            <text:p>1.2862203214</text:p>
          </table:table-cell>
          <table:table-cell office:value-type="float" office:value="0.0006083333" calcext:value-type="float">
            <text:p>0.0006083333</text:p>
          </table:table-cell>
          <table:table-cell office:value-type="float" office:value="20.6151695403" calcext:value-type="float">
            <text:p>20.6151695403</text:p>
          </table:table-cell>
        </table:table-row>
        <table:table-row table:style-name="ro1">
          <table:table-cell office:value-type="string" calcext:value-type="string">
            <text:p>01/08/1947</text:p>
          </table:table-cell>
          <table:table-cell office:value-type="float" office:value="15.46" calcext:value-type="float">
            <text:p>15.46</text:p>
          </table:table-cell>
          <table:table-cell office:value-type="float" office:value="0.78" calcext:value-type="float">
            <text:p>0.78</text:p>
          </table:table-cell>
          <table:table-cell office:value-type="float" office:value="5.0452781371" calcext:value-type="float">
            <text:p>5.0452781371</text:p>
          </table:table-cell>
          <table:table-cell office:value-type="float" office:value="-0.0155358275" calcext:value-type="float">
            <text:p>-0.0155358275</text:p>
          </table:table-cell>
          <table:table-cell office:value-type="float" office:value="198.8629444305" calcext:value-type="float">
            <text:p>198.8629444305</text:p>
          </table:table-cell>
          <table:table-cell office:value-type="float" office:value="2.36" calcext:value-type="float">
            <text:p>2.36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44892832" calcext:value-type="float">
            <text:p>1.2844892832</text:p>
          </table:table-cell>
          <table:table-cell office:value-type="float" office:value="0.0006215278" calcext:value-type="float">
            <text:p>0.0006215278</text:p>
          </table:table-cell>
          <table:table-cell office:value-type="float" office:value="20.6279824408" calcext:value-type="float">
            <text:p>20.6279824408</text:p>
          </table:table-cell>
        </table:table-row>
        <table:table-row table:style-name="ro1">
          <table:table-cell office:value-type="string" calcext:value-type="string">
            <text:p>01/09/1947</text:p>
          </table:table-cell>
          <table:table-cell office:value-type="float" office:value="15.06" calcext:value-type="float">
            <text:p>15.06</text:p>
          </table:table-cell>
          <table:table-cell office:value-type="float" office:value="0.79" calcext:value-type="float">
            <text:p>0.79</text:p>
          </table:table-cell>
          <table:table-cell office:value-type="float" office:value="5.2456839309" calcext:value-type="float">
            <text:p>5.2456839309</text:p>
          </table:table-cell>
          <table:table-cell office:value-type="float" office:value="-0.0216149202" calcext:value-type="float">
            <text:p>-0.0216149202</text:p>
          </table:table-cell>
          <table:table-cell office:value-type="float" office:value="194.5645377511" calcext:value-type="float">
            <text:p>194.5645377511</text:p>
          </table:table-cell>
          <table:table-cell office:value-type="float" office:value="2.38" calcext:value-type="float">
            <text:p>2.38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27605747" calcext:value-type="float">
            <text:p>1.2827605747</text:p>
          </table:table-cell>
          <table:table-cell office:value-type="float" office:value="0.0006347222" calcext:value-type="float">
            <text:p>0.0006347222</text:p>
          </table:table-cell>
          <table:table-cell office:value-type="float" office:value="20.6410754796" calcext:value-type="float">
            <text:p>20.6410754796</text:p>
          </table:table-cell>
        </table:table-row>
        <table:table-row table:style-name="ro1">
          <table:table-cell office:value-type="string" calcext:value-type="string">
            <text:p>01/10/1947</text:p>
          </table:table-cell>
          <table:table-cell office:value-type="float" office:value="15.45" calcext:value-type="float">
            <text:p>15.45</text:p>
          </table:table-cell>
          <table:table-cell office:value-type="float" office:value="0.81" calcext:value-type="float">
            <text:p>0.81</text:p>
          </table:table-cell>
          <table:table-cell office:value-type="float" office:value="5.2427184466" calcext:value-type="float">
            <text:p>5.2427184466</text:p>
          </table:table-cell>
          <table:table-cell office:value-type="float" office:value="0.0303600432" calcext:value-type="float">
            <text:p>0.0303600432</text:p>
          </table:table-cell>
          <table:table-cell office:value-type="float" office:value="200.4715255148" calcext:value-type="float">
            <text:p>200.4715255148</text:p>
          </table:table-cell>
          <table:table-cell office:value-type="float" office:value="2.39" calcext:value-type="float">
            <text:p>2.39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810341927" calcext:value-type="float">
            <text:p>1.2810341927</text:p>
          </table:table-cell>
          <table:table-cell office:value-type="float" office:value="0.0006479167" calcext:value-type="float">
            <text:p>0.0006479167</text:p>
          </table:table-cell>
          <table:table-cell office:value-type="float" office:value="20.6544491765" calcext:value-type="float">
            <text:p>20.6544491765</text:p>
          </table:table-cell>
        </table:table-row>
        <table:table-row table:style-name="ro1">
          <table:table-cell office:value-type="string" calcext:value-type="string">
            <text:p>01/11/1947</text:p>
          </table:table-cell>
          <table:table-cell office:value-type="float" office:value="15.27" calcext:value-type="float">
            <text:p>15.27</text:p>
          </table:table-cell>
          <table:table-cell office:value-type="float" office:value="0.82" calcext:value-type="float">
            <text:p>0.82</text:p>
          </table:table-cell>
          <table:table-cell office:value-type="float" office:value="5.3700065488" calcext:value-type="float">
            <text:p>5.3700065488</text:p>
          </table:table-cell>
          <table:table-cell office:value-type="float" office:value="-0.0072096386" calcext:value-type="float">
            <text:p>-0.0072096386</text:p>
          </table:table-cell>
          <table:table-cell office:value-type="float" office:value="199.0261982624" calcext:value-type="float">
            <text:p>199.0261982624</text:p>
          </table:table-cell>
          <table:table-cell office:value-type="float" office:value="2.41" calcext:value-type="float">
            <text:p>2.41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793101342" calcext:value-type="float">
            <text:p>1.2793101342</text:p>
          </table:table-cell>
          <table:table-cell office:value-type="float" office:value="0.0006611111" calcext:value-type="float">
            <text:p>0.0006611111</text:p>
          </table:table-cell>
          <table:table-cell office:value-type="float" office:value="20.6681040623" calcext:value-type="float">
            <text:p>20.6681040623</text:p>
          </table:table-cell>
        </table:table-row>
        <table:table-row table:style-name="ro1">
          <table:table-cell office:value-type="string" calcext:value-type="string">
            <text:p>01/12/1947</text:p>
          </table:table-cell>
          <table:table-cell office:value-type="float" office:value="15.03" calcext:value-type="float">
            <text:p>15.03</text:p>
          </table:table-cell>
          <table:table-cell office:value-type="float" office:value="0.84" calcext:value-type="float">
            <text:p>0.84</text:p>
          </table:table-cell>
          <table:table-cell office:value-type="float" office:value="5.5888223553" calcext:value-type="float">
            <text:p>5.5888223553</text:p>
          </table:table-cell>
          <table:table-cell office:value-type="float" office:value="-0.0111329404" calcext:value-type="float">
            <text:p>-0.0111329404</text:p>
          </table:table-cell>
          <table:table-cell office:value-type="float" office:value="196.8104514579" calcext:value-type="float">
            <text:p>196.8104514579</text:p>
          </table:table-cell>
          <table:table-cell office:value-type="float" office:value="2.42" calcext:value-type="float">
            <text:p>2.42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77588396" calcext:value-type="float">
            <text:p>1.277588396</text:p>
          </table:table-cell>
          <table:table-cell office:value-type="float" office:value="0.0006743056" calcext:value-type="float">
            <text:p>0.0006743056</text:p>
          </table:table-cell>
          <table:table-cell office:value-type="float" office:value="20.6820406797" calcext:value-type="float">
            <text:p>20.6820406797</text:p>
          </table:table-cell>
        </table:table-row>
        <table:table-row table:style-name="ro1">
          <table:table-cell office:value-type="string" calcext:value-type="string">
            <text:p>01/01/1948</text:p>
          </table:table-cell>
          <table:table-cell office:value-type="float" office:value="14.83" calcext:value-type="float">
            <text:p>14.83</text:p>
          </table:table-cell>
          <table:table-cell office:value-type="float" office:value="0.84" calcext:value-type="float">
            <text:p>0.84</text:p>
          </table:table-cell>
          <table:table-cell office:value-type="float" office:value="5.6641942009" calcext:value-type="float">
            <text:p>5.6641942009</text:p>
          </table:table-cell>
          <table:table-cell office:value-type="float" office:value="-0.0086308882" calcext:value-type="float">
            <text:p>-0.0086308882</text:p>
          </table:table-cell>
          <table:table-cell office:value-type="float" office:value="195.1118024501" calcext:value-type="float">
            <text:p>195.1118024501</text:p>
          </table:table-cell>
          <table:table-cell office:value-type="float" office:value="2.44" calcext:value-type="float">
            <text:p>2.44</text:p>
          </table:table-cell>
          <table:table-cell office:value-type="float" office:value="-0.0013458333" calcext:value-type="float">
            <text:p>-0.0013458333</text:p>
          </table:table-cell>
          <table:table-cell office:value-type="float" office:value="1.275868975" calcext:value-type="float">
            <text:p>1.275868975</text:p>
          </table:table-cell>
          <table:table-cell office:value-type="float" office:value="0.0006875" calcext:value-type="float">
            <text:p>0.0006875</text:p>
          </table:table-cell>
          <table:table-cell office:value-type="float" office:value="20.6962595827" calcext:value-type="float">
            <text:p>20.6962595827</text:p>
          </table:table-cell>
        </table:table-row>
        <table:table-row table:style-name="ro1">
          <table:table-cell office:value-type="string" calcext:value-type="string">
            <text:p>01/02/1948</text:p>
          </table:table-cell>
          <table:table-cell office:value-type="float" office:value="14.1" calcext:value-type="float">
            <text:p>14.1</text:p>
          </table:table-cell>
          <table:table-cell office:value-type="float" office:value="0.85" calcext:value-type="float">
            <text:p>0.85</text:p>
          </table:table-cell>
          <table:table-cell office:value-type="float" office:value="6.0283687943" calcext:value-type="float">
            <text:p>6.0283687943</text:p>
          </table:table-cell>
          <table:table-cell office:value-type="float" office:value="-0.0444669195" calcext:value-type="float">
            <text:p>-0.0444669195</text:p>
          </table:table-cell>
          <table:table-cell office:value-type="float" office:value="186.4357816307" calcext:value-type="float">
            <text:p>186.4357816307</text:p>
          </table:table-cell>
          <table:table-cell office:value-type="float" office:value="2.43" calcext:value-type="float">
            <text:p>2.43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770438376" calcext:value-type="float">
            <text:p>1.2770438376</text:p>
          </table:table-cell>
          <table:table-cell office:value-type="float" office:value="0.0029451389" calcext:value-type="float">
            <text:p>0.0029451389</text:p>
          </table:table-cell>
          <table:table-cell office:value-type="float" office:value="20.7572129416" calcext:value-type="float">
            <text:p>20.7572129416</text:p>
          </table:table-cell>
        </table:table-row>
        <table:table-row table:style-name="ro1">
          <table:table-cell office:value-type="string" calcext:value-type="string">
            <text:p>01/03/1948</text:p>
          </table:table-cell>
          <table:table-cell office:value-type="float" office:value="14.3" calcext:value-type="float">
            <text:p>14.3</text:p>
          </table:table-cell>
          <table:table-cell office:value-type="float" office:value="0.85" calcext:value-type="float">
            <text:p>0.85</text:p>
          </table:table-cell>
          <table:table-cell office:value-type="float" office:value="5.9440559441" calcext:value-type="float">
            <text:p>5.9440559441</text:p>
          </table:table-cell>
          <table:table-cell office:value-type="float" office:value="0.0192080378" calcext:value-type="float">
            <text:p>0.0192080378</text:p>
          </table:table-cell>
          <table:table-cell office:value-type="float" office:value="190.0168471763" calcext:value-type="float">
            <text:p>190.0168471763</text:p>
          </table:table-cell>
          <table:table-cell office:value-type="float" office:value="2.42" calcext:value-type="float">
            <text:p>2.42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782197822" calcext:value-type="float">
            <text:p>1.2782197822</text:p>
          </table:table-cell>
          <table:table-cell office:value-type="float" office:value="0.0029361111" calcext:value-type="float">
            <text:p>0.0029361111</text:p>
          </table:table-cell>
          <table:table-cell office:value-type="float" office:value="20.8181584252" calcext:value-type="float">
            <text:p>20.8181584252</text:p>
          </table:table-cell>
        </table:table-row>
        <table:table-row table:style-name="ro1">
          <table:table-cell office:value-type="string" calcext:value-type="string">
            <text:p>01/04/1948</text:p>
          </table:table-cell>
          <table:table-cell office:value-type="float" office:value="15.4" calcext:value-type="float">
            <text:p>15.4</text:p>
          </table:table-cell>
          <table:table-cell office:value-type="float" office:value="0.85" calcext:value-type="float">
            <text:p>0.85</text:p>
          </table:table-cell>
          <table:table-cell office:value-type="float" office:value="5.5194805195" calcext:value-type="float">
            <text:p>5.5194805195</text:p>
          </table:table-cell>
          <table:table-cell office:value-type="float" office:value="0.0818764569" calcext:value-type="float">
            <text:p>0.0818764569</text:p>
          </table:table-cell>
          <table:table-cell office:value-type="float" office:value="205.5747533699" calcext:value-type="float">
            <text:p>205.5747533699</text:p>
          </table:table-cell>
          <table:table-cell office:value-type="float" office:value="2.41" calcext:value-type="float">
            <text:p>2.41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793968096" calcext:value-type="float">
            <text:p>1.2793968096</text:p>
          </table:table-cell>
          <table:table-cell office:value-type="float" office:value="0.0029270833" calcext:value-type="float">
            <text:p>0.0029270833</text:p>
          </table:table-cell>
          <table:table-cell office:value-type="float" office:value="20.8790949097" calcext:value-type="float">
            <text:p>20.8790949097</text:p>
          </table:table-cell>
        </table:table-row>
        <table:table-row table:style-name="ro1">
          <table:table-cell office:value-type="string" calcext:value-type="string">
            <text:p>01/05/1948</text:p>
          </table:table-cell>
          <table:table-cell office:value-type="float" office:value="16.15" calcext:value-type="float">
            <text:p>16.15</text:p>
          </table:table-cell>
          <table:table-cell office:value-type="float" office:value="0.85" calcext:value-type="float">
            <text:p>0.85</text:p>
          </table:table-cell>
          <table:table-cell office:value-type="float" office:value="5.2631578947" calcext:value-type="float">
            <text:p>5.2631578947</text:p>
          </table:table-cell>
          <table:table-cell office:value-type="float" office:value="0.0533008658" calcext:value-type="float">
            <text:p>0.0533008658</text:p>
          </table:table-cell>
          <table:table-cell office:value-type="float" office:value="216.5320657113" calcext:value-type="float">
            <text:p>216.5320657113</text:p>
          </table:table-cell>
          <table:table-cell office:value-type="float" office:value="2.4" calcext:value-type="float">
            <text:p>2.4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05749208" calcext:value-type="float">
            <text:p>1.2805749208</text:p>
          </table:table-cell>
          <table:table-cell office:value-type="float" office:value="0.0029180556" calcext:value-type="float">
            <text:p>0.0029180556</text:p>
          </table:table-cell>
          <table:table-cell office:value-type="float" office:value="20.9400212686" calcext:value-type="float">
            <text:p>20.9400212686</text:p>
          </table:table-cell>
        </table:table-row>
        <table:table-row table:style-name="ro1">
          <table:table-cell office:value-type="string" calcext:value-type="string">
            <text:p>01/06/1948</text:p>
          </table:table-cell>
          <table:table-cell office:value-type="float" office:value="16.82" calcext:value-type="float">
            <text:p>16.82</text:p>
          </table:table-cell>
          <table:table-cell office:value-type="float" office:value="0.85" calcext:value-type="float">
            <text:p>0.85</text:p>
          </table:table-cell>
          <table:table-cell office:value-type="float" office:value="5.0535077289" calcext:value-type="float">
            <text:p>5.0535077289</text:p>
          </table:table-cell>
          <table:table-cell office:value-type="float" office:value="0.045872033" calcext:value-type="float">
            <text:p>0.045872033</text:p>
          </table:table-cell>
          <table:table-cell office:value-type="float" office:value="226.4648317803" calcext:value-type="float">
            <text:p>226.4648317803</text:p>
          </table:table-cell>
          <table:table-cell office:value-type="float" office:value="2.39" calcext:value-type="float">
            <text:p>2.39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17541169" calcext:value-type="float">
            <text:p>1.2817541169</text:p>
          </table:table-cell>
          <table:table-cell office:value-type="float" office:value="0.0029090278" calcext:value-type="float">
            <text:p>0.0029090278</text:p>
          </table:table-cell>
          <table:table-cell office:value-type="float" office:value="21.0009363722" calcext:value-type="float">
            <text:p>21.0009363722</text:p>
          </table:table-cell>
        </table:table-row>
        <table:table-row table:style-name="ro1">
          <table:table-cell office:value-type="string" calcext:value-type="string">
            <text:p>01/07/1948</text:p>
          </table:table-cell>
          <table:table-cell office:value-type="float" office:value="16.42" calcext:value-type="float">
            <text:p>16.42</text:p>
          </table:table-cell>
          <table:table-cell office:value-type="float" office:value="0.86" calcext:value-type="float">
            <text:p>0.86</text:p>
          </table:table-cell>
          <table:table-cell office:value-type="float" office:value="5.2375152253" calcext:value-type="float">
            <text:p>5.2375152253</text:p>
          </table:table-cell>
          <table:table-cell office:value-type="float" office:value="-0.0195369253" calcext:value-type="float">
            <text:p>-0.0195369253</text:p>
          </table:table-cell>
          <table:table-cell office:value-type="float" office:value="222.0404052816" calcext:value-type="float">
            <text:p>222.0404052816</text:p>
          </table:table-cell>
          <table:table-cell office:value-type="float" office:value="2.38" calcext:value-type="float">
            <text:p>2.38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29343988" calcext:value-type="float">
            <text:p>1.2829343988</text:p>
          </table:table-cell>
          <table:table-cell office:value-type="float" office:value="0.0029" calcext:value-type="float">
            <text:p>0.0029</text:p>
          </table:table-cell>
          <table:table-cell office:value-type="float" office:value="21.0618390876" calcext:value-type="float">
            <text:p>21.0618390876</text:p>
          </table:table-cell>
        </table:table-row>
        <table:table-row table:style-name="ro1">
          <table:table-cell office:value-type="string" calcext:value-type="string">
            <text:p>01/08/1948</text:p>
          </table:table-cell>
          <table:table-cell office:value-type="float" office:value="15.94" calcext:value-type="float">
            <text:p>15.94</text:p>
          </table:table-cell>
          <table:table-cell office:value-type="float" office:value="0.86" calcext:value-type="float">
            <text:p>0.86</text:p>
          </table:table-cell>
          <table:table-cell office:value-type="float" office:value="5.3952321205" calcext:value-type="float">
            <text:p>5.3952321205</text:p>
          </table:table-cell>
          <table:table-cell office:value-type="float" office:value="-0.0248511317" calcext:value-type="float">
            <text:p>-0.0248511317</text:p>
          </table:table-cell>
          <table:table-cell office:value-type="float" office:value="216.5224499161" calcext:value-type="float">
            <text:p>216.5224499161</text:p>
          </table:table-cell>
          <table:table-cell office:value-type="float" office:value="2.36" calcext:value-type="float">
            <text:p>2.36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41157675" calcext:value-type="float">
            <text:p>1.2841157675</text:p>
          </table:table-cell>
          <table:table-cell office:value-type="float" office:value="0.0028909722" calcext:value-type="float">
            <text:p>0.0028909722</text:p>
          </table:table-cell>
          <table:table-cell office:value-type="float" office:value="21.1227282794" calcext:value-type="float">
            <text:p>21.1227282794</text:p>
          </table:table-cell>
        </table:table-row>
        <table:table-row table:style-name="ro1">
          <table:table-cell office:value-type="string" calcext:value-type="string">
            <text:p>01/09/1948</text:p>
          </table:table-cell>
          <table:table-cell office:value-type="float" office:value="15.76" calcext:value-type="float">
            <text:p>15.76</text:p>
          </table:table-cell>
          <table:table-cell office:value-type="float" office:value="0.87" calcext:value-type="float">
            <text:p>0.87</text:p>
          </table:table-cell>
          <table:table-cell office:value-type="float" office:value="5.5203045685" calcext:value-type="float">
            <text:p>5.5203045685</text:p>
          </table:table-cell>
          <table:table-cell office:value-type="float" office:value="-0.0067440402" calcext:value-type="float">
            <text:p>-0.0067440402</text:p>
          </table:table-cell>
          <table:table-cell office:value-type="float" office:value="215.0622138204" calcext:value-type="float">
            <text:p>215.0622138204</text:p>
          </table:table-cell>
          <table:table-cell office:value-type="float" office:value="2.35" calcext:value-type="float">
            <text:p>2.35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52982241" calcext:value-type="float">
            <text:p>1.2852982241</text:p>
          </table:table-cell>
          <table:table-cell office:value-type="float" office:value="0.0028819444" calcext:value-type="float">
            <text:p>0.0028819444</text:p>
          </table:table-cell>
          <table:table-cell office:value-type="float" office:value="21.1836028088" calcext:value-type="float">
            <text:p>21.1836028088</text:p>
          </table:table-cell>
        </table:table-row>
        <table:table-row table:style-name="ro1">
          <table:table-cell office:value-type="string" calcext:value-type="string">
            <text:p>01/10/1948</text:p>
          </table:table-cell>
          <table:table-cell office:value-type="float" office:value="16.19" calcext:value-type="float">
            <text:p>16.19</text:p>
          </table:table-cell>
          <table:table-cell office:value-type="float" office:value="0.89" calcext:value-type="float">
            <text:p>0.89</text:p>
          </table:table-cell>
          <table:table-cell office:value-type="float" office:value="5.4972205065" calcext:value-type="float">
            <text:p>5.4972205065</text:p>
          </table:table-cell>
          <table:table-cell office:value-type="float" office:value="0.0319902707" calcext:value-type="float">
            <text:p>0.0319902707</text:p>
          </table:table-cell>
          <table:table-cell office:value-type="float" office:value="221.9421122638" calcext:value-type="float">
            <text:p>221.9421122638</text:p>
          </table:table-cell>
          <table:table-cell office:value-type="float" office:value="2.34" calcext:value-type="float">
            <text:p>2.34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64817696" calcext:value-type="float">
            <text:p>1.2864817696</text:p>
          </table:table-cell>
          <table:table-cell office:value-type="float" office:value="0.0028729167" calcext:value-type="float">
            <text:p>0.0028729167</text:p>
          </table:table-cell>
          <table:table-cell office:value-type="float" office:value="21.2444615344" calcext:value-type="float">
            <text:p>21.2444615344</text:p>
          </table:table-cell>
        </table:table-row>
        <table:table-row table:style-name="ro1">
          <table:table-cell office:value-type="string" calcext:value-type="string">
            <text:p>01/11/1948</text:p>
          </table:table-cell>
          <table:table-cell office:value-type="float" office:value="15.29" calcext:value-type="float">
            <text:p>15.29</text:p>
          </table:table-cell>
          <table:table-cell office:value-type="float" office:value="0.91" calcext:value-type="float">
            <text:p>0.91</text:p>
          </table:table-cell>
          <table:table-cell office:value-type="float" office:value="5.9516023545" calcext:value-type="float">
            <text:p>5.9516023545</text:p>
          </table:table-cell>
          <table:table-cell office:value-type="float" office:value="-0.050905909" calcext:value-type="float">
            <text:p>-0.050905909</text:p>
          </table:table-cell>
          <table:table-cell office:value-type="float" office:value="210.6439472942" calcext:value-type="float">
            <text:p>210.6439472942</text:p>
          </table:table-cell>
          <table:table-cell office:value-type="float" office:value="2.33" calcext:value-type="float">
            <text:p>2.33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76664049" calcext:value-type="float">
            <text:p>1.2876664049</text:p>
          </table:table-cell>
          <table:table-cell office:value-type="float" office:value="0.0028638889" calcext:value-type="float">
            <text:p>0.0028638889</text:p>
          </table:table-cell>
          <table:table-cell office:value-type="float" office:value="21.3053033117" calcext:value-type="float">
            <text:p>21.3053033117</text:p>
          </table:table-cell>
        </table:table-row>
        <table:table-row table:style-name="ro1">
          <table:table-cell office:value-type="string" calcext:value-type="string">
            <text:p>01/12/1948</text:p>
          </table:table-cell>
          <table:table-cell office:value-type="float" office:value="15.19" calcext:value-type="float">
            <text:p>15.19</text:p>
          </table:table-cell>
          <table:table-cell office:value-type="float" office:value="0.93" calcext:value-type="float">
            <text:p>0.93</text:p>
          </table:table-cell>
          <table:table-cell office:value-type="float" office:value="6.1224489796" calcext:value-type="float">
            <text:p>6.1224489796</text:p>
          </table:table-cell>
          <table:table-cell office:value-type="float" office:value="-0.00147155" calcext:value-type="float">
            <text:p>-0.00147155</text:p>
          </table:table-cell>
          <table:table-cell office:value-type="float" office:value="210.3339741867" calcext:value-type="float">
            <text:p>210.3339741867</text:p>
          </table:table-cell>
          <table:table-cell office:value-type="float" office:value="2.32" calcext:value-type="float">
            <text:p>2.32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88852131" calcext:value-type="float">
            <text:p>1.288852131</text:p>
          </table:table-cell>
          <table:table-cell office:value-type="float" office:value="0.0028548611" calcext:value-type="float">
            <text:p>0.0028548611</text:p>
          </table:table-cell>
          <table:table-cell office:value-type="float" office:value="21.3661269936" calcext:value-type="float">
            <text:p>21.3661269936</text:p>
          </table:table-cell>
        </table:table-row>
        <table:table-row table:style-name="ro1">
          <table:table-cell office:value-type="string" calcext:value-type="string">
            <text:p>01/01/1949</text:p>
          </table:table-cell>
          <table:table-cell office:value-type="float" office:value="15.36" calcext:value-type="float">
            <text:p>15.36</text:p>
          </table:table-cell>
          <table:table-cell office:value-type="float" office:value="0.95" calcext:value-type="float">
            <text:p>0.95</text:p>
          </table:table-cell>
          <table:table-cell office:value-type="float" office:value="6.1848958333" calcext:value-type="float">
            <text:p>6.1848958333</text:p>
          </table:table-cell>
          <table:table-cell office:value-type="float" office:value="0.0163850505" calcext:value-type="float">
            <text:p>0.0163850505</text:p>
          </table:table-cell>
          <table:table-cell office:value-type="float" office:value="213.7803069697" calcext:value-type="float">
            <text:p>213.7803069697</text:p>
          </table:table-cell>
          <table:table-cell office:value-type="float" office:value="2.31" calcext:value-type="float">
            <text:p>2.31</text:p>
          </table:table-cell>
          <table:table-cell office:value-type="float" office:value="0.0009208333" calcext:value-type="float">
            <text:p>0.0009208333</text:p>
          </table:table-cell>
          <table:table-cell office:value-type="float" office:value="1.290038949" calcext:value-type="float">
            <text:p>1.290038949</text:p>
          </table:table-cell>
          <table:table-cell office:value-type="float" office:value="0.0028458333" calcext:value-type="float">
            <text:p>0.0028458333</text:p>
          </table:table-cell>
          <table:table-cell office:value-type="float" office:value="21.42693143" calcext:value-type="float">
            <text:p>21.42693143</text:p>
          </table:table-cell>
        </table:table-row>
        <table:table-row table:style-name="ro1">
          <table:table-cell office:value-type="string" calcext:value-type="string">
            <text:p>01/02/1949</text:p>
          </table:table-cell>
          <table:table-cell office:value-type="float" office:value="14.77" calcext:value-type="float">
            <text:p>14.77</text:p>
          </table:table-cell>
          <table:table-cell office:value-type="float" office:value="0.96" calcext:value-type="float">
            <text:p>0.96</text:p>
          </table:table-cell>
          <table:table-cell office:value-type="float" office:value="6.499661476" calcext:value-type="float">
            <text:p>6.499661476</text:p>
          </table:table-cell>
          <table:table-cell office:value-type="float" office:value="-0.0331850423" calcext:value-type="float">
            <text:p>-0.0331850423</text:p>
          </table:table-cell>
          <table:table-cell office:value-type="float" office:value="206.6859984362" calcext:value-type="float">
            <text:p>206.6859984362</text:p>
          </table:table-cell>
          <table:table-cell office:value-type="float" office:value="2.31" calcext:value-type="float">
            <text:p>2.31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9475713" calcext:value-type="float">
            <text:p>1.2899475713</text:p>
          </table:table-cell>
          <table:table-cell office:value-type="float" office:value="0.0018548611" calcext:value-type="float">
            <text:p>0.0018548611</text:p>
          </table:table-cell>
          <table:table-cell office:value-type="float" office:value="21.4666754118" calcext:value-type="float">
            <text:p>21.4666754118</text:p>
          </table:table-cell>
        </table:table-row>
        <table:table-row table:style-name="ro1">
          <table:table-cell office:value-type="string" calcext:value-type="string">
            <text:p>01/03/1949</text:p>
          </table:table-cell>
          <table:table-cell office:value-type="float" office:value="14.91" calcext:value-type="float">
            <text:p>14.91</text:p>
          </table:table-cell>
          <table:table-cell office:value-type="float" office:value="0.98" calcext:value-type="float">
            <text:p>0.98</text:p>
          </table:table-cell>
          <table:table-cell office:value-type="float" office:value="6.5727699531" calcext:value-type="float">
            <text:p>6.5727699531</text:p>
          </table:table-cell>
          <table:table-cell office:value-type="float" office:value="0.0150078989" calcext:value-type="float">
            <text:p>0.0150078989</text:p>
          </table:table-cell>
          <table:table-cell office:value-type="float" office:value="209.7879210036" calcext:value-type="float">
            <text:p>209.7879210036</text:p>
          </table:table-cell>
          <table:table-cell office:value-type="float" office:value="2.31" calcext:value-type="float">
            <text:p>2.31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898562" calcext:value-type="float">
            <text:p>1.2898562</text:p>
          </table:table-cell>
          <table:table-cell office:value-type="float" office:value="0.0018555556" calcext:value-type="float">
            <text:p>0.0018555556</text:p>
          </table:table-cell>
          <table:table-cell office:value-type="float" office:value="21.5065080207" calcext:value-type="float">
            <text:p>21.5065080207</text:p>
          </table:table-cell>
        </table:table-row>
        <table:table-row table:style-name="ro1">
          <table:table-cell office:value-type="string" calcext:value-type="string">
            <text:p>01/04/1949</text:p>
          </table:table-cell>
          <table:table-cell office:value-type="float" office:value="14.89" calcext:value-type="float">
            <text:p>14.89</text:p>
          </table:table-cell>
          <table:table-cell office:value-type="float" office:value="0.99" calcext:value-type="float">
            <text:p>0.99</text:p>
          </table:table-cell>
          <table:table-cell office:value-type="float" office:value="6.6487575554" calcext:value-type="float">
            <text:p>6.6487575554</text:p>
          </table:table-cell>
          <table:table-cell office:value-type="float" office:value="0.004210446" calcext:value-type="float">
            <text:p>0.004210446</text:p>
          </table:table-cell>
          <table:table-cell office:value-type="float" office:value="210.6712217184" calcext:value-type="float">
            <text:p>210.6712217184</text:p>
          </table:table-cell>
          <table:table-cell office:value-type="float" office:value="2.31" calcext:value-type="float">
            <text:p>2.31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7648352" calcext:value-type="float">
            <text:p>1.2897648352</text:p>
          </table:table-cell>
          <table:table-cell office:value-type="float" office:value="0.00185625" calcext:value-type="float">
            <text:p>0.00185625</text:p>
          </table:table-cell>
          <table:table-cell office:value-type="float" office:value="21.5464294762" calcext:value-type="float">
            <text:p>21.5464294762</text:p>
          </table:table-cell>
        </table:table-row>
        <table:table-row table:style-name="ro1">
          <table:table-cell office:value-type="string" calcext:value-type="string">
            <text:p>01/05/1949</text:p>
          </table:table-cell>
          <table:table-cell office:value-type="float" office:value="14.78" calcext:value-type="float">
            <text:p>14.78</text:p>
          </table:table-cell>
          <table:table-cell office:value-type="float" office:value="1.01" calcext:value-type="float">
            <text:p>1.01</text:p>
          </table:table-cell>
          <table:table-cell office:value-type="float" office:value="6.8335588633" calcext:value-type="float">
            <text:p>6.8335588633</text:p>
          </table:table-cell>
          <table:table-cell office:value-type="float" office:value="-0.0017535818" calcext:value-type="float">
            <text:p>-0.0017535818</text:p>
          </table:table-cell>
          <table:table-cell office:value-type="float" office:value="210.3017924935" calcext:value-type="float">
            <text:p>210.3017924935</text:p>
          </table:table-cell>
          <table:table-cell office:value-type="float" office:value="2.31" calcext:value-type="float">
            <text:p>2.31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6734768" calcext:value-type="float">
            <text:p>1.2896734768</text:p>
          </table:table-cell>
          <table:table-cell office:value-type="float" office:value="0.0018569444" calcext:value-type="float">
            <text:p>0.0018569444</text:p>
          </table:table-cell>
          <table:table-cell office:value-type="float" office:value="21.5864399987" calcext:value-type="float">
            <text:p>21.5864399987</text:p>
          </table:table-cell>
        </table:table-row>
        <table:table-row table:style-name="ro1">
          <table:table-cell office:value-type="string" calcext:value-type="string">
            <text:p>01/06/1949</text:p>
          </table:table-cell>
          <table:table-cell office:value-type="float" office:value="13.97" calcext:value-type="float">
            <text:p>13.97</text:p>
          </table:table-cell>
          <table:table-cell office:value-type="float" office:value="1.02" calcext:value-type="float">
            <text:p>1.02</text:p>
          </table:table-cell>
          <table:table-cell office:value-type="float" office:value="7.3013600573" calcext:value-type="float">
            <text:p>7.3013600573</text:p>
          </table:table-cell>
          <table:table-cell office:value-type="float" office:value="-0.049052774" calcext:value-type="float">
            <text:p>-0.049052774</text:p>
          </table:table-cell>
          <table:table-cell office:value-type="float" office:value="199.9859061905" calcext:value-type="float">
            <text:p>199.9859061905</text:p>
          </table:table-cell>
          <table:table-cell office:value-type="float" office:value="2.31" calcext:value-type="float">
            <text:p>2.31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582125" calcext:value-type="float">
            <text:p>1.289582125</text:p>
          </table:table-cell>
          <table:table-cell office:value-type="float" office:value="0.0018576389" calcext:value-type="float">
            <text:p>0.0018576389</text:p>
          </table:table-cell>
          <table:table-cell office:value-type="float" office:value="21.6265398091" calcext:value-type="float">
            <text:p>21.6265398091</text:p>
          </table:table-cell>
        </table:table-row>
        <table:table-row table:style-name="ro1">
          <table:table-cell office:value-type="string" calcext:value-type="string">
            <text:p>01/07/1949</text:p>
          </table:table-cell>
          <table:table-cell office:value-type="float" office:value="14.76" calcext:value-type="float">
            <text:p>14.76</text:p>
          </table:table-cell>
          <table:table-cell office:value-type="float" office:value="1.03" calcext:value-type="float">
            <text:p>1.03</text:p>
          </table:table-cell>
          <table:table-cell office:value-type="float" office:value="6.9783197832" calcext:value-type="float">
            <text:p>6.9783197832</text:p>
          </table:table-cell>
          <table:table-cell office:value-type="float" office:value="0.0626740038" calcext:value-type="float">
            <text:p>0.0626740038</text:p>
          </table:table-cell>
          <table:table-cell office:value-type="float" office:value="212.5198236386" calcext:value-type="float">
            <text:p>212.5198236386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894907796" calcext:value-type="float">
            <text:p>1.2894907796</text:p>
          </table:table-cell>
          <table:table-cell office:value-type="float" office:value="0.0018583333" calcext:value-type="float">
            <text:p>0.0018583333</text:p>
          </table:table-cell>
          <table:table-cell office:value-type="float" office:value="21.6667291289" calcext:value-type="float">
            <text:p>21.6667291289</text:p>
          </table:table-cell>
        </table:table-row>
        <table:table-row table:style-name="ro1">
          <table:table-cell office:value-type="string" calcext:value-type="string">
            <text:p>01/08/1949</text:p>
          </table:table-cell>
          <table:table-cell office:value-type="float" office:value="15.29" calcext:value-type="float">
            <text:p>15.29</text:p>
          </table:table-cell>
          <table:table-cell office:value-type="float" office:value="1.03" calcext:value-type="float">
            <text:p>1.03</text:p>
          </table:table-cell>
          <table:table-cell office:value-type="float" office:value="6.7364290386" calcext:value-type="float">
            <text:p>6.7364290386</text:p>
          </table:table-cell>
          <table:table-cell office:value-type="float" office:value="0.0417419264" calcext:value-type="float">
            <text:p>0.0417419264</text:p>
          </table:table-cell>
          <table:table-cell office:value-type="float" office:value="221.3908104707" calcext:value-type="float">
            <text:p>221.3908104707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3994406" calcext:value-type="float">
            <text:p>1.2893994406</text:p>
          </table:table-cell>
          <table:table-cell office:value-type="float" office:value="0.0018590278" calcext:value-type="float">
            <text:p>0.0018590278</text:p>
          </table:table-cell>
          <table:table-cell office:value-type="float" office:value="21.7070081802" calcext:value-type="float">
            <text:p>21.7070081802</text:p>
          </table:table-cell>
        </table:table-row>
        <table:table-row table:style-name="ro1">
          <table:table-cell office:value-type="string" calcext:value-type="string">
            <text:p>01/09/1949</text:p>
          </table:table-cell>
          <table:table-cell office:value-type="float" office:value="15.49" calcext:value-type="float">
            <text:p>15.49</text:p>
          </table:table-cell>
          <table:table-cell office:value-type="float" office:value="1.04" calcext:value-type="float">
            <text:p>1.04</text:p>
          </table:table-cell>
          <table:table-cell office:value-type="float" office:value="6.7140090381" calcext:value-type="float">
            <text:p>6.7140090381</text:p>
          </table:table-cell>
          <table:table-cell office:value-type="float" office:value="0.0187486375" calcext:value-type="float">
            <text:p>0.0187486375</text:p>
          </table:table-cell>
          <table:table-cell office:value-type="float" office:value="225.5415865118" calcext:value-type="float">
            <text:p>225.5415865118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893081082" calcext:value-type="float">
            <text:p>1.2893081082</text:p>
          </table:table-cell>
          <table:table-cell office:value-type="float" office:value="0.0018597222" calcext:value-type="float">
            <text:p>0.0018597222</text:p>
          </table:table-cell>
          <table:table-cell office:value-type="float" office:value="21.7473771857" calcext:value-type="float">
            <text:p>21.7473771857</text:p>
          </table:table-cell>
        </table:table-row>
        <table:table-row table:style-name="ro1">
          <table:table-cell office:value-type="string" calcext:value-type="string">
            <text:p>01/10/1949</text:p>
          </table:table-cell>
          <table:table-cell office:value-type="float" office:value="15.89" calcext:value-type="float">
            <text:p>15.89</text:p>
          </table:table-cell>
          <table:table-cell office:value-type="float" office:value="1.07" calcext:value-type="float">
            <text:p>1.07</text:p>
          </table:table-cell>
          <table:table-cell office:value-type="float" office:value="6.7337948395" calcext:value-type="float">
            <text:p>6.7337948395</text:p>
          </table:table-cell>
          <table:table-cell office:value-type="float" office:value="0.0315974284" calcext:value-type="float">
            <text:p>0.0315974284</text:p>
          </table:table-cell>
          <table:table-cell office:value-type="float" office:value="232.6681206538" calcext:value-type="float">
            <text:p>232.6681206538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2167822" calcext:value-type="float">
            <text:p>1.2892167822</text:p>
          </table:table-cell>
          <table:table-cell office:value-type="float" office:value="0.0018604167" calcext:value-type="float">
            <text:p>0.0018604167</text:p>
          </table:table-cell>
          <table:table-cell office:value-type="float" office:value="21.7878363687" calcext:value-type="float">
            <text:p>21.7878363687</text:p>
          </table:table-cell>
        </table:table-row>
        <table:table-row table:style-name="ro1">
          <table:table-cell office:value-type="string" calcext:value-type="string">
            <text:p>01/11/1949</text:p>
          </table:table-cell>
          <table:table-cell office:value-type="float" office:value="16.11" calcext:value-type="float">
            <text:p>16.11</text:p>
          </table:table-cell>
          <table:table-cell office:value-type="float" office:value="1.11" calcext:value-type="float">
            <text:p>1.11</text:p>
          </table:table-cell>
          <table:table-cell office:value-type="float" office:value="6.8901303538" calcext:value-type="float">
            <text:p>6.8901303538</text:p>
          </table:table-cell>
          <table:table-cell office:value-type="float" office:value="0.0196489931" calcext:value-type="float">
            <text:p>0.0196489931</text:p>
          </table:table-cell>
          <table:table-cell office:value-type="float" office:value="237.2398149458" calcext:value-type="float">
            <text:p>237.2398149458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91254626" calcext:value-type="float">
            <text:p>1.2891254626</text:p>
          </table:table-cell>
          <table:table-cell office:value-type="float" office:value="0.0018611111" calcext:value-type="float">
            <text:p>0.0018611111</text:p>
          </table:table-cell>
          <table:table-cell office:value-type="float" office:value="21.828385953" calcext:value-type="float">
            <text:p>21.828385953</text:p>
          </table:table-cell>
        </table:table-row>
        <table:table-row table:style-name="ro1">
          <table:table-cell office:value-type="string" calcext:value-type="string">
            <text:p>01/12/1949</text:p>
          </table:table-cell>
          <table:table-cell office:value-type="float" office:value="16.54" calcext:value-type="float">
            <text:p>16.54</text:p>
          </table:table-cell>
          <table:table-cell office:value-type="float" office:value="1.14" calcext:value-type="float">
            <text:p>1.14</text:p>
          </table:table-cell>
          <table:table-cell office:value-type="float" office:value="6.892382104" calcext:value-type="float">
            <text:p>6.892382104</text:p>
          </table:table-cell>
          <table:table-cell office:value-type="float" office:value="0.0325884544" calcext:value-type="float">
            <text:p>0.0325884544</text:p>
          </table:table-cell>
          <table:table-cell office:value-type="float" office:value="244.9710938314" calcext:value-type="float">
            <text:p>244.9710938314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067" calcext:value-type="float">
            <text:p>-7.08333333333067E-005</text:p>
          </table:table-cell>
          <table:table-cell office:value-type="float" office:value="1.2890341496" calcext:value-type="float">
            <text:p>1.2890341496</text:p>
          </table:table-cell>
          <table:table-cell office:value-type="float" office:value="0.0018618056" calcext:value-type="float">
            <text:p>0.0018618056</text:p>
          </table:table-cell>
          <table:table-cell office:value-type="float" office:value="21.8690261633" calcext:value-type="float">
            <text:p>21.8690261633</text:p>
          </table:table-cell>
        </table:table-row>
        <table:table-row table:style-name="ro1">
          <table:table-cell office:value-type="string" calcext:value-type="string">
            <text:p>01/01/1950</text:p>
          </table:table-cell>
          <table:table-cell office:value-type="float" office:value="16.88" calcext:value-type="float">
            <text:p>16.88</text:p>
          </table:table-cell>
          <table:table-cell office:value-type="float" office:value="1.15" calcext:value-type="float">
            <text:p>1.15</text:p>
          </table:table-cell>
          <table:table-cell office:value-type="float" office:value="6.8127962085" calcext:value-type="float">
            <text:p>6.8127962085</text:p>
          </table:table-cell>
          <table:table-cell office:value-type="float" office:value="0.026350262" calcext:value-type="float">
            <text:p>0.026350262</text:p>
          </table:table-cell>
          <table:table-cell office:value-type="float" office:value="251.4261463341" calcext:value-type="float">
            <text:p>251.4261463341</text:p>
          </table:table-cell>
          <table:table-cell office:value-type="float" office:value="2.32" calcext:value-type="float">
            <text:p>2.32</text:p>
          </table:table-cell>
          <table:table-cell office:value-type="float" office:value="-0.0000708333333333444" calcext:value-type="float">
            <text:p>-7.08333333333444E-005</text:p>
          </table:table-cell>
          <table:table-cell office:value-type="float" office:value="1.288942843" calcext:value-type="float">
            <text:p>1.288942843</text:p>
          </table:table-cell>
          <table:table-cell office:value-type="float" office:value="0.0018625" calcext:value-type="float">
            <text:p>0.0018625</text:p>
          </table:table-cell>
          <table:table-cell office:value-type="float" office:value="21.9097572245" calcext:value-type="float">
            <text:p>21.9097572245</text:p>
          </table:table-cell>
        </table:table-row>
        <table:table-row table:style-name="ro1">
          <table:table-cell office:value-type="string" calcext:value-type="string">
            <text:p>01/02/1950</text:p>
          </table:table-cell>
          <table:table-cell office:value-type="float" office:value="17.21" calcext:value-type="float">
            <text:p>17.21</text:p>
          </table:table-cell>
          <table:table-cell office:value-type="float" office:value="1.16" calcext:value-type="float">
            <text:p>1.16</text:p>
          </table:table-cell>
          <table:table-cell office:value-type="float" office:value="6.7402672865" calcext:value-type="float">
            <text:p>6.7402672865</text:p>
          </table:table-cell>
          <table:table-cell office:value-type="float" office:value="0.0252764613" calcext:value-type="float">
            <text:p>0.0252764613</text:p>
          </table:table-cell>
          <table:table-cell office:value-type="float" office:value="257.7813095906" calcext:value-type="float">
            <text:p>257.7813095906</text:p>
          </table:table-cell>
          <table:table-cell office:value-type="float" office:value="2.34" calcext:value-type="float">
            <text:p>2.34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866603401" calcext:value-type="float">
            <text:p>1.2866603401</text:p>
          </table:table-cell>
          <table:table-cell office:value-type="float" office:value="0.0001798611" calcext:value-type="float">
            <text:p>0.0001798611</text:p>
          </table:table-cell>
          <table:table-cell office:value-type="float" office:value="21.9136979378" calcext:value-type="float">
            <text:p>21.9136979378</text:p>
          </table:table-cell>
        </table:table-row>
        <table:table-row table:style-name="ro1">
          <table:table-cell office:value-type="string" calcext:value-type="string">
            <text:p>01/03/1950</text:p>
          </table:table-cell>
          <table:table-cell office:value-type="float" office:value="17.35" calcext:value-type="float">
            <text:p>17.35</text:p>
          </table:table-cell>
          <table:table-cell office:value-type="float" office:value="1.17" calcext:value-type="float">
            <text:p>1.17</text:p>
          </table:table-cell>
          <table:table-cell office:value-type="float" office:value="6.7435158501" calcext:value-type="float">
            <text:p>6.7435158501</text:p>
          </table:table-cell>
          <table:table-cell office:value-type="float" office:value="0.0138001162" calcext:value-type="float">
            <text:p>0.0138001162</text:p>
          </table:table-cell>
          <table:table-cell office:value-type="float" office:value="261.3387216201" calcext:value-type="float">
            <text:p>261.3387216201</text:p>
          </table:table-cell>
          <table:table-cell office:value-type="float" office:value="2.36" calcext:value-type="float">
            <text:p>2.36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84381879" calcext:value-type="float">
            <text:p>1.284381879</text:p>
          </table:table-cell>
          <table:table-cell office:value-type="float" office:value="0.0001972222" calcext:value-type="float">
            <text:p>0.0001972222</text:p>
          </table:table-cell>
          <table:table-cell office:value-type="float" office:value="21.918019806" calcext:value-type="float">
            <text:p>21.918019806</text:p>
          </table:table-cell>
        </table:table-row>
        <table:table-row table:style-name="ro1">
          <table:table-cell office:value-type="string" calcext:value-type="string">
            <text:p>01/04/1950</text:p>
          </table:table-cell>
          <table:table-cell office:value-type="float" office:value="17.84" calcext:value-type="float">
            <text:p>17.84</text:p>
          </table:table-cell>
          <table:table-cell office:value-type="float" office:value="1.18" calcext:value-type="float">
            <text:p>1.18</text:p>
          </table:table-cell>
          <table:table-cell office:value-type="float" office:value="6.6143497758" calcext:value-type="float">
            <text:p>6.6143497758</text:p>
          </table:table-cell>
          <table:table-cell office:value-type="float" office:value="0.0339097022" calcext:value-type="float">
            <text:p>0.0339097022</text:p>
          </table:table-cell>
          <table:table-cell office:value-type="float" office:value="270.200639846" calcext:value-type="float">
            <text:p>270.200639846</text:p>
          </table:table-cell>
          <table:table-cell office:value-type="float" office:value="2.38" calcext:value-type="float">
            <text:p>2.38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821074528" calcext:value-type="float">
            <text:p>1.2821074528</text:p>
          </table:table-cell>
          <table:table-cell office:value-type="float" office:value="0.0002145833" calcext:value-type="float">
            <text:p>0.0002145833</text:p>
          </table:table-cell>
          <table:table-cell office:value-type="float" office:value="21.9227230477" calcext:value-type="float">
            <text:p>21.9227230477</text:p>
          </table:table-cell>
        </table:table-row>
        <table:table-row table:style-name="ro1">
          <table:table-cell office:value-type="string" calcext:value-type="string">
            <text:p>01/05/1950</text:p>
          </table:table-cell>
          <table:table-cell office:value-type="float" office:value="18.44" calcext:value-type="float">
            <text:p>18.44</text:p>
          </table:table-cell>
          <table:table-cell office:value-type="float" office:value="1.19" calcext:value-type="float">
            <text:p>1.19</text:p>
          </table:table-cell>
          <table:table-cell office:value-type="float" office:value="6.453362256" calcext:value-type="float">
            <text:p>6.453362256</text:p>
          </table:table-cell>
          <table:table-cell office:value-type="float" office:value="0.0391909567" calcext:value-type="float">
            <text:p>0.0391909567</text:p>
          </table:table-cell>
          <table:table-cell office:value-type="float" office:value="280.7900614095" calcext:value-type="float">
            <text:p>280.7900614095</text:p>
          </table:table-cell>
          <table:table-cell office:value-type="float" office:value="2.4" calcext:value-type="float">
            <text:p>2.4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798370542" calcext:value-type="float">
            <text:p>1.2798370542</text:p>
          </table:table-cell>
          <table:table-cell office:value-type="float" office:value="0.0002319444" calcext:value-type="float">
            <text:p>0.0002319444</text:p>
          </table:table-cell>
          <table:table-cell office:value-type="float" office:value="21.9278079015" calcext:value-type="float">
            <text:p>21.9278079015</text:p>
          </table:table-cell>
        </table:table-row>
        <table:table-row table:style-name="ro1">
          <table:table-cell office:value-type="string" calcext:value-type="string">
            <text:p>01/06/1950</text:p>
          </table:table-cell>
          <table:table-cell office:value-type="float" office:value="18.74" calcext:value-type="float">
            <text:p>18.74</text:p>
          </table:table-cell>
          <table:table-cell office:value-type="float" office:value="1.2" calcext:value-type="float">
            <text:p>1.2</text:p>
          </table:table-cell>
          <table:table-cell office:value-type="float" office:value="6.4034151547" calcext:value-type="float">
            <text:p>6.4034151547</text:p>
          </table:table-cell>
          <table:table-cell office:value-type="float" office:value="0.021691974" calcext:value-type="float">
            <text:p>0.021691974</text:p>
          </table:table-cell>
          <table:table-cell office:value-type="float" office:value="286.8809521125" calcext:value-type="float">
            <text:p>286.8809521125</text:p>
          </table:table-cell>
          <table:table-cell office:value-type="float" office:value="2.42" calcext:value-type="float">
            <text:p>2.42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775706761" calcext:value-type="float">
            <text:p>1.2775706761</text:p>
          </table:table-cell>
          <table:table-cell office:value-type="float" office:value="0.0002493056" calcext:value-type="float">
            <text:p>0.0002493056</text:p>
          </table:table-cell>
          <table:table-cell office:value-type="float" office:value="21.9332746259" calcext:value-type="float">
            <text:p>21.9332746259</text:p>
          </table:table-cell>
        </table:table-row>
        <table:table-row table:style-name="ro1">
          <table:table-cell office:value-type="string" calcext:value-type="string">
            <text:p>01/07/1950</text:p>
          </table:table-cell>
          <table:table-cell office:value-type="float" office:value="17.38" calcext:value-type="float">
            <text:p>17.38</text:p>
          </table:table-cell>
          <table:table-cell office:value-type="float" office:value="1.24" calcext:value-type="float">
            <text:p>1.24</text:p>
          </table:table-cell>
          <table:table-cell office:value-type="float" office:value="7.1346375144" calcext:value-type="float">
            <text:p>7.1346375144</text:p>
          </table:table-cell>
          <table:table-cell office:value-type="float" office:value="-0.0670431786" calcext:value-type="float">
            <text:p>-0.0670431786</text:p>
          </table:table-cell>
          <table:table-cell office:value-type="float" office:value="267.6475412076" calcext:value-type="float">
            <text:p>267.6475412076</text:p>
          </table:table-cell>
          <table:table-cell office:value-type="float" office:value="2.45" calcext:value-type="float">
            <text:p>2.45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753083113" calcext:value-type="float">
            <text:p>1.2753083113</text:p>
          </table:table-cell>
          <table:table-cell office:value-type="float" office:value="0.0002666667" calcext:value-type="float">
            <text:p>0.0002666667</text:p>
          </table:table-cell>
          <table:table-cell office:value-type="float" office:value="21.9391234991" calcext:value-type="float">
            <text:p>21.9391234991</text:p>
          </table:table-cell>
        </table:table-row>
        <table:table-row table:style-name="ro1">
          <table:table-cell office:value-type="string" calcext:value-type="string">
            <text:p>01/08/1950</text:p>
          </table:table-cell>
          <table:table-cell office:value-type="float" office:value="18.43" calcext:value-type="float">
            <text:p>18.43</text:p>
          </table:table-cell>
          <table:table-cell office:value-type="float" office:value="1.29" calcext:value-type="float">
            <text:p>1.29</text:p>
          </table:table-cell>
          <table:table-cell office:value-type="float" office:value="6.9994574064" calcext:value-type="float">
            <text:p>6.9994574064</text:p>
          </table:table-cell>
          <table:table-cell office:value-type="float" office:value="0.0665835731" calcext:value-type="float">
            <text:p>0.0665835731</text:p>
          </table:table-cell>
          <table:table-cell office:value-type="float" office:value="285.4684708253" calcext:value-type="float">
            <text:p>285.4684708253</text:p>
          </table:table-cell>
          <table:table-cell office:value-type="float" office:value="2.47" calcext:value-type="float">
            <text:p>2.47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730499529" calcext:value-type="float">
            <text:p>1.2730499529</text:p>
          </table:table-cell>
          <table:table-cell office:value-type="float" office:value="0.0002840278" calcext:value-type="float">
            <text:p>0.0002840278</text:p>
          </table:table-cell>
          <table:table-cell office:value-type="float" office:value="21.9453548196" calcext:value-type="float">
            <text:p>21.9453548196</text:p>
          </table:table-cell>
        </table:table-row>
        <table:table-row table:style-name="ro1">
          <table:table-cell office:value-type="string" calcext:value-type="string">
            <text:p>01/09/1950</text:p>
          </table:table-cell>
          <table:table-cell office:value-type="float" office:value="19.08" calcext:value-type="float">
            <text:p>19.08</text:p>
          </table:table-cell>
          <table:table-cell office:value-type="float" office:value="1.33" calcext:value-type="float">
            <text:p>1.33</text:p>
          </table:table-cell>
          <table:table-cell office:value-type="float" office:value="6.9706498952" calcext:value-type="float">
            <text:p>6.9706498952</text:p>
          </table:table-cell>
          <table:table-cell office:value-type="float" office:value="0.0412823295" calcext:value-type="float">
            <text:p>0.0412823295</text:p>
          </table:table-cell>
          <table:table-cell office:value-type="float" office:value="297.2532743098" calcext:value-type="float">
            <text:p>297.2532743098</text:p>
          </table:table-cell>
          <table:table-cell office:value-type="float" office:value="2.49" calcext:value-type="float">
            <text:p>2.49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707955936" calcext:value-type="float">
            <text:p>1.2707955936</text:p>
          </table:table-cell>
          <table:table-cell office:value-type="float" office:value="0.0003013889" calcext:value-type="float">
            <text:p>0.0003013889</text:p>
          </table:table-cell>
          <table:table-cell office:value-type="float" office:value="21.9519689057" calcext:value-type="float">
            <text:p>21.9519689057</text:p>
          </table:table-cell>
        </table:table-row>
        <table:table-row table:style-name="ro1">
          <table:table-cell office:value-type="string" calcext:value-type="string">
            <text:p>01/10/1950</text:p>
          </table:table-cell>
          <table:table-cell office:value-type="float" office:value="19.87" calcext:value-type="float">
            <text:p>19.87</text:p>
          </table:table-cell>
          <table:table-cell office:value-type="float" office:value="1.38" calcext:value-type="float">
            <text:p>1.38</text:p>
          </table:table-cell>
          <table:table-cell office:value-type="float" office:value="6.9451434323" calcext:value-type="float">
            <text:p>6.9451434323</text:p>
          </table:table-cell>
          <table:table-cell office:value-type="float" office:value="0.0474173218" calcext:value-type="float">
            <text:p>0.0474173218</text:p>
          </table:table-cell>
          <table:table-cell office:value-type="float" office:value="311.3482284747" calcext:value-type="float">
            <text:p>311.3482284747</text:p>
          </table:table-cell>
          <table:table-cell office:value-type="float" office:value="2.51" calcext:value-type="float">
            <text:p>2.51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685452264" calcext:value-type="float">
            <text:p>1.2685452264</text:p>
          </table:table-cell>
          <table:table-cell office:value-type="float" office:value="0.00031875" calcext:value-type="float">
            <text:p>0.00031875</text:p>
          </table:table-cell>
          <table:table-cell office:value-type="float" office:value="21.9589660958" calcext:value-type="float">
            <text:p>21.9589660958</text:p>
          </table:table-cell>
        </table:table-row>
        <table:table-row table:style-name="ro1">
          <table:table-cell office:value-type="string" calcext:value-type="string">
            <text:p>01/11/1950</text:p>
          </table:table-cell>
          <table:table-cell office:value-type="float" office:value="19.83" calcext:value-type="float">
            <text:p>19.83</text:p>
          </table:table-cell>
          <table:table-cell office:value-type="float" office:value="1.42" calcext:value-type="float">
            <text:p>1.42</text:p>
          </table:table-cell>
          <table:table-cell office:value-type="float" office:value="7.1608673727" calcext:value-type="float">
            <text:p>7.1608673727</text:p>
          </table:table-cell>
          <table:table-cell office:value-type="float" office:value="0.0039562573" calcext:value-type="float">
            <text:p>0.0039562573</text:p>
          </table:table-cell>
          <table:table-cell office:value-type="float" office:value="312.5800021887" calcext:value-type="float">
            <text:p>312.5800021887</text:p>
          </table:table-cell>
          <table:table-cell office:value-type="float" office:value="2.53" calcext:value-type="float">
            <text:p>2.53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662988442" calcext:value-type="float">
            <text:p>1.2662988442</text:p>
          </table:table-cell>
          <table:table-cell office:value-type="float" office:value="0.0003361111" calcext:value-type="float">
            <text:p>0.0003361111</text:p>
          </table:table-cell>
          <table:table-cell office:value-type="float" office:value="21.9663467483" calcext:value-type="float">
            <text:p>21.9663467483</text:p>
          </table:table-cell>
        </table:table-row>
        <table:table-row table:style-name="ro1">
          <table:table-cell office:value-type="string" calcext:value-type="string">
            <text:p>01/12/1950</text:p>
          </table:table-cell>
          <table:table-cell office:value-type="float" office:value="19.75" calcext:value-type="float">
            <text:p>19.75</text:p>
          </table:table-cell>
          <table:table-cell office:value-type="float" office:value="1.47" calcext:value-type="float">
            <text:p>1.47</text:p>
          </table:table-cell>
          <table:table-cell office:value-type="float" office:value="7.4430379747" calcext:value-type="float">
            <text:p>7.4430379747</text:p>
          </table:table-cell>
          <table:table-cell office:value-type="float" office:value="0.0021432173" calcext:value-type="float">
            <text:p>0.0021432173</text:p>
          </table:table-cell>
          <table:table-cell office:value-type="float" office:value="313.2499290719" calcext:value-type="float">
            <text:p>313.2499290719</text:p>
          </table:table-cell>
          <table:table-cell office:value-type="float" office:value="2.55" calcext:value-type="float">
            <text:p>2.55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6405644" calcext:value-type="float">
            <text:p>1.26405644</text:p>
          </table:table-cell>
          <table:table-cell office:value-type="float" office:value="0.0003534722" calcext:value-type="float">
            <text:p>0.0003534722</text:p>
          </table:table-cell>
          <table:table-cell office:value-type="float" office:value="21.9741112417" calcext:value-type="float">
            <text:p>21.9741112417</text:p>
          </table:table-cell>
        </table:table-row>
        <table:table-row table:style-name="ro1">
          <table:table-cell office:value-type="string" calcext:value-type="string">
            <text:p>01/01/1951</text:p>
          </table:table-cell>
          <table:table-cell office:value-type="float" office:value="21.21" calcext:value-type="float">
            <text:p>21.21</text:p>
          </table:table-cell>
          <table:table-cell office:value-type="float" office:value="1.49" calcext:value-type="float">
            <text:p>1.49</text:p>
          </table:table-cell>
          <table:table-cell office:value-type="float" office:value="7.0249882131" calcext:value-type="float">
            <text:p>7.0249882131</text:p>
          </table:table-cell>
          <table:table-cell office:value-type="float" office:value="0.0801969198" calcext:value-type="float">
            <text:p>0.0801969198</text:p>
          </table:table-cell>
          <table:table-cell office:value-type="float" office:value="338.3716085208" calcext:value-type="float">
            <text:p>338.3716085208</text:p>
          </table:table-cell>
          <table:table-cell office:value-type="float" office:value="2.57" calcext:value-type="float">
            <text:p>2.57</text:p>
          </table:table-cell>
          <table:table-cell office:value-type="float" office:value="-0.0017708333" calcext:value-type="float">
            <text:p>-0.0017708333</text:p>
          </table:table-cell>
          <table:table-cell office:value-type="float" office:value="1.2618180067" calcext:value-type="float">
            <text:p>1.2618180067</text:p>
          </table:table-cell>
          <table:table-cell office:value-type="float" office:value="0.0003708333" calcext:value-type="float">
            <text:p>0.0003708333</text:p>
          </table:table-cell>
          <table:table-cell office:value-type="float" office:value="21.9822599746" calcext:value-type="float">
            <text:p>21.9822599746</text:p>
          </table:table-cell>
        </table:table-row>
        <table:table-row table:style-name="ro1">
          <table:table-cell office:value-type="string" calcext:value-type="string">
            <text:p>01/02/1951</text:p>
          </table:table-cell>
          <table:table-cell office:value-type="float" office:value="22" calcext:value-type="float">
            <text:p>22</text:p>
          </table:table-cell>
          <table:table-cell office:value-type="float" office:value="1.5" calcext:value-type="float">
            <text:p>1.5</text:p>
          </table:table-cell>
          <table:table-cell office:value-type="float" office:value="6.8181818182" calcext:value-type="float">
            <text:p>6.8181818182</text:p>
          </table:table-cell>
          <table:table-cell office:value-type="float" office:value="0.0431531117" calcext:value-type="float">
            <text:p>0.0431531117</text:p>
          </table:table-cell>
          <table:table-cell office:value-type="float" office:value="352.9733963529" calcext:value-type="float">
            <text:p>352.9733963529</text:p>
          </table:table-cell>
          <table:table-cell office:value-type="float" office:value="2.58" calcext:value-type="float">
            <text:p>2.58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608348402" calcext:value-type="float">
            <text:p>1.2608348402</text:p>
          </table:table-cell>
          <table:table-cell office:value-type="float" office:value="0.0013701389" calcext:value-type="float">
            <text:p>0.0013701389</text:p>
          </table:table-cell>
          <table:table-cell office:value-type="float" office:value="22.0123787239" calcext:value-type="float">
            <text:p>22.0123787239</text:p>
          </table:table-cell>
        </table:table-row>
        <table:table-row table:style-name="ro1">
          <table:table-cell office:value-type="string" calcext:value-type="string">
            <text:p>01/03/1951</text:p>
          </table:table-cell>
          <table:table-cell office:value-type="float" office:value="21.63" calcext:value-type="float">
            <text:p>21.63</text:p>
          </table:table-cell>
          <table:table-cell office:value-type="float" office:value="1.52" calcext:value-type="float">
            <text:p>1.52</text:p>
          </table:table-cell>
          <table:table-cell office:value-type="float" office:value="7.0272769302" calcext:value-type="float">
            <text:p>7.0272769302</text:p>
          </table:table-cell>
          <table:table-cell office:value-type="float" office:value="-0.0110606061" calcext:value-type="float">
            <text:p>-0.0110606061</text:p>
          </table:table-cell>
          <table:table-cell office:value-type="float" office:value="349.0692966659" calcext:value-type="float">
            <text:p>349.0692966659</text:p>
          </table:table-cell>
          <table:table-cell office:value-type="float" office:value="2.59" calcext:value-type="float">
            <text:p>2.59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98524397" calcext:value-type="float">
            <text:p>1.2598524397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22.0427068901" calcext:value-type="float">
            <text:p>22.0427068901</text:p>
          </table:table-cell>
        </table:table-row>
        <table:table-row table:style-name="ro1">
          <table:table-cell office:value-type="string" calcext:value-type="string">
            <text:p>01/04/1951</text:p>
          </table:table-cell>
          <table:table-cell office:value-type="float" office:value="21.92" calcext:value-type="float">
            <text:p>21.92</text:p>
          </table:table-cell>
          <table:table-cell office:value-type="float" office:value="1.53" calcext:value-type="float">
            <text:p>1.53</text:p>
          </table:table-cell>
          <table:table-cell office:value-type="float" office:value="6.9799270073" calcext:value-type="float">
            <text:p>6.9799270073</text:p>
          </table:table-cell>
          <table:table-cell office:value-type="float" office:value="0.0193147249" calcext:value-type="float">
            <text:p>0.0193147249</text:p>
          </table:table-cell>
          <table:table-cell office:value-type="float" office:value="355.8114741087" calcext:value-type="float">
            <text:p>355.8114741087</text:p>
          </table:table-cell>
          <table:table-cell office:value-type="float" office:value="2.6" calcext:value-type="float">
            <text:p>2.6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88708047" calcext:value-type="float">
            <text:p>1.2588708047</text:p>
          </table:table-cell>
          <table:table-cell office:value-type="float" office:value="0.0013854167" calcext:value-type="float">
            <text:p>0.0013854167</text:p>
          </table:table-cell>
          <table:table-cell office:value-type="float" office:value="22.0732452236" calcext:value-type="float">
            <text:p>22.0732452236</text:p>
          </table:table-cell>
        </table:table-row>
        <table:table-row table:style-name="ro1">
          <table:table-cell office:value-type="string" calcext:value-type="string">
            <text:p>01/05/1951</text:p>
          </table:table-cell>
          <table:table-cell office:value-type="float" office:value="21.93" calcext:value-type="float">
            <text:p>21.93</text:p>
          </table:table-cell>
          <table:table-cell office:value-type="float" office:value="1.55" calcext:value-type="float">
            <text:p>1.55</text:p>
          </table:table-cell>
          <table:table-cell office:value-type="float" office:value="7.0679434565" calcext:value-type="float">
            <text:p>7.0679434565</text:p>
          </table:table-cell>
          <table:table-cell office:value-type="float" office:value="0.0063361846" calcext:value-type="float">
            <text:p>0.0063361846</text:p>
          </table:table-cell>
          <table:table-cell office:value-type="float" office:value="358.0659612953" calcext:value-type="float">
            <text:p>358.0659612953</text:p>
          </table:table-cell>
          <table:table-cell office:value-type="float" office:value="2.61" calcext:value-type="float">
            <text:p>2.61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78899345" calcext:value-type="float">
            <text:p>1.2578899345</text:p>
          </table:table-cell>
          <table:table-cell office:value-type="float" office:value="0.0013930556" calcext:value-type="float">
            <text:p>0.0013930556</text:p>
          </table:table-cell>
          <table:table-cell office:value-type="float" office:value="22.1039944805" calcext:value-type="float">
            <text:p>22.1039944805</text:p>
          </table:table-cell>
        </table:table-row>
        <table:table-row table:style-name="ro1">
          <table:table-cell office:value-type="string" calcext:value-type="string">
            <text:p>01/06/1951</text:p>
          </table:table-cell>
          <table:table-cell office:value-type="float" office:value="21.55" calcext:value-type="float">
            <text:p>21.55</text:p>
          </table:table-cell>
          <table:table-cell office:value-type="float" office:value="1.56" calcext:value-type="float">
            <text:p>1.56</text:p>
          </table:table-cell>
          <table:table-cell office:value-type="float" office:value="7.2389791183" calcext:value-type="float">
            <text:p>7.2389791183</text:p>
          </table:table-cell>
          <table:table-cell office:value-type="float" office:value="-0.0113999088" calcext:value-type="float">
            <text:p>-0.0113999088</text:p>
          </table:table-cell>
          <table:table-cell office:value-type="float" office:value="353.9840419919" calcext:value-type="float">
            <text:p>353.9840419919</text:p>
          </table:table-cell>
          <table:table-cell office:value-type="float" office:value="2.62" calcext:value-type="float">
            <text:p>2.62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69098286" calcext:value-type="float">
            <text:p>1.2569098286</text:p>
          </table:table-cell>
          <table:table-cell office:value-type="float" office:value="0.0014006944" calcext:value-type="float">
            <text:p>0.0014006944</text:p>
          </table:table-cell>
          <table:table-cell office:value-type="float" office:value="22.1349554228" calcext:value-type="float">
            <text:p>22.1349554228</text:p>
          </table:table-cell>
        </table:table-row>
        <table:table-row table:style-name="ro1">
          <table:table-cell office:value-type="string" calcext:value-type="string">
            <text:p>01/07/1951</text:p>
          </table:table-cell>
          <table:table-cell office:value-type="float" office:value="21.93" calcext:value-type="float">
            <text:p>21.93</text:p>
          </table:table-cell>
          <table:table-cell office:value-type="float" office:value="1.55" calcext:value-type="float">
            <text:p>1.55</text:p>
          </table:table-cell>
          <table:table-cell office:value-type="float" office:value="7.0679434565" calcext:value-type="float">
            <text:p>7.0679434565</text:p>
          </table:table-cell>
          <table:table-cell office:value-type="float" office:value="0.0236143465" calcext:value-type="float">
            <text:p>0.0236143465</text:p>
          </table:table-cell>
          <table:table-cell office:value-type="float" office:value="362.3431438083" calcext:value-type="float">
            <text:p>362.3431438083</text:p>
          </table:table-cell>
          <table:table-cell office:value-type="float" office:value="2.63" calcext:value-type="float">
            <text:p>2.63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59304864" calcext:value-type="float">
            <text:p>1.2559304864</text:p>
          </table:table-cell>
          <table:table-cell office:value-type="float" office:value="0.0014083333" calcext:value-type="float">
            <text:p>0.0014083333</text:p>
          </table:table-cell>
          <table:table-cell office:value-type="float" office:value="22.1661288183" calcext:value-type="float">
            <text:p>22.1661288183</text:p>
          </table:table-cell>
        </table:table-row>
        <table:table-row table:style-name="ro1">
          <table:table-cell office:value-type="string" calcext:value-type="string">
            <text:p>01/08/1951</text:p>
          </table:table-cell>
          <table:table-cell office:value-type="float" office:value="22.89" calcext:value-type="float">
            <text:p>22.89</text:p>
          </table:table-cell>
          <table:table-cell office:value-type="float" office:value="1.53" calcext:value-type="float">
            <text:p>1.53</text:p>
          </table:table-cell>
          <table:table-cell office:value-type="float" office:value="6.6841415465" calcext:value-type="float">
            <text:p>6.6841415465</text:p>
          </table:table-cell>
          <table:table-cell office:value-type="float" office:value="0.0496022572" calcext:value-type="float">
            <text:p>0.0496022572</text:p>
          </table:table-cell>
          <table:table-cell office:value-type="float" office:value="380.3161816155" calcext:value-type="float">
            <text:p>380.3161816155</text:p>
          </table:table-cell>
          <table:table-cell office:value-type="float" office:value="2.63" calcext:value-type="float">
            <text:p>2.63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49519072" calcext:value-type="float">
            <text:p>1.2549519072</text:p>
          </table:table-cell>
          <table:table-cell office:value-type="float" office:value="0.0014159722" calcext:value-type="float">
            <text:p>0.0014159722</text:p>
          </table:table-cell>
          <table:table-cell office:value-type="float" office:value="22.197515441" calcext:value-type="float">
            <text:p>22.197515441</text:p>
          </table:table-cell>
        </table:table-row>
        <table:table-row table:style-name="ro1">
          <table:table-cell office:value-type="string" calcext:value-type="string">
            <text:p>01/09/1951</text:p>
          </table:table-cell>
          <table:table-cell office:value-type="float" office:value="23.48" calcext:value-type="float">
            <text:p>23.48</text:p>
          </table:table-cell>
          <table:table-cell office:value-type="float" office:value="1.52" calcext:value-type="float">
            <text:p>1.52</text:p>
          </table:table-cell>
          <table:table-cell office:value-type="float" office:value="6.4735945486" calcext:value-type="float">
            <text:p>6.4735945486</text:p>
          </table:table-cell>
          <table:table-cell office:value-type="float" office:value="0.0313091597" calcext:value-type="float">
            <text:p>0.0313091597</text:p>
          </table:table-cell>
          <table:table-cell office:value-type="float" office:value="392.2235617011" calcext:value-type="float">
            <text:p>392.2235617011</text:p>
          </table:table-cell>
          <table:table-cell office:value-type="float" office:value="2.64" calcext:value-type="float">
            <text:p>2.64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39740905" calcext:value-type="float">
            <text:p>1.2539740905</text:p>
          </table:table-cell>
          <table:table-cell office:value-type="float" office:value="0.0014236111" calcext:value-type="float">
            <text:p>0.0014236111</text:p>
          </table:table-cell>
          <table:table-cell office:value-type="float" office:value="22.2291160706" calcext:value-type="float">
            <text:p>22.2291160706</text:p>
          </table:table-cell>
        </table:table-row>
        <table:table-row table:style-name="ro1">
          <table:table-cell office:value-type="string" calcext:value-type="string">
            <text:p>01/10/1951</text:p>
          </table:table-cell>
          <table:table-cell office:value-type="float" office:value="23.36" calcext:value-type="float">
            <text:p>23.36</text:p>
          </table:table-cell>
          <table:table-cell office:value-type="float" office:value="1.48" calcext:value-type="float">
            <text:p>1.48</text:p>
          </table:table-cell>
          <table:table-cell office:value-type="float" office:value="6.3356164384" calcext:value-type="float">
            <text:p>6.3356164384</text:p>
          </table:table-cell>
          <table:table-cell office:value-type="float" office:value="0.0001537834" calcext:value-type="float">
            <text:p>0.0001537834</text:p>
          </table:table-cell>
          <table:table-cell office:value-type="float" office:value="392.2838791589" calcext:value-type="float">
            <text:p>392.2838791589</text:p>
          </table:table-cell>
          <table:table-cell office:value-type="float" office:value="2.65" calcext:value-type="float">
            <text:p>2.65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29970357" calcext:value-type="float">
            <text:p>1.2529970357</text:p>
          </table:table-cell>
          <table:table-cell office:value-type="float" office:value="0.00143125" calcext:value-type="float">
            <text:p>0.00143125</text:p>
          </table:table-cell>
          <table:table-cell office:value-type="float" office:value="22.260931493" calcext:value-type="float">
            <text:p>22.260931493</text:p>
          </table:table-cell>
        </table:table-row>
        <table:table-row table:style-name="ro1">
          <table:table-cell office:value-type="string" calcext:value-type="string">
            <text:p>01/11/1951</text:p>
          </table:table-cell>
          <table:table-cell office:value-type="float" office:value="22.71" calcext:value-type="float">
            <text:p>22.71</text:p>
          </table:table-cell>
          <table:table-cell office:value-type="float" office:value="1.45" calcext:value-type="float">
            <text:p>1.45</text:p>
          </table:table-cell>
          <table:table-cell office:value-type="float" office:value="6.3848524879" calcext:value-type="float">
            <text:p>6.3848524879</text:p>
          </table:table-cell>
          <table:table-cell office:value-type="float" office:value="-0.0226645619" calcext:value-type="float">
            <text:p>-0.0226645619</text:p>
          </table:table-cell>
          <table:table-cell office:value-type="float" office:value="383.3929368859" calcext:value-type="float">
            <text:p>383.3929368859</text:p>
          </table:table-cell>
          <table:table-cell office:value-type="float" office:value="2.66" calcext:value-type="float">
            <text:p>2.66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20207422" calcext:value-type="float">
            <text:p>1.2520207422</text:p>
          </table:table-cell>
          <table:table-cell office:value-type="float" office:value="0.0014388889" calcext:value-type="float">
            <text:p>0.0014388889</text:p>
          </table:table-cell>
          <table:table-cell office:value-type="float" office:value="22.2929625" calcext:value-type="float">
            <text:p>22.2929625</text:p>
          </table:table-cell>
        </table:table-row>
        <table:table-row table:style-name="ro1">
          <table:table-cell office:value-type="string" calcext:value-type="string">
            <text:p>01/12/1951</text:p>
          </table:table-cell>
          <table:table-cell office:value-type="float" office:value="23.41" calcext:value-type="float">
            <text:p>23.41</text:p>
          </table:table-cell>
          <table:table-cell office:value-type="float" office:value="1.41" calcext:value-type="float">
            <text:p>1.41</text:p>
          </table:table-cell>
          <table:table-cell office:value-type="float" office:value="6.0230670654" calcext:value-type="float">
            <text:p>6.0230670654</text:p>
          </table:table-cell>
          <table:table-cell office:value-type="float" office:value="0.035997358" calcext:value-type="float">
            <text:p>0.035997358</text:p>
          </table:table-cell>
          <table:table-cell office:value-type="float" office:value="397.1940696866" calcext:value-type="float">
            <text:p>397.1940696866</text:p>
          </table:table-cell>
          <table:table-cell office:value-type="float" office:value="2.67" calcext:value-type="float">
            <text:p>2.67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10452093" calcext:value-type="float">
            <text:p>1.2510452093</text:p>
          </table:table-cell>
          <table:table-cell office:value-type="float" office:value="0.0014465278" calcext:value-type="float">
            <text:p>0.0014465278</text:p>
          </table:table-cell>
          <table:table-cell office:value-type="float" office:value="22.3252098895" calcext:value-type="float">
            <text:p>22.3252098895</text:p>
          </table:table-cell>
        </table:table-row>
        <table:table-row table:style-name="ro1">
          <table:table-cell office:value-type="string" calcext:value-type="string">
            <text:p>01/01/1952</text:p>
          </table:table-cell>
          <table:table-cell office:value-type="float" office:value="24.19" calcext:value-type="float">
            <text:p>24.19</text:p>
          </table:table-cell>
          <table:table-cell office:value-type="float" office:value="1.41" calcext:value-type="float">
            <text:p>1.41</text:p>
          </table:table-cell>
          <table:table-cell office:value-type="float" office:value="5.8288548987" calcext:value-type="float">
            <text:p>5.8288548987</text:p>
          </table:table-cell>
          <table:table-cell office:value-type="float" office:value="0.0383501709" calcext:value-type="float">
            <text:p>0.0383501709</text:p>
          </table:table-cell>
          <table:table-cell office:value-type="float" office:value="412.4265301265" calcext:value-type="float">
            <text:p>412.4265301265</text:p>
          </table:table-cell>
          <table:table-cell office:value-type="float" office:value="2.68" calcext:value-type="float">
            <text:p>2.68</text:p>
          </table:table-cell>
          <table:table-cell office:value-type="float" office:value="-0.0007791667" calcext:value-type="float">
            <text:p>-0.0007791667</text:p>
          </table:table-cell>
          <table:table-cell office:value-type="float" office:value="1.2500704366" calcext:value-type="float">
            <text:p>1.2500704366</text:p>
          </table:table-cell>
          <table:table-cell office:value-type="float" office:value="0.0014541667" calcext:value-type="float">
            <text:p>0.0014541667</text:p>
          </table:table-cell>
          <table:table-cell office:value-type="float" office:value="22.3576744655" calcext:value-type="float">
            <text:p>22.3576744655</text:p>
          </table:table-cell>
        </table:table-row>
        <table:table-row table:style-name="ro1">
          <table:table-cell office:value-type="string" calcext:value-type="string">
            <text:p>01/02/1952</text:p>
          </table:table-cell>
          <table:table-cell office:value-type="float" office:value="23.75" calcext:value-type="float">
            <text:p>23.75</text:p>
          </table:table-cell>
          <table:table-cell office:value-type="float" office:value="1.42" calcext:value-type="float">
            <text:p>1.42</text:p>
          </table:table-cell>
          <table:table-cell office:value-type="float" office:value="5.9789473684" calcext:value-type="float">
            <text:p>5.9789473684</text:p>
          </table:table-cell>
          <table:table-cell office:value-type="float" office:value="-0.0133089775" calcext:value-type="float">
            <text:p>-0.0133089775</text:p>
          </table:table-cell>
          <table:table-cell office:value-type="float" office:value="406.9375547006" calcext:value-type="float">
            <text:p>406.9375547006</text:p>
          </table:table-cell>
          <table:table-cell office:value-type="float" office:value="2.69" calcext:value-type="float">
            <text:p>2.6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87422368" calcext:value-type="float">
            <text:p>1.2487422368</text:p>
          </table:table-cell>
          <table:table-cell office:value-type="float" office:value="0.00118125" calcext:value-type="float">
            <text:p>0.00118125</text:p>
          </table:table-cell>
          <table:table-cell office:value-type="float" office:value="22.3840844685" calcext:value-type="float">
            <text:p>22.3840844685</text:p>
          </table:table-cell>
        </table:table-row>
        <table:table-row table:style-name="ro1">
          <table:table-cell office:value-type="string" calcext:value-type="string">
            <text:p>01/03/1952</text:p>
          </table:table-cell>
          <table:table-cell office:value-type="float" office:value="23.81" calcext:value-type="float">
            <text:p>23.81</text:p>
          </table:table-cell>
          <table:table-cell office:value-type="float" office:value="1.42" calcext:value-type="float">
            <text:p>1.42</text:p>
          </table:table-cell>
          <table:table-cell office:value-type="float" office:value="5.9638807224" calcext:value-type="float">
            <text:p>5.9638807224</text:p>
          </table:table-cell>
          <table:table-cell office:value-type="float" office:value="0.0075087719" calcext:value-type="float">
            <text:p>0.0075087719</text:p>
          </table:table-cell>
          <table:table-cell office:value-type="float" office:value="409.9931559885" calcext:value-type="float">
            <text:p>409.9931559885</text:p>
          </table:table-cell>
          <table:table-cell office:value-type="float" office:value="2.71" calcext:value-type="float">
            <text:p>2.7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74154481" calcext:value-type="float">
            <text:p>1.2474154481</text:p>
          </table:table-cell>
          <table:table-cell office:value-type="float" office:value="0.0011916667" calcext:value-type="float">
            <text:p>0.0011916667</text:p>
          </table:table-cell>
          <table:table-cell office:value-type="float" office:value="22.4107588358" calcext:value-type="float">
            <text:p>22.4107588358</text:p>
          </table:table-cell>
        </table:table-row>
        <table:table-row table:style-name="ro1">
          <table:table-cell office:value-type="string" calcext:value-type="string">
            <text:p>01/04/1952</text:p>
          </table:table-cell>
          <table:table-cell office:value-type="float" office:value="23.74" calcext:value-type="float">
            <text:p>23.74</text:p>
          </table:table-cell>
          <table:table-cell office:value-type="float" office:value="1.43" calcext:value-type="float">
            <text:p>1.43</text:p>
          </table:table-cell>
          <table:table-cell office:value-type="float" office:value="6.0235888795" calcext:value-type="float">
            <text:p>6.0235888795</text:p>
          </table:table-cell>
          <table:table-cell office:value-type="float" office:value="0.0020649587" calcext:value-type="float">
            <text:p>0.0020649587</text:p>
          </table:table-cell>
          <table:table-cell office:value-type="float" office:value="410.8397749233" calcext:value-type="float">
            <text:p>410.8397749233</text:p>
          </table:table-cell>
          <table:table-cell office:value-type="float" office:value="2.72" calcext:value-type="float">
            <text:p>2.7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60900692" calcext:value-type="float">
            <text:p>1.2460900692</text:p>
          </table:table-cell>
          <table:table-cell office:value-type="float" office:value="0.0012020833" calcext:value-type="float">
            <text:p>0.0012020833</text:p>
          </table:table-cell>
          <table:table-cell office:value-type="float" office:value="22.4376984355" calcext:value-type="float">
            <text:p>22.4376984355</text:p>
          </table:table-cell>
        </table:table-row>
        <table:table-row table:style-name="ro1">
          <table:table-cell office:value-type="string" calcext:value-type="string">
            <text:p>01/05/1952</text:p>
          </table:table-cell>
          <table:table-cell office:value-type="float" office:value="23.73" calcext:value-type="float">
            <text:p>23.73</text:p>
          </table:table-cell>
          <table:table-cell office:value-type="float" office:value="1.44" calcext:value-type="float">
            <text:p>1.44</text:p>
          </table:table-cell>
          <table:table-cell office:value-type="float" office:value="6.0682680152" calcext:value-type="float">
            <text:p>6.0682680152</text:p>
          </table:table-cell>
          <table:table-cell office:value-type="float" office:value="0.0046335299" calcext:value-type="float">
            <text:p>0.0046335299</text:p>
          </table:table-cell>
          <table:table-cell office:value-type="float" office:value="412.7434133075" calcext:value-type="float">
            <text:p>412.7434133075</text:p>
          </table:table-cell>
          <table:table-cell office:value-type="float" office:value="2.73" calcext:value-type="float">
            <text:p>2.7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47660985" calcext:value-type="float">
            <text:p>1.2447660985</text:p>
          </table:table-cell>
          <table:table-cell office:value-type="float" office:value="0.0012125" calcext:value-type="float">
            <text:p>0.0012125</text:p>
          </table:table-cell>
          <table:table-cell office:value-type="float" office:value="22.4649041449" calcext:value-type="float">
            <text:p>22.4649041449</text:p>
          </table:table-cell>
        </table:table-row>
        <table:table-row table:style-name="ro1">
          <table:table-cell office:value-type="string" calcext:value-type="string">
            <text:p>01/06/1952</text:p>
          </table:table-cell>
          <table:table-cell office:value-type="float" office:value="24.38" calcext:value-type="float">
            <text:p>24.38</text:p>
          </table:table-cell>
          <table:table-cell office:value-type="float" office:value="1.45" calcext:value-type="float">
            <text:p>1.45</text:p>
          </table:table-cell>
          <table:table-cell office:value-type="float" office:value="5.9474979491" calcext:value-type="float">
            <text:p>5.9474979491</text:p>
          </table:table-cell>
          <table:table-cell office:value-type="float" office:value="0.0324834949" calcext:value-type="float">
            <text:p>0.0324834949</text:p>
          </table:table-cell>
          <table:table-cell office:value-type="float" office:value="426.1507618575" calcext:value-type="float">
            <text:p>426.1507618575</text:p>
          </table:table-cell>
          <table:table-cell office:value-type="float" office:value="2.74" calcext:value-type="float">
            <text:p>2.74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34435346" calcext:value-type="float">
            <text:p>1.2434435346</text:p>
          </table:table-cell>
          <table:table-cell office:value-type="float" office:value="0.0012229167" calcext:value-type="float">
            <text:p>0.0012229167</text:p>
          </table:table-cell>
          <table:table-cell office:value-type="float" office:value="22.4923768505" calcext:value-type="float">
            <text:p>22.4923768505</text:p>
          </table:table-cell>
        </table:table-row>
        <table:table-row table:style-name="ro1">
          <table:table-cell office:value-type="string" calcext:value-type="string">
            <text:p>01/07/1952</text:p>
          </table:table-cell>
          <table:table-cell office:value-type="float" office:value="25.08" calcext:value-type="float">
            <text:p>25.08</text:p>
          </table:table-cell>
          <table:table-cell office:value-type="float" office:value="1.45" calcext:value-type="float">
            <text:p>1.45</text:p>
          </table:table-cell>
          <table:table-cell office:value-type="float" office:value="5.7814992026" calcext:value-type="float">
            <text:p>5.7814992026</text:p>
          </table:table-cell>
          <table:table-cell office:value-type="float" office:value="0.0336683074" calcext:value-type="float">
            <text:p>0.0336683074</text:p>
          </table:table-cell>
          <table:table-cell office:value-type="float" office:value="440.4985366876" calcext:value-type="float">
            <text:p>440.4985366876</text:p>
          </table:table-cell>
          <table:table-cell office:value-type="float" office:value="2.76" calcext:value-type="float">
            <text:p>2.76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21223758" calcext:value-type="float">
            <text:p>1.2421223758</text:p>
          </table:table-cell>
          <table:table-cell office:value-type="float" office:value="0.0012333333" calcext:value-type="float">
            <text:p>0.0012333333</text:p>
          </table:table-cell>
          <table:table-cell office:value-type="float" office:value="22.5201174487" calcext:value-type="float">
            <text:p>22.5201174487</text:p>
          </table:table-cell>
        </table:table-row>
        <table:table-row table:style-name="ro1">
          <table:table-cell office:value-type="string" calcext:value-type="string">
            <text:p>01/08/1952</text:p>
          </table:table-cell>
          <table:table-cell office:value-type="float" office:value="25.18" calcext:value-type="float">
            <text:p>25.18</text:p>
          </table:table-cell>
          <table:table-cell office:value-type="float" office:value="1.45" calcext:value-type="float">
            <text:p>1.45</text:p>
          </table:table-cell>
          <table:table-cell office:value-type="float" office:value="5.7585385226" calcext:value-type="float">
            <text:p>5.7585385226</text:p>
          </table:table-cell>
          <table:table-cell office:value-type="float" office:value="0.0088051568" calcext:value-type="float">
            <text:p>0.0088051568</text:p>
          </table:table-cell>
          <table:table-cell office:value-type="float" office:value="444.3771953872" calcext:value-type="float">
            <text:p>444.3771953872</text:p>
          </table:table-cell>
          <table:table-cell office:value-type="float" office:value="2.77" calcext:value-type="float">
            <text:p>2.77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408026208" calcext:value-type="float">
            <text:p>1.2408026208</text:p>
          </table:table-cell>
          <table:table-cell office:value-type="float" office:value="0.00124375" calcext:value-type="float">
            <text:p>0.00124375</text:p>
          </table:table-cell>
          <table:table-cell office:value-type="float" office:value="22.5481268447" calcext:value-type="float">
            <text:p>22.5481268447</text:p>
          </table:table-cell>
        </table:table-row>
        <table:table-row table:style-name="ro1">
          <table:table-cell office:value-type="string" calcext:value-type="string">
            <text:p>01/09/1952</text:p>
          </table:table-cell>
          <table:table-cell office:value-type="float" office:value="24.78" calcext:value-type="float">
            <text:p>24.78</text:p>
          </table:table-cell>
          <table:table-cell office:value-type="float" office:value="1.45" calcext:value-type="float">
            <text:p>1.45</text:p>
          </table:table-cell>
          <table:table-cell office:value-type="float" office:value="5.8514931396" calcext:value-type="float">
            <text:p>5.8514931396</text:p>
          </table:table-cell>
          <table:table-cell office:value-type="float" office:value="-0.0110868414" calcext:value-type="float">
            <text:p>-0.0110868414</text:p>
          </table:table-cell>
          <table:table-cell office:value-type="float" office:value="439.4504558963" calcext:value-type="float">
            <text:p>439.4504558963</text:p>
          </table:table-cell>
          <table:table-cell office:value-type="float" office:value="2.78" calcext:value-type="float">
            <text:p>2.78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39484268" calcext:value-type="float">
            <text:p>1.239484268</text:p>
          </table:table-cell>
          <table:table-cell office:value-type="float" office:value="0.0012541667" calcext:value-type="float">
            <text:p>0.0012541667</text:p>
          </table:table-cell>
          <table:table-cell office:value-type="float" office:value="22.5764059538" calcext:value-type="float">
            <text:p>22.5764059538</text:p>
          </table:table-cell>
        </table:table-row>
        <table:table-row table:style-name="ro1">
          <table:table-cell office:value-type="string" calcext:value-type="string">
            <text:p>01/10/1952</text:p>
          </table:table-cell>
          <table:table-cell office:value-type="float" office:value="24.26" calcext:value-type="float">
            <text:p>24.26</text:p>
          </table:table-cell>
          <table:table-cell office:value-type="float" office:value="1.44" calcext:value-type="float">
            <text:p>1.44</text:p>
          </table:table-cell>
          <table:table-cell office:value-type="float" office:value="5.93569662" calcext:value-type="float">
            <text:p>5.93569662</text:p>
          </table:table-cell>
          <table:table-cell office:value-type="float" office:value="-0.0161532486" calcext:value-type="float">
            <text:p>-0.0161532486</text:p>
          </table:table-cell>
          <table:table-cell office:value-type="float" office:value="432.3519034403" calcext:value-type="float">
            <text:p>432.3519034403</text:p>
          </table:table-cell>
          <table:table-cell office:value-type="float" office:value="2.79" calcext:value-type="float">
            <text:p>2.79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38167316" calcext:value-type="float">
            <text:p>1.238167316</text:p>
          </table:table-cell>
          <table:table-cell office:value-type="float" office:value="0.0012645833" calcext:value-type="float">
            <text:p>0.0012645833</text:p>
          </table:table-cell>
          <table:table-cell office:value-type="float" office:value="22.6049557005" calcext:value-type="float">
            <text:p>22.6049557005</text:p>
          </table:table-cell>
        </table:table-row>
        <table:table-row table:style-name="ro1">
          <table:table-cell office:value-type="string" calcext:value-type="string">
            <text:p>01/11/1952</text:p>
          </table:table-cell>
          <table:table-cell office:value-type="float" office:value="25.03" calcext:value-type="float">
            <text:p>25.03</text:p>
          </table:table-cell>
          <table:table-cell office:value-type="float" office:value="1.42" calcext:value-type="float">
            <text:p>1.42</text:p>
          </table:table-cell>
          <table:table-cell office:value-type="float" office:value="5.6731921694" calcext:value-type="float">
            <text:p>5.6731921694</text:p>
          </table:table-cell>
          <table:table-cell office:value-type="float" office:value="0.0366286411" calcext:value-type="float">
            <text:p>0.0366286411</text:p>
          </table:table-cell>
          <table:table-cell office:value-type="float" office:value="448.1883661448" calcext:value-type="float">
            <text:p>448.1883661448</text:p>
          </table:table-cell>
          <table:table-cell office:value-type="float" office:value="2.81" calcext:value-type="float">
            <text:p>2.8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368517632" calcext:value-type="float">
            <text:p>1.2368517632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22.633777019" calcext:value-type="float">
            <text:p>22.633777019</text:p>
          </table:table-cell>
        </table:table-row>
        <table:table-row table:style-name="ro1">
          <table:table-cell office:value-type="string" calcext:value-type="string">
            <text:p>01/12/1952</text:p>
          </table:table-cell>
          <table:table-cell office:value-type="float" office:value="26.04" calcext:value-type="float">
            <text:p>26.04</text:p>
          </table:table-cell>
          <table:table-cell office:value-type="float" office:value="1.41" calcext:value-type="float">
            <text:p>1.41</text:p>
          </table:table-cell>
          <table:table-cell office:value-type="float" office:value="5.4147465438" calcext:value-type="float">
            <text:p>5.4147465438</text:p>
          </table:table-cell>
          <table:table-cell office:value-type="float" office:value="0.0450459449" calcext:value-type="float">
            <text:p>0.0450459449</text:p>
          </table:table-cell>
          <table:table-cell office:value-type="float" office:value="468.3774345758" calcext:value-type="float">
            <text:p>468.3774345758</text:p>
          </table:table-cell>
          <table:table-cell office:value-type="float" office:value="2.82" calcext:value-type="float">
            <text:p>2.82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355376082" calcext:value-type="float">
            <text:p>1.2355376082</text:p>
          </table:table-cell>
          <table:table-cell office:value-type="float" office:value="0.0012854167" calcext:value-type="float">
            <text:p>0.0012854167</text:p>
          </table:table-cell>
          <table:table-cell office:value-type="float" office:value="22.6628708532" calcext:value-type="float">
            <text:p>22.6628708532</text:p>
          </table:table-cell>
        </table:table-row>
        <table:table-row table:style-name="ro1">
          <table:table-cell office:value-type="string" calcext:value-type="string">
            <text:p>01/01/1953</text:p>
          </table:table-cell>
          <table:table-cell office:value-type="float" office:value="26.18" calcext:value-type="float">
            <text:p>26.18</text:p>
          </table:table-cell>
          <table:table-cell office:value-type="float" office:value="1.41" calcext:value-type="float">
            <text:p>1.41</text:p>
          </table:table-cell>
          <table:table-cell office:value-type="float" office:value="5.3857906799" calcext:value-type="float">
            <text:p>5.3857906799</text:p>
          </table:table-cell>
          <table:table-cell office:value-type="float" office:value="0.0098886329" calcext:value-type="float">
            <text:p>0.0098886329</text:p>
          </table:table-cell>
          <table:table-cell office:value-type="float" office:value="473.009047072" calcext:value-type="float">
            <text:p>473.009047072</text:p>
          </table:table-cell>
          <table:table-cell office:value-type="float" office:value="2.83" calcext:value-type="float">
            <text:p>2.83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1.2342248495" calcext:value-type="float">
            <text:p>1.2342248495</text:p>
          </table:table-cell>
          <table:table-cell office:value-type="float" office:value="0.0012958333" calcext:value-type="float">
            <text:p>0.0012958333</text:p>
          </table:table-cell>
          <table:table-cell office:value-type="float" office:value="22.6922381567" calcext:value-type="float">
            <text:p>22.6922381567</text:p>
          </table:table-cell>
        </table:table-row>
        <table:table-row table:style-name="ro1">
          <table:table-cell office:value-type="string" calcext:value-type="string">
            <text:p>01/02/1953</text:p>
          </table:table-cell>
          <table:table-cell office:value-type="float" office:value="25.86" calcext:value-type="float">
            <text:p>25.86</text:p>
          </table:table-cell>
          <table:table-cell office:value-type="float" office:value="1.41" calcext:value-type="float">
            <text:p>1.41</text:p>
          </table:table-cell>
          <table:table-cell office:value-type="float" office:value="5.4524361949" calcext:value-type="float">
            <text:p>5.4524361949</text:p>
          </table:table-cell>
          <table:table-cell office:value-type="float" office:value="-0.0077349121" calcext:value-type="float">
            <text:p>-0.0077349121</text:p>
          </table:table-cell>
          <table:table-cell office:value-type="float" office:value="469.3503636484" calcext:value-type="float">
            <text:p>469.3503636484</text:p>
          </table:table-cell>
          <table:table-cell office:value-type="float" office:value="2.8" calcext:value-type="float">
            <text:p>2.8</text:p>
          </table:table-cell>
          <table:table-cell office:value-type="float" office:value="0.0024791667" calcext:value-type="float">
            <text:p>0.0024791667</text:p>
          </table:table-cell>
          <table:table-cell office:value-type="float" office:value="1.2372846986" calcext:value-type="float">
            <text:p>1.2372846986</text:p>
          </table:table-cell>
          <table:table-cell office:value-type="float" office:value="0.0048131944" calcext:value-type="float">
            <text:p>0.0048131944</text:p>
          </table:table-cell>
          <table:table-cell office:value-type="float" office:value="22.8014603114" calcext:value-type="float">
            <text:p>22.8014603114</text:p>
          </table:table-cell>
        </table:table-row>
        <table:table-row table:style-name="ro1">
          <table:table-cell office:value-type="string" calcext:value-type="string">
            <text:p>01/03/1953</text:p>
          </table:table-cell>
          <table:table-cell office:value-type="float" office:value="25.99" calcext:value-type="float">
            <text:p>25.99</text:p>
          </table:table-cell>
          <table:table-cell office:value-type="float" office:value="1.41" calcext:value-type="float">
            <text:p>1.41</text:p>
          </table:table-cell>
          <table:table-cell office:value-type="float" office:value="5.4251635244" calcext:value-type="float">
            <text:p>5.4251635244</text:p>
          </table:table-cell>
          <table:table-cell office:value-type="float" office:value="0.0095707657" calcext:value-type="float">
            <text:p>0.0095707657</text:p>
          </table:table-cell>
          <table:table-cell office:value-type="float" office:value="473.8424059919" calcext:value-type="float">
            <text:p>473.8424059919</text:p>
          </table:table-cell>
          <table:table-cell office:value-type="float" office:value="2.77" calcext:value-type="float">
            <text:p>2.77</text:p>
          </table:table-cell>
          <table:table-cell office:value-type="float" office:value="0.0024791667" calcext:value-type="float">
            <text:p>0.0024791667</text:p>
          </table:table-cell>
          <table:table-cell office:value-type="float" office:value="1.2403521336" calcext:value-type="float">
            <text:p>1.2403521336</text:p>
          </table:table-cell>
          <table:table-cell office:value-type="float" office:value="0.0047888889" calcext:value-type="float">
            <text:p>0.0047888889</text:p>
          </table:table-cell>
          <table:table-cell office:value-type="float" office:value="22.9106539713" calcext:value-type="float">
            <text:p>22.9106539713</text:p>
          </table:table-cell>
        </table:table-row>
        <table:table-row table:style-name="ro1">
          <table:table-cell office:value-type="string" calcext:value-type="string">
            <text:p>01/04/1953</text:p>
          </table:table-cell>
          <table:table-cell office:value-type="float" office:value="24.71" calcext:value-type="float">
            <text:p>24.71</text:p>
          </table:table-cell>
          <table:table-cell office:value-type="float" office:value="1.41" calcext:value-type="float">
            <text:p>1.41</text:p>
          </table:table-cell>
          <table:table-cell office:value-type="float" office:value="5.7061918252" calcext:value-type="float">
            <text:p>5.7061918252</text:p>
          </table:table-cell>
          <table:table-cell office:value-type="float" office:value="-0.0447180646" calcext:value-type="float">
            <text:p>-0.0447180646</text:p>
          </table:table-cell>
          <table:table-cell office:value-type="float" office:value="452.6530906514" calcext:value-type="float">
            <text:p>452.6530906514</text:p>
          </table:table-cell>
          <table:table-cell office:value-type="float" office:value="2.83" calcext:value-type="float">
            <text:p>2.83</text:p>
          </table:table-cell>
          <table:table-cell office:value-type="float" office:value="-0.0049583333" calcext:value-type="float">
            <text:p>-0.0049583333</text:p>
          </table:table-cell>
          <table:table-cell office:value-type="float" office:value="1.2342020542" calcext:value-type="float">
            <text:p>1.2342020542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22.851086271" calcext:value-type="float">
            <text:p>22.851086271</text:p>
          </table:table-cell>
        </table:table-row>
        <table:table-row table:style-name="ro1">
          <table:table-cell office:value-type="string" calcext:value-type="string">
            <text:p>01/05/1953</text:p>
          </table:table-cell>
          <table:table-cell office:value-type="float" office:value="24.84" calcext:value-type="float">
            <text:p>24.84</text:p>
          </table:table-cell>
          <table:table-cell office:value-type="float" office:value="1.42" calcext:value-type="float">
            <text:p>1.42</text:p>
          </table:table-cell>
          <table:table-cell office:value-type="float" office:value="5.7165861514" calcext:value-type="float">
            <text:p>5.7165861514</text:p>
          </table:table-cell>
          <table:table-cell office:value-type="float" office:value="0.010038682" calcext:value-type="float">
            <text:p>0.010038682</text:p>
          </table:table-cell>
          <table:table-cell office:value-type="float" office:value="457.1971311052" calcext:value-type="float">
            <text:p>457.1971311052</text:p>
          </table:table-cell>
          <table:table-cell office:value-type="float" office:value="3.05" calcext:value-type="float">
            <text:p>3.05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2111224758" calcext:value-type="float">
            <text:p>1.2111224758</text:p>
          </table:table-cell>
          <table:table-cell office:value-type="float" office:value="-0.0161583333" calcext:value-type="float">
            <text:p>-0.0161583333</text:p>
          </table:table-cell>
          <table:table-cell office:value-type="float" office:value="22.481850802" calcext:value-type="float">
            <text:p>22.481850802</text:p>
          </table:table-cell>
        </table:table-row>
        <table:table-row table:style-name="ro1">
          <table:table-cell office:value-type="string" calcext:value-type="string">
            <text:p>01/06/1953</text:p>
          </table:table-cell>
          <table:table-cell office:value-type="float" office:value="23.95" calcext:value-type="float">
            <text:p>23.95</text:p>
          </table:table-cell>
          <table:table-cell office:value-type="float" office:value="1.42" calcext:value-type="float">
            <text:p>1.42</text:p>
          </table:table-cell>
          <table:table-cell office:value-type="float" office:value="5.9290187891" calcext:value-type="float">
            <text:p>5.9290187891</text:p>
          </table:table-cell>
          <table:table-cell office:value-type="float" office:value="-0.0310654858" calcext:value-type="float">
            <text:p>-0.0310654858</text:p>
          </table:table-cell>
          <table:table-cell office:value-type="float" office:value="442.9940801322" calcext:value-type="float">
            <text:p>442.9940801322</text:p>
          </table:table-cell>
          <table:table-cell office:value-type="float" office:value="3.11" calcext:value-type="float">
            <text:p>3.11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2049457512" calcext:value-type="float">
            <text:p>1.2049457512</text:p>
          </table:table-cell>
          <table:table-cell office:value-type="float" office:value="-0.0025083333" calcext:value-type="float">
            <text:p>-0.0025083333</text:p>
          </table:table-cell>
          <table:table-cell office:value-type="float" office:value="22.4254588262" calcext:value-type="float">
            <text:p>22.4254588262</text:p>
          </table:table-cell>
        </table:table-row>
        <table:table-row table:style-name="ro1">
          <table:table-cell office:value-type="string" calcext:value-type="string">
            <text:p>01/07/1953</text:p>
          </table:table-cell>
          <table:table-cell office:value-type="float" office:value="24.29" calcext:value-type="float">
            <text:p>24.29</text:p>
          </table:table-cell>
          <table:table-cell office:value-type="float" office:value="1.42" calcext:value-type="float">
            <text:p>1.42</text:p>
          </table:table-cell>
          <table:table-cell office:value-type="float" office:value="5.8460271717" calcext:value-type="float">
            <text:p>5.8460271717</text:p>
          </table:table-cell>
          <table:table-cell office:value-type="float" office:value="0.0191370912" calcext:value-type="float">
            <text:p>0.0191370912</text:p>
          </table:table-cell>
          <table:table-cell office:value-type="float" office:value="451.471698228" calcext:value-type="float">
            <text:p>451.471698228</text:p>
          </table:table-cell>
          <table:table-cell office:value-type="float" office:value="2.93" calcext:value-type="float">
            <text:p>2.93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2233814212" calcext:value-type="float">
            <text:p>1.2233814212</text:p>
          </table:table-cell>
          <table:table-cell office:value-type="float" office:value="0.0177416667" calcext:value-type="float">
            <text:p>0.0177416667</text:p>
          </table:table-cell>
          <table:table-cell office:value-type="float" office:value="22.8233238416" calcext:value-type="float">
            <text:p>22.8233238416</text:p>
          </table:table-cell>
        </table:table-row>
        <table:table-row table:style-name="ro1">
          <table:table-cell office:value-type="string" calcext:value-type="string">
            <text:p>01/08/1953</text:p>
          </table:table-cell>
          <table:table-cell office:value-type="float" office:value="24.39" calcext:value-type="float">
            <text:p>24.39</text:p>
          </table:table-cell>
          <table:table-cell office:value-type="float" office:value="1.42" calcext:value-type="float">
            <text:p>1.42</text:p>
          </table:table-cell>
          <table:table-cell office:value-type="float" office:value="5.8220582206" calcext:value-type="float">
            <text:p>5.8220582206</text:p>
          </table:table-cell>
          <table:table-cell office:value-type="float" office:value="0.0089886099" calcext:value-type="float">
            <text:p>0.0089886099</text:p>
          </table:table-cell>
          <table:table-cell office:value-type="float" office:value="455.5298011831" calcext:value-type="float">
            <text:p>455.5298011831</text:p>
          </table:table-cell>
          <table:table-cell office:value-type="float" office:value="2.95" calcext:value-type="float">
            <text:p>2.9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2213016728" calcext:value-type="float">
            <text:p>1.2213016728</text:p>
          </table:table-cell>
          <table:table-cell office:value-type="float" office:value="0.0007583333" calcext:value-type="float">
            <text:p>0.0007583333</text:p>
          </table:table-cell>
          <table:table-cell office:value-type="float" office:value="22.8406315288" calcext:value-type="float">
            <text:p>22.8406315288</text:p>
          </table:table-cell>
        </table:table-row>
        <table:table-row table:style-name="ro1">
          <table:table-cell office:value-type="string" calcext:value-type="string">
            <text:p>01/09/1953</text:p>
          </table:table-cell>
          <table:table-cell office:value-type="float" office:value="23.27" calcext:value-type="float">
            <text:p>23.27</text:p>
          </table:table-cell>
          <table:table-cell office:value-type="float" office:value="1.42" calcext:value-type="float">
            <text:p>1.42</text:p>
          </table:table-cell>
          <table:table-cell office:value-type="float" office:value="6.1022776107" calcext:value-type="float">
            <text:p>6.1022776107</text:p>
          </table:table-cell>
          <table:table-cell office:value-type="float" office:value="-0.041068744" calcext:value-type="float">
            <text:p>-0.041068744</text:p>
          </table:table-cell>
          <table:table-cell office:value-type="float" office:value="436.8217643845" calcext:value-type="float">
            <text:p>436.8217643845</text:p>
          </table:table-cell>
          <table:table-cell office:value-type="float" office:value="2.87" calcext:value-type="float">
            <text:p>2.87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2296065241" calcext:value-type="float">
            <text:p>1.2296065241</text:p>
          </table:table-cell>
          <table:table-cell office:value-type="float" office:value="0.0091916667" calcext:value-type="float">
            <text:p>0.0091916667</text:p>
          </table:table-cell>
          <table:table-cell office:value-type="float" office:value="23.0505750003" calcext:value-type="float">
            <text:p>23.0505750003</text:p>
          </table:table-cell>
        </table:table-row>
        <table:table-row table:style-name="ro1">
          <table:table-cell office:value-type="string" calcext:value-type="string">
            <text:p>01/10/1953</text:p>
          </table:table-cell>
          <table:table-cell office:value-type="float" office:value="23.97" calcext:value-type="float">
            <text:p>23.97</text:p>
          </table:table-cell>
          <table:table-cell office:value-type="float" office:value="1.43" calcext:value-type="float">
            <text:p>1.43</text:p>
          </table:table-cell>
          <table:table-cell office:value-type="float" office:value="5.9657905715" calcext:value-type="float">
            <text:p>5.9657905715</text:p>
          </table:table-cell>
          <table:table-cell office:value-type="float" office:value="0.035202693" calcext:value-type="float">
            <text:p>0.035202693</text:p>
          </table:table-cell>
          <table:table-cell office:value-type="float" office:value="452.1990668623" calcext:value-type="float">
            <text:p>452.1990668623</text:p>
          </table:table-cell>
          <table:table-cell office:value-type="float" office:value="2.66" calcext:value-type="float">
            <text:p>2.66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1.2515550006" calcext:value-type="float">
            <text:p>1.2515550006</text:p>
          </table:table-cell>
          <table:table-cell office:value-type="float" office:value="0.0200666667" calcext:value-type="float">
            <text:p>0.0200666667</text:p>
          </table:table-cell>
          <table:table-cell office:value-type="float" office:value="23.5131232053" calcext:value-type="float">
            <text:p>23.5131232053</text:p>
          </table:table-cell>
        </table:table-row>
        <table:table-row table:style-name="ro1">
          <table:table-cell office:value-type="string" calcext:value-type="string">
            <text:p>01/11/1953</text:p>
          </table:table-cell>
          <table:table-cell office:value-type="float" office:value="24.5" calcext:value-type="float">
            <text:p>24.5</text:p>
          </table:table-cell>
          <table:table-cell office:value-type="float" office:value="1.44" calcext:value-type="float">
            <text:p>1.44</text:p>
          </table:table-cell>
          <table:table-cell office:value-type="float" office:value="5.8775510204" calcext:value-type="float">
            <text:p>5.8775510204</text:p>
          </table:table-cell>
          <table:table-cell office:value-type="float" office:value="0.0271172299" calcext:value-type="float">
            <text:p>0.0271172299</text:p>
          </table:table-cell>
          <table:table-cell office:value-type="float" office:value="464.4614529057" calcext:value-type="float">
            <text:p>464.4614529057</text:p>
          </table:table-cell>
          <table:table-cell office:value-type="float" office:value="2.68" calcext:value-type="float">
            <text:p>2.6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2494273571" calcext:value-type="float">
            <text:p>1.2494273571</text:p>
          </table:table-cell>
          <table:table-cell office:value-type="float" office:value="0.0005333333" calcext:value-type="float">
            <text:p>0.0005333333</text:p>
          </table:table-cell>
          <table:table-cell office:value-type="float" office:value="23.5256635377" calcext:value-type="float">
            <text:p>23.5256635377</text:p>
          </table:table-cell>
        </table:table-row>
        <table:table-row table:style-name="ro1">
          <table:table-cell office:value-type="string" calcext:value-type="string">
            <text:p>01/12/1953</text:p>
          </table:table-cell>
          <table:table-cell office:value-type="float" office:value="24.83" calcext:value-type="float">
            <text:p>24.83</text:p>
          </table:table-cell>
          <table:table-cell office:value-type="float" office:value="1.45" calcext:value-type="float">
            <text:p>1.45</text:p>
          </table:table-cell>
          <table:table-cell office:value-type="float" office:value="5.8397100282" calcext:value-type="float">
            <text:p>5.8397100282</text:p>
          </table:table-cell>
          <table:table-cell office:value-type="float" office:value="0.0184013605" calcext:value-type="float">
            <text:p>0.0184013605</text:p>
          </table:table-cell>
          <table:table-cell office:value-type="float" office:value="473.0081755595" calcext:value-type="float">
            <text:p>473.0081755595</text:p>
          </table:table-cell>
          <table:table-cell office:value-type="float" office:value="2.59" calcext:value-type="float">
            <text:p>2.59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2589854764" calcext:value-type="float">
            <text:p>1.2589854764</text:p>
          </table:table-cell>
          <table:table-cell office:value-type="float" office:value="0.0098083333" calcext:value-type="float">
            <text:p>0.0098083333</text:p>
          </table:table-cell>
          <table:table-cell office:value-type="float" office:value="23.7564110875" calcext:value-type="float">
            <text:p>23.7564110875</text:p>
          </table:table-cell>
        </table:table-row>
        <table:table-row table:style-name="ro1">
          <table:table-cell office:value-type="string" calcext:value-type="string">
            <text:p>01/01/1954</text:p>
          </table:table-cell>
          <table:table-cell office:value-type="float" office:value="25.46" calcext:value-type="float">
            <text:p>25.46</text:p>
          </table:table-cell>
          <table:table-cell office:value-type="float" office:value="1.46" calcext:value-type="float">
            <text:p>1.46</text:p>
          </table:table-cell>
          <table:table-cell office:value-type="float" office:value="5.7344854674" calcext:value-type="float">
            <text:p>5.7344854674</text:p>
          </table:table-cell>
          <table:table-cell office:value-type="float" office:value="0.0302613438" calcext:value-type="float">
            <text:p>0.0302613438</text:p>
          </table:table-cell>
          <table:table-cell office:value-type="float" office:value="487.3220385824" calcext:value-type="float">
            <text:p>487.3220385824</text:p>
          </table:table-cell>
          <table:table-cell office:value-type="float" office:value="2.48" calcext:value-type="float">
            <text:p>2.48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1.2707569906" calcext:value-type="float">
            <text:p>1.2707569906</text:p>
          </table:table-cell>
          <table:table-cell office:value-type="float" office:value="0.0114166667" calcext:value-type="float">
            <text:p>0.0114166667</text:p>
          </table:table-cell>
          <table:table-cell office:value-type="float" office:value="24.0276301141" calcext:value-type="float">
            <text:p>24.0276301141</text:p>
          </table:table-cell>
        </table:table-row>
        <table:table-row table:style-name="ro1">
          <table:table-cell office:value-type="string" calcext:value-type="string">
            <text:p>01/02/1954</text:p>
          </table:table-cell>
          <table:table-cell office:value-type="float" office:value="26.02" calcext:value-type="float">
            <text:p>26.02</text:p>
          </table:table-cell>
          <table:table-cell office:value-type="float" office:value="1.46" calcext:value-type="float">
            <text:p>1.46</text:p>
          </table:table-cell>
          <table:table-cell office:value-type="float" office:value="5.6110684089" calcext:value-type="float">
            <text:p>5.6110684089</text:p>
          </table:table-cell>
          <table:table-cell office:value-type="float" office:value="0.0267849241" calcext:value-type="float">
            <text:p>0.0267849241</text:p>
          </table:table-cell>
          <table:table-cell office:value-type="float" office:value="500.3749223805" calcext:value-type="float">
            <text:p>500.3749223805</text:p>
          </table:table-cell>
          <table:table-cell office:value-type="float" office:value="2.47" calcext:value-type="float">
            <text:p>2.4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271837134" calcext:value-type="float">
            <text:p>1.271837134</text:p>
          </table:table-cell>
          <table:table-cell office:value-type="float" office:value="0.0029083333" calcext:value-type="float">
            <text:p>0.0029083333</text:p>
          </table:table-cell>
          <table:table-cell office:value-type="float" office:value="24.0975104717" calcext:value-type="float">
            <text:p>24.0975104717</text:p>
          </table:table-cell>
        </table:table-row>
        <table:table-row table:style-name="ro1">
          <table:table-cell office:value-type="string" calcext:value-type="string">
            <text:p>01/03/1954</text:p>
          </table:table-cell>
          <table:table-cell office:value-type="float" office:value="26.57" calcext:value-type="float">
            <text:p>26.57</text:p>
          </table:table-cell>
          <table:table-cell office:value-type="float" office:value="1.47" calcext:value-type="float">
            <text:p>1.47</text:p>
          </table:table-cell>
          <table:table-cell office:value-type="float" office:value="5.5325555137" calcext:value-type="float">
            <text:p>5.5325555137</text:p>
          </table:table-cell>
          <table:table-cell office:value-type="float" office:value="0.0258455035" calcext:value-type="float">
            <text:p>0.0258455035</text:p>
          </table:table-cell>
          <table:table-cell office:value-type="float" office:value="513.3073641676" calcext:value-type="float">
            <text:p>513.3073641676</text:p>
          </table:table-cell>
          <table:table-cell office:value-type="float" office:value="2.37" calcext:value-type="float">
            <text:p>2.37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2826477497" calcext:value-type="float">
            <text:p>1.2826477497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24.3499318939" calcext:value-type="float">
            <text:p>24.3499318939</text:p>
          </table:table-cell>
        </table:table-row>
        <table:table-row table:style-name="ro1">
          <table:table-cell office:value-type="string" calcext:value-type="string">
            <text:p>01/04/1954</text:p>
          </table:table-cell>
          <table:table-cell office:value-type="float" office:value="27.63" calcext:value-type="float">
            <text:p>27.63</text:p>
          </table:table-cell>
          <table:table-cell office:value-type="float" office:value="1.46" calcext:value-type="float">
            <text:p>1.46</text:p>
          </table:table-cell>
          <table:table-cell office:value-type="float" office:value="5.284111473" calcext:value-type="float">
            <text:p>5.284111473</text:p>
          </table:table-cell>
          <table:table-cell office:value-type="float" office:value="0.0444841613" calcext:value-type="float">
            <text:p>0.0444841613</text:p>
          </table:table-cell>
          <table:table-cell office:value-type="float" office:value="536.1414117696" calcext:value-type="float">
            <text:p>536.1414117696</text:p>
          </table:table-cell>
          <table:table-cell office:value-type="float" office:value="2.29" calcext:value-type="float">
            <text:p>2.29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2913697544" calcext:value-type="float">
            <text:p>1.2913697544</text:p>
          </table:table-cell>
          <table:table-cell office:value-type="float" office:value="0.0087083333" calcext:value-type="float">
            <text:p>0.0087083333</text:p>
          </table:table-cell>
          <table:table-cell office:value-type="float" office:value="24.5619792174" calcext:value-type="float">
            <text:p>24.5619792174</text:p>
          </table:table-cell>
        </table:table-row>
        <table:table-row table:style-name="ro1">
          <table:table-cell office:value-type="string" calcext:value-type="string">
            <text:p>01/05/1954</text:p>
          </table:table-cell>
          <table:table-cell office:value-type="float" office:value="28.73" calcext:value-type="float">
            <text:p>28.73</text:p>
          </table:table-cell>
          <table:table-cell office:value-type="float" office:value="1.46" calcext:value-type="float">
            <text:p>1.46</text:p>
          </table:table-cell>
          <table:table-cell office:value-type="float" office:value="5.081796032" calcext:value-type="float">
            <text:p>5.081796032</text:p>
          </table:table-cell>
          <table:table-cell office:value-type="float" office:value="0.0442051816" calcext:value-type="float">
            <text:p>0.0442051816</text:p>
          </table:table-cell>
          <table:table-cell office:value-type="float" office:value="559.8416402219" calcext:value-type="float">
            <text:p>559.8416402219</text:p>
          </table:table-cell>
          <table:table-cell office:value-type="float" office:value="2.37" calcext:value-type="float">
            <text:p>2.3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.28258844" calcext:value-type="float">
            <text:p>1.28258844</text:p>
          </table:table-cell>
          <table:table-cell office:value-type="float" office:value="-0.004825" calcext:value-type="float">
            <text:p>-0.004825</text:p>
          </table:table-cell>
          <table:table-cell office:value-type="float" office:value="24.4434676677" calcext:value-type="float">
            <text:p>24.4434676677</text:p>
          </table:table-cell>
        </table:table-row>
        <table:table-row table:style-name="ro1">
          <table:table-cell office:value-type="string" calcext:value-type="string">
            <text:p>01/06/1954</text:p>
          </table:table-cell>
          <table:table-cell office:value-type="float" office:value="28.96" calcext:value-type="float">
            <text:p>28.96</text:p>
          </table:table-cell>
          <table:table-cell office:value-type="float" office:value="1.45" calcext:value-type="float">
            <text:p>1.45</text:p>
          </table:table-cell>
          <table:table-cell office:value-type="float" office:value="5.0069060773" calcext:value-type="float">
            <text:p>5.0069060773</text:p>
          </table:table-cell>
          <table:table-cell office:value-type="float" office:value="0.0122113934" calcext:value-type="float">
            <text:p>0.0122113934</text:p>
          </table:table-cell>
          <table:table-cell office:value-type="float" office:value="566.6780867509" calcext:value-type="float">
            <text:p>566.6780867509</text:p>
          </table:table-cell>
          <table:table-cell office:value-type="float" office:value="2.38" calcext:value-type="float">
            <text:p>2.38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2814982399" calcext:value-type="float">
            <text:p>1.2814982399</text:p>
          </table:table-cell>
          <table:table-cell office:value-type="float" office:value="0.0011333333" calcext:value-type="float">
            <text:p>0.0011333333</text:p>
          </table:table-cell>
          <table:table-cell office:value-type="float" office:value="24.4711702644" calcext:value-type="float">
            <text:p>24.4711702644</text:p>
          </table:table-cell>
        </table:table-row>
        <table:table-row table:style-name="ro1">
          <table:table-cell office:value-type="string" calcext:value-type="string">
            <text:p>01/07/1954</text:p>
          </table:table-cell>
          <table:table-cell office:value-type="float" office:value="30.13" calcext:value-type="float">
            <text:p>30.13</text:p>
          </table:table-cell>
          <table:table-cell office:value-type="float" office:value="1.46" calcext:value-type="float">
            <text:p>1.46</text:p>
          </table:table-cell>
          <table:table-cell office:value-type="float" office:value="4.8456687687" calcext:value-type="float">
            <text:p>4.8456687687</text:p>
          </table:table-cell>
          <table:table-cell office:value-type="float" office:value="0.0445921674" calcext:value-type="float">
            <text:p>0.0445921674</text:p>
          </table:table-cell>
          <table:table-cell office:value-type="float" office:value="591.947490833" calcext:value-type="float">
            <text:p>591.947490833</text:p>
          </table:table-cell>
          <table:table-cell office:value-type="float" office:value="2.3" calcext:value-type="float">
            <text:p>2.3</text:p>
          </table:table-cell>
          <table:table-cell office:value-type="float" office:value="0.0068" calcext:value-type="float">
            <text:p>0.0068</text:p>
          </table:table-cell>
          <table:table-cell office:value-type="float" office:value="1.2902124279" calcext:value-type="float">
            <text:p>1.2902124279</text:p>
          </table:table-cell>
          <table:table-cell office:value-type="float" office:value="0.0087166667" calcext:value-type="float">
            <text:p>0.0087166667</text:p>
          </table:table-cell>
          <table:table-cell office:value-type="float" office:value="24.6844772986" calcext:value-type="float">
            <text:p>24.6844772986</text:p>
          </table:table-cell>
        </table:table-row>
        <table:table-row table:style-name="ro1">
          <table:table-cell office:value-type="string" calcext:value-type="string">
            <text:p>01/08/1954</text:p>
          </table:table-cell>
          <table:table-cell office:value-type="float" office:value="30.73" calcext:value-type="float">
            <text:p>30.73</text:p>
          </table:table-cell>
          <table:table-cell office:value-type="float" office:value="1.46" calcext:value-type="float">
            <text:p>1.46</text:p>
          </table:table-cell>
          <table:table-cell office:value-type="float" office:value="4.7510575984" calcext:value-type="float">
            <text:p>4.7510575984</text:p>
          </table:table-cell>
          <table:table-cell office:value-type="float" office:value="0.0239609747" calcext:value-type="float">
            <text:p>0.0239609747</text:p>
          </table:table-cell>
          <table:table-cell office:value-type="float" office:value="606.1311296641" calcext:value-type="float">
            <text:p>606.1311296641</text:p>
          </table:table-cell>
          <table:table-cell office:value-type="float" office:value="2.36" calcext:value-type="float">
            <text:p>2.36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2836323445" calcext:value-type="float">
            <text:p>1.2836323445</text:p>
          </table:table-cell>
          <table:table-cell office:value-type="float" office:value="-0.0031333333" calcext:value-type="float">
            <text:p>-0.0031333333</text:p>
          </table:table-cell>
          <table:table-cell office:value-type="float" office:value="24.607132603" calcext:value-type="float">
            <text:p>24.607132603</text:p>
          </table:table-cell>
        </table:table-row>
        <table:table-row table:style-name="ro1">
          <table:table-cell office:value-type="string" calcext:value-type="string">
            <text:p>01/09/1954</text:p>
          </table:table-cell>
          <table:table-cell office:value-type="float" office:value="31.45" calcext:value-type="float">
            <text:p>31.45</text:p>
          </table:table-cell>
          <table:table-cell office:value-type="float" office:value="1.47" calcext:value-type="float">
            <text:p>1.47</text:p>
          </table:table-cell>
          <table:table-cell office:value-type="float" office:value="4.6740858506" calcext:value-type="float">
            <text:p>4.6740858506</text:p>
          </table:table-cell>
          <table:table-cell office:value-type="float" office:value="0.0274162057" calcext:value-type="float">
            <text:p>0.0274162057</text:p>
          </table:table-cell>
          <table:table-cell office:value-type="float" office:value="622.7489453732" calcext:value-type="float">
            <text:p>622.7489453732</text:p>
          </table:table-cell>
          <table:table-cell office:value-type="float" office:value="2.38" calcext:value-type="float">
            <text:p>2.3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2814501695" calcext:value-type="float">
            <text:p>1.2814501695</text:p>
          </table:table-cell>
          <table:table-cell office:value-type="float" office:value="0.0002833333" calcext:value-type="float">
            <text:p>0.0002833333</text:p>
          </table:table-cell>
          <table:table-cell office:value-type="float" office:value="24.6141046239" calcext:value-type="float">
            <text:p>24.6141046239</text:p>
          </table:table-cell>
        </table:table-row>
        <table:table-row table:style-name="ro1">
          <table:table-cell office:value-type="string" calcext:value-type="string">
            <text:p>01/10/1954</text:p>
          </table:table-cell>
          <table:table-cell office:value-type="float" office:value="32.18" calcext:value-type="float">
            <text:p>32.18</text:p>
          </table:table-cell>
          <table:table-cell office:value-type="float" office:value="1.49" calcext:value-type="float">
            <text:p>1.49</text:p>
          </table:table-cell>
          <table:table-cell office:value-type="float" office:value="4.6302050963" calcext:value-type="float">
            <text:p>4.6302050963</text:p>
          </table:table-cell>
          <table:table-cell office:value-type="float" office:value="0.027168336" calcext:value-type="float">
            <text:p>0.027168336</text:p>
          </table:table-cell>
          <table:table-cell office:value-type="float" office:value="639.6679979542" calcext:value-type="float">
            <text:p>639.6679979542</text:p>
          </table:table-cell>
          <table:table-cell office:value-type="float" office:value="2.43" calcext:value-type="float">
            <text:p>2.43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2760040063" calcext:value-type="float">
            <text:p>1.2760040063</text:p>
          </table:table-cell>
          <table:table-cell office:value-type="float" office:value="-0.002225" calcext:value-type="float">
            <text:p>-0.002225</text:p>
          </table:table-cell>
          <table:table-cell office:value-type="float" office:value="24.5593382411" calcext:value-type="float">
            <text:p>24.5593382411</text:p>
          </table:table-cell>
        </table:table-row>
        <table:table-row table:style-name="ro1">
          <table:table-cell office:value-type="string" calcext:value-type="string">
            <text:p>01/11/1954</text:p>
          </table:table-cell>
          <table:table-cell office:value-type="float" office:value="33.44" calcext:value-type="float">
            <text:p>33.44</text:p>
          </table:table-cell>
          <table:table-cell office:value-type="float" office:value="1.52" calcext:value-type="float">
            <text:p>1.52</text:p>
          </table:table-cell>
          <table:table-cell office:value-type="float" office:value="4.5454545455" calcext:value-type="float">
            <text:p>4.5454545455</text:p>
          </table:table-cell>
          <table:table-cell office:value-type="float" office:value="0.0430823234" calcext:value-type="float">
            <text:p>0.0430823234</text:p>
          </table:table-cell>
          <table:table-cell office:value-type="float" office:value="667.2263815038" calcext:value-type="float">
            <text:p>667.2263815038</text:p>
          </table:table-cell>
          <table:table-cell office:value-type="float" office:value="2.48" calcext:value-type="float">
            <text:p>2.48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2705809893" calcext:value-type="float">
            <text:p>1.2705809893</text:p>
          </table:table-cell>
          <table:table-cell office:value-type="float" office:value="-0.0021833333" calcext:value-type="float">
            <text:p>-0.0021833333</text:p>
          </table:table-cell>
          <table:table-cell office:value-type="float" office:value="24.5057170193" calcext:value-type="float">
            <text:p>24.5057170193</text:p>
          </table:table-cell>
        </table:table-row>
        <table:table-row table:style-name="ro1">
          <table:table-cell office:value-type="string" calcext:value-type="string">
            <text:p>01/12/1954</text:p>
          </table:table-cell>
          <table:table-cell office:value-type="float" office:value="34.97" calcext:value-type="float">
            <text:p>34.97</text:p>
          </table:table-cell>
          <table:table-cell office:value-type="float" office:value="1.54" calcext:value-type="float">
            <text:p>1.54</text:p>
          </table:table-cell>
          <table:table-cell office:value-type="float" office:value="4.403774664" calcext:value-type="float">
            <text:p>4.403774664</text:p>
          </table:table-cell>
          <table:table-cell office:value-type="float" office:value="0.0495913078" calcext:value-type="float">
            <text:p>0.0495913078</text:p>
          </table:table-cell>
          <table:table-cell office:value-type="float" office:value="700.3150103713" calcext:value-type="float">
            <text:p>700.3150103713</text:p>
          </table:table-cell>
          <table:table-cell office:value-type="float" office:value="2.51" calcext:value-type="float">
            <text:p>2.5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2673410078" calcext:value-type="float">
            <text:p>1.2673410078</text:p>
          </table:table-cell>
          <table:table-cell office:value-type="float" office:value="-0.0004583333" calcext:value-type="float">
            <text:p>-0.0004583333</text:p>
          </table:table-cell>
          <table:table-cell office:value-type="float" office:value="24.4944852323" calcext:value-type="float">
            <text:p>24.4944852323</text:p>
          </table:table-cell>
        </table:table-row>
        <table:table-row table:style-name="ro1">
          <table:table-cell office:value-type="string" calcext:value-type="string">
            <text:p>01/01/1955</text:p>
          </table:table-cell>
          <table:table-cell office:value-type="float" office:value="35.6" calcext:value-type="float">
            <text:p>35.6</text:p>
          </table:table-cell>
          <table:table-cell office:value-type="float" office:value="1.55" calcext:value-type="float">
            <text:p>1.55</text:p>
          </table:table-cell>
          <table:table-cell office:value-type="float" office:value="4.3539325843" calcext:value-type="float">
            <text:p>4.3539325843</text:p>
          </table:table-cell>
          <table:table-cell office:value-type="float" office:value="0.0217011486" calcext:value-type="float">
            <text:p>0.0217011486</text:p>
          </table:table-cell>
          <table:table-cell office:value-type="float" office:value="715.5126504806" calcext:value-type="float">
            <text:p>715.5126504806</text:p>
          </table:table-cell>
          <table:table-cell office:value-type="float" office:value="2.61" calcext:value-type="float">
            <text:p>2.61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2565686092" calcext:value-type="float">
            <text:p>1.2565686092</text:p>
          </table:table-cell>
          <table:table-cell office:value-type="float" office:value="-0.006325" calcext:value-type="float">
            <text:p>-0.006325</text:p>
          </table:table-cell>
          <table:table-cell office:value-type="float" office:value="24.3395576132" calcext:value-type="float">
            <text:p>24.3395576132</text:p>
          </table:table-cell>
        </table:table-row>
        <table:table-row table:style-name="ro1">
          <table:table-cell office:value-type="string" calcext:value-type="string">
            <text:p>01/02/1955</text:p>
          </table:table-cell>
          <table:table-cell office:value-type="float" office:value="36.79" calcext:value-type="float">
            <text:p>36.79</text:p>
          </table:table-cell>
          <table:table-cell office:value-type="float" office:value="1.55" calcext:value-type="float">
            <text:p>1.55</text:p>
          </table:table-cell>
          <table:table-cell office:value-type="float" office:value="4.2131013862" calcext:value-type="float">
            <text:p>4.2131013862</text:p>
          </table:table-cell>
          <table:table-cell office:value-type="float" office:value="0.0370630384" calcext:value-type="float">
            <text:p>0.0370630384</text:p>
          </table:table-cell>
          <table:table-cell office:value-type="float" office:value="742.0317233136" calcext:value-type="float">
            <text:p>742.0317233136</text:p>
          </table:table-cell>
          <table:table-cell office:value-type="float" office:value="2.65" calcext:value-type="float">
            <text:p>2.6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2522962759" calcext:value-type="float">
            <text:p>1.2522962759</text:p>
          </table:table-cell>
          <table:table-cell office:value-type="float" office:value="-0.0011916667" calcext:value-type="float">
            <text:p>-0.0011916667</text:p>
          </table:table-cell>
          <table:table-cell office:value-type="float" office:value="24.3105529738" calcext:value-type="float">
            <text:p>24.3105529738</text:p>
          </table:table-cell>
        </table:table-row>
        <table:table-row table:style-name="ro1">
          <table:table-cell office:value-type="string" calcext:value-type="string">
            <text:p>01/03/1955</text:p>
          </table:table-cell>
          <table:table-cell office:value-type="float" office:value="36.5" calcext:value-type="float">
            <text:p>36.5</text:p>
          </table:table-cell>
          <table:table-cell office:value-type="float" office:value="1.56" calcext:value-type="float">
            <text:p>1.56</text:p>
          </table:table-cell>
          <table:table-cell office:value-type="float" office:value="4.2739726027" calcext:value-type="float">
            <text:p>4.2739726027</text:p>
          </table:table-cell>
          <table:table-cell office:value-type="float" office:value="-0.0043490079" calcext:value-type="float">
            <text:p>-0.0043490079</text:p>
          </table:table-cell>
          <table:table-cell office:value-type="float" office:value="738.8046214998" calcext:value-type="float">
            <text:p>738.8046214998</text:p>
          </table:table-cell>
          <table:table-cell office:value-type="float" office:value="2.68" calcext:value-type="float">
            <text:p>2.6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2491029204" calcext:value-type="float">
            <text:p>1.2491029204</text:p>
          </table:table-cell>
          <table:table-cell office:value-type="float" office:value="-0.0003166667" calcext:value-type="float">
            <text:p>-0.0003166667</text:p>
          </table:table-cell>
          <table:table-cell office:value-type="float" office:value="24.302854632" calcext:value-type="float">
            <text:p>24.302854632</text:p>
          </table:table-cell>
        </table:table-row>
        <table:table-row table:style-name="ro1">
          <table:table-cell office:value-type="string" calcext:value-type="string">
            <text:p>01/04/1955</text:p>
          </table:table-cell>
          <table:table-cell office:value-type="float" office:value="37.76" calcext:value-type="float">
            <text:p>37.76</text:p>
          </table:table-cell>
          <table:table-cell office:value-type="float" office:value="1.56" calcext:value-type="float">
            <text:p>1.56</text:p>
          </table:table-cell>
          <table:table-cell office:value-type="float" office:value="4.1313559322" calcext:value-type="float">
            <text:p>4.1313559322</text:p>
          </table:table-cell>
          <table:table-cell office:value-type="float" office:value="0.0380897945" calcext:value-type="float">
            <text:p>0.0380897945</text:p>
          </table:table-cell>
          <table:table-cell office:value-type="float" office:value="766.9455377235" calcext:value-type="float">
            <text:p>766.9455377235</text:p>
          </table:table-cell>
          <table:table-cell office:value-type="float" office:value="2.75" calcext:value-type="float">
            <text:p>2.75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241670758" calcext:value-type="float">
            <text:p>1.241670758</text:p>
          </table:table-cell>
          <table:table-cell office:value-type="float" office:value="-0.0036583333" calcext:value-type="float">
            <text:p>-0.0036583333</text:p>
          </table:table-cell>
          <table:table-cell office:value-type="float" office:value="24.2139466888" calcext:value-type="float">
            <text:p>24.2139466888</text:p>
          </table:table-cell>
        </table:table-row>
        <table:table-row table:style-name="ro1">
          <table:table-cell office:value-type="string" calcext:value-type="string">
            <text:p>01/05/1955</text:p>
          </table:table-cell>
          <table:table-cell office:value-type="float" office:value="37.6" calcext:value-type="float">
            <text:p>37.6</text:p>
          </table:table-cell>
          <table:table-cell office:value-type="float" office:value="1.57" calcext:value-type="float">
            <text:p>1.57</text:p>
          </table:table-cell>
          <table:table-cell office:value-type="float" office:value="4.1755319149" calcext:value-type="float">
            <text:p>4.1755319149</text:p>
          </table:table-cell>
          <table:table-cell office:value-type="float" office:value="-0.0007797714" calcext:value-type="float">
            <text:p>-0.0007797714</text:p>
          </table:table-cell>
          <table:table-cell office:value-type="float" office:value="766.3474955562" calcext:value-type="float">
            <text:p>766.3474955562</text:p>
          </table:table-cell>
          <table:table-cell office:value-type="float" office:value="2.76" calcext:value-type="float">
            <text:p>2.76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2406153379" calcext:value-type="float">
            <text:p>1.2406153379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24.2490569115" calcext:value-type="float">
            <text:p>24.2490569115</text:p>
          </table:table-cell>
        </table:table-row>
        <table:table-row table:style-name="ro1">
          <table:table-cell office:value-type="string" calcext:value-type="string">
            <text:p>01/06/1955</text:p>
          </table:table-cell>
          <table:table-cell office:value-type="float" office:value="39.78" calcext:value-type="float">
            <text:p>39.78</text:p>
          </table:table-cell>
          <table:table-cell office:value-type="float" office:value="1.57" calcext:value-type="float">
            <text:p>1.57</text:p>
          </table:table-cell>
          <table:table-cell office:value-type="float" office:value="3.9467068879" calcext:value-type="float">
            <text:p>3.9467068879</text:p>
          </table:table-cell>
          <table:table-cell office:value-type="float" office:value="0.0614583333" calcext:value-type="float">
            <text:p>0.0614583333</text:p>
          </table:table-cell>
          <table:table-cell office:value-type="float" office:value="813.4459353873" calcext:value-type="float">
            <text:p>813.4459353873</text:p>
          </table:table-cell>
          <table:table-cell office:value-type="float" office:value="2.78" calcext:value-type="float">
            <text:p>2.7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2385062918" calcext:value-type="float">
            <text:p>1.2385062918</text:p>
          </table:table-cell>
          <table:table-cell office:value-type="float" office:value="0.0006166667" calcext:value-type="float">
            <text:p>0.0006166667</text:p>
          </table:table-cell>
          <table:table-cell office:value-type="float" office:value="24.2640104966" calcext:value-type="float">
            <text:p>24.2640104966</text:p>
          </table:table-cell>
        </table:table-row>
        <table:table-row table:style-name="ro1">
          <table:table-cell office:value-type="string" calcext:value-type="string">
            <text:p>01/07/1955</text:p>
          </table:table-cell>
          <table:table-cell office:value-type="float" office:value="42.69" calcext:value-type="float">
            <text:p>42.69</text:p>
          </table:table-cell>
          <table:table-cell office:value-type="float" office:value="1.59" calcext:value-type="float">
            <text:p>1.59</text:p>
          </table:table-cell>
          <table:table-cell office:value-type="float" office:value="3.72452565" calcext:value-type="float">
            <text:p>3.72452565</text:p>
          </table:table-cell>
          <table:table-cell office:value-type="float" office:value="0.0764761815" calcext:value-type="float">
            <text:p>0.0764761815</text:p>
          </table:table-cell>
          <table:table-cell office:value-type="float" office:value="875.655174381" calcext:value-type="float">
            <text:p>875.655174381</text:p>
          </table:table-cell>
          <table:table-cell office:value-type="float" office:value="2.9" calcext:value-type="float">
            <text:p>2.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2258735276" calcext:value-type="float">
            <text:p>1.2258735276</text:p>
          </table:table-cell>
          <table:table-cell office:value-type="float" office:value="-0.0077833333" calcext:value-type="float">
            <text:p>-0.0077833333</text:p>
          </table:table-cell>
          <table:table-cell office:value-type="float" office:value="24.0751556149" calcext:value-type="float">
            <text:p>24.0751556149</text:p>
          </table:table-cell>
        </table:table-row>
        <table:table-row table:style-name="ro1">
          <table:table-cell office:value-type="string" calcext:value-type="string">
            <text:p>01/08/1955</text:p>
          </table:table-cell>
          <table:table-cell office:value-type="float" office:value="42.43" calcext:value-type="float">
            <text:p>42.43</text:p>
          </table:table-cell>
          <table:table-cell office:value-type="float" office:value="1.6" calcext:value-type="float">
            <text:p>1.6</text:p>
          </table:table-cell>
          <table:table-cell office:value-type="float" office:value="3.7709168041" calcext:value-type="float">
            <text:p>3.7709168041</text:p>
          </table:table-cell>
          <table:table-cell office:value-type="float" office:value="-0.002960627" calcext:value-type="float">
            <text:p>-0.002960627</text:p>
          </table:table-cell>
          <table:table-cell office:value-type="float" office:value="873.0626860283" calcext:value-type="float">
            <text:p>873.0626860283</text:p>
          </table:table-cell>
          <table:table-cell office:value-type="float" office:value="2.97" calcext:value-type="float">
            <text:p>2.97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2185795801" calcext:value-type="float">
            <text:p>1.2185795801</text:p>
          </table:table-cell>
          <table:table-cell office:value-type="float" office:value="-0.003475" calcext:value-type="float">
            <text:p>-0.003475</text:p>
          </table:table-cell>
          <table:table-cell office:value-type="float" office:value="23.9914944491" calcext:value-type="float">
            <text:p>23.9914944491</text:p>
          </table:table-cell>
        </table:table-row>
        <table:table-row table:style-name="ro1">
          <table:table-cell office:value-type="string" calcext:value-type="string">
            <text:p>01/09/1955</text:p>
          </table:table-cell>
          <table:table-cell office:value-type="float" office:value="44.34" calcext:value-type="float">
            <text:p>44.34</text:p>
          </table:table-cell>
          <table:table-cell office:value-type="float" office:value="1.62" calcext:value-type="float">
            <text:p>1.62</text:p>
          </table:table-cell>
          <table:table-cell office:value-type="float" office:value="3.6535859269" calcext:value-type="float">
            <text:p>3.6535859269</text:p>
          </table:table-cell>
          <table:table-cell office:value-type="float" office:value="0.0481970304" calcext:value-type="float">
            <text:p>0.0481970304</text:p>
          </table:table-cell>
          <table:table-cell office:value-type="float" office:value="915.1417148505" calcext:value-type="float">
            <text:p>915.1417148505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1.2185795801" calcext:value-type="float">
            <text:p>1.2185795801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24.0508733979" calcext:value-type="float">
            <text:p>24.0508733979</text:p>
          </table:table-cell>
        </table:table-row>
        <table:table-row table:style-name="ro1">
          <table:table-cell office:value-type="string" calcext:value-type="string">
            <text:p>01/10/1955</text:p>
          </table:table-cell>
          <table:table-cell office:value-type="float" office:value="42.11" calcext:value-type="float">
            <text:p>42.11</text:p>
          </table:table-cell>
          <table:table-cell office:value-type="float" office:value="1.63" calcext:value-type="float">
            <text:p>1.63</text:p>
          </table:table-cell>
          <table:table-cell office:value-type="float" office:value="3.8708145334" calcext:value-type="float">
            <text:p>3.8708145334</text:p>
          </table:table-cell>
          <table:table-cell office:value-type="float" office:value="-0.0472359983" calcext:value-type="float">
            <text:p>-0.0472359983</text:p>
          </table:table-cell>
          <table:table-cell office:value-type="float" office:value="871.9140823214" calcext:value-type="float">
            <text:p>871.9140823214</text:p>
          </table:table-cell>
          <table:table-cell office:value-type="float" office:value="2.88" calcext:value-type="float">
            <text:p>2.88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2279017139" calcext:value-type="float">
            <text:p>1.2279017139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24.2925846755" calcext:value-type="float">
            <text:p>24.2925846755</text:p>
          </table:table-cell>
        </table:table-row>
        <table:table-row table:style-name="ro1">
          <table:table-cell office:value-type="string" calcext:value-type="string">
            <text:p>01/11/1955</text:p>
          </table:table-cell>
          <table:table-cell office:value-type="float" office:value="44.95" calcext:value-type="float">
            <text:p>44.95</text:p>
          </table:table-cell>
          <table:table-cell office:value-type="float" office:value="1.63" calcext:value-type="float">
            <text:p>1.63</text:p>
          </table:table-cell>
          <table:table-cell office:value-type="float" office:value="3.6262513904" calcext:value-type="float">
            <text:p>3.6262513904</text:p>
          </table:table-cell>
          <table:table-cell office:value-type="float" office:value="0.0706746814" calcext:value-type="float">
            <text:p>0.0706746814</text:p>
          </table:table-cell>
          <table:table-cell office:value-type="float" office:value="933.5363322889" calcext:value-type="float">
            <text:p>933.5363322889</text:p>
          </table:table-cell>
          <table:table-cell office:value-type="float" office:value="2.89" calcext:value-type="float">
            <text:p>2.8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2268579975" calcext:value-type="float">
            <text:p>1.2268579975</text:p>
          </table:table-cell>
          <table:table-cell office:value-type="float" office:value="0.0015583333" calcext:value-type="float">
            <text:p>0.0015583333</text:p>
          </table:table-cell>
          <table:table-cell office:value-type="float" office:value="24.33044062" calcext:value-type="float">
            <text:p>24.33044062</text:p>
          </table:table-cell>
        </table:table-row>
        <table:table-row table:style-name="ro1">
          <table:table-cell office:value-type="string" calcext:value-type="string">
            <text:p>01/12/1955</text:p>
          </table:table-cell>
          <table:table-cell office:value-type="float" office:value="45.37" calcext:value-type="float">
            <text:p>45.37</text:p>
          </table:table-cell>
          <table:table-cell office:value-type="float" office:value="1.64" calcext:value-type="float">
            <text:p>1.64</text:p>
          </table:table-cell>
          <table:table-cell office:value-type="float" office:value="3.6147233855" calcext:value-type="float">
            <text:p>3.6147233855</text:p>
          </table:table-cell>
          <table:table-cell office:value-type="float" office:value="0.0123841305" calcext:value-type="float">
            <text:p>0.0123841305</text:p>
          </table:table-cell>
          <table:table-cell office:value-type="float" office:value="945.0973680688" calcext:value-type="float">
            <text:p>945.0973680688</text:p>
          </table:table-cell>
          <table:table-cell office:value-type="float" office:value="2.96" calcext:value-type="float">
            <text:p>2.96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2195581924" calcext:value-type="float">
            <text:p>1.2195581924</text:p>
          </table:table-cell>
          <table:table-cell office:value-type="float" office:value="-0.0034833333" calcext:value-type="float">
            <text:p>-0.0034833333</text:p>
          </table:table-cell>
          <table:table-cell office:value-type="float" office:value="24.2456895852" calcext:value-type="float">
            <text:p>24.2456895852</text:p>
          </table:table-cell>
        </table:table-row>
        <table:table-row table:style-name="ro1">
          <table:table-cell office:value-type="string" calcext:value-type="string">
            <text:p>01/01/1956</text:p>
          </table:table-cell>
          <table:table-cell office:value-type="float" office:value="44.15" calcext:value-type="float">
            <text:p>44.15</text:p>
          </table:table-cell>
          <table:table-cell office:value-type="float" office:value="1.67" calcext:value-type="float">
            <text:p>1.67</text:p>
          </table:table-cell>
          <table:table-cell office:value-type="float" office:value="3.7825594564" calcext:value-type="float">
            <text:p>3.7825594564</text:p>
          </table:table-cell>
          <table:table-cell office:value-type="float" office:value="-0.0238226435" calcext:value-type="float">
            <text:p>-0.0238226435</text:p>
          </table:table-cell>
          <table:table-cell office:value-type="float" office:value="922.5826504437" calcext:value-type="float">
            <text:p>922.5826504437</text:p>
          </table:table-cell>
          <table:table-cell office:value-type="float" office:value="2.9" calcext:value-type="float">
            <text:p>2.9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2257779392" calcext:value-type="float">
            <text:p>1.2257779392</text:p>
          </table:table-cell>
          <table:table-cell office:value-type="float" office:value="0.0075166667" calcext:value-type="float">
            <text:p>0.0075166667</text:p>
          </table:table-cell>
          <table:table-cell office:value-type="float" office:value="24.4279363519" calcext:value-type="float">
            <text:p>24.4279363519</text:p>
          </table:table-cell>
        </table:table-row>
        <table:table-row table:style-name="ro1">
          <table:table-cell office:value-type="string" calcext:value-type="string">
            <text:p>01/02/1956</text:p>
          </table:table-cell>
          <table:table-cell office:value-type="float" office:value="44.43" calcext:value-type="float">
            <text:p>44.43</text:p>
          </table:table-cell>
          <table:table-cell office:value-type="float" office:value="1.7" calcext:value-type="float">
            <text:p>1.7</text:p>
          </table:table-cell>
          <table:table-cell office:value-type="float" office:value="3.8262435291" calcext:value-type="float">
            <text:p>3.8262435291</text:p>
          </table:table-cell>
          <table:table-cell office:value-type="float" office:value="0.0095507739" calcext:value-type="float">
            <text:p>0.0095507739</text:p>
          </table:table-cell>
          <table:table-cell office:value-type="float" office:value="931.3940287208" calcext:value-type="float">
            <text:p>931.3940287208</text:p>
          </table:table-cell>
          <table:table-cell office:value-type="float" office:value="2.84" calcext:value-type="float">
            <text:p>2.84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2320294067" calcext:value-type="float">
            <text:p>1.2320294067</text:p>
          </table:table-cell>
          <table:table-cell office:value-type="float" office:value="0.0074666667" calcext:value-type="float">
            <text:p>0.0074666667</text:p>
          </table:table-cell>
          <table:table-cell office:value-type="float" office:value="24.61033161" calcext:value-type="float">
            <text:p>24.61033161</text:p>
          </table:table-cell>
        </table:table-row>
        <table:table-row table:style-name="ro1">
          <table:table-cell office:value-type="string" calcext:value-type="string">
            <text:p>01/03/1956</text:p>
          </table:table-cell>
          <table:table-cell office:value-type="float" office:value="47.49" calcext:value-type="float">
            <text:p>47.49</text:p>
          </table:table-cell>
          <table:table-cell office:value-type="float" office:value="1.73" calcext:value-type="float">
            <text:p>1.73</text:p>
          </table:table-cell>
          <table:table-cell office:value-type="float" office:value="3.6428721836" calcext:value-type="float">
            <text:p>3.6428721836</text:p>
          </table:table-cell>
          <table:table-cell office:value-type="float" office:value="0.0721171881" calcext:value-type="float">
            <text:p>0.0721171881</text:p>
          </table:table-cell>
          <table:table-cell office:value-type="float" office:value="998.5635470724" calcext:value-type="float">
            <text:p>998.5635470724</text:p>
          </table:table-cell>
          <table:table-cell office:value-type="float" office:value="2.96" calcext:value-type="float">
            <text:p>2.9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2194627067" calcext:value-type="float">
            <text:p>1.2194627067</text:p>
          </table:table-cell>
          <table:table-cell office:value-type="float" office:value="-0.0077333333" calcext:value-type="float">
            <text:p>-0.0077333333</text:p>
          </table:table-cell>
          <table:table-cell office:value-type="float" office:value="24.4200117122" calcext:value-type="float">
            <text:p>24.4200117122</text:p>
          </table:table-cell>
        </table:table-row>
        <table:table-row table:style-name="ro1">
          <table:table-cell office:value-type="string" calcext:value-type="string">
            <text:p>01/04/1956</text:p>
          </table:table-cell>
          <table:table-cell office:value-type="float" office:value="48.05" calcext:value-type="float">
            <text:p>48.05</text:p>
          </table:table-cell>
          <table:table-cell office:value-type="float" office:value="1.75" calcext:value-type="float">
            <text:p>1.75</text:p>
          </table:table-cell>
          <table:table-cell office:value-type="float" office:value="3.6420395421" calcext:value-type="float">
            <text:p>3.6420395421</text:p>
          </table:table-cell>
          <table:table-cell office:value-type="float" office:value="0.0148686215" calcext:value-type="float">
            <text:p>0.0148686215</text:p>
          </table:table-cell>
          <table:table-cell office:value-type="float" office:value="1013.4108104617" calcext:value-type="float">
            <text:p>1013.4108104617</text:p>
          </table:table-cell>
          <table:table-cell office:value-type="float" office:value="3.18" calcext:value-type="float">
            <text:p>3.18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1966587541" calcext:value-type="float">
            <text:p>1.1966587541</text:p>
          </table:table-cell>
          <table:table-cell office:value-type="float" office:value="-0.01605" calcext:value-type="float">
            <text:p>-0.01605</text:p>
          </table:table-cell>
          <table:table-cell office:value-type="float" office:value="24.0280705242" calcext:value-type="float">
            <text:p>24.0280705242</text:p>
          </table:table-cell>
        </table:table-row>
        <table:table-row table:style-name="ro1">
          <table:table-cell office:value-type="string" calcext:value-type="string">
            <text:p>01/05/1956</text:p>
          </table:table-cell>
          <table:table-cell office:value-type="float" office:value="46.54" calcext:value-type="float">
            <text:p>46.54</text:p>
          </table:table-cell>
          <table:table-cell office:value-type="float" office:value="1.78" calcext:value-type="float">
            <text:p>1.78</text:p>
          </table:table-cell>
          <table:table-cell office:value-type="float" office:value="3.8246669532" calcext:value-type="float">
            <text:p>3.8246669532</text:p>
          </table:table-cell>
          <table:table-cell office:value-type="float" office:value="-0.0283443115" calcext:value-type="float">
            <text:p>-0.0283443115</text:p>
          </table:table-cell>
          <table:table-cell office:value-type="float" office:value="984.6863787917" calcext:value-type="float">
            <text:p>984.6863787917</text:p>
          </table:table-cell>
          <table:table-cell office:value-type="float" office:value="3.07" calcext:value-type="float">
            <text:p>3.07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1.2078475135" calcext:value-type="float">
            <text:p>1.2078475135</text:p>
          </table:table-cell>
          <table:table-cell office:value-type="float" office:value="0.0119083333" calcext:value-type="float">
            <text:p>0.0119083333</text:p>
          </table:table-cell>
          <table:table-cell office:value-type="float" office:value="24.3142047974" calcext:value-type="float">
            <text:p>24.3142047974</text:p>
          </table:table-cell>
        </table:table-row>
        <table:table-row table:style-name="ro1">
          <table:table-cell office:value-type="string" calcext:value-type="string">
            <text:p>01/06/1956</text:p>
          </table:table-cell>
          <table:table-cell office:value-type="float" office:value="46.27" calcext:value-type="float">
            <text:p>46.27</text:p>
          </table:table-cell>
          <table:table-cell office:value-type="float" office:value="1.8" calcext:value-type="float">
            <text:p>1.8</text:p>
          </table:table-cell>
          <table:table-cell office:value-type="float" office:value="3.8902096391" calcext:value-type="float">
            <text:p>3.8902096391</text:p>
          </table:table-cell>
          <table:table-cell office:value-type="float" office:value="-0.0025784272" calcext:value-type="float">
            <text:p>-0.0025784272</text:p>
          </table:table-cell>
          <table:table-cell office:value-type="float" office:value="982.1474366891" calcext:value-type="float">
            <text:p>982.1474366891</text:p>
          </table:table-cell>
          <table:table-cell office:value-type="float" office:value="3" calcext:value-type="float">
            <text:p>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1.2150342062" calcext:value-type="float">
            <text:p>1.2150342062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24.5196598279" calcext:value-type="float">
            <text:p>24.5196598279</text:p>
          </table:table-cell>
        </table:table-row>
        <table:table-row table:style-name="ro1">
          <table:table-cell office:value-type="string" calcext:value-type="string">
            <text:p>01/07/1956</text:p>
          </table:table-cell>
          <table:table-cell office:value-type="float" office:value="48.78" calcext:value-type="float">
            <text:p>48.78</text:p>
          </table:table-cell>
          <table:table-cell office:value-type="float" office:value="1.81" calcext:value-type="float">
            <text:p>1.81</text:p>
          </table:table-cell>
          <table:table-cell office:value-type="float" office:value="3.7105371054" calcext:value-type="float">
            <text:p>3.7105371054</text:p>
          </table:table-cell>
          <table:table-cell office:value-type="float" office:value="0.0575126612" calcext:value-type="float">
            <text:p>0.0575126612</text:p>
          </table:table-cell>
          <table:table-cell office:value-type="float" office:value="1038.6333494555" calcext:value-type="float">
            <text:p>1038.6333494555</text:p>
          </table:table-cell>
          <table:table-cell office:value-type="float" office:value="3.11" calcext:value-type="float">
            <text:p>3.11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1.2036736363" calcext:value-type="float">
            <text:p>1.2036736363</text:p>
          </table:table-cell>
          <table:table-cell office:value-type="float" office:value="-0.0067583333" calcext:value-type="float">
            <text:p>-0.0067583333</text:p>
          </table:table-cell>
          <table:table-cell office:value-type="float" office:value="24.3539477936" calcext:value-type="float">
            <text:p>24.3539477936</text:p>
          </table:table-cell>
        </table:table-row>
        <table:table-row table:style-name="ro1">
          <table:table-cell office:value-type="string" calcext:value-type="string">
            <text:p>01/08/1956</text:p>
          </table:table-cell>
          <table:table-cell office:value-type="float" office:value="48.49" calcext:value-type="float">
            <text:p>48.49</text:p>
          </table:table-cell>
          <table:table-cell office:value-type="float" office:value="1.83" calcext:value-type="float">
            <text:p>1.83</text:p>
          </table:table-cell>
          <table:table-cell office:value-type="float" office:value="3.7739740153" calcext:value-type="float">
            <text:p>3.7739740153</text:p>
          </table:table-cell>
          <table:table-cell office:value-type="float" office:value="-0.002824467" calcext:value-type="float">
            <text:p>-0.002824467</text:p>
          </table:table-cell>
          <table:table-cell office:value-type="float" office:value="1035.6997638404" calcext:value-type="float">
            <text:p>1035.6997638404</text:p>
          </table:table-cell>
          <table:table-cell office:value-type="float" office:value="3.33" calcext:value-type="float">
            <text:p>3.33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1811649393" calcext:value-type="float">
            <text:p>1.1811649393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23.9661111749" calcext:value-type="float">
            <text:p>23.9661111749</text:p>
          </table:table-cell>
        </table:table-row>
        <table:table-row table:style-name="ro1">
          <table:table-cell office:value-type="string" calcext:value-type="string">
            <text:p>01/09/1956</text:p>
          </table:table-cell>
          <table:table-cell office:value-type="float" office:value="46.84" calcext:value-type="float">
            <text:p>46.84</text:p>
          </table:table-cell>
          <table:table-cell office:value-type="float" office:value="1.84" calcext:value-type="float">
            <text:p>1.84</text:p>
          </table:table-cell>
          <table:table-cell office:value-type="float" office:value="3.9282664389" calcext:value-type="float">
            <text:p>3.9282664389</text:p>
          </table:table-cell>
          <table:table-cell office:value-type="float" office:value="-0.0308654705" calcext:value-type="float">
            <text:p>-0.0308654705</text:p>
          </table:table-cell>
          <table:table-cell office:value-type="float" office:value="1003.7324032875" calcext:value-type="float">
            <text:p>1003.7324032875</text:p>
          </table:table-cell>
          <table:table-cell office:value-type="float" office:value="3.38" calcext:value-type="float">
            <text:p>3.38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1761449883" calcext:value-type="float">
            <text:p>1.1761449883</text:p>
          </table:table-cell>
          <table:table-cell office:value-type="float" office:value="-0.0014333333" calcext:value-type="float">
            <text:p>-0.0014333333</text:p>
          </table:table-cell>
          <table:table-cell office:value-type="float" office:value="23.9317597489" calcext:value-type="float">
            <text:p>23.9317597489</text:p>
          </table:table-cell>
        </table:table-row>
        <table:table-row table:style-name="ro1">
          <table:table-cell office:value-type="string" calcext:value-type="string">
            <text:p>01/10/1956</text:p>
          </table:table-cell>
          <table:table-cell office:value-type="float" office:value="46.24" calcext:value-type="float">
            <text:p>46.24</text:p>
          </table:table-cell>
          <table:table-cell office:value-type="float" office:value="1.81" calcext:value-type="float">
            <text:p>1.81</text:p>
          </table:table-cell>
          <table:table-cell office:value-type="float" office:value="3.9143598616" calcext:value-type="float">
            <text:p>3.9143598616</text:p>
          </table:table-cell>
          <table:table-cell office:value-type="float" office:value="-0.0095953067" calcext:value-type="float">
            <text:p>-0.0095953067</text:p>
          </table:table-cell>
          <table:table-cell office:value-type="float" office:value="994.1012830152" calcext:value-type="float">
            <text:p>994.1012830152</text:p>
          </table:table-cell>
          <table:table-cell office:value-type="float" office:value="3.34" calcext:value-type="float">
            <text:p>3.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1801438813" calcext:value-type="float">
            <text:p>1.1801438813</text:p>
          </table:table-cell>
          <table:table-cell office:value-type="float" office:value="0.0061833333" calcext:value-type="float">
            <text:p>0.0061833333</text:p>
          </table:table-cell>
          <table:table-cell office:value-type="float" office:value="24.0797377967" calcext:value-type="float">
            <text:p>24.0797377967</text:p>
          </table:table-cell>
        </table:table-row>
        <table:table-row table:style-name="ro1">
          <table:table-cell office:value-type="string" calcext:value-type="string">
            <text:p>01/11/1956</text:p>
          </table:table-cell>
          <table:table-cell office:value-type="float" office:value="45.76" calcext:value-type="float">
            <text:p>45.76</text:p>
          </table:table-cell>
          <table:table-cell office:value-type="float" office:value="1.77" calcext:value-type="float">
            <text:p>1.77</text:p>
          </table:table-cell>
          <table:table-cell office:value-type="float" office:value="3.868006993" calcext:value-type="float">
            <text:p>3.868006993</text:p>
          </table:table-cell>
          <table:table-cell office:value-type="float" office:value="-0.0071847426" calcext:value-type="float">
            <text:p>-0.0071847426</text:p>
          </table:table-cell>
          <table:table-cell office:value-type="float" office:value="986.9589211316" calcext:value-type="float">
            <text:p>986.9589211316</text:p>
          </table:table-cell>
          <table:table-cell office:value-type="float" office:value="3.49" calcext:value-type="float">
            <text:p>3.4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1.1650970468" calcext:value-type="float">
            <text:p>1.1650970468</text:p>
          </table:table-cell>
          <table:table-cell office:value-type="float" office:value="-0.0098416667" calcext:value-type="float">
            <text:p>-0.0098416667</text:p>
          </table:table-cell>
          <table:table-cell office:value-type="float" office:value="23.8427530439" calcext:value-type="float">
            <text:p>23.8427530439</text:p>
          </table:table-cell>
        </table:table-row>
        <table:table-row table:style-name="ro1">
          <table:table-cell office:value-type="string" calcext:value-type="string">
            <text:p>01/12/1956</text:p>
          </table:table-cell>
          <table:table-cell office:value-type="float" office:value="46.44" calcext:value-type="float">
            <text:p>46.44</text:p>
          </table:table-cell>
          <table:table-cell office:value-type="float" office:value="1.74" calcext:value-type="float">
            <text:p>1.74</text:p>
          </table:table-cell>
          <table:table-cell office:value-type="float" office:value="3.7467700258" calcext:value-type="float">
            <text:p>3.7467700258</text:p>
          </table:table-cell>
          <table:table-cell office:value-type="float" office:value="0.0180288462" calcext:value-type="float">
            <text:p>0.0180288462</text:p>
          </table:table-cell>
          <table:table-cell office:value-type="float" office:value="1004.7526516809" calcext:value-type="float">
            <text:p>1004.7526516809</text:p>
          </table:table-cell>
          <table:table-cell office:value-type="float" office:value="3.59" calcext:value-type="float">
            <text:p>3.5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1551937219" calcext:value-type="float">
            <text:p>1.1551937219</text:p>
          </table:table-cell>
          <table:table-cell office:value-type="float" office:value="-0.0055083333" calcext:value-type="float">
            <text:p>-0.0055083333</text:p>
          </table:table-cell>
          <table:table-cell office:value-type="float" office:value="23.7114192125" calcext:value-type="float">
            <text:p>23.7114192125</text:p>
          </table:table-cell>
        </table:table-row>
        <table:table-row table:style-name="ro1">
          <table:table-cell office:value-type="string" calcext:value-type="string">
            <text:p>01/01/1957</text:p>
          </table:table-cell>
          <table:table-cell office:value-type="float" office:value="45.43" calcext:value-type="float">
            <text:p>45.43</text:p>
          </table:table-cell>
          <table:table-cell office:value-type="float" office:value="1.74" calcext:value-type="float">
            <text:p>1.74</text:p>
          </table:table-cell>
          <table:table-cell office:value-type="float" office:value="3.8300682368" calcext:value-type="float">
            <text:p>3.8300682368</text:p>
          </table:table-cell>
          <table:table-cell office:value-type="float" office:value="-0.0186321598" calcext:value-type="float">
            <text:p>-0.0186321598</text:p>
          </table:table-cell>
          <table:table-cell office:value-type="float" office:value="986.0319397393" calcext:value-type="float">
            <text:p>986.0319397393</text:p>
          </table:table-cell>
          <table:table-cell office:value-type="float" office:value="3.46" calcext:value-type="float">
            <text:p>3.4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1.1679586125" calcext:value-type="float">
            <text:p>1.1679586125</text:p>
          </table:table-cell>
          <table:table-cell office:value-type="float" office:value="0.0139333333" calcext:value-type="float">
            <text:p>0.0139333333</text:p>
          </table:table-cell>
          <table:table-cell office:value-type="float" office:value="24.0417983202" calcext:value-type="float">
            <text:p>24.0417983202</text:p>
          </table:table-cell>
        </table:table-row>
        <table:table-row table:style-name="ro1">
          <table:table-cell office:value-type="string" calcext:value-type="string">
            <text:p>01/02/1957</text:p>
          </table:table-cell>
          <table:table-cell office:value-type="float" office:value="43.47" calcext:value-type="float">
            <text:p>43.47</text:p>
          </table:table-cell>
          <table:table-cell office:value-type="float" office:value="1.73" calcext:value-type="float">
            <text:p>1.73</text:p>
          </table:table-cell>
          <table:table-cell office:value-type="float" office:value="3.9797561537" calcext:value-type="float">
            <text:p>3.9797561537</text:p>
          </table:table-cell>
          <table:table-cell office:value-type="float" office:value="-0.0399638088" calcext:value-type="float">
            <text:p>-0.0399638088</text:p>
          </table:table-cell>
          <table:table-cell office:value-type="float" office:value="946.6263478387" calcext:value-type="float">
            <text:p>946.6263478387</text:p>
          </table:table-cell>
          <table:table-cell office:value-type="float" office:value="3.34" calcext:value-type="float">
            <text:p>3.34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1798717904" calcext:value-type="float">
            <text:p>1.1798717904</text:p>
          </table:table-cell>
          <table:table-cell office:value-type="float" office:value="0.0129833333" calcext:value-type="float">
            <text:p>0.0129833333</text:p>
          </table:table-cell>
          <table:table-cell office:value-type="float" office:value="24.3539410018" calcext:value-type="float">
            <text:p>24.3539410018</text:p>
          </table:table-cell>
        </table:table-row>
        <table:table-row table:style-name="ro1">
          <table:table-cell office:value-type="string" calcext:value-type="string">
            <text:p>01/03/1957</text:p>
          </table:table-cell>
          <table:table-cell office:value-type="float" office:value="44.03" calcext:value-type="float">
            <text:p>44.03</text:p>
          </table:table-cell>
          <table:table-cell office:value-type="float" office:value="1.73" calcext:value-type="float">
            <text:p>1.73</text:p>
          </table:table-cell>
          <table:table-cell office:value-type="float" office:value="3.9291392233" calcext:value-type="float">
            <text:p>3.9291392233</text:p>
          </table:table-cell>
          <table:table-cell office:value-type="float" office:value="0.0161989111" calcext:value-type="float">
            <text:p>0.0161989111</text:p>
          </table:table-cell>
          <table:table-cell office:value-type="float" office:value="961.9606639173" calcext:value-type="float">
            <text:p>961.9606639173</text:p>
          </table:table-cell>
          <table:table-cell office:value-type="float" office:value="3.41" calcext:value-type="float">
            <text:p>3.41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1728515532" calcext:value-type="float">
            <text:p>1.1728515532</text:p>
          </table:table-cell>
          <table:table-cell office:value-type="float" office:value="-0.0031083333" calcext:value-type="float">
            <text:p>-0.0031083333</text:p>
          </table:table-cell>
          <table:table-cell office:value-type="float" office:value="24.2782408351" calcext:value-type="float">
            <text:p>24.2782408351</text:p>
          </table:table-cell>
        </table:table-row>
        <table:table-row table:style-name="ro1">
          <table:table-cell office:value-type="string" calcext:value-type="string">
            <text:p>01/04/1957</text:p>
          </table:table-cell>
          <table:table-cell office:value-type="float" office:value="45.05" calcext:value-type="float">
            <text:p>45.05</text:p>
          </table:table-cell>
          <table:table-cell office:value-type="float" office:value="1.73" calcext:value-type="float">
            <text:p>1.73</text:p>
          </table:table-cell>
          <table:table-cell office:value-type="float" office:value="3.8401775805" calcext:value-type="float">
            <text:p>3.8401775805</text:p>
          </table:table-cell>
          <table:table-cell office:value-type="float" office:value="0.0264403059" calcext:value-type="float">
            <text:p>0.0264403059</text:p>
          </table:table-cell>
          <table:table-cell office:value-type="float" office:value="987.3951980889" calcext:value-type="float">
            <text:p>987.3951980889</text:p>
          </table:table-cell>
          <table:table-cell office:value-type="float" office:value="3.48" calcext:value-type="float">
            <text:p>3.48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1658730865" calcext:value-type="float">
            <text:p>1.1658730865</text:p>
          </table:table-cell>
          <table:table-cell office:value-type="float" office:value="-0.00305" calcext:value-type="float">
            <text:p>-0.00305</text:p>
          </table:table-cell>
          <table:table-cell office:value-type="float" office:value="24.2041922006" calcext:value-type="float">
            <text:p>24.2041922006</text:p>
          </table:table-cell>
        </table:table-row>
        <table:table-row table:style-name="ro1">
          <table:table-cell office:value-type="string" calcext:value-type="string">
            <text:p>01/05/1957</text:p>
          </table:table-cell>
          <table:table-cell office:value-type="float" office:value="46.78" calcext:value-type="float">
            <text:p>46.78</text:p>
          </table:table-cell>
          <table:table-cell office:value-type="float" office:value="1.73" calcext:value-type="float">
            <text:p>1.73</text:p>
          </table:table-cell>
          <table:table-cell office:value-type="float" office:value="3.6981616075" calcext:value-type="float">
            <text:p>3.6981616075</text:p>
          </table:table-cell>
          <table:table-cell office:value-type="float" office:value="0.0416019238" calcext:value-type="float">
            <text:p>0.0416019238</text:p>
          </table:table-cell>
          <table:table-cell office:value-type="float" office:value="1028.4727378688" calcext:value-type="float">
            <text:p>1028.4727378688</text:p>
          </table:table-cell>
          <table:table-cell office:value-type="float" office:value="3.6" calcext:value-type="float">
            <text:p>3.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153981181" calcext:value-type="float">
            <text:p>1.153981181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24.0299220168" calcext:value-type="float">
            <text:p>24.0299220168</text:p>
          </table:table-cell>
        </table:table-row>
        <table:table-row table:style-name="ro1">
          <table:table-cell office:value-type="string" calcext:value-type="string">
            <text:p>01/06/1957</text:p>
          </table:table-cell>
          <table:table-cell office:value-type="float" office:value="47.55" calcext:value-type="float">
            <text:p>47.55</text:p>
          </table:table-cell>
          <table:table-cell office:value-type="float" office:value="1.73" calcext:value-type="float">
            <text:p>1.73</text:p>
          </table:table-cell>
          <table:table-cell office:value-type="float" office:value="3.6382754995" calcext:value-type="float">
            <text:p>3.6382754995</text:p>
          </table:table-cell>
          <table:table-cell office:value-type="float" office:value="0.019541827" calcext:value-type="float">
            <text:p>0.019541827</text:p>
          </table:table-cell>
          <table:table-cell office:value-type="float" office:value="1048.5709741778" calcext:value-type="float">
            <text:p>1048.5709741778</text:p>
          </table:table-cell>
          <table:table-cell office:value-type="float" office:value="3.8" calcext:value-type="float">
            <text:p>3.8</text:p>
          </table:table-cell>
          <table:table-cell office:value-type="float" office:value="-0.017" calcext:value-type="float">
            <text:p>-0.017</text:p>
          </table:table-cell>
          <table:table-cell office:value-type="float" office:value="1.1343635009" calcext:value-type="float">
            <text:p>1.1343635009</text:p>
          </table:table-cell>
          <table:table-cell office:value-type="float" office:value="-0.0138333333" calcext:value-type="float">
            <text:p>-0.0138333333</text:p>
          </table:table-cell>
          <table:table-cell office:value-type="float" office:value="23.6975080955" calcext:value-type="float">
            <text:p>23.6975080955</text:p>
          </table:table-cell>
        </table:table-row>
        <table:table-row table:style-name="ro1">
          <table:table-cell office:value-type="string" calcext:value-type="string">
            <text:p>01/07/1957</text:p>
          </table:table-cell>
          <table:table-cell office:value-type="float" office:value="48.51" calcext:value-type="float">
            <text:p>48.51</text:p>
          </table:table-cell>
          <table:table-cell office:value-type="float" office:value="1.74" calcext:value-type="float">
            <text:p>1.74</text:p>
          </table:table-cell>
          <table:table-cell office:value-type="float" office:value="3.5868893012" calcext:value-type="float">
            <text:p>3.5868893012</text:p>
          </table:table-cell>
          <table:table-cell office:value-type="float" office:value="0.0232386961" calcext:value-type="float">
            <text:p>0.0232386961</text:p>
          </table:table-cell>
          <table:table-cell office:value-type="float" office:value="1072.9383963958" calcext:value-type="float">
            <text:p>1072.9383963958</text:p>
          </table:table-cell>
          <table:table-cell office:value-type="float" office:value="3.93" calcext:value-type="float">
            <text:p>3.93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1.1218287843" calcext:value-type="float">
            <text:p>1.1218287843</text:p>
          </table:table-cell>
          <table:table-cell office:value-type="float" office:value="-0.007775" calcext:value-type="float">
            <text:p>-0.007775</text:p>
          </table:table-cell>
          <table:table-cell office:value-type="float" office:value="23.5132599701" calcext:value-type="float">
            <text:p>23.5132599701</text:p>
          </table:table-cell>
        </table:table-row>
        <table:table-row table:style-name="ro1">
          <table:table-cell office:value-type="string" calcext:value-type="string">
            <text:p>01/08/1957</text:p>
          </table:table-cell>
          <table:table-cell office:value-type="float" office:value="45.84" calcext:value-type="float">
            <text:p>45.84</text:p>
          </table:table-cell>
          <table:table-cell office:value-type="float" office:value="1.75" calcext:value-type="float">
            <text:p>1.75</text:p>
          </table:table-cell>
          <table:table-cell office:value-type="float" office:value="3.8176265271" calcext:value-type="float">
            <text:p>3.8176265271</text:p>
          </table:table-cell>
          <table:table-cell office:value-type="float" office:value="-0.0520339449" calcext:value-type="float">
            <text:p>-0.0520339449</text:p>
          </table:table-cell>
          <table:table-cell office:value-type="float" office:value="1017.1091790063" calcext:value-type="float">
            <text:p>1017.1091790063</text:p>
          </table:table-cell>
          <table:table-cell office:value-type="float" office:value="3.93" calcext:value-type="float">
            <text:p>3.93</text:p>
          </table:table-cell>
          <table:table-cell office:value-type="float" office:value="0" calcext:value-type="float">
            <text:p>0</text:p>
          </table:table-cell>
          <table:table-cell office:value-type="float" office:value="1.1218287843" calcext:value-type="float">
            <text:p>1.1218287843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23.5902658965" calcext:value-type="float">
            <text:p>23.5902658965</text:p>
          </table:table-cell>
        </table:table-row>
        <table:table-row table:style-name="ro1">
          <table:table-cell office:value-type="string" calcext:value-type="string">
            <text:p>01/09/1957</text:p>
          </table:table-cell>
          <table:table-cell office:value-type="float" office:value="43.98" calcext:value-type="float">
            <text:p>43.98</text:p>
          </table:table-cell>
          <table:table-cell office:value-type="float" office:value="1.76" calcext:value-type="float">
            <text:p>1.76</text:p>
          </table:table-cell>
          <table:table-cell office:value-type="float" office:value="4.0018190086" calcext:value-type="float">
            <text:p>4.0018190086</text:p>
          </table:table-cell>
          <table:table-cell office:value-type="float" office:value="-0.0373763816" calcext:value-type="float">
            <text:p>-0.0373763816</text:p>
          </table:table-cell>
          <table:table-cell office:value-type="float" office:value="979.0933181853" calcext:value-type="float">
            <text:p>979.0933181853</text:p>
          </table:table-cell>
          <table:table-cell office:value-type="float" office:value="3.92" calcext:value-type="float">
            <text:p>3.9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1227823387" calcext:value-type="float">
            <text:p>1.1227823387</text:p>
          </table:table-cell>
          <table:table-cell office:value-type="float" office:value="0.0041166667" calcext:value-type="float">
            <text:p>0.0041166667</text:p>
          </table:table-cell>
          <table:table-cell office:value-type="float" office:value="23.6873791578" calcext:value-type="float">
            <text:p>23.6873791578</text:p>
          </table:table-cell>
        </table:table-row>
        <table:table-row table:style-name="ro1">
          <table:table-cell office:value-type="string" calcext:value-type="string">
            <text:p>01/10/1957</text:p>
          </table:table-cell>
          <table:table-cell office:value-type="float" office:value="41.24" calcext:value-type="float">
            <text:p>41.24</text:p>
          </table:table-cell>
          <table:table-cell office:value-type="float" office:value="1.77" calcext:value-type="float">
            <text:p>1.77</text:p>
          </table:table-cell>
          <table:table-cell office:value-type="float" office:value="4.2919495635" calcext:value-type="float">
            <text:p>4.2919495635</text:p>
          </table:table-cell>
          <table:table-cell office:value-type="float" office:value="-0.0589472487" calcext:value-type="float">
            <text:p>-0.0589472487</text:p>
          </table:table-cell>
          <table:table-cell office:value-type="float" office:value="921.3784608094" calcext:value-type="float">
            <text:p>921.3784608094</text:p>
          </table:table-cell>
          <table:table-cell office:value-type="float" office:value="3.97" calcext:value-type="float">
            <text:p>3.97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1180105138" calcext:value-type="float">
            <text:p>1.1180105138</text:p>
          </table:table-cell>
          <table:table-cell office:value-type="float" office:value="-0.0009416667" calcext:value-type="float">
            <text:p>-0.0009416667</text:p>
          </table:table-cell>
          <table:table-cell office:value-type="float" office:value="23.6650735424" calcext:value-type="float">
            <text:p>23.6650735424</text:p>
          </table:table-cell>
        </table:table-row>
        <table:table-row table:style-name="ro1">
          <table:table-cell office:value-type="string" calcext:value-type="string">
            <text:p>01/11/1957</text:p>
          </table:table-cell>
          <table:table-cell office:value-type="float" office:value="40.35" calcext:value-type="float">
            <text:p>40.35</text:p>
          </table:table-cell>
          <table:table-cell office:value-type="float" office:value="1.78" calcext:value-type="float">
            <text:p>1.78</text:p>
          </table:table-cell>
          <table:table-cell office:value-type="float" office:value="4.4114002478" calcext:value-type="float">
            <text:p>4.4114002478</text:p>
          </table:table-cell>
          <table:table-cell office:value-type="float" office:value="-0.0179841578" calcext:value-type="float">
            <text:p>-0.0179841578</text:p>
          </table:table-cell>
          <table:table-cell office:value-type="float" office:value="904.8082451991" calcext:value-type="float">
            <text:p>904.8082451991</text:p>
          </table:table-cell>
          <table:table-cell office:value-type="float" office:value="3.72" calcext:value-type="float">
            <text:p>3.72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1.1417682372" calcext:value-type="float">
            <text:p>1.1417682372</text:p>
          </table:table-cell>
          <table:table-cell office:value-type="float" office:value="0.02435" calcext:value-type="float">
            <text:p>0.02435</text:p>
          </table:table-cell>
          <table:table-cell office:value-type="float" office:value="24.2413180831" calcext:value-type="float">
            <text:p>24.2413180831</text:p>
          </table:table-cell>
        </table:table-row>
        <table:table-row table:style-name="ro1">
          <table:table-cell office:value-type="string" calcext:value-type="string">
            <text:p>01/12/1957</text:p>
          </table:table-cell>
          <table:table-cell office:value-type="float" office:value="40.33" calcext:value-type="float">
            <text:p>40.33</text:p>
          </table:table-cell>
          <table:table-cell office:value-type="float" office:value="1.79" calcext:value-type="float">
            <text:p>1.79</text:p>
          </table:table-cell>
          <table:table-cell office:value-type="float" office:value="4.4383833375" calcext:value-type="float">
            <text:p>4.4383833375</text:p>
          </table:table-cell>
          <table:table-cell office:value-type="float" office:value="0.0032011565" calcext:value-type="float">
            <text:p>0.0032011565</text:p>
          </table:table-cell>
          <table:table-cell office:value-type="float" office:value="907.7046780369" calcext:value-type="float">
            <text:p>907.7046780369</text:p>
          </table:table-cell>
          <table:table-cell office:value-type="float" office:value="3.21" calcext:value-type="float">
            <text:p>3.21</text:p>
          </table:table-cell>
          <table:table-cell office:value-type="float" office:value="0.04335" calcext:value-type="float">
            <text:p>0.04335</text:p>
          </table:table-cell>
          <table:table-cell office:value-type="float" office:value="1.1912638903" calcext:value-type="float">
            <text:p>1.1912638903</text:p>
          </table:table-cell>
          <table:table-cell office:value-type="float" office:value="0.046025" calcext:value-type="float">
            <text:p>0.046025</text:p>
          </table:table-cell>
          <table:table-cell office:value-type="float" office:value="25.3570247479" calcext:value-type="float">
            <text:p>25.3570247479</text:p>
          </table:table-cell>
        </table:table-row>
        <table:table-row table:style-name="ro1">
          <table:table-cell office:value-type="string" calcext:value-type="string">
            <text:p>01/01/1958</text:p>
          </table:table-cell>
          <table:table-cell office:value-type="float" office:value="41.12" calcext:value-type="float">
            <text:p>41.12</text:p>
          </table:table-cell>
          <table:table-cell office:value-type="float" office:value="1.78" calcext:value-type="float">
            <text:p>1.78</text:p>
          </table:table-cell>
          <table:table-cell office:value-type="float" office:value="4.3287937743" calcext:value-type="float">
            <text:p>4.3287937743</text:p>
          </table:table-cell>
          <table:table-cell office:value-type="float" office:value="0.0232732664" calcext:value-type="float">
            <text:p>0.0232732664</text:p>
          </table:table-cell>
          <table:table-cell office:value-type="float" office:value="928.8299308083" calcext:value-type="float">
            <text:p>928.8299308083</text:p>
          </table:table-cell>
          <table:table-cell office:value-type="float" office:value="3.09" calcext:value-type="float">
            <text:p>3.09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203414782" calcext:value-type="float">
            <text:p>1.203414782</text:p>
          </table:table-cell>
          <table:table-cell office:value-type="float" office:value="0.012775" calcext:value-type="float">
            <text:p>0.012775</text:p>
          </table:table-cell>
          <table:table-cell office:value-type="float" office:value="25.6809607391" calcext:value-type="float">
            <text:p>25.6809607391</text:p>
          </table:table-cell>
        </table:table-row>
        <table:table-row table:style-name="ro1">
          <table:table-cell office:value-type="string" calcext:value-type="string">
            <text:p>01/02/1958</text:p>
          </table:table-cell>
          <table:table-cell office:value-type="float" office:value="41.26" calcext:value-type="float">
            <text:p>41.26</text:p>
          </table:table-cell>
          <table:table-cell office:value-type="float" office:value="1.78" calcext:value-type="float">
            <text:p>1.78</text:p>
          </table:table-cell>
          <table:table-cell office:value-type="float" office:value="4.3141056714" calcext:value-type="float">
            <text:p>4.3141056714</text:p>
          </table:table-cell>
          <table:table-cell office:value-type="float" office:value="0.0070052489" calcext:value-type="float">
            <text:p>0.0070052489</text:p>
          </table:table-cell>
          <table:table-cell office:value-type="float" office:value="935.336615627" calcext:value-type="float">
            <text:p>935.336615627</text:p>
          </table:table-cell>
          <table:table-cell office:value-type="float" office:value="3.05" calcext:value-type="float">
            <text:p>3.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2075063922" calcext:value-type="float">
            <text:p>1.2075063922</text:p>
          </table:table-cell>
          <table:table-cell office:value-type="float" office:value="0.0059416667" calcext:value-type="float">
            <text:p>0.0059416667</text:p>
          </table:table-cell>
          <table:table-cell office:value-type="float" office:value="25.8335484475" calcext:value-type="float">
            <text:p>25.8335484475</text:p>
          </table:table-cell>
        </table:table-row>
        <table:table-row table:style-name="ro1">
          <table:table-cell office:value-type="string" calcext:value-type="string">
            <text:p>01/03/1958</text:p>
          </table:table-cell>
          <table:table-cell office:value-type="float" office:value="42.11" calcext:value-type="float">
            <text:p>42.11</text:p>
          </table:table-cell>
          <table:table-cell office:value-type="float" office:value="1.77" calcext:value-type="float">
            <text:p>1.77</text:p>
          </table:table-cell>
          <table:table-cell office:value-type="float" office:value="4.2032771313" calcext:value-type="float">
            <text:p>4.2032771313</text:p>
          </table:table-cell>
          <table:table-cell office:value-type="float" office:value="0.0241759573" calcext:value-type="float">
            <text:p>0.0241759573</text:p>
          </table:table-cell>
          <table:table-cell office:value-type="float" office:value="957.9492737484" calcext:value-type="float">
            <text:p>957.9492737484</text:p>
          </table:table-cell>
          <table:table-cell office:value-type="float" office:value="2.98" calcext:value-type="float">
            <text:p>2.9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1.2146910553" calcext:value-type="float">
            <text:p>1.2146910553</text:p>
          </table:table-cell>
          <table:table-cell office:value-type="float" office:value="0.0084333333" calcext:value-type="float">
            <text:p>0.0084333333</text:p>
          </table:table-cell>
          <table:table-cell office:value-type="float" office:value="26.0514113727" calcext:value-type="float">
            <text:p>26.0514113727</text:p>
          </table:table-cell>
        </table:table-row>
        <table:table-row table:style-name="ro1">
          <table:table-cell office:value-type="string" calcext:value-type="string">
            <text:p>01/04/1958</text:p>
          </table:table-cell>
          <table:table-cell office:value-type="float" office:value="42.34" calcext:value-type="float">
            <text:p>42.34</text:p>
          </table:table-cell>
          <table:table-cell office:value-type="float" office:value="1.76" calcext:value-type="float">
            <text:p>1.76</text:p>
          </table:table-cell>
          <table:table-cell office:value-type="float" office:value="4.1568256967" calcext:value-type="float">
            <text:p>4.1568256967</text:p>
          </table:table-cell>
          <table:table-cell office:value-type="float" office:value="0.0089382372" calcext:value-type="float">
            <text:p>0.0089382372</text:p>
          </table:table-cell>
          <table:table-cell office:value-type="float" office:value="966.5116515412" calcext:value-type="float">
            <text:p>966.5116515412</text:p>
          </table:table-cell>
          <table:table-cell office:value-type="float" office:value="2.88" calcext:value-type="float">
            <text:p>2.88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2250159292" calcext:value-type="float">
            <text:p>1.2250159292</text:p>
          </table:table-cell>
          <table:table-cell office:value-type="float" office:value="0.0109" calcext:value-type="float">
            <text:p>0.0109</text:p>
          </table:table-cell>
          <table:table-cell office:value-type="float" office:value="26.3353717567" calcext:value-type="float">
            <text:p>26.3353717567</text:p>
          </table:table-cell>
        </table:table-row>
        <table:table-row table:style-name="ro1">
          <table:table-cell office:value-type="string" calcext:value-type="string">
            <text:p>01/05/1958</text:p>
          </table:table-cell>
          <table:table-cell office:value-type="float" office:value="43.7" calcext:value-type="float">
            <text:p>43.7</text:p>
          </table:table-cell>
          <table:table-cell office:value-type="float" office:value="1.74" calcext:value-type="float">
            <text:p>1.74</text:p>
          </table:table-cell>
          <table:table-cell office:value-type="float" office:value="3.9816933638" calcext:value-type="float">
            <text:p>3.9816933638</text:p>
          </table:table-cell>
          <table:table-cell office:value-type="float" office:value="0.0355521375" calcext:value-type="float">
            <text:p>0.0355521375</text:p>
          </table:table-cell>
          <table:table-cell office:value-type="float" office:value="1000.8732066322" calcext:value-type="float">
            <text:p>1000.8732066322</text:p>
          </table:table-cell>
          <table:table-cell office:value-type="float" office:value="2.92" calcext:value-type="float">
            <text:p>2.9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2208508751" calcext:value-type="float">
            <text:p>1.2208508751</text:p>
          </table:table-cell>
          <table:table-cell office:value-type="float" office:value="-0.0009666667" calcext:value-type="float">
            <text:p>-0.0009666667</text:p>
          </table:table-cell>
          <table:table-cell office:value-type="float" office:value="26.3099142306" calcext:value-type="float">
            <text:p>26.3099142306</text:p>
          </table:table-cell>
        </table:table-row>
        <table:table-row table:style-name="ro1">
          <table:table-cell office:value-type="string" calcext:value-type="string">
            <text:p>01/06/1958</text:p>
          </table:table-cell>
          <table:table-cell office:value-type="float" office:value="44.75" calcext:value-type="float">
            <text:p>44.75</text:p>
          </table:table-cell>
          <table:table-cell office:value-type="float" office:value="1.73" calcext:value-type="float">
            <text:p>1.73</text:p>
          </table:table-cell>
          <table:table-cell office:value-type="float" office:value="3.8659217877" calcext:value-type="float">
            <text:p>3.8659217877</text:p>
          </table:table-cell>
          <table:table-cell office:value-type="float" office:value="0.0273264683" calcext:value-type="float">
            <text:p>0.0273264683</text:p>
          </table:table-cell>
          <table:table-cell office:value-type="float" office:value="1028.2235366304" calcext:value-type="float">
            <text:p>1028.2235366304</text:p>
          </table:table-cell>
          <table:table-cell office:value-type="float" office:value="2.97" calcext:value-type="float">
            <text:p>2.97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2156622588" calcext:value-type="float">
            <text:p>1.2156622588</text:p>
          </table:table-cell>
          <table:table-cell office:value-type="float" office:value="-0.001775" calcext:value-type="float">
            <text:p>-0.001775</text:p>
          </table:table-cell>
          <table:table-cell office:value-type="float" office:value="26.2632141329" calcext:value-type="float">
            <text:p>26.2632141329</text:p>
          </table:table-cell>
        </table:table-row>
        <table:table-row table:style-name="ro1">
          <table:table-cell office:value-type="string" calcext:value-type="string">
            <text:p>01/07/1958</text:p>
          </table:table-cell>
          <table:table-cell office:value-type="float" office:value="45.98" calcext:value-type="float">
            <text:p>45.98</text:p>
          </table:table-cell>
          <table:table-cell office:value-type="float" office:value="1.73" calcext:value-type="float">
            <text:p>1.73</text:p>
          </table:table-cell>
          <table:table-cell office:value-type="float" office:value="3.7625054371" calcext:value-type="float">
            <text:p>3.7625054371</text:p>
          </table:table-cell>
          <table:table-cell office:value-type="float" office:value="0.030707635" calcext:value-type="float">
            <text:p>0.030707635</text:p>
          </table:table-cell>
          <table:table-cell office:value-type="float" office:value="1059.7978497012" calcext:value-type="float">
            <text:p>1059.7978497012</text:p>
          </table:table-cell>
          <table:table-cell office:value-type="float" office:value="3.2" calcext:value-type="float">
            <text:p>3.2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1.1918960617" calcext:value-type="float">
            <text:p>1.1918960617</text:p>
          </table:table-cell>
          <table:table-cell office:value-type="float" office:value="-0.0168833333" calcext:value-type="float">
            <text:p>-0.0168833333</text:p>
          </table:table-cell>
          <table:table-cell office:value-type="float" office:value="25.8198035343" calcext:value-type="float">
            <text:p>25.8198035343</text:p>
          </table:table-cell>
        </table:table-row>
        <table:table-row table:style-name="ro1">
          <table:table-cell office:value-type="string" calcext:value-type="string">
            <text:p>01/08/1958</text:p>
          </table:table-cell>
          <table:table-cell office:value-type="float" office:value="47.7" calcext:value-type="float">
            <text:p>47.7</text:p>
          </table:table-cell>
          <table:table-cell office:value-type="float" office:value="1.73" calcext:value-type="float">
            <text:p>1.73</text:p>
          </table:table-cell>
          <table:table-cell office:value-type="float" office:value="3.6268343816" calcext:value-type="float">
            <text:p>3.6268343816</text:p>
          </table:table-cell>
          <table:table-cell office:value-type="float" office:value="0.0405429897" calcext:value-type="float">
            <text:p>0.0405429897</text:p>
          </table:table-cell>
          <table:table-cell office:value-type="float" office:value="1102.7652230117" calcext:value-type="float">
            <text:p>1102.7652230117</text:p>
          </table:table-cell>
          <table:table-cell office:value-type="float" office:value="3.54" calcext:value-type="float">
            <text:p>3.54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1.1574502655" calcext:value-type="float">
            <text:p>1.1574502655</text:p>
          </table:table-cell>
          <table:table-cell office:value-type="float" office:value="-0.02595" calcext:value-type="float">
            <text:p>-0.02595</text:p>
          </table:table-cell>
          <table:table-cell office:value-type="float" office:value="25.1497796326" calcext:value-type="float">
            <text:p>25.1497796326</text:p>
          </table:table-cell>
        </table:table-row>
        <table:table-row table:style-name="ro1">
          <table:table-cell office:value-type="string" calcext:value-type="string">
            <text:p>01/09/1958</text:p>
          </table:table-cell>
          <table:table-cell office:value-type="float" office:value="48.96" calcext:value-type="float">
            <text:p>48.96</text:p>
          </table:table-cell>
          <table:table-cell office:value-type="float" office:value="1.73" calcext:value-type="float">
            <text:p>1.73</text:p>
          </table:table-cell>
          <table:table-cell office:value-type="float" office:value="3.533496732" calcext:value-type="float">
            <text:p>3.533496732</text:p>
          </table:table-cell>
          <table:table-cell office:value-type="float" office:value="0.0294374563" calcext:value-type="float">
            <text:p>0.0294374563</text:p>
          </table:table-cell>
          <table:table-cell office:value-type="float" office:value="1135.2278261" calcext:value-type="float">
            <text:p>1135.2278261</text:p>
          </table:table-cell>
          <table:table-cell office:value-type="float" office:value="3.76" calcext:value-type="float">
            <text:p>3.7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1358059455" calcext:value-type="float">
            <text:p>1.1358059455</text:p>
          </table:table-cell>
          <table:table-cell office:value-type="float" office:value="-0.0155666667" calcext:value-type="float">
            <text:p>-0.0155666667</text:p>
          </table:table-cell>
          <table:table-cell office:value-type="float" office:value="24.7582813963" calcext:value-type="float">
            <text:p>24.7582813963</text:p>
          </table:table-cell>
        </table:table-row>
        <table:table-row table:style-name="ro1">
          <table:table-cell office:value-type="string" calcext:value-type="string">
            <text:p>01/10/1958</text:p>
          </table:table-cell>
          <table:table-cell office:value-type="float" office:value="50.95" calcext:value-type="float">
            <text:p>50.95</text:p>
          </table:table-cell>
          <table:table-cell office:value-type="float" office:value="1.74" calcext:value-type="float">
            <text:p>1.74</text:p>
          </table:table-cell>
          <table:table-cell office:value-type="float" office:value="3.4151128557" calcext:value-type="float">
            <text:p>3.4151128557</text:p>
          </table:table-cell>
          <table:table-cell office:value-type="float" office:value="0.0436013583" calcext:value-type="float">
            <text:p>0.0436013583</text:p>
          </table:table-cell>
          <table:table-cell office:value-type="float" office:value="1184.725301243" calcext:value-type="float">
            <text:p>1184.725301243</text:p>
          </table:table-cell>
          <table:table-cell office:value-type="float" office:value="3.8" calcext:value-type="float">
            <text:p>3.8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319442053" calcext:value-type="float">
            <text:p>1.1319442053</text:p>
          </table:table-cell>
          <table:table-cell office:value-type="float" office:value="-0.0002333333" calcext:value-type="float">
            <text:p>-0.0002333333</text:p>
          </table:table-cell>
          <table:table-cell office:value-type="float" office:value="24.7525044639" calcext:value-type="float">
            <text:p>24.7525044639</text:p>
          </table:table-cell>
        </table:table-row>
        <table:table-row table:style-name="ro1">
          <table:table-cell office:value-type="string" calcext:value-type="string">
            <text:p>01/11/1958</text:p>
          </table:table-cell>
          <table:table-cell office:value-type="float" office:value="52.5" calcext:value-type="float">
            <text:p>52.5</text:p>
          </table:table-cell>
          <table:table-cell office:value-type="float" office:value="1.74" calcext:value-type="float">
            <text:p>1.74</text:p>
          </table:table-cell>
          <table:table-cell office:value-type="float" office:value="3.3142857143" calcext:value-type="float">
            <text:p>3.3142857143</text:p>
          </table:table-cell>
          <table:table-cell office:value-type="float" office:value="0.0332733562" calcext:value-type="float">
            <text:p>0.0332733562</text:p>
          </table:table-cell>
          <table:table-cell office:value-type="float" office:value="1224.1450882279" calcext:value-type="float">
            <text:p>1224.1450882279</text:p>
          </table:table-cell>
          <table:table-cell office:value-type="float" office:value="3.74" calcext:value-type="float">
            <text:p>3.74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377171208" calcext:value-type="float">
            <text:p>1.1377171208</text:p>
          </table:table-cell>
          <table:table-cell office:value-type="float" office:value="0.0082166667" calcext:value-type="float">
            <text:p>0.0082166667</text:p>
          </table:table-cell>
          <table:table-cell office:value-type="float" office:value="24.9558875423" calcext:value-type="float">
            <text:p>24.9558875423</text:p>
          </table:table-cell>
        </table:table-row>
        <table:table-row table:style-name="ro1">
          <table:table-cell office:value-type="string" calcext:value-type="string">
            <text:p>01/12/1958</text:p>
          </table:table-cell>
          <table:table-cell office:value-type="float" office:value="53.49" calcext:value-type="float">
            <text:p>53.49</text:p>
          </table:table-cell>
          <table:table-cell office:value-type="float" office:value="1.75" calcext:value-type="float">
            <text:p>1.75</text:p>
          </table:table-cell>
          <table:table-cell office:value-type="float" office:value="3.2716395588" calcext:value-type="float">
            <text:p>3.2716395588</text:p>
          </table:table-cell>
          <table:table-cell office:value-type="float" office:value="0.0216349206" calcext:value-type="float">
            <text:p>0.0216349206</text:p>
          </table:table-cell>
          <table:table-cell office:value-type="float" office:value="1250.6293700573" calcext:value-type="float">
            <text:p>1250.6293700573</text:p>
          </table:table-cell>
          <table:table-cell office:value-type="float" office:value="3.86" calcext:value-type="float">
            <text:p>3.8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1261124061" calcext:value-type="float">
            <text:p>1.1261124061</text:p>
          </table:table-cell>
          <table:table-cell office:value-type="float" office:value="-0.0069833333" calcext:value-type="float">
            <text:p>-0.0069833333</text:p>
          </table:table-cell>
          <table:table-cell office:value-type="float" office:value="24.781612261" calcext:value-type="float">
            <text:p>24.781612261</text:p>
          </table:table-cell>
        </table:table-row>
        <table:table-row table:style-name="ro1">
          <table:table-cell office:value-type="string" calcext:value-type="string">
            <text:p>01/01/1959</text:p>
          </table:table-cell>
          <table:table-cell office:value-type="float" office:value="55.62" calcext:value-type="float">
            <text:p>55.62</text:p>
          </table:table-cell>
          <table:table-cell office:value-type="float" office:value="1.76" calcext:value-type="float">
            <text:p>1.76</text:p>
          </table:table-cell>
          <table:table-cell office:value-type="float" office:value="3.1643293779" calcext:value-type="float">
            <text:p>3.1643293779</text:p>
          </table:table-cell>
          <table:table-cell office:value-type="float" office:value="0.0425572849" calcext:value-type="float">
            <text:p>0.0425572849</text:p>
          </table:table-cell>
          <table:table-cell office:value-type="float" office:value="1303.8527604016" calcext:value-type="float">
            <text:p>1303.8527604016</text:p>
          </table:table-cell>
          <table:table-cell office:value-type="float" office:value="4.02" calcext:value-type="float">
            <text:p>4.02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1.1107972774" calcext:value-type="float">
            <text:p>1.1107972774</text:p>
          </table:table-cell>
          <table:table-cell office:value-type="float" office:value="-0.01025" calcext:value-type="float">
            <text:p>-0.01025</text:p>
          </table:table-cell>
          <table:table-cell office:value-type="float" office:value="24.5276007353" calcext:value-type="float">
            <text:p>24.5276007353</text:p>
          </table:table-cell>
        </table:table-row>
        <table:table-row table:style-name="ro1">
          <table:table-cell office:value-type="string" calcext:value-type="string">
            <text:p>01/02/1959</text:p>
          </table:table-cell>
          <table:table-cell office:value-type="float" office:value="54.77" calcext:value-type="float">
            <text:p>54.77</text:p>
          </table:table-cell>
          <table:table-cell office:value-type="float" office:value="1.76" calcext:value-type="float">
            <text:p>1.76</text:p>
          </table:table-cell>
          <table:table-cell office:value-type="float" office:value="3.2134380135" calcext:value-type="float">
            <text:p>3.2134380135</text:p>
          </table:table-cell>
          <table:table-cell office:value-type="float" office:value="-0.0126403422" calcext:value-type="float">
            <text:p>-0.0126403422</text:p>
          </table:table-cell>
          <table:table-cell office:value-type="float" office:value="1287.3716153277" calcext:value-type="float">
            <text:p>1287.3716153277</text:p>
          </table:table-cell>
          <table:table-cell office:value-type="float" office:value="3.96" calcext:value-type="float">
            <text:p>3.96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164623435" calcext:value-type="float">
            <text:p>1.116462343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4.7336325815" calcext:value-type="float">
            <text:p>24.7336325815</text:p>
          </table:table-cell>
        </table:table-row>
        <table:table-row table:style-name="ro1">
          <table:table-cell office:value-type="string" calcext:value-type="string">
            <text:p>01/03/1959</text:p>
          </table:table-cell>
          <table:table-cell office:value-type="float" office:value="56.16" calcext:value-type="float">
            <text:p>56.16</text:p>
          </table:table-cell>
          <table:table-cell office:value-type="float" office:value="1.77" calcext:value-type="float">
            <text:p>1.77</text:p>
          </table:table-cell>
          <table:table-cell office:value-type="float" office:value="3.1517094017" calcext:value-type="float">
            <text:p>3.1517094017</text:p>
          </table:table-cell>
          <table:table-cell office:value-type="float" office:value="0.0280719372" calcext:value-type="float">
            <text:p>0.0280719372</text:p>
          </table:table-cell>
          <table:table-cell office:value-type="float" office:value="1323.5106304558" calcext:value-type="float">
            <text:p>1323.5106304558</text:p>
          </table:table-cell>
          <table:table-cell office:value-type="float" office:value="3.99" calcext:value-type="float">
            <text:p>3.9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1136153646" calcext:value-type="float">
            <text:p>1.1136153646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24.7528011467" calcext:value-type="float">
            <text:p>24.7528011467</text:p>
          </table:table-cell>
        </table:table-row>
        <table:table-row table:style-name="ro1">
          <table:table-cell office:value-type="string" calcext:value-type="string">
            <text:p>01/04/1959</text:p>
          </table:table-cell>
          <table:table-cell office:value-type="float" office:value="57.1" calcext:value-type="float">
            <text:p>57.1</text:p>
          </table:table-cell>
          <table:table-cell office:value-type="float" office:value="1.78" calcext:value-type="float">
            <text:p>1.78</text:p>
          </table:table-cell>
          <table:table-cell office:value-type="float" office:value="3.1173380035" calcext:value-type="float">
            <text:p>3.1173380035</text:p>
          </table:table-cell>
          <table:table-cell office:value-type="float" office:value="0.0193742136" calcext:value-type="float">
            <text:p>0.0193742136</text:p>
          </table:table-cell>
          <table:table-cell office:value-type="float" office:value="1349.1526080546" calcext:value-type="float">
            <text:p>1349.1526080546</text:p>
          </table:table-cell>
          <table:table-cell office:value-type="float" office:value="4.12" calcext:value-type="float">
            <text:p>4.12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1.1013099148" calcext:value-type="float">
            <text:p>1.1013099148</text:p>
          </table:table-cell>
          <table:table-cell office:value-type="float" office:value="-0.0076166667" calcext:value-type="float">
            <text:p>-0.0076166667</text:p>
          </table:table-cell>
          <table:table-cell office:value-type="float" office:value="24.5642673113" calcext:value-type="float">
            <text:p>24.5642673113</text:p>
          </table:table-cell>
        </table:table-row>
        <table:table-row table:style-name="ro1">
          <table:table-cell office:value-type="string" calcext:value-type="string">
            <text:p>01/05/1959</text:p>
          </table:table-cell>
          <table:table-cell office:value-type="float" office:value="57.96" calcext:value-type="float">
            <text:p>57.96</text:p>
          </table:table-cell>
          <table:table-cell office:value-type="float" office:value="1.78" calcext:value-type="float">
            <text:p>1.78</text:p>
          </table:table-cell>
          <table:table-cell office:value-type="float" office:value="3.0710835059" calcext:value-type="float">
            <text:p>3.0710835059</text:p>
          </table:table-cell>
          <table:table-cell office:value-type="float" office:value="0.0176639375" calcext:value-type="float">
            <text:p>0.0176639375</text:p>
          </table:table-cell>
          <table:table-cell office:value-type="float" office:value="1372.9839554504" calcext:value-type="float">
            <text:p>1372.9839554504</text:p>
          </table:table-cell>
          <table:table-cell office:value-type="float" office:value="4.31" calcext:value-type="float">
            <text:p>4.31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1.0835237596" calcext:value-type="float">
            <text:p>1.0835237596</text:p>
          </table:table-cell>
          <table:table-cell office:value-type="float" office:value="-0.0125583333" calcext:value-type="float">
            <text:p>-0.0125583333</text:p>
          </table:table-cell>
          <table:table-cell office:value-type="float" office:value="24.2557810543" calcext:value-type="float">
            <text:p>24.2557810543</text:p>
          </table:table-cell>
        </table:table-row>
        <table:table-row table:style-name="ro1">
          <table:table-cell office:value-type="string" calcext:value-type="string">
            <text:p>01/06/1959</text:p>
          </table:table-cell>
          <table:table-cell office:value-type="float" office:value="57.46" calcext:value-type="float">
            <text:p>57.46</text:p>
          </table:table-cell>
          <table:table-cell office:value-type="float" office:value="1.79" calcext:value-type="float">
            <text:p>1.79</text:p>
          </table:table-cell>
          <table:table-cell office:value-type="float" office:value="3.1152105813" calcext:value-type="float">
            <text:p>3.1152105813</text:p>
          </table:table-cell>
          <table:table-cell office:value-type="float" office:value="-0.0060530251" calcext:value-type="float">
            <text:p>-0.0060530251</text:p>
          </table:table-cell>
          <table:table-cell office:value-type="float" office:value="1364.6732491409" calcext:value-type="float">
            <text:p>1364.6732491409</text:p>
          </table:table-cell>
          <table:table-cell office:value-type="float" office:value="4.34" calcext:value-type="float">
            <text:p>4.34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807607741" calcext:value-type="float">
            <text:p>1.0807607741</text:p>
          </table:table-cell>
          <table:table-cell office:value-type="float" office:value="0.0010666667" calcext:value-type="float">
            <text:p>0.0010666667</text:p>
          </table:table-cell>
          <table:table-cell office:value-type="float" office:value="24.2816538874" calcext:value-type="float">
            <text:p>24.2816538874</text:p>
          </table:table-cell>
        </table:table-row>
        <table:table-row table:style-name="ro1">
          <table:table-cell office:value-type="string" calcext:value-type="string">
            <text:p>01/07/1959</text:p>
          </table:table-cell>
          <table:table-cell office:value-type="float" office:value="59.74" calcext:value-type="float">
            <text:p>59.74</text:p>
          </table:table-cell>
          <table:table-cell office:value-type="float" office:value="1.8" calcext:value-type="float">
            <text:p>1.8</text:p>
          </table:table-cell>
          <table:table-cell office:value-type="float" office:value="3.0130565785" calcext:value-type="float">
            <text:p>3.0130565785</text:p>
          </table:table-cell>
          <table:table-cell office:value-type="float" office:value="0.0422854595" calcext:value-type="float">
            <text:p>0.0422854595</text:p>
          </table:table-cell>
          <table:table-cell office:value-type="float" office:value="1422.37908448" calcext:value-type="float">
            <text:p>1422.37908448</text:p>
          </table:table-cell>
          <table:table-cell office:value-type="float" office:value="4.4" calcext:value-type="float">
            <text:p>4.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0752488941" calcext:value-type="float">
            <text:p>1.0752488941</text:p>
          </table:table-cell>
          <table:table-cell office:value-type="float" office:value="-0.0014333333" calcext:value-type="float">
            <text:p>-0.0014333333</text:p>
          </table:table-cell>
          <table:table-cell office:value-type="float" office:value="24.2468501835" calcext:value-type="float">
            <text:p>24.2468501835</text:p>
          </table:table-cell>
        </table:table-row>
        <table:table-row table:style-name="ro1">
          <table:table-cell office:value-type="string" calcext:value-type="string">
            <text:p>01/08/1959</text:p>
          </table:table-cell>
          <table:table-cell office:value-type="float" office:value="59.4" calcext:value-type="float">
            <text:p>59.4</text:p>
          </table:table-cell>
          <table:table-cell office:value-type="float" office:value="1.8" calcext:value-type="float">
            <text:p>1.8</text:p>
          </table:table-cell>
          <table:table-cell office:value-type="float" office:value="3.0303030303" calcext:value-type="float">
            <text:p>3.0303030303</text:p>
          </table:table-cell>
          <table:table-cell office:value-type="float" office:value="-0.0031758035" calcext:value-type="float">
            <text:p>-0.0031758035</text:p>
          </table:table-cell>
          <table:table-cell office:value-type="float" office:value="1417.8618880311" calcext:value-type="float">
            <text:p>1417.8618880311</text:p>
          </table:table-cell>
          <table:table-cell office:value-type="float" office:value="4.43" calcext:value-type="float">
            <text:p>4.4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725070094" calcext:value-type="float">
            <text:p>1.0725070094</text:p>
          </table:table-cell>
          <table:table-cell office:value-type="float" office:value="0.0011416667" calcext:value-type="float">
            <text:p>0.0011416667</text:p>
          </table:table-cell>
          <table:table-cell office:value-type="float" office:value="24.2745320042" calcext:value-type="float">
            <text:p>24.2745320042</text:p>
          </table:table-cell>
        </table:table-row>
        <table:table-row table:style-name="ro1">
          <table:table-cell office:value-type="string" calcext:value-type="string">
            <text:p>01/09/1959</text:p>
          </table:table-cell>
          <table:table-cell office:value-type="float" office:value="57.05" calcext:value-type="float">
            <text:p>57.05</text:p>
          </table:table-cell>
          <table:table-cell office:value-type="float" office:value="1.81" calcext:value-type="float">
            <text:p>1.81</text:p>
          </table:table-cell>
          <table:table-cell office:value-type="float" office:value="3.1726555653" calcext:value-type="float">
            <text:p>3.1726555653</text:p>
          </table:table-cell>
          <table:table-cell office:value-type="float" office:value="-0.0370230079" calcext:value-type="float">
            <text:p>-0.0370230079</text:p>
          </table:table-cell>
          <table:table-cell office:value-type="float" office:value="1365.3683762113" calcext:value-type="float">
            <text:p>1365.3683762113</text:p>
          </table:table-cell>
          <table:table-cell office:value-type="float" office:value="4.68" calcext:value-type="float">
            <text:p>4.68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1.0497162355" calcext:value-type="float">
            <text:p>1.0497162355</text:p>
          </table:table-cell>
          <table:table-cell office:value-type="float" office:value="-0.01735" calcext:value-type="float">
            <text:p>-0.01735</text:p>
          </table:table-cell>
          <table:table-cell office:value-type="float" office:value="23.8533688739" calcext:value-type="float">
            <text:p>23.8533688739</text:p>
          </table:table-cell>
        </table:table-row>
        <table:table-row table:style-name="ro1">
          <table:table-cell office:value-type="string" calcext:value-type="string">
            <text:p>01/10/1959</text:p>
          </table:table-cell>
          <table:table-cell office:value-type="float" office:value="57" calcext:value-type="float">
            <text:p>57</text:p>
          </table:table-cell>
          <table:table-cell office:value-type="float" office:value="1.82" calcext:value-type="float">
            <text:p>1.82</text:p>
          </table:table-cell>
          <table:table-cell office:value-type="float" office:value="3.1929824561" calcext:value-type="float">
            <text:p>3.1929824561</text:p>
          </table:table-cell>
          <table:table-cell office:value-type="float" office:value="0.0017771984" calcext:value-type="float">
            <text:p>0.0017771984</text:p>
          </table:table-cell>
          <table:table-cell office:value-type="float" office:value="1367.7949066558" calcext:value-type="float">
            <text:p>1367.7949066558</text:p>
          </table:table-cell>
          <table:table-cell office:value-type="float" office:value="4.53" calcext:value-type="float">
            <text:p>4.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.0631001175" calcext:value-type="float">
            <text:p>1.0631001175</text:p>
          </table:table-cell>
          <table:table-cell office:value-type="float" office:value="0.016525" calcext:value-type="float">
            <text:p>0.016525</text:p>
          </table:table-cell>
          <table:table-cell office:value-type="float" office:value="24.2475457945" calcext:value-type="float">
            <text:p>24.2475457945</text:p>
          </table:table-cell>
        </table:table-row>
        <table:table-row table:style-name="ro1">
          <table:table-cell office:value-type="string" calcext:value-type="string">
            <text:p>01/11/1959</text:p>
          </table:table-cell>
          <table:table-cell office:value-type="float" office:value="57.23" calcext:value-type="float">
            <text:p>57.23</text:p>
          </table:table-cell>
          <table:table-cell office:value-type="float" office:value="1.82" calcext:value-type="float">
            <text:p>1.82</text:p>
          </table:table-cell>
          <table:table-cell office:value-type="float" office:value="3.1801502708" calcext:value-type="float">
            <text:p>3.1801502708</text:p>
          </table:table-cell>
          <table:table-cell office:value-type="float" office:value="0.0067007749" calcext:value-type="float">
            <text:p>0.0067007749</text:p>
          </table:table-cell>
          <table:table-cell office:value-type="float" office:value="1376.9601923715" calcext:value-type="float">
            <text:p>1376.9601923715</text:p>
          </table:table-cell>
          <table:table-cell office:value-type="float" office:value="4.53" calcext:value-type="float">
            <text:p>4.53</text:p>
          </table:table-cell>
          <table:table-cell office:value-type="float" office:value="0" calcext:value-type="float">
            <text:p>0</text:p>
          </table:table-cell>
          <table:table-cell office:value-type="float" office:value="1.0631001175" calcext:value-type="float">
            <text:p>1.0631001175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24.3390802799" calcext:value-type="float">
            <text:p>24.3390802799</text:p>
          </table:table-cell>
        </table:table-row>
        <table:table-row table:style-name="ro1">
          <table:table-cell office:value-type="string" calcext:value-type="string">
            <text:p>01/12/1959</text:p>
          </table:table-cell>
          <table:table-cell office:value-type="float" office:value="59.06" calcext:value-type="float">
            <text:p>59.06</text:p>
          </table:table-cell>
          <table:table-cell office:value-type="float" office:value="1.83" calcext:value-type="float">
            <text:p>1.83</text:p>
          </table:table-cell>
          <table:table-cell office:value-type="float" office:value="3.0985438537" calcext:value-type="float">
            <text:p>3.0985438537</text:p>
          </table:table-cell>
          <table:table-cell office:value-type="float" office:value="0.0346409226" calcext:value-type="float">
            <text:p>0.0346409226</text:p>
          </table:table-cell>
          <table:table-cell office:value-type="float" office:value="1424.6593638091" calcext:value-type="float">
            <text:p>1424.6593638091</text:p>
          </table:table-cell>
          <table:table-cell office:value-type="float" office:value="4.69" calcext:value-type="float">
            <text:p>4.69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1.0486419559" calcext:value-type="float">
            <text:p>1.0486419559</text:p>
          </table:table-cell>
          <table:table-cell office:value-type="float" office:value="-0.0096916667" calcext:value-type="float">
            <text:p>-0.0096916667</text:p>
          </table:table-cell>
          <table:table-cell office:value-type="float" office:value="24.1031940269" calcext:value-type="float">
            <text:p>24.1031940269</text:p>
          </table:table-cell>
        </table:table-row>
        <table:table-row table:style-name="ro1">
          <table:table-cell office:value-type="string" calcext:value-type="string">
            <text:p>01/01/1960</text:p>
          </table:table-cell>
          <table:table-cell office:value-type="float" office:value="58.03" calcext:value-type="float">
            <text:p>58.03</text:p>
          </table:table-cell>
          <table:table-cell office:value-type="float" office:value="1.87" calcext:value-type="float">
            <text:p>1.87</text:p>
          </table:table-cell>
          <table:table-cell office:value-type="float" office:value="3.2224711356" calcext:value-type="float">
            <text:p>3.2224711356</text:p>
          </table:table-cell>
          <table:table-cell office:value-type="float" office:value="-0.0148060306" calcext:value-type="float">
            <text:p>-0.0148060306</text:p>
          </table:table-cell>
          <table:table-cell office:value-type="float" office:value="1403.5658136877" calcext:value-type="float">
            <text:p>1403.5658136877</text:p>
          </table:table-cell>
          <table:table-cell office:value-type="float" office:value="4.72" calcext:value-type="float">
            <text:p>4.7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459679189" calcext:value-type="float">
            <text:p>1.0459679189</text:p>
          </table:table-cell>
          <table:table-cell office:value-type="float" office:value="0.0013833333" calcext:value-type="float">
            <text:p>0.0013833333</text:p>
          </table:table-cell>
          <table:table-cell office:value-type="float" office:value="24.1365367786" calcext:value-type="float">
            <text:p>24.1365367786</text:p>
          </table:table-cell>
        </table:table-row>
        <table:table-row table:style-name="ro1">
          <table:table-cell office:value-type="string" calcext:value-type="string">
            <text:p>01/02/1960</text:p>
          </table:table-cell>
          <table:table-cell office:value-type="float" office:value="55.78" calcext:value-type="float">
            <text:p>55.78</text:p>
          </table:table-cell>
          <table:table-cell office:value-type="float" office:value="1.9" calcext:value-type="float">
            <text:p>1.9</text:p>
          </table:table-cell>
          <table:table-cell office:value-type="float" office:value="3.4062387953" calcext:value-type="float">
            <text:p>3.4062387953</text:p>
          </table:table-cell>
          <table:table-cell office:value-type="float" office:value="-0.0360397926" calcext:value-type="float">
            <text:p>-0.0360397926</text:p>
          </table:table-cell>
          <table:table-cell office:value-type="float" office:value="1352.9815928114" calcext:value-type="float">
            <text:p>1352.9815928114</text:p>
          </table:table-cell>
          <table:table-cell office:value-type="float" office:value="4.49" calcext:value-type="float">
            <text:p>4.49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1.0664165917" calcext:value-type="float">
            <text:p>1.0664165917</text:p>
          </table:table-cell>
          <table:table-cell office:value-type="float" office:value="0.0232916667" calcext:value-type="float">
            <text:p>0.0232916667</text:p>
          </table:table-cell>
          <table:table-cell office:value-type="float" office:value="24.6987169477" calcext:value-type="float">
            <text:p>24.6987169477</text:p>
          </table:table-cell>
        </table:table-row>
        <table:table-row table:style-name="ro1">
          <table:table-cell office:value-type="string" calcext:value-type="string">
            <text:p>01/03/1960</text:p>
          </table:table-cell>
          <table:table-cell office:value-type="float" office:value="55.02" calcext:value-type="float">
            <text:p>55.02</text:p>
          </table:table-cell>
          <table:table-cell office:value-type="float" office:value="1.94" calcext:value-type="float">
            <text:p>1.94</text:p>
          </table:table-cell>
          <table:table-cell office:value-type="float" office:value="3.5259905489" calcext:value-type="float">
            <text:p>3.5259905489</text:p>
          </table:table-cell>
          <table:table-cell office:value-type="float" office:value="-0.0107266643" calcext:value-type="float">
            <text:p>-0.0107266643</text:p>
          </table:table-cell>
          <table:table-cell office:value-type="float" office:value="1338.4686134933" calcext:value-type="float">
            <text:p>1338.4686134933</text:p>
          </table:table-cell>
          <table:table-cell office:value-type="float" office:value="4.25" calcext:value-type="float">
            <text:p>4.25</text:p>
          </table:table-cell>
          <table:table-cell office:value-type="float" office:value="0.0204" calcext:value-type="float">
            <text:p>0.0204</text:p>
          </table:table-cell>
          <table:table-cell office:value-type="float" office:value="1.0881714902" calcext:value-type="float">
            <text:p>1.0881714902</text:p>
          </table:table-cell>
          <table:table-cell office:value-type="float" office:value="0.0239416667" calcext:value-type="float">
            <text:p>0.0239416667</text:p>
          </table:table-cell>
          <table:table-cell office:value-type="float" office:value="25.290045396" calcext:value-type="float">
            <text:p>25.290045396</text:p>
          </table:table-cell>
        </table:table-row>
        <table:table-row table:style-name="ro1">
          <table:table-cell office:value-type="string" calcext:value-type="string">
            <text:p>01/04/1960</text:p>
          </table:table-cell>
          <table:table-cell office:value-type="float" office:value="55.73" calcext:value-type="float">
            <text:p>55.73</text:p>
          </table:table-cell>
          <table:table-cell office:value-type="float" office:value="1.94" calcext:value-type="float">
            <text:p>1.94</text:p>
          </table:table-cell>
          <table:table-cell office:value-type="float" office:value="3.481069442" calcext:value-type="float">
            <text:p>3.481069442</text:p>
          </table:table-cell>
          <table:table-cell office:value-type="float" office:value="0.0158477675" calcext:value-type="float">
            <text:p>0.0158477675</text:p>
          </table:table-cell>
          <table:table-cell office:value-type="float" office:value="1359.6803528572" calcext:value-type="float">
            <text:p>1359.6803528572</text:p>
          </table:table-cell>
          <table:table-cell office:value-type="float" office:value="4.28" calcext:value-type="float">
            <text:p>4.2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853966529" calcext:value-type="float">
            <text:p>1.0853966529</text:p>
          </table:table-cell>
          <table:table-cell office:value-type="float" office:value="0.0010166667" calcext:value-type="float">
            <text:p>0.0010166667</text:p>
          </table:table-cell>
          <table:table-cell office:value-type="float" office:value="25.3157569421" calcext:value-type="float">
            <text:p>25.3157569421</text:p>
          </table:table-cell>
        </table:table-row>
        <table:table-row table:style-name="ro1">
          <table:table-cell office:value-type="string" calcext:value-type="string">
            <text:p>01/05/1960</text:p>
          </table:table-cell>
          <table:table-cell office:value-type="float" office:value="55.22" calcext:value-type="float">
            <text:p>55.22</text:p>
          </table:table-cell>
          <table:table-cell office:value-type="float" office:value="1.95" calcext:value-type="float">
            <text:p>1.95</text:p>
          </table:table-cell>
          <table:table-cell office:value-type="float" office:value="3.5313292285" calcext:value-type="float">
            <text:p>3.5313292285</text:p>
          </table:table-cell>
          <table:table-cell office:value-type="float" office:value="-0.0062404001" calcext:value-type="float">
            <text:p>-0.0062404001</text:p>
          </table:table-cell>
          <table:table-cell office:value-type="float" office:value="1351.1954033881" calcext:value-type="float">
            <text:p>1351.1954033881</text:p>
          </table:table-cell>
          <table:table-cell office:value-type="float" office:value="4.35" calcext:value-type="float">
            <text:p>4.35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0789385428" calcext:value-type="float">
            <text:p>1.0789385428</text:p>
          </table:table-cell>
          <table:table-cell office:value-type="float" office:value="-0.002325" calcext:value-type="float">
            <text:p>-0.002325</text:p>
          </table:table-cell>
          <table:table-cell office:value-type="float" office:value="25.2568978073" calcext:value-type="float">
            <text:p>25.2568978073</text:p>
          </table:table-cell>
        </table:table-row>
        <table:table-row table:style-name="ro1">
          <table:table-cell office:value-type="string" calcext:value-type="string">
            <text:p>01/06/1960</text:p>
          </table:table-cell>
          <table:table-cell office:value-type="float" office:value="57.26" calcext:value-type="float">
            <text:p>57.26</text:p>
          </table:table-cell>
          <table:table-cell office:value-type="float" office:value="1.95" calcext:value-type="float">
            <text:p>1.95</text:p>
          </table:table-cell>
          <table:table-cell office:value-type="float" office:value="3.4055186867" calcext:value-type="float">
            <text:p>3.4055186867</text:p>
          </table:table-cell>
          <table:table-cell office:value-type="float" office:value="0.0398859109" calcext:value-type="float">
            <text:p>0.0398859109</text:p>
          </table:table-cell>
          <table:table-cell office:value-type="float" office:value="1405.0890628586" calcext:value-type="float">
            <text:p>1405.0890628586</text:p>
          </table:table-cell>
          <table:table-cell office:value-type="float" office:value="4.15" calcext:value-type="float">
            <text:p>4.15</text:p>
          </table:table-cell>
          <table:table-cell office:value-type="float" office:value="0.017" calcext:value-type="float">
            <text:p>0.017</text:p>
          </table:table-cell>
          <table:table-cell office:value-type="float" office:value="1.097280498" calcext:value-type="float">
            <text:p>1.097280498</text:p>
          </table:table-cell>
          <table:table-cell office:value-type="float" office:value="0.0204583333" calcext:value-type="float">
            <text:p>0.0204583333</text:p>
          </table:table-cell>
          <table:table-cell office:value-type="float" office:value="25.7736118416" calcext:value-type="float">
            <text:p>25.7736118416</text:p>
          </table:table-cell>
        </table:table-row>
        <table:table-row table:style-name="ro1">
          <table:table-cell office:value-type="string" calcext:value-type="string">
            <text:p>01/07/1960</text:p>
          </table:table-cell>
          <table:table-cell office:value-type="float" office:value="55.84" calcext:value-type="float">
            <text:p>55.84</text:p>
          </table:table-cell>
          <table:table-cell office:value-type="float" office:value="1.95" calcext:value-type="float">
            <text:p>1.95</text:p>
          </table:table-cell>
          <table:table-cell office:value-type="float" office:value="3.4921203438" calcext:value-type="float">
            <text:p>3.4921203438</text:p>
          </table:table-cell>
          <table:table-cell office:value-type="float" office:value="-0.0219612295" calcext:value-type="float">
            <text:p>-0.0219612295</text:p>
          </table:table-cell>
          <table:table-cell office:value-type="float" office:value="1374.2315795099" calcext:value-type="float">
            <text:p>1374.2315795099</text:p>
          </table:table-cell>
          <table:table-cell office:value-type="float" office:value="3.9" calcext:value-type="float">
            <text:p>3.9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1.1205977086" calcext:value-type="float">
            <text:p>1.1205977086</text:p>
          </table:table-cell>
          <table:table-cell office:value-type="float" office:value="0.0245" calcext:value-type="float">
            <text:p>0.0245</text:p>
          </table:table-cell>
          <table:table-cell office:value-type="float" office:value="26.4050653317" calcext:value-type="float">
            <text:p>26.4050653317</text:p>
          </table:table-cell>
        </table:table-row>
        <table:table-row table:style-name="ro1">
          <table:table-cell office:value-type="string" calcext:value-type="string">
            <text:p>01/08/1960</text:p>
          </table:table-cell>
          <table:table-cell office:value-type="float" office:value="56.51" calcext:value-type="float">
            <text:p>56.51</text:p>
          </table:table-cell>
          <table:table-cell office:value-type="float" office:value="1.95" calcext:value-type="float">
            <text:p>1.95</text:p>
          </table:table-cell>
          <table:table-cell office:value-type="float" office:value="3.4507166873" calcext:value-type="float">
            <text:p>3.4507166873</text:p>
          </table:table-cell>
          <table:table-cell office:value-type="float" office:value="0.0149086676" calcext:value-type="float">
            <text:p>0.0149086676</text:p>
          </table:table-cell>
          <table:table-cell office:value-type="float" office:value="1394.7195413642" calcext:value-type="float">
            <text:p>1394.7195413642</text:p>
          </table:table-cell>
          <table:table-cell office:value-type="float" office:value="3.8" calcext:value-type="float">
            <text:p>3.8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1301227891" calcext:value-type="float">
            <text:p>1.1301227891</text:p>
          </table:table-cell>
          <table:table-cell office:value-type="float" office:value="0.0116666667" calcext:value-type="float">
            <text:p>0.0116666667</text:p>
          </table:table-cell>
          <table:table-cell office:value-type="float" office:value="26.7131244272" calcext:value-type="float">
            <text:p>26.7131244272</text:p>
          </table:table-cell>
        </table:table-row>
        <table:table-row table:style-name="ro1">
          <table:table-cell office:value-type="string" calcext:value-type="string">
            <text:p>01/09/1960</text:p>
          </table:table-cell>
          <table:table-cell office:value-type="float" office:value="54.81" calcext:value-type="float">
            <text:p>54.81</text:p>
          </table:table-cell>
          <table:table-cell office:value-type="float" office:value="1.95" calcext:value-type="float">
            <text:p>1.95</text:p>
          </table:table-cell>
          <table:table-cell office:value-type="float" office:value="3.5577449371" calcext:value-type="float">
            <text:p>3.5577449371</text:p>
          </table:table-cell>
          <table:table-cell office:value-type="float" office:value="-0.0272075739" calcext:value-type="float">
            <text:p>-0.0272075739</text:p>
          </table:table-cell>
          <table:table-cell office:value-type="float" office:value="1356.7726063996" calcext:value-type="float">
            <text:p>1356.7726063996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.1301227891" calcext:value-type="float">
            <text:p>1.1301227891</text:p>
          </table:table-cell>
          <table:table-cell office:value-type="float" office:value="0.0031666667" calcext:value-type="float">
            <text:p>0.0031666667</text:p>
          </table:table-cell>
          <table:table-cell office:value-type="float" office:value="26.7977159879" calcext:value-type="float">
            <text:p>26.7977159879</text:p>
          </table:table-cell>
        </table:table-row>
        <table:table-row table:style-name="ro1">
          <table:table-cell office:value-type="string" calcext:value-type="string">
            <text:p>01/10/1960</text:p>
          </table:table-cell>
          <table:table-cell office:value-type="float" office:value="53.73" calcext:value-type="float">
            <text:p>53.73</text:p>
          </table:table-cell>
          <table:table-cell office:value-type="float" office:value="1.95" calcext:value-type="float">
            <text:p>1.95</text:p>
          </table:table-cell>
          <table:table-cell office:value-type="float" office:value="3.6292573981" calcext:value-type="float">
            <text:p>3.6292573981</text:p>
          </table:table-cell>
          <table:table-cell office:value-type="float" office:value="-0.016739646" calcext:value-type="float">
            <text:p>-0.016739646</text:p>
          </table:table-cell>
          <table:table-cell office:value-type="float" office:value="1334.0607131982" calcext:value-type="float">
            <text:p>1334.0607131982</text:p>
          </table:table-cell>
          <table:table-cell office:value-type="float" office:value="3.89" calcext:value-type="float">
            <text:p>3.89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1.1214773498" calcext:value-type="float">
            <text:p>1.1214773498</text:p>
          </table:table-cell>
          <table:table-cell office:value-type="float" office:value="-0.0044083333" calcext:value-type="float">
            <text:p>-0.0044083333</text:p>
          </table:table-cell>
          <table:table-cell office:value-type="float" office:value="26.6795827233" calcext:value-type="float">
            <text:p>26.6795827233</text:p>
          </table:table-cell>
        </table:table-row>
        <table:table-row table:style-name="ro1">
          <table:table-cell office:value-type="string" calcext:value-type="string">
            <text:p>01/11/1960</text:p>
          </table:table-cell>
          <table:table-cell office:value-type="float" office:value="55.47" calcext:value-type="float">
            <text:p>55.47</text:p>
          </table:table-cell>
          <table:table-cell office:value-type="float" office:value="1.95" calcext:value-type="float">
            <text:p>1.95</text:p>
          </table:table-cell>
          <table:table-cell office:value-type="float" office:value="3.5154137372" calcext:value-type="float">
            <text:p>3.5154137372</text:p>
          </table:table-cell>
          <table:table-cell office:value-type="float" office:value="0.0354085241" calcext:value-type="float">
            <text:p>0.0354085241</text:p>
          </table:table-cell>
          <table:table-cell office:value-type="float" office:value="1381.297834115" calcext:value-type="float">
            <text:p>1381.297834115</text:p>
          </table:table-cell>
          <table:table-cell office:value-type="float" office:value="3.93" calcext:value-type="float">
            <text:p>3.9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176643268" calcext:value-type="float">
            <text:p>1.1176643268</text:p>
          </table:table-cell>
          <table:table-cell office:value-type="float" office:value="-0.000125" calcext:value-type="float">
            <text:p>-0.000125</text:p>
          </table:table-cell>
          <table:table-cell office:value-type="float" office:value="26.6762477754" calcext:value-type="float">
            <text:p>26.6762477754</text:p>
          </table:table-cell>
        </table:table-row>
        <table:table-row table:style-name="ro1">
          <table:table-cell office:value-type="string" calcext:value-type="string">
            <text:p>01/12/1960</text:p>
          </table:table-cell>
          <table:table-cell office:value-type="float" office:value="56.8" calcext:value-type="float">
            <text:p>56.8</text:p>
          </table:table-cell>
          <table:table-cell office:value-type="float" office:value="1.95" calcext:value-type="float">
            <text:p>1.95</text:p>
          </table:table-cell>
          <table:table-cell office:value-type="float" office:value="3.4330985915" calcext:value-type="float">
            <text:p>3.4330985915</text:p>
          </table:table-cell>
          <table:table-cell office:value-type="float" office:value="0.0269064359" calcext:value-type="float">
            <text:p>0.0269064359</text:p>
          </table:table-cell>
          <table:table-cell office:value-type="float" office:value="1418.463635763" calcext:value-type="float">
            <text:p>1418.463635763</text:p>
          </table:table-cell>
          <table:table-cell office:value-type="float" office:value="3.84" calcext:value-type="float">
            <text:p>3.8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1262144589" calcext:value-type="float">
            <text:p>1.1262144589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26.9656850638" calcext:value-type="float">
            <text:p>26.9656850638</text:p>
          </table:table-cell>
        </table:table-row>
        <table:table-row table:style-name="ro1">
          <table:table-cell office:value-type="string" calcext:value-type="string">
            <text:p>01/01/1961</text:p>
          </table:table-cell>
          <table:table-cell office:value-type="float" office:value="59.72" calcext:value-type="float">
            <text:p>59.72</text:p>
          </table:table-cell>
          <table:table-cell office:value-type="float" office:value="1.95" calcext:value-type="float">
            <text:p>1.95</text:p>
          </table:table-cell>
          <table:table-cell office:value-type="float" office:value="3.2652377763" calcext:value-type="float">
            <text:p>3.2652377763</text:p>
          </table:table-cell>
          <table:table-cell office:value-type="float" office:value="0.0542644806" calcext:value-type="float">
            <text:p>0.0542644806</text:p>
          </table:table-cell>
          <table:table-cell office:value-type="float" office:value="1495.4358282556" calcext:value-type="float">
            <text:p>1495.4358282556</text:p>
          </table:table-cell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1.1262144589" calcext:value-type="float">
            <text:p>1.1262144589</text:p>
          </table:table-cell>
          <table:table-cell office:value-type="float" office:value="0.0032" calcext:value-type="float">
            <text:p>0.0032</text:p>
          </table:table-cell>
          <table:table-cell office:value-type="float" office:value="27.051975256" calcext:value-type="float">
            <text:p>27.051975256</text:p>
          </table:table-cell>
        </table:table-row>
        <table:table-row table:style-name="ro1">
          <table:table-cell office:value-type="string" calcext:value-type="string">
            <text:p>01/02/1961</text:p>
          </table:table-cell>
          <table:table-cell office:value-type="float" office:value="62.17" calcext:value-type="float">
            <text:p>62.17</text:p>
          </table:table-cell>
          <table:table-cell office:value-type="float" office:value="1.94" calcext:value-type="float">
            <text:p>1.94</text:p>
          </table:table-cell>
          <table:table-cell office:value-type="float" office:value="3.1204761139" calcext:value-type="float">
            <text:p>3.1204761139</text:p>
          </table:table-cell>
          <table:table-cell office:value-type="float" office:value="0.0437365065" calcext:value-type="float">
            <text:p>0.0437365065</text:p>
          </table:table-cell>
          <table:table-cell office:value-type="float" office:value="1560.8409670405" calcext:value-type="float">
            <text:p>1560.8409670405</text:p>
          </table:table-cell>
          <table:table-cell office:value-type="float" office:value="3.78" calcext:value-type="float">
            <text:p>3.78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319581526" calcext:value-type="float">
            <text:p>1.1319581526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27.2751540518" calcext:value-type="float">
            <text:p>27.2751540518</text:p>
          </table:table-cell>
        </table:table-row>
        <table:table-row table:style-name="ro1">
          <table:table-cell office:value-type="string" calcext:value-type="string">
            <text:p>01/03/1961</text:p>
          </table:table-cell>
          <table:table-cell office:value-type="float" office:value="64.12" calcext:value-type="float">
            <text:p>64.12</text:p>
          </table:table-cell>
          <table:table-cell office:value-type="float" office:value="1.94" calcext:value-type="float">
            <text:p>1.94</text:p>
          </table:table-cell>
          <table:table-cell office:value-type="float" office:value="3.025577043" calcext:value-type="float">
            <text:p>3.025577043</text:p>
          </table:table-cell>
          <table:table-cell office:value-type="float" office:value="0.0339660072" calcext:value-type="float">
            <text:p>0.0339660072</text:p>
          </table:table-cell>
          <table:table-cell office:value-type="float" office:value="1613.8565025411" calcext:value-type="float">
            <text:p>1613.8565025411</text:p>
          </table:table-cell>
          <table:table-cell office:value-type="float" office:value="3.74" calcext:value-type="float">
            <text:p>3.74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1358068104" calcext:value-type="float">
            <text:p>1.1358068104</text:p>
          </table:table-cell>
          <table:table-cell office:value-type="float" office:value="0.0065166667" calcext:value-type="float">
            <text:p>0.0065166667</text:p>
          </table:table-cell>
          <table:table-cell office:value-type="float" office:value="27.4528971391" calcext:value-type="float">
            <text:p>27.4528971391</text:p>
          </table:table-cell>
        </table:table-row>
        <table:table-row table:style-name="ro1">
          <table:table-cell office:value-type="string" calcext:value-type="string">
            <text:p>01/04/1961</text:p>
          </table:table-cell>
          <table:table-cell office:value-type="float" office:value="65.83" calcext:value-type="float">
            <text:p>65.83</text:p>
          </table:table-cell>
          <table:table-cell office:value-type="float" office:value="1.94" calcext:value-type="float">
            <text:p>1.94</text:p>
          </table:table-cell>
          <table:table-cell office:value-type="float" office:value="2.9469846575" calcext:value-type="float">
            <text:p>2.9469846575</text:p>
          </table:table-cell>
          <table:table-cell office:value-type="float" office:value="0.0291900603" calcext:value-type="float">
            <text:p>0.0291900603</text:p>
          </table:table-cell>
          <table:table-cell office:value-type="float" office:value="1660.9650711716" calcext:value-type="float">
            <text:p>1660.9650711716</text:p>
          </table:table-cell>
          <table:table-cell office:value-type="float" office:value="3.78" calcext:value-type="float">
            <text:p>3.78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319450672" calcext:value-type="float">
            <text:p>1.1319450672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27.4460339148" calcext:value-type="float">
            <text:p>27.4460339148</text:p>
          </table:table-cell>
        </table:table-row>
        <table:table-row table:style-name="ro1">
          <table:table-cell office:value-type="string" calcext:value-type="string">
            <text:p>01/05/1961</text:p>
          </table:table-cell>
          <table:table-cell office:value-type="float" office:value="66.5" calcext:value-type="float">
            <text:p>66.5</text:p>
          </table:table-cell>
          <table:table-cell office:value-type="float" office:value="1.94" calcext:value-type="float">
            <text:p>1.94</text:p>
          </table:table-cell>
          <table:table-cell office:value-type="float" office:value="2.9172932331" calcext:value-type="float">
            <text:p>2.9172932331</text:p>
          </table:table-cell>
          <table:table-cell office:value-type="float" office:value="0.0126335511" calcext:value-type="float">
            <text:p>0.0126335511</text:p>
          </table:table-cell>
          <table:table-cell office:value-type="float" office:value="1681.9489582169" calcext:value-type="float">
            <text:p>1681.9489582169</text:p>
          </table:table-cell>
          <table:table-cell office:value-type="float" office:value="3.71" calcext:value-type="float">
            <text:p>3.7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1.1386801404" calcext:value-type="float">
            <text:p>1.1386801404</text:p>
          </table:table-cell>
          <table:table-cell office:value-type="float" office:value="0.0090416667" calcext:value-type="float">
            <text:p>0.0090416667</text:p>
          </table:table-cell>
          <table:table-cell office:value-type="float" office:value="27.6941918048" calcext:value-type="float">
            <text:p>27.6941918048</text:p>
          </table:table-cell>
        </table:table-row>
        <table:table-row table:style-name="ro1">
          <table:table-cell office:value-type="string" calcext:value-type="string">
            <text:p>01/06/1961</text:p>
          </table:table-cell>
          <table:table-cell office:value-type="float" office:value="65.62" calcext:value-type="float">
            <text:p>65.62</text:p>
          </table:table-cell>
          <table:table-cell office:value-type="float" office:value="1.94" calcext:value-type="float">
            <text:p>1.94</text:p>
          </table:table-cell>
          <table:table-cell office:value-type="float" office:value="2.9564157269" calcext:value-type="float">
            <text:p>2.9564157269</text:p>
          </table:table-cell>
          <table:table-cell office:value-type="float" office:value="-0.010802005" calcext:value-type="float">
            <text:p>-0.010802005</text:p>
          </table:table-cell>
          <table:table-cell office:value-type="float" office:value="1663.7805371394" calcext:value-type="float">
            <text:p>1663.7805371394</text:p>
          </table:table-cell>
          <table:table-cell office:value-type="float" office:value="3.88" calcext:value-type="float">
            <text:p>3.88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1.1222262123" calcext:value-type="float">
            <text:p>1.1222262123</text:p>
          </table:table-cell>
          <table:table-cell office:value-type="float" office:value="-0.0112166667" calcext:value-type="float">
            <text:p>-0.0112166667</text:p>
          </table:table-cell>
          <table:table-cell office:value-type="float" office:value="27.3835552867" calcext:value-type="float">
            <text:p>27.3835552867</text:p>
          </table:table-cell>
        </table:table-row>
        <table:table-row table:style-name="ro1">
          <table:table-cell office:value-type="string" calcext:value-type="string">
            <text:p>01/07/1961</text:p>
          </table:table-cell>
          <table:table-cell office:value-type="float" office:value="65.44" calcext:value-type="float">
            <text:p>65.44</text:p>
          </table:table-cell>
          <table:table-cell office:value-type="float" office:value="1.95" calcext:value-type="float">
            <text:p>1.95</text:p>
          </table:table-cell>
          <table:table-cell office:value-type="float" office:value="2.9798288509" calcext:value-type="float">
            <text:p>2.9798288509</text:p>
          </table:table-cell>
          <table:table-cell office:value-type="float" office:value="-0.0002709159" calcext:value-type="float">
            <text:p>-0.0002709159</text:p>
          </table:table-cell>
          <table:table-cell office:value-type="float" office:value="1663.3297925722" calcext:value-type="float">
            <text:p>1663.3297925722</text:p>
          </table:table-cell>
          <table:table-cell office:value-type="float" office:value="3.92" calcext:value-type="float">
            <text:p>3.9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184106432" calcext:value-type="float">
            <text:p>1.1184106432</text:p>
          </table:table-cell>
          <table:table-cell office:value-type="float" office:value="-0.0001333333" calcext:value-type="float">
            <text:p>-0.0001333333</text:p>
          </table:table-cell>
          <table:table-cell office:value-type="float" office:value="27.379904146" calcext:value-type="float">
            <text:p>27.379904146</text:p>
          </table:table-cell>
        </table:table-row>
        <table:table-row table:style-name="ro1">
          <table:table-cell office:value-type="string" calcext:value-type="string">
            <text:p>01/08/1961</text:p>
          </table:table-cell>
          <table:table-cell office:value-type="float" office:value="67.79" calcext:value-type="float">
            <text:p>67.79</text:p>
          </table:table-cell>
          <table:table-cell office:value-type="float" office:value="1.95" calcext:value-type="float">
            <text:p>1.95</text:p>
          </table:table-cell>
          <table:table-cell office:value-type="float" office:value="2.8765304617" calcext:value-type="float">
            <text:p>2.8765304617</text:p>
          </table:table-cell>
          <table:table-cell office:value-type="float" office:value="0.0383981892" calcext:value-type="float">
            <text:p>0.0383981892</text:p>
          </table:table-cell>
          <table:table-cell office:value-type="float" office:value="1727.1986446177" calcext:value-type="float">
            <text:p>1727.1986446177</text:p>
          </table:table-cell>
          <table:table-cell office:value-type="float" office:value="4.04" calcext:value-type="float">
            <text:p>4.04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1070028547" calcext:value-type="float">
            <text:p>1.1070028547</text:p>
          </table:table-cell>
          <table:table-cell office:value-type="float" office:value="-0.0068333333" calcext:value-type="float">
            <text:p>-0.0068333333</text:p>
          </table:table-cell>
          <table:table-cell office:value-type="float" office:value="27.1928081343" calcext:value-type="float">
            <text:p>27.1928081343</text:p>
          </table:table-cell>
        </table:table-row>
        <table:table-row table:style-name="ro1">
          <table:table-cell office:value-type="string" calcext:value-type="string">
            <text:p>01/09/1961</text:p>
          </table:table-cell>
          <table:table-cell office:value-type="float" office:value="67.26" calcext:value-type="float">
            <text:p>67.26</text:p>
          </table:table-cell>
          <table:table-cell office:value-type="float" office:value="1.96" calcext:value-type="float">
            <text:p>1.96</text:p>
          </table:table-cell>
          <table:table-cell office:value-type="float" office:value="2.9140648231" calcext:value-type="float">
            <text:p>2.9140648231</text:p>
          </table:table-cell>
          <table:table-cell office:value-type="float" office:value="-0.0054088607" calcext:value-type="float">
            <text:p>-0.0054088607</text:p>
          </table:table-cell>
          <table:table-cell office:value-type="float" office:value="1717.8564677524" calcext:value-type="float">
            <text:p>1717.8564677524</text:p>
          </table:table-cell>
          <table:table-cell office:value-type="float" office:value="3.98" calcext:value-type="float">
            <text:p>3.98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126485692" calcext:value-type="float">
            <text:p>1.1126485692</text:p>
          </table:table-cell>
          <table:table-cell office:value-type="float" office:value="0.0084166667" calcext:value-type="float">
            <text:p>0.0084166667</text:p>
          </table:table-cell>
          <table:table-cell office:value-type="float" office:value="27.4216809361" calcext:value-type="float">
            <text:p>27.4216809361</text:p>
          </table:table-cell>
        </table:table-row>
        <table:table-row table:style-name="ro1">
          <table:table-cell office:value-type="string" calcext:value-type="string">
            <text:p>01/10/1961</text:p>
          </table:table-cell>
          <table:table-cell office:value-type="float" office:value="68" calcext:value-type="float">
            <text:p>68</text:p>
          </table:table-cell>
          <table:table-cell office:value-type="float" office:value="1.98" calcext:value-type="float">
            <text:p>1.98</text:p>
          </table:table-cell>
          <table:table-cell office:value-type="float" office:value="2.9117647059" calcext:value-type="float">
            <text:p>2.9117647059</text:p>
          </table:table-cell>
          <table:table-cell office:value-type="float" office:value="0.0134552483" calcext:value-type="float">
            <text:p>0.0134552483</text:p>
          </table:table-cell>
          <table:table-cell office:value-type="float" office:value="1740.970653053" calcext:value-type="float">
            <text:p>1740.970653053</text:p>
          </table:table-cell>
          <table:table-cell office:value-type="float" office:value="3.92" calcext:value-type="float">
            <text:p>3.92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183230769" calcext:value-type="float">
            <text:p>1.1183230769</text:p>
          </table:table-cell>
          <table:table-cell office:value-type="float" office:value="0.0083666667" calcext:value-type="float">
            <text:p>0.0083666667</text:p>
          </table:table-cell>
          <table:table-cell office:value-type="float" office:value="27.651109" calcext:value-type="float">
            <text:p>27.651109</text:p>
          </table:table-cell>
        </table:table-row>
        <table:table-row table:style-name="ro1">
          <table:table-cell office:value-type="string" calcext:value-type="string">
            <text:p>01/11/1961</text:p>
          </table:table-cell>
          <table:table-cell office:value-type="float" office:value="71.08" calcext:value-type="float">
            <text:p>71.08</text:p>
          </table:table-cell>
          <table:table-cell office:value-type="float" office:value="2" calcext:value-type="float">
            <text:p>2</text:p>
          </table:table-cell>
          <table:table-cell office:value-type="float" office:value="2.8137310073" calcext:value-type="float">
            <text:p>2.8137310073</text:p>
          </table:table-cell>
          <table:table-cell office:value-type="float" office:value="0.047745098" calcext:value-type="float">
            <text:p>0.047745098</text:p>
          </table:table-cell>
          <table:table-cell office:value-type="float" office:value="1824.0934675664" calcext:value-type="float">
            <text:p>1824.0934675664</text:p>
          </table:table-cell>
          <table:table-cell office:value-type="float" office:value="3.94" calcext:value-type="float">
            <text:p>3.9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164219277" calcext:value-type="float">
            <text:p>1.1164219277</text:p>
          </table:table-cell>
          <table:table-cell office:value-type="float" office:value="0.0015833333" calcext:value-type="float">
            <text:p>0.0015833333</text:p>
          </table:table-cell>
          <table:table-cell office:value-type="float" office:value="27.6948899225" calcext:value-type="float">
            <text:p>27.6948899225</text:p>
          </table:table-cell>
        </table:table-row>
        <table:table-row table:style-name="ro1">
          <table:table-cell office:value-type="string" calcext:value-type="string">
            <text:p>01/12/1961</text:p>
          </table:table-cell>
          <table:table-cell office:value-type="float" office:value="71.74" calcext:value-type="float">
            <text:p>71.74</text:p>
          </table:table-cell>
          <table:table-cell office:value-type="float" office:value="2.02" calcext:value-type="float">
            <text:p>2.02</text:p>
          </table:table-cell>
          <table:table-cell office:value-type="float" office:value="2.8157234458" calcext:value-type="float">
            <text:p>2.8157234458</text:p>
          </table:table-cell>
          <table:table-cell office:value-type="float" office:value="0.0116535359" calcext:value-type="float">
            <text:p>0.0116535359</text:p>
          </table:table-cell>
          <table:table-cell office:value-type="float" office:value="1845.3506063157" calcext:value-type="float">
            <text:p>1845.3506063157</text:p>
          </table:table-cell>
          <table:table-cell office:value-type="float" office:value="4.06" calcext:value-type="float">
            <text:p>4.06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1.105034424" calcext:value-type="float">
            <text:p>1.105034424</text:p>
          </table:table-cell>
          <table:table-cell office:value-type="float" office:value="-0.0068166667" calcext:value-type="float">
            <text:p>-0.0068166667</text:p>
          </table:table-cell>
          <table:table-cell office:value-type="float" office:value="27.5061030896" calcext:value-type="float">
            <text:p>27.5061030896</text:p>
          </table:table-cell>
        </table:table-row>
        <table:table-row table:style-name="ro1">
          <table:table-cell office:value-type="string" calcext:value-type="string">
            <text:p>01/01/1962</text:p>
          </table:table-cell>
          <table:table-cell office:value-type="float" office:value="69.07" calcext:value-type="float">
            <text:p>69.07</text:p>
          </table:table-cell>
          <table:table-cell office:value-type="float" office:value="2.03" calcext:value-type="float">
            <text:p>2.03</text:p>
          </table:table-cell>
          <table:table-cell office:value-type="float" office:value="2.9390473433" calcext:value-type="float">
            <text:p>2.9390473433</text:p>
          </table:table-cell>
          <table:table-cell office:value-type="float" office:value="-0.0348635466" calcext:value-type="float">
            <text:p>-0.0348635466</text:p>
          </table:table-cell>
          <table:table-cell office:value-type="float" office:value="1781.0151394527" calcext:value-type="float">
            <text:p>1781.0151394527</text:p>
          </table:table-cell>
          <table:table-cell office:value-type="float" office:value="4.08" calcext:value-type="float">
            <text:p>4.08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1031558655" calcext:value-type="float">
            <text:p>1.1031558655</text:p>
          </table:table-cell>
          <table:table-cell office:value-type="float" office:value="0.0017" calcext:value-type="float">
            <text:p>0.0017</text:p>
          </table:table-cell>
          <table:table-cell office:value-type="float" office:value="27.5528634648" calcext:value-type="float">
            <text:p>27.5528634648</text:p>
          </table:table-cell>
        </table:table-row>
        <table:table-row table:style-name="ro1">
          <table:table-cell office:value-type="string" calcext:value-type="string">
            <text:p>01/02/1962</text:p>
          </table:table-cell>
          <table:table-cell office:value-type="float" office:value="70.22" calcext:value-type="float">
            <text:p>70.22</text:p>
          </table:table-cell>
          <table:table-cell office:value-type="float" office:value="2.03" calcext:value-type="float">
            <text:p>2.03</text:p>
          </table:table-cell>
          <table:table-cell office:value-type="float" office:value="2.8909142694" calcext:value-type="float">
            <text:p>2.8909142694</text:p>
          </table:table-cell>
          <table:table-cell office:value-type="float" office:value="0.0191029994" calcext:value-type="float">
            <text:p>0.0191029994</text:p>
          </table:table-cell>
          <table:table-cell office:value-type="float" office:value="1815.0378705443" calcext:value-type="float">
            <text:p>1815.0378705443</text:p>
          </table:table-cell>
          <table:table-cell office:value-type="float" office:value="4.04" calcext:value-type="float">
            <text:p>4.04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1069065954" calcext:value-type="float">
            <text:p>1.1069065954</text:p>
          </table:table-cell>
          <table:table-cell office:value-type="float" office:value="0.0067666667" calcext:value-type="float">
            <text:p>0.0067666667</text:p>
          </table:table-cell>
          <table:table-cell office:value-type="float" office:value="27.7393045076" calcext:value-type="float">
            <text:p>27.7393045076</text:p>
          </table:table-cell>
        </table:table-row>
        <table:table-row table:style-name="ro1">
          <table:table-cell office:value-type="string" calcext:value-type="string">
            <text:p>01/03/1962</text:p>
          </table:table-cell>
          <table:table-cell office:value-type="float" office:value="70.29" calcext:value-type="float">
            <text:p>70.29</text:p>
          </table:table-cell>
          <table:table-cell office:value-type="float" office:value="2.04" calcext:value-type="float">
            <text:p>2.04</text:p>
          </table:table-cell>
          <table:table-cell office:value-type="float" office:value="2.9022620572" calcext:value-type="float">
            <text:p>2.9022620572</text:p>
          </table:table-cell>
          <table:table-cell office:value-type="float" office:value="0.0034178297" calcext:value-type="float">
            <text:p>0.0034178297</text:p>
          </table:table-cell>
          <table:table-cell office:value-type="float" office:value="1821.2413608452" calcext:value-type="float">
            <text:p>1821.2413608452</text:p>
          </table:table-cell>
          <table:table-cell office:value-type="float" office:value="3.93" calcext:value-type="float">
            <text:p>3.93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1.1172561721" calcext:value-type="float">
            <text:p>1.1172561721</text:p>
          </table:table-cell>
          <table:table-cell office:value-type="float" office:value="0.012625" calcext:value-type="float">
            <text:p>0.012625</text:p>
          </table:table-cell>
          <table:table-cell office:value-type="float" office:value="28.089513227" calcext:value-type="float">
            <text:p>28.089513227</text:p>
          </table:table-cell>
        </table:table-row>
        <table:table-row table:style-name="ro1">
          <table:table-cell office:value-type="string" calcext:value-type="string">
            <text:p>01/04/1962</text:p>
          </table:table-cell>
          <table:table-cell office:value-type="float" office:value="68.05" calcext:value-type="float">
            <text:p>68.05</text:p>
          </table:table-cell>
          <table:table-cell office:value-type="float" office:value="2.05" calcext:value-type="float">
            <text:p>2.05</text:p>
          </table:table-cell>
          <table:table-cell office:value-type="float" office:value="3.0124908156" calcext:value-type="float">
            <text:p>3.0124908156</text:p>
          </table:table-cell>
          <table:table-cell office:value-type="float" office:value="-0.0294415161" calcext:value-type="float">
            <text:p>-0.0294415161</text:p>
          </table:table-cell>
          <table:table-cell office:value-type="float" office:value="1767.621253998" calcext:value-type="float">
            <text:p>1767.621253998</text:p>
          </table:table-cell>
          <table:table-cell office:value-type="float" office:value="3.84" calcext:value-type="float">
            <text:p>3.8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1258031818" calcext:value-type="float">
            <text:p>1.1258031818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28.3942844455" calcext:value-type="float">
            <text:p>28.3942844455</text:p>
          </table:table-cell>
        </table:table-row>
        <table:table-row table:style-name="ro1">
          <table:table-cell office:value-type="string" calcext:value-type="string">
            <text:p>01/05/1962</text:p>
          </table:table-cell>
          <table:table-cell office:value-type="float" office:value="62.99" calcext:value-type="float">
            <text:p>62.99</text:p>
          </table:table-cell>
          <table:table-cell office:value-type="float" office:value="2.05" calcext:value-type="float">
            <text:p>2.05</text:p>
          </table:table-cell>
          <table:table-cell office:value-type="float" office:value="3.2544848389" calcext:value-type="float">
            <text:p>3.2544848389</text:p>
          </table:table-cell>
          <table:table-cell office:value-type="float" office:value="-0.0718426035" calcext:value-type="float">
            <text:p>-0.0718426035</text:p>
          </table:table-cell>
          <table:table-cell office:value-type="float" office:value="1640.630741148" calcext:value-type="float">
            <text:p>1640.630741148</text:p>
          </table:table-cell>
          <table:table-cell office:value-type="float" office:value="3.87" calcext:value-type="float">
            <text:p>3.8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1229323837" calcext:value-type="float">
            <text:p>1.1229323837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28.4134505875" calcext:value-type="float">
            <text:p>28.4134505875</text:p>
          </table:table-cell>
        </table:table-row>
        <table:table-row table:style-name="ro1">
          <table:table-cell office:value-type="string" calcext:value-type="string">
            <text:p>01/06/1962</text:p>
          </table:table-cell>
          <table:table-cell office:value-type="float" office:value="55.63" calcext:value-type="float">
            <text:p>55.63</text:p>
          </table:table-cell>
          <table:table-cell office:value-type="float" office:value="2.06" calcext:value-type="float">
            <text:p>2.06</text:p>
          </table:table-cell>
          <table:table-cell office:value-type="float" office:value="3.7030379292" calcext:value-type="float">
            <text:p>3.7030379292</text:p>
          </table:table-cell>
          <table:table-cell office:value-type="float" office:value="-0.1141186432" calcext:value-type="float">
            <text:p>-0.1141186432</text:p>
          </table:table-cell>
          <table:table-cell office:value-type="float" office:value="1453.4041870238" calcext:value-type="float">
            <text:p>1453.4041870238</text:p>
          </table:table-cell>
          <table:table-cell office:value-type="float" office:value="3.91" calcext:value-type="float">
            <text:p>3.91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191144136" calcext:value-type="float">
            <text:p>1.1191144136</text:p>
          </table:table-cell>
          <table:table-cell office:value-type="float" office:value="-0.0001416667" calcext:value-type="float">
            <text:p>-0.0001416667</text:p>
          </table:table-cell>
          <table:table-cell office:value-type="float" office:value="28.4094253487" calcext:value-type="float">
            <text:p>28.4094253487</text:p>
          </table:table-cell>
        </table:table-row>
        <table:table-row table:style-name="ro1">
          <table:table-cell office:value-type="string" calcext:value-type="string">
            <text:p>01/07/1962</text:p>
          </table:table-cell>
          <table:table-cell office:value-type="float" office:value="56.97" calcext:value-type="float">
            <text:p>56.97</text:p>
          </table:table-cell>
          <table:table-cell office:value-type="float" office:value="2.07" calcext:value-type="float">
            <text:p>2.07</text:p>
          </table:table-cell>
          <table:table-cell office:value-type="float" office:value="3.6334913112" calcext:value-type="float">
            <text:p>3.6334913112</text:p>
          </table:table-cell>
          <table:table-cell office:value-type="float" office:value="0.027183579" calcext:value-type="float">
            <text:p>0.027183579</text:p>
          </table:table-cell>
          <table:table-cell office:value-type="float" office:value="1492.9129145667" calcext:value-type="float">
            <text:p>1492.9129145667</text:p>
          </table:table-cell>
          <table:table-cell office:value-type="float" office:value="4.01" calcext:value-type="float">
            <text:p>4.01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1096019411" calcext:value-type="float">
            <text:p>1.1096019411</text:p>
          </table:table-cell>
          <table:table-cell office:value-type="float" office:value="-0.0051583333" calcext:value-type="float">
            <text:p>-0.0051583333</text:p>
          </table:table-cell>
          <table:table-cell office:value-type="float" office:value="28.2628800629" calcext:value-type="float">
            <text:p>28.2628800629</text:p>
          </table:table-cell>
        </table:table-row>
        <table:table-row table:style-name="ro1">
          <table:table-cell office:value-type="string" calcext:value-type="string">
            <text:p>01/08/1962</text:p>
          </table:table-cell>
          <table:table-cell office:value-type="float" office:value="58.52" calcext:value-type="float">
            <text:p>58.52</text:p>
          </table:table-cell>
          <table:table-cell office:value-type="float" office:value="2.07" calcext:value-type="float">
            <text:p>2.07</text:p>
          </table:table-cell>
          <table:table-cell office:value-type="float" office:value="3.5372522215" calcext:value-type="float">
            <text:p>3.5372522215</text:p>
          </table:table-cell>
          <table:table-cell office:value-type="float" office:value="0.0302400825" calcext:value-type="float">
            <text:p>0.0302400825</text:p>
          </table:table-cell>
          <table:table-cell office:value-type="float" office:value="1538.0587242678" calcext:value-type="float">
            <text:p>1538.0587242678</text:p>
          </table:table-cell>
          <table:table-cell office:value-type="float" office:value="3.98" calcext:value-type="float">
            <text:p>3.9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112431426" calcext:value-type="float">
            <text:p>1.112431426</text:p>
          </table:table-cell>
          <table:table-cell office:value-type="float" office:value="0.0058666667" calcext:value-type="float">
            <text:p>0.0058666667</text:p>
          </table:table-cell>
          <table:table-cell office:value-type="float" office:value="28.4286889593" calcext:value-type="float">
            <text:p>28.4286889593</text:p>
          </table:table-cell>
        </table:table-row>
        <table:table-row table:style-name="ro1">
          <table:table-cell office:value-type="string" calcext:value-type="string">
            <text:p>01/09/1962</text:p>
          </table:table-cell>
          <table:table-cell office:value-type="float" office:value="58" calcext:value-type="float">
            <text:p>58</text:p>
          </table:table-cell>
          <table:table-cell office:value-type="float" office:value="2.08" calcext:value-type="float">
            <text:p>2.08</text:p>
          </table:table-cell>
          <table:table-cell office:value-type="float" office:value="3.5862068966" calcext:value-type="float">
            <text:p>3.5862068966</text:p>
          </table:table-cell>
          <table:table-cell office:value-type="float" office:value="-0.0059239007" calcext:value-type="float">
            <text:p>-0.0059239007</text:p>
          </table:table-cell>
          <table:table-cell office:value-type="float" office:value="1528.9474171749" calcext:value-type="float">
            <text:p>1528.9474171749</text:p>
          </table:table-cell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1.112431426" calcext:value-type="float">
            <text:p>1.112431426</text:p>
          </table:table-cell>
          <table:table-cell office:value-type="float" office:value="0.0033166667" calcext:value-type="float">
            <text:p>0.0033166667</text:p>
          </table:table-cell>
          <table:table-cell office:value-type="float" office:value="28.5229774444" calcext:value-type="float">
            <text:p>28.5229774444</text:p>
          </table:table-cell>
        </table:table-row>
        <table:table-row table:style-name="ro1">
          <table:table-cell office:value-type="string" calcext:value-type="string">
            <text:p>01/10/1962</text:p>
          </table:table-cell>
          <table:table-cell office:value-type="float" office:value="56.17" calcext:value-type="float">
            <text:p>56.17</text:p>
          </table:table-cell>
          <table:table-cell office:value-type="float" office:value="2.1" calcext:value-type="float">
            <text:p>2.1</text:p>
          </table:table-cell>
          <table:table-cell office:value-type="float" office:value="3.7386505252" calcext:value-type="float">
            <text:p>3.7386505252</text:p>
          </table:table-cell>
          <table:table-cell office:value-type="float" office:value="-0.0285392672" calcext:value-type="float">
            <text:p>-0.0285392672</text:p>
          </table:table-cell>
          <table:table-cell office:value-type="float" office:value="1485.3123782381" calcext:value-type="float">
            <text:p>1485.3123782381</text:p>
          </table:table-cell>
          <table:table-cell office:value-type="float" office:value="3.93" calcext:value-type="float">
            <text:p>3.93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1171592596" calcext:value-type="float">
            <text:p>1.1171592596</text:p>
          </table:table-cell>
          <table:table-cell office:value-type="float" office:value="0.007525" calcext:value-type="float">
            <text:p>0.007525</text:p>
          </table:table-cell>
          <table:table-cell office:value-type="float" office:value="28.7376128496" calcext:value-type="float">
            <text:p>28.7376128496</text:p>
          </table:table-cell>
        </table:table-row>
        <table:table-row table:style-name="ro1">
          <table:table-cell office:value-type="string" calcext:value-type="string">
            <text:p>01/11/1962</text:p>
          </table:table-cell>
          <table:table-cell office:value-type="float" office:value="60.04" calcext:value-type="float">
            <text:p>60.04</text:p>
          </table:table-cell>
          <table:table-cell office:value-type="float" office:value="2.11" calcext:value-type="float">
            <text:p>2.11</text:p>
          </table:table-cell>
          <table:table-cell office:value-type="float" office:value="3.5143237841" calcext:value-type="float">
            <text:p>3.5143237841</text:p>
          </table:table-cell>
          <table:table-cell office:value-type="float" office:value="0.0720333066" calcext:value-type="float">
            <text:p>0.0720333066</text:p>
          </table:table-cell>
          <table:table-cell office:value-type="float" office:value="1592.3043402191" calcext:value-type="float">
            <text:p>1592.3043402191</text:p>
          </table:table-cell>
          <table:table-cell office:value-type="float" office:value="3.92" calcext:value-type="float">
            <text:p>3.9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118108845" calcext:value-type="float">
            <text:p>1.118108845</text:p>
          </table:table-cell>
          <table:table-cell office:value-type="float" office:value="0.0041166667" calcext:value-type="float">
            <text:p>0.0041166667</text:p>
          </table:table-cell>
          <table:table-cell office:value-type="float" office:value="28.8559160225" calcext:value-type="float">
            <text:p>28.8559160225</text:p>
          </table:table-cell>
        </table:table-row>
        <table:table-row table:style-name="ro1">
          <table:table-cell office:value-type="string" calcext:value-type="string">
            <text:p>01/12/1962</text:p>
          </table:table-cell>
          <table:table-cell office:value-type="float" office:value="62.64" calcext:value-type="float">
            <text:p>62.64</text:p>
          </table:table-cell>
          <table:table-cell office:value-type="float" office:value="2.13" calcext:value-type="float">
            <text:p>2.13</text:p>
          </table:table-cell>
          <table:table-cell office:value-type="float" office:value="3.4003831418" calcext:value-type="float">
            <text:p>3.4003831418</text:p>
          </table:table-cell>
          <table:table-cell office:value-type="float" office:value="0.0462608261" calcext:value-type="float">
            <text:p>0.0462608261</text:p>
          </table:table-cell>
          <table:table-cell office:value-type="float" office:value="1665.9656544256" calcext:value-type="float">
            <text:p>1665.9656544256</text:p>
          </table:table-cell>
          <table:table-cell office:value-type="float" office:value="3.86" calcext:value-type="float">
            <text:p>3.86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1238112001" calcext:value-type="float">
            <text:p>1.1238112001</text:p>
          </table:table-cell>
          <table:table-cell office:value-type="float" office:value="0.0083166667" calcext:value-type="float">
            <text:p>0.0083166667</text:p>
          </table:table-cell>
          <table:table-cell office:value-type="float" office:value="29.0959010574" calcext:value-type="float">
            <text:p>29.0959010574</text:p>
          </table:table-cell>
        </table:table-row>
        <table:table-row table:style-name="ro1">
          <table:table-cell office:value-type="string" calcext:value-type="string">
            <text:p>01/01/1963</text:p>
          </table:table-cell>
          <table:table-cell office:value-type="float" office:value="65.06" calcext:value-type="float">
            <text:p>65.06</text:p>
          </table:table-cell>
          <table:table-cell office:value-type="float" office:value="2.14" calcext:value-type="float">
            <text:p>2.14</text:p>
          </table:table-cell>
          <table:table-cell office:value-type="float" office:value="3.2892714417" calcext:value-type="float">
            <text:p>3.2892714417</text:p>
          </table:table-cell>
          <table:table-cell office:value-type="float" office:value="0.0414759871" calcext:value-type="float">
            <text:p>0.0414759871</text:p>
          </table:table-cell>
          <table:table-cell office:value-type="float" office:value="1735.0632244545" calcext:value-type="float">
            <text:p>1735.0632244545</text:p>
          </table:table-cell>
          <table:table-cell office:value-type="float" office:value="3.83" calcext:value-type="float">
            <text:p>3.8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1266769186" calcext:value-type="float">
            <text:p>1.1266769186</text:p>
          </table:table-cell>
          <table:table-cell office:value-type="float" office:value="0.0057416667" calcext:value-type="float">
            <text:p>0.0057416667</text:p>
          </table:table-cell>
          <table:table-cell office:value-type="float" office:value="29.2629600227" calcext:value-type="float">
            <text:p>29.2629600227</text:p>
          </table:table-cell>
        </table:table-row>
        <table:table-row table:style-name="ro1">
          <table:table-cell office:value-type="string" calcext:value-type="string">
            <text:p>01/02/1963</text:p>
          </table:table-cell>
          <table:table-cell office:value-type="float" office:value="65.92" calcext:value-type="float">
            <text:p>65.92</text:p>
          </table:table-cell>
          <table:table-cell office:value-type="float" office:value="2.14" calcext:value-type="float">
            <text:p>2.14</text:p>
          </table:table-cell>
          <table:table-cell office:value-type="float" office:value="3.2463592233" calcext:value-type="float">
            <text:p>3.2463592233</text:p>
          </table:table-cell>
          <table:table-cell office:value-type="float" office:value="0.0159638923" calcext:value-type="float">
            <text:p>0.0159638923</text:p>
          </table:table-cell>
          <table:table-cell office:value-type="float" office:value="1762.7615869113" calcext:value-type="float">
            <text:p>1762.7615869113</text:p>
          </table:table-cell>
          <table:table-cell office:value-type="float" office:value="3.92" calcext:value-type="float">
            <text:p>3.92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1.1180578402" calcext:value-type="float">
            <text:p>1.1180578402</text:p>
          </table:table-cell>
          <table:table-cell office:value-type="float" office:value="-0.0043833333" calcext:value-type="float">
            <text:p>-0.0043833333</text:p>
          </table:table-cell>
          <table:table-cell office:value-type="float" office:value="29.1346907146" calcext:value-type="float">
            <text:p>29.1346907146</text:p>
          </table:table-cell>
        </table:table-row>
        <table:table-row table:style-name="ro1">
          <table:table-cell office:value-type="string" calcext:value-type="string">
            <text:p>01/03/1963</text:p>
          </table:table-cell>
          <table:table-cell office:value-type="float" office:value="65.67" calcext:value-type="float">
            <text:p>65.67</text:p>
          </table:table-cell>
          <table:table-cell office:value-type="float" office:value="2.15" calcext:value-type="float">
            <text:p>2.15</text:p>
          </table:table-cell>
          <table:table-cell office:value-type="float" office:value="3.273945485" calcext:value-type="float">
            <text:p>3.273945485</text:p>
          </table:table-cell>
          <table:table-cell office:value-type="float" office:value="-0.0010745348" calcext:value-type="float">
            <text:p>-0.0010745348</text:p>
          </table:table-cell>
          <table:table-cell office:value-type="float" office:value="1760.8674382603" calcext:value-type="float">
            <text:p>1760.8674382603</text:p>
          </table:table-cell>
          <table:table-cell office:value-type="float" office:value="3.93" calcext:value-type="float">
            <text:p>3.9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1171074911" calcext:value-type="float">
            <text:p>1.1171074911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29.2053423396" calcext:value-type="float">
            <text:p>29.2053423396</text:p>
          </table:table-cell>
        </table:table-row>
        <table:table-row table:style-name="ro1">
          <table:table-cell office:value-type="string" calcext:value-type="string">
            <text:p>01/04/1963</text:p>
          </table:table-cell>
          <table:table-cell office:value-type="float" office:value="68.76" calcext:value-type="float">
            <text:p>68.76</text:p>
          </table:table-cell>
          <table:table-cell office:value-type="float" office:value="2.17" calcext:value-type="float">
            <text:p>2.17</text:p>
          </table:table-cell>
          <table:table-cell office:value-type="float" office:value="3.1559045957" calcext:value-type="float">
            <text:p>3.1559045957</text:p>
          </table:table-cell>
          <table:table-cell office:value-type="float" office:value="0.0498028907" calcext:value-type="float">
            <text:p>0.0498028907</text:p>
          </table:table-cell>
          <table:table-cell office:value-type="float" office:value="1848.5637268537" calcext:value-type="float">
            <text:p>1848.5637268537</text:p>
          </table:table-cell>
          <table:table-cell office:value-type="float" office:value="3.97" calcext:value-type="float">
            <text:p>3.9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133093256" calcext:value-type="float">
            <text:p>1.1133093256</text:p>
          </table:table-cell>
          <table:table-cell office:value-type="float" office:value="-0.0000916666666666692" calcext:value-type="float">
            <text:p>-9.16666666666692E-005</text:p>
          </table:table-cell>
          <table:table-cell office:value-type="float" office:value="29.2026651832" calcext:value-type="float">
            <text:p>29.2026651832</text:p>
          </table:table-cell>
        </table:table-row>
        <table:table-row table:style-name="ro1">
          <table:table-cell office:value-type="string" calcext:value-type="string">
            <text:p>01/05/1963</text:p>
          </table:table-cell>
          <table:table-cell office:value-type="float" office:value="70.14" calcext:value-type="float">
            <text:p>70.14</text:p>
          </table:table-cell>
          <table:table-cell office:value-type="float" office:value="2.18" calcext:value-type="float">
            <text:p>2.18</text:p>
          </table:table-cell>
          <table:table-cell office:value-type="float" office:value="3.1080695751" calcext:value-type="float">
            <text:p>3.1080695751</text:p>
          </table:table-cell>
          <table:table-cell office:value-type="float" office:value="0.0227158838" calcext:value-type="float">
            <text:p>0.0227158838</text:p>
          </table:table-cell>
          <table:table-cell office:value-type="float" office:value="1890.5554855779" calcext:value-type="float">
            <text:p>1890.5554855779</text:p>
          </table:table-cell>
          <table:table-cell office:value-type="float" office:value="3.93" calcext:value-type="float">
            <text:p>3.93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1170945773" calcext:value-type="float">
            <text:p>1.1170945773</text:p>
          </table:table-cell>
          <table:table-cell office:value-type="float" office:value="0.006675" calcext:value-type="float">
            <text:p>0.006675</text:p>
          </table:table-cell>
          <table:table-cell office:value-type="float" office:value="29.3975929733" calcext:value-type="float">
            <text:p>29.3975929733</text:p>
          </table:table-cell>
        </table:table-row>
        <table:table-row table:style-name="ro1">
          <table:table-cell office:value-type="string" calcext:value-type="string">
            <text:p>01/06/1963</text:p>
          </table:table-cell>
          <table:table-cell office:value-type="float" office:value="70.11" calcext:value-type="float">
            <text:p>70.11</text:p>
          </table:table-cell>
          <table:table-cell office:value-type="float" office:value="2.2" calcext:value-type="float">
            <text:p>2.2</text:p>
          </table:table-cell>
          <table:table-cell office:value-type="float" office:value="3.1379261161" calcext:value-type="float">
            <text:p>3.1379261161</text:p>
          </table:table-cell>
          <table:table-cell office:value-type="float" office:value="0.002186104" calcext:value-type="float">
            <text:p>0.002186104</text:p>
          </table:table-cell>
          <table:table-cell office:value-type="float" office:value="1894.688436454" calcext:value-type="float">
            <text:p>1894.688436454</text:p>
          </table:table-cell>
          <table:table-cell office:value-type="float" office:value="3.99" calcext:value-type="float">
            <text:p>3.99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1113973949" calcext:value-type="float">
            <text:p>1.1113973949</text:p>
          </table:table-cell>
          <table:table-cell office:value-type="float" office:value="-0.001775" calcext:value-type="float">
            <text:p>-0.001775</text:p>
          </table:table-cell>
          <table:table-cell office:value-type="float" office:value="29.3454122458" calcext:value-type="float">
            <text:p>29.3454122458</text:p>
          </table:table-cell>
        </table:table-row>
        <table:table-row table:style-name="ro1">
          <table:table-cell office:value-type="string" calcext:value-type="string">
            <text:p>01/07/1963</text:p>
          </table:table-cell>
          <table:table-cell office:value-type="float" office:value="69.07" calcext:value-type="float">
            <text:p>69.07</text:p>
          </table:table-cell>
          <table:table-cell office:value-type="float" office:value="2.2" calcext:value-type="float">
            <text:p>2.2</text:p>
          </table:table-cell>
          <table:table-cell office:value-type="float" office:value="3.1851744607" calcext:value-type="float">
            <text:p>3.1851744607</text:p>
          </table:table-cell>
          <table:table-cell office:value-type="float" office:value="-0.0122149361" calcext:value-type="float">
            <text:p>-0.0122149361</text:p>
          </table:table-cell>
          <table:table-cell office:value-type="float" office:value="1871.5449383626" calcext:value-type="float">
            <text:p>1871.5449383626</text:p>
          </table:table-cell>
          <table:table-cell office:value-type="float" office:value="4.02" calcext:value-type="float">
            <text:p>4.02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1085633316" calcext:value-type="float">
            <text:p>1.10856333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29.3688885755" calcext:value-type="float">
            <text:p>29.3688885755</text:p>
          </table:table-cell>
        </table:table-row>
        <table:table-row table:style-name="ro1">
          <table:table-cell office:value-type="string" calcext:value-type="string">
            <text:p>01/08/1963</text:p>
          </table:table-cell>
          <table:table-cell office:value-type="float" office:value="70.98" calcext:value-type="float">
            <text:p>70.98</text:p>
          </table:table-cell>
          <table:table-cell office:value-type="float" office:value="2.21" calcext:value-type="float">
            <text:p>2.21</text:p>
          </table:table-cell>
          <table:table-cell office:value-type="float" office:value="3.1135531136" calcext:value-type="float">
            <text:p>3.1135531136</text:p>
          </table:table-cell>
          <table:table-cell office:value-type="float" office:value="0.030315465" calcext:value-type="float">
            <text:p>0.030315465</text:p>
          </table:table-cell>
          <table:table-cell office:value-type="float" office:value="1928.2816934136" calcext:value-type="float">
            <text:p>1928.2816934136</text:p>
          </table:table-cell>
          <table:table-cell office:value-type="float" office:value="4" calcext:value-type="float">
            <text:p>4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1104478893" calcext:value-type="float">
            <text:p>1.1104478893</text:p>
          </table:table-cell>
          <table:table-cell office:value-type="float" office:value="0.0050333333" calcext:value-type="float">
            <text:p>0.0050333333</text:p>
          </table:table-cell>
          <table:table-cell office:value-type="float" office:value="29.5167119814" calcext:value-type="float">
            <text:p>29.5167119814</text:p>
          </table:table-cell>
        </table:table-row>
        <table:table-row table:style-name="ro1">
          <table:table-cell office:value-type="string" calcext:value-type="string">
            <text:p>01/09/1963</text:p>
          </table:table-cell>
          <table:table-cell office:value-type="float" office:value="72.85" calcext:value-type="float">
            <text:p>72.85</text:p>
          </table:table-cell>
          <table:table-cell office:value-type="float" office:value="2.21" calcext:value-type="float">
            <text:p>2.21</text:p>
          </table:table-cell>
          <table:table-cell office:value-type="float" office:value="3.0336307481" calcext:value-type="float">
            <text:p>3.0336307481</text:p>
          </table:table-cell>
          <table:table-cell office:value-type="float" office:value="0.028940077" calcext:value-type="float">
            <text:p>0.028940077</text:p>
          </table:table-cell>
          <table:table-cell office:value-type="float" office:value="1984.0863141314" calcext:value-type="float">
            <text:p>1984.0863141314</text:p>
          </table:table-cell>
          <table:table-cell office:value-type="float" office:value="4.08" calcext:value-type="float">
            <text:p>4.08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.1028968436" calcext:value-type="float">
            <text:p>1.102896843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29.4163551606" calcext:value-type="float">
            <text:p>29.4163551606</text:p>
          </table:table-cell>
        </table:table-row>
        <table:table-row table:style-name="ro1">
          <table:table-cell office:value-type="string" calcext:value-type="string">
            <text:p>01/10/1963</text:p>
          </table:table-cell>
          <table:table-cell office:value-type="float" office:value="73.03" calcext:value-type="float">
            <text:p>73.03</text:p>
          </table:table-cell>
          <table:table-cell office:value-type="float" office:value="2.23" calcext:value-type="float">
            <text:p>2.23</text:p>
          </table:table-cell>
          <table:table-cell office:value-type="float" office:value="3.0535396412" calcext:value-type="float">
            <text:p>3.0535396412</text:p>
          </table:table-cell>
          <table:table-cell office:value-type="float" office:value="0.0050255434" calcext:value-type="float">
            <text:p>0.0050255434</text:p>
          </table:table-cell>
          <table:table-cell office:value-type="float" office:value="1994.057425921" calcext:value-type="float">
            <text:p>1994.057425921</text:p>
          </table:table-cell>
          <table:table-cell office:value-type="float" office:value="4.11" calcext:value-type="float">
            <text:p>4.1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1000844567" calcext:value-type="float">
            <text:p>1.1000844567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29.4420944714" calcext:value-type="float">
            <text:p>29.4420944714</text:p>
          </table:table-cell>
        </table:table-row>
        <table:table-row table:style-name="ro1">
          <table:table-cell office:value-type="string" calcext:value-type="string">
            <text:p>01/11/1963</text:p>
          </table:table-cell>
          <table:table-cell office:value-type="float" office:value="72.62" calcext:value-type="float">
            <text:p>72.62</text:p>
          </table:table-cell>
          <table:table-cell office:value-type="float" office:value="2.26" calcext:value-type="float">
            <text:p>2.26</text:p>
          </table:table-cell>
          <table:table-cell office:value-type="float" office:value="3.1120903332" calcext:value-type="float">
            <text:p>3.1120903332</text:p>
          </table:table-cell>
          <table:table-cell office:value-type="float" office:value="-0.0030390821" calcext:value-type="float">
            <text:p>-0.0030390821</text:p>
          </table:table-cell>
          <table:table-cell office:value-type="float" office:value="1987.9973216668" calcext:value-type="float">
            <text:p>1987.9973216668</text:p>
          </table:table-cell>
          <table:table-cell office:value-type="float" office:value="4.12" calcext:value-type="float">
            <text:p>4.1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991493849" calcext:value-type="float">
            <text:p>1.0991493849</text:p>
          </table:table-cell>
          <table:table-cell office:value-type="float" office:value="0.0025833333" calcext:value-type="float">
            <text:p>0.0025833333</text:p>
          </table:table-cell>
          <table:table-cell office:value-type="float" office:value="29.5181532155" calcext:value-type="float">
            <text:p>29.5181532155</text:p>
          </table:table-cell>
        </table:table-row>
        <table:table-row table:style-name="ro1">
          <table:table-cell office:value-type="string" calcext:value-type="string">
            <text:p>01/12/1963</text:p>
          </table:table-cell>
          <table:table-cell office:value-type="float" office:value="74.17" calcext:value-type="float">
            <text:p>74.17</text:p>
          </table:table-cell>
          <table:table-cell office:value-type="float" office:value="2.28" calcext:value-type="float">
            <text:p>2.28</text:p>
          </table:table-cell>
          <table:table-cell office:value-type="float" office:value="3.0740191452" calcext:value-type="float">
            <text:p>3.0740191452</text:p>
          </table:table-cell>
          <table:table-cell office:value-type="float" office:value="0.0239603415" calcext:value-type="float">
            <text:p>0.0239603415</text:p>
          </table:table-cell>
          <table:table-cell office:value-type="float" office:value="2035.6304164025" calcext:value-type="float">
            <text:p>2035.6304164025</text:p>
          </table:table-cell>
          <table:table-cell office:value-type="float" office:value="4.13" calcext:value-type="float">
            <text:p>4.1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982151079" calcext:value-type="float">
            <text:p>1.0982151079</text:p>
          </table:table-cell>
          <table:table-cell office:value-type="float" office:value="0.0025916667" calcext:value-type="float">
            <text:p>0.0025916667</text:p>
          </table:table-cell>
          <table:table-cell office:value-type="float" office:value="29.5946544292" calcext:value-type="float">
            <text:p>29.5946544292</text:p>
          </table:table-cell>
        </table:table-row>
        <table:table-row table:style-name="ro1">
          <table:table-cell office:value-type="string" calcext:value-type="string">
            <text:p>01/01/1964</text:p>
          </table:table-cell>
          <table:table-cell office:value-type="float" office:value="76.45" calcext:value-type="float">
            <text:p>76.45</text:p>
          </table:table-cell>
          <table:table-cell office:value-type="float" office:value="2.3" calcext:value-type="float">
            <text:p>2.3</text:p>
          </table:table-cell>
          <table:table-cell office:value-type="float" office:value="3.0085022891" calcext:value-type="float">
            <text:p>3.0085022891</text:p>
          </table:table-cell>
          <table:table-cell office:value-type="float" office:value="0.0333206036" calcext:value-type="float">
            <text:p>0.0333206036</text:p>
          </table:table-cell>
          <table:table-cell office:value-type="float" office:value="2103.4588505191" calcext:value-type="float">
            <text:p>2103.4588505191</text:p>
          </table:table-cell>
          <table:table-cell office:value-type="float" office:value="4.17" calcext:value-type="float">
            <text:p>4.1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0944811765" calcext:value-type="float">
            <text:p>1.094481176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29.5968740283" calcext:value-type="float">
            <text:p>29.5968740283</text:p>
          </table:table-cell>
        </table:table-row>
        <table:table-row table:style-name="ro1">
          <table:table-cell office:value-type="string" calcext:value-type="string">
            <text:p>01/02/1964</text:p>
          </table:table-cell>
          <table:table-cell office:value-type="float" office:value="77.39" calcext:value-type="float">
            <text:p>77.39</text:p>
          </table:table-cell>
          <table:table-cell office:value-type="float" office:value="2.31" calcext:value-type="float">
            <text:p>2.31</text:p>
          </table:table-cell>
          <table:table-cell office:value-type="float" office:value="2.9848817677" calcext:value-type="float">
            <text:p>2.9848817677</text:p>
          </table:table-cell>
          <table:table-cell office:value-type="float" office:value="0.0148172335" calcext:value-type="float">
            <text:p>0.0148172335</text:p>
          </table:table-cell>
          <table:table-cell office:value-type="float" office:value="2134.6262914354" calcext:value-type="float">
            <text:p>2134.6262914354</text:p>
          </table:table-cell>
          <table:table-cell office:value-type="float" office:value="4.15" calcext:value-type="float">
            <text:p>4.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0963417945" calcext:value-type="float">
            <text:p>1.0963417945</text:p>
          </table:table-cell>
          <table:table-cell office:value-type="float" office:value="0.0051583333" calcext:value-type="float">
            <text:p>0.0051583333</text:p>
          </table:table-cell>
          <table:table-cell office:value-type="float" office:value="29.7495445702" calcext:value-type="float">
            <text:p>29.7495445702</text:p>
          </table:table-cell>
        </table:table-row>
        <table:table-row table:style-name="ro1">
          <table:table-cell office:value-type="string" calcext:value-type="string">
            <text:p>01/03/1964</text:p>
          </table:table-cell>
          <table:table-cell office:value-type="float" office:value="78.8" calcext:value-type="float">
            <text:p>78.8</text:p>
          </table:table-cell>
          <table:table-cell office:value-type="float" office:value="2.33" calcext:value-type="float">
            <text:p>2.33</text:p>
          </table:table-cell>
          <table:table-cell office:value-type="float" office:value="2.9568527919" calcext:value-type="float">
            <text:p>2.9568527919</text:p>
          </table:table-cell>
          <table:table-cell office:value-type="float" office:value="0.0207283456" calcext:value-type="float">
            <text:p>0.0207283456</text:p>
          </table:table-cell>
          <table:table-cell office:value-type="float" office:value="2178.8735629499" calcext:value-type="float">
            <text:p>2178.8735629499</text:p>
          </table:table-cell>
          <table:table-cell office:value-type="float" office:value="4.22" calcext:value-type="float">
            <text:p>4.22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0898185608" calcext:value-type="float">
            <text:p>1.0898185608</text:p>
          </table:table-cell>
          <table:table-cell office:value-type="float" office:value="-0.0024333333" calcext:value-type="float">
            <text:p>-0.0024333333</text:p>
          </table:table-cell>
          <table:table-cell office:value-type="float" office:value="29.6771540117" calcext:value-type="float">
            <text:p>29.6771540117</text:p>
          </table:table-cell>
        </table:table-row>
        <table:table-row table:style-name="ro1">
          <table:table-cell office:value-type="string" calcext:value-type="string">
            <text:p>01/04/1964</text:p>
          </table:table-cell>
          <table:table-cell office:value-type="float" office:value="79.94" calcext:value-type="float">
            <text:p>79.94</text:p>
          </table:table-cell>
          <table:table-cell office:value-type="float" office:value="2.35" calcext:value-type="float">
            <text:p>2.35</text:p>
          </table:table-cell>
          <table:table-cell office:value-type="float" office:value="2.9397047786" calcext:value-type="float">
            <text:p>2.9397047786</text:p>
          </table:table-cell>
          <table:table-cell office:value-type="float" office:value="0.0169486781" calcext:value-type="float">
            <text:p>0.0169486781</text:p>
          </table:table-cell>
          <table:table-cell office:value-type="float" office:value="2215.8025895628" calcext:value-type="float">
            <text:p>2215.8025895628</text:p>
          </table:table-cell>
          <table:table-cell office:value-type="float" office:value="4.23" calcext:value-type="float">
            <text:p>4.2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888922151" calcext:value-type="float">
            <text:p>1.0888922151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29.7565403987" calcext:value-type="float">
            <text:p>29.7565403987</text:p>
          </table:table-cell>
        </table:table-row>
        <table:table-row table:style-name="ro1">
          <table:table-cell office:value-type="string" calcext:value-type="string">
            <text:p>01/05/1964</text:p>
          </table:table-cell>
          <table:table-cell office:value-type="float" office:value="80.72" calcext:value-type="float">
            <text:p>80.72</text:p>
          </table:table-cell>
          <table:table-cell office:value-type="float" office:value="2.36" calcext:value-type="float">
            <text:p>2.36</text:p>
          </table:table-cell>
          <table:table-cell office:value-type="float" office:value="2.9236868186" calcext:value-type="float">
            <text:p>2.9236868186</text:p>
          </table:table-cell>
          <table:table-cell office:value-type="float" office:value="0.0122209678" calcext:value-type="float">
            <text:p>0.0122209678</text:p>
          </table:table-cell>
          <table:table-cell office:value-type="float" office:value="2242.8818416813" calcext:value-type="float">
            <text:p>2242.8818416813</text:p>
          </table:table-cell>
          <table:table-cell office:value-type="float" office:value="4.2" calcext:value-type="float">
            <text:p>4.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0916688902" calcext:value-type="float">
            <text:p>1.0916688902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29.9365674681" calcext:value-type="float">
            <text:p>29.9365674681</text:p>
          </table:table-cell>
        </table:table-row>
        <table:table-row table:style-name="ro1">
          <table:table-cell office:value-type="string" calcext:value-type="string">
            <text:p>01/06/1964</text:p>
          </table:table-cell>
          <table:table-cell office:value-type="float" office:value="80.24" calcext:value-type="float">
            <text:p>80.24</text:p>
          </table:table-cell>
          <table:table-cell office:value-type="float" office:value="2.38" calcext:value-type="float">
            <text:p>2.38</text:p>
          </table:table-cell>
          <table:table-cell office:value-type="float" office:value="2.9661016949" calcext:value-type="float">
            <text:p>2.9661016949</text:p>
          </table:table-cell>
          <table:table-cell office:value-type="float" office:value="-0.0034894285" calcext:value-type="float">
            <text:p>-0.0034894285</text:p>
          </table:table-cell>
          <table:table-cell office:value-type="float" office:value="2235.0554659123" calcext:value-type="float">
            <text:p>2235.0554659123</text:p>
          </table:table-cell>
          <table:table-cell office:value-type="float" office:value="4.17" calcext:value-type="float">
            <text:p>4.1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0944526459" calcext:value-type="float">
            <text:p>1.0944526459</text:p>
          </table:table-cell>
          <table:table-cell office:value-type="float" office:value="0.006025" calcext:value-type="float">
            <text:p>0.006025</text:p>
          </table:table-cell>
          <table:table-cell office:value-type="float" office:value="30.1169352871" calcext:value-type="float">
            <text:p>30.1169352871</text:p>
          </table:table-cell>
        </table:table-row>
        <table:table-row table:style-name="ro1">
          <table:table-cell office:value-type="string" calcext:value-type="string">
            <text:p>01/07/1964</text:p>
          </table:table-cell>
          <table:table-cell office:value-type="float" office:value="83.22" calcext:value-type="float">
            <text:p>83.22</text:p>
          </table:table-cell>
          <table:table-cell office:value-type="float" office:value="2.4" calcext:value-type="float">
            <text:p>2.4</text:p>
          </table:table-cell>
          <table:table-cell office:value-type="float" office:value="2.8839221341" calcext:value-type="float">
            <text:p>2.8839221341</text:p>
          </table:table-cell>
          <table:table-cell office:value-type="float" office:value="0.0396311067" calcext:value-type="float">
            <text:p>0.0396311067</text:p>
          </table:table-cell>
          <table:table-cell office:value-type="float" office:value="2323.6331875175" calcext:value-type="float">
            <text:p>2323.6331875175</text:p>
          </table:table-cell>
          <table:table-cell office:value-type="float" office:value="4.19" calcext:value-type="float">
            <text:p>4.1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0925920764" calcext:value-type="float">
            <text:p>1.0925920764</text:p>
          </table:table-cell>
          <table:table-cell office:value-type="float" office:value="0.0017916667" calcext:value-type="float">
            <text:p>0.0017916667</text:p>
          </table:table-cell>
          <table:table-cell office:value-type="float" office:value="30.1708947961" calcext:value-type="float">
            <text:p>30.1708947961</text:p>
          </table:table-cell>
        </table:table-row>
        <table:table-row table:style-name="ro1">
          <table:table-cell office:value-type="string" calcext:value-type="string">
            <text:p>01/08/1964</text:p>
          </table:table-cell>
          <table:table-cell office:value-type="float" office:value="82" calcext:value-type="float">
            <text:p>82</text:p>
          </table:table-cell>
          <table:table-cell office:value-type="float" office:value="2.42" calcext:value-type="float">
            <text:p>2.42</text:p>
          </table:table-cell>
          <table:table-cell office:value-type="float" office:value="2.9512195122" calcext:value-type="float">
            <text:p>2.9512195122</text:p>
          </table:table-cell>
          <table:table-cell office:value-type="float" office:value="-0.0122366418" calcext:value-type="float">
            <text:p>-0.0122366418</text:p>
          </table:table-cell>
          <table:table-cell office:value-type="float" office:value="2295.1997204509" calcext:value-type="float">
            <text:p>2295.1997204509</text:p>
          </table:table-cell>
          <table:table-cell office:value-type="float" office:value="4.19" calcext:value-type="float">
            <text:p>4.19</text:p>
          </table:table-cell>
          <table:table-cell office:value-type="float" office:value="0" calcext:value-type="float">
            <text:p>0</text:p>
          </table:table-cell>
          <table:table-cell office:value-type="float" office:value="1.0925920764" calcext:value-type="float">
            <text:p>1.0925920764</text:p>
          </table:table-cell>
          <table:table-cell office:value-type="float" office:value="0.0034916667" calcext:value-type="float">
            <text:p>0.0034916667</text:p>
          </table:table-cell>
          <table:table-cell office:value-type="float" office:value="30.2762415038" calcext:value-type="float">
            <text:p>30.2762415038</text:p>
          </table:table-cell>
        </table:table-row>
        <table:table-row table:style-name="ro1">
          <table:table-cell office:value-type="string" calcext:value-type="string">
            <text:p>01/09/1964</text:p>
          </table:table-cell>
          <table:table-cell office:value-type="float" office:value="83.41" calcext:value-type="float">
            <text:p>83.41</text:p>
          </table:table-cell>
          <table:table-cell office:value-type="float" office:value="2.44" calcext:value-type="float">
            <text:p>2.44</text:p>
          </table:table-cell>
          <table:table-cell office:value-type="float" office:value="2.925308716" calcext:value-type="float">
            <text:p>2.925308716</text:p>
          </table:table-cell>
          <table:table-cell office:value-type="float" office:value="0.0196747967" calcext:value-type="float">
            <text:p>0.0196747967</text:p>
          </table:table-cell>
          <table:table-cell office:value-type="float" office:value="2340.3573084467" calcext:value-type="float">
            <text:p>2340.3573084467</text:p>
          </table:table-cell>
          <table:table-cell office:value-type="float" office:value="4.2" calcext:value-type="float">
            <text:p>4.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916633731" calcext:value-type="float">
            <text:p>1.0916633731</text:p>
          </table:table-cell>
          <table:table-cell office:value-type="float" office:value="0.00265" calcext:value-type="float">
            <text:p>0.00265</text:p>
          </table:table-cell>
          <table:table-cell office:value-type="float" office:value="30.3564735438" calcext:value-type="float">
            <text:p>30.3564735438</text:p>
          </table:table-cell>
        </table:table-row>
        <table:table-row table:style-name="ro1">
          <table:table-cell office:value-type="string" calcext:value-type="string">
            <text:p>01/10/1964</text:p>
          </table:table-cell>
          <table:table-cell office:value-type="float" office:value="84.85" calcext:value-type="float">
            <text:p>84.85</text:p>
          </table:table-cell>
          <table:table-cell office:value-type="float" office:value="2.46" calcext:value-type="float">
            <text:p>2.46</text:p>
          </table:table-cell>
          <table:table-cell office:value-type="float" office:value="2.8992339423" calcext:value-type="float">
            <text:p>2.8992339423</text:p>
          </table:table-cell>
          <table:table-cell office:value-type="float" office:value="0.0197218559" calcext:value-type="float">
            <text:p>0.0197218559</text:p>
          </table:table-cell>
          <table:table-cell office:value-type="float" office:value="2386.513498021" calcext:value-type="float">
            <text:p>2386.513498021</text:p>
          </table:table-cell>
          <table:table-cell office:value-type="float" office:value="4.19" calcext:value-type="float">
            <text:p>4.1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2591287" calcext:value-type="float">
            <text:p>1.092591287</text:p>
          </table:table-cell>
          <table:table-cell office:value-type="float" office:value="0.0043416667" calcext:value-type="float">
            <text:p>0.0043416667</text:p>
          </table:table-cell>
          <table:table-cell office:value-type="float" office:value="30.4882712331" calcext:value-type="float">
            <text:p>30.4882712331</text:p>
          </table:table-cell>
        </table:table-row>
        <table:table-row table:style-name="ro1">
          <table:table-cell office:value-type="string" calcext:value-type="string">
            <text:p>01/11/1964</text:p>
          </table:table-cell>
          <table:table-cell office:value-type="float" office:value="85.44" calcext:value-type="float">
            <text:p>85.44</text:p>
          </table:table-cell>
          <table:table-cell office:value-type="float" office:value="2.48" calcext:value-type="float">
            <text:p>2.48</text:p>
          </table:table-cell>
          <table:table-cell office:value-type="float" office:value="2.9026217228" calcext:value-type="float">
            <text:p>2.9026217228</text:p>
          </table:table-cell>
          <table:table-cell office:value-type="float" office:value="0.0093891181" calcext:value-type="float">
            <text:p>0.0093891181</text:p>
          </table:table-cell>
          <table:table-cell office:value-type="float" office:value="2408.9207549854" calcext:value-type="float">
            <text:p>2408.9207549854</text:p>
          </table:table-cell>
          <table:table-cell office:value-type="float" office:value="4.15" calcext:value-type="float">
            <text:p>4.15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963060974" calcext:value-type="float">
            <text:p>1.0963060974</text:p>
          </table:table-cell>
          <table:table-cell office:value-type="float" office:value="0.0068583333" calcext:value-type="float">
            <text:p>0.0068583333</text:p>
          </table:table-cell>
          <table:table-cell office:value-type="float" office:value="30.69736996" calcext:value-type="float">
            <text:p>30.69736996</text:p>
          </table:table-cell>
        </table:table-row>
        <table:table-row table:style-name="ro1">
          <table:table-cell office:value-type="string" calcext:value-type="string">
            <text:p>01/12/1964</text:p>
          </table:table-cell>
          <table:table-cell office:value-type="float" office:value="83.96" calcext:value-type="float">
            <text:p>83.96</text:p>
          </table:table-cell>
          <table:table-cell office:value-type="float" office:value="2.5" calcext:value-type="float">
            <text:p>2.5</text:p>
          </table:table-cell>
          <table:table-cell office:value-type="float" office:value="2.9776083849" calcext:value-type="float">
            <text:p>2.9776083849</text:p>
          </table:table-cell>
          <table:table-cell office:value-type="float" office:value="-0.0148837391" calcext:value-type="float">
            <text:p>-0.0148837391</text:p>
          </table:table-cell>
          <table:table-cell office:value-type="float" office:value="2373.067007013" calcext:value-type="float">
            <text:p>2373.067007013</text:p>
          </table:table-cell>
          <table:table-cell office:value-type="float" office:value="4.18" calcext:value-type="float">
            <text:p>4.1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935105168" calcext:value-type="float">
            <text:p>1.0935105168</text:p>
          </table:table-cell>
          <table:table-cell office:value-type="float" office:value="0.0009333333" calcext:value-type="float">
            <text:p>0.0009333333</text:p>
          </table:table-cell>
          <table:table-cell office:value-type="float" office:value="30.7260208386" calcext:value-type="float">
            <text:p>30.7260208386</text:p>
          </table:table-cell>
        </table:table-row>
        <table:table-row table:style-name="ro1">
          <table:table-cell office:value-type="string" calcext:value-type="string">
            <text:p>01/01/1965</text:p>
          </table:table-cell>
          <table:table-cell office:value-type="float" office:value="86.12" calcext:value-type="float">
            <text:p>86.12</text:p>
          </table:table-cell>
          <table:table-cell office:value-type="float" office:value="2.52" calcext:value-type="float">
            <text:p>2.52</text:p>
          </table:table-cell>
          <table:table-cell office:value-type="float" office:value="2.9261495588" calcext:value-type="float">
            <text:p>2.9261495588</text:p>
          </table:table-cell>
          <table:table-cell office:value-type="float" office:value="0.0282244223" calcext:value-type="float">
            <text:p>0.0282244223</text:p>
          </table:table-cell>
          <table:table-cell office:value-type="float" office:value="2440.0454524695" calcext:value-type="float">
            <text:p>2440.0454524695</text:p>
          </table:table-cell>
          <table:table-cell office:value-type="float" office:value="4.19" calcext:value-type="float">
            <text:p>4.1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925810329" calcext:value-type="float">
            <text:p>1.0925810329</text:p>
          </table:table-cell>
          <table:table-cell office:value-type="float" office:value="0.0026416667" calcext:value-type="float">
            <text:p>0.0026416667</text:p>
          </table:table-cell>
          <table:table-cell office:value-type="float" office:value="30.8071887436" calcext:value-type="float">
            <text:p>30.8071887436</text:p>
          </table:table-cell>
        </table:table-row>
        <table:table-row table:style-name="ro1">
          <table:table-cell office:value-type="string" calcext:value-type="string">
            <text:p>01/02/1965</text:p>
          </table:table-cell>
          <table:table-cell office:value-type="float" office:value="86.75" calcext:value-type="float">
            <text:p>86.75</text:p>
          </table:table-cell>
          <table:table-cell office:value-type="float" office:value="2.53" calcext:value-type="float">
            <text:p>2.53</text:p>
          </table:table-cell>
          <table:table-cell office:value-type="float" office:value="2.916426513" calcext:value-type="float">
            <text:p>2.916426513</text:p>
          </table:table-cell>
          <table:table-cell office:value-type="float" office:value="0.0097667305" calcext:value-type="float">
            <text:p>0.0097667305</text:p>
          </table:table-cell>
          <table:table-cell office:value-type="float" office:value="2463.8767188873" calcext:value-type="float">
            <text:p>2463.8767188873</text:p>
          </table:table-cell>
          <table:table-cell office:value-type="float" office:value="4.21" calcext:value-type="float">
            <text:p>4.2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1.0907236451" calcext:value-type="float">
            <text:p>1.0907236451</text:p>
          </table:table-cell>
          <table:table-cell office:value-type="float" office:value="0.0018083333" calcext:value-type="float">
            <text:p>0.0018083333</text:p>
          </table:table-cell>
          <table:table-cell office:value-type="float" office:value="30.86289841" calcext:value-type="float">
            <text:p>30.86289841</text:p>
          </table:table-cell>
        </table:table-row>
        <table:table-row table:style-name="ro1">
          <table:table-cell office:value-type="string" calcext:value-type="string">
            <text:p>01/03/1965</text:p>
          </table:table-cell>
          <table:table-cell office:value-type="float" office:value="86.83" calcext:value-type="float">
            <text:p>86.83</text:p>
          </table:table-cell>
          <table:table-cell office:value-type="float" office:value="2.55" calcext:value-type="float">
            <text:p>2.55</text:p>
          </table:table-cell>
          <table:table-cell office:value-type="float" office:value="2.9367730047" calcext:value-type="float">
            <text:p>2.9367730047</text:p>
          </table:table-cell>
          <table:table-cell office:value-type="float" office:value="0.0033717579" calcext:value-type="float">
            <text:p>0.0033717579</text:p>
          </table:table-cell>
          <table:table-cell office:value-type="float" office:value="2472.1843147406" calcext:value-type="float">
            <text:p>2472.1843147406</text:p>
          </table:table-cell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1.0907236451" calcext:value-type="float">
            <text:p>1.0907236451</text:p>
          </table:table-cell>
          <table:table-cell office:value-type="float" office:value="0.0035083333" calcext:value-type="float">
            <text:p>0.0035083333</text:p>
          </table:table-cell>
          <table:table-cell office:value-type="float" office:value="30.9711757452" calcext:value-type="float">
            <text:p>30.9711757452</text:p>
          </table:table-cell>
        </table:table-row>
        <table:table-row table:style-name="ro1">
          <table:table-cell office:value-type="string" calcext:value-type="string">
            <text:p>01/04/1965</text:p>
          </table:table-cell>
          <table:table-cell office:value-type="float" office:value="87.97" calcext:value-type="float">
            <text:p>87.97</text:p>
          </table:table-cell>
          <table:table-cell office:value-type="float" office:value="2.57" calcext:value-type="float">
            <text:p>2.57</text:p>
          </table:table-cell>
          <table:table-cell office:value-type="float" office:value="2.9214504945" calcext:value-type="float">
            <text:p>2.9214504945</text:p>
          </table:table-cell>
          <table:table-cell office:value-type="float" office:value="0.0155956083" calcext:value-type="float">
            <text:p>0.0155956083</text:p>
          </table:table-cell>
          <table:table-cell office:value-type="float" office:value="2510.7395329011" calcext:value-type="float">
            <text:p>2510.7395329011</text:p>
          </table:table-cell>
          <table:table-cell office:value-type="float" office:value="4.2" calcext:value-type="float">
            <text:p>4.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16507602" calcext:value-type="float">
            <text:p>1.0916507602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31.1059003597" calcext:value-type="float">
            <text:p>31.1059003597</text:p>
          </table:table-cell>
        </table:table-row>
        <table:table-row table:style-name="ro1">
          <table:table-cell office:value-type="string" calcext:value-type="string">
            <text:p>01/05/1965</text:p>
          </table:table-cell>
          <table:table-cell office:value-type="float" office:value="89.28" calcext:value-type="float">
            <text:p>89.28</text:p>
          </table:table-cell>
          <table:table-cell office:value-type="float" office:value="2.59" calcext:value-type="float">
            <text:p>2.59</text:p>
          </table:table-cell>
          <table:table-cell office:value-type="float" office:value="2.9009856631" calcext:value-type="float">
            <text:p>2.9009856631</text:p>
          </table:table-cell>
          <table:table-cell office:value-type="float" office:value="0.0173449282" calcext:value-type="float">
            <text:p>0.0173449282</text:p>
          </table:table-cell>
          <table:table-cell office:value-type="float" office:value="2554.2881298162" calcext:value-type="float">
            <text:p>2554.2881298162</text:p>
          </table:table-cell>
          <table:table-cell office:value-type="float" office:value="4.21" calcext:value-type="float">
            <text:p>4.21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907228571" calcext:value-type="float">
            <text:p>1.0907228571</text:p>
          </table:table-cell>
          <table:table-cell office:value-type="float" office:value="0.0026583333" calcext:value-type="float">
            <text:p>0.0026583333</text:p>
          </table:table-cell>
          <table:table-cell office:value-type="float" office:value="31.1885902115" calcext:value-type="float">
            <text:p>31.1885902115</text:p>
          </table:table-cell>
        </table:table-row>
        <table:table-row table:style-name="ro1">
          <table:table-cell office:value-type="string" calcext:value-type="string">
            <text:p>01/06/1965</text:p>
          </table:table-cell>
          <table:table-cell office:value-type="float" office:value="85.04" calcext:value-type="float">
            <text:p>85.04</text:p>
          </table:table-cell>
          <table:table-cell office:value-type="float" office:value="2.61" calcext:value-type="float">
            <text:p>2.61</text:p>
          </table:table-cell>
          <table:table-cell office:value-type="float" office:value="3.0691439323" calcext:value-type="float">
            <text:p>3.0691439323</text:p>
          </table:table-cell>
          <table:table-cell office:value-type="float" office:value="-0.0450548835" calcext:value-type="float">
            <text:p>-0.0450548835</text:p>
          </table:table-cell>
          <table:table-cell office:value-type="float" office:value="2439.2049756698" calcext:value-type="float">
            <text:p>2439.2049756698</text:p>
          </table:table-cell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1.0907228571" calcext:value-type="float">
            <text:p>1.0907228571</text:p>
          </table:table-cell>
          <table:table-cell office:value-type="float" office:value="0.0035083333" calcext:value-type="float">
            <text:p>0.0035083333</text:p>
          </table:table-cell>
          <table:table-cell office:value-type="float" office:value="31.2980101822" calcext:value-type="float">
            <text:p>31.2980101822</text:p>
          </table:table-cell>
        </table:table-row>
        <table:table-row table:style-name="ro1">
          <table:table-cell office:value-type="string" calcext:value-type="string">
            <text:p>01/07/1965</text:p>
          </table:table-cell>
          <table:table-cell office:value-type="float" office:value="84.91" calcext:value-type="float">
            <text:p>84.91</text:p>
          </table:table-cell>
          <table:table-cell office:value-type="float" office:value="2.63" calcext:value-type="float">
            <text:p>2.63</text:p>
          </table:table-cell>
          <table:table-cell office:value-type="float" office:value="3.0973972441" calcext:value-type="float">
            <text:p>3.0973972441</text:p>
          </table:table-cell>
          <table:table-cell office:value-type="float" office:value="0.001045263" calcext:value-type="float">
            <text:p>0.001045263</text:p>
          </table:table-cell>
          <table:table-cell office:value-type="float" office:value="2441.7545864132" calcext:value-type="float">
            <text:p>2441.7545864132</text:p>
          </table:table-cell>
          <table:table-cell office:value-type="float" office:value="4.2" calcext:value-type="float">
            <text:p>4.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16499715" calcext:value-type="float">
            <text:p>1.0916499715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31.4341565264" calcext:value-type="float">
            <text:p>31.4341565264</text:p>
          </table:table-cell>
        </table:table-row>
        <table:table-row table:style-name="ro1">
          <table:table-cell office:value-type="string" calcext:value-type="string">
            <text:p>01/08/1965</text:p>
          </table:table-cell>
          <table:table-cell office:value-type="float" office:value="86.49" calcext:value-type="float">
            <text:p>86.49</text:p>
          </table:table-cell>
          <table:table-cell office:value-type="float" office:value="2.64" calcext:value-type="float">
            <text:p>2.64</text:p>
          </table:table-cell>
          <table:table-cell office:value-type="float" office:value="3.0523759972" calcext:value-type="float">
            <text:p>3.0523759972</text:p>
          </table:table-cell>
          <table:table-cell office:value-type="float" office:value="0.0212021847" calcext:value-type="float">
            <text:p>0.0212021847</text:p>
          </table:table-cell>
          <table:table-cell office:value-type="float" office:value="2493.5251180637" calcext:value-type="float">
            <text:p>2493.5251180637</text:p>
          </table:table-cell>
          <table:table-cell office:value-type="float" office:value="4.25" calcext:value-type="float">
            <text:p>4.25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0870104591" calcext:value-type="float">
            <text:p>1.0870104591</text:p>
          </table:table-cell>
          <table:table-cell office:value-type="float" office:value="-0.0007083333" calcext:value-type="float">
            <text:p>-0.0007083333</text:p>
          </table:table-cell>
          <table:table-cell office:value-type="float" office:value="31.4118906656" calcext:value-type="float">
            <text:p>31.4118906656</text:p>
          </table:table-cell>
        </table:table-row>
        <table:table-row table:style-name="ro1">
          <table:table-cell office:value-type="string" calcext:value-type="string">
            <text:p>01/09/1965</text:p>
          </table:table-cell>
          <table:table-cell office:value-type="float" office:value="89.38" calcext:value-type="float">
            <text:p>89.38</text:p>
          </table:table-cell>
          <table:table-cell office:value-type="float" office:value="2.66" calcext:value-type="float">
            <text:p>2.66</text:p>
          </table:table-cell>
          <table:table-cell office:value-type="float" office:value="2.9760572835" calcext:value-type="float">
            <text:p>2.9760572835</text:p>
          </table:table-cell>
          <table:table-cell office:value-type="float" office:value="0.0359771843" calcext:value-type="float">
            <text:p>0.0359771843</text:p>
          </table:table-cell>
          <table:table-cell office:value-type="float" office:value="2583.2351306938" calcext:value-type="float">
            <text:p>2583.2351306938</text:p>
          </table:table-cell>
          <table:table-cell office:value-type="float" office:value="4.29" calcext:value-type="float">
            <text:p>4.2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0833146236" calcext:value-type="float">
            <text:p>1.0833146236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31.4173877464" calcext:value-type="float">
            <text:p>31.4173877464</text:p>
          </table:table-cell>
        </table:table-row>
        <table:table-row table:style-name="ro1">
          <table:table-cell office:value-type="string" calcext:value-type="string">
            <text:p>01/10/1965</text:p>
          </table:table-cell>
          <table:table-cell office:value-type="float" office:value="91.39" calcext:value-type="float">
            <text:p>91.39</text:p>
          </table:table-cell>
          <table:table-cell office:value-type="float" office:value="2.68" calcext:value-type="float">
            <text:p>2.68</text:p>
          </table:table-cell>
          <table:table-cell office:value-type="float" office:value="2.932487143" calcext:value-type="float">
            <text:p>2.932487143</text:p>
          </table:table-cell>
          <table:table-cell office:value-type="float" office:value="0.0249869471" calcext:value-type="float">
            <text:p>0.0249869471</text:p>
          </table:table-cell>
          <table:table-cell office:value-type="float" office:value="2647.7822902956" calcext:value-type="float">
            <text:p>2647.7822902956</text:p>
          </table:table-cell>
          <table:table-cell office:value-type="float" office:value="4.35" calcext:value-type="float">
            <text:p>4.35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077789719" calcext:value-type="float">
            <text:p>1.077789719</text:p>
          </table:table-cell>
          <table:table-cell office:value-type="float" office:value="-0.001475" calcext:value-type="float">
            <text:p>-0.001475</text:p>
          </table:table-cell>
          <table:table-cell office:value-type="float" office:value="31.3710470995" calcext:value-type="float">
            <text:p>31.3710470995</text:p>
          </table:table-cell>
        </table:table-row>
        <table:table-row table:style-name="ro1">
          <table:table-cell office:value-type="string" calcext:value-type="string">
            <text:p>01/11/1965</text:p>
          </table:table-cell>
          <table:table-cell office:value-type="float" office:value="92.15" calcext:value-type="float">
            <text:p>92.15</text:p>
          </table:table-cell>
          <table:table-cell office:value-type="float" office:value="2.7" calcext:value-type="float">
            <text:p>2.7</text:p>
          </table:table-cell>
          <table:table-cell office:value-type="float" office:value="2.9300054259" calcext:value-type="float">
            <text:p>2.9300054259</text:p>
          </table:table-cell>
          <table:table-cell office:value-type="float" office:value="0.0107779845" calcext:value-type="float">
            <text:p>0.0107779845</text:p>
          </table:table-cell>
          <table:table-cell office:value-type="float" office:value="2676.3200466797" calcext:value-type="float">
            <text:p>2676.3200466797</text:p>
          </table:table-cell>
          <table:table-cell office:value-type="float" office:value="4.45" calcext:value-type="float">
            <text:p>4.45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0686285064" calcext:value-type="float">
            <text:p>1.0686285064</text:p>
          </table:table-cell>
          <table:table-cell office:value-type="float" office:value="-0.0047916667" calcext:value-type="float">
            <text:p>-0.0047916667</text:p>
          </table:table-cell>
          <table:table-cell office:value-type="float" office:value="31.2207274988" calcext:value-type="float">
            <text:p>31.2207274988</text:p>
          </table:table-cell>
        </table:table-row>
        <table:table-row table:style-name="ro1">
          <table:table-cell office:value-type="string" calcext:value-type="string">
            <text:p>01/12/1965</text:p>
          </table:table-cell>
          <table:table-cell office:value-type="float" office:value="91.73" calcext:value-type="float">
            <text:p>91.73</text:p>
          </table:table-cell>
          <table:table-cell office:value-type="float" office:value="2.72" calcext:value-type="float">
            <text:p>2.72</text:p>
          </table:table-cell>
          <table:table-cell office:value-type="float" office:value="2.965224027" calcext:value-type="float">
            <text:p>2.965224027</text:p>
          </table:table-cell>
          <table:table-cell office:value-type="float" office:value="-0.0020980286" calcext:value-type="float">
            <text:p>-0.0020980286</text:p>
          </table:table-cell>
          <table:table-cell office:value-type="float" office:value="2670.7050507417" calcext:value-type="float">
            <text:p>2670.7050507417</text:p>
          </table:table-cell>
          <table:table-cell office:value-type="float" office:value="4.62" calcext:value-type="float">
            <text:p>4.62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1.0531868245" calcext:value-type="float">
            <text:p>1.053186824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30.8897877873" calcext:value-type="float">
            <text:p>30.8897877873</text:p>
          </table:table-cell>
        </table:table-row>
        <table:table-row table:style-name="ro1">
          <table:table-cell office:value-type="string" calcext:value-type="string">
            <text:p>01/01/1966</text:p>
          </table:table-cell>
          <table:table-cell office:value-type="float" office:value="93.32" calcext:value-type="float">
            <text:p>93.32</text:p>
          </table:table-cell>
          <table:table-cell office:value-type="float" office:value="2.74" calcext:value-type="float">
            <text:p>2.74</text:p>
          </table:table-cell>
          <table:table-cell office:value-type="float" office:value="2.9361337334" calcext:value-type="float">
            <text:p>2.9361337334</text:p>
          </table:table-cell>
          <table:table-cell office:value-type="float" office:value="0.019822668" calcext:value-type="float">
            <text:p>0.019822668</text:p>
          </table:table-cell>
          <table:table-cell office:value-type="float" office:value="2723.6455502213" calcext:value-type="float">
            <text:p>2723.6455502213</text:p>
          </table:table-cell>
          <table:table-cell office:value-type="float" office:value="4.61" calcext:value-type="float">
            <text:p>4.6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540820333" calcext:value-type="float">
            <text:p>1.0540820333</text:p>
          </table:table-cell>
          <table:table-cell office:value-type="float" office:value="0.0046916667" calcext:value-type="float">
            <text:p>0.0046916667</text:p>
          </table:table-cell>
          <table:table-cell office:value-type="float" office:value="31.034712375" calcext:value-type="float">
            <text:p>31.034712375</text:p>
          </table:table-cell>
        </table:table-row>
        <table:table-row table:style-name="ro1">
          <table:table-cell office:value-type="string" calcext:value-type="string">
            <text:p>01/02/1966</text:p>
          </table:table-cell>
          <table:table-cell office:value-type="float" office:value="92.69" calcext:value-type="float">
            <text:p>92.69</text:p>
          </table:table-cell>
          <table:table-cell office:value-type="float" office:value="2.76" calcext:value-type="float">
            <text:p>2.76</text:p>
          </table:table-cell>
          <table:table-cell office:value-type="float" office:value="2.9776674938" calcext:value-type="float">
            <text:p>2.9776674938</text:p>
          </table:table-cell>
          <table:table-cell office:value-type="float" office:value="-0.0042863266" calcext:value-type="float">
            <text:p>-0.0042863266</text:p>
          </table:table-cell>
          <table:table-cell office:value-type="float" office:value="2711.9711158011" calcext:value-type="float">
            <text:p>2711.9711158011</text:p>
          </table:table-cell>
          <table:table-cell office:value-type="float" office:value="4.83" calcext:value-type="float">
            <text:p>4.83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0343706992" calcext:value-type="float">
            <text:p>1.0343706992</text:p>
          </table:table-cell>
          <table:table-cell office:value-type="float" office:value="-0.014675" calcext:value-type="float">
            <text:p>-0.014675</text:p>
          </table:table-cell>
          <table:table-cell office:value-type="float" office:value="30.5792779709" calcext:value-type="float">
            <text:p>30.5792779709</text:p>
          </table:table-cell>
        </table:table-row>
        <table:table-row table:style-name="ro1">
          <table:table-cell office:value-type="string" calcext:value-type="string">
            <text:p>01/03/1966</text:p>
          </table:table-cell>
          <table:table-cell office:value-type="float" office:value="88.88" calcext:value-type="float">
            <text:p>88.88</text:p>
          </table:table-cell>
          <table:table-cell office:value-type="float" office:value="2.78" calcext:value-type="float">
            <text:p>2.78</text:p>
          </table:table-cell>
          <table:table-cell office:value-type="float" office:value="3.1278127813" calcext:value-type="float">
            <text:p>3.1278127813</text:p>
          </table:table-cell>
          <table:table-cell office:value-type="float" office:value="-0.0386053871" calcext:value-type="float">
            <text:p>-0.0386053871</text:p>
          </table:table-cell>
          <table:table-cell office:value-type="float" office:value="2607.2744209828" calcext:value-type="float">
            <text:p>2607.2744209828</text:p>
          </table:table-cell>
          <table:table-cell office:value-type="float" office:value="4.87" calcext:value-type="float">
            <text:p>4.8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0308538389" calcext:value-type="float">
            <text:p>1.0308538389</text:p>
          </table:table-cell>
          <table:table-cell office:value-type="float" office:value="0.0006583333" calcext:value-type="float">
            <text:p>0.0006583333</text:p>
          </table:table-cell>
          <table:table-cell office:value-type="float" office:value="30.5994093289" calcext:value-type="float">
            <text:p>30.5994093289</text:p>
          </table:table-cell>
        </table:table-row>
        <table:table-row table:style-name="ro1">
          <table:table-cell office:value-type="string" calcext:value-type="string">
            <text:p>01/04/1966</text:p>
          </table:table-cell>
          <table:table-cell office:value-type="float" office:value="91.6" calcext:value-type="float">
            <text:p>91.6</text:p>
          </table:table-cell>
          <table:table-cell office:value-type="float" office:value="2.8" calcext:value-type="float">
            <text:p>2.8</text:p>
          </table:table-cell>
          <table:table-cell office:value-type="float" office:value="3.056768559" calcext:value-type="float">
            <text:p>3.056768559</text:p>
          </table:table-cell>
          <table:table-cell office:value-type="float" office:value="0.0332252006" calcext:value-type="float">
            <text:p>0.0332252006</text:p>
          </table:table-cell>
          <table:table-cell office:value-type="float" office:value="2693.9016367567" calcext:value-type="float">
            <text:p>2693.9016367567</text:p>
          </table:table-cell>
          <table:table-cell office:value-type="float" office:value="4.75" calcext:value-type="float">
            <text:p>4.75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041368548" calcext:value-type="float">
            <text:p>1.041368548</text:p>
          </table:table-cell>
          <table:table-cell office:value-type="float" office:value="0.0141583333" calcext:value-type="float">
            <text:p>0.0141583333</text:p>
          </table:table-cell>
          <table:table-cell office:value-type="float" office:value="31.032645966" calcext:value-type="float">
            <text:p>31.032645966</text:p>
          </table:table-cell>
        </table:table-row>
        <table:table-row table:style-name="ro1">
          <table:table-cell office:value-type="string" calcext:value-type="string">
            <text:p>01/05/1966</text:p>
          </table:table-cell>
          <table:table-cell office:value-type="float" office:value="86.78" calcext:value-type="float">
            <text:p>86.78</text:p>
          </table:table-cell>
          <table:table-cell office:value-type="float" office:value="2.81" calcext:value-type="float">
            <text:p>2.81</text:p>
          </table:table-cell>
          <table:table-cell office:value-type="float" office:value="3.2380732888" calcext:value-type="float">
            <text:p>3.2380732888</text:p>
          </table:table-cell>
          <table:table-cell office:value-type="float" office:value="-0.0500606532" calcext:value-type="float">
            <text:p>-0.0500606532</text:p>
          </table:table-cell>
          <table:table-cell office:value-type="float" office:value="2559.0431611579" calcext:value-type="float">
            <text:p>2559.0431611579</text:p>
          </table:table-cell>
          <table:table-cell office:value-type="float" office:value="4.78" calcext:value-type="float">
            <text:p>4.78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387130582" calcext:value-type="float">
            <text:p>1.0387130582</text:p>
          </table:table-cell>
          <table:table-cell office:value-type="float" office:value="0.0014333333" calcext:value-type="float">
            <text:p>0.0014333333</text:p>
          </table:table-cell>
          <table:table-cell office:value-type="float" office:value="31.0771260919" calcext:value-type="float">
            <text:p>31.0771260919</text:p>
          </table:table-cell>
        </table:table-row>
        <table:table-row table:style-name="ro1">
          <table:table-cell office:value-type="string" calcext:value-type="string">
            <text:p>01/06/1966</text:p>
          </table:table-cell>
          <table:table-cell office:value-type="float" office:value="86.06" calcext:value-type="float">
            <text:p>86.06</text:p>
          </table:table-cell>
          <table:table-cell office:value-type="float" office:value="2.83" calcext:value-type="float">
            <text:p>2.83</text:p>
          </table:table-cell>
          <table:table-cell office:value-type="float" office:value="3.2884034395" calcext:value-type="float">
            <text:p>3.2884034395</text:p>
          </table:table-cell>
          <table:table-cell office:value-type="float" office:value="-0.0055792425" calcext:value-type="float">
            <text:p>-0.0055792425</text:p>
          </table:table-cell>
          <table:table-cell office:value-type="float" office:value="2544.7656387196" calcext:value-type="float">
            <text:p>2544.7656387196</text:p>
          </table:table-cell>
          <table:table-cell office:value-type="float" office:value="4.81" calcext:value-type="float">
            <text:p>4.81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360643399" calcext:value-type="float">
            <text:p>1.0360643399</text:p>
          </table:table-cell>
          <table:table-cell office:value-type="float" office:value="0.0014583333" calcext:value-type="float">
            <text:p>0.0014583333</text:p>
          </table:table-cell>
          <table:table-cell office:value-type="float" office:value="31.1224469008" calcext:value-type="float">
            <text:p>31.1224469008</text:p>
          </table:table-cell>
        </table:table-row>
        <table:table-row table:style-name="ro1">
          <table:table-cell office:value-type="string" calcext:value-type="string">
            <text:p>01/07/1966</text:p>
          </table:table-cell>
          <table:table-cell office:value-type="float" office:value="85.84" calcext:value-type="float">
            <text:p>85.84</text:p>
          </table:table-cell>
          <table:table-cell office:value-type="float" office:value="2.85" calcext:value-type="float">
            <text:p>2.85</text:p>
          </table:table-cell>
          <table:table-cell office:value-type="float" office:value="3.3201304753" calcext:value-type="float">
            <text:p>3.3201304753</text:p>
          </table:table-cell>
          <table:table-cell office:value-type="float" office:value="0.0002033465" calcext:value-type="float">
            <text:p>0.0002033465</text:p>
          </table:table-cell>
          <table:table-cell office:value-type="float" office:value="2545.2831079117" calcext:value-type="float">
            <text:p>2545.2831079117</text:p>
          </table:table-cell>
          <table:table-cell office:value-type="float" office:value="5.02" calcext:value-type="float">
            <text:p>5.02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1.0175705914" calcext:value-type="float">
            <text:p>1.0175705914</text:p>
          </table:table-cell>
          <table:table-cell office:value-type="float" office:value="-0.0136666667" calcext:value-type="float">
            <text:p>-0.0136666667</text:p>
          </table:table-cell>
          <table:table-cell office:value-type="float" office:value="30.6971067931" calcext:value-type="float">
            <text:p>30.6971067931</text:p>
          </table:table-cell>
        </table:table-row>
        <table:table-row table:style-name="ro1">
          <table:table-cell office:value-type="string" calcext:value-type="string">
            <text:p>01/08/1966</text:p>
          </table:table-cell>
          <table:table-cell office:value-type="float" office:value="80.65" calcext:value-type="float">
            <text:p>80.65</text:p>
          </table:table-cell>
          <table:table-cell office:value-type="float" office:value="2.87" calcext:value-type="float">
            <text:p>2.87</text:p>
          </table:table-cell>
          <table:table-cell office:value-type="float" office:value="3.5585864848" calcext:value-type="float">
            <text:p>3.5585864848</text:p>
          </table:table-cell>
          <table:table-cell office:value-type="float" office:value="-0.057675132" calcext:value-type="float">
            <text:p>-0.057675132</text:p>
          </table:table-cell>
          <table:table-cell office:value-type="float" office:value="2398.4835686128" calcext:value-type="float">
            <text:p>2398.4835686128</text:p>
          </table:table-cell>
          <table:table-cell office:value-type="float" office:value="5.22" calcext:value-type="float">
            <text:p>5.22</text:p>
          </table:table-cell>
          <table:table-cell office:value-type="float" office:value="-0.017" calcext:value-type="float">
            <text:p>-0.017</text:p>
          </table:table-cell>
          <table:table-cell office:value-type="float" office:value="1.0002718914" calcext:value-type="float">
            <text:p>1.0002718914</text:p>
          </table:table-cell>
          <table:table-cell office:value-type="float" office:value="-0.01265" calcext:value-type="float">
            <text:p>-0.01265</text:p>
          </table:table-cell>
          <table:table-cell office:value-type="float" office:value="30.3087883922" calcext:value-type="float">
            <text:p>30.3087883922</text:p>
          </table:table-cell>
        </table:table-row>
        <table:table-row table:style-name="ro1">
          <table:table-cell office:value-type="string" calcext:value-type="string">
            <text:p>01/09/1966</text:p>
          </table:table-cell>
          <table:table-cell office:value-type="float" office:value="77.81" calcext:value-type="float">
            <text:p>77.81</text:p>
          </table:table-cell>
          <table:table-cell office:value-type="float" office:value="2.89" calcext:value-type="float">
            <text:p>2.89</text:p>
          </table:table-cell>
          <table:table-cell office:value-type="float" office:value="3.7141755558" calcext:value-type="float">
            <text:p>3.7141755558</text:p>
          </table:table-cell>
          <table:table-cell office:value-type="float" office:value="-0.032227733" calcext:value-type="float">
            <text:p>-0.032227733</text:p>
          </table:table-cell>
          <table:table-cell office:value-type="float" office:value="2321.1858805522" calcext:value-type="float">
            <text:p>2321.1858805522</text:p>
          </table:table-cell>
          <table:table-cell office:value-type="float" office:value="5.18" calcext:value-type="float">
            <text:p>5.18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036728158" calcext:value-type="float">
            <text:p>1.0036728158</text:p>
          </table:table-cell>
          <table:table-cell office:value-type="float" office:value="0.0077166667" calcext:value-type="float">
            <text:p>0.0077166667</text:p>
          </table:table-cell>
          <table:table-cell office:value-type="float" office:value="30.5426712093" calcext:value-type="float">
            <text:p>30.5426712093</text:p>
          </table:table-cell>
        </table:table-row>
        <table:table-row table:style-name="ro1">
          <table:table-cell office:value-type="string" calcext:value-type="string">
            <text:p>01/10/1966</text:p>
          </table:table-cell>
          <table:table-cell office:value-type="float" office:value="77.13" calcext:value-type="float">
            <text:p>77.13</text:p>
          </table:table-cell>
          <table:table-cell office:value-type="float" office:value="2.88" calcext:value-type="float">
            <text:p>2.88</text:p>
          </table:table-cell>
          <table:table-cell office:value-type="float" office:value="3.7339556593" calcext:value-type="float">
            <text:p>3.7339556593</text:p>
          </table:table-cell>
          <table:table-cell office:value-type="float" office:value="-0.0056512338" calcext:value-type="float">
            <text:p>-0.0056512338</text:p>
          </table:table-cell>
          <table:table-cell office:value-type="float" office:value="2308.068316507" calcext:value-type="float">
            <text:p>2308.068316507</text:p>
          </table:table-cell>
          <table:table-cell office:value-type="float" office:value="5.01" calcext:value-type="float">
            <text:p>5.0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1.018175888" calcext:value-type="float">
            <text:p>1.018175888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31.1115284606" calcext:value-type="float">
            <text:p>31.1115284606</text:p>
          </table:table-cell>
        </table:table-row>
        <table:table-row table:style-name="ro1">
          <table:table-cell office:value-type="string" calcext:value-type="string">
            <text:p>01/11/1966</text:p>
          </table:table-cell>
          <table:table-cell office:value-type="float" office:value="80.99" calcext:value-type="float">
            <text:p>80.99</text:p>
          </table:table-cell>
          <table:table-cell office:value-type="float" office:value="2.88" calcext:value-type="float">
            <text:p>2.88</text:p>
          </table:table-cell>
          <table:table-cell office:value-type="float" office:value="3.5559945672" calcext:value-type="float">
            <text:p>3.5559945672</text:p>
          </table:table-cell>
          <table:table-cell office:value-type="float" office:value="0.0531534098" calcext:value-type="float">
            <text:p>0.0531534098</text:p>
          </table:table-cell>
          <table:table-cell office:value-type="float" office:value="2430.7500176443" calcext:value-type="float">
            <text:p>2430.7500176443</text:p>
          </table:table-cell>
          <table:table-cell office:value-type="float" office:value="5.16" calcext:value-type="float">
            <text:p>5.1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1.0051941454" calcext:value-type="float">
            <text:p>1.0051941454</text:p>
          </table:table-cell>
          <table:table-cell office:value-type="float" office:value="-0.00845" calcext:value-type="float">
            <text:p>-0.00845</text:p>
          </table:table-cell>
          <table:table-cell office:value-type="float" office:value="30.8486360451" calcext:value-type="float">
            <text:p>30.8486360451</text:p>
          </table:table-cell>
        </table:table-row>
        <table:table-row table:style-name="ro1">
          <table:table-cell office:value-type="string" calcext:value-type="string">
            <text:p>01/12/1966</text:p>
          </table:table-cell>
          <table:table-cell office:value-type="float" office:value="81.33" calcext:value-type="float">
            <text:p>81.33</text:p>
          </table:table-cell>
          <table:table-cell office:value-type="float" office:value="2.87" calcext:value-type="float">
            <text:p>2.87</text:p>
          </table:table-cell>
          <table:table-cell office:value-type="float" office:value="3.5288331489" calcext:value-type="float">
            <text:p>3.5288331489</text:p>
          </table:table-cell>
          <table:table-cell office:value-type="float" office:value="0.0071510886" calcext:value-type="float">
            <text:p>0.0071510886</text:p>
          </table:table-cell>
          <table:table-cell office:value-type="float" office:value="2448.1325264135" calcext:value-type="float">
            <text:p>2448.1325264135</text:p>
          </table:table-cell>
          <table:table-cell office:value-type="float" office:value="4.84" calcext:value-type="float">
            <text:p>4.84</text:p>
          </table:table-cell>
          <table:table-cell office:value-type="float" office:value="0.0272" calcext:value-type="float">
            <text:p>0.0272</text:p>
          </table:table-cell>
          <table:table-cell office:value-type="float" office:value="1.0325354262" calcext:value-type="float">
            <text:p>1.0325354262</text:p>
          </table:table-cell>
          <table:table-cell office:value-type="float" office:value="0.0312333333" calcext:value-type="float">
            <text:p>0.0312333333</text:p>
          </table:table-cell>
          <table:table-cell office:value-type="float" office:value="31.8121417776" calcext:value-type="float">
            <text:p>31.8121417776</text:p>
          </table:table-cell>
        </table:table-row>
        <table:table-row table:style-name="ro1">
          <table:table-cell office:value-type="string" calcext:value-type="string">
            <text:p>01/01/1967</text:p>
          </table:table-cell>
          <table:table-cell office:value-type="float" office:value="84.45" calcext:value-type="float">
            <text:p>84.45</text:p>
          </table:table-cell>
          <table:table-cell office:value-type="float" office:value="2.88" calcext:value-type="float">
            <text:p>2.88</text:p>
          </table:table-cell>
          <table:table-cell office:value-type="float" office:value="3.4103019538" calcext:value-type="float">
            <text:p>3.4103019538</text:p>
          </table:table-cell>
          <table:table-cell office:value-type="float" office:value="0.0413131686" calcext:value-type="float">
            <text:p>0.0413131686</text:p>
          </table:table-cell>
          <table:table-cell office:value-type="float" office:value="2549.272638165" calcext:value-type="float">
            <text:p>2549.272638165</text:p>
          </table:table-cell>
          <table:table-cell office:value-type="float" office:value="4.58" calcext:value-type="float">
            <text:p>4.58</text:p>
          </table:table-cell>
          <table:table-cell office:value-type="float" office:value="0.0221" calcext:value-type="float">
            <text:p>0.0221</text:p>
          </table:table-cell>
          <table:table-cell office:value-type="float" office:value="1.0553544591" calcext:value-type="float">
            <text:p>1.0553544591</text:p>
          </table:table-cell>
          <table:table-cell office:value-type="float" office:value="0.0259166667" calcext:value-type="float">
            <text:p>0.0259166667</text:p>
          </table:table-cell>
          <table:table-cell office:value-type="float" office:value="32.636606452" calcext:value-type="float">
            <text:p>32.636606452</text:p>
          </table:table-cell>
        </table:table-row>
        <table:table-row table:style-name="ro1">
          <table:table-cell office:value-type="string" calcext:value-type="string">
            <text:p>01/02/1967</text:p>
          </table:table-cell>
          <table:table-cell office:value-type="float" office:value="87.36" calcext:value-type="float">
            <text:p>87.36</text:p>
          </table:table-cell>
          <table:table-cell office:value-type="float" office:value="2.89" calcext:value-type="float">
            <text:p>2.89</text:p>
          </table:table-cell>
          <table:table-cell office:value-type="float" office:value="3.3081501832" calcext:value-type="float">
            <text:p>3.3081501832</text:p>
          </table:table-cell>
          <table:table-cell office:value-type="float" office:value="0.0373100454" calcext:value-type="float">
            <text:p>0.0373100454</text:p>
          </table:table-cell>
          <table:table-cell office:value-type="float" office:value="2644.3861160109" calcext:value-type="float">
            <text:p>2644.3861160109</text:p>
          </table:table-cell>
          <table:table-cell office:value-type="float" office:value="4.63" calcext:value-type="float">
            <text:p>4.63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0508692027" calcext:value-type="float">
            <text:p>1.0508692027</text:p>
          </table:table-cell>
          <table:table-cell office:value-type="float" office:value="-0.0003916667" calcext:value-type="float">
            <text:p>-0.0003916667</text:p>
          </table:table-cell>
          <table:table-cell office:value-type="float" office:value="32.6238237811" calcext:value-type="float">
            <text:p>32.6238237811</text:p>
          </table:table-cell>
        </table:table-row>
        <table:table-row table:style-name="ro1">
          <table:table-cell office:value-type="string" calcext:value-type="string">
            <text:p>01/03/1967</text:p>
          </table:table-cell>
          <table:table-cell office:value-type="float" office:value="89.42" calcext:value-type="float">
            <text:p>89.42</text:p>
          </table:table-cell>
          <table:table-cell office:value-type="float" office:value="2.9" calcext:value-type="float">
            <text:p>2.9</text:p>
          </table:table-cell>
          <table:table-cell office:value-type="float" office:value="3.243122344" calcext:value-type="float">
            <text:p>3.243122344</text:p>
          </table:table-cell>
          <table:table-cell office:value-type="float" office:value="0.026346917" calcext:value-type="float">
            <text:p>0.026346917</text:p>
          </table:table-cell>
          <table:table-cell office:value-type="float" office:value="2714.0575374511" calcext:value-type="float">
            <text:p>2714.0575374511</text:p>
          </table:table-cell>
          <table:table-cell office:value-type="float" office:value="4.54" calcext:value-type="float">
            <text:p>4.54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0589083521" calcext:value-type="float">
            <text:p>1.0589083521</text:p>
          </table:table-cell>
          <table:table-cell office:value-type="float" office:value="0.0114333333" calcext:value-type="float">
            <text:p>0.0114333333</text:p>
          </table:table-cell>
          <table:table-cell office:value-type="float" office:value="32.996822833" calcext:value-type="float">
            <text:p>32.996822833</text:p>
          </table:table-cell>
        </table:table-row>
        <table:table-row table:style-name="ro1">
          <table:table-cell office:value-type="string" calcext:value-type="string">
            <text:p>01/04/1967</text:p>
          </table:table-cell>
          <table:table-cell office:value-type="float" office:value="90.96" calcext:value-type="float">
            <text:p>90.96</text:p>
          </table:table-cell>
          <table:table-cell office:value-type="float" office:value="2.9" calcext:value-type="float">
            <text:p>2.9</text:p>
          </table:table-cell>
          <table:table-cell office:value-type="float" office:value="3.1882145998" calcext:value-type="float">
            <text:p>3.1882145998</text:p>
          </table:table-cell>
          <table:table-cell office:value-type="float" office:value="0.0199246999" calcext:value-type="float">
            <text:p>0.0199246999</text:p>
          </table:table-cell>
          <table:table-cell office:value-type="float" office:value="2768.134319445" calcext:value-type="float">
            <text:p>2768.134319445</text:p>
          </table:table-cell>
          <table:table-cell office:value-type="float" office:value="4.59" calcext:value-type="float">
            <text:p>4.59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1.0544079916" calcext:value-type="float">
            <text:p>1.0544079916</text:p>
          </table:table-cell>
          <table:table-cell office:value-type="float" office:value="-0.000425" calcext:value-type="float">
            <text:p>-0.000425</text:p>
          </table:table-cell>
          <table:table-cell office:value-type="float" office:value="32.9827991833" calcext:value-type="float">
            <text:p>32.9827991833</text:p>
          </table:table-cell>
        </table:table-row>
        <table:table-row table:style-name="ro1">
          <table:table-cell office:value-type="string" calcext:value-type="string">
            <text:p>01/05/1967</text:p>
          </table:table-cell>
          <table:table-cell office:value-type="float" office:value="92.59" calcext:value-type="float">
            <text:p>92.59</text:p>
          </table:table-cell>
          <table:table-cell office:value-type="float" office:value="2.9" calcext:value-type="float">
            <text:p>2.9</text:p>
          </table:table-cell>
          <table:table-cell office:value-type="float" office:value="3.1320876985" calcext:value-type="float">
            <text:p>3.1320876985</text:p>
          </table:table-cell>
          <table:table-cell office:value-type="float" office:value="0.0205768103" calcext:value-type="float">
            <text:p>0.0205768103</text:p>
          </table:table-cell>
          <table:table-cell office:value-type="float" office:value="2825.0936942753" calcext:value-type="float">
            <text:p>2825.0936942753</text:p>
          </table:table-cell>
          <table:table-cell office:value-type="float" office:value="4.85" calcext:value-type="float">
            <text:p>4.85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1.031105575" calcext:value-type="float">
            <text:p>1.031105575</text:p>
          </table:table-cell>
          <table:table-cell office:value-type="float" office:value="-0.0180583333" calcext:value-type="float">
            <text:p>-0.0180583333</text:p>
          </table:table-cell>
          <table:table-cell office:value-type="float" office:value="32.3871848014" calcext:value-type="float">
            <text:p>32.3871848014</text:p>
          </table:table-cell>
        </table:table-row>
        <table:table-row table:style-name="ro1">
          <table:table-cell office:value-type="string" calcext:value-type="string">
            <text:p>01/06/1967</text:p>
          </table:table-cell>
          <table:table-cell office:value-type="float" office:value="91.43" calcext:value-type="float">
            <text:p>91.43</text:p>
          </table:table-cell>
          <table:table-cell office:value-type="float" office:value="2.9" calcext:value-type="float">
            <text:p>2.9</text:p>
          </table:table-cell>
          <table:table-cell office:value-type="float" office:value="3.1718254402" calcext:value-type="float">
            <text:p>3.1718254402</text:p>
          </table:table-cell>
          <table:table-cell office:value-type="float" office:value="-0.0099182777" calcext:value-type="float">
            <text:p>-0.0099182777</text:p>
          </table:table-cell>
          <table:table-cell office:value-type="float" office:value="2797.0736304537" calcext:value-type="float">
            <text:p>2797.0736304537</text:p>
          </table:table-cell>
          <table:table-cell office:value-type="float" office:value="5.02" calcext:value-type="float">
            <text:p>5.02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1.0162060994" calcext:value-type="float">
            <text:p>1.0162060994</text:p>
          </table:table-cell>
          <table:table-cell office:value-type="float" office:value="-0.0102666667" calcext:value-type="float">
            <text:p>-0.0102666667</text:p>
          </table:table-cell>
          <table:table-cell office:value-type="float" office:value="32.0546763707" calcext:value-type="float">
            <text:p>32.0546763707</text:p>
          </table:table-cell>
        </table:table-row>
        <table:table-row table:style-name="ro1">
          <table:table-cell office:value-type="string" calcext:value-type="string">
            <text:p>01/07/1967</text:p>
          </table:table-cell>
          <table:table-cell office:value-type="float" office:value="93.01" calcext:value-type="float">
            <text:p>93.01</text:p>
          </table:table-cell>
          <table:table-cell office:value-type="float" office:value="2.91" calcext:value-type="float">
            <text:p>2.91</text:p>
          </table:table-cell>
          <table:table-cell office:value-type="float" office:value="3.1286958392" calcext:value-type="float">
            <text:p>3.1286958392</text:p>
          </table:table-cell>
          <table:table-cell office:value-type="float" office:value="0.0199302472" calcext:value-type="float">
            <text:p>0.0199302472</text:p>
          </table:table-cell>
          <table:table-cell office:value-type="float" office:value="2852.8199992994" calcext:value-type="float">
            <text:p>2852.8199992994</text:p>
          </table:table-cell>
          <table:table-cell office:value-type="float" office:value="5.16" calcext:value-type="float">
            <text:p>5.16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1.0041132468" calcext:value-type="float">
            <text:p>1.0041132468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31.8110608303" calcext:value-type="float">
            <text:p>31.8110608303</text:p>
          </table:table-cell>
        </table:table-row>
        <table:table-row table:style-name="ro1">
          <table:table-cell office:value-type="string" calcext:value-type="string">
            <text:p>01/08/1967</text:p>
          </table:table-cell>
          <table:table-cell office:value-type="float" office:value="94.49" calcext:value-type="float">
            <text:p>94.49</text:p>
          </table:table-cell>
          <table:table-cell office:value-type="float" office:value="2.91" calcext:value-type="float">
            <text:p>2.91</text:p>
          </table:table-cell>
          <table:table-cell office:value-type="float" office:value="3.0796909726" calcext:value-type="float">
            <text:p>3.0796909726</text:p>
          </table:table-cell>
          <table:table-cell office:value-type="float" office:value="0.0185224976" calcext:value-type="float">
            <text:p>0.0185224976</text:p>
          </table:table-cell>
          <table:table-cell office:value-type="float" office:value="2905.6613508352" calcext:value-type="float">
            <text:p>2905.6613508352</text:p>
          </table:table-cell>
          <table:table-cell office:value-type="float" office:value="5.28" calcext:value-type="float">
            <text:p>5.2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938712917" calcext:value-type="float">
            <text:p>0.9938712917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31.6265566775" calcext:value-type="float">
            <text:p>31.6265566775</text:p>
          </table:table-cell>
        </table:table-row>
        <table:table-row table:style-name="ro1">
          <table:table-cell office:value-type="string" calcext:value-type="string">
            <text:p>01/09/1967</text:p>
          </table:table-cell>
          <table:table-cell office:value-type="float" office:value="95.81" calcext:value-type="float">
            <text:p>95.81</text:p>
          </table:table-cell>
          <table:table-cell office:value-type="float" office:value="2.92" calcext:value-type="float">
            <text:p>2.92</text:p>
          </table:table-cell>
          <table:table-cell office:value-type="float" office:value="3.0476985701" calcext:value-type="float">
            <text:p>3.0476985701</text:p>
          </table:table-cell>
          <table:table-cell office:value-type="float" office:value="0.0165449607" calcext:value-type="float">
            <text:p>0.0165449607</text:p>
          </table:table-cell>
          <table:table-cell office:value-type="float" office:value="2953.7354035936" calcext:value-type="float">
            <text:p>2953.7354035936</text:p>
          </table:table-cell>
          <table:table-cell office:value-type="float" office:value="5.3" calcext:value-type="float">
            <text:p>5.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921817105" calcext:value-type="float">
            <text:p>0.9921817105</text:p>
          </table:table-cell>
          <table:table-cell office:value-type="float" office:value="0.0027166667" calcext:value-type="float">
            <text:p>0.0027166667</text:p>
          </table:table-cell>
          <table:table-cell office:value-type="float" office:value="31.7124754898" calcext:value-type="float">
            <text:p>31.7124754898</text:p>
          </table:table-cell>
        </table:table-row>
        <table:table-row table:style-name="ro1">
          <table:table-cell office:value-type="string" calcext:value-type="string">
            <text:p>01/10/1967</text:p>
          </table:table-cell>
          <table:table-cell office:value-type="float" office:value="95.66" calcext:value-type="float">
            <text:p>95.66</text:p>
          </table:table-cell>
          <table:table-cell office:value-type="float" office:value="2.92" calcext:value-type="float">
            <text:p>2.92</text:p>
          </table:table-cell>
          <table:table-cell office:value-type="float" office:value="3.0524775246" calcext:value-type="float">
            <text:p>3.0524775246</text:p>
          </table:table-cell>
          <table:table-cell office:value-type="float" office:value="0.0009741502" calcext:value-type="float">
            <text:p>0.0009741502</text:p>
          </table:table-cell>
          <table:table-cell office:value-type="float" office:value="2956.6127856101" calcext:value-type="float">
            <text:p>2956.6127856101</text:p>
          </table:table-cell>
          <table:table-cell office:value-type="float" office:value="5.48" calcext:value-type="float">
            <text:p>5.48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9770013303" calcext:value-type="float">
            <text:p>0.9770013303</text:p>
          </table:table-cell>
          <table:table-cell office:value-type="float" office:value="-0.0107333333" calcext:value-type="float">
            <text:p>-0.0107333333</text:p>
          </table:table-cell>
          <table:table-cell office:value-type="float" office:value="31.3720949196" calcext:value-type="float">
            <text:p>31.3720949196</text:p>
          </table:table-cell>
        </table:table-row>
        <table:table-row table:style-name="ro1">
          <table:table-cell office:value-type="string" calcext:value-type="string">
            <text:p>01/11/1967</text:p>
          </table:table-cell>
          <table:table-cell office:value-type="float" office:value="92.66" calcext:value-type="float">
            <text:p>92.66</text:p>
          </table:table-cell>
          <table:table-cell office:value-type="float" office:value="2.92" calcext:value-type="float">
            <text:p>2.92</text:p>
          </table:table-cell>
          <table:table-cell office:value-type="float" office:value="3.1513058493" calcext:value-type="float">
            <text:p>3.1513058493</text:p>
          </table:table-cell>
          <table:table-cell office:value-type="float" office:value="-0.0288173392" calcext:value-type="float">
            <text:p>-0.0288173392</text:p>
          </table:table-cell>
          <table:table-cell office:value-type="float" office:value="2871.4110721214" calcext:value-type="float">
            <text:p>2871.4110721214</text:p>
          </table:table-cell>
          <table:table-cell office:value-type="float" office:value="5.75" calcext:value-type="float">
            <text:p>5.75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9545791498" calcext:value-type="float">
            <text:p>0.9545791498</text:p>
          </table:table-cell>
          <table:table-cell office:value-type="float" office:value="-0.0181583333" calcext:value-type="float">
            <text:p>-0.0181583333</text:p>
          </table:table-cell>
          <table:table-cell office:value-type="float" office:value="30.8024299626" calcext:value-type="float">
            <text:p>30.8024299626</text:p>
          </table:table-cell>
        </table:table-row>
        <table:table-row table:style-name="ro1">
          <table:table-cell office:value-type="string" calcext:value-type="string">
            <text:p>01/12/1967</text:p>
          </table:table-cell>
          <table:table-cell office:value-type="float" office:value="95.3" calcext:value-type="float">
            <text:p>95.3</text:p>
          </table:table-cell>
          <table:table-cell office:value-type="float" office:value="2.92" calcext:value-type="float">
            <text:p>2.92</text:p>
          </table:table-cell>
          <table:table-cell office:value-type="float" office:value="3.0640083945" calcext:value-type="float">
            <text:p>3.0640083945</text:p>
          </table:table-cell>
          <table:table-cell office:value-type="float" office:value="0.0311173466" calcext:value-type="float">
            <text:p>0.0311173466</text:p>
          </table:table-cell>
          <table:table-cell office:value-type="float" office:value="2960.7617656024" calcext:value-type="float">
            <text:p>2960.7617656024</text:p>
          </table:table-cell>
          <table:table-cell office:value-type="float" office:value="5.7" calcext:value-type="float">
            <text:p>5.7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9586361112" calcext:value-type="float">
            <text:p>0.9586361112</text:p>
          </table:table-cell>
          <table:table-cell office:value-type="float" office:value="0.009" calcext:value-type="float">
            <text:p>0.009</text:p>
          </table:table-cell>
          <table:table-cell office:value-type="float" office:value="31.0796518323" calcext:value-type="float">
            <text:p>31.0796518323</text:p>
          </table:table-cell>
        </table:table-row>
        <table:table-row table:style-name="ro1">
          <table:table-cell office:value-type="string" calcext:value-type="string">
            <text:p>01/01/1968</text:p>
          </table:table-cell>
          <table:table-cell office:value-type="float" office:value="95.04" calcext:value-type="float">
            <text:p>95.04</text:p>
          </table:table-cell>
          <table:table-cell office:value-type="float" office:value="2.93" calcext:value-type="float">
            <text:p>2.93</text:p>
          </table:table-cell>
          <table:table-cell office:value-type="float" office:value="3.0829124579" calcext:value-type="float">
            <text:p>3.0829124579</text:p>
          </table:table-cell>
          <table:table-cell office:value-type="float" office:value="-0.000166142" calcext:value-type="float">
            <text:p>-0.000166142</text:p>
          </table:table-cell>
          <table:table-cell office:value-type="float" office:value="2960.2698586983" calcext:value-type="float">
            <text:p>2960.2698586983</text:p>
          </table:table-cell>
          <table:table-cell office:value-type="float" office:value="5.53" calcext:value-type="float">
            <text:p>5.53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972488403" calcext:value-type="float">
            <text:p>0.972488403</text:p>
          </table:table-cell>
          <table:table-cell office:value-type="float" office:value="0.0190583333" calcext:value-type="float">
            <text:p>0.0190583333</text:p>
          </table:table-cell>
          <table:table-cell office:value-type="float" office:value="31.6719781968" calcext:value-type="float">
            <text:p>31.6719781968</text:p>
          </table:table-cell>
        </table:table-row>
        <table:table-row table:style-name="ro1">
          <table:table-cell office:value-type="string" calcext:value-type="string">
            <text:p>01/02/1968</text:p>
          </table:table-cell>
          <table:table-cell office:value-type="float" office:value="90.75" calcext:value-type="float">
            <text:p>90.75</text:p>
          </table:table-cell>
          <table:table-cell office:value-type="float" office:value="2.94" calcext:value-type="float">
            <text:p>2.94</text:p>
          </table:table-cell>
          <table:table-cell office:value-type="float" office:value="3.2396694215" calcext:value-type="float">
            <text:p>3.2396694215</text:p>
          </table:table-cell>
          <table:table-cell office:value-type="float" office:value="-0.0425610269" calcext:value-type="float">
            <text:p>-0.0425610269</text:p>
          </table:table-cell>
          <table:table-cell office:value-type="float" office:value="2834.2777335044" calcext:value-type="float">
            <text:p>2834.2777335044</text:p>
          </table:table-cell>
          <table:table-cell office:value-type="float" office:value="5.56" calcext:value-type="float">
            <text:p>5.56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9700085576" calcext:value-type="float">
            <text:p>0.9700085576</text:p>
          </table:table-cell>
          <table:table-cell office:value-type="float" office:value="0.0020833333" calcext:value-type="float">
            <text:p>0.0020833333</text:p>
          </table:table-cell>
          <table:table-cell office:value-type="float" office:value="31.7379614847" calcext:value-type="float">
            <text:p>31.7379614847</text:p>
          </table:table-cell>
        </table:table-row>
        <table:table-row table:style-name="ro1">
          <table:table-cell office:value-type="string" calcext:value-type="string">
            <text:p>01/03/1968</text:p>
          </table:table-cell>
          <table:table-cell office:value-type="float" office:value="89.09" calcext:value-type="float">
            <text:p>89.09</text:p>
          </table:table-cell>
          <table:table-cell office:value-type="float" office:value="2.95" calcext:value-type="float">
            <text:p>2.95</text:p>
          </table:table-cell>
          <table:table-cell office:value-type="float" office:value="3.3112582781" calcext:value-type="float">
            <text:p>3.3112582781</text:p>
          </table:table-cell>
          <table:table-cell office:value-type="float" office:value="-0.0155831038" calcext:value-type="float">
            <text:p>-0.0155831038</text:p>
          </table:table-cell>
          <table:table-cell office:value-type="float" office:value="2790.1108894846" calcext:value-type="float">
            <text:p>2790.1108894846</text:p>
          </table:table-cell>
          <table:table-cell office:value-type="float" office:value="5.74" calcext:value-type="float">
            <text:p>5.7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9551674266" calcext:value-type="float">
            <text:p>0.9551674266</text:p>
          </table:table-cell>
          <table:table-cell office:value-type="float" office:value="-0.0105166667" calcext:value-type="float">
            <text:p>-0.0105166667</text:p>
          </table:table-cell>
          <table:table-cell office:value-type="float" office:value="31.4041839231" calcext:value-type="float">
            <text:p>31.4041839231</text:p>
          </table:table-cell>
        </table:table-row>
        <table:table-row table:style-name="ro1">
          <table:table-cell office:value-type="string" calcext:value-type="string">
            <text:p>01/04/1968</text:p>
          </table:table-cell>
          <table:table-cell office:value-type="float" office:value="95.67" calcext:value-type="float">
            <text:p>95.67</text:p>
          </table:table-cell>
          <table:table-cell office:value-type="float" office:value="2.96" calcext:value-type="float">
            <text:p>2.96</text:p>
          </table:table-cell>
          <table:table-cell office:value-type="float" office:value="3.0939688513" calcext:value-type="float">
            <text:p>3.0939688513</text:p>
          </table:table-cell>
          <table:table-cell office:value-type="float" office:value="0.0766297471" calcext:value-type="float">
            <text:p>0.0766297471</text:p>
          </table:table-cell>
          <table:table-cell office:value-type="float" office:value="3003.9163812493" calcext:value-type="float">
            <text:p>3003.9163812493</text:p>
          </table:table-cell>
          <table:table-cell office:value-type="float" office:value="5.64" calcext:value-type="float">
            <text:p>5.6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9632863498" calcext:value-type="float">
            <text:p>0.9632863498</text:p>
          </table:table-cell>
          <table:table-cell office:value-type="float" office:value="0.0132" calcext:value-type="float">
            <text:p>0.0132</text:p>
          </table:table-cell>
          <table:table-cell office:value-type="float" office:value="31.8187191509" calcext:value-type="float">
            <text:p>31.8187191509</text:p>
          </table:table-cell>
        </table:table-row>
        <table:table-row table:style-name="ro1">
          <table:table-cell office:value-type="string" calcext:value-type="string">
            <text:p>01/05/1968</text:p>
          </table:table-cell>
          <table:table-cell office:value-type="float" office:value="97.87" calcext:value-type="float">
            <text:p>97.87</text:p>
          </table:table-cell>
          <table:table-cell office:value-type="float" office:value="2.98" calcext:value-type="float">
            <text:p>2.98</text:p>
          </table:table-cell>
          <table:table-cell office:value-type="float" office:value="3.0448554205" calcext:value-type="float">
            <text:p>3.0448554205</text:p>
          </table:table-cell>
          <table:table-cell office:value-type="float" office:value="0.0255885422" calcext:value-type="float">
            <text:p>0.0255885422</text:p>
          </table:table-cell>
          <table:table-cell office:value-type="float" office:value="3080.7822223694" calcext:value-type="float">
            <text:p>3080.7822223694</text:p>
          </table:table-cell>
          <table:table-cell office:value-type="float" office:value="5.87" calcext:value-type="float">
            <text:p>5.87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0.9444541016" calcext:value-type="float">
            <text:p>0.9444541016</text:p>
          </table:table-cell>
          <table:table-cell office:value-type="float" office:value="-0.0146583333" calcext:value-type="float">
            <text:p>-0.0146583333</text:p>
          </table:table-cell>
          <table:table-cell office:value-type="float" office:value="31.3523097593" calcext:value-type="float">
            <text:p>31.3523097593</text:p>
          </table:table-cell>
        </table:table-row>
        <table:table-row table:style-name="ro1">
          <table:table-cell office:value-type="string" calcext:value-type="string">
            <text:p>01/06/1968</text:p>
          </table:table-cell>
          <table:table-cell office:value-type="float" office:value="100.5" calcext:value-type="float">
            <text:p>100.5</text:p>
          </table:table-cell>
          <table:table-cell office:value-type="float" office:value="2.99" calcext:value-type="float">
            <text:p>2.99</text:p>
          </table:table-cell>
          <table:table-cell office:value-type="float" office:value="2.9751243781" calcext:value-type="float">
            <text:p>2.9751243781</text:p>
          </table:table-cell>
          <table:table-cell office:value-type="float" office:value="0.0294182759" calcext:value-type="float">
            <text:p>0.0294182759</text:p>
          </table:table-cell>
          <table:table-cell office:value-type="float" office:value="3171.4135239113" calcext:value-type="float">
            <text:p>3171.4135239113</text:p>
          </table:table-cell>
          <table:table-cell office:value-type="float" office:value="5.72" calcext:value-type="float">
            <text:p>5.7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564958914" calcext:value-type="float">
            <text:p>0.9564958914</text:p>
          </table:table-cell>
          <table:table-cell office:value-type="float" office:value="0.0175166667" calcext:value-type="float">
            <text:p>0.0175166667</text:p>
          </table:table-cell>
          <table:table-cell office:value-type="float" office:value="31.9014977186" calcext:value-type="float">
            <text:p>31.9014977186</text:p>
          </table:table-cell>
        </table:table-row>
        <table:table-row table:style-name="ro1">
          <table:table-cell office:value-type="string" calcext:value-type="string">
            <text:p>01/07/1968</text:p>
          </table:table-cell>
          <table:table-cell office:value-type="float" office:value="100.3" calcext:value-type="float">
            <text:p>100.3</text:p>
          </table:table-cell>
          <table:table-cell office:value-type="float" office:value="3" calcext:value-type="float">
            <text:p>3</text:p>
          </table:table-cell>
          <table:table-cell office:value-type="float" office:value="2.9910269192" calcext:value-type="float">
            <text:p>2.9910269192</text:p>
          </table:table-cell>
          <table:table-cell office:value-type="float" office:value="0.0005002736" calcext:value-type="float">
            <text:p>0.0005002736</text:p>
          </table:table-cell>
          <table:table-cell office:value-type="float" office:value="3173.000098473" calcext:value-type="float">
            <text:p>3173.000098473</text:p>
          </table:table-cell>
          <table:table-cell office:value-type="float" office:value="5.5" calcext:value-type="float">
            <text:p>5.5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9743823646" calcext:value-type="float">
            <text:p>0.9743823646</text:p>
          </table:table-cell>
          <table:table-cell office:value-type="float" office:value="0.0232833333" calcext:value-type="float">
            <text:p>0.0232833333</text:p>
          </table:table-cell>
          <table:table-cell office:value-type="float" office:value="32.6442709238" calcext:value-type="float">
            <text:p>32.6442709238</text:p>
          </table:table-cell>
        </table:table-row>
        <table:table-row table:style-name="ro1">
          <table:table-cell office:value-type="string" calcext:value-type="string">
            <text:p>01/08/1968</text:p>
          </table:table-cell>
          <table:table-cell office:value-type="float" office:value="98.11" calcext:value-type="float">
            <text:p>98.11</text:p>
          </table:table-cell>
          <table:table-cell office:value-type="float" office:value="3.02" calcext:value-type="float">
            <text:p>3.02</text:p>
          </table:table-cell>
          <table:table-cell office:value-type="float" office:value="3.0781775558" calcext:value-type="float">
            <text:p>3.0781775558</text:p>
          </table:table-cell>
          <table:table-cell office:value-type="float" office:value="-0.019328124" calcext:value-type="float">
            <text:p>-0.019328124</text:p>
          </table:table-cell>
          <table:table-cell office:value-type="float" office:value="3111.67195924" calcext:value-type="float">
            <text:p>3111.67195924</text:p>
          </table:table-cell>
          <table:table-cell office:value-type="float" office:value="5.42" calcext:value-type="float">
            <text:p>5.4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9810081647" calcext:value-type="float">
            <text:p>0.9810081647</text:p>
          </table:table-cell>
          <table:table-cell office:value-type="float" office:value="0.0113166667" calcext:value-type="float">
            <text:p>0.0113166667</text:p>
          </table:table-cell>
          <table:table-cell office:value-type="float" office:value="33.0136952565" calcext:value-type="float">
            <text:p>33.0136952565</text:p>
          </table:table-cell>
        </table:table-row>
        <table:table-row table:style-name="ro1">
          <table:table-cell office:value-type="string" calcext:value-type="string">
            <text:p>01/09/1968</text:p>
          </table:table-cell>
          <table:table-cell office:value-type="float" office:value="101.3" calcext:value-type="float">
            <text:p>101.3</text:p>
          </table:table-cell>
          <table:table-cell office:value-type="float" office:value="3.03" calcext:value-type="float">
            <text:p>3.03</text:p>
          </table:table-cell>
          <table:table-cell office:value-type="float" office:value="2.9911154985" calcext:value-type="float">
            <text:p>2.9911154985</text:p>
          </table:table-cell>
          <table:table-cell office:value-type="float" office:value="0.0350881663" calcext:value-type="float">
            <text:p>0.0350881663</text:p>
          </table:table-cell>
          <table:table-cell office:value-type="float" office:value="3220.8548225535" calcext:value-type="float">
            <text:p>3220.8548225535</text:p>
          </table:table-cell>
          <table:table-cell office:value-type="float" office:value="5.46" calcext:value-type="float">
            <text:p>5.4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9776727369" calcext:value-type="float">
            <text:p>0.977672736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33.051661006" calcext:value-type="float">
            <text:p>33.051661006</text:p>
          </table:table-cell>
        </table:table-row>
        <table:table-row table:style-name="ro1">
          <table:table-cell office:value-type="string" calcext:value-type="string">
            <text:p>01/10/1968</text:p>
          </table:table-cell>
          <table:table-cell office:value-type="float" office:value="103.8" calcext:value-type="float">
            <text:p>103.8</text:p>
          </table:table-cell>
          <table:table-cell office:value-type="float" office:value="3.04" calcext:value-type="float">
            <text:p>3.04</text:p>
          </table:table-cell>
          <table:table-cell office:value-type="float" office:value="2.9287090559" calcext:value-type="float">
            <text:p>2.9287090559</text:p>
          </table:table-cell>
          <table:table-cell office:value-type="float" office:value="0.0271827328" calcext:value-type="float">
            <text:p>0.0271827328</text:p>
          </table:table-cell>
          <table:table-cell office:value-type="float" office:value="3308.4064586046" calcext:value-type="float">
            <text:p>3308.4064586046</text:p>
          </table:table-cell>
          <table:table-cell office:value-type="float" office:value="5.58" calcext:value-type="float">
            <text:p>5.58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67700475" calcext:value-type="float">
            <text:p>0.967700475</text:p>
          </table:table-cell>
          <table:table-cell office:value-type="float" office:value="-0.00555" calcext:value-type="float">
            <text:p>-0.00555</text:p>
          </table:table-cell>
          <table:table-cell office:value-type="float" office:value="32.8682242874" calcext:value-type="float">
            <text:p>32.8682242874</text:p>
          </table:table-cell>
        </table:table-row>
        <table:table-row table:style-name="ro1">
          <table:table-cell office:value-type="string" calcext:value-type="string">
            <text:p>01/11/1968</text:p>
          </table:table-cell>
          <table:table-cell office:value-type="float" office:value="105.4" calcext:value-type="float">
            <text:p>105.4</text:p>
          </table:table-cell>
          <table:table-cell office:value-type="float" office:value="3.06" calcext:value-type="float">
            <text:p>3.06</text:p>
          </table:table-cell>
          <table:table-cell office:value-type="float" office:value="2.9032258065" calcext:value-type="float">
            <text:p>2.9032258065</text:p>
          </table:table-cell>
          <table:table-cell office:value-type="float" office:value="0.0178682322" calcext:value-type="float">
            <text:p>0.0178682322</text:p>
          </table:table-cell>
          <table:table-cell office:value-type="float" office:value="3367.5218333437" calcext:value-type="float">
            <text:p>3367.5218333437</text:p>
          </table:table-cell>
          <table:table-cell office:value-type="float" office:value="5.7" calcext:value-type="float">
            <text:p>5.7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578299301" calcext:value-type="float">
            <text:p>0.9578299301</text:p>
          </table:table-cell>
          <table:table-cell office:value-type="float" office:value="-0.00545" calcext:value-type="float">
            <text:p>-0.00545</text:p>
          </table:table-cell>
          <table:table-cell office:value-type="float" office:value="32.6890924651" calcext:value-type="float">
            <text:p>32.6890924651</text:p>
          </table:table-cell>
        </table:table-row>
        <table:table-row table:style-name="ro1">
          <table:table-cell office:value-type="string" calcext:value-type="string">
            <text:p>01/12/1968</text:p>
          </table:table-cell>
          <table:table-cell office:value-type="float" office:value="106.5" calcext:value-type="float">
            <text:p>106.5</text:p>
          </table:table-cell>
          <table:table-cell office:value-type="float" office:value="3.07" calcext:value-type="float">
            <text:p>3.07</text:p>
          </table:table-cell>
          <table:table-cell office:value-type="float" office:value="2.882629108" calcext:value-type="float">
            <text:p>2.882629108</text:p>
          </table:table-cell>
          <table:table-cell office:value-type="float" office:value="0.0128636939" calcext:value-type="float">
            <text:p>0.0128636939</text:p>
          </table:table-cell>
          <table:table-cell office:value-type="float" office:value="3410.8406032903" calcext:value-type="float">
            <text:p>3410.8406032903</text:p>
          </table:table-cell>
          <table:table-cell office:value-type="float" office:value="6.03" calcext:value-type="float">
            <text:p>6.03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0.9309628006" calcext:value-type="float">
            <text:p>0.9309628006</text:p>
          </table:table-cell>
          <table:table-cell office:value-type="float" office:value="-0.023025" calcext:value-type="float">
            <text:p>-0.023025</text:p>
          </table:table-cell>
          <table:table-cell office:value-type="float" office:value="31.9364261111" calcext:value-type="float">
            <text:p>31.9364261111</text:p>
          </table:table-cell>
        </table:table-row>
        <table:table-row table:style-name="ro1">
          <table:table-cell office:value-type="string" calcext:value-type="string">
            <text:p>01/01/1969</text:p>
          </table:table-cell>
          <table:table-cell office:value-type="float" office:value="102" calcext:value-type="float">
            <text:p>102</text:p>
          </table:table-cell>
          <table:table-cell office:value-type="float" office:value="3.08" calcext:value-type="float">
            <text:p>3.08</text:p>
          </table:table-cell>
          <table:table-cell office:value-type="float" office:value="3.0196078431" calcext:value-type="float">
            <text:p>3.0196078431</text:p>
          </table:table-cell>
          <table:table-cell office:value-type="float" office:value="-0.0398435055" calcext:value-type="float">
            <text:p>-0.0398435055</text:p>
          </table:table-cell>
          <table:table-cell office:value-type="float" office:value="3274.9407570309" calcext:value-type="float">
            <text:p>3274.9407570309</text:p>
          </table:table-cell>
          <table:table-cell office:value-type="float" office:value="6.04" calcext:value-type="float">
            <text:p>6.0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9301714822" calcext:value-type="float">
            <text:p>0.9301714822</text:p>
          </table:table-cell>
          <table:table-cell office:value-type="float" office:value="0.0041833333" calcext:value-type="float">
            <text:p>0.0041833333</text:p>
          </table:table-cell>
          <table:table-cell office:value-type="float" office:value="32.070026827" calcext:value-type="float">
            <text:p>32.070026827</text:p>
          </table:table-cell>
        </table:table-row>
        <table:table-row table:style-name="ro1">
          <table:table-cell office:value-type="string" calcext:value-type="string">
            <text:p>01/02/1969</text:p>
          </table:table-cell>
          <table:table-cell office:value-type="float" office:value="101.5" calcext:value-type="float">
            <text:p>101.5</text:p>
          </table:table-cell>
          <table:table-cell office:value-type="float" office:value="3.09" calcext:value-type="float">
            <text:p>3.09</text:p>
          </table:table-cell>
          <table:table-cell office:value-type="float" office:value="3.0443349754" calcext:value-type="float">
            <text:p>3.0443349754</text:p>
          </table:table-cell>
          <table:table-cell office:value-type="float" office:value="-0.002377451" calcext:value-type="float">
            <text:p>-0.002377451</text:p>
          </table:table-cell>
          <table:table-cell office:value-type="float" office:value="3267.1547459174" calcext:value-type="float">
            <text:p>3267.1547459174</text:p>
          </table:table-cell>
          <table:table-cell office:value-type="float" office:value="6.19" calcext:value-type="float">
            <text:p>6.1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9183117958" calcext:value-type="float">
            <text:p>0.9183117958</text:p>
          </table:table-cell>
          <table:table-cell office:value-type="float" office:value="-0.0075916667" calcext:value-type="float">
            <text:p>-0.0075916667</text:p>
          </table:table-cell>
          <table:table-cell office:value-type="float" office:value="31.8265618733" calcext:value-type="float">
            <text:p>31.8265618733</text:p>
          </table:table-cell>
        </table:table-row>
        <table:table-row table:style-name="ro1">
          <table:table-cell office:value-type="string" calcext:value-type="string">
            <text:p>01/03/1969</text:p>
          </table:table-cell>
          <table:table-cell office:value-type="float" office:value="99.3" calcext:value-type="float">
            <text:p>99.3</text:p>
          </table:table-cell>
          <table:table-cell office:value-type="float" office:value="3.1" calcext:value-type="float">
            <text:p>3.1</text:p>
          </table:table-cell>
          <table:table-cell office:value-type="float" office:value="3.1218529708" calcext:value-type="float">
            <text:p>3.1218529708</text:p>
          </table:table-cell>
          <table:table-cell office:value-type="float" office:value="-0.0191297209" calcext:value-type="float">
            <text:p>-0.0191297209</text:p>
          </table:table-cell>
          <table:table-cell office:value-type="float" office:value="3204.6549876416" calcext:value-type="float">
            <text:p>3204.6549876416</text:p>
          </table:table-cell>
          <table:table-cell office:value-type="float" office:value="6.3" calcext:value-type="float">
            <text:p>6.3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9097255805" calcext:value-type="float">
            <text:p>0.9097255805</text:p>
          </table:table-cell>
          <table:table-cell office:value-type="float" office:value="-0.0041" calcext:value-type="float">
            <text:p>-0.0041</text:p>
          </table:table-cell>
          <table:table-cell office:value-type="float" office:value="31.6960729696" calcext:value-type="float">
            <text:p>31.6960729696</text:p>
          </table:table-cell>
        </table:table-row>
        <table:table-row table:style-name="ro1">
          <table:table-cell office:value-type="string" calcext:value-type="string">
            <text:p>01/04/1969</text:p>
          </table:table-cell>
          <table:table-cell office:value-type="float" office:value="101.3" calcext:value-type="float">
            <text:p>101.3</text:p>
          </table:table-cell>
          <table:table-cell office:value-type="float" office:value="3.11" calcext:value-type="float">
            <text:p>3.11</text:p>
          </table:table-cell>
          <table:table-cell office:value-type="float" office:value="3.070088845" calcext:value-type="float">
            <text:p>3.070088845</text:p>
          </table:table-cell>
          <table:table-cell office:value-type="float" office:value="0.0227509231" calcext:value-type="float">
            <text:p>0.0227509231</text:p>
          </table:table-cell>
          <table:table-cell office:value-type="float" office:value="3277.563846919" calcext:value-type="float">
            <text:p>3277.563846919</text:p>
          </table:table-cell>
          <table:table-cell office:value-type="float" office:value="6.17" calcext:value-type="float">
            <text:p>6.17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9197780482" calcext:value-type="float">
            <text:p>0.9197780482</text:p>
          </table:table-cell>
          <table:table-cell office:value-type="float" office:value="0.0161916667" calcext:value-type="float">
            <text:p>0.0161916667</text:p>
          </table:table-cell>
          <table:table-cell office:value-type="float" office:value="32.2092852178" calcext:value-type="float">
            <text:p>32.2092852178</text:p>
          </table:table-cell>
        </table:table-row>
        <table:table-row table:style-name="ro1">
          <table:table-cell office:value-type="string" calcext:value-type="string">
            <text:p>01/05/1969</text:p>
          </table:table-cell>
          <table:table-cell office:value-type="float" office:value="104.6" calcext:value-type="float">
            <text:p>104.6</text:p>
          </table:table-cell>
          <table:table-cell office:value-type="float" office:value="3.12" calcext:value-type="float">
            <text:p>3.12</text:p>
          </table:table-cell>
          <table:table-cell office:value-type="float" office:value="2.982791587" calcext:value-type="float">
            <text:p>2.982791587</text:p>
          </table:table-cell>
          <table:table-cell office:value-type="float" office:value="0.0351431392" calcext:value-type="float">
            <text:p>0.0351431392</text:p>
          </table:table-cell>
          <table:table-cell office:value-type="float" office:value="3392.7477293971" calcext:value-type="float">
            <text:p>3392.7477293971</text:p>
          </table:table-cell>
          <table:table-cell office:value-type="float" office:value="6.32" calcext:value-type="float">
            <text:p>6.3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9080508781" calcext:value-type="float">
            <text:p>0.9080508781</text:p>
          </table:table-cell>
          <table:table-cell office:value-type="float" office:value="-0.0074833333" calcext:value-type="float">
            <text:p>-0.0074833333</text:p>
          </table:table-cell>
          <table:table-cell office:value-type="float" office:value="31.9682524001" calcext:value-type="float">
            <text:p>31.9682524001</text:p>
          </table:table-cell>
        </table:table-row>
        <table:table-row table:style-name="ro1">
          <table:table-cell office:value-type="string" calcext:value-type="string">
            <text:p>01/06/1969</text:p>
          </table:table-cell>
          <table:table-cell office:value-type="float" office:value="99.14" calcext:value-type="float">
            <text:p>99.14</text:p>
          </table:table-cell>
          <table:table-cell office:value-type="float" office:value="3.13" calcext:value-type="float">
            <text:p>3.13</text:p>
          </table:table-cell>
          <table:table-cell office:value-type="float" office:value="3.1571515029" calcext:value-type="float">
            <text:p>3.1571515029</text:p>
          </table:table-cell>
          <table:table-cell office:value-type="float" office:value="-0.0497052263" calcext:value-type="float">
            <text:p>-0.0497052263</text:p>
          </table:table-cell>
          <table:table-cell office:value-type="float" office:value="3224.1104358685" calcext:value-type="float">
            <text:p>3224.1104358685</text:p>
          </table:table-cell>
          <table:table-cell office:value-type="float" office:value="6.57" calcext:value-type="float">
            <text:p>6.57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8887547969" calcext:value-type="float">
            <text:p>0.8887547969</text:p>
          </table:table-cell>
          <table:table-cell office:value-type="float" office:value="-0.015775" calcext:value-type="float">
            <text:p>-0.015775</text:p>
          </table:table-cell>
          <table:table-cell office:value-type="float" office:value="31.4639532185" calcext:value-type="float">
            <text:p>31.4639532185</text:p>
          </table:table-cell>
        </table:table-row>
        <table:table-row table:style-name="ro1">
          <table:table-cell office:value-type="string" calcext:value-type="string">
            <text:p>01/07/1969</text:p>
          </table:table-cell>
          <table:table-cell office:value-type="float" office:value="94.71" calcext:value-type="float">
            <text:p>94.71</text:p>
          </table:table-cell>
          <table:table-cell office:value-type="float" office:value="3.14" calcext:value-type="float">
            <text:p>3.14</text:p>
          </table:table-cell>
          <table:table-cell office:value-type="float" office:value="3.3153838032" calcext:value-type="float">
            <text:p>3.3153838032</text:p>
          </table:table-cell>
          <table:table-cell office:value-type="float" office:value="-0.0420477187" calcext:value-type="float">
            <text:p>-0.0420477187</text:p>
          </table:table-cell>
          <table:table-cell office:value-type="float" office:value="3088.5439471574" calcext:value-type="float">
            <text:p>3088.5439471574</text:p>
          </table:table-cell>
          <table:table-cell office:value-type="float" office:value="6.72" calcext:value-type="float">
            <text:p>6.7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8774231733" calcext:value-type="float">
            <text:p>0.8774231733</text:p>
          </table:table-cell>
          <table:table-cell office:value-type="float" office:value="-0.00715" calcext:value-type="float">
            <text:p>-0.00715</text:p>
          </table:table-cell>
          <table:table-cell office:value-type="float" office:value="31.2389859529" calcext:value-type="float">
            <text:p>31.2389859529</text:p>
          </table:table-cell>
        </table:table-row>
        <table:table-row table:style-name="ro1">
          <table:table-cell office:value-type="string" calcext:value-type="string">
            <text:p>01/08/1969</text:p>
          </table:table-cell>
          <table:table-cell office:value-type="float" office:value="94.18" calcext:value-type="float">
            <text:p>94.18</text:p>
          </table:table-cell>
          <table:table-cell office:value-type="float" office:value="3.14" calcext:value-type="float">
            <text:p>3.14</text:p>
          </table:table-cell>
          <table:table-cell office:value-type="float" office:value="3.3340411977" calcext:value-type="float">
            <text:p>3.3340411977</text:p>
          </table:table-cell>
          <table:table-cell office:value-type="float" office:value="-0.0028302802" calcext:value-type="float">
            <text:p>-0.0028302802</text:p>
          </table:table-cell>
          <table:table-cell office:value-type="float" office:value="3079.8025025207" calcext:value-type="float">
            <text:p>3079.8025025207</text:p>
          </table:table-cell>
          <table:table-cell office:value-type="float" office:value="6.69" calcext:value-type="float">
            <text:p>6.69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8796606024" calcext:value-type="float">
            <text:p>0.8796606024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31.4928027138" calcext:value-type="float">
            <text:p>31.4928027138</text:p>
          </table:table-cell>
        </table:table-row>
        <table:table-row table:style-name="ro1">
          <table:table-cell office:value-type="string" calcext:value-type="string">
            <text:p>01/09/1969</text:p>
          </table:table-cell>
          <table:table-cell office:value-type="float" office:value="94.51" calcext:value-type="float">
            <text:p>94.51</text:p>
          </table:table-cell>
          <table:table-cell office:value-type="float" office:value="3.15" calcext:value-type="float">
            <text:p>3.15</text:p>
          </table:table-cell>
          <table:table-cell office:value-type="float" office:value="3.332980637" calcext:value-type="float">
            <text:p>3.332980637</text:p>
          </table:table-cell>
          <table:table-cell office:value-type="float" office:value="0.0062911446" calcext:value-type="float">
            <text:p>0.0062911446</text:p>
          </table:table-cell>
          <table:table-cell office:value-type="float" office:value="3099.1779854549" calcext:value-type="float">
            <text:p>3099.1779854549</text:p>
          </table:table-cell>
          <table:table-cell office:value-type="float" office:value="7.16" calcext:value-type="float">
            <text:p>7.16</text:p>
          </table:table-cell>
          <table:table-cell office:value-type="float" office:value="-0.03995" calcext:value-type="float">
            <text:p>-0.03995</text:p>
          </table:table-cell>
          <table:table-cell office:value-type="float" office:value="0.8445181613" calcext:value-type="float">
            <text:p>0.8445181613</text:p>
          </table:table-cell>
          <table:table-cell office:value-type="float" office:value="-0.0339833333" calcext:value-type="float">
            <text:p>-0.0339833333</text:p>
          </table:table-cell>
          <table:table-cell office:value-type="float" office:value="30.4225723016" calcext:value-type="float">
            <text:p>30.4225723016</text:p>
          </table:table-cell>
        </table:table-row>
        <table:table-row table:style-name="ro1">
          <table:table-cell office:value-type="string" calcext:value-type="string">
            <text:p>01/10/1969</text:p>
          </table:table-cell>
          <table:table-cell office:value-type="float" office:value="95.52" calcext:value-type="float">
            <text:p>95.52</text:p>
          </table:table-cell>
          <table:table-cell office:value-type="float" office:value="3.15" calcext:value-type="float">
            <text:p>3.15</text:p>
          </table:table-cell>
          <table:table-cell office:value-type="float" office:value="3.2977386935" calcext:value-type="float">
            <text:p>3.2977386935</text:p>
          </table:table-cell>
          <table:table-cell office:value-type="float" office:value="0.0134671199" calcext:value-type="float">
            <text:p>0.0134671199</text:p>
          </table:table-cell>
          <table:table-cell office:value-type="float" office:value="3140.9149869191" calcext:value-type="float">
            <text:p>3140.9149869191</text:p>
          </table:table-cell>
          <table:table-cell office:value-type="float" office:value="7.1" calcext:value-type="float">
            <text:p>7.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488252039" calcext:value-type="float">
            <text:p>0.8488252039</text:p>
          </table:table-cell>
          <table:table-cell office:value-type="float" office:value="0.0110166667" calcext:value-type="float">
            <text:p>0.0110166667</text:p>
          </table:table-cell>
          <table:table-cell office:value-type="float" office:value="30.7577276398" calcext:value-type="float">
            <text:p>30.7577276398</text:p>
          </table:table-cell>
        </table:table-row>
        <table:table-row table:style-name="ro1">
          <table:table-cell office:value-type="string" calcext:value-type="string">
            <text:p>01/11/1969</text:p>
          </table:table-cell>
          <table:table-cell office:value-type="float" office:value="96.21" calcext:value-type="float">
            <text:p>96.21</text:p>
          </table:table-cell>
          <table:table-cell office:value-type="float" office:value="3.16" calcext:value-type="float">
            <text:p>3.16</text:p>
          </table:table-cell>
          <table:table-cell office:value-type="float" office:value="3.2844818626" calcext:value-type="float">
            <text:p>3.2844818626</text:p>
          </table:table-cell>
          <table:table-cell office:value-type="float" office:value="0.0099775527" calcext:value-type="float">
            <text:p>0.0099775527</text:p>
          </table:table-cell>
          <table:table-cell office:value-type="float" office:value="3172.2536317085" calcext:value-type="float">
            <text:p>3172.2536317085</text:p>
          </table:table-cell>
          <table:table-cell office:value-type="float" office:value="7.14" calcext:value-type="float">
            <text:p>7.14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8459391982" calcext:value-type="float">
            <text:p>0.8459391982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30.8361598453" calcext:value-type="float">
            <text:p>30.8361598453</text:p>
          </table:table-cell>
        </table:table-row>
        <table:table-row table:style-name="ro1">
          <table:table-cell office:value-type="string" calcext:value-type="string">
            <text:p>01/12/1969</text:p>
          </table:table-cell>
          <table:table-cell office:value-type="float" office:value="91.11" calcext:value-type="float">
            <text:p>91.11</text:p>
          </table:table-cell>
          <table:table-cell office:value-type="float" office:value="3.16" calcext:value-type="float">
            <text:p>3.16</text:p>
          </table:table-cell>
          <table:table-cell office:value-type="float" office:value="3.4683349797" calcext:value-type="float">
            <text:p>3.4683349797</text:p>
          </table:table-cell>
          <table:table-cell office:value-type="float" office:value="-0.0502719745" calcext:value-type="float">
            <text:p>-0.0502719745</text:p>
          </table:table-cell>
          <table:table-cell office:value-type="float" office:value="3012.778178027" calcext:value-type="float">
            <text:p>3012.778178027</text:p>
          </table:table-cell>
          <table:table-cell office:value-type="float" office:value="7.65" calcext:value-type="float">
            <text:p>7.65</text:p>
          </table:table-cell>
          <table:table-cell office:value-type="float" office:value="-0.04335" calcext:value-type="float">
            <text:p>-0.04335</text:p>
          </table:table-cell>
          <table:table-cell office:value-type="float" office:value="0.809267734" calcext:value-type="float">
            <text:p>0.809267734</text:p>
          </table:table-cell>
          <table:table-cell office:value-type="float" office:value="-0.036975" calcext:value-type="float">
            <text:p>-0.036975</text:p>
          </table:table-cell>
          <table:table-cell office:value-type="float" office:value="29.695992835" calcext:value-type="float">
            <text:p>29.695992835</text:p>
          </table:table-cell>
        </table:table-row>
        <table:table-row table:style-name="ro1">
          <table:table-cell office:value-type="string" calcext:value-type="string">
            <text:p>01/01/1970</text:p>
          </table:table-cell>
          <table:table-cell office:value-type="float" office:value="90.31" calcext:value-type="float">
            <text:p>90.31</text:p>
          </table:table-cell>
          <table:table-cell office:value-type="float" office:value="3.16" calcext:value-type="float">
            <text:p>3.16</text:p>
          </table:table-cell>
          <table:table-cell office:value-type="float" office:value="3.4990587975" calcext:value-type="float">
            <text:p>3.4990587975</text:p>
          </table:table-cell>
          <table:table-cell office:value-type="float" office:value="-0.00588727" calcext:value-type="float">
            <text:p>-0.00588727</text:p>
          </table:table-cell>
          <table:table-cell office:value-type="float" office:value="2995.0411395432" calcext:value-type="float">
            <text:p>2995.0411395432</text:p>
          </table:table-cell>
          <table:table-cell office:value-type="float" office:value="7.79" calcext:value-type="float">
            <text:p>7.79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7996374479" calcext:value-type="float">
            <text:p>0.7996374479</text:p>
          </table:table-cell>
          <table:table-cell office:value-type="float" office:value="-0.0054083333" calcext:value-type="float">
            <text:p>-0.0054083333</text:p>
          </table:table-cell>
          <table:table-cell office:value-type="float" office:value="29.5353870071" calcext:value-type="float">
            <text:p>29.5353870071</text:p>
          </table:table-cell>
        </table:table-row>
        <table:table-row table:style-name="ro1">
          <table:table-cell office:value-type="string" calcext:value-type="string">
            <text:p>01/02/1970</text:p>
          </table:table-cell>
          <table:table-cell office:value-type="float" office:value="87.16" calcext:value-type="float">
            <text:p>87.16</text:p>
          </table:table-cell>
          <table:table-cell office:value-type="float" office:value="3.17" calcext:value-type="float">
            <text:p>3.17</text:p>
          </table:table-cell>
          <table:table-cell office:value-type="float" office:value="3.6369894447" calcext:value-type="float">
            <text:p>3.6369894447</text:p>
          </table:table-cell>
          <table:table-cell office:value-type="float" office:value="-0.0319578212" calcext:value-type="float">
            <text:p>-0.0319578212</text:p>
          </table:table-cell>
          <table:table-cell office:value-type="float" office:value="2899.3261502938" calcext:value-type="float">
            <text:p>2899.3261502938</text:p>
          </table:table-cell>
          <table:table-cell office:value-type="float" office:value="7.24" calcext:value-type="float">
            <text:p>7.24</text:p>
          </table:table-cell>
          <table:table-cell office:value-type="float" office:value="0.04675" calcext:value-type="float">
            <text:p>0.04675</text:p>
          </table:table-cell>
          <table:table-cell office:value-type="float" office:value="0.8370204986" calcext:value-type="float">
            <text:p>0.8370204986</text:p>
          </table:table-cell>
          <table:table-cell office:value-type="float" office:value="0.0527833333" calcext:value-type="float">
            <text:p>0.0527833333</text:p>
          </table:table-cell>
          <table:table-cell office:value-type="float" office:value="31.0943631846" calcext:value-type="float">
            <text:p>31.0943631846</text:p>
          </table:table-cell>
        </table:table-row>
        <table:table-row table:style-name="ro1">
          <table:table-cell office:value-type="string" calcext:value-type="string">
            <text:p>01/03/1970</text:p>
          </table:table-cell>
          <table:table-cell office:value-type="float" office:value="88.65" calcext:value-type="float">
            <text:p>88.65</text:p>
          </table:table-cell>
          <table:table-cell office:value-type="float" office:value="3.17" calcext:value-type="float">
            <text:p>3.17</text:p>
          </table:table-cell>
          <table:table-cell office:value-type="float" office:value="3.5758601241" calcext:value-type="float">
            <text:p>3.5758601241</text:p>
          </table:table-cell>
          <table:table-cell office:value-type="float" office:value="0.0201258222" calcext:value-type="float">
            <text:p>0.0201258222</text:p>
          </table:table-cell>
          <table:table-cell office:value-type="float" office:value="2957.677473018" calcext:value-type="float">
            <text:p>2957.677473018</text:p>
          </table:table-cell>
          <table:table-cell office:value-type="float" office:value="7.07" calcext:value-type="float">
            <text:p>7.07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8491154448" calcext:value-type="float">
            <text:p>0.8491154448</text:p>
          </table:table-cell>
          <table:table-cell office:value-type="float" office:value="0.0203416667" calcext:value-type="float">
            <text:p>0.0203416667</text:p>
          </table:table-cell>
          <table:table-cell office:value-type="float" office:value="31.7268743557" calcext:value-type="float">
            <text:p>31.7268743557</text:p>
          </table:table-cell>
        </table:table-row>
        <table:table-row table:style-name="ro1">
          <table:table-cell office:value-type="string" calcext:value-type="string">
            <text:p>01/04/1970</text:p>
          </table:table-cell>
          <table:table-cell office:value-type="float" office:value="85.95" calcext:value-type="float">
            <text:p>85.95</text:p>
          </table:table-cell>
          <table:table-cell office:value-type="float" office:value="3.17" calcext:value-type="float">
            <text:p>3.17</text:p>
          </table:table-cell>
          <table:table-cell office:value-type="float" office:value="3.6881908086" calcext:value-type="float">
            <text:p>3.6881908086</text:p>
          </table:table-cell>
          <table:table-cell office:value-type="float" office:value="-0.0274738391" calcext:value-type="float">
            <text:p>-0.0274738391</text:p>
          </table:table-cell>
          <table:table-cell office:value-type="float" office:value="2876.4187181107" calcext:value-type="float">
            <text:p>2876.4187181107</text:p>
          </table:table-cell>
          <table:table-cell office:value-type="float" office:value="7.39" calcext:value-type="float">
            <text:p>7.39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8260195047" calcext:value-type="float">
            <text:p>0.8260195047</text:p>
          </table:table-cell>
          <table:table-cell office:value-type="float" office:value="-0.0210416667" calcext:value-type="float">
            <text:p>-0.0210416667</text:p>
          </table:table-cell>
          <table:table-cell office:value-type="float" office:value="31.0592880411" calcext:value-type="float">
            <text:p>31.0592880411</text:p>
          </table:table-cell>
        </table:table-row>
        <table:table-row table:style-name="ro1">
          <table:table-cell office:value-type="string" calcext:value-type="string">
            <text:p>01/05/1970</text:p>
          </table:table-cell>
          <table:table-cell office:value-type="float" office:value="76.06" calcext:value-type="float">
            <text:p>76.06</text:p>
          </table:table-cell>
          <table:table-cell office:value-type="float" office:value="3.18" calcext:value-type="float">
            <text:p>3.18</text:p>
          </table:table-cell>
          <table:table-cell office:value-type="float" office:value="4.180909808" calcext:value-type="float">
            <text:p>4.180909808</text:p>
          </table:table-cell>
          <table:table-cell office:value-type="float" office:value="-0.1119869401" calcext:value-type="float">
            <text:p>-0.1119869401</text:p>
          </table:table-cell>
          <table:table-cell office:value-type="float" office:value="2554.2973874765" calcext:value-type="float">
            <text:p>2554.2973874765</text:p>
          </table:table-cell>
          <table:table-cell office:value-type="float" office:value="7.91" calcext:value-type="float">
            <text:p>7.91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7895094426" calcext:value-type="float">
            <text:p>0.7895094426</text:p>
          </table:table-cell>
          <table:table-cell office:value-type="float" office:value="-0.0376083333" calcext:value-type="float">
            <text:p>-0.0376083333</text:p>
          </table:table-cell>
          <table:table-cell office:value-type="float" office:value="29.8911999834" calcext:value-type="float">
            <text:p>29.8911999834</text:p>
          </table:table-cell>
        </table:table-row>
        <table:table-row table:style-name="ro1">
          <table:table-cell office:value-type="string" calcext:value-type="string">
            <text:p>01/06/1970</text:p>
          </table:table-cell>
          <table:table-cell office:value-type="float" office:value="75.59" calcext:value-type="float">
            <text:p>75.59</text:p>
          </table:table-cell>
          <table:table-cell office:value-type="float" office:value="3.18" calcext:value-type="float">
            <text:p>3.18</text:p>
          </table:table-cell>
          <table:table-cell office:value-type="float" office:value="4.2069056754" calcext:value-type="float">
            <text:p>4.2069056754</text:p>
          </table:table-cell>
          <table:table-cell office:value-type="float" office:value="-0.0026952406" calcext:value-type="float">
            <text:p>-0.0026952406</text:p>
          </table:table-cell>
          <table:table-cell office:value-type="float" office:value="2547.4129414545" calcext:value-type="float">
            <text:p>2547.4129414545</text:p>
          </table:table-cell>
          <table:table-cell office:value-type="float" office:value="7.84" calcext:value-type="float">
            <text:p>7.84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7942070238" calcext:value-type="float">
            <text:p>0.7942070238</text:p>
          </table:table-cell>
          <table:table-cell office:value-type="float" office:value="0.0124833333" calcext:value-type="float">
            <text:p>0.0124833333</text:p>
          </table:table-cell>
          <table:table-cell office:value-type="float" office:value="30.2643417965" calcext:value-type="float">
            <text:p>30.2643417965</text:p>
          </table:table-cell>
        </table:table-row>
        <table:table-row table:style-name="ro1">
          <table:table-cell office:value-type="string" calcext:value-type="string">
            <text:p>01/07/1970</text:p>
          </table:table-cell>
          <table:table-cell office:value-type="float" office:value="75.72" calcext:value-type="float">
            <text:p>75.72</text:p>
          </table:table-cell>
          <table:table-cell office:value-type="float" office:value="3.18" calcext:value-type="float">
            <text:p>3.18</text:p>
          </table:table-cell>
          <table:table-cell office:value-type="float" office:value="4.1996830428" calcext:value-type="float">
            <text:p>4.1996830428</text:p>
          </table:table-cell>
          <table:table-cell office:value-type="float" office:value="0.0052292301" calcext:value-type="float">
            <text:p>0.0052292301</text:p>
          </table:table-cell>
          <table:table-cell office:value-type="float" office:value="2560.7339497753" calcext:value-type="float">
            <text:p>2560.7339497753</text:p>
          </table:table-cell>
          <table:table-cell office:value-type="float" office:value="7.46" calcext:value-type="float">
            <text:p>7.46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8198599107" calcext:value-type="float">
            <text:p>0.8198599107</text:p>
          </table:table-cell>
          <table:table-cell office:value-type="float" office:value="0.0385166667" calcext:value-type="float">
            <text:p>0.0385166667</text:p>
          </table:table-cell>
          <table:table-cell office:value-type="float" office:value="31.4300233614" calcext:value-type="float">
            <text:p>31.4300233614</text:p>
          </table:table-cell>
        </table:table-row>
        <table:table-row table:style-name="ro1">
          <table:table-cell office:value-type="string" calcext:value-type="string">
            <text:p>01/08/1970</text:p>
          </table:table-cell>
          <table:table-cell office:value-type="float" office:value="77.92" calcext:value-type="float">
            <text:p>77.92</text:p>
          </table:table-cell>
          <table:table-cell office:value-type="float" office:value="3.19" calcext:value-type="float">
            <text:p>3.19</text:p>
          </table:table-cell>
          <table:table-cell office:value-type="float" office:value="4.0939425051" calcext:value-type="float">
            <text:p>4.0939425051</text:p>
          </table:table-cell>
          <table:table-cell office:value-type="float" office:value="0.0325614875" calcext:value-type="float">
            <text:p>0.0325614875</text:p>
          </table:table-cell>
          <table:table-cell office:value-type="float" office:value="2644.1152562661" calcext:value-type="float">
            <text:p>2644.1152562661</text:p>
          </table:table-cell>
          <table:table-cell office:value-type="float" office:value="7.53" calcext:value-type="float">
            <text:p>7.53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149817442" calcext:value-type="float">
            <text:p>0.8149817442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31.440238119" calcext:value-type="float">
            <text:p>31.440238119</text:p>
          </table:table-cell>
        </table:table-row>
        <table:table-row table:style-name="ro1">
          <table:table-cell office:value-type="string" calcext:value-type="string">
            <text:p>01/09/1970</text:p>
          </table:table-cell>
          <table:table-cell office:value-type="float" office:value="82.58" calcext:value-type="float">
            <text:p>82.58</text:p>
          </table:table-cell>
          <table:table-cell office:value-type="float" office:value="3.19" calcext:value-type="float">
            <text:p>3.19</text:p>
          </table:table-cell>
          <table:table-cell office:value-type="float" office:value="3.8629208041" calcext:value-type="float">
            <text:p>3.8629208041</text:p>
          </table:table-cell>
          <table:table-cell office:value-type="float" office:value="0.0632165469" calcext:value-type="float">
            <text:p>0.0632165469</text:p>
          </table:table-cell>
          <table:table-cell office:value-type="float" office:value="2811.267092335" calcext:value-type="float">
            <text:p>2811.267092335</text:p>
          </table:table-cell>
          <table:table-cell office:value-type="float" office:value="7.39" calcext:value-type="float">
            <text:p>7.3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824680027" calcext:value-type="float">
            <text:p>0.824680027</text:p>
          </table:table-cell>
          <table:table-cell office:value-type="float" office:value="0.0180583333" calcext:value-type="float">
            <text:p>0.0180583333</text:p>
          </table:table-cell>
          <table:table-cell office:value-type="float" office:value="32.007996419" calcext:value-type="float">
            <text:p>32.007996419</text:p>
          </table:table-cell>
        </table:table-row>
        <table:table-row table:style-name="ro1">
          <table:table-cell office:value-type="string" calcext:value-type="string">
            <text:p>01/10/1970</text:p>
          </table:table-cell>
          <table:table-cell office:value-type="float" office:value="84.37" calcext:value-type="float">
            <text:p>84.37</text:p>
          </table:table-cell>
          <table:table-cell office:value-type="float" office:value="3.17" calcext:value-type="float">
            <text:p>3.17</text:p>
          </table:table-cell>
          <table:table-cell office:value-type="float" office:value="3.7572596895" calcext:value-type="float">
            <text:p>3.7572596895</text:p>
          </table:table-cell>
          <table:table-cell office:value-type="float" office:value="0.0248782292" calcext:value-type="float">
            <text:p>0.0248782292</text:p>
          </table:table-cell>
          <table:table-cell office:value-type="float" office:value="2881.2064393777" calcext:value-type="float">
            <text:p>2881.2064393777</text:p>
          </table:table-cell>
          <table:table-cell office:value-type="float" office:value="7.33" calcext:value-type="float">
            <text:p>7.3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288858951" calcext:value-type="float">
            <text:p>0.8288858951</text:p>
          </table:table-cell>
          <table:table-cell office:value-type="float" office:value="0.0112083333" calcext:value-type="float">
            <text:p>0.0112083333</text:p>
          </table:table-cell>
          <table:table-cell office:value-type="float" office:value="32.3667527122" calcext:value-type="float">
            <text:p>32.3667527122</text:p>
          </table:table-cell>
        </table:table-row>
        <table:table-row table:style-name="ro1">
          <table:table-cell office:value-type="string" calcext:value-type="string">
            <text:p>01/11/1970</text:p>
          </table:table-cell>
          <table:table-cell office:value-type="float" office:value="84.28" calcext:value-type="float">
            <text:p>84.28</text:p>
          </table:table-cell>
          <table:table-cell office:value-type="float" office:value="3.16" calcext:value-type="float">
            <text:p>3.16</text:p>
          </table:table-cell>
          <table:table-cell office:value-type="float" office:value="3.7494067394" calcext:value-type="float">
            <text:p>3.7494067394</text:p>
          </table:table-cell>
          <table:table-cell office:value-type="float" office:value="0.0020511536" calcext:value-type="float">
            <text:p>0.0020511536</text:p>
          </table:table-cell>
          <table:table-cell office:value-type="float" office:value="2887.1162364783" calcext:value-type="float">
            <text:p>2887.1162364783</text:p>
          </table:table-cell>
          <table:table-cell office:value-type="float" office:value="6.84" calcext:value-type="float">
            <text:p>6.84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8634089926" calcext:value-type="float">
            <text:p>0.8634089926</text:p>
          </table:table-cell>
          <table:table-cell office:value-type="float" office:value="0.04735" calcext:value-type="float">
            <text:p>0.04735</text:p>
          </table:table-cell>
          <table:table-cell office:value-type="float" office:value="33.8993184531" calcext:value-type="float">
            <text:p>33.8993184531</text:p>
          </table:table-cell>
        </table:table-row>
        <table:table-row table:style-name="ro1">
          <table:table-cell office:value-type="string" calcext:value-type="string">
            <text:p>01/12/1970</text:p>
          </table:table-cell>
          <table:table-cell office:value-type="float" office:value="90.05" calcext:value-type="float">
            <text:p>90.05</text:p>
          </table:table-cell>
          <table:table-cell office:value-type="float" office:value="3.14" calcext:value-type="float">
            <text:p>3.14</text:p>
          </table:table-cell>
          <table:table-cell office:value-type="float" office:value="3.4869516935" calcext:value-type="float">
            <text:p>3.4869516935</text:p>
          </table:table-cell>
          <table:table-cell office:value-type="float" office:value="0.0715669989" calcext:value-type="float">
            <text:p>0.0715669989</text:p>
          </table:table-cell>
          <table:table-cell office:value-type="float" office:value="3093.738480977" calcext:value-type="float">
            <text:p>3093.738480977</text:p>
          </table:table-cell>
          <table:table-cell office:value-type="float" office:value="6.39" calcext:value-type="float">
            <text:p>6.39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0.8964343866" calcext:value-type="float">
            <text:p>0.8964343866</text:p>
          </table:table-cell>
          <table:table-cell office:value-type="float" office:value="0.043575" calcext:value-type="float">
            <text:p>0.043575</text:p>
          </table:table-cell>
          <table:table-cell office:value-type="float" office:value="35.3764812547" calcext:value-type="float">
            <text:p>35.3764812547</text:p>
          </table:table-cell>
        </table:table-row>
        <table:table-row table:style-name="ro1">
          <table:table-cell office:value-type="string" calcext:value-type="string">
            <text:p>01/01/1971</text:p>
          </table:table-cell>
          <table:table-cell office:value-type="float" office:value="93.49" calcext:value-type="float">
            <text:p>93.49</text:p>
          </table:table-cell>
          <table:table-cell office:value-type="float" office:value="3.13" calcext:value-type="float">
            <text:p>3.13</text:p>
          </table:table-cell>
          <table:table-cell office:value-type="float" office:value="3.3479516526" calcext:value-type="float">
            <text:p>3.3479516526</text:p>
          </table:table-cell>
          <table:table-cell office:value-type="float" office:value="0.0410975384" calcext:value-type="float">
            <text:p>0.0410975384</text:p>
          </table:table-cell>
          <table:table-cell office:value-type="float" office:value="3220.8835170128" calcext:value-type="float">
            <text:p>3220.8835170128</text:p>
          </table:table-cell>
          <table:table-cell office:value-type="float" office:value="6.24" calcext:value-type="float">
            <text:p>6.24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07863925" calcext:value-type="float">
            <text:p>0.907863925</text:p>
          </table:table-cell>
          <table:table-cell office:value-type="float" office:value="0.01795" calcext:value-type="float">
            <text:p>0.01795</text:p>
          </table:table-cell>
          <table:table-cell office:value-type="float" office:value="36.0114890932" calcext:value-type="float">
            <text:p>36.0114890932</text:p>
          </table:table-cell>
        </table:table-row>
        <table:table-row table:style-name="ro1">
          <table:table-cell office:value-type="string" calcext:value-type="string">
            <text:p>01/02/1971</text:p>
          </table:table-cell>
          <table:table-cell office:value-type="float" office:value="97.11" calcext:value-type="float">
            <text:p>97.11</text:p>
          </table:table-cell>
          <table:table-cell office:value-type="float" office:value="3.12" calcext:value-type="float">
            <text:p>3.12</text:p>
          </table:table-cell>
          <table:table-cell office:value-type="float" office:value="3.2128514056" calcext:value-type="float">
            <text:p>3.2128514056</text:p>
          </table:table-cell>
          <table:table-cell office:value-type="float" office:value="0.0415017649" calcext:value-type="float">
            <text:p>0.0415017649</text:p>
          </table:table-cell>
          <table:table-cell office:value-type="float" office:value="3354.5558674888" calcext:value-type="float">
            <text:p>3354.5558674888</text:p>
          </table:table-cell>
          <table:table-cell office:value-type="float" office:value="6.11" calcext:value-type="float">
            <text:p>6.11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9178958214" calcext:value-type="float">
            <text:p>0.9178958214</text:p>
          </table:table-cell>
          <table:table-cell office:value-type="float" office:value="0.0161416667" calcext:value-type="float">
            <text:p>0.0161416667</text:p>
          </table:table-cell>
          <table:table-cell office:value-type="float" office:value="36.5927745463" calcext:value-type="float">
            <text:p>36.5927745463</text:p>
          </table:table-cell>
        </table:table-row>
        <table:table-row table:style-name="ro1">
          <table:table-cell office:value-type="string" calcext:value-type="string">
            <text:p>01/03/1971</text:p>
          </table:table-cell>
          <table:table-cell office:value-type="float" office:value="99.6" calcext:value-type="float">
            <text:p>99.6</text:p>
          </table:table-cell>
          <table:table-cell office:value-type="float" office:value="3.11" calcext:value-type="float">
            <text:p>3.11</text:p>
          </table:table-cell>
          <table:table-cell office:value-type="float" office:value="3.1224899598" calcext:value-type="float">
            <text:p>3.1224899598</text:p>
          </table:table-cell>
          <table:table-cell office:value-type="float" office:value="0.0283098205" calcext:value-type="float">
            <text:p>0.0283098205</text:p>
          </table:table-cell>
          <table:table-cell office:value-type="float" office:value="3449.5227418825" calcext:value-type="float">
            <text:p>3449.5227418825</text:p>
          </table:table-cell>
          <table:table-cell office:value-type="float" office:value="5.7" calcext:value-type="float">
            <text:p>5.7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9498844908" calcext:value-type="float">
            <text:p>0.9498844908</text:p>
          </table:table-cell>
          <table:table-cell office:value-type="float" office:value="0.0396" calcext:value-type="float">
            <text:p>0.0396</text:p>
          </table:table-cell>
          <table:table-cell office:value-type="float" office:value="38.0418484184" calcext:value-type="float">
            <text:p>38.0418484184</text:p>
          </table:table-cell>
        </table:table-row>
        <table:table-row table:style-name="ro1">
          <table:table-cell office:value-type="string" calcext:value-type="string">
            <text:p>01/04/1971</text:p>
          </table:table-cell>
          <table:table-cell office:value-type="float" office:value="103" calcext:value-type="float">
            <text:p>103</text:p>
          </table:table-cell>
          <table:table-cell office:value-type="float" office:value="3.11" calcext:value-type="float">
            <text:p>3.11</text:p>
          </table:table-cell>
          <table:table-cell office:value-type="float" office:value="3.0194174757" calcext:value-type="float">
            <text:p>3.0194174757</text:p>
          </table:table-cell>
          <table:table-cell office:value-type="float" office:value="0.036735835" calcext:value-type="float">
            <text:p>0.036735835</text:p>
          </table:table-cell>
          <table:table-cell office:value-type="float" office:value="3576.2438401802" calcext:value-type="float">
            <text:p>3576.2438401802</text:p>
          </table:table-cell>
          <table:table-cell office:value-type="float" office:value="5.83" calcext:value-type="float">
            <text:p>5.83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9393882672" calcext:value-type="float">
            <text:p>0.9393882672</text:p>
          </table:table-cell>
          <table:table-cell office:value-type="float" office:value="-0.0061916667" calcext:value-type="float">
            <text:p>-0.0061916667</text:p>
          </table:table-cell>
          <table:table-cell office:value-type="float" office:value="37.8063059736" calcext:value-type="float">
            <text:p>37.8063059736</text:p>
          </table:table-cell>
        </table:table-row>
        <table:table-row table:style-name="ro1">
          <table:table-cell office:value-type="string" calcext:value-type="string">
            <text:p>01/05/1971</text:p>
          </table:table-cell>
          <table:table-cell office:value-type="float" office:value="101.6" calcext:value-type="float">
            <text:p>101.6</text:p>
          </table:table-cell>
          <table:table-cell office:value-type="float" office:value="3.1" calcext:value-type="float">
            <text:p>3.1</text:p>
          </table:table-cell>
          <table:table-cell office:value-type="float" office:value="3.0511811024" calcext:value-type="float">
            <text:p>3.0511811024</text:p>
          </table:table-cell>
          <table:table-cell office:value-type="float" office:value="-0.0110814482" calcext:value-type="float">
            <text:p>-0.0110814482</text:p>
          </table:table-cell>
          <table:table-cell office:value-type="float" office:value="3536.6138792429" calcext:value-type="float">
            <text:p>3536.6138792429</text:p>
          </table:table-cell>
          <table:table-cell office:value-type="float" office:value="6.39" calcext:value-type="float">
            <text:p>6.39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8946733856" calcext:value-type="float">
            <text:p>0.8946733856</text:p>
          </table:table-cell>
          <table:table-cell office:value-type="float" office:value="-0.042275" calcext:value-type="float">
            <text:p>-0.042275</text:p>
          </table:table-cell>
          <table:table-cell office:value-type="float" office:value="36.2080443886" calcext:value-type="float">
            <text:p>36.2080443886</text:p>
          </table:table-cell>
        </table:table-row>
        <table:table-row table:style-name="ro1">
          <table:table-cell office:value-type="string" calcext:value-type="string">
            <text:p>01/06/1971</text:p>
          </table:table-cell>
          <table:table-cell office:value-type="float" office:value="99.72" calcext:value-type="float">
            <text:p>99.72</text:p>
          </table:table-cell>
          <table:table-cell office:value-type="float" office:value="3.1" calcext:value-type="float">
            <text:p>3.1</text:p>
          </table:table-cell>
          <table:table-cell office:value-type="float" office:value="3.1087043722" calcext:value-type="float">
            <text:p>3.1087043722</text:p>
          </table:table-cell>
          <table:table-cell office:value-type="float" office:value="-0.0159612861" calcext:value-type="float">
            <text:p>-0.0159612861</text:p>
          </table:table-cell>
          <table:table-cell office:value-type="float" office:value="3480.1649733291" calcext:value-type="float">
            <text:p>3480.1649733291</text:p>
          </table:table-cell>
          <table:table-cell office:value-type="float" office:value="6.52" calcext:value-type="float">
            <text:p>6.52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8847872447" calcext:value-type="float">
            <text:p>0.8847872447</text:p>
          </table:table-cell>
          <table:table-cell office:value-type="float" office:value="-0.0056166667" calcext:value-type="float">
            <text:p>-0.0056166667</text:p>
          </table:table-cell>
          <table:table-cell office:value-type="float" office:value="36.0046758726" calcext:value-type="float">
            <text:p>36.0046758726</text:p>
          </table:table-cell>
        </table:table-row>
        <table:table-row table:style-name="ro1">
          <table:table-cell office:value-type="string" calcext:value-type="string">
            <text:p>01/07/1971</text:p>
          </table:table-cell>
          <table:table-cell office:value-type="float" office:value="99" calcext:value-type="float">
            <text:p>99</text:p>
          </table:table-cell>
          <table:table-cell office:value-type="float" office:value="3.1" calcext:value-type="float">
            <text:p>3.1</text:p>
          </table:table-cell>
          <table:table-cell office:value-type="float" office:value="3.1313131313" calcext:value-type="float">
            <text:p>3.1313131313</text:p>
          </table:table-cell>
          <table:table-cell office:value-type="float" office:value="-0.0046324124" calcext:value-type="float">
            <text:p>-0.0046324124</text:p>
          </table:table-cell>
          <table:table-cell office:value-type="float" office:value="3464.043413878" calcext:value-type="float">
            <text:p>3464.043413878</text:p>
          </table:table-cell>
          <table:table-cell office:value-type="float" office:value="6.73" calcext:value-type="float">
            <text:p>6.73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8689937924" calcext:value-type="float">
            <text:p>0.8689937924</text:p>
          </table:table-cell>
          <table:table-cell office:value-type="float" office:value="-0.0122416667" calcext:value-type="float">
            <text:p>-0.0122416667</text:p>
          </table:table-cell>
          <table:table-cell office:value-type="float" office:value="35.5639186321" calcext:value-type="float">
            <text:p>35.5639186321</text:p>
          </table:table-cell>
        </table:table-row>
        <table:table-row table:style-name="ro1">
          <table:table-cell office:value-type="string" calcext:value-type="string">
            <text:p>01/08/1971</text:p>
          </table:table-cell>
          <table:table-cell office:value-type="float" office:value="97.24" calcext:value-type="float">
            <text:p>97.24</text:p>
          </table:table-cell>
          <table:table-cell office:value-type="float" office:value="3.09" calcext:value-type="float">
            <text:p>3.09</text:p>
          </table:table-cell>
          <table:table-cell office:value-type="float" office:value="3.1777046483" calcext:value-type="float">
            <text:p>3.1777046483</text:p>
          </table:table-cell>
          <table:table-cell office:value-type="float" office:value="-0.0151739646" calcext:value-type="float">
            <text:p>-0.0151739646</text:p>
          </table:table-cell>
          <table:table-cell office:value-type="float" office:value="3411.480141582" calcext:value-type="float">
            <text:p>3411.480141582</text:p>
          </table:table-cell>
          <table:table-cell office:value-type="float" office:value="6.58" calcext:value-type="float">
            <text:p>6.58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8800734633" calcext:value-type="float">
            <text:p>0.8800734633</text:p>
          </table:table-cell>
          <table:table-cell office:value-type="float" office:value="0.0182333333" calcext:value-type="float">
            <text:p>0.0182333333</text:p>
          </table:table-cell>
          <table:table-cell office:value-type="float" office:value="36.2123674152" calcext:value-type="float">
            <text:p>36.2123674152</text:p>
          </table:table-cell>
        </table:table-row>
        <table:table-row table:style-name="ro1">
          <table:table-cell office:value-type="string" calcext:value-type="string">
            <text:p>01/09/1971</text:p>
          </table:table-cell>
          <table:table-cell office:value-type="float" office:value="99.4" calcext:value-type="float">
            <text:p>99.4</text:p>
          </table:table-cell>
          <table:table-cell office:value-type="float" office:value="3.09" calcext:value-type="float">
            <text:p>3.09</text:p>
          </table:table-cell>
          <table:table-cell office:value-type="float" office:value="3.1086519115" calcext:value-type="float">
            <text:p>3.1086519115</text:p>
          </table:table-cell>
          <table:table-cell office:value-type="float" office:value="0.0248611682" calcext:value-type="float">
            <text:p>0.0248611682</text:p>
          </table:table-cell>
          <table:table-cell office:value-type="float" office:value="3496.2935233413" calcext:value-type="float">
            <text:p>3496.2935233413</text:p>
          </table:table-cell>
          <table:table-cell office:value-type="float" office:value="6.14" calcext:value-type="float">
            <text:p>6.14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9129882108" calcext:value-type="float">
            <text:p>0.9129882108</text:p>
          </table:table-cell>
          <table:table-cell office:value-type="float" office:value="0.0425166667" calcext:value-type="float">
            <text:p>0.0425166667</text:p>
          </table:table-cell>
          <table:table-cell office:value-type="float" office:value="37.7519965698" calcext:value-type="float">
            <text:p>37.7519965698</text:p>
          </table:table-cell>
        </table:table-row>
        <table:table-row table:style-name="ro1">
          <table:table-cell office:value-type="string" calcext:value-type="string">
            <text:p>01/10/1971</text:p>
          </table:table-cell>
          <table:table-cell office:value-type="float" office:value="97.29" calcext:value-type="float">
            <text:p>97.29</text:p>
          </table:table-cell>
          <table:table-cell office:value-type="float" office:value="3.08" calcext:value-type="float">
            <text:p>3.08</text:p>
          </table:table-cell>
          <table:table-cell office:value-type="float" office:value="3.16579299" calcext:value-type="float">
            <text:p>3.16579299</text:p>
          </table:table-cell>
          <table:table-cell office:value-type="float" office:value="-0.0186424128" calcext:value-type="float">
            <text:p>-0.0186424128</text:p>
          </table:table-cell>
          <table:table-cell office:value-type="float" office:value="3431.1141761736" calcext:value-type="float">
            <text:p>3431.1141761736</text:p>
          </table:table-cell>
          <table:table-cell office:value-type="float" office:value="5.93" calcext:value-type="float">
            <text:p>5.93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9292850504" calcext:value-type="float">
            <text:p>0.9292850504</text:p>
          </table:table-cell>
          <table:table-cell office:value-type="float" office:value="0.0227916667" calcext:value-type="float">
            <text:p>0.0227916667</text:p>
          </table:table-cell>
          <table:table-cell office:value-type="float" office:value="38.6124274916" calcext:value-type="float">
            <text:p>38.6124274916</text:p>
          </table:table-cell>
        </table:table-row>
        <table:table-row table:style-name="ro1">
          <table:table-cell office:value-type="string" calcext:value-type="string">
            <text:p>01/11/1971</text:p>
          </table:table-cell>
          <table:table-cell office:value-type="float" office:value="92.78" calcext:value-type="float">
            <text:p>92.78</text:p>
          </table:table-cell>
          <table:table-cell office:value-type="float" office:value="3.08" calcext:value-type="float">
            <text:p>3.08</text:p>
          </table:table-cell>
          <table:table-cell office:value-type="float" office:value="3.3196809657" calcext:value-type="float">
            <text:p>3.3196809657</text:p>
          </table:table-cell>
          <table:table-cell office:value-type="float" office:value="-0.043720946" calcext:value-type="float">
            <text:p>-0.043720946</text:p>
          </table:table-cell>
          <table:table-cell office:value-type="float" office:value="3281.1026186633" calcext:value-type="float">
            <text:p>3281.1026186633</text:p>
          </table:table-cell>
          <table:table-cell office:value-type="float" office:value="5.81" calcext:value-type="float">
            <text:p>5.8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387637579" calcext:value-type="float">
            <text:p>0.9387637579</text:p>
          </table:table-cell>
          <table:table-cell office:value-type="float" office:value="0.0150416667" calcext:value-type="float">
            <text:p>0.0150416667</text:p>
          </table:table-cell>
          <table:table-cell office:value-type="float" office:value="39.1932227551" calcext:value-type="float">
            <text:p>39.1932227551</text:p>
          </table:table-cell>
        </table:table-row>
        <table:table-row table:style-name="ro1">
          <table:table-cell office:value-type="string" calcext:value-type="string">
            <text:p>01/12/1971</text:p>
          </table:table-cell>
          <table:table-cell office:value-type="float" office:value="99.17" calcext:value-type="float">
            <text:p>99.17</text:p>
          </table:table-cell>
          <table:table-cell office:value-type="float" office:value="3.07" calcext:value-type="float">
            <text:p>3.07</text:p>
          </table:table-cell>
          <table:table-cell office:value-type="float" office:value="3.0956942624" calcext:value-type="float">
            <text:p>3.0956942624</text:p>
          </table:table-cell>
          <table:table-cell office:value-type="float" office:value="0.0716300208" calcext:value-type="float">
            <text:p>0.0716300208</text:p>
          </table:table-cell>
          <table:table-cell office:value-type="float" office:value="3516.1280676092" calcext:value-type="float">
            <text:p>3516.1280676092</text:p>
          </table:table-cell>
          <table:table-cell office:value-type="float" office:value="5.93" calcext:value-type="float">
            <text:p>5.93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291883675" calcext:value-type="float">
            <text:p>0.9291883675</text:p>
          </table:table-cell>
          <table:table-cell office:value-type="float" office:value="-0.0052583333" calcext:value-type="float">
            <text:p>-0.0052583333</text:p>
          </table:table-cell>
          <table:table-cell office:value-type="float" office:value="38.9871317254" calcext:value-type="float">
            <text:p>38.9871317254</text:p>
          </table:table-cell>
        </table:table-row>
        <table:table-row table:style-name="ro1">
          <table:table-cell office:value-type="string" calcext:value-type="string">
            <text:p>01/01/1972</text:p>
          </table:table-cell>
          <table:table-cell office:value-type="float" office:value="103.3" calcext:value-type="float">
            <text:p>103.3</text:p>
          </table:table-cell>
          <table:table-cell office:value-type="float" office:value="3.07" calcext:value-type="float">
            <text:p>3.07</text:p>
          </table:table-cell>
          <table:table-cell office:value-type="float" office:value="2.9719264279" calcext:value-type="float">
            <text:p>2.9719264279</text:p>
          </table:table-cell>
          <table:table-cell office:value-type="float" office:value="0.0442254042" calcext:value-type="float">
            <text:p>0.0442254042</text:p>
          </table:table-cell>
          <table:table-cell office:value-type="float" office:value="3671.6302525763" calcext:value-type="float">
            <text:p>3671.6302525763</text:p>
          </table:table-cell>
          <table:table-cell office:value-type="float" office:value="5.95" calcext:value-type="float">
            <text:p>5.9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276087473" calcext:value-type="float">
            <text:p>0.9276087473</text:p>
          </table:table-cell>
          <table:table-cell office:value-type="float" office:value="0.0032583333" calcext:value-type="float">
            <text:p>0.0032583333</text:p>
          </table:table-cell>
          <table:table-cell office:value-type="float" office:value="39.1141647963" calcext:value-type="float">
            <text:p>39.1141647963</text:p>
          </table:table-cell>
        </table:table-row>
        <table:table-row table:style-name="ro1">
          <table:table-cell office:value-type="string" calcext:value-type="string">
            <text:p>01/02/1972</text:p>
          </table:table-cell>
          <table:table-cell office:value-type="float" office:value="105.2" calcext:value-type="float">
            <text:p>105.2</text:p>
          </table:table-cell>
          <table:table-cell office:value-type="float" office:value="3.07" calcext:value-type="float">
            <text:p>3.07</text:p>
          </table:table-cell>
          <table:table-cell office:value-type="float" office:value="2.9182509506" calcext:value-type="float">
            <text:p>2.9182509506</text:p>
          </table:table-cell>
          <table:table-cell office:value-type="float" office:value="0.0208696354" calcext:value-type="float">
            <text:p>0.0208696354</text:p>
          </table:table-cell>
          <table:table-cell office:value-type="float" office:value="3748.2558371472" calcext:value-type="float">
            <text:p>3748.2558371472</text:p>
          </table:table-cell>
          <table:table-cell office:value-type="float" office:value="6.08" calcext:value-type="float">
            <text:p>6.08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9173586707" calcext:value-type="float">
            <text:p>0.9173586707</text:p>
          </table:table-cell>
          <table:table-cell office:value-type="float" office:value="-0.0059833333" calcext:value-type="float">
            <text:p>-0.0059833333</text:p>
          </table:table-cell>
          <table:table-cell office:value-type="float" office:value="38.8801317103" calcext:value-type="float">
            <text:p>38.8801317103</text:p>
          </table:table-cell>
        </table:table-row>
        <table:table-row table:style-name="ro1">
          <table:table-cell office:value-type="string" calcext:value-type="string">
            <text:p>01/03/1972</text:p>
          </table:table-cell>
          <table:table-cell office:value-type="float" office:value="107.7" calcext:value-type="float">
            <text:p>107.7</text:p>
          </table:table-cell>
          <table:table-cell office:value-type="float" office:value="3.07" calcext:value-type="float">
            <text:p>3.07</text:p>
          </table:table-cell>
          <table:table-cell office:value-type="float" office:value="2.8505106778" calcext:value-type="float">
            <text:p>2.8505106778</text:p>
          </table:table-cell>
          <table:table-cell office:value-type="float" office:value="0.0261961343" calcext:value-type="float">
            <text:p>0.0261961343</text:p>
          </table:table-cell>
          <table:table-cell office:value-type="float" office:value="3846.4456506251" calcext:value-type="float">
            <text:p>3846.4456506251</text:p>
          </table:table-cell>
          <table:table-cell office:value-type="float" office:value="6.07" calcext:value-type="float">
            <text:p>6.0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9181384255" calcext:value-type="float">
            <text:p>0.9181384255</text:p>
          </table:table-cell>
          <table:table-cell office:value-type="float" office:value="0.0059083333" calcext:value-type="float">
            <text:p>0.0059083333</text:p>
          </table:table-cell>
          <table:table-cell office:value-type="float" office:value="39.1098484885" calcext:value-type="float">
            <text:p>39.1098484885</text:p>
          </table:table-cell>
        </table:table-row>
        <table:table-row table:style-name="ro1">
          <table:table-cell office:value-type="string" calcext:value-type="string">
            <text:p>01/04/1972</text:p>
          </table:table-cell>
          <table:table-cell office:value-type="float" office:value="108.8" calcext:value-type="float">
            <text:p>108.8</text:p>
          </table:table-cell>
          <table:table-cell office:value-type="float" office:value="3.07" calcext:value-type="float">
            <text:p>3.07</text:p>
          </table:table-cell>
          <table:table-cell office:value-type="float" office:value="2.8216911765" calcext:value-type="float">
            <text:p>2.8216911765</text:p>
          </table:table-cell>
          <table:table-cell office:value-type="float" office:value="0.0125889817" calcext:value-type="float">
            <text:p>0.0125889817</text:p>
          </table:table-cell>
          <table:table-cell office:value-type="float" office:value="3894.8684846824" calcext:value-type="float">
            <text:p>3894.8684846824</text:p>
          </table:table-cell>
          <table:table-cell office:value-type="float" office:value="6.19" calcext:value-type="float">
            <text:p>6.1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087734136" calcext:value-type="float">
            <text:p>0.9087734136</text:p>
          </table:table-cell>
          <table:table-cell office:value-type="float" office:value="-0.0050416667" calcext:value-type="float">
            <text:p>-0.0050416667</text:p>
          </table:table-cell>
          <table:table-cell office:value-type="float" office:value="38.912669669" calcext:value-type="float">
            <text:p>38.912669669</text:p>
          </table:table-cell>
        </table:table-row>
        <table:table-row table:style-name="ro1">
          <table:table-cell office:value-type="string" calcext:value-type="string">
            <text:p>01/05/1972</text:p>
          </table:table-cell>
          <table:table-cell office:value-type="float" office:value="107.7" calcext:value-type="float">
            <text:p>107.7</text:p>
          </table:table-cell>
          <table:table-cell office:value-type="float" office:value="3.07" calcext:value-type="float">
            <text:p>3.07</text:p>
          </table:table-cell>
          <table:table-cell office:value-type="float" office:value="2.8505106778" calcext:value-type="float">
            <text:p>2.8505106778</text:p>
          </table:table-cell>
          <table:table-cell office:value-type="float" office:value="-0.0077588848" calcext:value-type="float">
            <text:p>-0.0077588848</text:p>
          </table:table-cell>
          <table:table-cell office:value-type="float" office:value="3864.6486487833" calcext:value-type="float">
            <text:p>3864.6486487833</text:p>
          </table:table-cell>
          <table:table-cell office:value-type="float" office:value="6.13" calcext:value-type="float">
            <text:p>6.1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913408158" calcext:value-type="float">
            <text:p>0.913408158</text:p>
          </table:table-cell>
          <table:table-cell office:value-type="float" office:value="0.0102083333" calcext:value-type="float">
            <text:p>0.0102083333</text:p>
          </table:table-cell>
          <table:table-cell office:value-type="float" office:value="39.3099031719" calcext:value-type="float">
            <text:p>39.3099031719</text:p>
          </table:table-cell>
        </table:table-row>
        <table:table-row table:style-name="ro1">
          <table:table-cell office:value-type="string" calcext:value-type="string">
            <text:p>01/06/1972</text:p>
          </table:table-cell>
          <table:table-cell office:value-type="float" office:value="108" calcext:value-type="float">
            <text:p>108</text:p>
          </table:table-cell>
          <table:table-cell office:value-type="float" office:value="3.07" calcext:value-type="float">
            <text:p>3.07</text:p>
          </table:table-cell>
          <table:table-cell office:value-type="float" office:value="2.8425925926" calcext:value-type="float">
            <text:p>2.8425925926</text:p>
          </table:table-cell>
          <table:table-cell office:value-type="float" office:value="0.0051609409" calcext:value-type="float">
            <text:p>0.0051609409</text:p>
          </table:table-cell>
          <table:table-cell office:value-type="float" office:value="3884.5938720017" calcext:value-type="float">
            <text:p>3884.5938720017</text:p>
          </table:table-cell>
          <table:table-cell office:value-type="float" office:value="6.11" calcext:value-type="float">
            <text:p>6.1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149609519" calcext:value-type="float">
            <text:p>0.9149609519</text:p>
          </table:table-cell>
          <table:table-cell office:value-type="float" office:value="0.0067916667" calcext:value-type="float">
            <text:p>0.0067916667</text:p>
          </table:table-cell>
          <table:table-cell office:value-type="float" office:value="39.5768829309" calcext:value-type="float">
            <text:p>39.5768829309</text:p>
          </table:table-cell>
        </table:table-row>
        <table:table-row table:style-name="ro1">
          <table:table-cell office:value-type="string" calcext:value-type="string">
            <text:p>01/07/1972</text:p>
          </table:table-cell>
          <table:table-cell office:value-type="float" office:value="107.2" calcext:value-type="float">
            <text:p>107.2</text:p>
          </table:table-cell>
          <table:table-cell office:value-type="float" office:value="3.07" calcext:value-type="float">
            <text:p>3.07</text:p>
          </table:table-cell>
          <table:table-cell office:value-type="float" office:value="2.8638059701" calcext:value-type="float">
            <text:p>2.8638059701</text:p>
          </table:table-cell>
          <table:table-cell office:value-type="float" office:value="-0.0050360108" calcext:value-type="float">
            <text:p>-0.0050360108</text:p>
          </table:table-cell>
          <table:table-cell office:value-type="float" office:value="3865.0310152991" calcext:value-type="float">
            <text:p>3865.0310152991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0.9149609519" calcext:value-type="float">
            <text:p>0.9149609519</text:p>
          </table:table-cell>
          <table:table-cell office:value-type="float" office:value="0.0050916667" calcext:value-type="float">
            <text:p>0.0050916667</text:p>
          </table:table-cell>
          <table:table-cell office:value-type="float" office:value="39.7783952265" calcext:value-type="float">
            <text:p>39.7783952265</text:p>
          </table:table-cell>
        </table:table-row>
        <table:table-row table:style-name="ro1">
          <table:table-cell office:value-type="string" calcext:value-type="string">
            <text:p>01/08/1972</text:p>
          </table:table-cell>
          <table:table-cell office:value-type="float" office:value="111" calcext:value-type="float">
            <text:p>111</text:p>
          </table:table-cell>
          <table:table-cell office:value-type="float" office:value="3.08" calcext:value-type="float">
            <text:p>3.08</text:p>
          </table:table-cell>
          <table:table-cell office:value-type="float" office:value="2.7747747748" calcext:value-type="float">
            <text:p>2.7747747748</text:p>
          </table:table-cell>
          <table:table-cell office:value-type="float" office:value="0.0378394512" calcext:value-type="float">
            <text:p>0.0378394512</text:p>
          </table:table-cell>
          <table:table-cell office:value-type="float" office:value="4011.2816677178" calcext:value-type="float">
            <text:p>4011.2816677178</text:p>
          </table:table-cell>
          <table:table-cell office:value-type="float" office:value="6.21" calcext:value-type="float">
            <text:p>6.21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9071837838" calcext:value-type="float">
            <text:p>0.9071837838</text:p>
          </table:table-cell>
          <table:table-cell office:value-type="float" office:value="-0.003325" calcext:value-type="float">
            <text:p>-0.003325</text:p>
          </table:table-cell>
          <table:table-cell office:value-type="float" office:value="39.6461320624" calcext:value-type="float">
            <text:p>39.6461320624</text:p>
          </table:table-cell>
        </table:table-row>
        <table:table-row table:style-name="ro1">
          <table:table-cell office:value-type="string" calcext:value-type="string">
            <text:p>01/09/1972</text:p>
          </table:table-cell>
          <table:table-cell office:value-type="float" office:value="109.4" calcext:value-type="float">
            <text:p>109.4</text:p>
          </table:table-cell>
          <table:table-cell office:value-type="float" office:value="3.08" calcext:value-type="float">
            <text:p>3.08</text:p>
          </table:table-cell>
          <table:table-cell office:value-type="float" office:value="2.8153564899" calcext:value-type="float">
            <text:p>2.8153564899</text:p>
          </table:table-cell>
          <table:table-cell office:value-type="float" office:value="-0.0121021021" calcext:value-type="float">
            <text:p>-0.0121021021</text:p>
          </table:table-cell>
          <table:table-cell office:value-type="float" office:value="3962.7367274148" calcext:value-type="float">
            <text:p>3962.7367274148</text:p>
          </table:table-cell>
          <table:table-cell office:value-type="float" office:value="6.55" calcext:value-type="float">
            <text:p>6.55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8809661724" calcext:value-type="float">
            <text:p>0.8809661724</text:p>
          </table:table-cell>
          <table:table-cell office:value-type="float" office:value="-0.0234416667" calcext:value-type="float">
            <text:p>-0.0234416667</text:p>
          </table:table-cell>
          <table:table-cell office:value-type="float" office:value="38.71676065" calcext:value-type="float">
            <text:p>38.71676065</text:p>
          </table:table-cell>
        </table:table-row>
        <table:table-row table:style-name="ro1">
          <table:table-cell office:value-type="string" calcext:value-type="string">
            <text:p>01/10/1972</text:p>
          </table:table-cell>
          <table:table-cell office:value-type="float" office:value="109.6" calcext:value-type="float">
            <text:p>109.6</text:p>
          </table:table-cell>
          <table:table-cell office:value-type="float" office:value="3.1" calcext:value-type="float">
            <text:p>3.1</text:p>
          </table:table-cell>
          <table:table-cell office:value-type="float" office:value="2.8284671533" calcext:value-type="float">
            <text:p>2.8284671533</text:p>
          </table:table-cell>
          <table:table-cell office:value-type="float" office:value="0.0041920551" calcext:value-type="float">
            <text:p>0.0041920551</text:p>
          </table:table-cell>
          <table:table-cell office:value-type="float" office:value="3979.3487383183" calcext:value-type="float">
            <text:p>3979.3487383183</text:p>
          </table:table-cell>
          <table:table-cell office:value-type="float" office:value="6.48" calcext:value-type="float">
            <text:p>6.4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8862079212" calcext:value-type="float">
            <text:p>0.8862079212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39.1561958833" calcext:value-type="float">
            <text:p>39.1561958833</text:p>
          </table:table-cell>
        </table:table-row>
        <table:table-row table:style-name="ro1">
          <table:table-cell office:value-type="string" calcext:value-type="string">
            <text:p>01/11/1972</text:p>
          </table:table-cell>
          <table:table-cell office:value-type="float" office:value="115.1" calcext:value-type="float">
            <text:p>115.1</text:p>
          </table:table-cell>
          <table:table-cell office:value-type="float" office:value="3.13" calcext:value-type="float">
            <text:p>3.13</text:p>
          </table:table-cell>
          <table:table-cell office:value-type="float" office:value="2.719374457" calcext:value-type="float">
            <text:p>2.719374457</text:p>
          </table:table-cell>
          <table:table-cell office:value-type="float" office:value="0.052559816" calcext:value-type="float">
            <text:p>0.052559816</text:p>
          </table:table-cell>
          <table:table-cell office:value-type="float" office:value="4188.5025757944" calcext:value-type="float">
            <text:p>4188.5025757944</text:p>
          </table:table-cell>
          <table:table-cell office:value-type="float" office:value="6.28" calcext:value-type="float">
            <text:p>6.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9012734558" calcext:value-type="float">
            <text:p>0.9012734558</text:p>
          </table:table-cell>
          <table:table-cell office:value-type="float" office:value="0.0222333333" calcext:value-type="float">
            <text:p>0.0222333333</text:p>
          </table:table-cell>
          <table:table-cell office:value-type="float" office:value="40.0267686385" calcext:value-type="float">
            <text:p>40.0267686385</text:p>
          </table:table-cell>
        </table:table-row>
        <table:table-row table:style-name="ro1">
          <table:table-cell office:value-type="string" calcext:value-type="string">
            <text:p>01/12/1972</text:p>
          </table:table-cell>
          <table:table-cell office:value-type="float" office:value="117.5" calcext:value-type="float">
            <text:p>117.5</text:p>
          </table:table-cell>
          <table:table-cell office:value-type="float" office:value="3.15" calcext:value-type="float">
            <text:p>3.15</text:p>
          </table:table-cell>
          <table:table-cell office:value-type="float" office:value="2.6808510638" calcext:value-type="float">
            <text:p>2.6808510638</text:p>
          </table:table-cell>
          <table:table-cell office:value-type="float" office:value="0.0231320591" calcext:value-type="float">
            <text:p>0.0231320591</text:p>
          </table:table-cell>
          <table:table-cell office:value-type="float" office:value="4285.3912648305" calcext:value-type="float">
            <text:p>4285.3912648305</text:p>
          </table:table-cell>
          <table:table-cell office:value-type="float" office:value="6.36" calcext:value-type="float">
            <text:p>6.36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8951447963" calcext:value-type="float">
            <text:p>0.8951447963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39.9667284855" calcext:value-type="float">
            <text:p>39.9667284855</text:p>
          </table:table-cell>
        </table:table-row>
        <table:table-row table:style-name="ro1">
          <table:table-cell office:value-type="string" calcext:value-type="string">
            <text:p>01/01/1973</text:p>
          </table:table-cell>
          <table:table-cell office:value-type="float" office:value="118.4" calcext:value-type="float">
            <text:p>118.4</text:p>
          </table:table-cell>
          <table:table-cell office:value-type="float" office:value="3.16" calcext:value-type="float">
            <text:p>3.16</text:p>
          </table:table-cell>
          <table:table-cell office:value-type="float" office:value="2.6689189189" calcext:value-type="float">
            <text:p>2.6689189189</text:p>
          </table:table-cell>
          <table:table-cell office:value-type="float" office:value="0.0098983475" calcext:value-type="float">
            <text:p>0.0098983475</text:p>
          </table:table-cell>
          <table:table-cell office:value-type="float" office:value="4327.8095568192" calcext:value-type="float">
            <text:p>4327.8095568192</text:p>
          </table:table-cell>
          <table:table-cell office:value-type="float" office:value="6.46" calcext:value-type="float">
            <text:p>6.46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8875360655" calcext:value-type="float">
            <text:p>0.8875360655</text:p>
          </table:table-cell>
          <table:table-cell office:value-type="float" office:value="-0.0031166667" calcext:value-type="float">
            <text:p>-0.0031166667</text:p>
          </table:table-cell>
          <table:table-cell office:value-type="float" office:value="39.8421655151" calcext:value-type="float">
            <text:p>39.8421655151</text:p>
          </table:table-cell>
        </table:table-row>
        <table:table-row table:style-name="ro1">
          <table:table-cell office:value-type="string" calcext:value-type="string">
            <text:p>01/02/1973</text:p>
          </table:table-cell>
          <table:table-cell office:value-type="float" office:value="114.2" calcext:value-type="float">
            <text:p>114.2</text:p>
          </table:table-cell>
          <table:table-cell office:value-type="float" office:value="3.16" calcext:value-type="float">
            <text:p>3.16</text:p>
          </table:table-cell>
          <table:table-cell office:value-type="float" office:value="2.7670753065" calcext:value-type="float">
            <text:p>2.7670753065</text:p>
          </table:table-cell>
          <table:table-cell office:value-type="float" office:value="-0.0332465301" calcext:value-type="float">
            <text:p>-0.0332465301</text:p>
          </table:table-cell>
          <table:table-cell office:value-type="float" office:value="4183.9249060181" calcext:value-type="float">
            <text:p>4183.9249060181</text:p>
          </table:table-cell>
          <table:table-cell office:value-type="float" office:value="6.64" calcext:value-type="float">
            <text:p>6.6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8739567637" calcext:value-type="float">
            <text:p>0.8739567637</text:p>
          </table:table-cell>
          <table:table-cell office:value-type="float" office:value="-0.0097666667" calcext:value-type="float">
            <text:p>-0.0097666667</text:p>
          </table:table-cell>
          <table:table-cell office:value-type="float" office:value="39.4530403652" calcext:value-type="float">
            <text:p>39.4530403652</text:p>
          </table:table-cell>
        </table:table-row>
        <table:table-row table:style-name="ro1">
          <table:table-cell office:value-type="string" calcext:value-type="string">
            <text:p>01/03/1973</text:p>
          </table:table-cell>
          <table:table-cell office:value-type="float" office:value="112.4" calcext:value-type="float">
            <text:p>112.4</text:p>
          </table:table-cell>
          <table:table-cell office:value-type="float" office:value="3.17" calcext:value-type="float">
            <text:p>3.17</text:p>
          </table:table-cell>
          <table:table-cell office:value-type="float" office:value="2.8202846975" calcext:value-type="float">
            <text:p>2.8202846975</text:p>
          </table:table-cell>
          <table:table-cell office:value-type="float" office:value="-0.0134486281" calcext:value-type="float">
            <text:p>-0.0134486281</text:p>
          </table:table-cell>
          <table:table-cell office:value-type="float" office:value="4127.6568558007" calcext:value-type="float">
            <text:p>4127.6568558007</text:p>
          </table:table-cell>
          <table:table-cell office:value-type="float" office:value="6.71" calcext:value-type="float">
            <text:p>6.71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68756721" calcext:value-type="float">
            <text:p>0.868756721</text:p>
          </table:table-cell>
          <table:table-cell office:value-type="float" office:value="-0.0003583333" calcext:value-type="float">
            <text:p>-0.0003583333</text:p>
          </table:table-cell>
          <table:table-cell office:value-type="float" office:value="39.4389030257" calcext:value-type="float">
            <text:p>39.4389030257</text:p>
          </table:table-cell>
        </table:table-row>
        <table:table-row table:style-name="ro1">
          <table:table-cell office:value-type="string" calcext:value-type="string">
            <text:p>01/04/1973</text:p>
          </table:table-cell>
          <table:table-cell office:value-type="float" office:value="110.3" calcext:value-type="float">
            <text:p>110.3</text:p>
          </table:table-cell>
          <table:table-cell office:value-type="float" office:value="3.19" calcext:value-type="float">
            <text:p>3.19</text:p>
          </table:table-cell>
          <table:table-cell office:value-type="float" office:value="2.8921124207" calcext:value-type="float">
            <text:p>2.8921124207</text:p>
          </table:table-cell>
          <table:table-cell office:value-type="float" office:value="-0.0163206776" calcext:value-type="float">
            <text:p>-0.0163206776</text:p>
          </table:table-cell>
          <table:table-cell office:value-type="float" office:value="4060.2906988512" calcext:value-type="float">
            <text:p>4060.2906988512</text:p>
          </table:table-cell>
          <table:table-cell office:value-type="float" office:value="6.67" calcext:value-type="float">
            <text:p>6.6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717104938" calcext:value-type="float">
            <text:p>0.8717104938</text:p>
          </table:table-cell>
          <table:table-cell office:value-type="float" office:value="0.0089583333" calcext:value-type="float">
            <text:p>0.0089583333</text:p>
          </table:table-cell>
          <table:table-cell office:value-type="float" office:value="39.7922098653" calcext:value-type="float">
            <text:p>39.7922098653</text:p>
          </table:table-cell>
        </table:table-row>
        <table:table-row table:style-name="ro1">
          <table:table-cell office:value-type="string" calcext:value-type="string">
            <text:p>01/05/1973</text:p>
          </table:table-cell>
          <table:table-cell office:value-type="float" office:value="107.2" calcext:value-type="float">
            <text:p>107.2</text:p>
          </table:table-cell>
          <table:table-cell office:value-type="float" office:value="3.2" calcext:value-type="float">
            <text:p>3.2</text:p>
          </table:table-cell>
          <table:table-cell office:value-type="float" office:value="2.9850746269" calcext:value-type="float">
            <text:p>2.9850746269</text:p>
          </table:table-cell>
          <table:table-cell office:value-type="float" office:value="-0.025685003" calcext:value-type="float">
            <text:p>-0.025685003</text:p>
          </table:table-cell>
          <table:table-cell office:value-type="float" office:value="3956.0021199807" calcext:value-type="float">
            <text:p>3956.0021199807</text:p>
          </table:table-cell>
          <table:table-cell office:value-type="float" office:value="6.85" calcext:value-type="float">
            <text:p>6.85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8583733233" calcext:value-type="float">
            <text:p>0.8583733233</text:p>
          </table:table-cell>
          <table:table-cell office:value-type="float" office:value="-0.0095916667" calcext:value-type="float">
            <text:p>-0.0095916667</text:p>
          </table:table-cell>
          <table:table-cell office:value-type="float" office:value="39.4105362524" calcext:value-type="float">
            <text:p>39.4105362524</text:p>
          </table:table-cell>
        </table:table-row>
        <table:table-row table:style-name="ro1">
          <table:table-cell office:value-type="string" calcext:value-type="string">
            <text:p>01/06/1973</text:p>
          </table:table-cell>
          <table:table-cell office:value-type="float" office:value="104.8" calcext:value-type="float">
            <text:p>104.8</text:p>
          </table:table-cell>
          <table:table-cell office:value-type="float" office:value="3.22" calcext:value-type="float">
            <text:p>3.22</text:p>
          </table:table-cell>
          <table:table-cell office:value-type="float" office:value="3.072519084" calcext:value-type="float">
            <text:p>3.072519084</text:p>
          </table:table-cell>
          <table:table-cell office:value-type="float" office:value="-0.0198849502" calcext:value-type="float">
            <text:p>-0.0198849502</text:p>
          </table:table-cell>
          <table:table-cell office:value-type="float" office:value="3877.3372146409" calcext:value-type="float">
            <text:p>3877.3372146409</text:p>
          </table:table-cell>
          <table:table-cell office:value-type="float" office:value="6.9" calcext:value-type="float">
            <text:p>6.9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8547252367" calcext:value-type="float">
            <text:p>0.85472523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39.4696520568" calcext:value-type="float">
            <text:p>39.4696520568</text:p>
          </table:table-cell>
        </table:table-row>
        <table:table-row table:style-name="ro1">
          <table:table-cell office:value-type="string" calcext:value-type="string">
            <text:p>01/07/1973</text:p>
          </table:table-cell>
          <table:table-cell office:value-type="float" office:value="105.8" calcext:value-type="float">
            <text:p>105.8</text:p>
          </table:table-cell>
          <table:table-cell office:value-type="float" office:value="3.24" calcext:value-type="float">
            <text:p>3.24</text:p>
          </table:table-cell>
          <table:table-cell office:value-type="float" office:value="3.0623818526" calcext:value-type="float">
            <text:p>3.0623818526</text:p>
          </table:table-cell>
          <table:table-cell office:value-type="float" office:value="0.0121156727" calcext:value-type="float">
            <text:p>0.0121156727</text:p>
          </table:table-cell>
          <table:table-cell office:value-type="float" office:value="3924.3137633195" calcext:value-type="float">
            <text:p>3924.3137633195</text:p>
          </table:table-cell>
          <table:table-cell office:value-type="float" office:value="7.13" calcext:value-type="float">
            <text:p>7.13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0.8380153583" calcext:value-type="float">
            <text:p>0.8380153583</text:p>
          </table:table-cell>
          <table:table-cell office:value-type="float" office:value="-0.0136083333" calcext:value-type="float">
            <text:p>-0.0136083333</text:p>
          </table:table-cell>
          <table:table-cell office:value-type="float" office:value="38.932535875" calcext:value-type="float">
            <text:p>38.932535875</text:p>
          </table:table-cell>
        </table:table-row>
        <table:table-row table:style-name="ro1">
          <table:table-cell office:value-type="string" calcext:value-type="string">
            <text:p>01/08/1973</text:p>
          </table:table-cell>
          <table:table-cell office:value-type="float" office:value="103.8" calcext:value-type="float">
            <text:p>103.8</text:p>
          </table:table-cell>
          <table:table-cell office:value-type="float" office:value="3.25" calcext:value-type="float">
            <text:p>3.25</text:p>
          </table:table-cell>
          <table:table-cell office:value-type="float" office:value="3.1310211946" calcext:value-type="float">
            <text:p>3.1310211946</text:p>
          </table:table-cell>
          <table:table-cell office:value-type="float" office:value="-0.0163411074" calcext:value-type="float">
            <text:p>-0.0163411074</text:p>
          </table:table-cell>
          <table:table-cell office:value-type="float" office:value="3860.1861305029" calcext:value-type="float">
            <text:p>3860.1861305029</text:p>
          </table:table-cell>
          <table:table-cell office:value-type="float" office:value="7.4" calcext:value-type="float">
            <text:p>7.4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8187829058" calcext:value-type="float">
            <text:p>0.8187829058</text:p>
          </table:table-cell>
          <table:table-cell office:value-type="float" office:value="-0.0167833333" calcext:value-type="float">
            <text:p>-0.0167833333</text:p>
          </table:table-cell>
          <table:table-cell office:value-type="float" office:value="38.2791181479" calcext:value-type="float">
            <text:p>38.2791181479</text:p>
          </table:table-cell>
        </table:table-row>
        <table:table-row table:style-name="ro1">
          <table:table-cell office:value-type="string" calcext:value-type="string">
            <text:p>01/09/1973</text:p>
          </table:table-cell>
          <table:table-cell office:value-type="float" office:value="105.6" calcext:value-type="float">
            <text:p>105.6</text:p>
          </table:table-cell>
          <table:table-cell office:value-type="float" office:value="3.27" calcext:value-type="float">
            <text:p>3.27</text:p>
          </table:table-cell>
          <table:table-cell office:value-type="float" office:value="3.0965909091" calcext:value-type="float">
            <text:p>3.0965909091</text:p>
          </table:table-cell>
          <table:table-cell office:value-type="float" office:value="0.0199662813" calcext:value-type="float">
            <text:p>0.0199662813</text:p>
          </table:table-cell>
          <table:table-cell office:value-type="float" office:value="3937.2596926943" calcext:value-type="float">
            <text:p>3937.2596926943</text:p>
          </table:table-cell>
          <table:table-cell office:value-type="float" office:value="7.09" calcext:value-type="float">
            <text:p>7.09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8403578354" calcext:value-type="float">
            <text:p>0.8403578354</text:p>
          </table:table-cell>
          <table:table-cell office:value-type="float" office:value="0.0322583333" calcext:value-type="float">
            <text:p>0.0322583333</text:p>
          </table:table-cell>
          <table:table-cell office:value-type="float" office:value="39.5139387008" calcext:value-type="float">
            <text:p>39.5139387008</text:p>
          </table:table-cell>
        </table:table-row>
        <table:table-row table:style-name="ro1">
          <table:table-cell office:value-type="string" calcext:value-type="string">
            <text:p>01/10/1973</text:p>
          </table:table-cell>
          <table:table-cell office:value-type="float" office:value="109.8" calcext:value-type="float">
            <text:p>109.8</text:p>
          </table:table-cell>
          <table:table-cell office:value-type="float" office:value="3.31" calcext:value-type="float">
            <text:p>3.31</text:p>
          </table:table-cell>
          <table:table-cell office:value-type="float" office:value="3.014571949" calcext:value-type="float">
            <text:p>3.014571949</text:p>
          </table:table-cell>
          <table:table-cell office:value-type="float" office:value="0.0423821575" calcext:value-type="float">
            <text:p>0.0423821575</text:p>
          </table:table-cell>
          <table:table-cell office:value-type="float" office:value="4104.1292531581" calcext:value-type="float">
            <text:p>4104.1292531581</text:p>
          </table:table-cell>
          <table:table-cell office:value-type="float" office:value="6.79" calcext:value-type="float">
            <text:p>6.7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8617869602" calcext:value-type="float">
            <text:p>0.8617869602</text:p>
          </table:table-cell>
          <table:table-cell office:value-type="float" office:value="0.0311583333" calcext:value-type="float">
            <text:p>0.0311583333</text:p>
          </table:table-cell>
          <table:table-cell office:value-type="float" office:value="40.7451271742" calcext:value-type="float">
            <text:p>40.7451271742</text:p>
          </table:table-cell>
        </table:table-row>
        <table:table-row table:style-name="ro1">
          <table:table-cell office:value-type="string" calcext:value-type="string">
            <text:p>01/11/1973</text:p>
          </table:table-cell>
          <table:table-cell office:value-type="float" office:value="102" calcext:value-type="float">
            <text:p>102</text:p>
          </table:table-cell>
          <table:table-cell office:value-type="float" office:value="3.34" calcext:value-type="float">
            <text:p>3.34</text:p>
          </table:table-cell>
          <table:table-cell office:value-type="float" office:value="3.2745098039" calcext:value-type="float">
            <text:p>3.2745098039</text:p>
          </table:table-cell>
          <table:table-cell office:value-type="float" office:value="-0.0685008121" calcext:value-type="float">
            <text:p>-0.0685008121</text:p>
          </table:table-cell>
          <table:table-cell office:value-type="float" office:value="3822.993066425" calcext:value-type="float">
            <text:p>3822.993066425</text:p>
          </table:table-cell>
          <table:table-cell office:value-type="float" office:value="6.73" calcext:value-type="float">
            <text:p>6.7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661820737" calcext:value-type="float">
            <text:p>0.8661820737</text:p>
          </table:table-cell>
          <table:table-cell office:value-type="float" office:value="0.0107083333" calcext:value-type="float">
            <text:p>0.0107083333</text:p>
          </table:table-cell>
          <table:table-cell office:value-type="float" office:value="41.1814395777" calcext:value-type="float">
            <text:p>41.1814395777</text:p>
          </table:table-cell>
        </table:table-row>
        <table:table-row table:style-name="ro1">
          <table:table-cell office:value-type="string" calcext:value-type="string">
            <text:p>01/12/1973</text:p>
          </table:table-cell>
          <table:table-cell office:value-type="float" office:value="94.78" calcext:value-type="float">
            <text:p>94.78</text:p>
          </table:table-cell>
          <table:table-cell office:value-type="float" office:value="3.38" calcext:value-type="float">
            <text:p>3.38</text:p>
          </table:table-cell>
          <table:table-cell office:value-type="float" office:value="3.5661531969" calcext:value-type="float">
            <text:p>3.5661531969</text:p>
          </table:table-cell>
          <table:table-cell office:value-type="float" office:value="-0.0680228758" calcext:value-type="float">
            <text:p>-0.0680228758</text:p>
          </table:table-cell>
          <table:table-cell office:value-type="float" office:value="3562.9420838183" calcext:value-type="float">
            <text:p>3562.9420838183</text:p>
          </table:table-cell>
          <table:table-cell office:value-type="float" office:value="6.74" calcext:value-type="float">
            <text:p>6.7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8654458189" calcext:value-type="float">
            <text:p>0.8654458189</text:p>
          </table:table-cell>
          <table:table-cell office:value-type="float" office:value="0.0047666667" calcext:value-type="float">
            <text:p>0.0047666667</text:p>
          </table:table-cell>
          <table:table-cell office:value-type="float" office:value="41.377737773" calcext:value-type="float">
            <text:p>41.377737773</text:p>
          </table:table-cell>
        </table:table-row>
        <table:table-row table:style-name="ro1">
          <table:table-cell office:value-type="string" calcext:value-type="string">
            <text:p>01/01/1974</text:p>
          </table:table-cell>
          <table:table-cell office:value-type="float" office:value="96.11" calcext:value-type="float">
            <text:p>96.11</text:p>
          </table:table-cell>
          <table:table-cell office:value-type="float" office:value="3.4" calcext:value-type="float">
            <text:p>3.4</text:p>
          </table:table-cell>
          <table:table-cell office:value-type="float" office:value="3.5376131516" calcext:value-type="float">
            <text:p>3.5376131516</text:p>
          </table:table-cell>
          <table:table-cell office:value-type="float" office:value="0.0170218752" calcext:value-type="float">
            <text:p>0.0170218752</text:p>
          </table:table-cell>
          <table:table-cell office:value-type="float" office:value="3623.5900393845" calcext:value-type="float">
            <text:p>3623.5900393845</text:p>
          </table:table-cell>
          <table:table-cell office:value-type="float" office:value="6.99" calcext:value-type="float">
            <text:p>6.99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8470550953" calcext:value-type="float">
            <text:p>0.8470550953</text:p>
          </table:table-cell>
          <table:table-cell office:value-type="float" office:value="-0.015425" calcext:value-type="float">
            <text:p>-0.015425</text:p>
          </table:table-cell>
          <table:table-cell office:value-type="float" office:value="40.7394861679" calcext:value-type="float">
            <text:p>40.7394861679</text:p>
          </table:table-cell>
        </table:table-row>
        <table:table-row table:style-name="ro1">
          <table:table-cell office:value-type="string" calcext:value-type="string">
            <text:p>01/02/1974</text:p>
          </table:table-cell>
          <table:table-cell office:value-type="float" office:value="93.45" calcext:value-type="float">
            <text:p>93.45</text:p>
          </table:table-cell>
          <table:table-cell office:value-type="float" office:value="3.42" calcext:value-type="float">
            <text:p>3.42</text:p>
          </table:table-cell>
          <table:table-cell office:value-type="float" office:value="3.6597110754" calcext:value-type="float">
            <text:p>3.6597110754</text:p>
          </table:table-cell>
          <table:table-cell office:value-type="float" office:value="-0.0247112683" calcext:value-type="float">
            <text:p>-0.0247112683</text:p>
          </table:table-cell>
          <table:table-cell office:value-type="float" office:value="3534.046533573" calcext:value-type="float">
            <text:p>3534.046533573</text:p>
          </table:table-cell>
          <table:table-cell office:value-type="float" office:value="6.96" calcext:value-type="float">
            <text:p>6.96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8492150858" calcext:value-type="float">
            <text:p>0.8492150858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41.0796608774" calcext:value-type="float">
            <text:p>41.0796608774</text:p>
          </table:table-cell>
        </table:table-row>
        <table:table-row table:style-name="ro1">
          <table:table-cell office:value-type="string" calcext:value-type="string">
            <text:p>01/03/1974</text:p>
          </table:table-cell>
          <table:table-cell office:value-type="float" office:value="97.44" calcext:value-type="float">
            <text:p>97.44</text:p>
          </table:table-cell>
          <table:table-cell office:value-type="float" office:value="3.44" calcext:value-type="float">
            <text:p>3.44</text:p>
          </table:table-cell>
          <table:table-cell office:value-type="float" office:value="3.5303776683" calcext:value-type="float">
            <text:p>3.5303776683</text:p>
          </table:table-cell>
          <table:table-cell office:value-type="float" office:value="0.0457642233" calcext:value-type="float">
            <text:p>0.0457642233</text:p>
          </table:table-cell>
          <table:table-cell office:value-type="float" office:value="3695.7794282609" calcext:value-type="float">
            <text:p>3695.7794282609</text:p>
          </table:table-cell>
          <table:table-cell office:value-type="float" office:value="7.21" calcext:value-type="float">
            <text:p>7.21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8311692652" calcext:value-type="float">
            <text:p>0.8311692652</text:p>
          </table:table-cell>
          <table:table-cell office:value-type="float" office:value="-0.0152416667" calcext:value-type="float">
            <text:p>-0.0152416667</text:p>
          </table:table-cell>
          <table:table-cell office:value-type="float" office:value="40.4535383795" calcext:value-type="float">
            <text:p>40.4535383795</text:p>
          </table:table-cell>
        </table:table-row>
        <table:table-row table:style-name="ro1">
          <table:table-cell office:value-type="string" calcext:value-type="string">
            <text:p>01/04/1974</text:p>
          </table:table-cell>
          <table:table-cell office:value-type="float" office:value="92.46" calcext:value-type="float">
            <text:p>92.46</text:p>
          </table:table-cell>
          <table:table-cell office:value-type="float" office:value="3.46" calcext:value-type="float">
            <text:p>3.46</text:p>
          </table:table-cell>
          <table:table-cell office:value-type="float" office:value="3.7421587714" calcext:value-type="float">
            <text:p>3.7421587714</text:p>
          </table:table-cell>
          <table:table-cell office:value-type="float" office:value="-0.0481492885" calcext:value-type="float">
            <text:p>-0.0481492885</text:p>
          </table:table-cell>
          <table:table-cell office:value-type="float" office:value="3517.8302785182" calcext:value-type="float">
            <text:p>3517.8302785182</text:p>
          </table:table-cell>
          <table:table-cell office:value-type="float" office:value="7.51" calcext:value-type="float">
            <text:p>7.51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8099744489" calcext:value-type="float">
            <text:p>0.8099744489</text:p>
          </table:table-cell>
          <table:table-cell office:value-type="float" office:value="-0.0192416667" calcext:value-type="float">
            <text:p>-0.0192416667</text:p>
          </table:table-cell>
          <table:table-cell office:value-type="float" office:value="39.6751448785" calcext:value-type="float">
            <text:p>39.6751448785</text:p>
          </table:table-cell>
        </table:table-row>
        <table:table-row table:style-name="ro1">
          <table:table-cell office:value-type="string" calcext:value-type="string">
            <text:p>01/05/1974</text:p>
          </table:table-cell>
          <table:table-cell office:value-type="float" office:value="89.67" calcext:value-type="float">
            <text:p>89.67</text:p>
          </table:table-cell>
          <table:table-cell office:value-type="float" office:value="3.48" calcext:value-type="float">
            <text:p>3.48</text:p>
          </table:table-cell>
          <table:table-cell office:value-type="float" office:value="3.8808966209" calcext:value-type="float">
            <text:p>3.8808966209</text:p>
          </table:table-cell>
          <table:table-cell office:value-type="float" office:value="-0.0270387194" calcext:value-type="float">
            <text:p>-0.0270387194</text:p>
          </table:table-cell>
          <table:table-cell office:value-type="float" office:value="3422.7126525579" calcext:value-type="float">
            <text:p>3422.7126525579</text:p>
          </table:table-cell>
          <table:table-cell office:value-type="float" office:value="7.58" calcext:value-type="float">
            <text:p>7.58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05155101" calcext:value-type="float">
            <text:p>0.805155101</text:p>
          </table:table-cell>
          <table:table-cell office:value-type="float" office:value="0.0003666667" calcext:value-type="float">
            <text:p>0.0003666667</text:p>
          </table:table-cell>
          <table:table-cell office:value-type="float" office:value="39.6896924316" calcext:value-type="float">
            <text:p>39.6896924316</text:p>
          </table:table-cell>
        </table:table-row>
        <table:table-row table:style-name="ro1">
          <table:table-cell office:value-type="string" calcext:value-type="string">
            <text:p>01/06/1974</text:p>
          </table:table-cell>
          <table:table-cell office:value-type="float" office:value="89.79" calcext:value-type="float">
            <text:p>89.79</text:p>
          </table:table-cell>
          <table:table-cell office:value-type="float" office:value="3.5" calcext:value-type="float">
            <text:p>3.5</text:p>
          </table:table-cell>
          <table:table-cell office:value-type="float" office:value="3.8979841853" calcext:value-type="float">
            <text:p>3.8979841853</text:p>
          </table:table-cell>
          <table:table-cell office:value-type="float" office:value="0.0045909074" calcext:value-type="float">
            <text:p>0.0045909074</text:p>
          </table:table-cell>
          <table:table-cell office:value-type="float" office:value="3438.4260094067" calcext:value-type="float">
            <text:p>3438.4260094067</text:p>
          </table:table-cell>
          <table:table-cell office:value-type="float" office:value="7.54" calcext:value-type="float">
            <text:p>7.5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078926283" calcext:value-type="float">
            <text:p>0.8078926283</text:p>
          </table:table-cell>
          <table:table-cell office:value-type="float" office:value="0.0096833333" calcext:value-type="float">
            <text:p>0.0096833333</text:p>
          </table:table-cell>
          <table:table-cell office:value-type="float" office:value="40.0740209533" calcext:value-type="float">
            <text:p>40.0740209533</text:p>
          </table:table-cell>
        </table:table-row>
        <table:table-row table:style-name="ro1">
          <table:table-cell office:value-type="string" calcext:value-type="string">
            <text:p>01/07/1974</text:p>
          </table:table-cell>
          <table:table-cell office:value-type="float" office:value="79.31" calcext:value-type="float">
            <text:p>79.31</text:p>
          </table:table-cell>
          <table:table-cell office:value-type="float" office:value="3.53" calcext:value-type="float">
            <text:p>3.53</text:p>
          </table:table-cell>
          <table:table-cell office:value-type="float" office:value="4.4508889169" calcext:value-type="float">
            <text:p>4.4508889169</text:p>
          </table:table-cell>
          <table:table-cell office:value-type="float" office:value="-0.1134406207" calcext:value-type="float">
            <text:p>-0.1134406207</text:p>
          </table:table-cell>
          <table:table-cell office:value-type="float" office:value="3048.3688286425" calcext:value-type="float">
            <text:p>3048.3688286425</text:p>
          </table:table-cell>
          <table:table-cell office:value-type="float" office:value="7.81" calcext:value-type="float">
            <text:p>7.81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7893514925" calcext:value-type="float">
            <text:p>0.7893514925</text:p>
          </table:table-cell>
          <table:table-cell office:value-type="float" office:value="-0.0164416667" calcext:value-type="float">
            <text:p>-0.0164416667</text:p>
          </table:table-cell>
          <table:table-cell office:value-type="float" office:value="39.4151372588" calcext:value-type="float">
            <text:p>39.4151372588</text:p>
          </table:table-cell>
        </table:table-row>
        <table:table-row table:style-name="ro1">
          <table:table-cell office:value-type="string" calcext:value-type="string">
            <text:p>01/08/1974</text:p>
          </table:table-cell>
          <table:table-cell office:value-type="float" office:value="76.03" calcext:value-type="float">
            <text:p>76.03</text:p>
          </table:table-cell>
          <table:table-cell office:value-type="float" office:value="3.56" calcext:value-type="float">
            <text:p>3.56</text:p>
          </table:table-cell>
          <table:table-cell office:value-type="float" office:value="4.6823622254" calcext:value-type="float">
            <text:p>4.6823622254</text:p>
          </table:table-cell>
          <table:table-cell office:value-type="float" office:value="-0.0376161056" calcext:value-type="float">
            <text:p>-0.0376161056</text:p>
          </table:table-cell>
          <table:table-cell office:value-type="float" office:value="2933.7010649459" calcext:value-type="float">
            <text:p>2933.7010649459</text:p>
          </table:table-cell>
          <table:table-cell office:value-type="float" office:value="8.04" calcext:value-type="float">
            <text:p>8.04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0.7739196708" calcext:value-type="float">
            <text:p>0.7739196708</text:p>
          </table:table-cell>
          <table:table-cell office:value-type="float" office:value="-0.01285" calcext:value-type="float">
            <text:p>-0.01285</text:p>
          </table:table-cell>
          <table:table-cell office:value-type="float" office:value="38.9086527451" calcext:value-type="float">
            <text:p>38.9086527451</text:p>
          </table:table-cell>
        </table:table-row>
        <table:table-row table:style-name="ro1">
          <table:table-cell office:value-type="string" calcext:value-type="string">
            <text:p>01/09/1974</text:p>
          </table:table-cell>
          <table:table-cell office:value-type="float" office:value="68.12" calcext:value-type="float">
            <text:p>68.12</text:p>
          </table:table-cell>
          <table:table-cell office:value-type="float" office:value="3.59" calcext:value-type="float">
            <text:p>3.59</text:p>
          </table:table-cell>
          <table:table-cell office:value-type="float" office:value="5.2701115678" calcext:value-type="float">
            <text:p>5.2701115678</text:p>
          </table:table-cell>
          <table:table-cell office:value-type="float" office:value="-0.1001030295" calcext:value-type="float">
            <text:p>-0.1001030295</text:p>
          </table:table-cell>
          <table:table-cell office:value-type="float" office:value="2640.0287006801" calcext:value-type="float">
            <text:p>2640.0287006801</text:p>
          </table:table-cell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0.7739196708" calcext:value-type="float">
            <text:p>0.7739196708</text:p>
          </table:table-cell>
          <table:table-cell office:value-type="float" office:value="0.0067" calcext:value-type="float">
            <text:p>0.0067</text:p>
          </table:table-cell>
          <table:table-cell office:value-type="float" office:value="39.1693407184" calcext:value-type="float">
            <text:p>39.1693407184</text:p>
          </table:table-cell>
        </table:table-row>
        <table:table-row table:style-name="ro1">
          <table:table-cell office:value-type="string" calcext:value-type="string">
            <text:p>01/10/1974</text:p>
          </table:table-cell>
          <table:table-cell office:value-type="float" office:value="69.44" calcext:value-type="float">
            <text:p>69.44</text:p>
          </table:table-cell>
          <table:table-cell office:value-type="float" office:value="3.59" calcext:value-type="float">
            <text:p>3.59</text:p>
          </table:table-cell>
          <table:table-cell office:value-type="float" office:value="5.1699308756" calcext:value-type="float">
            <text:p>5.1699308756</text:p>
          </table:table-cell>
          <table:table-cell office:value-type="float" office:value="0.0237734023" calcext:value-type="float">
            <text:p>0.0237734023</text:p>
          </table:table-cell>
          <table:table-cell office:value-type="float" office:value="2702.7911651421" calcext:value-type="float">
            <text:p>2702.7911651421</text:p>
          </table:table-cell>
          <table:table-cell office:value-type="float" office:value="7.9" calcext:value-type="float">
            <text:p>7.9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7831293149" calcext:value-type="float">
            <text:p>0.7831293149</text:p>
          </table:table-cell>
          <table:table-cell office:value-type="float" office:value="0.0184833333" calcext:value-type="float">
            <text:p>0.0184833333</text:p>
          </table:table-cell>
          <table:table-cell office:value-type="float" office:value="39.8933206994" calcext:value-type="float">
            <text:p>39.8933206994</text:p>
          </table:table-cell>
        </table:table-row>
        <table:table-row table:style-name="ro1">
          <table:table-cell office:value-type="string" calcext:value-type="string">
            <text:p>01/11/1974</text:p>
          </table:table-cell>
          <table:table-cell office:value-type="float" office:value="71.74" calcext:value-type="float">
            <text:p>71.74</text:p>
          </table:table-cell>
          <table:table-cell office:value-type="float" office:value="3.6" calcext:value-type="float">
            <text:p>3.6</text:p>
          </table:table-cell>
          <table:table-cell office:value-type="float" office:value="5.0181209925" calcext:value-type="float">
            <text:p>5.0181209925</text:p>
          </table:table-cell>
          <table:table-cell office:value-type="float" office:value="0.0374384001" calcext:value-type="float">
            <text:p>0.0374384001</text:p>
          </table:table-cell>
          <table:table-cell office:value-type="float" office:value="2803.9793420548" calcext:value-type="float">
            <text:p>2803.9793420548</text:p>
          </table:table-cell>
          <table:table-cell office:value-type="float" office:value="7.68" calcext:value-type="float">
            <text:p>7.6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7977738331" calcext:value-type="float">
            <text:p>0.7977738331</text:p>
          </table:table-cell>
          <table:table-cell office:value-type="float" office:value="0.0251" calcext:value-type="float">
            <text:p>0.0251</text:p>
          </table:table-cell>
          <table:table-cell office:value-type="float" office:value="40.8946430489" calcext:value-type="float">
            <text:p>40.8946430489</text:p>
          </table:table-cell>
        </table:table-row>
        <table:table-row table:style-name="ro1">
          <table:table-cell office:value-type="string" calcext:value-type="string">
            <text:p>01/12/1974</text:p>
          </table:table-cell>
          <table:table-cell office:value-type="float" office:value="67.07" calcext:value-type="float">
            <text:p>67.07</text:p>
          </table:table-cell>
          <table:table-cell office:value-type="float" office:value="3.6" calcext:value-type="float">
            <text:p>3.6</text:p>
          </table:table-cell>
          <table:table-cell office:value-type="float" office:value="5.3675264649" calcext:value-type="float">
            <text:p>5.3675264649</text:p>
          </table:table-cell>
          <table:table-cell office:value-type="float" office:value="-0.0609144132" calcext:value-type="float">
            <text:p>-0.0609144132</text:p>
          </table:table-cell>
          <table:table-cell office:value-type="float" office:value="2633.1765859246" calcext:value-type="float">
            <text:p>2633.1765859246</text:p>
          </table:table-cell>
          <table:table-cell office:value-type="float" office:value="7.43" calcext:value-type="float">
            <text:p>7.43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814726527" calcext:value-type="float">
            <text:p>0.814726527</text:p>
          </table:table-cell>
          <table:table-cell office:value-type="float" office:value="0.0274416667" calcext:value-type="float">
            <text:p>0.0274416667</text:p>
          </table:table-cell>
          <table:table-cell office:value-type="float" office:value="42.0168602119" calcext:value-type="float">
            <text:p>42.0168602119</text:p>
          </table:table-cell>
        </table:table-row>
        <table:table-row table:style-name="ro1">
          <table:table-cell office:value-type="string" calcext:value-type="string">
            <text:p>01/01/1975</text:p>
          </table:table-cell>
          <table:table-cell office:value-type="float" office:value="72.56" calcext:value-type="float">
            <text:p>72.56</text:p>
          </table:table-cell>
          <table:table-cell office:value-type="float" office:value="3.62" calcext:value-type="float">
            <text:p>3.62</text:p>
          </table:table-cell>
          <table:table-cell office:value-type="float" office:value="4.9889746417" calcext:value-type="float">
            <text:p>4.9889746417</text:p>
          </table:table-cell>
          <table:table-cell office:value-type="float" office:value="0.0863567044" calcext:value-type="float">
            <text:p>0.0863567044</text:p>
          </table:table-cell>
          <table:table-cell office:value-type="float" office:value="2860.5690380888" calcext:value-type="float">
            <text:p>2860.5690380888</text:p>
          </table:table-cell>
          <table:table-cell office:value-type="float" office:value="7.5" calcext:value-type="float">
            <text:p>7.5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098789042" calcext:value-type="float">
            <text:p>0.8098789042</text:p>
          </table:table-cell>
          <table:table-cell office:value-type="float" office:value="0.0003" calcext:value-type="float">
            <text:p>0.0003</text:p>
          </table:table-cell>
          <table:table-cell office:value-type="float" office:value="42.02946527" calcext:value-type="float">
            <text:p>42.02946527</text:p>
          </table:table-cell>
        </table:table-row>
        <table:table-row table:style-name="ro1">
          <table:table-cell office:value-type="string" calcext:value-type="string">
            <text:p>01/02/1975</text:p>
          </table:table-cell>
          <table:table-cell office:value-type="float" office:value="80.1" calcext:value-type="float">
            <text:p>80.1</text:p>
          </table:table-cell>
          <table:table-cell office:value-type="float" office:value="3.65" calcext:value-type="float">
            <text:p>3.65</text:p>
          </table:table-cell>
          <table:table-cell office:value-type="float" office:value="4.556803995" calcext:value-type="float">
            <text:p>4.556803995</text:p>
          </table:table-cell>
          <table:table-cell office:value-type="float" office:value="0.1081021109" calcext:value-type="float">
            <text:p>0.1081021109</text:p>
          </table:table-cell>
          <table:table-cell office:value-type="float" office:value="3169.802589472" calcext:value-type="float">
            <text:p>3169.802589472</text:p>
          </table:table-cell>
          <table:table-cell office:value-type="float" office:value="7.39" calcext:value-type="float">
            <text:p>7.39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8174512719" calcext:value-type="float">
            <text:p>0.8174512719</text:p>
          </table:table-cell>
          <table:table-cell office:value-type="float" office:value="0.0155083333" calcext:value-type="float">
            <text:p>0.0155083333</text:p>
          </table:table-cell>
          <table:table-cell office:value-type="float" office:value="42.6812722272" calcext:value-type="float">
            <text:p>42.6812722272</text:p>
          </table:table-cell>
        </table:table-row>
        <table:table-row table:style-name="ro1">
          <table:table-cell office:value-type="string" calcext:value-type="string">
            <text:p>01/03/1975</text:p>
          </table:table-cell>
          <table:table-cell office:value-type="float" office:value="83.78" calcext:value-type="float">
            <text:p>83.78</text:p>
          </table:table-cell>
          <table:table-cell office:value-type="float" office:value="3.67" calcext:value-type="float">
            <text:p>3.67</text:p>
          </table:table-cell>
          <table:table-cell office:value-type="float" office:value="4.3805204106" calcext:value-type="float">
            <text:p>4.3805204106</text:p>
          </table:table-cell>
          <table:table-cell office:value-type="float" office:value="0.0497607158" calcext:value-type="float">
            <text:p>0.0497607158</text:p>
          </table:table-cell>
          <table:table-cell office:value-type="float" office:value="3327.5342351799" calcext:value-type="float">
            <text:p>3327.5342351799</text:p>
          </table:table-cell>
          <table:table-cell office:value-type="float" office:value="7.73" calcext:value-type="float">
            <text:p>7.73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7938269302" calcext:value-type="float">
            <text:p>0.7938269302</text:p>
          </table:table-cell>
          <table:table-cell office:value-type="float" office:value="-0.0224583333" calcext:value-type="float">
            <text:p>-0.0224583333</text:p>
          </table:table-cell>
          <table:table-cell office:value-type="float" office:value="41.7227219885" calcext:value-type="float">
            <text:p>41.7227219885</text:p>
          </table:table-cell>
        </table:table-row>
        <table:table-row table:style-name="ro1">
          <table:table-cell office:value-type="string" calcext:value-type="string">
            <text:p>01/04/1975</text:p>
          </table:table-cell>
          <table:table-cell office:value-type="float" office:value="84.72" calcext:value-type="float">
            <text:p>84.72</text:p>
          </table:table-cell>
          <table:table-cell office:value-type="float" office:value="3.68" calcext:value-type="float">
            <text:p>3.68</text:p>
          </table:table-cell>
          <table:table-cell office:value-type="float" office:value="4.343720491" calcext:value-type="float">
            <text:p>4.343720491</text:p>
          </table:table-cell>
          <table:table-cell office:value-type="float" office:value="0.0148835541" calcext:value-type="float">
            <text:p>0.0148835541</text:p>
          </table:table-cell>
          <table:table-cell office:value-type="float" office:value="3377.0597711544" calcext:value-type="float">
            <text:p>3377.0597711544</text:p>
          </table:table-cell>
          <table:table-cell office:value-type="float" office:value="8.23" calcext:value-type="float">
            <text:p>8.23</text:p>
          </table:table-cell>
          <table:table-cell office:value-type="float" office:value="-0.0425" calcext:value-type="float">
            <text:p>-0.0425</text:p>
          </table:table-cell>
          <table:table-cell office:value-type="float" office:value="0.7600892857" calcext:value-type="float">
            <text:p>0.7600892857</text:p>
          </table:table-cell>
          <table:table-cell office:value-type="float" office:value="-0.0356416667" calcext:value-type="float">
            <text:p>-0.0356416667</text:p>
          </table:table-cell>
          <table:table-cell office:value-type="float" office:value="40.2356546389" calcext:value-type="float">
            <text:p>40.2356546389</text:p>
          </table:table-cell>
        </table:table-row>
        <table:table-row table:style-name="ro1">
          <table:table-cell office:value-type="string" calcext:value-type="string">
            <text:p>01/05/1975</text:p>
          </table:table-cell>
          <table:table-cell office:value-type="float" office:value="90.1" calcext:value-type="float">
            <text:p>90.1</text:p>
          </table:table-cell>
          <table:table-cell office:value-type="float" office:value="3.7" calcext:value-type="float">
            <text:p>3.7</text:p>
          </table:table-cell>
          <table:table-cell office:value-type="float" office:value="4.1065482797" calcext:value-type="float">
            <text:p>4.1065482797</text:p>
          </table:table-cell>
          <table:table-cell office:value-type="float" office:value="0.0671394692" calcext:value-type="float">
            <text:p>0.0671394692</text:p>
          </table:table-cell>
          <table:table-cell office:value-type="float" office:value="3603.7937717544" calcext:value-type="float">
            <text:p>3603.7937717544</text:p>
          </table:table-cell>
          <table:table-cell office:value-type="float" office:value="8.06" calcext:value-type="float">
            <text:p>8.06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7710725758" calcext:value-type="float">
            <text:p>0.7710725758</text:p>
          </table:table-cell>
          <table:table-cell office:value-type="float" office:value="0.0211666667" calcext:value-type="float">
            <text:p>0.0211666667</text:p>
          </table:table-cell>
          <table:table-cell office:value-type="float" office:value="41.0873093288" calcext:value-type="float">
            <text:p>41.0873093288</text:p>
          </table:table-cell>
        </table:table-row>
        <table:table-row table:style-name="ro1">
          <table:table-cell office:value-type="string" calcext:value-type="string">
            <text:p>01/06/1975</text:p>
          </table:table-cell>
          <table:table-cell office:value-type="float" office:value="92.4" calcext:value-type="float">
            <text:p>92.4</text:p>
          </table:table-cell>
          <table:table-cell office:value-type="float" office:value="3.71" calcext:value-type="float">
            <text:p>3.71</text:p>
          </table:table-cell>
          <table:table-cell office:value-type="float" office:value="4.0151515152" calcext:value-type="float">
            <text:p>4.0151515152</text:p>
          </table:table-cell>
          <table:table-cell office:value-type="float" office:value="0.0289585646" calcext:value-type="float">
            <text:p>0.0289585646</text:p>
          </table:table-cell>
          <table:table-cell office:value-type="float" office:value="3708.1544663471" calcext:value-type="float">
            <text:p>3708.1544663471</text:p>
          </table:table-cell>
          <table:table-cell office:value-type="float" office:value="7.86" calcext:value-type="float">
            <text:p>7.86</text:p>
          </table:table-cell>
          <table:table-cell office:value-type="float" office:value="0.017" calcext:value-type="float">
            <text:p>0.017</text:p>
          </table:table-cell>
          <table:table-cell office:value-type="float" office:value="0.7841808096" calcext:value-type="float">
            <text:p>0.7841808096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42.0549154635" calcext:value-type="float">
            <text:p>42.0549154635</text:p>
          </table:table-cell>
        </table:table-row>
        <table:table-row table:style-name="ro1">
          <table:table-cell office:value-type="string" calcext:value-type="string">
            <text:p>01/07/1975</text:p>
          </table:table-cell>
          <table:table-cell office:value-type="float" office:value="92.49" calcext:value-type="float">
            <text:p>92.49</text:p>
          </table:table-cell>
          <table:table-cell office:value-type="float" office:value="3.71" calcext:value-type="float">
            <text:p>3.71</text:p>
          </table:table-cell>
          <table:table-cell office:value-type="float" office:value="4.0112444589" calcext:value-type="float">
            <text:p>4.0112444589</text:p>
          </table:table-cell>
          <table:table-cell office:value-type="float" office:value="0.0043199856" calcext:value-type="float">
            <text:p>0.0043199856</text:p>
          </table:table-cell>
          <table:table-cell office:value-type="float" office:value="3724.173640133" calcext:value-type="float">
            <text:p>3724.173640133</text:p>
          </table:table-cell>
          <table:table-cell office:value-type="float" office:value="8.06" calcext:value-type="float">
            <text:p>8.0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708497359" calcext:value-type="float">
            <text:p>0.7708497359</text:p>
          </table:table-cell>
          <table:table-cell office:value-type="float" office:value="-0.0102833333" calcext:value-type="float">
            <text:p>-0.0102833333</text:p>
          </table:table-cell>
          <table:table-cell office:value-type="float" office:value="41.6224507495" calcext:value-type="float">
            <text:p>41.6224507495</text:p>
          </table:table-cell>
        </table:table-row>
        <table:table-row table:style-name="ro1">
          <table:table-cell office:value-type="string" calcext:value-type="string">
            <text:p>01/08/1975</text:p>
          </table:table-cell>
          <table:table-cell office:value-type="float" office:value="85.71" calcext:value-type="float">
            <text:p>85.71</text:p>
          </table:table-cell>
          <table:table-cell office:value-type="float" office:value="3.71" calcext:value-type="float">
            <text:p>3.71</text:p>
          </table:table-cell>
          <table:table-cell office:value-type="float" office:value="4.3285497608" calcext:value-type="float">
            <text:p>4.3285497608</text:p>
          </table:table-cell>
          <table:table-cell office:value-type="float" office:value="-0.0699625185" calcext:value-type="float">
            <text:p>-0.0699625185</text:p>
          </table:table-cell>
          <table:table-cell office:value-type="float" office:value="3463.6210730479" calcext:value-type="float">
            <text:p>3463.6210730479</text:p>
          </table:table-cell>
          <table:table-cell office:value-type="float" office:value="8.4" calcext:value-type="float">
            <text:p>8.4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7485721785" calcext:value-type="float">
            <text:p>0.7485721785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40.7109190781" calcext:value-type="float">
            <text:p>40.7109190781</text:p>
          </table:table-cell>
        </table:table-row>
        <table:table-row table:style-name="ro1">
          <table:table-cell office:value-type="string" calcext:value-type="string">
            <text:p>01/09/1975</text:p>
          </table:table-cell>
          <table:table-cell office:value-type="float" office:value="84.67" calcext:value-type="float">
            <text:p>84.67</text:p>
          </table:table-cell>
          <table:table-cell office:value-type="float" office:value="3.71" calcext:value-type="float">
            <text:p>3.71</text:p>
          </table:table-cell>
          <table:table-cell office:value-type="float" office:value="4.3817172552" calcext:value-type="float">
            <text:p>4.3817172552</text:p>
          </table:table-cell>
          <table:table-cell office:value-type="float" office:value="-0.0085268152" calcext:value-type="float">
            <text:p>-0.0085268152</text:p>
          </table:table-cell>
          <table:table-cell office:value-type="float" office:value="3434.0874161325" calcext:value-type="float">
            <text:p>3434.0874161325</text:p>
          </table:table-cell>
          <table:table-cell office:value-type="float" office:value="8.43" calcext:value-type="float">
            <text:p>8.4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7466633194" calcext:value-type="float">
            <text:p>0.7466633194</text:p>
          </table:table-cell>
          <table:table-cell office:value-type="float" office:value="0.004475" calcext:value-type="float">
            <text:p>0.004475</text:p>
          </table:table-cell>
          <table:table-cell office:value-type="float" office:value="40.8931004409" calcext:value-type="float">
            <text:p>40.8931004409</text:p>
          </table:table-cell>
        </table:table-row>
        <table:table-row table:style-name="ro1">
          <table:table-cell office:value-type="string" calcext:value-type="string">
            <text:p>01/10/1975</text:p>
          </table:table-cell>
          <table:table-cell office:value-type="float" office:value="88.57" calcext:value-type="float">
            <text:p>88.57</text:p>
          </table:table-cell>
          <table:table-cell office:value-type="float" office:value="3.7" calcext:value-type="float">
            <text:p>3.7</text:p>
          </table:table-cell>
          <table:table-cell office:value-type="float" office:value="4.1774867337" calcext:value-type="float">
            <text:p>4.1774867337</text:p>
          </table:table-cell>
          <table:table-cell office:value-type="float" office:value="0.0497027676" calcext:value-type="float">
            <text:p>0.0497027676</text:p>
          </table:table-cell>
          <table:table-cell office:value-type="float" office:value="3604.7710649207" calcext:value-type="float">
            <text:p>3604.7710649207</text:p>
          </table:table-cell>
          <table:table-cell office:value-type="float" office:value="8.14" calcext:value-type="float">
            <text:p>8.14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7650685703" calcext:value-type="float">
            <text:p>0.7650685703</text:p>
          </table:table-cell>
          <table:table-cell office:value-type="float" office:value="0.0314333333" calcext:value-type="float">
            <text:p>0.0314333333</text:p>
          </table:table-cell>
          <table:table-cell office:value-type="float" office:value="42.1785068981" calcext:value-type="float">
            <text:p>42.1785068981</text:p>
          </table:table-cell>
        </table:table-row>
        <table:table-row table:style-name="ro1">
          <table:table-cell office:value-type="string" calcext:value-type="string">
            <text:p>01/11/1975</text:p>
          </table:table-cell>
          <table:table-cell office:value-type="float" office:value="90.07" calcext:value-type="float">
            <text:p>90.07</text:p>
          </table:table-cell>
          <table:table-cell office:value-type="float" office:value="3.69" calcext:value-type="float">
            <text:p>3.69</text:p>
          </table:table-cell>
          <table:table-cell office:value-type="float" office:value="4.0968135894" calcext:value-type="float">
            <text:p>4.0968135894</text:p>
          </table:table-cell>
          <table:table-cell office:value-type="float" office:value="0.0204075872" calcext:value-type="float">
            <text:p>0.0204075872</text:p>
          </table:table-cell>
          <table:table-cell office:value-type="float" office:value="3678.3357448331" calcext:value-type="float">
            <text:p>3678.3357448331</text:p>
          </table:table-cell>
          <table:table-cell office:value-type="float" office:value="8.05" calcext:value-type="float">
            <text:p>8.0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7709213448" calcext:value-type="float">
            <text:p>0.7709213448</text:p>
          </table:table-cell>
          <table:table-cell office:value-type="float" office:value="0.0143583333" calcext:value-type="float">
            <text:p>0.0143583333</text:p>
          </table:table-cell>
          <table:table-cell office:value-type="float" office:value="42.7841199597" calcext:value-type="float">
            <text:p>42.7841199597</text:p>
          </table:table-cell>
        </table:table-row>
        <table:table-row table:style-name="ro1">
          <table:table-cell office:value-type="string" calcext:value-type="string">
            <text:p>01/12/1975</text:p>
          </table:table-cell>
          <table:table-cell office:value-type="float" office:value="88.7" calcext:value-type="float">
            <text:p>88.7</text:p>
          </table:table-cell>
          <table:table-cell office:value-type="float" office:value="3.68" calcext:value-type="float">
            <text:p>3.68</text:p>
          </table:table-cell>
          <table:table-cell office:value-type="float" office:value="4.1488162345" calcext:value-type="float">
            <text:p>4.1488162345</text:p>
          </table:table-cell>
          <table:table-cell office:value-type="float" office:value="-0.0118056327" calcext:value-type="float">
            <text:p>-0.0118056327</text:p>
          </table:table-cell>
          <table:table-cell office:value-type="float" office:value="3634.9106642439" calcext:value-type="float">
            <text:p>3634.9106642439</text:p>
          </table:table-cell>
          <table:table-cell office:value-type="float" office:value="8" calcext:value-type="float">
            <text:p>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7741977605" calcext:value-type="float">
            <text:p>0.7741977605</text:p>
          </table:table-cell>
          <table:table-cell office:value-type="float" office:value="0.0109166667" calcext:value-type="float">
            <text:p>0.0109166667</text:p>
          </table:table-cell>
          <table:table-cell office:value-type="float" office:value="43.2511799359" calcext:value-type="float">
            <text:p>43.2511799359</text:p>
          </table:table-cell>
        </table:table-row>
        <table:table-row table:style-name="ro1">
          <table:table-cell office:value-type="string" calcext:value-type="string">
            <text:p>01/01/1976</text:p>
          </table:table-cell>
          <table:table-cell office:value-type="float" office:value="96.86" calcext:value-type="float">
            <text:p>96.86</text:p>
          </table:table-cell>
          <table:table-cell office:value-type="float" office:value="3.68" calcext:value-type="float">
            <text:p>3.68</text:p>
          </table:table-cell>
          <table:table-cell office:value-type="float" office:value="3.7992979558" calcext:value-type="float">
            <text:p>3.7992979558</text:p>
          </table:table-cell>
          <table:table-cell office:value-type="float" office:value="0.0954559658" calcext:value-type="float">
            <text:p>0.0954559658</text:p>
          </table:table-cell>
          <table:table-cell office:value-type="float" office:value="3981.8845723044" calcext:value-type="float">
            <text:p>3981.8845723044</text:p>
          </table:table-cell>
          <table:table-cell office:value-type="float" office:value="7.74" calcext:value-type="float">
            <text:p>7.74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791307531" calcext:value-type="float">
            <text:p>0.791307531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44.4860011231" calcext:value-type="float">
            <text:p>44.4860011231</text:p>
          </table:table-cell>
        </table:table-row>
        <table:table-row table:style-name="ro1">
          <table:table-cell office:value-type="string" calcext:value-type="string">
            <text:p>01/02/1976</text:p>
          </table:table-cell>
          <table:table-cell office:value-type="float" office:value="100.6" calcext:value-type="float">
            <text:p>100.6</text:p>
          </table:table-cell>
          <table:table-cell office:value-type="float" office:value="3.69" calcext:value-type="float">
            <text:p>3.69</text:p>
          </table:table-cell>
          <table:table-cell office:value-type="float" office:value="3.6679920477" calcext:value-type="float">
            <text:p>3.6679920477</text:p>
          </table:table-cell>
          <table:table-cell office:value-type="float" office:value="0.0417842505" calcext:value-type="float">
            <text:p>0.0417842505</text:p>
          </table:table-cell>
          <table:table-cell office:value-type="float" office:value="4148.2646345947" calcext:value-type="float">
            <text:p>4148.2646345947</text:p>
          </table:table-cell>
          <table:table-cell office:value-type="float" office:value="7.79" calcext:value-type="float">
            <text:p>7.79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787944474" calcext:value-type="float">
            <text:p>0.787944474</text:p>
          </table:table-cell>
          <table:table-cell office:value-type="float" office:value="0.0022416667" calcext:value-type="float">
            <text:p>0.0022416667</text:p>
          </table:table-cell>
          <table:table-cell office:value-type="float" office:value="44.5857239089" calcext:value-type="float">
            <text:p>44.5857239089</text:p>
          </table:table-cell>
        </table:table-row>
        <table:table-row table:style-name="ro1">
          <table:table-cell office:value-type="string" calcext:value-type="string">
            <text:p>01/03/1976</text:p>
          </table:table-cell>
          <table:table-cell office:value-type="float" office:value="101.1" calcext:value-type="float">
            <text:p>101.1</text:p>
          </table:table-cell>
          <table:table-cell office:value-type="float" office:value="3.69" calcext:value-type="float">
            <text:p>3.69</text:p>
          </table:table-cell>
          <table:table-cell office:value-type="float" office:value="3.649851632" calcext:value-type="float">
            <text:p>3.649851632</text:p>
          </table:table-cell>
          <table:table-cell office:value-type="float" office:value="0.008026839" calcext:value-type="float">
            <text:p>0.008026839</text:p>
          </table:table-cell>
          <table:table-cell office:value-type="float" office:value="4181.5620868058" calcext:value-type="float">
            <text:p>4181.5620868058</text:p>
          </table:table-cell>
          <table:table-cell office:value-type="float" office:value="7.73" calcext:value-type="float">
            <text:p>7.7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919629909" calcext:value-type="float">
            <text:p>0.7919629909</text:p>
          </table:table-cell>
          <table:table-cell office:value-type="float" office:value="0.0115416667" calcext:value-type="float">
            <text:p>0.0115416667</text:p>
          </table:table-cell>
          <table:table-cell office:value-type="float" office:value="45.1003174724" calcext:value-type="float">
            <text:p>45.1003174724</text:p>
          </table:table-cell>
        </table:table-row>
        <table:table-row table:style-name="ro1">
          <table:table-cell office:value-type="string" calcext:value-type="string">
            <text:p>01/04/1976</text:p>
          </table:table-cell>
          <table:table-cell office:value-type="float" office:value="101.9" calcext:value-type="float">
            <text:p>101.9</text:p>
          </table:table-cell>
          <table:table-cell office:value-type="float" office:value="3.71" calcext:value-type="float">
            <text:p>3.71</text:p>
          </table:table-cell>
          <table:table-cell office:value-type="float" office:value="3.6408243376" calcext:value-type="float">
            <text:p>3.6408243376</text:p>
          </table:table-cell>
          <table:table-cell office:value-type="float" office:value="0.0109737306" calcext:value-type="float">
            <text:p>0.0109737306</text:p>
          </table:table-cell>
          <table:table-cell office:value-type="float" office:value="4227.4494227579" calcext:value-type="float">
            <text:p>4227.4494227579</text:p>
          </table:table-cell>
          <table:table-cell office:value-type="float" office:value="7.56" calcext:value-type="float">
            <text:p>7.56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8034068561" calcext:value-type="float">
            <text:p>0.8034068561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46.0361490599" calcext:value-type="float">
            <text:p>46.0361490599</text:p>
          </table:table-cell>
        </table:table-row>
        <table:table-row table:style-name="ro1">
          <table:table-cell office:value-type="string" calcext:value-type="string">
            <text:p>01/05/1976</text:p>
          </table:table-cell>
          <table:table-cell office:value-type="float" office:value="101.2" calcext:value-type="float">
            <text:p>101.2</text:p>
          </table:table-cell>
          <table:table-cell office:value-type="float" office:value="3.74" calcext:value-type="float">
            <text:p>3.74</text:p>
          </table:table-cell>
          <table:table-cell office:value-type="float" office:value="3.6956521739" calcext:value-type="float">
            <text:p>3.6956521739</text:p>
          </table:table-cell>
          <table:table-cell office:value-type="float" office:value="-0.003813649" calcext:value-type="float">
            <text:p>-0.003813649</text:p>
          </table:table-cell>
          <table:table-cell office:value-type="float" office:value="4211.3274144846" calcext:value-type="float">
            <text:p>4211.3274144846</text:p>
          </table:table-cell>
          <table:table-cell office:value-type="float" office:value="7.9" calcext:value-type="float">
            <text:p>7.9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7801883979" calcext:value-type="float">
            <text:p>0.7801883979</text:p>
          </table:table-cell>
          <table:table-cell office:value-type="float" office:value="-0.0223166667" calcext:value-type="float">
            <text:p>-0.0223166667</text:p>
          </table:table-cell>
          <table:table-cell office:value-type="float" office:value="45.0087756667" calcext:value-type="float">
            <text:p>45.0087756667</text:p>
          </table:table-cell>
        </table:table-row>
        <table:table-row table:style-name="ro1">
          <table:table-cell office:value-type="string" calcext:value-type="string">
            <text:p>01/06/1976</text:p>
          </table:table-cell>
          <table:table-cell office:value-type="float" office:value="101.8" calcext:value-type="float">
            <text:p>101.8</text:p>
          </table:table-cell>
          <table:table-cell office:value-type="float" office:value="3.76" calcext:value-type="float">
            <text:p>3.76</text:p>
          </table:table-cell>
          <table:table-cell office:value-type="float" office:value="3.6935166994" calcext:value-type="float">
            <text:p>3.6935166994</text:p>
          </table:table-cell>
          <table:table-cell office:value-type="float" office:value="0.0090250329" calcext:value-type="float">
            <text:p>0.0090250329</text:p>
          </table:table-cell>
          <table:table-cell office:value-type="float" office:value="4249.3347831133" calcext:value-type="float">
            <text:p>4249.3347831133</text:p>
          </table:table-cell>
          <table:table-cell office:value-type="float" office:value="7.86" calcext:value-type="float">
            <text:p>7.8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7828410385" calcext:value-type="float">
            <text:p>0.7828410385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45.4566129846" calcext:value-type="float">
            <text:p>45.4566129846</text:p>
          </table:table-cell>
        </table:table-row>
        <table:table-row table:style-name="ro1">
          <table:table-cell office:value-type="string" calcext:value-type="string">
            <text:p>01/07/1976</text:p>
          </table:table-cell>
          <table:table-cell office:value-type="float" office:value="104.2" calcext:value-type="float">
            <text:p>104.2</text:p>
          </table:table-cell>
          <table:table-cell office:value-type="float" office:value="3.79" calcext:value-type="float">
            <text:p>3.79</text:p>
          </table:table-cell>
          <table:table-cell office:value-type="float" office:value="3.6372360845" calcext:value-type="float">
            <text:p>3.6372360845</text:p>
          </table:table-cell>
          <table:table-cell office:value-type="float" office:value="0.026678127" calcext:value-type="float">
            <text:p>0.026678127</text:p>
          </table:table-cell>
          <table:table-cell office:value-type="float" office:value="4362.6990763203" calcext:value-type="float">
            <text:p>4362.6990763203</text:p>
          </table:table-cell>
          <table:table-cell office:value-type="float" office:value="7.83" calcext:value-type="float">
            <text:p>7.8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7848372831" calcext:value-type="float">
            <text:p>0.7848372831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45.8691317474" calcext:value-type="float">
            <text:p>45.8691317474</text:p>
          </table:table-cell>
        </table:table-row>
        <table:table-row table:style-name="ro1">
          <table:table-cell office:value-type="string" calcext:value-type="string">
            <text:p>01/08/1976</text:p>
          </table:table-cell>
          <table:table-cell office:value-type="float" office:value="103.3" calcext:value-type="float">
            <text:p>103.3</text:p>
          </table:table-cell>
          <table:table-cell office:value-type="float" office:value="3.82" calcext:value-type="float">
            <text:p>3.82</text:p>
          </table:table-cell>
          <table:table-cell office:value-type="float" office:value="3.6979670862" calcext:value-type="float">
            <text:p>3.6979670862</text:p>
          </table:table-cell>
          <table:table-cell office:value-type="float" office:value="-0.0055822137" calcext:value-type="float">
            <text:p>-0.0055822137</text:p>
          </table:table-cell>
          <table:table-cell office:value-type="float" office:value="4338.3455578041" calcext:value-type="float">
            <text:p>4338.3455578041</text:p>
          </table:table-cell>
          <table:table-cell office:value-type="float" office:value="7.77" calcext:value-type="float">
            <text:p>7.7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888399533" calcext:value-type="float">
            <text:p>0.7888399533</text:p>
          </table:table-cell>
          <table:table-cell office:value-type="float" office:value="0.011575" calcext:value-type="float">
            <text:p>0.011575</text:p>
          </table:table-cell>
          <table:table-cell office:value-type="float" office:value="46.4000669474" calcext:value-type="float">
            <text:p>46.4000669474</text:p>
          </table:table-cell>
        </table:table-row>
        <table:table-row table:style-name="ro1">
          <table:table-cell office:value-type="string" calcext:value-type="string">
            <text:p>01/09/1976</text:p>
          </table:table-cell>
          <table:table-cell office:value-type="float" office:value="105.5" calcext:value-type="float">
            <text:p>105.5</text:p>
          </table:table-cell>
          <table:table-cell office:value-type="float" office:value="3.85" calcext:value-type="float">
            <text:p>3.85</text:p>
          </table:table-cell>
          <table:table-cell office:value-type="float" office:value="3.6492890995" calcext:value-type="float">
            <text:p>3.6492890995</text:p>
          </table:table-cell>
          <table:table-cell office:value-type="float" office:value="0.0244030332" calcext:value-type="float">
            <text:p>0.0244030332</text:p>
          </table:table-cell>
          <table:table-cell office:value-type="float" office:value="4444.2143486427" calcext:value-type="float">
            <text:p>4444.2143486427</text:p>
          </table:table-cell>
          <table:table-cell office:value-type="float" office:value="7.59" calcext:value-type="float">
            <text:p>7.5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009092046" calcext:value-type="float">
            <text:p>0.8009092046</text:p>
          </table:table-cell>
          <table:table-cell office:value-type="float" office:value="0.021625" calcext:value-type="float">
            <text:p>0.021625</text:p>
          </table:table-cell>
          <table:table-cell office:value-type="float" office:value="47.4034683952" calcext:value-type="float">
            <text:p>47.4034683952</text:p>
          </table:table-cell>
        </table:table-row>
        <table:table-row table:style-name="ro1">
          <table:table-cell office:value-type="string" calcext:value-type="string">
            <text:p>01/10/1976</text:p>
          </table:table-cell>
          <table:table-cell office:value-type="float" office:value="101.9" calcext:value-type="float">
            <text:p>101.9</text:p>
          </table:table-cell>
          <table:table-cell office:value-type="float" office:value="3.92" calcext:value-type="float">
            <text:p>3.92</text:p>
          </table:table-cell>
          <table:table-cell office:value-type="float" office:value="3.8469087341" calcext:value-type="float">
            <text:p>3.8469087341</text:p>
          </table:table-cell>
          <table:table-cell office:value-type="float" office:value="-0.0310294866" calcext:value-type="float">
            <text:p>-0.0310294866</text:p>
          </table:table-cell>
          <table:table-cell office:value-type="float" office:value="4306.3126591889" calcext:value-type="float">
            <text:p>4306.3126591889</text:p>
          </table:table-cell>
          <table:table-cell office:value-type="float" office:value="7.41" calcext:value-type="float">
            <text:p>7.4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131631154" calcext:value-type="float">
            <text:p>0.8131631154</text:p>
          </table:table-cell>
          <table:table-cell office:value-type="float" office:value="0.021475" calcext:value-type="float">
            <text:p>0.021475</text:p>
          </table:table-cell>
          <table:table-cell office:value-type="float" office:value="48.4214578789" calcext:value-type="float">
            <text:p>48.4214578789</text:p>
          </table:table-cell>
        </table:table-row>
        <table:table-row table:style-name="ro1">
          <table:table-cell office:value-type="string" calcext:value-type="string">
            <text:p>01/11/1976</text:p>
          </table:table-cell>
          <table:table-cell office:value-type="float" office:value="101.2" calcext:value-type="float">
            <text:p>101.2</text:p>
          </table:table-cell>
          <table:table-cell office:value-type="float" office:value="3.98" calcext:value-type="float">
            <text:p>3.98</text:p>
          </table:table-cell>
          <table:table-cell office:value-type="float" office:value="3.9328063241" calcext:value-type="float">
            <text:p>3.9328063241</text:p>
          </table:table-cell>
          <table:table-cell office:value-type="float" office:value="-0.0036119316" calcext:value-type="float">
            <text:p>-0.0036119316</text:p>
          </table:table-cell>
          <table:table-cell office:value-type="float" office:value="4290.7585522766" calcext:value-type="float">
            <text:p>4290.7585522766</text:p>
          </table:table-cell>
          <table:table-cell office:value-type="float" office:value="7.29" calcext:value-type="float">
            <text:p>7.2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8214573792" calcext:value-type="float">
            <text:p>0.8214573792</text:p>
          </table:table-cell>
          <table:table-cell office:value-type="float" office:value="0.016275" calcext:value-type="float">
            <text:p>0.016275</text:p>
          </table:table-cell>
          <table:table-cell office:value-type="float" office:value="49.2095171059" calcext:value-type="float">
            <text:p>49.2095171059</text:p>
          </table:table-cell>
        </table:table-row>
        <table:table-row table:style-name="ro1">
          <table:table-cell office:value-type="string" calcext:value-type="string">
            <text:p>01/12/1976</text:p>
          </table:table-cell>
          <table:table-cell office:value-type="float" office:value="104.7" calcext:value-type="float">
            <text:p>104.7</text:p>
          </table:table-cell>
          <table:table-cell office:value-type="float" office:value="4.05" calcext:value-type="float">
            <text:p>4.05</text:p>
          </table:table-cell>
          <table:table-cell office:value-type="float" office:value="3.8681948424" calcext:value-type="float">
            <text:p>3.8681948424</text:p>
          </table:table-cell>
          <table:table-cell office:value-type="float" office:value="0.0379199605" calcext:value-type="float">
            <text:p>0.0379199605</text:p>
          </table:table-cell>
          <table:table-cell office:value-type="float" office:value="4453.4639469837" calcext:value-type="float">
            <text:p>4453.4639469837</text:p>
          </table:table-cell>
          <table:table-cell office:value-type="float" office:value="6.87" calcext:value-type="float">
            <text:p>6.87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7834076" calcext:value-type="float">
            <text:p>0.8507834076</text:p>
          </table:table-cell>
          <table:table-cell office:value-type="float" office:value="0.041425" calcext:value-type="float">
            <text:p>0.041425</text:p>
          </table:table-cell>
          <table:table-cell office:value-type="float" office:value="51.248021352" calcext:value-type="float">
            <text:p>51.248021352</text:p>
          </table:table-cell>
        </table:table-row>
        <table:table-row table:style-name="ro1">
          <table:table-cell office:value-type="string" calcext:value-type="string">
            <text:p>01/01/1977</text:p>
          </table:table-cell>
          <table:table-cell office:value-type="float" office:value="103.8" calcext:value-type="float">
            <text:p>103.8</text:p>
          </table:table-cell>
          <table:table-cell office:value-type="float" office:value="4.1" calcext:value-type="float">
            <text:p>4.1</text:p>
          </table:table-cell>
          <table:table-cell office:value-type="float" office:value="3.9499036609" calcext:value-type="float">
            <text:p>3.9499036609</text:p>
          </table:table-cell>
          <table:table-cell office:value-type="float" office:value="-0.005335347" calcext:value-type="float">
            <text:p>-0.005335347</text:p>
          </table:table-cell>
          <table:table-cell office:value-type="float" office:value="4429.703171371" calcext:value-type="float">
            <text:p>4429.703171371</text:p>
          </table:table-cell>
          <table:table-cell office:value-type="float" office:value="7.21" calcext:value-type="float">
            <text:p>7.21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8261957671" calcext:value-type="float">
            <text:p>0.8261957671</text:p>
          </table:table-cell>
          <table:table-cell office:value-type="float" office:value="-0.0228916667" calcext:value-type="float">
            <text:p>-0.0228916667</text:p>
          </table:table-cell>
          <table:table-cell office:value-type="float" office:value="50.0748687299" calcext:value-type="float">
            <text:p>50.0748687299</text:p>
          </table:table-cell>
        </table:table-row>
        <table:table-row table:style-name="ro1">
          <table:table-cell office:value-type="string" calcext:value-type="string">
            <text:p>01/02/1977</text:p>
          </table:table-cell>
          <table:table-cell office:value-type="float" office:value="101" calcext:value-type="float">
            <text:p>101</text:p>
          </table:table-cell>
          <table:table-cell office:value-type="float" office:value="4.14" calcext:value-type="float">
            <text:p>4.14</text:p>
          </table:table-cell>
          <table:table-cell office:value-type="float" office:value="4.099009901" calcext:value-type="float">
            <text:p>4.099009901</text:p>
          </table:table-cell>
          <table:table-cell office:value-type="float" office:value="-0.023648579" calcext:value-type="float">
            <text:p>-0.023648579</text:p>
          </table:table-cell>
          <table:table-cell office:value-type="float" office:value="4324.9469859849" calcext:value-type="float">
            <text:p>4324.9469859849</text:p>
          </table:table-cell>
          <table:table-cell office:value-type="float" office:value="7.39" calcext:value-type="float">
            <text:p>7.3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8135549719" calcext:value-type="float">
            <text:p>0.8135549719</text:p>
          </table:table-cell>
          <table:table-cell office:value-type="float" office:value="-0.0091416667" calcext:value-type="float">
            <text:p>-0.0091416667</text:p>
          </table:table-cell>
          <table:table-cell office:value-type="float" office:value="49.6171009716" calcext:value-type="float">
            <text:p>49.6171009716</text:p>
          </table:table-cell>
        </table:table-row>
        <table:table-row table:style-name="ro1">
          <table:table-cell office:value-type="string" calcext:value-type="string">
            <text:p>01/03/1977</text:p>
          </table:table-cell>
          <table:table-cell office:value-type="float" office:value="100.6" calcext:value-type="float">
            <text:p>100.6</text:p>
          </table:table-cell>
          <table:table-cell office:value-type="float" office:value="4.19" calcext:value-type="float">
            <text:p>4.19</text:p>
          </table:table-cell>
          <table:table-cell office:value-type="float" office:value="4.1650099404" calcext:value-type="float">
            <text:p>4.1650099404</text:p>
          </table:table-cell>
          <table:table-cell office:value-type="float" office:value="-0.0005033003" calcext:value-type="float">
            <text:p>-0.0005033003</text:p>
          </table:table-cell>
          <table:table-cell office:value-type="float" office:value="4322.7702387394" calcext:value-type="float">
            <text:p>4322.7702387394</text:p>
          </table:table-cell>
          <table:table-cell office:value-type="float" office:value="7.46" calcext:value-type="float">
            <text:p>7.46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087143198" calcext:value-type="float">
            <text:p>0.8087143198</text:p>
          </table:table-cell>
          <table:table-cell office:value-type="float" office:value="0.0002666667" calcext:value-type="float">
            <text:p>0.0002666667</text:p>
          </table:table-cell>
          <table:table-cell office:value-type="float" office:value="49.6303321985" calcext:value-type="float">
            <text:p>49.6303321985</text:p>
          </table:table-cell>
        </table:table-row>
        <table:table-row table:style-name="ro1">
          <table:table-cell office:value-type="string" calcext:value-type="string">
            <text:p>01/04/1977</text:p>
          </table:table-cell>
          <table:table-cell office:value-type="float" office:value="99.05" calcext:value-type="float">
            <text:p>99.05</text:p>
          </table:table-cell>
          <table:table-cell office:value-type="float" office:value="4.25" calcext:value-type="float">
            <text:p>4.25</text:p>
          </table:table-cell>
          <table:table-cell office:value-type="float" office:value="4.2907622413" calcext:value-type="float">
            <text:p>4.2907622413</text:p>
          </table:table-cell>
          <table:table-cell office:value-type="float" office:value="-0.0118897697" calcext:value-type="float">
            <text:p>-0.0118897697</text:p>
          </table:table-cell>
          <table:table-cell office:value-type="float" office:value="4271.3734960698" calcext:value-type="float">
            <text:p>4271.3734960698</text:p>
          </table:table-cell>
          <table:table-cell office:value-type="float" office:value="7.37" calcext:value-type="float">
            <text:p>7.37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8149009844" calcext:value-type="float">
            <text:p>0.8149009844</text:p>
          </table:table-cell>
          <table:table-cell office:value-type="float" office:value="0.0137916667" calcext:value-type="float">
            <text:p>0.0137916667</text:p>
          </table:table-cell>
          <table:table-cell office:value-type="float" office:value="50.3148171968" calcext:value-type="float">
            <text:p>50.3148171968</text:p>
          </table:table-cell>
        </table:table-row>
        <table:table-row table:style-name="ro1">
          <table:table-cell office:value-type="string" calcext:value-type="string">
            <text:p>01/05/1977</text:p>
          </table:table-cell>
          <table:table-cell office:value-type="float" office:value="98.76" calcext:value-type="float">
            <text:p>98.76</text:p>
          </table:table-cell>
          <table:table-cell office:value-type="float" office:value="4.3" calcext:value-type="float">
            <text:p>4.3</text:p>
          </table:table-cell>
          <table:table-cell office:value-type="float" office:value="4.3539894694" calcext:value-type="float">
            <text:p>4.3539894694</text:p>
          </table:table-cell>
          <table:table-cell office:value-type="float" office:value="0.0006926889" calcext:value-type="float">
            <text:p>0.0006926889</text:p>
          </table:table-cell>
          <table:table-cell office:value-type="float" office:value="4274.3322289829" calcext:value-type="float">
            <text:p>4274.3322289829</text:p>
          </table:table-cell>
          <table:table-cell office:value-type="float" office:value="7.46" calcext:value-type="float">
            <text:p>7.46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8086669918" calcext:value-type="float">
            <text:p>0.8086669918</text:p>
          </table:table-cell>
          <table:table-cell office:value-type="float" office:value="-0.0014333333" calcext:value-type="float">
            <text:p>-0.0014333333</text:p>
          </table:table-cell>
          <table:table-cell office:value-type="float" office:value="50.2426992921" calcext:value-type="float">
            <text:p>50.2426992921</text:p>
          </table:table-cell>
        </table:table-row>
        <table:table-row table:style-name="ro1">
          <table:table-cell office:value-type="string" calcext:value-type="string">
            <text:p>01/06/1977</text:p>
          </table:table-cell>
          <table:table-cell office:value-type="float" office:value="99.29" calcext:value-type="float">
            <text:p>99.29</text:p>
          </table:table-cell>
          <table:table-cell office:value-type="float" office:value="4.36" calcext:value-type="float">
            <text:p>4.36</text:p>
          </table:table-cell>
          <table:table-cell office:value-type="float" office:value="4.3911773593" calcext:value-type="float">
            <text:p>4.3911773593</text:p>
          </table:table-cell>
          <table:table-cell office:value-type="float" office:value="0.0090454975" calcext:value-type="float">
            <text:p>0.0090454975</text:p>
          </table:table-cell>
          <table:table-cell office:value-type="float" office:value="4312.9956904844" calcext:value-type="float">
            <text:p>4312.9956904844</text:p>
          </table:table-cell>
          <table:table-cell office:value-type="float" office:value="7.28" calcext:value-type="float">
            <text:p>7.2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210395968" calcext:value-type="float">
            <text:p>0.8210395968</text:p>
          </table:table-cell>
          <table:table-cell office:value-type="float" office:value="0.0213666667" calcext:value-type="float">
            <text:p>0.0213666667</text:p>
          </table:table-cell>
          <table:table-cell office:value-type="float" office:value="51.3162183003" calcext:value-type="float">
            <text:p>51.3162183003</text:p>
          </table:table-cell>
        </table:table-row>
        <table:table-row table:style-name="ro1">
          <table:table-cell office:value-type="string" calcext:value-type="string">
            <text:p>01/07/1977</text:p>
          </table:table-cell>
          <table:table-cell office:value-type="float" office:value="100.2" calcext:value-type="float">
            <text:p>100.2</text:p>
          </table:table-cell>
          <table:table-cell office:value-type="float" office:value="4.41" calcext:value-type="float">
            <text:p>4.41</text:p>
          </table:table-cell>
          <table:table-cell office:value-type="float" office:value="4.4011976048" calcext:value-type="float">
            <text:p>4.4011976048</text:p>
          </table:table-cell>
          <table:table-cell office:value-type="float" office:value="0.0128635562" calcext:value-type="float">
            <text:p>0.0128635562</text:p>
          </table:table-cell>
          <table:table-cell office:value-type="float" office:value="4368.4761531523" calcext:value-type="float">
            <text:p>4368.4761531523</text:p>
          </table:table-cell>
          <table:table-cell office:value-type="float" office:value="7.33" calcext:value-type="float">
            <text:p>7.33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8175501785" calcext:value-type="float">
            <text:p>0.8175501785</text:p>
          </table:table-cell>
          <table:table-cell office:value-type="float" office:value="0.0018583333" calcext:value-type="float">
            <text:p>0.0018583333</text:p>
          </table:table-cell>
          <table:table-cell office:value-type="float" office:value="51.4115809393" calcext:value-type="float">
            <text:p>51.4115809393</text:p>
          </table:table-cell>
        </table:table-row>
        <table:table-row table:style-name="ro1">
          <table:table-cell office:value-type="string" calcext:value-type="string">
            <text:p>01/08/1977</text:p>
          </table:table-cell>
          <table:table-cell office:value-type="float" office:value="97.75" calcext:value-type="float">
            <text:p>97.75</text:p>
          </table:table-cell>
          <table:table-cell office:value-type="float" office:value="4.45" calcext:value-type="float">
            <text:p>4.45</text:p>
          </table:table-cell>
          <table:table-cell office:value-type="float" office:value="4.5524296675" calcext:value-type="float">
            <text:p>4.5524296675</text:p>
          </table:table-cell>
          <table:table-cell office:value-type="float" office:value="-0.0207473969" calcext:value-type="float">
            <text:p>-0.0207473969</text:p>
          </table:table-cell>
          <table:table-cell office:value-type="float" office:value="4277.8416446729" calcext:value-type="float">
            <text:p>4277.8416446729</text:p>
          </table:table-cell>
          <table:table-cell office:value-type="float" office:value="7.4" calcext:value-type="float">
            <text:p>7.4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12685755" calcext:value-type="float">
            <text:p>0.812685755</text:p>
          </table:table-cell>
          <table:table-cell office:value-type="float" office:value="0.0002166667" calcext:value-type="float">
            <text:p>0.0002166667</text:p>
          </table:table-cell>
          <table:table-cell office:value-type="float" office:value="51.4227201152" calcext:value-type="float">
            <text:p>51.4227201152</text:p>
          </table:table-cell>
        </table:table-row>
        <table:table-row table:style-name="ro1">
          <table:table-cell office:value-type="string" calcext:value-type="string">
            <text:p>01/09/1977</text:p>
          </table:table-cell>
          <table:table-cell office:value-type="float" office:value="96.23" calcext:value-type="float">
            <text:p>96.23</text:p>
          </table:table-cell>
          <table:table-cell office:value-type="float" office:value="4.5" calcext:value-type="float">
            <text:p>4.5</text:p>
          </table:table-cell>
          <table:table-cell office:value-type="float" office:value="4.6762963733" calcext:value-type="float">
            <text:p>4.6762963733</text:p>
          </table:table-cell>
          <table:table-cell office:value-type="float" office:value="-0.011713555" calcext:value-type="float">
            <text:p>-0.011713555</text:p>
          </table:table-cell>
          <table:table-cell office:value-type="float" office:value="4227.7329113415" calcext:value-type="float">
            <text:p>4227.7329113415</text:p>
          </table:table-cell>
          <table:table-cell office:value-type="float" office:value="7.34" calcext:value-type="float">
            <text:p>7.3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168304523" calcext:value-type="float">
            <text:p>0.8168304523</text:p>
          </table:table-cell>
          <table:table-cell office:value-type="float" office:value="0.0112166667" calcext:value-type="float">
            <text:p>0.0112166667</text:p>
          </table:table-cell>
          <table:table-cell office:value-type="float" office:value="51.9995116258" calcext:value-type="float">
            <text:p>51.9995116258</text:p>
          </table:table-cell>
        </table:table-row>
        <table:table-row table:style-name="ro1">
          <table:table-cell office:value-type="string" calcext:value-type="string">
            <text:p>01/10/1977</text:p>
          </table:table-cell>
          <table:table-cell office:value-type="float" office:value="93.74" calcext:value-type="float">
            <text:p>93.74</text:p>
          </table:table-cell>
          <table:table-cell office:value-type="float" office:value="4.56" calcext:value-type="float">
            <text:p>4.56</text:p>
          </table:table-cell>
          <table:table-cell office:value-type="float" office:value="4.864518882" calcext:value-type="float">
            <text:p>4.864518882</text:p>
          </table:table-cell>
          <table:table-cell office:value-type="float" office:value="-0.0219295178" calcext:value-type="float">
            <text:p>-0.0219295178</text:p>
          </table:table-cell>
          <table:table-cell office:value-type="float" office:value="4135.020767116" calcext:value-type="float">
            <text:p>4135.020767116</text:p>
          </table:table-cell>
          <table:table-cell office:value-type="float" office:value="7.52" calcext:value-type="float">
            <text:p>7.52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8043329464" calcext:value-type="float">
            <text:p>0.8043329464</text:p>
          </table:table-cell>
          <table:table-cell office:value-type="float" office:value="-0.0090333333" calcext:value-type="float">
            <text:p>-0.0090333333</text:p>
          </table:table-cell>
          <table:table-cell office:value-type="float" office:value="51.5297827042" calcext:value-type="float">
            <text:p>51.5297827042</text:p>
          </table:table-cell>
        </table:table-row>
        <table:table-row table:style-name="ro1">
          <table:table-cell office:value-type="string" calcext:value-type="string">
            <text:p>01/11/1977</text:p>
          </table:table-cell>
          <table:table-cell office:value-type="float" office:value="94.28" calcext:value-type="float">
            <text:p>94.28</text:p>
          </table:table-cell>
          <table:table-cell office:value-type="float" office:value="4.61" calcext:value-type="float">
            <text:p>4.61</text:p>
          </table:table-cell>
          <table:table-cell office:value-type="float" office:value="4.8896902843" calcext:value-type="float">
            <text:p>4.8896902843</text:p>
          </table:table-cell>
          <table:table-cell office:value-type="float" office:value="0.0098617897" calcext:value-type="float">
            <text:p>0.0098617897</text:p>
          </table:table-cell>
          <table:table-cell office:value-type="float" office:value="4175.7994723348" calcext:value-type="float">
            <text:p>4175.7994723348</text:p>
          </table:table-cell>
          <table:table-cell office:value-type="float" office:value="7.58" calcext:value-type="float">
            <text:p>7.58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8002308484" calcext:value-type="float">
            <text:p>0.8002308484</text:p>
          </table:table-cell>
          <table:table-cell office:value-type="float" office:value="0.0012166667" calcext:value-type="float">
            <text:p>0.0012166667</text:p>
          </table:table-cell>
          <table:table-cell office:value-type="float" office:value="51.5924772731" calcext:value-type="float">
            <text:p>51.5924772731</text:p>
          </table:table-cell>
        </table:table-row>
        <table:table-row table:style-name="ro1">
          <table:table-cell office:value-type="string" calcext:value-type="string">
            <text:p>01/12/1977</text:p>
          </table:table-cell>
          <table:table-cell office:value-type="float" office:value="93.82" calcext:value-type="float">
            <text:p>93.82</text:p>
          </table:table-cell>
          <table:table-cell office:value-type="float" office:value="4.67" calcext:value-type="float">
            <text:p>4.67</text:p>
          </table:table-cell>
          <table:table-cell office:value-type="float" office:value="4.9776167129" calcext:value-type="float">
            <text:p>4.9776167129</text:p>
          </table:table-cell>
          <table:table-cell office:value-type="float" office:value="-0.0007513082" calcext:value-type="float">
            <text:p>-0.0007513082</text:p>
          </table:table-cell>
          <table:table-cell office:value-type="float" office:value="4172.6621601163" calcext:value-type="float">
            <text:p>4172.6621601163</text:p>
          </table:table-cell>
          <table:table-cell office:value-type="float" office:value="7.69" calcext:value-type="float">
            <text:p>7.69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7927486899" calcext:value-type="float">
            <text:p>0.7927486899</text:p>
          </table:table-cell>
          <table:table-cell office:value-type="float" office:value="-0.0029416667" calcext:value-type="float">
            <text:p>-0.0029416667</text:p>
          </table:table-cell>
          <table:table-cell office:value-type="float" office:value="51.4407094025" calcext:value-type="float">
            <text:p>51.4407094025</text:p>
          </table:table-cell>
        </table:table-row>
        <table:table-row table:style-name="ro1">
          <table:table-cell office:value-type="string" calcext:value-type="string">
            <text:p>01/01/1978</text:p>
          </table:table-cell>
          <table:table-cell office:value-type="float" office:value="90.25" calcext:value-type="float">
            <text:p>90.25</text:p>
          </table:table-cell>
          <table:table-cell office:value-type="float" office:value="4.71" calcext:value-type="float">
            <text:p>4.71</text:p>
          </table:table-cell>
          <table:table-cell office:value-type="float" office:value="5.2188365651" calcext:value-type="float">
            <text:p>5.2188365651</text:p>
          </table:table-cell>
          <table:table-cell office:value-type="float" office:value="-0.0338650874" calcext:value-type="float">
            <text:p>-0.0338650874</text:p>
          </table:table-cell>
          <table:table-cell office:value-type="float" office:value="4031.3545913674" calcext:value-type="float">
            <text:p>4031.3545913674</text:p>
          </table:table-cell>
          <table:table-cell office:value-type="float" office:value="7.96" calcext:value-type="float">
            <text:p>7.96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7745551075" calcext:value-type="float">
            <text:p>0.7745551075</text:p>
          </table:table-cell>
          <table:table-cell office:value-type="float" office:value="-0.0163166667" calcext:value-type="float">
            <text:p>-0.0163166667</text:p>
          </table:table-cell>
          <table:table-cell office:value-type="float" office:value="50.6013684941" calcext:value-type="float">
            <text:p>50.6013684941</text:p>
          </table:table-cell>
        </table:table-row>
        <table:table-row table:style-name="ro1">
          <table:table-cell office:value-type="string" calcext:value-type="string">
            <text:p>01/02/1978</text:p>
          </table:table-cell>
          <table:table-cell office:value-type="float" office:value="88.98" calcext:value-type="float">
            <text:p>88.98</text:p>
          </table:table-cell>
          <table:table-cell office:value-type="float" office:value="4.76" calcext:value-type="float">
            <text:p>4.76</text:p>
          </table:table-cell>
          <table:table-cell office:value-type="float" office:value="5.3495167453" calcext:value-type="float">
            <text:p>5.3495167453</text:p>
          </table:table-cell>
          <table:table-cell office:value-type="float" office:value="-0.0096798984" calcext:value-type="float">
            <text:p>-0.0096798984</text:p>
          </table:table-cell>
          <table:table-cell office:value-type="float" office:value="3992.3314883865" calcext:value-type="float">
            <text:p>3992.3314883865</text:p>
          </table:table-cell>
          <table:table-cell office:value-type="float" office:value="8.03" calcext:value-type="float">
            <text:p>8.03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7699465046" calcext:value-type="float">
            <text:p>0.7699465046</text:p>
          </table:table-cell>
          <table:table-cell office:value-type="float" office:value="0.0007416667" calcext:value-type="float">
            <text:p>0.0007416667</text:p>
          </table:table-cell>
          <table:table-cell office:value-type="float" office:value="50.6388978423" calcext:value-type="float">
            <text:p>50.6388978423</text:p>
          </table:table-cell>
        </table:table-row>
        <table:table-row table:style-name="ro1">
          <table:table-cell office:value-type="string" calcext:value-type="string">
            <text:p>01/03/1978</text:p>
          </table:table-cell>
          <table:table-cell office:value-type="float" office:value="88.82" calcext:value-type="float">
            <text:p>88.82</text:p>
          </table:table-cell>
          <table:table-cell office:value-type="float" office:value="4.8" calcext:value-type="float">
            <text:p>4.8</text:p>
          </table:table-cell>
          <table:table-cell office:value-type="float" office:value="5.4041882459" calcext:value-type="float">
            <text:p>5.4041882459</text:p>
          </table:table-cell>
          <table:table-cell office:value-type="float" office:value="0.0026972353" calcext:value-type="float">
            <text:p>0.0026972353</text:p>
          </table:table-cell>
          <table:table-cell office:value-type="float" office:value="4003.0997459412" calcext:value-type="float">
            <text:p>4003.0997459412</text:p>
          </table:table-cell>
          <table:table-cell office:value-type="float" office:value="8.04" calcext:value-type="float">
            <text:p>8.0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7692920501" calcext:value-type="float">
            <text:p>0.7692920501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50.9351353947" calcext:value-type="float">
            <text:p>50.9351353947</text:p>
          </table:table-cell>
        </table:table-row>
        <table:table-row table:style-name="ro1">
          <table:table-cell office:value-type="string" calcext:value-type="string">
            <text:p>01/04/1978</text:p>
          </table:table-cell>
          <table:table-cell office:value-type="float" office:value="92.71" calcext:value-type="float">
            <text:p>92.71</text:p>
          </table:table-cell>
          <table:table-cell office:value-type="float" office:value="4.84" calcext:value-type="float">
            <text:p>4.84</text:p>
          </table:table-cell>
          <table:table-cell office:value-type="float" office:value="5.2205803042" calcext:value-type="float">
            <text:p>5.2205803042</text:p>
          </table:table-cell>
          <table:table-cell office:value-type="float" office:value="0.0483343372" calcext:value-type="float">
            <text:p>0.0483343372</text:p>
          </table:table-cell>
          <table:table-cell office:value-type="float" office:value="4196.5869190523" calcext:value-type="float">
            <text:p>4196.5869190523</text:p>
          </table:table-cell>
          <table:table-cell office:value-type="float" office:value="8.15" calcext:value-type="float">
            <text:p>8.15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7620991694" calcext:value-type="float">
            <text:p>0.7620991694</text:p>
          </table:table-cell>
          <table:table-cell office:value-type="float" office:value="-0.0025583333" calcext:value-type="float">
            <text:p>-0.0025583333</text:p>
          </table:table-cell>
          <table:table-cell office:value-type="float" office:value="50.80482634" calcext:value-type="float">
            <text:p>50.80482634</text:p>
          </table:table-cell>
        </table:table-row>
        <table:table-row table:style-name="ro1">
          <table:table-cell office:value-type="string" calcext:value-type="string">
            <text:p>01/05/1978</text:p>
          </table:table-cell>
          <table:table-cell office:value-type="float" office:value="97.41" calcext:value-type="float">
            <text:p>97.41</text:p>
          </table:table-cell>
          <table:table-cell office:value-type="float" office:value="4.87" calcext:value-type="float">
            <text:p>4.87</text:p>
          </table:table-cell>
          <table:table-cell office:value-type="float" office:value="4.9994867057" calcext:value-type="float">
            <text:p>4.9994867057</text:p>
          </table:table-cell>
          <table:table-cell office:value-type="float" office:value="0.0550761604" calcext:value-type="float">
            <text:p>0.0550761604</text:p>
          </table:table-cell>
          <table:table-cell office:value-type="float" office:value="4427.7188134585" calcext:value-type="float">
            <text:p>4427.7188134585</text:p>
          </table:table-cell>
          <table:table-cell office:value-type="float" office:value="8.35" calcext:value-type="float">
            <text:p>8.35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491434835" calcext:value-type="float">
            <text:p>0.7491434835</text:p>
          </table:table-cell>
          <table:table-cell office:value-type="float" office:value="-0.0100416667" calcext:value-type="float">
            <text:p>-0.0100416667</text:p>
          </table:table-cell>
          <table:table-cell office:value-type="float" office:value="50.2946612088" calcext:value-type="float">
            <text:p>50.2946612088</text:p>
          </table:table-cell>
        </table:table-row>
        <table:table-row table:style-name="ro1">
          <table:table-cell office:value-type="string" calcext:value-type="string">
            <text:p>01/06/1978</text:p>
          </table:table-cell>
          <table:table-cell office:value-type="float" office:value="97.66" calcext:value-type="float">
            <text:p>97.66</text:p>
          </table:table-cell>
          <table:table-cell office:value-type="float" office:value="4.91" calcext:value-type="float">
            <text:p>4.91</text:p>
          </table:table-cell>
          <table:table-cell office:value-type="float" office:value="5.0276469384" calcext:value-type="float">
            <text:p>5.0276469384</text:p>
          </table:table-cell>
          <table:table-cell office:value-type="float" office:value="0.0067669302" calcext:value-type="float">
            <text:p>0.0067669302</text:p>
          </table:table-cell>
          <table:table-cell office:value-type="float" office:value="4457.6808774273" calcext:value-type="float">
            <text:p>4457.6808774273</text:p>
          </table:table-cell>
          <table:table-cell office:value-type="float" office:value="8.46" calcext:value-type="float">
            <text:p>8.46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742138992" calcext:value-type="float">
            <text:p>0.742138992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50.1789834881" calcext:value-type="float">
            <text:p>50.1789834881</text:p>
          </table:table-cell>
        </table:table-row>
        <table:table-row table:style-name="ro1">
          <table:table-cell office:value-type="string" calcext:value-type="string">
            <text:p>01/07/1978</text:p>
          </table:table-cell>
          <table:table-cell office:value-type="float" office:value="97.19" calcext:value-type="float">
            <text:p>97.19</text:p>
          </table:table-cell>
          <table:table-cell office:value-type="float" office:value="4.95" calcext:value-type="float">
            <text:p>4.95</text:p>
          </table:table-cell>
          <table:table-cell office:value-type="float" office:value="5.0931165758" calcext:value-type="float">
            <text:p>5.0931165758</text:p>
          </table:table-cell>
          <table:table-cell office:value-type="float" office:value="-0.0005916189" calcext:value-type="float">
            <text:p>-0.0005916189</text:p>
          </table:table-cell>
          <table:table-cell office:value-type="float" office:value="4455.043629251" calcext:value-type="float">
            <text:p>4455.043629251</text:p>
          </table:table-cell>
          <table:table-cell office:value-type="float" office:value="8.64" calcext:value-type="float">
            <text:p>8.64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7307842654" calcext:value-type="float">
            <text:p>0.7307842654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49.7725337218" calcext:value-type="float">
            <text:p>49.7725337218</text:p>
          </table:table-cell>
        </table:table-row>
        <table:table-row table:style-name="ro1">
          <table:table-cell office:value-type="string" calcext:value-type="string">
            <text:p>01/08/1978</text:p>
          </table:table-cell>
          <table:table-cell office:value-type="float" office:value="103.9" calcext:value-type="float">
            <text:p>103.9</text:p>
          </table:table-cell>
          <table:table-cell office:value-type="float" office:value="4.98" calcext:value-type="float">
            <text:p>4.98</text:p>
          </table:table-cell>
          <table:table-cell office:value-type="float" office:value="4.7930702599" calcext:value-type="float">
            <text:p>4.7930702599</text:p>
          </table:table-cell>
          <table:table-cell office:value-type="float" office:value="0.0733128666" calcext:value-type="float">
            <text:p>0.0733128666</text:p>
          </table:table-cell>
          <table:table-cell office:value-type="float" office:value="4781.655648317" calcext:value-type="float">
            <text:p>4781.655648317</text:p>
          </table:table-cell>
          <table:table-cell office:value-type="float" office:value="8.41" calcext:value-type="float">
            <text:p>8.41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7450710978" calcext:value-type="float">
            <text:p>0.7450710978</text:p>
          </table:table-cell>
          <table:table-cell office:value-type="float" office:value="0.0265583333" calcext:value-type="float">
            <text:p>0.0265583333</text:p>
          </table:table-cell>
          <table:table-cell office:value-type="float" office:value="51.0944092632" calcext:value-type="float">
            <text:p>51.0944092632</text:p>
          </table:table-cell>
        </table:table-row>
        <table:table-row table:style-name="ro1">
          <table:table-cell office:value-type="string" calcext:value-type="string">
            <text:p>01/09/1978</text:p>
          </table:table-cell>
          <table:table-cell office:value-type="float" office:value="103.9" calcext:value-type="float">
            <text:p>103.9</text:p>
          </table:table-cell>
          <table:table-cell office:value-type="float" office:value="5.02" calcext:value-type="float">
            <text:p>5.02</text:p>
          </table:table-cell>
          <table:table-cell office:value-type="float" office:value="4.8315688162" calcext:value-type="float">
            <text:p>4.8315688162</text:p>
          </table:table-cell>
          <table:table-cell office:value-type="float" office:value="0.0040263073" calcext:value-type="float">
            <text:p>0.0040263073</text:p>
          </table:table-cell>
          <table:table-cell office:value-type="float" office:value="4800.9080635837" calcext:value-type="float">
            <text:p>4800.9080635837</text:p>
          </table:table-cell>
          <table:table-cell office:value-type="float" office:value="8.42" calcext:value-type="float">
            <text:p>8.4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7444377873" calcext:value-type="float">
            <text:p>0.7444377873</text:p>
          </table:table-cell>
          <table:table-cell office:value-type="float" office:value="0.0061666667" calcext:value-type="float">
            <text:p>0.0061666667</text:p>
          </table:table-cell>
          <table:table-cell office:value-type="float" office:value="51.4094914537" calcext:value-type="float">
            <text:p>51.4094914537</text:p>
          </table:table-cell>
        </table:table-row>
        <table:table-row table:style-name="ro1">
          <table:table-cell office:value-type="string" calcext:value-type="string">
            <text:p>01/10/1978</text:p>
          </table:table-cell>
          <table:table-cell office:value-type="float" office:value="100.6" calcext:value-type="float">
            <text:p>100.6</text:p>
          </table:table-cell>
          <table:table-cell office:value-type="float" office:value="5.04" calcext:value-type="float">
            <text:p>5.04</text:p>
          </table:table-cell>
          <table:table-cell office:value-type="float" office:value="5.0099403579" calcext:value-type="float">
            <text:p>5.0099403579</text:p>
          </table:table-cell>
          <table:table-cell office:value-type="float" office:value="-0.0277216314" calcext:value-type="float">
            <text:p>-0.0277216314</text:p>
          </table:table-cell>
          <table:table-cell office:value-type="float" office:value="4667.8190599734" calcext:value-type="float">
            <text:p>4667.8190599734</text:p>
          </table:table-cell>
          <table:table-cell office:value-type="float" office:value="8.64" calcext:value-type="float">
            <text:p>8.64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7305168007" calcext:value-type="float">
            <text:p>0.7305168007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50.818282302" calcext:value-type="float">
            <text:p>50.818282302</text:p>
          </table:table-cell>
        </table:table-row>
        <table:table-row table:style-name="ro1">
          <table:table-cell office:value-type="string" calcext:value-type="string">
            <text:p>01/11/1978</text:p>
          </table:table-cell>
          <table:table-cell office:value-type="float" office:value="94.71" calcext:value-type="float">
            <text:p>94.71</text:p>
          </table:table-cell>
          <table:table-cell office:value-type="float" office:value="5.05" calcext:value-type="float">
            <text:p>5.05</text:p>
          </table:table-cell>
          <table:table-cell office:value-type="float" office:value="5.3320663077" calcext:value-type="float">
            <text:p>5.3320663077</text:p>
          </table:table-cell>
          <table:table-cell office:value-type="float" office:value="-0.0543627154" calcext:value-type="float">
            <text:p>-0.0543627154</text:p>
          </table:table-cell>
          <table:table-cell office:value-type="float" office:value="4414.0637409968" calcext:value-type="float">
            <text:p>4414.0637409968</text:p>
          </table:table-cell>
          <table:table-cell office:value-type="float" office:value="8.81" calcext:value-type="float">
            <text:p>8.81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7199608329" calcext:value-type="float">
            <text:p>0.7199608329</text:p>
          </table:table-cell>
          <table:table-cell office:value-type="float" office:value="-0.0071083333" calcext:value-type="float">
            <text:p>-0.0071083333</text:p>
          </table:table-cell>
          <table:table-cell office:value-type="float" office:value="50.4570490119" calcext:value-type="float">
            <text:p>50.4570490119</text:p>
          </table:table-cell>
        </table:table-row>
        <table:table-row table:style-name="ro1">
          <table:table-cell office:value-type="string" calcext:value-type="string">
            <text:p>01/12/1978</text:p>
          </table:table-cell>
          <table:table-cell office:value-type="float" office:value="96.11" calcext:value-type="float">
            <text:p>96.11</text:p>
          </table:table-cell>
          <table:table-cell office:value-type="float" office:value="5.07" calcext:value-type="float">
            <text:p>5.07</text:p>
          </table:table-cell>
          <table:table-cell office:value-type="float" office:value="5.2752054937" calcext:value-type="float">
            <text:p>5.2752054937</text:p>
          </table:table-cell>
          <table:table-cell office:value-type="float" office:value="0.0192429522" calcext:value-type="float">
            <text:p>0.0192429522</text:p>
          </table:table-cell>
          <table:table-cell office:value-type="float" office:value="4499.0033584392" calcext:value-type="float">
            <text:p>4499.0033584392</text:p>
          </table:table-cell>
          <table:table-cell office:value-type="float" office:value="9.01" calcext:value-type="float">
            <text:p>9.01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077214988" calcext:value-type="float">
            <text:p>0.7077214988</text:p>
          </table:table-cell>
          <table:table-cell office:value-type="float" office:value="-0.0094916667" calcext:value-type="float">
            <text:p>-0.0094916667</text:p>
          </table:table-cell>
          <table:table-cell office:value-type="float" office:value="49.9781275217" calcext:value-type="float">
            <text:p>49.9781275217</text:p>
          </table:table-cell>
        </table:table-row>
        <table:table-row table:style-name="ro1">
          <table:table-cell office:value-type="string" calcext:value-type="string">
            <text:p>01/01/1979</text:p>
          </table:table-cell>
          <table:table-cell office:value-type="float" office:value="99.71" calcext:value-type="float">
            <text:p>99.71</text:p>
          </table:table-cell>
          <table:table-cell office:value-type="float" office:value="5.11" calcext:value-type="float">
            <text:p>5.11</text:p>
          </table:table-cell>
          <table:table-cell office:value-type="float" office:value="5.1248621001" calcext:value-type="float">
            <text:p>5.1248621001</text:p>
          </table:table-cell>
          <table:table-cell office:value-type="float" office:value="0.0418906548" calcext:value-type="float">
            <text:p>0.0418906548</text:p>
          </table:table-cell>
          <table:table-cell office:value-type="float" office:value="4687.4695550952" calcext:value-type="float">
            <text:p>4687.4695550952</text:p>
          </table:table-cell>
          <table:table-cell office:value-type="float" office:value="9.1" calcext:value-type="float">
            <text:p>9.1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7023074293" calcext:value-type="float">
            <text:p>0.7023074293</text:p>
          </table:table-cell>
          <table:table-cell office:value-type="float" office:value="-0.0000666666666666541" calcext:value-type="float">
            <text:p>-6.66666666666541E-005</text:p>
          </table:table-cell>
          <table:table-cell office:value-type="float" office:value="49.9747956466" calcext:value-type="float">
            <text:p>49.9747956466</text:p>
          </table:table-cell>
        </table:table-row>
        <table:table-row table:style-name="ro1">
          <table:table-cell office:value-type="string" calcext:value-type="string">
            <text:p>01/02/1979</text:p>
          </table:table-cell>
          <table:table-cell office:value-type="float" office:value="98.23" calcext:value-type="float">
            <text:p>98.23</text:p>
          </table:table-cell>
          <table:table-cell office:value-type="float" office:value="5.16" calcext:value-type="float">
            <text:p>5.16</text:p>
          </table:table-cell>
          <table:table-cell office:value-type="float" office:value="5.2529777054" calcext:value-type="float">
            <text:p>5.2529777054</text:p>
          </table:table-cell>
          <table:table-cell office:value-type="float" office:value="-0.0105333216" calcext:value-type="float">
            <text:p>-0.0105333216</text:p>
          </table:table-cell>
          <table:table-cell office:value-type="float" office:value="4638.0949306278" calcext:value-type="float">
            <text:p>4638.0949306278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0.7023074293" calcext:value-type="float">
            <text:p>0.7023074293</text:p>
          </table:table-cell>
          <table:table-cell office:value-type="float" office:value="0.0075833333" calcext:value-type="float">
            <text:p>0.0075833333</text:p>
          </table:table-cell>
          <table:table-cell office:value-type="float" office:value="50.3537711802" calcext:value-type="float">
            <text:p>50.3537711802</text:p>
          </table:table-cell>
        </table:table-row>
        <table:table-row table:style-name="ro1">
          <table:table-cell office:value-type="string" calcext:value-type="string">
            <text:p>01/03/1979</text:p>
          </table:table-cell>
          <table:table-cell office:value-type="float" office:value="100.1" calcext:value-type="float">
            <text:p>100.1</text:p>
          </table:table-cell>
          <table:table-cell office:value-type="float" office:value="5.2" calcext:value-type="float">
            <text:p>5.2</text:p>
          </table:table-cell>
          <table:table-cell office:value-type="float" office:value="5.1948051948" calcext:value-type="float">
            <text:p>5.1948051948</text:p>
          </table:table-cell>
          <table:table-cell office:value-type="float" office:value="0.0234483695" calcext:value-type="float">
            <text:p>0.0234483695</text:p>
          </table:table-cell>
          <table:table-cell office:value-type="float" office:value="4746.850694212" calcext:value-type="float">
            <text:p>4746.850694212</text:p>
          </table:table-cell>
          <table:table-cell office:value-type="float" office:value="9.12" calcext:value-type="float">
            <text:p>9.12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7011135067" calcext:value-type="float">
            <text:p>0.7011135067</text:p>
          </table:table-cell>
          <table:table-cell office:value-type="float" office:value="0.0059" calcext:value-type="float">
            <text:p>0.0059</text:p>
          </table:table-cell>
          <table:table-cell office:value-type="float" office:value="50.6508584302" calcext:value-type="float">
            <text:p>50.6508584302</text:p>
          </table:table-cell>
        </table:table-row>
        <table:table-row table:style-name="ro1">
          <table:table-cell office:value-type="string" calcext:value-type="string">
            <text:p>01/04/1979</text:p>
          </table:table-cell>
          <table:table-cell office:value-type="float" office:value="102.1" calcext:value-type="float">
            <text:p>102.1</text:p>
          </table:table-cell>
          <table:table-cell office:value-type="float" office:value="5.25" calcext:value-type="float">
            <text:p>5.25</text:p>
          </table:table-cell>
          <table:table-cell office:value-type="float" office:value="5.1420176298" calcext:value-type="float">
            <text:p>5.1420176298</text:p>
          </table:table-cell>
          <table:table-cell office:value-type="float" office:value="0.0243478771" calcext:value-type="float">
            <text:p>0.0243478771</text:p>
          </table:table-cell>
          <table:table-cell office:value-type="float" office:value="4862.4264316353" calcext:value-type="float">
            <text:p>4862.4264316353</text:p>
          </table:table-cell>
          <table:table-cell office:value-type="float" office:value="9.18" calcext:value-type="float">
            <text:p>9.18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6975378278" calcext:value-type="float">
            <text:p>0.697537827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50.7800181192" calcext:value-type="float">
            <text:p>50.7800181192</text:p>
          </table:table-cell>
        </table:table-row>
        <table:table-row table:style-name="ro1">
          <table:table-cell office:value-type="string" calcext:value-type="string">
            <text:p>01/05/1979</text:p>
          </table:table-cell>
          <table:table-cell office:value-type="float" office:value="99.73" calcext:value-type="float">
            <text:p>99.73</text:p>
          </table:table-cell>
          <table:table-cell office:value-type="float" office:value="5.29" calcext:value-type="float">
            <text:p>5.29</text:p>
          </table:table-cell>
          <table:table-cell office:value-type="float" office:value="5.3043216685" calcext:value-type="float">
            <text:p>5.3043216685</text:p>
          </table:table-cell>
          <table:table-cell office:value-type="float" office:value="-0.0188921564" calcext:value-type="float">
            <text:p>-0.0188921564</text:p>
          </table:table-cell>
          <table:table-cell office:value-type="float" office:value="4770.5647110898" calcext:value-type="float">
            <text:p>4770.5647110898</text:p>
          </table:table-cell>
          <table:table-cell office:value-type="float" office:value="9.25" calcext:value-type="float">
            <text:p>9.25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6933874777" calcext:value-type="float">
            <text:p>0.6933874777</text:p>
          </table:table-cell>
          <table:table-cell office:value-type="float" office:value="0.0017583333" calcext:value-type="float">
            <text:p>0.0017583333</text:p>
          </table:table-cell>
          <table:table-cell office:value-type="float" office:value="50.8693063177" calcext:value-type="float">
            <text:p>50.8693063177</text:p>
          </table:table-cell>
        </table:table-row>
        <table:table-row table:style-name="ro1">
          <table:table-cell office:value-type="string" calcext:value-type="string">
            <text:p>01/06/1979</text:p>
          </table:table-cell>
          <table:table-cell office:value-type="float" office:value="101.7" calcext:value-type="float">
            <text:p>101.7</text:p>
          </table:table-cell>
          <table:table-cell office:value-type="float" office:value="5.34" calcext:value-type="float">
            <text:p>5.34</text:p>
          </table:table-cell>
          <table:table-cell office:value-type="float" office:value="5.2507374631" calcext:value-type="float">
            <text:p>5.2507374631</text:p>
          </table:table-cell>
          <table:table-cell office:value-type="float" office:value="0.0242153815" calcext:value-type="float">
            <text:p>0.0242153815</text:p>
          </table:table-cell>
          <table:table-cell office:value-type="float" office:value="4886.085755683" calcext:value-type="float">
            <text:p>4886.085755683</text:p>
          </table:table-cell>
          <table:table-cell office:value-type="float" office:value="8.91" calcext:value-type="float">
            <text:p>8.9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7134263758" calcext:value-type="float">
            <text:p>0.7134263758</text:p>
          </table:table-cell>
          <table:table-cell office:value-type="float" office:value="0.036325" calcext:value-type="float">
            <text:p>0.036325</text:p>
          </table:table-cell>
          <table:table-cell office:value-type="float" office:value="52.7171338697" calcext:value-type="float">
            <text:p>52.7171338697</text:p>
          </table:table-cell>
        </table:table-row>
        <table:table-row table:style-name="ro1">
          <table:table-cell office:value-type="string" calcext:value-type="string">
            <text:p>01/07/1979</text:p>
          </table:table-cell>
          <table:table-cell office:value-type="float" office:value="102.7" calcext:value-type="float">
            <text:p>102.7</text:p>
          </table:table-cell>
          <table:table-cell office:value-type="float" office:value="5.4" calcext:value-type="float">
            <text:p>5.4</text:p>
          </table:table-cell>
          <table:table-cell office:value-type="float" office:value="5.2580331061" calcext:value-type="float">
            <text:p>5.2580331061</text:p>
          </table:table-cell>
          <table:table-cell office:value-type="float" office:value="0.0142548918" calcext:value-type="float">
            <text:p>0.0142548918</text:p>
          </table:table-cell>
          <table:table-cell office:value-type="float" office:value="4955.7363796451" calcext:value-type="float">
            <text:p>4955.7363796451</text:p>
          </table:table-cell>
          <table:table-cell office:value-type="float" office:value="8.95" calcext:value-type="float">
            <text:p>8.9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7110007261" calcext:value-type="float">
            <text:p>0.7110007261</text:p>
          </table:table-cell>
          <table:table-cell office:value-type="float" office:value="0.0040583333" calcext:value-type="float">
            <text:p>0.0040583333</text:p>
          </table:table-cell>
          <table:table-cell office:value-type="float" office:value="52.9310775713" calcext:value-type="float">
            <text:p>52.9310775713</text:p>
          </table:table-cell>
        </table:table-row>
        <table:table-row table:style-name="ro1">
          <table:table-cell office:value-type="string" calcext:value-type="string">
            <text:p>01/08/1979</text:p>
          </table:table-cell>
          <table:table-cell office:value-type="float" office:value="107.4" calcext:value-type="float">
            <text:p>107.4</text:p>
          </table:table-cell>
          <table:table-cell office:value-type="float" office:value="5.45" calcext:value-type="float">
            <text:p>5.45</text:p>
          </table:table-cell>
          <table:table-cell office:value-type="float" office:value="5.0744878957" calcext:value-type="float">
            <text:p>5.0744878957</text:p>
          </table:table-cell>
          <table:table-cell office:value-type="float" office:value="0.0501893298" calcext:value-type="float">
            <text:p>0.0501893298</text:p>
          </table:table-cell>
          <table:table-cell office:value-type="float" office:value="5204.4614670219" calcext:value-type="float">
            <text:p>5204.4614670219</text:p>
          </table:table-cell>
          <table:table-cell office:value-type="float" office:value="9.03" calcext:value-type="float">
            <text:p>9.03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7061659212" calcext:value-type="float">
            <text:p>0.7061659212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52.9694526026" calcext:value-type="float">
            <text:p>52.9694526026</text:p>
          </table:table-cell>
        </table:table-row>
        <table:table-row table:style-name="ro1">
          <table:table-cell office:value-type="string" calcext:value-type="string">
            <text:p>01/09/1979</text:p>
          </table:table-cell>
          <table:table-cell office:value-type="float" office:value="108.6" calcext:value-type="float">
            <text:p>108.6</text:p>
          </table:table-cell>
          <table:table-cell office:value-type="float" office:value="5.51" calcext:value-type="float">
            <text:p>5.51</text:p>
          </table:table-cell>
          <table:table-cell office:value-type="float" office:value="5.073664825" calcext:value-type="float">
            <text:p>5.073664825</text:p>
          </table:table-cell>
          <table:table-cell office:value-type="float" office:value="0.0154484792" calcext:value-type="float">
            <text:p>0.0154484792</text:p>
          </table:table-cell>
          <table:table-cell office:value-type="float" office:value="5284.8624817708" calcext:value-type="float">
            <text:p>5284.8624817708</text:p>
          </table:table-cell>
          <table:table-cell office:value-type="float" office:value="9.33" calcext:value-type="float">
            <text:p>9.33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6881586902" calcext:value-type="float">
            <text:p>0.6881586902</text:p>
          </table:table-cell>
          <table:table-cell office:value-type="float" office:value="-0.017725" calcext:value-type="float">
            <text:p>-0.017725</text:p>
          </table:table-cell>
          <table:table-cell office:value-type="float" office:value="52.0305690552" calcext:value-type="float">
            <text:p>52.0305690552</text:p>
          </table:table-cell>
        </table:table-row>
        <table:table-row table:style-name="ro1">
          <table:table-cell office:value-type="string" calcext:value-type="string">
            <text:p>01/10/1979</text:p>
          </table:table-cell>
          <table:table-cell office:value-type="float" office:value="104.5" calcext:value-type="float">
            <text:p>104.5</text:p>
          </table:table-cell>
          <table:table-cell office:value-type="float" office:value="5.56" calcext:value-type="float">
            <text:p>5.56</text:p>
          </table:table-cell>
          <table:table-cell office:value-type="float" office:value="5.3205741627" calcext:value-type="float">
            <text:p>5.3205741627</text:p>
          </table:table-cell>
          <table:table-cell office:value-type="float" office:value="-0.033489357" calcext:value-type="float">
            <text:p>-0.033489357</text:p>
          </table:table-cell>
          <table:table-cell office:value-type="float" office:value="5107.8758355949" calcext:value-type="float">
            <text:p>5107.8758355949</text:p>
          </table:table-cell>
          <table:table-cell office:value-type="float" office:value="10.3" calcext:value-type="float">
            <text:p>10.3</text:p>
          </table:table-cell>
          <table:table-cell office:value-type="float" office:value="-0.08245" calcext:value-type="float">
            <text:p>-0.08245</text:p>
          </table:table-cell>
          <table:table-cell office:value-type="float" office:value="0.6314200062" calcext:value-type="float">
            <text:p>0.6314200062</text:p>
          </table:table-cell>
          <table:table-cell office:value-type="float" office:value="-0.0738666667" calcext:value-type="float">
            <text:p>-0.0738666667</text:p>
          </table:table-cell>
          <table:table-cell office:value-type="float" office:value="48.1872443543" calcext:value-type="float">
            <text:p>48.1872443543</text:p>
          </table:table-cell>
        </table:table-row>
        <table:table-row table:style-name="ro1">
          <table:table-cell office:value-type="string" calcext:value-type="string">
            <text:p>01/11/1979</text:p>
          </table:table-cell>
          <table:table-cell office:value-type="float" office:value="103.7" calcext:value-type="float">
            <text:p>103.7</text:p>
          </table:table-cell>
          <table:table-cell office:value-type="float" office:value="5.6" calcext:value-type="float">
            <text:p>5.6</text:p>
          </table:table-cell>
          <table:table-cell office:value-type="float" office:value="5.400192864" calcext:value-type="float">
            <text:p>5.400192864</text:p>
          </table:table-cell>
          <table:table-cell office:value-type="float" office:value="-0.0031871372" calcext:value-type="float">
            <text:p>-0.0031871372</text:p>
          </table:table-cell>
          <table:table-cell office:value-type="float" office:value="5091.596334705" calcext:value-type="float">
            <text:p>5091.596334705</text:p>
          </table:table-cell>
          <table:table-cell office:value-type="float" office:value="10.65" calcext:value-type="float">
            <text:p>10.65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612635261" calcext:value-type="float">
            <text:p>0.612635261</text:p>
          </table:table-cell>
          <table:table-cell office:value-type="float" office:value="-0.020875" calcext:value-type="float">
            <text:p>-0.020875</text:p>
          </table:table-cell>
          <table:table-cell office:value-type="float" office:value="47.1813356284" calcext:value-type="float">
            <text:p>47.1813356284</text:p>
          </table:table-cell>
        </table:table-row>
        <table:table-row table:style-name="ro1">
          <table:table-cell office:value-type="string" calcext:value-type="string">
            <text:p>01/12/1979</text:p>
          </table:table-cell>
          <table:table-cell office:value-type="float" office:value="107.8" calcext:value-type="float">
            <text:p>107.8</text:p>
          </table:table-cell>
          <table:table-cell office:value-type="float" office:value="5.65" calcext:value-type="float">
            <text:p>5.65</text:p>
          </table:table-cell>
          <table:table-cell office:value-type="float" office:value="5.241187384" calcext:value-type="float">
            <text:p>5.241187384</text:p>
          </table:table-cell>
          <table:table-cell office:value-type="float" office:value="0.0440774671" calcext:value-type="float">
            <text:p>0.0440774671</text:p>
          </table:table-cell>
          <table:table-cell office:value-type="float" office:value="5316.0210043921" calcext:value-type="float">
            <text:p>5316.0210043921</text:p>
          </table:table-cell>
          <table:table-cell office:value-type="float" office:value="10.39" calcext:value-type="float">
            <text:p>10.39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6261745003" calcext:value-type="float">
            <text:p>0.6261745003</text:p>
          </table:table-cell>
          <table:table-cell office:value-type="float" office:value="0.0307583333" calcext:value-type="float">
            <text:p>0.0307583333</text:p>
          </table:table-cell>
          <table:table-cell office:value-type="float" office:value="48.6325548768" calcext:value-type="float">
            <text:p>48.6325548768</text:p>
          </table:table-cell>
        </table:table-row>
        <table:table-row table:style-name="ro1">
          <table:table-cell office:value-type="string" calcext:value-type="string">
            <text:p>01/01/1980</text:p>
          </table:table-cell>
          <table:table-cell office:value-type="float" office:value="110.9" calcext:value-type="float">
            <text:p>110.9</text:p>
          </table:table-cell>
          <table:table-cell office:value-type="float" office:value="5.7" calcext:value-type="float">
            <text:p>5.7</text:p>
          </table:table-cell>
          <table:table-cell office:value-type="float" office:value="5.1397655546" calcext:value-type="float">
            <text:p>5.1397655546</text:p>
          </table:table-cell>
          <table:table-cell office:value-type="float" office:value="0.0331632653" calcext:value-type="float">
            <text:p>0.0331632653</text:p>
          </table:table-cell>
          <table:table-cell office:value-type="float" office:value="5492.3176193337" calcext:value-type="float">
            <text:p>5492.3176193337</text:p>
          </table:table-cell>
          <table:table-cell office:value-type="float" office:value="10.8" calcext:value-type="float">
            <text:p>10.8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0.604352319" calcext:value-type="float">
            <text:p>0.604352319</text:p>
          </table:table-cell>
          <table:table-cell office:value-type="float" office:value="-0.02585" calcext:value-type="float">
            <text:p>-0.02585</text:p>
          </table:table-cell>
          <table:table-cell office:value-type="float" office:value="47.3754033332" calcext:value-type="float">
            <text:p>47.3754033332</text:p>
          </table:table-cell>
        </table:table-row>
        <table:table-row table:style-name="ro1">
          <table:table-cell office:value-type="string" calcext:value-type="string">
            <text:p>01/02/1980</text:p>
          </table:table-cell>
          <table:table-cell office:value-type="float" office:value="115.3" calcext:value-type="float">
            <text:p>115.3</text:p>
          </table:table-cell>
          <table:table-cell office:value-type="float" office:value="5.75" calcext:value-type="float">
            <text:p>5.75</text:p>
          </table:table-cell>
          <table:table-cell office:value-type="float" office:value="4.9869904597" calcext:value-type="float">
            <text:p>4.9869904597</text:p>
          </table:table-cell>
          <table:table-cell office:value-type="float" office:value="0.0439960926" calcext:value-type="float">
            <text:p>0.0439960926</text:p>
          </table:table-cell>
          <table:table-cell office:value-type="float" office:value="5733.9581337701" calcext:value-type="float">
            <text:p>5733.9581337701</text:p>
          </table:table-cell>
          <table:table-cell office:value-type="float" office:value="12.41" calcext:value-type="float">
            <text:p>12.41</text:p>
          </table:table-cell>
          <table:table-cell office:value-type="float" office:value="-0.13685" calcext:value-type="float">
            <text:p>-0.13685</text:p>
          </table:table-cell>
          <table:table-cell office:value-type="float" office:value="0.5216467041" calcext:value-type="float">
            <text:p>0.5216467041</text:p>
          </table:table-cell>
          <table:table-cell office:value-type="float" office:value="-0.1265083333" calcext:value-type="float">
            <text:p>-0.1265083333</text:p>
          </table:table-cell>
          <table:table-cell office:value-type="float" office:value="41.3820200165" calcext:value-type="float">
            <text:p>41.3820200165</text:p>
          </table:table-cell>
        </table:table-row>
        <table:table-row table:style-name="ro1">
          <table:table-cell office:value-type="string" calcext:value-type="string">
            <text:p>01/03/1980</text:p>
          </table:table-cell>
          <table:table-cell office:value-type="float" office:value="104.7" calcext:value-type="float">
            <text:p>104.7</text:p>
          </table:table-cell>
          <table:table-cell office:value-type="float" office:value="5.8" calcext:value-type="float">
            <text:p>5.8</text:p>
          </table:table-cell>
          <table:table-cell office:value-type="float" office:value="5.5396370583" calcext:value-type="float">
            <text:p>5.5396370583</text:p>
          </table:table-cell>
          <table:table-cell office:value-type="float" office:value="-0.087742122" calcext:value-type="float">
            <text:p>-0.087742122</text:p>
          </table:table-cell>
          <table:table-cell office:value-type="float" office:value="5230.8484796506" calcext:value-type="float">
            <text:p>5230.8484796506</text:p>
          </table:table-cell>
          <table:table-cell office:value-type="float" office:value="12.75" calcext:value-type="float">
            <text:p>12.75</text:p>
          </table:table-cell>
          <table:table-cell office:value-type="float" office:value="-0.0289" calcext:value-type="float">
            <text:p>-0.0289</text:p>
          </table:table-cell>
          <table:table-cell office:value-type="float" office:value="0.5065711144" calcext:value-type="float">
            <text:p>0.5065711144</text:p>
          </table:table-cell>
          <table:table-cell office:value-type="float" office:value="-0.018275" calcext:value-type="float">
            <text:p>-0.018275</text:p>
          </table:table-cell>
          <table:table-cell office:value-type="float" office:value="40.6257636007" calcext:value-type="float">
            <text:p>40.6257636007</text:p>
          </table:table-cell>
        </table:table-row>
        <table:table-row table:style-name="ro1">
          <table:table-cell office:value-type="string" calcext:value-type="string">
            <text:p>01/04/1980</text:p>
          </table:table-cell>
          <table:table-cell office:value-type="float" office:value="103" calcext:value-type="float">
            <text:p>103</text:p>
          </table:table-cell>
          <table:table-cell office:value-type="float" office:value="5.85" calcext:value-type="float">
            <text:p>5.85</text:p>
          </table:table-cell>
          <table:table-cell office:value-type="float" office:value="5.6796116505" calcext:value-type="float">
            <text:p>5.6796116505</text:p>
          </table:table-cell>
          <table:table-cell office:value-type="float" office:value="-0.0115833572" calcext:value-type="float">
            <text:p>-0.0115833572</text:p>
          </table:table-cell>
          <table:table-cell office:value-type="float" office:value="5170.2576931938" calcext:value-type="float">
            <text:p>5170.2576931938</text:p>
          </table:table-cell>
          <table:table-cell office:value-type="float" office:value="11.47" calcext:value-type="float">
            <text:p>11.47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5616860516" calcext:value-type="float">
            <text:p>0.5616860516</text:p>
          </table:table-cell>
          <table:table-cell office:value-type="float" office:value="0.1183583333" calcext:value-type="float">
            <text:p>0.1183583333</text:p>
          </table:table-cell>
          <table:table-cell office:value-type="float" office:value="45.4341612709" calcext:value-type="float">
            <text:p>45.4341612709</text:p>
          </table:table-cell>
        </table:table-row>
        <table:table-row table:style-name="ro1">
          <table:table-cell office:value-type="string" calcext:value-type="string">
            <text:p>01/05/1980</text:p>
          </table:table-cell>
          <table:table-cell office:value-type="float" office:value="107.7" calcext:value-type="float">
            <text:p>107.7</text:p>
          </table:table-cell>
          <table:table-cell office:value-type="float" office:value="5.89" calcext:value-type="float">
            <text:p>5.89</text:p>
          </table:table-cell>
          <table:table-cell office:value-type="float" office:value="5.4688950789" calcext:value-type="float">
            <text:p>5.4688950789</text:p>
          </table:table-cell>
          <table:table-cell office:value-type="float" office:value="0.0503991343" calcext:value-type="float">
            <text:p>0.0503991343</text:p>
          </table:table-cell>
          <table:table-cell office:value-type="float" office:value="5430.8342050604" calcext:value-type="float">
            <text:p>5430.8342050604</text:p>
          </table:table-cell>
          <table:table-cell office:value-type="float" office:value="10.18" calcext:value-type="float">
            <text:p>10.18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0.6232749272" calcext:value-type="float">
            <text:p>0.6232749272</text:p>
          </table:table-cell>
          <table:table-cell office:value-type="float" office:value="0.1181333333" calcext:value-type="float">
            <text:p>0.1181333333</text:p>
          </table:table-cell>
          <table:table-cell office:value-type="float" office:value="50.8014501891" calcext:value-type="float">
            <text:p>50.8014501891</text:p>
          </table:table-cell>
        </table:table-row>
        <table:table-row table:style-name="ro1">
          <table:table-cell office:value-type="string" calcext:value-type="string">
            <text:p>01/06/1980</text:p>
          </table:table-cell>
          <table:table-cell office:value-type="float" office:value="114.6" calcext:value-type="float">
            <text:p>114.6</text:p>
          </table:table-cell>
          <table:table-cell office:value-type="float" office:value="5.94" calcext:value-type="float">
            <text:p>5.94</text:p>
          </table:table-cell>
          <table:table-cell office:value-type="float" office:value="5.1832460733" calcext:value-type="float">
            <text:p>5.1832460733</text:p>
          </table:table-cell>
          <table:table-cell office:value-type="float" office:value="0.0686629526" calcext:value-type="float">
            <text:p>0.0686629526</text:p>
          </table:table-cell>
          <table:table-cell office:value-type="float" office:value="5803.7313169121" calcext:value-type="float">
            <text:p>5803.7313169121</text:p>
          </table:table-cell>
          <table:table-cell office:value-type="float" office:value="9.78" calcext:value-type="float">
            <text:p>9.78</text:p>
          </table:table-cell>
          <table:table-cell office:value-type="float" office:value="0.034" calcext:value-type="float">
            <text:p>0.034</text:p>
          </table:table-cell>
          <table:table-cell office:value-type="float" office:value="0.6444662747" calcext:value-type="float">
            <text:p>0.6444662747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52.9427313145" calcext:value-type="float">
            <text:p>52.9427313145</text:p>
          </table:table-cell>
        </table:table-row>
        <table:table-row table:style-name="ro1">
          <table:table-cell office:value-type="string" calcext:value-type="string">
            <text:p>01/07/1980</text:p>
          </table:table-cell>
          <table:table-cell office:value-type="float" office:value="119.8" calcext:value-type="float">
            <text:p>119.8</text:p>
          </table:table-cell>
          <table:table-cell office:value-type="float" office:value="5.98" calcext:value-type="float">
            <text:p>5.98</text:p>
          </table:table-cell>
          <table:table-cell office:value-type="float" office:value="4.9916527546" calcext:value-type="float">
            <text:p>4.9916527546</text:p>
          </table:table-cell>
          <table:table-cell office:value-type="float" office:value="0.049726098" calcext:value-type="float">
            <text:p>0.049726098</text:p>
          </table:table-cell>
          <table:table-cell office:value-type="float" office:value="6092.3282292708" calcext:value-type="float">
            <text:p>6092.3282292708</text:p>
          </table:table-cell>
          <table:table-cell office:value-type="float" office:value="10.25" calcext:value-type="float">
            <text:p>10.25</text:p>
          </table:table-cell>
          <table:table-cell office:value-type="float" office:value="-0.03995" calcext:value-type="float">
            <text:p>-0.03995</text:p>
          </table:table-cell>
          <table:table-cell office:value-type="float" office:value="0.618719847" calcext:value-type="float">
            <text:p>0.618719847</text:p>
          </table:table-cell>
          <table:table-cell office:value-type="float" office:value="-0.0314083333" calcext:value-type="float">
            <text:p>-0.0314083333</text:p>
          </table:table-cell>
          <table:table-cell office:value-type="float" office:value="51.2798883618" calcext:value-type="float">
            <text:p>51.2798883618</text:p>
          </table:table-cell>
        </table:table-row>
        <table:table-row table:style-name="ro1">
          <table:table-cell office:value-type="string" calcext:value-type="string">
            <text:p>01/08/1980</text:p>
          </table:table-cell>
          <table:table-cell office:value-type="float" office:value="123.5" calcext:value-type="float">
            <text:p>123.5</text:p>
          </table:table-cell>
          <table:table-cell office:value-type="float" office:value="6.03" calcext:value-type="float">
            <text:p>6.03</text:p>
          </table:table-cell>
          <table:table-cell office:value-type="float" office:value="4.8825910931" calcext:value-type="float">
            <text:p>4.8825910931</text:p>
          </table:table-cell>
          <table:table-cell office:value-type="float" office:value="0.0350769825" calcext:value-type="float">
            <text:p>0.0350769825</text:p>
          </table:table-cell>
          <table:table-cell office:value-type="float" office:value="6306.0287197752" calcext:value-type="float">
            <text:p>6306.0287197752</text:p>
          </table:table-cell>
          <table:table-cell office:value-type="float" office:value="11.1" calcext:value-type="float">
            <text:p>11.1</text:p>
          </table:table-cell>
          <table:table-cell office:value-type="float" office:value="-0.07225" calcext:value-type="float">
            <text:p>-0.07225</text:p>
          </table:table-cell>
          <table:table-cell office:value-type="float" office:value="0.5740173381" calcext:value-type="float">
            <text:p>0.5740173381</text:p>
          </table:table-cell>
          <table:table-cell office:value-type="float" office:value="-0.063" calcext:value-type="float">
            <text:p>-0.063</text:p>
          </table:table-cell>
          <table:table-cell office:value-type="float" office:value="48.049255395" calcext:value-type="float">
            <text:p>48.049255395</text:p>
          </table:table-cell>
        </table:table-row>
        <table:table-row table:style-name="ro1">
          <table:table-cell office:value-type="string" calcext:value-type="string">
            <text:p>01/09/1980</text:p>
          </table:table-cell>
          <table:table-cell office:value-type="float" office:value="126.5" calcext:value-type="float">
            <text:p>126.5</text:p>
          </table:table-cell>
          <table:table-cell office:value-type="float" office:value="6.07" calcext:value-type="float">
            <text:p>6.07</text:p>
          </table:table-cell>
          <table:table-cell office:value-type="float" office:value="4.7984189723" calcext:value-type="float">
            <text:p>4.7984189723</text:p>
          </table:table-cell>
          <table:table-cell office:value-type="float" office:value="0.0283873144" calcext:value-type="float">
            <text:p>0.0283873144</text:p>
          </table:table-cell>
          <table:table-cell office:value-type="float" office:value="6485.0399399108" calcext:value-type="float">
            <text:p>6485.0399399108</text:p>
          </table:table-cell>
          <table:table-cell office:value-type="float" office:value="11.51" calcext:value-type="float">
            <text:p>11.51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0.5540128338" calcext:value-type="float">
            <text:p>0.5540128338</text:p>
          </table:table-cell>
          <table:table-cell office:value-type="float" office:value="-0.0252583333" calcext:value-type="float">
            <text:p>-0.0252583333</text:p>
          </table:table-cell>
          <table:table-cell office:value-type="float" office:value="46.8356112858" calcext:value-type="float">
            <text:p>46.8356112858</text:p>
          </table:table-cell>
        </table:table-row>
        <table:table-row table:style-name="ro1">
          <table:table-cell office:value-type="string" calcext:value-type="string">
            <text:p>01/10/1980</text:p>
          </table:table-cell>
          <table:table-cell office:value-type="float" office:value="130.2" calcext:value-type="float">
            <text:p>130.2</text:p>
          </table:table-cell>
          <table:table-cell office:value-type="float" office:value="6.1" calcext:value-type="float">
            <text:p>6.1</text:p>
          </table:table-cell>
          <table:table-cell office:value-type="float" office:value="4.6850998464" calcext:value-type="float">
            <text:p>4.6850998464</text:p>
          </table:table-cell>
          <table:table-cell office:value-type="float" office:value="0.0332674572" calcext:value-type="float">
            <text:p>0.0332674572</text:p>
          </table:table-cell>
          <table:table-cell office:value-type="float" office:value="6700.7807284256" calcext:value-type="float">
            <text:p>6700.7807284256</text:p>
          </table:table-cell>
          <table:table-cell office:value-type="float" office:value="11.75" calcext:value-type="float">
            <text:p>11.75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0.542710972" calcext:value-type="float">
            <text:p>0.542710972</text:p>
          </table:table-cell>
          <table:table-cell office:value-type="float" office:value="-0.0106083333" calcext:value-type="float">
            <text:p>-0.0106083333</text:p>
          </table:table-cell>
          <table:table-cell office:value-type="float" office:value="46.3387635094" calcext:value-type="float">
            <text:p>46.3387635094</text:p>
          </table:table-cell>
        </table:table-row>
        <table:table-row table:style-name="ro1">
          <table:table-cell office:value-type="string" calcext:value-type="string">
            <text:p>01/11/1980</text:p>
          </table:table-cell>
          <table:table-cell office:value-type="float" office:value="135.7" calcext:value-type="float">
            <text:p>135.7</text:p>
          </table:table-cell>
          <table:table-cell office:value-type="float" office:value="6.13" calcext:value-type="float">
            <text:p>6.13</text:p>
          </table:table-cell>
          <table:table-cell office:value-type="float" office:value="4.5173176124" calcext:value-type="float">
            <text:p>4.5173176124</text:p>
          </table:table-cell>
          <table:table-cell office:value-type="float" office:value="0.0461661546" calcext:value-type="float">
            <text:p>0.0461661546</text:p>
          </table:table-cell>
          <table:table-cell office:value-type="float" office:value="7010.1300077019" calcext:value-type="float">
            <text:p>7010.1300077019</text:p>
          </table:table-cell>
          <table:table-cell office:value-type="float" office:value="12.68" calcext:value-type="float">
            <text:p>12.68</text:p>
          </table:table-cell>
          <table:table-cell office:value-type="float" office:value="-0.07905" calcext:value-type="float">
            <text:p>-0.07905</text:p>
          </table:table-cell>
          <table:table-cell office:value-type="float" office:value="0.4998096697" calcext:value-type="float">
            <text:p>0.4998096697</text:p>
          </table:table-cell>
          <table:table-cell office:value-type="float" office:value="-0.0684833333" calcext:value-type="float">
            <text:p>-0.0684833333</text:p>
          </table:table-cell>
          <table:table-cell office:value-type="float" office:value="43.1653305218" calcext:value-type="float">
            <text:p>43.1653305218</text:p>
          </table:table-cell>
        </table:table-row>
        <table:table-row table:style-name="ro1">
          <table:table-cell office:value-type="string" calcext:value-type="string">
            <text:p>01/12/1980</text:p>
          </table:table-cell>
          <table:table-cell office:value-type="float" office:value="133.5" calcext:value-type="float">
            <text:p>133.5</text:p>
          </table:table-cell>
          <table:table-cell office:value-type="float" office:value="6.16" calcext:value-type="float">
            <text:p>6.16</text:p>
          </table:table-cell>
          <table:table-cell office:value-type="float" office:value="4.6142322097" calcext:value-type="float">
            <text:p>4.6142322097</text:p>
          </table:table-cell>
          <table:table-cell office:value-type="float" office:value="-0.0124293785" calcext:value-type="float">
            <text:p>-0.0124293785</text:p>
          </table:table-cell>
          <table:table-cell office:value-type="float" office:value="6922.9984482842" calcext:value-type="float">
            <text:p>6922.9984482842</text:p>
          </table:table-cell>
          <table:table-cell office:value-type="float" office:value="12.84" calcext:value-type="float">
            <text:p>12.84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4930122582" calcext:value-type="float">
            <text:p>0.4930122582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43.0401510633" calcext:value-type="float">
            <text:p>43.0401510633</text:p>
          </table:table-cell>
        </table:table-row>
        <table:table-row table:style-name="ro1">
          <table:table-cell office:value-type="string" calcext:value-type="string">
            <text:p>01/01/1981</text:p>
          </table:table-cell>
          <table:table-cell office:value-type="float" office:value="133" calcext:value-type="float">
            <text:p>133</text:p>
          </table:table-cell>
          <table:table-cell office:value-type="float" office:value="6.2" calcext:value-type="float">
            <text:p>6.2</text:p>
          </table:table-cell>
          <table:table-cell office:value-type="float" office:value="4.6616541353" calcext:value-type="float">
            <text:p>4.6616541353</text:p>
          </table:table-cell>
          <table:table-cell office:value-type="float" office:value="0.0001248439" calcext:value-type="float">
            <text:p>0.0001248439</text:p>
          </table:table-cell>
          <table:table-cell office:value-type="float" office:value="6923.8627427222" calcext:value-type="float">
            <text:p>6923.8627427222</text:p>
          </table:table-cell>
          <table:table-cell office:value-type="float" office:value="12.57" calcext:value-type="float">
            <text:p>12.57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5043268895" calcext:value-type="float">
            <text:p>0.5043268895</text:p>
          </table:table-cell>
          <table:table-cell office:value-type="float" office:value="0.033425" calcext:value-type="float">
            <text:p>0.033425</text:p>
          </table:table-cell>
          <table:table-cell office:value-type="float" office:value="44.4787681126" calcext:value-type="float">
            <text:p>44.4787681126</text:p>
          </table:table-cell>
        </table:table-row>
        <table:table-row table:style-name="ro1">
          <table:table-cell office:value-type="string" calcext:value-type="string">
            <text:p>01/02/1981</text:p>
          </table:table-cell>
          <table:table-cell office:value-type="float" office:value="128.4" calcext:value-type="float">
            <text:p>128.4</text:p>
          </table:table-cell>
          <table:table-cell office:value-type="float" office:value="6.24" calcext:value-type="float">
            <text:p>6.24</text:p>
          </table:table-cell>
          <table:table-cell office:value-type="float" office:value="4.8598130841" calcext:value-type="float">
            <text:p>4.8598130841</text:p>
          </table:table-cell>
          <table:table-cell office:value-type="float" office:value="-0.0306766917" calcext:value-type="float">
            <text:p>-0.0306766917</text:p>
          </table:table-cell>
          <table:table-cell office:value-type="float" office:value="6711.4615397875" calcext:value-type="float">
            <text:p>6711.4615397875</text:p>
          </table:table-cell>
          <table:table-cell office:value-type="float" office:value="13.19" calcext:value-type="float">
            <text:p>13.19</text:p>
          </table:table-cell>
          <table:table-cell office:value-type="float" office:value="-0.0527" calcext:value-type="float">
            <text:p>-0.0527</text:p>
          </table:table-cell>
          <table:table-cell office:value-type="float" office:value="0.4777488624" calcext:value-type="float">
            <text:p>0.4777488624</text:p>
          </table:table-cell>
          <table:table-cell office:value-type="float" office:value="-0.0417083333" calcext:value-type="float">
            <text:p>-0.0417083333</text:p>
          </table:table-cell>
          <table:table-cell office:value-type="float" office:value="42.6236328259" calcext:value-type="float">
            <text:p>42.6236328259</text:p>
          </table:table-cell>
        </table:table-row>
        <table:table-row table:style-name="ro1">
          <table:table-cell office:value-type="string" calcext:value-type="string">
            <text:p>01/03/1981</text:p>
          </table:table-cell>
          <table:table-cell office:value-type="float" office:value="133.2" calcext:value-type="float">
            <text:p>133.2</text:p>
          </table:table-cell>
          <table:table-cell office:value-type="float" office:value="6.28" calcext:value-type="float">
            <text:p>6.28</text:p>
          </table:table-cell>
          <table:table-cell office:value-type="float" office:value="4.7147147147" calcext:value-type="float">
            <text:p>4.7147147147</text:p>
          </table:table-cell>
          <table:table-cell office:value-type="float" office:value="0.0414589823" calcext:value-type="float">
            <text:p>0.0414589823</text:p>
          </table:table-cell>
          <table:table-cell office:value-type="float" office:value="6989.711905287" calcext:value-type="float">
            <text:p>6989.711905287</text:p>
          </table:table-cell>
          <table:table-cell office:value-type="float" office:value="13.12" calcext:value-type="float">
            <text:p>13.12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4805914682" calcext:value-type="float">
            <text:p>0.4805914682</text:p>
          </table:table-cell>
          <table:table-cell office:value-type="float" office:value="0.0168833333" calcext:value-type="float">
            <text:p>0.0168833333</text:p>
          </table:table-cell>
          <table:table-cell office:value-type="float" office:value="43.3432618267" calcext:value-type="float">
            <text:p>43.3432618267</text:p>
          </table:table-cell>
        </table:table-row>
        <table:table-row table:style-name="ro1">
          <table:table-cell office:value-type="string" calcext:value-type="string">
            <text:p>01/04/1981</text:p>
          </table:table-cell>
          <table:table-cell office:value-type="float" office:value="134.4" calcext:value-type="float">
            <text:p>134.4</text:p>
          </table:table-cell>
          <table:table-cell office:value-type="float" office:value="6.32" calcext:value-type="float">
            <text:p>6.32</text:p>
          </table:table-cell>
          <table:table-cell office:value-type="float" office:value="4.7023809524" calcext:value-type="float">
            <text:p>4.7023809524</text:p>
          </table:table-cell>
          <table:table-cell office:value-type="float" office:value="0.0129608796" calcext:value-type="float">
            <text:p>0.0129608796</text:p>
          </table:table-cell>
          <table:table-cell office:value-type="float" office:value="7080.3047199372" calcext:value-type="float">
            <text:p>7080.3047199372</text:p>
          </table:table-cell>
          <table:table-cell office:value-type="float" office:value="13.68" calcext:value-type="float">
            <text:p>13.68</text:p>
          </table:table-cell>
          <table:table-cell office:value-type="float" office:value="-0.0476" calcext:value-type="float">
            <text:p>-0.0476</text:p>
          </table:table-cell>
          <table:table-cell office:value-type="float" office:value="0.4577153143" calcext:value-type="float">
            <text:p>0.4577153143</text:p>
          </table:table-cell>
          <table:table-cell office:value-type="float" office:value="-0.0362" calcext:value-type="float">
            <text:p>-0.0362</text:p>
          </table:table-cell>
          <table:table-cell office:value-type="float" office:value="41.7742357486" calcext:value-type="float">
            <text:p>41.7742357486</text:p>
          </table:table-cell>
        </table:table-row>
        <table:table-row table:style-name="ro1">
          <table:table-cell office:value-type="string" calcext:value-type="string">
            <text:p>01/05/1981</text:p>
          </table:table-cell>
          <table:table-cell office:value-type="float" office:value="131.7" calcext:value-type="float">
            <text:p>131.7</text:p>
          </table:table-cell>
          <table:table-cell office:value-type="float" office:value="6.35" calcext:value-type="float">
            <text:p>6.35</text:p>
          </table:table-cell>
          <table:table-cell office:value-type="float" office:value="4.821564161" calcext:value-type="float">
            <text:p>4.821564161</text:p>
          </table:table-cell>
          <table:table-cell office:value-type="float" office:value="-0.016149969" calcext:value-type="float">
            <text:p>-0.016149969</text:p>
          </table:table-cell>
          <table:table-cell office:value-type="float" office:value="6965.9580182138" calcext:value-type="float">
            <text:p>6965.9580182138</text:p>
          </table:table-cell>
          <table:table-cell office:value-type="float" office:value="14.1" calcext:value-type="float">
            <text:p>14.1</text:p>
          </table:table-cell>
          <table:table-cell office:value-type="float" office:value="-0.0357" calcext:value-type="float">
            <text:p>-0.0357</text:p>
          </table:table-cell>
          <table:table-cell office:value-type="float" office:value="0.4413748776" calcext:value-type="float">
            <text:p>0.4413748776</text:p>
          </table:table-cell>
          <table:table-cell office:value-type="float" office:value="-0.02395" calcext:value-type="float">
            <text:p>-0.02395</text:p>
          </table:table-cell>
          <table:table-cell office:value-type="float" office:value="40.7737428024" calcext:value-type="float">
            <text:p>40.7737428024</text:p>
          </table:table-cell>
        </table:table-row>
        <table:table-row table:style-name="ro1">
          <table:table-cell office:value-type="string" calcext:value-type="string">
            <text:p>01/06/1981</text:p>
          </table:table-cell>
          <table:table-cell office:value-type="float" office:value="132.3" calcext:value-type="float">
            <text:p>132.3</text:p>
          </table:table-cell>
          <table:table-cell office:value-type="float" office:value="6.39" calcext:value-type="float">
            <text:p>6.39</text:p>
          </table:table-cell>
          <table:table-cell office:value-type="float" office:value="4.8299319728" calcext:value-type="float">
            <text:p>4.8299319728</text:p>
          </table:table-cell>
          <table:table-cell office:value-type="float" office:value="0.0085990888" calcext:value-type="float">
            <text:p>0.0085990888</text:p>
          </table:table-cell>
          <table:table-cell office:value-type="float" office:value="7025.858910056" calcext:value-type="float">
            <text:p>7025.858910056</text:p>
          </table:table-cell>
          <table:table-cell office:value-type="float" office:value="13.47" calcext:value-type="float">
            <text:p>13.47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4650105022" calcext:value-type="float">
            <text:p>0.4650105022</text:p>
          </table:table-cell>
          <table:table-cell office:value-type="float" office:value="0.064775" calcext:value-type="float">
            <text:p>0.064775</text:p>
          </table:table-cell>
          <table:table-cell office:value-type="float" office:value="43.4148619925" calcext:value-type="float">
            <text:p>43.4148619925</text:p>
          </table:table-cell>
        </table:table-row>
        <table:table-row table:style-name="ro1">
          <table:table-cell office:value-type="string" calcext:value-type="string">
            <text:p>01/07/1981</text:p>
          </table:table-cell>
          <table:table-cell office:value-type="float" office:value="129.1" calcext:value-type="float">
            <text:p>129.1</text:p>
          </table:table-cell>
          <table:table-cell office:value-type="float" office:value="6.43" calcext:value-type="float">
            <text:p>6.43</text:p>
          </table:table-cell>
          <table:table-cell office:value-type="float" office:value="4.9806351665" calcext:value-type="float">
            <text:p>4.9806351665</text:p>
          </table:table-cell>
          <table:table-cell office:value-type="float" office:value="-0.0201352167" calcext:value-type="float">
            <text:p>-0.0201352167</text:p>
          </table:table-cell>
          <table:table-cell office:value-type="float" office:value="6884.3917185441" calcext:value-type="float">
            <text:p>6884.3917185441</text:p>
          </table:table-cell>
          <table:table-cell office:value-type="float" office:value="14.28" calcext:value-type="float">
            <text:p>14.28</text:p>
          </table:table-cell>
          <table:table-cell office:value-type="float" office:value="-0.06885" calcext:value-type="float">
            <text:p>-0.06885</text:p>
          </table:table-cell>
          <table:table-cell office:value-type="float" office:value="0.4329945292" calcext:value-type="float">
            <text:p>0.4329945292</text:p>
          </table:table-cell>
          <table:table-cell office:value-type="float" office:value="-0.05695" calcext:value-type="float">
            <text:p>-0.05695</text:p>
          </table:table-cell>
          <table:table-cell office:value-type="float" office:value="40.942385602" calcext:value-type="float">
            <text:p>40.942385602</text:p>
          </table:table-cell>
        </table:table-row>
        <table:table-row table:style-name="ro1">
          <table:table-cell office:value-type="string" calcext:value-type="string">
            <text:p>01/08/1981</text:p>
          </table:table-cell>
          <table:table-cell office:value-type="float" office:value="129.6" calcext:value-type="float">
            <text:p>129.6</text:p>
          </table:table-cell>
          <table:table-cell office:value-type="float" office:value="6.48" calcext:value-type="float">
            <text:p>6.48</text:p>
          </table:table-cell>
          <table:table-cell office:value-type="float" office:value="5" calcext:value-type="float">
            <text:p>5</text:p>
          </table:table-cell>
          <table:table-cell office:value-type="float" office:value="0.0080536212" calcext:value-type="float">
            <text:p>0.0080536212</text:p>
          </table:table-cell>
          <table:table-cell office:value-type="float" office:value="6939.8360018019" calcext:value-type="float">
            <text:p>6939.8360018019</text:p>
          </table:table-cell>
          <table:table-cell office:value-type="float" office:value="14.94" calcext:value-type="float">
            <text:p>14.94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0.4087035361" calcext:value-type="float">
            <text:p>0.4087035361</text:p>
          </table:table-cell>
          <table:table-cell office:value-type="float" office:value="-0.04365" calcext:value-type="float">
            <text:p>-0.04365</text:p>
          </table:table-cell>
          <table:table-cell office:value-type="float" office:value="39.1552504705" calcext:value-type="float">
            <text:p>39.1552504705</text:p>
          </table:table-cell>
        </table:table-row>
        <table:table-row table:style-name="ro1">
          <table:table-cell office:value-type="string" calcext:value-type="string">
            <text:p>01/09/1981</text:p>
          </table:table-cell>
          <table:table-cell office:value-type="float" office:value="118.3" calcext:value-type="float">
            <text:p>118.3</text:p>
          </table:table-cell>
          <table:table-cell office:value-type="float" office:value="6.52" calcext:value-type="float">
            <text:p>6.52</text:p>
          </table:table-cell>
          <table:table-cell office:value-type="float" office:value="5.5114116653" calcext:value-type="float">
            <text:p>5.5114116653</text:p>
          </table:table-cell>
          <table:table-cell office:value-type="float" office:value="-0.0829989712" calcext:value-type="float">
            <text:p>-0.0829989712</text:p>
          </table:table-cell>
          <table:table-cell office:value-type="float" office:value="6363.8367534013" calcext:value-type="float">
            <text:p>6363.8367534013</text:p>
          </table:table-cell>
          <table:table-cell office:value-type="float" office:value="15.32" calcext:value-type="float">
            <text:p>15.32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3955024119" calcext:value-type="float">
            <text:p>0.3955024119</text:p>
          </table:table-cell>
          <table:table-cell office:value-type="float" office:value="-0.0195333333" calcext:value-type="float">
            <text:p>-0.0195333333</text:p>
          </table:table-cell>
          <table:table-cell office:value-type="float" office:value="38.3904179113" calcext:value-type="float">
            <text:p>38.3904179113</text:p>
          </table:table-cell>
        </table:table-row>
        <table:table-row table:style-name="ro1">
          <table:table-cell office:value-type="string" calcext:value-type="string">
            <text:p>01/10/1981</text:p>
          </table:table-cell>
          <table:table-cell office:value-type="float" office:value="119.8" calcext:value-type="float">
            <text:p>119.8</text:p>
          </table:table-cell>
          <table:table-cell office:value-type="float" office:value="6.56" calcext:value-type="float">
            <text:p>6.56</text:p>
          </table:table-cell>
          <table:table-cell office:value-type="float" office:value="5.4757929883" calcext:value-type="float">
            <text:p>5.4757929883</text:p>
          </table:table-cell>
          <table:table-cell office:value-type="float" office:value="0.0172983023" calcext:value-type="float">
            <text:p>0.0172983023</text:p>
          </table:table-cell>
          <table:table-cell office:value-type="float" office:value="6473.9203255957" calcext:value-type="float">
            <text:p>6473.9203255957</text:p>
          </table:table-cell>
          <table:table-cell office:value-type="float" office:value="15.15" calcext:value-type="float">
            <text:p>15.15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4012174217" calcext:value-type="float">
            <text:p>0.4012174217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39.4298384762" calcext:value-type="float">
            <text:p>39.4298384762</text:p>
          </table:table-cell>
        </table:table-row>
        <table:table-row table:style-name="ro1">
          <table:table-cell office:value-type="string" calcext:value-type="string">
            <text:p>01/11/1981</text:p>
          </table:table-cell>
          <table:table-cell office:value-type="float" office:value="122.9" calcext:value-type="float">
            <text:p>122.9</text:p>
          </table:table-cell>
          <table:table-cell office:value-type="float" office:value="6.59" calcext:value-type="float">
            <text:p>6.59</text:p>
          </table:table-cell>
          <table:table-cell office:value-type="float" office:value="5.3620829943" calcext:value-type="float">
            <text:p>5.3620829943</text:p>
          </table:table-cell>
          <table:table-cell office:value-type="float" office:value="0.0304628061" calcext:value-type="float">
            <text:p>0.0304628061</text:p>
          </table:table-cell>
          <table:table-cell office:value-type="float" office:value="6671.1341049589" calcext:value-type="float">
            <text:p>6671.1341049589</text:p>
          </table:table-cell>
          <table:table-cell office:value-type="float" office:value="13.39" calcext:value-type="float">
            <text:p>13.39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461239548" calcext:value-type="float">
            <text:p>0.461239548</text:p>
          </table:table-cell>
          <table:table-cell office:value-type="float" office:value="0.1607583333" calcext:value-type="float">
            <text:p>0.1607583333</text:p>
          </table:table-cell>
          <table:table-cell office:value-type="float" office:value="45.7685135933" calcext:value-type="float">
            <text:p>45.7685135933</text:p>
          </table:table-cell>
        </table:table-row>
        <table:table-row table:style-name="ro1">
          <table:table-cell office:value-type="string" calcext:value-type="string">
            <text:p>01/12/1981</text:p>
          </table:table-cell>
          <table:table-cell office:value-type="float" office:value="123.8" calcext:value-type="float">
            <text:p>123.8</text:p>
          </table:table-cell>
          <table:table-cell office:value-type="float" office:value="6.63" calcext:value-type="float">
            <text:p>6.63</text:p>
          </table:table-cell>
          <table:table-cell office:value-type="float" office:value="5.3554119548" calcext:value-type="float">
            <text:p>5.3554119548</text:p>
          </table:table-cell>
          <table:table-cell office:value-type="float" office:value="0.0118185517" calcext:value-type="float">
            <text:p>0.0118185517</text:p>
          </table:table-cell>
          <table:table-cell office:value-type="float" office:value="6749.9772480627" calcext:value-type="float">
            <text:p>6749.9772480627</text:p>
          </table:table-cell>
          <table:table-cell office:value-type="float" office:value="13.72" calcext:value-type="float">
            <text:p>13.72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0.4483017787" calcext:value-type="float">
            <text:p>0.4483017787</text:p>
          </table:table-cell>
          <table:table-cell office:value-type="float" office:value="-0.0166166667" calcext:value-type="float">
            <text:p>-0.0166166667</text:p>
          </table:table-cell>
          <table:table-cell office:value-type="float" office:value="45.007993459" calcext:value-type="float">
            <text:p>45.007993459</text:p>
          </table:table-cell>
        </table:table-row>
        <table:table-row table:style-name="ro1">
          <table:table-cell office:value-type="string" calcext:value-type="string">
            <text:p>01/01/1982</text:p>
          </table:table-cell>
          <table:table-cell office:value-type="float" office:value="117.3" calcext:value-type="float">
            <text:p>117.3</text:p>
          </table:table-cell>
          <table:table-cell office:value-type="float" office:value="6.66" calcext:value-type="float">
            <text:p>6.66</text:p>
          </table:table-cell>
          <table:table-cell office:value-type="float" office:value="5.6777493606" calcext:value-type="float">
            <text:p>5.6777493606</text:p>
          </table:table-cell>
          <table:table-cell office:value-type="float" office:value="-0.0480210016" calcext:value-type="float">
            <text:p>-0.0480210016</text:p>
          </table:table-cell>
          <table:table-cell office:value-type="float" office:value="6425.8365797288" calcext:value-type="float">
            <text:p>6425.8365797288</text:p>
          </table:table-cell>
          <table:table-cell office:value-type="float" office:value="14.59" calcext:value-type="float">
            <text:p>14.59</text:p>
          </table:table-cell>
          <table:table-cell office:value-type="float" office:value="-0.07395" calcext:value-type="float">
            <text:p>-0.07395</text:p>
          </table:table-cell>
          <table:table-cell office:value-type="float" office:value="0.4151498622" calcext:value-type="float">
            <text:p>0.4151498622</text:p>
          </table:table-cell>
          <table:table-cell office:value-type="float" office:value="-0.0617916667" calcext:value-type="float">
            <text:p>-0.0617916667</text:p>
          </table:table-cell>
          <table:table-cell office:value-type="float" office:value="42.2268745299" calcext:value-type="float">
            <text:p>42.2268745299</text:p>
          </table:table-cell>
        </table:table-row>
        <table:table-row table:style-name="ro1">
          <table:table-cell office:value-type="string" calcext:value-type="string">
            <text:p>01/02/1982</text:p>
          </table:table-cell>
          <table:table-cell office:value-type="float" office:value="114.5" calcext:value-type="float">
            <text:p>114.5</text:p>
          </table:table-cell>
          <table:table-cell office:value-type="float" office:value="6.69" calcext:value-type="float">
            <text:p>6.69</text:p>
          </table:table-cell>
          <table:table-cell office:value-type="float" office:value="5.8427947598" calcext:value-type="float">
            <text:p>5.8427947598</text:p>
          </table:table-cell>
          <table:table-cell office:value-type="float" office:value="-0.0191176471" calcext:value-type="float">
            <text:p>-0.0191176471</text:p>
          </table:table-cell>
          <table:table-cell office:value-type="float" office:value="6302.9897039399" calcext:value-type="float">
            <text:p>6302.9897039399</text:p>
          </table:table-cell>
          <table:table-cell office:value-type="float" office:value="14.43" calcext:value-type="float">
            <text:p>14.4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4207959003" calcext:value-type="float">
            <text:p>0.4207959003</text:p>
          </table:table-cell>
          <table:table-cell office:value-type="float" office:value="0.025625" calcext:value-type="float">
            <text:p>0.025625</text:p>
          </table:table-cell>
          <table:table-cell office:value-type="float" office:value="43.3089381897" calcext:value-type="float">
            <text:p>43.3089381897</text:p>
          </table:table-cell>
        </table:table-row>
        <table:table-row table:style-name="ro1">
          <table:table-cell office:value-type="string" calcext:value-type="string">
            <text:p>01/03/1982</text:p>
          </table:table-cell>
          <table:table-cell office:value-type="float" office:value="110.8" calcext:value-type="float">
            <text:p>110.8</text:p>
          </table:table-cell>
          <table:table-cell office:value-type="float" office:value="6.72" calcext:value-type="float">
            <text:p>6.72</text:p>
          </table:table-cell>
          <table:table-cell office:value-type="float" office:value="6.0649819495" calcext:value-type="float">
            <text:p>6.0649819495</text:p>
          </table:table-cell>
          <table:table-cell office:value-type="float" office:value="-0.0274235808" calcext:value-type="float">
            <text:p>-0.0274235808</text:p>
          </table:table-cell>
          <table:table-cell office:value-type="float" office:value="6130.1391566004" calcext:value-type="float">
            <text:p>6130.1391566004</text:p>
          </table:table-cell>
          <table:table-cell office:value-type="float" office:value="13.86" calcext:value-type="float">
            <text:p>13.86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4411834616" calcext:value-type="float">
            <text:p>0.4411834616</text:p>
          </table:table-cell>
          <table:table-cell office:value-type="float" office:value="0.06" calcext:value-type="float">
            <text:p>0.06</text:p>
          </table:table-cell>
          <table:table-cell office:value-type="float" office:value="45.9074744811" calcext:value-type="float">
            <text:p>45.9074744811</text:p>
          </table:table-cell>
        </table:table-row>
        <table:table-row table:style-name="ro1">
          <table:table-cell office:value-type="string" calcext:value-type="string">
            <text:p>01/04/1982</text:p>
          </table:table-cell>
          <table:table-cell office:value-type="float" office:value="116.3" calcext:value-type="float">
            <text:p>116.3</text:p>
          </table:table-cell>
          <table:table-cell office:value-type="float" office:value="6.75" calcext:value-type="float">
            <text:p>6.75</text:p>
          </table:table-cell>
          <table:table-cell office:value-type="float" office:value="5.803955288" calcext:value-type="float">
            <text:p>5.803955288</text:p>
          </table:table-cell>
          <table:table-cell office:value-type="float" office:value="0.054715704" calcext:value-type="float">
            <text:p>0.054715704</text:p>
          </table:table-cell>
          <table:table-cell office:value-type="float" office:value="6465.5540359947" calcext:value-type="float">
            <text:p>6465.5540359947</text:p>
          </table:table-cell>
          <table:table-cell office:value-type="float" office:value="13.87" calcext:value-type="float">
            <text:p>13.87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4408084557" calcext:value-type="float">
            <text:p>0.4408084557</text:p>
          </table:table-cell>
          <table:table-cell office:value-type="float" office:value="0.0107083333" calcext:value-type="float">
            <text:p>0.0107083333</text:p>
          </table:table-cell>
          <table:table-cell office:value-type="float" office:value="46.3990670203" calcext:value-type="float">
            <text:p>46.3990670203</text:p>
          </table:table-cell>
        </table:table-row>
        <table:table-row table:style-name="ro1">
          <table:table-cell office:value-type="string" calcext:value-type="string">
            <text:p>01/05/1982</text:p>
          </table:table-cell>
          <table:table-cell office:value-type="float" office:value="116.4" calcext:value-type="float">
            <text:p>116.4</text:p>
          </table:table-cell>
          <table:table-cell office:value-type="float" office:value="6.78" calcext:value-type="float">
            <text:p>6.78</text:p>
          </table:table-cell>
          <table:table-cell office:value-type="float" office:value="5.824742268" calcext:value-type="float">
            <text:p>5.824742268</text:p>
          </table:table-cell>
          <table:table-cell office:value-type="float" office:value="0.0057179708" calcext:value-type="float">
            <text:p>0.0057179708</text:p>
          </table:table-cell>
          <table:table-cell office:value-type="float" office:value="6502.5238849537" calcext:value-type="float">
            <text:p>6502.5238849537</text:p>
          </table:table-cell>
          <table:table-cell office:value-type="float" office:value="13.62" calcext:value-type="float">
            <text:p>13.62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4501756354" calcext:value-type="float">
            <text:p>0.4501756354</text:p>
          </table:table-cell>
          <table:table-cell office:value-type="float" office:value="0.0326" calcext:value-type="float">
            <text:p>0.0326</text:p>
          </table:table-cell>
          <table:table-cell office:value-type="float" office:value="47.9116766052" calcext:value-type="float">
            <text:p>47.9116766052</text:p>
          </table:table-cell>
        </table:table-row>
        <table:table-row table:style-name="ro1">
          <table:table-cell office:value-type="string" calcext:value-type="string">
            <text:p>01/06/1982</text:p>
          </table:table-cell>
          <table:table-cell office:value-type="float" office:value="109.7" calcext:value-type="float">
            <text:p>109.7</text:p>
          </table:table-cell>
          <table:table-cell office:value-type="float" office:value="6.81" calcext:value-type="float">
            <text:p>6.81</text:p>
          </table:table-cell>
          <table:table-cell office:value-type="float" office:value="6.2078395624" calcext:value-type="float">
            <text:p>6.2078395624</text:p>
          </table:table-cell>
          <table:table-cell office:value-type="float" office:value="-0.0526847079" calcext:value-type="float">
            <text:p>-0.0526847079</text:p>
          </table:table-cell>
          <table:table-cell office:value-type="float" office:value="6159.9403134376" calcext:value-type="float">
            <text:p>6159.9403134376</text:p>
          </table:table-cell>
          <table:table-cell office:value-type="float" office:value="14.3" calcext:value-type="float">
            <text:p>14.3</text:p>
          </table:table-cell>
          <table:table-cell office:value-type="float" office:value="-0.0578" calcext:value-type="float">
            <text:p>-0.0578</text:p>
          </table:table-cell>
          <table:table-cell office:value-type="float" office:value="0.4241554837" calcext:value-type="float">
            <text:p>0.4241554837</text:p>
          </table:table-cell>
          <table:table-cell office:value-type="float" office:value="-0.0458833333" calcext:value-type="float">
            <text:p>-0.0458833333</text:p>
          </table:table-cell>
          <table:table-cell office:value-type="float" office:value="45.713329177" calcext:value-type="float">
            <text:p>45.713329177</text:p>
          </table:table-cell>
        </table:table-row>
        <table:table-row table:style-name="ro1">
          <table:table-cell office:value-type="string" calcext:value-type="string">
            <text:p>01/07/1982</text:p>
          </table:table-cell>
          <table:table-cell office:value-type="float" office:value="109.4" calcext:value-type="float">
            <text:p>109.4</text:p>
          </table:table-cell>
          <table:table-cell office:value-type="float" office:value="6.82" calcext:value-type="float">
            <text:p>6.82</text:p>
          </table:table-cell>
          <table:table-cell office:value-type="float" office:value="6.2340036563" calcext:value-type="float">
            <text:p>6.2340036563</text:p>
          </table:table-cell>
          <table:table-cell office:value-type="float" office:value="0.0024485947" calcext:value-type="float">
            <text:p>0.0024485947</text:p>
          </table:table-cell>
          <table:table-cell office:value-type="float" office:value="6175.0235103462" calcext:value-type="float">
            <text:p>6175.0235103462</text:p>
          </table:table-cell>
          <table:table-cell office:value-type="float" office:value="13.95" calcext:value-type="float">
            <text:p>13.95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4367741093" calcext:value-type="float">
            <text:p>0.4367741093</text:p>
          </table:table-cell>
          <table:table-cell office:value-type="float" office:value="0.041375" calcext:value-type="float">
            <text:p>0.041375</text:p>
          </table:table-cell>
          <table:table-cell office:value-type="float" office:value="47.6047181717" calcext:value-type="float">
            <text:p>47.6047181717</text:p>
          </table:table-cell>
        </table:table-row>
        <table:table-row table:style-name="ro1">
          <table:table-cell office:value-type="string" calcext:value-type="string">
            <text:p>01/08/1982</text:p>
          </table:table-cell>
          <table:table-cell office:value-type="float" office:value="109.7" calcext:value-type="float">
            <text:p>109.7</text:p>
          </table:table-cell>
          <table:table-cell office:value-type="float" office:value="6.84" calcext:value-type="float">
            <text:p>6.84</text:p>
          </table:table-cell>
          <table:table-cell office:value-type="float" office:value="6.2351868733" calcext:value-type="float">
            <text:p>6.2351868733</text:p>
          </table:table-cell>
          <table:table-cell office:value-type="float" office:value="0.0079499314" calcext:value-type="float">
            <text:p>0.0079499314</text:p>
          </table:table-cell>
          <table:table-cell office:value-type="float" office:value="6224.1145239201" calcext:value-type="float">
            <text:p>6224.1145239201</text:p>
          </table:table-cell>
          <table:table-cell office:value-type="float" office:value="13.06" calcext:value-type="float">
            <text:p>13.06</text:p>
          </table:table-cell>
          <table:table-cell office:value-type="float" office:value="0.07565" calcext:value-type="float">
            <text:p>0.07565</text:p>
          </table:table-cell>
          <table:table-cell office:value-type="float" office:value="0.4698160707" calcext:value-type="float">
            <text:p>0.4698160707</text:p>
          </table:table-cell>
          <table:table-cell office:value-type="float" office:value="0.0865333333" calcext:value-type="float">
            <text:p>0.0865333333</text:p>
          </table:table-cell>
          <table:table-cell office:value-type="float" office:value="51.7241131174" calcext:value-type="float">
            <text:p>51.7241131174</text:p>
          </table:table-cell>
        </table:table-row>
        <table:table-row table:style-name="ro1">
          <table:table-cell office:value-type="string" calcext:value-type="string">
            <text:p>01/09/1982</text:p>
          </table:table-cell>
          <table:table-cell office:value-type="float" office:value="122.4" calcext:value-type="float">
            <text:p>122.4</text:p>
          </table:table-cell>
          <table:table-cell office:value-type="float" office:value="6.85" calcext:value-type="float">
            <text:p>6.85</text:p>
          </table:table-cell>
          <table:table-cell office:value-type="float" office:value="5.5964052288" calcext:value-type="float">
            <text:p>5.5964052288</text:p>
          </table:table-cell>
          <table:table-cell office:value-type="float" office:value="0.1209738681" calcext:value-type="float">
            <text:p>0.1209738681</text:p>
          </table:table-cell>
          <table:table-cell office:value-type="float" office:value="6977.0697335328" calcext:value-type="float">
            <text:p>6977.0697335328</text:p>
          </table:table-cell>
          <table:table-cell office:value-type="float" office:value="12.34" calcext:value-type="float">
            <text:p>12.3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985688142" calcext:value-type="float">
            <text:p>0.4985688142</text:p>
          </table:table-cell>
          <table:table-cell office:value-type="float" office:value="0.0714833333" calcext:value-type="float">
            <text:p>0.0714833333</text:p>
          </table:table-cell>
          <table:table-cell office:value-type="float" office:value="55.4215251368" calcext:value-type="float">
            <text:p>55.4215251368</text:p>
          </table:table-cell>
        </table:table-row>
        <table:table-row table:style-name="ro1">
          <table:table-cell office:value-type="string" calcext:value-type="string">
            <text:p>01/10/1982</text:p>
          </table:table-cell>
          <table:table-cell office:value-type="float" office:value="132.7" calcext:value-type="float">
            <text:p>132.7</text:p>
          </table:table-cell>
          <table:table-cell office:value-type="float" office:value="6.86" calcext:value-type="float">
            <text:p>6.86</text:p>
          </table:table-cell>
          <table:table-cell office:value-type="float" office:value="5.1695553881" calcext:value-type="float">
            <text:p>5.1695553881</text:p>
          </table:table-cell>
          <table:table-cell office:value-type="float" office:value="0.0888185389" calcext:value-type="float">
            <text:p>0.0888185389</text:p>
          </table:table-cell>
          <table:table-cell office:value-type="float" office:value="7596.7628733711" calcext:value-type="float">
            <text:p>7596.7628733711</text:p>
          </table:table-cell>
          <table:table-cell office:value-type="float" office:value="10.91" calcext:value-type="float">
            <text:p>10.91</text:p>
          </table:table-cell>
          <table:table-cell office:value-type="float" office:value="0.12155" calcext:value-type="float">
            <text:p>0.12155</text:p>
          </table:table-cell>
          <table:table-cell office:value-type="float" office:value="0.5591698536" calcext:value-type="float">
            <text:p>0.5591698536</text:p>
          </table:table-cell>
          <table:table-cell office:value-type="float" office:value="0.1306416667" calcext:value-type="float">
            <text:p>0.1306416667</text:p>
          </table:table-cell>
          <table:table-cell office:value-type="float" office:value="62.6618855499" calcext:value-type="float">
            <text:p>62.6618855499</text:p>
          </table:table-cell>
        </table:table-row>
        <table:table-row table:style-name="ro1">
          <table:table-cell office:value-type="string" calcext:value-type="string">
            <text:p>01/11/1982</text:p>
          </table:table-cell>
          <table:table-cell office:value-type="float" office:value="138.1" calcext:value-type="float">
            <text:p>138.1</text:p>
          </table:table-cell>
          <table:table-cell office:value-type="float" office:value="6.86" calcext:value-type="float">
            <text:p>6.86</text:p>
          </table:table-cell>
          <table:table-cell office:value-type="float" office:value="4.9674149167" calcext:value-type="float">
            <text:p>4.9674149167</text:p>
          </table:table-cell>
          <table:table-cell office:value-type="float" office:value="0.0450033471" calcext:value-type="float">
            <text:p>0.0450033471</text:p>
          </table:table-cell>
          <table:table-cell office:value-type="float" office:value="7938.6426301698" calcext:value-type="float">
            <text:p>7938.64263016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5762804511" calcext:value-type="float">
            <text:p>0.5762804511</text:p>
          </table:table-cell>
          <table:table-cell office:value-type="float" office:value="0.0393916667" calcext:value-type="float">
            <text:p>0.0393916667</text:p>
          </table:table-cell>
          <table:table-cell office:value-type="float" office:value="65.1302416582" calcext:value-type="float">
            <text:p>65.1302416582</text:p>
          </table:table-cell>
        </table:table-row>
        <table:table-row table:style-name="ro1">
          <table:table-cell office:value-type="string" calcext:value-type="string">
            <text:p>01/12/1982</text:p>
          </table:table-cell>
          <table:table-cell office:value-type="float" office:value="139.4" calcext:value-type="float">
            <text:p>139.4</text:p>
          </table:table-cell>
          <table:table-cell office:value-type="float" office:value="6.87" calcext:value-type="float">
            <text:p>6.87</text:p>
          </table:table-cell>
          <table:table-cell office:value-type="float" office:value="4.9282639885" calcext:value-type="float">
            <text:p>4.9282639885</text:p>
          </table:table-cell>
          <table:table-cell office:value-type="float" office:value="0.0135590152" calcext:value-type="float">
            <text:p>0.0135590152</text:p>
          </table:table-cell>
          <table:table-cell office:value-type="float" office:value="8046.2828063102" calcext:value-type="float">
            <text:p>8046.2828063102</text:p>
          </table:table-cell>
          <table:table-cell office:value-type="float" office:value="10.54" calcext:value-type="float">
            <text:p>10.5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5767702895" calcext:value-type="float">
            <text:p>0.5767702895</text:p>
          </table:table-cell>
          <table:table-cell office:value-type="float" office:value="0.0096333333" calcext:value-type="float">
            <text:p>0.0096333333</text:p>
          </table:table-cell>
          <table:table-cell office:value-type="float" office:value="65.7576629861" calcext:value-type="float">
            <text:p>65.7576629861</text:p>
          </table:table-cell>
        </table:table-row>
        <table:table-row table:style-name="ro1">
          <table:table-cell office:value-type="string" calcext:value-type="string">
            <text:p>01/01/1983</text:p>
          </table:table-cell>
          <table:table-cell office:value-type="float" office:value="144.3" calcext:value-type="float">
            <text:p>144.3</text:p>
          </table:table-cell>
          <table:table-cell office:value-type="float" office:value="6.88" calcext:value-type="float">
            <text:p>6.88</text:p>
          </table:table-cell>
          <table:table-cell office:value-type="float" office:value="4.7678447678" calcext:value-type="float">
            <text:p>4.7678447678</text:p>
          </table:table-cell>
          <table:table-cell office:value-type="float" office:value="0.039265501" calcext:value-type="float">
            <text:p>0.039265501</text:p>
          </table:table-cell>
          <table:table-cell office:value-type="float" office:value="8362.2241315375" calcext:value-type="float">
            <text:p>8362.2241315375</text:p>
          </table:table-cell>
          <table:table-cell office:value-type="float" office:value="10.46" calcext:value-type="float">
            <text:p>10.4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5806923274" calcext:value-type="float">
            <text:p>0.5806923274</text:p>
          </table:table-cell>
          <table:table-cell office:value-type="float" office:value="0.0155166667" calcext:value-type="float">
            <text:p>0.0155166667</text:p>
          </table:table-cell>
          <table:table-cell office:value-type="float" office:value="66.7780027235" calcext:value-type="float">
            <text:p>66.7780027235</text:p>
          </table:table-cell>
        </table:table-row>
        <table:table-row table:style-name="ro1">
          <table:table-cell office:value-type="string" calcext:value-type="string">
            <text:p>01/02/1983</text:p>
          </table:table-cell>
          <table:table-cell office:value-type="float" office:value="146.8" calcext:value-type="float">
            <text:p>146.8</text:p>
          </table:table-cell>
          <table:table-cell office:value-type="float" office:value="6.9" calcext:value-type="float">
            <text:p>6.9</text:p>
          </table:table-cell>
          <table:table-cell office:value-type="float" office:value="4.7002724796" calcext:value-type="float">
            <text:p>4.7002724796</text:p>
          </table:table-cell>
          <table:table-cell office:value-type="float" office:value="0.0213078482" calcext:value-type="float">
            <text:p>0.0213078482</text:p>
          </table:table-cell>
          <table:table-cell office:value-type="float" office:value="8540.4051342213" calcext:value-type="float">
            <text:p>8540.4051342213</text:p>
          </table:table-cell>
          <table:table-cell office:value-type="float" office:value="10.72" calcext:value-type="float">
            <text:p>10.72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567859027" calcext:value-type="float">
            <text:p>0.567859027</text:p>
          </table:table-cell>
          <table:table-cell office:value-type="float" office:value="-0.0131666667" calcext:value-type="float">
            <text:p>-0.0131666667</text:p>
          </table:table-cell>
          <table:table-cell office:value-type="float" office:value="65.8987590209" calcext:value-type="float">
            <text:p>65.8987590209</text:p>
          </table:table-cell>
        </table:table-row>
        <table:table-row table:style-name="ro1">
          <table:table-cell office:value-type="string" calcext:value-type="string">
            <text:p>01/03/1983</text:p>
          </table:table-cell>
          <table:table-cell office:value-type="float" office:value="151.9" calcext:value-type="float">
            <text:p>151.9</text:p>
          </table:table-cell>
          <table:table-cell office:value-type="float" office:value="6.91" calcext:value-type="float">
            <text:p>6.91</text:p>
          </table:table-cell>
          <table:table-cell office:value-type="float" office:value="4.5490454246" calcext:value-type="float">
            <text:p>4.5490454246</text:p>
          </table:table-cell>
          <table:table-cell office:value-type="float" office:value="0.0386637148" calcext:value-type="float">
            <text:p>0.0386637148</text:p>
          </table:table-cell>
          <table:table-cell office:value-type="float" office:value="8870.6089226477" calcext:value-type="float">
            <text:p>8870.6089226477</text:p>
          </table:table-cell>
          <table:table-cell office:value-type="float" office:value="10.51" calcext:value-type="float">
            <text:p>10.51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5779953106" calcext:value-type="float">
            <text:p>0.5779953106</text:p>
          </table:table-cell>
          <table:table-cell office:value-type="float" office:value="0.0266083333" calcext:value-type="float">
            <text:p>0.0266083333</text:p>
          </table:table-cell>
          <table:table-cell office:value-type="float" office:value="67.6522151672" calcext:value-type="float">
            <text:p>67.6522151672</text:p>
          </table:table-cell>
        </table:table-row>
        <table:table-row table:style-name="ro1">
          <table:table-cell office:value-type="string" calcext:value-type="string">
            <text:p>01/04/1983</text:p>
          </table:table-cell>
          <table:table-cell office:value-type="float" office:value="157.7" calcext:value-type="float">
            <text:p>157.7</text:p>
          </table:table-cell>
          <table:table-cell office:value-type="float" office:value="6.92" calcext:value-type="float">
            <text:p>6.92</text:p>
          </table:table-cell>
          <table:table-cell office:value-type="float" office:value="4.3880786303" calcext:value-type="float">
            <text:p>4.3880786303</text:p>
          </table:table-cell>
          <table:table-cell office:value-type="float" office:value="0.0419793724" calcext:value-type="float">
            <text:p>0.0419793724</text:p>
          </table:table-cell>
          <table:table-cell office:value-type="float" office:value="9242.9915179741" calcext:value-type="float">
            <text:p>9242.9915179741</text:p>
          </table:table-cell>
          <table:table-cell office:value-type="float" office:value="10.4" calcext:value-type="float">
            <text:p>10.4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5833995668" calcext:value-type="float">
            <text:p>0.5833995668</text:p>
          </table:table-cell>
          <table:table-cell office:value-type="float" office:value="0.0180166667" calcext:value-type="float">
            <text:p>0.0180166667</text:p>
          </table:table-cell>
          <table:table-cell office:value-type="float" office:value="68.8710825772" calcext:value-type="float">
            <text:p>68.8710825772</text:p>
          </table:table-cell>
        </table:table-row>
        <table:table-row table:style-name="ro1">
          <table:table-cell office:value-type="string" calcext:value-type="string">
            <text:p>01/05/1983</text:p>
          </table:table-cell>
          <table:table-cell office:value-type="float" office:value="164.1" calcext:value-type="float">
            <text:p>164.1</text:p>
          </table:table-cell>
          <table:table-cell office:value-type="float" office:value="6.93" calcext:value-type="float">
            <text:p>6.93</text:p>
          </table:table-cell>
          <table:table-cell office:value-type="float" office:value="4.2230347349" calcext:value-type="float">
            <text:p>4.2230347349</text:p>
          </table:table-cell>
          <table:table-cell office:value-type="float" office:value="0.0442454027" calcext:value-type="float">
            <text:p>0.0442454027</text:p>
          </table:table-cell>
          <table:table-cell office:value-type="float" office:value="9651.9513995002" calcext:value-type="float">
            <text:p>9651.9513995002</text:p>
          </table:table-cell>
          <table:table-cell office:value-type="float" office:value="10.38" calcext:value-type="float">
            <text:p>10.3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584391346" calcext:value-type="float">
            <text:p>0.584391346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69.5838982818" calcext:value-type="float">
            <text:p>69.5838982818</text:p>
          </table:table-cell>
        </table:table-row>
        <table:table-row table:style-name="ro1">
          <table:table-cell office:value-type="string" calcext:value-type="string">
            <text:p>01/06/1983</text:p>
          </table:table-cell>
          <table:table-cell office:value-type="float" office:value="166.4" calcext:value-type="float">
            <text:p>166.4</text:p>
          </table:table-cell>
          <table:table-cell office:value-type="float" office:value="6.94" calcext:value-type="float">
            <text:p>6.94</text:p>
          </table:table-cell>
          <table:table-cell office:value-type="float" office:value="4.1706730769" calcext:value-type="float">
            <text:p>4.1706730769</text:p>
          </table:table-cell>
          <table:table-cell office:value-type="float" office:value="0.0175401178" calcext:value-type="float">
            <text:p>0.0175401178</text:p>
          </table:table-cell>
          <table:table-cell office:value-type="float" office:value="9821.2477641857" calcext:value-type="float">
            <text:p>9821.2477641857</text:p>
          </table:table-cell>
          <table:table-cell office:value-type="float" office:value="10.85" calcext:value-type="float">
            <text:p>10.85</text:p>
          </table:table-cell>
          <table:table-cell office:value-type="float" office:value="-0.03995" calcext:value-type="float">
            <text:p>-0.03995</text:p>
          </table:table-cell>
          <table:table-cell office:value-type="float" office:value="0.5610449118" calcext:value-type="float">
            <text:p>0.5610449118</text:p>
          </table:table-cell>
          <table:table-cell office:value-type="float" office:value="-0.0309083333" calcext:value-type="float">
            <text:p>-0.0309083333</text:p>
          </table:table-cell>
          <table:table-cell office:value-type="float" office:value="67.4331759591" calcext:value-type="float">
            <text:p>67.4331759591</text:p>
          </table:table-cell>
        </table:table-row>
        <table:table-row table:style-name="ro1">
          <table:table-cell office:value-type="string" calcext:value-type="string">
            <text:p>01/07/1983</text:p>
          </table:table-cell>
          <table:table-cell office:value-type="float" office:value="167" calcext:value-type="float">
            <text:p>167</text:p>
          </table:table-cell>
          <table:table-cell office:value-type="float" office:value="6.96" calcext:value-type="float">
            <text:p>6.96</text:p>
          </table:table-cell>
          <table:table-cell office:value-type="float" office:value="4.1676646707" calcext:value-type="float">
            <text:p>4.1676646707</text:p>
          </table:table-cell>
          <table:table-cell office:value-type="float" office:value="0.0070913462" calcext:value-type="float">
            <text:p>0.0070913462</text:p>
          </table:table-cell>
          <table:table-cell office:value-type="float" office:value="9890.8936317442" calcext:value-type="float">
            <text:p>9890.8936317442</text:p>
          </table:table-cell>
          <table:table-cell office:value-type="float" office:value="11.38" calcext:value-type="float">
            <text:p>11.38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0.5357698385" calcext:value-type="float">
            <text:p>0.5357698385</text:p>
          </table:table-cell>
          <table:table-cell office:value-type="float" office:value="-0.0355666667" calcext:value-type="float">
            <text:p>-0.0355666667</text:p>
          </table:table-cell>
          <table:table-cell office:value-type="float" office:value="65.0348026675" calcext:value-type="float">
            <text:p>65.0348026675</text:p>
          </table:table-cell>
        </table:table-row>
        <table:table-row table:style-name="ro1">
          <table:table-cell office:value-type="string" calcext:value-type="string">
            <text:p>01/08/1983</text:p>
          </table:table-cell>
          <table:table-cell office:value-type="float" office:value="162.4" calcext:value-type="float">
            <text:p>162.4</text:p>
          </table:table-cell>
          <table:table-cell office:value-type="float" office:value="6.98" calcext:value-type="float">
            <text:p>6.98</text:p>
          </table:table-cell>
          <table:table-cell office:value-type="float" office:value="4.2980295567" calcext:value-type="float">
            <text:p>4.2980295567</text:p>
          </table:table-cell>
          <table:table-cell office:value-type="float" office:value="-0.0240618762" calcext:value-type="float">
            <text:p>-0.0240618762</text:p>
          </table:table-cell>
          <table:table-cell office:value-type="float" office:value="9652.9001732" calcext:value-type="float">
            <text:p>9652.9001732</text:p>
          </table:table-cell>
          <table:table-cell office:value-type="float" office:value="11.85" calcext:value-type="float">
            <text:p>11.85</text:p>
          </table:table-cell>
          <table:table-cell office:value-type="float" office:value="-0.03995" calcext:value-type="float">
            <text:p>-0.03995</text:p>
          </table:table-cell>
          <table:table-cell office:value-type="float" office:value="0.5143658334" calcext:value-type="float">
            <text:p>0.5143658334</text:p>
          </table:table-cell>
          <table:table-cell office:value-type="float" office:value="-0.030075" calcext:value-type="float">
            <text:p>-0.030075</text:p>
          </table:table-cell>
          <table:table-cell office:value-type="float" office:value="63.0788809773" calcext:value-type="float">
            <text:p>63.0788809773</text:p>
          </table:table-cell>
        </table:table-row>
        <table:table-row table:style-name="ro1">
          <table:table-cell office:value-type="string" calcext:value-type="string">
            <text:p>01/09/1983</text:p>
          </table:table-cell>
          <table:table-cell office:value-type="float" office:value="167.2" calcext:value-type="float">
            <text:p>167.2</text:p>
          </table:table-cell>
          <table:table-cell office:value-type="float" office:value="7" calcext:value-type="float">
            <text:p>7</text:p>
          </table:table-cell>
          <table:table-cell office:value-type="float" office:value="4.1866028708" calcext:value-type="float">
            <text:p>4.1866028708</text:p>
          </table:table-cell>
          <table:table-cell office:value-type="float" office:value="0.0331486043" calcext:value-type="float">
            <text:p>0.0331486043</text:p>
          </table:table-cell>
          <table:table-cell office:value-type="float" office:value="9972.8803410924" calcext:value-type="float">
            <text:p>9972.8803410924</text:p>
          </table:table-cell>
          <table:table-cell office:value-type="float" office:value="11.65" calcext:value-type="float">
            <text:p>11.6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231100526" calcext:value-type="float">
            <text:p>0.5231100526</text:p>
          </table:table-cell>
          <table:table-cell office:value-type="float" office:value="0.0267083333" calcext:value-type="float">
            <text:p>0.0267083333</text:p>
          </table:table-cell>
          <table:table-cell office:value-type="float" office:value="64.7636127567" calcext:value-type="float">
            <text:p>64.7636127567</text:p>
          </table:table-cell>
        </table:table-row>
        <table:table-row table:style-name="ro1">
          <table:table-cell office:value-type="string" calcext:value-type="string">
            <text:p>01/10/1983</text:p>
          </table:table-cell>
          <table:table-cell office:value-type="float" office:value="167.7" calcext:value-type="float">
            <text:p>167.7</text:p>
          </table:table-cell>
          <table:table-cell office:value-type="float" office:value="7.03" calcext:value-type="float">
            <text:p>7.03</text:p>
          </table:table-cell>
          <table:table-cell office:value-type="float" office:value="4.1920095408" calcext:value-type="float">
            <text:p>4.1920095408</text:p>
          </table:table-cell>
          <table:table-cell office:value-type="float" office:value="0.0064942185" calcext:value-type="float">
            <text:p>0.0064942185</text:p>
          </table:table-cell>
          <table:table-cell office:value-type="float" office:value="10037.6464051097" calcext:value-type="float">
            <text:p>10037.6464051097</text:p>
          </table:table-cell>
          <table:table-cell office:value-type="float" office:value="11.54" calcext:value-type="float">
            <text:p>11.54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5280011316" calcext:value-type="float">
            <text:p>0.5280011316</text:p>
          </table:table-cell>
          <table:table-cell office:value-type="float" office:value="0.0189666667" calcext:value-type="float">
            <text:p>0.0189666667</text:p>
          </table:table-cell>
          <table:table-cell office:value-type="float" office:value="65.991962612" calcext:value-type="float">
            <text:p>65.991962612</text:p>
          </table:table-cell>
        </table:table-row>
        <table:table-row table:style-name="ro1">
          <table:table-cell office:value-type="string" calcext:value-type="string">
            <text:p>01/11/1983</text:p>
          </table:table-cell>
          <table:table-cell office:value-type="float" office:value="165.2" calcext:value-type="float">
            <text:p>165.2</text:p>
          </table:table-cell>
          <table:table-cell office:value-type="float" office:value="7.06" calcext:value-type="float">
            <text:p>7.06</text:p>
          </table:table-cell>
          <table:table-cell office:value-type="float" office:value="4.2736077482" calcext:value-type="float">
            <text:p>4.2736077482</text:p>
          </table:table-cell>
          <table:table-cell office:value-type="float" office:value="-0.0113993242" calcext:value-type="float">
            <text:p>-0.0113993242</text:p>
          </table:table-cell>
          <table:table-cell office:value-type="float" office:value="9923.2240196331" calcext:value-type="float">
            <text:p>9923.2240196331</text:p>
          </table:table-cell>
          <table:table-cell office:value-type="float" office:value="11.69" calcext:value-type="float">
            <text:p>11.69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5212691172" calcext:value-type="float">
            <text:p>0.5212691172</text:p>
          </table:table-cell>
          <table:table-cell office:value-type="float" office:value="-0.0030083333" calcext:value-type="float">
            <text:p>-0.0030083333</text:p>
          </table:table-cell>
          <table:table-cell office:value-type="float" office:value="65.7934367911" calcext:value-type="float">
            <text:p>65.7934367911</text:p>
          </table:table-cell>
        </table:table-row>
        <table:table-row table:style-name="ro1">
          <table:table-cell office:value-type="string" calcext:value-type="string">
            <text:p>01/12/1983</text:p>
          </table:table-cell>
          <table:table-cell office:value-type="float" office:value="164.4" calcext:value-type="float">
            <text:p>164.4</text:p>
          </table:table-cell>
          <table:table-cell office:value-type="float" office:value="7.09" calcext:value-type="float">
            <text:p>7.09</text:p>
          </table:table-cell>
          <table:table-cell office:value-type="float" office:value="4.3126520681" calcext:value-type="float">
            <text:p>4.3126520681</text:p>
          </table:table-cell>
          <table:table-cell office:value-type="float" office:value="-0.0012661421" calcext:value-type="float">
            <text:p>-0.0012661421</text:p>
          </table:table-cell>
          <table:table-cell office:value-type="float" office:value="9910.6598084298" calcext:value-type="float">
            <text:p>9910.6598084298</text:p>
          </table:table-cell>
          <table:table-cell office:value-type="float" office:value="11.83" calcext:value-type="float">
            <text:p>11.83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5150660147" calcext:value-type="float">
            <text:p>0.5150660147</text:p>
          </table:table-cell>
          <table:table-cell office:value-type="float" office:value="-0.0020416667" calcext:value-type="float">
            <text:p>-0.0020416667</text:p>
          </table:table-cell>
          <table:table-cell office:value-type="float" office:value="65.6591085243" calcext:value-type="float">
            <text:p>65.6591085243</text:p>
          </table:table-cell>
        </table:table-row>
        <table:table-row table:style-name="ro1">
          <table:table-cell office:value-type="string" calcext:value-type="string">
            <text:p>01/01/1984</text:p>
          </table:table-cell>
          <table:table-cell office:value-type="float" office:value="166.4" calcext:value-type="float">
            <text:p>166.4</text:p>
          </table:table-cell>
          <table:table-cell office:value-type="float" office:value="7.12" calcext:value-type="float">
            <text:p>7.12</text:p>
          </table:table-cell>
          <table:table-cell office:value-type="float" office:value="4.2788461538" calcext:value-type="float">
            <text:p>4.2788461538</text:p>
          </table:table-cell>
          <table:table-cell office:value-type="float" office:value="0.0157745337" calcext:value-type="float">
            <text:p>0.0157745337</text:p>
          </table:table-cell>
          <table:table-cell office:value-type="float" office:value="10066.9958451484" calcext:value-type="float">
            <text:p>10066.9958451484</text:p>
          </table:table-cell>
          <table:table-cell office:value-type="float" office:value="11.67" calcext:value-type="float">
            <text:p>11.6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5220709125" calcext:value-type="float">
            <text:p>0.5220709125</text:p>
          </table:table-cell>
          <table:table-cell office:value-type="float" office:value="0.023325" calcext:value-type="float">
            <text:p>0.023325</text:p>
          </table:table-cell>
          <table:table-cell office:value-type="float" office:value="67.1906072307" calcext:value-type="float">
            <text:p>67.1906072307</text:p>
          </table:table-cell>
        </table:table-row>
        <table:table-row table:style-name="ro1">
          <table:table-cell office:value-type="string" calcext:value-type="string">
            <text:p>01/02/1984</text:p>
          </table:table-cell>
          <table:table-cell office:value-type="float" office:value="157.3" calcext:value-type="float">
            <text:p>157.3</text:p>
          </table:table-cell>
          <table:table-cell office:value-type="float" office:value="7.15" calcext:value-type="float">
            <text:p>7.15</text:p>
          </table:table-cell>
          <table:table-cell office:value-type="float" office:value="4.5454545455" calcext:value-type="float">
            <text:p>4.5454545455</text:p>
          </table:table-cell>
          <table:table-cell office:value-type="float" office:value="-0.0511067708" calcext:value-type="float">
            <text:p>-0.0511067708</text:p>
          </table:table-cell>
          <table:table-cell office:value-type="float" office:value="9552.5041955103" calcext:value-type="float">
            <text:p>9552.5041955103</text:p>
          </table:table-cell>
          <table:table-cell office:value-type="float" office:value="11.84" calcext:value-type="float">
            <text:p>11.84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5145269878" calcext:value-type="float">
            <text:p>0.5145269878</text:p>
          </table:table-cell>
          <table:table-cell office:value-type="float" office:value="-0.0045833333" calcext:value-type="float">
            <text:p>-0.0045833333</text:p>
          </table:table-cell>
          <table:table-cell office:value-type="float" office:value="66.8826502809" calcext:value-type="float">
            <text:p>66.8826502809</text:p>
          </table:table-cell>
        </table:table-row>
        <table:table-row table:style-name="ro1">
          <table:table-cell office:value-type="string" calcext:value-type="string">
            <text:p>01/03/1984</text:p>
          </table:table-cell>
          <table:table-cell office:value-type="float" office:value="157.4" calcext:value-type="float">
            <text:p>157.4</text:p>
          </table:table-cell>
          <table:table-cell office:value-type="float" office:value="7.18" calcext:value-type="float">
            <text:p>7.18</text:p>
          </table:table-cell>
          <table:table-cell office:value-type="float" office:value="4.5616264295" calcext:value-type="float">
            <text:p>4.5616264295</text:p>
          </table:table-cell>
          <table:table-cell office:value-type="float" office:value="0.0044394999" calcext:value-type="float">
            <text:p>0.0044394999</text:p>
          </table:table-cell>
          <table:table-cell office:value-type="float" office:value="9594.9125368741" calcext:value-type="float">
            <text:p>9594.9125368741</text:p>
          </table:table-cell>
          <table:table-cell office:value-type="float" office:value="12.32" calcext:value-type="float">
            <text:p>12.32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4935342867" calcext:value-type="float">
            <text:p>0.4935342867</text:p>
          </table:table-cell>
          <table:table-cell office:value-type="float" office:value="-0.0305333333" calcext:value-type="float">
            <text:p>-0.0305333333</text:p>
          </table:table-cell>
          <table:table-cell office:value-type="float" office:value="64.8405000256" calcext:value-type="float">
            <text:p>64.8405000256</text:p>
          </table:table-cell>
        </table:table-row>
        <table:table-row table:style-name="ro1">
          <table:table-cell office:value-type="string" calcext:value-type="string">
            <text:p>01/04/1984</text:p>
          </table:table-cell>
          <table:table-cell office:value-type="float" office:value="157.6" calcext:value-type="float">
            <text:p>157.6</text:p>
          </table:table-cell>
          <table:table-cell office:value-type="float" office:value="7.22" calcext:value-type="float">
            <text:p>7.22</text:p>
          </table:table-cell>
          <table:table-cell office:value-type="float" office:value="4.5812182741" calcext:value-type="float">
            <text:p>4.5812182741</text:p>
          </table:table-cell>
          <table:table-cell office:value-type="float" office:value="0.0050949439" calcext:value-type="float">
            <text:p>0.0050949439</text:p>
          </table:table-cell>
          <table:table-cell office:value-type="float" office:value="9643.7980777802" calcext:value-type="float">
            <text:p>9643.7980777802</text:p>
          </table:table-cell>
          <table:table-cell office:value-type="float" office:value="12.63" calcext:value-type="float">
            <text:p>12.63</text:p>
          </table:table-cell>
          <table:table-cell office:value-type="float" office:value="-0.02635" calcext:value-type="float">
            <text:p>-0.02635</text:p>
          </table:table-cell>
          <table:table-cell office:value-type="float" office:value="0.4805296582" calcext:value-type="float">
            <text:p>0.4805296582</text:p>
          </table:table-cell>
          <table:table-cell office:value-type="float" office:value="-0.015825" calcext:value-type="float">
            <text:p>-0.015825</text:p>
          </table:table-cell>
          <table:table-cell office:value-type="float" office:value="63.8143991127" calcext:value-type="float">
            <text:p>63.8143991127</text:p>
          </table:table-cell>
        </table:table-row>
        <table:table-row table:style-name="ro1">
          <table:table-cell office:value-type="string" calcext:value-type="string">
            <text:p>01/05/1984</text:p>
          </table:table-cell>
          <table:table-cell office:value-type="float" office:value="156.6" calcext:value-type="float">
            <text:p>156.6</text:p>
          </table:table-cell>
          <table:table-cell office:value-type="float" office:value="7.27" calcext:value-type="float">
            <text:p>7.27</text:p>
          </table:table-cell>
          <table:table-cell office:value-type="float" office:value="4.6424010217" calcext:value-type="float">
            <text:p>4.6424010217</text:p>
          </table:table-cell>
          <table:table-cell office:value-type="float" office:value="-0.0025028183" calcext:value-type="float">
            <text:p>-0.0025028183</text:p>
          </table:table-cell>
          <table:table-cell office:value-type="float" office:value="9619.6614033114" calcext:value-type="float">
            <text:p>9619.6614033114</text:p>
          </table:table-cell>
          <table:table-cell office:value-type="float" office:value="13.41" calcext:value-type="float">
            <text:p>13.41</text:p>
          </table:table-cell>
          <table:table-cell office:value-type="float" office:value="-0.0663" calcext:value-type="float">
            <text:p>-0.0663</text:p>
          </table:table-cell>
          <table:table-cell office:value-type="float" office:value="0.4486705419" calcext:value-type="float">
            <text:p>0.4486705419</text:p>
          </table:table-cell>
          <table:table-cell office:value-type="float" office:value="-0.055125" calcext:value-type="float">
            <text:p>-0.055125</text:p>
          </table:table-cell>
          <table:table-cell office:value-type="float" office:value="60.2966303616" calcext:value-type="float">
            <text:p>60.2966303616</text:p>
          </table:table-cell>
        </table:table-row>
        <table:table-row table:style-name="ro1">
          <table:table-cell office:value-type="string" calcext:value-type="string">
            <text:p>01/06/1984</text:p>
          </table:table-cell>
          <table:table-cell office:value-type="float" office:value="153.1" calcext:value-type="float">
            <text:p>153.1</text:p>
          </table:table-cell>
          <table:table-cell office:value-type="float" office:value="7.31" calcext:value-type="float">
            <text:p>7.31</text:p>
          </table:table-cell>
          <table:table-cell office:value-type="float" office:value="4.7746570869" calcext:value-type="float">
            <text:p>4.7746570869</text:p>
          </table:table-cell>
          <table:table-cell office:value-type="float" office:value="-0.018459983" calcext:value-type="float">
            <text:p>-0.018459983</text:p>
          </table:table-cell>
          <table:table-cell office:value-type="float" office:value="9442.0826176149" calcext:value-type="float">
            <text:p>9442.0826176149</text:p>
          </table:table-cell>
          <table:table-cell office:value-type="float" office:value="13.56" calcext:value-type="float">
            <text:p>13.5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4429499925" calcext:value-type="float">
            <text:p>0.4429499925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60.2092002476" calcext:value-type="float">
            <text:p>60.2092002476</text:p>
          </table:table-cell>
        </table:table-row>
        <table:table-row table:style-name="ro1">
          <table:table-cell office:value-type="string" calcext:value-type="string">
            <text:p>01/07/1984</text:p>
          </table:table-cell>
          <table:table-cell office:value-type="float" office:value="151.1" calcext:value-type="float">
            <text:p>151.1</text:p>
          </table:table-cell>
          <table:table-cell office:value-type="float" office:value="7.33" calcext:value-type="float">
            <text:p>7.33</text:p>
          </table:table-cell>
          <table:table-cell office:value-type="float" office:value="4.8510919921" calcext:value-type="float">
            <text:p>4.8510919921</text:p>
          </table:table-cell>
          <table:table-cell office:value-type="float" office:value="-0.0090717777" calcext:value-type="float">
            <text:p>-0.0090717777</text:p>
          </table:table-cell>
          <table:table-cell office:value-type="float" office:value="9356.4261430337" calcext:value-type="float">
            <text:p>9356.4261430337</text:p>
          </table:table-cell>
          <table:table-cell office:value-type="float" office:value="13.36" calcext:value-type="float">
            <text:p>13.36</text:p>
          </table:table-cell>
          <table:table-cell office:value-type="float" office:value="0.017" calcext:value-type="float">
            <text:p>0.017</text:p>
          </table:table-cell>
          <table:table-cell office:value-type="float" office:value="0.4504801424" calcext:value-type="float">
            <text:p>0.4504801424</text:p>
          </table:table-cell>
          <table:table-cell office:value-type="float" office:value="0.0281333333" calcext:value-type="float">
            <text:p>0.0281333333</text:p>
          </table:table-cell>
          <table:table-cell office:value-type="float" office:value="61.9030857479" calcext:value-type="float">
            <text:p>61.9030857479</text:p>
          </table:table-cell>
        </table:table-row>
        <table:table-row table:style-name="ro1">
          <table:table-cell office:value-type="string" calcext:value-type="string">
            <text:p>01/08/1984</text:p>
          </table:table-cell>
          <table:table-cell office:value-type="float" office:value="164.4" calcext:value-type="float">
            <text:p>164.4</text:p>
          </table:table-cell>
          <table:table-cell office:value-type="float" office:value="7.36" calcext:value-type="float">
            <text:p>7.36</text:p>
          </table:table-cell>
          <table:table-cell office:value-type="float" office:value="4.4768856448" calcext:value-type="float">
            <text:p>4.4768856448</text:p>
          </table:table-cell>
          <table:table-cell office:value-type="float" office:value="0.0920784635" calcext:value-type="float">
            <text:p>0.0920784635</text:p>
          </table:table-cell>
          <table:table-cell office:value-type="float" office:value="10217.9514860415" calcext:value-type="float">
            <text:p>10217.9514860415</text:p>
          </table:table-cell>
          <table:table-cell office:value-type="float" office:value="12.72" calcext:value-type="float">
            <text:p>12.72</text:p>
          </table:table-cell>
          <table:table-cell office:value-type="float" office:value="0.0544" calcext:value-type="float">
            <text:p>0.0544</text:p>
          </table:table-cell>
          <table:table-cell office:value-type="float" office:value="0.4749862621" calcext:value-type="float">
            <text:p>0.4749862621</text:p>
          </table:table-cell>
          <table:table-cell office:value-type="float" office:value="0.065" calcext:value-type="float">
            <text:p>0.065</text:p>
          </table:table-cell>
          <table:table-cell office:value-type="float" office:value="65.9267863215" calcext:value-type="float">
            <text:p>65.9267863215</text:p>
          </table:table-cell>
        </table:table-row>
        <table:table-row table:style-name="ro1">
          <table:table-cell office:value-type="string" calcext:value-type="string">
            <text:p>01/09/1984</text:p>
          </table:table-cell>
          <table:table-cell office:value-type="float" office:value="166.1" calcext:value-type="float">
            <text:p>166.1</text:p>
          </table:table-cell>
          <table:table-cell office:value-type="float" office:value="7.38" calcext:value-type="float">
            <text:p>7.38</text:p>
          </table:table-cell>
          <table:table-cell office:value-type="float" office:value="4.4431065623" calcext:value-type="float">
            <text:p>4.4431065623</text:p>
          </table:table-cell>
          <table:table-cell office:value-type="float" office:value="0.0140815085" calcext:value-type="float">
            <text:p>0.0140815085</text:p>
          </table:table-cell>
          <table:table-cell office:value-type="float" office:value="10361.8356569064" calcext:value-type="float">
            <text:p>10361.8356569064</text:p>
          </table:table-cell>
          <table:table-cell office:value-type="float" office:value="12.52" calcext:value-type="float">
            <text:p>12.52</text:p>
          </table:table-cell>
          <table:table-cell office:value-type="float" office:value="0.017" calcext:value-type="float">
            <text:p>0.017</text:p>
          </table:table-cell>
          <table:table-cell office:value-type="float" office:value="0.4830610286" calcext:value-type="float">
            <text:p>0.4830610286</text:p>
          </table:table-cell>
          <table:table-cell office:value-type="float" office:value="0.0274333333" calcext:value-type="float">
            <text:p>0.0274333333</text:p>
          </table:table-cell>
          <table:table-cell office:value-type="float" office:value="67.7353778263" calcext:value-type="float">
            <text:p>67.7353778263</text:p>
          </table:table-cell>
        </table:table-row>
        <table:table-row table:style-name="ro1">
          <table:table-cell office:value-type="string" calcext:value-type="string">
            <text:p>01/10/1984</text:p>
          </table:table-cell>
          <table:table-cell office:value-type="float" office:value="164.8" calcext:value-type="float">
            <text:p>164.8</text:p>
          </table:table-cell>
          <table:table-cell office:value-type="float" office:value="7.43" calcext:value-type="float">
            <text:p>7.43</text:p>
          </table:table-cell>
          <table:table-cell office:value-type="float" office:value="4.5084951456" calcext:value-type="float">
            <text:p>4.5084951456</text:p>
          </table:table-cell>
          <table:table-cell office:value-type="float" office:value="-0.0040989364" calcext:value-type="float">
            <text:p>-0.0040989364</text:p>
          </table:table-cell>
          <table:table-cell office:value-type="float" office:value="10319.3631517304" calcext:value-type="float">
            <text:p>10319.3631517304</text:p>
          </table:table-cell>
          <table:table-cell office:value-type="float" office:value="12.16" calcext:value-type="float">
            <text:p>12.16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497842696" calcext:value-type="float">
            <text:p>0.497842696</text:p>
          </table:table-cell>
          <table:table-cell office:value-type="float" office:value="0.0407333333" calcext:value-type="float">
            <text:p>0.0407333333</text:p>
          </table:table-cell>
          <table:table-cell office:value-type="float" office:value="70.4944655497" calcext:value-type="float">
            <text:p>70.4944655497</text:p>
          </table:table-cell>
        </table:table-row>
        <table:table-row table:style-name="ro1">
          <table:table-cell office:value-type="string" calcext:value-type="string">
            <text:p>01/11/1984</text:p>
          </table:table-cell>
          <table:table-cell office:value-type="float" office:value="166.3" calcext:value-type="float">
            <text:p>166.3</text:p>
          </table:table-cell>
          <table:table-cell office:value-type="float" office:value="7.48" calcext:value-type="float">
            <text:p>7.48</text:p>
          </table:table-cell>
          <table:table-cell office:value-type="float" office:value="4.4978953698" calcext:value-type="float">
            <text:p>4.4978953698</text:p>
          </table:table-cell>
          <table:table-cell office:value-type="float" office:value="0.0128843042" calcext:value-type="float">
            <text:p>0.0128843042</text:p>
          </table:table-cell>
          <table:table-cell office:value-type="float" office:value="10452.320965801" calcext:value-type="float">
            <text:p>10452.320965801</text:p>
          </table:table-cell>
          <table:table-cell office:value-type="float" office:value="11.57" calcext:value-type="float">
            <text:p>11.57</text:p>
          </table:table-cell>
          <table:table-cell office:value-type="float" office:value="0.05015" calcext:value-type="float">
            <text:p>0.05015</text:p>
          </table:table-cell>
          <table:table-cell office:value-type="float" office:value="0.5228095072" calcext:value-type="float">
            <text:p>0.5228095072</text:p>
          </table:table-cell>
          <table:table-cell office:value-type="float" office:value="0.0597916667" calcext:value-type="float">
            <text:p>0.0597916667</text:p>
          </table:table-cell>
          <table:table-cell office:value-type="float" office:value="74.7094471357" calcext:value-type="float">
            <text:p>74.7094471357</text:p>
          </table:table-cell>
        </table:table-row>
        <table:table-row table:style-name="ro1">
          <table:table-cell office:value-type="string" calcext:value-type="string">
            <text:p>01/12/1984</text:p>
          </table:table-cell>
          <table:table-cell office:value-type="float" office:value="164.5" calcext:value-type="float">
            <text:p>164.5</text:p>
          </table:table-cell>
          <table:table-cell office:value-type="float" office:value="7.53" calcext:value-type="float">
            <text:p>7.53</text:p>
          </table:table-cell>
          <table:table-cell office:value-type="float" office:value="4.5775075988" calcext:value-type="float">
            <text:p>4.5775075988</text:p>
          </table:table-cell>
          <table:table-cell office:value-type="float" office:value="-0.0070505111" calcext:value-type="float">
            <text:p>-0.0070505111</text:p>
          </table:table-cell>
          <table:table-cell office:value-type="float" office:value="10378.626760555" calcext:value-type="float">
            <text:p>10378.626760555</text:p>
          </table:table-cell>
          <table:table-cell office:value-type="float" office:value="11.5" calcext:value-type="float">
            <text:p>11.5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5259202238" calcext:value-type="float">
            <text:p>0.5259202238</text:p>
          </table:table-cell>
          <table:table-cell office:value-type="float" office:value="0.0155333333" calcext:value-type="float">
            <text:p>0.0155333333</text:p>
          </table:table-cell>
          <table:table-cell office:value-type="float" office:value="75.8699338812" calcext:value-type="float">
            <text:p>75.8699338812</text:p>
          </table:table-cell>
        </table:table-row>
        <table:table-row table:style-name="ro1">
          <table:table-cell office:value-type="string" calcext:value-type="string">
            <text:p>01/01/1985</text:p>
          </table:table-cell>
          <table:table-cell office:value-type="float" office:value="171.6" calcext:value-type="float">
            <text:p>171.6</text:p>
          </table:table-cell>
          <table:table-cell office:value-type="float" office:value="7.57" calcext:value-type="float">
            <text:p>7.57</text:p>
          </table:table-cell>
          <table:table-cell office:value-type="float" office:value="4.4114219114" calcext:value-type="float">
            <text:p>4.4114219114</text:p>
          </table:table-cell>
          <table:table-cell office:value-type="float" office:value="0.0469976342" calcext:value-type="float">
            <text:p>0.0469976342</text:p>
          </table:table-cell>
          <table:table-cell office:value-type="float" office:value="10866.3976650149" calcext:value-type="float">
            <text:p>10866.3976650149</text:p>
          </table:table-cell>
          <table:table-cell office:value-type="float" office:value="11.38" calcext:value-type="float">
            <text:p>11.3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5312846101" calcext:value-type="float">
            <text:p>0.5312846101</text:p>
          </table:table-cell>
          <table:table-cell office:value-type="float" office:value="0.0196833333" calcext:value-type="float">
            <text:p>0.0196833333</text:p>
          </table:table-cell>
          <table:table-cell office:value-type="float" office:value="77.3633070798" calcext:value-type="float">
            <text:p>77.3633070798</text:p>
          </table:table-cell>
        </table:table-row>
        <table:table-row table:style-name="ro1">
          <table:table-cell office:value-type="string" calcext:value-type="string">
            <text:p>01/02/1985</text:p>
          </table:table-cell>
          <table:table-cell office:value-type="float" office:value="180.9" calcext:value-type="float">
            <text:p>180.9</text:p>
          </table:table-cell>
          <table:table-cell office:value-type="float" office:value="7.62" calcext:value-type="float">
            <text:p>7.62</text:p>
          </table:table-cell>
          <table:table-cell office:value-type="float" office:value="4.2122719735" calcext:value-type="float">
            <text:p>4.2122719735</text:p>
          </table:table-cell>
          <table:table-cell office:value-type="float" office:value="0.0578946533" calcext:value-type="float">
            <text:p>0.0578946533</text:p>
          </table:table-cell>
          <table:table-cell office:value-type="float" office:value="11495.5039900532" calcext:value-type="float">
            <text:p>11495.5039900532</text:p>
          </table:table-cell>
          <table:table-cell office:value-type="float" office:value="11.51" calcext:value-type="float">
            <text:p>11.51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5254139152" calcext:value-type="float">
            <text:p>0.5254139152</text:p>
          </table:table-cell>
          <table:table-cell office:value-type="float" office:value="-0.0014583333" calcext:value-type="float">
            <text:p>-0.0014583333</text:p>
          </table:table-cell>
          <table:table-cell office:value-type="float" office:value="77.2504855903" calcext:value-type="float">
            <text:p>77.2504855903</text:p>
          </table:table-cell>
        </table:table-row>
        <table:table-row table:style-name="ro1">
          <table:table-cell office:value-type="string" calcext:value-type="string">
            <text:p>01/03/1985</text:p>
          </table:table-cell>
          <table:table-cell office:value-type="float" office:value="179.4" calcext:value-type="float">
            <text:p>179.4</text:p>
          </table:table-cell>
          <table:table-cell office:value-type="float" office:value="7.66" calcext:value-type="float">
            <text:p>7.66</text:p>
          </table:table-cell>
          <table:table-cell office:value-type="float" office:value="4.2697881828" calcext:value-type="float">
            <text:p>4.2697881828</text:p>
          </table:table-cell>
          <table:table-cell office:value-type="float" office:value="-0.0047632209" calcext:value-type="float">
            <text:p>-0.0047632209</text:p>
          </table:table-cell>
          <table:table-cell office:value-type="float" office:value="11440.7483648196" calcext:value-type="float">
            <text:p>11440.7483648196</text:p>
          </table:table-cell>
          <table:table-cell office:value-type="float" office:value="11.86" calcext:value-type="float">
            <text:p>11.86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5097828512" calcext:value-type="float">
            <text:p>0.5097828512</text:p>
          </table:table-cell>
          <table:table-cell office:value-type="float" office:value="-0.0198666667" calcext:value-type="float">
            <text:p>-0.0198666667</text:p>
          </table:table-cell>
          <table:table-cell office:value-type="float" office:value="75.7157759432" calcext:value-type="float">
            <text:p>75.7157759432</text:p>
          </table:table-cell>
        </table:table-row>
        <table:table-row table:style-name="ro1">
          <table:table-cell office:value-type="string" calcext:value-type="string">
            <text:p>01/04/1985</text:p>
          </table:table-cell>
          <table:table-cell office:value-type="float" office:value="180.6" calcext:value-type="float">
            <text:p>180.6</text:p>
          </table:table-cell>
          <table:table-cell office:value-type="float" office:value="7.69" calcext:value-type="float">
            <text:p>7.69</text:p>
          </table:table-cell>
          <table:table-cell office:value-type="float" office:value="4.2580287929" calcext:value-type="float">
            <text:p>4.2580287929</text:p>
          </table:table-cell>
          <table:table-cell office:value-type="float" office:value="0.0102595085" calcext:value-type="float">
            <text:p>0.0102595085</text:p>
          </table:table-cell>
          <table:table-cell office:value-type="float" office:value="11558.1248204526" calcext:value-type="float">
            <text:p>11558.1248204526</text:p>
          </table:table-cell>
          <table:table-cell office:value-type="float" office:value="11.43" calcext:value-type="float">
            <text:p>11.43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5284154144" calcext:value-type="float">
            <text:p>0.5284154144</text:p>
          </table:table-cell>
          <table:table-cell office:value-type="float" office:value="0.046075" calcext:value-type="float">
            <text:p>0.046075</text:p>
          </table:table-cell>
          <table:table-cell office:value-type="float" office:value="79.2043803198" calcext:value-type="float">
            <text:p>79.2043803198</text:p>
          </table:table-cell>
        </table:table-row>
        <table:table-row table:style-name="ro1">
          <table:table-cell office:value-type="string" calcext:value-type="string">
            <text:p>01/05/1985</text:p>
          </table:table-cell>
          <table:table-cell office:value-type="float" office:value="184.9" calcext:value-type="float">
            <text:p>184.9</text:p>
          </table:table-cell>
          <table:table-cell office:value-type="float" office:value="7.71" calcext:value-type="float">
            <text:p>7.71</text:p>
          </table:table-cell>
          <table:table-cell office:value-type="float" office:value="4.1698215251" calcext:value-type="float">
            <text:p>4.1698215251</text:p>
          </table:table-cell>
          <table:table-cell office:value-type="float" office:value="0.0273686462" calcext:value-type="float">
            <text:p>0.0273686462</text:p>
          </table:table-cell>
          <table:table-cell office:value-type="float" office:value="11874.455049161" calcext:value-type="float">
            <text:p>11874.455049161</text:p>
          </table:table-cell>
          <table:table-cell office:value-type="float" office:value="10.85" calcext:value-type="float">
            <text:p>10.85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5544662943" calcext:value-type="float">
            <text:p>0.5544662943</text:p>
          </table:table-cell>
          <table:table-cell office:value-type="float" office:value="0.0583416667" calcext:value-type="float">
            <text:p>0.0583416667</text:p>
          </table:table-cell>
          <table:table-cell office:value-type="float" office:value="83.825295875" calcext:value-type="float">
            <text:p>83.825295875</text:p>
          </table:table-cell>
        </table:table-row>
        <table:table-row table:style-name="ro1">
          <table:table-cell office:value-type="string" calcext:value-type="string">
            <text:p>01/06/1985</text:p>
          </table:table-cell>
          <table:table-cell office:value-type="float" office:value="188.9" calcext:value-type="float">
            <text:p>188.9</text:p>
          </table:table-cell>
          <table:table-cell office:value-type="float" office:value="7.74" calcext:value-type="float">
            <text:p>7.74</text:p>
          </table:table-cell>
          <table:table-cell office:value-type="float" office:value="4.0974060349" calcext:value-type="float">
            <text:p>4.0974060349</text:p>
          </table:table-cell>
          <table:table-cell office:value-type="float" office:value="0.0251216874" calcext:value-type="float">
            <text:p>0.0251216874</text:p>
          </table:table-cell>
          <table:table-cell office:value-type="float" office:value="12172.7613969346" calcext:value-type="float">
            <text:p>12172.7613969346</text:p>
          </table:table-cell>
          <table:table-cell office:value-type="float" office:value="10.16" calcext:value-type="float">
            <text:p>10.16</text:p>
          </table:table-cell>
          <table:table-cell office:value-type="float" office:value="0.05865" calcext:value-type="float">
            <text:p>0.05865</text:p>
          </table:table-cell>
          <table:table-cell office:value-type="float" office:value="0.5869857425" calcext:value-type="float">
            <text:p>0.5869857425</text:p>
          </table:table-cell>
          <table:table-cell office:value-type="float" office:value="0.0671166667" calcext:value-type="float">
            <text:p>0.0671166667</text:p>
          </table:table-cell>
          <table:table-cell office:value-type="float" office:value="89.4513703165" calcext:value-type="float">
            <text:p>89.4513703165</text:p>
          </table:table-cell>
        </table:table-row>
        <table:table-row table:style-name="ro1">
          <table:table-cell office:value-type="string" calcext:value-type="string">
            <text:p>01/07/1985</text:p>
          </table:table-cell>
          <table:table-cell office:value-type="float" office:value="192.5" calcext:value-type="float">
            <text:p>192.5</text:p>
          </table:table-cell>
          <table:table-cell office:value-type="float" office:value="7.77" calcext:value-type="float">
            <text:p>7.77</text:p>
          </table:table-cell>
          <table:table-cell office:value-type="float" office:value="4.0363636364" calcext:value-type="float">
            <text:p>4.0363636364</text:p>
          </table:table-cell>
          <table:table-cell office:value-type="float" office:value="0.0224869111" calcext:value-type="float">
            <text:p>0.0224869111</text:p>
          </table:table-cell>
          <table:table-cell office:value-type="float" office:value="12446.4891998715" calcext:value-type="float">
            <text:p>12446.4891998715</text:p>
          </table:table-cell>
          <table:table-cell office:value-type="float" office:value="10.31" calcext:value-type="float">
            <text:p>10.31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5795016743" calcext:value-type="float">
            <text:p>0.5795016743</text:p>
          </table:table-cell>
          <table:table-cell office:value-type="float" office:value="-0.0041583333" calcext:value-type="float">
            <text:p>-0.0041583333</text:p>
          </table:table-cell>
          <table:table-cell office:value-type="float" office:value="89.0794017016" calcext:value-type="float">
            <text:p>89.0794017016</text:p>
          </table:table-cell>
        </table:table-row>
        <table:table-row table:style-name="ro1">
          <table:table-cell office:value-type="string" calcext:value-type="string">
            <text:p>01/08/1985</text:p>
          </table:table-cell>
          <table:table-cell office:value-type="float" office:value="188.3" calcext:value-type="float">
            <text:p>188.3</text:p>
          </table:table-cell>
          <table:table-cell office:value-type="float" office:value="7.81" calcext:value-type="float">
            <text:p>7.81</text:p>
          </table:table-cell>
          <table:table-cell office:value-type="float" office:value="4.1476367499" calcext:value-type="float">
            <text:p>4.1476367499</text:p>
          </table:table-cell>
          <table:table-cell office:value-type="float" office:value="-0.018438671" calcext:value-type="float">
            <text:p>-0.018438671</text:p>
          </table:table-cell>
          <table:table-cell office:value-type="float" office:value="12216.9924804639" calcext:value-type="float">
            <text:p>12216.9924804639</text:p>
          </table:table-cell>
          <table:table-cell office:value-type="float" office:value="10.33" calcext:value-type="float">
            <text:p>10.33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5785165214" calcext:value-type="float">
            <text:p>0.5785165214</text:p>
          </table:table-cell>
          <table:table-cell office:value-type="float" office:value="0.0069083333" calcext:value-type="float">
            <text:p>0.0069083333</text:p>
          </table:table-cell>
          <table:table-cell office:value-type="float" office:value="89.6947919016" calcext:value-type="float">
            <text:p>89.6947919016</text:p>
          </table:table-cell>
        </table:table-row>
        <table:table-row table:style-name="ro1">
          <table:table-cell office:value-type="string" calcext:value-type="string">
            <text:p>01/09/1985</text:p>
          </table:table-cell>
          <table:table-cell office:value-type="float" office:value="184.1" calcext:value-type="float">
            <text:p>184.1</text:p>
          </table:table-cell>
          <table:table-cell office:value-type="float" office:value="7.84" calcext:value-type="float">
            <text:p>7.84</text:p>
          </table:table-cell>
          <table:table-cell office:value-type="float" office:value="4.2585551331" calcext:value-type="float">
            <text:p>4.2585551331</text:p>
          </table:table-cell>
          <table:table-cell office:value-type="float" office:value="-0.0188351921" calcext:value-type="float">
            <text:p>-0.0188351921</text:p>
          </table:table-cell>
          <table:table-cell office:value-type="float" office:value="11986.883080584" calcext:value-type="float">
            <text:p>11986.883080584</text:p>
          </table:table-cell>
          <table:table-cell office:value-type="float" office:value="10.37" calcext:value-type="float">
            <text:p>10.37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5765495652" calcext:value-type="float">
            <text:p>0.5765495652</text:p>
          </table:table-cell>
          <table:table-cell office:value-type="float" office:value="0.0052416667" calcext:value-type="float">
            <text:p>0.0052416667</text:p>
          </table:table-cell>
          <table:table-cell office:value-type="float" office:value="90.1649421025" calcext:value-type="float">
            <text:p>90.1649421025</text:p>
          </table:table-cell>
        </table:table-row>
        <table:table-row table:style-name="ro1">
          <table:table-cell office:value-type="string" calcext:value-type="string">
            <text:p>01/10/1985</text:p>
          </table:table-cell>
          <table:table-cell office:value-type="float" office:value="186.2" calcext:value-type="float">
            <text:p>186.2</text:p>
          </table:table-cell>
          <table:table-cell office:value-type="float" office:value="7.86" calcext:value-type="float">
            <text:p>7.86</text:p>
          </table:table-cell>
          <table:table-cell office:value-type="float" office:value="4.2212674544" calcext:value-type="float">
            <text:p>4.2212674544</text:p>
          </table:table-cell>
          <table:table-cell office:value-type="float" office:value="0.0149646931" calcext:value-type="float">
            <text:p>0.0149646931</text:p>
          </table:table-cell>
          <table:table-cell office:value-type="float" office:value="12166.2631071294" calcext:value-type="float">
            <text:p>12166.2631071294</text:p>
          </table:table-cell>
          <table:table-cell office:value-type="float" office:value="10.24" calcext:value-type="float">
            <text:p>10.24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5829204379" calcext:value-type="float">
            <text:p>0.5829204379</text:p>
          </table:table-cell>
          <table:table-cell office:value-type="float" office:value="0.0195833333" calcext:value-type="float">
            <text:p>0.0195833333</text:p>
          </table:table-cell>
          <table:table-cell office:value-type="float" office:value="91.9306722187" calcext:value-type="float">
            <text:p>91.9306722187</text:p>
          </table:table-cell>
        </table:table-row>
        <table:table-row table:style-name="ro1">
          <table:table-cell office:value-type="string" calcext:value-type="string">
            <text:p>01/11/1985</text:p>
          </table:table-cell>
          <table:table-cell office:value-type="float" office:value="197.5" calcext:value-type="float">
            <text:p>197.5</text:p>
          </table:table-cell>
          <table:table-cell office:value-type="float" office:value="7.88" calcext:value-type="float">
            <text:p>7.88</text:p>
          </table:table-cell>
          <table:table-cell office:value-type="float" office:value="3.9898734177" calcext:value-type="float">
            <text:p>3.9898734177</text:p>
          </table:table-cell>
          <table:table-cell office:value-type="float" office:value="0.0642141067" calcext:value-type="float">
            <text:p>0.0642141067</text:p>
          </table:table-cell>
          <table:table-cell office:value-type="float" office:value="12947.5088243738" calcext:value-type="float">
            <text:p>12947.5088243738</text:p>
          </table:table-cell>
          <table:table-cell office:value-type="float" office:value="9.78" calcext:value-type="float">
            <text:p>9.78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6057126271" calcext:value-type="float">
            <text:p>0.6057126271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96.274396481" calcext:value-type="float">
            <text:p>96.274396481</text:p>
          </table:table-cell>
        </table:table-row>
        <table:table-row table:style-name="ro1">
          <table:table-cell office:value-type="string" calcext:value-type="string">
            <text:p>01/12/1985</text:p>
          </table:table-cell>
          <table:table-cell office:value-type="float" office:value="207.3" calcext:value-type="float">
            <text:p>207.3</text:p>
          </table:table-cell>
          <table:table-cell office:value-type="float" office:value="7.9" calcext:value-type="float">
            <text:p>7.9</text:p>
          </table:table-cell>
          <table:table-cell office:value-type="float" office:value="3.8109020743" calcext:value-type="float">
            <text:p>3.8109020743</text:p>
          </table:table-cell>
          <table:table-cell office:value-type="float" office:value="0.0529535865" calcext:value-type="float">
            <text:p>0.0529535865</text:p>
          </table:table-cell>
          <table:table-cell office:value-type="float" office:value="13633.1258528375" calcext:value-type="float">
            <text:p>13633.1258528375</text:p>
          </table:table-cell>
          <table:table-cell office:value-type="float" office:value="9.26" calcext:value-type="float">
            <text:p>9.26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6324851252" calcext:value-type="float">
            <text:p>0.6324851252</text:p>
          </table:table-cell>
          <table:table-cell office:value-type="float" office:value="0.0519166667" calcext:value-type="float">
            <text:p>0.0519166667</text:p>
          </table:table-cell>
          <table:table-cell office:value-type="float" office:value="101.2726422317" calcext:value-type="float">
            <text:p>101.2726422317</text:p>
          </table:table-cell>
        </table:table-row>
        <table:table-row table:style-name="ro1">
          <table:table-cell office:value-type="string" calcext:value-type="string">
            <text:p>01/01/1986</text:p>
          </table:table-cell>
          <table:table-cell office:value-type="float" office:value="208.2" calcext:value-type="float">
            <text:p>208.2</text:p>
          </table:table-cell>
          <table:table-cell office:value-type="float" office:value="7.94" calcext:value-type="float">
            <text:p>7.94</text:p>
          </table:table-cell>
          <table:table-cell office:value-type="float" office:value="3.8136407301" calcext:value-type="float">
            <text:p>3.8136407301</text:p>
          </table:table-cell>
          <table:table-cell office:value-type="float" office:value="0.0075333655" calcext:value-type="float">
            <text:p>0.0075333655</text:p>
          </table:table-cell>
          <table:table-cell office:value-type="float" office:value="13735.8291726969" calcext:value-type="float">
            <text:p>13735.8291726969</text:p>
          </table:table-cell>
          <table:table-cell office:value-type="float" office:value="9.19" calcext:value-type="float">
            <text:p>9.19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6362484117" calcext:value-type="float">
            <text:p>0.6362484117</text:p>
          </table:table-cell>
          <table:table-cell office:value-type="float" office:value="0.0136083333" calcext:value-type="float">
            <text:p>0.0136083333</text:p>
          </table:table-cell>
          <table:table-cell office:value-type="float" office:value="102.6507941047" calcext:value-type="float">
            <text:p>102.6507941047</text:p>
          </table:table-cell>
        </table:table-row>
        <table:table-row table:style-name="ro1">
          <table:table-cell office:value-type="string" calcext:value-type="string">
            <text:p>01/02/1986</text:p>
          </table:table-cell>
          <table:table-cell office:value-type="float" office:value="219.4" calcext:value-type="float">
            <text:p>219.4</text:p>
          </table:table-cell>
          <table:table-cell office:value-type="float" office:value="7.98" calcext:value-type="float">
            <text:p>7.98</text:p>
          </table:table-cell>
          <table:table-cell office:value-type="float" office:value="3.6371923428" calcext:value-type="float">
            <text:p>3.6371923428</text:p>
          </table:table-cell>
          <table:table-cell office:value-type="float" office:value="0.0569884726" calcext:value-type="float">
            <text:p>0.0569884726</text:p>
          </table:table-cell>
          <table:table-cell office:value-type="float" office:value="14518.6130974522" calcext:value-type="float">
            <text:p>14518.6130974522</text:p>
          </table:table-cell>
          <table:table-cell office:value-type="float" office:value="8.7" calcext:value-type="float">
            <text:p>8.7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662748158" calcext:value-type="float">
            <text:p>0.662748158</text:p>
          </table:table-cell>
          <table:table-cell office:value-type="float" office:value="0.0489" calcext:value-type="float">
            <text:p>0.0489</text:p>
          </table:table-cell>
          <table:table-cell office:value-type="float" office:value="107.6704179364" calcext:value-type="float">
            <text:p>107.6704179364</text:p>
          </table:table-cell>
        </table:table-row>
        <table:table-row table:style-name="ro1">
          <table:table-cell office:value-type="string" calcext:value-type="string">
            <text:p>01/03/1986</text:p>
          </table:table-cell>
          <table:table-cell office:value-type="float" office:value="232.3" calcext:value-type="float">
            <text:p>232.3</text:p>
          </table:table-cell>
          <table:table-cell office:value-type="float" office:value="8.02" calcext:value-type="float">
            <text:p>8.02</text:p>
          </table:table-cell>
          <table:table-cell office:value-type="float" office:value="3.4524321997" calcext:value-type="float">
            <text:p>3.4524321997</text:p>
          </table:table-cell>
          <table:table-cell office:value-type="float" office:value="0.0618429049" calcext:value-type="float">
            <text:p>0.0618429049</text:p>
          </table:table-cell>
          <table:table-cell office:value-type="float" office:value="15416.4863064035" calcext:value-type="float">
            <text:p>15416.4863064035</text:p>
          </table:table-cell>
          <table:table-cell office:value-type="float" office:value="7.78" calcext:value-type="float">
            <text:p>7.78</text:p>
          </table:table-cell>
          <table:table-cell office:value-type="float" office:value="0.0782" calcext:value-type="float">
            <text:p>0.0782</text:p>
          </table:table-cell>
          <table:table-cell office:value-type="float" office:value="0.714575064" calcext:value-type="float">
            <text:p>0.714575064</text:p>
          </table:table-cell>
          <table:table-cell office:value-type="float" office:value="0.0846833333" calcext:value-type="float">
            <text:p>0.0846833333</text:p>
          </table:table-cell>
          <table:table-cell office:value-type="float" office:value="116.7883078287" calcext:value-type="float">
            <text:p>116.7883078287</text:p>
          </table:table-cell>
        </table:table-row>
        <table:table-row table:style-name="ro1">
          <table:table-cell office:value-type="string" calcext:value-type="string">
            <text:p>01/04/1986</text:p>
          </table:table-cell>
          <table:table-cell office:value-type="float" office:value="238" calcext:value-type="float">
            <text:p>238</text:p>
          </table:table-cell>
          <table:table-cell office:value-type="float" office:value="8.05" calcext:value-type="float">
            <text:p>8.05</text:p>
          </table:table-cell>
          <table:table-cell office:value-type="float" office:value="3.3823529412" calcext:value-type="float">
            <text:p>3.3823529412</text:p>
          </table:table-cell>
          <table:table-cell office:value-type="float" office:value="0.0274238305" calcext:value-type="float">
            <text:p>0.0274238305</text:p>
          </table:table-cell>
          <table:table-cell office:value-type="float" office:value="15839.265414319" calcext:value-type="float">
            <text:p>15839.265414319</text:p>
          </table:table-cell>
          <table:table-cell office:value-type="float" office:value="7.3" calcext:value-type="float">
            <text:p>7.3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7437297266" calcext:value-type="float">
            <text:p>0.7437297266</text:p>
          </table:table-cell>
          <table:table-cell office:value-type="float" office:value="0.0468833333" calcext:value-type="float">
            <text:p>0.0468833333</text:p>
          </table:table-cell>
          <table:table-cell office:value-type="float" office:value="122.2637329941" calcext:value-type="float">
            <text:p>122.2637329941</text:p>
          </table:table-cell>
        </table:table-row>
        <table:table-row table:style-name="ro1">
          <table:table-cell office:value-type="string" calcext:value-type="string">
            <text:p>01/05/1986</text:p>
          </table:table-cell>
          <table:table-cell office:value-type="float" office:value="238.5" calcext:value-type="float">
            <text:p>238.5</text:p>
          </table:table-cell>
          <table:table-cell office:value-type="float" office:value="8.07" calcext:value-type="float">
            <text:p>8.07</text:p>
          </table:table-cell>
          <table:table-cell office:value-type="float" office:value="3.3836477987" calcext:value-type="float">
            <text:p>3.3836477987</text:p>
          </table:table-cell>
          <table:table-cell office:value-type="float" office:value="0.0049276366" calcext:value-type="float">
            <text:p>0.0049276366</text:p>
          </table:table-cell>
          <table:table-cell office:value-type="float" office:value="15917.3155575729" calcext:value-type="float">
            <text:p>15917.3155575729</text:p>
          </table:table-cell>
          <table:table-cell office:value-type="float" office:value="7.71" calcext:value-type="float">
            <text:p>7.71</text:p>
          </table:table-cell>
          <table:table-cell office:value-type="float" office:value="-0.03485" calcext:value-type="float">
            <text:p>-0.03485</text:p>
          </table:table-cell>
          <table:table-cell office:value-type="float" office:value="0.7178107456" calcext:value-type="float">
            <text:p>0.7178107456</text:p>
          </table:table-cell>
          <table:table-cell office:value-type="float" office:value="-0.028425" calcext:value-type="float">
            <text:p>-0.028425</text:p>
          </table:table-cell>
          <table:table-cell office:value-type="float" office:value="118.7883863837" calcext:value-type="float">
            <text:p>118.7883863837</text:p>
          </table:table-cell>
        </table:table-row>
        <table:table-row table:style-name="ro1">
          <table:table-cell office:value-type="string" calcext:value-type="string">
            <text:p>01/06/1986</text:p>
          </table:table-cell>
          <table:table-cell office:value-type="float" office:value="245.3" calcext:value-type="float">
            <text:p>245.3</text:p>
          </table:table-cell>
          <table:table-cell office:value-type="float" office:value="8.1" calcext:value-type="float">
            <text:p>8.1</text:p>
          </table:table-cell>
          <table:table-cell office:value-type="float" office:value="3.3020790868" calcext:value-type="float">
            <text:p>3.3020790868</text:p>
          </table:table-cell>
          <table:table-cell office:value-type="float" office:value="0.0313417191" calcext:value-type="float">
            <text:p>0.0313417191</text:p>
          </table:table-cell>
          <table:table-cell office:value-type="float" office:value="16416.1915902474" calcext:value-type="float">
            <text:p>16416.1915902474</text:p>
          </table:table-cell>
          <table:table-cell office:value-type="float" office:value="7.8" calcext:value-type="float">
            <text:p>7.8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7123194934" calcext:value-type="float">
            <text:p>0.7123194934</text:p>
          </table:table-cell>
          <table:table-cell office:value-type="float" office:value="-0.00115" calcext:value-type="float">
            <text:p>-0.00115</text:p>
          </table:table-cell>
          <table:table-cell office:value-type="float" office:value="118.6517797394" calcext:value-type="float">
            <text:p>118.6517797394</text:p>
          </table:table-cell>
        </table:table-row>
        <table:table-row table:style-name="ro1">
          <table:table-cell office:value-type="string" calcext:value-type="string">
            <text:p>01/07/1986</text:p>
          </table:table-cell>
          <table:table-cell office:value-type="float" office:value="240.2" calcext:value-type="float">
            <text:p>240.2</text:p>
          </table:table-cell>
          <table:table-cell office:value-type="float" office:value="8.14" calcext:value-type="float">
            <text:p>8.14</text:p>
          </table:table-cell>
          <table:table-cell office:value-type="float" office:value="3.3888426311" calcext:value-type="float">
            <text:p>3.3888426311</text:p>
          </table:table-cell>
          <table:table-cell office:value-type="float" office:value="-0.0180244157" calcext:value-type="float">
            <text:p>-0.0180244157</text:p>
          </table:table-cell>
          <table:table-cell office:value-type="float" office:value="16120.299329118" calcext:value-type="float">
            <text:p>16120.299329118</text:p>
          </table:table-cell>
          <table:table-cell office:value-type="float" office:value="7.3" calcext:value-type="float">
            <text:p>7.3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425930719" calcext:value-type="float">
            <text:p>0.7425930719</text:p>
          </table:table-cell>
          <table:table-cell office:value-type="float" office:value="0.0485833333" calcext:value-type="float">
            <text:p>0.0485833333</text:p>
          </table:table-cell>
          <table:table-cell office:value-type="float" office:value="124.416278705" calcext:value-type="float">
            <text:p>124.416278705</text:p>
          </table:table-cell>
        </table:table-row>
        <table:table-row table:style-name="ro1">
          <table:table-cell office:value-type="string" calcext:value-type="string">
            <text:p>01/08/1986</text:p>
          </table:table-cell>
          <table:table-cell office:value-type="float" office:value="245" calcext:value-type="float">
            <text:p>245</text:p>
          </table:table-cell>
          <table:table-cell office:value-type="float" office:value="8.19" calcext:value-type="float">
            <text:p>8.19</text:p>
          </table:table-cell>
          <table:table-cell office:value-type="float" office:value="3.3428571429" calcext:value-type="float">
            <text:p>3.3428571429</text:p>
          </table:table-cell>
          <table:table-cell office:value-type="float" office:value="0.0228235741" calcext:value-type="float">
            <text:p>0.0228235741</text:p>
          </table:table-cell>
          <table:table-cell office:value-type="float" office:value="16488.2221754495" calcext:value-type="float">
            <text:p>16488.2221754495</text:p>
          </table:table-cell>
          <table:table-cell office:value-type="float" office:value="7.17" calcext:value-type="float">
            <text:p>7.17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7507987253" calcext:value-type="float">
            <text:p>0.7507987253</text:p>
          </table:table-cell>
          <table:table-cell office:value-type="float" office:value="0.017025" calcext:value-type="float">
            <text:p>0.017025</text:p>
          </table:table-cell>
          <table:table-cell office:value-type="float" office:value="126.53446585" calcext:value-type="float">
            <text:p>126.53446585</text:p>
          </table:table-cell>
        </table:table-row>
        <table:table-row table:style-name="ro1">
          <table:table-cell office:value-type="string" calcext:value-type="string">
            <text:p>01/09/1986</text:p>
          </table:table-cell>
          <table:table-cell office:value-type="float" office:value="238.3" calcext:value-type="float">
            <text:p>238.3</text:p>
          </table:table-cell>
          <table:table-cell office:value-type="float" office:value="8.23" calcext:value-type="float">
            <text:p>8.23</text:p>
          </table:table-cell>
          <table:table-cell office:value-type="float" office:value="3.4536298783" calcext:value-type="float">
            <text:p>3.4536298783</text:p>
          </table:table-cell>
          <table:table-cell office:value-type="float" office:value="-0.024547619" calcext:value-type="float">
            <text:p>-0.024547619</text:p>
          </table:table-cell>
          <table:table-cell office:value-type="float" office:value="16083.475578714" calcext:value-type="float">
            <text:p>16083.475578714</text:p>
          </table:table-cell>
          <table:table-cell office:value-type="float" office:value="7.45" calcext:value-type="float">
            <text:p>7.45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7329297157" calcext:value-type="float">
            <text:p>0.7329297157</text:p>
          </table:table-cell>
          <table:table-cell office:value-type="float" office:value="-0.0175916667" calcext:value-type="float">
            <text:p>-0.0175916667</text:p>
          </table:table-cell>
          <table:table-cell office:value-type="float" office:value="124.3085137049" calcext:value-type="float">
            <text:p>124.3085137049</text:p>
          </table:table-cell>
        </table:table-row>
        <table:table-row table:style-name="ro1">
          <table:table-cell office:value-type="string" calcext:value-type="string">
            <text:p>01/10/1986</text:p>
          </table:table-cell>
          <table:table-cell office:value-type="float" office:value="237.4" calcext:value-type="float">
            <text:p>237.4</text:p>
          </table:table-cell>
          <table:table-cell office:value-type="float" office:value="8.25" calcext:value-type="float">
            <text:p>8.25</text:p>
          </table:table-cell>
          <table:table-cell office:value-type="float" office:value="3.4751474305" calcext:value-type="float">
            <text:p>3.4751474305</text:p>
          </table:table-cell>
          <table:table-cell office:value-type="float" office:value="-0.0008928976" calcext:value-type="float">
            <text:p>-0.0008928976</text:p>
          </table:table-cell>
          <table:table-cell office:value-type="float" office:value="16069.1146818406" calcext:value-type="float">
            <text:p>16069.1146818406</text:p>
          </table:table-cell>
          <table:table-cell office:value-type="float" office:value="7.43" calcext:value-type="float">
            <text:p>7.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7341756962" calcext:value-type="float">
            <text:p>0.7341756962</text:p>
          </table:table-cell>
          <table:table-cell office:value-type="float" office:value="0.0078916667" calcext:value-type="float">
            <text:p>0.0078916667</text:p>
          </table:table-cell>
          <table:table-cell office:value-type="float" office:value="125.2895150589" calcext:value-type="float">
            <text:p>125.2895150589</text:p>
          </table:table-cell>
        </table:table-row>
        <table:table-row table:style-name="ro1">
          <table:table-cell office:value-type="string" calcext:value-type="string">
            <text:p>01/11/1986</text:p>
          </table:table-cell>
          <table:table-cell office:value-type="float" office:value="245.1" calcext:value-type="float">
            <text:p>245.1</text:p>
          </table:table-cell>
          <table:table-cell office:value-type="float" office:value="8.26" calcext:value-type="float">
            <text:p>8.26</text:p>
          </table:table-cell>
          <table:table-cell office:value-type="float" office:value="3.3700530396" calcext:value-type="float">
            <text:p>3.3700530396</text:p>
          </table:table-cell>
          <table:table-cell office:value-type="float" office:value="0.0353353447" calcext:value-type="float">
            <text:p>0.0353353447</text:p>
          </table:table-cell>
          <table:table-cell office:value-type="float" office:value="16636.9223882524" calcext:value-type="float">
            <text:p>16636.9223882524</text:p>
          </table:table-cell>
          <table:table-cell office:value-type="float" office:value="7.25" calcext:value-type="float">
            <text:p>7.2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7454085843" calcext:value-type="float">
            <text:p>0.7454085843</text:p>
          </table:table-cell>
          <table:table-cell office:value-type="float" office:value="0.0213416667" calcext:value-type="float">
            <text:p>0.0213416667</text:p>
          </table:table-cell>
          <table:table-cell office:value-type="float" office:value="127.9634021261" calcext:value-type="float">
            <text:p>127.9634021261</text:p>
          </table:table-cell>
        </table:table-row>
        <table:table-row table:style-name="ro1">
          <table:table-cell office:value-type="string" calcext:value-type="string">
            <text:p>01/12/1986</text:p>
          </table:table-cell>
          <table:table-cell office:value-type="float" office:value="248.6" calcext:value-type="float">
            <text:p>248.6</text:p>
          </table:table-cell>
          <table:table-cell office:value-type="float" office:value="8.28" calcext:value-type="float">
            <text:p>8.28</text:p>
          </table:table-cell>
          <table:table-cell office:value-type="float" office:value="3.3306516492" calcext:value-type="float">
            <text:p>3.3306516492</text:p>
          </table:table-cell>
          <table:table-cell office:value-type="float" office:value="0.0170950632" calcext:value-type="float">
            <text:p>0.0170950632</text:p>
          </table:table-cell>
          <table:table-cell office:value-type="float" office:value="16921.3316285901" calcext:value-type="float">
            <text:p>16921.3316285901</text:p>
          </table:table-cell>
          <table:table-cell office:value-type="float" office:value="7.11" calcext:value-type="float">
            <text:p>7.11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7542789465" calcext:value-type="float">
            <text:p>0.7542789465</text:p>
          </table:table-cell>
          <table:table-cell office:value-type="float" office:value="0.017825" calcext:value-type="float">
            <text:p>0.017825</text:p>
          </table:table-cell>
          <table:table-cell office:value-type="float" office:value="130.244349769" calcext:value-type="float">
            <text:p>130.244349769</text:p>
          </table:table-cell>
        </table:table-row>
        <table:table-row table:style-name="ro1">
          <table:table-cell office:value-type="string" calcext:value-type="string">
            <text:p>01/01/1987</text:p>
          </table:table-cell>
          <table:table-cell office:value-type="float" office:value="264.5" calcext:value-type="float">
            <text:p>264.5</text:p>
          </table:table-cell>
          <table:table-cell office:value-type="float" office:value="8.3" calcext:value-type="float">
            <text:p>8.3</text:p>
          </table:table-cell>
          <table:table-cell office:value-type="float" office:value="3.1379962193" calcext:value-type="float">
            <text:p>3.1379962193</text:p>
          </table:table-cell>
          <table:table-cell office:value-type="float" office:value="0.066740413" calcext:value-type="float">
            <text:p>0.066740413</text:p>
          </table:table-cell>
          <table:table-cell office:value-type="float" office:value="18050.6682896428" calcext:value-type="float">
            <text:p>18050.6682896428</text:p>
          </table:table-cell>
          <table:table-cell office:value-type="float" office:value="7.08" calcext:value-type="float">
            <text:p>7.0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7562023578" calcext:value-type="float">
            <text:p>0.7562023578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131.3449145246" calcext:value-type="float">
            <text:p>131.3449145246</text:p>
          </table:table-cell>
        </table:table-row>
        <table:table-row table:style-name="ro1">
          <table:table-cell office:value-type="string" calcext:value-type="string">
            <text:p>01/02/1987</text:p>
          </table:table-cell>
          <table:table-cell office:value-type="float" office:value="280.9" calcext:value-type="float">
            <text:p>280.9</text:p>
          </table:table-cell>
          <table:table-cell office:value-type="float" office:value="8.32" calcext:value-type="float">
            <text:p>8.32</text:p>
          </table:table-cell>
          <table:table-cell office:value-type="float" office:value="2.9619081524" calcext:value-type="float">
            <text:p>2.9619081524</text:p>
          </table:table-cell>
          <table:table-cell office:value-type="float" office:value="0.0646250788" calcext:value-type="float">
            <text:p>0.0646250788</text:p>
          </table:table-cell>
          <table:table-cell office:value-type="float" office:value="19217.1941496212" calcext:value-type="float">
            <text:p>19217.1941496212</text:p>
          </table:table-cell>
          <table:table-cell office:value-type="float" office:value="7.25" calcext:value-type="float">
            <text:p>7.25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7452752337" calcext:value-type="float">
            <text:p>0.7452752337</text:p>
          </table:table-cell>
          <table:table-cell office:value-type="float" office:value="-0.0084083333" calcext:value-type="float">
            <text:p>-0.0084083333</text:p>
          </table:table-cell>
          <table:table-cell office:value-type="float" office:value="130.2405227016" calcext:value-type="float">
            <text:p>130.2405227016</text:p>
          </table:table-cell>
        </table:table-row>
        <table:table-row table:style-name="ro1">
          <table:table-cell office:value-type="string" calcext:value-type="string">
            <text:p>01/03/1987</text:p>
          </table:table-cell>
          <table:table-cell office:value-type="float" office:value="292.5" calcext:value-type="float">
            <text:p>292.5</text:p>
          </table:table-cell>
          <table:table-cell office:value-type="float" office:value="8.34" calcext:value-type="float">
            <text:p>8.34</text:p>
          </table:table-cell>
          <table:table-cell office:value-type="float" office:value="2.8512820513" calcext:value-type="float">
            <text:p>2.8512820513</text:p>
          </table:table-cell>
          <table:table-cell office:value-type="float" office:value="0.0437700249" calcext:value-type="float">
            <text:p>0.0437700249</text:p>
          </table:table-cell>
          <table:table-cell office:value-type="float" office:value="20058.3312164407" calcext:value-type="float">
            <text:p>20058.3312164407</text:p>
          </table:table-cell>
          <table:table-cell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office:value-type="float" office:value="0.7452752337" calcext:value-type="float">
            <text:p>0.7452752337</text:p>
          </table:table-cell>
          <table:table-cell office:value-type="float" office:value="0.0060416667" calcext:value-type="float">
            <text:p>0.0060416667</text:p>
          </table:table-cell>
          <table:table-cell office:value-type="float" office:value="131.0273925263" calcext:value-type="float">
            <text:p>131.0273925263</text:p>
          </table:table-cell>
        </table:table-row>
        <table:table-row table:style-name="ro1">
          <table:table-cell office:value-type="string" calcext:value-type="string">
            <text:p>01/04/1987</text:p>
          </table:table-cell>
          <table:table-cell office:value-type="float" office:value="289.3" calcext:value-type="float">
            <text:p>289.3</text:p>
          </table:table-cell>
          <table:table-cell office:value-type="float" office:value="8.4" calcext:value-type="float">
            <text:p>8.4</text:p>
          </table:table-cell>
          <table:table-cell office:value-type="float" office:value="2.903560318" calcext:value-type="float">
            <text:p>2.903560318</text:p>
          </table:table-cell>
          <table:table-cell office:value-type="float" office:value="-0.0085470085" calcext:value-type="float">
            <text:p>-0.0085470085</text:p>
          </table:table-cell>
          <table:table-cell office:value-type="float" office:value="19886.892488095" calcext:value-type="float">
            <text:p>19886.892488095</text:p>
          </table:table-cell>
          <table:table-cell office:value-type="float" office:value="8.02" calcext:value-type="float">
            <text:p>8.02</text:p>
          </table:table-cell>
          <table:table-cell office:value-type="float" office:value="-0.06545" calcext:value-type="float">
            <text:p>-0.06545</text:p>
          </table:table-cell>
          <table:table-cell office:value-type="float" office:value="0.6964969697" calcext:value-type="float">
            <text:p>0.6964969697</text:p>
          </table:table-cell>
          <table:table-cell office:value-type="float" office:value="-0.0587666667" calcext:value-type="float">
            <text:p>-0.0587666667</text:p>
          </table:table-cell>
          <table:table-cell office:value-type="float" office:value="123.3273494255" calcext:value-type="float">
            <text:p>123.3273494255</text:p>
          </table:table-cell>
        </table:table-row>
        <table:table-row table:style-name="ro1">
          <table:table-cell office:value-type="string" calcext:value-type="string">
            <text:p>01/05/1987</text:p>
          </table:table-cell>
          <table:table-cell office:value-type="float" office:value="289.1" calcext:value-type="float">
            <text:p>289.1</text:p>
          </table:table-cell>
          <table:table-cell office:value-type="float" office:value="8.46" calcext:value-type="float">
            <text:p>8.46</text:p>
          </table:table-cell>
          <table:table-cell office:value-type="float" office:value="2.9263230716" calcext:value-type="float">
            <text:p>2.9263230716</text:p>
          </table:table-cell>
          <table:table-cell office:value-type="float" office:value="0.0017455928" calcext:value-type="float">
            <text:p>0.0017455928</text:p>
          </table:table-cell>
          <table:table-cell office:value-type="float" office:value="19921.6069046401" calcext:value-type="float">
            <text:p>19921.6069046401</text:p>
          </table:table-cell>
          <table:table-cell office:value-type="float" office:value="8.61" calcext:value-type="float">
            <text:p>8.61</text:p>
          </table:table-cell>
          <table:table-cell office:value-type="float" office:value="-0.05015" calcext:value-type="float">
            <text:p>-0.05015</text:p>
          </table:table-cell>
          <table:table-cell office:value-type="float" office:value="0.6615676466" calcext:value-type="float">
            <text:p>0.6615676466</text:p>
          </table:table-cell>
          <table:table-cell office:value-type="float" office:value="-0.042975" calcext:value-type="float">
            <text:p>-0.042975</text:p>
          </table:table-cell>
          <table:table-cell office:value-type="float" office:value="118.0273565839" calcext:value-type="float">
            <text:p>118.0273565839</text:p>
          </table:table-cell>
        </table:table-row>
        <table:table-row table:style-name="ro1">
          <table:table-cell office:value-type="string" calcext:value-type="string">
            <text:p>01/06/1987</text:p>
          </table:table-cell>
          <table:table-cell office:value-type="float" office:value="301.4" calcext:value-type="float">
            <text:p>301.4</text:p>
          </table:table-cell>
          <table:table-cell office:value-type="float" office:value="8.52" calcext:value-type="float">
            <text:p>8.52</text:p>
          </table:table-cell>
          <table:table-cell office:value-type="float" office:value="2.8268082283" calcext:value-type="float">
            <text:p>2.8268082283</text:p>
          </table:table-cell>
          <table:table-cell office:value-type="float" office:value="0.0450017295" calcext:value-type="float">
            <text:p>0.0450017295</text:p>
          </table:table-cell>
          <table:table-cell office:value-type="float" office:value="20818.1136698748" calcext:value-type="float">
            <text:p>20818.1136698748</text:p>
          </table:table-cell>
          <table:table-cell office:value-type="float" office:value="8.4" calcext:value-type="float">
            <text:p>8.4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6733766291" calcext:value-type="float">
            <text:p>0.6733766291</text:p>
          </table:table-cell>
          <table:table-cell office:value-type="float" office:value="0.02485" calcext:value-type="float">
            <text:p>0.02485</text:p>
          </table:table-cell>
          <table:table-cell office:value-type="float" office:value="120.960336395" calcext:value-type="float">
            <text:p>120.960336395</text:p>
          </table:table-cell>
        </table:table-row>
        <table:table-row table:style-name="ro1">
          <table:table-cell office:value-type="string" calcext:value-type="string">
            <text:p>01/07/1987</text:p>
          </table:table-cell>
          <table:table-cell office:value-type="float" office:value="310.1" calcext:value-type="float">
            <text:p>310.1</text:p>
          </table:table-cell>
          <table:table-cell office:value-type="float" office:value="8.57" calcext:value-type="float">
            <text:p>8.57</text:p>
          </table:table-cell>
          <table:table-cell office:value-type="float" office:value="2.7636246372" calcext:value-type="float">
            <text:p>2.7636246372</text:p>
          </table:table-cell>
          <table:table-cell office:value-type="float" office:value="0.0312338725" calcext:value-type="float">
            <text:p>0.0312338725</text:p>
          </table:table-cell>
          <table:table-cell office:value-type="float" office:value="21468.3439775964" calcext:value-type="float">
            <text:p>21468.3439775964</text:p>
          </table:table-cell>
          <table:table-cell office:value-type="float" office:value="8.45" calcext:value-type="float">
            <text:p>8.45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6705147785" calcext:value-type="float">
            <text:p>0.6705147785</text:p>
          </table:table-cell>
          <table:table-cell office:value-type="float" office:value="0.0027916667" calcext:value-type="float">
            <text:p>0.0027916667</text:p>
          </table:table-cell>
          <table:table-cell office:value-type="float" office:value="121.2980173341" calcext:value-type="float">
            <text:p>121.2980173341</text:p>
          </table:table-cell>
        </table:table-row>
        <table:table-row table:style-name="ro1">
          <table:table-cell office:value-type="string" calcext:value-type="string">
            <text:p>01/08/1987</text:p>
          </table:table-cell>
          <table:table-cell office:value-type="float" office:value="329.4" calcext:value-type="float">
            <text:p>329.4</text:p>
          </table:table-cell>
          <table:table-cell office:value-type="float" office:value="8.61" calcext:value-type="float">
            <text:p>8.61</text:p>
          </table:table-cell>
          <table:table-cell office:value-type="float" office:value="2.6138433515" calcext:value-type="float">
            <text:p>2.6138433515</text:p>
          </table:table-cell>
          <table:table-cell office:value-type="float" office:value="0.0645526524" calcext:value-type="float">
            <text:p>0.0645526524</text:p>
          </table:table-cell>
          <table:table-cell office:value-type="float" office:value="22854.1825233461" calcext:value-type="float">
            <text:p>22854.1825233461</text:p>
          </table:table-cell>
          <table:table-cell office:value-type="float" office:value="8.76" calcext:value-type="float">
            <text:p>8.76</text:p>
          </table:table-cell>
          <table:table-cell office:value-type="float" office:value="-0.02635" calcext:value-type="float">
            <text:p>-0.02635</text:p>
          </table:table-cell>
          <table:table-cell office:value-type="float" office:value="0.6528467141" calcext:value-type="float">
            <text:p>0.6528467141</text:p>
          </table:table-cell>
          <table:table-cell office:value-type="float" office:value="-0.01905" calcext:value-type="float">
            <text:p>-0.01905</text:p>
          </table:table-cell>
          <table:table-cell office:value-type="float" office:value="118.9872901039" calcext:value-type="float">
            <text:p>118.9872901039</text:p>
          </table:table-cell>
        </table:table-row>
        <table:table-row table:style-name="ro1">
          <table:table-cell office:value-type="string" calcext:value-type="string">
            <text:p>01/09/1987</text:p>
          </table:table-cell>
          <table:table-cell office:value-type="float" office:value="318.7" calcext:value-type="float">
            <text:p>318.7</text:p>
          </table:table-cell>
          <table:table-cell office:value-type="float" office:value="8.66" calcext:value-type="float">
            <text:p>8.66</text:p>
          </table:table-cell>
          <table:table-cell office:value-type="float" office:value="2.7172889865" calcext:value-type="float">
            <text:p>2.7172889865</text:p>
          </table:table-cell>
          <table:table-cell office:value-type="float" office:value="-0.0302924509" calcext:value-type="float">
            <text:p>-0.0302924509</text:p>
          </table:table-cell>
          <table:table-cell office:value-type="float" office:value="22161.8733209211" calcext:value-type="float">
            <text:p>22161.8733209211</text:p>
          </table:table-cell>
          <table:table-cell office:value-type="float" office:value="9.42" calcext:value-type="float">
            <text:p>9.42</text:p>
          </table:table-cell>
          <table:table-cell office:value-type="float" office:value="-0.0561" calcext:value-type="float">
            <text:p>-0.0561</text:p>
          </table:table-cell>
          <table:table-cell office:value-type="float" office:value="0.6162220134" calcext:value-type="float">
            <text:p>0.6162220134</text:p>
          </table:table-cell>
          <table:table-cell office:value-type="float" office:value="-0.04825" calcext:value-type="float">
            <text:p>-0.04825</text:p>
          </table:table-cell>
          <table:table-cell office:value-type="float" office:value="113.2461533564" calcext:value-type="float">
            <text:p>113.2461533564</text:p>
          </table:table-cell>
        </table:table-row>
        <table:table-row table:style-name="ro1">
          <table:table-cell office:value-type="string" calcext:value-type="string">
            <text:p>01/10/1987</text:p>
          </table:table-cell>
          <table:table-cell office:value-type="float" office:value="280.2" calcext:value-type="float">
            <text:p>280.2</text:p>
          </table:table-cell>
          <table:table-cell office:value-type="float" office:value="8.71" calcext:value-type="float">
            <text:p>8.71</text:p>
          </table:table-cell>
          <table:table-cell office:value-type="float" office:value="3.1084939329" calcext:value-type="float">
            <text:p>3.1084939329</text:p>
          </table:table-cell>
          <table:table-cell office:value-type="float" office:value="-0.1185257818" calcext:value-type="float">
            <text:p>-0.1185257818</text:p>
          </table:table-cell>
          <table:table-cell office:value-type="float" office:value="19535.1199589192" calcext:value-type="float">
            <text:p>19535.1199589192</text:p>
          </table:table-cell>
          <table:table-cell office:value-type="float" office:value="9.52" calcext:value-type="float">
            <text:p>9.52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6109841263" calcext:value-type="float">
            <text:p>0.6109841263</text:p>
          </table:table-cell>
          <table:table-cell office:value-type="float" office:value="-0.0005666667" calcext:value-type="float">
            <text:p>-0.0005666667</text:p>
          </table:table-cell>
          <table:table-cell office:value-type="float" office:value="113.1819805361" calcext:value-type="float">
            <text:p>113.1819805361</text:p>
          </table:table-cell>
        </table:table-row>
        <table:table-row table:style-name="ro1">
          <table:table-cell office:value-type="string" calcext:value-type="string">
            <text:p>01/11/1987</text:p>
          </table:table-cell>
          <table:table-cell office:value-type="float" office:value="245" calcext:value-type="float">
            <text:p>245</text:p>
          </table:table-cell>
          <table:table-cell office:value-type="float" office:value="8.76" calcext:value-type="float">
            <text:p>8.76</text:p>
          </table:table-cell>
          <table:table-cell office:value-type="float" office:value="3.5755102041" calcext:value-type="float">
            <text:p>3.5755102041</text:p>
          </table:table-cell>
          <table:table-cell office:value-type="float" office:value="-0.1230192719" calcext:value-type="float">
            <text:p>-0.1230192719</text:p>
          </table:table-cell>
          <table:table-cell office:value-type="float" office:value="17131.9237241442" calcext:value-type="float">
            <text:p>17131.9237241442</text:p>
          </table:table-cell>
          <table:table-cell office:value-type="float" office:value="8.86" calcext:value-type="float">
            <text:p>8.86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6452603358" calcext:value-type="float">
            <text:p>0.6452603358</text:p>
          </table:table-cell>
          <table:table-cell office:value-type="float" office:value="0.0634833333" calcext:value-type="float">
            <text:p>0.0634833333</text:p>
          </table:table-cell>
          <table:table-cell office:value-type="float" office:value="120.3671499339" calcext:value-type="float">
            <text:p>120.3671499339</text:p>
          </table:table-cell>
        </table:table-row>
        <table:table-row table:style-name="ro1">
          <table:table-cell office:value-type="string" calcext:value-type="string">
            <text:p>01/12/1987</text:p>
          </table:table-cell>
          <table:table-cell office:value-type="float" office:value="241" calcext:value-type="float">
            <text:p>241</text:p>
          </table:table-cell>
          <table:table-cell office:value-type="float" office:value="8.81" calcext:value-type="float">
            <text:p>8.81</text:p>
          </table:table-cell>
          <table:table-cell office:value-type="float" office:value="3.6556016598" calcext:value-type="float">
            <text:p>3.6556016598</text:p>
          </table:table-cell>
          <table:table-cell office:value-type="float" office:value="-0.013329932" calcext:value-type="float">
            <text:p>-0.013329932</text:p>
          </table:table-cell>
          <table:table-cell office:value-type="float" office:value="16903.5563463383" calcext:value-type="float">
            <text:p>16903.5563463383</text:p>
          </table:table-cell>
          <table:table-cell office:value-type="float" office:value="8.99" calcext:value-type="float">
            <text:p>8.99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6381302091" calcext:value-type="float">
            <text:p>0.6381302091</text:p>
          </table:table-cell>
          <table:table-cell office:value-type="float" office:value="-0.0035583333" calcext:value-type="float">
            <text:p>-0.0035583333</text:p>
          </table:table-cell>
          <table:table-cell office:value-type="float" office:value="119.938843492" calcext:value-type="float">
            <text:p>119.938843492</text:p>
          </table:table-cell>
        </table:table-row>
        <table:table-row table:style-name="ro1">
          <table:table-cell office:value-type="string" calcext:value-type="string">
            <text:p>01/01/1988</text:p>
          </table:table-cell>
          <table:table-cell office:value-type="float" office:value="250.5" calcext:value-type="float">
            <text:p>250.5</text:p>
          </table:table-cell>
          <table:table-cell office:value-type="float" office:value="8.86" calcext:value-type="float">
            <text:p>8.86</text:p>
          </table:table-cell>
          <table:table-cell office:value-type="float" office:value="3.5369261477" calcext:value-type="float">
            <text:p>3.5369261477</text:p>
          </table:table-cell>
          <table:table-cell office:value-type="float" office:value="0.0424815595" calcext:value-type="float">
            <text:p>0.0424815595</text:p>
          </table:table-cell>
          <table:table-cell office:value-type="float" office:value="17621.6457805944" calcext:value-type="float">
            <text:p>17621.6457805944</text:p>
          </table:table-cell>
          <table:table-cell office:value-type="float" office:value="8.67" calcext:value-type="float">
            <text:p>8.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6554873507" calcext:value-type="float">
            <text:p>0.6554873507</text:p>
          </table:table-cell>
          <table:table-cell office:value-type="float" office:value="0.034425" calcext:value-type="float">
            <text:p>0.034425</text:p>
          </table:table-cell>
          <table:table-cell office:value-type="float" office:value="124.0677381792" calcext:value-type="float">
            <text:p>124.0677381792</text:p>
          </table:table-cell>
        </table:table-row>
        <table:table-row table:style-name="ro1">
          <table:table-cell office:value-type="string" calcext:value-type="string">
            <text:p>01/02/1988</text:p>
          </table:table-cell>
          <table:table-cell office:value-type="float" office:value="258.1" calcext:value-type="float">
            <text:p>258.1</text:p>
          </table:table-cell>
          <table:table-cell office:value-type="float" office:value="8.9" calcext:value-type="float">
            <text:p>8.9</text:p>
          </table:table-cell>
          <table:table-cell office:value-type="float" office:value="3.4482758621" calcext:value-type="float">
            <text:p>3.4482758621</text:p>
          </table:table-cell>
          <table:table-cell office:value-type="float" office:value="0.0333011743" calcext:value-type="float">
            <text:p>0.0333011743</text:p>
          </table:table-cell>
          <table:table-cell office:value-type="float" office:value="18208.4672785046" calcext:value-type="float">
            <text:p>18208.4672785046</text:p>
          </table:table-cell>
          <table:table-cell office:value-type="float" office:value="8.21" calcext:value-type="float">
            <text:p>8.21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6811169062" calcext:value-type="float">
            <text:p>0.6811169062</text:p>
          </table:table-cell>
          <table:table-cell office:value-type="float" office:value="0.0459416667" calcext:value-type="float">
            <text:p>0.0459416667</text:p>
          </table:table-cell>
          <table:table-cell office:value-type="float" office:value="129.7676168507" calcext:value-type="float">
            <text:p>129.7676168507</text:p>
          </table:table-cell>
        </table:table-row>
        <table:table-row table:style-name="ro1">
          <table:table-cell office:value-type="string" calcext:value-type="string">
            <text:p>01/03/1988</text:p>
          </table:table-cell>
          <table:table-cell office:value-type="float" office:value="265.7" calcext:value-type="float">
            <text:p>265.7</text:p>
          </table:table-cell>
          <table:table-cell office:value-type="float" office:value="8.95" calcext:value-type="float">
            <text:p>8.95</text:p>
          </table:table-cell>
          <table:table-cell office:value-type="float" office:value="3.3684606699" calcext:value-type="float">
            <text:p>3.3684606699</text:p>
          </table:table-cell>
          <table:table-cell office:value-type="float" office:value="0.032335658" calcext:value-type="float">
            <text:p>0.032335658</text:p>
          </table:table-cell>
          <table:table-cell office:value-type="float" office:value="18797.2500493757" calcext:value-type="float">
            <text:p>18797.2500493757</text:p>
          </table:table-cell>
          <table:table-cell office:value-type="float" office:value="8.37" calcext:value-type="float">
            <text:p>8.37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6718537162" calcext:value-type="float">
            <text:p>0.6718537162</text:p>
          </table:table-cell>
          <table:table-cell office:value-type="float" office:value="-0.006625" calcext:value-type="float">
            <text:p>-0.006625</text:p>
          </table:table-cell>
          <table:table-cell office:value-type="float" office:value="128.9079063891" calcext:value-type="float">
            <text:p>128.9079063891</text:p>
          </table:table-cell>
        </table:table-row>
        <table:table-row table:style-name="ro1">
          <table:table-cell office:value-type="string" calcext:value-type="string">
            <text:p>01/04/1988</text:p>
          </table:table-cell>
          <table:table-cell office:value-type="float" office:value="262.6" calcext:value-type="float">
            <text:p>262.6</text:p>
          </table:table-cell>
          <table:table-cell office:value-type="float" office:value="9.04" calcext:value-type="float">
            <text:p>9.04</text:p>
          </table:table-cell>
          <table:table-cell office:value-type="float" office:value="3.442498096" calcext:value-type="float">
            <text:p>3.442498096</text:p>
          </table:table-cell>
          <table:table-cell office:value-type="float" office:value="-0.0088309716" calcext:value-type="float">
            <text:p>-0.0088309716</text:p>
          </table:table-cell>
          <table:table-cell office:value-type="float" office:value="18631.252067144" calcext:value-type="float">
            <text:p>18631.252067144</text:p>
          </table:table-cell>
          <table:table-cell office:value-type="float" office:value="8.72" calcext:value-type="float">
            <text:p>8.72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6518660682" calcext:value-type="float">
            <text:p>0.6518660682</text:p>
          </table:table-cell>
          <table:table-cell office:value-type="float" office:value="-0.0224833333" calcext:value-type="float">
            <text:p>-0.0224833333</text:p>
          </table:table-cell>
          <table:table-cell office:value-type="float" office:value="126.0096269604" calcext:value-type="float">
            <text:p>126.0096269604</text:p>
          </table:table-cell>
        </table:table-row>
        <table:table-row table:style-name="ro1">
          <table:table-cell office:value-type="string" calcext:value-type="string">
            <text:p>01/05/1988</text:p>
          </table:table-cell>
          <table:table-cell office:value-type="float" office:value="256.1" calcext:value-type="float">
            <text:p>256.1</text:p>
          </table:table-cell>
          <table:table-cell office:value-type="float" office:value="9.14" calcext:value-type="float">
            <text:p>9.14</text:p>
          </table:table-cell>
          <table:table-cell office:value-type="float" office:value="3.5689183913" calcext:value-type="float">
            <text:p>3.5689183913</text:p>
          </table:table-cell>
          <table:table-cell office:value-type="float" office:value="-0.0218530496" calcext:value-type="float">
            <text:p>-0.0218530496</text:p>
          </table:table-cell>
          <table:table-cell office:value-type="float" office:value="18224.1023910165" calcext:value-type="float">
            <text:p>18224.1023910165</text:p>
          </table:table-cell>
          <table:table-cell office:value-type="float" office:value="9.09" calcext:value-type="float">
            <text:p>9.09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0.6313648803" calcext:value-type="float">
            <text:p>0.6313648803</text:p>
          </table:table-cell>
          <table:table-cell office:value-type="float" office:value="-0.023875" calcext:value-type="float">
            <text:p>-0.023875</text:p>
          </table:table-cell>
          <table:table-cell office:value-type="float" office:value="123.0011471168" calcext:value-type="float">
            <text:p>123.0011471168</text:p>
          </table:table-cell>
        </table:table-row>
        <table:table-row table:style-name="ro1">
          <table:table-cell office:value-type="string" calcext:value-type="string">
            <text:p>01/06/1988</text:p>
          </table:table-cell>
          <table:table-cell office:value-type="float" office:value="270.7" calcext:value-type="float">
            <text:p>270.7</text:p>
          </table:table-cell>
          <table:table-cell office:value-type="float" office:value="9.23" calcext:value-type="float">
            <text:p>9.23</text:p>
          </table:table-cell>
          <table:table-cell office:value-type="float" office:value="3.409678611" calcext:value-type="float">
            <text:p>3.409678611</text:p>
          </table:table-cell>
          <table:table-cell office:value-type="float" office:value="0.060012365" calcext:value-type="float">
            <text:p>0.060012365</text:p>
          </table:table-cell>
          <table:table-cell office:value-type="float" office:value="19317.7738748038" calcext:value-type="float">
            <text:p>19317.7738748038</text:p>
          </table:table-cell>
          <table:table-cell office:value-type="float" office:value="8.92" calcext:value-type="float">
            <text:p>8.9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6404881029" calcext:value-type="float">
            <text:p>0.6404881029</text:p>
          </table:table-cell>
          <table:table-cell office:value-type="float" office:value="0.0218833333" calcext:value-type="float">
            <text:p>0.0218833333</text:p>
          </table:table-cell>
          <table:table-cell office:value-type="float" office:value="125.6928222195" calcext:value-type="float">
            <text:p>125.6928222195</text:p>
          </table:table-cell>
        </table:table-row>
        <table:table-row table:style-name="ro1">
          <table:table-cell office:value-type="string" calcext:value-type="string">
            <text:p>01/07/1988</text:p>
          </table:table-cell>
          <table:table-cell office:value-type="float" office:value="269.1" calcext:value-type="float">
            <text:p>269.1</text:p>
          </table:table-cell>
          <table:table-cell office:value-type="float" office:value="9.31" calcext:value-type="float">
            <text:p>9.31</text:p>
          </table:table-cell>
          <table:table-cell office:value-type="float" office:value="3.4596804162" calcext:value-type="float">
            <text:p>3.4596804162</text:p>
          </table:table-cell>
          <table:table-cell office:value-type="float" office:value="-0.0030456009" calcext:value-type="float">
            <text:p>-0.0030456009</text:p>
          </table:table-cell>
          <table:table-cell office:value-type="float" office:value="19258.939645088" calcext:value-type="float">
            <text:p>19258.939645088</text:p>
          </table:table-cell>
          <table:table-cell office:value-type="float" office:value="9.06" calcext:value-type="float">
            <text:p>9.06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6328662944" calcext:value-type="float">
            <text:p>0.6328662944</text:p>
          </table:table-cell>
          <table:table-cell office:value-type="float" office:value="-0.00435" calcext:value-type="float">
            <text:p>-0.00435</text:p>
          </table:table-cell>
          <table:table-cell office:value-type="float" office:value="125.1460584429" calcext:value-type="float">
            <text:p>125.1460584429</text:p>
          </table:table-cell>
        </table:table-row>
        <table:table-row table:style-name="ro1">
          <table:table-cell office:value-type="string" calcext:value-type="string">
            <text:p>01/08/1988</text:p>
          </table:table-cell>
          <table:table-cell office:value-type="float" office:value="263.7" calcext:value-type="float">
            <text:p>263.7</text:p>
          </table:table-cell>
          <table:table-cell office:value-type="float" office:value="9.38" calcext:value-type="float">
            <text:p>9.38</text:p>
          </table:table-cell>
          <table:table-cell office:value-type="float" office:value="3.5570724308" calcext:value-type="float">
            <text:p>3.5570724308</text:p>
          </table:table-cell>
          <table:table-cell office:value-type="float" office:value="-0.0171611142" calcext:value-type="float">
            <text:p>-0.0171611142</text:p>
          </table:table-cell>
          <table:table-cell office:value-type="float" office:value="18928.4347823165" calcext:value-type="float">
            <text:p>18928.4347823165</text:p>
          </table:table-cell>
          <table:table-cell office:value-type="float" office:value="9.26" calcext:value-type="float">
            <text:p>9.2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6221075674" calcext:value-type="float">
            <text:p>0.6221075674</text:p>
          </table:table-cell>
          <table:table-cell office:value-type="float" office:value="-0.0092833333" calcext:value-type="float">
            <text:p>-0.0092833333</text:p>
          </table:table-cell>
          <table:table-cell office:value-type="float" office:value="123.984285867" calcext:value-type="float">
            <text:p>123.984285867</text:p>
          </table:table-cell>
        </table:table-row>
        <table:table-row table:style-name="ro1">
          <table:table-cell office:value-type="string" calcext:value-type="string">
            <text:p>01/09/1988</text:p>
          </table:table-cell>
          <table:table-cell office:value-type="float" office:value="268" calcext:value-type="float">
            <text:p>268</text:p>
          </table:table-cell>
          <table:table-cell office:value-type="float" office:value="9.46" calcext:value-type="float">
            <text:p>9.46</text:p>
          </table:table-cell>
          <table:table-cell office:value-type="float" office:value="3.5298507463" calcext:value-type="float">
            <text:p>3.5298507463</text:p>
          </table:table-cell>
          <table:table-cell office:value-type="float" office:value="0.0192959171" calcext:value-type="float">
            <text:p>0.0192959171</text:p>
          </table:table-cell>
          <table:table-cell office:value-type="float" office:value="19293.6762902827" calcext:value-type="float">
            <text:p>19293.6762902827</text:p>
          </table:table-cell>
          <table:table-cell office:value-type="float" office:value="8.98" calcext:value-type="float">
            <text:p>8.9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6369137275" calcext:value-type="float">
            <text:p>0.6369137275</text:p>
          </table:table-cell>
          <table:table-cell office:value-type="float" office:value="0.0312833333" calcext:value-type="float">
            <text:p>0.0312833333</text:p>
          </table:table-cell>
          <table:table-cell office:value-type="float" office:value="127.8629276098" calcext:value-type="float">
            <text:p>127.8629276098</text:p>
          </table:table-cell>
        </table:table-row>
        <table:table-row table:style-name="ro1">
          <table:table-cell office:value-type="string" calcext:value-type="string">
            <text:p>01/10/1988</text:p>
          </table:table-cell>
          <table:table-cell office:value-type="float" office:value="277.4" calcext:value-type="float">
            <text:p>277.4</text:p>
          </table:table-cell>
          <table:table-cell office:value-type="float" office:value="9.55" calcext:value-type="float">
            <text:p>9.55</text:p>
          </table:table-cell>
          <table:table-cell office:value-type="float" office:value="3.4426820476" calcext:value-type="float">
            <text:p>3.4426820476</text:p>
          </table:table-cell>
          <table:table-cell office:value-type="float" office:value="0.0380441542" calcext:value-type="float">
            <text:p>0.0380441542</text:p>
          </table:table-cell>
          <table:table-cell office:value-type="float" office:value="20027.6878867118" calcext:value-type="float">
            <text:p>20027.6878867118</text:p>
          </table:table-cell>
          <table:table-cell office:value-type="float" office:value="8.8" calcext:value-type="float">
            <text:p>8.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6466585076" calcext:value-type="float">
            <text:p>0.6466585076</text:p>
          </table:table-cell>
          <table:table-cell office:value-type="float" office:value="0.0226333333" calcext:value-type="float">
            <text:p>0.0226333333</text:p>
          </table:table-cell>
          <table:table-cell office:value-type="float" office:value="130.7568918714" calcext:value-type="float">
            <text:p>130.7568918714</text:p>
          </table:table-cell>
        </table:table-row>
        <table:table-row table:style-name="ro1">
          <table:table-cell office:value-type="string" calcext:value-type="string">
            <text:p>01/11/1988</text:p>
          </table:table-cell>
          <table:table-cell office:value-type="float" office:value="271" calcext:value-type="float">
            <text:p>271</text:p>
          </table:table-cell>
          <table:table-cell office:value-type="float" office:value="9.64" calcext:value-type="float">
            <text:p>9.64</text:p>
          </table:table-cell>
          <table:table-cell office:value-type="float" office:value="3.557195572" calcext:value-type="float">
            <text:p>3.557195572</text:p>
          </table:table-cell>
          <table:table-cell office:value-type="float" office:value="-0.0201754386" calcext:value-type="float">
            <text:p>-0.0201754386</text:p>
          </table:table-cell>
          <table:table-cell office:value-type="float" office:value="19623.6204995238" calcext:value-type="float">
            <text:p>19623.6204995238</text:p>
          </table:table-cell>
          <table:table-cell office:value-type="float" office:value="8.96" calcext:value-type="float">
            <text:p>8.96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6378639519" calcext:value-type="float">
            <text:p>0.6378639519</text:p>
          </table:table-cell>
          <table:table-cell office:value-type="float" office:value="-0.0061333333" calcext:value-type="float">
            <text:p>-0.0061333333</text:p>
          </table:table-cell>
          <table:table-cell office:value-type="float" office:value="129.9549162679" calcext:value-type="float">
            <text:p>129.9549162679</text:p>
          </table:table-cell>
        </table:table-row>
        <table:table-row table:style-name="ro1">
          <table:table-cell office:value-type="string" calcext:value-type="string">
            <text:p>01/12/1988</text:p>
          </table:table-cell>
          <table:table-cell office:value-type="float" office:value="276.5" calcext:value-type="float">
            <text:p>276.5</text:p>
          </table:table-cell>
          <table:table-cell office:value-type="float" office:value="9.75" calcext:value-type="float">
            <text:p>9.75</text:p>
          </table:table-cell>
          <table:table-cell office:value-type="float" office:value="3.5262206148" calcext:value-type="float">
            <text:p>3.5262206148</text:p>
          </table:table-cell>
          <table:table-cell office:value-type="float" office:value="0.0232933579" calcext:value-type="float">
            <text:p>0.0232933579</text:p>
          </table:table-cell>
          <table:table-cell office:value-type="float" office:value="20080.7205157719" calcext:value-type="float">
            <text:p>20080.7205157719</text:p>
          </table:table-cell>
          <table:table-cell office:value-type="float" office:value="9.11" calcext:value-type="float">
            <text:p>9.11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6297311865" calcext:value-type="float">
            <text:p>0.6297311865</text:p>
          </table:table-cell>
          <table:table-cell office:value-type="float" office:value="-0.0051583333" calcext:value-type="float">
            <text:p>-0.0051583333</text:p>
          </table:table-cell>
          <table:table-cell office:value-type="float" office:value="129.2845654915" calcext:value-type="float">
            <text:p>129.2845654915</text:p>
          </table:table-cell>
        </table:table-row>
        <table:table-row table:style-name="ro1">
          <table:table-cell office:value-type="string" calcext:value-type="string">
            <text:p>01/01/1989</text:p>
          </table:table-cell>
          <table:table-cell office:value-type="float" office:value="285.4" calcext:value-type="float">
            <text:p>285.4</text:p>
          </table:table-cell>
          <table:table-cell office:value-type="float" office:value="9.81" calcext:value-type="float">
            <text:p>9.81</text:p>
          </table:table-cell>
          <table:table-cell office:value-type="float" office:value="3.4372810091" calcext:value-type="float">
            <text:p>3.4372810091</text:p>
          </table:table-cell>
          <table:table-cell office:value-type="float" office:value="0.0351456691" calcext:value-type="float">
            <text:p>0.0351456691</text:p>
          </table:table-cell>
          <table:table-cell office:value-type="float" office:value="20786.4708738622" calcext:value-type="float">
            <text:p>20786.4708738622</text:p>
          </table:table-cell>
          <table:table-cell office:value-type="float" office:value="9.09" calcext:value-type="float">
            <text:p>9.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6308017295" calcext:value-type="float">
            <text:p>0.6308017295</text:p>
          </table:table-cell>
          <table:table-cell office:value-type="float" office:value="0.009275" calcext:value-type="float">
            <text:p>0.009275</text:p>
          </table:table-cell>
          <table:table-cell office:value-type="float" office:value="130.4836798365" calcext:value-type="float">
            <text:p>130.4836798365</text:p>
          </table:table-cell>
        </table:table-row>
        <table:table-row table:style-name="ro1">
          <table:table-cell office:value-type="string" calcext:value-type="string">
            <text:p>01/02/1989</text:p>
          </table:table-cell>
          <table:table-cell office:value-type="float" office:value="294" calcext:value-type="float">
            <text:p>294</text:p>
          </table:table-cell>
          <table:table-cell office:value-type="float" office:value="9.9" calcext:value-type="float">
            <text:p>9.9</text:p>
          </table:table-cell>
          <table:table-cell office:value-type="float" office:value="3.3673469388" calcext:value-type="float">
            <text:p>3.3673469388</text:p>
          </table:table-cell>
          <table:table-cell office:value-type="float" office:value="0.0330228539" calcext:value-type="float">
            <text:p>0.0330228539</text:p>
          </table:table-cell>
          <table:table-cell office:value-type="float" office:value="21472.8994644035" calcext:value-type="float">
            <text:p>21472.8994644035</text:p>
          </table:table-cell>
          <table:table-cell office:value-type="float" office:value="9.17" calcext:value-type="float">
            <text:p>9.17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6265122777" calcext:value-type="float">
            <text:p>0.6265122777</text:p>
          </table:table-cell>
          <table:table-cell office:value-type="float" office:value="0.0008416667" calcext:value-type="float">
            <text:p>0.0008416667</text:p>
          </table:table-cell>
          <table:table-cell office:value-type="float" office:value="130.5935036003" calcext:value-type="float">
            <text:p>130.5935036003</text:p>
          </table:table-cell>
        </table:table-row>
        <table:table-row table:style-name="ro1">
          <table:table-cell office:value-type="string" calcext:value-type="string">
            <text:p>01/03/1989</text:p>
          </table:table-cell>
          <table:table-cell office:value-type="float" office:value="292.7" calcext:value-type="float">
            <text:p>292.7</text:p>
          </table:table-cell>
          <table:table-cell office:value-type="float" office:value="10.01" calcext:value-type="float">
            <text:p>10.01</text:p>
          </table:table-cell>
          <table:table-cell office:value-type="float" office:value="3.4198838401" calcext:value-type="float">
            <text:p>3.4198838401</text:p>
          </table:table-cell>
          <table:table-cell office:value-type="float" office:value="-0.0015844671" calcext:value-type="float">
            <text:p>-0.0015844671</text:p>
          </table:table-cell>
          <table:table-cell office:value-type="float" office:value="21438.8763612272" calcext:value-type="float">
            <text:p>21438.8763612272</text:p>
          </table:table-cell>
          <table:table-cell office:value-type="float" office:value="9.36" calcext:value-type="float">
            <text:p>9.36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0.6163941044" calcext:value-type="float">
            <text:p>0.6163941044</text:p>
          </table:table-cell>
          <table:table-cell office:value-type="float" office:value="-0.00835" calcext:value-type="float">
            <text:p>-0.00835</text:p>
          </table:table-cell>
          <table:table-cell office:value-type="float" office:value="129.5030478453" calcext:value-type="float">
            <text:p>129.5030478453</text:p>
          </table:table-cell>
        </table:table-row>
        <table:table-row table:style-name="ro1">
          <table:table-cell office:value-type="string" calcext:value-type="string">
            <text:p>01/04/1989</text:p>
          </table:table-cell>
          <table:table-cell office:value-type="float" office:value="302.3" calcext:value-type="float">
            <text:p>302.3</text:p>
          </table:table-cell>
          <table:table-cell office:value-type="float" office:value="10.09" calcext:value-type="float">
            <text:p>10.09</text:p>
          </table:table-cell>
          <table:table-cell office:value-type="float" office:value="3.337743963" calcext:value-type="float">
            <text:p>3.337743963</text:p>
          </table:table-cell>
          <table:table-cell office:value-type="float" office:value="0.0356698269" calcext:value-type="float">
            <text:p>0.0356698269</text:p>
          </table:table-cell>
          <table:table-cell office:value-type="float" office:value="22203.5973699409" calcext:value-type="float">
            <text:p>22203.5973699409</text:p>
          </table:table-cell>
          <table:table-cell office:value-type="float" office:value="9.18" calcext:value-type="float">
            <text:p>9.1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6258249342" calcext:value-type="float">
            <text:p>0.625824934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132.4751427933" calcext:value-type="float">
            <text:p>132.4751427933</text:p>
          </table:table-cell>
        </table:table-row>
        <table:table-row table:style-name="ro1">
          <table:table-cell office:value-type="string" calcext:value-type="string">
            <text:p>01/05/1989</text:p>
          </table:table-cell>
          <table:table-cell office:value-type="float" office:value="313.9" calcext:value-type="float">
            <text:p>313.9</text:p>
          </table:table-cell>
          <table:table-cell office:value-type="float" office:value="10.19" calcext:value-type="float">
            <text:p>10.19</text:p>
          </table:table-cell>
          <table:table-cell office:value-type="float" office:value="3.2462567697" calcext:value-type="float">
            <text:p>3.2462567697</text:p>
          </table:table-cell>
          <table:table-cell office:value-type="float" office:value="0.0411824071" calcext:value-type="float">
            <text:p>0.0411824071</text:p>
          </table:table-cell>
          <table:table-cell office:value-type="float" office:value="23117.994955939" calcext:value-type="float">
            <text:p>23117.994955939</text:p>
          </table:table-cell>
          <table:table-cell office:value-type="float" office:value="8.86" calcext:value-type="float">
            <text:p>8.8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6428473725" calcext:value-type="float">
            <text:p>0.6428473725</text:p>
          </table:table-cell>
          <table:table-cell office:value-type="float" office:value="0.0345833333" calcext:value-type="float">
            <text:p>0.0345833333</text:p>
          </table:table-cell>
          <table:table-cell office:value-type="float" office:value="137.0565748149" calcext:value-type="float">
            <text:p>137.0565748149</text:p>
          </table:table-cell>
        </table:table-row>
        <table:table-row table:style-name="ro1">
          <table:table-cell office:value-type="string" calcext:value-type="string">
            <text:p>01/06/1989</text:p>
          </table:table-cell>
          <table:table-cell office:value-type="float" office:value="323.7" calcext:value-type="float">
            <text:p>323.7</text:p>
          </table:table-cell>
          <table:table-cell office:value-type="float" office:value="10.37" calcext:value-type="float">
            <text:p>10.37</text:p>
          </table:table-cell>
          <table:table-cell office:value-type="float" office:value="3.203583565" calcext:value-type="float">
            <text:p>3.203583565</text:p>
          </table:table-cell>
          <table:table-cell office:value-type="float" office:value="0.0339731337" calcext:value-type="float">
            <text:p>0.0339731337</text:p>
          </table:table-cell>
          <table:table-cell office:value-type="float" office:value="23903.3856893232" calcext:value-type="float">
            <text:p>23903.3856893232</text:p>
          </table:table-cell>
          <table:table-cell office:value-type="float" office:value="8.28" calcext:value-type="float">
            <text:p>8.28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6745397479" calcext:value-type="float">
            <text:p>0.6745397479</text:p>
          </table:table-cell>
          <table:table-cell office:value-type="float" office:value="0.0562" calcext:value-type="float">
            <text:p>0.0562</text:p>
          </table:table-cell>
          <table:table-cell office:value-type="float" office:value="144.7591543195" calcext:value-type="float">
            <text:p>144.7591543195</text:p>
          </table:table-cell>
        </table:table-row>
        <table:table-row table:style-name="ro1">
          <table:table-cell office:value-type="string" calcext:value-type="string">
            <text:p>01/07/1989</text:p>
          </table:table-cell>
          <table:table-cell office:value-type="float" office:value="331.9" calcext:value-type="float">
            <text:p>331.9</text:p>
          </table:table-cell>
          <table:table-cell office:value-type="float" office:value="10.42" calcext:value-type="float">
            <text:p>10.42</text:p>
          </table:table-cell>
          <table:table-cell office:value-type="float" office:value="3.1394998494" calcext:value-type="float">
            <text:p>3.1394998494</text:p>
          </table:table-cell>
          <table:table-cell office:value-type="float" office:value="0.0280154721" calcext:value-type="float">
            <text:p>0.0280154721</text:p>
          </table:table-cell>
          <table:table-cell office:value-type="float" office:value="24573.0503252734" calcext:value-type="float">
            <text:p>24573.0503252734</text:p>
          </table:table-cell>
          <table:table-cell office:value-type="float" office:value="8.02" calcext:value-type="float">
            <text:p>8.02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6894470763" calcext:value-type="float">
            <text:p>0.6894470763</text:p>
          </table:table-cell>
          <table:table-cell office:value-type="float" office:value="0.0287833333" calcext:value-type="float">
            <text:p>0.0287833333</text:p>
          </table:table-cell>
          <table:table-cell office:value-type="float" office:value="148.9258053113" calcext:value-type="float">
            <text:p>148.9258053113</text:p>
          </table:table-cell>
        </table:table-row>
        <table:table-row table:style-name="ro1">
          <table:table-cell office:value-type="string" calcext:value-type="string">
            <text:p>01/08/1989</text:p>
          </table:table-cell>
          <table:table-cell office:value-type="float" office:value="346.6" calcext:value-type="float">
            <text:p>346.6</text:p>
          </table:table-cell>
          <table:table-cell office:value-type="float" office:value="10.55" calcext:value-type="float">
            <text:p>10.55</text:p>
          </table:table-cell>
          <table:table-cell office:value-type="float" office:value="3.0438545874" calcext:value-type="float">
            <text:p>3.0438545874</text:p>
          </table:table-cell>
          <table:table-cell office:value-type="float" office:value="0.0469385106" calcext:value-type="float">
            <text:p>0.0469385106</text:p>
          </table:table-cell>
          <table:table-cell office:value-type="float" office:value="25726.4727083315" calcext:value-type="float">
            <text:p>25726.4727083315</text:p>
          </table:table-cell>
          <table:table-cell office:value-type="float" office:value="8.11" calcext:value-type="float">
            <text:p>8.11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6841728062" calcext:value-type="float">
            <text:p>0.6841728062</text:p>
          </table:table-cell>
          <table:table-cell office:value-type="float" office:value="-0.0008916667" calcext:value-type="float">
            <text:p>-0.0008916667</text:p>
          </table:table-cell>
          <table:table-cell office:value-type="float" office:value="148.7930131349" calcext:value-type="float">
            <text:p>148.7930131349</text:p>
          </table:table-cell>
        </table:table-row>
        <table:table-row table:style-name="ro1">
          <table:table-cell office:value-type="string" calcext:value-type="string">
            <text:p>01/09/1989</text:p>
          </table:table-cell>
          <table:table-cell office:value-type="float" office:value="347.3" calcext:value-type="float">
            <text:p>347.3</text:p>
          </table:table-cell>
          <table:table-cell office:value-type="float" office:value="10.73" calcext:value-type="float">
            <text:p>10.73</text:p>
          </table:table-cell>
          <table:table-cell office:value-type="float" office:value="3.0895479413" calcext:value-type="float">
            <text:p>3.0895479413</text:p>
          </table:table-cell>
          <table:table-cell office:value-type="float" office:value="0.0045994422" calcext:value-type="float">
            <text:p>0.0045994422</text:p>
          </table:table-cell>
          <table:table-cell office:value-type="float" office:value="25844.8001325742" calcext:value-type="float">
            <text:p>25844.8001325742</text:p>
          </table:table-cell>
          <table:table-cell office:value-type="float" office:value="8.19" calcext:value-type="float">
            <text:p>8.19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6795204311" calcext:value-type="float">
            <text:p>0.679520431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148.7967329603" calcext:value-type="float">
            <text:p>148.7967329603</text:p>
          </table:table-cell>
        </table:table-row>
        <table:table-row table:style-name="ro1">
          <table:table-cell office:value-type="string" calcext:value-type="string">
            <text:p>01/10/1989</text:p>
          </table:table-cell>
          <table:table-cell office:value-type="float" office:value="347.4" calcext:value-type="float">
            <text:p>347.4</text:p>
          </table:table-cell>
          <table:table-cell office:value-type="float" office:value="10.8" calcext:value-type="float">
            <text:p>10.8</text:p>
          </table:table-cell>
          <table:table-cell office:value-type="float" office:value="3.1088082902" calcext:value-type="float">
            <text:p>3.1088082902</text:p>
          </table:table-cell>
          <table:table-cell office:value-type="float" office:value="0.0028785632" calcext:value-type="float">
            <text:p>0.0028785632</text:p>
          </table:table-cell>
          <table:table-cell office:value-type="float" office:value="25919.1960231948" calcext:value-type="float">
            <text:p>25919.1960231948</text:p>
          </table:table-cell>
          <table:table-cell office:value-type="float" office:value="8.01" calcext:value-type="float">
            <text:p>8.0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6899170937" calcext:value-type="float">
            <text:p>0.6899170937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152.0665411671" calcext:value-type="float">
            <text:p>152.0665411671</text:p>
          </table:table-cell>
        </table:table-row>
        <table:table-row table:style-name="ro1">
          <table:table-cell office:value-type="string" calcext:value-type="string">
            <text:p>01/11/1989</text:p>
          </table:table-cell>
          <table:table-cell office:value-type="float" office:value="340.2" calcext:value-type="float">
            <text:p>340.2</text:p>
          </table:table-cell>
          <table:table-cell office:value-type="float" office:value="10.92" calcext:value-type="float">
            <text:p>10.92</text:p>
          </table:table-cell>
          <table:table-cell office:value-type="float" office:value="3.2098765432" calcext:value-type="float">
            <text:p>3.2098765432</text:p>
          </table:table-cell>
          <table:table-cell office:value-type="float" office:value="-0.0181051382" calcext:value-type="float">
            <text:p>-0.0181051382</text:p>
          </table:table-cell>
          <table:table-cell office:value-type="float" office:value="25449.9253979588" calcext:value-type="float">
            <text:p>25449.9253979588</text:p>
          </table:table-cell>
          <table:table-cell office:value-type="float" office:value="7.87" calcext:value-type="float">
            <text:p>7.8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6981271071" calcext:value-type="float">
            <text:p>0.6981271071</text:p>
          </table:table-cell>
          <table:table-cell office:value-type="float" office:value="0.0184583333" calcext:value-type="float">
            <text:p>0.0184583333</text:p>
          </table:table-cell>
          <table:table-cell office:value-type="float" office:value="154.8734360728" calcext:value-type="float">
            <text:p>154.8734360728</text:p>
          </table:table-cell>
        </table:table-row>
        <table:table-row table:style-name="ro1">
          <table:table-cell office:value-type="string" calcext:value-type="string">
            <text:p>01/12/1989</text:p>
          </table:table-cell>
          <table:table-cell office:value-type="float" office:value="348.6" calcext:value-type="float">
            <text:p>348.6</text:p>
          </table:table-cell>
          <table:table-cell office:value-type="float" office:value="11.06" calcext:value-type="float">
            <text:p>11.06</text:p>
          </table:table-cell>
          <table:table-cell office:value-type="float" office:value="3.1726907631" calcext:value-type="float">
            <text:p>3.1726907631</text:p>
          </table:table-cell>
          <table:table-cell office:value-type="float" office:value="0.0274005487" calcext:value-type="float">
            <text:p>0.0274005487</text:p>
          </table:table-cell>
          <table:table-cell office:value-type="float" office:value="26147.2673181567" calcext:value-type="float">
            <text:p>26147.2673181567</text:p>
          </table:table-cell>
          <table:table-cell office:value-type="float" office:value="7.84" calcext:value-type="float">
            <text:p>7.84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6999073313" calcext:value-type="float">
            <text:p>0.6999073313</text:p>
          </table:table-cell>
          <table:table-cell office:value-type="float" office:value="0.0090833333" calcext:value-type="float">
            <text:p>0.0090833333</text:p>
          </table:table-cell>
          <table:table-cell office:value-type="float" office:value="156.2802031171" calcext:value-type="float">
            <text:p>156.2802031171</text:p>
          </table:table-cell>
        </table:table-row>
        <table:table-row table:style-name="ro1">
          <table:table-cell office:value-type="string" calcext:value-type="string">
            <text:p>01/01/1990</text:p>
          </table:table-cell>
          <table:table-cell office:value-type="float" office:value="339.97" calcext:value-type="float">
            <text:p>339.97</text:p>
          </table:table-cell>
          <table:table-cell office:value-type="float" office:value="11.14" calcext:value-type="float">
            <text:p>11.14</text:p>
          </table:table-cell>
          <table:table-cell office:value-type="float" office:value="3.2767597141" calcext:value-type="float">
            <text:p>3.2767597141</text:p>
          </table:table-cell>
          <table:table-cell office:value-type="float" office:value="-0.0220931344" calcext:value-type="float">
            <text:p>-0.0220931344</text:p>
          </table:table-cell>
          <table:table-cell office:value-type="float" office:value="25569.5922259918" calcext:value-type="float">
            <text:p>25569.5922259918</text:p>
          </table:table-cell>
          <table:table-cell office:value-type="float" office:value="8.21" calcext:value-type="float">
            <text:p>8.21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0.6778952457" calcext:value-type="float">
            <text:p>0.6778952457</text:p>
          </table:table-cell>
          <table:table-cell office:value-type="float" office:value="-0.0246083333" calcext:value-type="float">
            <text:p>-0.0246083333</text:p>
          </table:table-cell>
          <table:table-cell office:value-type="float" office:value="152.4344077854" calcext:value-type="float">
            <text:p>152.4344077854</text:p>
          </table:table-cell>
        </table:table-row>
        <table:table-row table:style-name="ro1">
          <table:table-cell office:value-type="string" calcext:value-type="string">
            <text:p>01/02/1990</text:p>
          </table:table-cell>
          <table:table-cell office:value-type="float" office:value="330.45" calcext:value-type="float">
            <text:p>330.45</text:p>
          </table:table-cell>
          <table:table-cell office:value-type="float" office:value="11.23" calcext:value-type="float">
            <text:p>11.23</text:p>
          </table:table-cell>
          <table:table-cell office:value-type="float" office:value="3.3983961265" calcext:value-type="float">
            <text:p>3.3983961265</text:p>
          </table:table-cell>
          <table:table-cell office:value-type="float" office:value="-0.0252497769" calcext:value-type="float">
            <text:p>-0.0252497769</text:p>
          </table:table-cell>
          <table:table-cell office:value-type="float" office:value="24923.9657258105" calcext:value-type="float">
            <text:p>24923.9657258105</text:p>
          </table:table-cell>
          <table:table-cell office:value-type="float" office:value="8.47" calcext:value-type="float">
            <text:p>8.47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6629137608" calcext:value-type="float">
            <text:p>0.6629137608</text:p>
          </table:table-cell>
          <table:table-cell office:value-type="float" office:value="-0.0150416667" calcext:value-type="float">
            <text:p>-0.0150416667</text:p>
          </table:table-cell>
          <table:table-cell office:value-type="float" office:value="150.141540235" calcext:value-type="float">
            <text:p>150.141540235</text:p>
          </table:table-cell>
        </table:table-row>
        <table:table-row table:style-name="ro1">
          <table:table-cell office:value-type="string" calcext:value-type="string">
            <text:p>01/03/1990</text:p>
          </table:table-cell>
          <table:table-cell office:value-type="float" office:value="338.46" calcext:value-type="float">
            <text:p>338.46</text:p>
          </table:table-cell>
          <table:table-cell office:value-type="float" office:value="11.32" calcext:value-type="float">
            <text:p>11.32</text:p>
          </table:table-cell>
          <table:table-cell office:value-type="float" office:value="3.3445606571" calcext:value-type="float">
            <text:p>3.3445606571</text:p>
          </table:table-cell>
          <table:table-cell office:value-type="float" office:value="0.0270943663" calcext:value-type="float">
            <text:p>0.0270943663</text:p>
          </table:table-cell>
          <table:table-cell office:value-type="float" office:value="25599.2647820422" calcext:value-type="float">
            <text:p>25599.2647820422</text:p>
          </table:table-cell>
          <table:table-cell office:value-type="float" office:value="8.59" calcext:value-type="float">
            <text:p>8.59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6561520404" calcext:value-type="float">
            <text:p>0.6561520404</text:p>
          </table:table-cell>
          <table:table-cell office:value-type="float" office:value="-0.0030416667" calcext:value-type="float">
            <text:p>-0.0030416667</text:p>
          </table:table-cell>
          <table:table-cell office:value-type="float" office:value="149.6848597167" calcext:value-type="float">
            <text:p>149.6848597167</text:p>
          </table:table-cell>
        </table:table-row>
        <table:table-row table:style-name="ro1">
          <table:table-cell office:value-type="string" calcext:value-type="string">
            <text:p>01/04/1990</text:p>
          </table:table-cell>
          <table:table-cell office:value-type="float" office:value="338.18" calcext:value-type="float">
            <text:p>338.18</text:p>
          </table:table-cell>
          <table:table-cell office:value-type="float" office:value="11.44" calcext:value-type="float">
            <text:p>11.44</text:p>
          </table:table-cell>
          <table:table-cell office:value-type="float" office:value="3.3828138861" calcext:value-type="float">
            <text:p>3.3828138861</text:p>
          </table:table-cell>
          <table:table-cell office:value-type="float" office:value="0.0019885905" calcext:value-type="float">
            <text:p>0.0019885905</text:p>
          </table:table-cell>
          <table:table-cell office:value-type="float" office:value="25650.1712362429" calcext:value-type="float">
            <text:p>25650.1712362429</text:p>
          </table:table-cell>
          <table:table-cell office:value-type="float" office:value="8.79" calcext:value-type="float">
            <text:p>8.79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6449974557" calcext:value-type="float">
            <text:p>0.6449974557</text:p>
          </table:table-cell>
          <table:table-cell office:value-type="float" office:value="-0.009675" calcext:value-type="float">
            <text:p>-0.009675</text:p>
          </table:table-cell>
          <table:table-cell office:value-type="float" office:value="148.236658699" calcext:value-type="float">
            <text:p>148.236658699</text:p>
          </table:table-cell>
        </table:table-row>
        <table:table-row table:style-name="ro1">
          <table:table-cell office:value-type="string" calcext:value-type="string">
            <text:p>01/05/1990</text:p>
          </table:table-cell>
          <table:table-cell office:value-type="float" office:value="350.25" calcext:value-type="float">
            <text:p>350.25</text:p>
          </table:table-cell>
          <table:table-cell office:value-type="float" office:value="11.55" calcext:value-type="float">
            <text:p>11.55</text:p>
          </table:table-cell>
          <table:table-cell office:value-type="float" office:value="3.2976445396" calcext:value-type="float">
            <text:p>3.2976445396</text:p>
          </table:table-cell>
          <table:table-cell office:value-type="float" office:value="0.0385379827" calcext:value-type="float">
            <text:p>0.0385379827</text:p>
          </table:table-cell>
          <table:table-cell office:value-type="float" office:value="26638.6770923947" calcext:value-type="float">
            <text:p>26638.6770923947</text:p>
          </table:table-cell>
          <table:table-cell office:value-type="float" office:value="8.76" calcext:value-type="float">
            <text:p>8.76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6466421992" calcext:value-type="float">
            <text:p>0.6466421992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149.6967897872" calcext:value-type="float">
            <text:p>149.6967897872</text:p>
          </table:table-cell>
        </table:table-row>
        <table:table-row table:style-name="ro1">
          <table:table-cell office:value-type="string" calcext:value-type="string">
            <text:p>01/06/1990</text:p>
          </table:table-cell>
          <table:table-cell office:value-type="float" office:value="360.39" calcext:value-type="float">
            <text:p>360.39</text:p>
          </table:table-cell>
          <table:table-cell office:value-type="float" office:value="11.66" calcext:value-type="float">
            <text:p>11.66</text:p>
          </table:table-cell>
          <table:table-cell office:value-type="float" office:value="3.2353838897" calcext:value-type="float">
            <text:p>3.2353838897</text:p>
          </table:table-cell>
          <table:table-cell office:value-type="float" office:value="0.0317249584" calcext:value-type="float">
            <text:p>0.0317249584</text:p>
          </table:table-cell>
          <table:table-cell office:value-type="float" office:value="27483.7880139983" calcext:value-type="float">
            <text:p>27483.7880139983</text:p>
          </table:table-cell>
          <table:table-cell office:value-type="float" office:value="8.48" calcext:value-type="float">
            <text:p>8.4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6620322836" calcext:value-type="float">
            <text:p>0.6620322836</text:p>
          </table:table-cell>
          <table:table-cell office:value-type="float" office:value="0.0308666667" calcext:value-type="float">
            <text:p>0.0308666667</text:p>
          </table:table-cell>
          <table:table-cell office:value-type="float" office:value="154.3174306986" calcext:value-type="float">
            <text:p>154.3174306986</text:p>
          </table:table-cell>
        </table:table-row>
        <table:table-row table:style-name="ro1">
          <table:table-cell office:value-type="string" calcext:value-type="string">
            <text:p>01/07/1990</text:p>
          </table:table-cell>
          <table:table-cell office:value-type="float" office:value="360.03" calcext:value-type="float">
            <text:p>360.03</text:p>
          </table:table-cell>
          <table:table-cell office:value-type="float" office:value="11.73" calcext:value-type="float">
            <text:p>11.73</text:p>
          </table:table-cell>
          <table:table-cell office:value-type="float" office:value="3.2580618282" calcext:value-type="float">
            <text:p>3.2580618282</text:p>
          </table:table-cell>
          <table:table-cell office:value-type="float" office:value="0.0017126585" calcext:value-type="float">
            <text:p>0.0017126585</text:p>
          </table:table-cell>
          <table:table-cell office:value-type="float" office:value="27530.8583573956" calcext:value-type="float">
            <text:p>27530.8583573956</text:p>
          </table:table-cell>
          <table:table-cell office:value-type="float" office:value="8.47" calcext:value-type="float">
            <text:p>8.4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662595011" calcext:value-type="float">
            <text:p>0.662595011</text:p>
          </table:table-cell>
          <table:table-cell office:value-type="float" office:value="0.0079083333" calcext:value-type="float">
            <text:p>0.0079083333</text:p>
          </table:table-cell>
          <table:table-cell office:value-type="float" office:value="155.5378243797" calcext:value-type="float">
            <text:p>155.5378243797</text:p>
          </table:table-cell>
        </table:table-row>
        <table:table-row table:style-name="ro1">
          <table:table-cell office:value-type="string" calcext:value-type="string">
            <text:p>01/08/1990</text:p>
          </table:table-cell>
          <table:table-cell office:value-type="float" office:value="330.75" calcext:value-type="float">
            <text:p>330.75</text:p>
          </table:table-cell>
          <table:table-cell office:value-type="float" office:value="11.78" calcext:value-type="float">
            <text:p>11.78</text:p>
          </table:table-cell>
          <table:table-cell office:value-type="float" office:value="3.5616024187" calcext:value-type="float">
            <text:p>3.5616024187</text:p>
          </table:table-cell>
          <table:table-cell office:value-type="float" office:value="-0.0785991677" calcext:value-type="float">
            <text:p>-0.0785991677</text:p>
          </table:table-cell>
          <table:table-cell office:value-type="float" office:value="25366.9558054851" calcext:value-type="float">
            <text:p>25366.9558054851</text:p>
          </table:table-cell>
          <table:table-cell office:value-type="float" office:value="8.75" calcext:value-type="float">
            <text:p>8.75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6468252497" calcext:value-type="float">
            <text:p>0.6468252497</text:p>
          </table:table-cell>
          <table:table-cell office:value-type="float" office:value="-0.0165083333" calcext:value-type="float">
            <text:p>-0.0165083333</text:p>
          </table:table-cell>
          <table:table-cell office:value-type="float" office:value="152.9701541289" calcext:value-type="float">
            <text:p>152.9701541289</text:p>
          </table:table-cell>
        </table:table-row>
        <table:table-row table:style-name="ro1">
          <table:table-cell office:value-type="string" calcext:value-type="string">
            <text:p>01/09/1990</text:p>
          </table:table-cell>
          <table:table-cell office:value-type="float" office:value="315.41" calcext:value-type="float">
            <text:p>315.41</text:p>
          </table:table-cell>
          <table:table-cell office:value-type="float" office:value="11.83" calcext:value-type="float">
            <text:p>11.83</text:p>
          </table:table-cell>
          <table:table-cell office:value-type="float" office:value="3.7506737263" calcext:value-type="float">
            <text:p>3.7506737263</text:p>
          </table:table-cell>
          <table:table-cell office:value-type="float" office:value="-0.043398841" calcext:value-type="float">
            <text:p>-0.043398841</text:p>
          </table:table-cell>
          <table:table-cell office:value-type="float" office:value="24266.0593233751" calcext:value-type="float">
            <text:p>24266.0593233751</text:p>
          </table:table-cell>
          <table:table-cell office:value-type="float" office:value="8.89" calcext:value-type="float">
            <text:p>8.89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6391280293" calcext:value-type="float">
            <text:p>0.6391280293</text:p>
          </table:table-cell>
          <table:table-cell office:value-type="float" office:value="-0.0044916667" calcext:value-type="float">
            <text:p>-0.0044916667</text:p>
          </table:table-cell>
          <table:table-cell office:value-type="float" office:value="152.2830631866" calcext:value-type="float">
            <text:p>152.2830631866</text:p>
          </table:table-cell>
        </table:table-row>
        <table:table-row table:style-name="ro1">
          <table:table-cell office:value-type="string" calcext:value-type="string">
            <text:p>01/10/1990</text:p>
          </table:table-cell>
          <table:table-cell office:value-type="float" office:value="307.12" calcext:value-type="float">
            <text:p>307.12</text:p>
          </table:table-cell>
          <table:table-cell office:value-type="float" office:value="11.93" calcext:value-type="float">
            <text:p>11.93</text:p>
          </table:table-cell>
          <table:table-cell office:value-type="float" office:value="3.8844751237" calcext:value-type="float">
            <text:p>3.8844751237</text:p>
          </table:table-cell>
          <table:table-cell office:value-type="float" office:value="-0.0231321402" calcext:value-type="float">
            <text:p>-0.0231321402</text:p>
          </table:table-cell>
          <table:table-cell office:value-type="float" office:value="23704.7334375552" calcext:value-type="float">
            <text:p>23704.7334375552</text:p>
          </table:table-cell>
          <table:table-cell office:value-type="float" office:value="8.72" calcext:value-type="float">
            <text:p>8.7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6483634293" calcext:value-type="float">
            <text:p>0.6483634293</text:p>
          </table:table-cell>
          <table:table-cell office:value-type="float" office:value="0.0217166667" calcext:value-type="float">
            <text:p>0.0217166667</text:p>
          </table:table-cell>
          <table:table-cell office:value-type="float" office:value="155.5901437088" calcext:value-type="float">
            <text:p>155.5901437088</text:p>
          </table:table-cell>
        </table:table-row>
        <table:table-row table:style-name="ro1">
          <table:table-cell office:value-type="string" calcext:value-type="string">
            <text:p>01/11/1990</text:p>
          </table:table-cell>
          <table:table-cell office:value-type="float" office:value="315.29" calcext:value-type="float">
            <text:p>315.29</text:p>
          </table:table-cell>
          <table:table-cell office:value-type="float" office:value="12.01" calcext:value-type="float">
            <text:p>12.01</text:p>
          </table:table-cell>
          <table:table-cell office:value-type="float" office:value="3.8091915379" calcext:value-type="float">
            <text:p>3.8091915379</text:p>
          </table:table-cell>
          <table:table-cell office:value-type="float" office:value="0.0298616447" calcext:value-type="float">
            <text:p>0.0298616447</text:p>
          </table:table-cell>
          <table:table-cell office:value-type="float" office:value="24412.5957661845" calcext:value-type="float">
            <text:p>24412.5957661845</text:p>
          </table:table-cell>
          <table:table-cell office:value-type="float" office:value="8.39" calcext:value-type="float">
            <text:p>8.39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6665500235" calcext:value-type="float">
            <text:p>0.6665500235</text:p>
          </table:table-cell>
          <table:table-cell office:value-type="float" office:value="0.0350416667" calcext:value-type="float">
            <text:p>0.0350416667</text:p>
          </table:table-cell>
          <table:table-cell office:value-type="float" office:value="161.0422816613" calcext:value-type="float">
            <text:p>161.0422816613</text:p>
          </table:table-cell>
        </table:table-row>
        <table:table-row table:style-name="ro1">
          <table:table-cell office:value-type="string" calcext:value-type="string">
            <text:p>01/12/1990</text:p>
          </table:table-cell>
          <table:table-cell office:value-type="float" office:value="328.75" calcext:value-type="float">
            <text:p>328.75</text:p>
          </table:table-cell>
          <table:table-cell office:value-type="float" office:value="12.09" calcext:value-type="float">
            <text:p>12.09</text:p>
          </table:table-cell>
          <table:table-cell office:value-type="float" office:value="3.6775665399" calcext:value-type="float">
            <text:p>3.6775665399</text:p>
          </table:table-cell>
          <table:table-cell office:value-type="float" office:value="0.0458863269" calcext:value-type="float">
            <text:p>0.0458863269</text:p>
          </table:table-cell>
          <table:table-cell office:value-type="float" office:value="25532.8001153464" calcext:value-type="float">
            <text:p>25532.8001153464</text:p>
          </table:table-cell>
          <table:table-cell office:value-type="float" office:value="8.08" calcext:value-type="float">
            <text:p>8.08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6841136166" calcext:value-type="float">
            <text:p>0.6841136166</text:p>
          </table:table-cell>
          <table:table-cell office:value-type="float" office:value="0.0330833333" calcext:value-type="float">
            <text:p>0.0330833333</text:p>
          </table:table-cell>
          <table:table-cell office:value-type="float" office:value="166.3700971462" calcext:value-type="float">
            <text:p>166.3700971462</text:p>
          </table:table-cell>
        </table:table-row>
        <table:table-row table:style-name="ro1">
          <table:table-cell office:value-type="string" calcext:value-type="string">
            <text:p>01/01/1991</text:p>
          </table:table-cell>
          <table:table-cell office:value-type="float" office:value="325.49" calcext:value-type="float">
            <text:p>325.49</text:p>
          </table:table-cell>
          <table:table-cell office:value-type="float" office:value="12.11" calcext:value-type="float">
            <text:p>12.11</text:p>
          </table:table-cell>
          <table:table-cell office:value-type="float" office:value="3.72054441" calcext:value-type="float">
            <text:p>3.72054441</text:p>
          </table:table-cell>
          <table:table-cell office:value-type="float" office:value="-0.0068474778" calcext:value-type="float">
            <text:p>-0.0068474778</text:p>
          </table:table-cell>
          <table:table-cell office:value-type="float" office:value="25357.9648328735" calcext:value-type="float">
            <text:p>25357.9648328735</text:p>
          </table:table-cell>
          <table:table-cell office:value-type="float" office:value="8.09" calcext:value-type="float">
            <text:p>8.09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68353212" calcext:value-type="float">
            <text:p>0.68353212</text:p>
          </table:table-cell>
          <table:table-cell office:value-type="float" office:value="0.0058916667" calcext:value-type="float">
            <text:p>0.0058916667</text:p>
          </table:table-cell>
          <table:table-cell office:value-type="float" office:value="167.3502943019" calcext:value-type="float">
            <text:p>167.3502943019</text:p>
          </table:table-cell>
        </table:table-row>
        <table:table-row table:style-name="ro1">
          <table:table-cell office:value-type="string" calcext:value-type="string">
            <text:p>01/02/1991</text:p>
          </table:table-cell>
          <table:table-cell office:value-type="float" office:value="362.26" calcext:value-type="float">
            <text:p>362.26</text:p>
          </table:table-cell>
          <table:table-cell office:value-type="float" office:value="12.11" calcext:value-type="float">
            <text:p>12.11</text:p>
          </table:table-cell>
          <table:table-cell office:value-type="float" office:value="3.3429028874" calcext:value-type="float">
            <text:p>3.3429028874</text:p>
          </table:table-cell>
          <table:table-cell office:value-type="float" office:value="0.1160694389" calcext:value-type="float">
            <text:p>0.1160694389</text:p>
          </table:table-cell>
          <table:table-cell office:value-type="float" office:value="28301.2495826013" calcext:value-type="float">
            <text:p>28301.2495826013</text:p>
          </table:table-cell>
          <table:table-cell office:value-type="float" office:value="7.85" calcext:value-type="float">
            <text:p>7.85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6974761753" calcext:value-type="float">
            <text:p>0.6974761753</text:p>
          </table:table-cell>
          <table:table-cell office:value-type="float" office:value="0.0269416667" calcext:value-type="float">
            <text:p>0.0269416667</text:p>
          </table:table-cell>
          <table:table-cell office:value-type="float" office:value="171.8589901476" calcext:value-type="float">
            <text:p>171.8589901476</text:p>
          </table:table-cell>
        </table:table-row>
        <table:table-row table:style-name="ro1">
          <table:table-cell office:value-type="string" calcext:value-type="string">
            <text:p>01/03/1991</text:p>
          </table:table-cell>
          <table:table-cell office:value-type="float" office:value="372.28" calcext:value-type="float">
            <text:p>372.28</text:p>
          </table:table-cell>
          <table:table-cell office:value-type="float" office:value="12.11" calcext:value-type="float">
            <text:p>12.11</text:p>
          </table:table-cell>
          <table:table-cell office:value-type="float" office:value="3.2529279037" calcext:value-type="float">
            <text:p>3.2529279037</text:p>
          </table:table-cell>
          <table:table-cell office:value-type="float" office:value="0.0304454443" calcext:value-type="float">
            <text:p>0.0304454443</text:p>
          </table:table-cell>
          <table:table-cell office:value-type="float" office:value="29162.8937015254" calcext:value-type="float">
            <text:p>29162.8937015254</text:p>
          </table:table-cell>
          <table:table-cell office:value-type="float" office:value="8.11" calcext:value-type="float">
            <text:p>8.11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6820619518" calcext:value-type="float">
            <text:p>0.6820619518</text:p>
          </table:table-cell>
          <table:table-cell office:value-type="float" office:value="-0.0153416667" calcext:value-type="float">
            <text:p>-0.0153416667</text:p>
          </table:table-cell>
          <table:table-cell office:value-type="float" office:value="169.2223868071" calcext:value-type="float">
            <text:p>169.2223868071</text:p>
          </table:table-cell>
        </table:table-row>
        <table:table-row table:style-name="ro1">
          <table:table-cell office:value-type="string" calcext:value-type="string">
            <text:p>01/04/1991</text:p>
          </table:table-cell>
          <table:table-cell office:value-type="float" office:value="379.68" calcext:value-type="float">
            <text:p>379.68</text:p>
          </table:table-cell>
          <table:table-cell office:value-type="float" office:value="12.13" calcext:value-type="float">
            <text:p>12.13</text:p>
          </table:table-cell>
          <table:table-cell office:value-type="float" office:value="3.1947956174" calcext:value-type="float">
            <text:p>3.1947956174</text:p>
          </table:table-cell>
          <table:table-cell office:value-type="float" office:value="0.0225927617" calcext:value-type="float">
            <text:p>0.0225927617</text:p>
          </table:table-cell>
          <table:table-cell office:value-type="float" office:value="29821.7640100063" calcext:value-type="float">
            <text:p>29821.7640100063</text:p>
          </table:table-cell>
          <table:table-cell office:value-type="float" office:value="8.04" calcext:value-type="float">
            <text:p>8.04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6861202204" calcext:value-type="float">
            <text:p>0.6861202204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171.3630500002" calcext:value-type="float">
            <text:p>171.3630500002</text:p>
          </table:table-cell>
        </table:table-row>
        <table:table-row table:style-name="ro1">
          <table:table-cell office:value-type="string" calcext:value-type="string">
            <text:p>01/05/1991</text:p>
          </table:table-cell>
          <table:table-cell office:value-type="float" office:value="377.99" calcext:value-type="float">
            <text:p>377.99</text:p>
          </table:table-cell>
          <table:table-cell office:value-type="float" office:value="12.14" calcext:value-type="float">
            <text:p>12.14</text:p>
          </table:table-cell>
          <table:table-cell office:value-type="float" office:value="3.2117251779" calcext:value-type="float">
            <text:p>3.2117251779</text:p>
          </table:table-cell>
          <table:table-cell office:value-type="float" office:value="-0.0017865922" calcext:value-type="float">
            <text:p>-0.0017865922</text:p>
          </table:table-cell>
          <table:table-cell office:value-type="float" office:value="29768.4846784987" calcext:value-type="float">
            <text:p>29768.4846784987</text:p>
          </table:table-cell>
          <table:table-cell office:value-type="float" office:value="8.07" calcext:value-type="float">
            <text:p>8.0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6843706139" calcext:value-type="float">
            <text:p>0.6843706139</text:p>
          </table:table-cell>
          <table:table-cell office:value-type="float" office:value="0.004175" calcext:value-type="float">
            <text:p>0.004175</text:p>
          </table:table-cell>
          <table:table-cell office:value-type="float" office:value="172.0784907339" calcext:value-type="float">
            <text:p>172.0784907339</text:p>
          </table:table-cell>
        </table:table-row>
        <table:table-row table:style-name="ro1">
          <table:table-cell office:value-type="string" calcext:value-type="string">
            <text:p>01/06/1991</text:p>
          </table:table-cell>
          <table:table-cell office:value-type="float" office:value="378.29" calcext:value-type="float">
            <text:p>378.29</text:p>
          </table:table-cell>
          <table:table-cell office:value-type="float" office:value="12.15" calcext:value-type="float">
            <text:p>12.15</text:p>
          </table:table-cell>
          <table:table-cell office:value-type="float" office:value="3.2118216183" calcext:value-type="float">
            <text:p>3.2118216183</text:p>
          </table:table-cell>
          <table:table-cell office:value-type="float" office:value="0.0034723141" calcext:value-type="float">
            <text:p>0.0034723141</text:p>
          </table:table-cell>
          <table:table-cell office:value-type="float" office:value="29871.8502070591" calcext:value-type="float">
            <text:p>29871.8502070591</text:p>
          </table:table-cell>
          <table:table-cell office:value-type="float" office:value="8.28" calcext:value-type="float">
            <text:p>8.28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6721545984" calcext:value-type="float">
            <text:p>0.6721545984</text:p>
          </table:table-cell>
          <table:table-cell office:value-type="float" office:value="-0.01095" calcext:value-type="float">
            <text:p>-0.01095</text:p>
          </table:table-cell>
          <table:table-cell office:value-type="float" office:value="170.1942312604" calcext:value-type="float">
            <text:p>170.1942312604</text:p>
          </table:table-cell>
        </table:table-row>
        <table:table-row table:style-name="ro1">
          <table:table-cell office:value-type="string" calcext:value-type="string">
            <text:p>01/07/1991</text:p>
          </table:table-cell>
          <table:table-cell office:value-type="float" office:value="380.23" calcext:value-type="float">
            <text:p>380.23</text:p>
          </table:table-cell>
          <table:table-cell office:value-type="float" office:value="12.19" calcext:value-type="float">
            <text:p>12.19</text:p>
          </table:table-cell>
          <table:table-cell office:value-type="float" office:value="3.2059542908" calcext:value-type="float">
            <text:p>3.2059542908</text:p>
          </table:table-cell>
          <table:table-cell office:value-type="float" office:value="0.0078143972" calcext:value-type="float">
            <text:p>0.0078143972</text:p>
          </table:table-cell>
          <table:table-cell office:value-type="float" office:value="30105.2807109824" calcext:value-type="float">
            <text:p>30105.2807109824</text:p>
          </table:table-cell>
          <table:table-cell office:value-type="float" office:value="8.27" calcext:value-type="float">
            <text:p>8.2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6727259298" calcext:value-type="float">
            <text:p>0.6727259298</text:p>
          </table:table-cell>
          <table:table-cell office:value-type="float" office:value="0.0077416667" calcext:value-type="float">
            <text:p>0.0077416667</text:p>
          </table:table-cell>
          <table:table-cell office:value-type="float" office:value="171.5118182674" calcext:value-type="float">
            <text:p>171.5118182674</text:p>
          </table:table-cell>
        </table:table-row>
        <table:table-row table:style-name="ro1">
          <table:table-cell office:value-type="string" calcext:value-type="string">
            <text:p>01/08/1991</text:p>
          </table:table-cell>
          <table:table-cell office:value-type="float" office:value="389.4" calcext:value-type="float">
            <text:p>389.4</text:p>
          </table:table-cell>
          <table:table-cell office:value-type="float" office:value="12.24" calcext:value-type="float">
            <text:p>12.24</text:p>
          </table:table-cell>
          <table:table-cell office:value-type="float" office:value="3.1432973806" calcext:value-type="float">
            <text:p>3.1432973806</text:p>
          </table:table-cell>
          <table:table-cell office:value-type="float" office:value="0.0267988454" calcext:value-type="float">
            <text:p>0.0267988454</text:p>
          </table:table-cell>
          <table:table-cell office:value-type="float" office:value="30912.0674755531" calcext:value-type="float">
            <text:p>30912.0674755531</text:p>
          </table:table-cell>
          <table:table-cell office:value-type="float" office:value="7.9" calcext:value-type="float">
            <text:p>7.9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6938831603" calcext:value-type="float">
            <text:p>0.6938831603</text:p>
          </table:table-cell>
          <table:table-cell office:value-type="float" office:value="0.0380333333" calcext:value-type="float">
            <text:p>0.0380333333</text:p>
          </table:table-cell>
          <table:table-cell office:value-type="float" office:value="178.0349844222" calcext:value-type="float">
            <text:p>178.0349844222</text:p>
          </table:table-cell>
        </table:table-row>
        <table:table-row table:style-name="ro1">
          <table:table-cell office:value-type="string" calcext:value-type="string">
            <text:p>01/09/1991</text:p>
          </table:table-cell>
          <table:table-cell office:value-type="float" office:value="387.2" calcext:value-type="float">
            <text:p>387.2</text:p>
          </table:table-cell>
          <table:table-cell office:value-type="float" office:value="12.28" calcext:value-type="float">
            <text:p>12.28</text:p>
          </table:table-cell>
          <table:table-cell office:value-type="float" office:value="3.1714876033" calcext:value-type="float">
            <text:p>3.1714876033</text:p>
          </table:table-cell>
          <table:table-cell office:value-type="float" office:value="-0.0030217429" calcext:value-type="float">
            <text:p>-0.0030217429</text:p>
          </table:table-cell>
          <table:table-cell office:value-type="float" office:value="30818.6591566106" calcext:value-type="float">
            <text:p>30818.6591566106</text:p>
          </table:table-cell>
          <table:table-cell office:value-type="float" office:value="7.65" calcext:value-type="float">
            <text:p>7.65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7086281775" calcext:value-type="float">
            <text:p>0.7086281775</text:p>
          </table:table-cell>
          <table:table-cell office:value-type="float" office:value="0.027625" calcext:value-type="float">
            <text:p>0.027625</text:p>
          </table:table-cell>
          <table:table-cell office:value-type="float" office:value="182.9532008668" calcext:value-type="float">
            <text:p>182.9532008668</text:p>
          </table:table-cell>
        </table:table-row>
        <table:table-row table:style-name="ro1">
          <table:table-cell office:value-type="string" calcext:value-type="string">
            <text:p>01/10/1991</text:p>
          </table:table-cell>
          <table:table-cell office:value-type="float" office:value="386.88" calcext:value-type="float">
            <text:p>386.88</text:p>
          </table:table-cell>
          <table:table-cell office:value-type="float" office:value="12.25" calcext:value-type="float">
            <text:p>12.25</text:p>
          </table:table-cell>
          <table:table-cell office:value-type="float" office:value="3.166356493" calcext:value-type="float">
            <text:p>3.166356493</text:p>
          </table:table-cell>
          <table:table-cell office:value-type="float" office:value="0.0018107137" calcext:value-type="float">
            <text:p>0.0018107137</text:p>
          </table:table-cell>
          <table:table-cell office:value-type="float" office:value="30874.4629240611" calcext:value-type="float">
            <text:p>30874.4629240611</text:p>
          </table:table-cell>
          <table:table-cell office:value-type="float" office:value="7.53" calcext:value-type="float">
            <text:p>7.5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7158561849" calcext:value-type="float">
            <text:p>0.7158561849</text:p>
          </table:table-cell>
          <table:table-cell office:value-type="float" office:value="0.016475" calcext:value-type="float">
            <text:p>0.016475</text:p>
          </table:table-cell>
          <table:table-cell office:value-type="float" office:value="185.9673548511" calcext:value-type="float">
            <text:p>185.9673548511</text:p>
          </table:table-cell>
        </table:table-row>
        <table:table-row table:style-name="ro1">
          <table:table-cell office:value-type="string" calcext:value-type="string">
            <text:p>01/11/1991</text:p>
          </table:table-cell>
          <table:table-cell office:value-type="float" office:value="385.92" calcext:value-type="float">
            <text:p>385.92</text:p>
          </table:table-cell>
          <table:table-cell office:value-type="float" office:value="12.23" calcext:value-type="float">
            <text:p>12.23</text:p>
          </table:table-cell>
          <table:table-cell office:value-type="float" office:value="3.1690505804" calcext:value-type="float">
            <text:p>3.1690505804</text:p>
          </table:table-cell>
          <table:table-cell office:value-type="float" office:value="0.000152222" calcext:value-type="float">
            <text:p>0.000152222</text:p>
          </table:table-cell>
          <table:table-cell office:value-type="float" office:value="30879.1626980971" calcext:value-type="float">
            <text:p>30879.1626980971</text:p>
          </table:table-cell>
          <table:table-cell office:value-type="float" office:value="7.42" calcext:value-type="float">
            <text:p>7.42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7225494402" calcext:value-type="float">
            <text:p>0.7225494402</text:p>
          </table:table-cell>
          <table:table-cell office:value-type="float" office:value="0.0155333333" calcext:value-type="float">
            <text:p>0.0155333333</text:p>
          </table:table-cell>
          <table:table-cell office:value-type="float" office:value="188.8560477631" calcext:value-type="float">
            <text:p>188.8560477631</text:p>
          </table:table-cell>
        </table:table-row>
        <table:table-row table:style-name="ro1">
          <table:table-cell office:value-type="string" calcext:value-type="string">
            <text:p>01/12/1991</text:p>
          </table:table-cell>
          <table:table-cell office:value-type="float" office:value="388.51" calcext:value-type="float">
            <text:p>388.51</text:p>
          </table:table-cell>
          <table:table-cell office:value-type="float" office:value="12.2" calcext:value-type="float">
            <text:p>12.2</text:p>
          </table:table-cell>
          <table:table-cell office:value-type="float" office:value="3.1402023114" calcext:value-type="float">
            <text:p>3.1402023114</text:p>
          </table:table-cell>
          <table:table-cell office:value-type="float" office:value="0.0093456329" calcext:value-type="float">
            <text:p>0.0093456329</text:p>
          </table:table-cell>
          <table:table-cell office:value-type="float" office:value="31167.748018365" calcext:value-type="float">
            <text:p>31167.748018365</text:p>
          </table:table-cell>
          <table:table-cell office:value-type="float" office:value="7.09" calcext:value-type="float">
            <text:p>7.09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742816952" calcext:value-type="float">
            <text:p>0.742816952</text:p>
          </table:table-cell>
          <table:table-cell office:value-type="float" office:value="0.0339583333" calcext:value-type="float">
            <text:p>0.0339583333</text:p>
          </table:table-cell>
          <table:table-cell office:value-type="float" office:value="195.2692843851" calcext:value-type="float">
            <text:p>195.2692843851</text:p>
          </table:table-cell>
        </table:table-row>
        <table:table-row table:style-name="ro1">
          <table:table-cell office:value-type="string" calcext:value-type="string">
            <text:p>01/01/1992</text:p>
          </table:table-cell>
          <table:table-cell office:value-type="float" office:value="416.08" calcext:value-type="float">
            <text:p>416.08</text:p>
          </table:table-cell>
          <table:table-cell office:value-type="float" office:value="12.24" calcext:value-type="float">
            <text:p>12.24</text:p>
          </table:table-cell>
          <table:table-cell office:value-type="float" office:value="2.9417419727" calcext:value-type="float">
            <text:p>2.9417419727</text:p>
          </table:table-cell>
          <table:table-cell office:value-type="float" office:value="0.0735888394" calcext:value-type="float">
            <text:p>0.0735888394</text:p>
          </table:table-cell>
          <table:table-cell office:value-type="float" office:value="33461.3464221257" calcext:value-type="float">
            <text:p>33461.3464221257</text:p>
          </table:table-cell>
          <table:table-cell office:value-type="float" office:value="7.03" calcext:value-type="float">
            <text:p>7.0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466053185" calcext:value-type="float">
            <text:p>0.7466053185</text:p>
          </table:table-cell>
          <table:table-cell office:value-type="float" office:value="0.0109583333" calcext:value-type="float">
            <text:p>0.0109583333</text:p>
          </table:table-cell>
          <table:table-cell office:value-type="float" office:value="197.4091102931" calcext:value-type="float">
            <text:p>197.4091102931</text:p>
          </table:table-cell>
        </table:table-row>
        <table:table-row table:style-name="ro1">
          <table:table-cell office:value-type="string" calcext:value-type="string">
            <text:p>01/02/1992</text:p>
          </table:table-cell>
          <table:table-cell office:value-type="float" office:value="412.56" calcext:value-type="float">
            <text:p>412.56</text:p>
          </table:table-cell>
          <table:table-cell office:value-type="float" office:value="12.28" calcext:value-type="float">
            <text:p>12.28</text:p>
          </table:table-cell>
          <table:table-cell office:value-type="float" office:value="2.9765367462" calcext:value-type="float">
            <text:p>2.9765367462</text:p>
          </table:table-cell>
          <table:table-cell office:value-type="float" office:value="-0.0060004486" calcext:value-type="float">
            <text:p>-0.0060004486</text:p>
          </table:table-cell>
          <table:table-cell office:value-type="float" office:value="33260.5633317731" calcext:value-type="float">
            <text:p>33260.5633317731</text:p>
          </table:table-cell>
          <table:table-cell office:value-type="float" office:value="7.34" calcext:value-type="float">
            <text:p>7.34</text:p>
          </table:table-cell>
          <table:table-cell office:value-type="float" office:value="-0.02635" calcext:value-type="float">
            <text:p>-0.02635</text:p>
          </table:table-cell>
          <table:table-cell office:value-type="float" office:value="0.7269322683" calcext:value-type="float">
            <text:p>0.7269322683</text:p>
          </table:table-cell>
          <table:table-cell office:value-type="float" office:value="-0.0202333333" calcext:value-type="float">
            <text:p>-0.0202333333</text:p>
          </table:table-cell>
          <table:table-cell office:value-type="float" office:value="193.4148659615" calcext:value-type="float">
            <text:p>193.4148659615</text:p>
          </table:table-cell>
        </table:table-row>
        <table:table-row table:style-name="ro1">
          <table:table-cell office:value-type="string" calcext:value-type="string">
            <text:p>01/03/1992</text:p>
          </table:table-cell>
          <table:table-cell office:value-type="float" office:value="407.36" calcext:value-type="float">
            <text:p>407.36</text:p>
          </table:table-cell>
          <table:table-cell office:value-type="float" office:value="12.32" calcext:value-type="float">
            <text:p>12.32</text:p>
          </table:table-cell>
          <table:table-cell office:value-type="float" office:value="3.0243519246" calcext:value-type="float">
            <text:p>3.0243519246</text:p>
          </table:table-cell>
          <table:table-cell office:value-type="float" office:value="-0.0101157003" calcext:value-type="float">
            <text:p>-0.0101157003</text:p>
          </table:table-cell>
          <table:table-cell office:value-type="float" office:value="32924.1094398836" calcext:value-type="float">
            <text:p>32924.1094398836</text:p>
          </table:table-cell>
          <table:table-cell office:value-type="float" office:value="7.54" calcext:value-type="float">
            <text:p>7.54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145744198" calcext:value-type="float">
            <text:p>0.7145744198</text:p>
          </table:table-cell>
          <table:table-cell office:value-type="float" office:value="-0.0107166667" calcext:value-type="float">
            <text:p>-0.0107166667</text:p>
          </table:table-cell>
          <table:table-cell office:value-type="float" office:value="191.3421033146" calcext:value-type="float">
            <text:p>191.3421033146</text:p>
          </table:table-cell>
        </table:table-row>
        <table:table-row table:style-name="ro1">
          <table:table-cell office:value-type="string" calcext:value-type="string">
            <text:p>01/04/1992</text:p>
          </table:table-cell>
          <table:table-cell office:value-type="float" office:value="407.41" calcext:value-type="float">
            <text:p>407.41</text:p>
          </table:table-cell>
          <table:table-cell office:value-type="float" office:value="12.32" calcext:value-type="float">
            <text:p>12.32</text:p>
          </table:table-cell>
          <table:table-cell office:value-type="float" office:value="3.0239807565" calcext:value-type="float">
            <text:p>3.0239807565</text:p>
          </table:table-cell>
          <table:table-cell office:value-type="float" office:value="0.0026430348" calcext:value-type="float">
            <text:p>0.0026430348</text:p>
          </table:table-cell>
          <table:table-cell office:value-type="float" office:value="33011.129007744" calcext:value-type="float">
            <text:p>33011.129007744</text:p>
          </table:table-cell>
          <table:table-cell office:value-type="float" office:value="7.48" calcext:value-type="float">
            <text:p>7.4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182187493" calcext:value-type="float">
            <text:p>0.7182187493</text:p>
          </table:table-cell>
          <table:table-cell office:value-type="float" office:value="0.0113333333" calcext:value-type="float">
            <text:p>0.0113333333</text:p>
          </table:table-cell>
          <table:table-cell office:value-type="float" office:value="193.5106471522" calcext:value-type="float">
            <text:p>193.5106471522</text:p>
          </table:table-cell>
        </table:table-row>
        <table:table-row table:style-name="ro1">
          <table:table-cell office:value-type="string" calcext:value-type="string">
            <text:p>01/05/1992</text:p>
          </table:table-cell>
          <table:table-cell office:value-type="float" office:value="414.81" calcext:value-type="float">
            <text:p>414.81</text:p>
          </table:table-cell>
          <table:table-cell office:value-type="float" office:value="12.32" calcext:value-type="float">
            <text:p>12.32</text:p>
          </table:table-cell>
          <table:table-cell office:value-type="float" office:value="2.9700344736" calcext:value-type="float">
            <text:p>2.9700344736</text:p>
          </table:table-cell>
          <table:table-cell office:value-type="float" office:value="0.0206835047" calcext:value-type="float">
            <text:p>0.0206835047</text:p>
          </table:table-cell>
          <table:table-cell office:value-type="float" office:value="33693.9148510924" calcext:value-type="float">
            <text:p>33693.9148510924</text:p>
          </table:table-cell>
          <table:table-cell office:value-type="float" office:value="7.39" calcext:value-type="float">
            <text:p>7.39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7237131227" calcext:value-type="float">
            <text:p>0.7237131227</text:p>
          </table:table-cell>
          <table:table-cell office:value-type="float" office:value="0.0138083333" calcext:value-type="float">
            <text:p>0.0138083333</text:p>
          </table:table-cell>
          <table:table-cell office:value-type="float" office:value="196.1827066716" calcext:value-type="float">
            <text:p>196.1827066716</text:p>
          </table:table-cell>
        </table:table-row>
        <table:table-row table:style-name="ro1">
          <table:table-cell office:value-type="string" calcext:value-type="string">
            <text:p>01/06/1992</text:p>
          </table:table-cell>
          <table:table-cell office:value-type="float" office:value="408.27" calcext:value-type="float">
            <text:p>408.27</text:p>
          </table:table-cell>
          <table:table-cell office:value-type="float" office:value="12.32" calcext:value-type="float">
            <text:p>12.32</text:p>
          </table:table-cell>
          <table:table-cell office:value-type="float" office:value="3.0176108948" calcext:value-type="float">
            <text:p>3.0176108948</text:p>
          </table:table-cell>
          <table:table-cell office:value-type="float" office:value="-0.0132912257" calcext:value-type="float">
            <text:p>-0.0132912257</text:p>
          </table:table-cell>
          <table:table-cell office:value-type="float" office:value="33246.0814240318" calcext:value-type="float">
            <text:p>33246.0814240318</text:p>
          </table:table-cell>
          <table:table-cell office:value-type="float" office:value="7.26" calcext:value-type="float">
            <text:p>7.2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7317101527" calcext:value-type="float">
            <text:p>0.7317101527</text:p>
          </table:table-cell>
          <table:table-cell office:value-type="float" office:value="0.0171" calcext:value-type="float">
            <text:p>0.0171</text:p>
          </table:table-cell>
          <table:table-cell office:value-type="float" office:value="199.5374309557" calcext:value-type="float">
            <text:p>199.5374309557</text:p>
          </table:table-cell>
        </table:table-row>
        <table:table-row table:style-name="ro1">
          <table:table-cell office:value-type="string" calcext:value-type="string">
            <text:p>01/07/1992</text:p>
          </table:table-cell>
          <table:table-cell office:value-type="float" office:value="415.05" calcext:value-type="float">
            <text:p>415.05</text:p>
          </table:table-cell>
          <table:table-cell office:value-type="float" office:value="12.34" calcext:value-type="float">
            <text:p>12.34</text:p>
          </table:table-cell>
          <table:table-cell office:value-type="float" office:value="2.9731357668" calcext:value-type="float">
            <text:p>2.9731357668</text:p>
          </table:table-cell>
          <table:table-cell office:value-type="float" office:value="0.0191260889" calcext:value-type="float">
            <text:p>0.0191260889</text:p>
          </table:table-cell>
          <table:table-cell office:value-type="float" office:value="33881.9489344008" calcext:value-type="float">
            <text:p>33881.9489344008</text:p>
          </table:table-cell>
          <table:table-cell office:value-type="float" office:value="6.84" calcext:value-type="float">
            <text:p>6.84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7578322052" calcext:value-type="float">
            <text:p>0.7578322052</text:p>
          </table:table-cell>
          <table:table-cell office:value-type="float" office:value="0.0414" calcext:value-type="float">
            <text:p>0.0414</text:p>
          </table:table-cell>
          <table:table-cell office:value-type="float" office:value="207.7982805973" calcext:value-type="float">
            <text:p>207.7982805973</text:p>
          </table:table-cell>
        </table:table-row>
        <table:table-row table:style-name="ro1">
          <table:table-cell office:value-type="string" calcext:value-type="string">
            <text:p>01/08/1992</text:p>
          </table:table-cell>
          <table:table-cell office:value-type="float" office:value="417.93" calcext:value-type="float">
            <text:p>417.93</text:p>
          </table:table-cell>
          <table:table-cell office:value-type="float" office:value="12.37" calcext:value-type="float">
            <text:p>12.37</text:p>
          </table:table-cell>
          <table:table-cell office:value-type="float" office:value="2.9598258081" calcext:value-type="float">
            <text:p>2.9598258081</text:p>
          </table:table-cell>
          <table:table-cell office:value-type="float" office:value="0.009421897" calcext:value-type="float">
            <text:p>0.009421897</text:p>
          </table:table-cell>
          <table:table-cell office:value-type="float" office:value="34201.1811660717" calcext:value-type="float">
            <text:p>34201.1811660717</text:p>
          </table:table-cell>
          <table:table-cell office:value-type="float" office:value="6.59" calcext:value-type="float">
            <text:p>6.59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7739361395" calcext:value-type="float">
            <text:p>0.7739361395</text:p>
          </table:table-cell>
          <table:table-cell office:value-type="float" office:value="0.0267416667" calcext:value-type="float">
            <text:p>0.0267416667</text:p>
          </table:table-cell>
          <table:table-cell office:value-type="float" office:value="213.3551529509" calcext:value-type="float">
            <text:p>213.3551529509</text:p>
          </table:table-cell>
        </table:table-row>
        <table:table-row table:style-name="ro1">
          <table:table-cell office:value-type="string" calcext:value-type="string">
            <text:p>01/09/1992</text:p>
          </table:table-cell>
          <table:table-cell office:value-type="float" office:value="418.48" calcext:value-type="float">
            <text:p>418.48</text:p>
          </table:table-cell>
          <table:table-cell office:value-type="float" office:value="12.4" calcext:value-type="float">
            <text:p>12.4</text:p>
          </table:table-cell>
          <table:table-cell office:value-type="float" office:value="2.9631045689" calcext:value-type="float">
            <text:p>2.9631045689</text:p>
          </table:table-cell>
          <table:table-cell office:value-type="float" office:value="0.0037885132" calcext:value-type="float">
            <text:p>0.0037885132</text:p>
          </table:table-cell>
          <table:table-cell office:value-type="float" office:value="34330.752793329" calcext:value-type="float">
            <text:p>34330.752793329</text:p>
          </table:table-cell>
          <table:table-cell office:value-type="float" office:value="6.42" calcext:value-type="float">
            <text:p>6.42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7851195168" calcext:value-type="float">
            <text:p>0.7851195168</text:p>
          </table:table-cell>
          <table:table-cell office:value-type="float" office:value="0.0198" calcext:value-type="float">
            <text:p>0.0198</text:p>
          </table:table-cell>
          <table:table-cell office:value-type="float" office:value="217.5795849794" calcext:value-type="float">
            <text:p>217.5795849794</text:p>
          </table:table-cell>
        </table:table-row>
        <table:table-row table:style-name="ro1">
          <table:table-cell office:value-type="string" calcext:value-type="string">
            <text:p>01/10/1992</text:p>
          </table:table-cell>
          <table:table-cell office:value-type="float" office:value="412.5" calcext:value-type="float">
            <text:p>412.5</text:p>
          </table:table-cell>
          <table:table-cell office:value-type="float" office:value="12.39" calcext:value-type="float">
            <text:p>12.39</text:p>
          </table:table-cell>
          <table:table-cell office:value-type="float" office:value="3.0036363636" calcext:value-type="float">
            <text:p>3.0036363636</text:p>
          </table:table-cell>
          <table:table-cell office:value-type="float" office:value="-0.0118232054" calcext:value-type="float">
            <text:p>-0.0118232054</text:p>
          </table:table-cell>
          <table:table-cell office:value-type="float" office:value="33924.8532511716" calcext:value-type="float">
            <text:p>33924.8532511716</text:p>
          </table:table-cell>
          <table:table-cell office:value-type="float" office:value="6.59" calcext:value-type="float">
            <text:p>6.59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7737745397" calcext:value-type="float">
            <text:p>0.7737745397</text:p>
          </table:table-cell>
          <table:table-cell office:value-type="float" office:value="-0.0089583333" calcext:value-type="float">
            <text:p>-0.0089583333</text:p>
          </table:table-cell>
          <table:table-cell office:value-type="float" office:value="215.6304345306" calcext:value-type="float">
            <text:p>215.6304345306</text:p>
          </table:table-cell>
        </table:table-row>
        <table:table-row table:style-name="ro1">
          <table:table-cell office:value-type="string" calcext:value-type="string">
            <text:p>01/11/1992</text:p>
          </table:table-cell>
          <table:table-cell office:value-type="float" office:value="422.84" calcext:value-type="float">
            <text:p>422.84</text:p>
          </table:table-cell>
          <table:table-cell office:value-type="float" office:value="12.38" calcext:value-type="float">
            <text:p>12.38</text:p>
          </table:table-cell>
          <table:table-cell office:value-type="float" office:value="2.9278213982" calcext:value-type="float">
            <text:p>2.9278213982</text:p>
          </table:table-cell>
          <table:table-cell office:value-type="float" office:value="0.0275683434" calcext:value-type="float">
            <text:p>0.0275683434</text:p>
          </table:table-cell>
          <table:table-cell office:value-type="float" office:value="34860.1052565596" calcext:value-type="float">
            <text:p>34860.1052565596</text:p>
          </table:table-cell>
          <table:table-cell office:value-type="float" office:value="6.87" calcext:value-type="float">
            <text:p>6.87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7553587057" calcext:value-type="float">
            <text:p>0.7553587057</text:p>
          </table:table-cell>
          <table:table-cell office:value-type="float" office:value="-0.018075" calcext:value-type="float">
            <text:p>-0.018075</text:p>
          </table:table-cell>
          <table:table-cell office:value-type="float" office:value="211.7329144264" calcext:value-type="float">
            <text:p>211.7329144264</text:p>
          </table:table-cell>
        </table:table-row>
        <table:table-row table:style-name="ro1">
          <table:table-cell office:value-type="string" calcext:value-type="string">
            <text:p>01/12/1992</text:p>
          </table:table-cell>
          <table:table-cell office:value-type="float" office:value="435.64" calcext:value-type="float">
            <text:p>435.64</text:p>
          </table:table-cell>
          <table:table-cell office:value-type="float" office:value="12.39" calcext:value-type="float">
            <text:p>12.39</text:p>
          </table:table-cell>
          <table:table-cell office:value-type="float" office:value="2.8440914517" calcext:value-type="float">
            <text:p>2.8440914517</text:p>
          </table:table-cell>
          <table:table-cell office:value-type="float" office:value="0.0327133195" calcext:value-type="float">
            <text:p>0.0327133195</text:p>
          </table:table-cell>
          <table:table-cell office:value-type="float" office:value="36000.4950161882" calcext:value-type="float">
            <text:p>36000.4950161882</text:p>
          </table:table-cell>
          <table:table-cell office:value-type="float" office:value="6.77" calcext:value-type="float">
            <text:p>6.77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7617792547" calcext:value-type="float">
            <text:p>0.7617792547</text:p>
          </table:table-cell>
          <table:table-cell office:value-type="float" office:value="0.0141416667" calcext:value-type="float">
            <text:p>0.0141416667</text:p>
          </table:table-cell>
          <table:table-cell office:value-type="float" office:value="214.7271707246" calcext:value-type="float">
            <text:p>214.7271707246</text:p>
          </table:table-cell>
        </table:table-row>
        <table:table-row table:style-name="ro1">
          <table:table-cell office:value-type="string" calcext:value-type="string">
            <text:p>01/01/1993</text:p>
          </table:table-cell>
          <table:table-cell office:value-type="float" office:value="435.23" calcext:value-type="float">
            <text:p>435.23</text:p>
          </table:table-cell>
          <table:table-cell office:value-type="float" office:value="12.41" calcext:value-type="float">
            <text:p>12.41</text:p>
          </table:table-cell>
          <table:table-cell office:value-type="float" office:value="2.8513659444" calcext:value-type="float">
            <text:p>2.8513659444</text:p>
          </table:table-cell>
          <table:table-cell office:value-type="float" office:value="0.0014333892" calcext:value-type="float">
            <text:p>0.0014333892</text:p>
          </table:table-cell>
          <table:table-cell office:value-type="float" office:value="36052.0977365737" calcext:value-type="float">
            <text:p>36052.0977365737</text:p>
          </table:table-cell>
          <table:table-cell office:value-type="float" office:value="6.6" calcext:value-type="float">
            <text:p>6.6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7727869649" calcext:value-type="float">
            <text:p>0.7727869649</text:p>
          </table:table-cell>
          <table:table-cell office:value-type="float" office:value="0.01995" calcext:value-type="float">
            <text:p>0.01995</text:p>
          </table:table-cell>
          <table:table-cell office:value-type="float" office:value="219.0109777806" calcext:value-type="float">
            <text:p>219.0109777806</text:p>
          </table:table-cell>
        </table:table-row>
        <table:table-row table:style-name="ro1">
          <table:table-cell office:value-type="string" calcext:value-type="string">
            <text:p>01/02/1993</text:p>
          </table:table-cell>
          <table:table-cell office:value-type="float" office:value="441.7" calcext:value-type="float">
            <text:p>441.7</text:p>
          </table:table-cell>
          <table:table-cell office:value-type="float" office:value="12.45" calcext:value-type="float">
            <text:p>12.45</text:p>
          </table:table-cell>
          <table:table-cell office:value-type="float" office:value="2.8186551958" calcext:value-type="float">
            <text:p>2.8186551958</text:p>
          </table:table-cell>
          <table:table-cell office:value-type="float" office:value="0.0172488684" calcext:value-type="float">
            <text:p>0.0172488684</text:p>
          </table:table-cell>
          <table:table-cell office:value-type="float" office:value="36673.955626495" calcext:value-type="float">
            <text:p>36673.955626495</text:p>
          </table:table-cell>
          <table:table-cell office:value-type="float" office:value="6.26" calcext:value-type="float">
            <text:p>6.26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7951205082" calcext:value-type="float">
            <text:p>0.7951205082</text:p>
          </table:table-cell>
          <table:table-cell office:value-type="float" office:value="0.0341166667" calcext:value-type="float">
            <text:p>0.0341166667</text:p>
          </table:table-cell>
          <table:table-cell office:value-type="float" office:value="226.4829023059" calcext:value-type="float">
            <text:p>226.4829023059</text:p>
          </table:table-cell>
        </table:table-row>
        <table:table-row table:style-name="ro1">
          <table:table-cell office:value-type="string" calcext:value-type="string">
            <text:p>01/03/1993</text:p>
          </table:table-cell>
          <table:table-cell office:value-type="float" office:value="450.16" calcext:value-type="float">
            <text:p>450.16</text:p>
          </table:table-cell>
          <table:table-cell office:value-type="float" office:value="12.48" calcext:value-type="float">
            <text:p>12.48</text:p>
          </table:table-cell>
          <table:table-cell office:value-type="float" office:value="2.7723476097" calcext:value-type="float">
            <text:p>2.7723476097</text:p>
          </table:table-cell>
          <table:table-cell office:value-type="float" office:value="0.0215078107" calcext:value-type="float">
            <text:p>0.0215078107</text:p>
          </table:table-cell>
          <table:table-cell office:value-type="float" office:value="37462.7321228765" calcext:value-type="float">
            <text:p>37462.7321228765</text:p>
          </table:table-cell>
          <table:table-cell office:value-type="float" office:value="5.98" calcext:value-type="float">
            <text:p>5.98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8140443763" calcext:value-type="float">
            <text:p>0.8140443763</text:p>
          </table:table-cell>
          <table:table-cell office:value-type="float" office:value="0.0287833333" calcext:value-type="float">
            <text:p>0.0287833333</text:p>
          </table:table-cell>
          <table:table-cell office:value-type="float" office:value="233.0018351772" calcext:value-type="float">
            <text:p>233.0018351772</text:p>
          </table:table-cell>
        </table:table-row>
        <table:table-row table:style-name="ro1">
          <table:table-cell office:value-type="string" calcext:value-type="string">
            <text:p>01/04/1993</text:p>
          </table:table-cell>
          <table:table-cell office:value-type="float" office:value="443.08" calcext:value-type="float">
            <text:p>443.08</text:p>
          </table:table-cell>
          <table:table-cell office:value-type="float" office:value="12.49" calcext:value-type="float">
            <text:p>12.49</text:p>
          </table:table-cell>
          <table:table-cell office:value-type="float" office:value="2.8189040354" calcext:value-type="float">
            <text:p>2.8189040354</text:p>
          </table:table-cell>
          <table:table-cell office:value-type="float" office:value="-0.0134149895" calcext:value-type="float">
            <text:p>-0.0134149895</text:p>
          </table:table-cell>
          <table:table-cell office:value-type="float" office:value="36960.1699653605" calcext:value-type="float">
            <text:p>36960.1699653605</text:p>
          </table:table-cell>
          <table:table-cell office:value-type="float" office:value="5.97" calcext:value-type="float">
            <text:p>5.9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814736314" calcext:value-type="float">
            <text:p>0.814736314</text:p>
          </table:table-cell>
          <table:table-cell office:value-type="float" office:value="0.005825" calcext:value-type="float">
            <text:p>0.005825</text:p>
          </table:table-cell>
          <table:table-cell office:value-type="float" office:value="234.3590708671" calcext:value-type="float">
            <text:p>234.3590708671</text:p>
          </table:table-cell>
        </table:table-row>
        <table:table-row table:style-name="ro1">
          <table:table-cell office:value-type="string" calcext:value-type="string">
            <text:p>01/05/1993</text:p>
          </table:table-cell>
          <table:table-cell office:value-type="float" office:value="445.25" calcext:value-type="float">
            <text:p>445.25</text:p>
          </table:table-cell>
          <table:table-cell office:value-type="float" office:value="12.51" calcext:value-type="float">
            <text:p>12.51</text:p>
          </table:table-cell>
          <table:table-cell office:value-type="float" office:value="2.8096574958" calcext:value-type="float">
            <text:p>2.8096574958</text:p>
          </table:table-cell>
          <table:table-cell office:value-type="float" office:value="0.007249763" calcext:value-type="float">
            <text:p>0.007249763</text:p>
          </table:table-cell>
          <table:table-cell office:value-type="float" office:value="37228.1224388799" calcext:value-type="float">
            <text:p>37228.1224388799</text:p>
          </table:table-cell>
          <table:table-cell office:value-type="float" office:value="6.04" calcext:value-type="float">
            <text:p>6.04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09888633" calcext:value-type="float">
            <text:p>0.809888633</text:p>
          </table:table-cell>
          <table:table-cell office:value-type="float" office:value="-0.0009166667" calcext:value-type="float">
            <text:p>-0.0009166667</text:p>
          </table:table-cell>
          <table:table-cell office:value-type="float" office:value="234.1442417188" calcext:value-type="float">
            <text:p>234.1442417188</text:p>
          </table:table-cell>
        </table:table-row>
        <table:table-row table:style-name="ro1">
          <table:table-cell office:value-type="string" calcext:value-type="string">
            <text:p>01/06/1993</text:p>
          </table:table-cell>
          <table:table-cell office:value-type="float" office:value="448.06" calcext:value-type="float">
            <text:p>448.06</text:p>
          </table:table-cell>
          <table:table-cell office:value-type="float" office:value="12.52" calcext:value-type="float">
            <text:p>12.52</text:p>
          </table:table-cell>
          <table:table-cell office:value-type="float" office:value="2.7942686247" calcext:value-type="float">
            <text:p>2.7942686247</text:p>
          </table:table-cell>
          <table:table-cell office:value-type="float" office:value="0.0086543141" calcext:value-type="float">
            <text:p>0.0086543141</text:p>
          </table:table-cell>
          <table:table-cell office:value-type="float" office:value="37550.3063021728" calcext:value-type="float">
            <text:p>37550.3063021728</text:p>
          </table:table-cell>
          <table:table-cell office:value-type="float" office:value="5.96" calcext:value-type="float">
            <text:p>5.9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8153958757" calcext:value-type="float">
            <text:p>0.8153958757</text:p>
          </table:table-cell>
          <table:table-cell office:value-type="float" office:value="0.0117666667" calcext:value-type="float">
            <text:p>0.0117666667</text:p>
          </table:table-cell>
          <table:table-cell office:value-type="float" office:value="236.8993389631" calcext:value-type="float">
            <text:p>236.8993389631</text:p>
          </table:table-cell>
        </table:table-row>
        <table:table-row table:style-name="ro1">
          <table:table-cell office:value-type="string" calcext:value-type="string">
            <text:p>01/07/1993</text:p>
          </table:table-cell>
          <table:table-cell office:value-type="float" office:value="447.29" calcext:value-type="float">
            <text:p>447.29</text:p>
          </table:table-cell>
          <table:table-cell office:value-type="float" office:value="12.52" calcext:value-type="float">
            <text:p>12.52</text:p>
          </table:table-cell>
          <table:table-cell office:value-type="float" office:value="2.7990788974" calcext:value-type="float">
            <text:p>2.7990788974</text:p>
          </table:table-cell>
          <table:table-cell office:value-type="float" office:value="0.0006100373" calcext:value-type="float">
            <text:p>0.0006100373</text:p>
          </table:table-cell>
          <table:table-cell office:value-type="float" office:value="37573.2133913779" calcext:value-type="float">
            <text:p>37573.2133913779</text:p>
          </table:table-cell>
          <table:table-cell office:value-type="float" office:value="5.81" calcext:value-type="float">
            <text:p>5.8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8257921731" calcext:value-type="float">
            <text:p>0.8257921731</text:p>
          </table:table-cell>
          <table:table-cell office:value-type="float" office:value="0.0175916667" calcext:value-type="float">
            <text:p>0.0175916667</text:p>
          </table:table-cell>
          <table:table-cell office:value-type="float" office:value="241.0667931677" calcext:value-type="float">
            <text:p>241.0667931677</text:p>
          </table:table-cell>
        </table:table-row>
        <table:table-row table:style-name="ro1">
          <table:table-cell office:value-type="string" calcext:value-type="string">
            <text:p>01/08/1993</text:p>
          </table:table-cell>
          <table:table-cell office:value-type="float" office:value="454.13" calcext:value-type="float">
            <text:p>454.13</text:p>
          </table:table-cell>
          <table:table-cell office:value-type="float" office:value="12.52" calcext:value-type="float">
            <text:p>12.52</text:p>
          </table:table-cell>
          <table:table-cell office:value-type="float" office:value="2.7569198247" calcext:value-type="float">
            <text:p>2.7569198247</text:p>
          </table:table-cell>
          <table:table-cell office:value-type="float" office:value="0.0176246581" calcext:value-type="float">
            <text:p>0.0176246581</text:p>
          </table:table-cell>
          <table:table-cell office:value-type="float" office:value="38235.4284321092" calcext:value-type="float">
            <text:p>38235.4284321092</text:p>
          </table:table-cell>
          <table:table-cell office:value-type="float" office:value="5.68" calcext:value-type="float">
            <text:p>5.68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8349171766" calcext:value-type="float">
            <text:p>0.8349171766</text:p>
          </table:table-cell>
          <table:table-cell office:value-type="float" office:value="0.0157833333" calcext:value-type="float">
            <text:p>0.0157833333</text:p>
          </table:table-cell>
          <table:table-cell office:value-type="float" office:value="244.8716307198" calcext:value-type="float">
            <text:p>244.8716307198</text:p>
          </table:table-cell>
        </table:table-row>
        <table:table-row table:style-name="ro1">
          <table:table-cell office:value-type="string" calcext:value-type="string">
            <text:p>01/09/1993</text:p>
          </table:table-cell>
          <table:table-cell office:value-type="float" office:value="459.24" calcext:value-type="float">
            <text:p>459.24</text:p>
          </table:table-cell>
          <table:table-cell office:value-type="float" office:value="12.52" calcext:value-type="float">
            <text:p>12.52</text:p>
          </table:table-cell>
          <table:table-cell office:value-type="float" office:value="2.7262433586" calcext:value-type="float">
            <text:p>2.7262433586</text:p>
          </table:table-cell>
          <table:table-cell office:value-type="float" office:value="0.0135497178" calcext:value-type="float">
            <text:p>0.0135497178</text:p>
          </table:table-cell>
          <table:table-cell office:value-type="float" office:value="38753.507696385" calcext:value-type="float">
            <text:p>38753.507696385</text:p>
          </table:table-cell>
          <table:table-cell office:value-type="float" office:value="5.36" calcext:value-type="float">
            <text:p>5.3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576269238" calcext:value-type="float">
            <text:p>0.8576269238</text:p>
          </table:table-cell>
          <table:table-cell office:value-type="float" office:value="0.0316666667" calcext:value-type="float">
            <text:p>0.0316666667</text:p>
          </table:table-cell>
          <table:table-cell office:value-type="float" office:value="252.6258990259" calcext:value-type="float">
            <text:p>252.6258990259</text:p>
          </table:table-cell>
        </table:table-row>
        <table:table-row table:style-name="ro1">
          <table:table-cell office:value-type="string" calcext:value-type="string">
            <text:p>01/10/1993</text:p>
          </table:table-cell>
          <table:table-cell office:value-type="float" office:value="463.9" calcext:value-type="float">
            <text:p>463.9</text:p>
          </table:table-cell>
          <table:table-cell office:value-type="float" office:value="12.54" calcext:value-type="float">
            <text:p>12.54</text:p>
          </table:table-cell>
          <table:table-cell office:value-type="float" office:value="2.7031687864" calcext:value-type="float">
            <text:p>2.7031687864</text:p>
          </table:table-cell>
          <table:table-cell office:value-type="float" office:value="0.0124226984" calcext:value-type="float">
            <text:p>0.0124226984</text:p>
          </table:table-cell>
          <table:table-cell office:value-type="float" office:value="39234.930833324" calcext:value-type="float">
            <text:p>39234.930833324</text:p>
          </table:table-cell>
          <table:table-cell office:value-type="float" office:value="5.33" calcext:value-type="float">
            <text:p>5.33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8598138724" calcext:value-type="float">
            <text:p>0.8598138724</text:p>
          </table:table-cell>
          <table:table-cell office:value-type="float" office:value="0.0069916667" calcext:value-type="float">
            <text:p>0.0069916667</text:p>
          </table:table-cell>
          <table:table-cell office:value-type="float" office:value="254.3921751033" calcext:value-type="float">
            <text:p>254.3921751033</text:p>
          </table:table-cell>
        </table:table-row>
        <table:table-row table:style-name="ro1">
          <table:table-cell office:value-type="string" calcext:value-type="string">
            <text:p>01/11/1993</text:p>
          </table:table-cell>
          <table:table-cell office:value-type="float" office:value="462.89" calcext:value-type="float">
            <text:p>462.89</text:p>
          </table:table-cell>
          <table:table-cell office:value-type="float" office:value="12.56" calcext:value-type="float">
            <text:p>12.56</text:p>
          </table:table-cell>
          <table:table-cell office:value-type="float" office:value="2.7133876299" calcext:value-type="float">
            <text:p>2.7133876299</text:p>
          </table:table-cell>
          <table:table-cell office:value-type="float" office:value="0.00007904" calcext:value-type="float">
            <text:p>0.00007904</text:p>
          </table:table-cell>
          <table:table-cell office:value-type="float" office:value="39238.0319631593" calcext:value-type="float">
            <text:p>39238.0319631593</text:p>
          </table:table-cell>
          <table:table-cell office:value-type="float" office:value="5.72" calcext:value-type="float">
            <text:p>5.72</text:p>
          </table:table-cell>
          <table:table-cell office:value-type="float" office:value="-0.03315" calcext:value-type="float">
            <text:p>-0.03315</text:p>
          </table:table-cell>
          <table:table-cell office:value-type="float" office:value="0.8313110426" calcext:value-type="float">
            <text:p>0.8313110426</text:p>
          </table:table-cell>
          <table:table-cell office:value-type="float" office:value="-0.0283833333" calcext:value-type="float">
            <text:p>-0.0283833333</text:p>
          </table:table-cell>
          <table:table-cell office:value-type="float" office:value="247.1716772" calcext:value-type="float">
            <text:p>247.1716772</text:p>
          </table:table-cell>
        </table:table-row>
        <table:table-row table:style-name="ro1">
          <table:table-cell office:value-type="string" calcext:value-type="string">
            <text:p>01/12/1993</text:p>
          </table:table-cell>
          <table:table-cell office:value-type="float" office:value="465.95" calcext:value-type="float">
            <text:p>465.95</text:p>
          </table:table-cell>
          <table:table-cell office:value-type="float" office:value="12.58" calcext:value-type="float">
            <text:p>12.58</text:p>
          </table:table-cell>
          <table:table-cell office:value-type="float" office:value="2.6998605001" calcext:value-type="float">
            <text:p>2.6998605001</text:p>
          </table:table-cell>
          <table:table-cell office:value-type="float" office:value="0.0088753988" calcext:value-type="float">
            <text:p>0.0088753988</text:p>
          </table:table-cell>
          <table:table-cell office:value-type="float" office:value="39586.2851435016" calcext:value-type="float">
            <text:p>39586.2851435016</text:p>
          </table:table-cell>
          <table:table-cell office:value-type="float" office:value="5.77" calcext:value-type="float">
            <text:p>5.77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8277779706" calcext:value-type="float">
            <text:p>0.8277779706</text:p>
          </table:table-cell>
          <table:table-cell office:value-type="float" office:value="0.0005583333" calcext:value-type="float">
            <text:p>0.0005583333</text:p>
          </table:table-cell>
          <table:table-cell office:value-type="float" office:value="247.3096813864" calcext:value-type="float">
            <text:p>247.3096813864</text:p>
          </table:table-cell>
        </table:table-row>
        <table:table-row table:style-name="ro1">
          <table:table-cell office:value-type="string" calcext:value-type="string">
            <text:p>01/01/1994</text:p>
          </table:table-cell>
          <table:table-cell office:value-type="float" office:value="472.99" calcext:value-type="float">
            <text:p>472.99</text:p>
          </table:table-cell>
          <table:table-cell office:value-type="float" office:value="12.62" calcext:value-type="float">
            <text:p>12.62</text:p>
          </table:table-cell>
          <table:table-cell office:value-type="float" office:value="2.6681325187" calcext:value-type="float">
            <text:p>2.6681325187</text:p>
          </table:table-cell>
          <table:table-cell office:value-type="float" office:value="0.0173665451" calcext:value-type="float">
            <text:p>0.0173665451</text:p>
          </table:table-cell>
          <table:table-cell office:value-type="float" office:value="40273.7621478609" calcext:value-type="float">
            <text:p>40273.7621478609</text:p>
          </table:table-cell>
          <table:table-cell office:value-type="float" office:value="5.75" calcext:value-type="float">
            <text:p>5.7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291851932" calcext:value-type="float">
            <text:p>0.8291851932</text:p>
          </table:table-cell>
          <table:table-cell office:value-type="float" office:value="0.0064916667" calcext:value-type="float">
            <text:p>0.0064916667</text:p>
          </table:table-cell>
          <table:table-cell office:value-type="float" office:value="248.9151334014" calcext:value-type="float">
            <text:p>248.9151334014</text:p>
          </table:table-cell>
        </table:table-row>
        <table:table-row table:style-name="ro1">
          <table:table-cell office:value-type="string" calcext:value-type="string">
            <text:p>01/02/1994</text:p>
          </table:table-cell>
          <table:table-cell office:value-type="float" office:value="471.58" calcext:value-type="float">
            <text:p>471.58</text:p>
          </table:table-cell>
          <table:table-cell office:value-type="float" office:value="12.67" calcext:value-type="float">
            <text:p>12.67</text:p>
          </table:table-cell>
          <table:table-cell office:value-type="float" office:value="2.6867127529" calcext:value-type="float">
            <text:p>2.6867127529</text:p>
          </table:table-cell>
          <table:table-cell office:value-type="float" office:value="-0.000749364" calcext:value-type="float">
            <text:p>-0.000749364</text:p>
          </table:table-cell>
          <table:table-cell office:value-type="float" office:value="40243.5824413584" calcext:value-type="float">
            <text:p>40243.5824413584</text:p>
          </table:table-cell>
          <table:table-cell office:value-type="float" office:value="5.97" calcext:value-type="float">
            <text:p>5.97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8136794301" calcext:value-type="float">
            <text:p>0.8136794301</text:p>
          </table:table-cell>
          <table:table-cell office:value-type="float" office:value="-0.013725" calcext:value-type="float">
            <text:p>-0.013725</text:p>
          </table:table-cell>
          <table:table-cell office:value-type="float" office:value="245.4987731955" calcext:value-type="float">
            <text:p>245.4987731955</text:p>
          </table:table-cell>
        </table:table-row>
        <table:table-row table:style-name="ro1">
          <table:table-cell office:value-type="string" calcext:value-type="string">
            <text:p>01/03/1994</text:p>
          </table:table-cell>
          <table:table-cell office:value-type="float" office:value="463.81" calcext:value-type="float">
            <text:p>463.81</text:p>
          </table:table-cell>
          <table:table-cell office:value-type="float" office:value="12.71" calcext:value-type="float">
            <text:p>12.71</text:p>
          </table:table-cell>
          <table:table-cell office:value-type="float" office:value="2.7403462625" calcext:value-type="float">
            <text:p>2.7403462625</text:p>
          </table:table-cell>
          <table:table-cell office:value-type="float" office:value="-0.01423053" calcext:value-type="float">
            <text:p>-0.01423053</text:p>
          </table:table-cell>
          <table:table-cell office:value-type="float" office:value="39670.8949344662" calcext:value-type="float">
            <text:p>39670.8949344662</text:p>
          </table:table-cell>
          <table:table-cell office:value-type="float" office:value="6.48" calcext:value-type="float">
            <text:p>6.48</text:p>
          </table:table-cell>
          <table:table-cell office:value-type="float" office:value="-0.04335" calcext:value-type="float">
            <text:p>-0.04335</text:p>
          </table:table-cell>
          <table:table-cell office:value-type="float" office:value="0.7784064268" calcext:value-type="float">
            <text:p>0.7784064268</text:p>
          </table:table-cell>
          <table:table-cell office:value-type="float" office:value="-0.03795" calcext:value-type="float">
            <text:p>-0.03795</text:p>
          </table:table-cell>
          <table:table-cell office:value-type="float" office:value="236.1820947527" calcext:value-type="float">
            <text:p>236.1820947527</text:p>
          </table:table-cell>
        </table:table-row>
        <table:table-row table:style-name="ro1">
          <table:table-cell office:value-type="string" calcext:value-type="string">
            <text:p>01/04/1994</text:p>
          </table:table-cell>
          <table:table-cell office:value-type="float" office:value="447.23" calcext:value-type="float">
            <text:p>447.23</text:p>
          </table:table-cell>
          <table:table-cell office:value-type="float" office:value="12.75" calcext:value-type="float">
            <text:p>12.75</text:p>
          </table:table-cell>
          <table:table-cell office:value-type="float" office:value="2.8508820965" calcext:value-type="float">
            <text:p>2.8508820965</text:p>
          </table:table-cell>
          <table:table-cell office:value-type="float" office:value="-0.0334559949" calcext:value-type="float">
            <text:p>-0.0334559949</text:p>
          </table:table-cell>
          <table:table-cell office:value-type="float" office:value="38343.6656753958" calcext:value-type="float">
            <text:p>38343.6656753958</text:p>
          </table:table-cell>
          <table:table-cell office:value-type="float" office:value="6.97" calcext:value-type="float">
            <text:p>6.97</text:p>
          </table:table-cell>
          <table:table-cell office:value-type="float" office:value="-0.04165" calcext:value-type="float">
            <text:p>-0.04165</text:p>
          </table:table-cell>
          <table:table-cell office:value-type="float" office:value="0.7459857991" calcext:value-type="float">
            <text:p>0.7459857991</text:p>
          </table:table-cell>
          <table:table-cell office:value-type="float" office:value="-0.0358416667" calcext:value-type="float">
            <text:p>-0.0358416667</text:p>
          </table:table-cell>
          <table:table-cell office:value-type="float" office:value="227.7169348399" calcext:value-type="float">
            <text:p>227.7169348399</text:p>
          </table:table-cell>
        </table:table-row>
        <table:table-row table:style-name="ro1">
          <table:table-cell office:value-type="string" calcext:value-type="string">
            <text:p>01/05/1994</text:p>
          </table:table-cell>
          <table:table-cell office:value-type="float" office:value="450.9" calcext:value-type="float">
            <text:p>450.9</text:p>
          </table:table-cell>
          <table:table-cell office:value-type="float" office:value="12.8" calcext:value-type="float">
            <text:p>12.8</text:p>
          </table:table-cell>
          <table:table-cell office:value-type="float" office:value="2.8387669106" calcext:value-type="float">
            <text:p>2.8387669106</text:p>
          </table:table-cell>
          <table:table-cell office:value-type="float" office:value="0.0105905053" calcext:value-type="float">
            <text:p>0.0105905053</text:p>
          </table:table-cell>
          <table:table-cell office:value-type="float" office:value="38749.7444683533" calcext:value-type="float">
            <text:p>38749.7444683533</text:p>
          </table:table-cell>
          <table:table-cell office:value-type="float" office:value="7.18" calcext:value-type="float">
            <text:p>7.18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7326699526" calcext:value-type="float">
            <text:p>0.7326699526</text:p>
          </table:table-cell>
          <table:table-cell office:value-type="float" office:value="-0.0118666667" calcext:value-type="float">
            <text:p>-0.0118666667</text:p>
          </table:table-cell>
          <table:table-cell office:value-type="float" office:value="225.0146938798" calcext:value-type="float">
            <text:p>225.0146938798</text:p>
          </table:table-cell>
        </table:table-row>
        <table:table-row table:style-name="ro1">
          <table:table-cell office:value-type="string" calcext:value-type="string">
            <text:p>01/06/1994</text:p>
          </table:table-cell>
          <table:table-cell office:value-type="float" office:value="454.83" calcext:value-type="float">
            <text:p>454.83</text:p>
          </table:table-cell>
          <table:table-cell office:value-type="float" office:value="12.84" calcext:value-type="float">
            <text:p>12.84</text:p>
          </table:table-cell>
          <table:table-cell office:value-type="float" office:value="2.8230327815" calcext:value-type="float">
            <text:p>2.8230327815</text:p>
          </table:table-cell>
          <table:table-cell office:value-type="float" office:value="0.0110889332" calcext:value-type="float">
            <text:p>0.0110889332</text:p>
          </table:table-cell>
          <table:table-cell office:value-type="float" office:value="39179.437798009" calcext:value-type="float">
            <text:p>39179.437798009</text:p>
          </table:table-cell>
          <table:table-cell office:value-type="float" office:value="7.1" calcext:value-type="float">
            <text:p>7.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7376521083" calcext:value-type="float">
            <text:p>0.7376521083</text:p>
          </table:table-cell>
          <table:table-cell office:value-type="float" office:value="0.0127166667" calcext:value-type="float">
            <text:p>0.0127166667</text:p>
          </table:table-cell>
          <table:table-cell office:value-type="float" office:value="227.876130737" calcext:value-type="float">
            <text:p>227.876130737</text:p>
          </table:table-cell>
        </table:table-row>
        <table:table-row table:style-name="ro1">
          <table:table-cell office:value-type="string" calcext:value-type="string">
            <text:p>01/07/1994</text:p>
          </table:table-cell>
          <table:table-cell office:value-type="float" office:value="451.4" calcext:value-type="float">
            <text:p>451.4</text:p>
          </table:table-cell>
          <table:table-cell office:value-type="float" office:value="12.87" calcext:value-type="float">
            <text:p>12.87</text:p>
          </table:table-cell>
          <table:table-cell office:value-type="float" office:value="2.8511298183" calcext:value-type="float">
            <text:p>2.8511298183</text:p>
          </table:table-cell>
          <table:table-cell office:value-type="float" office:value="-0.0051832553" calcext:value-type="float">
            <text:p>-0.0051832553</text:p>
          </table:table-cell>
          <table:table-cell office:value-type="float" office:value="38976.3607700891" calcext:value-type="float">
            <text:p>38976.3607700891</text:p>
          </table:table-cell>
          <table:table-cell office:value-type="float" office:value="7.3" calcext:value-type="float">
            <text:p>7.3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251120224" calcext:value-type="float">
            <text:p>0.7251120224</text:p>
          </table:table-cell>
          <table:table-cell office:value-type="float" office:value="-0.0109166667" calcext:value-type="float">
            <text:p>-0.0109166667</text:p>
          </table:table-cell>
          <table:table-cell office:value-type="float" office:value="225.3884829765" calcext:value-type="float">
            <text:p>225.3884829765</text:p>
          </table:table-cell>
        </table:table-row>
        <table:table-row table:style-name="ro1">
          <table:table-cell office:value-type="string" calcext:value-type="string">
            <text:p>01/08/1994</text:p>
          </table:table-cell>
          <table:table-cell office:value-type="float" office:value="464.24" calcext:value-type="float">
            <text:p>464.24</text:p>
          </table:table-cell>
          <table:table-cell office:value-type="float" office:value="12.9" calcext:value-type="float">
            <text:p>12.9</text:p>
          </table:table-cell>
          <table:table-cell office:value-type="float" office:value="2.778735137" calcext:value-type="float">
            <text:p>2.778735137</text:p>
          </table:table-cell>
          <table:table-cell office:value-type="float" office:value="0.0308263181" calcext:value-type="float">
            <text:p>0.0308263181</text:p>
          </table:table-cell>
          <table:table-cell office:value-type="float" office:value="40177.8584664024" calcext:value-type="float">
            <text:p>40177.8584664024</text:p>
          </table:table-cell>
          <table:table-cell office:value-type="float" office:value="7.24" calcext:value-type="float">
            <text:p>7.2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7288100938" calcext:value-type="float">
            <text:p>0.7288100938</text:p>
          </table:table-cell>
          <table:table-cell office:value-type="float" office:value="0.0111333333" calcext:value-type="float">
            <text:p>0.0111333333</text:p>
          </table:table-cell>
          <table:table-cell office:value-type="float" office:value="227.8978080869" calcext:value-type="float">
            <text:p>227.8978080869</text:p>
          </table:table-cell>
        </table:table-row>
        <table:table-row table:style-name="ro1">
          <table:table-cell office:value-type="string" calcext:value-type="string">
            <text:p>01/09/1994</text:p>
          </table:table-cell>
          <table:table-cell office:value-type="float" office:value="466.96" calcext:value-type="float">
            <text:p>466.96</text:p>
          </table:table-cell>
          <table:table-cell office:value-type="float" office:value="12.92" calcext:value-type="float">
            <text:p>12.92</text:p>
          </table:table-cell>
          <table:table-cell office:value-type="float" office:value="2.7668322769" calcext:value-type="float">
            <text:p>2.7668322769</text:p>
          </table:table-cell>
          <table:table-cell office:value-type="float" office:value="0.0081782411" calcext:value-type="float">
            <text:p>0.0081782411</text:p>
          </table:table-cell>
          <table:table-cell office:value-type="float" office:value="40506.4426814149" calcext:value-type="float">
            <text:p>40506.4426814149</text:p>
          </table:table-cell>
          <table:table-cell office:value-type="float" office:value="7.46" calcext:value-type="float">
            <text:p>7.4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715181345" calcext:value-type="float">
            <text:p>0.715181345</text:p>
          </table:table-cell>
          <table:table-cell office:value-type="float" office:value="-0.0124833333" calcext:value-type="float">
            <text:p>-0.0124833333</text:p>
          </table:table-cell>
          <table:table-cell office:value-type="float" office:value="225.0528837826" calcext:value-type="float">
            <text:p>225.0528837826</text:p>
          </table:table-cell>
        </table:table-row>
        <table:table-row table:style-name="ro1">
          <table:table-cell office:value-type="string" calcext:value-type="string">
            <text:p>01/10/1994</text:p>
          </table:table-cell>
          <table:table-cell office:value-type="float" office:value="463.81" calcext:value-type="float">
            <text:p>463.81</text:p>
          </table:table-cell>
          <table:table-cell office:value-type="float" office:value="13.01" calcext:value-type="float">
            <text:p>13.01</text:p>
          </table:table-cell>
          <table:table-cell office:value-type="float" office:value="2.8050279209" calcext:value-type="float">
            <text:p>2.8050279209</text:p>
          </table:table-cell>
          <table:table-cell office:value-type="float" office:value="-0.004423416" calcext:value-type="float">
            <text:p>-0.004423416</text:p>
          </table:table-cell>
          <table:table-cell office:value-type="float" office:value="40327.2658349307" calcext:value-type="float">
            <text:p>40327.2658349307</text:p>
          </table:table-cell>
          <table:table-cell office:value-type="float" office:value="7.74" calcext:value-type="float">
            <text:p>7.74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698160029" calcext:value-type="float">
            <text:p>0.698160029</text:p>
          </table:table-cell>
          <table:table-cell office:value-type="float" office:value="-0.01735" calcext:value-type="float">
            <text:p>-0.01735</text:p>
          </table:table-cell>
          <table:table-cell office:value-type="float" office:value="221.148216249" calcext:value-type="float">
            <text:p>221.148216249</text:p>
          </table:table-cell>
        </table:table-row>
        <table:table-row table:style-name="ro1">
          <table:table-cell office:value-type="string" calcext:value-type="string">
            <text:p>01/11/1994</text:p>
          </table:table-cell>
          <table:table-cell office:value-type="float" office:value="461.01" calcext:value-type="float">
            <text:p>461.01</text:p>
          </table:table-cell>
          <table:table-cell office:value-type="float" office:value="13.1" calcext:value-type="float">
            <text:p>13.1</text:p>
          </table:table-cell>
          <table:table-cell office:value-type="float" office:value="2.8415869504" calcext:value-type="float">
            <text:p>2.8415869504</text:p>
          </table:table-cell>
          <table:table-cell office:value-type="float" office:value="-0.003683854" calcext:value-type="float">
            <text:p>-0.003683854</text:p>
          </table:table-cell>
          <table:table-cell office:value-type="float" office:value="40178.7060745415" calcext:value-type="float">
            <text:p>40178.7060745415</text:p>
          </table:table-cell>
          <table:table-cell office:value-type="float" office:value="7.96" calcext:value-type="float">
            <text:p>7.9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6851044364" calcext:value-type="float">
            <text:p>0.6851044364</text:p>
          </table:table-cell>
          <table:table-cell office:value-type="float" office:value="-0.0120666667" calcext:value-type="float">
            <text:p>-0.0120666667</text:p>
          </table:table-cell>
          <table:table-cell office:value-type="float" office:value="218.4796944396" calcext:value-type="float">
            <text:p>218.4796944396</text:p>
          </table:table-cell>
        </table:table-row>
        <table:table-row table:style-name="ro1">
          <table:table-cell office:value-type="string" calcext:value-type="string">
            <text:p>01/12/1994</text:p>
          </table:table-cell>
          <table:table-cell office:value-type="float" office:value="455.19" calcext:value-type="float">
            <text:p>455.19</text:p>
          </table:table-cell>
          <table:table-cell office:value-type="float" office:value="13.17" calcext:value-type="float">
            <text:p>13.17</text:p>
          </table:table-cell>
          <table:table-cell office:value-type="float" office:value="2.8932973044" calcext:value-type="float">
            <text:p>2.8932973044</text:p>
          </table:table-cell>
          <table:table-cell office:value-type="float" office:value="-0.0102438125" calcext:value-type="float">
            <text:p>-0.0102438125</text:p>
          </table:table-cell>
          <table:table-cell office:value-type="float" office:value="39767.1229430758" calcext:value-type="float">
            <text:p>39767.1229430758</text:p>
          </table:table-cell>
          <table:table-cell office:value-type="float" office:value="7.81" calcext:value-type="float">
            <text:p>7.8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693839518" calcext:value-type="float">
            <text:p>0.693839518</text:p>
          </table:table-cell>
          <table:table-cell office:value-type="float" office:value="0.0192583333" calcext:value-type="float">
            <text:p>0.0192583333</text:p>
          </table:table-cell>
          <table:table-cell office:value-type="float" office:value="222.6872492217" calcext:value-type="float">
            <text:p>222.6872492217</text:p>
          </table:table-cell>
        </table:table-row>
        <table:table-row table:style-name="ro1">
          <table:table-cell office:value-type="string" calcext:value-type="string">
            <text:p>01/01/1995</text:p>
          </table:table-cell>
          <table:table-cell office:value-type="float" office:value="465.25" calcext:value-type="float">
            <text:p>465.25</text:p>
          </table:table-cell>
          <table:table-cell office:value-type="float" office:value="13.18" calcext:value-type="float">
            <text:p>13.18</text:p>
          </table:table-cell>
          <table:table-cell office:value-type="float" office:value="2.8328855454" calcext:value-type="float">
            <text:p>2.8328855454</text:p>
          </table:table-cell>
          <table:table-cell office:value-type="float" office:value="0.0245135731" calcext:value-type="float">
            <text:p>0.0245135731</text:p>
          </table:table-cell>
          <table:table-cell office:value-type="float" office:value="40741.9572177885" calcext:value-type="float">
            <text:p>40741.9572177885</text:p>
          </table:table-cell>
          <table:table-cell office:value-type="float" office:value="7.78" calcext:value-type="float">
            <text:p>7.7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6956088088" calcext:value-type="float">
            <text:p>0.6956088088</text:p>
          </table:table-cell>
          <table:table-cell office:value-type="float" office:value="0.0090333333" calcext:value-type="float">
            <text:p>0.0090333333</text:p>
          </table:table-cell>
          <table:table-cell office:value-type="float" office:value="224.698857373" calcext:value-type="float">
            <text:p>224.698857373</text:p>
          </table:table-cell>
        </table:table-row>
        <table:table-row table:style-name="ro1">
          <table:table-cell office:value-type="string" calcext:value-type="string">
            <text:p>01/02/1995</text:p>
          </table:table-cell>
          <table:table-cell office:value-type="float" office:value="481.92" calcext:value-type="float">
            <text:p>481.92</text:p>
          </table:table-cell>
          <table:table-cell office:value-type="float" office:value="13.18" calcext:value-type="float">
            <text:p>13.18</text:p>
          </table:table-cell>
          <table:table-cell office:value-type="float" office:value="2.7348937583" calcext:value-type="float">
            <text:p>2.7348937583</text:p>
          </table:table-cell>
          <table:table-cell office:value-type="float" office:value="0.0381909368" calcext:value-type="float">
            <text:p>0.0381909368</text:p>
          </table:table-cell>
          <table:table-cell office:value-type="float" office:value="42297.9307298746" calcext:value-type="float">
            <text:p>42297.9307298746</text:p>
          </table:table-cell>
          <table:table-cell office:value-type="float" office:value="7.47" calcext:value-type="float">
            <text:p>7.47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0.7139381009" calcext:value-type="float">
            <text:p>0.7139381009</text:p>
          </table:table-cell>
          <table:table-cell office:value-type="float" office:value="0.032575" calcext:value-type="float">
            <text:p>0.032575</text:p>
          </table:table-cell>
          <table:table-cell office:value-type="float" office:value="232.0184226519" calcext:value-type="float">
            <text:p>232.0184226519</text:p>
          </table:table-cell>
        </table:table-row>
        <table:table-row table:style-name="ro1">
          <table:table-cell office:value-type="string" calcext:value-type="string">
            <text:p>01/03/1995</text:p>
          </table:table-cell>
          <table:table-cell office:value-type="float" office:value="493.15" calcext:value-type="float">
            <text:p>493.15</text:p>
          </table:table-cell>
          <table:table-cell office:value-type="float" office:value="13.17" calcext:value-type="float">
            <text:p>13.17</text:p>
          </table:table-cell>
          <table:table-cell office:value-type="float" office:value="2.6705870425" calcext:value-type="float">
            <text:p>2.6705870425</text:p>
          </table:table-cell>
          <table:table-cell office:value-type="float" office:value="0.0255799718" calcext:value-type="float">
            <text:p>0.0255799718</text:p>
          </table:table-cell>
          <table:table-cell office:value-type="float" office:value="43379.9106042781" calcext:value-type="float">
            <text:p>43379.9106042781</text:p>
          </table:table-cell>
          <table:table-cell office:value-type="float" office:value="7.2" calcext:value-type="float">
            <text:p>7.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7303229803" calcext:value-type="float">
            <text:p>0.7303229803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238.7353559877" calcext:value-type="float">
            <text:p>238.7353559877</text:p>
          </table:table-cell>
        </table:table-row>
        <table:table-row table:style-name="ro1">
          <table:table-cell office:value-type="string" calcext:value-type="string">
            <text:p>01/04/1995</text:p>
          </table:table-cell>
          <table:table-cell office:value-type="float" office:value="507.91" calcext:value-type="float">
            <text:p>507.91</text:p>
          </table:table-cell>
          <table:table-cell office:value-type="float" office:value="13.24" calcext:value-type="float">
            <text:p>13.24</text:p>
          </table:table-cell>
          <table:table-cell office:value-type="float" office:value="2.6067610403" calcext:value-type="float">
            <text:p>2.6067610403</text:p>
          </table:table-cell>
          <table:table-cell office:value-type="float" office:value="0.0321679171" calcext:value-type="float">
            <text:p>0.0321679171</text:p>
          </table:table-cell>
          <table:table-cell office:value-type="float" office:value="44775.3519737626" calcext:value-type="float">
            <text:p>44775.3519737626</text:p>
          </table:table-cell>
          <table:table-cell office:value-type="float" office:value="7.06" calcext:value-type="float">
            <text:p>7.06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7390138238" calcext:value-type="float">
            <text:p>0.7390138238</text:p>
          </table:table-cell>
          <table:table-cell office:value-type="float" office:value="0.0177833333" calcext:value-type="float">
            <text:p>0.0177833333</text:p>
          </table:table-cell>
          <table:table-cell office:value-type="float" office:value="242.9808664017" calcext:value-type="float">
            <text:p>242.9808664017</text:p>
          </table:table-cell>
        </table:table-row>
        <table:table-row table:style-name="ro1">
          <table:table-cell office:value-type="string" calcext:value-type="string">
            <text:p>01/05/1995</text:p>
          </table:table-cell>
          <table:table-cell office:value-type="float" office:value="523.81" calcext:value-type="float">
            <text:p>523.81</text:p>
          </table:table-cell>
          <table:table-cell office:value-type="float" office:value="13.31" calcext:value-type="float">
            <text:p>13.31</text:p>
          </table:table-cell>
          <table:table-cell office:value-type="float" office:value="2.54099769" calcext:value-type="float">
            <text:p>2.54099769</text:p>
          </table:table-cell>
          <table:table-cell office:value-type="float" office:value="0.0334880031" calcext:value-type="float">
            <text:p>0.0334880031</text:p>
          </table:table-cell>
          <table:table-cell office:value-type="float" office:value="46274.7891005343" calcext:value-type="float">
            <text:p>46274.7891005343</text:p>
          </table:table-cell>
          <table:table-cell office:value-type="float" office:value="6.63" calcext:value-type="float">
            <text:p>6.63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766024779" calcext:value-type="float">
            <text:p>0.766024779</text:p>
          </table:table-cell>
          <table:table-cell office:value-type="float" office:value="0.042075" calcext:value-type="float">
            <text:p>0.042075</text:p>
          </table:table-cell>
          <table:table-cell office:value-type="float" office:value="253.2042863555" calcext:value-type="float">
            <text:p>253.2042863555</text:p>
          </table:table-cell>
        </table:table-row>
        <table:table-row table:style-name="ro1">
          <table:table-cell office:value-type="string" calcext:value-type="string">
            <text:p>01/06/1995</text:p>
          </table:table-cell>
          <table:table-cell office:value-type="float" office:value="539.35" calcext:value-type="float">
            <text:p>539.35</text:p>
          </table:table-cell>
          <table:table-cell office:value-type="float" office:value="13.36" calcext:value-type="float">
            <text:p>13.36</text:p>
          </table:table-cell>
          <table:table-cell office:value-type="float" office:value="2.4770557152" calcext:value-type="float">
            <text:p>2.4770557152</text:p>
          </table:table-cell>
          <table:table-cell office:value-type="float" office:value="0.0317926984" calcext:value-type="float">
            <text:p>0.0317926984</text:p>
          </table:table-cell>
          <table:table-cell office:value-type="float" office:value="47745.9895125556" calcext:value-type="float">
            <text:p>47745.9895125556</text:p>
          </table:table-cell>
          <table:table-cell office:value-type="float" office:value="6.17" calcext:value-type="float">
            <text:p>6.17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7959763479" calcext:value-type="float">
            <text:p>0.7959763479</text:p>
          </table:table-cell>
          <table:table-cell office:value-type="float" office:value="0.0442416667" calcext:value-type="float">
            <text:p>0.0442416667</text:p>
          </table:table-cell>
          <table:table-cell office:value-type="float" office:value="264.406465991" calcext:value-type="float">
            <text:p>264.406465991</text:p>
          </table:table-cell>
        </table:table-row>
        <table:table-row table:style-name="ro1">
          <table:table-cell office:value-type="string" calcext:value-type="string">
            <text:p>01/07/1995</text:p>
          </table:table-cell>
          <table:table-cell office:value-type="float" office:value="557.37" calcext:value-type="float">
            <text:p>557.37</text:p>
          </table:table-cell>
          <table:table-cell office:value-type="float" office:value="13.44" calcext:value-type="float">
            <text:p>13.44</text:p>
          </table:table-cell>
          <table:table-cell office:value-type="float" office:value="2.4113246138" calcext:value-type="float">
            <text:p>2.4113246138</text:p>
          </table:table-cell>
          <table:table-cell office:value-type="float" office:value="0.0354871605" calcext:value-type="float">
            <text:p>0.0354871605</text:p>
          </table:table-cell>
          <table:table-cell office:value-type="float" office:value="49440.3591042314" calcext:value-type="float">
            <text:p>49440.3591042314</text:p>
          </table:table-cell>
          <table:table-cell office:value-type="float" office:value="6.28" calcext:value-type="float">
            <text:p>6.28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788533969" calcext:value-type="float">
            <text:p>0.788533969</text:p>
          </table:table-cell>
          <table:table-cell office:value-type="float" office:value="-0.0041166667" calcext:value-type="float">
            <text:p>-0.0041166667</text:p>
          </table:table-cell>
          <table:table-cell office:value-type="float" office:value="263.317992706" calcext:value-type="float">
            <text:p>263.317992706</text:p>
          </table:table-cell>
        </table:table-row>
        <table:table-row table:style-name="ro1">
          <table:table-cell office:value-type="string" calcext:value-type="string">
            <text:p>01/08/1995</text:p>
          </table:table-cell>
          <table:table-cell office:value-type="float" office:value="559.11" calcext:value-type="float">
            <text:p>559.11</text:p>
          </table:table-cell>
          <table:table-cell office:value-type="float" office:value="13.51" calcext:value-type="float">
            <text:p>13.51</text:p>
          </table:table-cell>
          <table:table-cell office:value-type="float" office:value="2.416340255" calcext:value-type="float">
            <text:p>2.416340255</text:p>
          </table:table-cell>
          <table:table-cell office:value-type="float" office:value="0.0051417072" calcext:value-type="float">
            <text:p>0.0051417072</text:p>
          </table:table-cell>
          <table:table-cell office:value-type="float" office:value="49694.5669538338" calcext:value-type="float">
            <text:p>49694.5669538338</text:p>
          </table:table-cell>
          <table:table-cell office:value-type="float" office:value="6.49" calcext:value-type="float">
            <text:p>6.49</text:p>
          </table:table-cell>
          <table:table-cell office:value-type="float" office:value="-0.01785" calcext:value-type="float">
            <text:p>-0.01785</text:p>
          </table:table-cell>
          <table:table-cell office:value-type="float" office:value="0.7744586377" calcext:value-type="float">
            <text:p>0.7744586377</text:p>
          </table:table-cell>
          <table:table-cell office:value-type="float" office:value="-0.0124416667" calcext:value-type="float">
            <text:p>-0.0124416667</text:p>
          </table:table-cell>
          <table:table-cell office:value-type="float" office:value="260.0418780135" calcext:value-type="float">
            <text:p>260.0418780135</text:p>
          </table:table-cell>
        </table:table-row>
        <table:table-row table:style-name="ro1">
          <table:table-cell office:value-type="string" calcext:value-type="string">
            <text:p>01/09/1995</text:p>
          </table:table-cell>
          <table:table-cell office:value-type="float" office:value="578.77" calcext:value-type="float">
            <text:p>578.77</text:p>
          </table:table-cell>
          <table:table-cell office:value-type="float" office:value="13.58" calcext:value-type="float">
            <text:p>13.58</text:p>
          </table:table-cell>
          <table:table-cell office:value-type="float" office:value="2.3463552015" calcext:value-type="float">
            <text:p>2.3463552015</text:p>
          </table:table-cell>
          <table:table-cell office:value-type="float" office:value="0.0371870771" calcext:value-type="float">
            <text:p>0.0371870771</text:p>
          </table:table-cell>
          <table:table-cell office:value-type="float" office:value="51542.5626456448" calcext:value-type="float">
            <text:p>51542.5626456448</text:p>
          </table:table-cell>
          <table:table-cell office:value-type="float" office:value="6.2" calcext:value-type="float">
            <text:p>6.2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7935490431" calcext:value-type="float">
            <text:p>0.7935490431</text:p>
          </table:table-cell>
          <table:table-cell office:value-type="float" office:value="0.0298166667" calcext:value-type="float">
            <text:p>0.0298166667</text:p>
          </table:table-cell>
          <table:table-cell office:value-type="float" office:value="267.7954600096" calcext:value-type="float">
            <text:p>267.7954600096</text:p>
          </table:table-cell>
        </table:table-row>
        <table:table-row table:style-name="ro1">
          <table:table-cell office:value-type="string" calcext:value-type="string">
            <text:p>01/10/1995</text:p>
          </table:table-cell>
          <table:table-cell office:value-type="float" office:value="582.92" calcext:value-type="float">
            <text:p>582.92</text:p>
          </table:table-cell>
          <table:table-cell office:value-type="float" office:value="13.65" calcext:value-type="float">
            <text:p>13.65</text:p>
          </table:table-cell>
          <table:table-cell office:value-type="float" office:value="2.3416592328" calcext:value-type="float">
            <text:p>2.3416592328</text:p>
          </table:table-cell>
          <table:table-cell office:value-type="float" office:value="0.0091357534" calcext:value-type="float">
            <text:p>0.0091357534</text:p>
          </table:table-cell>
          <table:table-cell office:value-type="float" office:value="52013.4427879964" calcext:value-type="float">
            <text:p>52013.4427879964</text:p>
          </table:table-cell>
          <table:table-cell office:value-type="float" office:value="6.04" calcext:value-type="float">
            <text:p>6.0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043413101" calcext:value-type="float">
            <text:p>0.8043413101</text:p>
          </table:table-cell>
          <table:table-cell office:value-type="float" office:value="0.0186333333" calcext:value-type="float">
            <text:p>0.0186333333</text:p>
          </table:table-cell>
          <table:table-cell office:value-type="float" office:value="272.7853820811" calcext:value-type="float">
            <text:p>272.7853820811</text:p>
          </table:table-cell>
        </table:table-row>
        <table:table-row table:style-name="ro1">
          <table:table-cell office:value-type="string" calcext:value-type="string">
            <text:p>01/11/1995</text:p>
          </table:table-cell>
          <table:table-cell office:value-type="float" office:value="595.53" calcext:value-type="float">
            <text:p>595.53</text:p>
          </table:table-cell>
          <table:table-cell office:value-type="float" office:value="13.72" calcext:value-type="float">
            <text:p>13.72</text:p>
          </table:table-cell>
          <table:table-cell office:value-type="float" office:value="2.3038302017" calcext:value-type="float">
            <text:p>2.3038302017</text:p>
          </table:table-cell>
          <table:table-cell office:value-type="float" office:value="0.0235938608" calcext:value-type="float">
            <text:p>0.0235938608</text:p>
          </table:table-cell>
          <table:table-cell office:value-type="float" office:value="53240.6407164902" calcext:value-type="float">
            <text:p>53240.6407164902</text:p>
          </table:table-cell>
          <table:table-cell office:value-type="float" office:value="5.93" calcext:value-type="float">
            <text:p>5.93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8118619013" calcext:value-type="float">
            <text:p>0.8118619013</text:p>
          </table:table-cell>
          <table:table-cell office:value-type="float" office:value="0.0142916667" calcext:value-type="float">
            <text:p>0.0142916667</text:p>
          </table:table-cell>
          <table:table-cell office:value-type="float" office:value="276.6839398333" calcext:value-type="float">
            <text:p>276.6839398333</text:p>
          </table:table-cell>
        </table:table-row>
        <table:table-row table:style-name="ro1">
          <table:table-cell office:value-type="string" calcext:value-type="string">
            <text:p>01/12/1995</text:p>
          </table:table-cell>
          <table:table-cell office:value-type="float" office:value="614.57" calcext:value-type="float">
            <text:p>614.57</text:p>
          </table:table-cell>
          <table:table-cell office:value-type="float" office:value="13.79" calcext:value-type="float">
            <text:p>13.79</text:p>
          </table:table-cell>
          <table:table-cell office:value-type="float" office:value="2.2438452902" calcext:value-type="float">
            <text:p>2.2438452902</text:p>
          </table:table-cell>
          <table:table-cell office:value-type="float" office:value="0.0339011749" calcext:value-type="float">
            <text:p>0.0339011749</text:p>
          </table:table-cell>
          <table:table-cell office:value-type="float" office:value="55045.5609872831" calcext:value-type="float">
            <text:p>55045.5609872831</text:p>
          </table:table-cell>
          <table:table-cell office:value-type="float" office:value="5.71" calcext:value-type="float">
            <text:p>5.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8270437189" calcext:value-type="float">
            <text:p>0.8270437189</text:p>
          </table:table-cell>
          <table:table-cell office:value-type="float" office:value="0.0234583333" calcext:value-type="float">
            <text:p>0.0234583333</text:p>
          </table:table-cell>
          <table:table-cell office:value-type="float" office:value="283.1744839219" calcext:value-type="float">
            <text:p>283.1744839219</text:p>
          </table:table-cell>
        </table:table-row>
        <table:table-row table:style-name="ro1">
          <table:table-cell office:value-type="string" calcext:value-type="string">
            <text:p>01/01/1996</text:p>
          </table:table-cell>
          <table:table-cell office:value-type="float" office:value="614.42" calcext:value-type="float">
            <text:p>614.42</text:p>
          </table:table-cell>
          <table:table-cell office:value-type="float" office:value="13.89" calcext:value-type="float">
            <text:p>13.89</text:p>
          </table:table-cell>
          <table:table-cell office:value-type="float" office:value="2.260668598" calcext:value-type="float">
            <text:p>2.260668598</text:p>
          </table:table-cell>
          <table:table-cell office:value-type="float" office:value="0.0016398051" calcext:value-type="float">
            <text:p>0.0016398051</text:p>
          </table:table-cell>
          <table:table-cell office:value-type="float" office:value="55135.8249771036" calcext:value-type="float">
            <text:p>55135.8249771036</text:p>
          </table:table-cell>
          <table:table-cell office:value-type="float" office:value="5.65" calcext:value-type="float">
            <text:p>5.6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312616419" calcext:value-type="float">
            <text:p>0.8312616419</text:p>
          </table:table-cell>
          <table:table-cell office:value-type="float" office:value="0.0098083333" calcext:value-type="float">
            <text:p>0.0098083333</text:p>
          </table:table-cell>
          <table:table-cell office:value-type="float" office:value="285.9519536517" calcext:value-type="float">
            <text:p>285.9519536517</text:p>
          </table:table-cell>
        </table:table-row>
        <table:table-row table:style-name="ro1">
          <table:table-cell office:value-type="string" calcext:value-type="string">
            <text:p>01/02/1996</text:p>
          </table:table-cell>
          <table:table-cell office:value-type="float" office:value="649.54" calcext:value-type="float">
            <text:p>649.54</text:p>
          </table:table-cell>
          <table:table-cell office:value-type="float" office:value="14" calcext:value-type="float">
            <text:p>14</text:p>
          </table:table-cell>
          <table:table-cell office:value-type="float" office:value="2.1553714937" calcext:value-type="float">
            <text:p>2.1553714937</text:p>
          </table:table-cell>
          <table:table-cell office:value-type="float" office:value="0.0590579598" calcext:value-type="float">
            <text:p>0.0590579598</text:p>
          </table:table-cell>
          <table:table-cell office:value-type="float" office:value="58392.0343127111" calcext:value-type="float">
            <text:p>58392.0343127111</text:p>
          </table:table-cell>
          <table:table-cell office:value-type="float" office:value="5.81" calcext:value-type="float">
            <text:p>5.81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0.8199564835" calcext:value-type="float">
            <text:p>0.8199564835</text:p>
          </table:table-cell>
          <table:table-cell office:value-type="float" office:value="-0.0087583333" calcext:value-type="float">
            <text:p>-0.0087583333</text:p>
          </table:table-cell>
          <table:table-cell office:value-type="float" office:value="283.4474911243" calcext:value-type="float">
            <text:p>283.4474911243</text:p>
          </table:table-cell>
        </table:table-row>
        <table:table-row table:style-name="ro1">
          <table:table-cell office:value-type="string" calcext:value-type="string">
            <text:p>01/03/1996</text:p>
          </table:table-cell>
          <table:table-cell office:value-type="float" office:value="647.07" calcext:value-type="float">
            <text:p>647.07</text:p>
          </table:table-cell>
          <table:table-cell office:value-type="float" office:value="14.1" calcext:value-type="float">
            <text:p>14.1</text:p>
          </table:table-cell>
          <table:table-cell office:value-type="float" office:value="2.1790532709" calcext:value-type="float">
            <text:p>2.1790532709</text:p>
          </table:table-cell>
          <table:table-cell office:value-type="float" office:value="-0.0019937186" calcext:value-type="float">
            <text:p>-0.0019937186</text:p>
          </table:table-cell>
          <table:table-cell office:value-type="float" office:value="58275.6170259621" calcext:value-type="float">
            <text:p>58275.6170259621</text:p>
          </table:table-cell>
          <table:table-cell office:value-type="float" office:value="6.27" calcext:value-type="float">
            <text:p>6.27</text:p>
          </table:table-cell>
          <table:table-cell office:value-type="float" office:value="-0.0391" calcext:value-type="float">
            <text:p>-0.0391</text:p>
          </table:table-cell>
          <table:table-cell office:value-type="float" office:value="0.787896185" calcext:value-type="float">
            <text:p>0.787896185</text:p>
          </table:table-cell>
          <table:table-cell office:value-type="float" office:value="-0.033875" calcext:value-type="float">
            <text:p>-0.033875</text:p>
          </table:table-cell>
          <table:table-cell office:value-type="float" office:value="273.8457073625" calcext:value-type="float">
            <text:p>273.8457073625</text:p>
          </table:table-cell>
        </table:table-row>
        <table:table-row table:style-name="ro1">
          <table:table-cell office:value-type="string" calcext:value-type="string">
            <text:p>01/04/1996</text:p>
          </table:table-cell>
          <table:table-cell office:value-type="float" office:value="647.17" calcext:value-type="float">
            <text:p>647.17</text:p>
          </table:table-cell>
          <table:table-cell office:value-type="float" office:value="14.16" calcext:value-type="float">
            <text:p>14.16</text:p>
          </table:table-cell>
          <table:table-cell office:value-type="float" office:value="2.1879877003" calcext:value-type="float">
            <text:p>2.1879877003</text:p>
          </table:table-cell>
          <table:table-cell office:value-type="float" office:value="0.0019777227" calcext:value-type="float">
            <text:p>0.0019777227</text:p>
          </table:table-cell>
          <table:table-cell office:value-type="float" office:value="58390.8700341351" calcext:value-type="float">
            <text:p>58390.8700341351</text:p>
          </table:table-cell>
          <table:table-cell office:value-type="float" office:value="6.51" calcext:value-type="float">
            <text:p>6.51</text:p>
          </table:table-cell>
          <table:table-cell office:value-type="float" office:value="-0.0204" calcext:value-type="float">
            <text:p>-0.0204</text:p>
          </table:table-cell>
          <table:table-cell office:value-type="float" office:value="0.7718231029" calcext:value-type="float">
            <text:p>0.7718231029</text:p>
          </table:table-cell>
          <table:table-cell office:value-type="float" office:value="-0.014975" calcext:value-type="float">
            <text:p>-0.014975</text:p>
          </table:table-cell>
          <table:table-cell office:value-type="float" office:value="269.7448678947" calcext:value-type="float">
            <text:p>269.7448678947</text:p>
          </table:table-cell>
        </table:table-row>
        <table:table-row table:style-name="ro1">
          <table:table-cell office:value-type="string" calcext:value-type="string">
            <text:p>01/05/1996</text:p>
          </table:table-cell>
          <table:table-cell office:value-type="float" office:value="661.23" calcext:value-type="float">
            <text:p>661.23</text:p>
          </table:table-cell>
          <table:table-cell office:value-type="float" office:value="14.21" calcext:value-type="float">
            <text:p>14.21</text:p>
          </table:table-cell>
          <table:table-cell office:value-type="float" office:value="2.1490253013" calcext:value-type="float">
            <text:p>2.1490253013</text:p>
          </table:table-cell>
          <table:table-cell office:value-type="float" office:value="0.0235555444" calcext:value-type="float">
            <text:p>0.0235555444</text:p>
          </table:table-cell>
          <table:table-cell office:value-type="float" office:value="59766.2987655369" calcext:value-type="float">
            <text:p>59766.2987655369</text:p>
          </table:table-cell>
          <table:table-cell office:value-type="float" office:value="6.74" calcext:value-type="float">
            <text:p>6.74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0.7567339612" calcext:value-type="float">
            <text:p>0.7567339612</text:p>
          </table:table-cell>
          <table:table-cell office:value-type="float" office:value="-0.0139333333" calcext:value-type="float">
            <text:p>-0.0139333333</text:p>
          </table:table-cell>
          <table:table-cell office:value-type="float" office:value="265.9864227354" calcext:value-type="float">
            <text:p>265.9864227354</text:p>
          </table:table-cell>
        </table:table-row>
        <table:table-row table:style-name="ro1">
          <table:table-cell office:value-type="string" calcext:value-type="string">
            <text:p>01/06/1996</text:p>
          </table:table-cell>
          <table:table-cell office:value-type="float" office:value="668.5" calcext:value-type="float">
            <text:p>668.5</text:p>
          </table:table-cell>
          <table:table-cell office:value-type="float" office:value="14.27" calcext:value-type="float">
            <text:p>14.27</text:p>
          </table:table-cell>
          <table:table-cell office:value-type="float" office:value="2.1346297681" calcext:value-type="float">
            <text:p>2.1346297681</text:p>
          </table:table-cell>
          <table:table-cell office:value-type="float" office:value="0.0127930775" calcext:value-type="float">
            <text:p>0.0127930775</text:p>
          </table:table-cell>
          <table:table-cell office:value-type="float" office:value="60530.8936603654" calcext:value-type="float">
            <text:p>60530.8936603654</text:p>
          </table:table-cell>
          <table:table-cell office:value-type="float" office:value="6.91" calcext:value-type="float">
            <text:p>6.91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7457991555" calcext:value-type="float">
            <text:p>0.7457991555</text:p>
          </table:table-cell>
          <table:table-cell office:value-type="float" office:value="-0.0086916667" calcext:value-type="float">
            <text:p>-0.0086916667</text:p>
          </table:table-cell>
          <table:table-cell office:value-type="float" office:value="263.6745574111" calcext:value-type="float">
            <text:p>263.6745574111</text:p>
          </table:table-cell>
        </table:table-row>
        <table:table-row table:style-name="ro1">
          <table:table-cell office:value-type="string" calcext:value-type="string">
            <text:p>01/07/1996</text:p>
          </table:table-cell>
          <table:table-cell office:value-type="float" office:value="644.07" calcext:value-type="float">
            <text:p>644.07</text:p>
          </table:table-cell>
          <table:table-cell office:value-type="float" office:value="14.4" calcext:value-type="float">
            <text:p>14.4</text:p>
          </table:table-cell>
          <table:table-cell office:value-type="float" office:value="2.235781825" calcext:value-type="float">
            <text:p>2.235781825</text:p>
          </table:table-cell>
          <table:table-cell office:value-type="float" office:value="-0.034749439" calcext:value-type="float">
            <text:p>-0.034749439</text:p>
          </table:table-cell>
          <table:table-cell office:value-type="float" office:value="58427.4790609185" calcext:value-type="float">
            <text:p>58427.4790609185</text:p>
          </table:table-cell>
          <table:table-cell office:value-type="float" office:value="6.87" calcext:value-type="float">
            <text:p>6.87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7483348726" calcext:value-type="float">
            <text:p>0.7483348726</text:p>
          </table:table-cell>
          <table:table-cell office:value-type="float" office:value="0.009125" calcext:value-type="float">
            <text:p>0.009125</text:p>
          </table:table-cell>
          <table:table-cell office:value-type="float" office:value="266.0805877475" calcext:value-type="float">
            <text:p>266.0805877475</text:p>
          </table:table-cell>
        </table:table-row>
        <table:table-row table:style-name="ro1">
          <table:table-cell office:value-type="string" calcext:value-type="string">
            <text:p>01/08/1996</text:p>
          </table:table-cell>
          <table:table-cell office:value-type="float" office:value="662.68" calcext:value-type="float">
            <text:p>662.68</text:p>
          </table:table-cell>
          <table:table-cell office:value-type="float" office:value="14.53" calcext:value-type="float">
            <text:p>14.53</text:p>
          </table:table-cell>
          <table:table-cell office:value-type="float" office:value="2.1926118187" calcext:value-type="float">
            <text:p>2.1926118187</text:p>
          </table:table-cell>
          <table:table-cell office:value-type="float" office:value="0.0307743465" calcext:value-type="float">
            <text:p>0.0307743465</text:p>
          </table:table-cell>
          <table:table-cell office:value-type="float" office:value="60225.5465451256" calcext:value-type="float">
            <text:p>60225.5465451256</text:p>
          </table:table-cell>
          <table:table-cell office:value-type="float" office:value="6.64" calcext:value-type="float">
            <text:p>6.64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7629648193" calcext:value-type="float">
            <text:p>0.7629648193</text:p>
          </table:table-cell>
          <table:table-cell office:value-type="float" office:value="0.0250833333" calcext:value-type="float">
            <text:p>0.0250833333</text:p>
          </table:table-cell>
          <table:table-cell office:value-type="float" office:value="272.7547758235" calcext:value-type="float">
            <text:p>272.7547758235</text:p>
          </table:table-cell>
        </table:table-row>
        <table:table-row table:style-name="ro1">
          <table:table-cell office:value-type="string" calcext:value-type="string">
            <text:p>01/09/1996</text:p>
          </table:table-cell>
          <table:table-cell office:value-type="float" office:value="674.88" calcext:value-type="float">
            <text:p>674.88</text:p>
          </table:table-cell>
          <table:table-cell office:value-type="float" office:value="14.66" calcext:value-type="float">
            <text:p>14.66</text:p>
          </table:table-cell>
          <table:table-cell office:value-type="float" office:value="2.1722380275" calcext:value-type="float">
            <text:p>2.1722380275</text:p>
          </table:table-cell>
          <table:table-cell office:value-type="float" office:value="0.0202536166" calcext:value-type="float">
            <text:p>0.0202536166</text:p>
          </table:table-cell>
          <table:table-cell office:value-type="float" office:value="61445.3316760282" calcext:value-type="float">
            <text:p>61445.3316760282</text:p>
          </table:table-cell>
          <table:table-cell office:value-type="float" office:value="6.83" calcext:value-type="float">
            <text:p>6.83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0.7506429375" calcext:value-type="float">
            <text:p>0.7506429375</text:p>
          </table:table-cell>
          <table:table-cell office:value-type="float" office:value="-0.0104583333" calcext:value-type="float">
            <text:p>-0.0104583333</text:p>
          </table:table-cell>
          <table:table-cell office:value-type="float" office:value="269.9022154597" calcext:value-type="float">
            <text:p>269.9022154597</text:p>
          </table:table-cell>
        </table:table-row>
        <table:table-row table:style-name="ro1">
          <table:table-cell office:value-type="string" calcext:value-type="string">
            <text:p>01/10/1996</text:p>
          </table:table-cell>
          <table:table-cell office:value-type="float" office:value="701.46" calcext:value-type="float">
            <text:p>701.46</text:p>
          </table:table-cell>
          <table:table-cell office:value-type="float" office:value="14.74" calcext:value-type="float">
            <text:p>14.74</text:p>
          </table:table-cell>
          <table:table-cell office:value-type="float" office:value="2.1013315086" calcext:value-type="float">
            <text:p>2.1013315086</text:p>
          </table:table-cell>
          <table:table-cell office:value-type="float" office:value="0.0412048562" calcext:value-type="float">
            <text:p>0.0412048562</text:p>
          </table:table-cell>
          <table:table-cell office:value-type="float" office:value="63977.1777301774" calcext:value-type="float">
            <text:p>63977.1777301774</text:p>
          </table:table-cell>
          <table:table-cell office:value-type="float" office:value="6.53" calcext:value-type="float">
            <text:p>6.5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7697843324" calcext:value-type="float">
            <text:p>0.7697843324</text:p>
          </table:table-cell>
          <table:table-cell office:value-type="float" office:value="0.0309416667" calcext:value-type="float">
            <text:p>0.0309416667</text:p>
          </table:table-cell>
          <table:table-cell office:value-type="float" office:value="278.253439843" calcext:value-type="float">
            <text:p>278.253439843</text:p>
          </table:table-cell>
        </table:table-row>
        <table:table-row table:style-name="ro1">
          <table:table-cell office:value-type="string" calcext:value-type="string">
            <text:p>01/11/1996</text:p>
          </table:table-cell>
          <table:table-cell office:value-type="float" office:value="735.67" calcext:value-type="float">
            <text:p>735.67</text:p>
          </table:table-cell>
          <table:table-cell office:value-type="float" office:value="14.82" calcext:value-type="float">
            <text:p>14.82</text:p>
          </table:table-cell>
          <table:table-cell office:value-type="float" office:value="2.0144901926" calcext:value-type="float">
            <text:p>2.0144901926</text:p>
          </table:table-cell>
          <table:table-cell office:value-type="float" office:value="0.0505303225" calcext:value-type="float">
            <text:p>0.0505303225</text:p>
          </table:table-cell>
          <table:table-cell office:value-type="float" office:value="67209.9651516214" calcext:value-type="float">
            <text:p>67209.9651516214</text:p>
          </table:table-cell>
          <table:table-cell office:value-type="float" office:value="6.2" calcext:value-type="float">
            <text:p>6.2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7913767829" calcext:value-type="float">
            <text:p>0.7913767829</text:p>
          </table:table-cell>
          <table:table-cell office:value-type="float" office:value="0.0332166667" calcext:value-type="float">
            <text:p>0.0332166667</text:p>
          </table:table-cell>
          <table:table-cell office:value-type="float" office:value="287.4960916031" calcext:value-type="float">
            <text:p>287.4960916031</text:p>
          </table:table-cell>
        </table:table-row>
        <table:table-row table:style-name="ro1">
          <table:table-cell office:value-type="string" calcext:value-type="string">
            <text:p>01/12/1996</text:p>
          </table:table-cell>
          <table:table-cell office:value-type="float" office:value="743.25" calcext:value-type="float">
            <text:p>743.25</text:p>
          </table:table-cell>
          <table:table-cell office:value-type="float" office:value="14.9" calcext:value-type="float">
            <text:p>14.9</text:p>
          </table:table-cell>
          <table:table-cell office:value-type="float" office:value="2.0047090481" calcext:value-type="float">
            <text:p>2.0047090481</text:p>
          </table:table-cell>
          <table:table-cell office:value-type="float" office:value="0.0119913367" calcext:value-type="float">
            <text:p>0.0119913367</text:p>
          </table:table-cell>
          <table:table-cell office:value-type="float" office:value="68015.9024730371" calcext:value-type="float">
            <text:p>68015.9024730371</text:p>
          </table:table-cell>
          <table:table-cell office:value-type="float" office:value="6.3" calcext:value-type="float">
            <text:p>6.3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7846500803" calcext:value-type="float">
            <text:p>0.7846500803</text:p>
          </table:table-cell>
          <table:table-cell office:value-type="float" office:value="-0.00325" calcext:value-type="float">
            <text:p>-0.00325</text:p>
          </table:table-cell>
          <table:table-cell office:value-type="float" office:value="286.5617293054" calcext:value-type="float">
            <text:p>286.5617293054</text:p>
          </table:table-cell>
        </table:table-row>
        <table:table-row table:style-name="ro1">
          <table:table-cell office:value-type="string" calcext:value-type="string">
            <text:p>01/01/1997</text:p>
          </table:table-cell>
          <table:table-cell office:value-type="float" office:value="766.22" calcext:value-type="float">
            <text:p>766.22</text:p>
          </table:table-cell>
          <table:table-cell office:value-type="float" office:value="14.95" calcext:value-type="float">
            <text:p>14.95</text:p>
          </table:table-cell>
          <table:table-cell office:value-type="float" office:value="1.9511367492" calcext:value-type="float">
            <text:p>1.9511367492</text:p>
          </table:table-cell>
          <table:table-cell office:value-type="float" office:value="0.0325813768" calcext:value-type="float">
            <text:p>0.0325813768</text:p>
          </table:table-cell>
          <table:table-cell office:value-type="float" office:value="70231.9542223496" calcext:value-type="float">
            <text:p>70231.9542223496</text:p>
          </table:table-cell>
          <table:table-cell office:value-type="float" office:value="6.58" calcext:value-type="float">
            <text:p>6.58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7659754084" calcext:value-type="float">
            <text:p>0.7659754084</text:p>
          </table:table-cell>
          <table:table-cell office:value-type="float" office:value="-0.0183166667" calcext:value-type="float">
            <text:p>-0.0183166667</text:p>
          </table:table-cell>
          <table:table-cell office:value-type="float" office:value="281.3128736303" calcext:value-type="float">
            <text:p>281.3128736303</text:p>
          </table:table-cell>
        </table:table-row>
        <table:table-row table:style-name="ro1">
          <table:table-cell office:value-type="string" calcext:value-type="string">
            <text:p>01/02/1997</text:p>
          </table:table-cell>
          <table:table-cell office:value-type="float" office:value="798.39" calcext:value-type="float">
            <text:p>798.39</text:p>
          </table:table-cell>
          <table:table-cell office:value-type="float" office:value="15.01" calcext:value-type="float">
            <text:p>15.01</text:p>
          </table:table-cell>
          <table:table-cell office:value-type="float" office:value="1.8800335676" calcext:value-type="float">
            <text:p>1.8800335676</text:p>
          </table:table-cell>
          <table:table-cell office:value-type="float" office:value="0.0436174445" calcext:value-type="float">
            <text:p>0.0436174445</text:p>
          </table:table-cell>
          <table:table-cell office:value-type="float" office:value="73295.2925885525" calcext:value-type="float">
            <text:p>73295.2925885525</text:p>
          </table:table-cell>
          <table:table-cell office:value-type="float" office:value="6.42" calcext:value-type="float">
            <text:p>6.4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7763926739" calcext:value-type="float">
            <text:p>0.7763926739</text:p>
          </table:table-cell>
          <table:table-cell office:value-type="float" office:value="0.01895" calcext:value-type="float">
            <text:p>0.01895</text:p>
          </table:table-cell>
          <table:table-cell office:value-type="float" office:value="286.6437525856" calcext:value-type="float">
            <text:p>286.6437525856</text:p>
          </table:table-cell>
        </table:table-row>
        <table:table-row table:style-name="ro1">
          <table:table-cell office:value-type="string" calcext:value-type="string">
            <text:p>01/03/1997</text:p>
          </table:table-cell>
          <table:table-cell office:value-type="float" office:value="792.16" calcext:value-type="float">
            <text:p>792.16</text:p>
          </table:table-cell>
          <table:table-cell office:value-type="float" office:value="15.06" calcext:value-type="float">
            <text:p>15.06</text:p>
          </table:table-cell>
          <table:table-cell office:value-type="float" office:value="1.9011310846" calcext:value-type="float">
            <text:p>1.9011310846</text:p>
          </table:table-cell>
          <table:table-cell office:value-type="float" office:value="-0.0062312905" calcext:value-type="float">
            <text:p>-0.0062312905</text:p>
          </table:table-cell>
          <table:table-cell office:value-type="float" office:value="72838.5683301976" calcext:value-type="float">
            <text:p>72838.5683301976</text:p>
          </table:table-cell>
          <table:table-cell office:value-type="float" office:value="6.69" calcext:value-type="float">
            <text:p>6.69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7585744621" calcext:value-type="float">
            <text:p>0.7585744621</text:p>
          </table:table-cell>
          <table:table-cell office:value-type="float" office:value="-0.017375" calcext:value-type="float">
            <text:p>-0.017375</text:p>
          </table:table-cell>
          <table:table-cell office:value-type="float" office:value="281.6633173844" calcext:value-type="float">
            <text:p>281.6633173844</text:p>
          </table:table-cell>
        </table:table-row>
        <table:table-row table:style-name="ro1">
          <table:table-cell office:value-type="string" calcext:value-type="string">
            <text:p>01/04/1997</text:p>
          </table:table-cell>
          <table:table-cell office:value-type="float" office:value="763.93" calcext:value-type="float">
            <text:p>763.93</text:p>
          </table:table-cell>
          <table:table-cell office:value-type="float" office:value="15.09" calcext:value-type="float">
            <text:p>15.09</text:p>
          </table:table-cell>
          <table:table-cell office:value-type="float" office:value="1.9753118741" calcext:value-type="float">
            <text:p>1.9753118741</text:p>
          </table:table-cell>
          <table:table-cell office:value-type="float" office:value="-0.0340489611" calcext:value-type="float">
            <text:p>-0.0340489611</text:p>
          </table:table-cell>
          <table:table-cell office:value-type="float" office:value="70358.4907528395" calcext:value-type="float">
            <text:p>70358.4907528395</text:p>
          </table:table-cell>
          <table:table-cell office:value-type="float" office:value="6.89" calcext:value-type="float">
            <text:p>6.89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7456786962" calcext:value-type="float">
            <text:p>0.7456786962</text:p>
          </table:table-cell>
          <table:table-cell office:value-type="float" office:value="-0.0112583333" calcext:value-type="float">
            <text:p>-0.0112583333</text:p>
          </table:table-cell>
          <table:table-cell office:value-type="float" office:value="278.4922578695" calcext:value-type="float">
            <text:p>278.4922578695</text:p>
          </table:table-cell>
        </table:table-row>
        <table:table-row table:style-name="ro1">
          <table:table-cell office:value-type="string" calcext:value-type="string">
            <text:p>01/05/1997</text:p>
          </table:table-cell>
          <table:table-cell office:value-type="float" office:value="833.09" calcext:value-type="float">
            <text:p>833.09</text:p>
          </table:table-cell>
          <table:table-cell office:value-type="float" office:value="15.13" calcext:value-type="float">
            <text:p>15.13</text:p>
          </table:table-cell>
          <table:table-cell office:value-type="float" office:value="1.8161303101" calcext:value-type="float">
            <text:p>1.8161303101</text:p>
          </table:table-cell>
          <table:table-cell office:value-type="float" office:value="0.0921819517" calcext:value-type="float">
            <text:p>0.0921819517</text:p>
          </table:table-cell>
          <table:table-cell office:value-type="float" office:value="76844.2737464457" calcext:value-type="float">
            <text:p>76844.2737464457</text:p>
          </table:table-cell>
          <table:table-cell office:value-type="float" office:value="6.71" calcext:value-type="float">
            <text:p>6.7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7570875803" calcext:value-type="float">
            <text:p>0.7570875803</text:p>
          </table:table-cell>
          <table:table-cell office:value-type="float" office:value="0.0208916667" calcext:value-type="float">
            <text:p>0.0208916667</text:p>
          </table:table-cell>
          <table:table-cell office:value-type="float" office:value="284.3104252902" calcext:value-type="float">
            <text:p>284.3104252902</text:p>
          </table:table-cell>
        </table:table-row>
        <table:table-row table:style-name="ro1">
          <table:table-cell office:value-type="string" calcext:value-type="string">
            <text:p>01/06/1997</text:p>
          </table:table-cell>
          <table:table-cell office:value-type="float" office:value="876.29" calcext:value-type="float">
            <text:p>876.29</text:p>
          </table:table-cell>
          <table:table-cell office:value-type="float" office:value="15.16" calcext:value-type="float">
            <text:p>15.16</text:p>
          </table:table-cell>
          <table:table-cell office:value-type="float" office:value="1.7300208835" calcext:value-type="float">
            <text:p>1.7300208835</text:p>
          </table:table-cell>
          <table:table-cell office:value-type="float" office:value="0.0533715845" calcext:value-type="float">
            <text:p>0.0533715845</text:p>
          </table:table-cell>
          <table:table-cell office:value-type="float" office:value="80945.5743962508" calcext:value-type="float">
            <text:p>80945.5743962508</text:p>
          </table:table-cell>
          <table:table-cell office:value-type="float" office:value="6.49" calcext:value-type="float">
            <text:p>6.49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771245118" calcext:value-type="float">
            <text:p>0.771245118</text:p>
          </table:table-cell>
          <table:table-cell office:value-type="float" office:value="0.0241083333" calcext:value-type="float">
            <text:p>0.0241083333</text:p>
          </table:table-cell>
          <table:table-cell office:value-type="float" office:value="291.1646757932" calcext:value-type="float">
            <text:p>291.1646757932</text:p>
          </table:table-cell>
        </table:table-row>
        <table:table-row table:style-name="ro1">
          <table:table-cell office:value-type="string" calcext:value-type="string">
            <text:p>01/07/1997</text:p>
          </table:table-cell>
          <table:table-cell office:value-type="float" office:value="925.29" calcext:value-type="float">
            <text:p>925.29</text:p>
          </table:table-cell>
          <table:table-cell office:value-type="float" office:value="15.22" calcext:value-type="float">
            <text:p>15.22</text:p>
          </table:table-cell>
          <table:table-cell office:value-type="float" office:value="1.6448897103" calcext:value-type="float">
            <text:p>1.6448897103</text:p>
          </table:table-cell>
          <table:table-cell office:value-type="float" office:value="0.0573646377" calcext:value-type="float">
            <text:p>0.0573646377</text:p>
          </table:table-cell>
          <table:table-cell office:value-type="float" office:value="85588.9879415109" calcext:value-type="float">
            <text:p>85588.9879415109</text:p>
          </table:table-cell>
          <table:table-cell office:value-type="float" office:value="6.22" calcext:value-type="float">
            <text:p>6.22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7889451935" calcext:value-type="float">
            <text:p>0.7889451935</text:p>
          </table:table-cell>
          <table:table-cell office:value-type="float" office:value="0.0281333333" calcext:value-type="float">
            <text:p>0.0281333333</text:p>
          </table:table-cell>
          <table:table-cell office:value-type="float" office:value="299.3561086722" calcext:value-type="float">
            <text:p>299.3561086722</text:p>
          </table:table-cell>
        </table:table-row>
        <table:table-row table:style-name="ro1">
          <table:table-cell office:value-type="string" calcext:value-type="string">
            <text:p>01/08/1997</text:p>
          </table:table-cell>
          <table:table-cell office:value-type="float" office:value="927.24" calcext:value-type="float">
            <text:p>927.24</text:p>
          </table:table-cell>
          <table:table-cell office:value-type="float" office:value="15.27" calcext:value-type="float">
            <text:p>15.27</text:p>
          </table:table-cell>
          <table:table-cell office:value-type="float" office:value="1.646822829" calcext:value-type="float">
            <text:p>1.646822829</text:p>
          </table:table-cell>
          <table:table-cell office:value-type="float" office:value="0.0034829891" calcext:value-type="float">
            <text:p>0.0034829891</text:p>
          </table:table-cell>
          <table:table-cell office:value-type="float" office:value="85887.0934550398" calcext:value-type="float">
            <text:p>85887.0934550398</text:p>
          </table:table-cell>
          <table:table-cell office:value-type="float" office:value="6.3" calcext:value-type="float">
            <text:p>6.3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7835803662" calcext:value-type="float">
            <text:p>0.7835803662</text:p>
          </table:table-cell>
          <table:table-cell office:value-type="float" office:value="-0.00155" calcext:value-type="float">
            <text:p>-0.00155</text:p>
          </table:table-cell>
          <table:table-cell office:value-type="float" office:value="298.8921067038" calcext:value-type="float">
            <text:p>298.8921067038</text:p>
          </table:table-cell>
        </table:table-row>
        <table:table-row table:style-name="ro1">
          <table:table-cell office:value-type="string" calcext:value-type="string">
            <text:p>01/09/1997</text:p>
          </table:table-cell>
          <table:table-cell office:value-type="float" office:value="937.02" calcext:value-type="float">
            <text:p>937.02</text:p>
          </table:table-cell>
          <table:table-cell office:value-type="float" office:value="15.33" calcext:value-type="float">
            <text:p>15.33</text:p>
          </table:table-cell>
          <table:table-cell office:value-type="float" office:value="1.6360376513" calcext:value-type="float">
            <text:p>1.6360376513</text:p>
          </table:table-cell>
          <table:table-cell office:value-type="float" office:value="0.0119251758" calcext:value-type="float">
            <text:p>0.0119251758</text:p>
          </table:table-cell>
          <table:table-cell office:value-type="float" office:value="86911.3121426278" calcext:value-type="float">
            <text:p>86911.3121426278</text:p>
          </table:table-cell>
          <table:table-cell office:value-type="float" office:value="6.21" calcext:value-type="float">
            <text:p>6.2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789574756" calcext:value-type="float">
            <text:p>0.789574756</text:p>
          </table:table-cell>
          <table:table-cell office:value-type="float" office:value="0.012825" calcext:value-type="float">
            <text:p>0.012825</text:p>
          </table:table-cell>
          <table:table-cell office:value-type="float" office:value="302.7253979722" calcext:value-type="float">
            <text:p>302.7253979722</text:p>
          </table:table-cell>
        </table:table-row>
        <table:table-row table:style-name="ro1">
          <table:table-cell office:value-type="string" calcext:value-type="string">
            <text:p>01/10/1997</text:p>
          </table:table-cell>
          <table:table-cell office:value-type="float" office:value="951.16" calcext:value-type="float">
            <text:p>951.16</text:p>
          </table:table-cell>
          <table:table-cell office:value-type="float" office:value="15.39" calcext:value-type="float">
            <text:p>15.39</text:p>
          </table:table-cell>
          <table:table-cell office:value-type="float" office:value="1.6180243072" calcext:value-type="float">
            <text:p>1.6180243072</text:p>
          </table:table-cell>
          <table:table-cell office:value-type="float" office:value="0.0164588002" calcext:value-type="float">
            <text:p>0.0164588002</text:p>
          </table:table-cell>
          <table:table-cell office:value-type="float" office:value="88341.7680676976" calcext:value-type="float">
            <text:p>88341.7680676976</text:p>
          </table:table-cell>
          <table:table-cell office:value-type="float" office:value="6.03" calcext:value-type="float">
            <text:p>6.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016552497" calcext:value-type="float">
            <text:p>0.8016552497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308.878291686" calcext:value-type="float">
            <text:p>308.878291686</text:p>
          </table:table-cell>
        </table:table-row>
        <table:table-row table:style-name="ro1">
          <table:table-cell office:value-type="string" calcext:value-type="string">
            <text:p>01/11/1997</text:p>
          </table:table-cell>
          <table:table-cell office:value-type="float" office:value="938.92" calcext:value-type="float">
            <text:p>938.92</text:p>
          </table:table-cell>
          <table:table-cell office:value-type="float" office:value="15.44" calcext:value-type="float">
            <text:p>15.44</text:p>
          </table:table-cell>
          <table:table-cell office:value-type="float" office:value="1.644442551" calcext:value-type="float">
            <text:p>1.644442551</text:p>
          </table:table-cell>
          <table:table-cell office:value-type="float" office:value="-0.0115154741" calcext:value-type="float">
            <text:p>-0.0115154741</text:p>
          </table:table-cell>
          <table:table-cell office:value-type="float" office:value="87324.4707266453" calcext:value-type="float">
            <text:p>87324.4707266453</text:p>
          </table:table-cell>
          <table:table-cell office:value-type="float" office:value="5.88" calcext:value-type="float">
            <text:p>5.88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8118763542" calcext:value-type="float">
            <text:p>0.8118763542</text:p>
          </table:table-cell>
          <table:table-cell office:value-type="float" office:value="0.01765" calcext:value-type="float">
            <text:p>0.01765</text:p>
          </table:table-cell>
          <table:table-cell office:value-type="float" office:value="314.3299935343" calcext:value-type="float">
            <text:p>314.3299935343</text:p>
          </table:table-cell>
        </table:table-row>
        <table:table-row table:style-name="ro1">
          <table:table-cell office:value-type="string" calcext:value-type="string">
            <text:p>01/12/1997</text:p>
          </table:table-cell>
          <table:table-cell office:value-type="float" office:value="962.37" calcext:value-type="float">
            <text:p>962.37</text:p>
          </table:table-cell>
          <table:table-cell office:value-type="float" office:value="15.5" calcext:value-type="float">
            <text:p>15.5</text:p>
          </table:table-cell>
          <table:table-cell office:value-type="float" office:value="1.6106071469" calcext:value-type="float">
            <text:p>1.6106071469</text:p>
          </table:table-cell>
          <table:table-cell office:value-type="float" office:value="0.0263511978" calcext:value-type="float">
            <text:p>0.0263511978</text:p>
          </table:table-cell>
          <table:table-cell office:value-type="float" office:value="89625.5751301746" calcext:value-type="float">
            <text:p>89625.5751301746</text:p>
          </table:table-cell>
          <table:table-cell office:value-type="float" office:value="5.81" calcext:value-type="float">
            <text:p>5.8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8167070185" calcext:value-type="float">
            <text:p>0.8167070185</text:p>
          </table:table-cell>
          <table:table-cell office:value-type="float" office:value="0.0107916667" calcext:value-type="float">
            <text:p>0.0107916667</text:p>
          </table:table-cell>
          <table:table-cell office:value-type="float" office:value="317.7221380478" calcext:value-type="float">
            <text:p>317.7221380478</text:p>
          </table:table-cell>
        </table:table-row>
        <table:table-row table:style-name="ro1">
          <table:table-cell office:value-type="string" calcext:value-type="string">
            <text:p>01/01/1998</text:p>
          </table:table-cell>
          <table:table-cell office:value-type="float" office:value="963.36" calcext:value-type="float">
            <text:p>963.36</text:p>
          </table:table-cell>
          <table:table-cell office:value-type="float" office:value="15.55" calcext:value-type="float">
            <text:p>15.55</text:p>
          </table:table-cell>
          <table:table-cell office:value-type="float" office:value="1.6141421691" calcext:value-type="float">
            <text:p>1.6141421691</text:p>
          </table:table-cell>
          <table:table-cell office:value-type="float" office:value="0.0023752126" calcext:value-type="float">
            <text:p>0.0023752126</text:p>
          </table:table-cell>
          <table:table-cell office:value-type="float" office:value="89838.4549239667" calcext:value-type="float">
            <text:p>89838.4549239667</text:p>
          </table:table-cell>
          <table:table-cell office:value-type="float" office:value="5.54" calcext:value-type="float">
            <text:p>5.54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8354504445" calcext:value-type="float">
            <text:p>0.8354504445</text:p>
          </table:table-cell>
          <table:table-cell office:value-type="float" office:value="0.0275666667" calcext:value-type="float">
            <text:p>0.0275666667</text:p>
          </table:table-cell>
          <table:table-cell office:value-type="float" office:value="326.48067832" calcext:value-type="float">
            <text:p>326.48067832</text:p>
          </table:table-cell>
        </table:table-row>
        <table:table-row table:style-name="ro1">
          <table:table-cell office:value-type="string" calcext:value-type="string">
            <text:p>01/02/1998</text:p>
          </table:table-cell>
          <table:table-cell office:value-type="float" office:value="1023.74" calcext:value-type="float">
            <text:p>1023.74</text:p>
          </table:table-cell>
          <table:table-cell office:value-type="float" office:value="15.6" calcext:value-type="float">
            <text:p>15.6</text:p>
          </table:table-cell>
          <table:table-cell office:value-type="float" office:value="1.5238244085" calcext:value-type="float">
            <text:p>1.5238244085</text:p>
          </table:table-cell>
          <table:table-cell office:value-type="float" office:value="0.0640259093" calcext:value-type="float">
            <text:p>0.0640259093</text:p>
          </table:table-cell>
          <table:table-cell office:value-type="float" office:value="95590.443692143" calcext:value-type="float">
            <text:p>95590.443692143</text:p>
          </table:table-cell>
          <table:table-cell office:value-type="float" office:value="5.57" calcext:value-type="float">
            <text:p>5.57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8333200459" calcext:value-type="float">
            <text:p>0.8333200459</text:p>
          </table:table-cell>
          <table:table-cell office:value-type="float" office:value="0.0020916667" calcext:value-type="float">
            <text:p>0.0020916667</text:p>
          </table:table-cell>
          <table:table-cell office:value-type="float" office:value="327.1635670722" calcext:value-type="float">
            <text:p>327.1635670722</text:p>
          </table:table-cell>
        </table:table-row>
        <table:table-row table:style-name="ro1">
          <table:table-cell office:value-type="string" calcext:value-type="string">
            <text:p>01/03/1998</text:p>
          </table:table-cell>
          <table:table-cell office:value-type="float" office:value="1076.83" calcext:value-type="float">
            <text:p>1076.83</text:p>
          </table:table-cell>
          <table:table-cell office:value-type="float" office:value="15.64" calcext:value-type="float">
            <text:p>15.64</text:p>
          </table:table-cell>
          <table:table-cell office:value-type="float" office:value="1.4524112441" calcext:value-type="float">
            <text:p>1.4524112441</text:p>
          </table:table-cell>
          <table:table-cell office:value-type="float" office:value="0.0531319801" calcext:value-type="float">
            <text:p>0.0531319801</text:p>
          </table:table-cell>
          <table:table-cell office:value-type="float" office:value="100669.353246549" calcext:value-type="float">
            <text:p>100669.353246549</text:p>
          </table:table-cell>
          <table:table-cell office:value-type="float" office:value="5.65" calcext:value-type="float">
            <text:p>5.65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8276534696" calcext:value-type="float">
            <text:p>0.8276534696</text:p>
          </table:table-cell>
          <table:table-cell office:value-type="float" office:value="-0.0020916667" calcext:value-type="float">
            <text:p>-0.0020916667</text:p>
          </table:table-cell>
          <table:table-cell office:value-type="float" office:value="326.4792499444" calcext:value-type="float">
            <text:p>326.4792499444</text:p>
          </table:table-cell>
        </table:table-row>
        <table:table-row table:style-name="ro1">
          <table:table-cell office:value-type="string" calcext:value-type="string">
            <text:p>01/04/1998</text:p>
          </table:table-cell>
          <table:table-cell office:value-type="float" office:value="1112.2" calcext:value-type="float">
            <text:p>1112.2</text:p>
          </table:table-cell>
          <table:table-cell office:value-type="float" office:value="15.75" calcext:value-type="float">
            <text:p>15.75</text:p>
          </table:table-cell>
          <table:table-cell office:value-type="float" office:value="1.41611221" calcext:value-type="float">
            <text:p>1.41611221</text:p>
          </table:table-cell>
          <table:table-cell office:value-type="float" office:value="0.0340652656" calcext:value-type="float">
            <text:p>0.0340652656</text:p>
          </table:table-cell>
          <table:table-cell office:value-type="float" office:value="104098.681506782" calcext:value-type="float">
            <text:p>104098.681506782</text:p>
          </table:table-cell>
          <table:table-cell office:value-type="float" office:value="5.64" calcext:value-type="float">
            <text:p>5.64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828356975" calcext:value-type="float">
            <text:p>0.828356975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328.2912097816" calcext:value-type="float">
            <text:p>328.2912097816</text:p>
          </table:table-cell>
        </table:table-row>
        <table:table-row table:style-name="ro1">
          <table:table-cell office:value-type="string" calcext:value-type="string">
            <text:p>01/05/1998</text:p>
          </table:table-cell>
          <table:table-cell office:value-type="float" office:value="1108.42" calcext:value-type="float">
            <text:p>1108.42</text:p>
          </table:table-cell>
          <table:table-cell office:value-type="float" office:value="15.85" calcext:value-type="float">
            <text:p>15.85</text:p>
          </table:table-cell>
          <table:table-cell office:value-type="float" office:value="1.4299633713" calcext:value-type="float">
            <text:p>1.4299633713</text:p>
          </table:table-cell>
          <table:table-cell office:value-type="float" office:value="-0.0022110831" calcext:value-type="float">
            <text:p>-0.0022110831</text:p>
          </table:table-cell>
          <table:table-cell office:value-type="float" office:value="103868.51066736" calcext:value-type="float">
            <text:p>103868.51066736</text:p>
          </table:table-cell>
          <table:table-cell office:value-type="float" office:value="5.65" calcext:value-type="float">
            <text:p>5.65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8276528716" calcext:value-type="float">
            <text:p>0.8276528716</text:p>
          </table:table-cell>
          <table:table-cell office:value-type="float" office:value="0.0038583333" calcext:value-type="float">
            <text:p>0.0038583333</text:p>
          </table:table-cell>
          <table:table-cell office:value-type="float" office:value="329.5578666993" calcext:value-type="float">
            <text:p>329.5578666993</text:p>
          </table:table-cell>
        </table:table-row>
        <table:table-row table:style-name="ro1">
          <table:table-cell office:value-type="string" calcext:value-type="string">
            <text:p>01/06/1998</text:p>
          </table:table-cell>
          <table:table-cell office:value-type="float" office:value="1108.39" calcext:value-type="float">
            <text:p>1108.39</text:p>
          </table:table-cell>
          <table:table-cell office:value-type="float" office:value="15.95" calcext:value-type="float">
            <text:p>15.95</text:p>
          </table:table-cell>
          <table:table-cell office:value-type="float" office:value="1.4390241702" calcext:value-type="float">
            <text:p>1.4390241702</text:p>
          </table:table-cell>
          <table:table-cell office:value-type="float" office:value="0.0011720888" calcext:value-type="float">
            <text:p>0.0011720888</text:p>
          </table:table-cell>
          <table:table-cell office:value-type="float" office:value="103990.253785289" calcext:value-type="float">
            <text:p>103990.253785289</text:p>
          </table:table-cell>
          <table:table-cell office:value-type="float" office:value="5.5" calcext:value-type="float">
            <text:p>5.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8382054457" calcext:value-type="float">
            <text:p>0.8382054457</text:p>
          </table:table-cell>
          <table:table-cell office:value-type="float" office:value="0.0173333333" calcext:value-type="float">
            <text:p>0.0173333333</text:p>
          </table:table-cell>
          <table:table-cell office:value-type="float" office:value="335.2702030554" calcext:value-type="float">
            <text:p>335.2702030554</text:p>
          </table:table-cell>
        </table:table-row>
        <table:table-row table:style-name="ro1">
          <table:table-cell office:value-type="string" calcext:value-type="string">
            <text:p>01/07/1998</text:p>
          </table:table-cell>
          <table:table-cell office:value-type="float" office:value="1156.58" calcext:value-type="float">
            <text:p>1156.58</text:p>
          </table:table-cell>
          <table:table-cell office:value-type="float" office:value="16.02" calcext:value-type="float">
            <text:p>16.02</text:p>
          </table:table-cell>
          <table:table-cell office:value-type="float" office:value="1.3851181933" calcext:value-type="float">
            <text:p>1.3851181933</text:p>
          </table:table-cell>
          <table:table-cell office:value-type="float" office:value="0.0446816779" calcext:value-type="float">
            <text:p>0.0446816779</text:p>
          </table:table-cell>
          <table:table-cell office:value-type="float" office:value="108636.712812705" calcext:value-type="float">
            <text:p>108636.712812705</text:p>
          </table:table-cell>
          <table:table-cell office:value-type="float" office:value="5.46" calcext:value-type="float">
            <text:p>5.4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410553442" calcext:value-type="float">
            <text:p>0.8410553442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337.9356011697" calcext:value-type="float">
            <text:p>337.9356011697</text:p>
          </table:table-cell>
        </table:table-row>
        <table:table-row table:style-name="ro1">
          <table:table-cell office:value-type="string" calcext:value-type="string">
            <text:p>01/08/1998</text:p>
          </table:table-cell>
          <table:table-cell office:value-type="float" office:value="1074.62" calcext:value-type="float">
            <text:p>1074.62</text:p>
          </table:table-cell>
          <table:table-cell office:value-type="float" office:value="16.08" calcext:value-type="float">
            <text:p>16.08</text:p>
          </table:table-cell>
          <table:table-cell office:value-type="float" office:value="1.4963428933" calcext:value-type="float">
            <text:p>1.4963428933</text:p>
          </table:table-cell>
          <table:table-cell office:value-type="float" office:value="-0.0697052733" calcext:value-type="float">
            <text:p>-0.0697052733</text:p>
          </table:table-cell>
          <table:table-cell office:value-type="float" office:value="101064.161055053" calcext:value-type="float">
            <text:p>101064.161055053</text:p>
          </table:table-cell>
          <table:table-cell office:value-type="float" office:value="5.34" calcext:value-type="float">
            <text:p>5.3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8496341088" calcext:value-type="float">
            <text:p>0.8496341088</text:p>
          </table:table-cell>
          <table:table-cell office:value-type="float" office:value="0.01465" calcext:value-type="float">
            <text:p>0.01465</text:p>
          </table:table-cell>
          <table:table-cell office:value-type="float" office:value="342.8863577269" calcext:value-type="float">
            <text:p>342.8863577269</text:p>
          </table:table-cell>
        </table:table-row>
        <table:table-row table:style-name="ro1">
          <table:table-cell office:value-type="string" calcext:value-type="string">
            <text:p>01/09/1998</text:p>
          </table:table-cell>
          <table:table-cell office:value-type="float" office:value="1020.64" calcext:value-type="float">
            <text:p>1020.64</text:p>
          </table:table-cell>
          <table:table-cell office:value-type="float" office:value="16.14" calcext:value-type="float">
            <text:p>16.14</text:p>
          </table:table-cell>
          <table:table-cell office:value-type="float" office:value="1.5813607148" calcext:value-type="float">
            <text:p>1.5813607148</text:p>
          </table:table-cell>
          <table:table-cell office:value-type="float" office:value="-0.0489801046" calcext:value-type="float">
            <text:p>-0.0489801046</text:p>
          </table:table-cell>
          <table:table-cell office:value-type="float" office:value="96114.0278757595" calcext:value-type="float">
            <text:p>96114.0278757595</text:p>
          </table:table-cell>
          <table:table-cell office:value-type="float" office:value="4.81" calcext:value-type="float">
            <text:p>4.81</text:p>
          </table:table-cell>
          <table:table-cell office:value-type="float" office:value="0.04505" calcext:value-type="float">
            <text:p>0.04505</text:p>
          </table:table-cell>
          <table:table-cell office:value-type="float" office:value="0.8879101254" calcext:value-type="float">
            <text:p>0.8879101254</text:p>
          </table:table-cell>
          <table:table-cell office:value-type="float" office:value="0.0490583333" calcext:value-type="float">
            <text:p>0.0490583333</text:p>
          </table:table-cell>
          <table:table-cell office:value-type="float" office:value="359.7077909597" calcext:value-type="float">
            <text:p>359.7077909597</text:p>
          </table:table-cell>
        </table:table-row>
        <table:table-row table:style-name="ro1">
          <table:table-cell office:value-type="string" calcext:value-type="string">
            <text:p>01/10/1998</text:p>
          </table:table-cell>
          <table:table-cell office:value-type="float" office:value="1032.47" calcext:value-type="float">
            <text:p>1032.47</text:p>
          </table:table-cell>
          <table:table-cell office:value-type="float" office:value="16.17" calcext:value-type="float">
            <text:p>16.17</text:p>
          </table:table-cell>
          <table:table-cell office:value-type="float" office:value="1.5661472004" calcext:value-type="float">
            <text:p>1.5661472004</text:p>
          </table:table-cell>
          <table:table-cell office:value-type="float" office:value="0.0129107472" calcext:value-type="float">
            <text:p>0.0129107472</text:p>
          </table:table-cell>
          <table:table-cell office:value-type="float" office:value="97354.9317899459" calcext:value-type="float">
            <text:p>97354.9317899459</text:p>
          </table:table-cell>
          <table:table-cell office:value-type="float" office:value="4.53" calcext:value-type="float">
            <text:p>4.5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9090423863" calcext:value-type="float">
            <text:p>0.9090423863</text:p>
          </table:table-cell>
          <table:table-cell office:value-type="float" office:value="0.027575" calcext:value-type="float">
            <text:p>0.027575</text:p>
          </table:table-cell>
          <table:table-cell office:value-type="float" office:value="369.6267332954" calcext:value-type="float">
            <text:p>369.6267332954</text:p>
          </table:table-cell>
        </table:table-row>
        <table:table-row table:style-name="ro1">
          <table:table-cell office:value-type="string" calcext:value-type="string">
            <text:p>01/11/1998</text:p>
          </table:table-cell>
          <table:table-cell office:value-type="float" office:value="1144.43" calcext:value-type="float">
            <text:p>1144.43</text:p>
          </table:table-cell>
          <table:table-cell office:value-type="float" office:value="16.18" calcext:value-type="float">
            <text:p>16.18</text:p>
          </table:table-cell>
          <table:table-cell office:value-type="float" office:value="1.4138042519" calcext:value-type="float">
            <text:p>1.4138042519</text:p>
          </table:table-cell>
          <table:table-cell office:value-type="float" office:value="0.1097451823" calcext:value-type="float">
            <text:p>0.1097451823</text:p>
          </table:table-cell>
          <table:table-cell office:value-type="float" office:value="108039.166523648" calcext:value-type="float">
            <text:p>108039.166523648</text:p>
          </table:table-cell>
          <table:table-cell office:value-type="float" office:value="4.83" calcext:value-type="float">
            <text:p>4.83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0.8858618055" calcext:value-type="float">
            <text:p>0.8858618055</text:p>
          </table:table-cell>
          <table:table-cell office:value-type="float" office:value="-0.021475" calcext:value-type="float">
            <text:p>-0.021475</text:p>
          </table:table-cell>
          <table:table-cell office:value-type="float" office:value="361.6889991979" calcext:value-type="float">
            <text:p>361.6889991979</text:p>
          </table:table-cell>
        </table:table-row>
        <table:table-row table:style-name="ro1">
          <table:table-cell office:value-type="string" calcext:value-type="string">
            <text:p>01/12/1998</text:p>
          </table:table-cell>
          <table:table-cell office:value-type="float" office:value="1190.05" calcext:value-type="float">
            <text:p>1190.05</text:p>
          </table:table-cell>
          <table:table-cell office:value-type="float" office:value="16.2" calcext:value-type="float">
            <text:p>16.2</text:p>
          </table:table-cell>
          <table:table-cell office:value-type="float" office:value="1.3612873409" calcext:value-type="float">
            <text:p>1.3612873409</text:p>
          </table:table-cell>
          <table:table-cell office:value-type="float" office:value="0.0410422656" calcext:value-type="float">
            <text:p>0.0410422656</text:p>
          </table:table-cell>
          <table:table-cell office:value-type="float" office:value="112473.338689369" calcext:value-type="float">
            <text:p>112473.338689369</text:p>
          </table:table-cell>
          <table:table-cell office:value-type="float" office:value="4.65" calcext:value-type="float">
            <text:p>4.6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8994154911" calcext:value-type="float">
            <text:p>0.8994154911</text:p>
          </table:table-cell>
          <table:table-cell office:value-type="float" office:value="0.019175" calcext:value-type="float">
            <text:p>0.019175</text:p>
          </table:table-cell>
          <table:table-cell office:value-type="float" office:value="368.6243857575" calcext:value-type="float">
            <text:p>368.6243857575</text:p>
          </table:table-cell>
        </table:table-row>
        <table:table-row table:style-name="ro1">
          <table:table-cell office:value-type="string" calcext:value-type="string">
            <text:p>01/01/1999</text:p>
          </table:table-cell>
          <table:table-cell office:value-type="float" office:value="1248.77" calcext:value-type="float">
            <text:p>1248.77</text:p>
          </table:table-cell>
          <table:table-cell office:value-type="float" office:value="16.28" calcext:value-type="float">
            <text:p>16.28</text:p>
          </table:table-cell>
          <table:table-cell office:value-type="float" office:value="1.3036828239" calcext:value-type="float">
            <text:p>1.3036828239</text:p>
          </table:table-cell>
          <table:table-cell office:value-type="float" office:value="0.0504827061" calcext:value-type="float">
            <text:p>0.0504827061</text:p>
          </table:table-cell>
          <table:table-cell office:value-type="float" office:value="118151.297195222" calcext:value-type="float">
            <text:p>118151.297195222</text:p>
          </table:table-cell>
          <table:table-cell office:value-type="float" office:value="4.72" calcext:value-type="float">
            <text:p>4.72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8940639689" calcext:value-type="float">
            <text:p>0.8940639689</text:p>
          </table:table-cell>
          <table:table-cell office:value-type="float" office:value="-0.0020166667" calcext:value-type="float">
            <text:p>-0.0020166667</text:p>
          </table:table-cell>
          <table:table-cell office:value-type="float" office:value="367.8809932462" calcext:value-type="float">
            <text:p>367.8809932462</text:p>
          </table:table-cell>
        </table:table-row>
        <table:table-row table:style-name="ro1">
          <table:table-cell office:value-type="string" calcext:value-type="string">
            <text:p>01/02/1999</text:p>
          </table:table-cell>
          <table:table-cell office:value-type="float" office:value="1246.58" calcext:value-type="float">
            <text:p>1246.58</text:p>
          </table:table-cell>
          <table:table-cell office:value-type="float" office:value="16.37" calcext:value-type="float">
            <text:p>16.37</text:p>
          </table:table-cell>
          <table:table-cell office:value-type="float" office:value="1.3131928958" calcext:value-type="float">
            <text:p>1.3131928958</text:p>
          </table:table-cell>
          <table:table-cell office:value-type="float" office:value="-0.0006615398" calcext:value-type="float">
            <text:p>-0.0006615398</text:p>
          </table:table-cell>
          <table:table-cell office:value-type="float" office:value="118073.135404522" calcext:value-type="float">
            <text:p>118073.135404522</text:p>
          </table:table-cell>
          <table:table-cell office:value-type="float" office:value="5" calcext:value-type="float">
            <text:p>5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0.8727852465" calcext:value-type="float">
            <text:p>0.8727852465</text:p>
          </table:table-cell>
          <table:table-cell office:value-type="float" office:value="-0.0196333333" calcext:value-type="float">
            <text:p>-0.0196333333</text:p>
          </table:table-cell>
          <table:table-cell office:value-type="float" office:value="360.6582630788" calcext:value-type="float">
            <text:p>360.6582630788</text:p>
          </table:table-cell>
        </table:table-row>
        <table:table-row table:style-name="ro1">
          <table:table-cell office:value-type="string" calcext:value-type="string">
            <text:p>01/03/1999</text:p>
          </table:table-cell>
          <table:table-cell office:value-type="float" office:value="1281.66" calcext:value-type="float">
            <text:p>1281.66</text:p>
          </table:table-cell>
          <table:table-cell office:value-type="float" office:value="16.45" calcext:value-type="float">
            <text:p>16.45</text:p>
          </table:table-cell>
          <table:table-cell office:value-type="float" office:value="1.2834917217" calcext:value-type="float">
            <text:p>1.2834917217</text:p>
          </table:table-cell>
          <table:table-cell office:value-type="float" office:value="0.0292406691" calcext:value-type="float">
            <text:p>0.0292406691</text:p>
          </table:table-cell>
          <table:table-cell office:value-type="float" office:value="121525.672890905" calcext:value-type="float">
            <text:p>121525.672890905</text:p>
          </table:table-cell>
          <table:table-cell office:value-type="float" office:value="5.23" calcext:value-type="float">
            <text:p>5.23</text:p>
          </table:table-cell>
          <table:table-cell office:value-type="float" office:value="-0.01955" calcext:value-type="float">
            <text:p>-0.01955</text:p>
          </table:table-cell>
          <table:table-cell office:value-type="float" office:value="0.8557222949" calcext:value-type="float">
            <text:p>0.8557222949</text:p>
          </table:table-cell>
          <table:table-cell office:value-type="float" office:value="-0.0151916667" calcext:value-type="float">
            <text:p>-0.0151916667</text:p>
          </table:table-cell>
          <table:table-cell office:value-type="float" office:value="355.1792629656" calcext:value-type="float">
            <text:p>355.1792629656</text:p>
          </table:table-cell>
        </table:table-row>
        <table:table-row table:style-name="ro1">
          <table:table-cell office:value-type="string" calcext:value-type="string">
            <text:p>01/04/1999</text:p>
          </table:table-cell>
          <table:table-cell office:value-type="float" office:value="1334.76" calcext:value-type="float">
            <text:p>1334.76</text:p>
          </table:table-cell>
          <table:table-cell office:value-type="float" office:value="16.45" calcext:value-type="float">
            <text:p>16.45</text:p>
          </table:table-cell>
          <table:table-cell office:value-type="float" office:value="1.2324312985" calcext:value-type="float">
            <text:p>1.2324312985</text:p>
          </table:table-cell>
          <table:table-cell office:value-type="float" office:value="0.0425002211" calcext:value-type="float">
            <text:p>0.0425002211</text:p>
          </table:table-cell>
          <table:table-cell office:value-type="float" office:value="126690.540854141" calcext:value-type="float">
            <text:p>126690.540854141</text:p>
          </table:table-cell>
          <table:table-cell office:value-type="float" office:value="5.18" calcext:value-type="float">
            <text:p>5.1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8593591147" calcext:value-type="float">
            <text:p>0.8593591147</text:p>
          </table:table-cell>
          <table:table-cell office:value-type="float" office:value="0.0085666667" calcext:value-type="float">
            <text:p>0.0085666667</text:p>
          </table:table-cell>
          <table:table-cell office:value-type="float" office:value="358.2219653183" calcext:value-type="float">
            <text:p>358.2219653183</text:p>
          </table:table-cell>
        </table:table-row>
        <table:table-row table:style-name="ro1">
          <table:table-cell office:value-type="string" calcext:value-type="string">
            <text:p>01/05/1999</text:p>
          </table:table-cell>
          <table:table-cell office:value-type="float" office:value="1332.07" calcext:value-type="float">
            <text:p>1332.07</text:p>
          </table:table-cell>
          <table:table-cell office:value-type="float" office:value="16.45" calcext:value-type="float">
            <text:p>16.45</text:p>
          </table:table-cell>
          <table:table-cell office:value-type="float" office:value="1.2349200868" calcext:value-type="float">
            <text:p>1.2349200868</text:p>
          </table:table-cell>
          <table:table-cell office:value-type="float" office:value="-0.0009883175" calcext:value-type="float">
            <text:p>-0.0009883175</text:p>
          </table:table-cell>
          <table:table-cell office:value-type="float" office:value="126565.330375496" calcext:value-type="float">
            <text:p>126565.330375496</text:p>
          </table:table-cell>
          <table:table-cell office:value-type="float" office:value="5.54" calcext:value-type="float">
            <text:p>5.54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8330627258" calcext:value-type="float">
            <text:p>0.8330627258</text:p>
          </table:table-cell>
          <table:table-cell office:value-type="float" office:value="-0.0259833333" calcext:value-type="float">
            <text:p>-0.0259833333</text:p>
          </table:table-cell>
          <table:table-cell office:value-type="float" office:value="348.9141645861" calcext:value-type="float">
            <text:p>348.9141645861</text:p>
          </table:table-cell>
        </table:table-row>
        <table:table-row table:style-name="ro1">
          <table:table-cell office:value-type="string" calcext:value-type="string">
            <text:p>01/06/1999</text:p>
          </table:table-cell>
          <table:table-cell office:value-type="float" office:value="1322.55" calcext:value-type="float">
            <text:p>1322.55</text:p>
          </table:table-cell>
          <table:table-cell office:value-type="float" office:value="16.45" calcext:value-type="float">
            <text:p>16.45</text:p>
          </table:table-cell>
          <table:table-cell office:value-type="float" office:value="1.2438093078" calcext:value-type="float">
            <text:p>1.2438093078</text:p>
          </table:table-cell>
          <table:table-cell office:value-type="float" office:value="-0.0061176715" calcext:value-type="float">
            <text:p>-0.0061176715</text:p>
          </table:table-cell>
          <table:table-cell office:value-type="float" office:value="125791.045261762" calcext:value-type="float">
            <text:p>125791.045261762</text:p>
          </table:table-cell>
          <table:table-cell office:value-type="float" office:value="5.9" calcext:value-type="float">
            <text:p>5.9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8075710063" calcext:value-type="float">
            <text:p>0.8075710063</text:p>
          </table:table-cell>
          <table:table-cell office:value-type="float" office:value="-0.0256833333" calcext:value-type="float">
            <text:p>-0.0256833333</text:p>
          </table:table-cell>
          <table:table-cell office:value-type="float" office:value="339.9528857923" calcext:value-type="float">
            <text:p>339.9528857923</text:p>
          </table:table-cell>
        </table:table-row>
        <table:table-row table:style-name="ro1">
          <table:table-cell office:value-type="string" calcext:value-type="string">
            <text:p>01/07/1999</text:p>
          </table:table-cell>
          <table:table-cell office:value-type="float" office:value="1380.99" calcext:value-type="float">
            <text:p>1380.99</text:p>
          </table:table-cell>
          <table:table-cell office:value-type="float" office:value="16.51" calcext:value-type="float">
            <text:p>16.51</text:p>
          </table:table-cell>
          <table:table-cell office:value-type="float" office:value="1.1955191565" calcext:value-type="float">
            <text:p>1.1955191565</text:p>
          </table:table-cell>
          <table:table-cell office:value-type="float" office:value="0.0452278637" calcext:value-type="float">
            <text:p>0.0452278637</text:p>
          </table:table-cell>
          <table:table-cell office:value-type="float" office:value="131480.305509132" calcext:value-type="float">
            <text:p>131480.305509132</text:p>
          </table:table-cell>
          <table:table-cell office:value-type="float" office:value="5.79" calcext:value-type="float">
            <text:p>5.79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8151217953" calcext:value-type="float">
            <text:p>0.8151217953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344.7717179484" calcext:value-type="float">
            <text:p>344.7717179484</text:p>
          </table:table-cell>
        </table:table-row>
        <table:table-row table:style-name="ro1">
          <table:table-cell office:value-type="string" calcext:value-type="string">
            <text:p>01/08/1999</text:p>
          </table:table-cell>
          <table:table-cell office:value-type="float" office:value="1327.49" calcext:value-type="float">
            <text:p>1327.49</text:p>
          </table:table-cell>
          <table:table-cell office:value-type="float" office:value="16.58" calcext:value-type="float">
            <text:p>16.58</text:p>
          </table:table-cell>
          <table:table-cell office:value-type="float" office:value="1.2489736269" calcext:value-type="float">
            <text:p>1.2489736269</text:p>
          </table:table-cell>
          <table:table-cell office:value-type="float" office:value="-0.0377400351" calcext:value-type="float">
            <text:p>-0.0377400351</text:p>
          </table:table-cell>
          <table:table-cell office:value-type="float" office:value="126518.234160607" calcext:value-type="float">
            <text:p>126518.234160607</text:p>
          </table:table-cell>
          <table:table-cell office:value-type="float" office:value="5.94" calcext:value-type="float">
            <text:p>5.94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8047289924" calcext:value-type="float">
            <text:p>0.8047289924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342.0824985484" calcext:value-type="float">
            <text:p>342.0824985484</text:p>
          </table:table-cell>
        </table:table-row>
        <table:table-row table:style-name="ro1">
          <table:table-cell office:value-type="string" calcext:value-type="string">
            <text:p>01/09/1999</text:p>
          </table:table-cell>
          <table:table-cell office:value-type="float" office:value="1318.17" calcext:value-type="float">
            <text:p>1318.17</text:p>
          </table:table-cell>
          <table:table-cell office:value-type="float" office:value="16.64" calcext:value-type="float">
            <text:p>16.64</text:p>
          </table:table-cell>
          <table:table-cell office:value-type="float" office:value="1.2623561453" calcext:value-type="float">
            <text:p>1.2623561453</text:p>
          </table:table-cell>
          <table:table-cell office:value-type="float" office:value="-0.0059761907" calcext:value-type="float">
            <text:p>-0.0059761907</text:p>
          </table:table-cell>
          <table:table-cell office:value-type="float" office:value="125762.13707186" calcext:value-type="float">
            <text:p>125762.13707186</text:p>
          </table:table-cell>
          <table:table-cell office:value-type="float" office:value="5.92" calcext:value-type="float">
            <text:p>5.9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060970316" calcext:value-type="float">
            <text:p>0.8060970316</text:p>
          </table:table-cell>
          <table:table-cell office:value-type="float" office:value="0.0066333333" calcext:value-type="float">
            <text:p>0.0066333333</text:p>
          </table:table-cell>
          <table:table-cell office:value-type="float" office:value="344.3516457888" calcext:value-type="float">
            <text:p>344.3516457888</text:p>
          </table:table-cell>
        </table:table-row>
        <table:table-row table:style-name="ro1">
          <table:table-cell office:value-type="string" calcext:value-type="string">
            <text:p>01/10/1999</text:p>
          </table:table-cell>
          <table:table-cell office:value-type="float" office:value="1300.01" calcext:value-type="float">
            <text:p>1300.01</text:p>
          </table:table-cell>
          <table:table-cell office:value-type="float" office:value="16.66" calcext:value-type="float">
            <text:p>16.66</text:p>
          </table:table-cell>
          <table:table-cell office:value-type="float" office:value="1.2815286036" calcext:value-type="float">
            <text:p>1.2815286036</text:p>
          </table:table-cell>
          <table:table-cell office:value-type="float" office:value="-0.0127236581" calcext:value-type="float">
            <text:p>-0.0127236581</text:p>
          </table:table-cell>
          <table:table-cell office:value-type="float" office:value="124161.98263337" calcext:value-type="float">
            <text:p>124161.98263337</text:p>
          </table:table-cell>
          <table:table-cell office:value-type="float" office:value="6.11" calcext:value-type="float">
            <text:p>6.11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0.7930785646" calcext:value-type="float">
            <text:p>0.7930785646</text:p>
          </table:table-cell>
          <table:table-cell office:value-type="float" office:value="-0.0110583333" calcext:value-type="float">
            <text:p>-0.0110583333</text:p>
          </table:table-cell>
          <table:table-cell office:value-type="float" office:value="340.5436905058" calcext:value-type="float">
            <text:p>340.5436905058</text:p>
          </table:table-cell>
        </table:table-row>
        <table:table-row table:style-name="ro1">
          <table:table-cell office:value-type="string" calcext:value-type="string">
            <text:p>01/11/1999</text:p>
          </table:table-cell>
          <table:table-cell office:value-type="float" office:value="1391" calcext:value-type="float">
            <text:p>1391</text:p>
          </table:table-cell>
          <table:table-cell office:value-type="float" office:value="16.67" calcext:value-type="float">
            <text:p>16.67</text:p>
          </table:table-cell>
          <table:table-cell office:value-type="float" office:value="1.198418404" calcext:value-type="float">
            <text:p>1.198418404</text:p>
          </table:table-cell>
          <table:table-cell office:value-type="float" office:value="0.0710605645" calcext:value-type="float">
            <text:p>0.0710605645</text:p>
          </table:table-cell>
          <table:table-cell office:value-type="float" office:value="132985.003207667" calcext:value-type="float">
            <text:p>132985.003207667</text:p>
          </table:table-cell>
          <table:table-cell office:value-type="float" office:value="6.03" calcext:value-type="float">
            <text:p>6.03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7984714988" calcext:value-type="float">
            <text:p>0.7984714988</text:p>
          </table:table-cell>
          <table:table-cell office:value-type="float" office:value="0.011825" calcext:value-type="float">
            <text:p>0.011825</text:p>
          </table:table-cell>
          <table:table-cell office:value-type="float" office:value="344.570619646" calcext:value-type="float">
            <text:p>344.570619646</text:p>
          </table:table-cell>
        </table:table-row>
        <table:table-row table:style-name="ro1">
          <table:table-cell office:value-type="string" calcext:value-type="string">
            <text:p>01/12/1999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6.69" calcext:value-type="float">
            <text:p>16.69</text:p>
          </table:table-cell>
          <table:table-cell office:value-type="float" office:value="1.1682112159" calcext:value-type="float">
            <text:p>1.1682112159</text:p>
          </table:table-cell>
          <table:table-cell office:value-type="float" office:value="0.0280883058" calcext:value-type="float">
            <text:p>0.0280883058</text:p>
          </table:table-cell>
          <table:table-cell office:value-type="float" office:value="136720.326641283" calcext:value-type="float">
            <text:p>136720.326641283</text:p>
          </table:table-cell>
          <table:table-cell office:value-type="float" office:value="6.28" calcext:value-type="float">
            <text:p>6.28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7815039795" calcext:value-type="float">
            <text:p>0.7815039795</text:p>
          </table:table-cell>
          <table:table-cell office:value-type="float" office:value="-0.0160166667" calcext:value-type="float">
            <text:p>-0.0160166667</text:p>
          </table:table-cell>
          <table:table-cell office:value-type="float" office:value="339.051746888" calcext:value-type="float">
            <text:p>339.051746888</text:p>
          </table:table-cell>
        </table:table-row>
        <table:table-row table:style-name="ro1">
          <table:table-cell office:value-type="string" calcext:value-type="string">
            <text:p>01/01/2000</text:p>
          </table:table-cell>
          <table:table-cell office:value-type="float" office:value="1425.59" calcext:value-type="float">
            <text:p>1425.59</text:p>
          </table:table-cell>
          <table:table-cell office:value-type="float" office:value="16.71" calcext:value-type="float">
            <text:p>16.71</text:p>
          </table:table-cell>
          <table:table-cell office:value-type="float" office:value="1.1721462693" calcext:value-type="float">
            <text:p>1.1721462693</text:p>
          </table:table-cell>
          <table:table-cell office:value-type="float" office:value="-0.0011879653" calcext:value-type="float">
            <text:p>-0.0011879653</text:p>
          </table:table-cell>
          <table:table-cell office:value-type="float" office:value="136557.907641503" calcext:value-type="float">
            <text:p>136557.907641503</text:p>
          </table:table-cell>
          <table:table-cell office:value-type="float" office:value="6.66" calcext:value-type="float">
            <text:p>6.66</text:p>
          </table:table-cell>
          <table:table-cell office:value-type="float" office:value="-0.0323" calcext:value-type="float">
            <text:p>-0.0323</text:p>
          </table:table-cell>
          <table:table-cell office:value-type="float" office:value="0.7562614009" calcext:value-type="float">
            <text:p>0.7562614009</text:p>
          </table:table-cell>
          <table:table-cell office:value-type="float" office:value="-0.02675" calcext:value-type="float">
            <text:p>-0.02675</text:p>
          </table:table-cell>
          <table:table-cell office:value-type="float" office:value="329.9821126588" calcext:value-type="float">
            <text:p>329.9821126588</text:p>
          </table:table-cell>
        </table:table-row>
        <table:table-row table:style-name="ro1">
          <table:table-cell office:value-type="string" calcext:value-type="string">
            <text:p>01/02/2000</text:p>
          </table:table-cell>
          <table:table-cell office:value-type="float" office:value="1388.87" calcext:value-type="float">
            <text:p>1388.87</text:p>
          </table:table-cell>
          <table:table-cell office:value-type="float" office:value="16.74" calcext:value-type="float">
            <text:p>16.74</text:p>
          </table:table-cell>
          <table:table-cell office:value-type="float" office:value="1.205296392" calcext:value-type="float">
            <text:p>1.205296392</text:p>
          </table:table-cell>
          <table:table-cell office:value-type="float" office:value="-0.0247794091" calcext:value-type="float">
            <text:p>-0.0247794091</text:p>
          </table:table-cell>
          <table:table-cell office:value-type="float" office:value="133174.08338615" calcext:value-type="float">
            <text:p>133174.08338615</text:p>
          </table:table-cell>
          <table:table-cell office:value-type="float" office:value="6.52" calcext:value-type="float">
            <text:p>6.5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7652609116" calcext:value-type="float">
            <text:p>0.7652609116</text:p>
          </table:table-cell>
          <table:table-cell office:value-type="float" office:value="0.0173333333" calcext:value-type="float">
            <text:p>0.0173333333</text:p>
          </table:table-cell>
          <table:table-cell office:value-type="float" office:value="335.7018026115" calcext:value-type="float">
            <text:p>335.7018026115</text:p>
          </table:table-cell>
        </table:table-row>
        <table:table-row table:style-name="ro1">
          <table:table-cell office:value-type="string" calcext:value-type="string">
            <text:p>01/03/2000</text:p>
          </table:table-cell>
          <table:table-cell office:value-type="float" office:value="1442.21" calcext:value-type="float">
            <text:p>1442.21</text:p>
          </table:table-cell>
          <table:table-cell office:value-type="float" office:value="16.76" calcext:value-type="float">
            <text:p>16.76</text:p>
          </table:table-cell>
          <table:table-cell office:value-type="float" office:value="1.1621053799" calcext:value-type="float">
            <text:p>1.1621053799</text:p>
          </table:table-cell>
          <table:table-cell office:value-type="float" office:value="0.039410936" calcext:value-type="float">
            <text:p>0.039410936</text:p>
          </table:table-cell>
          <table:table-cell office:value-type="float" office:value="138422.59866184" calcext:value-type="float">
            <text:p>138422.59866184</text:p>
          </table:table-cell>
          <table:table-cell office:value-type="float" office:value="6.26" calcext:value-type="float">
            <text:p>6.26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7821731778" calcext:value-type="float">
            <text:p>0.7821731778</text:p>
          </table:table-cell>
          <table:table-cell office:value-type="float" office:value="0.0273166667" calcext:value-type="float">
            <text:p>0.0273166667</text:p>
          </table:table-cell>
          <table:table-cell office:value-type="float" office:value="344.8720568529" calcext:value-type="float">
            <text:p>344.8720568529</text:p>
          </table:table-cell>
        </table:table-row>
        <table:table-row table:style-name="ro1">
          <table:table-cell office:value-type="string" calcext:value-type="string">
            <text:p>01/04/2000</text:p>
          </table:table-cell>
          <table:table-cell office:value-type="float" office:value="1461.36" calcext:value-type="float">
            <text:p>1461.36</text:p>
          </table:table-cell>
          <table:table-cell office:value-type="float" office:value="16.74" calcext:value-type="float">
            <text:p>16.74</text:p>
          </table:table-cell>
          <table:table-cell office:value-type="float" office:value="1.1455082936" calcext:value-type="float">
            <text:p>1.1455082936</text:p>
          </table:table-cell>
          <table:table-cell office:value-type="float" office:value="0.0142454982" calcext:value-type="float">
            <text:p>0.0142454982</text:p>
          </table:table-cell>
          <table:table-cell office:value-type="float" office:value="140394.497545849" calcext:value-type="float">
            <text:p>140394.497545849</text:p>
          </table:table-cell>
          <table:table-cell office:value-type="float" office:value="5.99" calcext:value-type="float">
            <text:p>5.99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8001240522" calcext:value-type="float">
            <text:p>0.8001240522</text:p>
          </table:table-cell>
          <table:table-cell office:value-type="float" office:value="0.0279416667" calcext:value-type="float">
            <text:p>0.0279416667</text:p>
          </table:table-cell>
          <table:table-cell office:value-type="float" office:value="354.5083569081" calcext:value-type="float">
            <text:p>354.5083569081</text:p>
          </table:table-cell>
        </table:table-row>
        <table:table-row table:style-name="ro1">
          <table:table-cell office:value-type="string" calcext:value-type="string">
            <text:p>01/05/2000</text:p>
          </table:table-cell>
          <table:table-cell office:value-type="float" office:value="1418.48" calcext:value-type="float">
            <text:p>1418.48</text:p>
          </table:table-cell>
          <table:table-cell office:value-type="float" office:value="16.72" calcext:value-type="float">
            <text:p>16.72</text:p>
          </table:table-cell>
          <table:table-cell office:value-type="float" office:value="1.1787265242" calcext:value-type="float">
            <text:p>1.1787265242</text:p>
          </table:table-cell>
          <table:table-cell office:value-type="float" office:value="-0.0283890805" calcext:value-type="float">
            <text:p>-0.0283890805</text:p>
          </table:table-cell>
          <table:table-cell office:value-type="float" office:value="136408.826854494" calcext:value-type="float">
            <text:p>136408.826854494</text:p>
          </table:table-cell>
          <table:table-cell office:value-type="float" office:value="6.44" calcext:value-type="float">
            <text:p>6.44</text:p>
          </table:table-cell>
          <table:table-cell office:value-type="float" office:value="-0.03825" calcext:value-type="float">
            <text:p>-0.03825</text:p>
          </table:table-cell>
          <table:table-cell office:value-type="float" office:value="0.7695193072" calcext:value-type="float">
            <text:p>0.7695193072</text:p>
          </table:table-cell>
          <table:table-cell office:value-type="float" office:value="-0.0328833333" calcext:value-type="float">
            <text:p>-0.0328833333</text:p>
          </table:table-cell>
          <table:table-cell office:value-type="float" office:value="342.8509404384" calcext:value-type="float">
            <text:p>342.8509404384</text:p>
          </table:table-cell>
        </table:table-row>
        <table:table-row table:style-name="ro1">
          <table:table-cell office:value-type="string" calcext:value-type="string">
            <text:p>01/06/2000</text:p>
          </table:table-cell>
          <table:table-cell office:value-type="float" office:value="1461.96" calcext:value-type="float">
            <text:p>1461.96</text:p>
          </table:table-cell>
          <table:table-cell office:value-type="float" office:value="16.7" calcext:value-type="float">
            <text:p>16.7</text:p>
          </table:table-cell>
          <table:table-cell office:value-type="float" office:value="1.142302115" calcext:value-type="float">
            <text:p>1.142302115</text:p>
          </table:table-cell>
          <table:table-cell office:value-type="float" office:value="0.0316336266" calcext:value-type="float">
            <text:p>0.0316336266</text:p>
          </table:table-cell>
          <table:table-cell office:value-type="float" office:value="140723.932748836" calcext:value-type="float">
            <text:p>140723.932748836</text:p>
          </table:table-cell>
          <table:table-cell office:value-type="float" office:value="6.1" calcext:value-type="float">
            <text:p>6.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7917584152" calcext:value-type="float">
            <text:p>0.7917584152</text:p>
          </table:table-cell>
          <table:table-cell office:value-type="float" office:value="0.0339833333" calcext:value-type="float">
            <text:p>0.0339833333</text:p>
          </table:table-cell>
          <table:table-cell office:value-type="float" office:value="354.502158231" calcext:value-type="float">
            <text:p>354.502158231</text:p>
          </table:table-cell>
        </table:table-row>
        <table:table-row table:style-name="ro1">
          <table:table-cell office:value-type="string" calcext:value-type="string">
            <text:p>01/07/2000</text:p>
          </table:table-cell>
          <table:table-cell office:value-type="float" office:value="1473" calcext:value-type="float">
            <text:p>1473</text:p>
          </table:table-cell>
          <table:table-cell office:value-type="float" office:value="16.58" calcext:value-type="float">
            <text:p>16.58</text:p>
          </table:table-cell>
          <table:table-cell office:value-type="float" office:value="1.1255940258" calcext:value-type="float">
            <text:p>1.1255940258</text:p>
          </table:table-cell>
          <table:table-cell office:value-type="float" office:value="0.0084967745" calcext:value-type="float">
            <text:p>0.0084967745</text:p>
          </table:table-cell>
          <table:table-cell office:value-type="float" office:value="141919.632271812" calcext:value-type="float">
            <text:p>141919.632271812</text:p>
          </table:table-cell>
          <table:table-cell office:value-type="float" office:value="6.05" calcext:value-type="float">
            <text:p>6.05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7951233884" calcext:value-type="float">
            <text:p>0.7951233884</text:p>
          </table:table-cell>
          <table:table-cell office:value-type="float" office:value="0.0092916667" calcext:value-type="float">
            <text:p>0.0092916667</text:p>
          </table:table-cell>
          <table:table-cell office:value-type="float" office:value="357.7960741179" calcext:value-type="float">
            <text:p>357.7960741179</text:p>
          </table:table-cell>
        </table:table-row>
        <table:table-row table:style-name="ro1">
          <table:table-cell office:value-type="string" calcext:value-type="string">
            <text:p>01/08/2000</text:p>
          </table:table-cell>
          <table:table-cell office:value-type="float" office:value="1485.46" calcext:value-type="float">
            <text:p>1485.46</text:p>
          </table:table-cell>
          <table:table-cell office:value-type="float" office:value="16.47" calcext:value-type="float">
            <text:p>16.47</text:p>
          </table:table-cell>
          <table:table-cell office:value-type="float" office:value="1.1087474587" calcext:value-type="float">
            <text:p>1.1087474587</text:p>
          </table:table-cell>
          <table:table-cell office:value-type="float" office:value="0.0093905107" calcext:value-type="float">
            <text:p>0.0093905107</text:p>
          </table:table-cell>
          <table:table-cell office:value-type="float" office:value="143252.330093455" calcext:value-type="float">
            <text:p>143252.330093455</text:p>
          </table:table-cell>
          <table:table-cell office:value-type="float" office:value="5.83" calcext:value-type="float">
            <text:p>5.8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8099921958" calcext:value-type="float">
            <text:p>0.8099921958</text:p>
          </table:table-cell>
          <table:table-cell office:value-type="float" office:value="0.0235583333" calcext:value-type="float">
            <text:p>0.0235583333</text:p>
          </table:table-cell>
          <table:table-cell office:value-type="float" office:value="366.2251532973" calcext:value-type="float">
            <text:p>366.2251532973</text:p>
          </table:table-cell>
        </table:table-row>
        <table:table-row table:style-name="ro1">
          <table:table-cell office:value-type="string" calcext:value-type="string">
            <text:p>01/09/2000</text:p>
          </table:table-cell>
          <table:table-cell office:value-type="float" office:value="1468.05" calcext:value-type="float">
            <text:p>1468.05</text:p>
          </table:table-cell>
          <table:table-cell office:value-type="float" office:value="16.35" calcext:value-type="float">
            <text:p>16.35</text:p>
          </table:table-cell>
          <table:table-cell office:value-type="float" office:value="1.1137222847" calcext:value-type="float">
            <text:p>1.1137222847</text:p>
          </table:table-cell>
          <table:table-cell office:value-type="float" office:value="-0.0108030509" calcext:value-type="float">
            <text:p>-0.0108030509</text:p>
          </table:table-cell>
          <table:table-cell office:value-type="float" office:value="141704.767878939" calcext:value-type="float">
            <text:p>141704.767878939</text:p>
          </table:table-cell>
          <table:table-cell office:value-type="float" office:value="5.8" calcext:value-type="float">
            <text:p>5.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8120576759" calcext:value-type="float">
            <text:p>0.8120576759</text:p>
          </table:table-cell>
          <table:table-cell office:value-type="float" office:value="0.0073833333" calcext:value-type="float">
            <text:p>0.0073833333</text:p>
          </table:table-cell>
          <table:table-cell office:value-type="float" office:value="368.9291156792" calcext:value-type="float">
            <text:p>368.9291156792</text:p>
          </table:table-cell>
        </table:table-row>
        <table:table-row table:style-name="ro1">
          <table:table-cell office:value-type="string" calcext:value-type="string">
            <text:p>01/10/2000</text:p>
          </table:table-cell>
          <table:table-cell office:value-type="float" office:value="1390.14" calcext:value-type="float">
            <text:p>1390.14</text:p>
          </table:table-cell>
          <table:table-cell office:value-type="float" office:value="16.32" calcext:value-type="float">
            <text:p>16.32</text:p>
          </table:table-cell>
          <table:table-cell office:value-type="float" office:value="1.1739824766" calcext:value-type="float">
            <text:p>1.1739824766</text:p>
          </table:table-cell>
          <table:table-cell office:value-type="float" office:value="-0.0521438113" calcext:value-type="float">
            <text:p>-0.0521438113</text:p>
          </table:table-cell>
          <table:table-cell office:value-type="float" office:value="134315.741198174" calcext:value-type="float">
            <text:p>134315.741198174</text:p>
          </table:table-cell>
          <table:table-cell office:value-type="float" office:value="5.74" calcext:value-type="float">
            <text:p>5.7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1619917" calcext:value-type="float">
            <text:p>0.81619917</text:p>
          </table:table-cell>
          <table:table-cell office:value-type="float" office:value="0.0098833333" calcext:value-type="float">
            <text:p>0.0098833333</text:p>
          </table:table-cell>
          <table:table-cell office:value-type="float" office:value="372.5753651058" calcext:value-type="float">
            <text:p>372.5753651058</text:p>
          </table:table-cell>
        </table:table-row>
        <table:table-row table:style-name="ro1">
          <table:table-cell office:value-type="string" calcext:value-type="string">
            <text:p>01/11/2000</text:p>
          </table:table-cell>
          <table:table-cell office:value-type="float" office:value="1378.04" calcext:value-type="float">
            <text:p>1378.04</text:p>
          </table:table-cell>
          <table:table-cell office:value-type="float" office:value="16.3" calcext:value-type="float">
            <text:p>16.3</text:p>
          </table:table-cell>
          <table:table-cell office:value-type="float" office:value="1.1828393951" calcext:value-type="float">
            <text:p>1.1828393951</text:p>
          </table:table-cell>
          <table:table-cell office:value-type="float" office:value="-0.0077272393" calcext:value-type="float">
            <text:p>-0.0077272393</text:p>
          </table:table-cell>
          <table:table-cell office:value-type="float" office:value="133277.851323797" calcext:value-type="float">
            <text:p>133277.851323797</text:p>
          </table:table-cell>
          <table:table-cell office:value-type="float" office:value="5.72" calcext:value-type="float">
            <text:p>5.7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175867086" calcext:value-type="float">
            <text:p>0.8175867086</text:p>
          </table:table-cell>
          <table:table-cell office:value-type="float" office:value="0.0064666667" calcext:value-type="float">
            <text:p>0.0064666667</text:p>
          </table:table-cell>
          <table:table-cell office:value-type="float" office:value="374.9846858001" calcext:value-type="float">
            <text:p>374.9846858001</text:p>
          </table:table-cell>
        </table:table-row>
        <table:table-row table:style-name="ro1">
          <table:table-cell office:value-type="string" calcext:value-type="string">
            <text:p>01/12/2000</text:p>
          </table:table-cell>
          <table:table-cell office:value-type="float" office:value="1330.93" calcext:value-type="float">
            <text:p>1330.93</text:p>
          </table:table-cell>
          <table:table-cell office:value-type="float" office:value="16.27" calcext:value-type="float">
            <text:p>16.27</text:p>
          </table:table-cell>
          <table:table-cell office:value-type="float" office:value="1.2224534724" calcext:value-type="float">
            <text:p>1.2224534724</text:p>
          </table:table-cell>
          <table:table-cell office:value-type="float" office:value="-0.0332023502" calcext:value-type="float">
            <text:p>-0.0332023502</text:p>
          </table:table-cell>
          <table:table-cell office:value-type="float" office:value="128852.713430526" calcext:value-type="float">
            <text:p>128852.713430526</text:p>
          </table:table-cell>
          <table:table-cell office:value-type="float" office:value="5.24" calcext:value-type="float">
            <text:p>5.2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8509442463" calcext:value-type="float">
            <text:p>0.8509442463</text:p>
          </table:table-cell>
          <table:table-cell office:value-type="float" office:value="0.0451666667" calcext:value-type="float">
            <text:p>0.0451666667</text:p>
          </table:table-cell>
          <table:table-cell office:value-type="float" office:value="391.9214941088" calcext:value-type="float">
            <text:p>391.9214941088</text:p>
          </table:table-cell>
        </table:table-row>
        <table:table-row table:style-name="ro1">
          <table:table-cell office:value-type="string" calcext:value-type="string">
            <text:p>01/01/2001</text:p>
          </table:table-cell>
          <table:table-cell office:value-type="float" office:value="1335.63" calcext:value-type="float">
            <text:p>1335.63</text:p>
          </table:table-cell>
          <table:table-cell office:value-type="float" office:value="16.17" calcext:value-type="float">
            <text:p>16.17</text:p>
          </table:table-cell>
          <table:table-cell office:value-type="float" office:value="1.2106646302" calcext:value-type="float">
            <text:p>1.2106646302</text:p>
          </table:table-cell>
          <table:table-cell office:value-type="float" office:value="0.0045438152" calcext:value-type="float">
            <text:p>0.0045438152</text:p>
          </table:table-cell>
          <table:table-cell office:value-type="float" office:value="129438.196351845" calcext:value-type="float">
            <text:p>129438.196351845</text:p>
          </table:table-cell>
          <table:table-cell office:value-type="float" office:value="5.16" calcext:value-type="float">
            <text:p>5.16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8567306672" calcext:value-type="float">
            <text:p>0.8567306672</text:p>
          </table:table-cell>
          <table:table-cell office:value-type="float" office:value="0.0111" calcext:value-type="float">
            <text:p>0.0111</text:p>
          </table:table-cell>
          <table:table-cell office:value-type="float" office:value="396.2718226934" calcext:value-type="float">
            <text:p>396.2718226934</text:p>
          </table:table-cell>
        </table:table-row>
        <table:table-row table:style-name="ro1">
          <table:table-cell office:value-type="string" calcext:value-type="string">
            <text:p>01/02/2001</text:p>
          </table:table-cell>
          <table:table-cell office:value-type="float" office:value="1305.75" calcext:value-type="float">
            <text:p>1305.75</text:p>
          </table:table-cell>
          <table:table-cell office:value-type="float" office:value="16.07" calcext:value-type="float">
            <text:p>16.07</text:p>
          </table:table-cell>
          <table:table-cell office:value-type="float" office:value="1.2307103197" calcext:value-type="float">
            <text:p>1.2307103197</text:p>
          </table:table-cell>
          <table:table-cell office:value-type="float" office:value="-0.0213688172" calcext:value-type="float">
            <text:p>-0.0213688172</text:p>
          </table:table-cell>
          <table:table-cell office:value-type="float" office:value="126672.255193706" calcext:value-type="float">
            <text:p>126672.255193706</text:p>
          </table:table-cell>
          <table:table-cell office:value-type="float" office:value="5.1" calcext:value-type="float">
            <text:p>5.1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8610999936" calcext:value-type="float">
            <text:p>0.8610999936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399.9769642356" calcext:value-type="float">
            <text:p>399.9769642356</text:p>
          </table:table-cell>
        </table:table-row>
        <table:table-row table:style-name="ro1">
          <table:table-cell office:value-type="string" calcext:value-type="string">
            <text:p>01/03/2001</text:p>
          </table:table-cell>
          <table:table-cell office:value-type="float" office:value="1185.85" calcext:value-type="float">
            <text:p>1185.85</text:p>
          </table:table-cell>
          <table:table-cell office:value-type="float" office:value="15.97" calcext:value-type="float">
            <text:p>15.97</text:p>
          </table:table-cell>
          <table:table-cell office:value-type="float" office:value="1.346713328" calcext:value-type="float">
            <text:p>1.346713328</text:p>
          </table:table-cell>
          <table:table-cell office:value-type="float" office:value="-0.090805412" calcext:value-type="float">
            <text:p>-0.090805412</text:p>
          </table:table-cell>
          <table:table-cell office:value-type="float" office:value="115169.728876949" calcext:value-type="float">
            <text:p>115169.728876949</text:p>
          </table:table-cell>
          <table:table-cell office:value-type="float" office:value="4.89" calcext:value-type="float">
            <text:p>4.89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8764706285" calcext:value-type="float">
            <text:p>0.8764706285</text:p>
          </table:table-cell>
          <table:table-cell office:value-type="float" office:value="0.021925" calcext:value-type="float">
            <text:p>0.021925</text:p>
          </table:table-cell>
          <table:table-cell office:value-type="float" office:value="408.7464591764" calcext:value-type="float">
            <text:p>408.7464591764</text:p>
          </table:table-cell>
        </table:table-row>
        <table:table-row table:style-name="ro1">
          <table:table-cell office:value-type="string" calcext:value-type="string">
            <text:p>01/04/2001</text:p>
          </table:table-cell>
          <table:table-cell office:value-type="float" office:value="1189.84" calcext:value-type="float">
            <text:p>1189.84</text:p>
          </table:table-cell>
          <table:table-cell office:value-type="float" office:value="15.88" calcext:value-type="float">
            <text:p>15.88</text:p>
          </table:table-cell>
          <table:table-cell office:value-type="float" office:value="1.334633228" calcext:value-type="float">
            <text:p>1.334633228</text:p>
          </table:table-cell>
          <table:table-cell office:value-type="float" office:value="0.0044803774" calcext:value-type="float">
            <text:p>0.0044803774</text:p>
          </table:table-cell>
          <table:table-cell office:value-type="float" office:value="115685.732728905" calcext:value-type="float">
            <text:p>115685.732728905</text:p>
          </table:table-cell>
          <table:table-cell office:value-type="float" office:value="5.14" calcext:value-type="float">
            <text:p>5.14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8578456277" calcext:value-type="float">
            <text:p>0.8578456277</text:p>
          </table:table-cell>
          <table:table-cell office:value-type="float" office:value="-0.0169666667" calcext:value-type="float">
            <text:p>-0.0169666667</text:p>
          </table:table-cell>
          <table:table-cell office:value-type="float" office:value="401.8113942524" calcext:value-type="float">
            <text:p>401.8113942524</text:p>
          </table:table-cell>
        </table:table-row>
        <table:table-row table:style-name="ro1">
          <table:table-cell office:value-type="string" calcext:value-type="string">
            <text:p>01/05/2001</text:p>
          </table:table-cell>
          <table:table-cell office:value-type="float" office:value="1270.37" calcext:value-type="float">
            <text:p>1270.37</text:p>
          </table:table-cell>
          <table:table-cell office:value-type="float" office:value="15.78" calcext:value-type="float">
            <text:p>15.78</text:p>
          </table:table-cell>
          <table:table-cell office:value-type="float" office:value="1.2421577965" calcext:value-type="float">
            <text:p>1.2421577965</text:p>
          </table:table-cell>
          <table:table-cell office:value-type="float" office:value="0.068786793" calcext:value-type="float">
            <text:p>0.068786793</text:p>
          </table:table-cell>
          <table:table-cell office:value-type="float" office:value="123643.383278662" calcext:value-type="float">
            <text:p>123643.383278662</text:p>
          </table:table-cell>
          <table:table-cell office:value-type="float" office:value="5.39" calcext:value-type="float">
            <text:p>5.39</text:p>
          </table:table-cell>
          <table:table-cell office:value-type="float" office:value="-0.02125" calcext:value-type="float">
            <text:p>-0.02125</text:p>
          </table:table-cell>
          <table:table-cell office:value-type="float" office:value="0.8396164081" calcext:value-type="float">
            <text:p>0.8396164081</text:p>
          </table:table-cell>
          <table:table-cell office:value-type="float" office:value="-0.0167583333" calcext:value-type="float">
            <text:p>-0.0167583333</text:p>
          </table:table-cell>
          <table:table-cell office:value-type="float" office:value="395.0777049704" calcext:value-type="float">
            <text:p>395.0777049704</text:p>
          </table:table-cell>
        </table:table-row>
        <table:table-row table:style-name="ro1">
          <table:table-cell office:value-type="string" calcext:value-type="string">
            <text:p>01/06/2001</text:p>
          </table:table-cell>
          <table:table-cell office:value-type="float" office:value="1238.71" calcext:value-type="float">
            <text:p>1238.71</text:p>
          </table:table-cell>
          <table:table-cell office:value-type="float" office:value="15.69" calcext:value-type="float">
            <text:p>15.69</text:p>
          </table:table-cell>
          <table:table-cell office:value-type="float" office:value="1.2666402951" calcext:value-type="float">
            <text:p>1.2666402951</text:p>
          </table:table-cell>
          <table:table-cell office:value-type="float" office:value="-0.0238926454" calcext:value-type="float">
            <text:p>-0.0238926454</text:p>
          </table:table-cell>
          <table:table-cell office:value-type="float" office:value="120689.215759777" calcext:value-type="float">
            <text:p>120689.215759777</text:p>
          </table:table-cell>
          <table:table-cell office:value-type="float" office:value="5.28" calcext:value-type="float">
            <text:p>5.28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8474668215" calcext:value-type="float">
            <text:p>0.847466821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400.5100234137" calcext:value-type="float">
            <text:p>400.5100234137</text:p>
          </table:table-cell>
        </table:table-row>
        <table:table-row table:style-name="ro1">
          <table:table-cell office:value-type="string" calcext:value-type="string">
            <text:p>01/07/2001</text:p>
          </table:table-cell>
          <table:table-cell office:value-type="float" office:value="1204.45" calcext:value-type="float">
            <text:p>1204.45</text:p>
          </table:table-cell>
          <table:table-cell office:value-type="float" office:value="15.71" calcext:value-type="float">
            <text:p>15.71</text:p>
          </table:table-cell>
          <table:table-cell office:value-type="float" office:value="1.3043297771" calcext:value-type="float">
            <text:p>1.3043297771</text:p>
          </table:table-cell>
          <table:table-cell office:value-type="float" office:value="-0.0266011505" calcext:value-type="float">
            <text:p>-0.0266011505</text:p>
          </table:table-cell>
          <table:table-cell office:value-type="float" office:value="117478.743770035" calcext:value-type="float">
            <text:p>117478.743770035</text:p>
          </table:table-cell>
          <table:table-cell office:value-type="float" office:value="5.24" calcext:value-type="float">
            <text:p>5.24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503482087" calcext:value-type="float">
            <text:p>0.8503482087</text:p>
          </table:table-cell>
          <table:table-cell office:value-type="float" office:value="0.0077666667" calcext:value-type="float">
            <text:p>0.0077666667</text:p>
          </table:table-cell>
          <table:table-cell office:value-type="float" office:value="403.6206512622" calcext:value-type="float">
            <text:p>403.6206512622</text:p>
          </table:table-cell>
        </table:table-row>
        <table:table-row table:style-name="ro1">
          <table:table-cell office:value-type="string" calcext:value-type="string">
            <text:p>01/08/2001</text:p>
          </table:table-cell>
          <table:table-cell office:value-type="float" office:value="1178.5" calcext:value-type="float">
            <text:p>1178.5</text:p>
          </table:table-cell>
          <table:table-cell office:value-type="float" office:value="15.72" calcext:value-type="float">
            <text:p>15.72</text:p>
          </table:table-cell>
          <table:table-cell office:value-type="float" office:value="1.3338990242" calcext:value-type="float">
            <text:p>1.3338990242</text:p>
          </table:table-cell>
          <table:table-cell office:value-type="float" office:value="-0.0204572396" calcext:value-type="float">
            <text:p>-0.0204572396</text:p>
          </table:table-cell>
          <table:table-cell office:value-type="float" office:value="115075.45296219" calcext:value-type="float">
            <text:p>115075.45296219</text:p>
          </table:table-cell>
          <table:table-cell office:value-type="float" office:value="4.97" calcext:value-type="float">
            <text:p>4.97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8698637001" calcext:value-type="float">
            <text:p>0.8698637001</text:p>
          </table:table-cell>
          <table:table-cell office:value-type="float" office:value="0.0270916667" calcext:value-type="float">
            <text:p>0.0270916667</text:p>
          </table:table-cell>
          <table:table-cell office:value-type="float" office:value="414.555407406" calcext:value-type="float">
            <text:p>414.555407406</text:p>
          </table:table-cell>
        </table:table-row>
        <table:table-row table:style-name="ro1">
          <table:table-cell office:value-type="string" calcext:value-type="string">
            <text:p>01/09/2001</text:p>
          </table:table-cell>
          <table:table-cell office:value-type="float" office:value="1044.64" calcext:value-type="float">
            <text:p>1044.64</text:p>
          </table:table-cell>
          <table:table-cell office:value-type="float" office:value="15.74" calcext:value-type="float">
            <text:p>15.74</text:p>
          </table:table-cell>
          <table:table-cell office:value-type="float" office:value="1.5067391637" calcext:value-type="float">
            <text:p>1.5067391637</text:p>
          </table:table-cell>
          <table:table-cell office:value-type="float" office:value="-0.112472069" calcext:value-type="float">
            <text:p>-0.112472069</text:p>
          </table:table-cell>
          <table:table-cell office:value-type="float" office:value="102132.678674776" calcext:value-type="float">
            <text:p>102132.678674776</text:p>
          </table:table-cell>
          <table:table-cell office:value-type="float" office:value="4.73" calcext:value-type="float">
            <text:p>4.73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8876089195" calcext:value-type="float">
            <text:p>0.8876089195</text:p>
          </table:table-cell>
          <table:table-cell office:value-type="float" office:value="0.0243416667" calcext:value-type="float">
            <text:p>0.0243416667</text:p>
          </table:table-cell>
          <table:table-cell office:value-type="float" office:value="424.646376948" calcext:value-type="float">
            <text:p>424.646376948</text:p>
          </table:table-cell>
        </table:table-row>
        <table:table-row table:style-name="ro1">
          <table:table-cell office:value-type="string" calcext:value-type="string">
            <text:p>01/10/2001</text:p>
          </table:table-cell>
          <table:table-cell office:value-type="float" office:value="1076.59" calcext:value-type="float">
            <text:p>1076.59</text:p>
          </table:table-cell>
          <table:table-cell office:value-type="float" office:value="15.74" calcext:value-type="float">
            <text:p>15.74</text:p>
          </table:table-cell>
          <table:table-cell office:value-type="float" office:value="1.4620236116" calcext:value-type="float">
            <text:p>1.4620236116</text:p>
          </table:table-cell>
          <table:table-cell office:value-type="float" office:value="0.031840315" calcext:value-type="float">
            <text:p>0.031840315</text:p>
          </table:table-cell>
          <table:table-cell office:value-type="float" office:value="105384.61533607" calcext:value-type="float">
            <text:p>105384.61533607</text:p>
          </table:table-cell>
          <table:table-cell office:value-type="float" office:value="4.57" calcext:value-type="float">
            <text:p>4.5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996804009" calcext:value-type="float">
            <text:p>0.8996804009</text:p>
          </table:table-cell>
          <table:table-cell office:value-type="float" office:value="0.0174083333" calcext:value-type="float">
            <text:p>0.0174083333</text:p>
          </table:table-cell>
          <table:table-cell office:value-type="float" office:value="432.0387626267" calcext:value-type="float">
            <text:p>432.0387626267</text:p>
          </table:table-cell>
        </table:table-row>
        <table:table-row table:style-name="ro1">
          <table:table-cell office:value-type="string" calcext:value-type="string">
            <text:p>01/11/2001</text:p>
          </table:table-cell>
          <table:table-cell office:value-type="float" office:value="1129.68" calcext:value-type="float">
            <text:p>1129.68</text:p>
          </table:table-cell>
          <table:table-cell office:value-type="float" office:value="15.74" calcext:value-type="float">
            <text:p>15.74</text:p>
          </table:table-cell>
          <table:table-cell office:value-type="float" office:value="1.393314921" calcext:value-type="float">
            <text:p>1.393314921</text:p>
          </table:table-cell>
          <table:table-cell office:value-type="float" office:value="0.050531462" calcext:value-type="float">
            <text:p>0.050531462</text:p>
          </table:table-cell>
          <table:table-cell office:value-type="float" office:value="110709.854020535" calcext:value-type="float">
            <text:p>110709.854020535</text:p>
          </table:table-cell>
          <table:table-cell office:value-type="float" office:value="4.65" calcext:value-type="float">
            <text:p>4.65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8935625741" calcext:value-type="float">
            <text:p>0.8935625741</text:p>
          </table:table-cell>
          <table:table-cell office:value-type="float" office:value="-0.002925" calcext:value-type="float">
            <text:p>-0.002925</text:p>
          </table:table-cell>
          <table:table-cell office:value-type="float" office:value="430.775049246" calcext:value-type="float">
            <text:p>430.775049246</text:p>
          </table:table-cell>
        </table:table-row>
        <table:table-row table:style-name="ro1">
          <table:table-cell office:value-type="string" calcext:value-type="string">
            <text:p>01/12/2001</text:p>
          </table:table-cell>
          <table:table-cell office:value-type="float" office:value="1144.93" calcext:value-type="float">
            <text:p>1144.93</text:p>
          </table:table-cell>
          <table:table-cell office:value-type="float" office:value="15.74" calcext:value-type="float">
            <text:p>15.74</text:p>
          </table:table-cell>
          <table:table-cell office:value-type="float" office:value="1.3747565353" calcext:value-type="float">
            <text:p>1.3747565353</text:p>
          </table:table-cell>
          <table:table-cell office:value-type="float" office:value="0.0146604938" calcext:value-type="float">
            <text:p>0.0146604938</text:p>
          </table:table-cell>
          <table:table-cell office:value-type="float" office:value="112332.915152009" calcext:value-type="float">
            <text:p>112332.915152009</text:p>
          </table:table-cell>
          <table:table-cell office:value-type="float" office:value="5.09" calcext:value-type="float">
            <text:p>5.09</text:p>
          </table:table-cell>
          <table:table-cell office:value-type="float" office:value="-0.0374" calcext:value-type="float">
            <text:p>-0.0374</text:p>
          </table:table-cell>
          <table:table-cell office:value-type="float" office:value="0.8601433339" calcext:value-type="float">
            <text:p>0.8601433339</text:p>
          </table:table-cell>
          <table:table-cell office:value-type="float" office:value="-0.0331583333" calcext:value-type="float">
            <text:p>-0.0331583333</text:p>
          </table:table-cell>
          <table:table-cell office:value-type="float" office:value="416.4912665714" calcext:value-type="float">
            <text:p>416.4912665714</text:p>
          </table:table-cell>
        </table:table-row>
        <table:table-row table:style-name="ro1">
          <table:table-cell office:value-type="string" calcext:value-type="string">
            <text:p>01/01/2002</text:p>
          </table:table-cell>
          <table:table-cell office:value-type="float" office:value="1140.21" calcext:value-type="float">
            <text:p>1140.21</text:p>
          </table:table-cell>
          <table:table-cell office:value-type="float" office:value="15.74" calcext:value-type="float">
            <text:p>15.74</text:p>
          </table:table-cell>
          <table:table-cell office:value-type="float" office:value="1.3804474614" calcext:value-type="float">
            <text:p>1.3804474614</text:p>
          </table:table-cell>
          <table:table-cell office:value-type="float" office:value="-0.0029771349" calcext:value-type="float">
            <text:p>-0.0029771349</text:p>
          </table:table-cell>
          <table:table-cell office:value-type="float" office:value="111998.48490498" calcext:value-type="float">
            <text:p>111998.48490498</text:p>
          </table:table-cell>
          <table:table-cell office:value-type="float" office:value="5.04" calcext:value-type="float">
            <text:p>5.04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863798943" calcext:value-type="float">
            <text:p>0.863798943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420.0106177739" calcext:value-type="float">
            <text:p>420.0106177739</text:p>
          </table:table-cell>
        </table:table-row>
        <table:table-row table:style-name="ro1">
          <table:table-cell office:value-type="string" calcext:value-type="string">
            <text:p>01/02/2002</text:p>
          </table:table-cell>
          <table:table-cell office:value-type="float" office:value="1100.67" calcext:value-type="float">
            <text:p>1100.67</text:p>
          </table:table-cell>
          <table:table-cell office:value-type="float" office:value="15.73" calcext:value-type="float">
            <text:p>15.73</text:p>
          </table:table-cell>
          <table:table-cell office:value-type="float" office:value="1.4291295302" calcext:value-type="float">
            <text:p>1.4291295302</text:p>
          </table:table-cell>
          <table:table-cell office:value-type="float" office:value="-0.0335279369" calcext:value-type="float">
            <text:p>-0.0335279369</text:p>
          </table:table-cell>
          <table:table-cell office:value-type="float" office:value="108243.406774499" calcext:value-type="float">
            <text:p>108243.406774499</text:p>
          </table:table-cell>
          <table:table-cell office:value-type="float" office:value="4.91" calcext:value-type="float">
            <text:p>4.91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8733439213" calcext:value-type="float">
            <text:p>0.8733439213</text:p>
          </table:table-cell>
          <table:table-cell office:value-type="float" office:value="0.0151416667" calcext:value-type="float">
            <text:p>0.0151416667</text:p>
          </table:table-cell>
          <table:table-cell office:value-type="float" office:value="426.3702785447" calcext:value-type="float">
            <text:p>426.3702785447</text:p>
          </table:table-cell>
        </table:table-row>
        <table:table-row table:style-name="ro1">
          <table:table-cell office:value-type="string" calcext:value-type="string">
            <text:p>01/03/2002</text:p>
          </table:table-cell>
          <table:table-cell office:value-type="float" office:value="1153.79" calcext:value-type="float">
            <text:p>1153.79</text:p>
          </table:table-cell>
          <table:table-cell office:value-type="float" office:value="15.73" calcext:value-type="float">
            <text:p>15.73</text:p>
          </table:table-cell>
          <table:table-cell office:value-type="float" office:value="1.3633330155" calcext:value-type="float">
            <text:p>1.3633330155</text:p>
          </table:table-cell>
          <table:table-cell office:value-type="float" office:value="0.0494524547" calcext:value-type="float">
            <text:p>0.0494524547</text:p>
          </table:table-cell>
          <table:table-cell office:value-type="float" office:value="113596.308946426" calcext:value-type="float">
            <text:p>113596.308946426</text:p>
          </table:table-cell>
          <table:table-cell office:value-type="float" office:value="5.28" calcext:value-type="float">
            <text:p>5.28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0.845877255" calcext:value-type="float">
            <text:p>0.845877255</text:p>
          </table:table-cell>
          <table:table-cell office:value-type="float" office:value="-0.02705" calcext:value-type="float">
            <text:p>-0.02705</text:p>
          </table:table-cell>
          <table:table-cell office:value-type="float" office:value="414.8369625101" calcext:value-type="float">
            <text:p>414.8369625101</text:p>
          </table:table-cell>
        </table:table-row>
        <table:table-row table:style-name="ro1">
          <table:table-cell office:value-type="string" calcext:value-type="string">
            <text:p>01/04/2002</text:p>
          </table:table-cell>
          <table:table-cell office:value-type="float" office:value="1111.93" calcext:value-type="float">
            <text:p>1111.93</text:p>
          </table:table-cell>
          <table:table-cell office:value-type="float" office:value="15.83" calcext:value-type="float">
            <text:p>15.83</text:p>
          </table:table-cell>
          <table:table-cell office:value-type="float" office:value="1.4236507694" calcext:value-type="float">
            <text:p>1.4236507694</text:p>
          </table:table-cell>
          <table:table-cell office:value-type="float" office:value="-0.0351368581" calcext:value-type="float">
            <text:p>-0.0351368581</text:p>
          </table:table-cell>
          <table:table-cell office:value-type="float" office:value="109604.89155353" calcext:value-type="float">
            <text:p>109604.89155353</text:p>
          </table:table-cell>
          <table:table-cell office:value-type="float" office:value="5.21" calcext:value-type="float">
            <text:p>5.21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8509102247" calcext:value-type="float">
            <text:p>0.8509102247</text:p>
          </table:table-cell>
          <table:table-cell office:value-type="float" office:value="0.0102916667" calcext:value-type="float">
            <text:p>0.0102916667</text:p>
          </table:table-cell>
          <table:table-cell office:value-type="float" office:value="419.1063262493" calcext:value-type="float">
            <text:p>419.1063262493</text:p>
          </table:table-cell>
        </table:table-row>
        <table:table-row table:style-name="ro1">
          <table:table-cell office:value-type="string" calcext:value-type="string">
            <text:p>01/05/2002</text:p>
          </table:table-cell>
          <table:table-cell office:value-type="float" office:value="1079.25" calcext:value-type="float">
            <text:p>1079.25</text:p>
          </table:table-cell>
          <table:table-cell office:value-type="float" office:value="15.94" calcext:value-type="float">
            <text:p>15.94</text:p>
          </table:table-cell>
          <table:table-cell office:value-type="float" office:value="1.4769515868" calcext:value-type="float">
            <text:p>1.4769515868</text:p>
          </table:table-cell>
          <table:table-cell office:value-type="float" office:value="-0.0281959696" calcext:value-type="float">
            <text:p>-0.0281959696</text:p>
          </table:table-cell>
          <table:table-cell office:value-type="float" office:value="106514.475366517" calcext:value-type="float">
            <text:p>106514.475366517</text:p>
          </table:table-cell>
          <table:table-cell office:value-type="float" office:value="5.16" calcext:value-type="float">
            <text:p>5.16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8545265931" calcext:value-type="float">
            <text:p>0.8545265931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422.6896853387" calcext:value-type="float">
            <text:p>422.6896853387</text:p>
          </table:table-cell>
        </table:table-row>
        <table:table-row table:style-name="ro1">
          <table:table-cell office:value-type="string" calcext:value-type="string">
            <text:p>01/06/2002</text:p>
          </table:table-cell>
          <table:table-cell office:value-type="float" office:value="1014.02" calcext:value-type="float">
            <text:p>1014.02</text:p>
          </table:table-cell>
          <table:table-cell office:value-type="float" office:value="16.04" calcext:value-type="float">
            <text:p>16.04</text:p>
          </table:table-cell>
          <table:table-cell office:value-type="float" office:value="1.5818228437" calcext:value-type="float">
            <text:p>1.5818228437</text:p>
          </table:table-cell>
          <table:table-cell office:value-type="float" office:value="-0.0592016061" calcext:value-type="float">
            <text:p>-0.0592016061</text:p>
          </table:table-cell>
          <table:table-cell office:value-type="float" office:value="100208.647356864" calcext:value-type="float">
            <text:p>100208.647356864</text:p>
          </table:table-cell>
          <table:table-cell office:value-type="float" office:value="4.93" calcext:value-type="float">
            <text:p>4.93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871232588" calcext:value-type="float">
            <text:p>0.871232588</text:p>
          </table:table-cell>
          <table:table-cell office:value-type="float" office:value="0.0236583333" calcext:value-type="float">
            <text:p>0.0236583333</text:p>
          </table:table-cell>
          <table:table-cell office:value-type="float" office:value="432.689818811" calcext:value-type="float">
            <text:p>432.689818811</text:p>
          </table:table-cell>
        </table:table-row>
        <table:table-row table:style-name="ro1">
          <table:table-cell office:value-type="string" calcext:value-type="string">
            <text:p>01/07/2002</text:p>
          </table:table-cell>
          <table:table-cell office:value-type="float" office:value="903.59" calcext:value-type="float">
            <text:p>903.59</text:p>
          </table:table-cell>
          <table:table-cell office:value-type="float" office:value="15.96" calcext:value-type="float">
            <text:p>15.96</text:p>
          </table:table-cell>
          <table:table-cell office:value-type="float" office:value="1.7662878075" calcext:value-type="float">
            <text:p>1.7662878075</text:p>
          </table:table-cell>
          <table:table-cell office:value-type="float" office:value="-0.1075915662" calcext:value-type="float">
            <text:p>-0.1075915662</text:p>
          </table:table-cell>
          <table:table-cell office:value-type="float" office:value="89427.0420368173" calcext:value-type="float">
            <text:p>89427.0420368173</text:p>
          </table:table-cell>
          <table:table-cell office:value-type="float" office:value="4.65" calcext:value-type="float">
            <text:p>4.65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8919679236" calcext:value-type="float">
            <text:p>0.8919679236</text:p>
          </table:table-cell>
          <table:table-cell office:value-type="float" office:value="0.027675" calcext:value-type="float">
            <text:p>0.027675</text:p>
          </table:table-cell>
          <table:table-cell office:value-type="float" office:value="444.6645095466" calcext:value-type="float">
            <text:p>444.6645095466</text:p>
          </table:table-cell>
        </table:table-row>
        <table:table-row table:style-name="ro1">
          <table:table-cell office:value-type="string" calcext:value-type="string">
            <text:p>01/08/2002</text:p>
          </table:table-cell>
          <table:table-cell office:value-type="float" office:value="912.55" calcext:value-type="float">
            <text:p>912.55</text:p>
          </table:table-cell>
          <table:table-cell office:value-type="float" office:value="15.88" calcext:value-type="float">
            <text:p>15.88</text:p>
          </table:table-cell>
          <table:table-cell office:value-type="float" office:value="1.7401786203" calcext:value-type="float">
            <text:p>1.7401786203</text:p>
          </table:table-cell>
          <table:table-cell office:value-type="float" office:value="0.0113805303" calcext:value-type="float">
            <text:p>0.0113805303</text:p>
          </table:table-cell>
          <table:table-cell office:value-type="float" office:value="90444.769194354" calcext:value-type="float">
            <text:p>90444.769194354</text:p>
          </table:table-cell>
          <table:table-cell office:value-type="float" office:value="4.26" calcext:value-type="float">
            <text:p>4.26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9215366603" calcext:value-type="float">
            <text:p>0.9215366603</text:p>
          </table:table-cell>
          <table:table-cell office:value-type="float" office:value="0.0367" calcext:value-type="float">
            <text:p>0.0367</text:p>
          </table:table-cell>
          <table:table-cell office:value-type="float" office:value="460.9836970469" calcext:value-type="float">
            <text:p>460.9836970469</text:p>
          </table:table-cell>
        </table:table-row>
        <table:table-row table:style-name="ro1">
          <table:table-cell office:value-type="string" calcext:value-type="string">
            <text:p>01/09/2002</text:p>
          </table:table-cell>
          <table:table-cell office:value-type="float" office:value="867.81" calcext:value-type="float">
            <text:p>867.81</text:p>
          </table:table-cell>
          <table:table-cell office:value-type="float" office:value="15.8" calcext:value-type="float">
            <text:p>15.8</text:p>
          </table:table-cell>
          <table:table-cell office:value-type="float" office:value="1.8206750326" calcext:value-type="float">
            <text:p>1.8206750326</text:p>
          </table:table-cell>
          <table:table-cell office:value-type="float" office:value="-0.0475846072" calcext:value-type="float">
            <text:p>-0.0475846072</text:p>
          </table:table-cell>
          <table:table-cell office:value-type="float" office:value="86140.9903756779" calcext:value-type="float">
            <text:p>86140.9903756779</text:p>
          </table:table-cell>
          <table:table-cell office:value-type="float" office:value="3.87" calcext:value-type="float">
            <text:p>3.87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9520856006" calcext:value-type="float">
            <text:p>0.9520856006</text:p>
          </table:table-cell>
          <table:table-cell office:value-type="float" office:value="0.036375" calcext:value-type="float">
            <text:p>0.036375</text:p>
          </table:table-cell>
          <table:table-cell office:value-type="float" office:value="477.751979027" calcext:value-type="float">
            <text:p>477.751979027</text:p>
          </table:table-cell>
        </table:table-row>
        <table:table-row table:style-name="ro1">
          <table:table-cell office:value-type="string" calcext:value-type="string">
            <text:p>01/10/2002</text:p>
          </table:table-cell>
          <table:table-cell office:value-type="float" office:value="854.63" calcext:value-type="float">
            <text:p>854.63</text:p>
          </table:table-cell>
          <table:table-cell office:value-type="float" office:value="15.89" calcext:value-type="float">
            <text:p>15.89</text:p>
          </table:table-cell>
          <table:table-cell office:value-type="float" office:value="1.8592841347" calcext:value-type="float">
            <text:p>1.8592841347</text:p>
          </table:table-cell>
          <table:table-cell office:value-type="float" office:value="-0.0136617846" calcext:value-type="float">
            <text:p>-0.0136617846</text:p>
          </table:table-cell>
          <table:table-cell office:value-type="float" office:value="84964.1507160032" calcext:value-type="float">
            <text:p>84964.1507160032</text:p>
          </table:table-cell>
          <table:table-cell office:value-type="float" office:value="3.94" calcext:value-type="float">
            <text:p>3.94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0.9464206913" calcext:value-type="float">
            <text:p>0.9464206913</text:p>
          </table:table-cell>
          <table:table-cell office:value-type="float" office:value="-0.0026666667" calcext:value-type="float">
            <text:p>-0.0026666667</text:p>
          </table:table-cell>
          <table:table-cell office:value-type="float" office:value="476.4779737496" calcext:value-type="float">
            <text:p>476.4779737496</text:p>
          </table:table-cell>
        </table:table-row>
        <table:table-row table:style-name="ro1">
          <table:table-cell office:value-type="string" calcext:value-type="string">
            <text:p>01/11/2002</text:p>
          </table:table-cell>
          <table:table-cell office:value-type="float" office:value="909.93" calcext:value-type="float">
            <text:p>909.93</text:p>
          </table:table-cell>
          <table:table-cell office:value-type="float" office:value="15.98" calcext:value-type="float">
            <text:p>15.98</text:p>
          </table:table-cell>
          <table:table-cell office:value-type="float" office:value="1.7561790467" calcext:value-type="float">
            <text:p>1.7561790467</text:p>
          </table:table-cell>
          <table:table-cell office:value-type="float" office:value="0.0662645433" calcext:value-type="float">
            <text:p>0.0662645433</text:p>
          </table:table-cell>
          <table:table-cell office:value-type="float" office:value="90594.261362675" calcext:value-type="float">
            <text:p>90594.261362675</text:p>
          </table:table-cell>
          <table:table-cell office:value-type="float" office:value="4.05" calcext:value-type="float">
            <text:p>4.05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9375716578" calcext:value-type="float">
            <text:p>0.9375716578</text:p>
          </table:table-cell>
          <table:table-cell office:value-type="float" office:value="-0.005975" calcext:value-type="float">
            <text:p>-0.005975</text:p>
          </table:table-cell>
          <table:table-cell office:value-type="float" office:value="473.6310178565" calcext:value-type="float">
            <text:p>473.6310178565</text:p>
          </table:table-cell>
        </table:table-row>
        <table:table-row table:style-name="ro1">
          <table:table-cell office:value-type="string" calcext:value-type="string">
            <text:p>01/12/2002</text:p>
          </table:table-cell>
          <table:table-cell office:value-type="float" office:value="899.18" calcext:value-type="float">
            <text:p>899.18</text:p>
          </table:table-cell>
          <table:table-cell office:value-type="float" office:value="16.07" calcext:value-type="float">
            <text:p>16.07</text:p>
          </table:table-cell>
          <table:table-cell office:value-type="float" office:value="1.7871838786" calcext:value-type="float">
            <text:p>1.7871838786</text:p>
          </table:table-cell>
          <table:table-cell office:value-type="float" office:value="-0.0103423707" calcext:value-type="float">
            <text:p>-0.0103423707</text:p>
          </table:table-cell>
          <table:table-cell office:value-type="float" office:value="89657.3019321248" calcext:value-type="float">
            <text:p>89657.3019321248</text:p>
          </table:table-cell>
          <table:table-cell office:value-type="float" office:value="4.03" calcext:value-type="float">
            <text:p>4.0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391655296" calcext:value-type="float">
            <text:p>0.9391655296</text:p>
          </table:table-cell>
          <table:table-cell office:value-type="float" office:value="0.0050583333" calcext:value-type="float">
            <text:p>0.0050583333</text:p>
          </table:table-cell>
          <table:table-cell office:value-type="float" office:value="476.0268014218" calcext:value-type="float">
            <text:p>476.0268014218</text:p>
          </table:table-cell>
        </table:table-row>
        <table:table-row table:style-name="ro1">
          <table:table-cell office:value-type="string" calcext:value-type="string">
            <text:p>01/01/2003</text:p>
          </table:table-cell>
          <table:table-cell office:value-type="float" office:value="895.84" calcext:value-type="float">
            <text:p>895.84</text:p>
          </table:table-cell>
          <table:table-cell office:value-type="float" office:value="16.12" calcext:value-type="float">
            <text:p>16.12</text:p>
          </table:table-cell>
          <table:table-cell office:value-type="float" office:value="1.7994284694" calcext:value-type="float">
            <text:p>1.7994284694</text:p>
          </table:table-cell>
          <table:table-cell office:value-type="float" office:value="-0.0022205417" calcext:value-type="float">
            <text:p>-0.0022205417</text:p>
          </table:table-cell>
          <table:table-cell office:value-type="float" office:value="89458.2141563834" calcext:value-type="float">
            <text:p>89458.2141563834</text:p>
          </table:table-cell>
          <table:table-cell office:value-type="float" office:value="4.05" calcext:value-type="float">
            <text:p>4.05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375689482" calcext:value-type="float">
            <text:p>0.9375689482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476.8241463142" calcext:value-type="float">
            <text:p>476.8241463142</text:p>
          </table:table-cell>
        </table:table-row>
        <table:table-row table:style-name="ro1">
          <table:table-cell office:value-type="string" calcext:value-type="string">
            <text:p>01/02/2003</text:p>
          </table:table-cell>
          <table:table-cell office:value-type="float" office:value="837.03" calcext:value-type="float">
            <text:p>837.03</text:p>
          </table:table-cell>
          <table:table-cell office:value-type="float" office:value="16.17" calcext:value-type="float">
            <text:p>16.17</text:p>
          </table:table-cell>
          <table:table-cell office:value-type="float" office:value="1.9318304003" calcext:value-type="float">
            <text:p>1.9318304003</text:p>
          </table:table-cell>
          <table:table-cell office:value-type="float" office:value="-0.0641437087" calcext:value-type="float">
            <text:p>-0.0641437087</text:p>
          </table:table-cell>
          <table:table-cell office:value-type="float" office:value="83720.0325268947" calcext:value-type="float">
            <text:p>83720.0325268947</text:p>
          </table:table-cell>
          <table:table-cell office:value-type="float" office:value="3.9" calcext:value-type="float">
            <text:p>3.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495229523" calcext:value-type="float">
            <text:p>0.9495229523</text:p>
          </table:table-cell>
          <table:table-cell office:value-type="float" office:value="0.016" calcext:value-type="float">
            <text:p>0.016</text:p>
          </table:table-cell>
          <table:table-cell office:value-type="float" office:value="484.4533326552" calcext:value-type="float">
            <text:p>484.4533326552</text:p>
          </table:table-cell>
        </table:table-row>
        <table:table-row table:style-name="ro1">
          <table:table-cell office:value-type="string" calcext:value-type="string">
            <text:p>01/03/2003</text:p>
          </table:table-cell>
          <table:table-cell office:value-type="float" office:value="846.63" calcext:value-type="float">
            <text:p>846.63</text:p>
          </table:table-cell>
          <table:table-cell office:value-type="float" office:value="16.22" calcext:value-type="float">
            <text:p>16.22</text:p>
          </table:table-cell>
          <table:table-cell office:value-type="float" office:value="1.9158310006" calcext:value-type="float">
            <text:p>1.9158310006</text:p>
          </table:table-cell>
          <table:table-cell office:value-type="float" office:value="0.0130839596" calcext:value-type="float">
            <text:p>0.0130839596</text:p>
          </table:table-cell>
          <table:table-cell office:value-type="float" office:value="84815.4220464544" calcext:value-type="float">
            <text:p>84815.4220464544</text:p>
          </table:table-cell>
          <table:table-cell office:value-type="float" office:value="3.81" calcext:value-type="float">
            <text:p>3.8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9567868029" calcext:value-type="float">
            <text:p>0.9567868029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489.6975399812" calcext:value-type="float">
            <text:p>489.6975399812</text:p>
          </table:table-cell>
        </table:table-row>
        <table:table-row table:style-name="ro1">
          <table:table-cell office:value-type="string" calcext:value-type="string">
            <text:p>01/04/2003</text:p>
          </table:table-cell>
          <table:table-cell office:value-type="float" office:value="890.03" calcext:value-type="float">
            <text:p>890.03</text:p>
          </table:table-cell>
          <table:table-cell office:value-type="float" office:value="16.2" calcext:value-type="float">
            <text:p>16.2</text:p>
          </table:table-cell>
          <table:table-cell office:value-type="float" office:value="1.8201633653" calcext:value-type="float">
            <text:p>1.8201633653</text:p>
          </table:table-cell>
          <table:table-cell office:value-type="float" office:value="0.0528569479" calcext:value-type="float">
            <text:p>0.0528569479</text:p>
          </table:table-cell>
          <table:table-cell office:value-type="float" office:value="89298.5063883963" calcext:value-type="float">
            <text:p>89298.5063883963</text:p>
          </table:table-cell>
          <table:table-cell office:value-type="float" office:value="3.96" calcext:value-type="float">
            <text:p>3.96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9445877712" calcext:value-type="float">
            <text:p>0.9445877712</text:p>
          </table:table-cell>
          <table:table-cell office:value-type="float" office:value="-0.00945" calcext:value-type="float">
            <text:p>-0.00945</text:p>
          </table:table-cell>
          <table:table-cell office:value-type="float" office:value="485.0698982284" calcext:value-type="float">
            <text:p>485.0698982284</text:p>
          </table:table-cell>
        </table:table-row>
        <table:table-row table:style-name="ro1">
          <table:table-cell office:value-type="string" calcext:value-type="string">
            <text:p>01/05/2003</text:p>
          </table:table-cell>
          <table:table-cell office:value-type="float" office:value="935.96" calcext:value-type="float">
            <text:p>935.96</text:p>
          </table:table-cell>
          <table:table-cell office:value-type="float" office:value="16.19" calcext:value-type="float">
            <text:p>16.19</text:p>
          </table:table-cell>
          <table:table-cell office:value-type="float" office:value="1.7297747767" calcext:value-type="float">
            <text:p>1.7297747767</text:p>
          </table:table-cell>
          <table:table-cell office:value-type="float" office:value="0.0531205565" calcext:value-type="float">
            <text:p>0.0531205565</text:p>
          </table:table-cell>
          <table:table-cell office:value-type="float" office:value="94042.0927410819" calcext:value-type="float">
            <text:p>94042.0927410819</text:p>
          </table:table-cell>
          <table:table-cell office:value-type="float" office:value="3.57" calcext:value-type="float">
            <text:p>3.57</text:p>
          </table:table-cell>
          <table:table-cell office:value-type="float" office:value="0.03315" calcext:value-type="float">
            <text:p>0.03315</text:p>
          </table:table-cell>
          <table:table-cell office:value-type="float" office:value="0.9759008558" calcext:value-type="float">
            <text:p>0.9759008558</text:p>
          </table:table-cell>
          <table:table-cell office:value-type="float" office:value="0.036125" calcext:value-type="float">
            <text:p>0.036125</text:p>
          </table:table-cell>
          <table:table-cell office:value-type="float" office:value="502.5930483019" calcext:value-type="float">
            <text:p>502.5930483019</text:p>
          </table:table-cell>
        </table:table-row>
        <table:table-row table:style-name="ro1">
          <table:table-cell office:value-type="string" calcext:value-type="string">
            <text:p>01/06/2003</text:p>
          </table:table-cell>
          <table:table-cell office:value-type="float" office:value="988" calcext:value-type="float">
            <text:p>988</text:p>
          </table:table-cell>
          <table:table-cell office:value-type="float" office:value="16.17" calcext:value-type="float">
            <text:p>16.17</text:p>
          </table:table-cell>
          <table:table-cell office:value-type="float" office:value="1.6366396761" calcext:value-type="float">
            <text:p>1.6366396761</text:p>
          </table:table-cell>
          <table:table-cell office:value-type="float" office:value="0.057040365" calcext:value-type="float">
            <text:p>0.057040365</text:p>
          </table:table-cell>
          <table:table-cell office:value-type="float" office:value="99406.2880338449" calcext:value-type="float">
            <text:p>99406.2880338449</text:p>
          </table:table-cell>
          <table:table-cell office:value-type="float" office:value="3.33" calcext:value-type="float">
            <text:p>3.33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9958092332" calcext:value-type="float">
            <text:p>0.9958092332</text:p>
          </table:table-cell>
          <table:table-cell office:value-type="float" office:value="0.023175" calcext:value-type="float">
            <text:p>0.023175</text:p>
          </table:table-cell>
          <table:table-cell office:value-type="float" office:value="514.2406421963" calcext:value-type="float">
            <text:p>514.2406421963</text:p>
          </table:table-cell>
        </table:table-row>
        <table:table-row table:style-name="ro1">
          <table:table-cell office:value-type="string" calcext:value-type="string">
            <text:p>01/07/2003</text:p>
          </table:table-cell>
          <table:table-cell office:value-type="float" office:value="992.54" calcext:value-type="float">
            <text:p>992.54</text:p>
          </table:table-cell>
          <table:table-cell office:value-type="float" office:value="16.31" calcext:value-type="float">
            <text:p>16.31</text:p>
          </table:table-cell>
          <table:table-cell office:value-type="float" office:value="1.64325871" calcext:value-type="float">
            <text:p>1.64325871</text:p>
          </table:table-cell>
          <table:table-cell office:value-type="float" office:value="0.0059708165" calcext:value-type="float">
            <text:p>0.0059708165</text:p>
          </table:table-cell>
          <table:table-cell office:value-type="float" office:value="99999.8247350861" calcext:value-type="float">
            <text:p>99999.8247350861</text:p>
          </table:table-cell>
          <table:table-cell office:value-type="float" office:value="3.98" calcext:value-type="float">
            <text:p>3.98</text:p>
          </table:table-cell>
          <table:table-cell office:value-type="float" office:value="-0.05525" calcext:value-type="float">
            <text:p>-0.05525</text:p>
          </table:table-cell>
          <table:table-cell office:value-type="float" office:value="0.9407907731" calcext:value-type="float">
            <text:p>0.9407907731</text:p>
          </table:table-cell>
          <table:table-cell office:value-type="float" office:value="-0.0519333333" calcext:value-type="float">
            <text:p>-0.0519333333</text:p>
          </table:table-cell>
          <table:table-cell office:value-type="float" office:value="487.5344115115" calcext:value-type="float">
            <text:p>487.5344115115</text:p>
          </table:table-cell>
        </table:table-row>
        <table:table-row table:style-name="ro1">
          <table:table-cell office:value-type="string" calcext:value-type="string">
            <text:p>01/08/2003</text:p>
          </table:table-cell>
          <table:table-cell office:value-type="float" office:value="989.53" calcext:value-type="float">
            <text:p>989.53</text:p>
          </table:table-cell>
          <table:table-cell office:value-type="float" office:value="16.45" calcext:value-type="float">
            <text:p>16.45</text:p>
          </table:table-cell>
          <table:table-cell office:value-type="float" office:value="1.6624053844" calcext:value-type="float">
            <text:p>1.6624053844</text:p>
          </table:table-cell>
          <table:table-cell office:value-type="float" office:value="-0.0016514868" calcext:value-type="float">
            <text:p>-0.0016514868</text:p>
          </table:table-cell>
          <table:table-cell office:value-type="float" office:value="99834.6763487457" calcext:value-type="float">
            <text:p>99834.6763487457</text:p>
          </table:table-cell>
          <table:table-cell office:value-type="float" office:value="4.45" calcext:value-type="float">
            <text:p>4.45</text:p>
          </table:table-cell>
          <table:table-cell office:value-type="float" office:value="-0.03995" calcext:value-type="float">
            <text:p>-0.03995</text:p>
          </table:table-cell>
          <table:table-cell office:value-type="float" office:value="0.9032061817" calcext:value-type="float">
            <text:p>0.9032061817</text:p>
          </table:table-cell>
          <table:table-cell office:value-type="float" office:value="-0.0362416667" calcext:value-type="float">
            <text:p>-0.0362416667</text:p>
          </table:table-cell>
          <table:table-cell office:value-type="float" office:value="469.865351881" calcext:value-type="float">
            <text:p>469.865351881</text:p>
          </table:table-cell>
        </table:table-row>
        <table:table-row table:style-name="ro1">
          <table:table-cell office:value-type="string" calcext:value-type="string">
            <text:p>01/09/2003</text:p>
          </table:table-cell>
          <table:table-cell office:value-type="float" office:value="1019.44" calcext:value-type="float">
            <text:p>1019.44</text:p>
          </table:table-cell>
          <table:table-cell office:value-type="float" office:value="16.59" calcext:value-type="float">
            <text:p>16.59</text:p>
          </table:table-cell>
          <table:table-cell office:value-type="float" office:value="1.627364043" calcext:value-type="float">
            <text:p>1.627364043</text:p>
          </table:table-cell>
          <table:table-cell office:value-type="float" office:value="0.0316235991" calcext:value-type="float">
            <text:p>0.0316235991</text:p>
          </table:table-cell>
          <table:table-cell office:value-type="float" office:value="102991.808128119" calcext:value-type="float">
            <text:p>102991.808128119</text:p>
          </table:table-cell>
          <table:table-cell office:value-type="float" office:value="4.27" calcext:value-type="float">
            <text:p>4.2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9170252363" calcext:value-type="float">
            <text:p>0.9170252363</text:p>
          </table:table-cell>
          <table:table-cell office:value-type="float" office:value="0.0188583333" calcext:value-type="float">
            <text:p>0.0188583333</text:p>
          </table:table-cell>
          <table:table-cell office:value-type="float" office:value="478.7262293086" calcext:value-type="float">
            <text:p>478.7262293086</text:p>
          </table:table-cell>
        </table:table-row>
        <table:table-row table:style-name="ro1">
          <table:table-cell office:value-type="string" calcext:value-type="string">
            <text:p>01/10/2003</text:p>
          </table:table-cell>
          <table:table-cell office:value-type="float" office:value="1038.73" calcext:value-type="float">
            <text:p>1038.73</text:p>
          </table:table-cell>
          <table:table-cell office:value-type="float" office:value="16.86" calcext:value-type="float">
            <text:p>16.86</text:p>
          </table:table-cell>
          <table:table-cell office:value-type="float" office:value="1.6231359449" calcext:value-type="float">
            <text:p>1.6231359449</text:p>
          </table:table-cell>
          <table:table-cell office:value-type="float" office:value="0.0203000885" calcext:value-type="float">
            <text:p>0.0203000885</text:p>
          </table:table-cell>
          <table:table-cell office:value-type="float" office:value="105082.550948075" calcext:value-type="float">
            <text:p>105082.550948075</text:p>
          </table:table-cell>
          <table:table-cell office:value-type="float" office:value="4.29" calcext:value-type="float">
            <text:p>4.29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9154662934" calcext:value-type="float">
            <text:p>0.9154662934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479.6238409885" calcext:value-type="float">
            <text:p>479.6238409885</text:p>
          </table:table-cell>
        </table:table-row>
        <table:table-row table:style-name="ro1">
          <table:table-cell office:value-type="string" calcext:value-type="string">
            <text:p>01/11/2003</text:p>
          </table:table-cell>
          <table:table-cell office:value-type="float" office:value="1049.9" calcext:value-type="float">
            <text:p>1049.9</text:p>
          </table:table-cell>
          <table:table-cell office:value-type="float" office:value="17.12" calcext:value-type="float">
            <text:p>17.12</text:p>
          </table:table-cell>
          <table:table-cell office:value-type="float" office:value="1.6306314887" calcext:value-type="float">
            <text:p>1.6306314887</text:p>
          </table:table-cell>
          <table:table-cell office:value-type="float" office:value="0.0121272558" calcext:value-type="float">
            <text:p>0.0121272558</text:p>
          </table:table-cell>
          <table:table-cell office:value-type="float" office:value="106356.913926301" calcext:value-type="float">
            <text:p>106356.913926301</text:p>
          </table:table-cell>
          <table:table-cell office:value-type="float" office:value="4.3" calcext:value-type="float">
            <text:p>4.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914688147" calcext:value-type="float">
            <text:p>0.914688147</text:p>
          </table:table-cell>
          <table:table-cell office:value-type="float" office:value="0.0027333333" calcext:value-type="float">
            <text:p>0.0027333333</text:p>
          </table:table-cell>
          <table:table-cell office:value-type="float" office:value="480.9348128206" calcext:value-type="float">
            <text:p>480.9348128206</text:p>
          </table:table-cell>
        </table:table-row>
        <table:table-row table:style-name="ro1">
          <table:table-cell office:value-type="string" calcext:value-type="string">
            <text:p>01/12/2003</text:p>
          </table:table-cell>
          <table:table-cell office:value-type="float" office:value="1080.64" calcext:value-type="float">
            <text:p>1080.64</text:p>
          </table:table-cell>
          <table:table-cell office:value-type="float" office:value="17.39" calcext:value-type="float">
            <text:p>17.39</text:p>
          </table:table-cell>
          <table:table-cell office:value-type="float" office:value="1.6092315665" calcext:value-type="float">
            <text:p>1.6092315665</text:p>
          </table:table-cell>
          <table:table-cell office:value-type="float" office:value="0.0306592691" calcext:value-type="float">
            <text:p>0.0306592691</text:p>
          </table:table-cell>
          <table:table-cell office:value-type="float" office:value="109617.739174921" calcext:value-type="float">
            <text:p>109617.739174921</text:p>
          </table:table-cell>
          <table:table-cell office:value-type="float" office:value="4.27" calcext:value-type="float">
            <text:p>4.27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9170206018" calcext:value-type="float">
            <text:p>0.9170206018</text:p>
          </table:table-cell>
          <table:table-cell office:value-type="float" office:value="0.0061083333" calcext:value-type="float">
            <text:p>0.0061083333</text:p>
          </table:table-cell>
          <table:table-cell office:value-type="float" office:value="483.8725229689" calcext:value-type="float">
            <text:p>483.8725229689</text:p>
          </table:table-cell>
        </table:table-row>
        <table:table-row table:style-name="ro1">
          <table:table-cell office:value-type="string" calcext:value-type="string">
            <text:p>01/01/2004</text:p>
          </table:table-cell>
          <table:table-cell office:value-type="float" office:value="1132.52" calcext:value-type="float">
            <text:p>1132.52</text:p>
          </table:table-cell>
          <table:table-cell office:value-type="float" office:value="17.6" calcext:value-type="float">
            <text:p>17.6</text:p>
          </table:table-cell>
          <table:table-cell office:value-type="float" office:value="1.5540564405" calcext:value-type="float">
            <text:p>1.5540564405</text:p>
          </table:table-cell>
          <table:table-cell office:value-type="float" office:value="0.0493658079" calcext:value-type="float">
            <text:p>0.0493658079</text:p>
          </table:table-cell>
          <table:table-cell office:value-type="float" office:value="115029.107431249" calcext:value-type="float">
            <text:p>115029.107431249</text:p>
          </table:table-cell>
          <table:table-cell office:value-type="float" office:value="4.15" calcext:value-type="float">
            <text:p>4.1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263742119" calcext:value-type="float">
            <text:p>0.9263742119</text:p>
          </table:table-cell>
          <table:table-cell office:value-type="float" office:value="0.0136583333" calcext:value-type="float">
            <text:p>0.0136583333</text:p>
          </table:table-cell>
          <table:table-cell office:value-type="float" office:value="490.4814151784" calcext:value-type="float">
            <text:p>490.4814151784</text:p>
          </table:table-cell>
        </table:table-row>
        <table:table-row table:style-name="ro1">
          <table:table-cell office:value-type="string" calcext:value-type="string">
            <text:p>01/02/2004</text:p>
          </table:table-cell>
          <table:table-cell office:value-type="float" office:value="1143.36" calcext:value-type="float">
            <text:p>1143.36</text:p>
          </table:table-cell>
          <table:table-cell office:value-type="float" office:value="17.81" calcext:value-type="float">
            <text:p>17.81</text:p>
          </table:table-cell>
          <table:table-cell office:value-type="float" office:value="1.5576896166" calcext:value-type="float">
            <text:p>1.5576896166</text:p>
          </table:table-cell>
          <table:table-cell office:value-type="float" office:value="0.0108820742" calcext:value-type="float">
            <text:p>0.0108820742</text:p>
          </table:table-cell>
          <table:table-cell office:value-type="float" office:value="116280.862712834" calcext:value-type="float">
            <text:p>116280.862712834</text:p>
          </table:table-cell>
          <table:table-cell office:value-type="float" office:value="4.08" calcext:value-type="float">
            <text:p>4.08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9318861385" calcext:value-type="float">
            <text:p>0.9318861385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495.0674164103" calcext:value-type="float">
            <text:p>495.0674164103</text:p>
          </table:table-cell>
        </table:table-row>
        <table:table-row table:style-name="ro1">
          <table:table-cell office:value-type="string" calcext:value-type="string">
            <text:p>01/03/2004</text:p>
          </table:table-cell>
          <table:table-cell office:value-type="float" office:value="1123.98" calcext:value-type="float">
            <text:p>1123.98</text:p>
          </table:table-cell>
          <table:table-cell office:value-type="float" office:value="18.02" calcext:value-type="float">
            <text:p>18.02</text:p>
          </table:table-cell>
          <table:table-cell office:value-type="float" office:value="1.6032313742" calcext:value-type="float">
            <text:p>1.6032313742</text:p>
          </table:table-cell>
          <table:table-cell office:value-type="float" office:value="-0.0156366615" calcext:value-type="float">
            <text:p>-0.0156366615</text:p>
          </table:table-cell>
          <table:table-cell office:value-type="float" office:value="114462.618219527" calcext:value-type="float">
            <text:p>114462.618219527</text:p>
          </table:table-cell>
          <table:table-cell office:value-type="float" office:value="3.83" calcext:value-type="float">
            <text:p>3.83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951688719" calcext:value-type="float">
            <text:p>0.951688719</text:p>
          </table:table-cell>
          <table:table-cell office:value-type="float" office:value="0.0244416667" calcext:value-type="float">
            <text:p>0.0244416667</text:p>
          </table:table-cell>
          <table:table-cell office:value-type="float" office:value="507.1676891798" calcext:value-type="float">
            <text:p>507.1676891798</text:p>
          </table:table-cell>
        </table:table-row>
        <table:table-row table:style-name="ro1">
          <table:table-cell office:value-type="string" calcext:value-type="string">
            <text:p>01/04/2004</text:p>
          </table:table-cell>
          <table:table-cell office:value-type="float" office:value="1133.36" calcext:value-type="float">
            <text:p>1133.36</text:p>
          </table:table-cell>
          <table:table-cell office:value-type="float" office:value="18.21" calcext:value-type="float">
            <text:p>18.21</text:p>
          </table:table-cell>
          <table:table-cell office:value-type="float" office:value="1.6067269005" calcext:value-type="float">
            <text:p>1.6067269005</text:p>
          </table:table-cell>
          <table:table-cell office:value-type="float" office:value="0.0096957044" calcext:value-type="float">
            <text:p>0.0096957044</text:p>
          </table:table-cell>
          <table:table-cell office:value-type="float" office:value="115572.413925162" calcext:value-type="float">
            <text:p>115572.413925162</text:p>
          </table:table-cell>
          <table:table-cell office:value-type="float" office:value="4.35" calcext:value-type="float">
            <text:p>4.35</text:p>
          </table:table-cell>
          <table:table-cell office:value-type="float" office:value="-0.0442" calcext:value-type="float">
            <text:p>-0.0442</text:p>
          </table:table-cell>
          <table:table-cell office:value-type="float" office:value="0.9096240776" calcext:value-type="float">
            <text:p>0.9096240776</text:p>
          </table:table-cell>
          <table:table-cell office:value-type="float" office:value="-0.040575" calcext:value-type="float">
            <text:p>-0.040575</text:p>
          </table:table-cell>
          <table:table-cell office:value-type="float" office:value="486.5893601913" calcext:value-type="float">
            <text:p>486.5893601913</text:p>
          </table:table-cell>
        </table:table-row>
        <table:table-row table:style-name="ro1">
          <table:table-cell office:value-type="string" calcext:value-type="string">
            <text:p>01/05/2004</text:p>
          </table:table-cell>
          <table:table-cell office:value-type="float" office:value="1102.78" calcext:value-type="float">
            <text:p>1102.78</text:p>
          </table:table-cell>
          <table:table-cell office:value-type="float" office:value="18.41" calcext:value-type="float">
            <text:p>18.41</text:p>
          </table:table-cell>
          <table:table-cell office:value-type="float" office:value="1.6694172908" calcext:value-type="float">
            <text:p>1.6694172908</text:p>
          </table:table-cell>
          <table:table-cell office:value-type="float" office:value="-0.0256283185" calcext:value-type="float">
            <text:p>-0.0256283185</text:p>
          </table:table-cell>
          <table:table-cell office:value-type="float" office:value="112610.487285568" calcext:value-type="float">
            <text:p>112610.487285568</text:p>
          </table:table-cell>
          <table:table-cell office:value-type="float" office:value="4.72" calcext:value-type="float">
            <text:p>4.72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0.8810164003" calcext:value-type="float">
            <text:p>0.8810164003</text:p>
          </table:table-cell>
          <table:table-cell office:value-type="float" office:value="-0.0275166667" calcext:value-type="float">
            <text:p>-0.0275166667</text:p>
          </table:table-cell>
          <table:table-cell office:value-type="float" office:value="473.2000429634" calcext:value-type="float">
            <text:p>473.2000429634</text:p>
          </table:table-cell>
        </table:table-row>
        <table:table-row table:style-name="ro1">
          <table:table-cell office:value-type="string" calcext:value-type="string">
            <text:p>01/06/2004</text:p>
          </table:table-cell>
          <table:table-cell office:value-type="float" office:value="1132.76" calcext:value-type="float">
            <text:p>1132.76</text:p>
          </table:table-cell>
          <table:table-cell office:value-type="float" office:value="18.6" calcext:value-type="float">
            <text:p>18.6</text:p>
          </table:table-cell>
          <table:table-cell office:value-type="float" office:value="1.642007133" calcext:value-type="float">
            <text:p>1.642007133</text:p>
          </table:table-cell>
          <table:table-cell office:value-type="float" office:value="0.0285913782" calcext:value-type="float">
            <text:p>0.0285913782</text:p>
          </table:table-cell>
          <table:table-cell office:value-type="float" office:value="115830.176311588" calcext:value-type="float">
            <text:p>115830.176311588</text:p>
          </table:table-cell>
          <table:table-cell office:value-type="float" office:value="4.73" calcext:value-type="float">
            <text:p>4.7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8802675364" calcext:value-type="float">
            <text:p>0.8802675364</text:p>
          </table:table-cell>
          <table:table-cell office:value-type="float" office:value="0.0030916667" calcext:value-type="float">
            <text:p>0.0030916667</text:p>
          </table:table-cell>
          <table:table-cell office:value-type="float" office:value="474.6630197629" calcext:value-type="float">
            <text:p>474.6630197629</text:p>
          </table:table-cell>
        </table:table-row>
        <table:table-row table:style-name="ro1">
          <table:table-cell office:value-type="string" calcext:value-type="string">
            <text:p>01/07/2004</text:p>
          </table:table-cell>
          <table:table-cell office:value-type="float" office:value="1105.85" calcext:value-type="float">
            <text:p>1105.85</text:p>
          </table:table-cell>
          <table:table-cell office:value-type="float" office:value="18.79" calcext:value-type="float">
            <text:p>18.79</text:p>
          </table:table-cell>
          <table:table-cell office:value-type="float" office:value="1.6991454537" calcext:value-type="float">
            <text:p>1.6991454537</text:p>
          </table:table-cell>
          <table:table-cell office:value-type="float" office:value="-0.0223740637" calcext:value-type="float">
            <text:p>-0.0223740637</text:p>
          </table:table-cell>
          <table:table-cell office:value-type="float" office:value="113238.584563539" calcext:value-type="float">
            <text:p>113238.584563539</text:p>
          </table:table-cell>
          <table:table-cell office:value-type="float" office:value="4.5" calcext:value-type="float">
            <text:p>4.5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8974767667" calcext:value-type="float">
            <text:p>0.8974767667</text:p>
          </table:table-cell>
          <table:table-cell office:value-type="float" office:value="0.0233" calcext:value-type="float">
            <text:p>0.0233</text:p>
          </table:table-cell>
          <table:table-cell office:value-type="float" office:value="485.7226681233" calcext:value-type="float">
            <text:p>485.7226681233</text:p>
          </table:table-cell>
        </table:table-row>
        <table:table-row table:style-name="ro1">
          <table:table-cell office:value-type="string" calcext:value-type="string">
            <text:p>01/08/2004</text:p>
          </table:table-cell>
          <table:table-cell office:value-type="float" office:value="1088.94" calcext:value-type="float">
            <text:p>1088.94</text:p>
          </table:table-cell>
          <table:table-cell office:value-type="float" office:value="18.97" calcext:value-type="float">
            <text:p>18.97</text:p>
          </table:table-cell>
          <table:table-cell office:value-type="float" office:value="1.7420610869" calcext:value-type="float">
            <text:p>1.7420610869</text:p>
          </table:table-cell>
          <table:table-cell office:value-type="float" office:value="-0.0138616348" calcext:value-type="float">
            <text:p>-0.0138616348</text:p>
          </table:table-cell>
          <table:table-cell office:value-type="float" office:value="111668.912654411" calcext:value-type="float">
            <text:p>111668.912654411</text:p>
          </table:table-cell>
          <table:table-cell office:value-type="float" office:value="4.28" calcext:value-type="float">
            <text:p>4.28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9142595823" calcext:value-type="float">
            <text:p>0.9142595823</text:p>
          </table:table-cell>
          <table:table-cell office:value-type="float" office:value="0.0222666667" calcext:value-type="float">
            <text:p>0.0222666667</text:p>
          </table:table-cell>
          <table:table-cell office:value-type="float" office:value="496.5380928669" calcext:value-type="float">
            <text:p>496.5380928669</text:p>
          </table:table-cell>
        </table:table-row>
        <table:table-row table:style-name="ro1">
          <table:table-cell office:value-type="string" calcext:value-type="string">
            <text:p>01/09/2004</text:p>
          </table:table-cell>
          <table:table-cell office:value-type="float" office:value="1117.66" calcext:value-type="float">
            <text:p>1117.66</text:p>
          </table:table-cell>
          <table:table-cell office:value-type="float" office:value="19.16" calcext:value-type="float">
            <text:p>19.16</text:p>
          </table:table-cell>
          <table:table-cell office:value-type="float" office:value="1.7142959397" calcext:value-type="float">
            <text:p>1.7142959397</text:p>
          </table:table-cell>
          <table:table-cell office:value-type="float" office:value="0.0278405299" calcext:value-type="float">
            <text:p>0.0278405299</text:p>
          </table:table-cell>
          <table:table-cell office:value-type="float" office:value="114777.834359898" calcext:value-type="float">
            <text:p>114777.834359898</text:p>
          </table:table-cell>
          <table:table-cell office:value-type="float" office:value="4.13" calcext:value-type="float">
            <text:p>4.1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9259163919" calcext:value-type="float">
            <text:p>0.9259163919</text:p>
          </table:table-cell>
          <table:table-cell office:value-type="float" office:value="0.0161916667" calcext:value-type="float">
            <text:p>0.0161916667</text:p>
          </table:table-cell>
          <table:table-cell office:value-type="float" office:value="504.5778721539" calcext:value-type="float">
            <text:p>504.5778721539</text:p>
          </table:table-cell>
        </table:table-row>
        <table:table-row table:style-name="ro1">
          <table:table-cell office:value-type="string" calcext:value-type="string">
            <text:p>01/10/2004</text:p>
          </table:table-cell>
          <table:table-cell office:value-type="float" office:value="1117.21" calcext:value-type="float">
            <text:p>1117.21</text:p>
          </table:table-cell>
          <table:table-cell office:value-type="float" office:value="19.25" calcext:value-type="float">
            <text:p>19.25</text:p>
          </table:table-cell>
          <table:table-cell office:value-type="float" office:value="1.7230422212" calcext:value-type="float">
            <text:p>1.7230422212</text:p>
          </table:table-cell>
          <table:table-cell office:value-type="float" office:value="0.001032912" calcext:value-type="float">
            <text:p>0.001032912</text:p>
          </table:table-cell>
          <table:table-cell office:value-type="float" office:value="114896.389764245" calcext:value-type="float">
            <text:p>114896.389764245</text:p>
          </table:table-cell>
          <table:table-cell office:value-type="float" office:value="4.1" calcext:value-type="float">
            <text:p>4.1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0.9282774787" calcext:value-type="float">
            <text:p>0.9282774787</text:p>
          </table:table-cell>
          <table:table-cell office:value-type="float" office:value="0.0059666667" calcext:value-type="float">
            <text:p>0.0059666667</text:p>
          </table:table-cell>
          <table:table-cell office:value-type="float" office:value="507.5885201244" calcext:value-type="float">
            <text:p>507.5885201244</text:p>
          </table:table-cell>
        </table:table-row>
        <table:table-row table:style-name="ro1">
          <table:table-cell office:value-type="string" calcext:value-type="string">
            <text:p>01/11/2004</text:p>
          </table:table-cell>
          <table:table-cell office:value-type="float" office:value="1168.94" calcext:value-type="float">
            <text:p>1168.94</text:p>
          </table:table-cell>
          <table:table-cell office:value-type="float" office:value="19.35" calcext:value-type="float">
            <text:p>19.35</text:p>
          </table:table-cell>
          <table:table-cell office:value-type="float" office:value="1.6553458689" calcext:value-type="float">
            <text:p>1.6553458689</text:p>
          </table:table-cell>
          <table:table-cell office:value-type="float" office:value="0.0477459226" calcext:value-type="float">
            <text:p>0.0477459226</text:p>
          </table:table-cell>
          <table:table-cell office:value-type="float" office:value="120382.223900473" calcext:value-type="float">
            <text:p>120382.223900473</text:p>
          </table:table-cell>
          <table:table-cell office:value-type="float" office:value="4.19" calcext:value-type="float">
            <text:p>4.19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921176156" calcext:value-type="float">
            <text:p>0.921176156</text:p>
          </table:table-cell>
          <table:table-cell office:value-type="float" office:value="-0.0041583333" calcext:value-type="float">
            <text:p>-0.0041583333</text:p>
          </table:table-cell>
          <table:table-cell office:value-type="float" office:value="505.4777978616" calcext:value-type="float">
            <text:p>505.4777978616</text:p>
          </table:table-cell>
        </table:table-row>
        <table:table-row table:style-name="ro1">
          <table:table-cell office:value-type="string" calcext:value-type="string">
            <text:p>01/12/2004</text:p>
          </table:table-cell>
          <table:table-cell office:value-type="float" office:value="1199.21" calcext:value-type="float">
            <text:p>1199.21</text:p>
          </table:table-cell>
          <table:table-cell office:value-type="float" office:value="19.44" calcext:value-type="float">
            <text:p>19.44</text:p>
          </table:table-cell>
          <table:table-cell office:value-type="float" office:value="1.6210672026" calcext:value-type="float">
            <text:p>1.6210672026</text:p>
          </table:table-cell>
          <table:table-cell office:value-type="float" office:value="0.0272811265" calcext:value-type="float">
            <text:p>0.0272811265</text:p>
          </table:table-cell>
          <table:table-cell office:value-type="float" office:value="123666.386577929" calcext:value-type="float">
            <text:p>123666.386577929</text:p>
          </table:table-cell>
          <table:table-cell office:value-type="float" office:value="4.23" calcext:value-type="float">
            <text:p>4.2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9180441571" calcext:value-type="float">
            <text:p>0.918044157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505.5409825863" calcext:value-type="float">
            <text:p>505.5409825863</text:p>
          </table:table-cell>
        </table:table-row>
        <table:table-row table:style-name="ro1">
          <table:table-cell office:value-type="string" calcext:value-type="string">
            <text:p>01/01/2005</text:p>
          </table:table-cell>
          <table:table-cell office:value-type="float" office:value="1181.41" calcext:value-type="float">
            <text:p>1181.41</text:p>
          </table:table-cell>
          <table:table-cell office:value-type="float" office:value="19.7" calcext:value-type="float">
            <text:p>19.7</text:p>
          </table:table-cell>
          <table:table-cell office:value-type="float" office:value="1.6674990054" calcext:value-type="float">
            <text:p>1.6674990054</text:p>
          </table:table-cell>
          <table:table-cell office:value-type="float" office:value="-0.0134739166" calcext:value-type="float">
            <text:p>-0.0134739166</text:p>
          </table:table-cell>
          <table:table-cell office:value-type="float" office:value="122000.115995895" calcext:value-type="float">
            <text:p>122000.115995895</text:p>
          </table:table-cell>
          <table:table-cell office:value-type="float" office:value="4.22" calcext:value-type="float">
            <text:p>4.22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9188244946" calcext:value-type="float">
            <text:p>0.9188244946</text:p>
          </table:table-cell>
          <table:table-cell office:value-type="float" office:value="0.0043666667" calcext:value-type="float">
            <text:p>0.0043666667</text:p>
          </table:table-cell>
          <table:table-cell office:value-type="float" office:value="507.7485115436" calcext:value-type="float">
            <text:p>507.7485115436</text:p>
          </table:table-cell>
        </table:table-row>
        <table:table-row table:style-name="ro1">
          <table:table-cell office:value-type="string" calcext:value-type="string">
            <text:p>01/02/2005</text:p>
          </table:table-cell>
          <table:table-cell office:value-type="float" office:value="1199.63" calcext:value-type="float">
            <text:p>1199.63</text:p>
          </table:table-cell>
          <table:table-cell office:value-type="float" office:value="19.97" calcext:value-type="float">
            <text:p>19.97</text:p>
          </table:table-cell>
          <table:table-cell office:value-type="float" office:value="1.664679943" calcext:value-type="float">
            <text:p>1.664679943</text:p>
          </table:table-cell>
          <table:table-cell office:value-type="float" office:value="0.0168306421" calcext:value-type="float">
            <text:p>0.0168306421</text:p>
          </table:table-cell>
          <table:table-cell office:value-type="float" office:value="124053.456284952" calcext:value-type="float">
            <text:p>124053.456284952</text:p>
          </table:table-cell>
          <table:table-cell office:value-type="float" office:value="4.17" calcext:value-type="float">
            <text:p>4.17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9227294987" calcext:value-type="float">
            <text:p>0.9227294987</text:p>
          </table:table-cell>
          <table:table-cell office:value-type="float" office:value="0.007725" calcext:value-type="float">
            <text:p>0.007725</text:p>
          </table:table-cell>
          <table:table-cell office:value-type="float" office:value="511.6708687953" calcext:value-type="float">
            <text:p>511.6708687953</text:p>
          </table:table-cell>
        </table:table-row>
        <table:table-row table:style-name="ro1">
          <table:table-cell office:value-type="string" calcext:value-type="string">
            <text:p>01/03/2005</text:p>
          </table:table-cell>
          <table:table-cell office:value-type="float" office:value="1194.9" calcext:value-type="float">
            <text:p>1194.9</text:p>
          </table:table-cell>
          <table:table-cell office:value-type="float" office:value="20.23" calcext:value-type="float">
            <text:p>20.23</text:p>
          </table:table-cell>
          <table:table-cell office:value-type="float" office:value="1.6930287053" calcext:value-type="float">
            <text:p>1.6930287053</text:p>
          </table:table-cell>
          <table:table-cell office:value-type="float" office:value="-0.002537588" calcext:value-type="float">
            <text:p>-0.002537588</text:p>
          </table:table-cell>
          <table:table-cell office:value-type="float" office:value="123738.65972559" calcext:value-type="float">
            <text:p>123738.65972559</text:p>
          </table:table-cell>
          <table:table-cell office:value-type="float" office:value="4.5" calcext:value-type="float">
            <text:p>4.5</text:p>
          </table:table-cell>
          <table:table-cell office:value-type="float" office:value="-0.02805" calcext:value-type="float">
            <text:p>-0.02805</text:p>
          </table:table-cell>
          <table:table-cell office:value-type="float" office:value="0.8968469363" calcext:value-type="float">
            <text:p>0.8968469363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499.2372666835" calcext:value-type="float">
            <text:p>499.2372666835</text:p>
          </table:table-cell>
        </table:table-row>
        <table:table-row table:style-name="ro1">
          <table:table-cell office:value-type="string" calcext:value-type="string">
            <text:p>01/04/2005</text:p>
          </table:table-cell>
          <table:table-cell office:value-type="float" office:value="1164.43" calcext:value-type="float">
            <text:p>1164.43</text:p>
          </table:table-cell>
          <table:table-cell office:value-type="float" office:value="20.46" calcext:value-type="float">
            <text:p>20.46</text:p>
          </table:table-cell>
          <table:table-cell office:value-type="float" office:value="1.7570828646" calcext:value-type="float">
            <text:p>1.7570828646</text:p>
          </table:table-cell>
          <table:table-cell office:value-type="float" office:value="-0.0240729117" calcext:value-type="float">
            <text:p>-0.0240729117</text:p>
          </table:table-cell>
          <table:table-cell office:value-type="float" office:value="120759.909892837" calcext:value-type="float">
            <text:p>120759.909892837</text:p>
          </table:table-cell>
          <table:table-cell office:value-type="float" office:value="4.34" calcext:value-type="float">
            <text:p>4.34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9090440546" calcext:value-type="float">
            <text:p>0.9090440546</text:p>
          </table:table-cell>
          <table:table-cell office:value-type="float" office:value="0.0172166667" calcext:value-type="float">
            <text:p>0.0172166667</text:p>
          </table:table-cell>
          <table:table-cell office:value-type="float" office:value="507.8324682916" calcext:value-type="float">
            <text:p>507.8324682916</text:p>
          </table:table-cell>
        </table:table-row>
        <table:table-row table:style-name="ro1">
          <table:table-cell office:value-type="string" calcext:value-type="string">
            <text:p>01/05/2005</text:p>
          </table:table-cell>
          <table:table-cell office:value-type="float" office:value="1178.28" calcext:value-type="float">
            <text:p>1178.28</text:p>
          </table:table-cell>
          <table:table-cell office:value-type="float" office:value="20.7" calcext:value-type="float">
            <text:p>20.7</text:p>
          </table:table-cell>
          <table:table-cell office:value-type="float" office:value="1.7567980446" calcext:value-type="float">
            <text:p>1.7567980446</text:p>
          </table:table-cell>
          <table:table-cell office:value-type="float" office:value="0.0133754045" calcext:value-type="float">
            <text:p>0.0133754045</text:p>
          </table:table-cell>
          <table:table-cell office:value-type="float" office:value="122375.122530918" calcext:value-type="float">
            <text:p>122375.122530918</text:p>
          </table:table-cell>
          <table:table-cell office:value-type="float" office:value="4.14" calcext:value-type="float">
            <text:p>4.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9244978036" calcext:value-type="float">
            <text:p>0.9244978036</text:p>
          </table:table-cell>
          <table:table-cell office:value-type="float" office:value="0.02045" calcext:value-type="float">
            <text:p>0.02045</text:p>
          </table:table-cell>
          <table:table-cell office:value-type="float" office:value="518.2176422682" calcext:value-type="float">
            <text:p>518.2176422682</text:p>
          </table:table-cell>
        </table:table-row>
        <table:table-row table:style-name="ro1">
          <table:table-cell office:value-type="string" calcext:value-type="string">
            <text:p>01/06/2005</text:p>
          </table:table-cell>
          <table:table-cell office:value-type="float" office:value="1202.25" calcext:value-type="float">
            <text:p>1202.25</text:p>
          </table:table-cell>
          <table:table-cell office:value-type="float" office:value="20.93" calcext:value-type="float">
            <text:p>20.93</text:p>
          </table:table-cell>
          <table:table-cell office:value-type="float" office:value="1.7409024745" calcext:value-type="float">
            <text:p>1.7409024745</text:p>
          </table:table-cell>
          <table:table-cell office:value-type="float" office:value="0.0218234772" calcext:value-type="float">
            <text:p>0.0218234772</text:p>
          </table:table-cell>
          <table:table-cell office:value-type="float" office:value="125045.773222277" calcext:value-type="float">
            <text:p>125045.773222277</text:p>
          </table:table-cell>
          <table:table-cell office:value-type="float" office:value="4" calcext:value-type="float">
            <text:p>4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9354993274" calcext:value-type="float">
            <text:p>0.9354993274</text:p>
          </table:table-cell>
          <table:table-cell office:value-type="float" office:value="0.0152333333" calcext:value-type="float">
            <text:p>0.0152333333</text:p>
          </table:table-cell>
          <table:table-cell office:value-type="float" office:value="526.111824352" calcext:value-type="float">
            <text:p>526.111824352</text:p>
          </table:table-cell>
        </table:table-row>
        <table:table-row table:style-name="ro1">
          <table:table-cell office:value-type="string" calcext:value-type="string">
            <text:p>01/07/2005</text:p>
          </table:table-cell>
          <table:table-cell office:value-type="float" office:value="1222.24" calcext:value-type="float">
            <text:p>1222.24</text:p>
          </table:table-cell>
          <table:table-cell office:value-type="float" office:value="21.11" calcext:value-type="float">
            <text:p>21.11</text:p>
          </table:table-cell>
          <table:table-cell office:value-type="float" office:value="1.7271566959" calcext:value-type="float">
            <text:p>1.7271566959</text:p>
          </table:table-cell>
          <table:table-cell office:value-type="float" office:value="0.0180903861" calcext:value-type="float">
            <text:p>0.0180903861</text:p>
          </table:table-cell>
          <table:table-cell office:value-type="float" office:value="127307.899537746" calcext:value-type="float">
            <text:p>127307.899537746</text:p>
          </table:table-cell>
          <table:table-cell office:value-type="float" office:value="4.18" calcext:value-type="float">
            <text:p>4.18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0.9211861877" calcext:value-type="float">
            <text:p>0.9211861877</text:p>
          </table:table-cell>
          <table:table-cell office:value-type="float" office:value="-0.0118166667" calcext:value-type="float">
            <text:p>-0.0118166667</text:p>
          </table:table-cell>
          <table:table-cell office:value-type="float" office:value="519.8949362943" calcext:value-type="float">
            <text:p>519.8949362943</text:p>
          </table:table-cell>
        </table:table-row>
        <table:table-row table:style-name="ro1">
          <table:table-cell office:value-type="string" calcext:value-type="string">
            <text:p>01/08/2005</text:p>
          </table:table-cell>
          <table:table-cell office:value-type="float" office:value="1224.27" calcext:value-type="float">
            <text:p>1224.27</text:p>
          </table:table-cell>
          <table:table-cell office:value-type="float" office:value="21.29" calcext:value-type="float">
            <text:p>21.29</text:p>
          </table:table-cell>
          <table:table-cell office:value-type="float" office:value="1.738995483" calcext:value-type="float">
            <text:p>1.738995483</text:p>
          </table:table-cell>
          <table:table-cell office:value-type="float" office:value="0.0031124547" calcext:value-type="float">
            <text:p>0.0031124547</text:p>
          </table:table-cell>
          <table:table-cell office:value-type="float" office:value="127704.139611566" calcext:value-type="float">
            <text:p>127704.139611566</text:p>
          </table:table-cell>
          <table:table-cell office:value-type="float" office:value="4.26" calcext:value-type="float">
            <text:p>4.26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9149221216" calcext:value-type="float">
            <text:p>0.9149221216</text:p>
          </table:table-cell>
          <table:table-cell office:value-type="float" office:value="-0.00325" calcext:value-type="float">
            <text:p>-0.00325</text:p>
          </table:table-cell>
          <table:table-cell office:value-type="float" office:value="518.2052777513" calcext:value-type="float">
            <text:p>518.2052777513</text:p>
          </table:table-cell>
        </table:table-row>
        <table:table-row table:style-name="ro1">
          <table:table-cell office:value-type="string" calcext:value-type="string">
            <text:p>01/09/2005</text:p>
          </table:table-cell>
          <table:table-cell office:value-type="float" office:value="1225.92" calcext:value-type="float">
            <text:p>1225.92</text:p>
          </table:table-cell>
          <table:table-cell office:value-type="float" office:value="21.47" calcext:value-type="float">
            <text:p>21.47</text:p>
          </table:table-cell>
          <table:table-cell office:value-type="float" office:value="1.7513377708" calcext:value-type="float">
            <text:p>1.7513377708</text:p>
          </table:table-cell>
          <table:table-cell office:value-type="float" office:value="0.002809157" calcext:value-type="float">
            <text:p>0.002809157</text:p>
          </table:table-cell>
          <table:table-cell office:value-type="float" office:value="128062.880592025" calcext:value-type="float">
            <text:p>128062.880592025</text:p>
          </table:table-cell>
          <table:table-cell office:value-type="float" office:value="4.2" calcext:value-type="float">
            <text:p>4.2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9195882245" calcext:value-type="float">
            <text:p>0.9195882245</text:p>
          </table:table-cell>
          <table:table-cell office:value-type="float" office:value="0.0086" calcext:value-type="float">
            <text:p>0.0086</text:p>
          </table:table-cell>
          <table:table-cell office:value-type="float" office:value="522.66184314" calcext:value-type="float">
            <text:p>522.66184314</text:p>
          </table:table-cell>
        </table:table-row>
        <table:table-row table:style-name="ro1">
          <table:table-cell office:value-type="string" calcext:value-type="string">
            <text:p>01/10/2005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21.72" calcext:value-type="float">
            <text:p>21.72</text:p>
          </table:table-cell>
          <table:table-cell office:value-type="float" office:value="1.822208799" calcext:value-type="float">
            <text:p>1.822208799</text:p>
          </table:table-cell>
          <table:table-cell office:value-type="float" office:value="-0.0262252023" calcext:value-type="float">
            <text:p>-0.0262252023</text:p>
          </table:table-cell>
          <table:table-cell office:value-type="float" office:value="124704.405641757" calcext:value-type="float">
            <text:p>124704.405641757</text:p>
          </table:table-cell>
          <table:table-cell office:value-type="float" office:value="4.46" calcext:value-type="float">
            <text:p>4.46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0.8992653247" calcext:value-type="float">
            <text:p>0.8992653247</text:p>
          </table:table-cell>
          <table:table-cell office:value-type="float" office:value="-0.0183833333" calcext:value-type="float">
            <text:p>-0.0183833333</text:p>
          </table:table-cell>
          <table:table-cell office:value-type="float" office:value="513.0535762569" calcext:value-type="float">
            <text:p>513.0535762569</text:p>
          </table:table-cell>
        </table:table-row>
        <table:table-row table:style-name="ro1">
          <table:table-cell office:value-type="string" calcext:value-type="string">
            <text:p>01/11/2005</text:p>
          </table:table-cell>
          <table:table-cell office:value-type="float" office:value="1237.37" calcext:value-type="float">
            <text:p>1237.37</text:p>
          </table:table-cell>
          <table:table-cell office:value-type="float" office:value="21.97" calcext:value-type="float">
            <text:p>21.97</text:p>
          </table:table-cell>
          <table:table-cell office:value-type="float" office:value="1.7755400567" calcext:value-type="float">
            <text:p>1.7755400567</text:p>
          </table:table-cell>
          <table:table-cell office:value-type="float" office:value="0.0396329016" calcext:value-type="float">
            <text:p>0.0396329016</text:p>
          </table:table-cell>
          <table:table-cell office:value-type="float" office:value="129646.803073595" calcext:value-type="float">
            <text:p>129646.803073595</text:p>
          </table:table-cell>
          <table:table-cell office:value-type="float" office:value="4.54" calcext:value-type="float">
            <text:p>4.54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8931503205" calcext:value-type="float">
            <text:p>0.8931503205</text:p>
          </table:table-cell>
          <table:table-cell office:value-type="float" office:value="-0.0030166667" calcext:value-type="float">
            <text:p>-0.0030166667</text:p>
          </table:table-cell>
          <table:table-cell office:value-type="float" office:value="511.5058646352" calcext:value-type="float">
            <text:p>511.5058646352</text:p>
          </table:table-cell>
        </table:table-row>
        <table:table-row table:style-name="ro1">
          <table:table-cell office:value-type="string" calcext:value-type="string">
            <text:p>01/12/2005</text:p>
          </table:table-cell>
          <table:table-cell office:value-type="float" office:value="1262.07" calcext:value-type="float">
            <text:p>1262.07</text:p>
          </table:table-cell>
          <table:table-cell office:value-type="float" office:value="22.22" calcext:value-type="float">
            <text:p>22.22</text:p>
          </table:table-cell>
          <table:table-cell office:value-type="float" office:value="1.7605996498" calcext:value-type="float">
            <text:p>1.7605996498</text:p>
          </table:table-cell>
          <table:table-cell office:value-type="float" office:value="0.0214581464" calcext:value-type="float">
            <text:p>0.0214581464</text:p>
          </table:table-cell>
          <table:table-cell office:value-type="float" office:value="132428.783160076" calcext:value-type="float">
            <text:p>132428.783160076</text:p>
          </table:table-cell>
          <table:table-cell office:value-type="float" office:value="4.47" calcext:value-type="float">
            <text:p>4.47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8984645649" calcext:value-type="float">
            <text:p>0.8984645649</text:p>
          </table:table-cell>
          <table:table-cell office:value-type="float" office:value="0.009675" calcext:value-type="float">
            <text:p>0.009675</text:p>
          </table:table-cell>
          <table:table-cell office:value-type="float" office:value="516.4546838756" calcext:value-type="float">
            <text:p>516.4546838756</text:p>
          </table:table-cell>
        </table:table-row>
        <table:table-row table:style-name="ro1">
          <table:table-cell office:value-type="string" calcext:value-type="string">
            <text:p>01/01/2006</text:p>
          </table:table-cell>
          <table:table-cell office:value-type="float" office:value="1278.73" calcext:value-type="float">
            <text:p>1278.73</text:p>
          </table:table-cell>
          <table:table-cell office:value-type="float" office:value="22.41" calcext:value-type="float">
            <text:p>22.41</text:p>
          </table:table-cell>
          <table:table-cell office:value-type="float" office:value="1.7525200785" calcext:value-type="float">
            <text:p>1.7525200785</text:p>
          </table:table-cell>
          <table:table-cell office:value-type="float" office:value="0.0146800274" calcext:value-type="float">
            <text:p>0.0146800274</text:p>
          </table:table-cell>
          <table:table-cell office:value-type="float" office:value="134372.84132977" calcext:value-type="float">
            <text:p>134372.84132977</text:p>
          </table:table-cell>
          <table:table-cell office:value-type="float" office:value="4.42" calcext:value-type="float">
            <text:p>4.42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9022830393" calcext:value-type="float">
            <text:p>0.9022830393</text:p>
          </table:table-cell>
          <table:table-cell office:value-type="float" office:value="0.0079333333" calcext:value-type="float">
            <text:p>0.0079333333</text:p>
          </table:table-cell>
          <table:table-cell office:value-type="float" office:value="520.5518910343" calcext:value-type="float">
            <text:p>520.5518910343</text:p>
          </table:table-cell>
        </table:table-row>
        <table:table-row table:style-name="ro1">
          <table:table-cell office:value-type="string" calcext:value-type="string">
            <text:p>01/02/2006</text:p>
          </table:table-cell>
          <table:table-cell office:value-type="float" office:value="1276.65" calcext:value-type="float">
            <text:p>1276.65</text:p>
          </table:table-cell>
          <table:table-cell office:value-type="float" office:value="22.59" calcext:value-type="float">
            <text:p>22.59</text:p>
          </table:table-cell>
          <table:table-cell office:value-type="float" office:value="1.7694747973" calcext:value-type="float">
            <text:p>1.7694747973</text:p>
          </table:table-cell>
          <table:table-cell office:value-type="float" office:value="-0.0001542329" calcext:value-type="float">
            <text:p>-0.0001542329</text:p>
          </table:table-cell>
          <table:table-cell office:value-type="float" office:value="134352.116618241" calcext:value-type="float">
            <text:p>134352.116618241</text:p>
          </table:table-cell>
          <table:table-cell office:value-type="float" office:value="4.57" calcext:value-type="float">
            <text:p>4.57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8907789305" calcext:value-type="float">
            <text:p>0.8907789305</text:p>
          </table:table-cell>
          <table:table-cell office:value-type="float" office:value="-0.0089416667" calcext:value-type="float">
            <text:p>-0.0089416667</text:p>
          </table:table-cell>
          <table:table-cell office:value-type="float" office:value="515.897289542" calcext:value-type="float">
            <text:p>515.897289542</text:p>
          </table:table-cell>
        </table:table-row>
        <table:table-row table:style-name="ro1">
          <table:table-cell office:value-type="string" calcext:value-type="string">
            <text:p>01/03/2006</text:p>
          </table:table-cell>
          <table:table-cell office:value-type="float" office:value="1293.74" calcext:value-type="float">
            <text:p>1293.74</text:p>
          </table:table-cell>
          <table:table-cell office:value-type="float" office:value="22.78" calcext:value-type="float">
            <text:p>22.78</text:p>
          </table:table-cell>
          <table:table-cell office:value-type="float" office:value="1.7607865568" calcext:value-type="float">
            <text:p>1.7607865568</text:p>
          </table:table-cell>
          <table:table-cell office:value-type="float" office:value="0.0148735623" calcext:value-type="float">
            <text:p>0.0148735623</text:p>
          </table:table-cell>
          <table:table-cell office:value-type="float" office:value="136350.411197324" calcext:value-type="float">
            <text:p>136350.411197324</text:p>
          </table:table-cell>
          <table:table-cell office:value-type="float" office:value="4.72" calcext:value-type="float">
            <text:p>4.72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0.8794214992" calcext:value-type="float">
            <text:p>0.8794214992</text:p>
          </table:table-cell>
          <table:table-cell office:value-type="float" office:value="-0.0088166667" calcext:value-type="float">
            <text:p>-0.0088166667</text:p>
          </table:table-cell>
          <table:table-cell office:value-type="float" office:value="511.3487951059" calcext:value-type="float">
            <text:p>511.3487951059</text:p>
          </table:table-cell>
        </table:table-row>
        <table:table-row table:style-name="ro1">
          <table:table-cell office:value-type="string" calcext:value-type="string">
            <text:p>01/04/2006</text:p>
          </table:table-cell>
          <table:table-cell office:value-type="float" office:value="1302.17" calcext:value-type="float">
            <text:p>1302.17</text:p>
          </table:table-cell>
          <table:table-cell office:value-type="float" office:value="23" calcext:value-type="float">
            <text:p>23</text:p>
          </table:table-cell>
          <table:table-cell office:value-type="float" office:value="1.7662824362" calcext:value-type="float">
            <text:p>1.7662824362</text:p>
          </table:table-cell>
          <table:table-cell office:value-type="float" office:value="0.0079974853" calcext:value-type="float">
            <text:p>0.0079974853</text:p>
          </table:table-cell>
          <table:table-cell office:value-type="float" office:value="137440.871610175" calcext:value-type="float">
            <text:p>137440.871610175</text:p>
          </table:table-cell>
          <table:table-cell office:value-type="float" office:value="4.99" calcext:value-type="float">
            <text:p>4.99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8592387758" calcext:value-type="float">
            <text:p>0.8592387758</text:p>
          </table:table-cell>
          <table:table-cell office:value-type="float" office:value="-0.0187916667" calcext:value-type="float">
            <text:p>-0.0187916667</text:p>
          </table:table-cell>
          <table:table-cell office:value-type="float" office:value="501.7396989978" calcext:value-type="float">
            <text:p>501.7396989978</text:p>
          </table:table-cell>
        </table:table-row>
        <table:table-row table:style-name="ro1">
          <table:table-cell office:value-type="string" calcext:value-type="string">
            <text:p>01/05/2006</text:p>
          </table:table-cell>
          <table:table-cell office:value-type="float" office:value="1290.01" calcext:value-type="float">
            <text:p>1290.01</text:p>
          </table:table-cell>
          <table:table-cell office:value-type="float" office:value="23.22" calcext:value-type="float">
            <text:p>23.22</text:p>
          </table:table-cell>
          <table:table-cell office:value-type="float" office:value="1.7999860466" calcext:value-type="float">
            <text:p>1.7999860466</text:p>
          </table:table-cell>
          <table:table-cell office:value-type="float" office:value="-0.0078522774" calcext:value-type="float">
            <text:p>-0.0078522774</text:p>
          </table:table-cell>
          <table:table-cell office:value-type="float" office:value="136361.647766733" calcext:value-type="float">
            <text:p>136361.647766733</text:p>
          </table:table-cell>
          <table:table-cell office:value-type="float" office:value="5.11" calcext:value-type="float">
            <text:p>5.11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8504745403" calcext:value-type="float">
            <text:p>0.8504745403</text:p>
          </table:table-cell>
          <table:table-cell office:value-type="float" office:value="-0.0059416667" calcext:value-type="float">
            <text:p>-0.0059416667</text:p>
          </table:table-cell>
          <table:table-cell office:value-type="float" office:value="498.7585289529" calcext:value-type="float">
            <text:p>498.7585289529</text:p>
          </table:table-cell>
        </table:table-row>
        <table:table-row table:style-name="ro1">
          <table:table-cell office:value-type="string" calcext:value-type="string">
            <text:p>01/06/2006</text:p>
          </table:table-cell>
          <table:table-cell office:value-type="float" office:value="1253.17" calcext:value-type="float">
            <text:p>1253.17</text:p>
          </table:table-cell>
          <table:table-cell office:value-type="float" office:value="23.44" calcext:value-type="float">
            <text:p>23.44</text:p>
          </table:table-cell>
          <table:table-cell office:value-type="float" office:value="1.8704565223" calcext:value-type="float">
            <text:p>1.8704565223</text:p>
          </table:table-cell>
          <table:table-cell office:value-type="float" office:value="-0.027043718" calcext:value-type="float">
            <text:p>-0.027043718</text:p>
          </table:table-cell>
          <table:table-cell office:value-type="float" office:value="132673.921817512" calcext:value-type="float">
            <text:p>132673.921817512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table-cell office:value-type="float" office:value="0.8504745403" calcext:value-type="float">
            <text:p>0.8504745403</text:p>
          </table:table-cell>
          <table:table-cell office:value-type="float" office:value="0.0042583333" calcext:value-type="float">
            <text:p>0.0042583333</text:p>
          </table:table-cell>
          <table:table-cell office:value-type="float" office:value="500.8824090221" calcext:value-type="float">
            <text:p>500.8824090221</text:p>
          </table:table-cell>
        </table:table-row>
        <table:table-row table:style-name="ro1">
          <table:table-cell office:value-type="string" calcext:value-type="string">
            <text:p>01/07/2006</text:p>
          </table:table-cell>
          <table:table-cell office:value-type="float" office:value="1260.24" calcext:value-type="float">
            <text:p>1260.24</text:p>
          </table:table-cell>
          <table:table-cell office:value-type="float" office:value="23.66" calcext:value-type="float">
            <text:p>23.66</text:p>
          </table:table-cell>
          <table:table-cell office:value-type="float" office:value="1.8774201739" calcext:value-type="float">
            <text:p>1.8774201739</text:p>
          </table:table-cell>
          <table:table-cell office:value-type="float" office:value="0.007215036" calcext:value-type="float">
            <text:p>0.007215036</text:p>
          </table:table-cell>
          <table:table-cell office:value-type="float" office:value="133631.168939956" calcext:value-type="float">
            <text:p>133631.168939956</text:p>
          </table:table-cell>
          <table:table-cell office:value-type="float" office:value="5.09" calcext:value-type="float">
            <text:p>5.0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51920347" calcext:value-type="float">
            <text:p>0.851920347</text:p>
          </table:table-cell>
          <table:table-cell office:value-type="float" office:value="0.0059416667" calcext:value-type="float">
            <text:p>0.0059416667</text:p>
          </table:table-cell>
          <table:table-cell office:value-type="float" office:value="503.8584853357" calcext:value-type="float">
            <text:p>503.8584853357</text:p>
          </table:table-cell>
        </table:table-row>
        <table:table-row table:style-name="ro1">
          <table:table-cell office:value-type="string" calcext:value-type="string">
            <text:p>01/08/2006</text:p>
          </table:table-cell>
          <table:table-cell office:value-type="float" office:value="1287.15" calcext:value-type="float">
            <text:p>1287.15</text:p>
          </table:table-cell>
          <table:table-cell office:value-type="float" office:value="23.88" calcext:value-type="float">
            <text:p>23.88</text:p>
          </table:table-cell>
          <table:table-cell office:value-type="float" office:value="1.8552616245" calcext:value-type="float">
            <text:p>1.8552616245</text:p>
          </table:table-cell>
          <table:table-cell office:value-type="float" office:value="0.0229321399" calcext:value-type="float">
            <text:p>0.0229321399</text:p>
          </table:table-cell>
          <table:table-cell office:value-type="float" office:value="136695.617602405" calcext:value-type="float">
            <text:p>136695.617602405</text:p>
          </table:table-cell>
          <table:table-cell office:value-type="float" office:value="4.88" calcext:value-type="float">
            <text:p>4.88</text:p>
          </table:table-cell>
          <table:table-cell office:value-type="float" office:value="0.01785" calcext:value-type="float">
            <text:p>0.01785</text:p>
          </table:table-cell>
          <table:table-cell office:value-type="float" office:value="0.8671271252" calcext:value-type="float">
            <text:p>0.8671271252</text:p>
          </table:table-cell>
          <table:table-cell office:value-type="float" office:value="0.0219166667" calcext:value-type="float">
            <text:p>0.0219166667</text:p>
          </table:table-cell>
          <table:table-cell office:value-type="float" office:value="514.901383806" calcext:value-type="float">
            <text:p>514.901383806</text:p>
          </table:table-cell>
        </table:table-row>
        <table:table-row table:style-name="ro1">
          <table:table-cell office:value-type="string" calcext:value-type="string">
            <text:p>01/09/2006</text:p>
          </table:table-cell>
          <table:table-cell office:value-type="float" office:value="1317.74" calcext:value-type="float">
            <text:p>1317.74</text:p>
          </table:table-cell>
          <table:table-cell office:value-type="float" office:value="24.1" calcext:value-type="float">
            <text:p>24.1</text:p>
          </table:table-cell>
          <table:table-cell office:value-type="float" office:value="1.8288888552" calcext:value-type="float">
            <text:p>1.8288888552</text:p>
          </table:table-cell>
          <table:table-cell office:value-type="float" office:value="0.0253259786" calcext:value-type="float">
            <text:p>0.0253259786</text:p>
          </table:table-cell>
          <table:table-cell office:value-type="float" office:value="140157.567886217" calcext:value-type="float">
            <text:p>140157.567886217</text:p>
          </table:table-cell>
          <table:table-cell office:value-type="float" office:value="4.72" calcext:value-type="float">
            <text:p>4.72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789200541" calcext:value-type="float">
            <text:p>0.8789200541</text:p>
          </table:table-cell>
          <table:table-cell office:value-type="float" office:value="0.0175333333" calcext:value-type="float">
            <text:p>0.0175333333</text:p>
          </table:table-cell>
          <table:table-cell office:value-type="float" office:value="523.929321402" calcext:value-type="float">
            <text:p>523.929321402</text:p>
          </table:table-cell>
        </table:table-row>
        <table:table-row table:style-name="ro1">
          <table:table-cell office:value-type="string" calcext:value-type="string">
            <text:p>01/10/2006</text:p>
          </table:table-cell>
          <table:table-cell office:value-type="float" office:value="1363.38" calcext:value-type="float">
            <text:p>1363.38</text:p>
          </table:table-cell>
          <table:table-cell office:value-type="float" office:value="24.36" calcext:value-type="float">
            <text:p>24.36</text:p>
          </table:table-cell>
          <table:table-cell office:value-type="float" office:value="1.7867359064" calcext:value-type="float">
            <text:p>1.7867359064</text:p>
          </table:table-cell>
          <table:table-cell office:value-type="float" office:value="0.0361755733" calcext:value-type="float">
            <text:p>0.0361755733</text:p>
          </table:table-cell>
          <table:table-cell office:value-type="float" office:value="145227.848261053" calcext:value-type="float">
            <text:p>145227.848261053</text:p>
          </table:table-cell>
          <table:table-cell office:value-type="float" office:value="4.73" calcext:value-type="float">
            <text:p>4.7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878172972" calcext:value-type="float">
            <text:p>0.878172972</text:p>
          </table:table-cell>
          <table:table-cell office:value-type="float" office:value="0.0030916667" calcext:value-type="float">
            <text:p>0.0030916667</text:p>
          </table:table-cell>
          <table:table-cell office:value-type="float" office:value="525.5491362207" calcext:value-type="float">
            <text:p>525.5491362207</text:p>
          </table:table-cell>
        </table:table-row>
        <table:table-row table:style-name="ro1">
          <table:table-cell office:value-type="string" calcext:value-type="string">
            <text:p>01/11/2006</text:p>
          </table:table-cell>
          <table:table-cell office:value-type="float" office:value="1388.64" calcext:value-type="float">
            <text:p>1388.64</text:p>
          </table:table-cell>
          <table:table-cell office:value-type="float" office:value="24.62" calcext:value-type="float">
            <text:p>24.62</text:p>
          </table:table-cell>
          <table:table-cell office:value-type="float" office:value="1.772957714" calcext:value-type="float">
            <text:p>1.772957714</text:p>
          </table:table-cell>
          <table:table-cell office:value-type="float" office:value="0.0200323216" calcext:value-type="float">
            <text:p>0.0200323216</text:p>
          </table:table-cell>
          <table:table-cell office:value-type="float" office:value="148137.099227345" calcext:value-type="float">
            <text:p>148137.099227345</text:p>
          </table:table-cell>
          <table:table-cell office:value-type="float" office:value="4.6" calcext:value-type="float">
            <text:p>4.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8878767834" calcext:value-type="float">
            <text:p>0.8878767834</text:p>
          </table:table-cell>
          <table:table-cell office:value-type="float" office:value="0.0148833333" calcext:value-type="float">
            <text:p>0.0148833333</text:p>
          </table:table-cell>
          <table:table-cell office:value-type="float" office:value="533.3710591981" calcext:value-type="float">
            <text:p>533.3710591981</text:p>
          </table:table-cell>
        </table:table-row>
        <table:table-row table:style-name="ro1">
          <table:table-cell office:value-type="string" calcext:value-type="string">
            <text:p>01/12/2006</text:p>
          </table:table-cell>
          <table:table-cell office:value-type="float" office:value="1416.42" calcext:value-type="float">
            <text:p>1416.42</text:p>
          </table:table-cell>
          <table:table-cell office:value-type="float" office:value="24.88" calcext:value-type="float">
            <text:p>24.88</text:p>
          </table:table-cell>
          <table:table-cell office:value-type="float" office:value="1.7565411389" calcext:value-type="float">
            <text:p>1.7565411389</text:p>
          </table:table-cell>
          <table:table-cell office:value-type="float" office:value="0.0214982525" calcext:value-type="float">
            <text:p>0.0214982525</text:p>
          </table:table-cell>
          <table:table-cell office:value-type="float" office:value="151321.787989203" calcext:value-type="float">
            <text:p>151321.787989203</text:p>
          </table:table-cell>
          <table:table-cell office:value-type="float" office:value="4.56" calcext:value-type="float">
            <text:p>4.56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908955644" calcext:value-type="float">
            <text:p>0.8908955644</text:p>
          </table:table-cell>
          <table:table-cell office:value-type="float" office:value="0.0072" calcext:value-type="float">
            <text:p>0.0072</text:p>
          </table:table-cell>
          <table:table-cell office:value-type="float" office:value="537.2113308243" calcext:value-type="float">
            <text:p>537.2113308243</text:p>
          </table:table-cell>
        </table:table-row>
        <table:table-row table:style-name="ro1">
          <table:table-cell office:value-type="string" calcext:value-type="string">
            <text:p>01/01/2007</text:p>
          </table:table-cell>
          <table:table-cell office:value-type="float" office:value="1424.16" calcext:value-type="float">
            <text:p>1424.16</text:p>
          </table:table-cell>
          <table:table-cell office:value-type="float" office:value="25.08" calcext:value-type="float">
            <text:p>25.08</text:p>
          </table:table-cell>
          <table:table-cell office:value-type="float" office:value="1.7610380856" calcext:value-type="float">
            <text:p>1.7610380856</text:p>
          </table:table-cell>
          <table:table-cell office:value-type="float" office:value="0.006940228" calcext:value-type="float">
            <text:p>0.006940228</text:p>
          </table:table-cell>
          <table:table-cell office:value-type="float" office:value="152371.99570285" calcext:value-type="float">
            <text:p>152371.99570285</text:p>
          </table:table-cell>
          <table:table-cell office:value-type="float" office:value="4.76" calcext:value-type="float">
            <text:p>4.76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8757503398" calcext:value-type="float">
            <text:p>0.8757503398</text:p>
          </table:table-cell>
          <table:table-cell office:value-type="float" office:value="-0.0130333333" calcext:value-type="float">
            <text:p>-0.0130333333</text:p>
          </table:table-cell>
          <table:table-cell office:value-type="float" office:value="530.2096764793" calcext:value-type="float">
            <text:p>530.2096764793</text:p>
          </table:table-cell>
        </table:table-row>
        <table:table-row table:style-name="ro1">
          <table:table-cell office:value-type="string" calcext:value-type="string">
            <text:p>01/02/2007</text:p>
          </table:table-cell>
          <table:table-cell office:value-type="float" office:value="1444.8" calcext:value-type="float">
            <text:p>1444.8</text:p>
          </table:table-cell>
          <table:table-cell office:value-type="float" office:value="25.29" calcext:value-type="float">
            <text:p>25.29</text:p>
          </table:table-cell>
          <table:table-cell office:value-type="float" office:value="1.7504152824" calcext:value-type="float">
            <text:p>1.7504152824</text:p>
          </table:table-cell>
          <table:table-cell office:value-type="float" office:value="0.0159723783" calcext:value-type="float">
            <text:p>0.0159723783</text:p>
          </table:table-cell>
          <table:table-cell office:value-type="float" office:value="154805.73885439" calcext:value-type="float">
            <text:p>154805.73885439</text:p>
          </table:table-cell>
          <table:table-cell office:value-type="float" office:value="4.72" calcext:value-type="float">
            <text:p>4.7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878727891" calcext:value-type="float">
            <text:p>0.878727891</text:p>
          </table:table-cell>
          <table:table-cell office:value-type="float" office:value="0.0073333333" calcext:value-type="float">
            <text:p>0.0073333333</text:p>
          </table:table-cell>
          <table:table-cell office:value-type="float" office:value="534.0978807734" calcext:value-type="float">
            <text:p>534.0978807734</text:p>
          </table:table-cell>
        </table:table-row>
        <table:table-row table:style-name="ro1">
          <table:table-cell office:value-type="string" calcext:value-type="string">
            <text:p>01/03/2007</text:p>
          </table:table-cell>
          <table:table-cell office:value-type="float" office:value="1406.95" calcext:value-type="float">
            <text:p>1406.95</text:p>
          </table:table-cell>
          <table:table-cell office:value-type="float" office:value="25.49" calcext:value-type="float">
            <text:p>25.49</text:p>
          </table:table-cell>
          <table:table-cell office:value-type="float" office:value="1.8117203881" calcext:value-type="float">
            <text:p>1.8117203881</text:p>
          </table:table-cell>
          <table:table-cell office:value-type="float" office:value="-0.0247271825" calcext:value-type="float">
            <text:p>-0.0247271825</text:p>
          </table:table-cell>
          <table:table-cell office:value-type="float" office:value="150977.829091547" calcext:value-type="float">
            <text:p>150977.829091547</text:p>
          </table:table-cell>
          <table:table-cell office:value-type="float" office:value="4.56" calcext:value-type="float">
            <text:p>4.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8906785903" calcext:value-type="float">
            <text:p>0.89067859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543.3911838989" calcext:value-type="float">
            <text:p>543.3911838989</text:p>
          </table:table-cell>
        </table:table-row>
        <table:table-row table:style-name="ro1">
          <table:table-cell office:value-type="string" calcext:value-type="string">
            <text:p>01/04/2007</text:p>
          </table:table-cell>
          <table:table-cell office:value-type="float" office:value="1463.64" calcext:value-type="float">
            <text:p>1463.64</text:p>
          </table:table-cell>
          <table:table-cell office:value-type="float" office:value="25.72" calcext:value-type="float">
            <text:p>25.72</text:p>
          </table:table-cell>
          <table:table-cell office:value-type="float" office:value="1.7572627149" calcext:value-type="float">
            <text:p>1.7572627149</text:p>
          </table:table-cell>
          <table:table-cell office:value-type="float" office:value="0.0418160244" calcext:value-type="float">
            <text:p>0.0418160244</text:p>
          </table:table-cell>
          <table:table-cell office:value-type="float" office:value="157291.121679485" calcext:value-type="float">
            <text:p>157291.121679485</text:p>
          </table:table-cell>
          <table:table-cell office:value-type="float" office:value="4.69" calcext:value-type="float">
            <text:p>4.69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8808365919" calcext:value-type="float">
            <text:p>0.8808365919</text:p>
          </table:table-cell>
          <table:table-cell office:value-type="float" office:value="-0.0071416667" calcext:value-type="float">
            <text:p>-0.0071416667</text:p>
          </table:table-cell>
          <table:table-cell office:value-type="float" office:value="539.5104651939" calcext:value-type="float">
            <text:p>539.5104651939</text:p>
          </table:table-cell>
        </table:table-row>
        <table:table-row table:style-name="ro1">
          <table:table-cell office:value-type="string" calcext:value-type="string">
            <text:p>01/05/2007</text:p>
          </table:table-cell>
          <table:table-cell office:value-type="float" office:value="1511.14" calcext:value-type="float">
            <text:p>1511.14</text:p>
          </table:table-cell>
          <table:table-cell office:value-type="float" office:value="25.94" calcext:value-type="float">
            <text:p>25.94</text:p>
          </table:table-cell>
          <table:table-cell office:value-type="float" office:value="1.71658483" calcext:value-type="float">
            <text:p>1.71658483</text:p>
          </table:table-cell>
          <table:table-cell office:value-type="float" office:value="0.0339304367" calcext:value-type="float">
            <text:p>0.0339304367</text:p>
          </table:table-cell>
          <table:table-cell office:value-type="float" office:value="162628.078134933" calcext:value-type="float">
            <text:p>162628.078134933</text:p>
          </table:table-cell>
          <table:table-cell office:value-type="float" office:value="4.75" calcext:value-type="float">
            <text:p>4.75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0.8763443253" calcext:value-type="float">
            <text:p>0.8763443253</text:p>
          </table:table-cell>
          <table:table-cell office:value-type="float" office:value="-0.0011416667" calcext:value-type="float">
            <text:p>-0.0011416667</text:p>
          </table:table-cell>
          <table:table-cell office:value-type="float" office:value="538.8945240794" calcext:value-type="float">
            <text:p>538.8945240794</text:p>
          </table:table-cell>
        </table:table-row>
        <table:table-row table:style-name="ro1">
          <table:table-cell office:value-type="string" calcext:value-type="string">
            <text:p>01/06/2007</text:p>
          </table:table-cell>
          <table:table-cell office:value-type="float" office:value="1514.19" calcext:value-type="float">
            <text:p>1514.19</text:p>
          </table:table-cell>
          <table:table-cell office:value-type="float" office:value="26.17" calcext:value-type="float">
            <text:p>26.17</text:p>
          </table:table-cell>
          <table:table-cell office:value-type="float" office:value="1.7283167898" calcext:value-type="float">
            <text:p>1.7283167898</text:p>
          </table:table-cell>
          <table:table-cell office:value-type="float" office:value="0.0034615147" calcext:value-type="float">
            <text:p>0.0034615147</text:p>
          </table:table-cell>
          <table:table-cell office:value-type="float" office:value="163191.01761906" calcext:value-type="float">
            <text:p>163191.01761906</text:p>
          </table:table-cell>
          <table:table-cell office:value-type="float" office:value="5.1" calcext:value-type="float">
            <text:p>5.1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0.8502730816" calcext:value-type="float">
            <text:p>0.8502730816</text:p>
          </table:table-cell>
          <table:table-cell office:value-type="float" office:value="-0.0255" calcext:value-type="float">
            <text:p>-0.0255</text:p>
          </table:table-cell>
          <table:table-cell office:value-type="float" office:value="525.1527137154" calcext:value-type="float">
            <text:p>525.1527137154</text:p>
          </table:table-cell>
        </table:table-row>
        <table:table-row table:style-name="ro1">
          <table:table-cell office:value-type="string" calcext:value-type="string">
            <text:p>01/07/2007</text:p>
          </table:table-cell>
          <table:table-cell office:value-type="float" office:value="1520.71" calcext:value-type="float">
            <text:p>1520.71</text:p>
          </table:table-cell>
          <table:table-cell office:value-type="float" office:value="26.44" calcext:value-type="float">
            <text:p>26.44</text:p>
          </table:table-cell>
          <table:table-cell office:value-type="float" office:value="1.7386615463" calcext:value-type="float">
            <text:p>1.7386615463</text:p>
          </table:table-cell>
          <table:table-cell office:value-type="float" office:value="0.005761056" calcext:value-type="float">
            <text:p>0.005761056</text:p>
          </table:table-cell>
          <table:table-cell office:value-type="float" office:value="164131.170204731" calcext:value-type="float">
            <text:p>164131.170204731</text:p>
          </table:table-cell>
          <table:table-cell office:value-type="float" office:value="5" calcext:value-type="float">
            <text:p>5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8575004028" calcext:value-type="float">
            <text:p>0.8575004028</text:p>
          </table:table-cell>
          <table:table-cell office:value-type="float" office:value="0.0126666667" calcext:value-type="float">
            <text:p>0.0126666667</text:p>
          </table:table-cell>
          <table:table-cell office:value-type="float" office:value="531.8046480892" calcext:value-type="float">
            <text:p>531.8046480892</text:p>
          </table:table-cell>
        </table:table-row>
        <table:table-row table:style-name="ro1">
          <table:table-cell office:value-type="string" calcext:value-type="string">
            <text:p>01/08/2007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26.71" calcext:value-type="float">
            <text:p>26.71</text:p>
          </table:table-cell>
          <table:table-cell office:value-type="float" office:value="1.8362183938" calcext:value-type="float">
            <text:p>1.8362183938</text:p>
          </table:table-cell>
          <table:table-cell office:value-type="float" office:value="-0.0419962824" calcext:value-type="float">
            <text:p>-0.0419962824</text:p>
          </table:table-cell>
          <table:table-cell office:value-type="float" office:value="157238.271223893" calcext:value-type="float">
            <text:p>157238.271223893</text:p>
          </table:table-cell>
          <table:table-cell office:value-type="float" office:value="4.67" calcext:value-type="float">
            <text:p>4.67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0.8815532891" calcext:value-type="float">
            <text:p>0.8815532891</text:p>
          </table:table-cell>
          <table:table-cell office:value-type="float" office:value="0.0319416667" calcext:value-type="float">
            <text:p>0.0319416667</text:p>
          </table:table-cell>
          <table:table-cell office:value-type="float" office:value="548.7913748902" calcext:value-type="float">
            <text:p>548.7913748902</text:p>
          </table:table-cell>
        </table:table-row>
        <table:table-row table:style-name="ro1">
          <table:table-cell office:value-type="string" calcext:value-type="string">
            <text:p>01/09/2007</text:p>
          </table:table-cell>
          <table:table-cell office:value-type="float" office:value="1497.12" calcext:value-type="float">
            <text:p>1497.12</text:p>
          </table:table-cell>
          <table:table-cell office:value-type="float" office:value="26.98" calcext:value-type="float">
            <text:p>26.98</text:p>
          </table:table-cell>
          <table:table-cell office:value-type="float" office:value="1.80212675" calcext:value-type="float">
            <text:p>1.80212675</text:p>
          </table:table-cell>
          <table:table-cell office:value-type="float" office:value="0.0307629026" calcext:value-type="float">
            <text:p>0.0307629026</text:p>
          </table:table-cell>
          <table:table-cell office:value-type="float" office:value="162075.3768415" calcext:value-type="float">
            <text:p>162075.3768415</text:p>
          </table:table-cell>
          <table:table-cell office:value-type="float" office:value="4.52" calcext:value-type="float">
            <text:p>4.52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.8927930935" calcext:value-type="float">
            <text:p>0.8927930935</text:p>
          </table:table-cell>
          <table:table-cell office:value-type="float" office:value="0.0165166667" calcext:value-type="float">
            <text:p>0.0165166667</text:p>
          </table:table-cell>
          <table:table-cell office:value-type="float" office:value="557.8555790988" calcext:value-type="float">
            <text:p>557.8555790988</text:p>
          </table:table-cell>
        </table:table-row>
        <table:table-row table:style-name="ro1">
          <table:table-cell office:value-type="string" calcext:value-type="string">
            <text:p>01/10/2007</text:p>
          </table:table-cell>
          <table:table-cell office:value-type="float" office:value="1539.66" calcext:value-type="float">
            <text:p>1539.66</text:p>
          </table:table-cell>
          <table:table-cell office:value-type="float" office:value="27.23" calcext:value-type="float">
            <text:p>27.23</text:p>
          </table:table-cell>
          <table:table-cell office:value-type="float" office:value="1.7685722822" calcext:value-type="float">
            <text:p>1.7685722822</text:p>
          </table:table-cell>
          <table:table-cell office:value-type="float" office:value="0.0299302438" calcext:value-type="float">
            <text:p>0.0299302438</text:p>
          </table:table-cell>
          <table:table-cell office:value-type="float" office:value="166926.332391792" calcext:value-type="float">
            <text:p>166926.332391792</text:p>
          </table:table-cell>
          <table:table-cell office:value-type="float" office:value="4.53" calcext:value-type="float">
            <text:p>4.53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8920342194" calcext:value-type="float">
            <text:p>0.8920342194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559.4873066677" calcext:value-type="float">
            <text:p>559.4873066677</text:p>
          </table:table-cell>
        </table:table-row>
        <table:table-row table:style-name="ro1">
          <table:table-cell office:value-type="string" calcext:value-type="string">
            <text:p>01/11/2007</text:p>
          </table:table-cell>
          <table:table-cell office:value-type="float" office:value="1463.39" calcext:value-type="float">
            <text:p>1463.39</text:p>
          </table:table-cell>
          <table:table-cell office:value-type="float" office:value="27.48" calcext:value-type="float">
            <text:p>27.48</text:p>
          </table:table-cell>
          <table:table-cell office:value-type="float" office:value="1.8778316102" calcext:value-type="float">
            <text:p>1.8778316102</text:p>
          </table:table-cell>
          <table:table-cell office:value-type="float" office:value="-0.0480495694" calcext:value-type="float">
            <text:p>-0.0480495694</text:p>
          </table:table-cell>
          <table:table-cell office:value-type="float" office:value="158905.594001275" calcext:value-type="float">
            <text:p>158905.594001275</text:p>
          </table:table-cell>
          <table:table-cell office:value-type="float" office:value="4.15" calcext:value-type="float">
            <text:p>4.15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9208469247" calcext:value-type="float">
            <text:p>0.9208469247</text:p>
          </table:table-cell>
          <table:table-cell office:value-type="float" office:value="0.0357583333" calcext:value-type="float">
            <text:p>0.0357583333</text:p>
          </table:table-cell>
          <table:table-cell office:value-type="float" office:value="579.4936402753" calcext:value-type="float">
            <text:p>579.4936402753</text:p>
          </table:table-cell>
        </table:table-row>
        <table:table-row table:style-name="ro1">
          <table:table-cell office:value-type="string" calcext:value-type="string">
            <text:p>01/12/2007</text:p>
          </table:table-cell>
          <table:table-cell office:value-type="float" office:value="1479.22" calcext:value-type="float">
            <text:p>1479.22</text:p>
          </table:table-cell>
          <table:table-cell office:value-type="float" office:value="27.73" calcext:value-type="float">
            <text:p>27.73</text:p>
          </table:table-cell>
          <table:table-cell office:value-type="float" office:value="1.8746366328" calcext:value-type="float">
            <text:p>1.8746366328</text:p>
          </table:table-cell>
          <table:table-cell office:value-type="float" office:value="0.0123964448" calcext:value-type="float">
            <text:p>0.0123964448</text:p>
          </table:table-cell>
          <table:table-cell office:value-type="float" office:value="160875.458423275" calcext:value-type="float">
            <text:p>160875.458423275</text:p>
          </table:table-cell>
          <table:table-cell office:value-type="float" office:value="4.1" calcext:value-type="float">
            <text:p>4.1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9247605241" calcext:value-type="float">
            <text:p>0.9247605241</text:p>
          </table:table-cell>
          <table:table-cell office:value-type="float" office:value="0.0076666667" calcext:value-type="float">
            <text:p>0.0076666667</text:p>
          </table:table-cell>
          <table:table-cell office:value-type="float" office:value="583.9364248507" calcext:value-type="float">
            <text:p>583.9364248507</text:p>
          </table:table-cell>
        </table:table-row>
        <table:table-row table:style-name="ro1">
          <table:table-cell office:value-type="string" calcext:value-type="string">
            <text:p>01/01/2008</text:p>
          </table:table-cell>
          <table:table-cell office:value-type="float" office:value="1378.76" calcext:value-type="float">
            <text:p>1378.76</text:p>
          </table:table-cell>
          <table:table-cell office:value-type="float" office:value="27.92" calcext:value-type="float">
            <text:p>27.92</text:p>
          </table:table-cell>
          <table:table-cell office:value-type="float" office:value="2.0250079782" calcext:value-type="float">
            <text:p>2.0250079782</text:p>
          </table:table-cell>
          <table:table-cell office:value-type="float" office:value="-0.0663412699" calcext:value-type="float">
            <text:p>-0.0663412699</text:p>
          </table:table-cell>
          <table:table-cell office:value-type="float" office:value="150202.776207916" calcext:value-type="float">
            <text:p>150202.776207916</text:p>
          </table:table-cell>
          <table:table-cell office:value-type="float" office:value="3.74" calcext:value-type="float">
            <text:p>3.74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9530581961" calcext:value-type="float">
            <text:p>0.9530581961</text:p>
          </table:table-cell>
          <table:table-cell office:value-type="float" office:value="0.0337166667" calcext:value-type="float">
            <text:p>0.0337166667</text:p>
          </table:table-cell>
          <table:table-cell office:value-type="float" office:value="603.6248146419" calcext:value-type="float">
            <text:p>603.6248146419</text:p>
          </table:table-cell>
        </table:table-row>
        <table:table-row table:style-name="ro1">
          <table:table-cell office:value-type="string" calcext:value-type="string">
            <text:p>01/02/2008</text:p>
          </table:table-cell>
          <table:table-cell office:value-type="float" office:value="1354.87" calcext:value-type="float">
            <text:p>1354.87</text:p>
          </table:table-cell>
          <table:table-cell office:value-type="float" office:value="28.11" calcext:value-type="float">
            <text:p>28.11</text:p>
          </table:table-cell>
          <table:table-cell office:value-type="float" office:value="2.0747377977" calcext:value-type="float">
            <text:p>2.0747377977</text:p>
          </table:table-cell>
          <table:table-cell office:value-type="float" office:value="-0.0156281731" calcext:value-type="float">
            <text:p>-0.0156281731</text:p>
          </table:table-cell>
          <table:table-cell office:value-type="float" office:value="147855.381215067" calcext:value-type="float">
            <text:p>147855.381215067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float" office:value="0.9530581961" calcext:value-type="float">
            <text:p>0.9530581961</text:p>
          </table:table-cell>
          <table:table-cell office:value-type="float" office:value="0.0031166667" calcext:value-type="float">
            <text:p>0.0031166667</text:p>
          </table:table-cell>
          <table:table-cell office:value-type="float" office:value="605.5061119809" calcext:value-type="float">
            <text:p>605.5061119809</text:p>
          </table:table-cell>
        </table:table-row>
        <table:table-row table:style-name="ro1">
          <table:table-cell office:value-type="string" calcext:value-type="string">
            <text:p>01/03/2008</text:p>
          </table:table-cell>
          <table:table-cell office:value-type="float" office:value="1316.94" calcext:value-type="float">
            <text:p>1316.94</text:p>
          </table:table-cell>
          <table:table-cell office:value-type="float" office:value="28.3" calcext:value-type="float">
            <text:p>28.3</text:p>
          </table:table-cell>
          <table:table-cell office:value-type="float" office:value="2.1489209835" calcext:value-type="float">
            <text:p>2.1489209835</text:p>
          </table:table-cell>
          <table:table-cell office:value-type="float" office:value="-0.0262546714" calcext:value-type="float">
            <text:p>-0.0262546714</text:p>
          </table:table-cell>
          <table:table-cell office:value-type="float" office:value="143973.486763603" calcext:value-type="float">
            <text:p>143973.486763603</text:p>
          </table:table-cell>
          <table:table-cell office:value-type="float" office:value="3.51" calcext:value-type="float">
            <text:p>3.51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0.9716904839" calcext:value-type="float">
            <text:p>0.9716904839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619.1148618477" calcext:value-type="float">
            <text:p>619.1148618477</text:p>
          </table:table-cell>
        </table:table-row>
        <table:table-row table:style-name="ro1">
          <table:table-cell office:value-type="string" calcext:value-type="string">
            <text:p>01/04/2008</text:p>
          </table:table-cell>
          <table:table-cell office:value-type="float" office:value="1370.47" calcext:value-type="float">
            <text:p>1370.47</text:p>
          </table:table-cell>
          <table:table-cell office:value-type="float" office:value="28.44" calcext:value-type="float">
            <text:p>28.44</text:p>
          </table:table-cell>
          <table:table-cell office:value-type="float" office:value="2.0752004787" calcext:value-type="float">
            <text:p>2.0752004787</text:p>
          </table:table-cell>
          <table:table-cell office:value-type="float" office:value="0.0424466735" calcext:value-type="float">
            <text:p>0.0424466735</text:p>
          </table:table-cell>
          <table:table-cell office:value-type="float" office:value="150084.682351443" calcext:value-type="float">
            <text:p>150084.682351443</text:p>
          </table:table-cell>
          <table:table-cell office:value-type="float" office:value="3.68" calcext:value-type="float">
            <text:p>3.68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0.9576495564" calcext:value-type="float">
            <text:p>0.9576495564</text:p>
          </table:table-cell>
          <table:table-cell office:value-type="float" office:value="-0.0113833333" calcext:value-type="float">
            <text:p>-0.0113833333</text:p>
          </table:table-cell>
          <table:table-cell office:value-type="float" office:value="612.0672710036" calcext:value-type="float">
            <text:p>612.0672710036</text:p>
          </table:table-cell>
        </table:table-row>
        <table:table-row table:style-name="ro1">
          <table:table-cell office:value-type="string" calcext:value-type="string">
            <text:p>01/05/2008</text:p>
          </table:table-cell>
          <table:table-cell office:value-type="float" office:value="1403.22" calcext:value-type="float">
            <text:p>1403.22</text:p>
          </table:table-cell>
          <table:table-cell office:value-type="float" office:value="28.57" calcext:value-type="float">
            <text:p>28.57</text:p>
          </table:table-cell>
          <table:table-cell office:value-type="float" office:value="2.0360314135" calcext:value-type="float">
            <text:p>2.0360314135</text:p>
          </table:table-cell>
          <table:table-cell office:value-type="float" office:value="0.0256343525" calcext:value-type="float">
            <text:p>0.0256343525</text:p>
          </table:table-cell>
          <table:table-cell office:value-type="float" office:value="153932.006008119" calcext:value-type="float">
            <text:p>153932.006008119</text:p>
          </table:table-cell>
          <table:table-cell office:value-type="float" office:value="3.88" calcext:value-type="float">
            <text:p>3.88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9413695139" calcext:value-type="float">
            <text:p>0.9413695139</text:p>
          </table:table-cell>
          <table:table-cell office:value-type="float" office:value="-0.0137666667" calcext:value-type="float">
            <text:p>-0.0137666667</text:p>
          </table:table-cell>
          <table:table-cell office:value-type="float" office:value="603.6411449061" calcext:value-type="float">
            <text:p>603.6411449061</text:p>
          </table:table-cell>
        </table:table-row>
        <table:table-row table:style-name="ro1">
          <table:table-cell office:value-type="string" calcext:value-type="string">
            <text:p>01/06/2008</text:p>
          </table:table-cell>
          <table:table-cell office:value-type="float" office:value="1341.25" calcext:value-type="float">
            <text:p>1341.25</text:p>
          </table:table-cell>
          <table:table-cell office:value-type="float" office:value="28.71" calcext:value-type="float">
            <text:p>28.71</text:p>
          </table:table-cell>
          <table:table-cell office:value-type="float" office:value="2.1405405405" calcext:value-type="float">
            <text:p>2.1405405405</text:p>
          </table:table-cell>
          <table:table-cell office:value-type="float" office:value="-0.0424577044" calcext:value-type="float">
            <text:p>-0.0424577044</text:p>
          </table:table-cell>
          <table:table-cell office:value-type="float" office:value="147396.406395835" calcext:value-type="float">
            <text:p>147396.406395835</text:p>
          </table:table-cell>
          <table:table-cell office:value-type="float" office:value="4.1" calcext:value-type="float">
            <text:p>4.1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0.923765904" calcext:value-type="float">
            <text:p>0.923765904</text:p>
          </table:table-cell>
          <table:table-cell office:value-type="float" office:value="-0.0152833333" calcext:value-type="float">
            <text:p>-0.0152833333</text:p>
          </table:table-cell>
          <table:table-cell office:value-type="float" office:value="594.4154960748" calcext:value-type="float">
            <text:p>594.4154960748</text:p>
          </table:table-cell>
        </table:table-row>
        <table:table-row table:style-name="ro1">
          <table:table-cell office:value-type="string" calcext:value-type="string">
            <text:p>01/07/2008</text:p>
          </table:table-cell>
          <table:table-cell office:value-type="float" office:value="1257.33" calcext:value-type="float">
            <text:p>1257.33</text:p>
          </table:table-cell>
          <table:table-cell office:value-type="float" office:value="28.76" calcext:value-type="float">
            <text:p>28.76</text:p>
          </table:table-cell>
          <table:table-cell office:value-type="float" office:value="2.287386764" calcext:value-type="float">
            <text:p>2.287386764</text:p>
          </table:table-cell>
          <table:table-cell office:value-type="float" office:value="-0.0607818163" calcext:value-type="float">
            <text:p>-0.0607818163</text:p>
          </table:table-cell>
          <table:table-cell office:value-type="float" office:value="138437.385099142" calcext:value-type="float">
            <text:p>138437.385099142</text:p>
          </table:table-cell>
          <table:table-cell office:value-type="float" office:value="4.01" calcext:value-type="float">
            <text:p>4.01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9308327132" calcext:value-type="float">
            <text:p>0.9308327132</text:p>
          </table:table-cell>
          <table:table-cell office:value-type="float" office:value="0.0109916667" calcext:value-type="float">
            <text:p>0.0109916667</text:p>
          </table:table-cell>
          <table:table-cell office:value-type="float" office:value="600.9491130692" calcext:value-type="float">
            <text:p>600.9491130692</text:p>
          </table:table-cell>
        </table:table-row>
        <table:table-row table:style-name="ro1">
          <table:table-cell office:value-type="string" calcext:value-type="string">
            <text:p>01/08/2008</text:p>
          </table:table-cell>
          <table:table-cell office:value-type="float" office:value="1281.47" calcext:value-type="float">
            <text:p>1281.47</text:p>
          </table:table-cell>
          <table:table-cell office:value-type="float" office:value="28.8" calcext:value-type="float">
            <text:p>28.8</text:p>
          </table:table-cell>
          <table:table-cell office:value-type="float" office:value="2.2474189798" calcext:value-type="float">
            <text:p>2.2474189798</text:p>
          </table:table-cell>
          <table:table-cell office:value-type="float" office:value="0.0211084423" calcext:value-type="float">
            <text:p>0.0211084423</text:p>
          </table:table-cell>
          <table:table-cell office:value-type="float" office:value="141359.582656951" calcext:value-type="float">
            <text:p>141359.582656951</text:p>
          </table:table-cell>
          <table:table-cell office:value-type="float" office:value="3.89" calcext:value-type="float">
            <text:p>3.8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403272069" calcext:value-type="float">
            <text:p>0.9403272069</text:p>
          </table:table-cell>
          <table:table-cell office:value-type="float" office:value="0.0134416667" calcext:value-type="float">
            <text:p>0.0134416667</text:p>
          </table:table-cell>
          <table:table-cell office:value-type="float" office:value="609.0268707307" calcext:value-type="float">
            <text:p>609.0268707307</text:p>
          </table:table-cell>
        </table:table-row>
        <table:table-row table:style-name="ro1">
          <table:table-cell office:value-type="string" calcext:value-type="string">
            <text:p>01/09/2008</text:p>
          </table:table-cell>
          <table:table-cell office:value-type="float" office:value="1216.95" calcext:value-type="float">
            <text:p>1216.95</text:p>
          </table:table-cell>
          <table:table-cell office:value-type="float" office:value="28.85" calcext:value-type="float">
            <text:p>28.85</text:p>
          </table:table-cell>
          <table:table-cell office:value-type="float" office:value="2.3706808004" calcext:value-type="float">
            <text:p>2.3706808004</text:p>
          </table:table-cell>
          <table:table-cell office:value-type="float" office:value="-0.0484723274" calcext:value-type="float">
            <text:p>-0.0484723274</text:p>
          </table:table-cell>
          <table:table-cell office:value-type="float" office:value="134507.554691889" calcext:value-type="float">
            <text:p>134507.554691889</text:p>
          </table:table-cell>
          <table:table-cell office:value-type="float" office:value="3.69" calcext:value-type="float">
            <text:p>3.69</text:p>
          </table:table-cell>
          <table:table-cell office:value-type="float" office:value="0.017" calcext:value-type="float">
            <text:p>0.017</text:p>
          </table:table-cell>
          <table:table-cell office:value-type="float" office:value="0.9563127694" calcext:value-type="float">
            <text:p>0.9563127694</text:p>
          </table:table-cell>
          <table:table-cell office:value-type="float" office:value="0.020075" calcext:value-type="float">
            <text:p>0.020075</text:p>
          </table:table-cell>
          <table:table-cell office:value-type="float" office:value="621.2530851606" calcext:value-type="float">
            <text:p>621.2530851606</text:p>
          </table:table-cell>
        </table:table-row>
        <table:table-row table:style-name="ro1">
          <table:table-cell office:value-type="string" calcext:value-type="string">
            <text:p>01/10/2008</text:p>
          </table:table-cell>
          <table:table-cell office:value-type="float" office:value="968.8" calcext:value-type="float">
            <text:p>968.8</text:p>
          </table:table-cell>
          <table:table-cell office:value-type="float" office:value="28.7" calcext:value-type="float">
            <text:p>28.7</text:p>
          </table:table-cell>
          <table:table-cell office:value-type="float" office:value="2.9624277457" calcext:value-type="float">
            <text:p>2.9624277457</text:p>
          </table:table-cell>
          <table:table-cell office:value-type="float" office:value="-0.2019463504" calcext:value-type="float">
            <text:p>-0.2019463504</text:p>
          </table:table-cell>
          <table:table-cell office:value-type="float" office:value="107344.244921536" calcext:value-type="float">
            <text:p>107344.244921536</text:p>
          </table:table-cell>
          <table:table-cell office:value-type="float" office:value="3.81" calcext:value-type="float">
            <text:p>3.81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465583791" calcext:value-type="float">
            <text:p>0.9465583791</text:p>
          </table:table-cell>
          <table:table-cell office:value-type="float" office:value="-0.007025" calcext:value-type="float">
            <text:p>-0.007025</text:p>
          </table:table-cell>
          <table:table-cell office:value-type="float" office:value="616.8887822374" calcext:value-type="float">
            <text:p>616.8887822374</text:p>
          </table:table-cell>
        </table:table-row>
        <table:table-row table:style-name="ro1">
          <table:table-cell office:value-type="string" calcext:value-type="string">
            <text:p>01/11/2008</text:p>
          </table:table-cell>
          <table:table-cell office:value-type="float" office:value="883.04" calcext:value-type="float">
            <text:p>883.04</text:p>
          </table:table-cell>
          <table:table-cell office:value-type="float" office:value="28.54" calcext:value-type="float">
            <text:p>28.54</text:p>
          </table:table-cell>
          <table:table-cell office:value-type="float" office:value="3.2320166697" calcext:value-type="float">
            <text:p>3.2320166697</text:p>
          </table:table-cell>
          <table:table-cell office:value-type="float" office:value="-0.086066669" calcext:value-type="float">
            <text:p>-0.086066669</text:p>
          </table:table-cell>
          <table:table-cell office:value-type="float" office:value="98105.4833290644" calcext:value-type="float">
            <text:p>98105.4833290644</text:p>
          </table:table-cell>
          <table:table-cell office:value-type="float" office:value="3.53" calcext:value-type="float">
            <text:p>3.53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9690864686" calcext:value-type="float">
            <text:p>0.9690864686</text:p>
          </table:table-cell>
          <table:table-cell office:value-type="float" office:value="0.0267416667" calcext:value-type="float">
            <text:p>0.0267416667</text:p>
          </table:table-cell>
          <table:table-cell office:value-type="float" office:value="633.3854164223" calcext:value-type="float">
            <text:p>633.3854164223</text:p>
          </table:table-cell>
        </table:table-row>
        <table:table-row table:style-name="ro1">
          <table:table-cell office:value-type="string" calcext:value-type="string">
            <text:p>01/12/2008</text:p>
          </table:table-cell>
          <table:table-cell office:value-type="float" office:value="877.56" calcext:value-type="float">
            <text:p>877.56</text:p>
          </table:table-cell>
          <table:table-cell office:value-type="float" office:value="28.39" calcext:value-type="float">
            <text:p>28.39</text:p>
          </table:table-cell>
          <table:table-cell office:value-type="float" office:value="3.2351064315" calcext:value-type="float">
            <text:p>3.2351064315</text:p>
          </table:table-cell>
          <table:table-cell office:value-type="float" office:value="-0.0035266428" calcext:value-type="float">
            <text:p>-0.0035266428</text:p>
          </table:table-cell>
          <table:table-cell office:value-type="float" office:value="97759.500331691" calcext:value-type="float">
            <text:p>97759.500331691</text:p>
          </table:table-cell>
          <table:table-cell office:value-type="float" office:value="2.42" calcext:value-type="float">
            <text:p>2.42</text:p>
          </table:table-cell>
          <table:table-cell office:value-type="float" office:value="0.09435" calcext:value-type="float">
            <text:p>0.09435</text:p>
          </table:table-cell>
          <table:table-cell office:value-type="float" office:value="1.0605197769" calcext:value-type="float">
            <text:p>1.0605197769</text:p>
          </table:table-cell>
          <table:table-cell office:value-type="float" office:value="0.0963666667" calcext:value-type="float">
            <text:p>0.0963666667</text:p>
          </table:table-cell>
          <table:table-cell office:value-type="float" office:value="694.4226577182" calcext:value-type="float">
            <text:p>694.4226577182</text:p>
          </table:table-cell>
        </table:table-row>
        <table:table-row table:style-name="ro1">
          <table:table-cell office:value-type="string" calcext:value-type="string">
            <text:p>01/01/2009</text:p>
          </table:table-cell>
          <table:table-cell office:value-type="float" office:value="865.58" calcext:value-type="float">
            <text:p>865.58</text:p>
          </table:table-cell>
          <table:table-cell office:value-type="float" office:value="28.01" calcext:value-type="float">
            <text:p>28.01</text:p>
          </table:table-cell>
          <table:table-cell office:value-type="float" office:value="3.2359804986" calcext:value-type="float">
            <text:p>3.2359804986</text:p>
          </table:table-cell>
          <table:table-cell office:value-type="float" office:value="-0.0109913346" calcext:value-type="float">
            <text:p>-0.0109913346</text:p>
          </table:table-cell>
          <table:table-cell office:value-type="float" office:value="96684.9929572292" calcext:value-type="float">
            <text:p>96684.9929572292</text:p>
          </table:table-cell>
          <table:table-cell office:value-type="float" office:value="2.52" calcext:value-type="float">
            <text:p>2.52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0515053588" calcext:value-type="float">
            <text:p>1.0515053588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689.9783527089" calcext:value-type="float">
            <text:p>689.9783527089</text:p>
          </table:table-cell>
        </table:table-row>
        <table:table-row table:style-name="ro1">
          <table:table-cell office:value-type="string" calcext:value-type="string">
            <text:p>01/02/2009</text:p>
          </table:table-cell>
          <table:table-cell office:value-type="float" office:value="805.23" calcext:value-type="float">
            <text:p>805.23</text:p>
          </table:table-cell>
          <table:table-cell office:value-type="float" office:value="27.64" calcext:value-type="float">
            <text:p>27.64</text:p>
          </table:table-cell>
          <table:table-cell office:value-type="float" office:value="3.4325596413" calcext:value-type="float">
            <text:p>3.4325596413</text:p>
          </table:table-cell>
          <table:table-cell office:value-type="float" office:value="-0.0670613282" calcext:value-type="float">
            <text:p>-0.0670613282</text:p>
          </table:table-cell>
          <table:table-cell office:value-type="float" office:value="90201.1689146222" calcext:value-type="float">
            <text:p>90201.1689146222</text:p>
          </table:table-cell>
          <table:table-cell office:value-type="float" office:value="2.87" calcext:value-type="float">
            <text:p>2.87</text:p>
          </table:table-cell>
          <table:table-cell office:value-type="float" office:value="-0.02975" calcext:value-type="float">
            <text:p>-0.02975</text:p>
          </table:table-cell>
          <table:table-cell office:value-type="float" office:value="1.0202230743" calcext:value-type="float">
            <text:p>1.0202230743</text:p>
          </table:table-cell>
          <table:table-cell office:value-type="float" office:value="-0.0273583333" calcext:value-type="float">
            <text:p>-0.0273583333</text:p>
          </table:table-cell>
          <table:table-cell office:value-type="float" office:value="671.1016949427" calcext:value-type="float">
            <text:p>671.1016949427</text:p>
          </table:table-cell>
        </table:table-row>
        <table:table-row table:style-name="ro1">
          <table:table-cell office:value-type="string" calcext:value-type="string">
            <text:p>01/03/2009</text:p>
          </table:table-cell>
          <table:table-cell office:value-type="float" office:value="757.13" calcext:value-type="float">
            <text:p>757.13</text:p>
          </table:table-cell>
          <table:table-cell office:value-type="float" office:value="27.26" calcext:value-type="float">
            <text:p>27.26</text:p>
          </table:table-cell>
          <table:table-cell office:value-type="float" office:value="3.600438498" calcext:value-type="float">
            <text:p>3.600438498</text:p>
          </table:table-cell>
          <table:table-cell office:value-type="float" office:value="-0.0569133457" calcext:value-type="float">
            <text:p>-0.0569133457</text:p>
          </table:table-cell>
          <table:table-cell office:value-type="float" office:value="85067.5186084046" calcext:value-type="float">
            <text:p>85067.5186084046</text:p>
          </table:table-cell>
          <table:table-cell office:value-type="float" office:value="2.82" calcext:value-type="float">
            <text:p>2.82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0245590224" calcext:value-type="float">
            <text:p>1.0245590224</text:p>
          </table:table-cell>
          <table:table-cell office:value-type="float" office:value="0.0066" calcext:value-type="float">
            <text:p>0.0066</text:p>
          </table:table-cell>
          <table:table-cell office:value-type="float" office:value="675.5309661293" calcext:value-type="float">
            <text:p>675.5309661293</text:p>
          </table:table-cell>
        </table:table-row>
        <table:table-row table:style-name="ro1">
          <table:table-cell office:value-type="string" calcext:value-type="string">
            <text:p>01/04/2009</text:p>
          </table:table-cell>
          <table:table-cell office:value-type="float" office:value="848.15" calcext:value-type="float">
            <text:p>848.15</text:p>
          </table:table-cell>
          <table:table-cell office:value-type="float" office:value="26.7" calcext:value-type="float">
            <text:p>26.7</text:p>
          </table:table-cell>
          <table:table-cell office:value-type="float" office:value="3.1480280611" calcext:value-type="float">
            <text:p>3.1480280611</text:p>
          </table:table-cell>
          <table:table-cell office:value-type="float" office:value="0.1231562318" calcext:value-type="float">
            <text:p>0.1231562318</text:p>
          </table:table-cell>
          <table:table-cell office:value-type="float" office:value="95544.1136482352" calcext:value-type="float">
            <text:p>95544.1136482352</text:p>
          </table:table-cell>
          <table:table-cell office:value-type="float" office:value="2.93" calcext:value-type="float">
            <text:p>2.93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1.0149793955" calcext:value-type="float">
            <text:p>1.0149793955</text:p>
          </table:table-cell>
          <table:table-cell office:value-type="float" office:value="-0.0069083333" calcext:value-type="float">
            <text:p>-0.0069083333</text:p>
          </table:table-cell>
          <table:table-cell office:value-type="float" office:value="670.8641730383" calcext:value-type="float">
            <text:p>670.8641730383</text:p>
          </table:table-cell>
        </table:table-row>
        <table:table-row table:style-name="ro1">
          <table:table-cell office:value-type="string" calcext:value-type="string">
            <text:p>01/05/2009</text:p>
          </table:table-cell>
          <table:table-cell office:value-type="float" office:value="902.41" calcext:value-type="float">
            <text:p>902.41</text:p>
          </table:table-cell>
          <table:table-cell office:value-type="float" office:value="26.15" calcext:value-type="float">
            <text:p>26.15</text:p>
          </table:table-cell>
          <table:table-cell office:value-type="float" office:value="2.8977959021" calcext:value-type="float">
            <text:p>2.8977959021</text:p>
          </table:table-cell>
          <table:table-cell office:value-type="float" office:value="0.0665435228" calcext:value-type="float">
            <text:p>0.0665435228</text:p>
          </table:table-cell>
          <table:table-cell office:value-type="float" office:value="101901.955556129" calcext:value-type="float">
            <text:p>101901.955556129</text:p>
          </table:table-cell>
          <table:table-cell office:value-type="float" office:value="3.29" calcext:value-type="float">
            <text:p>3.29</text:p>
          </table:table-cell>
          <table:table-cell office:value-type="float" office:value="-0.0306" calcext:value-type="float">
            <text:p>-0.0306</text:p>
          </table:table-cell>
          <table:table-cell office:value-type="float" office:value="0.983921026" calcext:value-type="float">
            <text:p>0.983921026</text:p>
          </table:table-cell>
          <table:table-cell office:value-type="float" office:value="-0.0278583333" calcext:value-type="float">
            <text:p>-0.0278583333</text:p>
          </table:table-cell>
          <table:table-cell office:value-type="float" office:value="652.1750152844" calcext:value-type="float">
            <text:p>652.1750152844</text:p>
          </table:table-cell>
        </table:table-row>
        <table:table-row table:style-name="ro1">
          <table:table-cell office:value-type="string" calcext:value-type="string">
            <text:p>01/06/2009</text:p>
          </table:table-cell>
          <table:table-cell office:value-type="float" office:value="926.12" calcext:value-type="float">
            <text:p>926.12</text:p>
          </table:table-cell>
          <table:table-cell office:value-type="float" office:value="25.59" calcext:value-type="float">
            <text:p>25.59</text:p>
          </table:table-cell>
          <table:table-cell office:value-type="float" office:value="2.7631408457" calcext:value-type="float">
            <text:p>2.7631408457</text:p>
          </table:table-cell>
          <table:table-cell office:value-type="float" office:value="0.0286372048" calcext:value-type="float">
            <text:p>0.0286372048</text:p>
          </table:table-cell>
          <table:table-cell office:value-type="float" office:value="104820.142728766" calcext:value-type="float">
            <text:p>104820.142728766</text:p>
          </table:table-cell>
          <table:table-cell office:value-type="float" office:value="3.72" calcext:value-type="float">
            <text:p>3.72</text:p>
          </table:table-cell>
          <table:table-cell office:value-type="float" office:value="-0.03655" calcext:value-type="float">
            <text:p>-0.03655</text:p>
          </table:table-cell>
          <table:table-cell office:value-type="float" office:value="0.9479587125" calcext:value-type="float">
            <text:p>0.9479587125</text:p>
          </table:table-cell>
          <table:table-cell office:value-type="float" office:value="-0.03345" calcext:value-type="float">
            <text:p>-0.03345</text:p>
          </table:table-cell>
          <table:table-cell office:value-type="float" office:value="630.3597610231" calcext:value-type="float">
            <text:p>630.3597610231</text:p>
          </table:table-cell>
        </table:table-row>
        <table:table-row table:style-name="ro1">
          <table:table-cell office:value-type="string" calcext:value-type="string">
            <text:p>01/07/2009</text:p>
          </table:table-cell>
          <table:table-cell office:value-type="float" office:value="935.82" calcext:value-type="float">
            <text:p>935.82</text:p>
          </table:table-cell>
          <table:table-cell office:value-type="float" office:value="25.03" calcext:value-type="float">
            <text:p>25.03</text:p>
          </table:table-cell>
          <table:table-cell office:value-type="float" office:value="2.6746596568" calcext:value-type="float">
            <text:p>2.6746596568</text:p>
          </table:table-cell>
          <table:table-cell office:value-type="float" office:value="0.0127257327" calcext:value-type="float">
            <text:p>0.0127257327</text:p>
          </table:table-cell>
          <table:table-cell office:value-type="float" office:value="106154.055845286" calcext:value-type="float">
            <text:p>106154.055845286</text:p>
          </table:table-cell>
          <table:table-cell office:value-type="float" office:value="3.56" calcext:value-type="float">
            <text:p>3.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960850951" calcext:value-type="float">
            <text:p>0.960850951</text:p>
          </table:table-cell>
          <table:table-cell office:value-type="float" office:value="0.0165666667" calcext:value-type="float">
            <text:p>0.0165666667</text:p>
          </table:table-cell>
          <table:table-cell office:value-type="float" office:value="640.8027210641" calcext:value-type="float">
            <text:p>640.8027210641</text:p>
          </table:table-cell>
        </table:table-row>
        <table:table-row table:style-name="ro1">
          <table:table-cell office:value-type="string" calcext:value-type="string">
            <text:p>01/08/2009</text:p>
          </table:table-cell>
          <table:table-cell office:value-type="float" office:value="1009.73" calcext:value-type="float">
            <text:p>1009.73</text:p>
          </table:table-cell>
          <table:table-cell office:value-type="float" office:value="24.46" calcext:value-type="float">
            <text:p>24.46</text:p>
          </table:table-cell>
          <table:table-cell office:value-type="float" office:value="2.4224297585" calcext:value-type="float">
            <text:p>2.4224297585</text:p>
          </table:table-cell>
          <table:table-cell office:value-type="float" office:value="0.0811572857" calcext:value-type="float">
            <text:p>0.0811572857</text:p>
          </table:table-cell>
          <table:table-cell office:value-type="float" office:value="114769.230884567" calcext:value-type="float">
            <text:p>114769.230884567</text:p>
          </table:table-cell>
          <table:table-cell office:value-type="float" office:value="3.59" calcext:value-type="float">
            <text:p>3.59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0.9584007811" calcext:value-type="float">
            <text:p>0.9584007811</text:p>
          </table:table-cell>
          <table:table-cell office:value-type="float" office:value="0.0004416667" calcext:value-type="float">
            <text:p>0.0004416667</text:p>
          </table:table-cell>
          <table:table-cell office:value-type="float" office:value="641.0857422659" calcext:value-type="float">
            <text:p>641.0857422659</text:p>
          </table:table-cell>
        </table:table-row>
        <table:table-row table:style-name="ro1">
          <table:table-cell office:value-type="string" calcext:value-type="string">
            <text:p>01/09/2009</text:p>
          </table:table-cell>
          <table:table-cell office:value-type="float" office:value="1044.55" calcext:value-type="float">
            <text:p>1044.55</text:p>
          </table:table-cell>
          <table:table-cell office:value-type="float" office:value="23.9" calcext:value-type="float">
            <text:p>23.9</text:p>
          </table:table-cell>
          <table:table-cell office:value-type="float" office:value="2.2880666316" calcext:value-type="float">
            <text:p>2.2880666316</text:p>
          </table:table-cell>
          <table:table-cell office:value-type="float" office:value="0.0364569406" calcext:value-type="float">
            <text:p>0.0364569406</text:p>
          </table:table-cell>
          <table:table-cell office:value-type="float" office:value="118953.36592157" calcext:value-type="float">
            <text:p>118953.36592157</text:p>
          </table:table-cell>
          <table:table-cell office:value-type="float" office:value="3.4" calcext:value-type="float">
            <text:p>3.4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9738789537" calcext:value-type="float">
            <text:p>0.9738789537</text:p>
          </table:table-cell>
          <table:table-cell office:value-type="float" office:value="0.0189833333" calcext:value-type="float">
            <text:p>0.0189833333</text:p>
          </table:table-cell>
          <table:table-cell office:value-type="float" office:value="653.2556866065" calcext:value-type="float">
            <text:p>653.2556866065</text:p>
          </table:table-cell>
        </table:table-row>
        <table:table-row table:style-name="ro1">
          <table:table-cell office:value-type="string" calcext:value-type="string">
            <text:p>01/10/2009</text:p>
          </table:table-cell>
          <table:table-cell office:value-type="float" office:value="1067.66" calcext:value-type="float">
            <text:p>1067.66</text:p>
          </table:table-cell>
          <table:table-cell office:value-type="float" office:value="23.4" calcext:value-type="float">
            <text:p>23.4</text:p>
          </table:table-cell>
          <table:table-cell office:value-type="float" office:value="2.191708971" calcext:value-type="float">
            <text:p>2.191708971</text:p>
          </table:table-cell>
          <table:table-cell office:value-type="float" office:value="0.0239914583" calcext:value-type="float">
            <text:p>0.0239914583</text:p>
          </table:table-cell>
          <table:table-cell office:value-type="float" office:value="121807.230640919" calcext:value-type="float">
            <text:p>121807.230640919</text:p>
          </table:table-cell>
          <table:table-cell office:value-type="float" office:value="3.39" calcext:value-type="float">
            <text:p>3.3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9747067508" calcext:value-type="float">
            <text:p>0.9747067508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655.6564012548" calcext:value-type="float">
            <text:p>655.6564012548</text:p>
          </table:table-cell>
        </table:table-row>
        <table:table-row table:style-name="ro1">
          <table:table-cell office:value-type="string" calcext:value-type="string">
            <text:p>01/11/2009</text:p>
          </table:table-cell>
          <table:table-cell office:value-type="float" office:value="1088.07" calcext:value-type="float">
            <text:p>1088.07</text:p>
          </table:table-cell>
          <table:table-cell office:value-type="float" office:value="22.91" calcext:value-type="float">
            <text:p>22.91</text:p>
          </table:table-cell>
          <table:table-cell office:value-type="float" office:value="2.1055630612" calcext:value-type="float">
            <text:p>2.1055630612</text:p>
          </table:table-cell>
          <table:table-cell office:value-type="float" office:value="0.020904491" calcext:value-type="float">
            <text:p>0.020904491</text:p>
          </table:table-cell>
          <table:table-cell office:value-type="float" office:value="124353.548800762" calcext:value-type="float">
            <text:p>124353.548800762</text:p>
          </table:table-cell>
          <table:table-cell office:value-type="float" office:value="3.4" calcext:value-type="float">
            <text:p>3.4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0.9738782501" calcext:value-type="float">
            <text:p>0.9738782501</text:p>
          </table:table-cell>
          <table:table-cell office:value-type="float" office:value="0.0019833333" calcext:value-type="float">
            <text:p>0.0019833333</text:p>
          </table:table-cell>
          <table:table-cell office:value-type="float" office:value="656.9567864507" calcext:value-type="float">
            <text:p>656.9567864507</text:p>
          </table:table-cell>
        </table:table-row>
        <table:table-row table:style-name="ro1">
          <table:table-cell office:value-type="string" calcext:value-type="string">
            <text:p>01/12/2009</text:p>
          </table:table-cell>
          <table:table-cell office:value-type="float" office:value="1110.38" calcext:value-type="float">
            <text:p>1110.38</text:p>
          </table:table-cell>
          <table:table-cell office:value-type="float" office:value="22.41" calcext:value-type="float">
            <text:p>22.41</text:p>
          </table:table-cell>
          <table:table-cell office:value-type="float" office:value="2.018227994" calcext:value-type="float">
            <text:p>2.018227994</text:p>
          </table:table-cell>
          <table:table-cell office:value-type="float" office:value="0.0222205373" calcext:value-type="float">
            <text:p>0.0222205373</text:p>
          </table:table-cell>
          <table:table-cell office:value-type="float" office:value="127116.75146799" calcext:value-type="float">
            <text:p>127116.75146799</text:p>
          </table:table-cell>
          <table:table-cell office:value-type="float" office:value="3.59" calcext:value-type="float">
            <text:p>3.59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0.9581501163" calcext:value-type="float">
            <text:p>0.9581501163</text:p>
          </table:table-cell>
          <table:table-cell office:value-type="float" office:value="-0.0131583333" calcext:value-type="float">
            <text:p>-0.0131583333</text:p>
          </table:table-cell>
          <table:table-cell office:value-type="float" office:value="648.3123300689" calcext:value-type="float">
            <text:p>648.3123300689</text:p>
          </table:table-cell>
        </table:table-row>
        <table:table-row table:style-name="ro1">
          <table:table-cell office:value-type="string" calcext:value-type="string">
            <text:p>01/01/2010</text:p>
          </table:table-cell>
          <table:table-cell office:value-type="float" office:value="1123.58" calcext:value-type="float">
            <text:p>1123.58</text:p>
          </table:table-cell>
          <table:table-cell office:value-type="float" office:value="22.24" calcext:value-type="float">
            <text:p>22.24</text:p>
          </table:table-cell>
          <table:table-cell office:value-type="float" office:value="1.9793873155" calcext:value-type="float">
            <text:p>1.9793873155</text:p>
          </table:table-cell>
          <table:table-cell office:value-type="float" office:value="0.0135569205" calcext:value-type="float">
            <text:p>0.0135569205</text:p>
          </table:table-cell>
          <table:table-cell office:value-type="float" office:value="128840.063155969" calcext:value-type="float">
            <text:p>128840.063155969</text:p>
          </table:table-cell>
          <table:table-cell office:value-type="float" office:value="3.73" calcext:value-type="float">
            <text:p>3.73</text:p>
          </table:table-cell>
          <table:table-cell office:value-type="float" office:value="-0.0119" calcext:value-type="float">
            <text:p>-0.0119</text:p>
          </table:table-cell>
          <table:table-cell office:value-type="float" office:value="0.94674813" calcext:value-type="float">
            <text:p>0.94674813</text:p>
          </table:table-cell>
          <table:table-cell office:value-type="float" office:value="-0.0087916667" calcext:value-type="float">
            <text:p>-0.0087916667</text:p>
          </table:table-cell>
          <table:table-cell office:value-type="float" office:value="642.6125841671" calcext:value-type="float">
            <text:p>642.6125841671</text:p>
          </table:table-cell>
        </table:table-row>
        <table:table-row table:style-name="ro1">
          <table:table-cell office:value-type="string" calcext:value-type="string">
            <text:p>01/02/2010</text:p>
          </table:table-cell>
          <table:table-cell office:value-type="float" office:value="1089.16" calcext:value-type="float">
            <text:p>1089.16</text:p>
          </table:table-cell>
          <table:table-cell office:value-type="float" office:value="22.07" calcext:value-type="float">
            <text:p>22.07</text:p>
          </table:table-cell>
          <table:table-cell office:value-type="float" office:value="2.0263322193" calcext:value-type="float">
            <text:p>2.0263322193</text:p>
          </table:table-cell>
          <table:table-cell office:value-type="float" office:value="-0.0289973418" calcext:value-type="float">
            <text:p>-0.0289973418</text:p>
          </table:table-cell>
          <table:table-cell office:value-type="float" office:value="125104.043803238" calcext:value-type="float">
            <text:p>125104.043803238</text:p>
          </table:table-cell>
          <table:table-cell office:value-type="float" office:value="3.69" calcext:value-type="float">
            <text:p>3.6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9499670736" calcext:value-type="float">
            <text:p>0.9499670736</text:p>
          </table:table-cell>
          <table:table-cell office:value-type="float" office:value="0.006475" calcext:value-type="float">
            <text:p>0.006475</text:p>
          </table:table-cell>
          <table:table-cell office:value-type="float" office:value="646.7735006496" calcext:value-type="float">
            <text:p>646.7735006496</text:p>
          </table:table-cell>
        </table:table-row>
        <table:table-row table:style-name="ro1">
          <table:table-cell office:value-type="string" calcext:value-type="string">
            <text:p>01/03/2010</text:p>
          </table:table-cell>
          <table:table-cell office:value-type="float" office:value="1152.05" calcext:value-type="float">
            <text:p>1152.05</text:p>
          </table:table-cell>
          <table:table-cell office:value-type="float" office:value="21.9" calcext:value-type="float">
            <text:p>21.9</text:p>
          </table:table-cell>
          <table:table-cell office:value-type="float" office:value="1.9009591598" calcext:value-type="float">
            <text:p>1.9009591598</text:p>
          </table:table-cell>
          <table:table-cell office:value-type="float" office:value="0.0594173491" calcext:value-type="float">
            <text:p>0.0594173491</text:p>
          </table:table-cell>
          <table:table-cell office:value-type="float" office:value="132537.394453948" calcext:value-type="float">
            <text:p>132537.394453948</text:p>
          </table:table-cell>
          <table:table-cell office:value-type="float" office:value="3.73" calcext:value-type="float">
            <text:p>3.7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9467371856" calcext:value-type="float">
            <text:p>0.9467371856</text:p>
          </table:table-cell>
          <table:table-cell office:value-type="float" office:value="-0.0002916667" calcext:value-type="float">
            <text:p>-0.0002916667</text:p>
          </table:table-cell>
          <table:table-cell office:value-type="float" office:value="646.5848583785" calcext:value-type="float">
            <text:p>646.5848583785</text:p>
          </table:table-cell>
        </table:table-row>
        <table:table-row table:style-name="ro1">
          <table:table-cell office:value-type="string" calcext:value-type="string">
            <text:p>01/04/2010</text:p>
          </table:table-cell>
          <table:table-cell office:value-type="float" office:value="1197.32" calcext:value-type="float">
            <text:p>1197.32</text:p>
          </table:table-cell>
          <table:table-cell office:value-type="float" office:value="21.95" calcext:value-type="float">
            <text:p>21.95</text:p>
          </table:table-cell>
          <table:table-cell office:value-type="float" office:value="1.8332609495" calcext:value-type="float">
            <text:p>1.8332609495</text:p>
          </table:table-cell>
          <table:table-cell office:value-type="float" office:value="0.0408826777" calcext:value-type="float">
            <text:p>0.0408826777</text:p>
          </table:table-cell>
          <table:table-cell office:value-type="float" office:value="137955.878039737" calcext:value-type="float">
            <text:p>137955.878039737</text:p>
          </table:table-cell>
          <table:table-cell office:value-type="float" office:value="3.85" calcext:value-type="float">
            <text:p>3.85</text:p>
          </table:table-cell>
          <table:table-cell office:value-type="float" office:value="-0.0102" calcext:value-type="float">
            <text:p>-0.0102</text:p>
          </table:table-cell>
          <table:table-cell office:value-type="float" office:value="0.9370804663" calcext:value-type="float">
            <text:p>0.9370804663</text:p>
          </table:table-cell>
          <table:table-cell office:value-type="float" office:value="-0.0069916667" calcext:value-type="float">
            <text:p>-0.0069916667</text:p>
          </table:table-cell>
          <table:table-cell office:value-type="float" office:value="642.064152577" calcext:value-type="float">
            <text:p>642.064152577</text:p>
          </table:table-cell>
        </table:table-row>
        <table:table-row table:style-name="ro1">
          <table:table-cell office:value-type="string" calcext:value-type="string">
            <text:p>01/05/2010</text:p>
          </table:table-cell>
          <table:table-cell office:value-type="float" office:value="1125.06" calcext:value-type="float">
            <text:p>1125.06</text:p>
          </table:table-cell>
          <table:table-cell office:value-type="float" office:value="21.99" calcext:value-type="float">
            <text:p>21.99</text:p>
          </table:table-cell>
          <table:table-cell office:value-type="float" office:value="1.9545624233" calcext:value-type="float">
            <text:p>1.9545624233</text:p>
          </table:table-cell>
          <table:table-cell office:value-type="float" office:value="-0.0588207181" calcext:value-type="float">
            <text:p>-0.0588207181</text:p>
          </table:table-cell>
          <table:table-cell office:value-type="float" office:value="129841.214224244" calcext:value-type="float">
            <text:p>129841.214224244</text:p>
          </table:table-cell>
          <table:table-cell office:value-type="float" office:value="3.42" calcext:value-type="float">
            <text:p>3.42</text:p>
          </table:table-cell>
          <table:table-cell office:value-type="float" office:value="0.03655" calcext:value-type="float">
            <text:p>0.03655</text:p>
          </table:table-cell>
          <table:table-cell office:value-type="float" office:value="0.9713307573" calcext:value-type="float">
            <text:p>0.9713307573</text:p>
          </table:table-cell>
          <table:table-cell office:value-type="float" office:value="0.0394" calcext:value-type="float">
            <text:p>0.0394</text:p>
          </table:table-cell>
          <table:table-cell office:value-type="float" office:value="667.3614801886" calcext:value-type="float">
            <text:p>667.3614801886</text:p>
          </table:table-cell>
        </table:table-row>
        <table:table-row table:style-name="ro1">
          <table:table-cell office:value-type="string" calcext:value-type="string">
            <text:p>01/06/2010</text:p>
          </table:table-cell>
          <table:table-cell office:value-type="float" office:value="1083.36" calcext:value-type="float">
            <text:p>1083.36</text:p>
          </table:table-cell>
          <table:table-cell office:value-type="float" office:value="22.04" calcext:value-type="float">
            <text:p>22.04</text:p>
          </table:table-cell>
          <table:table-cell office:value-type="float" office:value="2.0344114606" calcext:value-type="float">
            <text:p>2.0344114606</text:p>
          </table:table-cell>
          <table:table-cell office:value-type="float" office:value="-0.0354321844" calcext:value-type="float">
            <text:p>-0.0354321844</text:p>
          </table:table-cell>
          <table:table-cell office:value-type="float" office:value="125240.656384639" calcext:value-type="float">
            <text:p>125240.656384639</text:p>
          </table:table-cell>
          <table:table-cell office:value-type="float" office:value="3.2" calcext:value-type="float">
            <text:p>3.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9894946425" calcext:value-type="float">
            <text:p>0.9894946425</text:p>
          </table:table-cell>
          <table:table-cell office:value-type="float" office:value="0.0213666667" calcext:value-type="float">
            <text:p>0.0213666667</text:p>
          </table:table-cell>
          <table:table-cell office:value-type="float" office:value="681.6207704819" calcext:value-type="float">
            <text:p>681.6207704819</text:p>
          </table:table-cell>
        </table:table-row>
        <table:table-row table:style-name="ro1">
          <table:table-cell office:value-type="string" calcext:value-type="string">
            <text:p>01/07/2010</text:p>
          </table:table-cell>
          <table:table-cell office:value-type="float" office:value="1079.8" calcext:value-type="float">
            <text:p>1079.8</text:p>
          </table:table-cell>
          <table:table-cell office:value-type="float" office:value="22.14" calcext:value-type="float">
            <text:p>22.14</text:p>
          </table:table-cell>
          <table:table-cell office:value-type="float" office:value="2.0503796999" calcext:value-type="float">
            <text:p>2.0503796999</text:p>
          </table:table-cell>
          <table:table-cell office:value-type="float" office:value="-0.0015827816" calcext:value-type="float">
            <text:p>-0.0015827816</text:p>
          </table:table-cell>
          <table:table-cell office:value-type="float" office:value="125042.427784148" calcext:value-type="float">
            <text:p>125042.427784148</text:p>
          </table:table-cell>
          <table:table-cell office:value-type="float" office:value="3.01" calcext:value-type="float">
            <text:p>3.01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1.0054749809" calcext:value-type="float">
            <text:p>1.0054749809</text:p>
          </table:table-cell>
          <table:table-cell office:value-type="float" office:value="0.0186583333" calcext:value-type="float">
            <text:p>0.0186583333</text:p>
          </table:table-cell>
          <table:table-cell office:value-type="float" office:value="694.3386780245" calcext:value-type="float">
            <text:p>694.3386780245</text:p>
          </table:table-cell>
        </table:table-row>
        <table:table-row table:style-name="ro1">
          <table:table-cell office:value-type="string" calcext:value-type="string">
            <text:p>01/08/2010</text:p>
          </table:table-cell>
          <table:table-cell office:value-type="float" office:value="1087.28" calcext:value-type="float">
            <text:p>1087.28</text:p>
          </table:table-cell>
          <table:table-cell office:value-type="float" office:value="22.25" calcext:value-type="float">
            <text:p>22.25</text:p>
          </table:table-cell>
          <table:table-cell office:value-type="float" office:value="2.046390994" calcext:value-type="float">
            <text:p>2.046390994</text:p>
          </table:table-cell>
          <table:table-cell office:value-type="float" office:value="0.0086440905" calcext:value-type="float">
            <text:p>0.0086440905</text:p>
          </table:table-cell>
          <table:table-cell office:value-type="float" office:value="126123.305842431" calcext:value-type="float">
            <text:p>126123.305842431</text:p>
          </table:table-cell>
          <table:table-cell office:value-type="float" office:value="2.7" calcext:value-type="float">
            <text:p>2.7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1.0319692467" calcext:value-type="float">
            <text:p>1.0319692467</text:p>
          </table:table-cell>
          <table:table-cell office:value-type="float" office:value="0.0286" calcext:value-type="float">
            <text:p>0.0286</text:p>
          </table:table-cell>
          <table:table-cell office:value-type="float" office:value="714.196764216" calcext:value-type="float">
            <text:p>714.196764216</text:p>
          </table:table-cell>
        </table:table-row>
        <table:table-row table:style-name="ro1">
          <table:table-cell office:value-type="string" calcext:value-type="string">
            <text:p>01/09/2010</text:p>
          </table:table-cell>
          <table:table-cell office:value-type="float" office:value="1122.08" calcext:value-type="float">
            <text:p>1122.08</text:p>
          </table:table-cell>
          <table:table-cell office:value-type="float" office:value="22.35" calcext:value-type="float">
            <text:p>22.35</text:p>
          </table:table-cell>
          <table:table-cell office:value-type="float" office:value="1.9918365892" calcext:value-type="float">
            <text:p>1.9918365892</text:p>
          </table:table-cell>
          <table:table-cell office:value-type="float" office:value="0.0337194651" calcext:value-type="float">
            <text:p>0.0337194651</text:p>
          </table:table-cell>
          <table:table-cell office:value-type="float" office:value="130376.116250466" calcext:value-type="float">
            <text:p>130376.116250466</text:p>
          </table:table-cell>
          <table:table-cell office:value-type="float" office:value="2.65" calcext:value-type="float">
            <text:p>2.65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1.036355116" calcext:value-type="float">
            <text:p>1.036355116</text:p>
          </table:table-cell>
          <table:table-cell office:value-type="float" office:value="0.0064583333" calcext:value-type="float">
            <text:p>0.0064583333</text:p>
          </table:table-cell>
          <table:table-cell office:value-type="float" office:value="718.8092849849" calcext:value-type="float">
            <text:p>718.8092849849</text:p>
          </table:table-cell>
        </table:table-row>
        <table:table-row table:style-name="ro1">
          <table:table-cell office:value-type="string" calcext:value-type="string">
            <text:p>01/10/2010</text:p>
          </table:table-cell>
          <table:table-cell office:value-type="float" office:value="1171.58" calcext:value-type="float">
            <text:p>1171.58</text:p>
          </table:table-cell>
          <table:table-cell office:value-type="float" office:value="22.48" calcext:value-type="float">
            <text:p>22.48</text:p>
          </table:table-cell>
          <table:table-cell office:value-type="float" office:value="1.9187763533" calcext:value-type="float">
            <text:p>1.9187763533</text:p>
          </table:table-cell>
          <table:table-cell office:value-type="float" office:value="0.0457837726" calcext:value-type="float">
            <text:p>0.0457837726</text:p>
          </table:table-cell>
          <table:table-cell office:value-type="float" office:value="136345.226708947" calcext:value-type="float">
            <text:p>136345.226708947</text:p>
          </table:table-cell>
          <table:table-cell office:value-type="float" office:value="2.54" calcext:value-type="float">
            <text:p>2.54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1.0460450363" calcext:value-type="float">
            <text:p>1.0460450363</text:p>
          </table:table-cell>
          <table:table-cell office:value-type="float" office:value="0.0114666667" calcext:value-type="float">
            <text:p>0.0114666667</text:p>
          </table:table-cell>
          <table:table-cell office:value-type="float" office:value="727.0516314527" calcext:value-type="float">
            <text:p>727.0516314527</text:p>
          </table:table-cell>
        </table:table-row>
        <table:table-row table:style-name="ro1">
          <table:table-cell office:value-type="string" calcext:value-type="string">
            <text:p>01/11/2010</text:p>
          </table:table-cell>
          <table:table-cell office:value-type="float" office:value="1198.89" calcext:value-type="float">
            <text:p>1198.89</text:p>
          </table:table-cell>
          <table:table-cell office:value-type="float" office:value="22.6" calcext:value-type="float">
            <text:p>22.6</text:p>
          </table:table-cell>
          <table:table-cell office:value-type="float" office:value="1.8850770296" calcext:value-type="float">
            <text:p>1.8850770296</text:p>
          </table:table-cell>
          <table:table-cell office:value-type="float" office:value="0.0249181542" calcext:value-type="float">
            <text:p>0.0249181542</text:p>
          </table:table-cell>
          <table:table-cell office:value-type="float" office:value="139742.698094083" calcext:value-type="float">
            <text:p>139742.698094083</text:p>
          </table:table-cell>
          <table:table-cell office:value-type="float" office:value="2.76" calcext:value-type="float">
            <text:p>2.76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1.0264839941" calcext:value-type="float">
            <text:p>1.0264839941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715.1279846969" calcext:value-type="float">
            <text:p>715.1279846969</text:p>
          </table:table-cell>
        </table:table-row>
        <table:table-row table:style-name="ro1">
          <table:table-cell office:value-type="string" calcext:value-type="string">
            <text:p>01/12/2010</text:p>
          </table:table-cell>
          <table:table-cell office:value-type="float" office:value="1241.53" calcext:value-type="float">
            <text:p>1241.53</text:p>
          </table:table-cell>
          <table:table-cell office:value-type="float" office:value="22.73" calcext:value-type="float">
            <text:p>22.73</text:p>
          </table:table-cell>
          <table:table-cell office:value-type="float" office:value="1.8308055383" calcext:value-type="float">
            <text:p>1.8308055383</text:p>
          </table:table-cell>
          <table:table-cell office:value-type="float" office:value="0.0371461658" calcext:value-type="float">
            <text:p>0.0371461658</text:p>
          </table:table-cell>
          <table:table-cell office:value-type="float" office:value="144933.603521079" calcext:value-type="float">
            <text:p>144933.603521079</text:p>
          </table:table-cell>
          <table:table-cell office:value-type="float" office:value="3.29" calcext:value-type="float">
            <text:p>3.29</text:p>
          </table:table-cell>
          <table:table-cell office:value-type="float" office:value="-0.04505" calcext:value-type="float">
            <text:p>-0.04505</text:p>
          </table:table-cell>
          <table:table-cell office:value-type="float" office:value="0.9802408902" calcext:value-type="float">
            <text:p>0.9802408902</text:p>
          </table:table-cell>
          <table:table-cell office:value-type="float" office:value="-0.0423083333" calcext:value-type="float">
            <text:p>-0.0423083333</text:p>
          </table:table-cell>
          <table:table-cell office:value-type="float" office:value="684.8721115444" calcext:value-type="float">
            <text:p>684.8721115444</text:p>
          </table:table-cell>
        </table:table-row>
        <table:table-row table:style-name="ro1">
          <table:table-cell office:value-type="string" calcext:value-type="string">
            <text:p>01/01/2011</text:p>
          </table:table-cell>
          <table:table-cell office:value-type="float" office:value="1282.62" calcext:value-type="float">
            <text:p>1282.62</text:p>
          </table:table-cell>
          <table:table-cell office:value-type="float" office:value="22.96" calcext:value-type="float">
            <text:p>22.96</text:p>
          </table:table-cell>
          <table:table-cell office:value-type="float" office:value="1.7900859179" calcext:value-type="float">
            <text:p>1.7900859179</text:p>
          </table:table-cell>
          <table:table-cell office:value-type="float" office:value="0.0346375932" calcext:value-type="float">
            <text:p>0.0346375932</text:p>
          </table:table-cell>
          <table:table-cell office:value-type="float" office:value="149953.754723831" calcext:value-type="float">
            <text:p>149953.754723831</text:p>
          </table:table-cell>
          <table:table-cell office:value-type="float" office:value="3.39" calcext:value-type="float">
            <text:p>3.39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0.9719088426" calcext:value-type="float">
            <text:p>0.9719088426</text:p>
          </table:table-cell>
          <table:table-cell office:value-type="float" office:value="-0.005675" calcext:value-type="float">
            <text:p>-0.005675</text:p>
          </table:table-cell>
          <table:table-cell office:value-type="float" office:value="680.9854623114" calcext:value-type="float">
            <text:p>680.9854623114</text:p>
          </table:table-cell>
        </table:table-row>
        <table:table-row table:style-name="ro1">
          <table:table-cell office:value-type="string" calcext:value-type="string">
            <text:p>01/02/2011</text:p>
          </table:table-cell>
          <table:table-cell office:value-type="float" office:value="1321.12" calcext:value-type="float">
            <text:p>1321.12</text:p>
          </table:table-cell>
          <table:table-cell office:value-type="float" office:value="23.2" calcext:value-type="float">
            <text:p>23.2</text:p>
          </table:table-cell>
          <table:table-cell office:value-type="float" office:value="1.7560857454" calcext:value-type="float">
            <text:p>1.7560857454</text:p>
          </table:table-cell>
          <table:table-cell office:value-type="float" office:value="0.0315237994" calcext:value-type="float">
            <text:p>0.0315237994</text:p>
          </table:table-cell>
          <table:table-cell office:value-type="float" office:value="154680.866803413" calcext:value-type="float">
            <text:p>154680.866803413</text:p>
          </table:table-cell>
          <table:table-cell office:value-type="float" office:value="3.58" calcext:value-type="float">
            <text:p>3.58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0.9562125148" calcext:value-type="float">
            <text:p>0.9562125148</text:p>
          </table:table-cell>
          <table:table-cell office:value-type="float" office:value="-0.0131666667" calcext:value-type="float">
            <text:p>-0.0131666667</text:p>
          </table:table-cell>
          <table:table-cell office:value-type="float" office:value="672.0191537243" calcext:value-type="float">
            <text:p>672.0191537243</text:p>
          </table:table-cell>
        </table:table-row>
        <table:table-row table:style-name="ro1">
          <table:table-cell office:value-type="string" calcext:value-type="string">
            <text:p>01/03/2011</text:p>
          </table:table-cell>
          <table:table-cell office:value-type="float" office:value="1304.49" calcext:value-type="float">
            <text:p>1304.49</text:p>
          </table:table-cell>
          <table:table-cell office:value-type="float" office:value="23.43" calcext:value-type="float">
            <text:p>23.43</text:p>
          </table:table-cell>
          <table:table-cell office:value-type="float" office:value="1.7961042246" calcext:value-type="float">
            <text:p>1.7961042246</text:p>
          </table:table-cell>
          <table:table-cell office:value-type="float" office:value="-0.0111098916" calcext:value-type="float">
            <text:p>-0.0111098916</text:p>
          </table:table-cell>
          <table:table-cell office:value-type="float" office:value="152962.379139531" calcext:value-type="float">
            <text:p>152962.379139531</text:p>
          </table:table-cell>
          <table:table-cell office:value-type="float" office:value="3.41" calcext:value-type="float">
            <text:p>3.41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0.9700297857" calcext:value-type="float">
            <text:p>0.9700297857</text:p>
          </table:table-cell>
          <table:table-cell office:value-type="float" office:value="0.0172916667" calcext:value-type="float">
            <text:p>0.0172916667</text:p>
          </table:table-cell>
          <table:table-cell office:value-type="float" office:value="683.6394849241" calcext:value-type="float">
            <text:p>683.6394849241</text:p>
          </table:table-cell>
        </table:table-row>
        <table:table-row table:style-name="ro1">
          <table:table-cell office:value-type="string" calcext:value-type="string">
            <text:p>01/04/2011</text:p>
          </table:table-cell>
          <table:table-cell office:value-type="float" office:value="1331.51" calcext:value-type="float">
            <text:p>1331.51</text:p>
          </table:table-cell>
          <table:table-cell office:value-type="float" office:value="23.73" calcext:value-type="float">
            <text:p>23.73</text:p>
          </table:table-cell>
          <table:table-cell office:value-type="float" office:value="1.7821871409" calcext:value-type="float">
            <text:p>1.7821871409</text:p>
          </table:table-cell>
          <table:table-cell office:value-type="float" office:value="0.0222292066" calcext:value-type="float">
            <text:p>0.0222292066</text:p>
          </table:table-cell>
          <table:table-cell office:value-type="float" office:value="156362.611474504" calcext:value-type="float">
            <text:p>156362.611474504</text:p>
          </table:table-cell>
          <table:table-cell office:value-type="float" office:value="3.46" calcext:value-type="float">
            <text:p>3.46</text:p>
          </table:table-cell>
          <table:table-cell office:value-type="float" office:value="-0.00425" calcext:value-type="float">
            <text:p>-0.00425</text:p>
          </table:table-cell>
          <table:table-cell office:value-type="float" office:value="0.9659071591" calcext:value-type="float">
            <text:p>0.9659071591</text:p>
          </table:table-cell>
          <table:table-cell office:value-type="float" office:value="-0.0013666667" calcext:value-type="float">
            <text:p>-0.0013666667</text:p>
          </table:table-cell>
          <table:table-cell office:value-type="float" office:value="682.705177628" calcext:value-type="float">
            <text:p>682.705177628</text:p>
          </table:table-cell>
        </table:table-row>
        <table:table-row table:style-name="ro1">
          <table:table-cell office:value-type="string" calcext:value-type="string">
            <text:p>01/05/2011</text:p>
          </table:table-cell>
          <table:table-cell office:value-type="float" office:value="1338.31" calcext:value-type="float">
            <text:p>1338.31</text:p>
          </table:table-cell>
          <table:table-cell office:value-type="float" office:value="24.04" calcext:value-type="float">
            <text:p>24.04</text:p>
          </table:table-cell>
          <table:table-cell office:value-type="float" office:value="1.7962953277" calcext:value-type="float">
            <text:p>1.7962953277</text:p>
          </table:table-cell>
          <table:table-cell office:value-type="float" office:value="0.0066113327" calcext:value-type="float">
            <text:p>0.0066113327</text:p>
          </table:table-cell>
          <table:table-cell office:value-type="float" office:value="157396.376715187" calcext:value-type="float">
            <text:p>157396.376715187</text:p>
          </table:table-cell>
          <table:table-cell office:value-type="float" office:value="3.17" calcext:value-type="float">
            <text:p>3.17</text:p>
          </table:table-cell>
          <table:table-cell office:value-type="float" office:value="0.02465" calcext:value-type="float">
            <text:p>0.02465</text:p>
          </table:table-cell>
          <table:table-cell office:value-type="float" office:value="0.9897167706" calcext:value-type="float">
            <text:p>0.9897167706</text:p>
          </table:table-cell>
          <table:table-cell office:value-type="float" office:value="0.0272916667" calcext:value-type="float">
            <text:p>0.0272916667</text:p>
          </table:table-cell>
          <table:table-cell office:value-type="float" office:value="701.3373397674" calcext:value-type="float">
            <text:p>701.3373397674</text:p>
          </table:table-cell>
        </table:table-row>
        <table:table-row table:style-name="ro1">
          <table:table-cell office:value-type="string" calcext:value-type="string">
            <text:p>01/06/2011</text:p>
          </table:table-cell>
          <table:table-cell office:value-type="float" office:value="1287.29" calcext:value-type="float">
            <text:p>1287.29</text:p>
          </table:table-cell>
          <table:table-cell office:value-type="float" office:value="24.34" calcext:value-type="float">
            <text:p>24.34</text:p>
          </table:table-cell>
          <table:table-cell office:value-type="float" office:value="1.8907938382" calcext:value-type="float">
            <text:p>1.8907938382</text:p>
          </table:table-cell>
          <table:table-cell office:value-type="float" office:value="-0.0366071139" calcext:value-type="float">
            <text:p>-0.0366071139</text:p>
          </table:table-cell>
          <table:table-cell office:value-type="float" office:value="151634.549617899" calcext:value-type="float">
            <text:p>151634.549617899</text:p>
          </table:table-cell>
          <table:table-cell office:value-type="float" office:value="3" calcext:value-type="float">
            <text:p>3</text:p>
          </table:table-cell>
          <table:table-cell office:value-type="float" office:value="0.01445" calcext:value-type="float">
            <text:p>0.01445</text:p>
          </table:table-cell>
          <table:table-cell office:value-type="float" office:value="1.0040181779" calcext:value-type="float">
            <text:p>1.0040181779</text:p>
          </table:table-cell>
          <table:table-cell office:value-type="float" office:value="0.01695" calcext:value-type="float">
            <text:p>0.01695</text:p>
          </table:table-cell>
          <table:table-cell office:value-type="float" office:value="713.2250076765" calcext:value-type="float">
            <text:p>713.2250076765</text:p>
          </table:table-cell>
        </table:table-row>
        <table:table-row table:style-name="ro1">
          <table:table-cell office:value-type="string" calcext:value-type="string">
            <text:p>01/07/2011</text:p>
          </table:table-cell>
          <table:table-cell office:value-type="float" office:value="1325.19" calcext:value-type="float">
            <text:p>1325.19</text:p>
          </table:table-cell>
          <table:table-cell office:value-type="float" office:value="24.62" calcext:value-type="float">
            <text:p>24.62</text:p>
          </table:table-cell>
          <table:table-cell office:value-type="float" office:value="1.8578467993" calcext:value-type="float">
            <text:p>1.8578467993</text:p>
          </table:table-cell>
          <table:table-cell office:value-type="float" office:value="0.0310354828" calcext:value-type="float">
            <text:p>0.0310354828</text:p>
          </table:table-cell>
          <table:table-cell office:value-type="float" office:value="156340.601075988" calcext:value-type="float">
            <text:p>156340.6010759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0040181779" calcext:value-type="float">
            <text:p>1.0040181779</text:p>
          </table:table-cell>
          <table:table-cell office:value-type="float" office:value="0.0025" calcext:value-type="float">
            <text:p>0.0025</text:p>
          </table:table-cell>
          <table:table-cell office:value-type="float" office:value="715.0080701957" calcext:value-type="float">
            <text:p>715.0080701957</text:p>
          </table:table-cell>
        </table:table-row>
        <table:table-row table:style-name="ro1">
          <table:table-cell office:value-type="string" calcext:value-type="string">
            <text:p>01/08/2011</text:p>
          </table:table-cell>
          <table:table-cell office:value-type="float" office:value="1185.31" calcext:value-type="float">
            <text:p>1185.31</text:p>
          </table:table-cell>
          <table:table-cell office:value-type="float" office:value="24.9" calcext:value-type="float">
            <text:p>24.9</text:p>
          </table:table-cell>
          <table:table-cell office:value-type="float" office:value="2.1007162683" calcext:value-type="float">
            <text:p>2.1007162683</text:p>
          </table:table-cell>
          <table:table-cell office:value-type="float" office:value="-0.103988862" calcext:value-type="float">
            <text:p>-0.103988862</text:p>
          </table:table-cell>
          <table:table-cell office:value-type="float" office:value="140082.919889686" calcext:value-type="float">
            <text:p>140082.919889686</text:p>
          </table:table-cell>
          <table:table-cell office:value-type="float" office:value="2.3" calcext:value-type="float">
            <text:p>2.3</text:p>
          </table:table-cell>
          <table:table-cell office:value-type="float" office:value="0.0595" calcext:value-type="float">
            <text:p>0.0595</text:p>
          </table:table-cell>
          <table:table-cell office:value-type="float" office:value="1.0637572595" calcext:value-type="float">
            <text:p>1.0637572595</text:p>
          </table:table-cell>
          <table:table-cell office:value-type="float" office:value="0.0614166667" calcext:value-type="float">
            <text:p>0.0614166667</text:p>
          </table:table-cell>
          <table:table-cell office:value-type="float" office:value="758.9214825069" calcext:value-type="float">
            <text:p>758.9214825069</text:p>
          </table:table-cell>
        </table:table-row>
        <table:table-row table:style-name="ro1">
          <table:table-cell office:value-type="string" calcext:value-type="string">
            <text:p>01/09/2011</text:p>
          </table:table-cell>
          <table:table-cell office:value-type="float" office:value="1173.88" calcext:value-type="float">
            <text:p>1173.88</text:p>
          </table:table-cell>
          <table:table-cell office:value-type="float" office:value="25.18" calcext:value-type="float">
            <text:p>25.18</text:p>
          </table:table-cell>
          <table:table-cell office:value-type="float" office:value="2.1450233414" calcext:value-type="float">
            <text:p>2.1450233414</text:p>
          </table:table-cell>
          <table:table-cell office:value-type="float" office:value="-0.0078727646" calcext:value-type="float">
            <text:p>-0.0078727646</text:p>
          </table:table-cell>
          <table:table-cell office:value-type="float" office:value="138980.080029983" calcext:value-type="float">
            <text:p>138980.080029983</text:p>
          </table:table-cell>
          <table:table-cell office:value-type="float" office:value="1.98" calcext:value-type="float">
            <text:p>1.98</text:p>
          </table:table-cell>
          <table:table-cell office:value-type="float" office:value="0.0272" calcext:value-type="float">
            <text:p>0.0272</text:p>
          </table:table-cell>
          <table:table-cell office:value-type="float" office:value="1.0926914569" calcext:value-type="float">
            <text:p>1.0926914569</text:p>
          </table:table-cell>
          <table:table-cell office:value-type="float" office:value="0.02885" calcext:value-type="float">
            <text:p>0.02885</text:p>
          </table:table-cell>
          <table:table-cell office:value-type="float" office:value="780.8163672772" calcext:value-type="float">
            <text:p>780.8163672772</text:p>
          </table:table-cell>
        </table:table-row>
        <table:table-row table:style-name="ro1">
          <table:table-cell office:value-type="string" calcext:value-type="string">
            <text:p>01/10/2011</text:p>
          </table:table-cell>
          <table:table-cell office:value-type="float" office:value="1207.22" calcext:value-type="float">
            <text:p>1207.22</text:p>
          </table:table-cell>
          <table:table-cell office:value-type="float" office:value="25.6" calcext:value-type="float">
            <text:p>25.6</text:p>
          </table:table-cell>
          <table:table-cell office:value-type="float" office:value="2.1205745432" calcext:value-type="float">
            <text:p>2.1205745432</text:p>
          </table:table-cell>
          <table:table-cell office:value-type="float" office:value="0.0302186387" calcext:value-type="float">
            <text:p>0.0302186387</text:p>
          </table:table-cell>
          <table:table-cell office:value-type="float" office:value="143179.868849981" calcext:value-type="float">
            <text:p>143179.868849981</text:p>
          </table:table-cell>
          <table:table-cell office:value-type="float" office:value="2.15" calcext:value-type="float">
            <text:p>2.15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1.0769020654" calcext:value-type="float">
            <text:p>1.0769020654</text:p>
          </table:table-cell>
          <table:table-cell office:value-type="float" office:value="-0.0126583333" calcext:value-type="float">
            <text:p>-0.0126583333</text:p>
          </table:table-cell>
          <table:table-cell office:value-type="float" office:value="770.9325334281" calcext:value-type="float">
            <text:p>770.9325334281</text:p>
          </table:table-cell>
        </table:table-row>
        <table:table-row table:style-name="ro1">
          <table:table-cell office:value-type="string" calcext:value-type="string">
            <text:p>01/11/2011</text:p>
          </table:table-cell>
          <table:table-cell office:value-type="float" office:value="1226.42" calcext:value-type="float">
            <text:p>1226.42</text:p>
          </table:table-cell>
          <table:table-cell office:value-type="float" office:value="26.01" calcext:value-type="float">
            <text:p>26.01</text:p>
          </table:table-cell>
          <table:table-cell office:value-type="float" office:value="2.1208069014" calcext:value-type="float">
            <text:p>2.1208069014</text:p>
          </table:table-cell>
          <table:table-cell office:value-type="float" office:value="0.0176999866" calcext:value-type="float">
            <text:p>0.0176999866</text:p>
          </table:table-cell>
          <table:table-cell office:value-type="float" office:value="145714.150604622" calcext:value-type="float">
            <text:p>145714.150604622</text:p>
          </table:table-cell>
          <table:table-cell office:value-type="float" office:value="2.01" calcext:value-type="float">
            <text:p>2.01</text:p>
          </table:table-cell>
          <table:table-cell office:value-type="float" office:value="0.0119" calcext:value-type="float">
            <text:p>0.0119</text:p>
          </table:table-cell>
          <table:table-cell office:value-type="float" office:value="1.0897172" calcext:value-type="float">
            <text:p>1.0897172</text:p>
          </table:table-cell>
          <table:table-cell office:value-type="float" office:value="0.013575" calcext:value-type="float">
            <text:p>0.013575</text:p>
          </table:table-cell>
          <table:table-cell office:value-type="float" office:value="781.3979425694" calcext:value-type="float">
            <text:p>781.3979425694</text:p>
          </table:table-cell>
        </table:table-row>
        <table:table-row table:style-name="ro1">
          <table:table-cell office:value-type="string" calcext:value-type="string">
            <text:p>01/12/2011</text:p>
          </table:table-cell>
          <table:table-cell office:value-type="float" office:value="1243.32" calcext:value-type="float">
            <text:p>1243.32</text:p>
          </table:table-cell>
          <table:table-cell office:value-type="float" office:value="26.43" calcext:value-type="float">
            <text:p>26.43</text:p>
          </table:table-cell>
          <table:table-cell office:value-type="float" office:value="2.1257600618" calcext:value-type="float">
            <text:p>2.1257600618</text:p>
          </table:table-cell>
          <table:table-cell office:value-type="float" office:value="0.0155758223" calcext:value-type="float">
            <text:p>0.0155758223</text:p>
          </table:table-cell>
          <table:table-cell office:value-type="float" office:value="147983.768322798" calcext:value-type="float">
            <text:p>147983.768322798</text:p>
          </table:table-cell>
          <table:table-cell office:value-type="float" office:value="1.98" calcext:value-type="float">
            <text:p>1.98</text:p>
          </table:table-cell>
          <table:table-cell office:value-type="float" office:value="0.00255" calcext:value-type="float">
            <text:p>0.00255</text:p>
          </table:table-cell>
          <table:table-cell office:value-type="float" office:value="1.0924959788" calcext:value-type="float">
            <text:p>1.0924959788</text:p>
          </table:table-cell>
          <table:table-cell office:value-type="float" office:value="0.0042" calcext:value-type="float">
            <text:p>0.0042</text:p>
          </table:table-cell>
          <table:table-cell office:value-type="float" office:value="784.6798139282" calcext:value-type="float">
            <text:p>784.6798139282</text:p>
          </table:table-cell>
        </table:table-row>
        <table:table-row table:style-name="ro1">
          <table:table-cell office:value-type="string" calcext:value-type="string">
            <text:p>01/01/2012</text:p>
          </table:table-cell>
          <table:table-cell office:value-type="float" office:value="1300.58" calcext:value-type="float">
            <text:p>1300.58</text:p>
          </table:table-cell>
          <table:table-cell office:value-type="float" office:value="26.74" calcext:value-type="float">
            <text:p>26.74</text:p>
          </table:table-cell>
          <table:table-cell office:value-type="float" office:value="2.056005782" calcext:value-type="float">
            <text:p>2.056005782</text:p>
          </table:table-cell>
          <table:table-cell office:value-type="float" office:value="0.0478461342" calcext:value-type="float">
            <text:p>0.0478461342</text:p>
          </table:table-cell>
          <table:table-cell office:value-type="float" office:value="155064.219559251" calcext:value-type="float">
            <text:p>155064.219559251</text:p>
          </table:table-cell>
          <table:table-cell office:value-type="float" office:value="1.97" calcext:value-type="float">
            <text:p>1.97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934246004" calcext:value-type="float">
            <text:p>1.0934246004</text:p>
          </table:table-cell>
          <table:table-cell office:value-type="float" office:value="0.0024916667" calcext:value-type="float">
            <text:p>0.0024916667</text:p>
          </table:table-cell>
          <table:table-cell office:value-type="float" office:value="786.6349744645" calcext:value-type="float">
            <text:p>786.6349744645</text:p>
          </table:table-cell>
        </table:table-row>
        <table:table-row table:style-name="ro1">
          <table:table-cell office:value-type="string" calcext:value-type="string">
            <text:p>01/02/2012</text:p>
          </table:table-cell>
          <table:table-cell office:value-type="float" office:value="1352.49" calcext:value-type="float">
            <text:p>1352.49</text:p>
          </table:table-cell>
          <table:table-cell office:value-type="float" office:value="27.04" calcext:value-type="float">
            <text:p>27.04</text:p>
          </table:table-cell>
          <table:table-cell office:value-type="float" office:value="1.9992754105" calcext:value-type="float">
            <text:p>1.9992754105</text:p>
          </table:table-cell>
          <table:table-cell office:value-type="float" office:value="0.0416457358" calcext:value-type="float">
            <text:p>0.0416457358</text:p>
          </table:table-cell>
          <table:table-cell office:value-type="float" office:value="161521.983084336" calcext:value-type="float">
            <text:p>161521.983084336</text:p>
          </table:table-cell>
          <table:table-cell office:value-type="float" office:value="1.97" calcext:value-type="float">
            <text:p>1.97</text:p>
          </table:table-cell>
          <table:table-cell office:value-type="float" office:value="0" calcext:value-type="float">
            <text:p>0</text:p>
          </table:table-cell>
          <table:table-cell office:value-type="float" office:value="1.0934246004" calcext:value-type="float">
            <text:p>1.0934246004</text:p>
          </table:table-cell>
          <table:table-cell office:value-type="float" office:value="0.0016416667" calcext:value-type="float">
            <text:p>0.0016416667</text:p>
          </table:table-cell>
          <table:table-cell office:value-type="float" office:value="787.9263668809" calcext:value-type="float">
            <text:p>787.9263668809</text:p>
          </table:table-cell>
        </table:table-row>
        <table:table-row table:style-name="ro1">
          <table:table-cell office:value-type="string" calcext:value-type="string">
            <text:p>01/03/2012</text:p>
          </table:table-cell>
          <table:table-cell office:value-type="float" office:value="1389.24" calcext:value-type="float">
            <text:p>1389.24</text:p>
          </table:table-cell>
          <table:table-cell office:value-type="float" office:value="27.35" calcext:value-type="float">
            <text:p>27.35</text:p>
          </table:table-cell>
          <table:table-cell office:value-type="float" office:value="1.9687023121" calcext:value-type="float">
            <text:p>1.9687023121</text:p>
          </table:table-cell>
          <table:table-cell office:value-type="float" office:value="0.0288572682" calcext:value-type="float">
            <text:p>0.0288572682</text:p>
          </table:table-cell>
          <table:table-cell office:value-type="float" office:value="166183.066270259" calcext:value-type="float">
            <text:p>166183.066270259</text:p>
          </table:table-cell>
          <table:table-cell office:value-type="float" office:value="2.17" calcext:value-type="float">
            <text:p>2.17</text:p>
          </table:table-cell>
          <table:table-cell office:value-type="float" office:value="-0.017" calcext:value-type="float">
            <text:p>-0.017</text:p>
          </table:table-cell>
          <table:table-cell office:value-type="float" office:value="1.0748363822" calcext:value-type="float">
            <text:p>1.0748363822</text:p>
          </table:table-cell>
          <table:table-cell office:value-type="float" office:value="-0.0151916667" calcext:value-type="float">
            <text:p>-0.0151916667</text:p>
          </table:table-cell>
          <table:table-cell office:value-type="float" office:value="775.9564521574" calcext:value-type="float">
            <text:p>775.9564521574</text:p>
          </table:table-cell>
        </table:table-row>
        <table:table-row table:style-name="ro1">
          <table:table-cell office:value-type="string" calcext:value-type="string">
            <text:p>01/04/2012</text:p>
          </table:table-cell>
          <table:table-cell office:value-type="float" office:value="1386.43" calcext:value-type="float">
            <text:p>1386.43</text:p>
          </table:table-cell>
          <table:table-cell office:value-type="float" office:value="27.67" calcext:value-type="float">
            <text:p>27.67</text:p>
          </table:table-cell>
          <table:table-cell office:value-type="float" office:value="1.9957733171" calcext:value-type="float">
            <text:p>1.9957733171</text:p>
          </table:table-cell>
          <table:table-cell office:value-type="float" office:value="-0.0003627083" calcext:value-type="float">
            <text:p>-0.0003627083</text:p>
          </table:table-cell>
          <table:table-cell office:value-type="float" office:value="166122.790291584" calcext:value-type="float">
            <text:p>166122.790291584</text:p>
          </table:table-cell>
          <table:table-cell office:value-type="float" office:value="2.05" calcext:value-type="float">
            <text:p>2.05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0857997133" calcext:value-type="float">
            <text:p>1.0857997133</text:p>
          </table:table-cell>
          <table:table-cell office:value-type="float" office:value="0.0119083333" calcext:value-type="float">
            <text:p>0.0119083333</text:p>
          </table:table-cell>
          <table:table-cell office:value-type="float" office:value="785.1968002418" calcext:value-type="float">
            <text:p>785.1968002418</text:p>
          </table:table-cell>
        </table:table-row>
        <table:table-row table:style-name="ro1">
          <table:table-cell office:value-type="string" calcext:value-type="string">
            <text:p>01/05/2012</text:p>
          </table:table-cell>
          <table:table-cell office:value-type="float" office:value="1341.27" calcext:value-type="float">
            <text:p>1341.27</text:p>
          </table:table-cell>
          <table:table-cell office:value-type="float" office:value="28" calcext:value-type="float">
            <text:p>28</text:p>
          </table:table-cell>
          <table:table-cell office:value-type="float" office:value="2.0875737174" calcext:value-type="float">
            <text:p>2.0875737174</text:p>
          </table:table-cell>
          <table:table-cell office:value-type="float" office:value="-0.0308900878" calcext:value-type="float">
            <text:p>-0.0308900878</text:p>
          </table:table-cell>
          <table:table-cell office:value-type="float" office:value="160991.242711992" calcext:value-type="float">
            <text:p>160991.242711992</text:p>
          </table:table-cell>
          <table:table-cell office:value-type="float" office:value="1.8" calcext:value-type="float">
            <text:p>1.8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1.1088729572" calcext:value-type="float">
            <text:p>1.1088729572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803.0600274473" calcext:value-type="float">
            <text:p>803.0600274473</text:p>
          </table:table-cell>
        </table:table-row>
        <table:table-row table:style-name="ro1">
          <table:table-cell office:value-type="string" calcext:value-type="string">
            <text:p>01/06/2012</text:p>
          </table:table-cell>
          <table:table-cell office:value-type="float" office:value="1323.48" calcext:value-type="float">
            <text:p>1323.48</text:p>
          </table:table-cell>
          <table:table-cell office:value-type="float" office:value="28.32" calcext:value-type="float">
            <text:p>28.32</text:p>
          </table:table-cell>
          <table:table-cell office:value-type="float" office:value="2.1398132197" calcext:value-type="float">
            <text:p>2.1398132197</text:p>
          </table:table-cell>
          <table:table-cell office:value-type="float" office:value="-0.0115040223" calcext:value-type="float">
            <text:p>-0.0115040223</text:p>
          </table:table-cell>
          <table:table-cell office:value-type="float" office:value="159139.195864566" calcext:value-type="float">
            <text:p>159139.195864566</text:p>
          </table:table-cell>
          <table:table-cell office:value-type="float" office:value="1.62" calcext:value-type="float">
            <text:p>1.62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1258387134" calcext:value-type="float">
            <text:p>1.1258387134</text:p>
          </table:table-cell>
          <table:table-cell office:value-type="float" office:value="0.01665" calcext:value-type="float">
            <text:p>0.01665</text:p>
          </table:table-cell>
          <table:table-cell office:value-type="float" office:value="816.4309769043" calcext:value-type="float">
            <text:p>816.4309769043</text:p>
          </table:table-cell>
        </table:table-row>
        <table:table-row table:style-name="ro1">
          <table:table-cell office:value-type="string" calcext:value-type="string">
            <text:p>01/07/2012</text:p>
          </table:table-cell>
          <table:table-cell office:value-type="float" office:value="1359.78" calcext:value-type="float">
            <text:p>1359.78</text:p>
          </table:table-cell>
          <table:table-cell office:value-type="float" office:value="28.74" calcext:value-type="float">
            <text:p>28.74</text:p>
          </table:table-cell>
          <table:table-cell office:value-type="float" office:value="2.1135771963" calcext:value-type="float">
            <text:p>2.1135771963</text:p>
          </table:table-cell>
          <table:table-cell office:value-type="float" office:value="0.0292375236" calcext:value-type="float">
            <text:p>0.0292375236</text:p>
          </table:table-cell>
          <table:table-cell office:value-type="float" office:value="163792.03186459" calcext:value-type="float">
            <text:p>163792.03186459</text:p>
          </table:table-cell>
          <table:table-cell office:value-type="float" office:value="1.53" calcext:value-type="float">
            <text:p>1.53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1.1344513796" calcext:value-type="float">
            <text:p>1.1344513796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823.7176233732" calcext:value-type="float">
            <text:p>823.7176233732</text:p>
          </table:table-cell>
        </table:table-row>
        <table:table-row table:style-name="ro1">
          <table:table-cell office:value-type="string" calcext:value-type="string">
            <text:p>01/08/2012</text:p>
          </table:table-cell>
          <table:table-cell office:value-type="float" office:value="1403.45" calcext:value-type="float">
            <text:p>1403.45</text:p>
          </table:table-cell>
          <table:table-cell office:value-type="float" office:value="29.17" calcext:value-type="float">
            <text:p>29.17</text:p>
          </table:table-cell>
          <table:table-cell office:value-type="float" office:value="2.0784495351" calcext:value-type="float">
            <text:p>2.0784495351</text:p>
          </table:table-cell>
          <table:table-cell office:value-type="float" office:value="0.0339029516" calcext:value-type="float">
            <text:p>0.0339029516</text:p>
          </table:table-cell>
          <table:table-cell office:value-type="float" office:value="169345.065196843" calcext:value-type="float">
            <text:p>169345.065196843</text:p>
          </table:table-cell>
          <table:table-cell office:value-type="float" office:value="1.68" calcext:value-type="float">
            <text:p>1.68</text:p>
          </table:table-cell>
          <table:table-cell office:value-type="float" office:value="-0.01275" calcext:value-type="float">
            <text:p>-0.01275</text:p>
          </table:table-cell>
          <table:table-cell office:value-type="float" office:value="1.1199871245" calcext:value-type="float">
            <text:p>1.1199871245</text:p>
          </table:table-cell>
          <table:table-cell office:value-type="float" office:value="-0.01135" calcext:value-type="float">
            <text:p>-0.01135</text:p>
          </table:table-cell>
          <table:table-cell office:value-type="float" office:value="814.3684283479" calcext:value-type="float">
            <text:p>814.3684283479</text:p>
          </table:table-cell>
        </table:table-row>
        <table:table-row table:style-name="ro1">
          <table:table-cell office:value-type="string" calcext:value-type="string">
            <text:p>01/09/2012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29.59" calcext:value-type="float">
            <text:p>29.59</text:p>
          </table:table-cell>
          <table:table-cell office:value-type="float" office:value="2.0499923792" calcext:value-type="float">
            <text:p>2.0499923792</text:p>
          </table:table-cell>
          <table:table-cell office:value-type="float" office:value="0.0302367974" calcext:value-type="float">
            <text:p>0.0302367974</text:p>
          </table:table-cell>
          <table:table-cell office:value-type="float" office:value="174465.517626581" calcext:value-type="float">
            <text:p>174465.517626581</text:p>
          </table:table-cell>
          <table:table-cell office:value-type="float" office:value="1.72" calcext:value-type="float">
            <text:p>1.7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1161791683" calcext:value-type="float">
            <text:p>1.1161791683</text:p>
          </table:table-cell>
          <table:table-cell office:value-type="float" office:value="-0.0019666667" calcext:value-type="float">
            <text:p>-0.0019666667</text:p>
          </table:table-cell>
          <table:table-cell office:value-type="float" office:value="812.7668371055" calcext:value-type="float">
            <text:p>812.7668371055</text:p>
          </table:table-cell>
        </table:table-row>
        <table:table-row table:style-name="ro1">
          <table:table-cell office:value-type="string" calcext:value-type="string">
            <text:p>01/10/2012</text:p>
          </table:table-cell>
          <table:table-cell office:value-type="float" office:value="1437.82" calcext:value-type="float">
            <text:p>1437.82</text:p>
          </table:table-cell>
          <table:table-cell office:value-type="float" office:value="30.14" calcext:value-type="float">
            <text:p>30.14</text:p>
          </table:table-cell>
          <table:table-cell office:value-type="float" office:value="2.0962290134" calcext:value-type="float">
            <text:p>2.0962290134</text:p>
          </table:table-cell>
          <table:table-cell office:value-type="float" office:value="-0.0021394019" calcext:value-type="float">
            <text:p>-0.0021394019</text:p>
          </table:table-cell>
          <table:table-cell office:value-type="float" office:value="174092.265758823" calcext:value-type="float">
            <text:p>174092.265758823</text:p>
          </table:table-cell>
          <table:table-cell office:value-type="float" office:value="1.75" calcext:value-type="float">
            <text:p>1.75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1133329114" calcext:value-type="float">
            <text:p>1.1133329114</text:p>
          </table:table-cell>
          <table:table-cell office:value-type="float" office:value="-0.0010916667" calcext:value-type="float">
            <text:p>-0.0010916667</text:p>
          </table:table-cell>
          <table:table-cell office:value-type="float" office:value="811.8795666417" calcext:value-type="float">
            <text:p>811.8795666417</text:p>
          </table:table-cell>
        </table:table-row>
        <table:table-row table:style-name="ro1">
          <table:table-cell office:value-type="string" calcext:value-type="string">
            <text:p>01/11/2012</text:p>
          </table:table-cell>
          <table:table-cell office:value-type="float" office:value="1394.51" calcext:value-type="float">
            <text:p>1394.51</text:p>
          </table:table-cell>
          <table:table-cell office:value-type="float" office:value="30.7" calcext:value-type="float">
            <text:p>30.7</text:p>
          </table:table-cell>
          <table:table-cell office:value-type="float" office:value="2.2014901291" calcext:value-type="float">
            <text:p>2.2014901291</text:p>
          </table:table-cell>
          <table:table-cell office:value-type="float" office:value="-0.0283428694" calcext:value-type="float">
            <text:p>-0.0283428694</text:p>
          </table:table-cell>
          <table:table-cell office:value-type="float" office:value="169157.991411261" calcext:value-type="float">
            <text:p>169157.991411261</text:p>
          </table:table-cell>
          <table:table-cell office:value-type="float" office:value="1.65" calcext:value-type="float">
            <text:p>1.65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1227962412" calcext:value-type="float">
            <text:p>1.1227962412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819.8968773623" calcext:value-type="float">
            <text:p>819.8968773623</text:p>
          </table:table-cell>
        </table:table-row>
        <table:table-row table:style-name="ro1">
          <table:table-cell office:value-type="string" calcext:value-type="string">
            <text:p>01/12/2012</text:p>
          </table:table-cell>
          <table:table-cell office:value-type="float" office:value="1422.29" calcext:value-type="float">
            <text:p>1422.29</text:p>
          </table:table-cell>
          <table:table-cell office:value-type="float" office:value="31.25" calcext:value-type="float">
            <text:p>31.25</text:p>
          </table:table-cell>
          <table:table-cell office:value-type="float" office:value="2.1971609166" calcext:value-type="float">
            <text:p>2.1971609166</text:p>
          </table:table-cell>
          <table:table-cell office:value-type="float" office:value="0.0217884179" calcext:value-type="float">
            <text:p>0.0217884179</text:p>
          </table:table-cell>
          <table:table-cell office:value-type="float" office:value="172843.676421794" calcext:value-type="float">
            <text:p>172843.676421794</text:p>
          </table:table-cell>
          <table:table-cell office:value-type="float" office:value="1.72" calcext:value-type="float">
            <text:p>1.72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1161156035" calcext:value-type="float">
            <text:p>1.1161156035</text:p>
          </table:table-cell>
          <table:table-cell office:value-type="float" office:value="-0.0045166667" calcext:value-type="float">
            <text:p>-0.0045166667</text:p>
          </table:table-cell>
          <table:table-cell office:value-type="float" office:value="816.1936764662" calcext:value-type="float">
            <text:p>816.1936764662</text:p>
          </table:table-cell>
        </table:table-row>
        <table:table-row table:style-name="ro1">
          <table:table-cell office:value-type="string" calcext:value-type="string">
            <text:p>01/01/2013</text:p>
          </table:table-cell>
          <table:table-cell office:value-type="float" office:value="1480.4" calcext:value-type="float">
            <text:p>1480.4</text:p>
          </table:table-cell>
          <table:table-cell office:value-type="float" office:value="31.54" calcext:value-type="float">
            <text:p>31.54</text:p>
          </table:table-cell>
          <table:table-cell office:value-type="float" office:value="2.1305052688" calcext:value-type="float">
            <text:p>2.1305052688</text:p>
          </table:table-cell>
          <table:table-cell office:value-type="float" office:value="0.0427044102" calcext:value-type="float">
            <text:p>0.0427044102</text:p>
          </table:table-cell>
          <table:table-cell office:value-type="float" office:value="180224.863676808" calcext:value-type="float">
            <text:p>180224.863676808</text:p>
          </table:table-cell>
          <table:table-cell office:value-type="float" office:value="1.91" calcext:value-type="float">
            <text:p>1.91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1.0980903365" calcext:value-type="float">
            <text:p>1.0980903365</text:p>
          </table:table-cell>
          <table:table-cell office:value-type="float" office:value="-0.0145583333" calcext:value-type="float">
            <text:p>-0.0145583333</text:p>
          </table:table-cell>
          <table:table-cell office:value-type="float" office:value="804.3112568596" calcext:value-type="float">
            <text:p>804.3112568596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float" office:value="1512.31" calcext:value-type="float">
            <text:p>1512.31</text:p>
          </table:table-cell>
          <table:table-cell office:value-type="float" office:value="31.82" calcext:value-type="float">
            <text:p>31.82</text:p>
          </table:table-cell>
          <table:table-cell office:value-type="float" office:value="2.1040659653" calcext:value-type="float">
            <text:p>2.1040659653</text:p>
          </table:table-cell>
          <table:table-cell office:value-type="float" office:value="0.0233463553" calcext:value-type="float">
            <text:p>0.0233463553</text:p>
          </table:table-cell>
          <table:table-cell office:value-type="float" office:value="184432.457385201" calcext:value-type="float">
            <text:p>184432.457385201</text:p>
          </table:table-cell>
          <table:table-cell office:value-type="float" office:value="1.98" calcext:value-type="float">
            <text:p>1.98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091556699" calcext:value-type="float">
            <text:p>1.091556699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800.8527184551" calcext:value-type="float">
            <text:p>800.8527184551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float" office:value="1550.83" calcext:value-type="float">
            <text:p>1550.83</text:p>
          </table:table-cell>
          <table:table-cell office:value-type="float" office:value="32.11" calcext:value-type="float">
            <text:p>32.11</text:p>
          </table:table-cell>
          <table:table-cell office:value-type="float" office:value="2.0705041816" calcext:value-type="float">
            <text:p>2.0705041816</text:p>
          </table:table-cell>
          <table:table-cell office:value-type="float" office:value="0.0272403365" calcext:value-type="float">
            <text:p>0.0272403365</text:p>
          </table:table-cell>
          <table:table-cell office:value-type="float" office:value="189456.459590898" calcext:value-type="float">
            <text:p>189456.459590898</text:p>
          </table:table-cell>
          <table:table-cell office:value-type="float" office:value="1.96" calcext:value-type="float">
            <text:p>1.96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0934123454" calcext:value-type="float">
            <text:p>1.0934123454</text:p>
          </table:table-cell>
          <table:table-cell office:value-type="float" office:value="0.0033333333" calcext:value-type="float">
            <text:p>0.0033333333</text:p>
          </table:table-cell>
          <table:table-cell office:value-type="float" office:value="803.5222275166" calcext:value-type="float">
            <text:p>803.5222275166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office:value-type="float" office:value="1570.7" calcext:value-type="float">
            <text:p>1570.7</text:p>
          </table:table-cell>
          <table:table-cell office:value-type="float" office:value="32.5" calcext:value-type="float">
            <text:p>32.5</text:p>
          </table:table-cell>
          <table:table-cell office:value-type="float" office:value="2.0691411473" calcext:value-type="float">
            <text:p>2.0691411473</text:p>
          </table:table-cell>
          <table:table-cell office:value-type="float" office:value="0.0145586915" calcext:value-type="float">
            <text:p>0.0145586915</text:p>
          </table:table-cell>
          <table:table-cell office:value-type="float" office:value="192214.697740794" calcext:value-type="float">
            <text:p>192214.697740794</text:p>
          </table:table-cell>
          <table:table-cell office:value-type="float" office:value="1.76" calcext:value-type="float">
            <text:p>1.76</text:p>
          </table:table-cell>
          <table:table-cell office:value-type="float" office:value="0.017" calcext:value-type="float">
            <text:p>0.017</text:p>
          </table:table-cell>
          <table:table-cell office:value-type="float" office:value="1.1120003553" calcext:value-type="float">
            <text:p>1.1120003553</text:p>
          </table:table-cell>
          <table:table-cell office:value-type="float" office:value="0.0184666667" calcext:value-type="float">
            <text:p>0.0184666667</text:p>
          </table:table-cell>
          <table:table-cell office:value-type="float" office:value="818.3606046514" calcext:value-type="float">
            <text:p>818.3606046514</text:p>
          </table:table-cell>
        </table:table-row>
        <table:table-row table:style-name="ro1">
          <table:table-cell office:value-type="string" calcext:value-type="string">
            <text:p>01/05/2013</text:p>
          </table:table-cell>
          <table:table-cell office:value-type="float" office:value="1639.84" calcext:value-type="float">
            <text:p>1639.84</text:p>
          </table:table-cell>
          <table:table-cell office:value-type="float" office:value="32.88" calcext:value-type="float">
            <text:p>32.88</text:p>
          </table:table-cell>
          <table:table-cell office:value-type="float" office:value="2.0050736657" calcext:value-type="float">
            <text:p>2.0050736657</text:p>
          </table:table-cell>
          <table:table-cell office:value-type="float" office:value="0.0457632124" calcext:value-type="float">
            <text:p>0.0457632124</text:p>
          </table:table-cell>
          <table:table-cell office:value-type="float" office:value="201011.059787384" calcext:value-type="float">
            <text:p>201011.059787384</text:p>
          </table:table-cell>
          <table:table-cell office:value-type="float" office:value="1.93" calcext:value-type="float">
            <text:p>1.93</text:p>
          </table:table-cell>
          <table:table-cell office:value-type="float" office:value="-0.01445" calcext:value-type="float">
            <text:p>-0.01445</text:p>
          </table:table-cell>
          <table:table-cell office:value-type="float" office:value="1.0959319501" calcext:value-type="float">
            <text:p>1.0959319501</text:p>
          </table:table-cell>
          <table:table-cell office:value-type="float" office:value="-0.0128416667" calcext:value-type="float">
            <text:p>-0.0128416667</text:p>
          </table:table-cell>
          <table:table-cell office:value-type="float" office:value="807.8514905534" calcext:value-type="float">
            <text:p>807.8514905534</text:p>
          </table:table-cell>
        </table:table-row>
        <table:table-row table:style-name="ro1">
          <table:table-cell office:value-type="string" calcext:value-type="string">
            <text:p>01/06/2013</text:p>
          </table:table-cell>
          <table:table-cell office:value-type="float" office:value="1618.77" calcext:value-type="float">
            <text:p>1618.77</text:p>
          </table:table-cell>
          <table:table-cell office:value-type="float" office:value="33.27" calcext:value-type="float">
            <text:p>33.27</text:p>
          </table:table-cell>
          <table:table-cell office:value-type="float" office:value="2.0552641821" calcext:value-type="float">
            <text:p>2.0552641821</text:p>
          </table:table-cell>
          <table:table-cell office:value-type="float" office:value="-0.0111581008" calcext:value-type="float">
            <text:p>-0.0111581008</text:p>
          </table:table-cell>
          <table:table-cell office:value-type="float" office:value="198768.158122308" calcext:value-type="float">
            <text:p>198768.158122308</text:p>
          </table:table-cell>
          <table:table-cell office:value-type="float" office:value="2.3" calcext:value-type="float">
            <text:p>2.3</text:p>
          </table:table-cell>
          <table:table-cell office:value-type="float" office:value="-0.03145" calcext:value-type="float">
            <text:p>-0.03145</text:p>
          </table:table-cell>
          <table:table-cell office:value-type="float" office:value="1.0614648903" calcext:value-type="float">
            <text:p>1.0614648903</text:p>
          </table:table-cell>
          <table:table-cell office:value-type="float" office:value="-0.0295333333" calcext:value-type="float">
            <text:p>-0.0295333333</text:p>
          </table:table-cell>
          <table:table-cell office:value-type="float" office:value="783.992943199" calcext:value-type="float">
            <text:p>783.992943199</text:p>
          </table:table-cell>
        </table:table-row>
        <table:table-row table:style-name="ro1">
          <table:table-cell office:value-type="string" calcext:value-type="string">
            <text:p>01/07/2013</text:p>
          </table:table-cell>
          <table:table-cell office:value-type="float" office:value="1668.68" calcext:value-type="float">
            <text:p>1668.68</text:p>
          </table:table-cell>
          <table:table-cell office:value-type="float" office:value="33.65" calcext:value-type="float">
            <text:p>33.65</text:p>
          </table:table-cell>
          <table:table-cell office:value-type="float" office:value="2.0165639907" calcext:value-type="float">
            <text:p>2.0165639907</text:p>
          </table:table-cell>
          <table:table-cell office:value-type="float" office:value="0.0325641622" calcext:value-type="float">
            <text:p>0.0325641622</text:p>
          </table:table-cell>
          <table:table-cell office:value-type="float" office:value="205240.876669049" calcext:value-type="float">
            <text:p>205240.876669049</text:p>
          </table:table-cell>
          <table:table-cell office:value-type="float" office:value="2.58" calcext:value-type="float">
            <text:p>2.58</text:p>
          </table:table-cell>
          <table:table-cell office:value-type="float" office:value="-0.0238" calcext:value-type="float">
            <text:p>-0.0238</text:p>
          </table:table-cell>
          <table:table-cell office:value-type="float" office:value="1.0362020259" calcext:value-type="float">
            <text:p>1.0362020259</text:p>
          </table:table-cell>
          <table:table-cell office:value-type="float" office:value="-0.02165" calcext:value-type="float">
            <text:p>-0.02165</text:p>
          </table:table-cell>
          <table:table-cell office:value-type="float" office:value="767.0194959788" calcext:value-type="float">
            <text:p>767.0194959788</text:p>
          </table:table-cell>
        </table:table-row>
        <table:table-row table:style-name="ro1">
          <table:table-cell office:value-type="string" calcext:value-type="string">
            <text:p>01/08/2013</text:p>
          </table:table-cell>
          <table:table-cell office:value-type="float" office:value="1670.09" calcext:value-type="float">
            <text:p>1670.09</text:p>
          </table:table-cell>
          <table:table-cell office:value-type="float" office:value="34.02" calcext:value-type="float">
            <text:p>34.02</text:p>
          </table:table-cell>
          <table:table-cell office:value-type="float" office:value="2.0370159692" calcext:value-type="float">
            <text:p>2.0370159692</text:p>
          </table:table-cell>
          <table:table-cell office:value-type="float" office:value="0.0025440934" calcext:value-type="float">
            <text:p>0.0025440934</text:p>
          </table:table-cell>
          <table:table-cell office:value-type="float" office:value="205763.02862917" calcext:value-type="float">
            <text:p>205763.02862917</text:p>
          </table:table-cell>
          <table:table-cell office:value-type="float" office:value="2.74" calcext:value-type="float">
            <text:p>2.74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1.0221096784" calcext:value-type="float">
            <text:p>1.0221096784</text:p>
          </table:table-cell>
          <table:table-cell office:value-type="float" office:value="-0.0113166667" calcext:value-type="float">
            <text:p>-0.0113166667</text:p>
          </table:table-cell>
          <table:table-cell office:value-type="float" office:value="758.339392016" calcext:value-type="float">
            <text:p>758.339392016</text:p>
          </table:table-cell>
        </table:table-row>
        <table:table-row table:style-name="ro1">
          <table:table-cell office:value-type="string" calcext:value-type="string">
            <text:p>01/09/2013</text:p>
          </table:table-cell>
          <table:table-cell office:value-type="float" office:value="1687.17" calcext:value-type="float">
            <text:p>1687.17</text:p>
          </table:table-cell>
          <table:table-cell office:value-type="float" office:value="34.4" calcext:value-type="float">
            <text:p>34.4</text:p>
          </table:table-cell>
          <table:table-cell office:value-type="float" office:value="2.0389172401" calcext:value-type="float">
            <text:p>2.0389172401</text:p>
          </table:table-cell>
          <table:table-cell office:value-type="float" office:value="0.0119434681" calcext:value-type="float">
            <text:p>0.0119434681</text:p>
          </table:table-cell>
          <table:table-cell office:value-type="float" office:value="208220.552801154" calcext:value-type="float">
            <text:p>208220.552801154</text:p>
          </table:table-cell>
          <table:table-cell office:value-type="float" office:value="2.81" calcext:value-type="float">
            <text:p>2.81</text:p>
          </table:table-cell>
          <table:table-cell office:value-type="float" office:value="-0.00595" calcext:value-type="float">
            <text:p>-0.00595</text:p>
          </table:table-cell>
          <table:table-cell office:value-type="float" office:value="1.0160281258" calcext:value-type="float">
            <text:p>1.0160281258</text:p>
          </table:table-cell>
          <table:table-cell office:value-type="float" office:value="-0.0036083333" calcext:value-type="float">
            <text:p>-0.0036083333</text:p>
          </table:table-cell>
          <table:table-cell office:value-type="float" office:value="755.6030507098" calcext:value-type="float">
            <text:p>755.6030507098</text:p>
          </table:table-cell>
        </table:table-row>
        <table:table-row table:style-name="ro1">
          <table:table-cell office:value-type="string" calcext:value-type="string">
            <text:p>01/10/2013</text:p>
          </table:table-cell>
          <table:table-cell office:value-type="float" office:value="1720.03" calcext:value-type="float">
            <text:p>1720.03</text:p>
          </table:table-cell>
          <table:table-cell office:value-type="float" office:value="34.6" calcext:value-type="float">
            <text:p>34.6</text:p>
          </table:table-cell>
          <table:table-cell office:value-type="float" office:value="2.0115928211" calcext:value-type="float">
            <text:p>2.0115928211</text:p>
          </table:table-cell>
          <table:table-cell office:value-type="float" office:value="0.0211852128" calcext:value-type="float">
            <text:p>0.0211852128</text:p>
          </table:table-cell>
          <table:table-cell office:value-type="float" office:value="212631.749530933" calcext:value-type="float">
            <text:p>212631.749530933</text:p>
          </table:table-cell>
          <table:table-cell office:value-type="float" office:value="2.62" calcext:value-type="float">
            <text:p>2.62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1.03243698" calcext:value-type="float">
            <text:p>1.03243698</text:p>
          </table:table-cell>
          <table:table-cell office:value-type="float" office:value="0.0183333333" calcext:value-type="float">
            <text:p>0.0183333333</text:p>
          </table:table-cell>
          <table:table-cell office:value-type="float" office:value="769.4557733061" calcext:value-type="float">
            <text:p>769.4557733061</text:p>
          </table:table-cell>
        </table:table-row>
        <table:table-row table:style-name="ro1">
          <table:table-cell office:value-type="string" calcext:value-type="string">
            <text:p>01/11/2013</text:p>
          </table:table-cell>
          <table:table-cell office:value-type="float" office:value="1783.54" calcext:value-type="float">
            <text:p>1783.54</text:p>
          </table:table-cell>
          <table:table-cell office:value-type="float" office:value="34.79" calcext:value-type="float">
            <text:p>34.79</text:p>
          </table:table-cell>
          <table:table-cell office:value-type="float" office:value="1.9506150689" calcext:value-type="float">
            <text:p>1.9506150689</text:p>
          </table:table-cell>
          <table:table-cell office:value-type="float" office:value="0.0386094687" calcext:value-type="float">
            <text:p>0.0386094687</text:p>
          </table:table-cell>
          <table:table-cell office:value-type="float" office:value="220841.348408626" calcext:value-type="float">
            <text:p>220841.348408626</text:p>
          </table:table-cell>
          <table:table-cell office:value-type="float" office:value="2.72" calcext:value-type="float">
            <text:p>2.72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0236612657" calcext:value-type="float">
            <text:p>1.0236612657</text:p>
          </table:table-cell>
          <table:table-cell office:value-type="float" office:value="-0.0062333333" calcext:value-type="float">
            <text:p>-0.0062333333</text:p>
          </table:table-cell>
          <table:table-cell office:value-type="float" office:value="764.6594989858" calcext:value-type="float">
            <text:p>764.6594989858</text:p>
          </table:table-cell>
        </table:table-row>
        <table:table-row table:style-name="ro1">
          <table:table-cell office:value-type="string" calcext:value-type="string">
            <text:p>01/12/2013</text:p>
          </table:table-cell>
          <table:table-cell office:value-type="float" office:value="1807.78" calcext:value-type="float">
            <text:p>1807.78</text:p>
          </table:table-cell>
          <table:table-cell office:value-type="float" office:value="34.99" calcext:value-type="float">
            <text:p>34.99</text:p>
          </table:table-cell>
          <table:table-cell office:value-type="float" office:value="1.9355231278" calcext:value-type="float">
            <text:p>1.9355231278</text:p>
          </table:table-cell>
          <table:table-cell office:value-type="float" office:value="0.0152258056" calcext:value-type="float">
            <text:p>0.0152258056</text:p>
          </table:table-cell>
          <table:table-cell office:value-type="float" office:value="224203.835849611" calcext:value-type="float">
            <text:p>224203.835849611</text:p>
          </table:table-cell>
          <table:table-cell office:value-type="float" office:value="2.9" calcext:value-type="float">
            <text:p>2.9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1.0079992483" calcext:value-type="float">
            <text:p>1.0079992483</text:p>
          </table:table-cell>
          <table:table-cell office:value-type="float" office:value="-0.0128833333" calcext:value-type="float">
            <text:p>-0.0128833333</text:p>
          </table:table-cell>
          <table:table-cell office:value-type="float" office:value="754.8081357739" calcext:value-type="float">
            <text:p>754.8081357739</text:p>
          </table:table-cell>
        </table:table-row>
        <table:table-row table:style-name="ro1">
          <table:table-cell office:value-type="string" calcext:value-type="string">
            <text:p>01/01/2014</text:p>
          </table:table-cell>
          <table:table-cell office:value-type="float" office:value="1822.36" calcext:value-type="float">
            <text:p>1822.36</text:p>
          </table:table-cell>
          <table:table-cell office:value-type="float" office:value="35.4" calcext:value-type="float">
            <text:p>35.4</text:p>
          </table:table-cell>
          <table:table-cell office:value-type="float" office:value="1.9425360522" calcext:value-type="float">
            <text:p>1.9425360522</text:p>
          </table:table-cell>
          <table:table-cell office:value-type="float" office:value="0.0096971301" calcext:value-type="float">
            <text:p>0.0096971301</text:p>
          </table:table-cell>
          <table:table-cell office:value-type="float" office:value="226377.969605536" calcext:value-type="float">
            <text:p>226377.969605536</text:p>
          </table:table-cell>
          <table:table-cell office:value-type="float" office:value="2.86" calcext:value-type="float">
            <text:p>2.86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114264458" calcext:value-type="float">
            <text:p>1.0114264458</text:p>
          </table:table-cell>
          <table:table-cell office:value-type="float" office:value="0.0057833333" calcext:value-type="float">
            <text:p>0.0057833333</text:p>
          </table:table-cell>
          <table:table-cell office:value-type="float" office:value="759.1734428258" calcext:value-type="float">
            <text:p>759.1734428258</text:p>
          </table:table-cell>
        </table:table-row>
        <table:table-row table:style-name="ro1">
          <table:table-cell office:value-type="string" calcext:value-type="string">
            <text:p>01/02/2014</text:p>
          </table:table-cell>
          <table:table-cell office:value-type="float" office:value="1817.04" calcext:value-type="float">
            <text:p>1817.04</text:p>
          </table:table-cell>
          <table:table-cell office:value-type="float" office:value="35.82" calcext:value-type="float">
            <text:p>35.82</text:p>
          </table:table-cell>
          <table:table-cell office:value-type="float" office:value="1.9713380003" calcext:value-type="float">
            <text:p>1.9713380003</text:p>
          </table:table-cell>
          <table:table-cell office:value-type="float" office:value="-0.001281458" calcext:value-type="float">
            <text:p>-0.001281458</text:p>
          </table:table-cell>
          <table:table-cell office:value-type="float" office:value="226087.875748231" calcext:value-type="float">
            <text:p>226087.875748231</text:p>
          </table:table-cell>
          <table:table-cell office:value-type="float" office:value="2.71" calcext:value-type="float">
            <text:p>2.71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.0243221329" calcext:value-type="float">
            <text:p>1.0243221329</text:p>
          </table:table-cell>
          <table:table-cell office:value-type="float" office:value="0.0150083333" calcext:value-type="float">
            <text:p>0.0150083333</text:p>
          </table:table-cell>
          <table:table-cell office:value-type="float" office:value="770.5673709135" calcext:value-type="float">
            <text:p>770.5673709135</text:p>
          </table:table-cell>
        </table:table-row>
        <table:table-row table:style-name="ro1">
          <table:table-cell office:value-type="string" calcext:value-type="string">
            <text:p>01/03/2014</text:p>
          </table:table-cell>
          <table:table-cell office:value-type="float" office:value="1863.52" calcext:value-type="float">
            <text:p>1863.52</text:p>
          </table:table-cell>
          <table:table-cell office:value-type="float" office:value="36.23" calcext:value-type="float">
            <text:p>36.23</text:p>
          </table:table-cell>
          <table:table-cell office:value-type="float" office:value="1.9441701726" calcext:value-type="float">
            <text:p>1.9441701726</text:p>
          </table:table-cell>
          <table:table-cell office:value-type="float" office:value="0.0272416494" calcext:value-type="float">
            <text:p>0.0272416494</text:p>
          </table:table-cell>
          <table:table-cell office:value-type="float" office:value="232246.882398043" calcext:value-type="float">
            <text:p>232246.882398043</text:p>
          </table:table-cell>
          <table:table-cell office:value-type="float" office:value="2.72" calcext:value-type="float">
            <text:p>2.72</text:p>
          </table:table-cell>
          <table:table-cell office:value-type="float" office:value="-0.00085" calcext:value-type="float">
            <text:p>-0.00085</text:p>
          </table:table-cell>
          <table:table-cell office:value-type="float" office:value="1.0234514591" calcext:value-type="float">
            <text:p>1.0234514591</text:p>
          </table:table-cell>
          <table:table-cell office:value-type="float" office:value="0.0014166667" calcext:value-type="float">
            <text:p>0.0014166667</text:p>
          </table:table-cell>
          <table:table-cell office:value-type="float" office:value="771.6590080223" calcext:value-type="float">
            <text:p>771.6590080223</text:p>
          </table:table-cell>
        </table:table-row>
        <table:table-row table:style-name="ro1">
          <table:table-cell office:value-type="string" calcext:value-type="string">
            <text:p>01/04/2014</text:p>
          </table:table-cell>
          <table:table-cell office:value-type="float" office:value="1864.26" calcext:value-type="float">
            <text:p>1864.26</text:p>
          </table:table-cell>
          <table:table-cell office:value-type="float" office:value="36.61" calcext:value-type="float">
            <text:p>36.61</text:p>
          </table:table-cell>
          <table:table-cell office:value-type="float" office:value="1.9637818759" calcext:value-type="float">
            <text:p>1.9637818759</text:p>
          </table:table-cell>
          <table:table-cell office:value-type="float" office:value="0.0020343818" calcext:value-type="float">
            <text:p>0.0020343818</text:p>
          </table:table-cell>
          <table:table-cell office:value-type="float" office:value="232719.36122112" calcext:value-type="float">
            <text:p>232719.36122112</text:p>
          </table:table-cell>
          <table:table-cell office:value-type="float" office:value="2.71" calcext:value-type="float">
            <text:p>2.71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.0243213929" calcext:value-type="float">
            <text:p>1.0243213929</text:p>
          </table:table-cell>
          <table:table-cell office:value-type="float" office:value="0.0031083333" calcext:value-type="float">
            <text:p>0.0031083333</text:p>
          </table:table-cell>
          <table:table-cell office:value-type="float" office:value="774.0575814389" calcext:value-type="float">
            <text:p>774.0575814389</text:p>
          </table:table-cell>
        </table:table-row>
        <table:table-row table:style-name="ro1">
          <table:table-cell office:value-type="string" calcext:value-type="string">
            <text:p>01/05/2014</text:p>
          </table:table-cell>
          <table:table-cell office:value-type="float" office:value="1889.77" calcext:value-type="float">
            <text:p>1889.77</text:p>
          </table:table-cell>
          <table:table-cell office:value-type="float" office:value="37" calcext:value-type="float">
            <text:p>37</text:p>
          </table:table-cell>
          <table:table-cell office:value-type="float" office:value="1.9579102219" calcext:value-type="float">
            <text:p>1.9579102219</text:p>
          </table:table-cell>
          <table:table-cell office:value-type="float" office:value="0.0153374827" calcext:value-type="float">
            <text:p>0.0153374827</text:p>
          </table:table-cell>
          <table:table-cell office:value-type="float" office:value="236288.690404951" calcext:value-type="float">
            <text:p>236288.690404951</text:p>
          </table:table-cell>
          <table:table-cell office:value-type="float" office:value="2.56" calcext:value-type="float">
            <text:p>2.56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.0373814906" calcext:value-type="float">
            <text:p>1.0373814906</text:p>
          </table:table-cell>
          <table:table-cell office:value-type="float" office:value="0.0148833333" calcext:value-type="float">
            <text:p>0.0148833333</text:p>
          </table:table-cell>
          <table:table-cell office:value-type="float" office:value="785.5781384427" calcext:value-type="float">
            <text:p>785.5781384427</text:p>
          </table:table-cell>
        </table:table-row>
        <table:table-row table:style-name="ro1">
          <table:table-cell office:value-type="string" calcext:value-type="string">
            <text:p>01/06/2014</text:p>
          </table:table-cell>
          <table:table-cell office:value-type="float" office:value="1947.09" calcext:value-type="float">
            <text:p>1947.09</text:p>
          </table:table-cell>
          <table:table-cell office:value-type="float" office:value="37.38" calcext:value-type="float">
            <text:p>37.38</text:p>
          </table:table-cell>
          <table:table-cell office:value-type="float" office:value="1.9197879913" calcext:value-type="float">
            <text:p>1.9197879913</text:p>
          </table:table-cell>
          <table:table-cell office:value-type="float" office:value="0.0319800822" calcext:value-type="float">
            <text:p>0.0319800822</text:p>
          </table:table-cell>
          <table:table-cell office:value-type="float" office:value="243845.222154647" calcext:value-type="float">
            <text:p>243845.222154647</text:p>
          </table:table-cell>
          <table:table-cell office:value-type="float" office:value="2.6" calcext:value-type="float">
            <text:p>2.6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.0338543936" calcext:value-type="float">
            <text:p>1.0338543936</text:p>
          </table:table-cell>
          <table:table-cell office:value-type="float" office:value="-0.0012333333" calcext:value-type="float">
            <text:p>-0.0012333333</text:p>
          </table:table-cell>
          <table:table-cell office:value-type="float" office:value="784.6092587386" calcext:value-type="float">
            <text:p>784.6092587386</text:p>
          </table:table-cell>
        </table:table-row>
        <table:table-row table:style-name="ro1">
          <table:table-cell office:value-type="string" calcext:value-type="string">
            <text:p>01/07/2014</text:p>
          </table:table-cell>
          <table:table-cell office:value-type="float" office:value="1973.1" calcext:value-type="float">
            <text:p>1973.1</text:p>
          </table:table-cell>
          <table:table-cell office:value-type="float" office:value="37.75" calcext:value-type="float">
            <text:p>37.75</text:p>
          </table:table-cell>
          <table:table-cell office:value-type="float" office:value="1.9132329836" calcext:value-type="float">
            <text:p>1.9132329836</text:p>
          </table:table-cell>
          <table:table-cell office:value-type="float" office:value="0.0149740553" calcext:value-type="float">
            <text:p>0.0149740553</text:p>
          </table:table-cell>
          <table:table-cell office:value-type="float" office:value="247496.573995739" calcext:value-type="float">
            <text:p>247496.573995739</text:p>
          </table:table-cell>
          <table:table-cell office:value-type="float" office:value="2.54" calcext:value-type="float">
            <text:p>2.54</text:p>
          </table:table-cell>
          <table:table-cell office:value-type="float" office:value="0.0051" calcext:value-type="float">
            <text:p>0.0051</text:p>
          </table:table-cell>
          <table:table-cell office:value-type="float" office:value="1.039127051" calcext:value-type="float">
            <text:p>1.039127051</text:p>
          </table:table-cell>
          <table:table-cell office:value-type="float" office:value="0.0072166667" calcext:value-type="float">
            <text:p>0.0072166667</text:p>
          </table:table-cell>
          <table:table-cell office:value-type="float" office:value="790.2715222225" calcext:value-type="float">
            <text:p>790.2715222225</text:p>
          </table:table-cell>
        </table:table-row>
        <table:table-row table:style-name="ro1">
          <table:table-cell office:value-type="string" calcext:value-type="string">
            <text:p>01/08/2014</text:p>
          </table:table-cell>
          <table:table-cell office:value-type="float" office:value="1961.53" calcext:value-type="float">
            <text:p>1961.53</text:p>
          </table:table-cell>
          <table:table-cell office:value-type="float" office:value="38.12" calcext:value-type="float">
            <text:p>38.12</text:p>
          </table:table-cell>
          <table:table-cell office:value-type="float" office:value="1.9433809322" calcext:value-type="float">
            <text:p>1.9433809322</text:p>
          </table:table-cell>
          <table:table-cell office:value-type="float" office:value="-0.0042538814" calcext:value-type="float">
            <text:p>-0.0042538814</text:p>
          </table:table-cell>
          <table:table-cell office:value-type="float" office:value="246443.752930205" calcext:value-type="float">
            <text:p>246443.752930205</text:p>
          </table:table-cell>
          <table:table-cell office:value-type="float" office:value="2.42" calcext:value-type="float">
            <text:p>2.42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0497261469" calcext:value-type="float">
            <text:p>1.0497261469</text:p>
          </table:table-cell>
          <table:table-cell office:value-type="float" office:value="0.0122166667" calcext:value-type="float">
            <text:p>0.0122166667</text:p>
          </table:table-cell>
          <table:table-cell office:value-type="float" office:value="799.9260059856" calcext:value-type="float">
            <text:p>799.9260059856</text:p>
          </table:table-cell>
        </table:table-row>
        <table:table-row table:style-name="ro1">
          <table:table-cell office:value-type="string" calcext:value-type="string">
            <text:p>01/09/2014</text:p>
          </table:table-cell>
          <table:table-cell office:value-type="float" office:value="1993.23" calcext:value-type="float">
            <text:p>1993.23</text:p>
          </table:table-cell>
          <table:table-cell office:value-type="float" office:value="38.49" calcext:value-type="float">
            <text:p>38.49</text:p>
          </table:table-cell>
          <table:table-cell office:value-type="float" office:value="1.9310365588" calcext:value-type="float">
            <text:p>1.9310365588</text:p>
          </table:table-cell>
          <table:table-cell office:value-type="float" office:value="0.0177960572" calcext:value-type="float">
            <text:p>0.0177960572</text:p>
          </table:table-cell>
          <table:table-cell office:value-type="float" office:value="250829.480043943" calcext:value-type="float">
            <text:p>250829.480043943</text:p>
          </table:table-cell>
          <table:table-cell office:value-type="float" office:value="2.53" calcext:value-type="float">
            <text:p>2.53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1.0399112074" calcext:value-type="float">
            <text:p>1.0399112074</text:p>
          </table:table-cell>
          <table:table-cell office:value-type="float" office:value="-0.0072416667" calcext:value-type="float">
            <text:p>-0.0072416667</text:p>
          </table:table-cell>
          <table:table-cell office:value-type="float" office:value="794.1332084923" calcext:value-type="float">
            <text:p>794.1332084923</text:p>
          </table:table-cell>
        </table:table-row>
        <table:table-row table:style-name="ro1">
          <table:table-cell office:value-type="string" calcext:value-type="string">
            <text:p>01/10/2014</text:p>
          </table:table-cell>
          <table:table-cell office:value-type="float" office:value="1937.27" calcext:value-type="float">
            <text:p>1937.27</text:p>
          </table:table-cell>
          <table:table-cell office:value-type="float" office:value="38.81" calcext:value-type="float">
            <text:p>38.81</text:p>
          </table:table-cell>
          <table:table-cell office:value-type="float" office:value="2.0033345894" calcext:value-type="float">
            <text:p>2.0033345894</text:p>
          </table:table-cell>
          <table:table-cell office:value-type="float" office:value="-0.0264525976" calcext:value-type="float">
            <text:p>-0.0264525976</text:p>
          </table:table-cell>
          <table:table-cell office:value-type="float" office:value="244194.388742519" calcext:value-type="float">
            <text:p>244194.388742519</text:p>
          </table:table-cell>
          <table:table-cell office:value-type="float" office:value="2.3" calcext:value-type="float">
            <text:p>2.3</text:p>
          </table:table-cell>
          <table:table-cell office:value-type="float" office:value="0.01955" calcext:value-type="float">
            <text:p>0.01955</text:p>
          </table:table-cell>
          <table:table-cell office:value-type="float" office:value="1.0602414715" calcext:value-type="float">
            <text:p>1.0602414715</text:p>
          </table:table-cell>
          <table:table-cell office:value-type="float" office:value="0.0214666667" calcext:value-type="float">
            <text:p>0.0214666667</text:p>
          </table:table-cell>
          <table:table-cell office:value-type="float" office:value="811.1806013679" calcext:value-type="float">
            <text:p>811.1806013679</text:p>
          </table:table-cell>
        </table:table-row>
        <table:table-row table:style-name="ro1">
          <table:table-cell office:value-type="string" calcext:value-type="string">
            <text:p>01/11/2014</text:p>
          </table:table-cell>
          <table:table-cell office:value-type="float" office:value="2044.57" calcext:value-type="float">
            <text:p>2044.57</text:p>
          </table:table-cell>
          <table:table-cell office:value-type="float" office:value="39.12" calcext:value-type="float">
            <text:p>39.12</text:p>
          </table:table-cell>
          <table:table-cell office:value-type="float" office:value="1.9133607556" calcext:value-type="float">
            <text:p>1.9133607556</text:p>
          </table:table-cell>
          <table:table-cell office:value-type="float" office:value="0.057070144" calcext:value-type="float">
            <text:p>0.057070144</text:p>
          </table:table-cell>
          <table:table-cell office:value-type="float" office:value="258130.597660815" calcext:value-type="float">
            <text:p>258130.597660815</text:p>
          </table:table-cell>
          <table:table-cell office:value-type="float" office:value="2.33" calcext:value-type="float">
            <text:p>2.33</text:p>
          </table:table-cell>
          <table:table-cell office:value-type="float" office:value="-0.00255" calcext:value-type="float">
            <text:p>-0.00255</text:p>
          </table:table-cell>
          <table:table-cell office:value-type="float" office:value="1.0575378558" calcext:value-type="float">
            <text:p>1.0575378558</text:p>
          </table:table-cell>
          <table:table-cell office:value-type="float" office:value="-0.0006083333" calcext:value-type="float">
            <text:p>-0.0006083333</text:p>
          </table:table-cell>
          <table:table-cell office:value-type="float" office:value="810.6871331688" calcext:value-type="float">
            <text:p>810.6871331688</text:p>
          </table:table-cell>
        </table:table-row>
        <table:table-row table:style-name="ro1">
          <table:table-cell office:value-type="string" calcext:value-type="string">
            <text:p>01/12/2014</text:p>
          </table:table-cell>
          <table:table-cell office:value-type="float" office:value="2054.27" calcext:value-type="float">
            <text:p>2054.27</text:p>
          </table:table-cell>
          <table:table-cell office:value-type="float" office:value="39.44" calcext:value-type="float">
            <text:p>39.44</text:p>
          </table:table-cell>
          <table:table-cell office:value-type="float" office:value="1.9199034207" calcext:value-type="float">
            <text:p>1.9199034207</text:p>
          </table:table-cell>
          <table:table-cell office:value-type="float" office:value="0.0063517838" calcext:value-type="float">
            <text:p>0.0063517838</text:p>
          </table:table-cell>
          <table:table-cell office:value-type="float" office:value="259770.187417237" calcext:value-type="float">
            <text:p>259770.187417237</text:p>
          </table:table-cell>
          <table:table-cell office:value-type="float" office:value="2.21" calcext:value-type="float">
            <text:p>2.21</text:p>
          </table:table-cell>
          <table:table-cell office:value-type="float" office:value="0.0102" calcext:value-type="float">
            <text:p>0.0102</text:p>
          </table:table-cell>
          <table:table-cell office:value-type="float" office:value="1.0683247419" calcext:value-type="float">
            <text:p>1.0683247419</text:p>
          </table:table-cell>
          <table:table-cell office:value-type="float" office:value="0.0120416667" calcext:value-type="float">
            <text:p>0.0120416667</text:p>
          </table:table-cell>
          <table:table-cell office:value-type="float" office:value="820.4491573973" calcext:value-type="float">
            <text:p>820.4491573973</text:p>
          </table:table-cell>
        </table:table-row>
        <table:table-row table:style-name="ro1">
          <table:table-cell office:value-type="string" calcext:value-type="string">
            <text:p>01/01/2015</text:p>
          </table:table-cell>
          <table:table-cell office:value-type="float" office:value="2028.18" calcext:value-type="float">
            <text:p>2028.18</text:p>
          </table:table-cell>
          <table:table-cell office:value-type="float" office:value="39.9" calcext:value-type="float">
            <text:p>39.9</text:p>
          </table:table-cell>
          <table:table-cell office:value-type="float" office:value="1.9672810106" calcext:value-type="float">
            <text:p>1.9672810106</text:p>
          </table:table-cell>
          <table:table-cell office:value-type="float" office:value="-0.0110819307" calcext:value-type="float">
            <text:p>-0.0110819307</text:p>
          </table:table-cell>
          <table:table-cell office:value-type="float" office:value="256891.432202519" calcext:value-type="float">
            <text:p>256891.432202519</text:p>
          </table:table-cell>
          <table:table-cell office:value-type="float" office:value="1.88" calcext:value-type="float">
            <text:p>1.88</text:p>
          </table:table-cell>
          <table:table-cell office:value-type="float" office:value="0.02805" calcext:value-type="float">
            <text:p>0.02805</text:p>
          </table:table-cell>
          <table:table-cell office:value-type="float" office:value="1.0982912509" calcext:value-type="float">
            <text:p>1.0982912509</text:p>
          </table:table-cell>
          <table:table-cell office:value-type="float" office:value="0.0296166667" calcext:value-type="float">
            <text:p>0.0296166667</text:p>
          </table:table-cell>
          <table:table-cell office:value-type="float" office:value="844.7481266089" calcext:value-type="float">
            <text:p>844.7481266089</text:p>
          </table:table-cell>
        </table:table-row>
        <table:table-row table:style-name="ro1">
          <table:table-cell office:value-type="string" calcext:value-type="string">
            <text:p>01/02/2015</text:p>
          </table:table-cell>
          <table:table-cell office:value-type="float" office:value="2082.2" calcext:value-type="float">
            <text:p>2082.2</text:p>
          </table:table-cell>
          <table:table-cell office:value-type="float" office:value="40.35" calcext:value-type="float">
            <text:p>40.35</text:p>
          </table:table-cell>
          <table:table-cell office:value-type="float" office:value="1.9378541927" calcext:value-type="float">
            <text:p>1.9378541927</text:p>
          </table:table-cell>
          <table:table-cell office:value-type="float" office:value="0.0282927441" calcext:value-type="float">
            <text:p>0.0282927441</text:p>
          </table:table-cell>
          <table:table-cell office:value-type="float" office:value="264159.595761519" calcext:value-type="float">
            <text:p>264159.595761519</text:p>
          </table:table-cell>
          <table:table-cell office:value-type="float" office:value="1.98" calcext:value-type="float">
            <text:p>1.98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1.0889557753" calcext:value-type="float">
            <text:p>1.0889557753</text:p>
          </table:table-cell>
          <table:table-cell office:value-type="float" office:value="-0.00685" calcext:value-type="float">
            <text:p>-0.00685</text:p>
          </table:table-cell>
          <table:table-cell office:value-type="float" office:value="838.9616019417" calcext:value-type="float">
            <text:p>838.9616019417</text:p>
          </table:table-cell>
        </table:table-row>
        <table:table-row table:style-name="ro1">
          <table:table-cell office:value-type="string" calcext:value-type="string">
            <text:p>01/03/2015</text:p>
          </table:table-cell>
          <table:table-cell office:value-type="float" office:value="2079.99" calcext:value-type="float">
            <text:p>2079.99</text:p>
          </table:table-cell>
          <table:table-cell office:value-type="float" office:value="40.81" calcext:value-type="float">
            <text:p>40.81</text:p>
          </table:table-cell>
          <table:table-cell office:value-type="float" office:value="1.9620286636" calcext:value-type="float">
            <text:p>1.9620286636</text:p>
          </table:table-cell>
          <table:table-cell office:value-type="float" office:value="0.0005719111" calcext:value-type="float">
            <text:p>0.0005719111</text:p>
          </table:table-cell>
          <table:table-cell office:value-type="float" office:value="264310.671571697" calcext:value-type="float">
            <text:p>264310.671571697</text:p>
          </table:table-cell>
          <table:table-cell office:value-type="float" office:value="2.04" calcext:value-type="float">
            <text:p>2.04</text:p>
          </table:table-cell>
          <table:table-cell office:value-type="float" office:value="-0.0051" calcext:value-type="float">
            <text:p>-0.0051</text:p>
          </table:table-cell>
          <table:table-cell office:value-type="float" office:value="1.0834021008" calcext:value-type="float">
            <text:p>1.0834021008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836.1091324951" calcext:value-type="float">
            <text:p>836.1091324951</text:p>
          </table:table-cell>
        </table:table-row>
        <table:table-row table:style-name="ro1">
          <table:table-cell office:value-type="string" calcext:value-type="string">
            <text:p>01/04/2015</text:p>
          </table:table-cell>
          <table:table-cell office:value-type="float" office:value="2094.86" calcext:value-type="float">
            <text:p>2094.86</text:p>
          </table:table-cell>
          <table:table-cell office:value-type="float" office:value="41.12" calcext:value-type="float">
            <text:p>41.12</text:p>
          </table:table-cell>
          <table:table-cell office:value-type="float" office:value="1.9628996687" calcext:value-type="float">
            <text:p>1.9628996687</text:p>
          </table:table-cell>
          <table:table-cell office:value-type="float" office:value="0.0087965166" calcext:value-type="float">
            <text:p>0.0087965166</text:p>
          </table:table-cell>
          <table:table-cell office:value-type="float" office:value="266635.684794929" calcext:value-type="float">
            <text:p>266635.684794929</text:p>
          </table:table-cell>
          <table:table-cell office:value-type="float" office:value="1.94" calcext:value-type="float">
            <text:p>1.94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0926110187" calcext:value-type="float">
            <text:p>1.0926110187</text:p>
          </table:table-cell>
          <table:table-cell office:value-type="float" office:value="0.0101166667" calcext:value-type="float">
            <text:p>0.0101166667</text:p>
          </table:table-cell>
          <table:table-cell office:value-type="float" office:value="844.5677698855" calcext:value-type="float">
            <text:p>844.5677698855</text:p>
          </table:table-cell>
        </table:table-row>
        <table:table-row table:style-name="ro1">
          <table:table-cell office:value-type="string" calcext:value-type="string">
            <text:p>01/05/2015</text:p>
          </table:table-cell>
          <table:table-cell office:value-type="float" office:value="2111.94" calcext:value-type="float">
            <text:p>2111.94</text:p>
          </table:table-cell>
          <table:table-cell office:value-type="float" office:value="41.43" calcext:value-type="float">
            <text:p>41.43</text:p>
          </table:table-cell>
          <table:table-cell office:value-type="float" office:value="1.9617034575" calcext:value-type="float">
            <text:p>1.9617034575</text:p>
          </table:table-cell>
          <table:table-cell office:value-type="float" office:value="0.009801371" calcext:value-type="float">
            <text:p>0.009801371</text:p>
          </table:table-cell>
          <table:table-cell office:value-type="float" office:value="269249.080056689" calcext:value-type="float">
            <text:p>269249.080056689</text:p>
          </table:table-cell>
          <table:table-cell office:value-type="float" office:value="2.2" calcext:value-type="float">
            <text:p>2.2</text:p>
          </table:table-cell>
          <table:table-cell office:value-type="float" office:value="-0.0221" calcext:value-type="float">
            <text:p>-0.0221</text:p>
          </table:table-cell>
          <table:table-cell office:value-type="float" office:value="1.0684643152" calcext:value-type="float">
            <text:p>1.0684643152</text:p>
          </table:table-cell>
          <table:table-cell office:value-type="float" office:value="-0.0202666667" calcext:value-type="float">
            <text:p>-0.0202666667</text:p>
          </table:table-cell>
          <table:table-cell office:value-type="float" office:value="827.4511964158" calcext:value-type="float">
            <text:p>827.4511964158</text:p>
          </table:table-cell>
        </table:table-row>
        <table:table-row table:style-name="ro1">
          <table:table-cell office:value-type="string" calcext:value-type="string">
            <text:p>01/06/2015</text:p>
          </table:table-cell>
          <table:table-cell office:value-type="float" office:value="2099.29" calcext:value-type="float">
            <text:p>2099.29</text:p>
          </table:table-cell>
          <table:table-cell office:value-type="float" office:value="41.74" calcext:value-type="float">
            <text:p>41.74</text:p>
          </table:table-cell>
          <table:table-cell office:value-type="float" office:value="1.9882912794" calcext:value-type="float">
            <text:p>1.9882912794</text:p>
          </table:table-cell>
          <table:table-cell office:value-type="float" office:value="-0.0043427686" calcext:value-type="float">
            <text:p>-0.0043427686</text:p>
          </table:table-cell>
          <table:table-cell office:value-type="float" office:value="268079.793612668" calcext:value-type="float">
            <text:p>268079.793612668</text:p>
          </table:table-cell>
          <table:table-cell office:value-type="float" office:value="2.36" calcext:value-type="float">
            <text:p>2.36</text:p>
          </table:table-cell>
          <table:table-cell office:value-type="float" office:value="-0.0136" calcext:value-type="float">
            <text:p>-0.0136</text:p>
          </table:table-cell>
          <table:table-cell office:value-type="float" office:value="1.0539332005" calcext:value-type="float">
            <text:p>1.0539332005</text:p>
          </table:table-cell>
          <table:table-cell office:value-type="float" office:value="-0.0116333333" calcext:value-type="float">
            <text:p>-0.0116333333</text:p>
          </table:table-cell>
          <table:table-cell office:value-type="float" office:value="817.8251808308" calcext:value-type="float">
            <text:p>817.8251808308</text:p>
          </table:table-cell>
        </table:table-row>
        <table:table-row table:style-name="ro1">
          <table:table-cell office:value-type="string" calcext:value-type="string">
            <text:p>01/07/2015</text:p>
          </table:table-cell>
          <table:table-cell office:value-type="float" office:value="2094.14" calcext:value-type="float">
            <text:p>2094.14</text:p>
          </table:table-cell>
          <table:table-cell office:value-type="float" office:value="42" calcext:value-type="float">
            <text:p>42</text:p>
          </table:table-cell>
          <table:table-cell office:value-type="float" office:value="2.0055965695" calcext:value-type="float">
            <text:p>2.0055965695</text:p>
          </table:table-cell>
          <table:table-cell office:value-type="float" office:value="-0.0007861123" calcext:value-type="float">
            <text:p>-0.0007861123</text:p>
          </table:table-cell>
          <table:table-cell office:value-type="float" office:value="267869.052778352" calcext:value-type="float">
            <text:p>267869.052778352</text:p>
          </table:table-cell>
          <table:table-cell office:value-type="float" office:value="2.32" calcext:value-type="float">
            <text:p>2.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1.0575165734" calcext:value-type="float">
            <text:p>1.0575165734</text:p>
          </table:table-cell>
          <table:table-cell office:value-type="float" office:value="0.0053333333" calcext:value-type="float">
            <text:p>0.0053333333</text:p>
          </table:table-cell>
          <table:table-cell office:value-type="float" office:value="822.1869151286" calcext:value-type="float">
            <text:p>822.1869151286</text:p>
          </table:table-cell>
        </table:table-row>
        <table:table-row table:style-name="ro1">
          <table:table-cell office:value-type="string" calcext:value-type="string">
            <text:p>01/08/2015</text:p>
          </table:table-cell>
          <table:table-cell office:value-type="float" office:value="2039.87" calcext:value-type="float">
            <text:p>2039.87</text:p>
          </table:table-cell>
          <table:table-cell office:value-type="float" office:value="42.25" calcext:value-type="float">
            <text:p>42.25</text:p>
          </table:table-cell>
          <table:table-cell office:value-type="float" office:value="2.0712104203" calcext:value-type="float">
            <text:p>2.0712104203</text:p>
          </table:table-cell>
          <table:table-cell office:value-type="float" office:value="-0.0242337613" calcext:value-type="float">
            <text:p>-0.0242337613</text:p>
          </table:table-cell>
          <table:table-cell office:value-type="float" office:value="261377.578093651" calcext:value-type="float">
            <text:p>261377.578093651</text:p>
          </table:table-cell>
          <table:table-cell office:value-type="float" office:value="2.17" calcext:value-type="float">
            <text:p>2.17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.0709999097" calcext:value-type="float">
            <text:p>1.0709999097</text:p>
          </table:table-cell>
          <table:table-cell office:value-type="float" office:value="0.0145583333" calcext:value-type="float">
            <text:p>0.0145583333</text:p>
          </table:table-cell>
          <table:table-cell office:value-type="float" office:value="834.1565863013" calcext:value-type="float">
            <text:p>834.1565863013</text:p>
          </table:table-cell>
        </table:table-row>
        <table:table-row table:style-name="ro1">
          <table:table-cell office:value-type="string" calcext:value-type="string">
            <text:p>01/09/2015</text:p>
          </table:table-cell>
          <table:table-cell office:value-type="float" office:value="1944.41" calcext:value-type="float">
            <text:p>1944.41</text:p>
          </table:table-cell>
          <table:table-cell office:value-type="float" office:value="42.51" calcext:value-type="float">
            <text:p>42.51</text:p>
          </table:table-cell>
          <table:table-cell office:value-type="float" office:value="2.1862672996" calcext:value-type="float">
            <text:p>2.1862672996</text:p>
          </table:table-cell>
          <table:table-cell office:value-type="float" office:value="-0.0450604695" calcext:value-type="float">
            <text:p>-0.0450604695</text:p>
          </table:table-cell>
          <table:table-cell office:value-type="float" office:value="249599.781697595" calcext:value-type="float">
            <text:p>249599.781697595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1.0709999097" calcext:value-type="float">
            <text:p>1.0709999097</text:p>
          </table:table-cell>
          <table:table-cell office:value-type="float" office:value="0.0018083333" calcext:value-type="float">
            <text:p>0.0018083333</text:p>
          </table:table-cell>
          <table:table-cell office:value-type="float" office:value="835.6650194616" calcext:value-type="float">
            <text:p>835.6650194616</text:p>
          </table:table-cell>
        </table:table-row>
        <table:table-row table:style-name="ro1">
          <table:table-cell office:value-type="string" calcext:value-type="string">
            <text:p>01/10/2015</text:p>
          </table:table-cell>
          <table:table-cell office:value-type="float" office:value="2024.81" calcext:value-type="float">
            <text:p>2024.81</text:p>
          </table:table-cell>
          <table:table-cell office:value-type="float" office:value="42.8" calcext:value-type="float">
            <text:p>42.8</text:p>
          </table:table-cell>
          <table:table-cell office:value-type="float" office:value="2.1137785768" calcext:value-type="float">
            <text:p>2.1137785768</text:p>
          </table:table-cell>
          <table:table-cell office:value-type="float" office:value="0.043183765" calcext:value-type="float">
            <text:p>0.043183765</text:p>
          </table:table-cell>
          <table:table-cell office:value-type="float" office:value="260378.440006875" calcext:value-type="float">
            <text:p>260378.440006875</text:p>
          </table:table-cell>
          <table:table-cell office:value-type="float" office:value="2.07" calcext:value-type="float">
            <text:p>2.07</text:p>
          </table:table-cell>
          <table:table-cell office:value-type="float" office:value="0.0085" calcext:value-type="float">
            <text:p>0.0085</text:p>
          </table:table-cell>
          <table:table-cell office:value-type="float" office:value="1.0801034089" calcext:value-type="float">
            <text:p>1.0801034089</text:p>
          </table:table-cell>
          <table:table-cell office:value-type="float" office:value="0.010225" calcext:value-type="float">
            <text:p>0.010225</text:p>
          </table:table-cell>
          <table:table-cell office:value-type="float" office:value="844.2096942856" calcext:value-type="float">
            <text:p>844.2096942856</text:p>
          </table:table-cell>
        </table:table-row>
        <table:table-row table:style-name="ro1">
          <table:table-cell office:value-type="string" calcext:value-type="string">
            <text:p>01/11/2015</text:p>
          </table:table-cell>
          <table:table-cell office:value-type="float" office:value="2080.62" calcext:value-type="float">
            <text:p>2080.62</text:p>
          </table:table-cell>
          <table:table-cell office:value-type="float" office:value="43.1" calcext:value-type="float">
            <text:p>43.1</text:p>
          </table:table-cell>
          <table:table-cell office:value-type="float" office:value="2.0714979189" calcext:value-type="float">
            <text:p>2.0714979189</text:p>
          </table:table-cell>
          <table:table-cell office:value-type="float" office:value="0.0293367718" calcext:value-type="float">
            <text:p>0.0293367718</text:p>
          </table:table-cell>
          <table:table-cell office:value-type="float" office:value="268017.102880493" calcext:value-type="float">
            <text:p>268017.102880493</text:p>
          </table:table-cell>
          <table:table-cell office:value-type="float" office:value="2.26" calcext:value-type="float">
            <text:p>2.26</text:p>
          </table:table-cell>
          <table:table-cell office:value-type="float" office:value="-0.01615" calcext:value-type="float">
            <text:p>-0.01615</text:p>
          </table:table-cell>
          <table:table-cell office:value-type="float" office:value="1.0626597389" calcext:value-type="float">
            <text:p>1.0626597389</text:p>
          </table:table-cell>
          <table:table-cell office:value-type="float" office:value="-0.0142666667" calcext:value-type="float">
            <text:p>-0.0142666667</text:p>
          </table:table-cell>
          <table:table-cell office:value-type="float" office:value="832.1656359804" calcext:value-type="float">
            <text:p>832.1656359804</text:p>
          </table:table-cell>
        </table:table-row>
        <table:table-row table:style-name="ro1">
          <table:table-cell office:value-type="string" calcext:value-type="string">
            <text:p>01/12/2015</text:p>
          </table:table-cell>
          <table:table-cell office:value-type="float" office:value="2054.08" calcext:value-type="float">
            <text:p>2054.08</text:p>
          </table:table-cell>
          <table:table-cell office:value-type="float" office:value="43.39" calcext:value-type="float">
            <text:p>43.39</text:p>
          </table:table-cell>
          <table:table-cell office:value-type="float" office:value="2.112381212" calcext:value-type="float">
            <text:p>2.112381212</text:p>
          </table:table-cell>
          <table:table-cell office:value-type="float" office:value="-0.0110179498" calcext:value-type="float">
            <text:p>-0.0110179498</text:p>
          </table:table-cell>
          <table:table-cell office:value-type="float" office:value="265064.103901367" calcext:value-type="float">
            <text:p>265064.103901367</text:p>
          </table:table-cell>
          <table:table-cell office:value-type="float" office:value="2.24" calcext:value-type="float">
            <text:p>2.24</text:p>
          </table:table-cell>
          <table:table-cell office:value-type="float" office:value="0.0017" calcext:value-type="float">
            <text:p>0.0017</text:p>
          </table:table-cell>
          <table:table-cell office:value-type="float" office:value="1.0644662604" calcext:value-type="float">
            <text:p>1.0644662604</text:p>
          </table:table-cell>
          <table:table-cell office:value-type="float" office:value="0.0035666667" calcext:value-type="float">
            <text:p>0.0035666667</text:p>
          </table:table-cell>
          <table:table-cell office:value-type="float" office:value="835.1336934154" calcext:value-type="float">
            <text:p>835.1336934154</text:p>
          </table:table-cell>
        </table:table-row>
        <table:table-row table:style-name="ro1">
          <table:table-cell office:value-type="string" calcext:value-type="string">
            <text:p>01/01/2016</text:p>
          </table:table-cell>
          <table:table-cell office:value-type="float" office:value="1918.6" calcext:value-type="float">
            <text:p>1918.6</text:p>
          </table:table-cell>
          <table:table-cell office:value-type="float" office:value="43.55" calcext:value-type="float">
            <text:p>43.55</text:p>
          </table:table-cell>
          <table:table-cell office:value-type="float" office:value="2.2698842906" calcext:value-type="float">
            <text:p>2.2698842906</text:p>
          </table:table-cell>
          <table:table-cell office:value-type="float" office:value="-0.0641895912" calcext:value-type="float">
            <text:p>-0.0641895912</text:p>
          </table:table-cell>
          <table:table-cell office:value-type="float" office:value="248049.747421955" calcext:value-type="float">
            <text:p>248049.747421955</text:p>
          </table:table-cell>
          <table:table-cell office:value-type="float" office:value="2.09" calcext:value-type="float">
            <text:p>2.09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.0780382052" calcext:value-type="float">
            <text:p>1.0780382052</text:p>
          </table:table-cell>
          <table:table-cell office:value-type="float" office:value="0.0144916667" calcext:value-type="float">
            <text:p>0.0144916667</text:p>
          </table:table-cell>
          <table:table-cell office:value-type="float" office:value="847.2361725225" calcext:value-type="float">
            <text:p>847.2361725225</text:p>
          </table:table-cell>
        </table:table-row>
        <table:table-row table:style-name="ro1">
          <table:table-cell office:value-type="string" calcext:value-type="string">
            <text:p>01/02/2016</text:p>
          </table:table-cell>
          <table:table-cell office:value-type="float" office:value="1904.42" calcext:value-type="float">
            <text:p>1904.42</text:p>
          </table:table-cell>
          <table:table-cell office:value-type="float" office:value="43.72" calcext:value-type="float">
            <text:p>43.72</text:p>
          </table:table-cell>
          <table:table-cell office:value-type="float" office:value="2.2957120803" calcext:value-type="float">
            <text:p>2.2957120803</text:p>
          </table:table-cell>
          <table:table-cell office:value-type="float" office:value="-0.0054919965" calcext:value-type="float">
            <text:p>-0.0054919965</text:p>
          </table:table-cell>
          <table:table-cell office:value-type="float" office:value="246687.459082518" calcext:value-type="float">
            <text:p>246687.459082518</text:p>
          </table:table-cell>
          <table:table-cell office:value-type="float" office:value="1.78" calcext:value-type="float">
            <text:p>1.78</text:p>
          </table:table-cell>
          <table:table-cell office:value-type="float" office:value="0.02635" calcext:value-type="float">
            <text:p>0.02635</text:p>
          </table:table-cell>
          <table:table-cell office:value-type="float" office:value="1.1064445119" calcext:value-type="float">
            <text:p>1.1064445119</text:p>
          </table:table-cell>
          <table:table-cell office:value-type="float" office:value="0.0278333333" calcext:value-type="float">
            <text:p>0.0278333333</text:p>
          </table:table-cell>
          <table:table-cell office:value-type="float" office:value="870.8175793244" calcext:value-type="float">
            <text:p>870.8175793244</text:p>
          </table:table-cell>
        </table:table-row>
        <table:table-row table:style-name="ro1">
          <table:table-cell office:value-type="string" calcext:value-type="string">
            <text:p>01/03/2016</text:p>
          </table:table-cell>
          <table:table-cell office:value-type="float" office:value="2021.95" calcext:value-type="float">
            <text:p>2021.95</text:p>
          </table:table-cell>
          <table:table-cell office:value-type="float" office:value="43.88" calcext:value-type="float">
            <text:p>43.88</text:p>
          </table:table-cell>
          <table:table-cell office:value-type="float" office:value="2.1701822498" calcext:value-type="float">
            <text:p>2.1701822498</text:p>
          </table:table-cell>
          <table:table-cell office:value-type="float" office:value="0.0636344224" calcext:value-type="float">
            <text:p>0.0636344224</text:p>
          </table:table-cell>
          <table:table-cell office:value-type="float" office:value="262385.273049332" calcext:value-type="float">
            <text:p>262385.273049332</text:p>
          </table:table-cell>
          <table:table-cell office:value-type="float" office:value="1.96" calcext:value-type="float">
            <text:p>1.96</text:p>
          </table:table-cell>
          <table:table-cell office:value-type="float" office:value="-0.0153" calcext:value-type="float">
            <text:p>-0.0153</text:p>
          </table:table-cell>
          <table:table-cell office:value-type="float" office:value="1.0895159109" calcext:value-type="float">
            <text:p>1.0895159109</text:p>
          </table:table-cell>
          <table:table-cell office:value-type="float" office:value="-0.0136666667" calcext:value-type="float">
            <text:p>-0.0136666667</text:p>
          </table:table-cell>
          <table:table-cell office:value-type="float" office:value="858.9164057403" calcext:value-type="float">
            <text:p>858.9164057403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2:03:04.777396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12:05:59.272657048</dc:date>
    <dc:creator>Rob </dc:creator>
    <meta:editing-duration>PT6M25S</meta:editing-duration>
    <meta:editing-cycles>3</meta:editing-cycles>
    <meta:generator>LibreOffice/4.4.3.2$Linux_x86 LibreOffice_project/40m0$Build-2</meta:generator>
    <meta:document-statistic meta:table-count="1" meta:cell-count="19181" meta:object-count="0"/>
  </office:meta>
</office:document-meta>
</file>